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P3" style:family="paragraph" style:parent-style-name="Header">
      <style:paragraph-properties fo:text-align="end" style:justify-single-word="false"/>
      <style:text-properties style:font-name="Algerian" fo:font-size="6pt" fo:language="id" fo:country="ID" style:font-size-asian="6pt" style:font-size-complex="6pt"/>
    </style:style>
    <style:style style:name="P4" style:family="paragraph" style:parent-style-name="Header">
      <style:text-properties fo:font-size="15pt" fo:language="id" fo:country="ID" fo:font-weight="bold" officeooo:rsid="09ddaa51" style:font-size-asian="15pt" style:font-weight-asian="bold" style:font-size-complex="15pt" style:font-weight-complex="bold"/>
    </style:style>
    <style:style style:name="P5" style:family="paragraph" style:parent-style-name="Footer">
      <style:text-properties fo:font-size="10pt" fo:language="id" fo:country="ID" style:font-size-asian="10pt" style:font-size-complex="10pt"/>
    </style:style>
    <style:style style:name="P6" style:family="paragraph" style:parent-style-name="Footer">
      <style:paragraph-properties fo:text-align="end" style:justify-single-word="false"/>
      <style:text-properties fo:font-size="10pt" fo:language="id" fo:country="ID" style:font-size-asian="10pt" style:font-size-complex="10pt"/>
    </style:style>
    <style:style style:name="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P8" style:family="paragraph" style:parent-style-name="Contents_20_1">
      <style:paragraph-properties>
        <style:tab-stops>
          <style:tab-stop style:position="5in" style:type="right" style:leader-style="dotted" style:leader-text="."/>
        </style:tab-stops>
      </style:paragraph-properties>
    </style:style>
    <style:style style:name="P9" style:family="paragraph" style:parent-style-name="Contents_20_2">
      <style:paragraph-properties>
        <style:tab-stops>
          <style:tab-stop style:position="4.8035in" style:type="right" style:leader-style="dotted" style:leader-text="."/>
        </style:tab-stops>
      </style:paragraph-properties>
    </style:style>
    <style:style style:name="P10" style:family="paragraph" style:parent-style-name="Footnote">
      <style:text-properties officeooo:rsid="0dcc4f2c" officeooo:paragraph-rsid="0dcc4f2c"/>
    </style:style>
    <style:style style:name="P11" style:family="paragraph" style:parent-style-name="Footnote">
      <style:text-properties officeooo:rsid="1190cdf5" officeooo:paragraph-rsid="1190cdf5"/>
    </style:style>
    <style:style style:name="P12" style:family="paragraph" style:parent-style-name="Footnote">
      <style:text-properties fo:language="id" fo:country="ID" officeooo:rsid="0d3e6267" officeooo:paragraph-rsid="0d3e6267"/>
    </style:style>
    <style:style style:name="P13" style:family="paragraph" style:parent-style-name="Footnote">
      <style:text-properties fo:language="id" fo:country="ID" officeooo:rsid="0f90274f" officeooo:paragraph-rsid="0f90274f"/>
    </style:style>
    <style:style style:name="P14" style:family="paragraph" style:parent-style-name="Footnote">
      <style:text-properties fo:language="id" fo:country="ID" officeooo:rsid="0fa5bea5" officeooo:paragraph-rsid="0fa5bea5"/>
    </style:style>
    <style:style style:name="P15" style:family="paragraph" style:parent-style-name="Footnote">
      <style:text-properties fo:language="id" fo:country="ID" officeooo:rsid="0fdf7b5d" officeooo:paragraph-rsid="0fdf7b5d"/>
    </style:style>
    <style:style style:name="P16" style:family="paragraph" style:parent-style-name="Footnote">
      <style:text-properties fo:language="id" fo:country="ID" officeooo:rsid="0fe6ea0f" officeooo:paragraph-rsid="0fe6ea0f"/>
    </style:style>
    <style:style style:name="P17" style:family="paragraph" style:parent-style-name="Footnote">
      <style:text-properties fo:language="id" fo:country="ID" officeooo:rsid="1004b4b8" officeooo:paragraph-rsid="1004b4b8"/>
    </style:style>
    <style:style style:name="P18" style:family="paragraph" style:parent-style-name="Footnote">
      <style:text-properties fo:language="id" fo:country="ID" officeooo:rsid="10f7a1e9" officeooo:paragraph-rsid="10f7a1e9"/>
    </style:style>
    <style:style style:name="P19" style:family="paragraph" style:parent-style-name="Footnote">
      <style:text-properties fo:language="id" fo:country="ID" officeooo:rsid="10f8454f" officeooo:paragraph-rsid="10f8454f"/>
    </style:style>
    <style:style style:name="P20" style:family="paragraph" style:parent-style-name="Footnote">
      <style:text-properties fo:language="id" fo:country="ID" officeooo:rsid="10fb92e7" officeooo:paragraph-rsid="10fb92e7"/>
    </style:style>
    <style:style style:name="P21" style:family="paragraph" style:parent-style-name="Footnote">
      <style:text-properties fo:language="id" fo:country="ID" officeooo:rsid="110e8c44" officeooo:paragraph-rsid="110e8c44"/>
    </style:style>
    <style:style style:name="P22" style:family="paragraph" style:parent-style-name="Footnote">
      <style:text-properties fo:language="id" fo:country="ID" officeooo:rsid="111056aa" officeooo:paragraph-rsid="111056aa"/>
    </style:style>
    <style:style style:name="P23" style:family="paragraph" style:parent-style-name="Footnote">
      <style:text-properties fo:language="id" fo:country="ID" officeooo:rsid="1111b509" officeooo:paragraph-rsid="1111b509"/>
    </style:style>
    <style:style style:name="P24" style:family="paragraph" style:parent-style-name="Footnote">
      <style:text-properties fo:language="id" fo:country="ID" officeooo:rsid="1116b097" officeooo:paragraph-rsid="1116b097"/>
    </style:style>
    <style:style style:name="P25" style:family="paragraph" style:parent-style-name="Footnote">
      <style:text-properties fo:language="id" fo:country="ID" officeooo:rsid="1172e3ae" officeooo:paragraph-rsid="1172e3ae"/>
    </style:style>
    <style:style style:name="P26" style:family="paragraph" style:parent-style-name="Footnote">
      <style:text-properties officeooo:rsid="115d4d18" officeooo:paragraph-rsid="115d4d18"/>
    </style:style>
    <style:style style:name="P27" style:family="paragraph" style:parent-style-name="Footnote">
      <style:text-properties officeooo:rsid="1021577e" officeooo:paragraph-rsid="1021577e"/>
    </style:style>
    <style:style style:name="P28" style:family="paragraph" style:parent-style-name="Footnote">
      <style:text-properties officeooo:rsid="10411b2a" officeooo:paragraph-rsid="10411b2a"/>
    </style:style>
    <style:style style:name="P29" style:family="paragraph" style:parent-style-name="Footnote">
      <style:text-properties officeooo:rsid="12a3ffb1" officeooo:paragraph-rsid="12a3ffb1"/>
    </style:style>
    <style:style style:name="P30" style:family="paragraph" style:parent-style-name="Footnote">
      <style:text-properties officeooo:rsid="12a58a50" officeooo:paragraph-rsid="12a58a50"/>
    </style:style>
    <style:style style:name="P31" style:family="paragraph" style:parent-style-name="Footnote">
      <style:text-properties officeooo:rsid="12a78dfb" officeooo:paragraph-rsid="12a78dfb"/>
    </style:style>
    <style:style style:name="P32" style:family="paragraph" style:parent-style-name="Footnote">
      <style:text-properties officeooo:rsid="113c5571" officeooo:paragraph-rsid="113c5571"/>
    </style:style>
    <style:style style:name="P33" style:family="paragraph" style:parent-style-name="Footnote">
      <style:text-properties officeooo:rsid="1147d2f1" officeooo:paragraph-rsid="1147d2f1"/>
    </style:style>
    <style:style style:name="P34" style:family="paragraph" style:parent-style-name="Footnote">
      <style:text-properties officeooo:rsid="127866b2" officeooo:paragraph-rsid="127866b2"/>
    </style:style>
    <style:style style:name="P35" style:family="paragraph" style:parent-style-name="Footnote">
      <style:text-properties officeooo:rsid="11cbb4ae" officeooo:paragraph-rsid="11cbb4ae"/>
    </style:style>
    <style:style style:name="P36" style:family="paragraph" style:parent-style-name="Footnote">
      <style:text-properties officeooo:rsid="1223d84d" officeooo:paragraph-rsid="1223d84d"/>
    </style:style>
    <style:style style:name="P37" style:family="paragraph" style:parent-style-name="Footnote">
      <style:text-properties officeooo:rsid="10ee06a8" officeooo:paragraph-rsid="10ee06a8"/>
    </style:style>
    <style:style style:name="P38" style:family="paragraph" style:parent-style-name="Footnote">
      <style:text-properties officeooo:rsid="12f6e7ee" officeooo:paragraph-rsid="12f6e7ee"/>
    </style:style>
    <style:style style:name="P39" style:family="paragraph" style:parent-style-name="Footnote">
      <style:text-properties officeooo:rsid="1104dade" officeooo:paragraph-rsid="1104dade"/>
    </style:style>
    <style:style style:name="P40" style:family="paragraph" style:parent-style-name="Footnote">
      <style:text-properties officeooo:rsid="119d0fb0" officeooo:paragraph-rsid="119d0fb0"/>
    </style:style>
    <style:style style:name="P41" style:family="paragraph" style:parent-style-name="Footnote">
      <style:text-properties officeooo:rsid="119d5278" officeooo:paragraph-rsid="119d5278"/>
    </style:style>
    <style:style style:name="P42" style:family="paragraph" style:parent-style-name="Footnote">
      <style:text-properties officeooo:rsid="119f0329" officeooo:paragraph-rsid="119f0329"/>
    </style:style>
    <style:style style:name="P43" style:family="paragraph" style:parent-style-name="Footnote">
      <style:text-properties officeooo:rsid="11a1206b" officeooo:paragraph-rsid="11a1206b"/>
    </style:style>
    <style:style style:name="P44" style:family="paragraph" style:parent-style-name="Footnote">
      <style:text-properties officeooo:rsid="11a16f8c" officeooo:paragraph-rsid="11a16f8c"/>
    </style:style>
    <style:style style:name="P45" style:family="paragraph" style:parent-style-name="Footnote">
      <style:text-properties officeooo:rsid="11a1910c" officeooo:paragraph-rsid="11a1910c"/>
    </style:style>
    <style:style style:name="P46" style:family="paragraph" style:parent-style-name="Footnote">
      <style:text-properties officeooo:rsid="11a3dabc" officeooo:paragraph-rsid="11a3dabc"/>
    </style:style>
    <style:style style:name="P47" style:family="paragraph" style:parent-style-name="Footnote">
      <style:text-properties officeooo:rsid="11d66198" officeooo:paragraph-rsid="11d66198"/>
    </style:style>
    <style:style style:name="P48" style:family="paragraph" style:parent-style-name="Footnote">
      <style:text-properties officeooo:rsid="11fd354b" officeooo:paragraph-rsid="11fd354b"/>
    </style:style>
    <style:style style:name="P49" style:family="paragraph" style:parent-style-name="Footnote">
      <style:text-properties officeooo:rsid="120c13ce" officeooo:paragraph-rsid="120c13ce"/>
    </style:style>
    <style:style style:name="P50" style:family="paragraph" style:parent-style-name="Footnote">
      <style:text-properties officeooo:rsid="12142622" officeooo:paragraph-rsid="12142622"/>
    </style:style>
    <style:style style:name="P51" style:family="paragraph" style:parent-style-name="Footnote">
      <style:text-properties officeooo:rsid="127fc7c5" officeooo:paragraph-rsid="127fc7c5"/>
    </style:style>
    <style:style style:name="P52" style:family="paragraph" style:parent-style-name="Footnote">
      <style:text-properties officeooo:rsid="1282afb9" officeooo:paragraph-rsid="1282afb9"/>
    </style:style>
    <style:style style:name="P53" style:family="paragraph" style:parent-style-name="Footnote">
      <style:text-properties officeooo:rsid="129afdc6" officeooo:paragraph-rsid="129afdc6"/>
    </style:style>
    <style:style style:name="P54" style:family="paragraph" style:parent-style-name="Footnote">
      <style:text-properties officeooo:rsid="10edd5ed" officeooo:paragraph-rsid="10edd5ed"/>
    </style:style>
    <style:style style:name="P55" style:family="paragraph" style:parent-style-name="Footnote">
      <style:text-properties officeooo:rsid="10f0d785" officeooo:paragraph-rsid="10f0d785"/>
    </style:style>
    <style:style style:name="P56" style:family="paragraph" style:parent-style-name="Footnote">
      <style:text-properties officeooo:rsid="123d9418" officeooo:paragraph-rsid="123d97f0"/>
    </style:style>
    <style:style style:name="P57" style:family="paragraph" style:parent-style-name="Footnote">
      <style:text-properties officeooo:rsid="001cb458" officeooo:paragraph-rsid="001cb458"/>
    </style:style>
    <style:style style:name="P58" style:family="paragraph" style:parent-style-name="Heading_20_1">
      <style:text-properties officeooo:paragraph-rsid="10e22dcb"/>
    </style:style>
    <style:style style:name="P59" style:family="paragraph" style:parent-style-name="Heading_20_1">
      <style:text-properties officeooo:rsid="10e34b9b" officeooo:paragraph-rsid="10e22edd"/>
    </style:style>
    <style:style style:name="P60" style:family="paragraph" style:parent-style-name="Heading_20_1">
      <style:paragraph-properties fo:text-align="center" style:justify-single-word="false" fo:orphans="0" fo:widows="0" fo:hyphenation-ladder-count="1" fo:keep-with-next="auto"/>
      <style:text-properties fo:language="id" fo:country="ID" officeooo:paragraph-rsid="10e22dcb" fo:hyphenate="true" fo:hyphenation-remain-char-count="2" fo:hyphenation-push-char-count="2" loext:hyphenation-no-caps="false"/>
    </style:style>
    <style:style style:name="P61" style:family="paragraph" style:parent-style-name="Heading_20_1">
      <style:paragraph-properties fo:orphans="0" fo:widows="0" fo:hyphenation-ladder-count="no-limit" fo:keep-with-next="auto"/>
      <style:text-properties fo:language="id" fo:country="ID" officeooo:paragraph-rsid="10e22edd" fo:hyphenate="true" fo:hyphenation-remain-char-count="2" fo:hyphenation-push-char-count="2" loext:hyphenation-no-caps="false"/>
    </style:style>
    <style:style style:name="P62" style:family="paragraph" style:parent-style-name="Heading_20_1">
      <style:paragraph-properties fo:text-align="center" style:justify-single-word="false" fo:orphans="0" fo:widows="0" fo:hyphenation-ladder-count="no-limit" fo:keep-with-next="auto"/>
      <style:text-properties officeooo:paragraph-rsid="10e22edd" fo:hyphenate="true" fo:hyphenation-remain-char-count="2" fo:hyphenation-push-char-count="2" loext:hyphenation-no-caps="false"/>
    </style:style>
    <style:style style:name="P63" style:family="paragraph" style:parent-style-name="Heading_20_1" style:master-page-name="">
      <style:paragraph-properties fo:text-align="start" style:justify-single-word="false" fo:orphans="0" fo:widows="0" fo:hyphenation-ladder-count="no-limit" style:page-number="auto" fo:keep-with-next="auto"/>
      <style:text-properties officeooo:paragraph-rsid="10e22dcb" fo:hyphenate="true" fo:hyphenation-remain-char-count="2" fo:hyphenation-push-char-count="2" loext:hyphenation-no-caps="false"/>
    </style:style>
    <style:style style:name="P64" style:family="paragraph" style:parent-style-name="Heading_20_2">
      <style:text-properties officeooo:paragraph-rsid="10e22dcb"/>
    </style:style>
    <style:style style:name="P65" style:family="paragraph" style:parent-style-name="Heading_20_2">
      <style:paragraph-properties fo:orphans="0" fo:widows="0" fo:hyphenation-ladder-count="no-limit"/>
      <style:text-properties officeooo:paragraph-rsid="10e22edd" fo:hyphenate="true" fo:hyphenation-remain-char-count="2" fo:hyphenation-push-char-count="2" loext:hyphenation-no-caps="false"/>
    </style:style>
    <style:style style:name="P66" style:family="paragraph" style:parent-style-name="Heading_20_2">
      <style:text-properties officeooo:paragraph-rsid="10e22edd"/>
    </style:style>
    <style:style style:name="P67" style:family="paragraph" style:parent-style-name="Heading_20_2">
      <style:paragraph-properties fo:orphans="0" fo:widows="0" fo:hyphenation-ladder-count="1" fo:keep-with-next="auto"/>
      <style:text-properties officeooo:paragraph-rsid="10e22dcb" fo:hyphenate="true" fo:hyphenation-remain-char-count="2" fo:hyphenation-push-char-count="2" loext:hyphenation-no-caps="false"/>
    </style:style>
    <style:style style:name="P68" style:family="paragraph" style:parent-style-name="Heading_20_2">
      <style:paragraph-properties fo:orphans="0" fo:widows="0" fo:hyphenation-ladder-count="no-limit" fo:keep-with-next="auto"/>
      <style:text-properties officeooo:paragraph-rsid="10e22dcb" fo:hyphenate="true" fo:hyphenation-remain-char-count="2" fo:hyphenation-push-char-count="2" loext:hyphenation-no-caps="false"/>
    </style:style>
    <style:style style:name="P69" style:family="paragraph" style:parent-style-name="Heading_20_2">
      <style:paragraph-properties fo:orphans="0" fo:widows="0" fo:hyphenation-ladder-count="no-limit" fo:keep-with-next="auto"/>
      <style:text-properties officeooo:paragraph-rsid="10e22edd" fo:hyphenate="true" fo:hyphenation-remain-char-count="2" fo:hyphenation-push-char-count="2" loext:hyphenation-no-caps="false"/>
    </style:style>
    <style:style style:name="P70" style:family="paragraph" style:parent-style-name="Heading_20_2">
      <style:paragraph-properties fo:orphans="0" fo:widows="0" fo:hyphenation-ladder-count="1" fo:keep-with-next="auto"/>
      <style:text-properties fo:font-size="16pt" officeooo:paragraph-rsid="10e22dcb" style:font-size-asian="16pt" style:font-size-complex="16pt" fo:hyphenate="true" fo:hyphenation-remain-char-count="2" fo:hyphenation-push-char-count="2" loext:hyphenation-no-caps="false"/>
    </style:style>
    <style:style style:name="P71" style:family="paragraph" style:parent-style-name="Heading_20_2">
      <style:paragraph-properties fo:orphans="0" fo:widows="0" fo:hyphenation-ladder-count="no-limit" fo:keep-with-next="auto"/>
      <style:text-properties fo:language="id" fo:country="ID" officeooo:paragraph-rsid="10e22dcb" fo:hyphenate="true" fo:hyphenation-remain-char-count="2" fo:hyphenation-push-char-count="2" loext:hyphenation-no-caps="false"/>
    </style:style>
    <style:style style:name="P72" style:family="paragraph" style:parent-style-name="Heading_20_2">
      <style:paragraph-properties fo:orphans="0" fo:widows="0" fo:hyphenation-ladder-count="no-limit" fo:keep-with-next="auto"/>
      <style:text-properties fo:language="id" fo:country="ID" officeooo:paragraph-rsid="10e22edd" fo:hyphenate="true" fo:hyphenation-remain-char-count="2" fo:hyphenation-push-char-count="2" loext:hyphenation-no-caps="false"/>
    </style:style>
    <style:style style:name="P73" style:family="paragraph" style:parent-style-name="Heading_20_2">
      <style:paragraph-properties fo:orphans="0" fo:widows="0" fo:hyphenation-ladder-count="no-limit" fo:keep-with-next="auto"/>
      <style:text-properties fo:language="id" fo:country="ID" officeooo:rsid="10df89c8" officeooo:paragraph-rsid="10e22edd" fo:hyphenate="true" fo:hyphenation-remain-char-count="2" fo:hyphenation-push-char-count="2" loext:hyphenation-no-caps="false"/>
    </style:style>
    <style:style style:name="P74" style:family="paragraph" style:parent-style-name="Heading_20_2">
      <style:paragraph-properties fo:orphans="0" fo:widows="0" fo:hyphenation-ladder-count="no-limit" fo:keep-with-next="auto"/>
      <style:text-properties officeooo:rsid="114dca30" officeooo:paragraph-rsid="10e22dcb" fo:hyphenate="true" fo:hyphenation-remain-char-count="2" fo:hyphenation-push-char-count="2" loext:hyphenation-no-caps="false"/>
    </style:style>
    <style:style style:name="P75" style:family="paragraph" style:parent-style-name="Heading_20_2">
      <style:paragraph-properties fo:orphans="0" fo:widows="0" fo:hyphenation-ladder-count="no-limit" fo:keep-with-next="auto"/>
      <style:text-properties officeooo:rsid="111cd2f1" officeooo:paragraph-rsid="10e22dcb" fo:hyphenate="true" fo:hyphenation-remain-char-count="2" fo:hyphenation-push-char-count="2" loext:hyphenation-no-caps="false"/>
    </style:style>
    <style:style style:name="P76" style:family="paragraph" style:parent-style-name="Heading_20_2" style:master-page-name="">
      <style:paragraph-properties fo:orphans="0" fo:widows="0" fo:hyphenation-ladder-count="no-limit" style:page-number="auto" fo:keep-with-next="auto"/>
      <style:text-properties officeooo:paragraph-rsid="10e22edd" fo:hyphenate="true" fo:hyphenation-remain-char-count="2" fo:hyphenation-push-char-count="2" loext:hyphenation-no-caps="false"/>
    </style:style>
    <style:style style:name="P77" style:family="paragraph" style:parent-style-name="Standard">
      <style:paragraph-properties fo:text-align="center" style:justify-single-word="false"/>
      <style:text-properties fo:font-size="28pt" officeooo:rsid="001ba7cf" officeooo:paragraph-rsid="10e22edd" style:font-size-asian="28pt" style:font-size-complex="28pt"/>
    </style:style>
    <style:style style:name="P78" style:family="paragraph" style:parent-style-name="Standard">
      <style:text-properties fo:font-size="28pt" officeooo:rsid="001ba7cf" officeooo:paragraph-rsid="10e22edd" style:font-size-asian="28pt" style:font-size-complex="28pt"/>
    </style:style>
    <style:style style:name="P79" style:family="paragraph" style:parent-style-name="Standard">
      <style:paragraph-properties fo:text-align="center" style:justify-single-word="false"/>
      <style:text-properties fo:font-size="18pt" officeooo:rsid="001ba7cf" officeooo:paragraph-rsid="10e22edd" style:font-size-asian="18pt" style:font-size-complex="18pt"/>
    </style:style>
    <style:style style:name="P80" style:family="paragraph" style:parent-style-name="Standard">
      <style:paragraph-properties fo:text-align="center" style:justify-single-word="false"/>
      <style:text-properties officeooo:rsid="001ba7cf" officeooo:paragraph-rsid="10e22edd"/>
    </style:style>
    <style:style style:name="P81" style:family="paragraph" style:parent-style-name="Standard">
      <style:paragraph-properties fo:text-align="center" style:justify-single-word="false"/>
      <style:text-properties fo:font-weight="normal" officeooo:rsid="001ba7cf" officeooo:paragraph-rsid="10e22edd" style:font-weight-asian="normal" style:font-weight-complex="normal"/>
    </style:style>
    <style:style style:name="P82" style:family="paragraph" style:parent-style-name="Standard" style:master-page-name="Standard">
      <style:paragraph-properties style:page-number="auto" fo:break-before="auto" fo:break-after="auto"/>
      <style:text-properties fo:font-size="28pt" officeooo:rsid="001ba7cf" officeooo:paragraph-rsid="10e22edd" style:font-size-asian="28pt" style:font-size-complex="28pt"/>
    </style:style>
    <style:style style:name="P83" style:family="paragraph" style:parent-style-name="Text_20_body">
      <style:paragraph-properties fo:orphans="0" fo:widows="0" fo:hyphenation-ladder-count="no-limit" fo:keep-with-next="auto"/>
      <style:text-properties fo:language="id" fo:country="ID" officeooo:rsid="0ca58aae" officeooo:paragraph-rsid="10e22dcb" fo:hyphenate="true" fo:hyphenation-remain-char-count="2" fo:hyphenation-push-char-count="2" loext:hyphenation-no-caps="false"/>
    </style:style>
    <style:style style:name="P84" style:family="paragraph" style:parent-style-name="Title" style:master-page-name="First_20_Page">
      <style:paragraph-properties fo:orphans="0" fo:widows="0" fo:hyphenation-ladder-count="no-limit" style:page-number="auto" fo:keep-with-next="auto"/>
      <style:text-properties fo:language="id" fo:country="ID" officeooo:paragraph-rsid="10e22dcb" fo:hyphenate="true" fo:hyphenation-remain-char-count="2" fo:hyphenation-push-char-count="2" loext:hyphenation-no-caps="false"/>
    </style:style>
    <style:style style:name="P85" style:family="paragraph" style:parent-style-name="Title" style:master-page-name="First_20_Page">
      <style:paragraph-properties fo:orphans="0" fo:widows="0" fo:hyphenation-ladder-count="no-limit" style:page-number="auto" fo:keep-with-next="auto"/>
      <style:text-properties fo:language="id" fo:country="ID" officeooo:paragraph-rsid="10e22dcb" fo:hyphenate="true" fo:hyphenation-remain-char-count="2" fo:hyphenation-push-char-count="2" loext:hyphenation-no-caps="false"/>
    </style:style>
    <style:style style:name="P86" style:family="paragraph" style:parent-style-name="Title" style:master-page-name="First_20_Page">
      <style:paragraph-properties fo:orphans="0" fo:widows="0" fo:hyphenation-ladder-count="no-limit" style:page-number="auto" fo:keep-with-next="auto"/>
      <style:text-properties fo:language="id" fo:country="ID" officeooo:paragraph-rsid="10e22edd" fo:hyphenate="true" fo:hyphenation-remain-char-count="2" fo:hyphenation-push-char-count="2" loext:hyphenation-no-caps="false"/>
    </style:style>
    <style:style style:name="P87" style:family="paragraph" style:parent-style-name="Title" style:master-page-name="First_20_Page">
      <style:paragraph-properties style:page-number="auto"/>
      <style:text-properties fo:language="id" fo:country="ID" officeooo:paragraph-rsid="10e22edd"/>
    </style:style>
    <style:style style:name="P88" style:family="paragraph" style:parent-style-name="Title" style:master-page-name="First_20_Page">
      <style:paragraph-properties fo:orphans="0" fo:widows="0" fo:hyphenation-ladder-count="no-limit" style:page-number="auto" fo:keep-with-next="auto"/>
      <style:text-properties fo:language="id" fo:country="ID" officeooo:paragraph-rsid="10e22edd" fo:hyphenate="true" fo:hyphenation-remain-char-count="2" fo:hyphenation-push-char-count="2" loext:hyphenation-no-caps="false"/>
    </style:style>
    <style:style style:name="P89" style:family="paragraph" style:parent-style-name="Title">
      <style:paragraph-properties fo:orphans="0" fo:widows="0" fo:hyphenation-ladder-count="1" fo:keep-with-next="auto"/>
      <style:text-properties officeooo:paragraph-rsid="10e22edd" fo:hyphenate="true" fo:hyphenation-remain-char-count="2" fo:hyphenation-push-char-count="2" loext:hyphenation-no-caps="false"/>
    </style:style>
    <style:style style:name="P90" style:family="paragraph" style:parent-style-name="Title" style:master-page-name="First_20_Page">
      <style:paragraph-properties fo:orphans="0" fo:widows="0" fo:hyphenation-ladder-count="1" style:page-number="1"/>
      <style:text-properties officeooo:paragraph-rsid="10e22edd" fo:hyphenate="true" fo:hyphenation-remain-char-count="2" fo:hyphenation-push-char-count="2" loext:hyphenation-no-caps="false"/>
    </style:style>
    <style:style style:name="P91" style:family="paragraph" style:parent-style-name="paragraf">
      <style:paragraph-properties fo:orphans="0" fo:widows="0" fo:hyphenation-ladder-count="1" fo:keep-with-next="auto"/>
      <style:text-properties officeooo:rsid="0c881939" officeooo:paragraph-rsid="10e22dcb" fo:hyphenate="true" fo:hyphenation-remain-char-count="2" fo:hyphenation-push-char-count="2" loext:hyphenation-no-caps="false"/>
    </style:style>
    <style:style style:name="P92" style:family="paragraph" style:parent-style-name="paragraf">
      <style:paragraph-properties fo:orphans="0" fo:widows="0" fo:hyphenation-ladder-count="no-limit" fo:keep-with-next="auto"/>
      <style:text-properties officeooo:rsid="0c881939" officeooo:paragraph-rsid="10e22dcb" fo:hyphenate="true" fo:hyphenation-remain-char-count="2" fo:hyphenation-push-char-count="2" loext:hyphenation-no-caps="false"/>
    </style:style>
    <style:style style:name="P93" style:family="paragraph" style:parent-style-name="paragraf" style:list-style-name="L1">
      <style:paragraph-properties fo:orphans="0" fo:widows="0" fo:hyphenation-ladder-count="1" fo:keep-with-next="auto"/>
      <style:text-properties fo:language="id" fo:country="ID" officeooo:paragraph-rsid="10e22dcb" fo:hyphenate="true" fo:hyphenation-remain-char-count="2" fo:hyphenation-push-char-count="2" loext:hyphenation-no-caps="false"/>
    </style:style>
    <style:style style:name="P94" style:family="paragraph" style:parent-style-name="paragraf">
      <style:paragraph-properties fo:orphans="0" fo:widows="0" fo:hyphenation-ladder-count="1" fo:keep-with-next="auto"/>
      <style:text-properties fo:language="id" fo:country="ID" officeooo:paragraph-rsid="10e22dcb" fo:hyphenate="true" fo:hyphenation-remain-char-count="2" fo:hyphenation-push-char-count="2" loext:hyphenation-no-caps="false"/>
    </style:style>
    <style:style style:name="P95" style:family="paragraph" style:parent-style-name="paragraf">
      <style:paragraph-properties fo:orphans="0" fo:widows="0" fo:hyphenation-ladder-count="no-limit" fo:keep-with-next="auto"/>
      <style:text-properties fo:language="id" fo:country="ID" officeooo:paragraph-rsid="10e22dcb" fo:hyphenate="true" fo:hyphenation-remain-char-count="2" fo:hyphenation-push-char-count="2" loext:hyphenation-no-caps="false"/>
    </style:style>
    <style:style style:name="P96" style:family="paragraph" style:parent-style-name="paragraf">
      <style:paragraph-properties fo:orphans="0" fo:widows="0" fo:hyphenation-ladder-count="no-limit" fo:keep-with-next="auto"/>
      <style:text-properties fo:language="id" fo:country="ID" officeooo:paragraph-rsid="10e22edd" fo:hyphenate="true" fo:hyphenation-remain-char-count="2" fo:hyphenation-push-char-count="2" loext:hyphenation-no-caps="false"/>
    </style:style>
    <style:style style:name="P97" style:family="paragraph" style:parent-style-name="paragraf">
      <style:paragraph-properties fo:orphans="0" fo:widows="0" fo:hyphenation-ladder-count="1" fo:keep-with-next="auto"/>
      <style:text-properties fo:language="id" fo:country="ID" officeooo:rsid="09e4fb2f" officeooo:paragraph-rsid="10e22dcb" fo:hyphenate="true" fo:hyphenation-remain-char-count="2" fo:hyphenation-push-char-count="2" loext:hyphenation-no-caps="false"/>
    </style:style>
    <style:style style:name="P98" style:family="paragraph" style:parent-style-name="paragraf">
      <style:paragraph-properties fo:orphans="0" fo:widows="0" fo:hyphenation-ladder-count="1" fo:keep-with-next="auto"/>
      <style:text-properties fo:language="id" fo:country="ID" officeooo:rsid="09e8757d" officeooo:paragraph-rsid="10e22dcb" fo:hyphenate="true" fo:hyphenation-remain-char-count="2" fo:hyphenation-push-char-count="2" loext:hyphenation-no-caps="false"/>
    </style:style>
    <style:style style:name="P99" style:family="paragraph" style:parent-style-name="paragraf">
      <style:paragraph-properties fo:orphans="0" fo:widows="0" fo:hyphenation-ladder-count="1" fo:keep-with-next="auto"/>
      <style:text-properties fo:language="id" fo:country="ID" officeooo:rsid="09ea2baa" officeooo:paragraph-rsid="10e22dcb" fo:hyphenate="true" fo:hyphenation-remain-char-count="2" fo:hyphenation-push-char-count="2" loext:hyphenation-no-caps="false"/>
    </style:style>
    <style:style style:name="P100" style:family="paragraph" style:parent-style-name="paragraf">
      <style:paragraph-properties fo:orphans="0" fo:widows="0" fo:hyphenation-ladder-count="1" fo:keep-with-next="auto"/>
      <style:text-properties fo:language="id" fo:country="ID" officeooo:rsid="09f17e11" officeooo:paragraph-rsid="10e22dcb" fo:hyphenate="true" fo:hyphenation-remain-char-count="2" fo:hyphenation-push-char-count="2" loext:hyphenation-no-caps="false"/>
    </style:style>
    <style:style style:name="P101" style:family="paragraph" style:parent-style-name="paragraf">
      <style:paragraph-properties fo:orphans="0" fo:widows="0" fo:hyphenation-ladder-count="1" fo:keep-with-next="auto"/>
      <style:text-properties fo:language="id" fo:country="ID" officeooo:rsid="09fb9144" officeooo:paragraph-rsid="10e22dcb" fo:hyphenate="true" fo:hyphenation-remain-char-count="2" fo:hyphenation-push-char-count="2" loext:hyphenation-no-caps="false"/>
    </style:style>
    <style:style style:name="P102" style:family="paragraph" style:parent-style-name="paragraf" style:list-style-name="L14">
      <style:paragraph-properties fo:orphans="0" fo:widows="0" fo:hyphenation-ladder-count="1" fo:keep-with-next="auto"/>
      <style:text-properties fo:language="id" fo:country="ID" officeooo:rsid="0a6b4151" officeooo:paragraph-rsid="10e22dcb" fo:hyphenate="true" fo:hyphenation-remain-char-count="2" fo:hyphenation-push-char-count="2" loext:hyphenation-no-caps="false"/>
    </style:style>
    <style:style style:name="P103" style:family="paragraph" style:parent-style-name="paragraf">
      <style:paragraph-properties fo:orphans="0" fo:widows="0" fo:hyphenation-ladder-count="1" fo:keep-with-next="auto"/>
      <style:text-properties fo:language="id" fo:country="ID" officeooo:rsid="0a6b4151" officeooo:paragraph-rsid="10e22dcb" fo:hyphenate="true" fo:hyphenation-remain-char-count="2" fo:hyphenation-push-char-count="2" loext:hyphenation-no-caps="false"/>
    </style:style>
    <style:style style:name="P104" style:family="paragraph" style:parent-style-name="paragraf" style:list-style-name="L14">
      <style:paragraph-properties fo:orphans="0" fo:widows="0" fo:hyphenation-ladder-count="1" fo:keep-with-next="auto"/>
      <style:text-properties fo:language="id" fo:country="ID" officeooo:rsid="0a71a1be" officeooo:paragraph-rsid="10e22dcb" fo:hyphenate="true" fo:hyphenation-remain-char-count="2" fo:hyphenation-push-char-count="2" loext:hyphenation-no-caps="false"/>
    </style:style>
    <style:style style:name="P105" style:family="paragraph" style:parent-style-name="paragraf" style:list-style-name="L14">
      <style:paragraph-properties fo:orphans="0" fo:widows="0" fo:hyphenation-ladder-count="1" fo:keep-with-next="auto"/>
      <style:text-properties fo:language="id" fo:country="ID" officeooo:rsid="0a73b8f8" officeooo:paragraph-rsid="10e22dcb" fo:hyphenate="true" fo:hyphenation-remain-char-count="2" fo:hyphenation-push-char-count="2" loext:hyphenation-no-caps="false"/>
    </style:style>
    <style:style style:name="P106" style:family="paragraph" style:parent-style-name="paragraf" style:list-style-name="L14">
      <style:paragraph-properties fo:orphans="0" fo:widows="0" fo:hyphenation-ladder-count="1" fo:keep-with-next="auto"/>
      <style:text-properties fo:language="id" fo:country="ID" officeooo:rsid="0a77ee25" officeooo:paragraph-rsid="10e22dcb" fo:hyphenate="true" fo:hyphenation-remain-char-count="2" fo:hyphenation-push-char-count="2" loext:hyphenation-no-caps="false"/>
    </style:style>
    <style:style style:name="P107" style:family="paragraph" style:parent-style-name="paragraf" style:list-style-name="L15">
      <style:paragraph-properties fo:orphans="0" fo:widows="0" fo:hyphenation-ladder-count="1" fo:keep-with-next="auto"/>
      <style:text-properties fo:language="id" fo:country="ID" officeooo:rsid="0a87834f" officeooo:paragraph-rsid="10e22dcb" fo:hyphenate="true" fo:hyphenation-remain-char-count="2" fo:hyphenation-push-char-count="2" loext:hyphenation-no-caps="false"/>
    </style:style>
    <style:style style:name="P108" style:family="paragraph" style:parent-style-name="paragraf" style:list-style-name="L15">
      <style:paragraph-properties fo:orphans="0" fo:widows="0" fo:hyphenation-ladder-count="1" fo:keep-with-next="auto"/>
      <style:text-properties fo:language="id" fo:country="ID" officeooo:rsid="0a8bb7e8" officeooo:paragraph-rsid="10e22dcb" fo:hyphenate="true" fo:hyphenation-remain-char-count="2" fo:hyphenation-push-char-count="2" loext:hyphenation-no-caps="false"/>
    </style:style>
    <style:style style:name="P109" style:family="paragraph" style:parent-style-name="paragraf">
      <style:paragraph-properties fo:orphans="0" fo:widows="0" fo:hyphenation-ladder-count="1" fo:keep-with-next="auto"/>
      <style:text-properties fo:language="id" fo:country="ID" officeooo:rsid="0a910f5a" officeooo:paragraph-rsid="10e22dcb" fo:hyphenate="true" fo:hyphenation-remain-char-count="2" fo:hyphenation-push-char-count="2" loext:hyphenation-no-caps="false"/>
    </style:style>
    <style:style style:name="P110" style:family="paragraph" style:parent-style-name="paragraf">
      <style:paragraph-properties fo:orphans="0" fo:widows="0" fo:hyphenation-ladder-count="1" fo:keep-with-next="auto"/>
      <style:text-properties fo:language="id" fo:country="ID" officeooo:rsid="0a99a9b5" officeooo:paragraph-rsid="10e22dcb" fo:hyphenate="true" fo:hyphenation-remain-char-count="2" fo:hyphenation-push-char-count="2" loext:hyphenation-no-caps="false"/>
    </style:style>
    <style:style style:name="P111" style:family="paragraph" style:parent-style-name="paragraf">
      <style:paragraph-properties fo:orphans="0" fo:widows="0" fo:hyphenation-ladder-count="1" fo:keep-with-next="auto"/>
      <style:text-properties fo:language="id" fo:country="ID" officeooo:rsid="0aa7058e" officeooo:paragraph-rsid="10e22dcb" fo:hyphenate="true" fo:hyphenation-remain-char-count="2" fo:hyphenation-push-char-count="2" loext:hyphenation-no-caps="false"/>
    </style:style>
    <style:style style:name="P112" style:family="paragraph" style:parent-style-name="paragraf">
      <style:paragraph-properties fo:orphans="0" fo:widows="0" fo:hyphenation-ladder-count="1" fo:keep-with-next="auto"/>
      <style:text-properties fo:language="id" fo:country="ID" officeooo:rsid="0ab57adb" officeooo:paragraph-rsid="10e22dcb" fo:hyphenate="true" fo:hyphenation-remain-char-count="2" fo:hyphenation-push-char-count="2" loext:hyphenation-no-caps="false"/>
    </style:style>
    <style:style style:name="P113" style:family="paragraph" style:parent-style-name="paragraf" style:list-style-name="L16">
      <style:paragraph-properties fo:orphans="0" fo:widows="0" fo:hyphenation-ladder-count="1" fo:keep-with-next="auto"/>
      <style:text-properties fo:language="id" fo:country="ID" officeooo:rsid="0ac0771b" officeooo:paragraph-rsid="10e22dcb" fo:hyphenate="true" fo:hyphenation-remain-char-count="2" fo:hyphenation-push-char-count="2" loext:hyphenation-no-caps="false"/>
    </style:style>
    <style:style style:name="P114" style:family="paragraph" style:parent-style-name="paragraf" style:list-style-name="L16">
      <style:paragraph-properties fo:orphans="0" fo:widows="0" fo:hyphenation-ladder-count="1" fo:keep-with-next="auto"/>
      <style:text-properties fo:language="id" fo:country="ID" officeooo:rsid="0ac5e177" officeooo:paragraph-rsid="10e22dcb" fo:hyphenate="true" fo:hyphenation-remain-char-count="2" fo:hyphenation-push-char-count="2" loext:hyphenation-no-caps="false"/>
    </style:style>
    <style:style style:name="P115" style:family="paragraph" style:parent-style-name="paragraf" style:list-style-name="L16">
      <style:paragraph-properties fo:orphans="0" fo:widows="0" fo:hyphenation-ladder-count="1" fo:keep-with-next="auto"/>
      <style:text-properties fo:language="id" fo:country="ID" officeooo:rsid="0acb8c07" officeooo:paragraph-rsid="10e22dcb" fo:hyphenate="true" fo:hyphenation-remain-char-count="2" fo:hyphenation-push-char-count="2" loext:hyphenation-no-caps="false"/>
    </style:style>
    <style:style style:name="P116" style:family="paragraph" style:parent-style-name="paragraf">
      <style:paragraph-properties fo:orphans="0" fo:widows="0" fo:hyphenation-ladder-count="1" fo:keep-with-next="auto"/>
      <style:text-properties fo:language="id" fo:country="ID" officeooo:rsid="0ad28209" officeooo:paragraph-rsid="10e22dcb" fo:hyphenate="true" fo:hyphenation-remain-char-count="2" fo:hyphenation-push-char-count="2" loext:hyphenation-no-caps="false"/>
    </style:style>
    <style:style style:name="P117" style:family="paragraph" style:parent-style-name="paragraf">
      <style:paragraph-properties fo:orphans="0" fo:widows="0" fo:hyphenation-ladder-count="1" fo:keep-with-next="auto"/>
      <style:text-properties fo:language="id" fo:country="ID" officeooo:rsid="0ae0fcff" officeooo:paragraph-rsid="10e22dcb" fo:hyphenate="true" fo:hyphenation-remain-char-count="2" fo:hyphenation-push-char-count="2" loext:hyphenation-no-caps="false"/>
    </style:style>
    <style:style style:name="P118" style:family="paragraph" style:parent-style-name="paragraf">
      <style:paragraph-properties fo:orphans="0" fo:widows="0" fo:hyphenation-ladder-count="1" fo:keep-with-next="auto"/>
      <style:text-properties fo:language="id" fo:country="ID" officeooo:rsid="0aed3021" officeooo:paragraph-rsid="10e22dcb" fo:hyphenate="true" fo:hyphenation-remain-char-count="2" fo:hyphenation-push-char-count="2" loext:hyphenation-no-caps="false"/>
    </style:style>
    <style:style style:name="P119" style:family="paragraph" style:parent-style-name="paragraf">
      <style:paragraph-properties fo:orphans="0" fo:widows="0" fo:hyphenation-ladder-count="1" fo:keep-with-next="auto"/>
      <style:text-properties fo:language="id" fo:country="ID" officeooo:rsid="0aee3859" officeooo:paragraph-rsid="10e22dcb" fo:hyphenate="true" fo:hyphenation-remain-char-count="2" fo:hyphenation-push-char-count="2" loext:hyphenation-no-caps="false"/>
    </style:style>
    <style:style style:name="P120" style:family="paragraph" style:parent-style-name="paragraf">
      <style:paragraph-properties fo:orphans="0" fo:widows="0" fo:hyphenation-ladder-count="1" fo:keep-with-next="auto"/>
      <style:text-properties fo:language="id" fo:country="ID" officeooo:rsid="0b12f153" officeooo:paragraph-rsid="10e22dcb" fo:hyphenate="true" fo:hyphenation-remain-char-count="2" fo:hyphenation-push-char-count="2" loext:hyphenation-no-caps="false"/>
    </style:style>
    <style:style style:name="P121" style:family="paragraph" style:parent-style-name="paragraf">
      <style:paragraph-properties fo:orphans="0" fo:widows="0" fo:hyphenation-ladder-count="1" fo:keep-with-next="auto"/>
      <style:text-properties fo:language="id" fo:country="ID" officeooo:rsid="0b205761" officeooo:paragraph-rsid="10e22dcb" fo:hyphenate="true" fo:hyphenation-remain-char-count="2" fo:hyphenation-push-char-count="2" loext:hyphenation-no-caps="false"/>
    </style:style>
    <style:style style:name="P122" style:family="paragraph" style:parent-style-name="paragraf">
      <style:paragraph-properties fo:orphans="0" fo:widows="0" fo:hyphenation-ladder-count="1" fo:keep-with-next="auto"/>
      <style:text-properties fo:language="id" fo:country="ID" officeooo:rsid="0b22ee65" officeooo:paragraph-rsid="10e22dcb" fo:hyphenate="true" fo:hyphenation-remain-char-count="2" fo:hyphenation-push-char-count="2" loext:hyphenation-no-caps="false"/>
    </style:style>
    <style:style style:name="P123" style:family="paragraph" style:parent-style-name="paragraf">
      <style:paragraph-properties fo:orphans="0" fo:widows="0" fo:hyphenation-ladder-count="1" fo:keep-with-next="auto"/>
      <style:text-properties fo:language="id" fo:country="ID" officeooo:rsid="0b2c875e" officeooo:paragraph-rsid="10e22dcb" fo:hyphenate="true" fo:hyphenation-remain-char-count="2" fo:hyphenation-push-char-count="2" loext:hyphenation-no-caps="false"/>
    </style:style>
    <style:style style:name="P124" style:family="paragraph" style:parent-style-name="paragraf">
      <style:paragraph-properties fo:orphans="0" fo:widows="0" fo:hyphenation-ladder-count="1" fo:keep-with-next="auto"/>
      <style:text-properties fo:language="id" fo:country="ID" officeooo:rsid="0b419a27" officeooo:paragraph-rsid="10e22dcb" fo:hyphenate="true" fo:hyphenation-remain-char-count="2" fo:hyphenation-push-char-count="2" loext:hyphenation-no-caps="false"/>
    </style:style>
    <style:style style:name="P125" style:family="paragraph" style:parent-style-name="paragraf">
      <style:paragraph-properties fo:orphans="0" fo:widows="0" fo:hyphenation-ladder-count="1" fo:keep-with-next="auto"/>
      <style:text-properties fo:language="id" fo:country="ID" officeooo:rsid="0b6124aa" officeooo:paragraph-rsid="10e22dcb" fo:hyphenate="true" fo:hyphenation-remain-char-count="2" fo:hyphenation-push-char-count="2" loext:hyphenation-no-caps="false"/>
    </style:style>
    <style:style style:name="P126" style:family="paragraph" style:parent-style-name="paragraf">
      <style:paragraph-properties fo:orphans="0" fo:widows="0" fo:hyphenation-ladder-count="1" fo:keep-with-next="auto"/>
      <style:text-properties fo:language="id" fo:country="ID" officeooo:rsid="0b6bf519" officeooo:paragraph-rsid="10e22dcb" fo:hyphenate="true" fo:hyphenation-remain-char-count="2" fo:hyphenation-push-char-count="2" loext:hyphenation-no-caps="false"/>
    </style:style>
    <style:style style:name="P127" style:family="paragraph" style:parent-style-name="paragraf" style:list-style-name="L23">
      <style:paragraph-properties fo:orphans="0" fo:widows="0" fo:hyphenation-ladder-count="1" fo:keep-with-next="auto"/>
      <style:text-properties fo:language="id" fo:country="ID" officeooo:rsid="0b6d38b3" officeooo:paragraph-rsid="10e22dcb" fo:hyphenate="true" fo:hyphenation-remain-char-count="2" fo:hyphenation-push-char-count="2" loext:hyphenation-no-caps="false"/>
    </style:style>
    <style:style style:name="P128" style:family="paragraph" style:parent-style-name="paragraf" style:list-style-name="L23">
      <style:paragraph-properties fo:orphans="0" fo:widows="0" fo:hyphenation-ladder-count="1" fo:keep-with-next="auto"/>
      <style:text-properties fo:language="id" fo:country="ID" officeooo:rsid="0b7326b4" officeooo:paragraph-rsid="10e22dcb" fo:hyphenate="true" fo:hyphenation-remain-char-count="2" fo:hyphenation-push-char-count="2" loext:hyphenation-no-caps="false"/>
    </style:style>
    <style:style style:name="P129" style:family="paragraph" style:parent-style-name="paragraf" style:list-style-name="L23">
      <style:paragraph-properties fo:orphans="0" fo:widows="0" fo:hyphenation-ladder-count="1" fo:keep-with-next="auto"/>
      <style:text-properties fo:language="id" fo:country="ID" officeooo:rsid="0b77b9f8" officeooo:paragraph-rsid="10e22dcb" fo:hyphenate="true" fo:hyphenation-remain-char-count="2" fo:hyphenation-push-char-count="2" loext:hyphenation-no-caps="false"/>
    </style:style>
    <style:style style:name="P130" style:family="paragraph" style:parent-style-name="paragraf" style:list-style-name="L23">
      <style:paragraph-properties fo:orphans="0" fo:widows="0" fo:hyphenation-ladder-count="1" fo:keep-with-next="auto"/>
      <style:text-properties fo:language="id" fo:country="ID" officeooo:rsid="0b78ffbe" officeooo:paragraph-rsid="10e22dcb" fo:hyphenate="true" fo:hyphenation-remain-char-count="2" fo:hyphenation-push-char-count="2" loext:hyphenation-no-caps="false"/>
    </style:style>
    <style:style style:name="P131" style:family="paragraph" style:parent-style-name="paragraf" style:list-style-name="L23">
      <style:paragraph-properties fo:orphans="0" fo:widows="0" fo:hyphenation-ladder-count="1" fo:keep-with-next="auto"/>
      <style:text-properties fo:language="id" fo:country="ID" officeooo:rsid="0b7f38c2" officeooo:paragraph-rsid="10e22dcb" fo:hyphenate="true" fo:hyphenation-remain-char-count="2" fo:hyphenation-push-char-count="2" loext:hyphenation-no-caps="false"/>
    </style:style>
    <style:style style:name="P132" style:family="paragraph" style:parent-style-name="paragraf" style:list-style-name="L23">
      <style:paragraph-properties fo:orphans="0" fo:widows="0" fo:hyphenation-ladder-count="1" fo:keep-with-next="auto"/>
      <style:text-properties fo:language="id" fo:country="ID" officeooo:rsid="0b84b058" officeooo:paragraph-rsid="10e22dcb" fo:hyphenate="true" fo:hyphenation-remain-char-count="2" fo:hyphenation-push-char-count="2" loext:hyphenation-no-caps="false"/>
    </style:style>
    <style:style style:name="P133" style:family="paragraph" style:parent-style-name="paragraf" style:list-style-name="L23">
      <style:paragraph-properties fo:orphans="0" fo:widows="0" fo:hyphenation-ladder-count="1" fo:keep-with-next="auto"/>
      <style:text-properties fo:language="id" fo:country="ID" officeooo:rsid="0b8fe634" officeooo:paragraph-rsid="10e22dcb" fo:hyphenate="true" fo:hyphenation-remain-char-count="2" fo:hyphenation-push-char-count="2" loext:hyphenation-no-caps="false"/>
    </style:style>
    <style:style style:name="P134" style:family="paragraph" style:parent-style-name="paragraf" style:list-style-name="L23">
      <style:paragraph-properties fo:orphans="0" fo:widows="0" fo:hyphenation-ladder-count="1" fo:keep-with-next="auto"/>
      <style:text-properties fo:language="id" fo:country="ID" officeooo:rsid="0b9338e6" officeooo:paragraph-rsid="10e22dcb" fo:hyphenate="true" fo:hyphenation-remain-char-count="2" fo:hyphenation-push-char-count="2" loext:hyphenation-no-caps="false"/>
    </style:style>
    <style:style style:name="P135" style:family="paragraph" style:parent-style-name="paragraf">
      <style:paragraph-properties fo:orphans="0" fo:widows="0" fo:hyphenation-ladder-count="1" fo:keep-with-next="auto"/>
      <style:text-properties fo:language="id" fo:country="ID" officeooo:rsid="0b9552d9" officeooo:paragraph-rsid="10e22dcb" fo:hyphenate="true" fo:hyphenation-remain-char-count="2" fo:hyphenation-push-char-count="2" loext:hyphenation-no-caps="false"/>
    </style:style>
    <style:style style:name="P136" style:family="paragraph" style:parent-style-name="paragraf">
      <style:paragraph-properties fo:orphans="0" fo:widows="0" fo:hyphenation-ladder-count="1" fo:keep-with-next="auto"/>
      <style:text-properties fo:language="id" fo:country="ID" fo:font-style="normal" officeooo:rsid="0b970f7c" officeooo:paragraph-rsid="10e22dcb" style:font-style-asian="normal" style:font-style-complex="normal" fo:hyphenate="true" fo:hyphenation-remain-char-count="2" fo:hyphenation-push-char-count="2" loext:hyphenation-no-caps="false"/>
    </style:style>
    <style:style style:name="P137" style:family="paragraph" style:parent-style-name="paragraf">
      <style:paragraph-properties fo:orphans="0" fo:widows="0" fo:hyphenation-ladder-count="no-limit" fo:keep-with-next="auto"/>
      <style:text-properties fo:language="id" fo:country="ID" fo:font-style="normal" officeooo:rsid="0e94cadd" officeooo:paragraph-rsid="10e22dcb" style:font-style-asian="normal" style:font-style-complex="normal" fo:hyphenate="true" fo:hyphenation-remain-char-count="2" fo:hyphenation-push-char-count="2" loext:hyphenation-no-caps="false"/>
    </style:style>
    <style:style style:name="P138" style:family="paragraph" style:parent-style-name="paragraf">
      <style:paragraph-properties fo:orphans="0" fo:widows="0" fo:hyphenation-ladder-count="no-limit" fo:keep-with-next="auto"/>
      <style:text-properties fo:language="id" fo:country="ID" fo:font-style="normal" officeooo:rsid="0e9e5ea8" officeooo:paragraph-rsid="10e22dcb" style:font-style-asian="normal" style:font-style-complex="normal" fo:hyphenate="true" fo:hyphenation-remain-char-count="2" fo:hyphenation-push-char-count="2" loext:hyphenation-no-caps="false"/>
    </style:style>
    <style:style style:name="P139" style:family="paragraph" style:parent-style-name="paragraf">
      <style:paragraph-properties fo:orphans="0" fo:widows="0" fo:hyphenation-ladder-count="no-limit" fo:keep-with-next="auto"/>
      <style:text-properties fo:language="id" fo:country="ID" fo:font-style="normal" officeooo:rsid="0eb6a284" officeooo:paragraph-rsid="10e22dcb" style:font-style-asian="normal" style:font-style-complex="normal" fo:hyphenate="true" fo:hyphenation-remain-char-count="2" fo:hyphenation-push-char-count="2" loext:hyphenation-no-caps="false"/>
    </style:style>
    <style:style style:name="P140" style:family="paragraph" style:parent-style-name="paragraf">
      <style:paragraph-properties fo:orphans="0" fo:widows="0" fo:hyphenation-ladder-count="no-limit" fo:keep-with-next="auto"/>
      <style:text-properties fo:language="id" fo:country="ID" fo:font-style="normal" officeooo:rsid="0eb92237" officeooo:paragraph-rsid="10e22dcb" style:font-style-asian="normal" style:font-style-complex="normal" fo:hyphenate="true" fo:hyphenation-remain-char-count="2" fo:hyphenation-push-char-count="2" loext:hyphenation-no-caps="false"/>
    </style:style>
    <style:style style:name="P141" style:family="paragraph" style:parent-style-name="paragraf">
      <style:paragraph-properties fo:orphans="0" fo:widows="0" fo:hyphenation-ladder-count="no-limit" fo:keep-with-next="auto"/>
      <style:text-properties fo:language="id" fo:country="ID" fo:font-style="normal" officeooo:rsid="0ede0d59" officeooo:paragraph-rsid="10e22dcb" style:font-style-asian="normal" style:font-style-complex="normal" fo:hyphenate="true" fo:hyphenation-remain-char-count="2" fo:hyphenation-push-char-count="2" loext:hyphenation-no-caps="false"/>
    </style:style>
    <style:style style:name="P142" style:family="paragraph" style:parent-style-name="paragraf">
      <style:paragraph-properties fo:orphans="0" fo:widows="0" fo:hyphenation-ladder-count="no-limit" fo:keep-with-next="auto"/>
      <style:text-properties fo:language="id" fo:country="ID" fo:font-style="normal" officeooo:rsid="0edef5a8" officeooo:paragraph-rsid="10e22dcb" style:font-style-asian="normal" style:font-style-complex="normal" fo:hyphenate="true" fo:hyphenation-remain-char-count="2" fo:hyphenation-push-char-count="2" loext:hyphenation-no-caps="false"/>
    </style:style>
    <style:style style:name="P143" style:family="paragraph" style:parent-style-name="paragraf">
      <style:paragraph-properties fo:orphans="0" fo:widows="0" fo:hyphenation-ladder-count="no-limit" fo:keep-with-next="auto"/>
      <style:text-properties fo:language="id" fo:country="ID" fo:font-style="normal" officeooo:rsid="0ee3859c" officeooo:paragraph-rsid="10e22dcb" style:font-style-asian="normal" style:font-style-complex="normal" fo:hyphenate="true" fo:hyphenation-remain-char-count="2" fo:hyphenation-push-char-count="2" loext:hyphenation-no-caps="false"/>
    </style:style>
    <style:style style:name="P144" style:family="paragraph" style:parent-style-name="paragraf">
      <style:paragraph-properties fo:orphans="0" fo:widows="0" fo:hyphenation-ladder-count="no-limit" fo:keep-with-next="auto"/>
      <style:text-properties fo:language="id" fo:country="ID" fo:font-style="normal" officeooo:rsid="0eeaa58d" officeooo:paragraph-rsid="10e22dcb" style:font-style-asian="normal" style:font-style-complex="normal" fo:hyphenate="true" fo:hyphenation-remain-char-count="2" fo:hyphenation-push-char-count="2" loext:hyphenation-no-caps="false"/>
    </style:style>
    <style:style style:name="P145" style:family="paragraph" style:parent-style-name="paragraf">
      <style:paragraph-properties fo:orphans="0" fo:widows="0" fo:hyphenation-ladder-count="no-limit" fo:keep-with-next="auto"/>
      <style:text-properties fo:language="id" fo:country="ID" fo:font-style="normal" officeooo:rsid="0ef4bdb3" officeooo:paragraph-rsid="10e22dcb" style:font-style-asian="normal" style:font-style-complex="normal" fo:hyphenate="true" fo:hyphenation-remain-char-count="2" fo:hyphenation-push-char-count="2" loext:hyphenation-no-caps="false"/>
    </style:style>
    <style:style style:name="P146" style:family="paragraph" style:parent-style-name="paragraf">
      <style:paragraph-properties fo:orphans="0" fo:widows="0" fo:hyphenation-ladder-count="no-limit" fo:keep-with-next="auto"/>
      <style:text-properties fo:language="id" fo:country="ID" fo:font-style="normal" officeooo:rsid="0f02c8ac" officeooo:paragraph-rsid="10e22dcb" style:font-style-asian="normal" style:font-style-complex="normal" fo:hyphenate="true" fo:hyphenation-remain-char-count="2" fo:hyphenation-push-char-count="2" loext:hyphenation-no-caps="false"/>
    </style:style>
    <style:style style:name="P147" style:family="paragraph" style:parent-style-name="paragraf">
      <style:paragraph-properties fo:orphans="0" fo:widows="0" fo:hyphenation-ladder-count="no-limit" fo:keep-with-next="auto"/>
      <style:text-properties fo:language="id" fo:country="ID" fo:font-style="normal" officeooo:rsid="0f0e8d7c" officeooo:paragraph-rsid="10e22dcb" style:font-style-asian="normal" style:font-style-complex="normal" fo:hyphenate="true" fo:hyphenation-remain-char-count="2" fo:hyphenation-push-char-count="2" loext:hyphenation-no-caps="false"/>
    </style:style>
    <style:style style:name="P148" style:family="paragraph" style:parent-style-name="paragraf">
      <style:paragraph-properties fo:orphans="0" fo:widows="0" fo:hyphenation-ladder-count="no-limit" fo:keep-with-next="auto"/>
      <style:text-properties fo:language="id" fo:country="ID" fo:font-style="normal" officeooo:rsid="0f21308a" officeooo:paragraph-rsid="10e22dcb" style:font-style-asian="normal" style:font-style-complex="normal" fo:hyphenate="true" fo:hyphenation-remain-char-count="2" fo:hyphenation-push-char-count="2" loext:hyphenation-no-caps="false"/>
    </style:style>
    <style:style style:name="P149" style:family="paragraph" style:parent-style-name="paragraf">
      <style:paragraph-properties fo:orphans="0" fo:widows="0" fo:hyphenation-ladder-count="no-limit" fo:keep-with-next="auto"/>
      <style:text-properties fo:language="id" fo:country="ID" fo:font-style="normal" officeooo:rsid="0f2786fb" officeooo:paragraph-rsid="10e22dcb" style:font-style-asian="normal" style:font-style-complex="normal" fo:hyphenate="true" fo:hyphenation-remain-char-count="2" fo:hyphenation-push-char-count="2" loext:hyphenation-no-caps="false"/>
    </style:style>
    <style:style style:name="P150" style:family="paragraph" style:parent-style-name="paragraf">
      <style:paragraph-properties fo:orphans="0" fo:widows="0" fo:hyphenation-ladder-count="no-limit" fo:keep-with-next="auto"/>
      <style:text-properties fo:language="id" fo:country="ID" fo:font-style="normal" officeooo:rsid="0f2a14df" officeooo:paragraph-rsid="10e22dcb" style:font-style-asian="normal" style:font-style-complex="normal" fo:hyphenate="true" fo:hyphenation-remain-char-count="2" fo:hyphenation-push-char-count="2" loext:hyphenation-no-caps="false"/>
    </style:style>
    <style:style style:name="P151" style:family="paragraph" style:parent-style-name="paragraf">
      <style:paragraph-properties fo:orphans="0" fo:widows="0" fo:hyphenation-ladder-count="no-limit" fo:keep-with-next="auto"/>
      <style:text-properties fo:language="id" fo:country="ID" fo:font-style="normal" officeooo:rsid="10124433" officeooo:paragraph-rsid="10e22dcb" style:font-style-asian="normal" style:font-style-complex="normal" fo:hyphenate="true" fo:hyphenation-remain-char-count="2" fo:hyphenation-push-char-count="2" loext:hyphenation-no-caps="false"/>
    </style:style>
    <style:style style:name="P152" style:family="paragraph" style:parent-style-name="paragraf">
      <style:paragraph-properties fo:orphans="0" fo:widows="0" fo:hyphenation-ladder-count="no-limit" fo:keep-with-next="auto"/>
      <style:text-properties fo:language="id" fo:country="ID" fo:font-style="normal" officeooo:rsid="10f8454f" officeooo:paragraph-rsid="10e22edd" style:font-style-asian="normal" style:font-style-complex="normal" fo:hyphenate="true" fo:hyphenation-remain-char-count="2" fo:hyphenation-push-char-count="2" loext:hyphenation-no-caps="false"/>
    </style:style>
    <style:style style:name="P153" style:family="paragraph" style:parent-style-name="paragraf">
      <style:paragraph-properties fo:orphans="0" fo:widows="0" fo:hyphenation-ladder-count="no-limit" fo:keep-with-next="auto"/>
      <style:text-properties fo:language="id" fo:country="ID" fo:font-style="normal" officeooo:rsid="10f9f7e5" officeooo:paragraph-rsid="10e22edd" style:font-style-asian="normal" style:font-style-complex="normal" fo:hyphenate="true" fo:hyphenation-remain-char-count="2" fo:hyphenation-push-char-count="2" loext:hyphenation-no-caps="false"/>
    </style:style>
    <style:style style:name="P154" style:family="paragraph" style:parent-style-name="paragraf">
      <style:paragraph-properties fo:orphans="0" fo:widows="0" fo:hyphenation-ladder-count="no-limit" fo:keep-with-next="auto"/>
      <style:text-properties fo:language="id" fo:country="ID" fo:font-style="normal" officeooo:rsid="10fb8d47" officeooo:paragraph-rsid="10e22edd" style:font-style-asian="normal" style:font-style-complex="normal" fo:hyphenate="true" fo:hyphenation-remain-char-count="2" fo:hyphenation-push-char-count="2" loext:hyphenation-no-caps="false"/>
    </style:style>
    <style:style style:name="P155" style:family="paragraph" style:parent-style-name="paragraf">
      <style:paragraph-properties fo:orphans="0" fo:widows="0" fo:hyphenation-ladder-count="no-limit" fo:keep-with-next="auto"/>
      <style:text-properties fo:language="id" fo:country="ID" fo:font-style="normal" officeooo:rsid="10fcf02b" officeooo:paragraph-rsid="10e22edd" style:font-style-asian="normal" style:font-style-complex="normal" fo:hyphenate="true" fo:hyphenation-remain-char-count="2" fo:hyphenation-push-char-count="2" loext:hyphenation-no-caps="false"/>
    </style:style>
    <style:style style:name="P156" style:family="paragraph" style:parent-style-name="paragraf">
      <style:paragraph-properties fo:orphans="0" fo:widows="0" fo:hyphenation-ladder-count="no-limit" fo:keep-with-next="auto"/>
      <style:text-properties fo:language="id" fo:country="ID" fo:font-style="normal" officeooo:rsid="110166a2" officeooo:paragraph-rsid="10e22edd" style:font-style-asian="normal" style:font-style-complex="normal" fo:hyphenate="true" fo:hyphenation-remain-char-count="2" fo:hyphenation-push-char-count="2" loext:hyphenation-no-caps="false"/>
    </style:style>
    <style:style style:name="P157" style:family="paragraph" style:parent-style-name="paragraf">
      <style:paragraph-properties fo:orphans="0" fo:widows="0" fo:hyphenation-ladder-count="no-limit" fo:keep-with-next="auto"/>
      <style:text-properties fo:language="id" fo:country="ID" fo:font-style="normal" officeooo:rsid="1102f3c8" officeooo:paragraph-rsid="10e22edd" style:font-style-asian="normal" style:font-style-complex="normal" fo:hyphenate="true" fo:hyphenation-remain-char-count="2" fo:hyphenation-push-char-count="2" loext:hyphenation-no-caps="false"/>
    </style:style>
    <style:style style:name="P158" style:family="paragraph" style:parent-style-name="paragraf">
      <style:paragraph-properties fo:orphans="0" fo:widows="0" fo:hyphenation-ladder-count="no-limit" fo:keep-with-next="auto"/>
      <style:text-properties fo:language="id" fo:country="ID" fo:font-style="normal" officeooo:rsid="110450a0" officeooo:paragraph-rsid="10e22edd" style:font-style-asian="normal" style:font-style-complex="normal" fo:hyphenate="true" fo:hyphenation-remain-char-count="2" fo:hyphenation-push-char-count="2" loext:hyphenation-no-caps="false"/>
    </style:style>
    <style:style style:name="P159" style:family="paragraph" style:parent-style-name="paragraf">
      <style:paragraph-properties fo:orphans="0" fo:widows="0" fo:hyphenation-ladder-count="no-limit" fo:keep-with-next="auto"/>
      <style:text-properties fo:language="id" fo:country="ID" fo:font-style="normal" officeooo:rsid="110892e0" officeooo:paragraph-rsid="10e22edd" style:font-style-asian="normal" style:font-style-complex="normal" fo:hyphenate="true" fo:hyphenation-remain-char-count="2" fo:hyphenation-push-char-count="2" loext:hyphenation-no-caps="false"/>
    </style:style>
    <style:style style:name="P160" style:family="paragraph" style:parent-style-name="paragraf">
      <style:paragraph-properties fo:orphans="0" fo:widows="0" fo:hyphenation-ladder-count="no-limit" fo:keep-with-next="auto"/>
      <style:text-properties fo:language="id" fo:country="ID" fo:font-style="normal" officeooo:rsid="110a6d59" officeooo:paragraph-rsid="10e22edd" style:font-style-asian="normal" style:font-style-complex="normal" fo:hyphenate="true" fo:hyphenation-remain-char-count="2" fo:hyphenation-push-char-count="2" loext:hyphenation-no-caps="false"/>
    </style:style>
    <style:style style:name="P161" style:family="paragraph" style:parent-style-name="paragraf">
      <style:paragraph-properties fo:orphans="0" fo:widows="0" fo:hyphenation-ladder-count="no-limit" fo:keep-with-next="auto"/>
      <style:text-properties fo:language="id" fo:country="ID" fo:font-style="normal" officeooo:rsid="11105060" officeooo:paragraph-rsid="10e22edd" style:font-style-asian="normal" style:font-style-complex="normal" fo:hyphenate="true" fo:hyphenation-remain-char-count="2" fo:hyphenation-push-char-count="2" loext:hyphenation-no-caps="false"/>
    </style:style>
    <style:style style:name="P162" style:family="paragraph" style:parent-style-name="paragraf">
      <style:paragraph-properties fo:orphans="0" fo:widows="0" fo:hyphenation-ladder-count="no-limit" fo:keep-with-next="auto"/>
      <style:text-properties fo:language="id" fo:country="ID" fo:font-style="normal" officeooo:rsid="111056aa" officeooo:paragraph-rsid="10e22edd" style:font-style-asian="normal" style:font-style-complex="normal" fo:hyphenate="true" fo:hyphenation-remain-char-count="2" fo:hyphenation-push-char-count="2" loext:hyphenation-no-caps="false"/>
    </style:style>
    <style:style style:name="P163" style:family="paragraph" style:parent-style-name="paragraf">
      <style:paragraph-properties fo:orphans="0" fo:widows="0" fo:hyphenation-ladder-count="no-limit" fo:keep-with-next="auto"/>
      <style:text-properties fo:language="id" fo:country="ID" fo:font-style="normal" officeooo:rsid="1111b509" officeooo:paragraph-rsid="10e22edd" style:font-style-asian="normal" style:font-style-complex="normal" fo:hyphenate="true" fo:hyphenation-remain-char-count="2" fo:hyphenation-push-char-count="2" loext:hyphenation-no-caps="false"/>
    </style:style>
    <style:style style:name="P164" style:family="paragraph" style:parent-style-name="paragraf">
      <style:paragraph-properties fo:orphans="0" fo:widows="0" fo:hyphenation-ladder-count="no-limit" fo:keep-with-next="auto"/>
      <style:text-properties fo:language="id" fo:country="ID" fo:font-style="normal" officeooo:rsid="1116e5a6" officeooo:paragraph-rsid="10e22edd" style:font-style-asian="normal" style:font-style-complex="normal" fo:hyphenate="true" fo:hyphenation-remain-char-count="2" fo:hyphenation-push-char-count="2" loext:hyphenation-no-caps="false"/>
    </style:style>
    <style:style style:name="P165" style:family="paragraph" style:parent-style-name="paragraf">
      <style:paragraph-properties fo:orphans="0" fo:widows="0" fo:hyphenation-ladder-count="no-limit" fo:keep-with-next="auto"/>
      <style:text-properties fo:language="id" fo:country="ID" fo:font-style="normal" officeooo:rsid="1118d280" officeooo:paragraph-rsid="10e22edd" style:font-style-asian="normal" style:font-style-complex="normal" fo:hyphenate="true" fo:hyphenation-remain-char-count="2" fo:hyphenation-push-char-count="2" loext:hyphenation-no-caps="false"/>
    </style:style>
    <style:style style:name="P166" style:family="paragraph" style:parent-style-name="paragraf">
      <style:paragraph-properties fo:orphans="0" fo:widows="0" fo:hyphenation-ladder-count="no-limit" fo:keep-with-next="auto"/>
      <style:text-properties fo:language="id" fo:country="ID" fo:font-style="normal" officeooo:rsid="1120a08e" officeooo:paragraph-rsid="10e22edd" style:font-style-asian="normal" style:font-style-complex="normal" fo:hyphenate="true" fo:hyphenation-remain-char-count="2" fo:hyphenation-push-char-count="2" loext:hyphenation-no-caps="false"/>
    </style:style>
    <style:style style:name="P167" style:family="paragraph" style:parent-style-name="paragraf">
      <style:paragraph-properties fo:orphans="0" fo:widows="0" fo:hyphenation-ladder-count="no-limit" fo:keep-with-next="auto"/>
      <style:text-properties fo:language="id" fo:country="ID" fo:font-style="normal" officeooo:rsid="113b9d09" officeooo:paragraph-rsid="10e22edd" style:font-style-asian="normal" style:font-style-complex="normal" fo:hyphenate="true" fo:hyphenation-remain-char-count="2" fo:hyphenation-push-char-count="2" loext:hyphenation-no-caps="false"/>
    </style:style>
    <style:style style:name="P168" style:family="paragraph" style:parent-style-name="paragraf">
      <style:paragraph-properties fo:orphans="0" fo:widows="0" fo:hyphenation-ladder-count="no-limit" fo:keep-with-next="auto"/>
      <style:text-properties fo:language="id" fo:country="ID" fo:font-style="normal" officeooo:rsid="116074a6" officeooo:paragraph-rsid="10e22edd" style:font-style-asian="normal" style:font-style-complex="normal" fo:hyphenate="true" fo:hyphenation-remain-char-count="2" fo:hyphenation-push-char-count="2" loext:hyphenation-no-caps="false"/>
    </style:style>
    <style:style style:name="P169" style:family="paragraph" style:parent-style-name="paragraf">
      <style:paragraph-properties fo:orphans="0" fo:widows="0" fo:hyphenation-ladder-count="no-limit" fo:keep-with-next="auto"/>
      <style:text-properties fo:language="id" fo:country="ID" fo:font-style="normal" officeooo:rsid="11744f80" officeooo:paragraph-rsid="10e22edd" style:font-style-asian="normal" style:font-style-complex="normal" fo:hyphenate="true" fo:hyphenation-remain-char-count="2" fo:hyphenation-push-char-count="2" loext:hyphenation-no-caps="false"/>
    </style:style>
    <style:style style:name="P170" style:family="paragraph" style:parent-style-name="paragraf">
      <style:paragraph-properties fo:orphans="0" fo:widows="0" fo:hyphenation-ladder-count="no-limit" fo:keep-with-next="auto"/>
      <style:text-properties fo:language="id" fo:country="ID" fo:font-style="normal" officeooo:rsid="1177f576" officeooo:paragraph-rsid="10e22edd" style:font-style-asian="normal" style:font-style-complex="normal" fo:hyphenate="true" fo:hyphenation-remain-char-count="2" fo:hyphenation-push-char-count="2" loext:hyphenation-no-caps="false"/>
    </style:style>
    <style:style style:name="P171" style:family="paragraph" style:parent-style-name="paragraf">
      <style:paragraph-properties fo:orphans="0" fo:widows="0" fo:hyphenation-ladder-count="no-limit" fo:keep-with-next="auto"/>
      <style:text-properties fo:language="id" fo:country="ID" fo:font-style="normal" officeooo:rsid="117dacae" officeooo:paragraph-rsid="10e22edd" style:font-style-asian="normal" style:font-style-complex="normal" fo:hyphenate="true" fo:hyphenation-remain-char-count="2" fo:hyphenation-push-char-count="2" loext:hyphenation-no-caps="false"/>
    </style:style>
    <style:style style:name="P172" style:family="paragraph" style:parent-style-name="paragraf">
      <style:paragraph-properties fo:orphans="0" fo:widows="0" fo:hyphenation-ladder-count="no-limit" fo:keep-with-next="auto"/>
      <style:text-properties fo:language="id" fo:country="ID" fo:font-style="normal" officeooo:rsid="11882ed3" officeooo:paragraph-rsid="10e22edd" style:font-style-asian="normal" style:font-style-complex="normal" fo:hyphenate="true" fo:hyphenation-remain-char-count="2" fo:hyphenation-push-char-count="2" loext:hyphenation-no-caps="false"/>
    </style:style>
    <style:style style:name="P173" style:family="paragraph" style:parent-style-name="paragraf">
      <style:paragraph-properties fo:orphans="0" fo:widows="0" fo:hyphenation-ladder-count="no-limit" fo:keep-with-next="auto"/>
      <style:text-properties fo:language="id" fo:country="ID" fo:font-style="normal" officeooo:rsid="1189a3d4" officeooo:paragraph-rsid="10e22edd" style:font-style-asian="normal" style:font-style-complex="normal" fo:hyphenate="true" fo:hyphenation-remain-char-count="2" fo:hyphenation-push-char-count="2" loext:hyphenation-no-caps="false"/>
    </style:style>
    <style:style style:name="P174" style:family="paragraph" style:parent-style-name="paragraf">
      <style:paragraph-properties fo:orphans="0" fo:widows="0" fo:hyphenation-ladder-count="no-limit" fo:keep-with-next="auto"/>
      <style:text-properties fo:language="id" fo:country="ID" fo:font-style="normal" officeooo:rsid="118ba5d0" officeooo:paragraph-rsid="10e22edd" style:font-style-asian="normal" style:font-style-complex="normal" fo:hyphenate="true" fo:hyphenation-remain-char-count="2" fo:hyphenation-push-char-count="2" loext:hyphenation-no-caps="false"/>
    </style:style>
    <style:style style:name="P175" style:family="paragraph" style:parent-style-name="paragraf">
      <style:paragraph-properties fo:orphans="0" fo:widows="0" fo:hyphenation-ladder-count="no-limit" fo:keep-with-next="auto"/>
      <style:text-properties fo:language="id" fo:country="ID" fo:font-style="normal" officeooo:rsid="11971ab3" officeooo:paragraph-rsid="10e22edd" style:font-style-asian="normal" style:font-style-complex="normal" fo:hyphenate="true" fo:hyphenation-remain-char-count="2" fo:hyphenation-push-char-count="2" loext:hyphenation-no-caps="false"/>
    </style:style>
    <style:style style:name="P176" style:family="paragraph" style:parent-style-name="paragraf">
      <style:paragraph-properties fo:orphans="0" fo:widows="0" fo:hyphenation-ladder-count="no-limit" fo:keep-with-next="auto"/>
      <style:text-properties fo:language="id" fo:country="ID" fo:font-style="normal" officeooo:rsid="11979895" officeooo:paragraph-rsid="10e22edd" style:font-style-asian="normal" style:font-style-complex="normal" fo:hyphenate="true" fo:hyphenation-remain-char-count="2" fo:hyphenation-push-char-count="2" loext:hyphenation-no-caps="false"/>
    </style:style>
    <style:style style:name="P177" style:family="paragraph" style:parent-style-name="paragraf">
      <style:paragraph-properties fo:orphans="0" fo:widows="0" fo:hyphenation-ladder-count="no-limit" fo:keep-with-next="auto"/>
      <style:text-properties fo:language="id" fo:country="ID" fo:font-style="normal" officeooo:rsid="1199e67d" officeooo:paragraph-rsid="10e22edd" style:font-style-asian="normal" style:font-style-complex="normal" fo:hyphenate="true" fo:hyphenation-remain-char-count="2" fo:hyphenation-push-char-count="2" loext:hyphenation-no-caps="false"/>
    </style:style>
    <style:style style:name="P178" style:family="paragraph" style:parent-style-name="paragraf">
      <style:paragraph-properties fo:orphans="0" fo:widows="0" fo:hyphenation-ladder-count="no-limit" fo:keep-with-next="auto"/>
      <style:text-properties fo:language="id" fo:country="ID" fo:font-style="normal" officeooo:rsid="119a4239" officeooo:paragraph-rsid="10e22edd" style:font-style-asian="normal" style:font-style-complex="normal" fo:hyphenate="true" fo:hyphenation-remain-char-count="2" fo:hyphenation-push-char-count="2" loext:hyphenation-no-caps="false"/>
    </style:style>
    <style:style style:name="P179" style:family="paragraph" style:parent-style-name="paragraf">
      <style:paragraph-properties fo:orphans="0" fo:widows="0" fo:hyphenation-ladder-count="no-limit" fo:keep-with-next="auto"/>
      <style:text-properties fo:language="id" fo:country="ID" fo:font-style="normal" officeooo:rsid="119c352e" officeooo:paragraph-rsid="10e22edd" style:font-style-asian="normal" style:font-style-complex="normal" fo:hyphenate="true" fo:hyphenation-remain-char-count="2" fo:hyphenation-push-char-count="2" loext:hyphenation-no-caps="false"/>
    </style:style>
    <style:style style:name="P180" style:family="paragraph" style:parent-style-name="paragraf">
      <style:paragraph-properties fo:orphans="0" fo:widows="0" fo:hyphenation-ladder-count="no-limit" fo:keep-with-next="auto"/>
      <style:text-properties fo:language="id" fo:country="ID" fo:font-style="normal" officeooo:rsid="119d75e9" officeooo:paragraph-rsid="10e22edd" style:font-style-asian="normal" style:font-style-complex="normal" fo:hyphenate="true" fo:hyphenation-remain-char-count="2" fo:hyphenation-push-char-count="2" loext:hyphenation-no-caps="false"/>
    </style:style>
    <style:style style:name="P181" style:family="paragraph" style:parent-style-name="paragraf">
      <style:paragraph-properties fo:orphans="0" fo:widows="0" fo:hyphenation-ladder-count="no-limit" fo:keep-with-next="auto"/>
      <style:text-properties fo:language="id" fo:country="ID" fo:font-style="normal" officeooo:rsid="11a1634e" officeooo:paragraph-rsid="10e22edd" style:font-style-asian="normal" style:font-style-complex="normal" fo:hyphenate="true" fo:hyphenation-remain-char-count="2" fo:hyphenation-push-char-count="2" loext:hyphenation-no-caps="false"/>
    </style:style>
    <style:style style:name="P182" style:family="paragraph" style:parent-style-name="paragraf">
      <style:paragraph-properties fo:orphans="0" fo:widows="0" fo:hyphenation-ladder-count="no-limit" fo:keep-with-next="auto"/>
      <style:text-properties fo:language="id" fo:country="ID" fo:font-style="normal" officeooo:rsid="11a20cc7" officeooo:paragraph-rsid="10e22edd" style:font-style-asian="normal" style:font-style-complex="normal" fo:hyphenate="true" fo:hyphenation-remain-char-count="2" fo:hyphenation-push-char-count="2" loext:hyphenation-no-caps="false"/>
    </style:style>
    <style:style style:name="P183" style:family="paragraph" style:parent-style-name="paragraf">
      <style:paragraph-properties fo:orphans="0" fo:widows="0" fo:hyphenation-ladder-count="no-limit" fo:keep-with-next="auto"/>
      <style:text-properties fo:language="id" fo:country="ID" fo:font-style="normal" officeooo:rsid="11a3f37f" officeooo:paragraph-rsid="10e22edd" style:font-style-asian="normal" style:font-style-complex="normal" fo:hyphenate="true" fo:hyphenation-remain-char-count="2" fo:hyphenation-push-char-count="2" loext:hyphenation-no-caps="false"/>
    </style:style>
    <style:style style:name="P184" style:family="paragraph" style:parent-style-name="paragraf">
      <style:paragraph-properties fo:orphans="0" fo:widows="0" fo:hyphenation-ladder-count="no-limit" fo:keep-with-next="auto"/>
      <style:text-properties fo:language="id" fo:country="ID" fo:font-style="normal" officeooo:rsid="11a42e0a" officeooo:paragraph-rsid="10e22edd" style:font-style-asian="normal" style:font-style-complex="normal" fo:hyphenate="true" fo:hyphenation-remain-char-count="2" fo:hyphenation-push-char-count="2" loext:hyphenation-no-caps="false"/>
    </style:style>
    <style:style style:name="P185" style:family="paragraph" style:parent-style-name="paragraf">
      <style:paragraph-properties fo:orphans="0" fo:widows="0" fo:hyphenation-ladder-count="no-limit" fo:keep-with-next="auto"/>
      <style:text-properties fo:language="id" fo:country="ID" fo:font-style="normal" officeooo:rsid="11a63879" officeooo:paragraph-rsid="10e22edd" style:font-style-asian="normal" style:font-style-complex="normal" fo:hyphenate="true" fo:hyphenation-remain-char-count="2" fo:hyphenation-push-char-count="2" loext:hyphenation-no-caps="false"/>
    </style:style>
    <style:style style:name="P186" style:family="paragraph" style:parent-style-name="paragraf">
      <style:paragraph-properties fo:orphans="0" fo:widows="0" fo:hyphenation-ladder-count="no-limit" fo:keep-with-next="auto"/>
      <style:text-properties fo:language="id" fo:country="ID" fo:font-style="normal" officeooo:rsid="11a6c4bd" officeooo:paragraph-rsid="10e22edd" style:font-style-asian="normal" style:font-style-complex="normal" fo:hyphenate="true" fo:hyphenation-remain-char-count="2" fo:hyphenation-push-char-count="2" loext:hyphenation-no-caps="false"/>
    </style:style>
    <style:style style:name="P187" style:family="paragraph" style:parent-style-name="paragraf">
      <style:paragraph-properties fo:orphans="0" fo:widows="0" fo:hyphenation-ladder-count="no-limit" fo:keep-with-next="auto"/>
      <style:text-properties fo:language="id" fo:country="ID" fo:font-style="normal" officeooo:rsid="11a7a29a" officeooo:paragraph-rsid="10e22edd" style:font-style-asian="normal" style:font-style-complex="normal" fo:hyphenate="true" fo:hyphenation-remain-char-count="2" fo:hyphenation-push-char-count="2" loext:hyphenation-no-caps="false"/>
    </style:style>
    <style:style style:name="P188" style:family="paragraph" style:parent-style-name="paragraf">
      <style:paragraph-properties fo:orphans="0" fo:widows="0" fo:hyphenation-ladder-count="no-limit" fo:keep-with-next="auto"/>
      <style:text-properties fo:language="id" fo:country="ID" fo:font-style="normal" officeooo:rsid="11a88b2b" officeooo:paragraph-rsid="10e22edd" style:font-style-asian="normal" style:font-style-complex="normal" fo:hyphenate="true" fo:hyphenation-remain-char-count="2" fo:hyphenation-push-char-count="2" loext:hyphenation-no-caps="false"/>
    </style:style>
    <style:style style:name="P189" style:family="paragraph" style:parent-style-name="paragraf">
      <style:paragraph-properties fo:orphans="0" fo:widows="0" fo:hyphenation-ladder-count="no-limit" fo:keep-with-next="auto"/>
      <style:text-properties fo:language="id" fo:country="ID" fo:font-style="normal" officeooo:rsid="11aa0b03" officeooo:paragraph-rsid="10e22edd" style:font-style-asian="normal" style:font-style-complex="normal" fo:hyphenate="true" fo:hyphenation-remain-char-count="2" fo:hyphenation-push-char-count="2" loext:hyphenation-no-caps="false"/>
    </style:style>
    <style:style style:name="P190" style:family="paragraph" style:parent-style-name="paragraf">
      <style:paragraph-properties fo:orphans="0" fo:widows="0" fo:hyphenation-ladder-count="no-limit" fo:keep-with-next="auto"/>
      <style:text-properties fo:language="id" fo:country="ID" fo:font-style="normal" officeooo:rsid="11abaabe" officeooo:paragraph-rsid="10e22edd" style:font-style-asian="normal" style:font-style-complex="normal" fo:hyphenate="true" fo:hyphenation-remain-char-count="2" fo:hyphenation-push-char-count="2" loext:hyphenation-no-caps="false"/>
    </style:style>
    <style:style style:name="P191" style:family="paragraph" style:parent-style-name="paragraf">
      <style:paragraph-properties fo:orphans="0" fo:widows="0" fo:hyphenation-ladder-count="no-limit" fo:keep-with-next="auto"/>
      <style:text-properties fo:language="id" fo:country="ID" fo:font-style="normal" officeooo:rsid="11ad0315" officeooo:paragraph-rsid="10e22edd" style:font-style-asian="normal" style:font-style-complex="normal" fo:hyphenate="true" fo:hyphenation-remain-char-count="2" fo:hyphenation-push-char-count="2" loext:hyphenation-no-caps="false"/>
    </style:style>
    <style:style style:name="P192" style:family="paragraph" style:parent-style-name="paragraf">
      <style:paragraph-properties fo:orphans="0" fo:widows="0" fo:hyphenation-ladder-count="no-limit" fo:keep-with-next="auto"/>
      <style:text-properties fo:language="id" fo:country="ID" fo:font-style="normal" officeooo:rsid="11ad6ded" officeooo:paragraph-rsid="10e22edd" style:font-style-asian="normal" style:font-style-complex="normal" fo:hyphenate="true" fo:hyphenation-remain-char-count="2" fo:hyphenation-push-char-count="2" loext:hyphenation-no-caps="false"/>
    </style:style>
    <style:style style:name="P193" style:family="paragraph" style:parent-style-name="paragraf">
      <style:paragraph-properties fo:orphans="0" fo:widows="0" fo:hyphenation-ladder-count="no-limit" fo:keep-with-next="auto"/>
      <style:text-properties fo:language="id" fo:country="ID" fo:font-style="normal" officeooo:rsid="11aedbb7" officeooo:paragraph-rsid="10e22edd" style:font-style-asian="normal" style:font-style-complex="normal" fo:hyphenate="true" fo:hyphenation-remain-char-count="2" fo:hyphenation-push-char-count="2" loext:hyphenation-no-caps="false"/>
    </style:style>
    <style:style style:name="P194" style:family="paragraph" style:parent-style-name="paragraf">
      <style:paragraph-properties fo:orphans="0" fo:widows="0" fo:hyphenation-ladder-count="no-limit" fo:keep-with-next="auto"/>
      <style:text-properties fo:language="id" fo:country="ID" fo:font-style="normal" officeooo:rsid="11b321e0" officeooo:paragraph-rsid="10e22edd" style:font-style-asian="normal" style:font-style-complex="normal" fo:hyphenate="true" fo:hyphenation-remain-char-count="2" fo:hyphenation-push-char-count="2" loext:hyphenation-no-caps="false"/>
    </style:style>
    <style:style style:name="P195" style:family="paragraph" style:parent-style-name="paragraf">
      <style:paragraph-properties fo:orphans="0" fo:widows="0" fo:hyphenation-ladder-count="no-limit" fo:keep-with-next="auto"/>
      <style:text-properties fo:language="id" fo:country="ID" fo:font-style="normal" officeooo:rsid="11b46456" officeooo:paragraph-rsid="10e22edd" style:font-style-asian="normal" style:font-style-complex="normal" fo:hyphenate="true" fo:hyphenation-remain-char-count="2" fo:hyphenation-push-char-count="2" loext:hyphenation-no-caps="false"/>
    </style:style>
    <style:style style:name="P196" style:family="paragraph" style:parent-style-name="paragraf">
      <style:paragraph-properties fo:orphans="0" fo:widows="0" fo:hyphenation-ladder-count="no-limit" fo:keep-with-next="auto"/>
      <style:text-properties fo:language="id" fo:country="ID" fo:font-style="normal" officeooo:rsid="11b5af9b" officeooo:paragraph-rsid="10e22edd" style:font-style-asian="normal" style:font-style-complex="normal" fo:hyphenate="true" fo:hyphenation-remain-char-count="2" fo:hyphenation-push-char-count="2" loext:hyphenation-no-caps="false"/>
    </style:style>
    <style:style style:name="P197" style:family="paragraph" style:parent-style-name="paragraf">
      <style:paragraph-properties fo:orphans="0" fo:widows="0" fo:hyphenation-ladder-count="no-limit" fo:keep-with-next="auto"/>
      <style:text-properties fo:language="id" fo:country="ID" fo:font-style="normal" officeooo:rsid="11b6779d" officeooo:paragraph-rsid="10e22edd" style:font-style-asian="normal" style:font-style-complex="normal" fo:hyphenate="true" fo:hyphenation-remain-char-count="2" fo:hyphenation-push-char-count="2" loext:hyphenation-no-caps="false"/>
    </style:style>
    <style:style style:name="P198" style:family="paragraph" style:parent-style-name="paragraf">
      <style:paragraph-properties fo:orphans="0" fo:widows="0" fo:hyphenation-ladder-count="no-limit" fo:keep-with-next="auto"/>
      <style:text-properties fo:language="id" fo:country="ID" fo:font-style="normal" officeooo:rsid="11b6a309" officeooo:paragraph-rsid="10e22edd" style:font-style-asian="normal" style:font-style-complex="normal" fo:hyphenate="true" fo:hyphenation-remain-char-count="2" fo:hyphenation-push-char-count="2" loext:hyphenation-no-caps="false"/>
    </style:style>
    <style:style style:name="P199" style:family="paragraph" style:parent-style-name="paragraf">
      <style:paragraph-properties fo:orphans="0" fo:widows="0" fo:hyphenation-ladder-count="no-limit" fo:keep-with-next="auto"/>
      <style:text-properties fo:language="id" fo:country="ID" fo:font-style="normal" officeooo:rsid="11b7f755" officeooo:paragraph-rsid="10e22edd" style:font-style-asian="normal" style:font-style-complex="normal" fo:hyphenate="true" fo:hyphenation-remain-char-count="2" fo:hyphenation-push-char-count="2" loext:hyphenation-no-caps="false"/>
    </style:style>
    <style:style style:name="P200" style:family="paragraph" style:parent-style-name="paragraf">
      <style:paragraph-properties fo:orphans="0" fo:widows="0" fo:hyphenation-ladder-count="no-limit" fo:keep-with-next="auto"/>
      <style:text-properties fo:language="id" fo:country="ID" fo:font-style="normal" officeooo:rsid="11bd47bf" officeooo:paragraph-rsid="10e22edd" style:font-style-asian="normal" style:font-style-complex="normal" fo:hyphenate="true" fo:hyphenation-remain-char-count="2" fo:hyphenation-push-char-count="2" loext:hyphenation-no-caps="false"/>
    </style:style>
    <style:style style:name="P201" style:family="paragraph" style:parent-style-name="paragraf">
      <style:paragraph-properties fo:orphans="0" fo:widows="0" fo:hyphenation-ladder-count="no-limit" fo:keep-with-next="auto"/>
      <style:text-properties fo:language="id" fo:country="ID" fo:font-style="normal" officeooo:rsid="11cb79ec" officeooo:paragraph-rsid="10e22edd" style:font-style-asian="normal" style:font-style-complex="normal" fo:hyphenate="true" fo:hyphenation-remain-char-count="2" fo:hyphenation-push-char-count="2" loext:hyphenation-no-caps="false"/>
    </style:style>
    <style:style style:name="P202" style:family="paragraph" style:parent-style-name="paragraf">
      <style:paragraph-properties fo:orphans="0" fo:widows="0" fo:hyphenation-ladder-count="no-limit" fo:keep-with-next="auto"/>
      <style:text-properties fo:language="id" fo:country="ID" fo:font-style="normal" officeooo:rsid="11d0c52f" officeooo:paragraph-rsid="10e22edd" style:font-style-asian="normal" style:font-style-complex="normal" fo:hyphenate="true" fo:hyphenation-remain-char-count="2" fo:hyphenation-push-char-count="2" loext:hyphenation-no-caps="false"/>
    </style:style>
    <style:style style:name="P203" style:family="paragraph" style:parent-style-name="paragraf">
      <style:paragraph-properties fo:orphans="0" fo:widows="0" fo:hyphenation-ladder-count="1" fo:keep-with-next="auto"/>
      <style:text-properties fo:language="id" fo:country="ID" fo:font-style="normal" fo:font-weight="bold" officeooo:rsid="0b9730b7" officeooo:paragraph-rsid="10e22dcb" style:font-style-asian="normal" style:font-weight-asian="bold" style:font-style-complex="normal" style:font-weight-complex="bold" fo:hyphenate="true" fo:hyphenation-remain-char-count="2" fo:hyphenation-push-char-count="2" loext:hyphenation-no-caps="false"/>
    </style:style>
    <style:style style:name="P204" style:family="paragraph" style:parent-style-name="paragraf">
      <style:paragraph-properties fo:orphans="0" fo:widows="0" fo:hyphenation-ladder-count="1" fo:keep-with-next="auto"/>
      <style:text-properties fo:language="id" fo:country="ID" fo:font-style="normal" fo:font-weight="normal" officeooo:rsid="0b99be1a" officeooo:paragraph-rsid="10e22dcb" style:font-style-asian="normal" style:font-weight-asian="normal" style:font-style-complex="normal" style:font-weight-complex="normal" fo:hyphenate="true" fo:hyphenation-remain-char-count="2" fo:hyphenation-push-char-count="2" loext:hyphenation-no-caps="false"/>
    </style:style>
    <style:style style:name="P205" style:family="paragraph" style:parent-style-name="paragraf">
      <style:paragraph-properties fo:orphans="0" fo:widows="0" fo:hyphenation-ladder-count="1" fo:keep-with-next="auto"/>
      <style:text-properties fo:language="id" fo:country="ID" fo:font-style="normal" fo:font-weight="normal" officeooo:rsid="0b9d9cba" officeooo:paragraph-rsid="10e22dcb" style:font-style-asian="normal" style:font-weight-asian="normal" style:font-style-complex="normal" style:font-weight-complex="normal" fo:hyphenate="true" fo:hyphenation-remain-char-count="2" fo:hyphenation-push-char-count="2" loext:hyphenation-no-caps="false"/>
    </style:style>
    <style:style style:name="P206" style:family="paragraph" style:parent-style-name="paragraf">
      <style:paragraph-properties fo:orphans="0" fo:widows="0" fo:hyphenation-ladder-count="1" fo:keep-with-next="auto"/>
      <style:text-properties fo:language="id" fo:country="ID" fo:font-style="normal" fo:font-weight="normal" officeooo:rsid="0b9f6db4" officeooo:paragraph-rsid="10e22dcb" style:font-style-asian="normal" style:font-weight-asian="normal" style:font-style-complex="normal" style:font-weight-complex="normal" fo:hyphenate="true" fo:hyphenation-remain-char-count="2" fo:hyphenation-push-char-count="2" loext:hyphenation-no-caps="false"/>
    </style:style>
    <style:style style:name="P207" style:family="paragraph" style:parent-style-name="paragraf">
      <style:paragraph-properties fo:orphans="0" fo:widows="0" fo:hyphenation-ladder-count="1" fo:keep-with-next="auto"/>
      <style:text-properties fo:language="id" fo:country="ID" fo:font-style="normal" fo:font-weight="normal" officeooo:rsid="0ba21479" officeooo:paragraph-rsid="10e22dcb" style:font-style-asian="normal" style:font-weight-asian="normal" style:font-style-complex="normal" style:font-weight-complex="normal" fo:hyphenate="true" fo:hyphenation-remain-char-count="2" fo:hyphenation-push-char-count="2" loext:hyphenation-no-caps="false"/>
    </style:style>
    <style:style style:name="P208" style:family="paragraph" style:parent-style-name="paragraf">
      <style:paragraph-properties fo:orphans="0" fo:widows="0" fo:hyphenation-ladder-count="1" fo:keep-with-next="auto"/>
      <style:text-properties fo:language="id" fo:country="ID" fo:font-style="normal" fo:font-weight="normal" officeooo:rsid="0ba62783" officeooo:paragraph-rsid="10e22dcb" style:font-style-asian="normal" style:font-weight-asian="normal" style:font-style-complex="normal" style:font-weight-complex="normal" fo:hyphenate="true" fo:hyphenation-remain-char-count="2" fo:hyphenation-push-char-count="2" loext:hyphenation-no-caps="false"/>
    </style:style>
    <style:style style:name="P209" style:family="paragraph" style:parent-style-name="paragraf">
      <style:paragraph-properties fo:orphans="0" fo:widows="0" fo:hyphenation-ladder-count="1" fo:keep-with-next="auto"/>
      <style:text-properties fo:language="id" fo:country="ID" fo:font-style="normal" fo:font-weight="normal" officeooo:rsid="0ba700b8" officeooo:paragraph-rsid="10e22dcb" style:font-style-asian="normal" style:font-weight-asian="normal" style:font-style-complex="normal" style:font-weight-complex="normal" fo:hyphenate="true" fo:hyphenation-remain-char-count="2" fo:hyphenation-push-char-count="2" loext:hyphenation-no-caps="false"/>
    </style:style>
    <style:style style:name="P210" style:family="paragraph" style:parent-style-name="paragraf">
      <style:paragraph-properties fo:orphans="0" fo:widows="0" fo:hyphenation-ladder-count="1" fo:keep-with-next="auto"/>
      <style:text-properties fo:language="id" fo:country="ID" fo:font-style="normal" fo:font-weight="normal" officeooo:rsid="0bacb9f9" officeooo:paragraph-rsid="10e22dcb" style:font-style-asian="normal" style:font-weight-asian="normal" style:font-style-complex="normal" style:font-weight-complex="normal" fo:hyphenate="true" fo:hyphenation-remain-char-count="2" fo:hyphenation-push-char-count="2" loext:hyphenation-no-caps="false"/>
    </style:style>
    <style:style style:name="P211" style:family="paragraph" style:parent-style-name="paragraf">
      <style:paragraph-properties fo:orphans="0" fo:widows="0" fo:hyphenation-ladder-count="1" fo:keep-with-next="auto"/>
      <style:text-properties fo:language="id" fo:country="ID" fo:font-style="normal" fo:font-weight="normal" officeooo:rsid="0bacc530" officeooo:paragraph-rsid="10e22dcb" style:font-style-asian="normal" style:font-weight-asian="normal" style:font-style-complex="normal" style:font-weight-complex="normal" fo:hyphenate="true" fo:hyphenation-remain-char-count="2" fo:hyphenation-push-char-count="2" loext:hyphenation-no-caps="false"/>
    </style:style>
    <style:style style:name="P212" style:family="paragraph" style:parent-style-name="paragraf">
      <style:paragraph-properties fo:orphans="0" fo:widows="0" fo:hyphenation-ladder-count="1" fo:keep-with-next="auto"/>
      <style:text-properties fo:language="id" fo:country="ID" fo:font-style="normal" fo:font-weight="normal" officeooo:rsid="0bad6d73" officeooo:paragraph-rsid="10e22dcb" style:font-style-asian="normal" style:font-weight-asian="normal" style:font-style-complex="normal" style:font-weight-complex="normal" fo:hyphenate="true" fo:hyphenation-remain-char-count="2" fo:hyphenation-push-char-count="2" loext:hyphenation-no-caps="false"/>
    </style:style>
    <style:style style:name="P213" style:family="paragraph" style:parent-style-name="paragraf">
      <style:paragraph-properties fo:orphans="0" fo:widows="0" fo:hyphenation-ladder-count="1" fo:keep-with-next="auto"/>
      <style:text-properties fo:language="id" fo:country="ID" fo:font-style="normal" fo:font-weight="normal" officeooo:rsid="0baf4d7d" officeooo:paragraph-rsid="10e22dcb" style:font-style-asian="normal" style:font-weight-asian="normal" style:font-style-complex="normal" style:font-weight-complex="normal" fo:hyphenate="true" fo:hyphenation-remain-char-count="2" fo:hyphenation-push-char-count="2" loext:hyphenation-no-caps="false"/>
    </style:style>
    <style:style style:name="P214" style:family="paragraph" style:parent-style-name="paragraf">
      <style:paragraph-properties fo:orphans="0" fo:widows="0" fo:hyphenation-ladder-count="1" fo:keep-with-next="auto"/>
      <style:text-properties fo:language="id" fo:country="ID" fo:font-style="normal" fo:font-weight="normal" officeooo:rsid="0bb5a190" officeooo:paragraph-rsid="10e22dcb" style:font-style-asian="normal" style:font-weight-asian="normal" style:font-style-complex="normal" style:font-weight-complex="normal" fo:hyphenate="true" fo:hyphenation-remain-char-count="2" fo:hyphenation-push-char-count="2" loext:hyphenation-no-caps="false"/>
    </style:style>
    <style:style style:name="P215" style:family="paragraph" style:parent-style-name="paragraf">
      <style:paragraph-properties fo:orphans="0" fo:widows="0" fo:hyphenation-ladder-count="1" fo:keep-with-next="auto"/>
      <style:text-properties fo:language="id" fo:country="ID" fo:font-style="normal" fo:font-weight="normal" officeooo:rsid="0bb5f4bf" officeooo:paragraph-rsid="10e22dcb" style:font-style-asian="normal" style:font-weight-asian="normal" style:font-style-complex="normal" style:font-weight-complex="normal" fo:hyphenate="true" fo:hyphenation-remain-char-count="2" fo:hyphenation-push-char-count="2" loext:hyphenation-no-caps="false"/>
    </style:style>
    <style:style style:name="P216" style:family="paragraph" style:parent-style-name="paragraf">
      <style:paragraph-properties fo:orphans="0" fo:widows="0" fo:hyphenation-ladder-count="1" fo:keep-with-next="auto"/>
      <style:text-properties fo:language="id" fo:country="ID" fo:font-style="normal" fo:font-weight="normal" officeooo:rsid="0bb70087" officeooo:paragraph-rsid="10e22dcb" style:font-style-asian="normal" style:font-weight-asian="normal" style:font-style-complex="normal" style:font-weight-complex="normal" fo:hyphenate="true" fo:hyphenation-remain-char-count="2" fo:hyphenation-push-char-count="2" loext:hyphenation-no-caps="false"/>
    </style:style>
    <style:style style:name="P217" style:family="paragraph" style:parent-style-name="paragraf">
      <style:paragraph-properties fo:orphans="0" fo:widows="0" fo:hyphenation-ladder-count="1" fo:keep-with-next="auto"/>
      <style:text-properties fo:language="id" fo:country="ID" fo:font-style="normal" fo:font-weight="normal" officeooo:rsid="0bbb33de" officeooo:paragraph-rsid="10e22dcb" style:font-style-asian="normal" style:font-weight-asian="normal" style:font-style-complex="normal" style:font-weight-complex="normal" fo:hyphenate="true" fo:hyphenation-remain-char-count="2" fo:hyphenation-push-char-count="2" loext:hyphenation-no-caps="false"/>
    </style:style>
    <style:style style:name="P218" style:family="paragraph" style:parent-style-name="paragraf">
      <style:paragraph-properties fo:orphans="0" fo:widows="0" fo:hyphenation-ladder-count="1" fo:keep-with-next="auto"/>
      <style:text-properties fo:language="id" fo:country="ID" fo:font-style="normal" fo:font-weight="normal" officeooo:rsid="0bc0ef98"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19" style:family="paragraph" style:parent-style-name="paragraf">
      <style:paragraph-properties fo:orphans="0" fo:widows="0" fo:hyphenation-ladder-count="1" fo:keep-with-next="auto"/>
      <style:text-properties fo:language="id" fo:country="ID" fo:font-style="normal" fo:font-weight="normal" officeooo:rsid="0bc2db50"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0" style:family="paragraph" style:parent-style-name="paragraf">
      <style:paragraph-properties fo:orphans="0" fo:widows="0" fo:hyphenation-ladder-count="1" fo:keep-with-next="auto"/>
      <style:text-properties fo:language="id" fo:country="ID" fo:font-style="normal" fo:font-weight="normal" officeooo:rsid="0bc542dc"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1" style:family="paragraph" style:parent-style-name="paragraf">
      <style:paragraph-properties fo:orphans="0" fo:widows="0" fo:hyphenation-ladder-count="1" fo:keep-with-next="auto"/>
      <style:text-properties fo:language="id" fo:country="ID" fo:font-style="normal" fo:font-weight="normal" officeooo:rsid="0bcf9016"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2" style:family="paragraph" style:parent-style-name="paragraf">
      <style:paragraph-properties fo:orphans="0" fo:widows="0" fo:hyphenation-ladder-count="1" fo:keep-with-next="auto"/>
      <style:text-properties fo:language="id" fo:country="ID" fo:font-style="normal" fo:font-weight="normal" officeooo:rsid="0bd4b94b"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3" style:family="paragraph" style:parent-style-name="paragraf">
      <style:paragraph-properties fo:orphans="0" fo:widows="0" fo:hyphenation-ladder-count="1" fo:keep-with-next="auto"/>
      <style:text-properties fo:language="id" fo:country="ID" fo:font-style="normal" fo:font-weight="normal" officeooo:rsid="0bd849aa"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4" style:family="paragraph" style:parent-style-name="paragraf">
      <style:paragraph-properties fo:orphans="0" fo:widows="0" fo:hyphenation-ladder-count="1" fo:keep-with-next="auto"/>
      <style:text-properties fo:language="id" fo:country="ID" fo:font-style="normal" fo:font-weight="normal" officeooo:rsid="0bdfe644"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5" style:family="paragraph" style:parent-style-name="paragraf">
      <style:paragraph-properties fo:orphans="0" fo:widows="0" fo:hyphenation-ladder-count="1" fo:keep-with-next="auto"/>
      <style:text-properties fo:language="id" fo:country="ID" fo:font-style="normal" fo:font-weight="normal" officeooo:rsid="0bef3355"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6" style:family="paragraph" style:parent-style-name="paragraf">
      <style:paragraph-properties fo:orphans="0" fo:widows="0" fo:hyphenation-ladder-count="1" fo:keep-with-next="auto"/>
      <style:text-properties fo:language="id" fo:country="ID" fo:font-style="normal" fo:font-weight="normal" officeooo:rsid="0bff74b0"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7" style:family="paragraph" style:parent-style-name="paragraf">
      <style:paragraph-properties fo:orphans="0" fo:widows="0" fo:hyphenation-ladder-count="1" fo:keep-with-next="auto"/>
      <style:text-properties fo:language="id" fo:country="ID" fo:font-style="normal" fo:font-weight="normal" officeooo:rsid="0c08466b"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8" style:family="paragraph" style:parent-style-name="paragraf">
      <style:paragraph-properties fo:orphans="0" fo:widows="0" fo:hyphenation-ladder-count="1" fo:keep-with-next="auto"/>
      <style:text-properties fo:language="id" fo:country="ID" fo:font-style="normal" fo:font-weight="normal" officeooo:rsid="0c192b60"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29" style:family="paragraph" style:parent-style-name="paragraf">
      <style:paragraph-properties fo:orphans="0" fo:widows="0" fo:hyphenation-ladder-count="1" fo:keep-with-next="auto"/>
      <style:text-properties fo:language="id" fo:country="ID" fo:font-style="normal" fo:font-weight="normal" officeooo:rsid="0c303284"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30" style:family="paragraph" style:parent-style-name="paragraf">
      <style:paragraph-properties fo:orphans="0" fo:widows="0" fo:hyphenation-ladder-count="1" fo:keep-with-next="auto"/>
      <style:text-properties fo:language="id" fo:country="ID" fo:font-style="normal" fo:font-weight="normal" officeooo:rsid="0c34b4cc"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231" style:family="paragraph" style:parent-style-name="paragraf">
      <style:paragraph-properties fo:orphans="0" fo:widows="0" fo:hyphenation-ladder-count="1" fo:keep-with-next="auto"/>
      <style:text-properties fo:language="id" fo:country="ID" fo:font-style="normal" fo:font-weight="normal" officeooo:rsid="0bce20ef" officeooo:paragraph-rsid="10e22dcb" fo:background-color="#fff5ce" style:font-style-asian="normal" style:font-weight-asian="normal" style:font-style-complex="normal" style:font-weight-complex="normal" fo:hyphenate="true" fo:hyphenation-remain-char-count="2" fo:hyphenation-push-char-count="2" loext:hyphenation-no-caps="false"/>
    </style:style>
    <style:style style:name="P232" style:family="paragraph" style:parent-style-name="paragraf">
      <style:paragraph-properties fo:orphans="0" fo:widows="0" fo:hyphenation-ladder-count="no-limit" fo:keep-with-next="auto"/>
      <style:text-properties fo:language="id" fo:country="ID" fo:font-style="normal" officeooo:rsid="0f171262" officeooo:paragraph-rsid="10e22dcb" fo:background-color="#fff5ce" style:font-style-asian="normal" style:font-style-complex="normal" fo:hyphenate="true" fo:hyphenation-remain-char-count="2" fo:hyphenation-push-char-count="2" loext:hyphenation-no-caps="false"/>
    </style:style>
    <style:style style:name="P233" style:family="paragraph" style:parent-style-name="paragraf">
      <style:paragraph-properties fo:orphans="0" fo:widows="0" fo:hyphenation-ladder-count="no-limit" fo:keep-with-next="auto"/>
      <style:text-properties fo:language="id" fo:country="ID" officeooo:rsid="0c906cbb" officeooo:paragraph-rsid="10e22dcb" fo:hyphenate="true" fo:hyphenation-remain-char-count="2" fo:hyphenation-push-char-count="2" loext:hyphenation-no-caps="false"/>
    </style:style>
    <style:style style:name="P234" style:family="paragraph" style:parent-style-name="paragraf">
      <style:paragraph-properties fo:orphans="0" fo:widows="0" fo:hyphenation-ladder-count="no-limit" fo:keep-with-next="auto"/>
      <style:text-properties fo:language="id" fo:country="ID" officeooo:rsid="0cb5077d" officeooo:paragraph-rsid="10e22dcb" fo:hyphenate="true" fo:hyphenation-remain-char-count="2" fo:hyphenation-push-char-count="2" loext:hyphenation-no-caps="false"/>
    </style:style>
    <style:style style:name="P235" style:family="paragraph" style:parent-style-name="paragraf">
      <style:paragraph-properties fo:orphans="0" fo:widows="0" fo:hyphenation-ladder-count="no-limit" fo:keep-with-next="auto"/>
      <style:text-properties fo:language="id" fo:country="ID" officeooo:rsid="0cc28cc9" officeooo:paragraph-rsid="10e22dcb" fo:hyphenate="true" fo:hyphenation-remain-char-count="2" fo:hyphenation-push-char-count="2" loext:hyphenation-no-caps="false"/>
    </style:style>
    <style:style style:name="P236" style:family="paragraph" style:parent-style-name="paragraf">
      <style:paragraph-properties fo:orphans="0" fo:widows="0" fo:hyphenation-ladder-count="no-limit" fo:keep-with-next="auto"/>
      <style:text-properties fo:language="id" fo:country="ID" officeooo:rsid="0cc76a7c" officeooo:paragraph-rsid="10e22dcb" fo:hyphenate="true" fo:hyphenation-remain-char-count="2" fo:hyphenation-push-char-count="2" loext:hyphenation-no-caps="false"/>
    </style:style>
    <style:style style:name="P237" style:family="paragraph" style:parent-style-name="paragraf">
      <style:paragraph-properties fo:orphans="0" fo:widows="0" fo:hyphenation-ladder-count="no-limit" fo:keep-with-next="auto"/>
      <style:text-properties fo:language="id" fo:country="ID" officeooo:rsid="0cd775cb" officeooo:paragraph-rsid="10e22dcb" fo:hyphenate="true" fo:hyphenation-remain-char-count="2" fo:hyphenation-push-char-count="2" loext:hyphenation-no-caps="false"/>
    </style:style>
    <style:style style:name="P238" style:family="paragraph" style:parent-style-name="paragraf">
      <style:paragraph-properties fo:orphans="0" fo:widows="0" fo:hyphenation-ladder-count="no-limit" fo:keep-with-next="auto"/>
      <style:text-properties fo:language="id" fo:country="ID" officeooo:rsid="0ce151e7" officeooo:paragraph-rsid="10e22dcb" fo:hyphenate="true" fo:hyphenation-remain-char-count="2" fo:hyphenation-push-char-count="2" loext:hyphenation-no-caps="false"/>
    </style:style>
    <style:style style:name="P239" style:family="paragraph" style:parent-style-name="paragraf">
      <style:paragraph-properties fo:orphans="0" fo:widows="0" fo:hyphenation-ladder-count="no-limit" fo:keep-with-next="auto"/>
      <style:text-properties fo:language="id" fo:country="ID" officeooo:rsid="0cf338f1" officeooo:paragraph-rsid="10e22dcb" fo:hyphenate="true" fo:hyphenation-remain-char-count="2" fo:hyphenation-push-char-count="2" loext:hyphenation-no-caps="false"/>
    </style:style>
    <style:style style:name="P240" style:family="paragraph" style:parent-style-name="paragraf">
      <style:paragraph-properties fo:orphans="0" fo:widows="0" fo:hyphenation-ladder-count="no-limit" fo:keep-with-next="auto"/>
      <style:text-properties fo:language="id" fo:country="ID" fo:font-weight="normal" officeooo:rsid="0cf8c886" officeooo:paragraph-rsid="10e22dcb" style:font-weight-asian="normal" style:font-weight-complex="normal" fo:hyphenate="true" fo:hyphenation-remain-char-count="2" fo:hyphenation-push-char-count="2" loext:hyphenation-no-caps="false"/>
    </style:style>
    <style:style style:name="P241" style:family="paragraph" style:parent-style-name="paragraf" style:list-style-name="L31">
      <style:paragraph-properties fo:orphans="0" fo:widows="0" fo:hyphenation-ladder-count="no-limit" fo:keep-with-next="auto"/>
      <style:text-properties fo:language="id" fo:country="ID" officeooo:rsid="0cf8f8a7" officeooo:paragraph-rsid="10e22dcb" fo:hyphenate="true" fo:hyphenation-remain-char-count="2" fo:hyphenation-push-char-count="2" loext:hyphenation-no-caps="false"/>
    </style:style>
    <style:style style:name="P242" style:family="paragraph" style:parent-style-name="paragraf" style:list-style-name="L31">
      <style:paragraph-properties fo:orphans="0" fo:widows="0" fo:hyphenation-ladder-count="no-limit" fo:keep-with-next="auto"/>
      <style:text-properties fo:language="id" fo:country="ID" officeooo:rsid="0d07f78d" officeooo:paragraph-rsid="10e22dcb" fo:hyphenate="true" fo:hyphenation-remain-char-count="2" fo:hyphenation-push-char-count="2" loext:hyphenation-no-caps="false"/>
    </style:style>
    <style:style style:name="P243" style:family="paragraph" style:parent-style-name="paragraf" style:list-style-name="L31">
      <style:paragraph-properties fo:orphans="0" fo:widows="0" fo:hyphenation-ladder-count="no-limit" fo:keep-with-next="auto"/>
      <style:text-properties fo:language="id" fo:country="ID" officeooo:rsid="0d131591" officeooo:paragraph-rsid="10e22dcb" fo:hyphenate="true" fo:hyphenation-remain-char-count="2" fo:hyphenation-push-char-count="2" loext:hyphenation-no-caps="false"/>
    </style:style>
    <style:style style:name="P244" style:family="paragraph" style:parent-style-name="paragraf" style:list-style-name="L31">
      <style:paragraph-properties fo:orphans="0" fo:widows="0" fo:hyphenation-ladder-count="no-limit" fo:keep-with-next="auto"/>
      <style:text-properties fo:language="id" fo:country="ID" officeooo:rsid="0d285bee" officeooo:paragraph-rsid="10e22dcb" fo:hyphenate="true" fo:hyphenation-remain-char-count="2" fo:hyphenation-push-char-count="2" loext:hyphenation-no-caps="false"/>
    </style:style>
    <style:style style:name="P245" style:family="paragraph" style:parent-style-name="paragraf" style:list-style-name="L31">
      <style:paragraph-properties fo:orphans="0" fo:widows="0" fo:hyphenation-ladder-count="no-limit" fo:keep-with-next="auto"/>
      <style:text-properties fo:language="id" fo:country="ID" officeooo:rsid="0d28f03d" officeooo:paragraph-rsid="10e22dcb" fo:hyphenate="true" fo:hyphenation-remain-char-count="2" fo:hyphenation-push-char-count="2" loext:hyphenation-no-caps="false"/>
    </style:style>
    <style:style style:name="P246" style:family="paragraph" style:parent-style-name="paragraf" style:list-style-name="L31">
      <style:paragraph-properties fo:orphans="0" fo:widows="0" fo:hyphenation-ladder-count="no-limit" fo:keep-with-next="auto"/>
      <style:text-properties fo:language="id" fo:country="ID" officeooo:rsid="0d37e6bd" officeooo:paragraph-rsid="10e22dcb" fo:hyphenate="true" fo:hyphenation-remain-char-count="2" fo:hyphenation-push-char-count="2" loext:hyphenation-no-caps="false"/>
    </style:style>
    <style:style style:name="P247" style:family="paragraph" style:parent-style-name="paragraf" style:list-style-name="L31">
      <style:paragraph-properties fo:orphans="0" fo:widows="0" fo:hyphenation-ladder-count="no-limit" fo:keep-with-next="auto"/>
      <style:text-properties fo:language="id" fo:country="ID" officeooo:rsid="0d40bc93" officeooo:paragraph-rsid="10e22dcb" fo:hyphenate="true" fo:hyphenation-remain-char-count="2" fo:hyphenation-push-char-count="2" loext:hyphenation-no-caps="false"/>
    </style:style>
    <style:style style:name="P248" style:family="paragraph" style:parent-style-name="paragraf">
      <style:paragraph-properties fo:orphans="0" fo:widows="0" fo:hyphenation-ladder-count="no-limit" fo:keep-with-next="auto"/>
      <style:text-properties fo:language="id" fo:country="ID" officeooo:rsid="0d4922b9" officeooo:paragraph-rsid="10e22dcb" fo:hyphenate="true" fo:hyphenation-remain-char-count="2" fo:hyphenation-push-char-count="2" loext:hyphenation-no-caps="false"/>
    </style:style>
    <style:style style:name="P249" style:family="paragraph" style:parent-style-name="paragraf">
      <style:paragraph-properties fo:orphans="0" fo:widows="0" fo:hyphenation-ladder-count="no-limit" fo:keep-with-next="auto"/>
      <style:text-properties fo:language="id" fo:country="ID" officeooo:rsid="0d553950" officeooo:paragraph-rsid="10e22dcb" fo:hyphenate="true" fo:hyphenation-remain-char-count="2" fo:hyphenation-push-char-count="2" loext:hyphenation-no-caps="false"/>
    </style:style>
    <style:style style:name="P250" style:family="paragraph" style:parent-style-name="paragraf" style:list-style-name="L32">
      <style:paragraph-properties fo:orphans="0" fo:widows="0" fo:hyphenation-ladder-count="no-limit" fo:keep-with-next="auto"/>
      <style:text-properties fo:language="id" fo:country="ID" officeooo:rsid="0d634501" officeooo:paragraph-rsid="10e22dcb" fo:hyphenate="true" fo:hyphenation-remain-char-count="2" fo:hyphenation-push-char-count="2" loext:hyphenation-no-caps="false"/>
    </style:style>
    <style:style style:name="P251" style:family="paragraph" style:parent-style-name="paragraf">
      <style:paragraph-properties fo:orphans="0" fo:widows="0" fo:hyphenation-ladder-count="no-limit" fo:keep-with-next="auto"/>
      <style:text-properties fo:language="id" fo:country="ID" officeooo:rsid="0d6fd9e4" officeooo:paragraph-rsid="10e22dcb" fo:hyphenate="true" fo:hyphenation-remain-char-count="2" fo:hyphenation-push-char-count="2" loext:hyphenation-no-caps="false"/>
    </style:style>
    <style:style style:name="P252" style:family="paragraph" style:parent-style-name="paragraf">
      <style:paragraph-properties fo:orphans="0" fo:widows="0" fo:hyphenation-ladder-count="no-limit" fo:keep-with-next="auto"/>
      <style:text-properties fo:language="id" fo:country="ID" officeooo:rsid="0d743d07" officeooo:paragraph-rsid="10e22dcb" fo:hyphenate="true" fo:hyphenation-remain-char-count="2" fo:hyphenation-push-char-count="2" loext:hyphenation-no-caps="false"/>
    </style:style>
    <style:style style:name="P253" style:family="paragraph" style:parent-style-name="paragraf">
      <style:paragraph-properties fo:orphans="0" fo:widows="0" fo:hyphenation-ladder-count="no-limit" fo:keep-with-next="auto"/>
      <style:text-properties fo:language="id" fo:country="ID" officeooo:rsid="0d827799" officeooo:paragraph-rsid="10e22dcb" fo:hyphenate="true" fo:hyphenation-remain-char-count="2" fo:hyphenation-push-char-count="2" loext:hyphenation-no-caps="false"/>
    </style:style>
    <style:style style:name="P254" style:family="paragraph" style:parent-style-name="paragraf">
      <style:paragraph-properties fo:orphans="0" fo:widows="0" fo:hyphenation-ladder-count="no-limit" fo:keep-with-next="auto"/>
      <style:text-properties fo:language="id" fo:country="ID" officeooo:rsid="0d886466" officeooo:paragraph-rsid="10e22dcb" fo:hyphenate="true" fo:hyphenation-remain-char-count="2" fo:hyphenation-push-char-count="2" loext:hyphenation-no-caps="false"/>
    </style:style>
    <style:style style:name="P255" style:family="paragraph" style:parent-style-name="paragraf">
      <style:paragraph-properties fo:orphans="0" fo:widows="0" fo:hyphenation-ladder-count="no-limit" fo:keep-with-next="auto"/>
      <style:text-properties fo:language="id" fo:country="ID" officeooo:rsid="0d8c42ac" officeooo:paragraph-rsid="10e22dcb" fo:hyphenate="true" fo:hyphenation-remain-char-count="2" fo:hyphenation-push-char-count="2" loext:hyphenation-no-caps="false"/>
    </style:style>
    <style:style style:name="P256" style:family="paragraph" style:parent-style-name="paragraf">
      <style:paragraph-properties fo:orphans="0" fo:widows="0" fo:hyphenation-ladder-count="no-limit" fo:keep-with-next="auto"/>
      <style:text-properties fo:language="id" fo:country="ID" officeooo:rsid="0d90bb5d" officeooo:paragraph-rsid="10e22dcb" fo:hyphenate="true" fo:hyphenation-remain-char-count="2" fo:hyphenation-push-char-count="2" loext:hyphenation-no-caps="false"/>
    </style:style>
    <style:style style:name="P257" style:family="paragraph" style:parent-style-name="paragraf">
      <style:paragraph-properties fo:orphans="0" fo:widows="0" fo:hyphenation-ladder-count="no-limit" fo:keep-with-next="auto"/>
      <style:text-properties fo:language="id" fo:country="ID" officeooo:rsid="0d965192" officeooo:paragraph-rsid="10e22dcb" fo:hyphenate="true" fo:hyphenation-remain-char-count="2" fo:hyphenation-push-char-count="2" loext:hyphenation-no-caps="false"/>
    </style:style>
    <style:style style:name="P258" style:family="paragraph" style:parent-style-name="paragraf">
      <style:paragraph-properties fo:orphans="0" fo:widows="0" fo:hyphenation-ladder-count="no-limit" fo:keep-with-next="auto"/>
      <style:text-properties fo:language="id" fo:country="ID" officeooo:rsid="0da2aee1" officeooo:paragraph-rsid="10e22dcb" fo:hyphenate="true" fo:hyphenation-remain-char-count="2" fo:hyphenation-push-char-count="2" loext:hyphenation-no-caps="false"/>
    </style:style>
    <style:style style:name="P259" style:family="paragraph" style:parent-style-name="paragraf">
      <style:paragraph-properties fo:orphans="0" fo:widows="0" fo:hyphenation-ladder-count="no-limit" fo:keep-with-next="auto"/>
      <style:text-properties fo:language="id" fo:country="ID" officeooo:rsid="0da65cc6" officeooo:paragraph-rsid="10e22dcb" fo:hyphenate="true" fo:hyphenation-remain-char-count="2" fo:hyphenation-push-char-count="2" loext:hyphenation-no-caps="false"/>
    </style:style>
    <style:style style:name="P260" style:family="paragraph" style:parent-style-name="paragraf">
      <style:paragraph-properties fo:orphans="0" fo:widows="0" fo:hyphenation-ladder-count="no-limit" fo:keep-with-next="auto"/>
      <style:text-properties fo:language="id" fo:country="ID" officeooo:rsid="0dbaeee7" officeooo:paragraph-rsid="10e22dcb" fo:hyphenate="true" fo:hyphenation-remain-char-count="2" fo:hyphenation-push-char-count="2" loext:hyphenation-no-caps="false"/>
    </style:style>
    <style:style style:name="P261" style:family="paragraph" style:parent-style-name="paragraf">
      <style:paragraph-properties fo:orphans="0" fo:widows="0" fo:hyphenation-ladder-count="no-limit" fo:keep-with-next="auto"/>
      <style:text-properties fo:language="id" fo:country="ID" officeooo:rsid="0dc08349" officeooo:paragraph-rsid="10e22dcb" fo:hyphenate="true" fo:hyphenation-remain-char-count="2" fo:hyphenation-push-char-count="2" loext:hyphenation-no-caps="false"/>
    </style:style>
    <style:style style:name="P262" style:family="paragraph" style:parent-style-name="paragraf">
      <style:paragraph-properties fo:orphans="0" fo:widows="0" fo:hyphenation-ladder-count="no-limit" fo:keep-with-next="auto"/>
      <style:text-properties fo:language="id" fo:country="ID" officeooo:rsid="0dc812ed" officeooo:paragraph-rsid="10e22dcb" fo:hyphenate="true" fo:hyphenation-remain-char-count="2" fo:hyphenation-push-char-count="2" loext:hyphenation-no-caps="false"/>
    </style:style>
    <style:style style:name="P263" style:family="paragraph" style:parent-style-name="paragraf">
      <style:paragraph-properties fo:orphans="0" fo:widows="0" fo:hyphenation-ladder-count="no-limit" fo:keep-with-next="auto"/>
      <style:text-properties fo:language="id" fo:country="ID" officeooo:rsid="0dd2f1b1" officeooo:paragraph-rsid="10e22dcb" fo:hyphenate="true" fo:hyphenation-remain-char-count="2" fo:hyphenation-push-char-count="2" loext:hyphenation-no-caps="false"/>
    </style:style>
    <style:style style:name="P264" style:family="paragraph" style:parent-style-name="paragraf">
      <style:paragraph-properties fo:orphans="0" fo:widows="0" fo:hyphenation-ladder-count="no-limit" fo:keep-with-next="auto"/>
      <style:text-properties fo:language="id" fo:country="ID" officeooo:rsid="0dda8348" officeooo:paragraph-rsid="10e22dcb" fo:hyphenate="true" fo:hyphenation-remain-char-count="2" fo:hyphenation-push-char-count="2" loext:hyphenation-no-caps="false"/>
    </style:style>
    <style:style style:name="P265" style:family="paragraph" style:parent-style-name="paragraf">
      <style:paragraph-properties fo:orphans="0" fo:widows="0" fo:hyphenation-ladder-count="no-limit" fo:keep-with-next="auto"/>
      <style:text-properties fo:language="id" fo:country="ID" officeooo:rsid="0de1d20e" officeooo:paragraph-rsid="10e22dcb" fo:hyphenate="true" fo:hyphenation-remain-char-count="2" fo:hyphenation-push-char-count="2" loext:hyphenation-no-caps="false"/>
    </style:style>
    <style:style style:name="P266" style:family="paragraph" style:parent-style-name="paragraf">
      <style:paragraph-properties fo:orphans="0" fo:widows="0" fo:hyphenation-ladder-count="no-limit" fo:keep-with-next="auto"/>
      <style:text-properties fo:language="id" fo:country="ID" officeooo:rsid="0e647ae6" officeooo:paragraph-rsid="10e22dcb" fo:hyphenate="true" fo:hyphenation-remain-char-count="2" fo:hyphenation-push-char-count="2" loext:hyphenation-no-caps="false"/>
    </style:style>
    <style:style style:name="P267" style:family="paragraph" style:parent-style-name="paragraf">
      <style:paragraph-properties fo:orphans="0" fo:widows="0" fo:hyphenation-ladder-count="no-limit" fo:keep-with-next="auto"/>
      <style:text-properties fo:language="id" fo:country="ID" officeooo:rsid="0e711d79" officeooo:paragraph-rsid="10e22dcb" fo:hyphenate="true" fo:hyphenation-remain-char-count="2" fo:hyphenation-push-char-count="2" loext:hyphenation-no-caps="false"/>
    </style:style>
    <style:style style:name="P268" style:family="paragraph" style:parent-style-name="paragraf">
      <style:paragraph-properties fo:orphans="0" fo:widows="0" fo:hyphenation-ladder-count="no-limit" fo:keep-with-next="auto"/>
      <style:text-properties fo:language="id" fo:country="ID" officeooo:rsid="0e840871" officeooo:paragraph-rsid="10e22dcb" fo:hyphenate="true" fo:hyphenation-remain-char-count="2" fo:hyphenation-push-char-count="2" loext:hyphenation-no-caps="false"/>
    </style:style>
    <style:style style:name="P269" style:family="paragraph" style:parent-style-name="paragraf">
      <style:paragraph-properties fo:orphans="0" fo:widows="0" fo:hyphenation-ladder-count="no-limit" fo:keep-with-next="auto"/>
      <style:text-properties fo:language="id" fo:country="ID" officeooo:rsid="0ed53c09" officeooo:paragraph-rsid="10e22dcb" fo:hyphenate="true" fo:hyphenation-remain-char-count="2" fo:hyphenation-push-char-count="2" loext:hyphenation-no-caps="false"/>
    </style:style>
    <style:style style:name="P270" style:family="paragraph" style:parent-style-name="paragraf">
      <style:paragraph-properties fo:orphans="0" fo:widows="0" fo:hyphenation-ladder-count="no-limit" fo:keep-with-next="auto"/>
      <style:text-properties fo:language="id" fo:country="ID" officeooo:rsid="0edcb01b" officeooo:paragraph-rsid="10e22dcb" fo:hyphenate="true" fo:hyphenation-remain-char-count="2" fo:hyphenation-push-char-count="2" loext:hyphenation-no-caps="false"/>
    </style:style>
    <style:style style:name="P271" style:family="paragraph" style:parent-style-name="paragraf">
      <style:paragraph-properties fo:orphans="0" fo:widows="0" fo:hyphenation-ladder-count="no-limit" fo:keep-with-next="auto"/>
      <style:text-properties fo:language="id" fo:country="ID" officeooo:rsid="0f39104d" officeooo:paragraph-rsid="10e22dcb" fo:hyphenate="true" fo:hyphenation-remain-char-count="2" fo:hyphenation-push-char-count="2" loext:hyphenation-no-caps="false"/>
    </style:style>
    <style:style style:name="P272" style:family="paragraph" style:parent-style-name="paragraf">
      <style:paragraph-properties fo:orphans="0" fo:widows="0" fo:hyphenation-ladder-count="no-limit" fo:keep-with-next="auto"/>
      <style:text-properties fo:language="id" fo:country="ID" officeooo:rsid="0f3d127d" officeooo:paragraph-rsid="10e22dcb" fo:hyphenate="true" fo:hyphenation-remain-char-count="2" fo:hyphenation-push-char-count="2" loext:hyphenation-no-caps="false"/>
    </style:style>
    <style:style style:name="P273" style:family="paragraph" style:parent-style-name="paragraf">
      <style:paragraph-properties fo:orphans="0" fo:widows="0" fo:hyphenation-ladder-count="no-limit" fo:keep-with-next="auto"/>
      <style:text-properties fo:language="id" fo:country="ID" officeooo:rsid="0f3f798e" officeooo:paragraph-rsid="10e22dcb" fo:hyphenate="true" fo:hyphenation-remain-char-count="2" fo:hyphenation-push-char-count="2" loext:hyphenation-no-caps="false"/>
    </style:style>
    <style:style style:name="P274" style:family="paragraph" style:parent-style-name="paragraf">
      <style:paragraph-properties fo:orphans="0" fo:widows="0" fo:hyphenation-ladder-count="no-limit" fo:keep-with-next="auto"/>
      <style:text-properties fo:language="id" fo:country="ID" officeooo:rsid="0f450c21" officeooo:paragraph-rsid="10e22dcb" fo:hyphenate="true" fo:hyphenation-remain-char-count="2" fo:hyphenation-push-char-count="2" loext:hyphenation-no-caps="false"/>
    </style:style>
    <style:style style:name="P275" style:family="paragraph" style:parent-style-name="paragraf">
      <style:paragraph-properties fo:orphans="0" fo:widows="0" fo:hyphenation-ladder-count="no-limit" fo:keep-with-next="auto"/>
      <style:text-properties fo:language="id" fo:country="ID" officeooo:rsid="0f480010" officeooo:paragraph-rsid="10e22dcb" fo:hyphenate="true" fo:hyphenation-remain-char-count="2" fo:hyphenation-push-char-count="2" loext:hyphenation-no-caps="false"/>
    </style:style>
    <style:style style:name="P276" style:family="paragraph" style:parent-style-name="paragraf">
      <style:paragraph-properties fo:orphans="0" fo:widows="0" fo:hyphenation-ladder-count="no-limit" fo:keep-with-next="auto"/>
      <style:text-properties fo:language="id" fo:country="ID" officeooo:rsid="0f488124" officeooo:paragraph-rsid="10e22dcb" fo:hyphenate="true" fo:hyphenation-remain-char-count="2" fo:hyphenation-push-char-count="2" loext:hyphenation-no-caps="false"/>
    </style:style>
    <style:style style:name="P277" style:family="paragraph" style:parent-style-name="paragraf">
      <style:paragraph-properties fo:orphans="0" fo:widows="0" fo:hyphenation-ladder-count="no-limit" fo:keep-with-next="auto"/>
      <style:text-properties fo:language="id" fo:country="ID" officeooo:rsid="0f489e90" officeooo:paragraph-rsid="10e22dcb" fo:hyphenate="true" fo:hyphenation-remain-char-count="2" fo:hyphenation-push-char-count="2" loext:hyphenation-no-caps="false"/>
    </style:style>
    <style:style style:name="P278" style:family="paragraph" style:parent-style-name="paragraf">
      <style:paragraph-properties fo:orphans="0" fo:widows="0" fo:hyphenation-ladder-count="no-limit" fo:keep-with-next="auto"/>
      <style:text-properties fo:language="id" fo:country="ID" officeooo:rsid="0f4d1309" officeooo:paragraph-rsid="10e22dcb" fo:hyphenate="true" fo:hyphenation-remain-char-count="2" fo:hyphenation-push-char-count="2" loext:hyphenation-no-caps="false"/>
    </style:style>
    <style:style style:name="P279" style:family="paragraph" style:parent-style-name="paragraf">
      <style:paragraph-properties fo:orphans="0" fo:widows="0" fo:hyphenation-ladder-count="no-limit" fo:keep-with-next="auto"/>
      <style:text-properties fo:language="id" fo:country="ID" officeooo:rsid="0f4ed5da" officeooo:paragraph-rsid="10e22dcb" fo:background-color="#fff5ce" fo:hyphenate="true" fo:hyphenation-remain-char-count="2" fo:hyphenation-push-char-count="2" loext:hyphenation-no-caps="false"/>
    </style:style>
    <style:style style:name="P280" style:family="paragraph" style:parent-style-name="paragraf">
      <style:paragraph-properties fo:orphans="0" fo:widows="0" fo:hyphenation-ladder-count="no-limit" fo:keep-with-next="auto"/>
      <style:text-properties fo:language="id" fo:country="ID" officeooo:rsid="0f85db9c" officeooo:paragraph-rsid="10e22dcb" fo:hyphenate="true" fo:hyphenation-remain-char-count="2" fo:hyphenation-push-char-count="2" loext:hyphenation-no-caps="false"/>
    </style:style>
    <style:style style:name="P281" style:family="paragraph" style:parent-style-name="paragraf">
      <style:paragraph-properties fo:orphans="0" fo:widows="0" fo:hyphenation-ladder-count="no-limit" fo:keep-with-next="auto"/>
      <style:text-properties fo:language="id" fo:country="ID" officeooo:rsid="0f8d1456" officeooo:paragraph-rsid="10e22dcb" fo:hyphenate="true" fo:hyphenation-remain-char-count="2" fo:hyphenation-push-char-count="2" loext:hyphenation-no-caps="false"/>
    </style:style>
    <style:style style:name="P282" style:family="paragraph" style:parent-style-name="paragraf">
      <style:paragraph-properties fo:orphans="0" fo:widows="0" fo:hyphenation-ladder-count="no-limit" fo:keep-with-next="auto"/>
      <style:text-properties fo:language="id" fo:country="ID" officeooo:rsid="0f99b892" officeooo:paragraph-rsid="10e22dcb" fo:hyphenate="true" fo:hyphenation-remain-char-count="2" fo:hyphenation-push-char-count="2" loext:hyphenation-no-caps="false"/>
    </style:style>
    <style:style style:name="P283" style:family="paragraph" style:parent-style-name="paragraf">
      <style:paragraph-properties fo:orphans="0" fo:widows="0" fo:hyphenation-ladder-count="no-limit" fo:keep-with-next="auto"/>
      <style:text-properties fo:language="id" fo:country="ID" officeooo:rsid="0f9bbf84" officeooo:paragraph-rsid="10e22dcb" fo:hyphenate="true" fo:hyphenation-remain-char-count="2" fo:hyphenation-push-char-count="2" loext:hyphenation-no-caps="false"/>
    </style:style>
    <style:style style:name="P284" style:family="paragraph" style:parent-style-name="paragraf">
      <style:paragraph-properties fo:orphans="0" fo:widows="0" fo:hyphenation-ladder-count="no-limit" fo:keep-with-next="auto"/>
      <style:text-properties fo:language="id" fo:country="ID" officeooo:rsid="0f9d3ede" officeooo:paragraph-rsid="10e22dcb" fo:hyphenate="true" fo:hyphenation-remain-char-count="2" fo:hyphenation-push-char-count="2" loext:hyphenation-no-caps="false"/>
    </style:style>
    <style:style style:name="P285" style:family="paragraph" style:parent-style-name="paragraf">
      <style:paragraph-properties fo:orphans="0" fo:widows="0" fo:hyphenation-ladder-count="no-limit" fo:keep-with-next="auto"/>
      <style:text-properties fo:language="id" fo:country="ID" officeooo:rsid="0fa31682" officeooo:paragraph-rsid="10e22dcb" fo:hyphenate="true" fo:hyphenation-remain-char-count="2" fo:hyphenation-push-char-count="2" loext:hyphenation-no-caps="false"/>
    </style:style>
    <style:style style:name="P286" style:family="paragraph" style:parent-style-name="paragraf">
      <style:paragraph-properties fo:orphans="0" fo:widows="0" fo:hyphenation-ladder-count="no-limit" fo:keep-with-next="auto"/>
      <style:text-properties fo:language="id" fo:country="ID" officeooo:rsid="0fa7ea2a" officeooo:paragraph-rsid="10e22dcb" fo:hyphenate="true" fo:hyphenation-remain-char-count="2" fo:hyphenation-push-char-count="2" loext:hyphenation-no-caps="false"/>
    </style:style>
    <style:style style:name="P287" style:family="paragraph" style:parent-style-name="paragraf">
      <style:paragraph-properties fo:orphans="0" fo:widows="0" fo:hyphenation-ladder-count="no-limit" fo:keep-with-next="auto"/>
      <style:text-properties fo:language="id" fo:country="ID" officeooo:rsid="0fafb578" officeooo:paragraph-rsid="10e22dcb" fo:hyphenate="true" fo:hyphenation-remain-char-count="2" fo:hyphenation-push-char-count="2" loext:hyphenation-no-caps="false"/>
    </style:style>
    <style:style style:name="P288" style:family="paragraph" style:parent-style-name="paragraf" style:list-style-name="L34">
      <style:paragraph-properties fo:orphans="0" fo:widows="0" fo:hyphenation-ladder-count="no-limit" fo:keep-with-next="auto"/>
      <style:text-properties fo:language="id" fo:country="ID" officeooo:rsid="0fb00abe" officeooo:paragraph-rsid="10e22dcb" fo:hyphenate="true" fo:hyphenation-remain-char-count="2" fo:hyphenation-push-char-count="2" loext:hyphenation-no-caps="false"/>
    </style:style>
    <style:style style:name="P289" style:family="paragraph" style:parent-style-name="paragraf" style:list-style-name="L34">
      <style:paragraph-properties fo:orphans="0" fo:widows="0" fo:hyphenation-ladder-count="no-limit" fo:keep-with-next="auto"/>
      <style:text-properties fo:language="id" fo:country="ID" officeooo:rsid="0fb18960" officeooo:paragraph-rsid="10e22dcb" fo:hyphenate="true" fo:hyphenation-remain-char-count="2" fo:hyphenation-push-char-count="2" loext:hyphenation-no-caps="false"/>
    </style:style>
    <style:style style:name="P290" style:family="paragraph" style:parent-style-name="paragraf" style:list-style-name="L34">
      <style:paragraph-properties fo:orphans="0" fo:widows="0" fo:hyphenation-ladder-count="no-limit" fo:keep-with-next="auto"/>
      <style:text-properties fo:language="id" fo:country="ID" officeooo:rsid="0fb336cd" officeooo:paragraph-rsid="10e22dcb" fo:hyphenate="true" fo:hyphenation-remain-char-count="2" fo:hyphenation-push-char-count="2" loext:hyphenation-no-caps="false"/>
    </style:style>
    <style:style style:name="P291" style:family="paragraph" style:parent-style-name="paragraf" style:list-style-name="L34">
      <style:paragraph-properties fo:orphans="0" fo:widows="0" fo:hyphenation-ladder-count="no-limit" fo:keep-with-next="auto"/>
      <style:text-properties fo:language="id" fo:country="ID" officeooo:rsid="0fb63080" officeooo:paragraph-rsid="10e22dcb" fo:hyphenate="true" fo:hyphenation-remain-char-count="2" fo:hyphenation-push-char-count="2" loext:hyphenation-no-caps="false"/>
    </style:style>
    <style:style style:name="P292" style:family="paragraph" style:parent-style-name="paragraf">
      <style:paragraph-properties fo:orphans="0" fo:widows="0" fo:hyphenation-ladder-count="no-limit" fo:keep-with-next="auto"/>
      <style:text-properties fo:language="id" fo:country="ID" officeooo:rsid="0fbd6cbf" officeooo:paragraph-rsid="10e22dcb" fo:hyphenate="true" fo:hyphenation-remain-char-count="2" fo:hyphenation-push-char-count="2" loext:hyphenation-no-caps="false"/>
    </style:style>
    <style:style style:name="P293" style:family="paragraph" style:parent-style-name="paragraf">
      <style:paragraph-properties fo:orphans="0" fo:widows="0" fo:hyphenation-ladder-count="no-limit" fo:keep-with-next="auto"/>
      <style:text-properties fo:language="id" fo:country="ID" officeooo:rsid="0fc20f3e" officeooo:paragraph-rsid="10e22dcb" fo:hyphenate="true" fo:hyphenation-remain-char-count="2" fo:hyphenation-push-char-count="2" loext:hyphenation-no-caps="false"/>
    </style:style>
    <style:style style:name="P294" style:family="paragraph" style:parent-style-name="paragraf">
      <style:paragraph-properties fo:orphans="0" fo:widows="0" fo:hyphenation-ladder-count="no-limit" fo:keep-with-next="auto"/>
      <style:text-properties fo:language="id" fo:country="ID" officeooo:rsid="0fc33797" officeooo:paragraph-rsid="10e22dcb" fo:hyphenate="true" fo:hyphenation-remain-char-count="2" fo:hyphenation-push-char-count="2" loext:hyphenation-no-caps="false"/>
    </style:style>
    <style:style style:name="P295" style:family="paragraph" style:parent-style-name="paragraf">
      <style:paragraph-properties fo:orphans="0" fo:widows="0" fo:hyphenation-ladder-count="no-limit" fo:keep-with-next="auto"/>
      <style:text-properties fo:language="id" fo:country="ID" officeooo:rsid="0fca3505" officeooo:paragraph-rsid="10e22dcb" fo:hyphenate="true" fo:hyphenation-remain-char-count="2" fo:hyphenation-push-char-count="2" loext:hyphenation-no-caps="false"/>
    </style:style>
    <style:style style:name="P296" style:family="paragraph" style:parent-style-name="paragraf">
      <style:paragraph-properties fo:orphans="0" fo:widows="0" fo:hyphenation-ladder-count="no-limit" fo:keep-with-next="auto"/>
      <style:text-properties fo:language="id" fo:country="ID" officeooo:rsid="0fca4997" officeooo:paragraph-rsid="10e22dcb" fo:hyphenate="true" fo:hyphenation-remain-char-count="2" fo:hyphenation-push-char-count="2" loext:hyphenation-no-caps="false"/>
    </style:style>
    <style:style style:name="P297" style:family="paragraph" style:parent-style-name="paragraf">
      <style:paragraph-properties fo:orphans="0" fo:widows="0" fo:hyphenation-ladder-count="no-limit" fo:keep-with-next="auto"/>
      <style:text-properties fo:language="id" fo:country="ID" officeooo:rsid="0fda377d" officeooo:paragraph-rsid="10e22dcb" fo:hyphenate="true" fo:hyphenation-remain-char-count="2" fo:hyphenation-push-char-count="2" loext:hyphenation-no-caps="false"/>
    </style:style>
    <style:style style:name="P298" style:family="paragraph" style:parent-style-name="paragraf">
      <style:paragraph-properties fo:orphans="0" fo:widows="0" fo:hyphenation-ladder-count="no-limit" fo:keep-with-next="auto"/>
      <style:text-properties fo:language="id" fo:country="ID" officeooo:rsid="0fdc3640" officeooo:paragraph-rsid="10e22dcb" fo:hyphenate="true" fo:hyphenation-remain-char-count="2" fo:hyphenation-push-char-count="2" loext:hyphenation-no-caps="false"/>
    </style:style>
    <style:style style:name="P299" style:family="paragraph" style:parent-style-name="paragraf">
      <style:paragraph-properties fo:orphans="0" fo:widows="0" fo:hyphenation-ladder-count="no-limit" fo:keep-with-next="auto"/>
      <style:text-properties fo:language="id" fo:country="ID" officeooo:rsid="0fe0aa40" officeooo:paragraph-rsid="10e22dcb" fo:hyphenate="true" fo:hyphenation-remain-char-count="2" fo:hyphenation-push-char-count="2" loext:hyphenation-no-caps="false"/>
    </style:style>
    <style:style style:name="P300" style:family="paragraph" style:parent-style-name="paragraf">
      <style:paragraph-properties fo:orphans="0" fo:widows="0" fo:hyphenation-ladder-count="no-limit" fo:keep-with-next="auto"/>
      <style:text-properties fo:language="id" fo:country="ID" officeooo:rsid="0fe42c01" officeooo:paragraph-rsid="10e22dcb" fo:hyphenate="true" fo:hyphenation-remain-char-count="2" fo:hyphenation-push-char-count="2" loext:hyphenation-no-caps="false"/>
    </style:style>
    <style:style style:name="P301" style:family="paragraph" style:parent-style-name="paragraf">
      <style:paragraph-properties fo:orphans="0" fo:widows="0" fo:hyphenation-ladder-count="no-limit" fo:keep-with-next="auto"/>
      <style:text-properties fo:language="id" fo:country="ID" officeooo:rsid="0fe91dc7" officeooo:paragraph-rsid="10e22dcb" fo:hyphenate="true" fo:hyphenation-remain-char-count="2" fo:hyphenation-push-char-count="2" loext:hyphenation-no-caps="false"/>
    </style:style>
    <style:style style:name="P302" style:family="paragraph" style:parent-style-name="paragraf">
      <style:paragraph-properties fo:orphans="0" fo:widows="0" fo:hyphenation-ladder-count="no-limit" fo:keep-with-next="auto"/>
      <style:text-properties fo:language="id" fo:country="ID" officeooo:rsid="0fea8f1e" officeooo:paragraph-rsid="10e22dcb" fo:hyphenate="true" fo:hyphenation-remain-char-count="2" fo:hyphenation-push-char-count="2" loext:hyphenation-no-caps="false"/>
    </style:style>
    <style:style style:name="P303" style:family="paragraph" style:parent-style-name="paragraf">
      <style:paragraph-properties fo:orphans="0" fo:widows="0" fo:hyphenation-ladder-count="no-limit" fo:keep-with-next="auto"/>
      <style:text-properties fo:language="id" fo:country="ID" officeooo:rsid="0fee1b95" officeooo:paragraph-rsid="10e22dcb" fo:hyphenate="true" fo:hyphenation-remain-char-count="2" fo:hyphenation-push-char-count="2" loext:hyphenation-no-caps="false"/>
    </style:style>
    <style:style style:name="P304" style:family="paragraph" style:parent-style-name="paragraf">
      <style:paragraph-properties fo:orphans="0" fo:widows="0" fo:hyphenation-ladder-count="no-limit" fo:keep-with-next="auto"/>
      <style:text-properties fo:language="id" fo:country="ID" officeooo:rsid="0ff3c1af" officeooo:paragraph-rsid="10e22dcb" fo:hyphenate="true" fo:hyphenation-remain-char-count="2" fo:hyphenation-push-char-count="2" loext:hyphenation-no-caps="false"/>
    </style:style>
    <style:style style:name="P305" style:family="paragraph" style:parent-style-name="paragraf">
      <style:paragraph-properties fo:orphans="0" fo:widows="0" fo:hyphenation-ladder-count="no-limit" fo:keep-with-next="auto"/>
      <style:text-properties fo:language="id" fo:country="ID" officeooo:rsid="0ff7af86" officeooo:paragraph-rsid="10e22dcb" fo:hyphenate="true" fo:hyphenation-remain-char-count="2" fo:hyphenation-push-char-count="2" loext:hyphenation-no-caps="false"/>
    </style:style>
    <style:style style:name="P306" style:family="paragraph" style:parent-style-name="paragraf">
      <style:paragraph-properties fo:orphans="0" fo:widows="0" fo:hyphenation-ladder-count="no-limit" fo:keep-with-next="auto"/>
      <style:text-properties fo:language="id" fo:country="ID" officeooo:rsid="0ff9c49d" officeooo:paragraph-rsid="10e22dcb" fo:hyphenate="true" fo:hyphenation-remain-char-count="2" fo:hyphenation-push-char-count="2" loext:hyphenation-no-caps="false"/>
    </style:style>
    <style:style style:name="P307" style:family="paragraph" style:parent-style-name="paragraf">
      <style:paragraph-properties fo:orphans="0" fo:widows="0" fo:hyphenation-ladder-count="no-limit" fo:keep-with-next="auto"/>
      <style:text-properties fo:language="id" fo:country="ID" officeooo:rsid="0fff84f7" officeooo:paragraph-rsid="10e22dcb" fo:hyphenate="true" fo:hyphenation-remain-char-count="2" fo:hyphenation-push-char-count="2" loext:hyphenation-no-caps="false"/>
    </style:style>
    <style:style style:name="P308" style:family="paragraph" style:parent-style-name="paragraf">
      <style:paragraph-properties fo:orphans="0" fo:widows="0" fo:hyphenation-ladder-count="no-limit" fo:keep-with-next="auto"/>
      <style:text-properties fo:language="id" fo:country="ID" officeooo:rsid="0fffc8ae" officeooo:paragraph-rsid="10e22dcb" fo:hyphenate="true" fo:hyphenation-remain-char-count="2" fo:hyphenation-push-char-count="2" loext:hyphenation-no-caps="false"/>
    </style:style>
    <style:style style:name="P309" style:family="paragraph" style:parent-style-name="paragraf">
      <style:paragraph-properties fo:orphans="0" fo:widows="0" fo:hyphenation-ladder-count="no-limit" fo:keep-with-next="auto"/>
      <style:text-properties fo:language="id" fo:country="ID" officeooo:rsid="1009aef3" officeooo:paragraph-rsid="10e22dcb" fo:hyphenate="true" fo:hyphenation-remain-char-count="2" fo:hyphenation-push-char-count="2" loext:hyphenation-no-caps="false"/>
    </style:style>
    <style:style style:name="P310" style:family="paragraph" style:parent-style-name="paragraf">
      <style:paragraph-properties fo:orphans="0" fo:widows="0" fo:hyphenation-ladder-count="no-limit" fo:keep-with-next="auto"/>
      <style:text-properties fo:language="id" fo:country="ID" officeooo:rsid="100c963d" officeooo:paragraph-rsid="10e22dcb" fo:hyphenate="true" fo:hyphenation-remain-char-count="2" fo:hyphenation-push-char-count="2" loext:hyphenation-no-caps="false"/>
    </style:style>
    <style:style style:name="P311" style:family="paragraph" style:parent-style-name="paragraf">
      <style:paragraph-properties fo:orphans="0" fo:widows="0" fo:hyphenation-ladder-count="no-limit" fo:keep-with-next="auto"/>
      <style:text-properties fo:language="id" fo:country="ID" officeooo:rsid="100fb322" officeooo:paragraph-rsid="10e22dcb" fo:background-color="transparent" fo:hyphenate="true" fo:hyphenation-remain-char-count="2" fo:hyphenation-push-char-count="2" loext:hyphenation-no-caps="false"/>
    </style:style>
    <style:style style:name="P312" style:family="paragraph" style:parent-style-name="paragraf">
      <style:paragraph-properties fo:orphans="0" fo:widows="0" fo:hyphenation-ladder-count="no-limit" fo:keep-with-next="auto"/>
      <style:text-properties fo:language="id" fo:country="ID" officeooo:rsid="10df89c8" officeooo:paragraph-rsid="10e22edd" fo:hyphenate="true" fo:hyphenation-remain-char-count="2" fo:hyphenation-push-char-count="2" loext:hyphenation-no-caps="false"/>
    </style:style>
    <style:style style:name="P313" style:family="paragraph" style:parent-style-name="paragraf">
      <style:paragraph-properties fo:orphans="0" fo:widows="0" fo:hyphenation-ladder-count="no-limit" fo:keep-with-next="auto"/>
      <style:text-properties fo:language="id" fo:country="ID" officeooo:rsid="10e5b827" officeooo:paragraph-rsid="10e22edd" fo:hyphenate="true" fo:hyphenation-remain-char-count="2" fo:hyphenation-push-char-count="2" loext:hyphenation-no-caps="false"/>
    </style:style>
    <style:style style:name="P314" style:family="paragraph" style:parent-style-name="paragraf">
      <style:paragraph-properties fo:orphans="0" fo:widows="0" fo:hyphenation-ladder-count="no-limit" fo:keep-with-next="auto"/>
      <style:text-properties fo:language="id" fo:country="ID" officeooo:rsid="10e7f7b7" officeooo:paragraph-rsid="10e22edd" fo:hyphenate="true" fo:hyphenation-remain-char-count="2" fo:hyphenation-push-char-count="2" loext:hyphenation-no-caps="false"/>
    </style:style>
    <style:style style:name="P315" style:family="paragraph" style:parent-style-name="paragraf">
      <style:paragraph-properties fo:orphans="0" fo:widows="0" fo:hyphenation-ladder-count="no-limit" fo:keep-with-next="auto"/>
      <style:text-properties fo:language="id" fo:country="ID" officeooo:rsid="10eab5db" officeooo:paragraph-rsid="10e22edd" fo:hyphenate="true" fo:hyphenation-remain-char-count="2" fo:hyphenation-push-char-count="2" loext:hyphenation-no-caps="false"/>
    </style:style>
    <style:style style:name="P316" style:family="paragraph" style:parent-style-name="paragraf">
      <style:paragraph-properties fo:orphans="0" fo:widows="0" fo:hyphenation-ladder-count="no-limit" fo:keep-with-next="auto"/>
      <style:text-properties fo:language="id" fo:country="ID" officeooo:rsid="10ee8792" officeooo:paragraph-rsid="10e22edd" fo:hyphenate="true" fo:hyphenation-remain-char-count="2" fo:hyphenation-push-char-count="2" loext:hyphenation-no-caps="false"/>
    </style:style>
    <style:style style:name="P317" style:family="paragraph" style:parent-style-name="paragraf">
      <style:paragraph-properties fo:orphans="0" fo:widows="0" fo:hyphenation-ladder-count="no-limit" fo:keep-with-next="auto"/>
      <style:text-properties fo:language="id" fo:country="ID" officeooo:rsid="10f011f2" officeooo:paragraph-rsid="10e22edd" fo:hyphenate="true" fo:hyphenation-remain-char-count="2" fo:hyphenation-push-char-count="2" loext:hyphenation-no-caps="false"/>
    </style:style>
    <style:style style:name="P318" style:family="paragraph" style:parent-style-name="paragraf">
      <style:paragraph-properties fo:orphans="0" fo:widows="0" fo:hyphenation-ladder-count="no-limit" fo:keep-with-next="auto"/>
      <style:text-properties fo:language="id" fo:country="ID" fo:font-style="italic" officeooo:rsid="10f1f100" officeooo:paragraph-rsid="10e22edd" style:font-style-asian="italic" style:font-style-complex="italic" fo:hyphenate="true" fo:hyphenation-remain-char-count="2" fo:hyphenation-push-char-count="2" loext:hyphenation-no-caps="false"/>
    </style:style>
    <style:style style:name="P319" style:family="paragraph" style:parent-style-name="paragraf">
      <style:paragraph-properties fo:orphans="0" fo:widows="0" fo:hyphenation-ladder-count="no-limit" fo:keep-with-next="auto"/>
      <style:text-properties fo:language="id" fo:country="ID" fo:font-style="italic" officeooo:rsid="10f2a382" officeooo:paragraph-rsid="10e22edd" style:font-style-asian="italic" style:font-style-complex="italic" fo:hyphenate="true" fo:hyphenation-remain-char-count="2" fo:hyphenation-push-char-count="2" loext:hyphenation-no-caps="false"/>
    </style:style>
    <style:style style:name="P320" style:family="paragraph" style:parent-style-name="paragraf">
      <style:paragraph-properties fo:orphans="0" fo:widows="0" fo:hyphenation-ladder-count="no-limit" fo:keep-with-next="auto"/>
      <style:text-properties fo:language="id" fo:country="ID" fo:font-style="italic" officeooo:rsid="10f54198" officeooo:paragraph-rsid="10e22edd" style:font-style-asian="italic" style:font-style-complex="italic" fo:hyphenate="true" fo:hyphenation-remain-char-count="2" fo:hyphenation-push-char-count="2" loext:hyphenation-no-caps="false"/>
    </style:style>
    <style:style style:name="P321" style:family="paragraph" style:parent-style-name="paragraf">
      <style:paragraph-properties fo:orphans="0" fo:widows="0" fo:hyphenation-ladder-count="no-limit" fo:keep-with-next="auto"/>
      <style:text-properties fo:language="id" fo:country="ID" fo:font-style="italic" officeooo:rsid="110bfb8f" officeooo:paragraph-rsid="10e22edd" style:font-style-asian="italic" style:font-style-complex="italic" fo:hyphenate="true" fo:hyphenation-remain-char-count="2" fo:hyphenation-push-char-count="2" loext:hyphenation-no-caps="false"/>
    </style:style>
    <style:style style:name="P322" style:family="paragraph" style:parent-style-name="paragraf">
      <style:paragraph-properties fo:orphans="0" fo:widows="0" fo:hyphenation-ladder-count="no-limit" fo:keep-with-next="auto"/>
      <style:text-properties fo:language="id" fo:country="ID" fo:font-style="italic" officeooo:rsid="1115013d" officeooo:paragraph-rsid="10e22edd" style:font-style-asian="italic" style:font-style-complex="italic" fo:hyphenate="true" fo:hyphenation-remain-char-count="2" fo:hyphenation-push-char-count="2" loext:hyphenation-no-caps="false"/>
    </style:style>
    <style:style style:name="P323" style:family="paragraph" style:parent-style-name="paragraf">
      <style:paragraph-properties fo:orphans="0" fo:widows="0" fo:hyphenation-ladder-count="no-limit" fo:keep-with-next="auto"/>
      <style:text-properties fo:language="id" fo:country="ID" fo:font-style="italic" officeooo:rsid="11223f84" officeooo:paragraph-rsid="10e22edd" style:font-style-asian="italic" style:font-style-complex="italic" fo:hyphenate="true" fo:hyphenation-remain-char-count="2" fo:hyphenation-push-char-count="2" loext:hyphenation-no-caps="false"/>
    </style:style>
    <style:style style:name="P324" style:family="paragraph" style:parent-style-name="paragraf">
      <style:paragraph-properties fo:orphans="0" fo:widows="0" fo:hyphenation-ladder-count="no-limit" fo:keep-with-next="auto"/>
      <style:text-properties fo:language="id" fo:country="ID" fo:font-style="italic" officeooo:rsid="11243fa2" officeooo:paragraph-rsid="10e22edd" style:font-style-asian="italic" style:font-style-complex="italic" fo:hyphenate="true" fo:hyphenation-remain-char-count="2" fo:hyphenation-push-char-count="2" loext:hyphenation-no-caps="false"/>
    </style:style>
    <style:style style:name="P325" style:family="paragraph" style:parent-style-name="paragraf">
      <style:paragraph-properties fo:orphans="0" fo:widows="0" fo:hyphenation-ladder-count="no-limit" fo:keep-with-next="auto"/>
      <style:text-properties fo:language="id" fo:country="ID" fo:font-style="italic" officeooo:rsid="1125d03e" officeooo:paragraph-rsid="10e22edd" style:font-style-asian="italic" style:font-style-complex="italic" fo:hyphenate="true" fo:hyphenation-remain-char-count="2" fo:hyphenation-push-char-count="2" loext:hyphenation-no-caps="false"/>
    </style:style>
    <style:style style:name="P326" style:family="paragraph" style:parent-style-name="paragraf">
      <style:paragraph-properties fo:orphans="0" fo:widows="0" fo:hyphenation-ladder-count="no-limit" fo:keep-with-next="auto"/>
      <style:text-properties fo:language="id" fo:country="ID" fo:font-style="italic" officeooo:rsid="112c48a1" officeooo:paragraph-rsid="10e22edd" style:font-style-asian="italic" style:font-style-complex="italic" fo:hyphenate="true" fo:hyphenation-remain-char-count="2" fo:hyphenation-push-char-count="2" loext:hyphenation-no-caps="false"/>
    </style:style>
    <style:style style:name="P327" style:family="paragraph" style:parent-style-name="paragraf">
      <style:paragraph-properties fo:orphans="0" fo:widows="0" fo:hyphenation-ladder-count="no-limit" fo:keep-with-next="auto"/>
      <style:text-properties fo:language="id" fo:country="ID" fo:font-style="italic" officeooo:rsid="112c76dd" officeooo:paragraph-rsid="10e22edd" style:font-style-asian="italic" style:font-style-complex="italic" fo:hyphenate="true" fo:hyphenation-remain-char-count="2" fo:hyphenation-push-char-count="2" loext:hyphenation-no-caps="false"/>
    </style:style>
    <style:style style:name="P328" style:family="paragraph" style:parent-style-name="paragraf">
      <style:paragraph-properties fo:orphans="0" fo:widows="0" fo:hyphenation-ladder-count="no-limit" fo:keep-with-next="auto"/>
      <style:text-properties fo:language="id" fo:country="ID" fo:font-style="italic" officeooo:rsid="112e5ff0" officeooo:paragraph-rsid="10e22edd" style:font-style-asian="italic" style:font-style-complex="italic" fo:hyphenate="true" fo:hyphenation-remain-char-count="2" fo:hyphenation-push-char-count="2" loext:hyphenation-no-caps="false"/>
    </style:style>
    <style:style style:name="P329" style:family="paragraph" style:parent-style-name="paragraf">
      <style:paragraph-properties fo:orphans="0" fo:widows="0" fo:hyphenation-ladder-count="no-limit" fo:keep-with-next="auto"/>
      <style:text-properties fo:language="id" fo:country="ID" fo:font-style="italic" officeooo:rsid="112f736d" officeooo:paragraph-rsid="10e22edd" style:font-style-asian="italic" style:font-style-complex="italic" fo:hyphenate="true" fo:hyphenation-remain-char-count="2" fo:hyphenation-push-char-count="2" loext:hyphenation-no-caps="false"/>
    </style:style>
    <style:style style:name="P330" style:family="paragraph" style:parent-style-name="paragraf">
      <style:paragraph-properties fo:orphans="0" fo:widows="0" fo:hyphenation-ladder-count="no-limit" fo:keep-with-next="auto"/>
      <style:text-properties fo:language="id" fo:country="ID" fo:font-style="italic" officeooo:rsid="113395e5" officeooo:paragraph-rsid="10e22edd" style:font-style-asian="italic" style:font-style-complex="italic" fo:hyphenate="true" fo:hyphenation-remain-char-count="2" fo:hyphenation-push-char-count="2" loext:hyphenation-no-caps="false"/>
    </style:style>
    <style:style style:name="P331" style:family="paragraph" style:parent-style-name="paragraf">
      <style:paragraph-properties fo:orphans="0" fo:widows="0" fo:hyphenation-ladder-count="no-limit" fo:keep-with-next="auto"/>
      <style:text-properties fo:language="id" fo:country="ID" fo:font-style="italic" officeooo:rsid="113405a7" officeooo:paragraph-rsid="10e22edd" style:font-style-asian="italic" style:font-style-complex="italic" fo:hyphenate="true" fo:hyphenation-remain-char-count="2" fo:hyphenation-push-char-count="2" loext:hyphenation-no-caps="false"/>
    </style:style>
    <style:style style:name="P332" style:family="paragraph" style:parent-style-name="paragraf">
      <style:paragraph-properties fo:orphans="0" fo:widows="0" fo:hyphenation-ladder-count="no-limit" fo:keep-with-next="auto"/>
      <style:text-properties fo:language="id" fo:country="ID" fo:font-style="italic" officeooo:rsid="113a4985" officeooo:paragraph-rsid="10e22edd" style:font-style-asian="italic" style:font-style-complex="italic" fo:hyphenate="true" fo:hyphenation-remain-char-count="2" fo:hyphenation-push-char-count="2" loext:hyphenation-no-caps="false"/>
    </style:style>
    <style:style style:name="P333" style:family="paragraph" style:parent-style-name="paragraf">
      <style:paragraph-properties fo:orphans="0" fo:widows="0" fo:hyphenation-ladder-count="no-limit" fo:keep-with-next="auto"/>
      <style:text-properties fo:language="id" fo:country="ID" fo:font-style="italic" officeooo:rsid="113e1d01" officeooo:paragraph-rsid="10e22edd" style:font-style-asian="italic" style:font-style-complex="italic" fo:hyphenate="true" fo:hyphenation-remain-char-count="2" fo:hyphenation-push-char-count="2" loext:hyphenation-no-caps="false"/>
    </style:style>
    <style:style style:name="P334" style:family="paragraph" style:parent-style-name="paragraf">
      <style:paragraph-properties fo:orphans="0" fo:widows="0" fo:hyphenation-ladder-count="no-limit" fo:keep-with-next="auto"/>
      <style:text-properties fo:language="id" fo:country="ID" fo:font-style="italic" officeooo:rsid="1140ee83" officeooo:paragraph-rsid="10e22edd" style:font-style-asian="italic" style:font-style-complex="italic" fo:hyphenate="true" fo:hyphenation-remain-char-count="2" fo:hyphenation-push-char-count="2" loext:hyphenation-no-caps="false"/>
    </style:style>
    <style:style style:name="P335" style:family="paragraph" style:parent-style-name="paragraf">
      <style:paragraph-properties fo:orphans="0" fo:widows="0" fo:hyphenation-ladder-count="no-limit" fo:keep-with-next="auto"/>
      <style:text-properties fo:language="id" fo:country="ID" fo:font-style="italic" officeooo:rsid="11419e63" officeooo:paragraph-rsid="10e22edd" style:font-style-asian="italic" style:font-style-complex="italic" fo:hyphenate="true" fo:hyphenation-remain-char-count="2" fo:hyphenation-push-char-count="2" loext:hyphenation-no-caps="false"/>
    </style:style>
    <style:style style:name="P336" style:family="paragraph" style:parent-style-name="paragraf">
      <style:paragraph-properties fo:orphans="0" fo:widows="0" fo:hyphenation-ladder-count="no-limit" fo:keep-with-next="auto"/>
      <style:text-properties fo:language="id" fo:country="ID" fo:font-style="italic" officeooo:rsid="11452e71" officeooo:paragraph-rsid="10e22edd" style:font-style-asian="italic" style:font-style-complex="italic" fo:hyphenate="true" fo:hyphenation-remain-char-count="2" fo:hyphenation-push-char-count="2" loext:hyphenation-no-caps="false"/>
    </style:style>
    <style:style style:name="P337" style:family="paragraph" style:parent-style-name="paragraf">
      <style:paragraph-properties fo:orphans="0" fo:widows="0" fo:hyphenation-ladder-count="no-limit" fo:keep-with-next="auto"/>
      <style:text-properties fo:language="id" fo:country="ID" fo:font-style="italic" officeooo:rsid="1189db84" officeooo:paragraph-rsid="10e22edd" style:font-style-asian="italic" style:font-style-complex="italic" fo:hyphenate="true" fo:hyphenation-remain-char-count="2" fo:hyphenation-push-char-count="2" loext:hyphenation-no-caps="false"/>
    </style:style>
    <style:style style:name="P338" style:family="paragraph" style:parent-style-name="paragraf">
      <style:paragraph-properties fo:orphans="0" fo:widows="0" fo:hyphenation-ladder-count="no-limit" fo:keep-with-next="auto"/>
      <style:text-properties fo:language="id" fo:country="ID" fo:font-style="italic" officeooo:rsid="118bc2ff" officeooo:paragraph-rsid="10e22edd" style:font-style-asian="italic" style:font-style-complex="italic" fo:hyphenate="true" fo:hyphenation-remain-char-count="2" fo:hyphenation-push-char-count="2" loext:hyphenation-no-caps="false"/>
    </style:style>
    <style:style style:name="P339" style:family="paragraph" style:parent-style-name="paragraf">
      <style:paragraph-properties fo:orphans="0" fo:widows="0" fo:hyphenation-ladder-count="no-limit" fo:keep-with-next="auto"/>
      <style:text-properties fo:language="id" fo:country="ID" fo:font-style="italic" officeooo:rsid="118debfc" officeooo:paragraph-rsid="10e22edd" style:font-style-asian="italic" style:font-style-complex="italic" fo:hyphenate="true" fo:hyphenation-remain-char-count="2" fo:hyphenation-push-char-count="2" loext:hyphenation-no-caps="false"/>
    </style:style>
    <style:style style:name="P340" style:family="paragraph" style:parent-style-name="paragraf">
      <style:paragraph-properties fo:orphans="0" fo:widows="0" fo:hyphenation-ladder-count="no-limit" fo:keep-with-next="auto"/>
      <style:text-properties fo:language="id" fo:country="ID" fo:font-style="italic" officeooo:rsid="118eb074" officeooo:paragraph-rsid="10e22edd" style:font-style-asian="italic" style:font-style-complex="italic" fo:hyphenate="true" fo:hyphenation-remain-char-count="2" fo:hyphenation-push-char-count="2" loext:hyphenation-no-caps="false"/>
    </style:style>
    <style:style style:name="P341" style:family="paragraph" style:parent-style-name="paragraf">
      <style:paragraph-properties fo:orphans="0" fo:widows="0" fo:hyphenation-ladder-count="no-limit" fo:keep-with-next="auto"/>
      <style:text-properties fo:language="id" fo:country="ID" fo:font-style="italic" officeooo:rsid="1191eed8" officeooo:paragraph-rsid="10e22edd" style:font-style-asian="italic" style:font-style-complex="italic" fo:hyphenate="true" fo:hyphenation-remain-char-count="2" fo:hyphenation-push-char-count="2" loext:hyphenation-no-caps="false"/>
    </style:style>
    <style:style style:name="P342" style:family="paragraph" style:parent-style-name="paragraf">
      <style:paragraph-properties fo:orphans="0" fo:widows="0" fo:hyphenation-ladder-count="no-limit" fo:keep-with-next="auto"/>
      <style:text-properties fo:language="id" fo:country="ID" fo:font-style="italic" officeooo:rsid="119576a0" officeooo:paragraph-rsid="10e22edd" style:font-style-asian="italic" style:font-style-complex="italic" fo:hyphenate="true" fo:hyphenation-remain-char-count="2" fo:hyphenation-push-char-count="2" loext:hyphenation-no-caps="false"/>
    </style:style>
    <style:style style:name="P343" style:family="paragraph" style:parent-style-name="paragraf">
      <style:paragraph-properties fo:orphans="0" fo:widows="0" fo:hyphenation-ladder-count="no-limit" fo:keep-with-next="auto"/>
      <style:text-properties fo:language="id" fo:country="ID" fo:font-style="italic" officeooo:rsid="11c65a4d" officeooo:paragraph-rsid="10e22edd" style:font-style-asian="italic" style:font-style-complex="italic" fo:hyphenate="true" fo:hyphenation-remain-char-count="2" fo:hyphenation-push-char-count="2" loext:hyphenation-no-caps="false"/>
    </style:style>
    <style:style style:name="P344" style:family="paragraph" style:parent-style-name="paragraf">
      <style:paragraph-properties fo:orphans="0" fo:widows="0" fo:hyphenation-ladder-count="no-limit" fo:keep-with-next="auto"/>
      <style:text-properties fo:language="id" fo:country="ID" fo:font-style="italic" officeooo:rsid="11c8797e" officeooo:paragraph-rsid="10e22edd" style:font-style-asian="italic" style:font-style-complex="italic" fo:hyphenate="true" fo:hyphenation-remain-char-count="2" fo:hyphenation-push-char-count="2" loext:hyphenation-no-caps="false"/>
    </style:style>
    <style:style style:name="P345" style:family="paragraph" style:parent-style-name="paragraf">
      <style:paragraph-properties fo:orphans="0" fo:widows="0" fo:hyphenation-ladder-count="no-limit" fo:keep-with-next="auto"/>
      <style:text-properties fo:language="id" fo:country="ID" fo:font-style="italic" officeooo:rsid="11ca3441" officeooo:paragraph-rsid="10e22edd" style:font-style-asian="italic" style:font-style-complex="italic" fo:hyphenate="true" fo:hyphenation-remain-char-count="2" fo:hyphenation-push-char-count="2" loext:hyphenation-no-caps="false"/>
    </style:style>
    <style:style style:name="P346" style:family="paragraph" style:parent-style-name="paragraf">
      <style:paragraph-properties fo:orphans="0" fo:widows="0" fo:hyphenation-ladder-count="no-limit" fo:keep-with-next="auto"/>
      <style:text-properties fo:language="id" fo:country="ID" officeooo:rsid="111a1844" officeooo:paragraph-rsid="10e22edd" fo:hyphenate="true" fo:hyphenation-remain-char-count="2" fo:hyphenation-push-char-count="2" loext:hyphenation-no-caps="false"/>
    </style:style>
    <style:style style:name="P347" style:family="paragraph" style:parent-style-name="paragraf">
      <style:paragraph-properties fo:orphans="0" fo:widows="0" fo:hyphenation-ladder-count="no-limit" fo:keep-with-next="auto"/>
      <style:text-properties fo:language="id" fo:country="ID" officeooo:rsid="11498cef" officeooo:paragraph-rsid="10e22edd" fo:hyphenate="true" fo:hyphenation-remain-char-count="2" fo:hyphenation-push-char-count="2" loext:hyphenation-no-caps="false"/>
    </style:style>
    <style:style style:name="P348" style:family="paragraph" style:parent-style-name="paragraf">
      <style:paragraph-properties fo:orphans="0" fo:widows="0" fo:hyphenation-ladder-count="no-limit" fo:keep-with-next="auto"/>
      <style:text-properties fo:language="id" fo:country="ID" officeooo:rsid="114b4c25" officeooo:paragraph-rsid="10e22edd" fo:hyphenate="true" fo:hyphenation-remain-char-count="2" fo:hyphenation-push-char-count="2" loext:hyphenation-no-caps="false"/>
    </style:style>
    <style:style style:name="P349" style:family="paragraph" style:parent-style-name="paragraf">
      <style:paragraph-properties fo:orphans="0" fo:widows="0" fo:hyphenation-ladder-count="no-limit" fo:keep-with-next="auto"/>
      <style:text-properties fo:language="id" fo:country="ID" officeooo:rsid="11567ce5" officeooo:paragraph-rsid="10e22edd" fo:hyphenate="true" fo:hyphenation-remain-char-count="2" fo:hyphenation-push-char-count="2" loext:hyphenation-no-caps="false"/>
    </style:style>
    <style:style style:name="P350" style:family="paragraph" style:parent-style-name="paragraf">
      <style:paragraph-properties fo:orphans="0" fo:widows="0" fo:hyphenation-ladder-count="no-limit" fo:keep-with-next="auto"/>
      <style:text-properties fo:language="id" fo:country="ID" officeooo:rsid="1159003c" officeooo:paragraph-rsid="10e22edd" fo:hyphenate="true" fo:hyphenation-remain-char-count="2" fo:hyphenation-push-char-count="2" loext:hyphenation-no-caps="false"/>
    </style:style>
    <style:style style:name="P351" style:family="paragraph" style:parent-style-name="paragraf">
      <style:paragraph-properties fo:orphans="0" fo:widows="0" fo:hyphenation-ladder-count="no-limit" fo:keep-with-next="auto"/>
      <style:text-properties fo:language="id" fo:country="ID" officeooo:rsid="115a93da" officeooo:paragraph-rsid="10e22edd" fo:hyphenate="true" fo:hyphenation-remain-char-count="2" fo:hyphenation-push-char-count="2" loext:hyphenation-no-caps="false"/>
    </style:style>
    <style:style style:name="P352" style:family="paragraph" style:parent-style-name="paragraf">
      <style:paragraph-properties fo:orphans="0" fo:widows="0" fo:hyphenation-ladder-count="no-limit" fo:keep-with-next="auto"/>
      <style:text-properties fo:language="id" fo:country="ID" officeooo:rsid="11626981" officeooo:paragraph-rsid="10e22edd" fo:hyphenate="true" fo:hyphenation-remain-char-count="2" fo:hyphenation-push-char-count="2" loext:hyphenation-no-caps="false"/>
    </style:style>
    <style:style style:name="P353" style:family="paragraph" style:parent-style-name="paragraf">
      <style:paragraph-properties fo:orphans="0" fo:widows="0" fo:hyphenation-ladder-count="no-limit" fo:keep-with-next="auto"/>
      <style:text-properties fo:language="id" fo:country="ID" officeooo:rsid="11642095" officeooo:paragraph-rsid="10e22edd" fo:hyphenate="true" fo:hyphenation-remain-char-count="2" fo:hyphenation-push-char-count="2" loext:hyphenation-no-caps="false"/>
    </style:style>
    <style:style style:name="P354" style:family="paragraph" style:parent-style-name="paragraf">
      <style:paragraph-properties fo:orphans="0" fo:widows="0" fo:hyphenation-ladder-count="no-limit" fo:keep-with-next="auto"/>
      <style:text-properties fo:language="id" fo:country="ID" officeooo:rsid="11c16f99" officeooo:paragraph-rsid="10e22edd" fo:hyphenate="true" fo:hyphenation-remain-char-count="2" fo:hyphenation-push-char-count="2" loext:hyphenation-no-caps="false"/>
    </style:style>
    <style:style style:name="P355" style:family="paragraph" style:parent-style-name="paragraf" style:list-style-name="L1">
      <style:paragraph-properties fo:orphans="0" fo:widows="0" fo:hyphenation-ladder-count="1" fo:keep-with-next="auto"/>
      <style:text-properties officeooo:paragraph-rsid="10e22dcb" fo:hyphenate="true" fo:hyphenation-remain-char-count="2" fo:hyphenation-push-char-count="2" loext:hyphenation-no-caps="false"/>
    </style:style>
    <style:style style:name="P356" style:family="paragraph" style:parent-style-name="paragraf" style:list-style-name="L15">
      <style:paragraph-properties fo:orphans="0" fo:widows="0" fo:hyphenation-ladder-count="1" fo:keep-with-next="auto"/>
      <style:text-properties officeooo:paragraph-rsid="10e22dcb" fo:hyphenate="true" fo:hyphenation-remain-char-count="2" fo:hyphenation-push-char-count="2" loext:hyphenation-no-caps="false"/>
    </style:style>
    <style:style style:name="P357" style:family="paragraph" style:parent-style-name="paragraf" style:list-style-name="L17">
      <style:paragraph-properties fo:orphans="0" fo:widows="0" fo:hyphenation-ladder-count="1" fo:keep-with-next="auto"/>
      <style:text-properties officeooo:paragraph-rsid="10e22dcb" fo:hyphenate="true" fo:hyphenation-remain-char-count="2" fo:hyphenation-push-char-count="2" loext:hyphenation-no-caps="false"/>
    </style:style>
    <style:style style:name="P358" style:family="paragraph" style:parent-style-name="paragraf" style:list-style-name="L18">
      <style:paragraph-properties fo:orphans="0" fo:widows="0" fo:hyphenation-ladder-count="1" fo:keep-with-next="auto"/>
      <style:text-properties officeooo:paragraph-rsid="10e22dcb" fo:hyphenate="true" fo:hyphenation-remain-char-count="2" fo:hyphenation-push-char-count="2" loext:hyphenation-no-caps="false"/>
    </style:style>
    <style:style style:name="P359" style:family="paragraph" style:parent-style-name="paragraf" style:list-style-name="L19">
      <style:paragraph-properties fo:orphans="0" fo:widows="0" fo:hyphenation-ladder-count="1" fo:keep-with-next="auto"/>
      <style:text-properties officeooo:paragraph-rsid="10e22dcb" fo:hyphenate="true" fo:hyphenation-remain-char-count="2" fo:hyphenation-push-char-count="2" loext:hyphenation-no-caps="false"/>
    </style:style>
    <style:style style:name="P360" style:family="paragraph" style:parent-style-name="paragraf" style:list-style-name="L20">
      <style:paragraph-properties fo:orphans="0" fo:widows="0" fo:hyphenation-ladder-count="1" fo:keep-with-next="auto"/>
      <style:text-properties officeooo:paragraph-rsid="10e22dcb" fo:hyphenate="true" fo:hyphenation-remain-char-count="2" fo:hyphenation-push-char-count="2" loext:hyphenation-no-caps="false"/>
    </style:style>
    <style:style style:name="P361" style:family="paragraph" style:parent-style-name="paragraf" style:list-style-name="L21">
      <style:paragraph-properties fo:orphans="0" fo:widows="0" fo:hyphenation-ladder-count="1" fo:keep-with-next="auto"/>
      <style:text-properties officeooo:paragraph-rsid="10e22dcb" fo:hyphenate="true" fo:hyphenation-remain-char-count="2" fo:hyphenation-push-char-count="2" loext:hyphenation-no-caps="false"/>
    </style:style>
    <style:style style:name="P362" style:family="paragraph" style:parent-style-name="paragraf" style:list-style-name="L24">
      <style:paragraph-properties fo:orphans="0" fo:widows="0" fo:hyphenation-ladder-count="1" fo:keep-with-next="auto"/>
      <style:text-properties officeooo:paragraph-rsid="10e22dcb" fo:hyphenate="true" fo:hyphenation-remain-char-count="2" fo:hyphenation-push-char-count="2" loext:hyphenation-no-caps="false"/>
    </style:style>
    <style:style style:name="P363" style:family="paragraph" style:parent-style-name="paragraf">
      <style:paragraph-properties fo:orphans="0" fo:widows="0" fo:hyphenation-ladder-count="1" fo:keep-with-next="auto"/>
      <style:text-properties officeooo:paragraph-rsid="10e22dcb" fo:hyphenate="true" fo:hyphenation-remain-char-count="2" fo:hyphenation-push-char-count="2" loext:hyphenation-no-caps="false"/>
    </style:style>
    <style:style style:name="P364" style:family="paragraph" style:parent-style-name="paragraf" style:list-style-name="L26">
      <style:paragraph-properties fo:orphans="0" fo:widows="0" fo:hyphenation-ladder-count="no-limit" fo:keep-with-next="auto"/>
      <style:text-properties officeooo:paragraph-rsid="10e22dcb" fo:hyphenate="true" fo:hyphenation-remain-char-count="2" fo:hyphenation-push-char-count="2" loext:hyphenation-no-caps="false"/>
    </style:style>
    <style:style style:name="P365" style:family="paragraph" style:parent-style-name="paragraf">
      <style:paragraph-properties fo:orphans="0" fo:widows="0" fo:hyphenation-ladder-count="no-limit" fo:keep-with-next="auto"/>
      <style:text-properties officeooo:paragraph-rsid="10e22dcb" fo:hyphenate="true" fo:hyphenation-remain-char-count="2" fo:hyphenation-push-char-count="2" loext:hyphenation-no-caps="false"/>
    </style:style>
    <style:style style:name="P366" style:family="paragraph" style:parent-style-name="paragraf" style:list-style-name="L43">
      <style:paragraph-properties fo:orphans="0" fo:widows="0" fo:hyphenation-ladder-count="no-limit" fo:keep-with-next="auto"/>
      <style:text-properties officeooo:paragraph-rsid="10e22dcb" fo:hyphenate="true" fo:hyphenation-remain-char-count="2" fo:hyphenation-push-char-count="2" loext:hyphenation-no-caps="false"/>
    </style:style>
    <style:style style:name="P367" style:family="paragraph" style:parent-style-name="paragraf" style:list-style-name="L44">
      <style:paragraph-properties fo:orphans="0" fo:widows="0" fo:hyphenation-ladder-count="no-limit" fo:keep-with-next="auto"/>
      <style:text-properties officeooo:paragraph-rsid="10e22dcb" fo:hyphenate="true" fo:hyphenation-remain-char-count="2" fo:hyphenation-push-char-count="2" loext:hyphenation-no-caps="false"/>
    </style:style>
    <style:style style:name="P368" style:family="paragraph" style:parent-style-name="paragraf" style:list-style-name="L45">
      <style:paragraph-properties fo:orphans="0" fo:widows="0" fo:hyphenation-ladder-count="no-limit" fo:keep-with-next="auto"/>
      <style:text-properties officeooo:paragraph-rsid="10e22dcb" fo:hyphenate="true" fo:hyphenation-remain-char-count="2" fo:hyphenation-push-char-count="2" loext:hyphenation-no-caps="false"/>
    </style:style>
    <style:style style:name="P369" style:family="paragraph" style:parent-style-name="paragraf" style:list-style-name="L109">
      <style:paragraph-properties fo:orphans="0" fo:widows="0" fo:hyphenation-ladder-count="no-limit" fo:keep-with-next="auto"/>
      <style:text-properties officeooo:paragraph-rsid="10e22edd" fo:hyphenate="true" fo:hyphenation-remain-char-count="2" fo:hyphenation-push-char-count="2" loext:hyphenation-no-caps="false"/>
    </style:style>
    <style:style style:name="P370" style:family="paragraph" style:parent-style-name="paragraf">
      <style:paragraph-properties fo:orphans="0" fo:widows="0" fo:hyphenation-ladder-count="no-limit" fo:keep-with-next="auto"/>
      <style:text-properties officeooo:paragraph-rsid="10e22edd" fo:hyphenate="true" fo:hyphenation-remain-char-count="2" fo:hyphenation-push-char-count="2" loext:hyphenation-no-caps="false"/>
    </style:style>
    <style:style style:name="P371" style:family="paragraph" style:parent-style-name="paragraf" style:list-style-name="L1">
      <style:paragraph-properties fo:orphans="0" fo:widows="0" fo:hyphenation-ladder-count="1" fo:keep-with-next="auto"/>
      <style:text-properties style:font-name="Liberation Serif" fo:font-size="12pt" fo:language="id" fo:country="ID" fo:font-style="normal" fo:font-weight="normal" officeooo:rsid="09fb9144" officeooo:paragraph-rsid="10e22dcb"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2"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56081f" officeooo:paragraph-rsid="10e22dcb"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3"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5fccab" officeooo:paragraph-rsid="10e22dcb"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4"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64088f" officeooo:paragraph-rsid="10e22dcb"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5"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66ed34" officeooo:paragraph-rsid="10e22dcb"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6"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76abc2" officeooo:paragraph-rsid="10e22dcb"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7" style:family="paragraph" style:parent-style-name="paragraf">
      <style:paragraph-properties fo:orphans="0" fo:widows="0" fo:hyphenation-ladder-count="no-limit" fo:keep-with-next="auto"/>
      <style:text-properties style:font-name="Liberation Serif" fo:font-size="12pt" fo:language="id" fo:country="ID" fo:font-style="normal" fo:font-weight="normal" officeooo:rsid="0f7a66e4" officeooo:paragraph-rsid="10e22dcb"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8" style:family="paragraph" style:parent-style-name="paragraf">
      <style:paragraph-properties fo:orphans="0" fo:widows="0" fo:hyphenation-ladder-count="no-limit" fo:keep-with-next="auto"/>
      <style:text-properties style:font-name="Liberation Serif" fo:font-size="12pt" fo:language="id" fo:country="ID" fo:font-weight="normal" officeooo:rsid="0c92ebed"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79" style:family="paragraph" style:parent-style-name="paragraf">
      <style:paragraph-properties fo:orphans="0" fo:widows="0" fo:hyphenation-ladder-count="no-limit" fo:keep-with-next="auto"/>
      <style:text-properties style:font-name="Liberation Serif" fo:font-size="12pt" fo:language="id" fo:country="ID" fo:font-weight="normal" officeooo:rsid="0df71dd7"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0" style:family="paragraph" style:parent-style-name="paragraf">
      <style:paragraph-properties fo:orphans="0" fo:widows="0" fo:hyphenation-ladder-count="no-limit" fo:keep-with-next="auto"/>
      <style:text-properties style:font-name="Liberation Serif" fo:font-size="12pt" fo:language="id" fo:country="ID" fo:font-weight="normal" officeooo:rsid="0dfb5964"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1" style:family="paragraph" style:parent-style-name="paragraf">
      <style:paragraph-properties fo:orphans="0" fo:widows="0" fo:hyphenation-ladder-count="no-limit" fo:keep-with-next="auto"/>
      <style:text-properties style:font-name="Liberation Serif" fo:font-size="12pt" fo:language="id" fo:country="ID" fo:font-weight="normal" officeooo:rsid="0e01e9b0"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2" style:family="paragraph" style:parent-style-name="paragraf">
      <style:paragraph-properties fo:orphans="0" fo:widows="0" fo:hyphenation-ladder-count="no-limit" fo:keep-with-next="auto"/>
      <style:text-properties style:font-name="Liberation Serif" fo:font-size="12pt" fo:language="id" fo:country="ID" fo:font-weight="normal" officeooo:rsid="0e089890"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3" style:family="paragraph" style:parent-style-name="paragraf">
      <style:paragraph-properties fo:orphans="0" fo:widows="0" fo:hyphenation-ladder-count="no-limit" fo:keep-with-next="auto"/>
      <style:text-properties style:font-name="Liberation Serif" fo:font-size="12pt" fo:language="id" fo:country="ID" fo:font-weight="normal" officeooo:rsid="0e1af832"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4" style:family="paragraph" style:parent-style-name="paragraf">
      <style:paragraph-properties fo:orphans="0" fo:widows="0" fo:hyphenation-ladder-count="no-limit" fo:keep-with-next="auto"/>
      <style:text-properties style:font-name="Liberation Serif" fo:font-size="12pt" fo:language="id" fo:country="ID" fo:font-weight="normal" officeooo:rsid="0e215de4"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5" style:family="paragraph" style:parent-style-name="paragraf">
      <style:paragraph-properties fo:orphans="0" fo:widows="0" fo:hyphenation-ladder-count="no-limit" fo:keep-with-next="auto"/>
      <style:text-properties style:font-name="Liberation Serif" fo:font-size="12pt" fo:language="id" fo:country="ID" fo:font-weight="normal" officeooo:rsid="0e2e101c"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6" style:family="paragraph" style:parent-style-name="paragraf">
      <style:paragraph-properties fo:orphans="0" fo:widows="0" fo:hyphenation-ladder-count="no-limit" fo:keep-with-next="auto"/>
      <style:text-properties style:font-name="Liberation Serif" fo:font-size="12pt" fo:language="id" fo:country="ID" fo:font-weight="normal" officeooo:rsid="0e2faae6"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7" style:family="paragraph" style:parent-style-name="paragraf" style:list-style-name="L33">
      <style:paragraph-properties fo:orphans="0" fo:widows="0" fo:hyphenation-ladder-count="no-limit" fo:keep-with-next="auto"/>
      <style:text-properties style:font-name="Liberation Serif" fo:font-size="12pt" fo:language="id" fo:country="ID" fo:font-weight="normal" officeooo:rsid="0e4bdd26"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8" style:family="paragraph" style:parent-style-name="paragraf">
      <style:paragraph-properties fo:orphans="0" fo:widows="0" fo:hyphenation-ladder-count="no-limit" fo:keep-with-next="auto"/>
      <style:text-properties style:font-name="Liberation Serif" fo:font-size="12pt" fo:language="id" fo:country="ID" fo:font-weight="normal" officeooo:rsid="0e584d63"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89" style:family="paragraph" style:parent-style-name="paragraf">
      <style:paragraph-properties fo:orphans="0" fo:widows="0" fo:hyphenation-ladder-count="no-limit" fo:keep-with-next="auto"/>
      <style:text-properties style:font-name="Liberation Serif" fo:font-size="12pt" fo:language="id" fo:country="ID" fo:font-weight="normal" officeooo:rsid="0f4d8582"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90" style:family="paragraph" style:parent-style-name="paragraf">
      <style:paragraph-properties fo:orphans="0" fo:widows="0" fo:hyphenation-ladder-count="no-limit" fo:keep-with-next="auto"/>
      <style:text-properties style:font-name="Liberation Serif" fo:font-size="12pt" fo:language="id" fo:country="ID" fo:font-weight="normal" officeooo:rsid="0f527231" officeooo:paragraph-rsid="10e22dcb" fo:background-color="transparent" style:font-size-asian="12pt" style:font-weight-asian="normal" style:font-size-complex="12pt" style:font-weight-complex="normal" fo:hyphenate="true" fo:hyphenation-remain-char-count="2" fo:hyphenation-push-char-count="2" loext:hyphenation-no-caps="false"/>
    </style:style>
    <style:style style:name="P391" style:family="paragraph" style:parent-style-name="paragraf">
      <style:paragraph-properties fo:orphans="0" fo:widows="0" fo:hyphenation-ladder-count="no-limit" fo:keep-with-next="auto"/>
      <style:text-properties style:font-name="Liberation Serif" fo:font-size="12pt" fo:language="id" fo:country="ID" fo:font-weight="normal" officeooo:rsid="0c92ebed" officeooo:paragraph-rsid="10e22dcb" fo:background-color="#fff5ce" style:font-size-asian="12pt" style:font-weight-asian="normal" style:font-size-complex="12pt" style:font-weight-complex="normal" fo:hyphenate="true" fo:hyphenation-remain-char-count="2" fo:hyphenation-push-char-count="2" loext:hyphenation-no-caps="false"/>
    </style:style>
    <style:style style:name="P392" style:family="paragraph" style:parent-style-name="paragraf">
      <style:paragraph-properties fo:orphans="0" fo:widows="0" fo:hyphenation-ladder-count="no-limit" fo:keep-with-next="auto"/>
      <style:text-properties style:font-name="Liberation Serif" fo:font-size="12pt" fo:language="id" fo:country="ID" fo:font-weight="bold" officeooo:rsid="0e2faae6"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393" style:family="paragraph" style:parent-style-name="paragraf">
      <style:paragraph-properties fo:orphans="0" fo:widows="0" fo:hyphenation-ladder-count="no-limit" fo:keep-with-next="auto"/>
      <style:text-properties style:font-name="Liberation Serif" fo:font-size="12pt" fo:language="id" fo:country="ID" fo:font-weight="bold" officeooo:rsid="0e2fd14e"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394" style:family="paragraph" style:parent-style-name="paragraf">
      <style:paragraph-properties fo:orphans="0" fo:widows="0" fo:hyphenation-ladder-count="no-limit" fo:keep-with-next="auto"/>
      <style:text-properties style:font-name="Liberation Serif" fo:font-size="12pt" fo:language="id" fo:country="ID" fo:font-weight="bold" officeooo:rsid="0e32a4f3"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395" style:family="paragraph" style:parent-style-name="paragraf">
      <style:paragraph-properties fo:orphans="0" fo:widows="0" fo:hyphenation-ladder-count="no-limit" fo:keep-with-next="auto"/>
      <style:text-properties style:font-name="Liberation Serif" fo:font-size="12pt" fo:language="id" fo:country="ID" fo:font-weight="bold" officeooo:rsid="0e35b1de"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396" style:family="paragraph" style:parent-style-name="paragraf">
      <style:paragraph-properties fo:orphans="0" fo:widows="0" fo:hyphenation-ladder-count="no-limit" fo:keep-with-next="auto"/>
      <style:text-properties style:font-name="Liberation Serif" fo:font-size="12pt" fo:language="id" fo:country="ID" fo:font-weight="bold" officeooo:rsid="0e395797"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397" style:family="paragraph" style:parent-style-name="paragraf" style:list-style-name="L33">
      <style:paragraph-properties fo:orphans="0" fo:widows="0" fo:hyphenation-ladder-count="no-limit" fo:keep-with-next="auto"/>
      <style:text-properties style:font-name="Liberation Serif" fo:font-size="12pt" fo:language="id" fo:country="ID" fo:font-weight="bold" officeooo:rsid="0e4af7c5"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398" style:family="paragraph" style:parent-style-name="paragraf" style:list-style-name="L33">
      <style:paragraph-properties fo:orphans="0" fo:widows="0" fo:hyphenation-ladder-count="no-limit" fo:keep-with-next="auto"/>
      <style:text-properties style:font-name="Liberation Serif" fo:font-size="12pt" fo:language="id" fo:country="ID" fo:font-weight="bold" officeooo:rsid="0e4ef940"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399" style:family="paragraph" style:parent-style-name="paragraf" style:list-style-name="L33">
      <style:paragraph-properties fo:orphans="0" fo:widows="0" fo:hyphenation-ladder-count="no-limit" fo:keep-with-next="auto"/>
      <style:text-properties style:font-name="Liberation Serif" fo:font-size="12pt" fo:language="id" fo:country="ID" fo:font-weight="bold" officeooo:rsid="0e522db8"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400" style:family="paragraph" style:parent-style-name="paragraf" style:list-style-name="L33">
      <style:paragraph-properties fo:orphans="0" fo:widows="0" fo:hyphenation-ladder-count="no-limit" fo:keep-with-next="auto"/>
      <style:text-properties style:font-name="Liberation Serif" fo:font-size="12pt" fo:language="id" fo:country="ID" fo:font-weight="bold" officeooo:rsid="0e57022f" officeooo:paragraph-rsid="10e22dcb" fo:background-color="transparent" style:font-size-asian="12pt" style:font-weight-asian="bold" style:font-size-complex="12pt" style:font-weight-complex="bold" fo:hyphenate="true" fo:hyphenation-remain-char-count="2" fo:hyphenation-push-char-count="2" loext:hyphenation-no-caps="false"/>
    </style:style>
    <style:style style:name="P401" style:family="paragraph" style:parent-style-name="paragraf">
      <style:paragraph-properties fo:orphans="0" fo:widows="0" fo:hyphenation-ladder-count="1" fo:keep-with-next="auto"/>
      <style:text-properties officeooo:rsid="0c40bb86" officeooo:paragraph-rsid="10e22dcb" fo:hyphenate="true" fo:hyphenation-remain-char-count="2" fo:hyphenation-push-char-count="2" loext:hyphenation-no-caps="false"/>
    </style:style>
    <style:style style:name="P402" style:family="paragraph" style:parent-style-name="paragraf">
      <style:paragraph-properties fo:orphans="0" fo:widows="0" fo:hyphenation-ladder-count="1" fo:keep-with-next="auto"/>
      <style:text-properties officeooo:rsid="0c6a97fb" officeooo:paragraph-rsid="10e22dcb" fo:hyphenate="true" fo:hyphenation-remain-char-count="2" fo:hyphenation-push-char-count="2" loext:hyphenation-no-caps="false"/>
    </style:style>
    <style:style style:name="P403" style:family="paragraph" style:parent-style-name="paragraf">
      <style:paragraph-properties fo:orphans="0" fo:widows="0" fo:hyphenation-ladder-count="1" fo:keep-with-next="auto"/>
      <style:text-properties officeooo:rsid="0c756064" officeooo:paragraph-rsid="10e22dcb" fo:hyphenate="true" fo:hyphenation-remain-char-count="2" fo:hyphenation-push-char-count="2" loext:hyphenation-no-caps="false"/>
    </style:style>
    <style:style style:name="P404" style:family="paragraph" style:parent-style-name="paragraf" style:list-style-name="L25">
      <style:paragraph-properties fo:orphans="0" fo:widows="0" fo:hyphenation-ladder-count="1" fo:keep-with-next="auto"/>
      <style:text-properties officeooo:rsid="0c76edd0" officeooo:paragraph-rsid="10e22dcb" fo:hyphenate="true" fo:hyphenation-remain-char-count="2" fo:hyphenation-push-char-count="2" loext:hyphenation-no-caps="false"/>
    </style:style>
    <style:style style:name="P405" style:family="paragraph" style:parent-style-name="paragraf">
      <style:paragraph-properties fo:orphans="0" fo:widows="0" fo:hyphenation-ladder-count="no-limit" fo:keep-with-next="auto"/>
      <style:text-properties officeooo:rsid="10141c4f" officeooo:paragraph-rsid="10e22dcb" fo:hyphenate="true" fo:hyphenation-remain-char-count="2" fo:hyphenation-push-char-count="2" loext:hyphenation-no-caps="false"/>
    </style:style>
    <style:style style:name="P406" style:family="paragraph" style:parent-style-name="paragraf">
      <style:paragraph-properties fo:orphans="0" fo:widows="0" fo:hyphenation-ladder-count="no-limit" fo:keep-with-next="auto"/>
      <style:text-properties officeooo:rsid="101c1aa7" officeooo:paragraph-rsid="10e22dcb" fo:hyphenate="true" fo:hyphenation-remain-char-count="2" fo:hyphenation-push-char-count="2" loext:hyphenation-no-caps="false"/>
    </style:style>
    <style:style style:name="P407" style:family="paragraph" style:parent-style-name="paragraf">
      <style:paragraph-properties fo:orphans="0" fo:widows="0" fo:hyphenation-ladder-count="no-limit" fo:keep-with-next="auto"/>
      <style:text-properties officeooo:rsid="101f7152" officeooo:paragraph-rsid="10e22dcb" fo:hyphenate="true" fo:hyphenation-remain-char-count="2" fo:hyphenation-push-char-count="2" loext:hyphenation-no-caps="false"/>
    </style:style>
    <style:style style:name="P408" style:family="paragraph" style:parent-style-name="paragraf">
      <style:paragraph-properties fo:orphans="0" fo:widows="0" fo:hyphenation-ladder-count="no-limit" fo:keep-with-next="auto"/>
      <style:text-properties fo:font-style="normal" officeooo:rsid="10218e5c" officeooo:paragraph-rsid="10e22dcb" style:font-style-asian="normal" style:font-style-complex="normal" fo:hyphenate="true" fo:hyphenation-remain-char-count="2" fo:hyphenation-push-char-count="2" loext:hyphenation-no-caps="false"/>
    </style:style>
    <style:style style:name="P409" style:family="paragraph" style:parent-style-name="paragraf">
      <style:paragraph-properties fo:orphans="0" fo:widows="0" fo:hyphenation-ladder-count="no-limit" fo:keep-with-next="auto"/>
      <style:text-properties fo:font-style="normal" officeooo:rsid="1024e781" officeooo:paragraph-rsid="10e22dcb" style:font-style-asian="normal" style:font-style-complex="normal" fo:hyphenate="true" fo:hyphenation-remain-char-count="2" fo:hyphenation-push-char-count="2" loext:hyphenation-no-caps="false"/>
    </style:style>
    <style:style style:name="P410" style:family="paragraph" style:parent-style-name="paragraf">
      <style:paragraph-properties fo:orphans="0" fo:widows="0" fo:hyphenation-ladder-count="no-limit" fo:keep-with-next="auto"/>
      <style:text-properties fo:font-style="normal" officeooo:rsid="1026ce7a" officeooo:paragraph-rsid="10e22dcb" style:font-style-asian="normal" style:font-style-complex="normal" fo:hyphenate="true" fo:hyphenation-remain-char-count="2" fo:hyphenation-push-char-count="2" loext:hyphenation-no-caps="false"/>
    </style:style>
    <style:style style:name="P411" style:family="paragraph" style:parent-style-name="paragraf">
      <style:paragraph-properties fo:orphans="0" fo:widows="0" fo:hyphenation-ladder-count="no-limit" fo:keep-with-next="auto"/>
      <style:text-properties fo:font-style="normal" officeooo:rsid="102ef238" officeooo:paragraph-rsid="10e22dcb" style:font-style-asian="normal" style:font-style-complex="normal" fo:hyphenate="true" fo:hyphenation-remain-char-count="2" fo:hyphenation-push-char-count="2" loext:hyphenation-no-caps="false"/>
    </style:style>
    <style:style style:name="P412" style:family="paragraph" style:parent-style-name="paragraf">
      <style:paragraph-properties fo:orphans="0" fo:widows="0" fo:hyphenation-ladder-count="no-limit" fo:keep-with-next="auto"/>
      <style:text-properties fo:font-style="normal" officeooo:rsid="10331b83" officeooo:paragraph-rsid="10e22dcb" style:font-style-asian="normal" style:font-style-complex="normal" fo:hyphenate="true" fo:hyphenation-remain-char-count="2" fo:hyphenation-push-char-count="2" loext:hyphenation-no-caps="false"/>
    </style:style>
    <style:style style:name="P413" style:family="paragraph" style:parent-style-name="paragraf">
      <style:paragraph-properties fo:orphans="0" fo:widows="0" fo:hyphenation-ladder-count="no-limit" fo:keep-with-next="auto"/>
      <style:text-properties fo:font-style="normal" officeooo:rsid="1034c861" officeooo:paragraph-rsid="10e22dcb" style:font-style-asian="normal" style:font-style-complex="normal" fo:hyphenate="true" fo:hyphenation-remain-char-count="2" fo:hyphenation-push-char-count="2" loext:hyphenation-no-caps="false"/>
    </style:style>
    <style:style style:name="P414" style:family="paragraph" style:parent-style-name="paragraf">
      <style:paragraph-properties fo:orphans="0" fo:widows="0" fo:hyphenation-ladder-count="no-limit" fo:keep-with-next="auto"/>
      <style:text-properties fo:font-style="normal" officeooo:rsid="10376aec" officeooo:paragraph-rsid="10e22dcb" style:font-style-asian="normal" style:font-style-complex="normal" fo:hyphenate="true" fo:hyphenation-remain-char-count="2" fo:hyphenation-push-char-count="2" loext:hyphenation-no-caps="false"/>
    </style:style>
    <style:style style:name="P415" style:family="paragraph" style:parent-style-name="paragraf">
      <style:paragraph-properties fo:orphans="0" fo:widows="0" fo:hyphenation-ladder-count="no-limit" fo:keep-with-next="auto"/>
      <style:text-properties fo:font-style="normal" officeooo:rsid="10499271" officeooo:paragraph-rsid="10e22dcb" style:font-style-asian="normal" style:font-style-complex="normal" fo:hyphenate="true" fo:hyphenation-remain-char-count="2" fo:hyphenation-push-char-count="2" loext:hyphenation-no-caps="false"/>
    </style:style>
    <style:style style:name="P416" style:family="paragraph" style:parent-style-name="paragraf">
      <style:paragraph-properties fo:orphans="0" fo:widows="0" fo:hyphenation-ladder-count="no-limit" fo:keep-with-next="auto"/>
      <style:text-properties fo:font-style="normal" officeooo:rsid="1052cb61" officeooo:paragraph-rsid="10e22dcb" style:font-style-asian="normal" style:font-style-complex="normal" fo:hyphenate="true" fo:hyphenation-remain-char-count="2" fo:hyphenation-push-char-count="2" loext:hyphenation-no-caps="false"/>
    </style:style>
    <style:style style:name="P417" style:family="paragraph" style:parent-style-name="paragraf">
      <style:paragraph-properties fo:orphans="0" fo:widows="0" fo:hyphenation-ladder-count="no-limit" fo:keep-with-next="auto"/>
      <style:text-properties fo:font-style="normal" officeooo:rsid="1058a022" officeooo:paragraph-rsid="10e22dcb" style:font-style-asian="normal" style:font-style-complex="normal" fo:hyphenate="true" fo:hyphenation-remain-char-count="2" fo:hyphenation-push-char-count="2" loext:hyphenation-no-caps="false"/>
    </style:style>
    <style:style style:name="P418" style:family="paragraph" style:parent-style-name="paragraf">
      <style:paragraph-properties fo:orphans="0" fo:widows="0" fo:hyphenation-ladder-count="no-limit" fo:keep-with-next="auto"/>
      <style:text-properties fo:font-style="normal" officeooo:rsid="1076998c" officeooo:paragraph-rsid="10e22dcb" style:font-style-asian="normal" style:font-style-complex="normal" fo:hyphenate="true" fo:hyphenation-remain-char-count="2" fo:hyphenation-push-char-count="2" loext:hyphenation-no-caps="false"/>
    </style:style>
    <style:style style:name="P419" style:family="paragraph" style:parent-style-name="paragraf">
      <style:paragraph-properties fo:orphans="0" fo:widows="0" fo:hyphenation-ladder-count="no-limit" fo:keep-with-next="auto"/>
      <style:text-properties fo:font-style="normal" officeooo:rsid="10811b1e" officeooo:paragraph-rsid="10e22dcb" style:font-style-asian="normal" style:font-style-complex="normal" fo:hyphenate="true" fo:hyphenation-remain-char-count="2" fo:hyphenation-push-char-count="2" loext:hyphenation-no-caps="false"/>
    </style:style>
    <style:style style:name="P420" style:family="paragraph" style:parent-style-name="paragraf">
      <style:paragraph-properties fo:orphans="0" fo:widows="0" fo:hyphenation-ladder-count="no-limit" fo:keep-with-next="auto"/>
      <style:text-properties fo:font-style="normal" officeooo:rsid="108786f2" officeooo:paragraph-rsid="10e22dcb" style:font-style-asian="normal" style:font-style-complex="normal" fo:hyphenate="true" fo:hyphenation-remain-char-count="2" fo:hyphenation-push-char-count="2" loext:hyphenation-no-caps="false"/>
    </style:style>
    <style:style style:name="P421" style:family="paragraph" style:parent-style-name="paragraf">
      <style:paragraph-properties fo:orphans="0" fo:widows="0" fo:hyphenation-ladder-count="no-limit" fo:keep-with-next="auto"/>
      <style:text-properties fo:font-style="normal" officeooo:rsid="108bf648" officeooo:paragraph-rsid="10e22dcb" style:font-style-asian="normal" style:font-style-complex="normal" fo:hyphenate="true" fo:hyphenation-remain-char-count="2" fo:hyphenation-push-char-count="2" loext:hyphenation-no-caps="false"/>
    </style:style>
    <style:style style:name="P422" style:family="paragraph" style:parent-style-name="paragraf">
      <style:paragraph-properties fo:orphans="0" fo:widows="0" fo:hyphenation-ladder-count="no-limit" fo:keep-with-next="auto"/>
      <style:text-properties fo:font-style="normal" officeooo:rsid="108eb480" officeooo:paragraph-rsid="10e22dcb" style:font-style-asian="normal" style:font-style-complex="normal" fo:hyphenate="true" fo:hyphenation-remain-char-count="2" fo:hyphenation-push-char-count="2" loext:hyphenation-no-caps="false"/>
    </style:style>
    <style:style style:name="P423" style:family="paragraph" style:parent-style-name="paragraf">
      <style:paragraph-properties fo:orphans="0" fo:widows="0" fo:hyphenation-ladder-count="no-limit" fo:keep-with-next="auto"/>
      <style:text-properties fo:font-style="normal" officeooo:rsid="1093b44f" officeooo:paragraph-rsid="10e22dcb" style:font-style-asian="normal" style:font-style-complex="normal" fo:hyphenate="true" fo:hyphenation-remain-char-count="2" fo:hyphenation-push-char-count="2" loext:hyphenation-no-caps="false"/>
    </style:style>
    <style:style style:name="P424" style:family="paragraph" style:parent-style-name="paragraf">
      <style:paragraph-properties fo:orphans="0" fo:widows="0" fo:hyphenation-ladder-count="no-limit" fo:keep-with-next="auto"/>
      <style:text-properties fo:font-style="normal" officeooo:rsid="1094b40a" officeooo:paragraph-rsid="10e22dcb" style:font-style-asian="normal" style:font-style-complex="normal" fo:hyphenate="true" fo:hyphenation-remain-char-count="2" fo:hyphenation-push-char-count="2" loext:hyphenation-no-caps="false"/>
    </style:style>
    <style:style style:name="P425" style:family="paragraph" style:parent-style-name="paragraf">
      <style:paragraph-properties fo:orphans="0" fo:widows="0" fo:hyphenation-ladder-count="no-limit" fo:keep-with-next="auto"/>
      <style:text-properties fo:font-style="normal" officeooo:rsid="109616f0" officeooo:paragraph-rsid="10e22dcb" style:font-style-asian="normal" style:font-style-complex="normal" fo:hyphenate="true" fo:hyphenation-remain-char-count="2" fo:hyphenation-push-char-count="2" loext:hyphenation-no-caps="false"/>
    </style:style>
    <style:style style:name="P426" style:family="paragraph" style:parent-style-name="paragraf">
      <style:paragraph-properties fo:orphans="0" fo:widows="0" fo:hyphenation-ladder-count="no-limit" fo:keep-with-next="auto"/>
      <style:text-properties fo:font-style="normal" officeooo:rsid="109dd42c" officeooo:paragraph-rsid="10e22dcb" style:font-style-asian="normal" style:font-style-complex="normal" fo:hyphenate="true" fo:hyphenation-remain-char-count="2" fo:hyphenation-push-char-count="2" loext:hyphenation-no-caps="false"/>
    </style:style>
    <style:style style:name="P427" style:family="paragraph" style:parent-style-name="paragraf">
      <style:paragraph-properties fo:orphans="0" fo:widows="0" fo:hyphenation-ladder-count="no-limit" fo:keep-with-next="auto"/>
      <style:text-properties fo:font-style="normal" officeooo:rsid="10a46954" officeooo:paragraph-rsid="10e22dcb" style:font-style-asian="normal" style:font-style-complex="normal" fo:hyphenate="true" fo:hyphenation-remain-char-count="2" fo:hyphenation-push-char-count="2" loext:hyphenation-no-caps="false"/>
    </style:style>
    <style:style style:name="P428" style:family="paragraph" style:parent-style-name="paragraf">
      <style:paragraph-properties fo:orphans="0" fo:widows="0" fo:hyphenation-ladder-count="no-limit" fo:keep-with-next="auto"/>
      <style:text-properties fo:font-style="normal" officeooo:rsid="10a5a01a" officeooo:paragraph-rsid="10e22dcb" style:font-style-asian="normal" style:font-style-complex="normal" fo:hyphenate="true" fo:hyphenation-remain-char-count="2" fo:hyphenation-push-char-count="2" loext:hyphenation-no-caps="false"/>
    </style:style>
    <style:style style:name="P429" style:family="paragraph" style:parent-style-name="paragraf">
      <style:paragraph-properties fo:orphans="0" fo:widows="0" fo:hyphenation-ladder-count="no-limit" fo:keep-with-next="auto"/>
      <style:text-properties fo:font-style="normal" officeooo:rsid="10aaba0f" officeooo:paragraph-rsid="10e22dcb" style:font-style-asian="normal" style:font-style-complex="normal" fo:hyphenate="true" fo:hyphenation-remain-char-count="2" fo:hyphenation-push-char-count="2" loext:hyphenation-no-caps="false"/>
    </style:style>
    <style:style style:name="P430" style:family="paragraph" style:parent-style-name="paragraf">
      <style:paragraph-properties fo:orphans="0" fo:widows="0" fo:hyphenation-ladder-count="no-limit" fo:keep-with-next="auto"/>
      <style:text-properties fo:font-style="normal" officeooo:rsid="10b33977" officeooo:paragraph-rsid="10e22dcb" style:font-style-asian="normal" style:font-style-complex="normal" fo:hyphenate="true" fo:hyphenation-remain-char-count="2" fo:hyphenation-push-char-count="2" loext:hyphenation-no-caps="false"/>
    </style:style>
    <style:style style:name="P431" style:family="paragraph" style:parent-style-name="paragraf">
      <style:paragraph-properties fo:orphans="0" fo:widows="0" fo:hyphenation-ladder-count="no-limit" fo:keep-with-next="auto"/>
      <style:text-properties fo:font-style="normal" officeooo:rsid="111ae15b" officeooo:paragraph-rsid="10e22dcb" style:font-style-asian="normal" style:font-style-complex="normal" fo:hyphenate="true" fo:hyphenation-remain-char-count="2" fo:hyphenation-push-char-count="2" loext:hyphenation-no-caps="false"/>
    </style:style>
    <style:style style:name="P432" style:family="paragraph" style:parent-style-name="paragraf">
      <style:paragraph-properties fo:orphans="0" fo:widows="0" fo:hyphenation-ladder-count="no-limit" fo:keep-with-next="auto"/>
      <style:text-properties fo:font-style="normal" officeooo:rsid="11230c56" officeooo:paragraph-rsid="10e22dcb" style:font-style-asian="normal" style:font-style-complex="normal" fo:hyphenate="true" fo:hyphenation-remain-char-count="2" fo:hyphenation-push-char-count="2" loext:hyphenation-no-caps="false"/>
    </style:style>
    <style:style style:name="P433" style:family="paragraph" style:parent-style-name="paragraf">
      <style:paragraph-properties fo:orphans="0" fo:widows="0" fo:hyphenation-ladder-count="no-limit" fo:keep-with-next="auto"/>
      <style:text-properties fo:font-style="normal" officeooo:rsid="11261531" officeooo:paragraph-rsid="10e22dcb" style:font-style-asian="normal" style:font-style-complex="normal" fo:hyphenate="true" fo:hyphenation-remain-char-count="2" fo:hyphenation-push-char-count="2" loext:hyphenation-no-caps="false"/>
    </style:style>
    <style:style style:name="P434" style:family="paragraph" style:parent-style-name="paragraf">
      <style:paragraph-properties fo:orphans="0" fo:widows="0" fo:hyphenation-ladder-count="no-limit" fo:keep-with-next="auto"/>
      <style:text-properties fo:font-style="normal" officeooo:rsid="11e3238b" officeooo:paragraph-rsid="10e22dcb" style:font-style-asian="normal" style:font-style-complex="normal" fo:hyphenate="true" fo:hyphenation-remain-char-count="2" fo:hyphenation-push-char-count="2" loext:hyphenation-no-caps="false"/>
    </style:style>
    <style:style style:name="P435" style:family="paragraph" style:parent-style-name="paragraf">
      <style:paragraph-properties fo:orphans="0" fo:widows="0" fo:hyphenation-ladder-count="no-limit" fo:keep-with-next="auto"/>
      <style:text-properties fo:font-style="normal" officeooo:rsid="11f3f70c" officeooo:paragraph-rsid="10e22dcb" style:font-style-asian="normal" style:font-style-complex="normal" fo:hyphenate="true" fo:hyphenation-remain-char-count="2" fo:hyphenation-push-char-count="2" loext:hyphenation-no-caps="false"/>
    </style:style>
    <style:style style:name="P436" style:family="paragraph" style:parent-style-name="paragraf">
      <style:paragraph-properties fo:orphans="0" fo:widows="0" fo:hyphenation-ladder-count="no-limit" fo:keep-with-next="auto"/>
      <style:text-properties fo:font-style="normal" officeooo:rsid="11fdc7c9" officeooo:paragraph-rsid="10e22dcb" style:font-style-asian="normal" style:font-style-complex="normal" fo:hyphenate="true" fo:hyphenation-remain-char-count="2" fo:hyphenation-push-char-count="2" loext:hyphenation-no-caps="false"/>
    </style:style>
    <style:style style:name="P437" style:family="paragraph" style:parent-style-name="paragraf">
      <style:paragraph-properties fo:orphans="0" fo:widows="0" fo:hyphenation-ladder-count="no-limit" fo:keep-with-next="auto"/>
      <style:text-properties fo:font-style="normal" officeooo:rsid="11feb988" officeooo:paragraph-rsid="10e22dcb" style:font-style-asian="normal" style:font-style-complex="normal" fo:hyphenate="true" fo:hyphenation-remain-char-count="2" fo:hyphenation-push-char-count="2" loext:hyphenation-no-caps="false"/>
    </style:style>
    <style:style style:name="P438" style:family="paragraph" style:parent-style-name="paragraf">
      <style:paragraph-properties fo:orphans="0" fo:widows="0" fo:hyphenation-ladder-count="no-limit" fo:keep-with-next="auto"/>
      <style:text-properties fo:font-style="normal" officeooo:rsid="12001073" officeooo:paragraph-rsid="10e22dcb" style:font-style-asian="normal" style:font-style-complex="normal" fo:hyphenate="true" fo:hyphenation-remain-char-count="2" fo:hyphenation-push-char-count="2" loext:hyphenation-no-caps="false"/>
    </style:style>
    <style:style style:name="P439" style:family="paragraph" style:parent-style-name="paragraf">
      <style:paragraph-properties fo:orphans="0" fo:widows="0" fo:hyphenation-ladder-count="no-limit" fo:keep-with-next="auto"/>
      <style:text-properties fo:font-style="normal" officeooo:rsid="1205fcb5" officeooo:paragraph-rsid="10e22dcb" style:font-style-asian="normal" style:font-style-complex="normal" fo:hyphenate="true" fo:hyphenation-remain-char-count="2" fo:hyphenation-push-char-count="2" loext:hyphenation-no-caps="false"/>
    </style:style>
    <style:style style:name="P440" style:family="paragraph" style:parent-style-name="paragraf">
      <style:paragraph-properties fo:orphans="0" fo:widows="0" fo:hyphenation-ladder-count="no-limit" fo:keep-with-next="auto"/>
      <style:text-properties fo:font-style="normal" officeooo:rsid="10f24a55" officeooo:paragraph-rsid="10e22edd" style:font-style-asian="normal" style:font-style-complex="normal" fo:hyphenate="true" fo:hyphenation-remain-char-count="2" fo:hyphenation-push-char-count="2" loext:hyphenation-no-caps="false"/>
    </style:style>
    <style:style style:name="P441" style:family="paragraph" style:parent-style-name="paragraf">
      <style:paragraph-properties fo:orphans="0" fo:widows="0" fo:hyphenation-ladder-count="no-limit" fo:keep-with-next="auto"/>
      <style:text-properties fo:font-style="normal" style:text-underline-style="none" officeooo:rsid="113581a5" officeooo:paragraph-rsid="10e22dcb" style:font-style-asian="normal" style:font-style-complex="normal" fo:hyphenate="true" fo:hyphenation-remain-char-count="2" fo:hyphenation-push-char-count="2" loext:hyphenation-no-caps="false"/>
    </style:style>
    <style:style style:name="P442" style:family="paragraph" style:parent-style-name="paragraf">
      <style:paragraph-properties fo:orphans="0" fo:widows="0" fo:hyphenation-ladder-count="no-limit" fo:keep-with-next="auto"/>
      <style:text-properties fo:font-style="normal" style:text-underline-style="none" officeooo:rsid="115432a7" officeooo:paragraph-rsid="10e22dcb" style:font-style-asian="normal" style:font-style-complex="normal" fo:hyphenate="true" fo:hyphenation-remain-char-count="2" fo:hyphenation-push-char-count="2" loext:hyphenation-no-caps="false"/>
    </style:style>
    <style:style style:name="P443" style:family="paragraph" style:parent-style-name="paragraf" style:list-style-name="L35">
      <style:paragraph-properties fo:orphans="0" fo:widows="0" fo:hyphenation-ladder-count="no-limit" fo:keep-with-next="auto"/>
      <style:text-properties fo:font-style="normal" style:text-underline-style="none" officeooo:rsid="11624531" officeooo:paragraph-rsid="10e22dcb" style:font-style-asian="normal" style:font-style-complex="normal" fo:hyphenate="true" fo:hyphenation-remain-char-count="2" fo:hyphenation-push-char-count="2" loext:hyphenation-no-caps="false"/>
    </style:style>
    <style:style style:name="P444" style:family="paragraph" style:parent-style-name="paragraf" style:list-style-name="L35">
      <style:paragraph-properties fo:orphans="0" fo:widows="0" fo:hyphenation-ladder-count="no-limit" fo:keep-with-next="auto"/>
      <style:text-properties fo:font-style="normal" style:text-underline-style="none" officeooo:rsid="11683bf5" officeooo:paragraph-rsid="10e22dcb" style:font-style-asian="normal" style:font-style-complex="normal" fo:hyphenate="true" fo:hyphenation-remain-char-count="2" fo:hyphenation-push-char-count="2" loext:hyphenation-no-caps="false"/>
    </style:style>
    <style:style style:name="P445" style:family="paragraph" style:parent-style-name="paragraf">
      <style:paragraph-properties fo:orphans="0" fo:widows="0" fo:hyphenation-ladder-count="no-limit" fo:keep-with-next="auto"/>
      <style:text-properties fo:font-style="normal" style:text-underline-style="none" officeooo:rsid="117d3d85" officeooo:paragraph-rsid="10e22dcb" style:font-style-asian="normal" style:font-style-complex="normal" fo:hyphenate="true" fo:hyphenation-remain-char-count="2" fo:hyphenation-push-char-count="2" loext:hyphenation-no-caps="false"/>
    </style:style>
    <style:style style:name="P446" style:family="paragraph" style:parent-style-name="paragraf">
      <style:paragraph-properties fo:orphans="0" fo:widows="0" fo:hyphenation-ladder-count="no-limit" fo:keep-with-next="auto"/>
      <style:text-properties fo:font-style="normal" style:text-underline-style="none" officeooo:rsid="1180b172" officeooo:paragraph-rsid="10e22dcb" style:font-style-asian="normal" style:font-style-complex="normal" fo:hyphenate="true" fo:hyphenation-remain-char-count="2" fo:hyphenation-push-char-count="2" loext:hyphenation-no-caps="false"/>
    </style:style>
    <style:style style:name="P447" style:family="paragraph" style:parent-style-name="paragraf">
      <style:paragraph-properties fo:orphans="0" fo:widows="0" fo:hyphenation-ladder-count="no-limit" fo:keep-with-next="auto"/>
      <style:text-properties fo:font-style="normal" style:text-underline-style="none" officeooo:rsid="118423a9" officeooo:paragraph-rsid="10e22dcb" style:font-style-asian="normal" style:font-style-complex="normal" fo:hyphenate="true" fo:hyphenation-remain-char-count="2" fo:hyphenation-push-char-count="2" loext:hyphenation-no-caps="false"/>
    </style:style>
    <style:style style:name="P448" style:family="paragraph" style:parent-style-name="paragraf">
      <style:paragraph-properties fo:orphans="0" fo:widows="0" fo:hyphenation-ladder-count="no-limit" fo:keep-with-next="auto"/>
      <style:text-properties fo:font-style="normal" style:text-underline-style="none" officeooo:rsid="118e9444" officeooo:paragraph-rsid="10e22dcb" style:font-style-asian="normal" style:font-style-complex="normal" fo:hyphenate="true" fo:hyphenation-remain-char-count="2" fo:hyphenation-push-char-count="2" loext:hyphenation-no-caps="false"/>
    </style:style>
    <style:style style:name="P449" style:family="paragraph" style:parent-style-name="paragraf">
      <style:paragraph-properties fo:orphans="0" fo:widows="0" fo:hyphenation-ladder-count="no-limit" fo:keep-with-next="auto"/>
      <style:text-properties fo:font-style="normal" style:text-underline-style="none" officeooo:rsid="119588b0" officeooo:paragraph-rsid="10e22dcb" style:font-style-asian="normal" style:font-style-complex="normal" fo:hyphenate="true" fo:hyphenation-remain-char-count="2" fo:hyphenation-push-char-count="2" loext:hyphenation-no-caps="false"/>
    </style:style>
    <style:style style:name="P450" style:family="paragraph" style:parent-style-name="paragraf">
      <style:paragraph-properties fo:orphans="0" fo:widows="0" fo:hyphenation-ladder-count="no-limit" fo:keep-with-next="auto"/>
      <style:text-properties fo:font-style="normal" style:text-underline-style="none" officeooo:rsid="119b7697" officeooo:paragraph-rsid="10e22dcb" style:font-style-asian="normal" style:font-style-complex="normal" fo:hyphenate="true" fo:hyphenation-remain-char-count="2" fo:hyphenation-push-char-count="2" loext:hyphenation-no-caps="false"/>
    </style:style>
    <style:style style:name="P451" style:family="paragraph" style:parent-style-name="paragraf" style:list-style-name="L46">
      <style:paragraph-properties fo:orphans="0" fo:widows="0" fo:hyphenation-ladder-count="no-limit" fo:keep-with-next="auto"/>
      <style:text-properties fo:font-style="normal" style:text-underline-style="none" officeooo:rsid="119d1535" officeooo:paragraph-rsid="10e22dcb" style:font-style-asian="normal" style:font-style-complex="normal" fo:hyphenate="true" fo:hyphenation-remain-char-count="2" fo:hyphenation-push-char-count="2" loext:hyphenation-no-caps="false"/>
    </style:style>
    <style:style style:name="P452" style:family="paragraph" style:parent-style-name="paragraf" style:list-style-name="L46">
      <style:paragraph-properties fo:orphans="0" fo:widows="0" fo:hyphenation-ladder-count="no-limit" fo:keep-with-next="auto"/>
      <style:text-properties fo:font-style="normal" style:text-underline-style="none" officeooo:rsid="119dd17a" officeooo:paragraph-rsid="10e22dcb" style:font-style-asian="normal" style:font-style-complex="normal" fo:hyphenate="true" fo:hyphenation-remain-char-count="2" fo:hyphenation-push-char-count="2" loext:hyphenation-no-caps="false"/>
    </style:style>
    <style:style style:name="P453" style:family="paragraph" style:parent-style-name="paragraf" style:list-style-name="L47">
      <style:paragraph-properties fo:orphans="0" fo:widows="0" fo:hyphenation-ladder-count="no-limit" fo:keep-with-next="auto"/>
      <style:text-properties fo:font-style="normal" style:text-underline-style="none" officeooo:rsid="119e1269" officeooo:paragraph-rsid="10e22dcb" style:font-style-asian="normal" style:font-style-complex="normal" fo:hyphenate="true" fo:hyphenation-remain-char-count="2" fo:hyphenation-push-char-count="2" loext:hyphenation-no-caps="false"/>
    </style:style>
    <style:style style:name="P454" style:family="paragraph" style:parent-style-name="paragraf">
      <style:paragraph-properties fo:orphans="0" fo:widows="0" fo:hyphenation-ladder-count="no-limit" fo:keep-with-next="auto"/>
      <style:text-properties fo:font-style="normal" style:text-underline-style="none" officeooo:rsid="119e1269" officeooo:paragraph-rsid="10e22dcb" style:font-style-asian="normal" style:font-style-complex="normal" fo:hyphenate="true" fo:hyphenation-remain-char-count="2" fo:hyphenation-push-char-count="2" loext:hyphenation-no-caps="false"/>
    </style:style>
    <style:style style:name="P455" style:family="paragraph" style:parent-style-name="paragraf" style:list-style-name="L47">
      <style:paragraph-properties fo:orphans="0" fo:widows="0" fo:hyphenation-ladder-count="no-limit" fo:keep-with-next="auto"/>
      <style:text-properties fo:font-style="normal" style:text-underline-style="none" officeooo:rsid="11a48762" officeooo:paragraph-rsid="10e22dcb" style:font-style-asian="normal" style:font-style-complex="normal" fo:hyphenate="true" fo:hyphenation-remain-char-count="2" fo:hyphenation-push-char-count="2" loext:hyphenation-no-caps="false"/>
    </style:style>
    <style:style style:name="P456" style:family="paragraph" style:parent-style-name="paragraf">
      <style:paragraph-properties fo:orphans="0" fo:widows="0" fo:hyphenation-ladder-count="no-limit" fo:keep-with-next="auto"/>
      <style:text-properties fo:font-style="normal" style:text-underline-style="none" officeooo:rsid="11a490bd" officeooo:paragraph-rsid="10e22dcb" style:font-style-asian="normal" style:font-style-complex="normal" fo:hyphenate="true" fo:hyphenation-remain-char-count="2" fo:hyphenation-push-char-count="2" loext:hyphenation-no-caps="false"/>
    </style:style>
    <style:style style:name="P457" style:family="paragraph" style:parent-style-name="paragraf">
      <style:paragraph-properties fo:orphans="0" fo:widows="0" fo:hyphenation-ladder-count="no-limit" fo:keep-with-next="auto"/>
      <style:text-properties fo:font-style="normal" style:text-underline-style="none" officeooo:rsid="11a66463" officeooo:paragraph-rsid="10e22dcb" style:font-style-asian="normal" style:font-style-complex="normal" fo:hyphenate="true" fo:hyphenation-remain-char-count="2" fo:hyphenation-push-char-count="2" loext:hyphenation-no-caps="false"/>
    </style:style>
    <style:style style:name="P458" style:family="paragraph" style:parent-style-name="paragraf" style:list-style-name="L48">
      <style:paragraph-properties fo:orphans="0" fo:widows="0" fo:hyphenation-ladder-count="no-limit" fo:keep-with-next="auto"/>
      <style:text-properties fo:font-style="normal" style:text-underline-style="none" officeooo:rsid="11a72a55" officeooo:paragraph-rsid="10e22dcb" style:font-style-asian="normal" style:font-style-complex="normal" fo:hyphenate="true" fo:hyphenation-remain-char-count="2" fo:hyphenation-push-char-count="2" loext:hyphenation-no-caps="false"/>
    </style:style>
    <style:style style:name="P459" style:family="paragraph" style:parent-style-name="paragraf" style:list-style-name="L48">
      <style:paragraph-properties fo:orphans="0" fo:widows="0" fo:hyphenation-ladder-count="no-limit" fo:keep-with-next="auto"/>
      <style:text-properties fo:font-style="normal" style:text-underline-style="none" officeooo:rsid="11a86851" officeooo:paragraph-rsid="10e22dcb" style:font-style-asian="normal" style:font-style-complex="normal" fo:hyphenate="true" fo:hyphenation-remain-char-count="2" fo:hyphenation-push-char-count="2" loext:hyphenation-no-caps="false"/>
    </style:style>
    <style:style style:name="P460" style:family="paragraph" style:parent-style-name="paragraf">
      <style:paragraph-properties fo:orphans="0" fo:widows="0" fo:hyphenation-ladder-count="no-limit" fo:keep-with-next="auto"/>
      <style:text-properties fo:font-style="normal" style:text-underline-style="none" officeooo:rsid="11af7514" officeooo:paragraph-rsid="10e22dcb" style:font-style-asian="normal" style:font-style-complex="normal" fo:hyphenate="true" fo:hyphenation-remain-char-count="2" fo:hyphenation-push-char-count="2" loext:hyphenation-no-caps="false"/>
    </style:style>
    <style:style style:name="P461" style:family="paragraph" style:parent-style-name="paragraf">
      <style:paragraph-properties fo:orphans="0" fo:widows="0" fo:hyphenation-ladder-count="no-limit" fo:keep-with-next="auto"/>
      <style:text-properties fo:font-style="normal" style:text-underline-style="none" officeooo:rsid="11b06f86" officeooo:paragraph-rsid="10e22dcb" style:font-style-asian="normal" style:font-style-complex="normal" fo:hyphenate="true" fo:hyphenation-remain-char-count="2" fo:hyphenation-push-char-count="2" loext:hyphenation-no-caps="false"/>
    </style:style>
    <style:style style:name="P462" style:family="paragraph" style:parent-style-name="paragraf">
      <style:paragraph-properties fo:orphans="0" fo:widows="0" fo:hyphenation-ladder-count="no-limit" fo:keep-with-next="auto"/>
      <style:text-properties fo:font-style="normal" style:text-underline-style="none" officeooo:rsid="11b133e6" officeooo:paragraph-rsid="10e22dcb" style:font-style-asian="normal" style:font-style-complex="normal" fo:hyphenate="true" fo:hyphenation-remain-char-count="2" fo:hyphenation-push-char-count="2" loext:hyphenation-no-caps="false"/>
    </style:style>
    <style:style style:name="P463" style:family="paragraph" style:parent-style-name="paragraf">
      <style:paragraph-properties fo:orphans="0" fo:widows="0" fo:hyphenation-ladder-count="no-limit" fo:keep-with-next="auto"/>
      <style:text-properties fo:font-style="normal" style:text-underline-style="none" officeooo:rsid="11b18f94" officeooo:paragraph-rsid="10e22dcb" style:font-style-asian="normal" style:font-style-complex="normal" fo:hyphenate="true" fo:hyphenation-remain-char-count="2" fo:hyphenation-push-char-count="2" loext:hyphenation-no-caps="false"/>
    </style:style>
    <style:style style:name="P464" style:family="paragraph" style:parent-style-name="paragraf">
      <style:paragraph-properties fo:orphans="0" fo:widows="0" fo:hyphenation-ladder-count="no-limit" fo:keep-with-next="auto"/>
      <style:text-properties fo:font-style="normal" style:text-underline-style="none" officeooo:rsid="11b06f86" officeooo:paragraph-rsid="10e22dcb" fo:background-color="#fff5ce" style:font-style-asian="normal" style:font-style-complex="normal" fo:hyphenate="true" fo:hyphenation-remain-char-count="2" fo:hyphenation-push-char-count="2" loext:hyphenation-no-caps="false"/>
    </style:style>
    <style:style style:name="P465" style:family="paragraph" style:parent-style-name="paragraf">
      <style:paragraph-properties fo:orphans="0" fo:widows="0" fo:hyphenation-ladder-count="no-limit" fo:keep-with-next="auto"/>
      <style:text-properties fo:font-style="normal" fo:font-weight="normal" officeooo:rsid="12102e1f" officeooo:paragraph-rsid="10e22dcb" style:font-style-asian="normal" style:font-weight-asian="normal" style:font-style-complex="normal" style:font-weight-complex="normal" fo:hyphenate="true" fo:hyphenation-remain-char-count="2" fo:hyphenation-push-char-count="2" loext:hyphenation-no-caps="false"/>
    </style:style>
    <style:style style:name="P466" style:family="paragraph" style:parent-style-name="paragraf">
      <style:paragraph-properties fo:orphans="0" fo:widows="0" fo:hyphenation-ladder-count="no-limit" fo:keep-with-next="auto"/>
      <style:text-properties fo:font-style="normal" fo:font-weight="normal" officeooo:rsid="1211d997" officeooo:paragraph-rsid="10e22dcb" style:font-style-asian="normal" style:font-weight-asian="normal" style:font-style-complex="normal" style:font-weight-complex="normal" fo:hyphenate="true" fo:hyphenation-remain-char-count="2" fo:hyphenation-push-char-count="2" loext:hyphenation-no-caps="false"/>
    </style:style>
    <style:style style:name="P467" style:family="paragraph" style:parent-style-name="paragraf">
      <style:paragraph-properties fo:orphans="0" fo:widows="0" fo:hyphenation-ladder-count="no-limit" fo:keep-with-next="auto"/>
      <style:text-properties fo:font-style="normal" fo:font-weight="normal" officeooo:rsid="1216494d" officeooo:paragraph-rsid="10e22dcb" style:font-style-asian="normal" style:font-weight-asian="normal" style:font-style-complex="normal" style:font-weight-complex="normal" fo:hyphenate="true" fo:hyphenation-remain-char-count="2" fo:hyphenation-push-char-count="2" loext:hyphenation-no-caps="false"/>
    </style:style>
    <style:style style:name="P468" style:family="paragraph" style:parent-style-name="paragraf" style:list-style-name="L49">
      <style:paragraph-properties fo:orphans="0" fo:widows="0" fo:hyphenation-ladder-count="no-limit" fo:keep-with-next="auto"/>
      <style:text-properties fo:font-style="normal" fo:font-weight="normal" officeooo:rsid="12178226" officeooo:paragraph-rsid="10e22dcb" style:font-style-asian="normal" style:font-weight-asian="normal" style:font-style-complex="normal" style:font-weight-complex="normal" fo:hyphenate="true" fo:hyphenation-remain-char-count="2" fo:hyphenation-push-char-count="2" loext:hyphenation-no-caps="false"/>
    </style:style>
    <style:style style:name="P469" style:family="paragraph" style:parent-style-name="paragraf">
      <style:paragraph-properties fo:orphans="0" fo:widows="0" fo:hyphenation-ladder-count="no-limit" fo:keep-with-next="auto"/>
      <style:text-properties fo:font-style="normal" fo:font-weight="normal" officeooo:rsid="121873b9" officeooo:paragraph-rsid="10e22dcb" style:font-style-asian="normal" style:font-weight-asian="normal" style:font-style-complex="normal" style:font-weight-complex="normal" fo:hyphenate="true" fo:hyphenation-remain-char-count="2" fo:hyphenation-push-char-count="2" loext:hyphenation-no-caps="false"/>
    </style:style>
    <style:style style:name="P470" style:family="paragraph" style:parent-style-name="paragraf">
      <style:paragraph-properties fo:orphans="0" fo:widows="0" fo:hyphenation-ladder-count="no-limit" fo:keep-with-next="auto"/>
      <style:text-properties fo:font-style="normal" fo:font-weight="normal" officeooo:rsid="1219b145" officeooo:paragraph-rsid="10e22dcb" style:font-style-asian="normal" style:font-weight-asian="normal" style:font-style-complex="normal" style:font-weight-complex="normal" fo:hyphenate="true" fo:hyphenation-remain-char-count="2" fo:hyphenation-push-char-count="2" loext:hyphenation-no-caps="false"/>
    </style:style>
    <style:style style:name="P471" style:family="paragraph" style:parent-style-name="paragraf">
      <style:paragraph-properties fo:orphans="0" fo:widows="0" fo:hyphenation-ladder-count="no-limit" fo:keep-with-next="auto"/>
      <style:text-properties fo:font-style="normal" fo:font-weight="normal" officeooo:rsid="121a9bc8" officeooo:paragraph-rsid="10e22dcb" style:font-style-asian="normal" style:font-weight-asian="normal" style:font-style-complex="normal" style:font-weight-complex="normal" fo:hyphenate="true" fo:hyphenation-remain-char-count="2" fo:hyphenation-push-char-count="2" loext:hyphenation-no-caps="false"/>
    </style:style>
    <style:style style:name="P472" style:family="paragraph" style:parent-style-name="paragraf">
      <style:paragraph-properties fo:orphans="0" fo:widows="0" fo:hyphenation-ladder-count="no-limit" fo:keep-with-next="auto"/>
      <style:text-properties fo:font-style="normal" fo:font-weight="normal" officeooo:rsid="1221167a" officeooo:paragraph-rsid="10e22dcb" style:font-style-asian="normal" style:font-weight-asian="normal" style:font-style-complex="normal" style:font-weight-complex="normal" fo:hyphenate="true" fo:hyphenation-remain-char-count="2" fo:hyphenation-push-char-count="2" loext:hyphenation-no-caps="false"/>
    </style:style>
    <style:style style:name="P473" style:family="paragraph" style:parent-style-name="paragraf">
      <style:paragraph-properties fo:orphans="0" fo:widows="0" fo:hyphenation-ladder-count="no-limit" fo:keep-with-next="auto"/>
      <style:text-properties fo:font-style="normal" fo:font-weight="normal" officeooo:rsid="121a9bc8" officeooo:paragraph-rsid="10e22dcb" fo:background-color="#fff5ce" style:font-style-asian="normal" style:font-weight-asian="normal" style:font-style-complex="normal" style:font-weight-complex="normal" fo:hyphenate="true" fo:hyphenation-remain-char-count="2" fo:hyphenation-push-char-count="2" loext:hyphenation-no-caps="false"/>
    </style:style>
    <style:style style:name="P474" style:family="paragraph" style:parent-style-name="paragraf">
      <style:paragraph-properties fo:orphans="0" fo:widows="0" fo:hyphenation-ladder-count="no-limit" fo:keep-with-next="auto"/>
      <style:text-properties fo:font-style="normal" fo:font-weight="normal" officeooo:rsid="123daef0"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475" style:family="paragraph" style:parent-style-name="paragraf">
      <style:paragraph-properties fo:orphans="0" fo:widows="0" fo:hyphenation-ladder-count="no-limit" fo:keep-with-next="auto"/>
      <style:text-properties fo:font-style="normal" fo:font-weight="normal" officeooo:rsid="12497f77"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476" style:family="paragraph" style:parent-style-name="paragraf">
      <style:paragraph-properties fo:orphans="0" fo:widows="0" fo:hyphenation-ladder-count="no-limit" fo:keep-with-next="auto"/>
      <style:text-properties fo:font-style="normal" fo:font-weight="normal" officeooo:rsid="12463d02" officeooo:paragraph-rsid="10e22dcb" fo:background-color="transparent" style:font-style-asian="normal" style:font-weight-asian="normal" style:font-style-complex="normal" style:font-weight-complex="normal" fo:hyphenate="true" fo:hyphenation-remain-char-count="2" fo:hyphenation-push-char-count="2" loext:hyphenation-no-caps="false"/>
    </style:style>
    <style:style style:name="P477" style:family="paragraph" style:parent-style-name="paragraf">
      <style:paragraph-properties fo:orphans="0" fo:widows="0" fo:hyphenation-ladder-count="no-limit" fo:keep-with-next="auto"/>
      <style:text-properties fo:font-style="normal" fo:font-weight="bold" officeooo:rsid="1221167a" officeooo:paragraph-rsid="10e22dcb" style:font-style-asian="normal" style:font-weight-asian="bold" style:font-style-complex="normal" style:font-weight-complex="bold" fo:hyphenate="true" fo:hyphenation-remain-char-count="2" fo:hyphenation-push-char-count="2" loext:hyphenation-no-caps="false"/>
    </style:style>
    <style:style style:name="P478" style:family="paragraph" style:parent-style-name="paragraf">
      <style:paragraph-properties fo:orphans="0" fo:widows="0" fo:hyphenation-ladder-count="no-limit" fo:keep-with-next="auto"/>
      <style:text-properties fo:font-style="normal" fo:font-weight="bold" officeooo:rsid="1221167a" officeooo:paragraph-rsid="10e22dcb" fo:background-color="#fff5ce" style:font-style-asian="normal" style:font-weight-asian="bold" style:font-style-complex="normal" style:font-weight-complex="bold" fo:hyphenate="true" fo:hyphenation-remain-char-count="2" fo:hyphenation-push-char-count="2" loext:hyphenation-no-caps="false"/>
    </style:style>
    <style:style style:name="P479" style:family="paragraph" style:parent-style-name="paragraf">
      <style:paragraph-properties fo:orphans="0" fo:widows="0" fo:hyphenation-ladder-count="no-limit" fo:keep-with-next="auto"/>
      <style:text-properties fo:font-style="normal" fo:font-weight="bold" officeooo:rsid="1224283b"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0" style:family="paragraph" style:parent-style-name="paragraf">
      <style:paragraph-properties fo:orphans="0" fo:widows="0" fo:hyphenation-ladder-count="no-limit" fo:keep-with-next="auto"/>
      <style:text-properties fo:font-style="normal" fo:font-weight="bold" officeooo:rsid="12281c95"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1" style:family="paragraph" style:parent-style-name="paragraf">
      <style:paragraph-properties fo:orphans="0" fo:widows="0" fo:hyphenation-ladder-count="no-limit" fo:keep-with-next="auto"/>
      <style:text-properties fo:font-style="normal" fo:font-weight="bold" officeooo:rsid="122b90ba"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2" style:family="paragraph" style:parent-style-name="paragraf">
      <style:paragraph-properties fo:orphans="0" fo:widows="0" fo:hyphenation-ladder-count="no-limit" fo:keep-with-next="auto"/>
      <style:text-properties fo:font-style="normal" fo:font-weight="bold" officeooo:rsid="122d4577"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3" style:family="paragraph" style:parent-style-name="paragraf">
      <style:paragraph-properties fo:orphans="0" fo:widows="0" fo:hyphenation-ladder-count="no-limit" fo:keep-with-next="auto"/>
      <style:text-properties fo:font-style="normal" fo:font-weight="bold" officeooo:rsid="122dbbcc"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4" style:family="paragraph" style:parent-style-name="paragraf">
      <style:paragraph-properties fo:orphans="0" fo:widows="0" fo:hyphenation-ladder-count="no-limit" fo:keep-with-next="auto"/>
      <style:text-properties fo:font-style="normal" fo:font-weight="bold" officeooo:rsid="12318013"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5" style:family="paragraph" style:parent-style-name="paragraf">
      <style:paragraph-properties fo:orphans="0" fo:widows="0" fo:hyphenation-ladder-count="no-limit" fo:keep-with-next="auto"/>
      <style:text-properties fo:font-style="normal" fo:font-weight="bold" officeooo:rsid="1233f4f8"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6" style:family="paragraph" style:parent-style-name="paragraf">
      <style:paragraph-properties fo:orphans="0" fo:widows="0" fo:hyphenation-ladder-count="no-limit" fo:keep-with-next="auto"/>
      <style:text-properties fo:font-style="normal" fo:font-weight="bold" officeooo:rsid="1235fcec"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7" style:family="paragraph" style:parent-style-name="paragraf">
      <style:paragraph-properties fo:orphans="0" fo:widows="0" fo:hyphenation-ladder-count="no-limit" fo:keep-with-next="auto"/>
      <style:text-properties fo:font-style="normal" fo:font-weight="bold" officeooo:rsid="1238d337"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8" style:family="paragraph" style:parent-style-name="paragraf">
      <style:paragraph-properties fo:orphans="0" fo:widows="0" fo:hyphenation-ladder-count="no-limit" fo:keep-with-next="auto"/>
      <style:text-properties fo:font-style="normal" fo:font-weight="bold" officeooo:rsid="123972d5"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89" style:family="paragraph" style:parent-style-name="paragraf">
      <style:paragraph-properties fo:orphans="0" fo:widows="0" fo:hyphenation-ladder-count="no-limit" fo:keep-with-next="auto"/>
      <style:text-properties fo:font-style="normal" fo:font-weight="bold" officeooo:rsid="12452e96"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90" style:family="paragraph" style:parent-style-name="paragraf">
      <style:paragraph-properties fo:orphans="0" fo:widows="0" fo:hyphenation-ladder-count="no-limit" fo:keep-with-next="auto"/>
      <style:text-properties fo:font-style="normal" fo:font-weight="bold" officeooo:rsid="12463d02"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91" style:family="paragraph" style:parent-style-name="paragraf">
      <style:paragraph-properties fo:orphans="0" fo:widows="0" fo:hyphenation-ladder-count="no-limit" fo:keep-with-next="auto"/>
      <style:text-properties fo:font-style="normal" fo:font-weight="bold" officeooo:rsid="1247c993" officeooo:paragraph-rsid="10e22dcb" fo:background-color="transparent" style:font-style-asian="normal" style:font-weight-asian="bold" style:font-style-complex="normal" style:font-weight-complex="bold" fo:hyphenate="true" fo:hyphenation-remain-char-count="2" fo:hyphenation-push-char-count="2" loext:hyphenation-no-caps="false"/>
    </style:style>
    <style:style style:name="P492" style:family="paragraph" style:parent-style-name="paragraf">
      <style:paragraph-properties fo:orphans="0" fo:widows="0" fo:hyphenation-ladder-count="no-limit" fo:keep-with-next="auto"/>
      <style:text-properties officeooo:rsid="102dec7a" officeooo:paragraph-rsid="10e22dcb" fo:hyphenate="true" fo:hyphenation-remain-char-count="2" fo:hyphenation-push-char-count="2" loext:hyphenation-no-caps="false"/>
    </style:style>
    <style:style style:name="P493" style:family="paragraph" style:parent-style-name="paragraf">
      <style:paragraph-properties fo:orphans="0" fo:widows="0" fo:hyphenation-ladder-count="no-limit" fo:keep-with-next="auto"/>
      <style:text-properties officeooo:rsid="10411b2a" officeooo:paragraph-rsid="10e22dcb" fo:hyphenate="true" fo:hyphenation-remain-char-count="2" fo:hyphenation-push-char-count="2" loext:hyphenation-no-caps="false"/>
    </style:style>
    <style:style style:name="P494" style:family="paragraph" style:parent-style-name="paragraf">
      <style:paragraph-properties fo:orphans="0" fo:widows="0" fo:hyphenation-ladder-count="no-limit" fo:keep-with-next="auto"/>
      <style:text-properties officeooo:rsid="1046ea16" officeooo:paragraph-rsid="10e22dcb" fo:hyphenate="true" fo:hyphenation-remain-char-count="2" fo:hyphenation-push-char-count="2" loext:hyphenation-no-caps="false"/>
    </style:style>
    <style:style style:name="P495" style:family="paragraph" style:parent-style-name="paragraf">
      <style:paragraph-properties fo:orphans="0" fo:widows="0" fo:hyphenation-ladder-count="no-limit" fo:keep-with-next="auto"/>
      <style:text-properties officeooo:rsid="104776d0" officeooo:paragraph-rsid="10e22dcb" fo:hyphenate="true" fo:hyphenation-remain-char-count="2" fo:hyphenation-push-char-count="2" loext:hyphenation-no-caps="false"/>
    </style:style>
    <style:style style:name="P496" style:family="paragraph" style:parent-style-name="paragraf">
      <style:paragraph-properties fo:orphans="0" fo:widows="0" fo:hyphenation-ladder-count="no-limit" fo:keep-with-next="auto"/>
      <style:text-properties officeooo:rsid="105a67e4" officeooo:paragraph-rsid="10e22dcb" fo:hyphenate="true" fo:hyphenation-remain-char-count="2" fo:hyphenation-push-char-count="2" loext:hyphenation-no-caps="false"/>
    </style:style>
    <style:style style:name="P497" style:family="paragraph" style:parent-style-name="paragraf">
      <style:paragraph-properties fo:orphans="0" fo:widows="0" fo:hyphenation-ladder-count="no-limit" fo:keep-with-next="auto"/>
      <style:text-properties officeooo:rsid="10601597" officeooo:paragraph-rsid="10e22dcb" fo:hyphenate="true" fo:hyphenation-remain-char-count="2" fo:hyphenation-push-char-count="2" loext:hyphenation-no-caps="false"/>
    </style:style>
    <style:style style:name="P498" style:family="paragraph" style:parent-style-name="paragraf">
      <style:paragraph-properties fo:orphans="0" fo:widows="0" fo:hyphenation-ladder-count="no-limit" fo:keep-with-next="auto"/>
      <style:text-properties officeooo:rsid="1062ff5f" officeooo:paragraph-rsid="10e22dcb" fo:hyphenate="true" fo:hyphenation-remain-char-count="2" fo:hyphenation-push-char-count="2" loext:hyphenation-no-caps="false"/>
    </style:style>
    <style:style style:name="P499" style:family="paragraph" style:parent-style-name="paragraf">
      <style:paragraph-properties fo:orphans="0" fo:widows="0" fo:hyphenation-ladder-count="no-limit" fo:keep-with-next="auto"/>
      <style:text-properties officeooo:rsid="106350e1" officeooo:paragraph-rsid="10e22dcb" fo:hyphenate="true" fo:hyphenation-remain-char-count="2" fo:hyphenation-push-char-count="2" loext:hyphenation-no-caps="false"/>
    </style:style>
    <style:style style:name="P500" style:family="paragraph" style:parent-style-name="paragraf">
      <style:paragraph-properties fo:orphans="0" fo:widows="0" fo:hyphenation-ladder-count="no-limit" fo:keep-with-next="auto"/>
      <style:text-properties officeooo:rsid="10657453" officeooo:paragraph-rsid="10e22dcb" fo:hyphenate="true" fo:hyphenation-remain-char-count="2" fo:hyphenation-push-char-count="2" loext:hyphenation-no-caps="false"/>
    </style:style>
    <style:style style:name="P501" style:family="paragraph" style:parent-style-name="paragraf">
      <style:paragraph-properties fo:orphans="0" fo:widows="0" fo:hyphenation-ladder-count="no-limit" fo:keep-with-next="auto"/>
      <style:text-properties officeooo:rsid="10657453" officeooo:paragraph-rsid="10e22dcb" fo:background-color="transparent" fo:hyphenate="true" fo:hyphenation-remain-char-count="2" fo:hyphenation-push-char-count="2" loext:hyphenation-no-caps="false"/>
    </style:style>
    <style:style style:name="P502" style:family="paragraph" style:parent-style-name="paragraf">
      <style:paragraph-properties fo:orphans="0" fo:widows="0" fo:hyphenation-ladder-count="no-limit" fo:keep-with-next="auto"/>
      <style:text-properties officeooo:rsid="1067284b" officeooo:paragraph-rsid="10e22dcb" fo:hyphenate="true" fo:hyphenation-remain-char-count="2" fo:hyphenation-push-char-count="2" loext:hyphenation-no-caps="false"/>
    </style:style>
    <style:style style:name="P503" style:family="paragraph" style:parent-style-name="paragraf">
      <style:paragraph-properties fo:orphans="0" fo:widows="0" fo:hyphenation-ladder-count="no-limit" fo:keep-with-next="auto"/>
      <style:text-properties officeooo:rsid="106a1ddf" officeooo:paragraph-rsid="10e22dcb" fo:hyphenate="true" fo:hyphenation-remain-char-count="2" fo:hyphenation-push-char-count="2" loext:hyphenation-no-caps="false"/>
    </style:style>
    <style:style style:name="P504" style:family="paragraph" style:parent-style-name="paragraf">
      <style:paragraph-properties fo:orphans="0" fo:widows="0" fo:hyphenation-ladder-count="no-limit" fo:keep-with-next="auto"/>
      <style:text-properties officeooo:rsid="106d36c8" officeooo:paragraph-rsid="10e22dcb" fo:hyphenate="true" fo:hyphenation-remain-char-count="2" fo:hyphenation-push-char-count="2" loext:hyphenation-no-caps="false"/>
    </style:style>
    <style:style style:name="P505" style:family="paragraph" style:parent-style-name="paragraf">
      <style:paragraph-properties fo:orphans="0" fo:widows="0" fo:hyphenation-ladder-count="no-limit" fo:keep-with-next="auto"/>
      <style:text-properties officeooo:rsid="106d6795" officeooo:paragraph-rsid="10e22dcb" fo:hyphenate="true" fo:hyphenation-remain-char-count="2" fo:hyphenation-push-char-count="2" loext:hyphenation-no-caps="false"/>
    </style:style>
    <style:style style:name="P506" style:family="paragraph" style:parent-style-name="paragraf">
      <style:paragraph-properties fo:orphans="0" fo:widows="0" fo:hyphenation-ladder-count="no-limit" fo:keep-with-next="auto"/>
      <style:text-properties officeooo:rsid="106db029" officeooo:paragraph-rsid="10e22dcb" fo:hyphenate="true" fo:hyphenation-remain-char-count="2" fo:hyphenation-push-char-count="2" loext:hyphenation-no-caps="false"/>
    </style:style>
    <style:style style:name="P507" style:family="paragraph" style:parent-style-name="paragraf">
      <style:paragraph-properties fo:orphans="0" fo:widows="0" fo:hyphenation-ladder-count="no-limit" fo:keep-with-next="auto"/>
      <style:text-properties officeooo:rsid="1070edbe" officeooo:paragraph-rsid="10e22dcb" fo:hyphenate="true" fo:hyphenation-remain-char-count="2" fo:hyphenation-push-char-count="2" loext:hyphenation-no-caps="false"/>
    </style:style>
    <style:style style:name="P508" style:family="paragraph" style:parent-style-name="paragraf">
      <style:paragraph-properties fo:orphans="0" fo:widows="0" fo:hyphenation-ladder-count="no-limit" fo:keep-with-next="auto"/>
      <style:text-properties officeooo:rsid="1074fbde" officeooo:paragraph-rsid="10e22dcb" fo:hyphenate="true" fo:hyphenation-remain-char-count="2" fo:hyphenation-push-char-count="2" loext:hyphenation-no-caps="false"/>
    </style:style>
    <style:style style:name="P509" style:family="paragraph" style:parent-style-name="paragraf">
      <style:paragraph-properties fo:orphans="0" fo:widows="0" fo:hyphenation-ladder-count="no-limit" fo:keep-with-next="auto"/>
      <style:text-properties officeooo:rsid="10a93fcf" officeooo:paragraph-rsid="10e22dcb" fo:hyphenate="true" fo:hyphenation-remain-char-count="2" fo:hyphenation-push-char-count="2" loext:hyphenation-no-caps="false"/>
    </style:style>
    <style:style style:name="P510" style:family="paragraph" style:parent-style-name="paragraf">
      <style:paragraph-properties fo:orphans="0" fo:widows="0" fo:hyphenation-ladder-count="no-limit" fo:keep-with-next="auto"/>
      <style:text-properties officeooo:rsid="10ae82db" officeooo:paragraph-rsid="10e22dcb" fo:hyphenate="true" fo:hyphenation-remain-char-count="2" fo:hyphenation-push-char-count="2" loext:hyphenation-no-caps="false"/>
    </style:style>
    <style:style style:name="P511" style:family="paragraph" style:parent-style-name="paragraf">
      <style:paragraph-properties fo:orphans="0" fo:widows="0" fo:hyphenation-ladder-count="no-limit" fo:keep-with-next="auto"/>
      <style:text-properties officeooo:rsid="10b33977" officeooo:paragraph-rsid="10e22dcb" fo:hyphenate="true" fo:hyphenation-remain-char-count="2" fo:hyphenation-push-char-count="2" loext:hyphenation-no-caps="false"/>
    </style:style>
    <style:style style:name="P512" style:family="paragraph" style:parent-style-name="paragraf">
      <style:paragraph-properties fo:orphans="0" fo:widows="0" fo:hyphenation-ladder-count="no-limit" fo:keep-with-next="auto"/>
      <style:text-properties officeooo:rsid="10b67169" officeooo:paragraph-rsid="10e22dcb" fo:hyphenate="true" fo:hyphenation-remain-char-count="2" fo:hyphenation-push-char-count="2" loext:hyphenation-no-caps="false"/>
    </style:style>
    <style:style style:name="P513" style:family="paragraph" style:parent-style-name="paragraf">
      <style:paragraph-properties fo:orphans="0" fo:widows="0" fo:hyphenation-ladder-count="no-limit" fo:keep-with-next="auto"/>
      <style:text-properties officeooo:rsid="10c0452a" officeooo:paragraph-rsid="10e22dcb" fo:hyphenate="true" fo:hyphenation-remain-char-count="2" fo:hyphenation-push-char-count="2" loext:hyphenation-no-caps="false"/>
    </style:style>
    <style:style style:name="P514" style:family="paragraph" style:parent-style-name="paragraf">
      <style:paragraph-properties fo:orphans="0" fo:widows="0" fo:hyphenation-ladder-count="no-limit" fo:keep-with-next="auto"/>
      <style:text-properties officeooo:rsid="10c300d2" officeooo:paragraph-rsid="10e22dcb" fo:hyphenate="true" fo:hyphenation-remain-char-count="2" fo:hyphenation-push-char-count="2" loext:hyphenation-no-caps="false"/>
    </style:style>
    <style:style style:name="P515" style:family="paragraph" style:parent-style-name="paragraf">
      <style:paragraph-properties fo:orphans="0" fo:widows="0" fo:hyphenation-ladder-count="no-limit" fo:keep-with-next="auto"/>
      <style:text-properties officeooo:rsid="10c6ca91" officeooo:paragraph-rsid="10e22dcb" fo:hyphenate="true" fo:hyphenation-remain-char-count="2" fo:hyphenation-push-char-count="2" loext:hyphenation-no-caps="false"/>
    </style:style>
    <style:style style:name="P516" style:family="paragraph" style:parent-style-name="paragraf">
      <style:paragraph-properties fo:orphans="0" fo:widows="0" fo:hyphenation-ladder-count="no-limit" fo:keep-with-next="auto"/>
      <style:text-properties officeooo:rsid="10ca04b8" officeooo:paragraph-rsid="10e22dcb" fo:hyphenate="true" fo:hyphenation-remain-char-count="2" fo:hyphenation-push-char-count="2" loext:hyphenation-no-caps="false"/>
    </style:style>
    <style:style style:name="P517" style:family="paragraph" style:parent-style-name="paragraf">
      <style:paragraph-properties fo:orphans="0" fo:widows="0" fo:hyphenation-ladder-count="no-limit" fo:keep-with-next="auto"/>
      <style:text-properties officeooo:rsid="10cd1959" officeooo:paragraph-rsid="10e22dcb" fo:hyphenate="true" fo:hyphenation-remain-char-count="2" fo:hyphenation-push-char-count="2" loext:hyphenation-no-caps="false"/>
    </style:style>
    <style:style style:name="P518" style:family="paragraph" style:parent-style-name="paragraf">
      <style:paragraph-properties fo:orphans="0" fo:widows="0" fo:hyphenation-ladder-count="no-limit" fo:keep-with-next="auto"/>
      <style:text-properties officeooo:rsid="10d1dbc9" officeooo:paragraph-rsid="10e22dcb" fo:hyphenate="true" fo:hyphenation-remain-char-count="2" fo:hyphenation-push-char-count="2" loext:hyphenation-no-caps="false"/>
    </style:style>
    <style:style style:name="P519" style:family="paragraph" style:parent-style-name="paragraf">
      <style:paragraph-properties fo:orphans="0" fo:widows="0" fo:hyphenation-ladder-count="no-limit" fo:keep-with-next="auto"/>
      <style:text-properties officeooo:rsid="10d3a7bd" officeooo:paragraph-rsid="10e22dcb" fo:hyphenate="true" fo:hyphenation-remain-char-count="2" fo:hyphenation-push-char-count="2" loext:hyphenation-no-caps="false"/>
    </style:style>
    <style:style style:name="P520" style:family="paragraph" style:parent-style-name="paragraf">
      <style:paragraph-properties fo:orphans="0" fo:widows="0" fo:hyphenation-ladder-count="no-limit" fo:keep-with-next="auto"/>
      <style:text-properties officeooo:rsid="10d42e83" officeooo:paragraph-rsid="10e22dcb" fo:hyphenate="true" fo:hyphenation-remain-char-count="2" fo:hyphenation-push-char-count="2" loext:hyphenation-no-caps="false"/>
    </style:style>
    <style:style style:name="P521" style:family="paragraph" style:parent-style-name="paragraf">
      <style:paragraph-properties fo:orphans="0" fo:widows="0" fo:hyphenation-ladder-count="no-limit" fo:keep-with-next="auto"/>
      <style:text-properties officeooo:rsid="10dfa06c" officeooo:paragraph-rsid="10e22dcb" fo:hyphenate="true" fo:hyphenation-remain-char-count="2" fo:hyphenation-push-char-count="2" loext:hyphenation-no-caps="false"/>
    </style:style>
    <style:style style:name="P522" style:family="paragraph" style:parent-style-name="paragraf">
      <style:paragraph-properties fo:orphans="0" fo:widows="0" fo:hyphenation-ladder-count="no-limit" fo:keep-with-next="auto"/>
      <style:text-properties officeooo:rsid="10e593b6" officeooo:paragraph-rsid="10e22dcb" fo:hyphenate="true" fo:hyphenation-remain-char-count="2" fo:hyphenation-push-char-count="2" loext:hyphenation-no-caps="false"/>
    </style:style>
    <style:style style:name="P523" style:family="paragraph" style:parent-style-name="paragraf">
      <style:paragraph-properties fo:orphans="0" fo:widows="0" fo:hyphenation-ladder-count="no-limit" fo:keep-with-next="auto"/>
      <style:text-properties fo:font-style="italic" officeooo:rsid="10e5a438" officeooo:paragraph-rsid="10e22dcb" style:font-style-asian="italic" style:font-style-complex="italic" fo:hyphenate="true" fo:hyphenation-remain-char-count="2" fo:hyphenation-push-char-count="2" loext:hyphenation-no-caps="false"/>
    </style:style>
    <style:style style:name="P524" style:family="paragraph" style:parent-style-name="paragraf">
      <style:paragraph-properties fo:orphans="0" fo:widows="0" fo:hyphenation-ladder-count="no-limit" fo:keep-with-next="auto"/>
      <style:text-properties fo:font-style="italic" officeooo:rsid="10eabb0b" officeooo:paragraph-rsid="10e22dcb" style:font-style-asian="italic" style:font-style-complex="italic" fo:hyphenate="true" fo:hyphenation-remain-char-count="2" fo:hyphenation-push-char-count="2" loext:hyphenation-no-caps="false"/>
    </style:style>
    <style:style style:name="P525" style:family="paragraph" style:parent-style-name="paragraf">
      <style:paragraph-properties fo:orphans="0" fo:widows="0" fo:hyphenation-ladder-count="no-limit" fo:keep-with-next="auto"/>
      <style:text-properties fo:font-style="italic" officeooo:rsid="10eb37a1" officeooo:paragraph-rsid="10e22dcb" style:font-style-asian="italic" style:font-style-complex="italic" fo:hyphenate="true" fo:hyphenation-remain-char-count="2" fo:hyphenation-push-char-count="2" loext:hyphenation-no-caps="false"/>
    </style:style>
    <style:style style:name="P526" style:family="paragraph" style:parent-style-name="paragraf">
      <style:paragraph-properties fo:orphans="0" fo:widows="0" fo:hyphenation-ladder-count="no-limit" fo:keep-with-next="auto"/>
      <style:text-properties fo:font-style="italic" officeooo:rsid="10f049ed" officeooo:paragraph-rsid="10e22dcb" style:font-style-asian="italic" style:font-style-complex="italic" fo:hyphenate="true" fo:hyphenation-remain-char-count="2" fo:hyphenation-push-char-count="2" loext:hyphenation-no-caps="false"/>
    </style:style>
    <style:style style:name="P527" style:family="paragraph" style:parent-style-name="paragraf">
      <style:paragraph-properties fo:orphans="0" fo:widows="0" fo:hyphenation-ladder-count="no-limit" fo:keep-with-next="auto"/>
      <style:text-properties fo:font-style="italic" officeooo:rsid="10f430e1" officeooo:paragraph-rsid="10e22dcb" style:font-style-asian="italic" style:font-style-complex="italic" fo:hyphenate="true" fo:hyphenation-remain-char-count="2" fo:hyphenation-push-char-count="2" loext:hyphenation-no-caps="false"/>
    </style:style>
    <style:style style:name="P528" style:family="paragraph" style:parent-style-name="paragraf">
      <style:paragraph-properties fo:orphans="0" fo:widows="0" fo:hyphenation-ladder-count="no-limit" fo:keep-with-next="auto"/>
      <style:text-properties fo:font-style="italic" officeooo:rsid="10f71183" officeooo:paragraph-rsid="10e22dcb" style:font-style-asian="italic" style:font-style-complex="italic" fo:hyphenate="true" fo:hyphenation-remain-char-count="2" fo:hyphenation-push-char-count="2" loext:hyphenation-no-caps="false"/>
    </style:style>
    <style:style style:name="P529" style:family="paragraph" style:parent-style-name="paragraf">
      <style:paragraph-properties fo:orphans="0" fo:widows="0" fo:hyphenation-ladder-count="no-limit" fo:keep-with-next="auto"/>
      <style:text-properties fo:font-style="italic" officeooo:rsid="11261531" officeooo:paragraph-rsid="10e22dcb" style:font-style-asian="italic" style:font-style-complex="italic" fo:hyphenate="true" fo:hyphenation-remain-char-count="2" fo:hyphenation-push-char-count="2" loext:hyphenation-no-caps="false"/>
    </style:style>
    <style:style style:name="P530" style:family="paragraph" style:parent-style-name="paragraf">
      <style:paragraph-properties fo:orphans="0" fo:widows="0" fo:hyphenation-ladder-count="no-limit" fo:keep-with-next="auto"/>
      <style:text-properties fo:font-style="italic" officeooo:rsid="112945ae" officeooo:paragraph-rsid="10e22dcb" style:font-style-asian="italic" style:font-style-complex="italic" fo:hyphenate="true" fo:hyphenation-remain-char-count="2" fo:hyphenation-push-char-count="2" loext:hyphenation-no-caps="false"/>
    </style:style>
    <style:style style:name="P531" style:family="paragraph" style:parent-style-name="paragraf">
      <style:paragraph-properties fo:orphans="0" fo:widows="0" fo:hyphenation-ladder-count="no-limit" fo:keep-with-next="auto"/>
      <style:text-properties fo:font-style="italic" officeooo:rsid="112b0e22" officeooo:paragraph-rsid="10e22dcb" style:font-style-asian="italic" style:font-style-complex="italic" fo:hyphenate="true" fo:hyphenation-remain-char-count="2" fo:hyphenation-push-char-count="2" loext:hyphenation-no-caps="false"/>
    </style:style>
    <style:style style:name="P532" style:family="paragraph" style:parent-style-name="paragraf">
      <style:paragraph-properties fo:orphans="0" fo:widows="0" fo:hyphenation-ladder-count="no-limit" fo:keep-with-next="auto"/>
      <style:text-properties fo:font-style="italic" officeooo:rsid="112b3d1e" officeooo:paragraph-rsid="10e22dcb" style:font-style-asian="italic" style:font-style-complex="italic" fo:hyphenate="true" fo:hyphenation-remain-char-count="2" fo:hyphenation-push-char-count="2" loext:hyphenation-no-caps="false"/>
    </style:style>
    <style:style style:name="P533" style:family="paragraph" style:parent-style-name="paragraf">
      <style:paragraph-properties fo:orphans="0" fo:widows="0" fo:hyphenation-ladder-count="no-limit" fo:keep-with-next="auto"/>
      <style:text-properties fo:font-style="italic" officeooo:rsid="112b8604" officeooo:paragraph-rsid="10e22dcb" style:font-style-asian="italic" style:font-style-complex="italic" fo:hyphenate="true" fo:hyphenation-remain-char-count="2" fo:hyphenation-push-char-count="2" loext:hyphenation-no-caps="false"/>
    </style:style>
    <style:style style:name="P534" style:family="paragraph" style:parent-style-name="paragraf">
      <style:paragraph-properties fo:orphans="0" fo:widows="0" fo:hyphenation-ladder-count="no-limit" fo:keep-with-next="auto"/>
      <style:text-properties fo:font-style="italic" officeooo:rsid="112daaa0" officeooo:paragraph-rsid="10e22dcb" style:font-style-asian="italic" style:font-style-complex="italic" fo:hyphenate="true" fo:hyphenation-remain-char-count="2" fo:hyphenation-push-char-count="2" loext:hyphenation-no-caps="false"/>
    </style:style>
    <style:style style:name="P535" style:family="paragraph" style:parent-style-name="paragraf">
      <style:paragraph-properties fo:orphans="0" fo:widows="0" fo:hyphenation-ladder-count="no-limit" fo:keep-with-next="auto"/>
      <style:text-properties fo:font-style="italic" officeooo:rsid="1136838a" officeooo:paragraph-rsid="10e22dcb" style:font-style-asian="italic" style:font-style-complex="italic" fo:hyphenate="true" fo:hyphenation-remain-char-count="2" fo:hyphenation-push-char-count="2" loext:hyphenation-no-caps="false"/>
    </style:style>
    <style:style style:name="P536" style:family="paragraph" style:parent-style-name="paragraf">
      <style:paragraph-properties fo:orphans="0" fo:widows="0" fo:hyphenation-ladder-count="no-limit" fo:keep-with-next="auto"/>
      <style:text-properties fo:font-style="italic" officeooo:rsid="113999b2" officeooo:paragraph-rsid="10e22dcb" style:font-style-asian="italic" style:font-style-complex="italic" fo:hyphenate="true" fo:hyphenation-remain-char-count="2" fo:hyphenation-push-char-count="2" loext:hyphenation-no-caps="false"/>
    </style:style>
    <style:style style:name="P537" style:family="paragraph" style:parent-style-name="paragraf">
      <style:paragraph-properties fo:orphans="0" fo:widows="0" fo:hyphenation-ladder-count="no-limit" fo:keep-with-next="auto"/>
      <style:text-properties fo:font-style="italic" officeooo:rsid="113f85f7" officeooo:paragraph-rsid="10e22dcb" style:font-style-asian="italic" style:font-style-complex="italic" fo:hyphenate="true" fo:hyphenation-remain-char-count="2" fo:hyphenation-push-char-count="2" loext:hyphenation-no-caps="false"/>
    </style:style>
    <style:style style:name="P538" style:family="paragraph" style:parent-style-name="paragraf">
      <style:paragraph-properties fo:orphans="0" fo:widows="0" fo:hyphenation-ladder-count="no-limit" fo:keep-with-next="auto"/>
      <style:text-properties fo:font-style="italic" officeooo:rsid="114406c5" officeooo:paragraph-rsid="10e22dcb" style:font-style-asian="italic" style:font-style-complex="italic" fo:hyphenate="true" fo:hyphenation-remain-char-count="2" fo:hyphenation-push-char-count="2" loext:hyphenation-no-caps="false"/>
    </style:style>
    <style:style style:name="P539" style:family="paragraph" style:parent-style-name="paragraf">
      <style:paragraph-properties fo:orphans="0" fo:widows="0" fo:hyphenation-ladder-count="no-limit" fo:keep-with-next="auto"/>
      <style:text-properties fo:font-style="italic" officeooo:rsid="1144bc41" officeooo:paragraph-rsid="10e22dcb" style:font-style-asian="italic" style:font-style-complex="italic" fo:hyphenate="true" fo:hyphenation-remain-char-count="2" fo:hyphenation-push-char-count="2" loext:hyphenation-no-caps="false"/>
    </style:style>
    <style:style style:name="P540" style:family="paragraph" style:parent-style-name="paragraf">
      <style:paragraph-properties fo:orphans="0" fo:widows="0" fo:hyphenation-ladder-count="no-limit" fo:keep-with-next="auto"/>
      <style:text-properties fo:font-style="italic" officeooo:rsid="11468b50" officeooo:paragraph-rsid="10e22dcb" style:font-style-asian="italic" style:font-style-complex="italic" fo:hyphenate="true" fo:hyphenation-remain-char-count="2" fo:hyphenation-push-char-count="2" loext:hyphenation-no-caps="false"/>
    </style:style>
    <style:style style:name="P541" style:family="paragraph" style:parent-style-name="paragraf">
      <style:paragraph-properties fo:orphans="0" fo:widows="0" fo:hyphenation-ladder-count="no-limit" fo:keep-with-next="auto"/>
      <style:text-properties fo:font-style="italic" officeooo:rsid="1146a2fb" officeooo:paragraph-rsid="10e22dcb" style:font-style-asian="italic" style:font-style-complex="italic" fo:hyphenate="true" fo:hyphenation-remain-char-count="2" fo:hyphenation-push-char-count="2" loext:hyphenation-no-caps="false"/>
    </style:style>
    <style:style style:name="P542" style:family="paragraph" style:parent-style-name="paragraf">
      <style:paragraph-properties fo:orphans="0" fo:widows="0" fo:hyphenation-ladder-count="no-limit" fo:keep-with-next="auto"/>
      <style:text-properties fo:font-style="italic" officeooo:rsid="114db548" officeooo:paragraph-rsid="10e22dcb" style:font-style-asian="italic" style:font-style-complex="italic" fo:hyphenate="true" fo:hyphenation-remain-char-count="2" fo:hyphenation-push-char-count="2" loext:hyphenation-no-caps="false"/>
    </style:style>
    <style:style style:name="P543" style:family="paragraph" style:parent-style-name="paragraf">
      <style:paragraph-properties fo:orphans="0" fo:widows="0" fo:hyphenation-ladder-count="no-limit" fo:keep-with-next="auto"/>
      <style:text-properties fo:font-style="italic" officeooo:rsid="11526440" officeooo:paragraph-rsid="10e22dcb" style:font-style-asian="italic" style:font-style-complex="italic" fo:hyphenate="true" fo:hyphenation-remain-char-count="2" fo:hyphenation-push-char-count="2" loext:hyphenation-no-caps="false"/>
    </style:style>
    <style:style style:name="P544" style:family="paragraph" style:parent-style-name="paragraf">
      <style:paragraph-properties fo:orphans="0" fo:widows="0" fo:hyphenation-ladder-count="no-limit" fo:keep-with-next="auto"/>
      <style:text-properties fo:font-style="italic" officeooo:rsid="115432a7" officeooo:paragraph-rsid="10e22dcb" style:font-style-asian="italic" style:font-style-complex="italic" fo:hyphenate="true" fo:hyphenation-remain-char-count="2" fo:hyphenation-push-char-count="2" loext:hyphenation-no-caps="false"/>
    </style:style>
    <style:style style:name="P545" style:family="paragraph" style:parent-style-name="paragraf">
      <style:paragraph-properties fo:orphans="0" fo:widows="0" fo:hyphenation-ladder-count="no-limit" fo:keep-with-next="auto"/>
      <style:text-properties fo:font-style="italic" officeooo:rsid="1157c046" officeooo:paragraph-rsid="10e22dcb" style:font-style-asian="italic" style:font-style-complex="italic" fo:hyphenate="true" fo:hyphenation-remain-char-count="2" fo:hyphenation-push-char-count="2" loext:hyphenation-no-caps="false"/>
    </style:style>
    <style:style style:name="P546" style:family="paragraph" style:parent-style-name="paragraf">
      <style:paragraph-properties fo:orphans="0" fo:widows="0" fo:hyphenation-ladder-count="no-limit" fo:keep-with-next="auto"/>
      <style:text-properties fo:font-style="italic" officeooo:rsid="115c5282" officeooo:paragraph-rsid="10e22dcb" style:font-style-asian="italic" style:font-style-complex="italic" fo:hyphenate="true" fo:hyphenation-remain-char-count="2" fo:hyphenation-push-char-count="2" loext:hyphenation-no-caps="false"/>
    </style:style>
    <style:style style:name="P547" style:family="paragraph" style:parent-style-name="paragraf">
      <style:paragraph-properties fo:orphans="0" fo:widows="0" fo:hyphenation-ladder-count="no-limit" fo:keep-with-next="auto"/>
      <style:text-properties fo:font-style="italic" officeooo:rsid="1160202b" officeooo:paragraph-rsid="10e22dcb" style:font-style-asian="italic" style:font-style-complex="italic" fo:hyphenate="true" fo:hyphenation-remain-char-count="2" fo:hyphenation-push-char-count="2" loext:hyphenation-no-caps="false"/>
    </style:style>
    <style:style style:name="P548" style:family="paragraph" style:parent-style-name="paragraf" style:list-style-name="L35">
      <style:paragraph-properties fo:orphans="0" fo:widows="0" fo:hyphenation-ladder-count="no-limit" fo:keep-with-next="auto"/>
      <style:text-properties fo:font-style="italic" officeooo:rsid="11624531" officeooo:paragraph-rsid="10e22dcb" style:font-style-asian="italic" style:font-style-complex="italic" fo:hyphenate="true" fo:hyphenation-remain-char-count="2" fo:hyphenation-push-char-count="2" loext:hyphenation-no-caps="false"/>
    </style:style>
    <style:style style:name="P549" style:family="paragraph" style:parent-style-name="paragraf" style:list-style-name="L35">
      <style:paragraph-properties fo:orphans="0" fo:widows="0" fo:hyphenation-ladder-count="no-limit" fo:keep-with-next="auto"/>
      <style:text-properties fo:font-style="italic" officeooo:rsid="1163dc1d" officeooo:paragraph-rsid="10e22dcb" style:font-style-asian="italic" style:font-style-complex="italic" fo:hyphenate="true" fo:hyphenation-remain-char-count="2" fo:hyphenation-push-char-count="2" loext:hyphenation-no-caps="false"/>
    </style:style>
    <style:style style:name="P550" style:family="paragraph" style:parent-style-name="paragraf" style:list-style-name="L35">
      <style:paragraph-properties fo:orphans="0" fo:widows="0" fo:hyphenation-ladder-count="no-limit" fo:keep-with-next="auto"/>
      <style:text-properties fo:font-style="italic" officeooo:rsid="11683bf5" officeooo:paragraph-rsid="10e22dcb" style:font-style-asian="italic" style:font-style-complex="italic" fo:hyphenate="true" fo:hyphenation-remain-char-count="2" fo:hyphenation-push-char-count="2" loext:hyphenation-no-caps="false"/>
    </style:style>
    <style:style style:name="P551" style:family="paragraph" style:parent-style-name="paragraf">
      <style:paragraph-properties fo:orphans="0" fo:widows="0" fo:hyphenation-ladder-count="no-limit" fo:keep-with-next="auto"/>
      <style:text-properties fo:font-style="italic" officeooo:rsid="116bc236" officeooo:paragraph-rsid="10e22dcb" style:font-style-asian="italic" style:font-style-complex="italic" fo:hyphenate="true" fo:hyphenation-remain-char-count="2" fo:hyphenation-push-char-count="2" loext:hyphenation-no-caps="false"/>
    </style:style>
    <style:style style:name="P552" style:family="paragraph" style:parent-style-name="paragraf">
      <style:paragraph-properties fo:orphans="0" fo:widows="0" fo:hyphenation-ladder-count="no-limit" fo:keep-with-next="auto"/>
      <style:text-properties fo:font-style="italic" officeooo:rsid="116d8bdd" officeooo:paragraph-rsid="10e22dcb" style:font-style-asian="italic" style:font-style-complex="italic" fo:hyphenate="true" fo:hyphenation-remain-char-count="2" fo:hyphenation-push-char-count="2" loext:hyphenation-no-caps="false"/>
    </style:style>
    <style:style style:name="P553" style:family="paragraph" style:parent-style-name="paragraf">
      <style:paragraph-properties fo:orphans="0" fo:widows="0" fo:hyphenation-ladder-count="no-limit" fo:keep-with-next="auto"/>
      <style:text-properties fo:font-style="italic" officeooo:rsid="11734589" officeooo:paragraph-rsid="10e22dcb" style:font-style-asian="italic" style:font-style-complex="italic" fo:hyphenate="true" fo:hyphenation-remain-char-count="2" fo:hyphenation-push-char-count="2" loext:hyphenation-no-caps="false"/>
    </style:style>
    <style:style style:name="P554" style:family="paragraph" style:parent-style-name="paragraf">
      <style:paragraph-properties fo:orphans="0" fo:widows="0" fo:hyphenation-ladder-count="no-limit" fo:keep-with-next="auto"/>
      <style:text-properties fo:font-style="italic" officeooo:rsid="117834fa" officeooo:paragraph-rsid="10e22dcb" style:font-style-asian="italic" style:font-style-complex="italic" fo:hyphenate="true" fo:hyphenation-remain-char-count="2" fo:hyphenation-push-char-count="2" loext:hyphenation-no-caps="false"/>
    </style:style>
    <style:style style:name="P555" style:family="paragraph" style:parent-style-name="paragraf">
      <style:paragraph-properties fo:orphans="0" fo:widows="0" fo:hyphenation-ladder-count="no-limit" fo:keep-with-next="auto"/>
      <style:text-properties fo:font-style="italic" officeooo:rsid="117b91f0" officeooo:paragraph-rsid="10e22dcb" style:font-style-asian="italic" style:font-style-complex="italic" fo:hyphenate="true" fo:hyphenation-remain-char-count="2" fo:hyphenation-push-char-count="2" loext:hyphenation-no-caps="false"/>
    </style:style>
    <style:style style:name="P556" style:family="paragraph" style:parent-style-name="paragraf">
      <style:paragraph-properties fo:orphans="0" fo:widows="0" fo:hyphenation-ladder-count="no-limit" fo:keep-with-next="auto"/>
      <style:text-properties fo:font-style="italic" officeooo:rsid="117be610" officeooo:paragraph-rsid="10e22dcb" style:font-style-asian="italic" style:font-style-complex="italic" fo:hyphenate="true" fo:hyphenation-remain-char-count="2" fo:hyphenation-push-char-count="2" loext:hyphenation-no-caps="false"/>
    </style:style>
    <style:style style:name="P557" style:family="paragraph" style:parent-style-name="paragraf">
      <style:paragraph-properties fo:orphans="0" fo:widows="0" fo:hyphenation-ladder-count="no-limit" fo:keep-with-next="auto"/>
      <style:text-properties fo:font-style="italic" officeooo:rsid="117dd67c" officeooo:paragraph-rsid="10e22dcb" style:font-style-asian="italic" style:font-style-complex="italic" fo:hyphenate="true" fo:hyphenation-remain-char-count="2" fo:hyphenation-push-char-count="2" loext:hyphenation-no-caps="false"/>
    </style:style>
    <style:style style:name="P558" style:family="paragraph" style:parent-style-name="paragraf">
      <style:paragraph-properties fo:orphans="0" fo:widows="0" fo:hyphenation-ladder-count="no-limit" fo:keep-with-next="auto"/>
      <style:text-properties fo:font-style="italic" officeooo:rsid="117f6a91" officeooo:paragraph-rsid="10e22dcb" style:font-style-asian="italic" style:font-style-complex="italic" fo:hyphenate="true" fo:hyphenation-remain-char-count="2" fo:hyphenation-push-char-count="2" loext:hyphenation-no-caps="false"/>
    </style:style>
    <style:style style:name="P559" style:family="paragraph" style:parent-style-name="paragraf">
      <style:paragraph-properties fo:orphans="0" fo:widows="0" fo:hyphenation-ladder-count="no-limit" fo:keep-with-next="auto"/>
      <style:text-properties fo:font-style="italic" officeooo:rsid="11bec946" officeooo:paragraph-rsid="10e22dcb" style:font-style-asian="italic" style:font-style-complex="italic" fo:hyphenate="true" fo:hyphenation-remain-char-count="2" fo:hyphenation-push-char-count="2" loext:hyphenation-no-caps="false"/>
    </style:style>
    <style:style style:name="P560" style:family="paragraph" style:parent-style-name="paragraf">
      <style:paragraph-properties fo:orphans="0" fo:widows="0" fo:hyphenation-ladder-count="no-limit" fo:keep-with-next="auto"/>
      <style:text-properties fo:font-style="italic" officeooo:rsid="11c48742" officeooo:paragraph-rsid="10e22dcb" style:font-style-asian="italic" style:font-style-complex="italic" fo:hyphenate="true" fo:hyphenation-remain-char-count="2" fo:hyphenation-push-char-count="2" loext:hyphenation-no-caps="false"/>
    </style:style>
    <style:style style:name="P561" style:family="paragraph" style:parent-style-name="paragraf">
      <style:paragraph-properties fo:orphans="0" fo:widows="0" fo:hyphenation-ladder-count="no-limit" fo:keep-with-next="auto"/>
      <style:text-properties fo:font-style="italic" officeooo:rsid="11c5a0bd" officeooo:paragraph-rsid="10e22dcb" style:font-style-asian="italic" style:font-style-complex="italic" fo:hyphenate="true" fo:hyphenation-remain-char-count="2" fo:hyphenation-push-char-count="2" loext:hyphenation-no-caps="false"/>
    </style:style>
    <style:style style:name="P562" style:family="paragraph" style:parent-style-name="paragraf">
      <style:paragraph-properties fo:orphans="0" fo:widows="0" fo:hyphenation-ladder-count="no-limit" fo:keep-with-next="auto"/>
      <style:text-properties fo:font-style="italic" officeooo:rsid="11ccd54d" officeooo:paragraph-rsid="10e22dcb" style:font-style-asian="italic" style:font-style-complex="italic" fo:hyphenate="true" fo:hyphenation-remain-char-count="2" fo:hyphenation-push-char-count="2" loext:hyphenation-no-caps="false"/>
    </style:style>
    <style:style style:name="P563" style:family="paragraph" style:parent-style-name="paragraf">
      <style:paragraph-properties fo:orphans="0" fo:widows="0" fo:hyphenation-ladder-count="no-limit" fo:keep-with-next="auto"/>
      <style:text-properties fo:font-style="italic" officeooo:rsid="11dff206" officeooo:paragraph-rsid="10e22dcb" style:font-style-asian="italic" style:font-style-complex="italic" fo:hyphenate="true" fo:hyphenation-remain-char-count="2" fo:hyphenation-push-char-count="2" loext:hyphenation-no-caps="false"/>
    </style:style>
    <style:style style:name="P564" style:family="paragraph" style:parent-style-name="paragraf">
      <style:paragraph-properties fo:orphans="0" fo:widows="0" fo:hyphenation-ladder-count="no-limit" fo:keep-with-next="auto"/>
      <style:text-properties fo:font-style="italic" officeooo:rsid="11e3238b" officeooo:paragraph-rsid="10e22dcb" style:font-style-asian="italic" style:font-style-complex="italic" fo:hyphenate="true" fo:hyphenation-remain-char-count="2" fo:hyphenation-push-char-count="2" loext:hyphenation-no-caps="false"/>
    </style:style>
    <style:style style:name="P565" style:family="paragraph" style:parent-style-name="paragraf">
      <style:paragraph-properties fo:orphans="0" fo:widows="0" fo:hyphenation-ladder-count="no-limit" fo:keep-with-next="auto"/>
      <style:text-properties fo:font-style="italic" officeooo:rsid="11e46577" officeooo:paragraph-rsid="10e22dcb" style:font-style-asian="italic" style:font-style-complex="italic" fo:hyphenate="true" fo:hyphenation-remain-char-count="2" fo:hyphenation-push-char-count="2" loext:hyphenation-no-caps="false"/>
    </style:style>
    <style:style style:name="P566" style:family="paragraph" style:parent-style-name="paragraf">
      <style:paragraph-properties fo:orphans="0" fo:widows="0" fo:hyphenation-ladder-count="no-limit" fo:keep-with-next="auto"/>
      <style:text-properties fo:font-style="italic" officeooo:rsid="11e648fd" officeooo:paragraph-rsid="10e22dcb" style:font-style-asian="italic" style:font-style-complex="italic" fo:hyphenate="true" fo:hyphenation-remain-char-count="2" fo:hyphenation-push-char-count="2" loext:hyphenation-no-caps="false"/>
    </style:style>
    <style:style style:name="P567" style:family="paragraph" style:parent-style-name="paragraf">
      <style:paragraph-properties fo:orphans="0" fo:widows="0" fo:hyphenation-ladder-count="no-limit" fo:keep-with-next="auto"/>
      <style:text-properties fo:font-style="italic" officeooo:rsid="11e698ee" officeooo:paragraph-rsid="10e22dcb" style:font-style-asian="italic" style:font-style-complex="italic" fo:hyphenate="true" fo:hyphenation-remain-char-count="2" fo:hyphenation-push-char-count="2" loext:hyphenation-no-caps="false"/>
    </style:style>
    <style:style style:name="P568" style:family="paragraph" style:parent-style-name="paragraf">
      <style:paragraph-properties fo:orphans="0" fo:widows="0" fo:hyphenation-ladder-count="no-limit" fo:keep-with-next="auto"/>
      <style:text-properties fo:font-style="italic" officeooo:rsid="11ec6b8d" officeooo:paragraph-rsid="10e22dcb" style:font-style-asian="italic" style:font-style-complex="italic" fo:hyphenate="true" fo:hyphenation-remain-char-count="2" fo:hyphenation-push-char-count="2" loext:hyphenation-no-caps="false"/>
    </style:style>
    <style:style style:name="P569" style:family="paragraph" style:parent-style-name="paragraf">
      <style:paragraph-properties fo:orphans="0" fo:widows="0" fo:hyphenation-ladder-count="no-limit" fo:keep-with-next="auto"/>
      <style:text-properties fo:font-style="italic" officeooo:rsid="11ee8310" officeooo:paragraph-rsid="10e22dcb" style:font-style-asian="italic" style:font-style-complex="italic" fo:hyphenate="true" fo:hyphenation-remain-char-count="2" fo:hyphenation-push-char-count="2" loext:hyphenation-no-caps="false"/>
    </style:style>
    <style:style style:name="P570" style:family="paragraph" style:parent-style-name="paragraf">
      <style:paragraph-properties fo:orphans="0" fo:widows="0" fo:hyphenation-ladder-count="no-limit" fo:keep-with-next="auto"/>
      <style:text-properties fo:font-style="italic" officeooo:rsid="11f304bf" officeooo:paragraph-rsid="10e22dcb" style:font-style-asian="italic" style:font-style-complex="italic" fo:hyphenate="true" fo:hyphenation-remain-char-count="2" fo:hyphenation-push-char-count="2" loext:hyphenation-no-caps="false"/>
    </style:style>
    <style:style style:name="P571" style:family="paragraph" style:parent-style-name="paragraf">
      <style:paragraph-properties fo:orphans="0" fo:widows="0" fo:hyphenation-ladder-count="no-limit" fo:keep-with-next="auto"/>
      <style:text-properties fo:font-style="italic" officeooo:rsid="11f35b7c" officeooo:paragraph-rsid="10e22dcb" style:font-style-asian="italic" style:font-style-complex="italic" fo:hyphenate="true" fo:hyphenation-remain-char-count="2" fo:hyphenation-push-char-count="2" loext:hyphenation-no-caps="false"/>
    </style:style>
    <style:style style:name="P572" style:family="paragraph" style:parent-style-name="paragraf">
      <style:paragraph-properties fo:orphans="0" fo:widows="0" fo:hyphenation-ladder-count="no-limit" fo:keep-with-next="auto"/>
      <style:text-properties fo:font-style="italic" officeooo:rsid="11f4fdc4" officeooo:paragraph-rsid="10e22dcb" style:font-style-asian="italic" style:font-style-complex="italic" fo:hyphenate="true" fo:hyphenation-remain-char-count="2" fo:hyphenation-push-char-count="2" loext:hyphenation-no-caps="false"/>
    </style:style>
    <style:style style:name="P573" style:family="paragraph" style:parent-style-name="paragraf">
      <style:paragraph-properties fo:orphans="0" fo:widows="0" fo:hyphenation-ladder-count="no-limit" fo:keep-with-next="auto"/>
      <style:text-properties fo:font-style="italic" officeooo:rsid="11f8156a" officeooo:paragraph-rsid="10e22dcb" style:font-style-asian="italic" style:font-style-complex="italic" fo:hyphenate="true" fo:hyphenation-remain-char-count="2" fo:hyphenation-push-char-count="2" loext:hyphenation-no-caps="false"/>
    </style:style>
    <style:style style:name="P574" style:family="paragraph" style:parent-style-name="paragraf">
      <style:paragraph-properties fo:orphans="0" fo:widows="0" fo:hyphenation-ladder-count="no-limit" fo:keep-with-next="auto"/>
      <style:text-properties fo:font-style="italic" officeooo:rsid="11fb0626" officeooo:paragraph-rsid="10e22dcb" style:font-style-asian="italic" style:font-style-complex="italic" fo:hyphenate="true" fo:hyphenation-remain-char-count="2" fo:hyphenation-push-char-count="2" loext:hyphenation-no-caps="false"/>
    </style:style>
    <style:style style:name="P575" style:family="paragraph" style:parent-style-name="paragraf">
      <style:paragraph-properties fo:orphans="0" fo:widows="0" fo:hyphenation-ladder-count="no-limit" fo:keep-with-next="auto"/>
      <style:text-properties fo:font-style="italic" officeooo:rsid="11fdc7c9" officeooo:paragraph-rsid="10e22dcb" style:font-style-asian="italic" style:font-style-complex="italic" fo:hyphenate="true" fo:hyphenation-remain-char-count="2" fo:hyphenation-push-char-count="2" loext:hyphenation-no-caps="false"/>
    </style:style>
    <style:style style:name="P576" style:family="paragraph" style:parent-style-name="paragraf">
      <style:paragraph-properties fo:orphans="0" fo:widows="0" fo:hyphenation-ladder-count="no-limit" fo:keep-with-next="auto"/>
      <style:text-properties fo:font-style="italic" officeooo:rsid="1208fc4d" officeooo:paragraph-rsid="10e22dcb" style:font-style-asian="italic" style:font-style-complex="italic" fo:hyphenate="true" fo:hyphenation-remain-char-count="2" fo:hyphenation-push-char-count="2" loext:hyphenation-no-caps="false"/>
    </style:style>
    <style:style style:name="P577" style:family="paragraph" style:parent-style-name="paragraf">
      <style:paragraph-properties fo:orphans="0" fo:widows="0" fo:hyphenation-ladder-count="no-limit" fo:keep-with-next="auto"/>
      <style:text-properties fo:font-style="italic" officeooo:rsid="10f86a6d" officeooo:paragraph-rsid="10e22dcb" fo:background-color="#fff5ce" style:font-style-asian="italic" style:font-style-complex="italic" fo:hyphenate="true" fo:hyphenation-remain-char-count="2" fo:hyphenation-push-char-count="2" loext:hyphenation-no-caps="false"/>
    </style:style>
    <style:style style:name="P578" style:family="paragraph" style:parent-style-name="paragraf">
      <style:paragraph-properties fo:orphans="0" fo:widows="0" fo:hyphenation-ladder-count="no-limit" fo:keep-with-next="auto"/>
      <style:text-properties fo:font-style="italic" officeooo:rsid="11bd1636" officeooo:paragraph-rsid="10e22dcb" fo:background-color="#fff5ce" style:font-style-asian="italic" style:font-style-complex="italic" fo:hyphenate="true" fo:hyphenation-remain-char-count="2" fo:hyphenation-push-char-count="2" loext:hyphenation-no-caps="false"/>
    </style:style>
    <style:style style:name="P579" style:family="paragraph" style:parent-style-name="paragraf">
      <style:paragraph-properties fo:orphans="0" fo:widows="0" fo:hyphenation-ladder-count="no-limit" fo:keep-with-next="auto"/>
      <style:text-properties fo:font-style="italic" officeooo:rsid="10f9667b" officeooo:paragraph-rsid="10e22dcb" fo:background-color="transparent" style:font-style-asian="italic" style:font-style-complex="italic" fo:hyphenate="true" fo:hyphenation-remain-char-count="2" fo:hyphenation-push-char-count="2" loext:hyphenation-no-caps="false"/>
    </style:style>
    <style:style style:name="P580" style:family="paragraph" style:parent-style-name="paragraf">
      <style:paragraph-properties fo:orphans="0" fo:widows="0" fo:hyphenation-ladder-count="no-limit" fo:keep-with-next="auto"/>
      <style:text-properties fo:font-style="italic" officeooo:rsid="10fcd04a" officeooo:paragraph-rsid="10e22dcb" fo:background-color="transparent" style:font-style-asian="italic" style:font-style-complex="italic" fo:hyphenate="true" fo:hyphenation-remain-char-count="2" fo:hyphenation-push-char-count="2" loext:hyphenation-no-caps="false"/>
    </style:style>
    <style:style style:name="P581" style:family="paragraph" style:parent-style-name="paragraf">
      <style:paragraph-properties fo:orphans="0" fo:widows="0" fo:hyphenation-ladder-count="no-limit" fo:keep-with-next="auto"/>
      <style:text-properties fo:font-style="italic" officeooo:rsid="1102f30c" officeooo:paragraph-rsid="10e22dcb" fo:background-color="transparent" style:font-style-asian="italic" style:font-style-complex="italic" fo:hyphenate="true" fo:hyphenation-remain-char-count="2" fo:hyphenation-push-char-count="2" loext:hyphenation-no-caps="false"/>
    </style:style>
    <style:style style:name="P582" style:family="paragraph" style:parent-style-name="paragraf">
      <style:paragraph-properties fo:orphans="0" fo:widows="0" fo:hyphenation-ladder-count="no-limit" fo:keep-with-next="auto"/>
      <style:text-properties fo:font-style="italic" officeooo:rsid="1106d45f" officeooo:paragraph-rsid="10e22dcb" fo:background-color="transparent" style:font-style-asian="italic" style:font-style-complex="italic" fo:hyphenate="true" fo:hyphenation-remain-char-count="2" fo:hyphenation-push-char-count="2" loext:hyphenation-no-caps="false"/>
    </style:style>
    <style:style style:name="P583" style:family="paragraph" style:parent-style-name="paragraf">
      <style:paragraph-properties fo:orphans="0" fo:widows="0" fo:hyphenation-ladder-count="no-limit" fo:keep-with-next="auto"/>
      <style:text-properties fo:font-style="italic" fo:font-weight="bold" officeooo:rsid="1208fc4d" officeooo:paragraph-rsid="10e22dcb" style:font-style-asian="italic" style:font-weight-asian="bold" style:font-style-complex="italic" style:font-weight-complex="bold" fo:hyphenate="true" fo:hyphenation-remain-char-count="2" fo:hyphenation-push-char-count="2" loext:hyphenation-no-caps="false"/>
    </style:style>
    <style:style style:name="P584" style:family="paragraph" style:parent-style-name="paragraf">
      <style:paragraph-properties fo:orphans="0" fo:widows="0" fo:hyphenation-ladder-count="no-limit" fo:keep-with-next="auto"/>
      <style:text-properties fo:font-style="italic" fo:font-weight="bold" officeooo:rsid="120e864d" officeooo:paragraph-rsid="10e22dcb" style:font-style-asian="italic" style:font-weight-asian="bold" style:font-style-complex="italic" style:font-weight-complex="bold" fo:hyphenate="true" fo:hyphenation-remain-char-count="2" fo:hyphenation-push-char-count="2" loext:hyphenation-no-caps="false"/>
    </style:style>
    <style:style style:name="P585" style:family="paragraph" style:parent-style-name="paragraf">
      <style:paragraph-properties fo:orphans="0" fo:widows="0" fo:hyphenation-ladder-count="no-limit" fo:keep-with-next="auto"/>
      <style:text-properties fo:font-style="italic" fo:font-weight="bold" officeooo:rsid="12102e1f" officeooo:paragraph-rsid="10e22dcb" style:font-style-asian="italic" style:font-weight-asian="bold" style:font-style-complex="italic" style:font-weight-complex="bold" fo:hyphenate="true" fo:hyphenation-remain-char-count="2" fo:hyphenation-push-char-count="2" loext:hyphenation-no-caps="false"/>
    </style:style>
    <style:style style:name="P586" style:family="paragraph" style:parent-style-name="paragraf">
      <style:paragraph-properties fo:orphans="0" fo:widows="0" fo:hyphenation-ladder-count="no-limit" fo:keep-with-next="auto"/>
      <style:text-properties fo:font-style="italic" fo:font-weight="bold" officeooo:rsid="1212c020" officeooo:paragraph-rsid="10e22dcb" style:font-style-asian="italic" style:font-weight-asian="bold" style:font-style-complex="italic" style:font-weight-complex="bold" fo:hyphenate="true" fo:hyphenation-remain-char-count="2" fo:hyphenation-push-char-count="2" loext:hyphenation-no-caps="false"/>
    </style:style>
    <style:style style:name="P587" style:family="paragraph" style:parent-style-name="paragraf">
      <style:paragraph-properties fo:orphans="0" fo:widows="0" fo:hyphenation-ladder-count="no-limit" fo:keep-with-next="auto"/>
      <style:text-properties fo:font-style="italic" fo:font-weight="bold" officeooo:rsid="1215375c" officeooo:paragraph-rsid="10e22dcb" style:font-style-asian="italic" style:font-weight-asian="bold" style:font-style-complex="italic" style:font-weight-complex="bold" fo:hyphenate="true" fo:hyphenation-remain-char-count="2" fo:hyphenation-push-char-count="2" loext:hyphenation-no-caps="false"/>
    </style:style>
    <style:style style:name="P588" style:family="paragraph" style:parent-style-name="paragraf" style:list-style-name="L49">
      <style:paragraph-properties fo:orphans="0" fo:widows="0" fo:hyphenation-ladder-count="no-limit" fo:keep-with-next="auto"/>
      <style:text-properties fo:font-style="italic" fo:font-weight="bold" officeooo:rsid="1216494d" officeooo:paragraph-rsid="10e22dcb" style:font-style-asian="italic" style:font-weight-asian="bold" style:font-style-complex="italic" style:font-weight-complex="bold" fo:hyphenate="true" fo:hyphenation-remain-char-count="2" fo:hyphenation-push-char-count="2" loext:hyphenation-no-caps="false"/>
    </style:style>
    <style:style style:name="P589" style:family="paragraph" style:parent-style-name="paragraf" style:list-style-name="L49">
      <style:paragraph-properties fo:orphans="0" fo:widows="0" fo:hyphenation-ladder-count="no-limit" fo:keep-with-next="auto"/>
      <style:text-properties fo:font-style="italic" fo:font-weight="bold" officeooo:rsid="12178226" officeooo:paragraph-rsid="10e22dcb" style:font-style-asian="italic" style:font-weight-asian="bold" style:font-style-complex="italic" style:font-weight-complex="bold" fo:hyphenate="true" fo:hyphenation-remain-char-count="2" fo:hyphenation-push-char-count="2" loext:hyphenation-no-caps="false"/>
    </style:style>
    <style:style style:name="P590" style:family="paragraph" style:parent-style-name="paragraf">
      <style:paragraph-properties fo:orphans="0" fo:widows="0" fo:hyphenation-ladder-count="no-limit" fo:keep-with-next="auto"/>
      <style:text-properties fo:font-style="italic" fo:font-weight="bold" officeooo:rsid="121873b9" officeooo:paragraph-rsid="10e22dcb" style:font-style-asian="italic" style:font-weight-asian="bold" style:font-style-complex="italic" style:font-weight-complex="bold" fo:hyphenate="true" fo:hyphenation-remain-char-count="2" fo:hyphenation-push-char-count="2" loext:hyphenation-no-caps="false"/>
    </style:style>
    <style:style style:name="P591" style:family="paragraph" style:parent-style-name="paragraf">
      <style:paragraph-properties fo:orphans="0" fo:widows="0" fo:hyphenation-ladder-count="no-limit" fo:keep-with-next="auto"/>
      <style:text-properties fo:font-style="italic" fo:font-weight="bold" officeooo:rsid="121a9bc8" officeooo:paragraph-rsid="10e22dcb" style:font-style-asian="italic" style:font-weight-asian="bold" style:font-style-complex="italic" style:font-weight-complex="bold" fo:hyphenate="true" fo:hyphenation-remain-char-count="2" fo:hyphenation-push-char-count="2" loext:hyphenation-no-caps="false"/>
    </style:style>
    <style:style style:name="P592" style:family="paragraph" style:parent-style-name="paragraf">
      <style:paragraph-properties fo:orphans="0" fo:widows="0" fo:hyphenation-ladder-count="no-limit" fo:keep-with-next="auto"/>
      <style:text-properties fo:font-style="italic" fo:font-weight="bold" officeooo:rsid="121cf8db" officeooo:paragraph-rsid="10e22dcb" style:font-style-asian="italic" style:font-weight-asian="bold" style:font-style-complex="italic" style:font-weight-complex="bold" fo:hyphenate="true" fo:hyphenation-remain-char-count="2" fo:hyphenation-push-char-count="2" loext:hyphenation-no-caps="false"/>
    </style:style>
    <style:style style:name="P593" style:family="paragraph" style:parent-style-name="paragraf">
      <style:paragraph-properties fo:orphans="0" fo:widows="0" fo:hyphenation-ladder-count="no-limit" fo:keep-with-next="auto"/>
      <style:text-properties fo:font-style="italic" fo:font-weight="bold" officeooo:rsid="121fb7b5" officeooo:paragraph-rsid="10e22dcb" style:font-style-asian="italic" style:font-weight-asian="bold" style:font-style-complex="italic" style:font-weight-complex="bold" fo:hyphenate="true" fo:hyphenation-remain-char-count="2" fo:hyphenation-push-char-count="2" loext:hyphenation-no-caps="false"/>
    </style:style>
    <style:style style:name="P594" style:family="paragraph" style:parent-style-name="paragraf">
      <style:paragraph-properties fo:orphans="0" fo:widows="0" fo:hyphenation-ladder-count="no-limit" fo:keep-with-next="auto"/>
      <style:text-properties fo:font-style="italic" fo:font-weight="bold" officeooo:rsid="1221167a" officeooo:paragraph-rsid="10e22dcb" style:font-style-asian="italic" style:font-weight-asian="bold" style:font-style-complex="italic" style:font-weight-complex="bold" fo:hyphenate="true" fo:hyphenation-remain-char-count="2" fo:hyphenation-push-char-count="2" loext:hyphenation-no-caps="false"/>
    </style:style>
    <style:style style:name="P595" style:family="paragraph" style:parent-style-name="paragraf">
      <style:paragraph-properties fo:orphans="0" fo:widows="0" fo:hyphenation-ladder-count="no-limit" fo:keep-with-next="auto"/>
      <style:text-properties fo:font-style="italic" fo:font-weight="bold" officeooo:rsid="1223de23" officeooo:paragraph-rsid="10e22dcb" fo:background-color="transparent" style:font-style-asian="italic" style:font-weight-asian="bold" style:font-style-complex="italic" style:font-weight-complex="bold" fo:hyphenate="true" fo:hyphenation-remain-char-count="2" fo:hyphenation-push-char-count="2" loext:hyphenation-no-caps="false"/>
    </style:style>
    <style:style style:name="P596" style:family="paragraph" style:parent-style-name="paragraf">
      <style:paragraph-properties fo:orphans="0" fo:widows="0" fo:hyphenation-ladder-count="no-limit" fo:keep-with-next="auto"/>
      <style:text-properties fo:font-style="italic" fo:font-weight="bold" officeooo:rsid="123daef0" officeooo:paragraph-rsid="10e22dcb" fo:background-color="transparent" style:font-style-asian="italic" style:font-weight-asian="bold" style:font-style-complex="italic" style:font-weight-complex="bold" fo:hyphenate="true" fo:hyphenation-remain-char-count="2" fo:hyphenation-push-char-count="2" loext:hyphenation-no-caps="false"/>
    </style:style>
    <style:style style:name="P597" style:family="paragraph" style:parent-style-name="paragraf">
      <style:paragraph-properties fo:orphans="0" fo:widows="0" fo:hyphenation-ladder-count="no-limit" fo:keep-with-next="auto"/>
      <style:text-properties fo:font-style="italic" fo:font-weight="bold" officeooo:rsid="123f3804" officeooo:paragraph-rsid="10e22dcb" fo:background-color="transparent" style:font-style-asian="italic" style:font-weight-asian="bold" style:font-style-complex="italic" style:font-weight-complex="bold" fo:hyphenate="true" fo:hyphenation-remain-char-count="2" fo:hyphenation-push-char-count="2" loext:hyphenation-no-caps="false"/>
    </style:style>
    <style:style style:name="P598" style:family="paragraph" style:parent-style-name="paragraf">
      <style:paragraph-properties fo:orphans="0" fo:widows="0" fo:hyphenation-ladder-count="no-limit" fo:keep-with-next="auto"/>
      <style:text-properties fo:font-style="italic" fo:font-weight="bold" officeooo:rsid="124072e7" officeooo:paragraph-rsid="10e22dcb" fo:background-color="transparent" style:font-style-asian="italic" style:font-weight-asian="bold" style:font-style-complex="italic" style:font-weight-complex="bold" fo:hyphenate="true" fo:hyphenation-remain-char-count="2" fo:hyphenation-push-char-count="2" loext:hyphenation-no-caps="false"/>
    </style:style>
    <style:style style:name="P599" style:family="paragraph" style:parent-style-name="paragraf">
      <style:paragraph-properties fo:orphans="0" fo:widows="0" fo:hyphenation-ladder-count="no-limit" fo:keep-with-next="auto"/>
      <style:text-properties fo:font-style="italic" fo:font-weight="bold" officeooo:rsid="12413cdc" officeooo:paragraph-rsid="10e22dcb" fo:background-color="transparent" style:font-style-asian="italic" style:font-weight-asian="bold" style:font-style-complex="italic" style:font-weight-complex="bold" fo:hyphenate="true" fo:hyphenation-remain-char-count="2" fo:hyphenation-push-char-count="2" loext:hyphenation-no-caps="false"/>
    </style:style>
    <style:style style:name="P600" style:family="paragraph" style:parent-style-name="paragraf">
      <style:paragraph-properties fo:orphans="0" fo:widows="0" fo:hyphenation-ladder-count="no-limit" fo:keep-with-next="auto"/>
      <style:text-properties fo:font-style="italic" fo:font-weight="bold" officeooo:rsid="1241a5c0" officeooo:paragraph-rsid="10e22dcb" fo:background-color="transparent" style:font-style-asian="italic" style:font-weight-asian="bold" style:font-style-complex="italic" style:font-weight-complex="bold" fo:hyphenate="true" fo:hyphenation-remain-char-count="2" fo:hyphenation-push-char-count="2" loext:hyphenation-no-caps="false"/>
    </style:style>
    <style:style style:name="P601" style:family="paragraph" style:parent-style-name="paragraf">
      <style:paragraph-properties fo:orphans="0" fo:widows="0" fo:hyphenation-ladder-count="no-limit" fo:keep-with-next="auto"/>
      <style:text-properties fo:font-style="italic" fo:font-weight="bold" officeooo:rsid="1244323c" officeooo:paragraph-rsid="10e22dcb" fo:background-color="transparent" style:font-style-asian="italic" style:font-weight-asian="bold" style:font-style-complex="italic" style:font-weight-complex="bold" fo:hyphenate="true" fo:hyphenation-remain-char-count="2" fo:hyphenation-push-char-count="2" loext:hyphenation-no-caps="false"/>
    </style:style>
    <style:style style:name="P602" style:family="paragraph" style:parent-style-name="paragraf">
      <style:paragraph-properties fo:orphans="0" fo:widows="0" fo:hyphenation-ladder-count="no-limit" fo:keep-with-next="auto"/>
      <style:text-properties fo:font-style="italic" fo:font-weight="normal" officeooo:rsid="12452e96" officeooo:paragraph-rsid="10e22dcb" fo:background-color="transparent" style:font-style-asian="italic" style:font-weight-asian="normal" style:font-style-complex="italic" style:font-weight-complex="normal" fo:hyphenate="true" fo:hyphenation-remain-char-count="2" fo:hyphenation-push-char-count="2" loext:hyphenation-no-caps="false"/>
    </style:style>
    <style:style style:name="P603" style:family="paragraph" style:parent-style-name="paragraf">
      <style:paragraph-properties fo:orphans="0" fo:widows="0" fo:hyphenation-ladder-count="no-limit" fo:keep-with-next="auto"/>
      <style:text-properties officeooo:rsid="110c94de" officeooo:paragraph-rsid="10e22dcb" fo:hyphenate="true" fo:hyphenation-remain-char-count="2" fo:hyphenation-push-char-count="2" loext:hyphenation-no-caps="false"/>
    </style:style>
    <style:style style:name="P604" style:family="paragraph" style:parent-style-name="paragraf">
      <style:paragraph-properties fo:orphans="0" fo:widows="0" fo:hyphenation-ladder-count="no-limit" fo:keep-with-next="auto"/>
      <style:text-properties officeooo:rsid="110e2508" officeooo:paragraph-rsid="10e22dcb" fo:hyphenate="true" fo:hyphenation-remain-char-count="2" fo:hyphenation-push-char-count="2" loext:hyphenation-no-caps="false"/>
    </style:style>
    <style:style style:name="P605" style:family="paragraph" style:parent-style-name="paragraf">
      <style:paragraph-properties fo:orphans="0" fo:widows="0" fo:hyphenation-ladder-count="no-limit" fo:keep-with-next="auto"/>
      <style:text-properties officeooo:rsid="11109318" officeooo:paragraph-rsid="10e22dcb" fo:hyphenate="true" fo:hyphenation-remain-char-count="2" fo:hyphenation-push-char-count="2" loext:hyphenation-no-caps="false"/>
    </style:style>
    <style:style style:name="P606" style:family="paragraph" style:parent-style-name="paragraf">
      <style:paragraph-properties fo:orphans="0" fo:widows="0" fo:hyphenation-ladder-count="no-limit" fo:keep-with-next="auto"/>
      <style:text-properties officeooo:rsid="1112624f" officeooo:paragraph-rsid="10e22dcb" fo:hyphenate="true" fo:hyphenation-remain-char-count="2" fo:hyphenation-push-char-count="2" loext:hyphenation-no-caps="false"/>
    </style:style>
    <style:style style:name="P607" style:family="paragraph" style:parent-style-name="paragraf">
      <style:paragraph-properties fo:orphans="0" fo:widows="0" fo:hyphenation-ladder-count="no-limit" fo:keep-with-next="auto"/>
      <style:text-properties officeooo:rsid="11137c2a" officeooo:paragraph-rsid="10e22dcb" fo:hyphenate="true" fo:hyphenation-remain-char-count="2" fo:hyphenation-push-char-count="2" loext:hyphenation-no-caps="false"/>
    </style:style>
    <style:style style:name="P608" style:family="paragraph" style:parent-style-name="paragraf">
      <style:paragraph-properties fo:orphans="0" fo:widows="0" fo:hyphenation-ladder-count="no-limit" fo:keep-with-next="auto"/>
      <style:text-properties officeooo:rsid="111601ba" officeooo:paragraph-rsid="10e22dcb" fo:hyphenate="true" fo:hyphenation-remain-char-count="2" fo:hyphenation-push-char-count="2" loext:hyphenation-no-caps="false"/>
    </style:style>
    <style:style style:name="P609" style:family="paragraph" style:parent-style-name="paragraf">
      <style:paragraph-properties fo:orphans="0" fo:widows="0" fo:hyphenation-ladder-count="no-limit" fo:keep-with-next="auto"/>
      <style:text-properties officeooo:rsid="111792a6" officeooo:paragraph-rsid="10e22dcb" fo:hyphenate="true" fo:hyphenation-remain-char-count="2" fo:hyphenation-push-char-count="2" loext:hyphenation-no-caps="false"/>
    </style:style>
    <style:style style:name="P610" style:family="paragraph" style:parent-style-name="paragraf">
      <style:paragraph-properties fo:orphans="0" fo:widows="0" fo:hyphenation-ladder-count="no-limit" fo:keep-with-next="auto"/>
      <style:text-properties officeooo:rsid="111ae15b" officeooo:paragraph-rsid="10e22dcb" fo:hyphenate="true" fo:hyphenation-remain-char-count="2" fo:hyphenation-push-char-count="2" loext:hyphenation-no-caps="false"/>
    </style:style>
    <style:style style:name="P611" style:family="paragraph" style:parent-style-name="paragraf">
      <style:paragraph-properties fo:orphans="0" fo:widows="0" fo:hyphenation-ladder-count="no-limit" fo:keep-with-next="auto"/>
      <style:text-properties officeooo:rsid="111ec904" officeooo:paragraph-rsid="10e22dcb" fo:hyphenate="true" fo:hyphenation-remain-char-count="2" fo:hyphenation-push-char-count="2" loext:hyphenation-no-caps="false"/>
    </style:style>
    <style:style style:name="P612" style:family="paragraph" style:parent-style-name="paragraf">
      <style:paragraph-properties fo:orphans="0" fo:widows="0" fo:hyphenation-ladder-count="no-limit" fo:keep-with-next="auto"/>
      <style:text-properties officeooo:rsid="11235abd" officeooo:paragraph-rsid="10e22dcb" fo:hyphenate="true" fo:hyphenation-remain-char-count="2" fo:hyphenation-push-char-count="2" loext:hyphenation-no-caps="false"/>
    </style:style>
    <style:style style:name="P613" style:family="paragraph" style:parent-style-name="paragraf">
      <style:paragraph-properties fo:orphans="0" fo:widows="0" fo:hyphenation-ladder-count="no-limit" fo:keep-with-next="auto"/>
      <style:text-properties officeooo:rsid="11245bc6" officeooo:paragraph-rsid="10e22dcb" fo:hyphenate="true" fo:hyphenation-remain-char-count="2" fo:hyphenation-push-char-count="2" loext:hyphenation-no-caps="false"/>
    </style:style>
    <style:style style:name="P614" style:family="paragraph" style:parent-style-name="paragraf">
      <style:paragraph-properties fo:orphans="0" fo:widows="0" fo:hyphenation-ladder-count="no-limit" fo:keep-with-next="auto"/>
      <style:text-properties officeooo:rsid="11261531" officeooo:paragraph-rsid="10e22dcb" fo:hyphenate="true" fo:hyphenation-remain-char-count="2" fo:hyphenation-push-char-count="2" loext:hyphenation-no-caps="false"/>
    </style:style>
    <style:style style:name="P615" style:family="paragraph" style:parent-style-name="paragraf">
      <style:paragraph-properties fo:orphans="0" fo:widows="0" fo:hyphenation-ladder-count="no-limit" fo:keep-with-next="auto"/>
      <style:text-properties officeooo:rsid="11b743cc" officeooo:paragraph-rsid="10e22dcb" fo:hyphenate="true" fo:hyphenation-remain-char-count="2" fo:hyphenation-push-char-count="2" loext:hyphenation-no-caps="false"/>
    </style:style>
    <style:style style:name="P616" style:family="paragraph" style:parent-style-name="paragraf">
      <style:paragraph-properties fo:orphans="0" fo:widows="0" fo:hyphenation-ladder-count="no-limit" fo:keep-with-next="auto"/>
      <style:text-properties officeooo:rsid="11bc39ff" officeooo:paragraph-rsid="10e22dcb" fo:hyphenate="true" fo:hyphenation-remain-char-count="2" fo:hyphenation-push-char-count="2" loext:hyphenation-no-caps="false"/>
    </style:style>
    <style:style style:name="P617" style:family="paragraph" style:parent-style-name="paragraf">
      <style:paragraph-properties fo:orphans="0" fo:widows="0" fo:hyphenation-ladder-count="no-limit" fo:keep-with-next="auto"/>
      <style:text-properties officeooo:rsid="11d0cecf" officeooo:paragraph-rsid="10e22dcb" fo:hyphenate="true" fo:hyphenation-remain-char-count="2" fo:hyphenation-push-char-count="2" loext:hyphenation-no-caps="false"/>
    </style:style>
    <style:style style:name="P618" style:family="paragraph" style:parent-style-name="paragraf">
      <style:paragraph-properties fo:orphans="0" fo:widows="0" fo:hyphenation-ladder-count="no-limit" fo:keep-with-next="auto"/>
      <style:text-properties officeooo:rsid="11d439bc" officeooo:paragraph-rsid="10e22dcb" fo:hyphenate="true" fo:hyphenation-remain-char-count="2" fo:hyphenation-push-char-count="2" loext:hyphenation-no-caps="false"/>
    </style:style>
    <style:style style:name="P619" style:family="paragraph" style:parent-style-name="paragraf">
      <style:paragraph-properties fo:orphans="0" fo:widows="0" fo:hyphenation-ladder-count="no-limit" fo:keep-with-next="auto"/>
      <style:text-properties officeooo:rsid="11da3b14" officeooo:paragraph-rsid="10e22dcb" fo:hyphenate="true" fo:hyphenation-remain-char-count="2" fo:hyphenation-push-char-count="2" loext:hyphenation-no-caps="false"/>
    </style:style>
    <style:style style:name="P620" style:family="paragraph" style:parent-style-name="paragraf">
      <style:paragraph-properties fo:orphans="0" fo:widows="0" fo:hyphenation-ladder-count="no-limit" fo:keep-with-next="auto"/>
      <style:text-properties officeooo:rsid="11dbadc7" officeooo:paragraph-rsid="10e22dcb" fo:hyphenate="true" fo:hyphenation-remain-char-count="2" fo:hyphenation-push-char-count="2" loext:hyphenation-no-caps="false"/>
    </style:style>
    <style:style style:name="P621" style:family="paragraph" style:parent-style-name="paragraf">
      <style:paragraph-properties fo:orphans="0" fo:widows="0" fo:hyphenation-ladder-count="no-limit" fo:keep-with-next="auto"/>
      <style:text-properties officeooo:rsid="11dd7061" officeooo:paragraph-rsid="10e22dcb" fo:hyphenate="true" fo:hyphenation-remain-char-count="2" fo:hyphenation-push-char-count="2" loext:hyphenation-no-caps="false"/>
    </style:style>
    <style:style style:name="P622" style:family="paragraph" style:parent-style-name="paragraf">
      <style:paragraph-properties fo:orphans="0" fo:widows="0" fo:hyphenation-ladder-count="no-limit" fo:keep-with-next="auto"/>
      <style:text-properties officeooo:rsid="11df34a6" officeooo:paragraph-rsid="10e22dcb" fo:hyphenate="true" fo:hyphenation-remain-char-count="2" fo:hyphenation-push-char-count="2" loext:hyphenation-no-caps="false"/>
    </style:style>
    <style:style style:name="P623" style:family="paragraph" style:parent-style-name="paragraf">
      <style:paragraph-properties fo:orphans="0" fo:widows="0" fo:hyphenation-ladder-count="no-limit" fo:keep-with-next="auto"/>
      <style:text-properties officeooo:rsid="11dff206" officeooo:paragraph-rsid="10e22dcb" fo:hyphenate="true" fo:hyphenation-remain-char-count="2" fo:hyphenation-push-char-count="2" loext:hyphenation-no-caps="false"/>
    </style:style>
    <style:style style:name="P624" style:family="paragraph" style:parent-style-name="paragraf">
      <style:paragraph-properties fo:orphans="0" fo:widows="0" fo:hyphenation-ladder-count="no-limit" fo:keep-with-next="auto"/>
      <style:text-properties officeooo:rsid="10e1745c" officeooo:paragraph-rsid="10e22edd" fo:hyphenate="true" fo:hyphenation-remain-char-count="2" fo:hyphenation-push-char-count="2" loext:hyphenation-no-caps="false"/>
    </style:style>
    <style:style style:name="P625" style:family="paragraph" style:parent-style-name="paragraf">
      <style:paragraph-properties fo:orphans="0" fo:widows="0" fo:hyphenation-ladder-count="no-limit" fo:keep-with-next="auto"/>
      <style:text-properties officeooo:rsid="10e72902" officeooo:paragraph-rsid="10e22edd" fo:hyphenate="true" fo:hyphenation-remain-char-count="2" fo:hyphenation-push-char-count="2" loext:hyphenation-no-caps="false"/>
    </style:style>
    <style:style style:name="P626" style:family="paragraph" style:parent-style-name="paragraf">
      <style:paragraph-properties fo:orphans="0" fo:widows="0" fo:hyphenation-ladder-count="no-limit" fo:keep-with-next="auto"/>
      <style:text-properties officeooo:rsid="10edd5ed" officeooo:paragraph-rsid="10e22edd" fo:hyphenate="true" fo:hyphenation-remain-char-count="2" fo:hyphenation-push-char-count="2" loext:hyphenation-no-caps="false"/>
    </style:style>
    <style:style style:name="P627" style:family="paragraph" style:parent-style-name="paragraf">
      <style:paragraph-properties fo:orphans="0" fo:widows="0" fo:hyphenation-ladder-count="no-limit" fo:keep-with-next="auto"/>
      <style:text-properties officeooo:rsid="10efa4da" officeooo:paragraph-rsid="10e22edd" fo:hyphenate="true" fo:hyphenation-remain-char-count="2" fo:hyphenation-push-char-count="2" loext:hyphenation-no-caps="false"/>
    </style:style>
    <style:style style:name="P628" style:family="paragraph" style:parent-style-name="paragraf">
      <style:paragraph-properties fo:orphans="0" fo:widows="0" fo:hyphenation-ladder-count="no-limit" fo:keep-with-next="auto"/>
      <style:text-properties officeooo:rsid="10f24a55" officeooo:paragraph-rsid="10e22edd" fo:hyphenate="true" fo:hyphenation-remain-char-count="2" fo:hyphenation-push-char-count="2" loext:hyphenation-no-caps="false"/>
    </style:style>
    <style:style style:name="P629" style:family="paragraph" style:parent-style-name="paragraf" style:list-style-name="L109">
      <style:paragraph-properties fo:orphans="0" fo:widows="0" fo:hyphenation-ladder-count="no-limit" fo:keep-with-next="auto"/>
      <style:text-properties officeooo:rsid="10f4bd67" officeooo:paragraph-rsid="10e22edd" fo:hyphenate="true" fo:hyphenation-remain-char-count="2" fo:hyphenation-push-char-count="2" loext:hyphenation-no-caps="false"/>
    </style:style>
    <style:style style:name="P630" style:family="paragraph" style:parent-style-name="paragraf" style:list-style-name="L109">
      <style:paragraph-properties fo:orphans="0" fo:widows="0" fo:hyphenation-ladder-count="no-limit" fo:keep-with-next="auto"/>
      <style:text-properties officeooo:rsid="10fd8883" officeooo:paragraph-rsid="10e22edd" fo:hyphenate="true" fo:hyphenation-remain-char-count="2" fo:hyphenation-push-char-count="2" loext:hyphenation-no-caps="false"/>
    </style:style>
    <style:style style:name="P631" style:family="paragraph" style:parent-style-name="paragraf">
      <style:paragraph-properties fo:orphans="0" fo:widows="0" fo:hyphenation-ladder-count="1"/>
      <style:text-properties fo:language="id" fo:country="ID" officeooo:rsid="0d14b1aa" officeooo:paragraph-rsid="10e22dcb" fo:hyphenate="true" fo:hyphenation-remain-char-count="2" fo:hyphenation-push-char-count="2" loext:hyphenation-no-caps="false"/>
    </style:style>
    <style:style style:name="P632" style:family="paragraph" style:parent-style-name="paragraf">
      <style:paragraph-properties fo:orphans="0" fo:widows="0" fo:hyphenation-ladder-count="no-limit"/>
      <style:text-properties fo:language="id" fo:country="ID" officeooo:rsid="0d743d07" officeooo:paragraph-rsid="10e22dcb" fo:hyphenate="true" fo:hyphenation-remain-char-count="2" fo:hyphenation-push-char-count="2" loext:hyphenation-no-caps="false"/>
    </style:style>
    <style:style style:name="P633" style:family="paragraph" style:parent-style-name="paragraf">
      <style:paragraph-properties fo:orphans="0" fo:widows="0" fo:hyphenation-ladder-count="no-limit"/>
      <style:text-properties fo:language="id" fo:country="ID" fo:font-style="italic" officeooo:rsid="117fc007" officeooo:paragraph-rsid="10e22dcb" style:font-style-asian="italic" style:font-style-complex="italic" fo:hyphenate="true" fo:hyphenation-remain-char-count="2" fo:hyphenation-push-char-count="2" loext:hyphenation-no-caps="false"/>
    </style:style>
    <style:style style:name="P634" style:family="paragraph" style:parent-style-name="paragraf">
      <style:paragraph-properties fo:orphans="0" fo:widows="0" fo:hyphenation-ladder-count="no-limit"/>
      <style:text-properties fo:language="id" fo:country="ID" fo:font-style="italic" officeooo:rsid="117fc2fe" officeooo:paragraph-rsid="10e22dcb" style:font-style-asian="italic" style:font-style-complex="italic" fo:hyphenate="true" fo:hyphenation-remain-char-count="2" fo:hyphenation-push-char-count="2" loext:hyphenation-no-caps="false"/>
    </style:style>
    <style:style style:name="P635" style:family="paragraph" style:parent-style-name="paragraf">
      <style:text-properties fo:language="id" fo:country="ID" officeooo:paragraph-rsid="10e22edd"/>
    </style:style>
    <style:style style:name="P636" style:family="paragraph" style:parent-style-name="paragraf" style:list-style-name="L22">
      <style:paragraph-properties fo:orphans="0" fo:widows="0" fo:hyphenation-ladder-count="1"/>
      <style:text-properties officeooo:paragraph-rsid="10e22dcb" fo:hyphenate="true" fo:hyphenation-remain-char-count="2" fo:hyphenation-push-char-count="2" loext:hyphenation-no-caps="false"/>
    </style:style>
    <style:style style:name="P637" style:family="paragraph" style:parent-style-name="paragraf" style:list-style-name="L84">
      <style:paragraph-properties fo:orphans="0" fo:widows="0" fo:hyphenation-ladder-count="no-limit"/>
      <style:text-properties officeooo:paragraph-rsid="10e22edd" fo:hyphenate="true" fo:hyphenation-remain-char-count="2" fo:hyphenation-push-char-count="2" loext:hyphenation-no-caps="false"/>
    </style:style>
    <style:style style:name="P638" style:family="paragraph" style:parent-style-name="paragraf" style:list-style-name="L93">
      <style:paragraph-properties fo:orphans="0" fo:widows="0" fo:hyphenation-ladder-count="no-limit"/>
      <style:text-properties officeooo:paragraph-rsid="10e22edd" fo:hyphenate="true" fo:hyphenation-remain-char-count="2" fo:hyphenation-push-char-count="2" loext:hyphenation-no-caps="false"/>
    </style:style>
    <style:style style:name="P639" style:family="paragraph" style:parent-style-name="paragraf" style:list-style-name="L100">
      <style:paragraph-properties fo:orphans="0" fo:widows="0" fo:hyphenation-ladder-count="no-limit"/>
      <style:text-properties officeooo:paragraph-rsid="10e22edd" fo:hyphenate="true" fo:hyphenation-remain-char-count="2" fo:hyphenation-push-char-count="2" loext:hyphenation-no-caps="false"/>
    </style:style>
    <style:style style:name="P640" style:family="paragraph" style:parent-style-name="paragraf" style:list-style-name="L101">
      <style:paragraph-properties fo:orphans="0" fo:widows="0" fo:hyphenation-ladder-count="no-limit"/>
      <style:text-properties officeooo:paragraph-rsid="10e22edd" fo:hyphenate="true" fo:hyphenation-remain-char-count="2" fo:hyphenation-push-char-count="2" loext:hyphenation-no-caps="false"/>
    </style:style>
    <style:style style:name="P641" style:family="paragraph" style:parent-style-name="paragraf" style:list-style-name="L104">
      <style:paragraph-properties fo:orphans="0" fo:widows="0" fo:hyphenation-ladder-count="no-limit"/>
      <style:text-properties officeooo:paragraph-rsid="10e22edd" fo:hyphenate="true" fo:hyphenation-remain-char-count="2" fo:hyphenation-push-char-count="2" loext:hyphenation-no-caps="false"/>
    </style:style>
    <style:style style:name="P642" style:family="paragraph" style:parent-style-name="paragraf" style:list-style-name="L106">
      <style:paragraph-properties fo:orphans="0" fo:widows="0" fo:hyphenation-ladder-count="no-limit"/>
      <style:text-properties officeooo:paragraph-rsid="10e22edd" fo:hyphenate="true" fo:hyphenation-remain-char-count="2" fo:hyphenation-push-char-count="2" loext:hyphenation-no-caps="false"/>
    </style:style>
    <style:style style:name="P643" style:family="paragraph" style:parent-style-name="paragraf" style:list-style-name="L107">
      <style:paragraph-properties fo:orphans="0" fo:widows="0" fo:hyphenation-ladder-count="no-limit"/>
      <style:text-properties officeooo:paragraph-rsid="10e22edd" fo:hyphenate="true" fo:hyphenation-remain-char-count="2" fo:hyphenation-push-char-count="2" loext:hyphenation-no-caps="false"/>
    </style:style>
    <style:style style:name="P644" style:family="paragraph" style:parent-style-name="paragraf" style:list-style-name="L108">
      <style:paragraph-properties fo:orphans="0" fo:widows="0" fo:hyphenation-ladder-count="no-limit"/>
      <style:text-properties officeooo:paragraph-rsid="10e22edd" fo:hyphenate="true" fo:hyphenation-remain-char-count="2" fo:hyphenation-push-char-count="2" loext:hyphenation-no-caps="false"/>
    </style:style>
    <style:style style:name="P645" style:family="paragraph" style:parent-style-name="paragraf">
      <style:paragraph-properties fo:orphans="0" fo:widows="0" fo:hyphenation-ladder-count="no-limit"/>
      <style:text-properties officeooo:paragraph-rsid="10e22edd" fo:hyphenate="true" fo:hyphenation-remain-char-count="2" fo:hyphenation-push-char-count="2" loext:hyphenation-no-caps="false"/>
    </style:style>
    <style:style style:name="P646" style:family="paragraph" style:parent-style-name="paragraf" style:list-style-name="L125">
      <style:paragraph-properties fo:orphans="0" fo:widows="0" fo:hyphenation-ladder-count="no-limit"/>
      <style:text-properties officeooo:paragraph-rsid="10e22edd" fo:hyphenate="true" fo:hyphenation-remain-char-count="2" fo:hyphenation-push-char-count="2" loext:hyphenation-no-caps="false"/>
    </style:style>
    <style:style style:name="P647" style:family="paragraph" style:parent-style-name="paragraf" style:list-style-name="L126">
      <style:paragraph-properties fo:orphans="0" fo:widows="0" fo:hyphenation-ladder-count="no-limit"/>
      <style:text-properties officeooo:paragraph-rsid="10e22edd" fo:hyphenate="true" fo:hyphenation-remain-char-count="2" fo:hyphenation-push-char-count="2" loext:hyphenation-no-caps="false"/>
    </style:style>
    <style:style style:name="P648" style:family="paragraph" style:parent-style-name="paragraf" style:list-style-name="L127">
      <style:paragraph-properties fo:orphans="0" fo:widows="0" fo:hyphenation-ladder-count="no-limit"/>
      <style:text-properties officeooo:paragraph-rsid="10e22edd" fo:hyphenate="true" fo:hyphenation-remain-char-count="2" fo:hyphenation-push-char-count="2" loext:hyphenation-no-caps="false"/>
    </style:style>
    <style:style style:name="P649" style:family="paragraph" style:parent-style-name="paragraf" style:list-style-name="L128">
      <style:paragraph-properties fo:orphans="0" fo:widows="0" fo:hyphenation-ladder-count="no-limit"/>
      <style:text-properties officeooo:paragraph-rsid="10e22edd" fo:hyphenate="true" fo:hyphenation-remain-char-count="2" fo:hyphenation-push-char-count="2" loext:hyphenation-no-caps="false"/>
    </style:style>
    <style:style style:name="P650" style:family="paragraph" style:parent-style-name="paragraf" style:list-style-name="L129">
      <style:paragraph-properties fo:orphans="0" fo:widows="0" fo:hyphenation-ladder-count="no-limit"/>
      <style:text-properties officeooo:paragraph-rsid="10e22edd" fo:hyphenate="true" fo:hyphenation-remain-char-count="2" fo:hyphenation-push-char-count="2" loext:hyphenation-no-caps="false"/>
    </style:style>
    <style:style style:name="P651" style:family="paragraph" style:parent-style-name="paragraf" style:list-style-name="L133">
      <style:paragraph-properties fo:orphans="0" fo:widows="0" fo:hyphenation-ladder-count="no-limit"/>
      <style:text-properties officeooo:paragraph-rsid="10e22edd" fo:hyphenate="true" fo:hyphenation-remain-char-count="2" fo:hyphenation-push-char-count="2" loext:hyphenation-no-caps="false"/>
    </style:style>
    <style:style style:name="P652" style:family="paragraph" style:parent-style-name="paragraf" style:list-style-name="L134">
      <style:paragraph-properties fo:orphans="0" fo:widows="0" fo:hyphenation-ladder-count="no-limit"/>
      <style:text-properties officeooo:paragraph-rsid="10e22edd" fo:hyphenate="true" fo:hyphenation-remain-char-count="2" fo:hyphenation-push-char-count="2" loext:hyphenation-no-caps="false"/>
    </style:style>
    <style:style style:name="P653" style:family="paragraph" style:parent-style-name="paragraf" style:list-style-name="L135">
      <style:paragraph-properties fo:orphans="0" fo:widows="0" fo:hyphenation-ladder-count="no-limit"/>
      <style:text-properties officeooo:paragraph-rsid="10e22edd" fo:hyphenate="true" fo:hyphenation-remain-char-count="2" fo:hyphenation-push-char-count="2" loext:hyphenation-no-caps="false"/>
    </style:style>
    <style:style style:name="P654" style:family="paragraph" style:parent-style-name="paragraf" style:list-style-name="L136">
      <style:paragraph-properties fo:orphans="0" fo:widows="0" fo:hyphenation-ladder-count="no-limit"/>
      <style:text-properties officeooo:paragraph-rsid="10e22edd" fo:hyphenate="true" fo:hyphenation-remain-char-count="2" fo:hyphenation-push-char-count="2" loext:hyphenation-no-caps="false"/>
    </style:style>
    <style:style style:name="P655" style:family="paragraph" style:parent-style-name="paragraf" style:list-style-name="L137">
      <style:paragraph-properties fo:orphans="0" fo:widows="0" fo:hyphenation-ladder-count="no-limit"/>
      <style:text-properties officeooo:paragraph-rsid="10e22edd" fo:hyphenate="true" fo:hyphenation-remain-char-count="2" fo:hyphenation-push-char-count="2" loext:hyphenation-no-caps="false"/>
    </style:style>
    <style:style style:name="P656" style:family="paragraph" style:parent-style-name="paragraf" style:list-style-name="L138">
      <style:paragraph-properties fo:orphans="0" fo:widows="0" fo:hyphenation-ladder-count="no-limit"/>
      <style:text-properties officeooo:paragraph-rsid="10e22edd" fo:hyphenate="true" fo:hyphenation-remain-char-count="2" fo:hyphenation-push-char-count="2" loext:hyphenation-no-caps="false"/>
    </style:style>
    <style:style style:name="P657" style:family="paragraph" style:parent-style-name="paragraf" style:list-style-name="L139">
      <style:paragraph-properties fo:orphans="0" fo:widows="0" fo:hyphenation-ladder-count="no-limit"/>
      <style:text-properties officeooo:paragraph-rsid="10e22edd" fo:hyphenate="true" fo:hyphenation-remain-char-count="2" fo:hyphenation-push-char-count="2" loext:hyphenation-no-caps="false"/>
    </style:style>
    <style:style style:name="P658" style:family="paragraph" style:parent-style-name="paragraf">
      <style:paragraph-properties fo:orphans="0" fo:widows="0" fo:hyphenation-ladder-count="1"/>
      <style:text-properties officeooo:rsid="0d53b116" officeooo:paragraph-rsid="10e22dcb" fo:hyphenate="true" fo:hyphenation-remain-char-count="2" fo:hyphenation-push-char-count="2" loext:hyphenation-no-caps="false"/>
    </style:style>
    <style:style style:name="P659" style:family="paragraph" style:parent-style-name="paragraf">
      <style:paragraph-properties fo:orphans="0" fo:widows="0" fo:hyphenation-ladder-count="no-limit"/>
      <style:text-properties officeooo:rsid="0c881939" officeooo:paragraph-rsid="10e22dcb" fo:hyphenate="true" fo:hyphenation-remain-char-count="2" fo:hyphenation-push-char-count="2" loext:hyphenation-no-caps="false"/>
    </style:style>
    <style:style style:name="P660" style:family="paragraph" style:parent-style-name="paragraf">
      <style:paragraph-properties fo:orphans="0" fo:widows="0" fo:hyphenation-ladder-count="no-limit"/>
      <style:text-properties officeooo:rsid="1187e717" officeooo:paragraph-rsid="10e22dcb" fo:hyphenate="true" fo:hyphenation-remain-char-count="2" fo:hyphenation-push-char-count="2" loext:hyphenation-no-caps="false"/>
    </style:style>
    <style:style style:name="P661" style:family="paragraph" style:parent-style-name="paragraf">
      <style:text-properties officeooo:paragraph-rsid="10e22dcb"/>
    </style:style>
    <style:style style:name="P662" style:family="paragraph" style:parent-style-name="paragraf">
      <style:paragraph-properties fo:orphans="0" fo:widows="0" fo:hyphenation-ladder-count="no-limit"/>
      <style:text-properties officeooo:rsid="10e5cf47" officeooo:paragraph-rsid="10e22edd" fo:hyphenate="true" fo:hyphenation-remain-char-count="2" fo:hyphenation-push-char-count="2" loext:hyphenation-no-caps="false"/>
    </style:style>
    <style:style style:name="P663" style:family="paragraph" style:parent-style-name="paragraf">
      <style:paragraph-properties fo:orphans="0" fo:widows="0" fo:hyphenation-ladder-count="no-limit"/>
      <style:text-properties officeooo:rsid="10e65cf0" officeooo:paragraph-rsid="10e22edd" fo:hyphenate="true" fo:hyphenation-remain-char-count="2" fo:hyphenation-push-char-count="2" loext:hyphenation-no-caps="false"/>
    </style:style>
    <style:style style:name="P664" style:family="paragraph" style:parent-style-name="paragraf">
      <style:paragraph-properties fo:orphans="0" fo:widows="0" fo:hyphenation-ladder-count="no-limit"/>
      <style:text-properties officeooo:rsid="10e839c6" officeooo:paragraph-rsid="10e22edd" fo:hyphenate="true" fo:hyphenation-remain-char-count="2" fo:hyphenation-push-char-count="2" loext:hyphenation-no-caps="false"/>
    </style:style>
    <style:style style:name="P665" style:family="paragraph" style:parent-style-name="paragraf">
      <style:paragraph-properties fo:orphans="0" fo:widows="0" fo:hyphenation-ladder-count="no-limit"/>
      <style:text-properties fo:font-style="italic" officeooo:rsid="10e839c6" officeooo:paragraph-rsid="10e22edd" style:font-style-asian="italic" style:font-style-complex="italic" fo:hyphenate="true" fo:hyphenation-remain-char-count="2" fo:hyphenation-push-char-count="2" loext:hyphenation-no-caps="false"/>
    </style:style>
    <style:style style:name="P666" style:family="paragraph" style:parent-style-name="paragraf">
      <style:paragraph-properties fo:orphans="0" fo:widows="0" fo:hyphenation-ladder-count="no-limit"/>
      <style:text-properties fo:font-style="italic" officeooo:rsid="10e93184" officeooo:paragraph-rsid="10e22edd" style:font-style-asian="italic" style:font-style-complex="italic" fo:hyphenate="true" fo:hyphenation-remain-char-count="2" fo:hyphenation-push-char-count="2" loext:hyphenation-no-caps="false"/>
    </style:style>
    <style:style style:name="P667" style:family="paragraph" style:parent-style-name="paragraf">
      <style:paragraph-properties fo:orphans="0" fo:widows="0" fo:hyphenation-ladder-count="no-limit"/>
      <style:text-properties fo:font-style="italic" officeooo:rsid="118e0001" officeooo:paragraph-rsid="10e22edd" style:font-style-asian="italic" style:font-style-complex="italic" fo:hyphenate="true" fo:hyphenation-remain-char-count="2" fo:hyphenation-push-char-count="2" loext:hyphenation-no-caps="false"/>
    </style:style>
    <style:style style:name="P668" style:family="paragraph" style:parent-style-name="paragraf" style:list-style-name="L94">
      <style:paragraph-properties fo:orphans="0" fo:widows="0" fo:hyphenation-ladder-count="no-limit"/>
      <style:text-properties fo:font-style="italic" officeooo:rsid="119476ff" officeooo:paragraph-rsid="10e22edd" style:font-style-asian="italic" style:font-style-complex="italic" fo:hyphenate="true" fo:hyphenation-remain-char-count="2" fo:hyphenation-push-char-count="2" loext:hyphenation-no-caps="false"/>
    </style:style>
    <style:style style:name="P669" style:family="paragraph" style:parent-style-name="paragraf">
      <style:paragraph-properties fo:orphans="0" fo:widows="0" fo:hyphenation-ladder-count="no-limit"/>
      <style:text-properties fo:font-style="italic" officeooo:rsid="11962b68" officeooo:paragraph-rsid="10e22edd" style:font-style-asian="italic" style:font-style-complex="italic" fo:hyphenate="true" fo:hyphenation-remain-char-count="2" fo:hyphenation-push-char-count="2" loext:hyphenation-no-caps="false"/>
    </style:style>
    <style:style style:name="P670" style:family="paragraph" style:parent-style-name="paragraf">
      <style:paragraph-properties fo:orphans="0" fo:widows="0" fo:hyphenation-ladder-count="no-limit"/>
      <style:text-properties fo:font-style="italic" officeooo:rsid="1197df3c" officeooo:paragraph-rsid="10e22edd" style:font-style-asian="italic" style:font-style-complex="italic" fo:hyphenate="true" fo:hyphenation-remain-char-count="2" fo:hyphenation-push-char-count="2" loext:hyphenation-no-caps="false"/>
    </style:style>
    <style:style style:name="P671" style:family="paragraph" style:parent-style-name="paragraf">
      <style:paragraph-properties fo:orphans="0" fo:widows="0" fo:hyphenation-ladder-count="no-limit"/>
      <style:text-properties fo:font-style="italic" officeooo:rsid="11f93af3" officeooo:paragraph-rsid="10e22edd" style:font-style-asian="italic" style:font-style-complex="italic" fo:hyphenate="true" fo:hyphenation-remain-char-count="2" fo:hyphenation-push-char-count="2" loext:hyphenation-no-caps="false"/>
    </style:style>
    <style:style style:name="P672" style:family="paragraph" style:parent-style-name="paragraf">
      <style:paragraph-properties fo:orphans="0" fo:widows="0" fo:hyphenation-ladder-count="no-limit"/>
      <style:text-properties fo:font-style="italic" officeooo:rsid="1132fde4" officeooo:paragraph-rsid="10e22edd" style:font-style-asian="italic" style:font-style-complex="italic" fo:hyphenate="true" fo:hyphenation-remain-char-count="2" fo:hyphenation-push-char-count="2" loext:hyphenation-no-caps="false"/>
    </style:style>
    <style:style style:name="P673" style:family="paragraph" style:parent-style-name="paragraf">
      <style:paragraph-properties fo:orphans="0" fo:widows="0" fo:hyphenation-ladder-count="no-limit"/>
      <style:text-properties fo:font-style="italic" officeooo:rsid="1134c497" officeooo:paragraph-rsid="10e22edd" style:font-style-asian="italic" style:font-style-complex="italic" fo:hyphenate="true" fo:hyphenation-remain-char-count="2" fo:hyphenation-push-char-count="2" loext:hyphenation-no-caps="false"/>
    </style:style>
    <style:style style:name="P674" style:family="paragraph" style:parent-style-name="paragraf">
      <style:paragraph-properties fo:orphans="0" fo:widows="0" fo:hyphenation-ladder-count="no-limit"/>
      <style:text-properties fo:font-style="italic" officeooo:rsid="11397722" officeooo:paragraph-rsid="10e22edd" style:font-style-asian="italic" style:font-style-complex="italic" fo:hyphenate="true" fo:hyphenation-remain-char-count="2" fo:hyphenation-push-char-count="2" loext:hyphenation-no-caps="false"/>
    </style:style>
    <style:style style:name="P675" style:family="paragraph" style:parent-style-name="paragraf">
      <style:paragraph-properties fo:orphans="0" fo:widows="0" fo:hyphenation-ladder-count="no-limit"/>
      <style:text-properties fo:font-style="italic" officeooo:rsid="113d41dc" officeooo:paragraph-rsid="10e22edd" style:font-style-asian="italic" style:font-style-complex="italic" fo:hyphenate="true" fo:hyphenation-remain-char-count="2" fo:hyphenation-push-char-count="2" loext:hyphenation-no-caps="false"/>
    </style:style>
    <style:style style:name="P676" style:family="paragraph" style:parent-style-name="paragraf">
      <style:paragraph-properties fo:orphans="0" fo:widows="0" fo:hyphenation-ladder-count="no-limit"/>
      <style:text-properties fo:font-style="italic" officeooo:rsid="113efb6d" officeooo:paragraph-rsid="10e22edd" style:font-style-asian="italic" style:font-style-complex="italic" fo:hyphenate="true" fo:hyphenation-remain-char-count="2" fo:hyphenation-push-char-count="2" loext:hyphenation-no-caps="false"/>
    </style:style>
    <style:style style:name="P677" style:family="paragraph" style:parent-style-name="paragraf" style:list-style-name="L128">
      <style:paragraph-properties fo:orphans="0" fo:widows="0" fo:hyphenation-ladder-count="no-limit"/>
      <style:text-properties fo:font-style="italic" officeooo:rsid="1141bdb2" officeooo:paragraph-rsid="10e22edd" style:font-style-asian="italic" style:font-style-complex="italic" fo:hyphenate="true" fo:hyphenation-remain-char-count="2" fo:hyphenation-push-char-count="2" loext:hyphenation-no-caps="false"/>
    </style:style>
    <style:style style:name="P678" style:family="paragraph" style:parent-style-name="paragraf">
      <style:paragraph-properties fo:hyphenation-ladder-count="no-limit"/>
      <style:text-properties fo:font-style="italic" officeooo:rsid="10fd6c60" officeooo:paragraph-rsid="10e22edd" fo:background-color="transparent" style:font-style-asian="italic" style:font-style-complex="italic" fo:hyphenate="true" fo:hyphenation-remain-char-count="2" fo:hyphenation-push-char-count="2" loext:hyphenation-no-caps="false"/>
    </style:style>
    <style:style style:name="P679" style:family="paragraph" style:parent-style-name="paragraf" style:list-style-name="L129">
      <style:paragraph-properties fo:orphans="0" fo:widows="0" fo:hyphenation-ladder-count="no-limit"/>
      <style:text-properties fo:font-style="italic" officeooo:rsid="11da14e0" officeooo:paragraph-rsid="10e22edd" fo:background-color="transparent" style:font-style-asian="italic" style:font-style-complex="italic" fo:hyphenate="true" fo:hyphenation-remain-char-count="2" fo:hyphenation-push-char-count="2" loext:hyphenation-no-caps="false"/>
    </style:style>
    <style:style style:name="P680" style:family="paragraph" style:parent-style-name="paragraf" style:list-style-name="L129">
      <style:paragraph-properties fo:orphans="0" fo:widows="0" fo:hyphenation-ladder-count="no-limit"/>
      <style:text-properties fo:font-style="italic" officeooo:rsid="11dc06eb" officeooo:paragraph-rsid="10e22edd" fo:background-color="transparent" style:font-style-asian="italic" style:font-style-complex="italic" fo:hyphenate="true" fo:hyphenation-remain-char-count="2" fo:hyphenation-push-char-count="2" loext:hyphenation-no-caps="false"/>
    </style:style>
    <style:style style:name="P681" style:family="paragraph" style:parent-style-name="paragraf" style:list-style-name="L129">
      <style:paragraph-properties fo:orphans="0" fo:widows="0" fo:hyphenation-ladder-count="no-limit"/>
      <style:text-properties fo:font-style="italic" officeooo:rsid="11e29336" officeooo:paragraph-rsid="10e22edd" fo:background-color="transparent" style:font-style-asian="italic" style:font-style-complex="italic" fo:hyphenate="true" fo:hyphenation-remain-char-count="2" fo:hyphenation-push-char-count="2" loext:hyphenation-no-caps="false"/>
    </style:style>
    <style:style style:name="P682" style:family="paragraph" style:parent-style-name="paragraf">
      <style:paragraph-properties fo:orphans="0" fo:widows="0" fo:hyphenation-ladder-count="no-limit"/>
      <style:text-properties fo:font-style="italic" officeooo:rsid="11e7006f" officeooo:paragraph-rsid="10e22edd" fo:background-color="transparent" style:font-style-asian="italic" style:font-style-complex="italic" fo:hyphenate="true" fo:hyphenation-remain-char-count="2" fo:hyphenation-push-char-count="2" loext:hyphenation-no-caps="false"/>
    </style:style>
    <style:style style:name="P683" style:family="paragraph" style:parent-style-name="paragraf">
      <style:paragraph-properties fo:orphans="0" fo:widows="0" fo:hyphenation-ladder-count="no-limit"/>
      <style:text-properties fo:font-style="italic" officeooo:rsid="11e972fa" officeooo:paragraph-rsid="10e22edd" fo:background-color="transparent" style:font-style-asian="italic" style:font-style-complex="italic" fo:hyphenate="true" fo:hyphenation-remain-char-count="2" fo:hyphenation-push-char-count="2" loext:hyphenation-no-caps="false"/>
    </style:style>
    <style:style style:name="P684" style:family="paragraph" style:parent-style-name="paragraf">
      <style:paragraph-properties fo:orphans="0" fo:widows="0" fo:hyphenation-ladder-count="no-limit"/>
      <style:text-properties fo:font-style="italic" officeooo:rsid="11e9e1e7" officeooo:paragraph-rsid="10e22edd" fo:background-color="transparent" style:font-style-asian="italic" style:font-style-complex="italic" fo:hyphenate="true" fo:hyphenation-remain-char-count="2" fo:hyphenation-push-char-count="2" loext:hyphenation-no-caps="false"/>
    </style:style>
    <style:style style:name="P685" style:family="paragraph" style:parent-style-name="paragraf">
      <style:paragraph-properties fo:orphans="0" fo:widows="0" fo:hyphenation-ladder-count="no-limit"/>
      <style:text-properties fo:font-style="italic" officeooo:rsid="11ee3ddf" officeooo:paragraph-rsid="10e22edd" fo:background-color="transparent" style:font-style-asian="italic" style:font-style-complex="italic" fo:hyphenate="true" fo:hyphenation-remain-char-count="2" fo:hyphenation-push-char-count="2" loext:hyphenation-no-caps="false"/>
    </style:style>
    <style:style style:name="P686" style:family="paragraph" style:parent-style-name="paragraf">
      <style:paragraph-properties fo:orphans="0" fo:widows="0" fo:hyphenation-ladder-count="no-limit"/>
      <style:text-properties fo:font-style="italic" officeooo:rsid="11f31d61" officeooo:paragraph-rsid="10e22edd" fo:background-color="transparent" style:font-style-asian="italic" style:font-style-complex="italic" fo:hyphenate="true" fo:hyphenation-remain-char-count="2" fo:hyphenation-push-char-count="2" loext:hyphenation-no-caps="false"/>
    </style:style>
    <style:style style:name="P687" style:family="paragraph" style:parent-style-name="paragraf">
      <style:paragraph-properties fo:orphans="0" fo:widows="0" fo:hyphenation-ladder-count="no-limit"/>
      <style:text-properties fo:font-style="italic" officeooo:rsid="11f4433a" officeooo:paragraph-rsid="10e22edd" fo:background-color="transparent" style:font-style-asian="italic" style:font-style-complex="italic" fo:hyphenate="true" fo:hyphenation-remain-char-count="2" fo:hyphenation-push-char-count="2" loext:hyphenation-no-caps="false"/>
    </style:style>
    <style:style style:name="P688" style:family="paragraph" style:parent-style-name="paragraf">
      <style:paragraph-properties fo:orphans="0" fo:widows="0" fo:hyphenation-ladder-count="no-limit"/>
      <style:text-properties fo:font-style="italic" officeooo:rsid="1100246b" officeooo:paragraph-rsid="10e22edd" fo:background-color="#ffe994" style:font-style-asian="italic" style:font-style-complex="italic" fo:hyphenate="true" fo:hyphenation-remain-char-count="2" fo:hyphenation-push-char-count="2" loext:hyphenation-no-caps="false"/>
    </style:style>
    <style:style style:name="P689" style:family="paragraph" style:parent-style-name="paragraf">
      <style:paragraph-properties fo:orphans="0" fo:widows="0" fo:hyphenation-ladder-count="no-limit"/>
      <style:text-properties fo:font-style="italic" officeooo:rsid="1101ba70" officeooo:paragraph-rsid="10e22edd" fo:background-color="#ffe994" style:font-style-asian="italic" style:font-style-complex="italic" fo:hyphenate="true" fo:hyphenation-remain-char-count="2" fo:hyphenation-push-char-count="2" loext:hyphenation-no-caps="false"/>
    </style:style>
    <style:style style:name="P690" style:family="paragraph" style:parent-style-name="paragraf">
      <style:paragraph-properties fo:orphans="0" fo:widows="0" fo:hyphenation-ladder-count="no-limit"/>
      <style:text-properties fo:font-style="italic" officeooo:rsid="11031845" officeooo:paragraph-rsid="10e22edd" fo:background-color="#ffe994" style:font-style-asian="italic" style:font-style-complex="italic" fo:hyphenate="true" fo:hyphenation-remain-char-count="2" fo:hyphenation-push-char-count="2" loext:hyphenation-no-caps="false"/>
    </style:style>
    <style:style style:name="P691" style:family="paragraph" style:parent-style-name="paragraf">
      <style:paragraph-properties fo:orphans="0" fo:widows="0" fo:hyphenation-ladder-count="no-limit"/>
      <style:text-properties fo:font-style="italic" officeooo:rsid="110466e9" officeooo:paragraph-rsid="10e22edd" fo:background-color="#ffe994" style:font-style-asian="italic" style:font-style-complex="italic" fo:hyphenate="true" fo:hyphenation-remain-char-count="2" fo:hyphenation-push-char-count="2" loext:hyphenation-no-caps="false"/>
    </style:style>
    <style:style style:name="P692" style:family="paragraph" style:parent-style-name="paragraf">
      <style:paragraph-properties fo:text-align="start" style:justify-single-word="false" fo:orphans="0" fo:widows="0" fo:hyphenation-ladder-count="no-limit"/>
      <style:text-properties fo:font-style="normal" officeooo:rsid="10e839c6" officeooo:paragraph-rsid="10e22edd" style:font-style-asian="normal" style:font-style-complex="normal" fo:hyphenate="true" fo:hyphenation-remain-char-count="2" fo:hyphenation-push-char-count="2" loext:hyphenation-no-caps="false"/>
    </style:style>
    <style:style style:name="P693" style:family="paragraph" style:parent-style-name="paragraf">
      <style:paragraph-properties fo:orphans="0" fo:widows="0" fo:hyphenation-ladder-count="no-limit"/>
      <style:text-properties fo:font-style="normal" officeooo:rsid="10e93184" officeooo:paragraph-rsid="10e22edd" style:font-style-asian="normal" style:font-style-complex="normal" fo:hyphenate="true" fo:hyphenation-remain-char-count="2" fo:hyphenation-push-char-count="2" loext:hyphenation-no-caps="false"/>
    </style:style>
    <style:style style:name="P694" style:family="paragraph" style:parent-style-name="paragraf">
      <style:paragraph-properties fo:hyphenation-ladder-count="no-limit"/>
      <style:text-properties fo:font-style="normal" officeooo:rsid="10f77790" officeooo:paragraph-rsid="10e22edd" style:font-style-asian="normal" style:font-style-complex="normal" fo:hyphenate="true" fo:hyphenation-remain-char-count="2" fo:hyphenation-push-char-count="2" loext:hyphenation-no-caps="false"/>
    </style:style>
    <style:style style:name="P695" style:family="paragraph" style:parent-style-name="paragraf">
      <style:paragraph-properties fo:orphans="0" fo:widows="0" fo:hyphenation-ladder-count="no-limit"/>
      <style:text-properties fo:font-style="normal" officeooo:rsid="11188b74" officeooo:paragraph-rsid="10e22edd" style:font-style-asian="normal" style:font-style-complex="normal" fo:hyphenate="true" fo:hyphenation-remain-char-count="2" fo:hyphenation-push-char-count="2" loext:hyphenation-no-caps="false"/>
    </style:style>
    <style:style style:name="P696" style:family="paragraph" style:parent-style-name="paragraf">
      <style:paragraph-properties fo:orphans="0" fo:widows="0" fo:hyphenation-ladder-count="no-limit"/>
      <style:text-properties fo:font-style="normal" officeooo:rsid="1154ff15" officeooo:paragraph-rsid="10e22edd" style:font-style-asian="normal" style:font-style-complex="normal" fo:hyphenate="true" fo:hyphenation-remain-char-count="2" fo:hyphenation-push-char-count="2" loext:hyphenation-no-caps="false"/>
    </style:style>
    <style:style style:name="P697" style:family="paragraph" style:parent-style-name="paragraf">
      <style:paragraph-properties fo:orphans="0" fo:widows="0" fo:hyphenation-ladder-count="no-limit"/>
      <style:text-properties fo:font-style="normal" officeooo:rsid="11652838" officeooo:paragraph-rsid="10e22edd" style:font-style-asian="normal" style:font-style-complex="normal" fo:hyphenate="true" fo:hyphenation-remain-char-count="2" fo:hyphenation-push-char-count="2" loext:hyphenation-no-caps="false"/>
    </style:style>
    <style:style style:name="P698" style:family="paragraph" style:parent-style-name="paragraf">
      <style:paragraph-properties fo:orphans="0" fo:widows="0" fo:hyphenation-ladder-count="no-limit"/>
      <style:text-properties fo:font-style="normal" officeooo:rsid="116bb117" officeooo:paragraph-rsid="10e22edd" style:font-style-asian="normal" style:font-style-complex="normal" fo:hyphenate="true" fo:hyphenation-remain-char-count="2" fo:hyphenation-push-char-count="2" loext:hyphenation-no-caps="false"/>
    </style:style>
    <style:style style:name="P699" style:family="paragraph" style:parent-style-name="paragraf" style:list-style-name="L91">
      <style:paragraph-properties fo:orphans="0" fo:widows="0" fo:hyphenation-ladder-count="no-limit"/>
      <style:text-properties fo:font-style="normal" officeooo:rsid="11805deb" officeooo:paragraph-rsid="10e22edd" style:font-style-asian="normal" style:font-style-complex="normal" fo:hyphenate="true" fo:hyphenation-remain-char-count="2" fo:hyphenation-push-char-count="2" loext:hyphenation-no-caps="false"/>
    </style:style>
    <style:style style:name="P700" style:family="paragraph" style:parent-style-name="paragraf">
      <style:paragraph-properties fo:orphans="0" fo:widows="0" fo:hyphenation-ladder-count="no-limit"/>
      <style:text-properties fo:font-style="normal" officeooo:rsid="11805deb" officeooo:paragraph-rsid="10e22edd" style:font-style-asian="normal" style:font-style-complex="normal" fo:hyphenate="true" fo:hyphenation-remain-char-count="2" fo:hyphenation-push-char-count="2" loext:hyphenation-no-caps="false"/>
    </style:style>
    <style:style style:name="P701" style:family="paragraph" style:parent-style-name="paragraf">
      <style:paragraph-properties fo:orphans="0" fo:widows="0" fo:hyphenation-ladder-count="no-limit"/>
      <style:text-properties fo:font-style="normal" officeooo:rsid="1193690a" officeooo:paragraph-rsid="10e22edd" style:font-style-asian="normal" style:font-style-complex="normal" fo:hyphenate="true" fo:hyphenation-remain-char-count="2" fo:hyphenation-push-char-count="2" loext:hyphenation-no-caps="false"/>
    </style:style>
    <style:style style:name="P702" style:family="paragraph" style:parent-style-name="paragraf">
      <style:paragraph-properties fo:orphans="0" fo:widows="0" fo:hyphenation-ladder-count="no-limit"/>
      <style:text-properties fo:font-style="normal" officeooo:rsid="119783e0" officeooo:paragraph-rsid="10e22edd" style:font-style-asian="normal" style:font-style-complex="normal" fo:hyphenate="true" fo:hyphenation-remain-char-count="2" fo:hyphenation-push-char-count="2" loext:hyphenation-no-caps="false"/>
    </style:style>
    <style:style style:name="P703" style:family="paragraph" style:parent-style-name="paragraf" style:list-style-name="L95">
      <style:paragraph-properties fo:orphans="0" fo:widows="0" fo:hyphenation-ladder-count="no-limit"/>
      <style:text-properties fo:font-style="normal" officeooo:rsid="1197df3c" officeooo:paragraph-rsid="10e22edd" style:font-style-asian="normal" style:font-style-complex="normal" fo:hyphenate="true" fo:hyphenation-remain-char-count="2" fo:hyphenation-push-char-count="2" loext:hyphenation-no-caps="false"/>
    </style:style>
    <style:style style:name="P704" style:family="paragraph" style:parent-style-name="paragraf" style:list-style-name="L96">
      <style:paragraph-properties fo:orphans="0" fo:widows="0" fo:hyphenation-ladder-count="no-limit"/>
      <style:text-properties fo:font-style="normal" officeooo:rsid="1199add8" officeooo:paragraph-rsid="10e22edd" style:font-style-asian="normal" style:font-style-complex="normal" fo:hyphenate="true" fo:hyphenation-remain-char-count="2" fo:hyphenation-push-char-count="2" loext:hyphenation-no-caps="false"/>
    </style:style>
    <style:style style:name="P705" style:family="paragraph" style:parent-style-name="paragraf" style:list-style-name="L97">
      <style:paragraph-properties fo:orphans="0" fo:widows="0" fo:hyphenation-ladder-count="no-limit"/>
      <style:text-properties fo:font-style="normal" officeooo:rsid="119ca713" officeooo:paragraph-rsid="10e22edd" style:font-style-asian="normal" style:font-style-complex="normal" fo:hyphenate="true" fo:hyphenation-remain-char-count="2" fo:hyphenation-push-char-count="2" loext:hyphenation-no-caps="false"/>
    </style:style>
    <style:style style:name="P706" style:family="paragraph" style:parent-style-name="paragraf" style:list-style-name="L98">
      <style:paragraph-properties fo:orphans="0" fo:widows="0" fo:hyphenation-ladder-count="no-limit"/>
      <style:text-properties fo:font-style="normal" officeooo:rsid="119d5278" officeooo:paragraph-rsid="10e22edd" style:font-style-asian="normal" style:font-style-complex="normal" fo:hyphenate="true" fo:hyphenation-remain-char-count="2" fo:hyphenation-push-char-count="2" loext:hyphenation-no-caps="false"/>
    </style:style>
    <style:style style:name="P707" style:family="paragraph" style:parent-style-name="paragraf" style:list-style-name="L99">
      <style:paragraph-properties fo:orphans="0" fo:widows="0" fo:hyphenation-ladder-count="no-limit"/>
      <style:text-properties fo:font-style="normal" officeooo:rsid="119d83a0" officeooo:paragraph-rsid="10e22edd" style:font-style-asian="normal" style:font-style-complex="normal" fo:hyphenate="true" fo:hyphenation-remain-char-count="2" fo:hyphenation-push-char-count="2" loext:hyphenation-no-caps="false"/>
    </style:style>
    <style:style style:name="P708" style:family="paragraph" style:parent-style-name="paragraf">
      <style:paragraph-properties fo:orphans="0" fo:widows="0" fo:hyphenation-ladder-count="no-limit"/>
      <style:text-properties fo:font-style="normal" officeooo:rsid="11a16f8c" officeooo:paragraph-rsid="10e22edd" style:font-style-asian="normal" style:font-style-complex="normal" fo:hyphenate="true" fo:hyphenation-remain-char-count="2" fo:hyphenation-push-char-count="2" loext:hyphenation-no-caps="false"/>
    </style:style>
    <style:style style:name="P709" style:family="paragraph" style:parent-style-name="paragraf" style:list-style-name="L100">
      <style:paragraph-properties fo:orphans="0" fo:widows="0" fo:hyphenation-ladder-count="no-limit"/>
      <style:text-properties fo:font-style="normal" officeooo:rsid="11a59de5" officeooo:paragraph-rsid="10e22edd" style:font-style-asian="normal" style:font-style-complex="normal" fo:hyphenate="true" fo:hyphenation-remain-char-count="2" fo:hyphenation-push-char-count="2" loext:hyphenation-no-caps="false"/>
    </style:style>
    <style:style style:name="P710" style:family="paragraph" style:parent-style-name="paragraf">
      <style:paragraph-properties fo:orphans="0" fo:widows="0" fo:hyphenation-ladder-count="no-limit"/>
      <style:text-properties fo:font-style="normal" officeooo:rsid="11c168db" officeooo:paragraph-rsid="10e22edd" style:font-style-asian="normal" style:font-style-complex="normal" fo:hyphenate="true" fo:hyphenation-remain-char-count="2" fo:hyphenation-push-char-count="2" loext:hyphenation-no-caps="false"/>
    </style:style>
    <style:style style:name="P711" style:family="paragraph" style:parent-style-name="paragraf">
      <style:paragraph-properties fo:orphans="0" fo:widows="0" fo:hyphenation-ladder-count="no-limit"/>
      <style:text-properties fo:font-style="normal" officeooo:rsid="11c37e57" officeooo:paragraph-rsid="10e22edd" style:font-style-asian="normal" style:font-style-complex="normal" fo:hyphenate="true" fo:hyphenation-remain-char-count="2" fo:hyphenation-push-char-count="2" loext:hyphenation-no-caps="false"/>
    </style:style>
    <style:style style:name="P712" style:family="paragraph" style:parent-style-name="paragraf">
      <style:paragraph-properties fo:orphans="0" fo:widows="0" fo:hyphenation-ladder-count="no-limit"/>
      <style:text-properties fo:font-style="normal" officeooo:rsid="11c57de5" officeooo:paragraph-rsid="10e22edd" style:font-style-asian="normal" style:font-style-complex="normal" fo:hyphenate="true" fo:hyphenation-remain-char-count="2" fo:hyphenation-push-char-count="2" loext:hyphenation-no-caps="false"/>
    </style:style>
    <style:style style:name="P713" style:family="paragraph" style:parent-style-name="paragraf">
      <style:paragraph-properties fo:orphans="0" fo:widows="0" fo:hyphenation-ladder-count="no-limit"/>
      <style:text-properties fo:font-style="normal" officeooo:rsid="11fa4fe7" officeooo:paragraph-rsid="10e22edd" style:font-style-asian="normal" style:font-style-complex="normal" fo:hyphenate="true" fo:hyphenation-remain-char-count="2" fo:hyphenation-push-char-count="2" loext:hyphenation-no-caps="false"/>
    </style:style>
    <style:style style:name="P714" style:family="paragraph" style:parent-style-name="paragraf" style:list-style-name="L107">
      <style:paragraph-properties fo:orphans="0" fo:widows="0" fo:hyphenation-ladder-count="no-limit"/>
      <style:text-properties fo:font-style="normal" officeooo:rsid="11fd354b" officeooo:paragraph-rsid="10e22edd" style:font-style-asian="normal" style:font-style-complex="normal" fo:hyphenate="true" fo:hyphenation-remain-char-count="2" fo:hyphenation-push-char-count="2" loext:hyphenation-no-caps="false"/>
    </style:style>
    <style:style style:name="P715" style:family="paragraph" style:parent-style-name="paragraf" style:list-style-name="L107">
      <style:paragraph-properties fo:orphans="0" fo:widows="0" fo:hyphenation-ladder-count="no-limit"/>
      <style:text-properties fo:font-style="normal" officeooo:rsid="11fee844" officeooo:paragraph-rsid="10e22edd" style:font-style-asian="normal" style:font-style-complex="normal" fo:hyphenate="true" fo:hyphenation-remain-char-count="2" fo:hyphenation-push-char-count="2" loext:hyphenation-no-caps="false"/>
    </style:style>
    <style:style style:name="P716" style:family="paragraph" style:parent-style-name="paragraf" style:list-style-name="L107">
      <style:paragraph-properties fo:orphans="0" fo:widows="0" fo:hyphenation-ladder-count="no-limit"/>
      <style:text-properties fo:font-style="normal" officeooo:rsid="1204c97a" officeooo:paragraph-rsid="10e22edd" style:font-style-asian="normal" style:font-style-complex="normal" fo:hyphenate="true" fo:hyphenation-remain-char-count="2" fo:hyphenation-push-char-count="2" loext:hyphenation-no-caps="false"/>
    </style:style>
    <style:style style:name="P717" style:family="paragraph" style:parent-style-name="paragraf" style:list-style-name="L107">
      <style:paragraph-properties fo:orphans="0" fo:widows="0" fo:hyphenation-ladder-count="no-limit"/>
      <style:text-properties fo:font-style="normal" officeooo:rsid="1207ab2b" officeooo:paragraph-rsid="10e22edd" style:font-style-asian="normal" style:font-style-complex="normal" fo:hyphenate="true" fo:hyphenation-remain-char-count="2" fo:hyphenation-push-char-count="2" loext:hyphenation-no-caps="false"/>
    </style:style>
    <style:style style:name="P718" style:family="paragraph" style:parent-style-name="paragraf" style:list-style-name="L107">
      <style:paragraph-properties fo:orphans="0" fo:widows="0" fo:hyphenation-ladder-count="no-limit"/>
      <style:text-properties fo:font-style="normal" officeooo:rsid="120a0382" officeooo:paragraph-rsid="10e22edd" style:font-style-asian="normal" style:font-style-complex="normal" fo:hyphenate="true" fo:hyphenation-remain-char-count="2" fo:hyphenation-push-char-count="2" loext:hyphenation-no-caps="false"/>
    </style:style>
    <style:style style:name="P719" style:family="paragraph" style:parent-style-name="paragraf" style:list-style-name="L107">
      <style:paragraph-properties fo:orphans="0" fo:widows="0" fo:hyphenation-ladder-count="no-limit"/>
      <style:text-properties fo:font-style="normal" officeooo:rsid="120a9c29" officeooo:paragraph-rsid="10e22edd" style:font-style-asian="normal" style:font-style-complex="normal" fo:hyphenate="true" fo:hyphenation-remain-char-count="2" fo:hyphenation-push-char-count="2" loext:hyphenation-no-caps="false"/>
    </style:style>
    <style:style style:name="P720" style:family="paragraph" style:parent-style-name="paragraf" style:list-style-name="L107">
      <style:paragraph-properties fo:orphans="0" fo:widows="0" fo:hyphenation-ladder-count="no-limit"/>
      <style:text-properties fo:font-style="normal" officeooo:rsid="120c1a70" officeooo:paragraph-rsid="10e22edd" style:font-style-asian="normal" style:font-style-complex="normal" fo:hyphenate="true" fo:hyphenation-remain-char-count="2" fo:hyphenation-push-char-count="2" loext:hyphenation-no-caps="false"/>
    </style:style>
    <style:style style:name="P721" style:family="paragraph" style:parent-style-name="paragraf">
      <style:paragraph-properties fo:orphans="0" fo:widows="0" fo:hyphenation-ladder-count="no-limit"/>
      <style:text-properties fo:font-style="normal" officeooo:rsid="120c1a70" officeooo:paragraph-rsid="10e22edd" style:font-style-asian="normal" style:font-style-complex="normal" fo:hyphenate="true" fo:hyphenation-remain-char-count="2" fo:hyphenation-push-char-count="2" loext:hyphenation-no-caps="false"/>
    </style:style>
    <style:style style:name="P722" style:family="paragraph" style:parent-style-name="paragraf" style:list-style-name="L107">
      <style:paragraph-properties fo:orphans="0" fo:widows="0" fo:hyphenation-ladder-count="no-limit"/>
      <style:text-properties fo:font-style="normal" officeooo:rsid="120e7a91" officeooo:paragraph-rsid="10e22edd" style:font-style-asian="normal" style:font-style-complex="normal" fo:hyphenate="true" fo:hyphenation-remain-char-count="2" fo:hyphenation-push-char-count="2" loext:hyphenation-no-caps="false"/>
    </style:style>
    <style:style style:name="P723" style:family="paragraph" style:parent-style-name="paragraf">
      <style:paragraph-properties fo:orphans="0" fo:widows="0" fo:hyphenation-ladder-count="no-limit"/>
      <style:text-properties fo:font-style="normal" officeooo:rsid="120e7a91" officeooo:paragraph-rsid="10e22edd" style:font-style-asian="normal" style:font-style-complex="normal" fo:hyphenate="true" fo:hyphenation-remain-char-count="2" fo:hyphenation-push-char-count="2" loext:hyphenation-no-caps="false"/>
    </style:style>
    <style:style style:name="P724" style:family="paragraph" style:parent-style-name="paragraf" style:list-style-name="L107">
      <style:paragraph-properties fo:orphans="0" fo:widows="0" fo:hyphenation-ladder-count="no-limit"/>
      <style:text-properties fo:font-style="normal" officeooo:rsid="12108cbd" officeooo:paragraph-rsid="10e22edd" style:font-style-asian="normal" style:font-style-complex="normal" fo:hyphenate="true" fo:hyphenation-remain-char-count="2" fo:hyphenation-push-char-count="2" loext:hyphenation-no-caps="false"/>
    </style:style>
    <style:style style:name="P725" style:family="paragraph" style:parent-style-name="paragraf" style:list-style-name="L107">
      <style:paragraph-properties fo:orphans="0" fo:widows="0" fo:hyphenation-ladder-count="no-limit"/>
      <style:text-properties fo:font-style="normal" officeooo:rsid="1215f99b" officeooo:paragraph-rsid="10e22edd" style:font-style-asian="normal" style:font-style-complex="normal" fo:hyphenate="true" fo:hyphenation-remain-char-count="2" fo:hyphenation-push-char-count="2" loext:hyphenation-no-caps="false"/>
    </style:style>
    <style:style style:name="P726" style:family="paragraph" style:parent-style-name="paragraf">
      <style:paragraph-properties fo:orphans="0" fo:widows="0" fo:hyphenation-ladder-count="no-limit"/>
      <style:text-properties fo:font-style="normal" officeooo:rsid="1215f99b" officeooo:paragraph-rsid="10e22edd" style:font-style-asian="normal" style:font-style-complex="normal" fo:hyphenate="true" fo:hyphenation-remain-char-count="2" fo:hyphenation-push-char-count="2" loext:hyphenation-no-caps="false"/>
    </style:style>
    <style:style style:name="P727" style:family="paragraph" style:parent-style-name="paragraf">
      <style:paragraph-properties fo:orphans="0" fo:widows="0" fo:hyphenation-ladder-count="no-limit"/>
      <style:text-properties fo:font-style="normal" officeooo:rsid="123c2bf6" officeooo:paragraph-rsid="10e22edd" style:font-style-asian="normal" style:font-style-complex="normal" fo:hyphenate="true" fo:hyphenation-remain-char-count="2" fo:hyphenation-push-char-count="2" loext:hyphenation-no-caps="false"/>
    </style:style>
    <style:style style:name="P728" style:family="paragraph" style:parent-style-name="paragraf" style:list-style-name="L109">
      <style:paragraph-properties fo:orphans="0" fo:widows="0" fo:hyphenation-ladder-count="no-limit"/>
      <style:text-properties fo:font-style="normal" officeooo:rsid="10ff8788" officeooo:paragraph-rsid="10e22edd" style:font-style-asian="normal" style:font-style-complex="normal" fo:hyphenate="true" fo:hyphenation-remain-char-count="2" fo:hyphenation-push-char-count="2" loext:hyphenation-no-caps="false"/>
    </style:style>
    <style:style style:name="P729" style:family="paragraph" style:parent-style-name="paragraf" style:list-style-name="L109">
      <style:paragraph-properties fo:orphans="0" fo:widows="0" fo:hyphenation-ladder-count="no-limit"/>
      <style:text-properties fo:font-style="normal" officeooo:rsid="11036679" officeooo:paragraph-rsid="10e22edd" style:font-style-asian="normal" style:font-style-complex="normal" fo:hyphenate="true" fo:hyphenation-remain-char-count="2" fo:hyphenation-push-char-count="2" loext:hyphenation-no-caps="false"/>
    </style:style>
    <style:style style:name="P730" style:family="paragraph" style:parent-style-name="paragraf">
      <style:paragraph-properties fo:orphans="0" fo:widows="0" fo:hyphenation-ladder-count="no-limit"/>
      <style:text-properties fo:font-style="normal" officeooo:rsid="1134c497" officeooo:paragraph-rsid="10e22edd" style:font-style-asian="normal" style:font-style-complex="normal" fo:hyphenate="true" fo:hyphenation-remain-char-count="2" fo:hyphenation-push-char-count="2" loext:hyphenation-no-caps="false"/>
    </style:style>
    <style:style style:name="P731" style:family="paragraph" style:parent-style-name="paragraf">
      <style:paragraph-properties fo:orphans="0" fo:widows="0" fo:hyphenation-ladder-count="no-limit"/>
      <style:text-properties fo:font-style="normal" officeooo:rsid="123d7541" officeooo:paragraph-rsid="10e22edd" style:font-style-asian="normal" style:font-style-complex="normal" fo:hyphenate="true" fo:hyphenation-remain-char-count="2" fo:hyphenation-push-char-count="2" loext:hyphenation-no-caps="false"/>
    </style:style>
    <style:style style:name="P732" style:family="paragraph" style:parent-style-name="paragraf">
      <style:paragraph-properties fo:orphans="0" fo:widows="0" fo:hyphenation-ladder-count="no-limit"/>
      <style:text-properties fo:font-style="normal" officeooo:rsid="12501a4c" officeooo:paragraph-rsid="10e22edd" style:font-style-asian="normal" style:font-style-complex="normal" fo:hyphenate="true" fo:hyphenation-remain-char-count="2" fo:hyphenation-push-char-count="2" loext:hyphenation-no-caps="false"/>
    </style:style>
    <style:style style:name="P733" style:family="paragraph" style:parent-style-name="paragraf">
      <style:paragraph-properties fo:orphans="0" fo:widows="0" fo:hyphenation-ladder-count="no-limit"/>
      <style:text-properties fo:font-style="normal" officeooo:rsid="1259c82c" officeooo:paragraph-rsid="10e22edd" style:font-style-asian="normal" style:font-style-complex="normal" fo:hyphenate="true" fo:hyphenation-remain-char-count="2" fo:hyphenation-push-char-count="2" loext:hyphenation-no-caps="false"/>
    </style:style>
    <style:style style:name="P734" style:family="paragraph" style:parent-style-name="paragraf">
      <style:paragraph-properties fo:hyphenation-ladder-count="no-limit"/>
      <style:text-properties fo:font-style="normal" officeooo:rsid="10f8edea" officeooo:paragraph-rsid="10e22edd" fo:background-color="#ffe994" style:font-style-asian="normal" style:font-style-complex="normal" fo:hyphenate="true" fo:hyphenation-remain-char-count="2" fo:hyphenation-push-char-count="2" loext:hyphenation-no-caps="false"/>
    </style:style>
    <style:style style:name="P735" style:family="paragraph" style:parent-style-name="paragraf">
      <style:paragraph-properties fo:hyphenation-ladder-count="no-limit"/>
      <style:text-properties fo:font-style="normal" officeooo:rsid="10fd6c60" officeooo:paragraph-rsid="10e22edd" fo:background-color="transparent" style:font-style-asian="normal" style:font-style-complex="normal" fo:hyphenate="true" fo:hyphenation-remain-char-count="2" fo:hyphenation-push-char-count="2" loext:hyphenation-no-caps="false"/>
    </style:style>
    <style:style style:name="P736" style:family="paragraph" style:parent-style-name="paragraf">
      <style:paragraph-properties fo:orphans="0" fo:widows="0" fo:hyphenation-ladder-count="no-limit"/>
      <style:text-properties fo:font-style="normal" officeooo:rsid="1101ba70" officeooo:paragraph-rsid="10e22edd" fo:background-color="transparent" style:font-style-asian="normal" style:font-style-complex="normal" fo:hyphenate="true" fo:hyphenation-remain-char-count="2" fo:hyphenation-push-char-count="2" loext:hyphenation-no-caps="false"/>
    </style:style>
    <style:style style:name="P737" style:family="paragraph" style:parent-style-name="paragraf">
      <style:paragraph-properties fo:orphans="0" fo:widows="0" fo:hyphenation-ladder-count="no-limit"/>
      <style:text-properties fo:font-style="normal" officeooo:rsid="11031845" officeooo:paragraph-rsid="10e22edd" fo:background-color="transparent" style:font-style-asian="normal" style:font-style-complex="normal" fo:hyphenate="true" fo:hyphenation-remain-char-count="2" fo:hyphenation-push-char-count="2" loext:hyphenation-no-caps="false"/>
    </style:style>
    <style:style style:name="P738" style:family="paragraph" style:parent-style-name="paragraf">
      <style:paragraph-properties fo:orphans="0" fo:widows="0" fo:hyphenation-ladder-count="no-limit"/>
      <style:text-properties fo:font-style="normal" officeooo:rsid="11562332" officeooo:paragraph-rsid="10e22edd" fo:background-color="transparent" style:font-style-asian="normal" style:font-style-complex="normal" fo:hyphenate="true" fo:hyphenation-remain-char-count="2" fo:hyphenation-push-char-count="2" loext:hyphenation-no-caps="false"/>
    </style:style>
    <style:style style:name="P739" style:family="paragraph" style:parent-style-name="paragraf">
      <style:paragraph-properties fo:orphans="0" fo:widows="0" fo:hyphenation-ladder-count="no-limit"/>
      <style:text-properties fo:font-style="normal" officeooo:rsid="11c8b450" officeooo:paragraph-rsid="10e22edd" fo:background-color="transparent" style:font-style-asian="normal" style:font-style-complex="normal" fo:hyphenate="true" fo:hyphenation-remain-char-count="2" fo:hyphenation-push-char-count="2" loext:hyphenation-no-caps="false"/>
    </style:style>
    <style:style style:name="P740" style:family="paragraph" style:parent-style-name="paragraf">
      <style:paragraph-properties fo:orphans="0" fo:widows="0" fo:hyphenation-ladder-count="no-limit"/>
      <style:text-properties fo:font-style="normal" officeooo:rsid="11cc5fa6" officeooo:paragraph-rsid="10e22edd" fo:background-color="transparent" style:font-style-asian="normal" style:font-style-complex="normal" fo:hyphenate="true" fo:hyphenation-remain-char-count="2" fo:hyphenation-push-char-count="2" loext:hyphenation-no-caps="false"/>
    </style:style>
    <style:style style:name="P741" style:family="paragraph" style:parent-style-name="paragraf">
      <style:paragraph-properties fo:orphans="0" fo:widows="0" fo:hyphenation-ladder-count="no-limit"/>
      <style:text-properties fo:font-style="normal" officeooo:rsid="11d3faff" officeooo:paragraph-rsid="10e22edd" fo:background-color="transparent" style:font-style-asian="normal" style:font-style-complex="normal" fo:hyphenate="true" fo:hyphenation-remain-char-count="2" fo:hyphenation-push-char-count="2" loext:hyphenation-no-caps="false"/>
    </style:style>
    <style:style style:name="P742" style:family="paragraph" style:parent-style-name="paragraf">
      <style:paragraph-properties fo:orphans="0" fo:widows="0" fo:hyphenation-ladder-count="no-limit"/>
      <style:text-properties fo:font-style="normal" officeooo:rsid="11d6c3b1" officeooo:paragraph-rsid="10e22edd" fo:background-color="transparent" style:font-style-asian="normal" style:font-style-complex="normal" fo:hyphenate="true" fo:hyphenation-remain-char-count="2" fo:hyphenation-push-char-count="2" loext:hyphenation-no-caps="false"/>
    </style:style>
    <style:style style:name="P743" style:family="paragraph" style:parent-style-name="paragraf">
      <style:paragraph-properties fo:orphans="0" fo:widows="0" fo:hyphenation-ladder-count="no-limit"/>
      <style:text-properties fo:font-style="normal" officeooo:rsid="11d8695f" officeooo:paragraph-rsid="10e22edd" fo:background-color="transparent" style:font-style-asian="normal" style:font-style-complex="normal" fo:hyphenate="true" fo:hyphenation-remain-char-count="2" fo:hyphenation-push-char-count="2" loext:hyphenation-no-caps="false"/>
    </style:style>
    <style:style style:name="P744" style:family="paragraph" style:parent-style-name="paragraf" style:list-style-name="L130">
      <style:paragraph-properties fo:orphans="0" fo:widows="0" fo:hyphenation-ladder-count="no-limit"/>
      <style:text-properties fo:font-style="normal" officeooo:rsid="11ee3ddf" officeooo:paragraph-rsid="10e22edd" fo:background-color="transparent" style:font-style-asian="normal" style:font-style-complex="normal" fo:hyphenate="true" fo:hyphenation-remain-char-count="2" fo:hyphenation-push-char-count="2" loext:hyphenation-no-caps="false"/>
    </style:style>
    <style:style style:name="P745" style:family="paragraph" style:parent-style-name="paragraf">
      <style:paragraph-properties fo:orphans="0" fo:widows="0" fo:hyphenation-ladder-count="no-limit"/>
      <style:text-properties fo:font-style="normal" officeooo:rsid="11f31d61" officeooo:paragraph-rsid="10e22edd" fo:background-color="transparent" style:font-style-asian="normal" style:font-style-complex="normal" fo:hyphenate="true" fo:hyphenation-remain-char-count="2" fo:hyphenation-push-char-count="2" loext:hyphenation-no-caps="false"/>
    </style:style>
    <style:style style:name="P746" style:family="paragraph" style:parent-style-name="paragraf">
      <style:paragraph-properties fo:orphans="0" fo:widows="0" fo:hyphenation-ladder-count="no-limit"/>
      <style:text-properties fo:font-style="normal" officeooo:rsid="123beb4b" officeooo:paragraph-rsid="10e22edd" fo:background-color="transparent" style:font-style-asian="normal" style:font-style-complex="normal" fo:hyphenate="true" fo:hyphenation-remain-char-count="2" fo:hyphenation-push-char-count="2" loext:hyphenation-no-caps="false"/>
    </style:style>
    <style:style style:name="P747" style:family="paragraph" style:parent-style-name="paragraf">
      <style:paragraph-properties fo:orphans="0" fo:widows="0" fo:hyphenation-ladder-count="no-limit"/>
      <style:text-properties fo:font-style="normal" officeooo:rsid="123d97f0" officeooo:paragraph-rsid="10e22edd" fo:background-color="transparent" style:font-style-asian="normal" style:font-style-complex="normal" fo:hyphenate="true" fo:hyphenation-remain-char-count="2" fo:hyphenation-push-char-count="2" loext:hyphenation-no-caps="false"/>
    </style:style>
    <style:style style:name="P748" style:family="paragraph" style:parent-style-name="paragraf">
      <style:paragraph-properties fo:orphans="0" fo:widows="0" fo:hyphenation-ladder-count="no-limit"/>
      <style:text-properties fo:font-style="normal" officeooo:rsid="1256200b" officeooo:paragraph-rsid="10e22edd" fo:background-color="transparent" style:font-style-asian="normal" style:font-style-complex="normal" fo:hyphenate="true" fo:hyphenation-remain-char-count="2" fo:hyphenation-push-char-count="2" loext:hyphenation-no-caps="false"/>
    </style:style>
    <style:style style:name="P749" style:family="paragraph" style:parent-style-name="paragraf">
      <style:paragraph-properties fo:orphans="0" fo:widows="0" fo:hyphenation-ladder-count="no-limit"/>
      <style:text-properties fo:font-style="normal" officeooo:rsid="121de9df" officeooo:paragraph-rsid="10e22edd" fo:background-color="transparent" style:font-style-asian="normal" style:font-style-complex="normal" fo:hyphenate="true" fo:hyphenation-remain-char-count="2" fo:hyphenation-push-char-count="2" loext:hyphenation-no-caps="false"/>
    </style:style>
    <style:style style:name="P750" style:family="paragraph" style:parent-style-name="paragraf">
      <style:paragraph-properties fo:orphans="0" fo:widows="0" fo:hyphenation-ladder-count="no-limit"/>
      <style:text-properties fo:font-style="normal" officeooo:rsid="121c77b8" officeooo:paragraph-rsid="10e22edd" fo:background-color="transparent" style:font-style-asian="normal" style:font-style-complex="normal" fo:hyphenate="true" fo:hyphenation-remain-char-count="2" fo:hyphenation-push-char-count="2" loext:hyphenation-no-caps="false"/>
    </style:style>
    <style:style style:name="P751" style:family="paragraph" style:parent-style-name="paragraf">
      <style:paragraph-properties fo:orphans="0" fo:widows="0" fo:hyphenation-ladder-count="no-limit"/>
      <style:text-properties fo:font-style="normal" officeooo:rsid="121ae529" officeooo:paragraph-rsid="10e22edd" fo:background-color="transparent" style:font-style-asian="normal" style:font-style-complex="normal" fo:hyphenate="true" fo:hyphenation-remain-char-count="2" fo:hyphenation-push-char-count="2" loext:hyphenation-no-caps="false"/>
    </style:style>
    <style:style style:name="P752" style:family="paragraph" style:parent-style-name="paragraf">
      <style:paragraph-properties fo:orphans="0" fo:widows="0" fo:hyphenation-ladder-count="no-limit"/>
      <style:text-properties fo:font-style="normal" style:text-underline-style="none" officeooo:rsid="11d70970" officeooo:paragraph-rsid="10e22edd" style:font-style-asian="normal" style:font-style-complex="normal" fo:hyphenate="true" fo:hyphenation-remain-char-count="2" fo:hyphenation-push-char-count="2" loext:hyphenation-no-caps="false"/>
    </style:style>
    <style:style style:name="P753" style:family="paragraph" style:parent-style-name="paragraf">
      <style:paragraph-properties fo:orphans="0" fo:widows="0" fo:hyphenation-ladder-count="no-limit"/>
      <style:text-properties fo:font-style="normal" style:text-underline-style="none" officeooo:rsid="11da8a21" officeooo:paragraph-rsid="10e22edd" style:font-style-asian="normal" style:font-style-complex="normal" fo:hyphenate="true" fo:hyphenation-remain-char-count="2" fo:hyphenation-push-char-count="2" loext:hyphenation-no-caps="false"/>
    </style:style>
    <style:style style:name="P754" style:family="paragraph" style:parent-style-name="paragraf">
      <style:paragraph-properties fo:orphans="0" fo:widows="0" fo:hyphenation-ladder-count="no-limit"/>
      <style:text-properties fo:font-style="normal" style:text-underline-style="none" officeooo:rsid="11df06be" officeooo:paragraph-rsid="10e22edd" style:font-style-asian="normal" style:font-style-complex="normal" fo:hyphenate="true" fo:hyphenation-remain-char-count="2" fo:hyphenation-push-char-count="2" loext:hyphenation-no-caps="false"/>
    </style:style>
    <style:style style:name="P755" style:family="paragraph" style:parent-style-name="paragraf" style:list-style-name="L102">
      <style:paragraph-properties fo:orphans="0" fo:widows="0" fo:hyphenation-ladder-count="no-limit"/>
      <style:text-properties fo:font-style="normal" style:text-underline-style="none" officeooo:rsid="11dfb352" officeooo:paragraph-rsid="10e22edd" style:font-style-asian="normal" style:font-style-complex="normal" fo:hyphenate="true" fo:hyphenation-remain-char-count="2" fo:hyphenation-push-char-count="2" loext:hyphenation-no-caps="false"/>
    </style:style>
    <style:style style:name="P756" style:family="paragraph" style:parent-style-name="paragraf">
      <style:paragraph-properties fo:orphans="0" fo:widows="0" fo:hyphenation-ladder-count="no-limit"/>
      <style:text-properties fo:font-style="normal" style:text-underline-style="none" officeooo:rsid="11e0faa0" officeooo:paragraph-rsid="10e22edd" style:font-style-asian="normal" style:font-style-complex="normal" fo:hyphenate="true" fo:hyphenation-remain-char-count="2" fo:hyphenation-push-char-count="2" loext:hyphenation-no-caps="false"/>
    </style:style>
    <style:style style:name="P757" style:family="paragraph" style:parent-style-name="paragraf" style:list-style-name="L103">
      <style:paragraph-properties fo:orphans="0" fo:widows="0" fo:hyphenation-ladder-count="no-limit"/>
      <style:text-properties fo:font-style="normal" style:text-underline-style="none" officeooo:rsid="11e2865b" officeooo:paragraph-rsid="10e22edd" style:font-style-asian="normal" style:font-style-complex="normal" fo:hyphenate="true" fo:hyphenation-remain-char-count="2" fo:hyphenation-push-char-count="2" loext:hyphenation-no-caps="false"/>
    </style:style>
    <style:style style:name="P758" style:family="paragraph" style:parent-style-name="paragraf">
      <style:paragraph-properties fo:orphans="0" fo:widows="0" fo:hyphenation-ladder-count="no-limit"/>
      <style:text-properties fo:font-style="normal" style:text-underline-style="none" officeooo:rsid="11e4fb3a" officeooo:paragraph-rsid="10e22edd" style:font-style-asian="normal" style:font-style-complex="normal" fo:hyphenate="true" fo:hyphenation-remain-char-count="2" fo:hyphenation-push-char-count="2" loext:hyphenation-no-caps="false"/>
    </style:style>
    <style:style style:name="P759" style:family="paragraph" style:parent-style-name="paragraf">
      <style:paragraph-properties fo:orphans="0" fo:widows="0" fo:hyphenation-ladder-count="no-limit"/>
      <style:text-properties fo:font-style="normal" style:text-underline-style="none" officeooo:rsid="11e69312" officeooo:paragraph-rsid="10e22edd" style:font-style-asian="normal" style:font-style-complex="normal" fo:hyphenate="true" fo:hyphenation-remain-char-count="2" fo:hyphenation-push-char-count="2" loext:hyphenation-no-caps="false"/>
    </style:style>
    <style:style style:name="P760" style:family="paragraph" style:parent-style-name="paragraf" style:list-style-name="L125">
      <style:paragraph-properties fo:orphans="0" fo:widows="0" fo:hyphenation-ladder-count="no-limit"/>
      <style:text-properties fo:font-style="normal" style:text-underline-style="none" officeooo:rsid="11138f7d" officeooo:paragraph-rsid="10e22edd" style:font-style-asian="normal" style:font-style-complex="normal" fo:hyphenate="true" fo:hyphenation-remain-char-count="2" fo:hyphenation-push-char-count="2" loext:hyphenation-no-caps="false"/>
    </style:style>
    <style:style style:name="P761" style:family="paragraph" style:parent-style-name="paragraf">
      <style:paragraph-properties fo:orphans="0" fo:widows="0" fo:hyphenation-ladder-count="no-limit"/>
      <style:text-properties fo:font-style="normal" style:text-underline-style="none" officeooo:rsid="11138f7d" officeooo:paragraph-rsid="10e22edd" style:font-style-asian="normal" style:font-style-complex="normal" fo:hyphenate="true" fo:hyphenation-remain-char-count="2" fo:hyphenation-push-char-count="2" loext:hyphenation-no-caps="false"/>
    </style:style>
    <style:style style:name="P762" style:family="paragraph" style:parent-style-name="paragraf">
      <style:paragraph-properties fo:orphans="0" fo:widows="0" fo:hyphenation-ladder-count="no-limit"/>
      <style:text-properties fo:font-style="normal" style:text-underline-style="none" officeooo:rsid="11152ce2" officeooo:paragraph-rsid="10e22edd" style:font-style-asian="normal" style:font-style-complex="normal" fo:hyphenate="true" fo:hyphenation-remain-char-count="2" fo:hyphenation-push-char-count="2" loext:hyphenation-no-caps="false"/>
    </style:style>
    <style:style style:name="P763" style:family="paragraph" style:parent-style-name="paragraf">
      <style:paragraph-properties fo:orphans="0" fo:widows="0" fo:hyphenation-ladder-count="no-limit"/>
      <style:text-properties fo:font-style="normal" style:text-underline-style="none" officeooo:rsid="1116fd59" officeooo:paragraph-rsid="10e22edd" style:font-style-asian="normal" style:font-style-complex="normal" fo:hyphenate="true" fo:hyphenation-remain-char-count="2" fo:hyphenation-push-char-count="2" loext:hyphenation-no-caps="false"/>
    </style:style>
    <style:style style:name="P764" style:family="paragraph" style:parent-style-name="paragraf" style:list-style-name="L126">
      <style:paragraph-properties fo:orphans="0" fo:widows="0" fo:hyphenation-ladder-count="no-limit"/>
      <style:text-properties fo:font-style="normal" style:text-underline-style="none" officeooo:rsid="1119967f" officeooo:paragraph-rsid="10e22edd" style:font-style-asian="normal" style:font-style-complex="normal" fo:hyphenate="true" fo:hyphenation-remain-char-count="2" fo:hyphenation-push-char-count="2" loext:hyphenation-no-caps="false"/>
    </style:style>
    <style:style style:name="P765" style:family="paragraph" style:parent-style-name="paragraf">
      <style:paragraph-properties fo:orphans="0" fo:widows="0" fo:hyphenation-ladder-count="no-limit"/>
      <style:text-properties fo:font-style="normal" style:text-underline-style="none" officeooo:rsid="112dd4c9" officeooo:paragraph-rsid="10e22edd" style:font-style-asian="normal" style:font-style-complex="normal" fo:hyphenate="true" fo:hyphenation-remain-char-count="2" fo:hyphenation-push-char-count="2" loext:hyphenation-no-caps="false"/>
    </style:style>
    <style:style style:name="P766" style:family="paragraph" style:parent-style-name="paragraf">
      <style:paragraph-properties fo:orphans="0" fo:widows="0" fo:hyphenation-ladder-count="no-limit"/>
      <style:text-properties fo:font-style="normal" fo:font-weight="bold" officeooo:rsid="11d93e82" officeooo:paragraph-rsid="10e22edd" fo:background-color="transparent" style:font-style-asian="normal" style:font-weight-asian="bold" style:font-style-complex="normal" style:font-weight-complex="bold" fo:hyphenate="true" fo:hyphenation-remain-char-count="2" fo:hyphenation-push-char-count="2" loext:hyphenation-no-caps="false"/>
    </style:style>
    <style:style style:name="P767" style:family="paragraph" style:parent-style-name="paragraf">
      <style:paragraph-properties fo:orphans="0" fo:widows="0" fo:hyphenation-ladder-count="no-limit"/>
      <style:text-properties fo:font-style="normal" fo:font-weight="normal" officeooo:rsid="11d95f34" officeooo:paragraph-rsid="10e22edd" fo:background-color="transparent" style:font-style-asian="normal" style:font-weight-asian="normal" style:font-style-complex="normal" style:font-weight-complex="normal" fo:hyphenate="true" fo:hyphenation-remain-char-count="2" fo:hyphenation-push-char-count="2" loext:hyphenation-no-caps="false"/>
    </style:style>
    <style:style style:name="P768" style:family="paragraph" style:parent-style-name="paragraf">
      <style:paragraph-properties fo:hyphenation-ladder-count="no-limit"/>
      <style:text-properties officeooo:rsid="10eaf11b" officeooo:paragraph-rsid="10e22edd" fo:hyphenate="true" fo:hyphenation-remain-char-count="2" fo:hyphenation-push-char-count="2" loext:hyphenation-no-caps="false"/>
    </style:style>
    <style:style style:name="P769" style:family="paragraph" style:parent-style-name="paragraf">
      <style:text-properties officeooo:rsid="110b28ce" officeooo:paragraph-rsid="10e22edd"/>
    </style:style>
    <style:style style:name="P770" style:family="paragraph" style:parent-style-name="paragraf">
      <style:paragraph-properties fo:orphans="0" fo:widows="0" fo:hyphenation-ladder-count="no-limit"/>
      <style:text-properties officeooo:rsid="111512b4" officeooo:paragraph-rsid="10e22edd" fo:hyphenate="true" fo:hyphenation-remain-char-count="2" fo:hyphenation-push-char-count="2" loext:hyphenation-no-caps="false"/>
    </style:style>
    <style:style style:name="P771" style:family="paragraph" style:parent-style-name="paragraf" style:list-style-name="L81">
      <style:paragraph-properties fo:orphans="0" fo:widows="0" fo:hyphenation-ladder-count="no-limit"/>
      <style:text-properties officeooo:rsid="1117e4a8" officeooo:paragraph-rsid="10e22edd" fo:hyphenate="true" fo:hyphenation-remain-char-count="2" fo:hyphenation-push-char-count="2" loext:hyphenation-no-caps="false"/>
    </style:style>
    <style:style style:name="P772" style:family="paragraph" style:parent-style-name="paragraf">
      <style:paragraph-properties fo:orphans="0" fo:widows="0" fo:hyphenation-ladder-count="no-limit"/>
      <style:text-properties officeooo:rsid="11188b74" officeooo:paragraph-rsid="10e22edd" fo:hyphenate="true" fo:hyphenation-remain-char-count="2" fo:hyphenation-push-char-count="2" loext:hyphenation-no-caps="false"/>
    </style:style>
    <style:style style:name="P773" style:family="paragraph" style:parent-style-name="paragraf">
      <style:text-properties officeooo:rsid="11277dd7" officeooo:paragraph-rsid="10e22edd"/>
    </style:style>
    <style:style style:name="P774" style:family="paragraph" style:parent-style-name="paragraf" style:list-style-name="L83">
      <style:paragraph-properties fo:orphans="0" fo:widows="0" fo:hyphenation-ladder-count="no-limit"/>
      <style:text-properties style:font-name="Liberation Serif" fo:font-size="12pt" fo:font-weight="normal" officeooo:rsid="112f35e1" officeooo:paragraph-rsid="10e22edd" style:font-size-asian="12pt" style:font-weight-asian="normal" style:font-size-complex="12pt" style:font-weight-complex="normal" fo:hyphenate="true" fo:hyphenation-remain-char-count="2" fo:hyphenation-push-char-count="2" loext:hyphenation-no-caps="false"/>
    </style:style>
    <style:style style:name="P775" style:family="paragraph" style:parent-style-name="paragraf">
      <style:paragraph-properties fo:orphans="0" fo:widows="0" fo:hyphenation-ladder-count="no-limit"/>
      <style:text-properties style:font-name="Liberation Serif" fo:font-size="12pt" fo:font-weight="normal" officeooo:rsid="112f35e1" officeooo:paragraph-rsid="10e22edd" style:font-size-asian="12pt" style:font-weight-asian="normal" style:font-size-complex="12pt" style:font-weight-complex="normal" fo:hyphenate="true" fo:hyphenation-remain-char-count="2" fo:hyphenation-push-char-count="2" loext:hyphenation-no-caps="false"/>
    </style:style>
    <style:style style:name="P776" style:family="paragraph" style:parent-style-name="paragraf">
      <style:paragraph-properties fo:orphans="0" fo:widows="0" fo:hyphenation-ladder-count="no-limit"/>
      <style:text-properties style:font-name="Liberation Serif" fo:font-size="12pt" fo:font-weight="normal" officeooo:rsid="1130be33" officeooo:paragraph-rsid="10e22edd" style:font-size-asian="12pt" style:font-weight-asian="normal" style:font-size-complex="12pt" style:font-weight-complex="normal" fo:hyphenate="true" fo:hyphenation-remain-char-count="2" fo:hyphenation-push-char-count="2" loext:hyphenation-no-caps="false"/>
    </style:style>
    <style:style style:name="P777" style:family="paragraph" style:parent-style-name="paragraf" style:list-style-name="L84">
      <style:paragraph-properties fo:orphans="0" fo:widows="0" fo:hyphenation-ladder-count="no-limit"/>
      <style:text-properties style:font-name="Liberation Serif" fo:font-size="12pt" fo:font-weight="normal" officeooo:rsid="1132210b" officeooo:paragraph-rsid="10e22edd" style:font-size-asian="12pt" style:font-weight-asian="normal" style:font-size-complex="12pt" style:font-weight-complex="normal" fo:hyphenate="true" fo:hyphenation-remain-char-count="2" fo:hyphenation-push-char-count="2" loext:hyphenation-no-caps="false"/>
    </style:style>
    <style:style style:name="P778" style:family="paragraph" style:parent-style-name="paragraf">
      <style:paragraph-properties fo:orphans="0" fo:widows="0" fo:hyphenation-ladder-count="no-limit"/>
      <style:text-properties style:font-name="Liberation Serif" fo:font-size="12pt" fo:font-weight="normal" officeooo:rsid="125274e3"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79" style:family="paragraph" style:parent-style-name="paragraf">
      <style:paragraph-properties fo:orphans="0" fo:widows="0" fo:hyphenation-ladder-count="no-limit"/>
      <style:text-properties style:font-name="Liberation Serif" fo:font-size="12pt" fo:font-weight="normal" officeooo:rsid="125a4733"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0" style:family="paragraph" style:parent-style-name="paragraf">
      <style:paragraph-properties fo:orphans="0" fo:widows="0" fo:hyphenation-ladder-count="no-limit"/>
      <style:text-properties style:font-name="Liberation Serif" fo:font-size="12pt" fo:font-weight="normal" officeooo:rsid="125bee02"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1" style:family="paragraph" style:parent-style-name="paragraf">
      <style:paragraph-properties fo:orphans="0" fo:widows="0" fo:hyphenation-ladder-count="no-limit"/>
      <style:text-properties style:font-name="Liberation Serif" fo:font-size="12pt" fo:font-weight="normal" officeooo:rsid="125c881e"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2" style:family="paragraph" style:parent-style-name="paragraf">
      <style:paragraph-properties fo:orphans="0" fo:widows="0" fo:hyphenation-ladder-count="no-limit"/>
      <style:text-properties style:font-name="Liberation Serif" fo:font-size="12pt" fo:font-weight="normal" officeooo:rsid="125e149a"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3" style:family="paragraph" style:parent-style-name="paragraf" style:list-style-name="L108">
      <style:paragraph-properties fo:orphans="0" fo:widows="0" fo:hyphenation-ladder-count="no-limit"/>
      <style:text-properties style:font-name="Liberation Serif" fo:font-size="12pt" fo:font-weight="normal" officeooo:rsid="125efa76"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4" style:family="paragraph" style:parent-style-name="paragraf" style:list-style-name="L108">
      <style:paragraph-properties fo:orphans="0" fo:widows="0" fo:hyphenation-ladder-count="no-limit"/>
      <style:text-properties style:font-name="Liberation Serif" fo:font-size="12pt" fo:font-weight="normal" officeooo:rsid="126275c4"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5" style:family="paragraph" style:parent-style-name="paragraf">
      <style:paragraph-properties fo:orphans="0" fo:widows="0" fo:hyphenation-ladder-count="no-limit"/>
      <style:text-properties style:font-name="Liberation Serif" fo:font-size="12pt" fo:font-weight="normal" officeooo:rsid="1262cf1d"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6" style:family="paragraph" style:parent-style-name="paragraf">
      <style:paragraph-properties fo:orphans="0" fo:widows="0" fo:hyphenation-ladder-count="no-limit"/>
      <style:text-properties style:font-name="Liberation Serif" fo:font-size="12pt" fo:font-weight="normal" officeooo:rsid="1265bd33"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7" style:family="paragraph" style:parent-style-name="paragraf">
      <style:paragraph-properties fo:orphans="0" fo:widows="0" fo:hyphenation-ladder-count="no-limit"/>
      <style:text-properties style:font-name="Liberation Serif" fo:font-size="12pt" fo:font-weight="normal" officeooo:rsid="126b1c68"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8" style:family="paragraph" style:parent-style-name="paragraf">
      <style:paragraph-properties fo:orphans="0" fo:widows="0" fo:hyphenation-ladder-count="no-limit"/>
      <style:text-properties style:font-name="Liberation Serif" fo:font-size="12pt" fo:font-weight="normal" officeooo:rsid="1274a0c0" officeooo:paragraph-rsid="10e22edd" fo:background-color="transparent" style:font-size-asian="12pt" style:font-weight-asian="normal" style:font-size-complex="12pt" style:font-weight-complex="normal" fo:hyphenate="true" fo:hyphenation-remain-char-count="2" fo:hyphenation-push-char-count="2" loext:hyphenation-no-caps="false"/>
    </style:style>
    <style:style style:name="P789" style:family="paragraph" style:parent-style-name="paragraf">
      <style:paragraph-properties fo:orphans="0" fo:widows="0" fo:hyphenation-ladder-count="no-limit"/>
      <style:text-properties style:font-name="Liberation Serif" fo:font-size="12pt" fo:font-style="normal" fo:font-weight="normal" officeooo:rsid="12a09d46" officeooo:paragraph-rsid="10e22edd"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90" style:family="paragraph" style:parent-style-name="paragraf">
      <style:paragraph-properties fo:orphans="0" fo:widows="0" fo:hyphenation-ladder-count="no-limit"/>
      <style:text-properties style:font-name="Liberation Serif" fo:font-size="12pt" fo:font-style="normal" fo:font-weight="normal" officeooo:rsid="129f52f4" officeooo:paragraph-rsid="10e22edd"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91" style:family="paragraph" style:parent-style-name="paragraf">
      <style:paragraph-properties fo:orphans="0" fo:widows="0" fo:hyphenation-ladder-count="no-limit"/>
      <style:text-properties style:font-name="Liberation Serif" fo:font-size="12pt" fo:font-style="normal" fo:font-weight="normal" officeooo:rsid="129bed98" officeooo:paragraph-rsid="10e22edd"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92" style:family="paragraph" style:parent-style-name="paragraf">
      <style:paragraph-properties fo:orphans="0" fo:widows="0" fo:hyphenation-ladder-count="no-limit"/>
      <style:text-properties style:font-name="Liberation Serif" fo:font-size="12pt" fo:font-style="normal" fo:font-weight="normal" officeooo:rsid="129922ac" officeooo:paragraph-rsid="10e22edd"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93" style:family="paragraph" style:parent-style-name="paragraf">
      <style:paragraph-properties fo:orphans="0" fo:widows="0" fo:hyphenation-ladder-count="no-limit"/>
      <style:text-properties style:font-name="Liberation Serif" fo:font-size="12pt" fo:font-style="normal" fo:font-weight="normal" officeooo:rsid="128d7824" officeooo:paragraph-rsid="10e22edd"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94" style:family="paragraph" style:parent-style-name="paragraf">
      <style:paragraph-properties fo:orphans="0" fo:widows="0" fo:hyphenation-ladder-count="no-limit"/>
      <style:text-properties style:font-name="Liberation Serif" fo:font-size="12pt" fo:font-style="normal" fo:font-weight="normal" officeooo:rsid="128add2c" officeooo:paragraph-rsid="10e22edd"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95" style:family="paragraph" style:parent-style-name="paragraf">
      <style:paragraph-properties fo:orphans="0" fo:widows="0" fo:hyphenation-ladder-count="no-limit"/>
      <style:text-properties style:font-name="Liberation Serif" fo:font-size="12pt" fo:font-style="normal" fo:font-weight="normal" officeooo:rsid="127d0fbe" officeooo:paragraph-rsid="10e22edd" fo:background-color="transparent"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796" style:family="paragraph" style:parent-style-name="paragraf">
      <style:paragraph-properties fo:orphans="0" fo:widows="0" fo:hyphenation-ladder-count="no-limit"/>
      <style:text-properties officeooo:rsid="1135ac70" officeooo:paragraph-rsid="10e22edd" fo:hyphenate="true" fo:hyphenation-remain-char-count="2" fo:hyphenation-push-char-count="2" loext:hyphenation-no-caps="false"/>
    </style:style>
    <style:style style:name="P797" style:family="paragraph" style:parent-style-name="paragraf">
      <style:paragraph-properties fo:orphans="0" fo:widows="0" fo:hyphenation-ladder-count="no-limit"/>
      <style:text-properties officeooo:rsid="1137c61e" officeooo:paragraph-rsid="10e22edd" fo:hyphenate="true" fo:hyphenation-remain-char-count="2" fo:hyphenation-push-char-count="2" loext:hyphenation-no-caps="false"/>
    </style:style>
    <style:style style:name="P798" style:family="paragraph" style:parent-style-name="paragraf" style:list-style-name="L86">
      <style:paragraph-properties fo:orphans="0" fo:widows="0" fo:hyphenation-ladder-count="no-limit"/>
      <style:text-properties officeooo:rsid="11387dbb" officeooo:paragraph-rsid="10e22edd" fo:hyphenate="true" fo:hyphenation-remain-char-count="2" fo:hyphenation-push-char-count="2" loext:hyphenation-no-caps="false"/>
    </style:style>
    <style:style style:name="P799" style:family="paragraph" style:parent-style-name="paragraf" style:list-style-name="L86">
      <style:paragraph-properties fo:orphans="0" fo:widows="0" fo:hyphenation-ladder-count="no-limit"/>
      <style:text-properties officeooo:rsid="1139eb7c" officeooo:paragraph-rsid="10e22edd" fo:hyphenate="true" fo:hyphenation-remain-char-count="2" fo:hyphenation-push-char-count="2" loext:hyphenation-no-caps="false"/>
    </style:style>
    <style:style style:name="P800" style:family="paragraph" style:parent-style-name="paragraf" style:list-style-name="L86">
      <style:paragraph-properties fo:orphans="0" fo:widows="0" fo:hyphenation-ladder-count="no-limit"/>
      <style:text-properties officeooo:rsid="113a9067" officeooo:paragraph-rsid="10e22edd" fo:hyphenate="true" fo:hyphenation-remain-char-count="2" fo:hyphenation-push-char-count="2" loext:hyphenation-no-caps="false"/>
    </style:style>
    <style:style style:name="P801" style:family="paragraph" style:parent-style-name="paragraf" style:list-style-name="L86">
      <style:paragraph-properties fo:orphans="0" fo:widows="0" fo:hyphenation-ladder-count="no-limit"/>
      <style:text-properties officeooo:rsid="113fff78" officeooo:paragraph-rsid="10e22edd" fo:hyphenate="true" fo:hyphenation-remain-char-count="2" fo:hyphenation-push-char-count="2" loext:hyphenation-no-caps="false"/>
    </style:style>
    <style:style style:name="P802" style:family="paragraph" style:parent-style-name="paragraf">
      <style:paragraph-properties fo:orphans="0" fo:widows="0" fo:hyphenation-ladder-count="no-limit"/>
      <style:text-properties officeooo:rsid="113fff78" officeooo:paragraph-rsid="10e22edd" fo:hyphenate="true" fo:hyphenation-remain-char-count="2" fo:hyphenation-push-char-count="2" loext:hyphenation-no-caps="false"/>
    </style:style>
    <style:style style:name="P803" style:family="paragraph" style:parent-style-name="paragraf">
      <style:paragraph-properties fo:orphans="0" fo:widows="0" fo:hyphenation-ladder-count="no-limit"/>
      <style:text-properties officeooo:rsid="114a61df" officeooo:paragraph-rsid="10e22edd" fo:hyphenate="true" fo:hyphenation-remain-char-count="2" fo:hyphenation-push-char-count="2" loext:hyphenation-no-caps="false"/>
    </style:style>
    <style:style style:name="P804" style:family="paragraph" style:parent-style-name="paragraf" style:list-style-name="L87">
      <style:paragraph-properties fo:orphans="0" fo:widows="0" fo:hyphenation-ladder-count="no-limit"/>
      <style:text-properties officeooo:rsid="1155ffd9" officeooo:paragraph-rsid="10e22edd" fo:hyphenate="true" fo:hyphenation-remain-char-count="2" fo:hyphenation-push-char-count="2" loext:hyphenation-no-caps="false"/>
    </style:style>
    <style:style style:name="P805" style:family="paragraph" style:parent-style-name="paragraf" style:list-style-name="L87">
      <style:paragraph-properties fo:orphans="0" fo:widows="0" fo:hyphenation-ladder-count="no-limit"/>
      <style:text-properties officeooo:rsid="1158da97" officeooo:paragraph-rsid="10e22edd" fo:hyphenate="true" fo:hyphenation-remain-char-count="2" fo:hyphenation-push-char-count="2" loext:hyphenation-no-caps="false"/>
    </style:style>
    <style:style style:name="P806" style:family="paragraph" style:parent-style-name="paragraf" style:list-style-name="L87">
      <style:paragraph-properties fo:orphans="0" fo:widows="0" fo:hyphenation-ladder-count="no-limit"/>
      <style:text-properties officeooo:rsid="11594ebc" officeooo:paragraph-rsid="10e22edd" fo:hyphenate="true" fo:hyphenation-remain-char-count="2" fo:hyphenation-push-char-count="2" loext:hyphenation-no-caps="false"/>
    </style:style>
    <style:style style:name="P807" style:family="paragraph" style:parent-style-name="paragraf" style:list-style-name="L87">
      <style:paragraph-properties fo:orphans="0" fo:widows="0" fo:hyphenation-ladder-count="no-limit"/>
      <style:text-properties officeooo:rsid="115bcd9e" officeooo:paragraph-rsid="10e22edd" fo:hyphenate="true" fo:hyphenation-remain-char-count="2" fo:hyphenation-push-char-count="2" loext:hyphenation-no-caps="false"/>
    </style:style>
    <style:style style:name="P808" style:family="paragraph" style:parent-style-name="paragraf">
      <style:paragraph-properties fo:orphans="0" fo:widows="0" fo:hyphenation-ladder-count="no-limit"/>
      <style:text-properties officeooo:rsid="11604596" officeooo:paragraph-rsid="10e22edd" fo:hyphenate="true" fo:hyphenation-remain-char-count="2" fo:hyphenation-push-char-count="2" loext:hyphenation-no-caps="false"/>
    </style:style>
    <style:style style:name="P809" style:family="paragraph" style:parent-style-name="paragraf">
      <style:paragraph-properties fo:orphans="0" fo:widows="0" fo:hyphenation-ladder-count="no-limit"/>
      <style:text-properties officeooo:rsid="1164e552" officeooo:paragraph-rsid="10e22edd" fo:hyphenate="true" fo:hyphenation-remain-char-count="2" fo:hyphenation-push-char-count="2" loext:hyphenation-no-caps="false"/>
    </style:style>
    <style:style style:name="P810" style:family="paragraph" style:parent-style-name="paragraf">
      <style:paragraph-properties fo:orphans="0" fo:widows="0" fo:hyphenation-ladder-count="no-limit"/>
      <style:text-properties officeooo:rsid="11652838" officeooo:paragraph-rsid="10e22edd" fo:hyphenate="true" fo:hyphenation-remain-char-count="2" fo:hyphenation-push-char-count="2" loext:hyphenation-no-caps="false"/>
    </style:style>
    <style:style style:name="P811" style:family="paragraph" style:parent-style-name="paragraf">
      <style:paragraph-properties fo:orphans="0" fo:widows="0" fo:hyphenation-ladder-count="no-limit"/>
      <style:text-properties officeooo:rsid="116bb117" officeooo:paragraph-rsid="10e22edd" fo:hyphenate="true" fo:hyphenation-remain-char-count="2" fo:hyphenation-push-char-count="2" loext:hyphenation-no-caps="false"/>
    </style:style>
    <style:style style:name="P812" style:family="paragraph" style:parent-style-name="paragraf">
      <style:paragraph-properties fo:orphans="0" fo:widows="0" fo:hyphenation-ladder-count="no-limit"/>
      <style:text-properties officeooo:rsid="116bcd42" officeooo:paragraph-rsid="10e22edd" fo:hyphenate="true" fo:hyphenation-remain-char-count="2" fo:hyphenation-push-char-count="2" loext:hyphenation-no-caps="false"/>
    </style:style>
    <style:style style:name="P813" style:family="paragraph" style:parent-style-name="paragraf" style:list-style-name="L89">
      <style:paragraph-properties fo:orphans="0" fo:widows="0" fo:hyphenation-ladder-count="no-limit"/>
      <style:text-properties officeooo:rsid="1171edea" officeooo:paragraph-rsid="10e22edd" fo:hyphenate="true" fo:hyphenation-remain-char-count="2" fo:hyphenation-push-char-count="2" loext:hyphenation-no-caps="false"/>
    </style:style>
    <style:style style:name="P814" style:family="paragraph" style:parent-style-name="paragraf" style:list-style-name="L89">
      <style:paragraph-properties fo:orphans="0" fo:widows="0" fo:hyphenation-ladder-count="no-limit"/>
      <style:text-properties officeooo:rsid="1175d10f" officeooo:paragraph-rsid="10e22edd" fo:hyphenate="true" fo:hyphenation-remain-char-count="2" fo:hyphenation-push-char-count="2" loext:hyphenation-no-caps="false"/>
    </style:style>
    <style:style style:name="P815" style:family="paragraph" style:parent-style-name="paragraf" style:list-style-name="L90">
      <style:paragraph-properties fo:orphans="0" fo:widows="0" fo:hyphenation-ladder-count="no-limit"/>
      <style:text-properties officeooo:rsid="1176bc93" officeooo:paragraph-rsid="10e22edd" fo:hyphenate="true" fo:hyphenation-remain-char-count="2" fo:hyphenation-push-char-count="2" loext:hyphenation-no-caps="false"/>
    </style:style>
    <style:style style:name="P816" style:family="paragraph" style:parent-style-name="paragraf">
      <style:paragraph-properties fo:orphans="0" fo:widows="0" fo:hyphenation-ladder-count="no-limit"/>
      <style:text-properties officeooo:rsid="1176bc93" officeooo:paragraph-rsid="10e22edd" fo:hyphenate="true" fo:hyphenation-remain-char-count="2" fo:hyphenation-push-char-count="2" loext:hyphenation-no-caps="false"/>
    </style:style>
    <style:style style:name="P817" style:family="paragraph" style:parent-style-name="paragraf" style:list-style-name="L90">
      <style:paragraph-properties fo:orphans="0" fo:widows="0" fo:hyphenation-ladder-count="no-limit"/>
      <style:text-properties officeooo:rsid="117a7dc9" officeooo:paragraph-rsid="10e22edd" fo:hyphenate="true" fo:hyphenation-remain-char-count="2" fo:hyphenation-push-char-count="2" loext:hyphenation-no-caps="false"/>
    </style:style>
    <style:style style:name="P818" style:family="paragraph" style:parent-style-name="paragraf">
      <style:paragraph-properties fo:orphans="0" fo:widows="0" fo:hyphenation-ladder-count="no-limit"/>
      <style:text-properties officeooo:rsid="117a7dc9" officeooo:paragraph-rsid="10e22edd" fo:hyphenate="true" fo:hyphenation-remain-char-count="2" fo:hyphenation-push-char-count="2" loext:hyphenation-no-caps="false"/>
    </style:style>
    <style:style style:name="P819" style:family="paragraph" style:parent-style-name="paragraf">
      <style:paragraph-properties fo:orphans="0" fo:widows="0" fo:hyphenation-ladder-count="no-limit"/>
      <style:text-properties officeooo:rsid="117e9859" officeooo:paragraph-rsid="10e22edd" fo:hyphenate="true" fo:hyphenation-remain-char-count="2" fo:hyphenation-push-char-count="2" loext:hyphenation-no-caps="false"/>
    </style:style>
    <style:style style:name="P820" style:family="paragraph" style:parent-style-name="paragraf" style:list-style-name="L91">
      <style:paragraph-properties fo:orphans="0" fo:widows="0" fo:hyphenation-ladder-count="no-limit"/>
      <style:text-properties officeooo:rsid="117fd60d" officeooo:paragraph-rsid="10e22edd" fo:hyphenate="true" fo:hyphenation-remain-char-count="2" fo:hyphenation-push-char-count="2" loext:hyphenation-no-caps="false"/>
    </style:style>
    <style:style style:name="P821" style:family="paragraph" style:parent-style-name="paragraf">
      <style:paragraph-properties fo:orphans="0" fo:widows="0" fo:hyphenation-ladder-count="no-limit"/>
      <style:text-properties officeooo:rsid="11805deb" officeooo:paragraph-rsid="10e22edd" fo:hyphenate="true" fo:hyphenation-remain-char-count="2" fo:hyphenation-push-char-count="2" loext:hyphenation-no-caps="false"/>
    </style:style>
    <style:style style:name="P822" style:family="paragraph" style:parent-style-name="paragraf" style:list-style-name="L92">
      <style:paragraph-properties fo:orphans="0" fo:widows="0" fo:hyphenation-ladder-count="no-limit"/>
      <style:text-properties officeooo:rsid="1181fafa" officeooo:paragraph-rsid="10e22edd" fo:hyphenate="true" fo:hyphenation-remain-char-count="2" fo:hyphenation-push-char-count="2" loext:hyphenation-no-caps="false"/>
    </style:style>
    <style:style style:name="P823" style:family="paragraph" style:parent-style-name="paragraf" style:list-style-name="L92">
      <style:paragraph-properties fo:orphans="0" fo:widows="0" fo:hyphenation-ladder-count="no-limit"/>
      <style:text-properties officeooo:rsid="118227ab" officeooo:paragraph-rsid="10e22edd" fo:hyphenate="true" fo:hyphenation-remain-char-count="2" fo:hyphenation-push-char-count="2" loext:hyphenation-no-caps="false"/>
    </style:style>
    <style:style style:name="P824" style:family="paragraph" style:parent-style-name="paragraf">
      <style:paragraph-properties fo:orphans="0" fo:widows="0" fo:hyphenation-ladder-count="no-limit"/>
      <style:text-properties officeooo:rsid="11892352" officeooo:paragraph-rsid="10e22edd" fo:hyphenate="true" fo:hyphenation-remain-char-count="2" fo:hyphenation-push-char-count="2" loext:hyphenation-no-caps="false"/>
    </style:style>
    <style:style style:name="P825" style:family="paragraph" style:parent-style-name="paragraf">
      <style:paragraph-properties fo:orphans="0" fo:widows="0" fo:hyphenation-ladder-count="no-limit"/>
      <style:text-properties officeooo:rsid="118b08bf" officeooo:paragraph-rsid="10e22edd" fo:hyphenate="true" fo:hyphenation-remain-char-count="2" fo:hyphenation-push-char-count="2" loext:hyphenation-no-caps="false"/>
    </style:style>
    <style:style style:name="P826" style:family="paragraph" style:parent-style-name="paragraf">
      <style:paragraph-properties fo:orphans="0" fo:widows="0" fo:hyphenation-ladder-count="no-limit"/>
      <style:text-properties officeooo:rsid="119b0614" officeooo:paragraph-rsid="10e22edd" fo:hyphenate="true" fo:hyphenation-remain-char-count="2" fo:hyphenation-push-char-count="2" loext:hyphenation-no-caps="false"/>
    </style:style>
    <style:style style:name="P827" style:family="paragraph" style:parent-style-name="paragraf">
      <style:paragraph-properties fo:orphans="0" fo:widows="0" fo:hyphenation-ladder-count="no-limit"/>
      <style:text-properties officeooo:rsid="119ca713" officeooo:paragraph-rsid="10e22edd" fo:hyphenate="true" fo:hyphenation-remain-char-count="2" fo:hyphenation-push-char-count="2" loext:hyphenation-no-caps="false"/>
    </style:style>
    <style:style style:name="P828" style:family="paragraph" style:parent-style-name="paragraf">
      <style:paragraph-properties fo:orphans="0" fo:widows="0" fo:hyphenation-ladder-count="no-limit"/>
      <style:text-properties officeooo:rsid="119d5278" officeooo:paragraph-rsid="10e22edd" fo:hyphenate="true" fo:hyphenation-remain-char-count="2" fo:hyphenation-push-char-count="2" loext:hyphenation-no-caps="false"/>
    </style:style>
    <style:style style:name="P829" style:family="paragraph" style:parent-style-name="paragraf">
      <style:paragraph-properties fo:orphans="0" fo:widows="0" fo:hyphenation-ladder-count="no-limit"/>
      <style:text-properties officeooo:rsid="119d83a0" officeooo:paragraph-rsid="10e22edd" fo:hyphenate="true" fo:hyphenation-remain-char-count="2" fo:hyphenation-push-char-count="2" loext:hyphenation-no-caps="false"/>
    </style:style>
    <style:style style:name="P830" style:family="paragraph" style:parent-style-name="paragraf" style:list-style-name="L100">
      <style:paragraph-properties fo:orphans="0" fo:widows="0" fo:hyphenation-ladder-count="no-limit"/>
      <style:text-properties officeooo:rsid="11a1206b" officeooo:paragraph-rsid="10e22edd" fo:hyphenate="true" fo:hyphenation-remain-char-count="2" fo:hyphenation-push-char-count="2" loext:hyphenation-no-caps="false"/>
    </style:style>
    <style:style style:name="P831" style:family="paragraph" style:parent-style-name="paragraf" style:list-style-name="L100">
      <style:paragraph-properties fo:orphans="0" fo:widows="0" fo:hyphenation-ladder-count="no-limit"/>
      <style:text-properties officeooo:rsid="11a16f8c" officeooo:paragraph-rsid="10e22edd" fo:hyphenate="true" fo:hyphenation-remain-char-count="2" fo:hyphenation-push-char-count="2" loext:hyphenation-no-caps="false"/>
    </style:style>
    <style:style style:name="P832" style:family="paragraph" style:parent-style-name="paragraf" style:list-style-name="L100">
      <style:paragraph-properties fo:orphans="0" fo:widows="0" fo:hyphenation-ladder-count="no-limit"/>
      <style:text-properties officeooo:rsid="11a1e03e" officeooo:paragraph-rsid="10e22edd" fo:hyphenate="true" fo:hyphenation-remain-char-count="2" fo:hyphenation-push-char-count="2" loext:hyphenation-no-caps="false"/>
    </style:style>
    <style:style style:name="P833" style:family="paragraph" style:parent-style-name="paragraf" style:list-style-name="L100">
      <style:paragraph-properties fo:orphans="0" fo:widows="0" fo:hyphenation-ladder-count="no-limit"/>
      <style:text-properties officeooo:rsid="11a4041e" officeooo:paragraph-rsid="10e22edd" fo:hyphenate="true" fo:hyphenation-remain-char-count="2" fo:hyphenation-push-char-count="2" loext:hyphenation-no-caps="false"/>
    </style:style>
    <style:style style:name="P834" style:family="paragraph" style:parent-style-name="paragraf" style:list-style-name="L100">
      <style:paragraph-properties fo:orphans="0" fo:widows="0" fo:hyphenation-ladder-count="no-limit"/>
      <style:text-properties officeooo:rsid="11a409e5" officeooo:paragraph-rsid="10e22edd" fo:hyphenate="true" fo:hyphenation-remain-char-count="2" fo:hyphenation-push-char-count="2" loext:hyphenation-no-caps="false"/>
    </style:style>
    <style:style style:name="P835" style:family="paragraph" style:parent-style-name="paragraf">
      <style:paragraph-properties fo:orphans="0" fo:widows="0" fo:hyphenation-ladder-count="no-limit"/>
      <style:text-properties officeooo:rsid="11a949d7" officeooo:paragraph-rsid="10e22edd" fo:hyphenate="true" fo:hyphenation-remain-char-count="2" fo:hyphenation-push-char-count="2" loext:hyphenation-no-caps="false"/>
    </style:style>
    <style:style style:name="P836" style:family="paragraph" style:parent-style-name="paragraf">
      <style:paragraph-properties fo:orphans="0" fo:widows="0" fo:hyphenation-ladder-count="no-limit"/>
      <style:text-properties officeooo:rsid="11aa263f" officeooo:paragraph-rsid="10e22edd" fo:hyphenate="true" fo:hyphenation-remain-char-count="2" fo:hyphenation-push-char-count="2" loext:hyphenation-no-caps="false"/>
    </style:style>
    <style:style style:name="P837" style:family="paragraph" style:parent-style-name="paragraf">
      <style:paragraph-properties fo:orphans="0" fo:widows="0" fo:hyphenation-ladder-count="no-limit"/>
      <style:text-properties officeooo:rsid="11ac8b3a" officeooo:paragraph-rsid="10e22edd" fo:hyphenate="true" fo:hyphenation-remain-char-count="2" fo:hyphenation-push-char-count="2" loext:hyphenation-no-caps="false"/>
    </style:style>
    <style:style style:name="P838" style:family="paragraph" style:parent-style-name="paragraf">
      <style:paragraph-properties fo:orphans="0" fo:widows="0" fo:hyphenation-ladder-count="no-limit"/>
      <style:text-properties officeooo:rsid="11b093f0" officeooo:paragraph-rsid="10e22edd" fo:hyphenate="true" fo:hyphenation-remain-char-count="2" fo:hyphenation-push-char-count="2" loext:hyphenation-no-caps="false"/>
    </style:style>
    <style:style style:name="P839" style:family="paragraph" style:parent-style-name="paragraf">
      <style:paragraph-properties fo:orphans="0" fo:widows="0" fo:hyphenation-ladder-count="no-limit"/>
      <style:text-properties officeooo:rsid="11bf9cfa" officeooo:paragraph-rsid="10e22edd" fo:hyphenate="true" fo:hyphenation-remain-char-count="2" fo:hyphenation-push-char-count="2" loext:hyphenation-no-caps="false"/>
    </style:style>
    <style:style style:name="P840" style:family="paragraph" style:parent-style-name="paragraf">
      <style:paragraph-properties fo:orphans="0" fo:widows="0" fo:hyphenation-ladder-count="no-limit"/>
      <style:text-properties officeooo:rsid="11c11c08" officeooo:paragraph-rsid="10e22edd" fo:hyphenate="true" fo:hyphenation-remain-char-count="2" fo:hyphenation-push-char-count="2" loext:hyphenation-no-caps="false"/>
    </style:style>
    <style:style style:name="P841" style:family="paragraph" style:parent-style-name="paragraf">
      <style:paragraph-properties fo:orphans="0" fo:widows="0" fo:hyphenation-ladder-count="no-limit"/>
      <style:text-properties officeooo:rsid="11c1a36a" officeooo:paragraph-rsid="10e22edd" fo:hyphenate="true" fo:hyphenation-remain-char-count="2" fo:hyphenation-push-char-count="2" loext:hyphenation-no-caps="false"/>
    </style:style>
    <style:style style:name="P842" style:family="paragraph" style:parent-style-name="paragraf">
      <style:paragraph-properties fo:orphans="0" fo:widows="0" fo:hyphenation-ladder-count="no-limit"/>
      <style:text-properties officeooo:rsid="11c65994" officeooo:paragraph-rsid="10e22edd" fo:hyphenate="true" fo:hyphenation-remain-char-count="2" fo:hyphenation-push-char-count="2" loext:hyphenation-no-caps="false"/>
    </style:style>
    <style:style style:name="P843" style:family="paragraph" style:parent-style-name="paragraf">
      <style:paragraph-properties fo:orphans="0" fo:widows="0" fo:hyphenation-ladder-count="no-limit"/>
      <style:text-properties officeooo:rsid="11cfed44" officeooo:paragraph-rsid="10e22edd" fo:hyphenate="true" fo:hyphenation-remain-char-count="2" fo:hyphenation-push-char-count="2" loext:hyphenation-no-caps="false"/>
    </style:style>
    <style:style style:name="P844" style:family="paragraph" style:parent-style-name="paragraf">
      <style:paragraph-properties fo:orphans="0" fo:widows="0" fo:hyphenation-ladder-count="no-limit"/>
      <style:text-properties officeooo:rsid="11d21f54" officeooo:paragraph-rsid="10e22edd" fo:hyphenate="true" fo:hyphenation-remain-char-count="2" fo:hyphenation-push-char-count="2" loext:hyphenation-no-caps="false"/>
    </style:style>
    <style:style style:name="P845" style:family="paragraph" style:parent-style-name="paragraf">
      <style:paragraph-properties fo:orphans="0" fo:widows="0" fo:hyphenation-ladder-count="no-limit"/>
      <style:text-properties officeooo:rsid="11d31724" officeooo:paragraph-rsid="10e22edd" fo:hyphenate="true" fo:hyphenation-remain-char-count="2" fo:hyphenation-push-char-count="2" loext:hyphenation-no-caps="false"/>
    </style:style>
    <style:style style:name="P846" style:family="paragraph" style:parent-style-name="paragraf">
      <style:paragraph-properties fo:orphans="0" fo:widows="0" fo:hyphenation-ladder-count="no-limit"/>
      <style:text-properties officeooo:rsid="11d4f24b" officeooo:paragraph-rsid="10e22edd" fo:hyphenate="true" fo:hyphenation-remain-char-count="2" fo:hyphenation-push-char-count="2" loext:hyphenation-no-caps="false"/>
    </style:style>
    <style:style style:name="P847" style:family="paragraph" style:parent-style-name="paragraf">
      <style:paragraph-properties fo:orphans="0" fo:widows="0" fo:hyphenation-ladder-count="no-limit"/>
      <style:text-properties officeooo:rsid="11d66198" officeooo:paragraph-rsid="10e22edd" fo:hyphenate="true" fo:hyphenation-remain-char-count="2" fo:hyphenation-push-char-count="2" loext:hyphenation-no-caps="false"/>
    </style:style>
    <style:style style:name="P848" style:family="paragraph" style:parent-style-name="paragraf">
      <style:paragraph-properties fo:orphans="0" fo:widows="0" fo:hyphenation-ladder-count="no-limit"/>
      <style:text-properties officeooo:rsid="11d70970" officeooo:paragraph-rsid="10e22edd" fo:hyphenate="true" fo:hyphenation-remain-char-count="2" fo:hyphenation-push-char-count="2" loext:hyphenation-no-caps="false"/>
    </style:style>
    <style:style style:name="P849" style:family="paragraph" style:parent-style-name="paragraf" style:list-style-name="L102">
      <style:paragraph-properties fo:orphans="0" fo:widows="0" fo:hyphenation-ladder-count="no-limit"/>
      <style:text-properties officeooo:rsid="11dfb352" officeooo:paragraph-rsid="10e22edd" fo:hyphenate="true" fo:hyphenation-remain-char-count="2" fo:hyphenation-push-char-count="2" loext:hyphenation-no-caps="false"/>
    </style:style>
    <style:style style:name="P850" style:family="paragraph" style:parent-style-name="paragraf" style:list-style-name="L104">
      <style:paragraph-properties fo:orphans="0" fo:widows="0" fo:hyphenation-ladder-count="no-limit"/>
      <style:text-properties fo:font-weight="bold" officeooo:rsid="11e9f3e8" officeooo:paragraph-rsid="10e22edd" style:font-weight-asian="bold" style:font-weight-complex="bold" fo:hyphenate="true" fo:hyphenation-remain-char-count="2" fo:hyphenation-push-char-count="2" loext:hyphenation-no-caps="false"/>
    </style:style>
    <style:style style:name="P851" style:family="paragraph" style:parent-style-name="paragraf">
      <style:paragraph-properties fo:orphans="0" fo:widows="0" fo:hyphenation-ladder-count="no-limit"/>
      <style:text-properties fo:font-weight="bold" officeooo:rsid="1265bd33" officeooo:paragraph-rsid="10e22edd" style:font-weight-asian="bold" style:font-weight-complex="bold" fo:hyphenate="true" fo:hyphenation-remain-char-count="2" fo:hyphenation-push-char-count="2" loext:hyphenation-no-caps="false"/>
    </style:style>
    <style:style style:name="P852" style:family="paragraph" style:parent-style-name="paragraf">
      <style:paragraph-properties fo:orphans="0" fo:widows="0" fo:hyphenation-ladder-count="no-limit"/>
      <style:text-properties fo:font-weight="bold" officeooo:rsid="126a1658" officeooo:paragraph-rsid="10e22edd" style:font-weight-asian="bold" style:font-weight-complex="bold" fo:hyphenate="true" fo:hyphenation-remain-char-count="2" fo:hyphenation-push-char-count="2" loext:hyphenation-no-caps="false"/>
    </style:style>
    <style:style style:name="P853" style:family="paragraph" style:parent-style-name="paragraf">
      <style:paragraph-properties fo:orphans="0" fo:widows="0" fo:hyphenation-ladder-count="no-limit"/>
      <style:text-properties fo:font-weight="bold" officeooo:rsid="126b1c68" officeooo:paragraph-rsid="10e22edd" style:font-weight-asian="bold" style:font-weight-complex="bold" fo:hyphenate="true" fo:hyphenation-remain-char-count="2" fo:hyphenation-push-char-count="2" loext:hyphenation-no-caps="false"/>
    </style:style>
    <style:style style:name="P854" style:family="paragraph" style:parent-style-name="paragraf">
      <style:paragraph-properties fo:orphans="0" fo:widows="0" fo:hyphenation-ladder-count="no-limit"/>
      <style:text-properties fo:font-weight="bold" officeooo:rsid="126f31ee" officeooo:paragraph-rsid="10e22edd" style:font-weight-asian="bold" style:font-weight-complex="bold" fo:hyphenate="true" fo:hyphenation-remain-char-count="2" fo:hyphenation-push-char-count="2" loext:hyphenation-no-caps="false"/>
    </style:style>
    <style:style style:name="P855" style:family="paragraph" style:parent-style-name="paragraf">
      <style:paragraph-properties fo:orphans="0" fo:widows="0" fo:hyphenation-ladder-count="no-limit"/>
      <style:text-properties fo:font-weight="bold" officeooo:rsid="1274a0c0" officeooo:paragraph-rsid="10e22edd" style:font-weight-asian="bold" style:font-weight-complex="bold" fo:hyphenate="true" fo:hyphenation-remain-char-count="2" fo:hyphenation-push-char-count="2" loext:hyphenation-no-caps="false"/>
    </style:style>
    <style:style style:name="P856" style:family="paragraph" style:parent-style-name="paragraf">
      <style:paragraph-properties fo:orphans="0" fo:widows="0" fo:hyphenation-ladder-count="no-limit"/>
      <style:text-properties fo:font-weight="bold" officeooo:rsid="1275e151" officeooo:paragraph-rsid="10e22edd" style:font-weight-asian="bold" style:font-weight-complex="bold" fo:hyphenate="true" fo:hyphenation-remain-char-count="2" fo:hyphenation-push-char-count="2" loext:hyphenation-no-caps="false"/>
    </style:style>
    <style:style style:name="P857" style:family="paragraph" style:parent-style-name="paragraf">
      <style:paragraph-properties fo:orphans="0" fo:widows="0" fo:hyphenation-ladder-count="no-limit"/>
      <style:text-properties fo:font-weight="bold" officeooo:rsid="1277b14b" officeooo:paragraph-rsid="10e22edd" style:font-weight-asian="bold" style:font-weight-complex="bold" fo:hyphenate="true" fo:hyphenation-remain-char-count="2" fo:hyphenation-push-char-count="2" loext:hyphenation-no-caps="false"/>
    </style:style>
    <style:style style:name="P858" style:family="paragraph" style:parent-style-name="paragraf">
      <style:paragraph-properties fo:orphans="0" fo:widows="0" fo:hyphenation-ladder-count="no-limit"/>
      <style:text-properties fo:font-weight="bold" officeooo:rsid="12788a8c" officeooo:paragraph-rsid="10e22edd" style:font-weight-asian="bold" style:font-weight-complex="bold" fo:hyphenate="true" fo:hyphenation-remain-char-count="2" fo:hyphenation-push-char-count="2" loext:hyphenation-no-caps="false"/>
    </style:style>
    <style:style style:name="P859" style:family="paragraph" style:parent-style-name="paragraf">
      <style:paragraph-properties fo:orphans="0" fo:widows="0" fo:hyphenation-ladder-count="no-limit"/>
      <style:text-properties fo:font-weight="bold" officeooo:rsid="127b7346" officeooo:paragraph-rsid="10e22edd" style:font-weight-asian="bold" style:font-weight-complex="bold" fo:hyphenate="true" fo:hyphenation-remain-char-count="2" fo:hyphenation-push-char-count="2" loext:hyphenation-no-caps="false"/>
    </style:style>
    <style:style style:name="P860" style:family="paragraph" style:parent-style-name="paragraf">
      <style:paragraph-properties fo:orphans="0" fo:widows="0" fo:hyphenation-ladder-count="no-limit"/>
      <style:text-properties fo:font-weight="bold" officeooo:rsid="127db376" officeooo:paragraph-rsid="10e22edd" style:font-weight-asian="bold" style:font-weight-complex="bold" fo:hyphenate="true" fo:hyphenation-remain-char-count="2" fo:hyphenation-push-char-count="2" loext:hyphenation-no-caps="false"/>
    </style:style>
    <style:style style:name="P861" style:family="paragraph" style:parent-style-name="paragraf">
      <style:paragraph-properties fo:orphans="0" fo:widows="0" fo:hyphenation-ladder-count="no-limit"/>
      <style:text-properties fo:font-weight="bold" officeooo:rsid="127f936a" officeooo:paragraph-rsid="10e22edd" style:font-weight-asian="bold" style:font-weight-complex="bold" fo:hyphenate="true" fo:hyphenation-remain-char-count="2" fo:hyphenation-push-char-count="2" loext:hyphenation-no-caps="false"/>
    </style:style>
    <style:style style:name="P862" style:family="paragraph" style:parent-style-name="paragraf">
      <style:paragraph-properties fo:orphans="0" fo:widows="0" fo:hyphenation-ladder-count="no-limit"/>
      <style:text-properties fo:font-weight="bold" officeooo:rsid="1283d6ca" officeooo:paragraph-rsid="10e22edd" style:font-weight-asian="bold" style:font-weight-complex="bold" fo:hyphenate="true" fo:hyphenation-remain-char-count="2" fo:hyphenation-push-char-count="2" loext:hyphenation-no-caps="false"/>
    </style:style>
    <style:style style:name="P863" style:family="paragraph" style:parent-style-name="paragraf">
      <style:paragraph-properties fo:orphans="0" fo:widows="0" fo:hyphenation-ladder-count="no-limit"/>
      <style:text-properties fo:font-weight="bold" officeooo:rsid="128add2c" officeooo:paragraph-rsid="10e22edd" style:font-weight-asian="bold" style:font-weight-complex="bold" fo:hyphenate="true" fo:hyphenation-remain-char-count="2" fo:hyphenation-push-char-count="2" loext:hyphenation-no-caps="false"/>
    </style:style>
    <style:style style:name="P864" style:family="paragraph" style:parent-style-name="paragraf">
      <style:paragraph-properties fo:orphans="0" fo:widows="0" fo:hyphenation-ladder-count="no-limit"/>
      <style:text-properties fo:font-weight="bold" officeooo:rsid="128d7824" officeooo:paragraph-rsid="10e22edd" style:font-weight-asian="bold" style:font-weight-complex="bold" fo:hyphenate="true" fo:hyphenation-remain-char-count="2" fo:hyphenation-push-char-count="2" loext:hyphenation-no-caps="false"/>
    </style:style>
    <style:style style:name="P865" style:family="paragraph" style:parent-style-name="paragraf">
      <style:paragraph-properties fo:orphans="0" fo:widows="0" fo:hyphenation-ladder-count="no-limit"/>
      <style:text-properties fo:font-weight="bold" officeooo:rsid="128fe76a" officeooo:paragraph-rsid="10e22edd" style:font-weight-asian="bold" style:font-weight-complex="bold" fo:hyphenate="true" fo:hyphenation-remain-char-count="2" fo:hyphenation-push-char-count="2" loext:hyphenation-no-caps="false"/>
    </style:style>
    <style:style style:name="P866" style:family="paragraph" style:parent-style-name="paragraf">
      <style:paragraph-properties fo:orphans="0" fo:widows="0" fo:hyphenation-ladder-count="no-limit"/>
      <style:text-properties fo:font-weight="bold" officeooo:rsid="12925644" officeooo:paragraph-rsid="10e22edd" style:font-weight-asian="bold" style:font-weight-complex="bold" fo:hyphenate="true" fo:hyphenation-remain-char-count="2" fo:hyphenation-push-char-count="2" loext:hyphenation-no-caps="false"/>
    </style:style>
    <style:style style:name="P867" style:family="paragraph" style:parent-style-name="paragraf">
      <style:paragraph-properties fo:orphans="0" fo:widows="0" fo:hyphenation-ladder-count="no-limit"/>
      <style:text-properties fo:font-weight="bold" officeooo:rsid="12978c35" officeooo:paragraph-rsid="10e22edd" style:font-weight-asian="bold" style:font-weight-complex="bold" fo:hyphenate="true" fo:hyphenation-remain-char-count="2" fo:hyphenation-push-char-count="2" loext:hyphenation-no-caps="false"/>
    </style:style>
    <style:style style:name="P868" style:family="paragraph" style:parent-style-name="paragraf">
      <style:paragraph-properties fo:orphans="0" fo:widows="0" fo:hyphenation-ladder-count="no-limit"/>
      <style:text-properties fo:font-weight="bold" officeooo:rsid="129bed98" officeooo:paragraph-rsid="10e22edd" style:font-weight-asian="bold" style:font-weight-complex="bold" fo:hyphenate="true" fo:hyphenation-remain-char-count="2" fo:hyphenation-push-char-count="2" loext:hyphenation-no-caps="false"/>
    </style:style>
    <style:style style:name="P869" style:family="paragraph" style:parent-style-name="paragraf">
      <style:paragraph-properties fo:orphans="0" fo:widows="0" fo:hyphenation-ladder-count="no-limit"/>
      <style:text-properties fo:font-weight="bold" officeooo:rsid="129dbe13" officeooo:paragraph-rsid="10e22edd" style:font-weight-asian="bold" style:font-weight-complex="bold" fo:hyphenate="true" fo:hyphenation-remain-char-count="2" fo:hyphenation-push-char-count="2" loext:hyphenation-no-caps="false"/>
    </style:style>
    <style:style style:name="P870" style:family="paragraph" style:parent-style-name="paragraf">
      <style:paragraph-properties fo:orphans="0" fo:widows="0" fo:hyphenation-ladder-count="no-limit"/>
      <style:text-properties fo:font-weight="bold" officeooo:rsid="12a09d46" officeooo:paragraph-rsid="10e22edd" style:font-weight-asian="bold" style:font-weight-complex="bold" fo:hyphenate="true" fo:hyphenation-remain-char-count="2" fo:hyphenation-push-char-count="2" loext:hyphenation-no-caps="false"/>
    </style:style>
    <style:style style:name="P871" style:family="paragraph" style:parent-style-name="paragraf" style:list-style-name="L104">
      <style:paragraph-properties fo:orphans="0" fo:widows="0" fo:hyphenation-ladder-count="no-limit"/>
      <style:text-properties officeooo:rsid="11ee2ac6" officeooo:paragraph-rsid="10e22edd" fo:hyphenate="true" fo:hyphenation-remain-char-count="2" fo:hyphenation-push-char-count="2" loext:hyphenation-no-caps="false"/>
    </style:style>
    <style:style style:name="P872" style:family="paragraph" style:parent-style-name="paragraf">
      <style:paragraph-properties fo:orphans="0" fo:widows="0" fo:hyphenation-ladder-count="no-limit"/>
      <style:text-properties officeooo:rsid="11efe57f" officeooo:paragraph-rsid="10e22edd" fo:hyphenate="true" fo:hyphenation-remain-char-count="2" fo:hyphenation-push-char-count="2" loext:hyphenation-no-caps="false"/>
    </style:style>
    <style:style style:name="P873" style:family="paragraph" style:parent-style-name="paragraf" style:list-style-name="L105">
      <style:paragraph-properties fo:orphans="0" fo:widows="0" fo:hyphenation-ladder-count="no-limit"/>
      <style:text-properties officeooo:rsid="11f0913f" officeooo:paragraph-rsid="10e22edd" fo:hyphenate="true" fo:hyphenation-remain-char-count="2" fo:hyphenation-push-char-count="2" loext:hyphenation-no-caps="false"/>
    </style:style>
    <style:style style:name="P874" style:family="paragraph" style:parent-style-name="paragraf">
      <style:paragraph-properties fo:orphans="0" fo:widows="0" fo:hyphenation-ladder-count="no-limit"/>
      <style:text-properties officeooo:rsid="11f0c943" officeooo:paragraph-rsid="10e22edd" fo:hyphenate="true" fo:hyphenation-remain-char-count="2" fo:hyphenation-push-char-count="2" loext:hyphenation-no-caps="false"/>
    </style:style>
    <style:style style:name="P875" style:family="paragraph" style:parent-style-name="paragraf" style:list-style-name="L106">
      <style:paragraph-properties fo:orphans="0" fo:widows="0" fo:hyphenation-ladder-count="no-limit"/>
      <style:text-properties officeooo:rsid="11f6ac23" officeooo:paragraph-rsid="10e22edd" fo:hyphenate="true" fo:hyphenation-remain-char-count="2" fo:hyphenation-push-char-count="2" loext:hyphenation-no-caps="false"/>
    </style:style>
    <style:style style:name="P876" style:family="paragraph" style:parent-style-name="paragraf">
      <style:paragraph-properties fo:orphans="0" fo:widows="0" fo:hyphenation-ladder-count="no-limit"/>
      <style:text-properties officeooo:rsid="11f8a4af" officeooo:paragraph-rsid="10e22edd" fo:hyphenate="true" fo:hyphenation-remain-char-count="2" fo:hyphenation-push-char-count="2" loext:hyphenation-no-caps="false"/>
    </style:style>
    <style:style style:name="P877" style:family="paragraph" style:parent-style-name="paragraf" style:list-style-name="L107">
      <style:paragraph-properties fo:orphans="0" fo:widows="0" fo:hyphenation-ladder-count="no-limit"/>
      <style:text-properties officeooo:rsid="11fc54fd" officeooo:paragraph-rsid="10e22edd" fo:hyphenate="true" fo:hyphenation-remain-char-count="2" fo:hyphenation-push-char-count="2" loext:hyphenation-no-caps="false"/>
    </style:style>
    <style:style style:name="P878" style:family="paragraph" style:parent-style-name="paragraf">
      <style:text-properties officeooo:rsid="12194cc3" officeooo:paragraph-rsid="10e22edd"/>
    </style:style>
    <style:style style:name="P879" style:family="paragraph" style:parent-style-name="paragraf">
      <style:paragraph-properties fo:orphans="0" fo:widows="0" fo:hyphenation-ladder-count="no-limit"/>
      <style:text-properties officeooo:rsid="12267697" officeooo:paragraph-rsid="10e22edd" fo:hyphenate="true" fo:hyphenation-remain-char-count="2" fo:hyphenation-push-char-count="2" loext:hyphenation-no-caps="false"/>
    </style:style>
    <style:style style:name="P880" style:family="paragraph" style:parent-style-name="paragraf">
      <style:paragraph-properties fo:orphans="0" fo:widows="0" fo:hyphenation-ladder-count="no-limit"/>
      <style:text-properties officeooo:rsid="122e8d45" officeooo:paragraph-rsid="10e22edd" fo:hyphenate="true" fo:hyphenation-remain-char-count="2" fo:hyphenation-push-char-count="2" loext:hyphenation-no-caps="false"/>
    </style:style>
    <style:style style:name="P881" style:family="paragraph" style:parent-style-name="paragraf">
      <style:paragraph-properties fo:orphans="0" fo:widows="0" fo:hyphenation-ladder-count="no-limit"/>
      <style:text-properties officeooo:rsid="123047e5" officeooo:paragraph-rsid="10e22edd" fo:hyphenate="true" fo:hyphenation-remain-char-count="2" fo:hyphenation-push-char-count="2" loext:hyphenation-no-caps="false"/>
    </style:style>
    <style:style style:name="P882" style:family="paragraph" style:parent-style-name="paragraf">
      <style:paragraph-properties fo:orphans="0" fo:widows="0" fo:hyphenation-ladder-count="no-limit"/>
      <style:text-properties officeooo:rsid="1235758b" officeooo:paragraph-rsid="10e22edd" fo:hyphenate="true" fo:hyphenation-remain-char-count="2" fo:hyphenation-push-char-count="2" loext:hyphenation-no-caps="false"/>
    </style:style>
    <style:style style:name="P883" style:family="paragraph" style:parent-style-name="paragraf">
      <style:paragraph-properties fo:orphans="0" fo:widows="0" fo:hyphenation-ladder-count="no-limit"/>
      <style:text-properties officeooo:rsid="1235fc2b" officeooo:paragraph-rsid="10e22edd" fo:hyphenate="true" fo:hyphenation-remain-char-count="2" fo:hyphenation-push-char-count="2" loext:hyphenation-no-caps="false"/>
    </style:style>
    <style:style style:name="P884" style:family="paragraph" style:parent-style-name="paragraf">
      <style:paragraph-properties fo:orphans="0" fo:widows="0" fo:hyphenation-ladder-count="no-limit"/>
      <style:text-properties officeooo:rsid="123adbe5" officeooo:paragraph-rsid="10e22edd" fo:hyphenate="true" fo:hyphenation-remain-char-count="2" fo:hyphenation-push-char-count="2" loext:hyphenation-no-caps="false"/>
    </style:style>
    <style:style style:name="P885" style:family="paragraph" style:parent-style-name="paragraf">
      <style:paragraph-properties fo:orphans="0" fo:widows="0" fo:hyphenation-ladder-count="no-limit"/>
      <style:text-properties officeooo:rsid="1244f9a0" officeooo:paragraph-rsid="10e22edd" fo:hyphenate="true" fo:hyphenation-remain-char-count="2" fo:hyphenation-push-char-count="2" loext:hyphenation-no-caps="false"/>
    </style:style>
    <style:style style:name="P886" style:family="paragraph" style:parent-style-name="paragraf">
      <style:paragraph-properties fo:orphans="0" fo:widows="0" fo:hyphenation-ladder-count="no-limit"/>
      <style:text-properties officeooo:rsid="12497f01" officeooo:paragraph-rsid="10e22edd" fo:hyphenate="true" fo:hyphenation-remain-char-count="2" fo:hyphenation-push-char-count="2" loext:hyphenation-no-caps="false"/>
    </style:style>
    <style:style style:name="P887" style:family="paragraph" style:parent-style-name="paragraf">
      <style:paragraph-properties fo:orphans="0" fo:widows="0" fo:hyphenation-ladder-count="no-limit"/>
      <style:text-properties officeooo:rsid="124f480a" officeooo:paragraph-rsid="10e22edd" fo:hyphenate="true" fo:hyphenation-remain-char-count="2" fo:hyphenation-push-char-count="2" loext:hyphenation-no-caps="false"/>
    </style:style>
    <style:style style:name="P888" style:family="paragraph" style:parent-style-name="paragraf">
      <style:paragraph-properties fo:orphans="0" fo:widows="0" fo:hyphenation-ladder-count="no-limit"/>
      <style:text-properties officeooo:rsid="125274e3" officeooo:paragraph-rsid="10e22edd" fo:hyphenate="true" fo:hyphenation-remain-char-count="2" fo:hyphenation-push-char-count="2" loext:hyphenation-no-caps="false"/>
    </style:style>
    <style:style style:name="P889" style:family="paragraph" style:parent-style-name="paragraf" style:list-style-name="L108">
      <style:paragraph-properties fo:orphans="0" fo:widows="0" fo:hyphenation-ladder-count="no-limit"/>
      <style:text-properties officeooo:rsid="126275c4" officeooo:paragraph-rsid="10e22edd" fo:hyphenate="true" fo:hyphenation-remain-char-count="2" fo:hyphenation-push-char-count="2" loext:hyphenation-no-caps="false"/>
    </style:style>
    <style:style style:name="P890" style:family="paragraph" style:parent-style-name="paragraf">
      <style:paragraph-properties fo:orphans="0" fo:widows="0" fo:hyphenation-ladder-count="no-limit"/>
      <style:text-properties officeooo:rsid="1262cf1d" officeooo:paragraph-rsid="10e22edd" fo:hyphenate="true" fo:hyphenation-remain-char-count="2" fo:hyphenation-push-char-count="2" loext:hyphenation-no-caps="false"/>
    </style:style>
    <style:style style:name="P891" style:family="paragraph" style:parent-style-name="paragraf" style:list-style-name="L88">
      <style:text-properties officeooo:paragraph-rsid="10e22edd"/>
    </style:style>
    <style:style style:name="P892" style:family="paragraph" style:parent-style-name="paragraf">
      <style:text-properties officeooo:paragraph-rsid="10e22edd"/>
    </style:style>
    <style:style style:name="P893" style:family="paragraph" style:parent-style-name="paragraf" style:list-style-name="L125">
      <style:paragraph-properties fo:orphans="0" fo:widows="0" fo:hyphenation-ladder-count="no-limit"/>
      <style:text-properties officeooo:rsid="110d5d41" officeooo:paragraph-rsid="10e22edd" fo:hyphenate="true" fo:hyphenation-remain-char-count="2" fo:hyphenation-push-char-count="2" loext:hyphenation-no-caps="false"/>
    </style:style>
    <style:style style:name="P894" style:family="paragraph" style:parent-style-name="paragraf" style:list-style-name="L125">
      <style:paragraph-properties fo:orphans="0" fo:widows="0" fo:hyphenation-ladder-count="no-limit"/>
      <style:text-properties officeooo:rsid="11132168" officeooo:paragraph-rsid="10e22edd" fo:hyphenate="true" fo:hyphenation-remain-char-count="2" fo:hyphenation-push-char-count="2" loext:hyphenation-no-caps="false"/>
    </style:style>
    <style:style style:name="P895" style:family="paragraph" style:parent-style-name="paragraf" style:list-style-name="L126">
      <style:paragraph-properties fo:orphans="0" fo:widows="0" fo:hyphenation-ladder-count="no-limit"/>
      <style:text-properties officeooo:rsid="111f2380" officeooo:paragraph-rsid="10e22edd" fo:hyphenate="true" fo:hyphenation-remain-char-count="2" fo:hyphenation-push-char-count="2" loext:hyphenation-no-caps="false"/>
    </style:style>
    <style:style style:name="P896" style:family="paragraph" style:parent-style-name="paragraf" style:list-style-name="L126">
      <style:paragraph-properties fo:orphans="0" fo:widows="0" fo:hyphenation-ladder-count="no-limit"/>
      <style:text-properties officeooo:rsid="11201362" officeooo:paragraph-rsid="10e22edd" fo:hyphenate="true" fo:hyphenation-remain-char-count="2" fo:hyphenation-push-char-count="2" loext:hyphenation-no-caps="false"/>
    </style:style>
    <style:style style:name="P897" style:family="paragraph" style:parent-style-name="paragraf" style:list-style-name="L126">
      <style:paragraph-properties fo:orphans="0" fo:widows="0" fo:hyphenation-ladder-count="no-limit"/>
      <style:text-properties officeooo:rsid="11217271" officeooo:paragraph-rsid="10e22edd" fo:hyphenate="true" fo:hyphenation-remain-char-count="2" fo:hyphenation-push-char-count="2" loext:hyphenation-no-caps="false"/>
    </style:style>
    <style:style style:name="P898" style:family="paragraph" style:parent-style-name="paragraf" style:list-style-name="L127">
      <style:paragraph-properties fo:orphans="0" fo:widows="0" fo:hyphenation-ladder-count="no-limit"/>
      <style:text-properties officeooo:rsid="112aaa48" officeooo:paragraph-rsid="10e22edd" fo:hyphenate="true" fo:hyphenation-remain-char-count="2" fo:hyphenation-push-char-count="2" loext:hyphenation-no-caps="false"/>
    </style:style>
    <style:style style:name="P899" style:family="paragraph" style:parent-style-name="paragraf" style:list-style-name="L127">
      <style:paragraph-properties fo:orphans="0" fo:widows="0" fo:hyphenation-ladder-count="no-limit"/>
      <style:text-properties officeooo:rsid="112c8e68" officeooo:paragraph-rsid="10e22edd" fo:hyphenate="true" fo:hyphenation-remain-char-count="2" fo:hyphenation-push-char-count="2" loext:hyphenation-no-caps="false"/>
    </style:style>
    <style:style style:name="P900" style:family="paragraph" style:parent-style-name="paragraf">
      <style:text-properties officeooo:rsid="112fea76" officeooo:paragraph-rsid="10e22edd"/>
    </style:style>
    <style:style style:name="P901" style:family="paragraph" style:parent-style-name="paragraf">
      <style:paragraph-properties fo:orphans="0" fo:widows="0" fo:hyphenation-ladder-count="no-limit"/>
      <style:text-properties officeooo:rsid="1132fde4" officeooo:paragraph-rsid="10e22edd" fo:hyphenate="true" fo:hyphenation-remain-char-count="2" fo:hyphenation-push-char-count="2" loext:hyphenation-no-caps="false"/>
    </style:style>
    <style:style style:name="P902" style:family="paragraph" style:parent-style-name="paragraf">
      <style:paragraph-properties fo:orphans="0" fo:widows="0" fo:hyphenation-ladder-count="no-limit"/>
      <style:text-properties officeooo:rsid="1143cbb9" officeooo:paragraph-rsid="10e22edd" fo:background-color="#fff5ce" fo:hyphenate="true" fo:hyphenation-remain-char-count="2" fo:hyphenation-push-char-count="2" loext:hyphenation-no-caps="false"/>
    </style:style>
    <style:style style:name="P903" style:family="paragraph" style:parent-style-name="paragraf">
      <style:paragraph-properties fo:orphans="0" fo:widows="0" fo:hyphenation-ladder-count="no-limit"/>
      <style:text-properties officeooo:rsid="11900f52" officeooo:paragraph-rsid="10e22edd" fo:background-color="#fff5ce" fo:hyphenate="true" fo:hyphenation-remain-char-count="2" fo:hyphenation-push-char-count="2" loext:hyphenation-no-caps="false"/>
    </style:style>
    <style:style style:name="P904" style:family="paragraph" style:parent-style-name="paragraf">
      <style:paragraph-properties fo:orphans="0" fo:widows="0" fo:hyphenation-ladder-count="no-limit"/>
      <style:text-properties officeooo:rsid="124ab0ec" officeooo:paragraph-rsid="10e22edd" fo:background-color="#fff5ce" fo:hyphenate="true" fo:hyphenation-remain-char-count="2" fo:hyphenation-push-char-count="2" loext:hyphenation-no-caps="false"/>
    </style:style>
    <style:style style:name="P905" style:family="paragraph" style:parent-style-name="paragraf">
      <style:paragraph-properties fo:orphans="0" fo:widows="0" fo:hyphenation-ladder-count="no-limit"/>
      <style:text-properties officeooo:rsid="1148de72" officeooo:paragraph-rsid="10e22edd" fo:background-color="transparent" fo:hyphenate="true" fo:hyphenation-remain-char-count="2" fo:hyphenation-push-char-count="2" loext:hyphenation-no-caps="false"/>
    </style:style>
    <style:style style:name="P906" style:family="paragraph" style:parent-style-name="paragraf">
      <style:paragraph-properties fo:orphans="0" fo:widows="0" fo:hyphenation-ladder-count="no-limit"/>
      <style:text-properties officeooo:rsid="114caf10" officeooo:paragraph-rsid="10e22edd" fo:background-color="transparent" fo:hyphenate="true" fo:hyphenation-remain-char-count="2" fo:hyphenation-push-char-count="2" loext:hyphenation-no-caps="false"/>
    </style:style>
    <style:style style:name="P907" style:family="paragraph" style:parent-style-name="paragraf">
      <style:paragraph-properties fo:orphans="0" fo:widows="0" fo:hyphenation-ladder-count="no-limit"/>
      <style:text-properties officeooo:rsid="1152d231" officeooo:paragraph-rsid="10e22edd" fo:background-color="transparent" fo:hyphenate="true" fo:hyphenation-remain-char-count="2" fo:hyphenation-push-char-count="2" loext:hyphenation-no-caps="false"/>
    </style:style>
    <style:style style:name="P908" style:family="paragraph" style:parent-style-name="paragraf">
      <style:paragraph-properties fo:orphans="0" fo:widows="0" fo:hyphenation-ladder-count="no-limit"/>
      <style:text-properties officeooo:rsid="1153f09d" officeooo:paragraph-rsid="10e22edd" fo:background-color="transparent" fo:hyphenate="true" fo:hyphenation-remain-char-count="2" fo:hyphenation-push-char-count="2" loext:hyphenation-no-caps="false"/>
    </style:style>
    <style:style style:name="P909" style:family="paragraph" style:parent-style-name="paragraf">
      <style:paragraph-properties fo:orphans="0" fo:widows="0" fo:hyphenation-ladder-count="no-limit"/>
      <style:text-properties officeooo:rsid="11548dbb" officeooo:paragraph-rsid="10e22edd" fo:background-color="transparent" fo:hyphenate="true" fo:hyphenation-remain-char-count="2" fo:hyphenation-push-char-count="2" loext:hyphenation-no-caps="false"/>
    </style:style>
    <style:style style:name="P910" style:family="paragraph" style:parent-style-name="paragraf">
      <style:paragraph-properties fo:orphans="0" fo:widows="0" fo:hyphenation-ladder-count="no-limit"/>
      <style:text-properties officeooo:rsid="11562332" officeooo:paragraph-rsid="10e22edd" fo:background-color="transparent" fo:hyphenate="true" fo:hyphenation-remain-char-count="2" fo:hyphenation-push-char-count="2" loext:hyphenation-no-caps="false"/>
    </style:style>
    <style:style style:name="P911" style:family="paragraph" style:parent-style-name="paragraf">
      <style:paragraph-properties fo:orphans="0" fo:widows="0" fo:hyphenation-ladder-count="no-limit"/>
      <style:text-properties officeooo:rsid="11926cc3" officeooo:paragraph-rsid="10e22edd" fo:background-color="transparent" fo:hyphenate="true" fo:hyphenation-remain-char-count="2" fo:hyphenation-push-char-count="2" loext:hyphenation-no-caps="false"/>
    </style:style>
    <style:style style:name="P912" style:family="paragraph" style:parent-style-name="paragraf">
      <style:paragraph-properties fo:orphans="0" fo:widows="0" fo:hyphenation-ladder-count="no-limit"/>
      <style:text-properties officeooo:rsid="119421f3" officeooo:paragraph-rsid="10e22edd" fo:background-color="transparent" fo:hyphenate="true" fo:hyphenation-remain-char-count="2" fo:hyphenation-push-char-count="2" loext:hyphenation-no-caps="false"/>
    </style:style>
    <style:style style:name="P913" style:family="paragraph" style:parent-style-name="paragraf">
      <style:paragraph-properties fo:orphans="0" fo:widows="0" fo:hyphenation-ladder-count="no-limit"/>
      <style:text-properties officeooo:rsid="1196aedc" officeooo:paragraph-rsid="10e22edd" fo:background-color="transparent" fo:hyphenate="true" fo:hyphenation-remain-char-count="2" fo:hyphenation-push-char-count="2" loext:hyphenation-no-caps="false"/>
    </style:style>
    <style:style style:name="P914" style:family="paragraph" style:parent-style-name="paragraf">
      <style:paragraph-properties fo:orphans="0" fo:widows="0" fo:hyphenation-ladder-count="no-limit"/>
      <style:text-properties officeooo:rsid="11c7ac0c" officeooo:paragraph-rsid="10e22edd" fo:background-color="transparent" fo:hyphenate="true" fo:hyphenation-remain-char-count="2" fo:hyphenation-push-char-count="2" loext:hyphenation-no-caps="false"/>
    </style:style>
    <style:style style:name="P915" style:family="paragraph" style:parent-style-name="paragraf">
      <style:paragraph-properties fo:orphans="0" fo:widows="0" fo:hyphenation-ladder-count="no-limit"/>
      <style:text-properties officeooo:rsid="12195793" officeooo:paragraph-rsid="10e22edd" fo:background-color="transparent" fo:hyphenate="true" fo:hyphenation-remain-char-count="2" fo:hyphenation-push-char-count="2" loext:hyphenation-no-caps="false"/>
    </style:style>
    <style:style style:name="P916" style:family="paragraph" style:parent-style-name="paragraf">
      <style:paragraph-properties fo:orphans="0" fo:widows="0" fo:hyphenation-ladder-count="no-limit"/>
      <style:text-properties officeooo:rsid="121ae529" officeooo:paragraph-rsid="10e22edd" fo:background-color="transparent" fo:hyphenate="true" fo:hyphenation-remain-char-count="2" fo:hyphenation-push-char-count="2" loext:hyphenation-no-caps="false"/>
    </style:style>
    <style:style style:name="P917" style:family="paragraph" style:parent-style-name="paragraf">
      <style:paragraph-properties fo:orphans="0" fo:widows="0" fo:hyphenation-ladder-count="no-limit"/>
      <style:text-properties officeooo:rsid="121c77b8" officeooo:paragraph-rsid="10e22edd" fo:background-color="transparent" fo:hyphenate="true" fo:hyphenation-remain-char-count="2" fo:hyphenation-push-char-count="2" loext:hyphenation-no-caps="false"/>
    </style:style>
    <style:style style:name="P918" style:family="paragraph" style:parent-style-name="paragraf">
      <style:paragraph-properties fo:orphans="0" fo:widows="0" fo:hyphenation-ladder-count="no-limit"/>
      <style:text-properties officeooo:rsid="115ba3d6" officeooo:paragraph-rsid="10e22edd" fo:hyphenate="true" fo:hyphenation-remain-char-count="2" fo:hyphenation-push-char-count="2" loext:hyphenation-no-caps="false"/>
    </style:style>
    <style:style style:name="P919" style:family="paragraph" style:parent-style-name="paragraf">
      <style:paragraph-properties fo:orphans="0" fo:widows="0" fo:hyphenation-ladder-count="no-limit"/>
      <style:text-properties officeooo:rsid="115d8123" officeooo:paragraph-rsid="10e22edd" fo:hyphenate="true" fo:hyphenation-remain-char-count="2" fo:hyphenation-push-char-count="2" loext:hyphenation-no-caps="false"/>
    </style:style>
    <style:style style:name="P920" style:family="paragraph" style:parent-style-name="paragraf">
      <style:paragraph-properties fo:orphans="0" fo:widows="0" fo:hyphenation-ladder-count="no-limit"/>
      <style:text-properties officeooo:rsid="11604c6a" officeooo:paragraph-rsid="10e22edd" fo:hyphenate="true" fo:hyphenation-remain-char-count="2" fo:hyphenation-push-char-count="2" loext:hyphenation-no-caps="false"/>
    </style:style>
    <style:style style:name="P921" style:family="paragraph" style:parent-style-name="paragraf">
      <style:paragraph-properties fo:orphans="0" fo:widows="0" fo:hyphenation-ladder-count="no-limit"/>
      <style:text-properties officeooo:rsid="1161e2fd" officeooo:paragraph-rsid="10e22edd" fo:hyphenate="true" fo:hyphenation-remain-char-count="2" fo:hyphenation-push-char-count="2" loext:hyphenation-no-caps="false"/>
    </style:style>
    <style:style style:name="P922" style:family="paragraph" style:parent-style-name="paragraf">
      <style:paragraph-properties fo:orphans="0" fo:widows="0" fo:hyphenation-ladder-count="no-limit"/>
      <style:text-properties officeooo:rsid="1164944a" officeooo:paragraph-rsid="10e22edd" fo:hyphenate="true" fo:hyphenation-remain-char-count="2" fo:hyphenation-push-char-count="2" loext:hyphenation-no-caps="false"/>
    </style:style>
    <style:style style:name="P923" style:family="paragraph" style:parent-style-name="paragraf">
      <style:paragraph-properties fo:orphans="0" fo:widows="0" fo:hyphenation-ladder-count="no-limit"/>
      <style:text-properties officeooo:rsid="116745c0" officeooo:paragraph-rsid="10e22edd" fo:hyphenate="true" fo:hyphenation-remain-char-count="2" fo:hyphenation-push-char-count="2" loext:hyphenation-no-caps="false"/>
    </style:style>
    <style:style style:name="P924" style:family="paragraph" style:parent-style-name="paragraf">
      <style:paragraph-properties fo:orphans="0" fo:widows="0" fo:hyphenation-ladder-count="no-limit"/>
      <style:text-properties officeooo:rsid="116c40f5" officeooo:paragraph-rsid="10e22edd" fo:hyphenate="true" fo:hyphenation-remain-char-count="2" fo:hyphenation-push-char-count="2" loext:hyphenation-no-caps="false"/>
    </style:style>
    <style:style style:name="P925" style:family="paragraph" style:parent-style-name="paragraf">
      <style:paragraph-properties fo:orphans="0" fo:widows="0" fo:hyphenation-ladder-count="no-limit"/>
      <style:text-properties officeooo:rsid="11789bf5" officeooo:paragraph-rsid="10e22edd" fo:hyphenate="true" fo:hyphenation-remain-char-count="2" fo:hyphenation-push-char-count="2" loext:hyphenation-no-caps="false"/>
    </style:style>
    <style:style style:name="P926" style:family="paragraph" style:parent-style-name="paragraf">
      <style:paragraph-properties fo:orphans="0" fo:widows="0" fo:hyphenation-ladder-count="no-limit"/>
      <style:text-properties officeooo:rsid="117a18b6" officeooo:paragraph-rsid="10e22edd" fo:hyphenate="true" fo:hyphenation-remain-char-count="2" fo:hyphenation-push-char-count="2" loext:hyphenation-no-caps="false"/>
    </style:style>
    <style:style style:name="P927" style:family="paragraph" style:parent-style-name="paragraf">
      <style:paragraph-properties fo:orphans="0" fo:widows="0" fo:hyphenation-ladder-count="no-limit"/>
      <style:text-properties officeooo:rsid="117e25d6" officeooo:paragraph-rsid="10e22edd" fo:hyphenate="true" fo:hyphenation-remain-char-count="2" fo:hyphenation-push-char-count="2" loext:hyphenation-no-caps="false"/>
    </style:style>
    <style:style style:name="P928" style:family="paragraph" style:parent-style-name="paragraf">
      <style:paragraph-properties fo:orphans="0" fo:widows="0" fo:hyphenation-ladder-count="no-limit"/>
      <style:text-properties officeooo:rsid="11804163" officeooo:paragraph-rsid="10e22edd" fo:hyphenate="true" fo:hyphenation-remain-char-count="2" fo:hyphenation-push-char-count="2" loext:hyphenation-no-caps="false"/>
    </style:style>
    <style:style style:name="P929" style:family="paragraph" style:parent-style-name="paragraf">
      <style:paragraph-properties fo:orphans="0" fo:widows="0" fo:hyphenation-ladder-count="no-limit"/>
      <style:text-properties officeooo:rsid="1189a662" officeooo:paragraph-rsid="10e22edd" fo:hyphenate="true" fo:hyphenation-remain-char-count="2" fo:hyphenation-push-char-count="2" loext:hyphenation-no-caps="false"/>
    </style:style>
    <style:style style:name="P930" style:family="paragraph" style:parent-style-name="paragraf">
      <style:paragraph-properties fo:orphans="0" fo:widows="0" fo:hyphenation-ladder-count="no-limit"/>
      <style:text-properties officeooo:rsid="11a4767c" officeooo:paragraph-rsid="10e22edd" fo:hyphenate="true" fo:hyphenation-remain-char-count="2" fo:hyphenation-push-char-count="2" loext:hyphenation-no-caps="false"/>
    </style:style>
    <style:style style:name="P931" style:family="paragraph" style:parent-style-name="paragraf">
      <style:paragraph-properties fo:orphans="0" fo:widows="0" fo:hyphenation-ladder-count="no-limit"/>
      <style:text-properties officeooo:rsid="11ae18dd" officeooo:paragraph-rsid="10e22edd" fo:hyphenate="true" fo:hyphenation-remain-char-count="2" fo:hyphenation-push-char-count="2" loext:hyphenation-no-caps="false"/>
    </style:style>
    <style:style style:name="P932" style:family="paragraph" style:parent-style-name="paragraf">
      <style:paragraph-properties fo:orphans="0" fo:widows="0" fo:hyphenation-ladder-count="no-limit"/>
      <style:text-properties officeooo:rsid="11b7bcbb" officeooo:paragraph-rsid="10e22edd" fo:hyphenate="true" fo:hyphenation-remain-char-count="2" fo:hyphenation-push-char-count="2" loext:hyphenation-no-caps="false"/>
    </style:style>
    <style:style style:name="P933" style:family="paragraph" style:parent-style-name="paragraf">
      <style:paragraph-properties fo:orphans="0" fo:widows="0" fo:hyphenation-ladder-count="no-limit"/>
      <style:text-properties officeooo:rsid="11c1506a" officeooo:paragraph-rsid="10e22edd" fo:hyphenate="true" fo:hyphenation-remain-char-count="2" fo:hyphenation-push-char-count="2" loext:hyphenation-no-caps="false"/>
    </style:style>
    <style:style style:name="P934" style:family="paragraph" style:parent-style-name="paragraf">
      <style:paragraph-properties fo:orphans="0" fo:widows="0" fo:hyphenation-ladder-count="no-limit"/>
      <style:text-properties officeooo:rsid="11c2f5f0" officeooo:paragraph-rsid="10e22edd" fo:hyphenate="true" fo:hyphenation-remain-char-count="2" fo:hyphenation-push-char-count="2" loext:hyphenation-no-caps="false"/>
    </style:style>
    <style:style style:name="P935" style:family="paragraph" style:parent-style-name="paragraf">
      <style:paragraph-properties fo:orphans="0" fo:widows="0" fo:hyphenation-ladder-count="no-limit"/>
      <style:text-properties officeooo:rsid="11c4147c" officeooo:paragraph-rsid="10e22edd" fo:hyphenate="true" fo:hyphenation-remain-char-count="2" fo:hyphenation-push-char-count="2" loext:hyphenation-no-caps="false"/>
    </style:style>
    <style:style style:name="P936" style:family="paragraph" style:parent-style-name="paragraf">
      <style:paragraph-properties fo:orphans="0" fo:widows="0" fo:hyphenation-ladder-count="no-limit"/>
      <style:text-properties officeooo:rsid="11c443ec" officeooo:paragraph-rsid="10e22edd" fo:background-color="#ffffd7" fo:hyphenate="true" fo:hyphenation-remain-char-count="2" fo:hyphenation-push-char-count="2" loext:hyphenation-no-caps="false"/>
    </style:style>
    <style:style style:name="P937" style:family="paragraph" style:parent-style-name="paragraf" style:list-style-name="L131">
      <style:paragraph-properties fo:orphans="0" fo:widows="0" fo:hyphenation-ladder-count="no-limit"/>
      <style:text-properties officeooo:rsid="122ba465" officeooo:paragraph-rsid="10e22edd" fo:hyphenate="true" fo:hyphenation-remain-char-count="2" fo:hyphenation-push-char-count="2" loext:hyphenation-no-caps="false"/>
    </style:style>
    <style:style style:name="P938" style:family="paragraph" style:parent-style-name="paragraf">
      <style:paragraph-properties fo:orphans="0" fo:widows="0" fo:hyphenation-ladder-count="no-limit"/>
      <style:text-properties officeooo:rsid="122d2efd" officeooo:paragraph-rsid="10e22edd" fo:hyphenate="true" fo:hyphenation-remain-char-count="2" fo:hyphenation-push-char-count="2" loext:hyphenation-no-caps="false"/>
    </style:style>
    <style:style style:name="P939" style:family="paragraph" style:parent-style-name="paragraf">
      <style:paragraph-properties fo:orphans="0" fo:widows="0" fo:hyphenation-ladder-count="no-limit"/>
      <style:text-properties officeooo:rsid="12320949" officeooo:paragraph-rsid="10e22edd" fo:hyphenate="true" fo:hyphenation-remain-char-count="2" fo:hyphenation-push-char-count="2" loext:hyphenation-no-caps="false"/>
    </style:style>
    <style:style style:name="P940" style:family="paragraph" style:parent-style-name="paragraf">
      <style:paragraph-properties fo:orphans="0" fo:widows="0" fo:hyphenation-ladder-count="no-limit"/>
      <style:text-properties officeooo:rsid="1242e2e6" officeooo:paragraph-rsid="10e22edd" fo:hyphenate="true" fo:hyphenation-remain-char-count="2" fo:hyphenation-push-char-count="2" loext:hyphenation-no-caps="false"/>
    </style:style>
    <style:style style:name="P941" style:family="paragraph" style:parent-style-name="paragraf">
      <style:paragraph-properties fo:orphans="0" fo:widows="0" fo:hyphenation-ladder-count="no-limit"/>
      <style:text-properties officeooo:rsid="1257e661" officeooo:paragraph-rsid="10e22edd" fo:hyphenate="true" fo:hyphenation-remain-char-count="2" fo:hyphenation-push-char-count="2" loext:hyphenation-no-caps="false"/>
    </style:style>
    <style:style style:name="P942" style:family="paragraph" style:parent-style-name="paragraf">
      <style:paragraph-properties fo:orphans="0" fo:widows="0" fo:hyphenation-ladder-count="no-limit"/>
      <style:text-properties officeooo:rsid="11fad331" officeooo:paragraph-rsid="10e22edd" fo:hyphenate="true" fo:hyphenation-remain-char-count="2" fo:hyphenation-push-char-count="2" loext:hyphenation-no-caps="false"/>
    </style:style>
    <style:style style:name="P943" style:family="paragraph" style:parent-style-name="paragraf">
      <style:paragraph-properties fo:orphans="0" fo:widows="0" fo:hyphenation-ladder-count="no-limit"/>
      <style:text-properties officeooo:rsid="12001d5a" officeooo:paragraph-rsid="10e22edd" fo:hyphenate="true" fo:hyphenation-remain-char-count="2" fo:hyphenation-push-char-count="2" loext:hyphenation-no-caps="false"/>
    </style:style>
    <style:style style:name="P944" style:family="paragraph" style:parent-style-name="paragraf">
      <style:paragraph-properties fo:orphans="0" fo:widows="0" fo:hyphenation-ladder-count="no-limit"/>
      <style:text-properties officeooo:rsid="1202451d" officeooo:paragraph-rsid="10e22edd" fo:hyphenate="true" fo:hyphenation-remain-char-count="2" fo:hyphenation-push-char-count="2" loext:hyphenation-no-caps="false"/>
    </style:style>
    <style:style style:name="P945" style:family="paragraph" style:parent-style-name="paragraf">
      <style:paragraph-properties fo:orphans="0" fo:widows="0" fo:hyphenation-ladder-count="no-limit"/>
      <style:text-properties officeooo:rsid="1204644d" officeooo:paragraph-rsid="10e22edd" fo:hyphenate="true" fo:hyphenation-remain-char-count="2" fo:hyphenation-push-char-count="2" loext:hyphenation-no-caps="false"/>
    </style:style>
    <style:style style:name="P946" style:family="paragraph" style:parent-style-name="paragraf">
      <style:paragraph-properties fo:orphans="0" fo:widows="0" fo:hyphenation-ladder-count="no-limit"/>
      <style:text-properties officeooo:rsid="1205f203" officeooo:paragraph-rsid="10e22edd" fo:hyphenate="true" fo:hyphenation-remain-char-count="2" fo:hyphenation-push-char-count="2" loext:hyphenation-no-caps="false"/>
    </style:style>
    <style:style style:name="P947" style:family="paragraph" style:parent-style-name="paragraf">
      <style:paragraph-properties fo:orphans="0" fo:widows="0" fo:hyphenation-ladder-count="no-limit"/>
      <style:text-properties officeooo:rsid="1207de4f" officeooo:paragraph-rsid="10e22edd" fo:hyphenate="true" fo:hyphenation-remain-char-count="2" fo:hyphenation-push-char-count="2" loext:hyphenation-no-caps="false"/>
    </style:style>
    <style:style style:name="P948" style:family="paragraph" style:parent-style-name="paragraf">
      <style:paragraph-properties fo:orphans="0" fo:widows="0" fo:hyphenation-ladder-count="no-limit"/>
      <style:text-properties officeooo:rsid="120bb0f1" officeooo:paragraph-rsid="10e22edd" fo:hyphenate="true" fo:hyphenation-remain-char-count="2" fo:hyphenation-push-char-count="2" loext:hyphenation-no-caps="false"/>
    </style:style>
    <style:style style:name="P949" style:family="paragraph" style:parent-style-name="paragraf">
      <style:paragraph-properties fo:orphans="0" fo:widows="0" fo:hyphenation-ladder-count="no-limit"/>
      <style:text-properties officeooo:rsid="121286ec" officeooo:paragraph-rsid="10e22edd" fo:hyphenate="true" fo:hyphenation-remain-char-count="2" fo:hyphenation-push-char-count="2" loext:hyphenation-no-caps="false"/>
    </style:style>
    <style:style style:name="P950" style:family="paragraph" style:parent-style-name="paragraf">
      <style:paragraph-properties fo:orphans="0" fo:widows="0" fo:hyphenation-ladder-count="no-limit"/>
      <style:text-properties officeooo:rsid="121676aa" officeooo:paragraph-rsid="10e22edd" fo:hyphenate="true" fo:hyphenation-remain-char-count="2" fo:hyphenation-push-char-count="2" loext:hyphenation-no-caps="false"/>
    </style:style>
    <style:style style:name="P951" style:family="paragraph" style:parent-style-name="paragraf">
      <style:paragraph-properties fo:orphans="0" fo:widows="0" fo:hyphenation-ladder-count="no-limit"/>
      <style:text-properties officeooo:rsid="1218363a" officeooo:paragraph-rsid="10e22edd" fo:hyphenate="true" fo:hyphenation-remain-char-count="2" fo:hyphenation-push-char-count="2" loext:hyphenation-no-caps="false"/>
    </style:style>
    <style:style style:name="P952" style:family="paragraph" style:parent-style-name="paragraf" style:list-style-name="L132">
      <style:text-properties officeooo:paragraph-rsid="10e22edd"/>
    </style:style>
    <style:style style:name="P953" style:family="paragraph" style:parent-style-name="paragraf" style:list-style-name="L1" style:master-page-name="">
      <style:paragraph-properties fo:orphans="0" fo:widows="0" fo:hyphenation-ladder-count="1" style:page-number="auto" fo:keep-with-next="auto"/>
      <style:text-properties fo:language="id" fo:country="ID" officeooo:paragraph-rsid="10e22dcb" fo:hyphenate="true" fo:hyphenation-remain-char-count="2" fo:hyphenation-push-char-count="2" loext:hyphenation-no-caps="false"/>
    </style:style>
    <style:style style:name="P954" style:family="paragraph" style:parent-style-name="paragraf">
      <style:paragraph-properties fo:margin-left="0in" fo:margin-right="0in" fo:orphans="0" fo:widows="0" fo:hyphenation-ladder-count="no-limit" fo:text-indent="0in" style:auto-text-indent="false" fo:keep-with-next="auto"/>
      <style:text-properties fo:language="id" fo:country="ID" officeooo:rsid="0c881939" officeooo:paragraph-rsid="10e22edd" fo:hyphenate="true" fo:hyphenation-remain-char-count="2" fo:hyphenation-push-char-count="2" loext:hyphenation-no-caps="false"/>
    </style:style>
    <style:style style:name="P955" style:family="paragraph" style:parent-style-name="paragraf">
      <style:paragraph-properties fo:margin-left="0in" fo:margin-right="0in" fo:orphans="0" fo:widows="0" fo:hyphenation-ladder-count="no-limit" fo:text-indent="0in" style:auto-text-indent="false"/>
      <style:text-properties fo:language="id" fo:country="ID" officeooo:rsid="120dc9f2" officeooo:paragraph-rsid="10e22edd" fo:hyphenate="true" fo:hyphenation-remain-char-count="2" fo:hyphenation-push-char-count="2" loext:hyphenation-no-caps="false"/>
    </style:style>
    <style:style style:name="P956" style:family="paragraph" style:parent-style-name="paragraf" style:master-page-name="">
      <style:paragraph-properties fo:orphans="0" fo:widows="0" fo:hyphenation-ladder-count="no-limit" style:page-number="auto" fo:keep-with-next="auto"/>
      <style:text-properties fo:language="id" fo:country="ID" fo:font-style="normal" officeooo:rsid="11307012" officeooo:paragraph-rsid="10e22edd" style:font-style-asian="normal" style:font-style-complex="normal" fo:hyphenate="true" fo:hyphenation-remain-char-count="2" fo:hyphenation-push-char-count="2" loext:hyphenation-no-caps="false"/>
    </style:style>
    <style:style style:name="P957" style:family="paragraph" style:parent-style-name="paragraf" style:master-page-name="">
      <style:paragraph-properties fo:orphans="0" fo:widows="0" fo:hyphenation-ladder-count="no-limit" style:page-number="auto" fo:keep-with-next="auto"/>
      <style:text-properties fo:language="id" fo:country="ID" fo:font-style="italic" officeooo:rsid="113e1d01" officeooo:paragraph-rsid="10e22edd" style:font-style-asian="italic" style:font-style-complex="italic" fo:hyphenate="true" fo:hyphenation-remain-char-count="2" fo:hyphenation-push-char-count="2" loext:hyphenation-no-caps="false"/>
    </style:style>
    <style:style style:name="P958" style:family="paragraph" style:parent-style-name="paragraf" style:master-page-name="">
      <style:paragraph-properties fo:orphans="0" fo:widows="0" fo:hyphenation-ladder-count="no-limit" style:page-number="auto" fo:keep-with-next="auto"/>
      <style:text-properties fo:language="id" fo:country="ID" fo:font-style="italic" officeooo:rsid="11455883" officeooo:paragraph-rsid="10e22edd" style:font-style-asian="italic" style:font-style-complex="italic" fo:hyphenate="true" fo:hyphenation-remain-char-count="2" fo:hyphenation-push-char-count="2" loext:hyphenation-no-caps="false"/>
    </style:style>
    <style:style style:name="P959" style:family="paragraph" style:parent-style-name="paragraf" style:master-page-name="">
      <style:paragraph-properties fo:orphans="0" fo:widows="0" fo:hyphenation-ladder-count="no-limit" style:page-number="auto" fo:keep-with-next="auto"/>
      <style:text-properties fo:language="id" fo:country="ID" officeooo:rsid="1147237c" officeooo:paragraph-rsid="10e22edd" fo:hyphenate="true" fo:hyphenation-remain-char-count="2" fo:hyphenation-push-char-count="2" loext:hyphenation-no-caps="false"/>
    </style:style>
    <style:style style:name="P960" style:family="paragraph" style:parent-style-name="paragraf" style:master-page-name="">
      <style:paragraph-properties fo:orphans="0" fo:widows="0" fo:hyphenation-ladder-count="no-limit" style:page-number="auto" fo:keep-with-next="auto"/>
      <style:text-properties fo:language="id" fo:country="ID" officeooo:rsid="114c0b05" officeooo:paragraph-rsid="10e22edd" fo:hyphenate="true" fo:hyphenation-remain-char-count="2" fo:hyphenation-push-char-count="2" loext:hyphenation-no-caps="false"/>
    </style:style>
    <style:style style:name="P961" style:family="paragraph" style:parent-style-name="paragraf" style:master-page-name="">
      <style:paragraph-properties fo:orphans="0" fo:widows="0" fo:hyphenation-ladder-count="no-limit" style:page-number="auto" fo:keep-with-next="auto"/>
      <style:text-properties fo:language="id" fo:country="ID" officeooo:rsid="1153c638" officeooo:paragraph-rsid="10e22edd" fo:hyphenate="true" fo:hyphenation-remain-char-count="2" fo:hyphenation-push-char-count="2" loext:hyphenation-no-caps="false"/>
    </style:style>
    <style:style style:name="P962" style:family="paragraph" style:parent-style-name="paragraf" style:master-page-name="">
      <style:paragraph-properties fo:orphans="0" fo:widows="0" fo:hyphenation-ladder-count="no-limit" style:page-number="auto" fo:keep-with-next="auto"/>
      <style:text-properties fo:language="id" fo:country="ID" officeooo:rsid="11567ce5" officeooo:paragraph-rsid="10e22edd" fo:hyphenate="true" fo:hyphenation-remain-char-count="2" fo:hyphenation-push-char-count="2" loext:hyphenation-no-caps="false"/>
    </style:style>
    <style:style style:name="P963" style:family="paragraph" style:parent-style-name="paragraf" style:master-page-name="">
      <style:paragraph-properties fo:orphans="0" fo:widows="0" fo:hyphenation-ladder-count="no-limit" style:page-number="auto" fo:keep-with-next="auto"/>
      <style:text-properties fo:language="id" fo:country="ID" officeooo:rsid="1159003c" officeooo:paragraph-rsid="10e22edd" fo:hyphenate="true" fo:hyphenation-remain-char-count="2" fo:hyphenation-push-char-count="2" loext:hyphenation-no-caps="false"/>
    </style:style>
    <style:style style:name="P964" style:family="paragraph" style:parent-style-name="paragraf" style:master-page-name="">
      <style:paragraph-properties fo:orphans="0" fo:widows="0" fo:hyphenation-ladder-count="no-limit" style:page-number="auto" fo:keep-with-next="auto"/>
      <style:text-properties fo:language="id" fo:country="ID" fo:font-style="normal" officeooo:rsid="11605d44" officeooo:paragraph-rsid="10e22edd" style:font-style-asian="normal" style:font-style-complex="normal" fo:hyphenate="true" fo:hyphenation-remain-char-count="2" fo:hyphenation-push-char-count="2" loext:hyphenation-no-caps="false"/>
    </style:style>
    <style:style style:name="P965" style:family="paragraph" style:parent-style-name="paragraf" style:master-page-name="">
      <style:paragraph-properties fo:orphans="0" fo:widows="0" fo:hyphenation-ladder-count="no-limit" style:page-number="auto" fo:break-before="auto" fo:break-after="auto" fo:keep-with-next="auto"/>
      <style:text-properties fo:language="id" fo:country="ID" officeooo:rsid="11642095" officeooo:paragraph-rsid="10e22edd" fo:hyphenate="true" fo:hyphenation-remain-char-count="2" fo:hyphenation-push-char-count="2" loext:hyphenation-no-caps="false"/>
    </style:style>
    <style:style style:name="P966" style:family="paragraph" style:parent-style-name="paragraf" style:master-page-name="">
      <style:paragraph-properties fo:orphans="0" fo:widows="0" fo:hyphenation-ladder-count="no-limit" style:page-number="auto" fo:keep-with-next="auto"/>
      <style:text-properties fo:language="id" fo:country="ID" officeooo:rsid="116ba15c" officeooo:paragraph-rsid="10e22edd" fo:hyphenate="true" fo:hyphenation-remain-char-count="2" fo:hyphenation-push-char-count="2" loext:hyphenation-no-caps="false"/>
    </style:style>
    <style:style style:name="P967" style:family="paragraph" style:parent-style-name="paragraf" style:master-page-name="">
      <style:paragraph-properties fo:orphans="0" fo:widows="0" fo:hyphenation-ladder-count="no-limit" style:page-number="auto" fo:keep-with-next="auto"/>
      <style:text-properties fo:language="id" fo:country="ID" officeooo:rsid="1172e3ae" officeooo:paragraph-rsid="10e22edd" fo:hyphenate="true" fo:hyphenation-remain-char-count="2" fo:hyphenation-push-char-count="2" loext:hyphenation-no-caps="false"/>
    </style:style>
    <style:style style:name="P968" style:family="paragraph" style:parent-style-name="paragraf" style:master-page-name="">
      <style:paragraph-properties fo:orphans="0" fo:widows="0" fo:hyphenation-ladder-count="no-limit" style:page-number="auto" fo:keep-with-next="auto"/>
      <style:text-properties fo:language="id" fo:country="ID" officeooo:rsid="1172e3ae" officeooo:paragraph-rsid="10e22edd" fo:hyphenate="true" fo:hyphenation-remain-char-count="2" fo:hyphenation-push-char-count="2" loext:hyphenation-no-caps="false"/>
    </style:style>
    <style:style style:name="P969" style:family="paragraph" style:parent-style-name="paragraf" style:master-page-name="">
      <style:paragraph-properties fo:orphans="0" fo:widows="0" fo:hyphenation-ladder-count="no-limit" style:page-number="auto" fo:keep-with-next="auto"/>
      <style:text-properties fo:language="id" fo:country="ID" fo:font-style="normal" officeooo:rsid="11744f80" officeooo:paragraph-rsid="10e22edd" style:font-style-asian="normal" style:font-style-complex="normal" fo:hyphenate="true" fo:hyphenation-remain-char-count="2" fo:hyphenation-push-char-count="2" loext:hyphenation-no-caps="false"/>
    </style:style>
    <style:style style:name="P970" style:family="paragraph" style:parent-style-name="paragraf" style:master-page-name="">
      <style:paragraph-properties fo:orphans="0" fo:widows="0" fo:hyphenation-ladder-count="no-limit" style:page-number="auto" fo:keep-with-next="auto"/>
      <style:text-properties fo:language="id" fo:country="ID" fo:font-style="italic" officeooo:rsid="11797109" officeooo:paragraph-rsid="10e22edd" style:font-style-asian="italic" style:font-style-complex="italic" fo:hyphenate="true" fo:hyphenation-remain-char-count="2" fo:hyphenation-push-char-count="2" loext:hyphenation-no-caps="false"/>
    </style:style>
    <style:style style:name="P971" style:family="paragraph" style:parent-style-name="paragraf" style:master-page-name="">
      <style:paragraph-properties fo:orphans="0" fo:widows="0" fo:hyphenation-ladder-count="no-limit" style:page-number="auto" fo:keep-with-next="auto"/>
      <style:text-properties fo:language="id" fo:country="ID" fo:font-style="italic" officeooo:rsid="11797109" officeooo:paragraph-rsid="10e22edd" style:font-style-asian="italic" style:font-style-complex="italic" fo:hyphenate="true" fo:hyphenation-remain-char-count="2" fo:hyphenation-push-char-count="2" loext:hyphenation-no-caps="false"/>
    </style:style>
    <style:style style:name="P972" style:family="paragraph" style:parent-style-name="paragraf" style:master-page-name="">
      <style:paragraph-properties fo:orphans="0" fo:widows="0" fo:hyphenation-ladder-count="no-limit" style:page-number="auto" fo:keep-with-next="auto"/>
      <style:text-properties fo:language="id" fo:country="ID" fo:font-style="italic" officeooo:rsid="11797109" officeooo:paragraph-rsid="10e22edd" style:font-style-asian="italic" style:font-style-complex="italic" fo:hyphenate="true" fo:hyphenation-remain-char-count="2" fo:hyphenation-push-char-count="2" loext:hyphenation-no-caps="false"/>
    </style:style>
    <style:style style:name="P973" style:family="paragraph" style:parent-style-name="paragraf" style:master-page-name="">
      <style:paragraph-properties fo:orphans="0" fo:widows="0" fo:hyphenation-ladder-count="no-limit" style:page-number="auto" fo:keep-with-next="auto"/>
      <style:text-properties fo:language="id" fo:country="ID" fo:font-style="normal" officeooo:rsid="11809d33" officeooo:paragraph-rsid="10e22edd" style:font-style-asian="normal" style:font-style-complex="normal" fo:hyphenate="true" fo:hyphenation-remain-char-count="2" fo:hyphenation-push-char-count="2" loext:hyphenation-no-caps="false"/>
    </style:style>
    <style:style style:name="P974" style:family="paragraph" style:parent-style-name="paragraf" style:master-page-name="">
      <style:paragraph-properties fo:orphans="0" fo:widows="0" fo:hyphenation-ladder-count="no-limit" style:page-number="auto" fo:keep-with-next="auto"/>
      <style:text-properties fo:language="id" fo:country="ID" fo:font-style="normal" officeooo:rsid="1183c360" officeooo:paragraph-rsid="10e22edd" style:font-style-asian="normal" style:font-style-complex="normal" fo:hyphenate="true" fo:hyphenation-remain-char-count="2" fo:hyphenation-push-char-count="2" loext:hyphenation-no-caps="false"/>
    </style:style>
    <style:style style:name="P975" style:family="paragraph" style:parent-style-name="paragraf" style:master-page-name="">
      <style:paragraph-properties fo:orphans="0" fo:widows="0" fo:hyphenation-ladder-count="no-limit" style:page-number="auto" fo:keep-with-next="auto"/>
      <style:text-properties fo:language="id" fo:country="ID" fo:font-style="normal" officeooo:rsid="11bbe4dd" officeooo:paragraph-rsid="10e22edd" style:font-style-asian="normal" style:font-style-complex="normal" fo:hyphenate="true" fo:hyphenation-remain-char-count="2" fo:hyphenation-push-char-count="2" loext:hyphenation-no-caps="false"/>
    </style:style>
    <style:style style:name="P976" style:family="paragraph" style:parent-style-name="paragraf" style:master-page-name="">
      <style:paragraph-properties fo:orphans="0" fo:widows="0" fo:hyphenation-ladder-count="no-limit" style:page-number="auto" fo:keep-with-next="auto"/>
      <style:text-properties fo:language="id" fo:country="ID" fo:font-style="normal" officeooo:rsid="11cdac5b" officeooo:paragraph-rsid="10e22edd" style:font-style-asian="normal" style:font-style-complex="normal" fo:hyphenate="true" fo:hyphenation-remain-char-count="2" fo:hyphenation-push-char-count="2" loext:hyphenation-no-caps="false"/>
    </style:style>
    <style:style style:name="P977" style:family="paragraph" style:parent-style-name="paragraf" style:master-page-name="">
      <style:paragraph-properties fo:orphans="0" fo:widows="0" fo:hyphenation-ladder-count="no-limit" style:page-number="auto"/>
      <style:text-properties officeooo:rsid="10e49072" officeooo:paragraph-rsid="10e22edd" fo:hyphenate="true" fo:hyphenation-remain-char-count="2" fo:hyphenation-push-char-count="2" loext:hyphenation-no-caps="false"/>
    </style:style>
    <style:style style:name="P978" style:family="paragraph" style:parent-style-name="paragraf" style:master-page-name="">
      <style:paragraph-properties fo:orphans="0" fo:widows="0" fo:hyphenation-ladder-count="no-limit" style:page-number="auto"/>
      <style:text-properties officeooo:rsid="10e607a4" officeooo:paragraph-rsid="10e22edd" fo:hyphenate="true" fo:hyphenation-remain-char-count="2" fo:hyphenation-push-char-count="2" loext:hyphenation-no-caps="false"/>
    </style:style>
    <style:style style:name="P979" style:family="paragraph" style:parent-style-name="paragraf" style:master-page-name="">
      <style:paragraph-properties fo:hyphenation-ladder-count="no-limit" style:page-number="auto"/>
      <style:text-properties officeooo:paragraph-rsid="10e22edd" fo:hyphenate="true" fo:hyphenation-remain-char-count="2" fo:hyphenation-push-char-count="2" loext:hyphenation-no-caps="false"/>
    </style:style>
    <style:style style:name="P980" style:family="paragraph" style:parent-style-name="paragraf" style:master-page-name="">
      <style:paragraph-properties fo:orphans="0" fo:widows="0" fo:hyphenation-ladder-count="no-limit" style:page-number="auto"/>
      <style:text-properties officeooo:rsid="10ee06a8" officeooo:paragraph-rsid="10e22edd" fo:hyphenate="true" fo:hyphenation-remain-char-count="2" fo:hyphenation-push-char-count="2" loext:hyphenation-no-caps="false"/>
    </style:style>
    <style:style style:name="P981" style:family="paragraph" style:parent-style-name="paragraf" style:master-page-name="">
      <style:paragraph-properties fo:hyphenation-ladder-count="no-limit" style:page-number="auto"/>
      <style:text-properties officeooo:rsid="10ee06a8" officeooo:paragraph-rsid="10e22edd" fo:hyphenate="true" fo:hyphenation-remain-char-count="2" fo:hyphenation-push-char-count="2" loext:hyphenation-no-caps="false"/>
    </style:style>
    <style:style style:name="P982" style:family="paragraph" style:parent-style-name="paragraf" style:master-page-name="">
      <style:paragraph-properties fo:orphans="0" fo:widows="0" fo:hyphenation-ladder-count="no-limit" style:page-number="auto"/>
      <style:text-properties officeooo:paragraph-rsid="10e22edd" fo:hyphenate="true" fo:hyphenation-remain-char-count="2" fo:hyphenation-push-char-count="2" loext:hyphenation-no-caps="false"/>
    </style:style>
    <style:style style:name="P983" style:family="paragraph" style:parent-style-name="paragraf" style:master-page-name="">
      <style:paragraph-properties fo:orphans="0" fo:widows="0" fo:hyphenation-ladder-count="no-limit" style:page-number="auto"/>
      <style:text-properties officeooo:rsid="111512b4" officeooo:paragraph-rsid="10e22edd" fo:hyphenate="true" fo:hyphenation-remain-char-count="2" fo:hyphenation-push-char-count="2" loext:hyphenation-no-caps="false"/>
    </style:style>
    <style:style style:name="P984" style:family="paragraph" style:parent-style-name="paragraf" style:list-style-name="L83" style:master-page-name="">
      <style:paragraph-properties fo:orphans="0" fo:widows="0" fo:hyphenation-ladder-count="no-limit" style:page-number="auto"/>
      <style:text-properties style:font-name="Liberation Serif" fo:font-size="12pt" fo:font-weight="normal" officeooo:rsid="112a98dd" officeooo:paragraph-rsid="10e22edd" style:font-size-asian="12pt" style:font-weight-asian="normal" style:font-size-complex="12pt" style:font-weight-complex="normal" fo:hyphenate="true" fo:hyphenation-remain-char-count="2" fo:hyphenation-push-char-count="2" loext:hyphenation-no-caps="false"/>
    </style:style>
    <style:style style:name="P985" style:family="paragraph" style:parent-style-name="paragraf" style:list-style-name="L85" style:master-page-name="">
      <style:paragraph-properties fo:orphans="0" fo:widows="0" fo:hyphenation-ladder-count="no-limit" style:page-number="auto"/>
      <style:text-properties officeooo:paragraph-rsid="10e22edd" fo:hyphenate="true" fo:hyphenation-remain-char-count="2" fo:hyphenation-push-char-count="2" loext:hyphenation-no-caps="false"/>
    </style:style>
    <style:style style:name="P986" style:family="paragraph" style:parent-style-name="paragraf" style:list-style-name="L86" style:master-page-name="">
      <style:paragraph-properties fo:orphans="0" fo:widows="0" fo:hyphenation-ladder-count="no-limit" style:page-number="auto"/>
      <style:text-properties fo:font-style="normal" officeooo:rsid="113fff78" officeooo:paragraph-rsid="10e22edd" fo:background-color="#fff5ce" style:font-style-asian="normal" style:font-style-complex="normal" fo:hyphenate="true" fo:hyphenation-remain-char-count="2" fo:hyphenation-push-char-count="2" loext:hyphenation-no-caps="false"/>
    </style:style>
    <style:style style:name="P987" style:family="paragraph" style:parent-style-name="paragraf" style:list-style-name="L92" style:master-page-name="">
      <style:paragraph-properties fo:orphans="0" fo:widows="0" fo:hyphenation-ladder-count="no-limit" style:page-number="auto"/>
      <style:text-properties officeooo:rsid="1181fafa" officeooo:paragraph-rsid="10e22edd" fo:hyphenate="true" fo:hyphenation-remain-char-count="2" fo:hyphenation-push-char-count="2" loext:hyphenation-no-caps="false"/>
    </style:style>
    <style:style style:name="P988" style:family="paragraph" style:parent-style-name="paragraf" style:master-page-name="">
      <style:paragraph-properties fo:orphans="0" fo:widows="0" fo:hyphenation-ladder-count="no-limit" style:page-number="auto"/>
      <style:text-properties officeooo:paragraph-rsid="10e22edd" fo:hyphenate="true" fo:hyphenation-remain-char-count="2" fo:hyphenation-push-char-count="2" loext:hyphenation-no-caps="false"/>
    </style:style>
    <style:style style:name="P989" style:family="paragraph" style:parent-style-name="paragraf" style:list-style-name="L103" style:master-page-name="">
      <style:paragraph-properties fo:orphans="0" fo:widows="0" fo:hyphenation-ladder-count="no-limit" style:page-number="auto"/>
      <style:text-properties officeooo:rsid="11e39674" officeooo:paragraph-rsid="10e22edd" fo:hyphenate="true" fo:hyphenation-remain-char-count="2" fo:hyphenation-push-char-count="2" loext:hyphenation-no-caps="false"/>
    </style:style>
    <style:style style:name="P990" style:family="paragraph" style:parent-style-name="paragraf" style:list-style-name="L104" style:master-page-name="">
      <style:paragraph-properties fo:orphans="0" fo:widows="0" fo:hyphenation-ladder-count="no-limit" style:page-number="auto"/>
      <style:text-properties officeooo:paragraph-rsid="10e22edd" fo:hyphenate="true" fo:hyphenation-remain-char-count="2" fo:hyphenation-push-char-count="2" loext:hyphenation-no-caps="false"/>
    </style:style>
    <style:style style:name="P991" style:family="paragraph" style:parent-style-name="paragraf" style:master-page-name="">
      <style:paragraph-properties fo:orphans="0" fo:widows="0" fo:hyphenation-ladder-count="no-limit" style:page-number="auto"/>
      <style:text-properties officeooo:rsid="121c0ab5" officeooo:paragraph-rsid="10e22edd" fo:hyphenate="true" fo:hyphenation-remain-char-count="2" fo:hyphenation-push-char-count="2" loext:hyphenation-no-caps="false"/>
    </style:style>
    <style:style style:name="P992" style:family="paragraph" style:parent-style-name="paragraf" style:master-page-name="">
      <style:paragraph-properties fo:orphans="0" fo:widows="0" fo:hyphenation-ladder-count="no-limit" style:page-number="auto"/>
      <style:text-properties officeooo:rsid="123ca7a0" officeooo:paragraph-rsid="10e22edd" fo:hyphenate="true" fo:hyphenation-remain-char-count="2" fo:hyphenation-push-char-count="2" loext:hyphenation-no-caps="false"/>
    </style:style>
    <style:style style:name="P993" style:family="paragraph" style:parent-style-name="paragraf" style:master-page-name="">
      <style:paragraph-properties fo:orphans="0" fo:widows="0" fo:hyphenation-ladder-count="no-limit" style:page-number="auto"/>
      <style:text-properties officeooo:rsid="1244f9a0" officeooo:paragraph-rsid="10e22edd" fo:hyphenate="true" fo:hyphenation-remain-char-count="2" fo:hyphenation-push-char-count="2" loext:hyphenation-no-caps="false"/>
    </style:style>
    <style:style style:name="P994" style:family="paragraph" style:parent-style-name="paragraf" style:master-page-name="">
      <style:paragraph-properties fo:orphans="0" fo:widows="0" fo:hyphenation-ladder-count="no-limit" style:page-number="auto"/>
      <style:text-properties officeooo:rsid="112fea76" officeooo:paragraph-rsid="10e22edd" fo:hyphenate="true" fo:hyphenation-remain-char-count="2" fo:hyphenation-push-char-count="2" loext:hyphenation-no-caps="false"/>
    </style:style>
    <style:style style:name="P995" style:family="paragraph" style:parent-style-name="paragraf" style:master-page-name="">
      <style:paragraph-properties fo:orphans="0" fo:widows="0" fo:hyphenation-ladder-count="no-limit" style:page-number="auto"/>
      <style:text-properties officeooo:rsid="115972a0" officeooo:paragraph-rsid="10e22edd" fo:hyphenate="true" fo:hyphenation-remain-char-count="2" fo:hyphenation-push-char-count="2" loext:hyphenation-no-caps="false"/>
    </style:style>
    <style:style style:name="P996" style:family="paragraph" style:parent-style-name="paragraf" style:master-page-name="">
      <style:paragraph-properties fo:orphans="0" fo:widows="0" fo:hyphenation-ladder-count="no-limit" style:page-number="auto"/>
      <style:text-properties officeooo:rsid="119ee7ce" officeooo:paragraph-rsid="10e22edd" fo:hyphenate="true" fo:hyphenation-remain-char-count="2" fo:hyphenation-push-char-count="2" loext:hyphenation-no-caps="false"/>
    </style:style>
    <style:style style:name="P997" style:family="paragraph" style:parent-style-name="paragraf" style:master-page-name="">
      <style:paragraph-properties fo:orphans="0" fo:widows="0" fo:hyphenation-ladder-count="no-limit" style:page-number="auto"/>
      <style:text-properties officeooo:rsid="11ffebf9" officeooo:paragraph-rsid="10e22edd" fo:hyphenate="true" fo:hyphenation-remain-char-count="2" fo:hyphenation-push-char-count="2" loext:hyphenation-no-caps="false"/>
    </style:style>
    <style:style style:name="P998" style:family="paragraph" style:parent-style-name="paragraf" style:master-page-name="">
      <style:paragraph-properties fo:orphans="0" fo:widows="0" fo:hyphenation-ladder-count="no-limit" style:page-number="auto"/>
      <style:text-properties officeooo:rsid="12117541" officeooo:paragraph-rsid="10e22edd" fo:hyphenate="true" fo:hyphenation-remain-char-count="2" fo:hyphenation-push-char-count="2" loext:hyphenation-no-caps="false"/>
    </style:style>
    <style:style style:name="P999" style:family="paragraph" style:parent-style-name="poin-poin_20_penting" style:list-style-name="L50">
      <style:paragraph-properties fo:orphans="0" fo:widows="0" fo:hyphenation-ladder-count="no-limit"/>
      <style:text-properties officeooo:rsid="1106021f" officeooo:paragraph-rsid="10e22edd" fo:hyphenate="true" fo:hyphenation-remain-char-count="2" fo:hyphenation-push-char-count="2" loext:hyphenation-no-caps="false"/>
    </style:style>
    <style:style style:name="P1000" style:family="paragraph" style:parent-style-name="poin-poin_20_penting" style:list-style-name="L50">
      <style:paragraph-properties fo:orphans="0" fo:widows="0" fo:hyphenation-ladder-count="no-limit"/>
      <style:text-properties officeooo:rsid="11073b2f" officeooo:paragraph-rsid="10e22edd" fo:hyphenate="true" fo:hyphenation-remain-char-count="2" fo:hyphenation-push-char-count="2" loext:hyphenation-no-caps="false"/>
    </style:style>
    <style:style style:name="P1001" style:family="paragraph" style:parent-style-name="poin-poin_20_penting" style:list-style-name="L50">
      <style:paragraph-properties fo:orphans="0" fo:widows="0" fo:hyphenation-ladder-count="no-limit"/>
      <style:text-properties officeooo:rsid="110a04a3" officeooo:paragraph-rsid="10e22edd" fo:hyphenate="true" fo:hyphenation-remain-char-count="2" fo:hyphenation-push-char-count="2" loext:hyphenation-no-caps="false"/>
    </style:style>
    <style:style style:name="P1002" style:family="paragraph" style:parent-style-name="poin-poin_20_penting" style:list-style-name="L50">
      <style:paragraph-properties fo:orphans="0" fo:widows="0" fo:hyphenation-ladder-count="no-limit"/>
      <style:text-properties officeooo:rsid="110a34cd" officeooo:paragraph-rsid="10e22edd" fo:hyphenate="true" fo:hyphenation-remain-char-count="2" fo:hyphenation-push-char-count="2" loext:hyphenation-no-caps="false"/>
    </style:style>
    <style:style style:name="P1003" style:family="paragraph" style:parent-style-name="poin-poin_20_penting" style:list-style-name="L50">
      <style:text-properties officeooo:paragraph-rsid="10e22edd"/>
    </style:style>
    <style:style style:name="P1004" style:family="paragraph" style:parent-style-name="poin-poin_20_penting" style:list-style-name="L80">
      <style:text-properties officeooo:rsid="110f8a36" officeooo:paragraph-rsid="10e22edd"/>
    </style:style>
    <style:style style:name="P1005" style:family="paragraph" style:parent-style-name="poin-poin_20_penting" style:list-style-name="L80">
      <style:text-properties officeooo:rsid="1111a34b" officeooo:paragraph-rsid="10e22edd"/>
    </style:style>
    <style:style style:name="P1006" style:family="paragraph" style:parent-style-name="poin-poin_20_penting" style:list-style-name="L80">
      <style:text-properties officeooo:rsid="11130e3c" officeooo:paragraph-rsid="10e22edd"/>
    </style:style>
    <style:style style:name="P1007" style:family="paragraph" style:parent-style-name="poin-poin_20_penting" style:list-style-name="L80">
      <style:text-properties officeooo:rsid="11148e08" officeooo:paragraph-rsid="10e22edd"/>
    </style:style>
    <style:style style:name="P1008" style:family="paragraph" style:parent-style-name="poin-poin_20_penting" style:list-style-name="L80">
      <style:text-properties fo:font-style="normal" officeooo:rsid="1114eb2d" officeooo:paragraph-rsid="10e22edd" style:font-style-asian="normal" style:font-style-complex="normal"/>
    </style:style>
    <style:style style:name="P1009" style:family="paragraph" style:parent-style-name="poin-poin_20_penting" style:list-style-name="L80">
      <style:text-properties officeooo:rsid="1114eb2d" officeooo:paragraph-rsid="10e22edd"/>
    </style:style>
    <style:style style:name="P1010" style:family="paragraph" style:parent-style-name="poin-poin_20_penting" style:list-style-name="L82">
      <style:text-properties officeooo:rsid="111b3579" officeooo:paragraph-rsid="10e22edd"/>
    </style:style>
    <style:style style:name="P1011" style:family="paragraph" style:parent-style-name="poin-poin_20_penting" style:list-style-name="L82">
      <style:text-properties officeooo:rsid="111b6666" officeooo:paragraph-rsid="10e22edd"/>
    </style:style>
    <style:style style:name="P1012" style:family="paragraph" style:parent-style-name="poin-poin_20_penting" style:list-style-name="L82">
      <style:text-properties officeooo:rsid="111ee595" officeooo:paragraph-rsid="10e22edd"/>
    </style:style>
    <style:style style:name="P1013" style:family="paragraph" style:parent-style-name="poin-poin_20_penting" style:list-style-name="L82">
      <style:text-properties officeooo:rsid="112015df" officeooo:paragraph-rsid="10e22edd"/>
    </style:style>
    <style:style style:name="P1014" style:family="paragraph" style:parent-style-name="poin-poin_20_penting" style:list-style-name="L82">
      <style:text-properties officeooo:rsid="11233b46" officeooo:paragraph-rsid="10e22edd"/>
    </style:style>
    <style:style style:name="P1015" style:family="paragraph" style:parent-style-name="poin-poin_20_penting" style:list-style-name="L82">
      <style:text-properties officeooo:rsid="1125197e" officeooo:paragraph-rsid="10e22edd"/>
    </style:style>
    <style:style style:name="P1016" style:family="paragraph" style:parent-style-name="poin-poin_20_penting" style:list-style-name="L82">
      <style:text-properties officeooo:paragraph-rsid="10e22edd"/>
    </style:style>
    <style:style style:name="P1017" style:family="paragraph" style:parent-style-name="poin-poin_20_penting" style:list-style-name="L50" style:master-page-name="">
      <style:paragraph-properties fo:orphans="0" fo:widows="0" fo:hyphenation-ladder-count="no-limit" style:page-number="auto"/>
      <style:text-properties officeooo:paragraph-rsid="10e22edd" fo:hyphenate="true" fo:hyphenation-remain-char-count="2" fo:hyphenation-push-char-count="2" loext:hyphenation-no-caps="false"/>
    </style:style>
    <style:style style:name="P1018" style:family="paragraph" style:parent-style-name="poin-poin_20_penting" style:list-style-name="L50" style:master-page-name="">
      <style:paragraph-properties fo:orphans="0" fo:widows="0" fo:hyphenation-ladder-count="no-limit" style:page-number="auto"/>
      <style:text-properties officeooo:rsid="1104dade" officeooo:paragraph-rsid="10e22edd" fo:hyphenate="true" fo:hyphenation-remain-char-count="2" fo:hyphenation-push-char-count="2" loext:hyphenation-no-caps="false"/>
    </style:style>
    <style:style style:name="P1019" style:family="paragraph" style:parent-style-name="poin-poin_20_penting" style:list-style-name="L80" style:master-page-name="">
      <style:paragraph-properties style:page-number="auto"/>
      <style:text-properties officeooo:paragraph-rsid="10e22edd"/>
    </style:style>
    <style:style style:name="P1020" style:family="paragraph" style:parent-style-name="puisi">
      <style:paragraph-properties fo:orphans="0" fo:widows="0" fo:hyphenation-ladder-count="no-limit" fo:keep-with-next="auto"/>
      <style:text-properties officeooo:paragraph-rsid="10e22edd" fo:hyphenate="true" fo:hyphenation-remain-char-count="2" fo:hyphenation-push-char-count="2" loext:hyphenation-no-caps="false"/>
    </style:style>
    <style:style style:name="P1021" style:family="paragraph" style:parent-style-name="tebal_20_1">
      <style:text-properties officeooo:paragraph-rsid="10e22edd"/>
    </style:style>
    <style:style style:name="T1" style:family="text">
      <style:text-properties officeooo:rsid="009b86ac"/>
    </style:style>
    <style:style style:name="T2" style:family="text">
      <style:text-properties officeooo:rsid="0b8b0a49"/>
    </style:style>
    <style:style style:name="T3" style:family="text">
      <style:text-properties officeooo:rsid="10dd1426"/>
    </style:style>
    <style:style style:name="T4" style:family="text">
      <style:text-properties officeooo:rsid="102cbb1f"/>
    </style:style>
    <style:style style:name="T5" style:family="text">
      <style:text-properties fo:font-style="italic" style:font-style-asian="italic" style:font-style-complex="italic"/>
    </style:style>
    <style:style style:name="T6" style:family="text">
      <style:text-properties fo:font-style="italic" officeooo:rsid="102e6ce0" style:font-style-asian="italic" style:font-style-complex="italic"/>
    </style:style>
    <style:style style:name="T7" style:family="text">
      <style:text-properties fo:font-style="italic" officeooo:rsid="1038f8aa" style:font-style-asian="italic" style:font-style-complex="italic"/>
    </style:style>
    <style:style style:name="T8" style:family="text">
      <style:text-properties fo:font-style="italic" officeooo:rsid="0d0c6db3" style:font-style-asian="italic" style:font-style-complex="italic"/>
    </style:style>
    <style:style style:name="T9" style:family="text">
      <style:text-properties fo:font-style="italic" officeooo:rsid="0d26bd95" style:font-style-asian="italic" style:font-style-complex="italic"/>
    </style:style>
    <style:style style:name="T10" style:family="text">
      <style:text-properties fo:font-style="italic" officeooo:rsid="0d6c62f6" style:font-style-asian="italic" style:font-style-complex="italic"/>
    </style:style>
    <style:style style:name="T11" style:family="text">
      <style:text-properties fo:font-style="italic" officeooo:rsid="0d6d60be" style:font-style-asian="italic" style:font-style-complex="italic"/>
    </style:style>
    <style:style style:name="T12" style:family="text">
      <style:text-properties fo:font-style="italic" officeooo:rsid="0d70e38d" style:font-style-asian="italic" style:font-style-complex="italic"/>
    </style:style>
    <style:style style:name="T13" style:family="text">
      <style:text-properties fo:font-style="italic" officeooo:rsid="0cc73596" style:font-style-asian="italic" style:font-style-complex="italic"/>
    </style:style>
    <style:style style:name="T14" style:family="text">
      <style:text-properties fo:font-style="italic" officeooo:rsid="0d700a60" style:font-style-asian="italic" style:font-style-complex="italic"/>
    </style:style>
    <style:style style:name="T15" style:family="text">
      <style:text-properties fo:font-style="italic" officeooo:rsid="0a891f38" style:font-style-asian="italic" style:font-style-complex="italic"/>
    </style:style>
    <style:style style:name="T16" style:family="text">
      <style:text-properties fo:font-style="italic" officeooo:rsid="0a8d57c3" style:font-style-asian="italic" style:font-style-complex="italic"/>
    </style:style>
    <style:style style:name="T17" style:family="text">
      <style:text-properties fo:font-style="italic" officeooo:rsid="0cd3b9c7" style:font-style-asian="italic" style:font-style-complex="italic"/>
    </style:style>
    <style:style style:name="T18" style:family="text">
      <style:text-properties fo:font-style="italic" officeooo:rsid="0d6db257" style:font-style-asian="italic" style:font-style-complex="italic"/>
    </style:style>
    <style:style style:name="T19" style:family="text">
      <style:text-properties fo:font-style="italic" officeooo:rsid="0d6f8921" style:font-style-asian="italic" style:font-style-complex="italic"/>
    </style:style>
    <style:style style:name="T20" style:family="text">
      <style:text-properties fo:font-style="italic" officeooo:rsid="0aa9a6dc" style:font-style-asian="italic" style:font-style-complex="italic"/>
    </style:style>
    <style:style style:name="T21" style:family="text">
      <style:text-properties fo:font-style="italic" officeooo:rsid="0cd6ff6b" style:font-style-asian="italic" style:font-style-complex="italic"/>
    </style:style>
    <style:style style:name="T22" style:family="text">
      <style:text-properties fo:font-style="italic" officeooo:rsid="0d73e850" style:font-style-asian="italic" style:font-style-complex="italic"/>
    </style:style>
    <style:style style:name="T23" style:family="text">
      <style:text-properties fo:font-style="italic" officeooo:rsid="0d745aba" style:font-style-asian="italic" style:font-style-complex="italic"/>
    </style:style>
    <style:style style:name="T24" style:family="text">
      <style:text-properties fo:font-style="italic" officeooo:rsid="0b05c727" style:font-style-asian="italic" style:font-style-complex="italic"/>
    </style:style>
    <style:style style:name="T25" style:family="text">
      <style:text-properties fo:font-style="italic" officeooo:rsid="0b935683" style:font-style-asian="italic" style:font-style-complex="italic"/>
    </style:style>
    <style:style style:name="T26" style:family="text">
      <style:text-properties fo:font-style="italic" officeooo:rsid="0ba700b8" style:font-style-asian="italic" style:font-style-complex="italic"/>
    </style:style>
    <style:style style:name="T27" style:family="text">
      <style:text-properties fo:font-style="italic" officeooo:rsid="0c368cae" style:font-style-asian="italic" style:font-style-complex="italic"/>
    </style:style>
    <style:style style:name="T28" style:family="text">
      <style:text-properties fo:font-style="italic" officeooo:rsid="0db9ad76" style:font-style-asian="italic" style:font-style-complex="italic"/>
    </style:style>
    <style:style style:name="T29" style:family="text">
      <style:text-properties fo:font-style="italic" officeooo:rsid="0cd9029c" style:font-style-asian="italic" style:font-style-complex="italic"/>
    </style:style>
    <style:style style:name="T30" style:family="text">
      <style:text-properties fo:font-style="italic" officeooo:rsid="10f39e3d" style:font-style-asian="italic" style:font-style-complex="italic"/>
    </style:style>
    <style:style style:name="T31" style:family="text">
      <style:text-properties fo:font-style="italic" officeooo:rsid="116aa097" style:font-style-asian="italic" style:font-style-complex="italic"/>
    </style:style>
    <style:style style:name="T32" style:family="text">
      <style:text-properties fo:font-style="italic" officeooo:rsid="116bb544" style:font-style-asian="italic" style:font-style-complex="italic"/>
    </style:style>
    <style:style style:name="T33" style:family="text">
      <style:text-properties fo:font-style="italic" officeooo:rsid="116d8fb8" style:font-style-asian="italic" style:font-style-complex="italic"/>
    </style:style>
    <style:style style:name="T34" style:family="text">
      <style:text-properties fo:font-style="italic" officeooo:rsid="116de9e9" style:font-style-asian="italic" style:font-style-complex="italic"/>
    </style:style>
    <style:style style:name="T35" style:family="text">
      <style:text-properties fo:font-style="italic" officeooo:rsid="116e5069" style:font-style-asian="italic" style:font-style-complex="italic"/>
    </style:style>
    <style:style style:name="T36" style:family="text">
      <style:text-properties fo:font-style="italic" officeooo:rsid="116e8fde" style:font-style-asian="italic" style:font-style-complex="italic"/>
    </style:style>
    <style:style style:name="T37" style:family="text">
      <style:text-properties fo:font-style="italic" officeooo:rsid="115febad" style:font-style-asian="italic" style:font-style-complex="italic"/>
    </style:style>
    <style:style style:name="T38" style:family="text">
      <style:text-properties fo:font-style="italic" officeooo:rsid="0d8dbe8f" style:font-style-asian="italic" style:font-style-complex="italic"/>
    </style:style>
    <style:style style:name="T39" style:family="text">
      <style:text-properties fo:font-style="italic" officeooo:rsid="0d96787e" style:font-style-asian="italic" style:font-style-complex="italic"/>
    </style:style>
    <style:style style:name="T40" style:family="text">
      <style:text-properties fo:font-style="italic" officeooo:rsid="0db1a333" style:font-style-asian="italic" style:font-style-complex="italic"/>
    </style:style>
    <style:style style:name="T41" style:family="text">
      <style:text-properties fo:font-style="italic" officeooo:rsid="11719c8d" style:font-style-asian="italic" style:font-style-complex="italic"/>
    </style:style>
    <style:style style:name="T42" style:family="text">
      <style:text-properties fo:font-style="italic" officeooo:rsid="0dc109be" style:font-style-asian="italic" style:font-style-complex="italic"/>
    </style:style>
    <style:style style:name="T43" style:family="text">
      <style:text-properties fo:font-style="italic" officeooo:rsid="0ecfcdc0" style:font-style-asian="italic" style:font-style-complex="italic"/>
    </style:style>
    <style:style style:name="T44" style:family="text">
      <style:text-properties fo:font-style="italic" officeooo:rsid="0ed16f66" style:font-style-asian="italic" style:font-style-complex="italic"/>
    </style:style>
    <style:style style:name="T45" style:family="text">
      <style:text-properties fo:font-style="italic" officeooo:rsid="0ed4ab82" style:font-style-asian="italic" style:font-style-complex="italic"/>
    </style:style>
    <style:style style:name="T46" style:family="text">
      <style:text-properties fo:font-style="italic" officeooo:rsid="0ede0d59" style:font-style-asian="italic" style:font-style-complex="italic"/>
    </style:style>
    <style:style style:name="T47" style:family="text">
      <style:text-properties fo:font-style="italic" officeooo:rsid="0ede9d9f" style:font-style-asian="italic" style:font-style-complex="italic"/>
    </style:style>
    <style:style style:name="T48" style:family="text">
      <style:text-properties fo:font-style="italic" officeooo:rsid="0edea547" style:font-style-asian="italic" style:font-style-complex="italic"/>
    </style:style>
    <style:style style:name="T49" style:family="text">
      <style:text-properties fo:font-style="italic" officeooo:rsid="0edf0aaf" style:font-style-asian="italic" style:font-style-complex="italic"/>
    </style:style>
    <style:style style:name="T50" style:family="text">
      <style:text-properties fo:font-style="italic" officeooo:rsid="0ee0b7e7" style:font-style-asian="italic" style:font-style-complex="italic"/>
    </style:style>
    <style:style style:name="T51" style:family="text">
      <style:text-properties fo:font-style="italic" officeooo:rsid="1157e51c" style:font-style-asian="italic" style:font-style-complex="italic"/>
    </style:style>
    <style:style style:name="T52" style:family="text">
      <style:text-properties fo:font-style="italic" officeooo:rsid="0eebb039" style:font-style-asian="italic" style:font-style-complex="italic"/>
    </style:style>
    <style:style style:name="T53" style:family="text">
      <style:text-properties fo:font-style="italic" officeooo:rsid="0f0f93bd" style:font-style-asian="italic" style:font-style-complex="italic"/>
    </style:style>
    <style:style style:name="T54" style:family="text">
      <style:text-properties fo:font-style="italic" officeooo:rsid="0f10c6f1" style:font-style-asian="italic" style:font-style-complex="italic"/>
    </style:style>
    <style:style style:name="T55" style:family="text">
      <style:text-properties fo:font-style="italic" officeooo:rsid="0f1113ab" style:font-style-asian="italic" style:font-style-complex="italic"/>
    </style:style>
    <style:style style:name="T56" style:family="text">
      <style:text-properties fo:font-style="italic" officeooo:rsid="0f130fef" style:font-style-asian="italic" style:font-style-complex="italic"/>
    </style:style>
    <style:style style:name="T57" style:family="text">
      <style:text-properties fo:font-style="italic" officeooo:rsid="0f13cbd5" style:font-style-asian="italic" style:font-style-complex="italic"/>
    </style:style>
    <style:style style:name="T58" style:family="text">
      <style:text-properties fo:font-style="italic" officeooo:rsid="0f1524db" style:font-style-asian="italic" style:font-style-complex="italic"/>
    </style:style>
    <style:style style:name="T59" style:family="text">
      <style:text-properties fo:font-style="italic" officeooo:rsid="0f25a6f4" style:font-style-asian="italic" style:font-style-complex="italic"/>
    </style:style>
    <style:style style:name="T60" style:family="text">
      <style:text-properties fo:font-style="italic" officeooo:rsid="115c5ec6" style:font-style-asian="italic" style:font-style-complex="italic"/>
    </style:style>
    <style:style style:name="T61" style:family="text">
      <style:text-properties fo:font-style="italic" officeooo:rsid="1158e58c" style:font-style-asian="italic" style:font-style-complex="italic"/>
    </style:style>
    <style:style style:name="T62" style:family="text">
      <style:text-properties fo:font-style="italic" officeooo:rsid="115ab738" style:font-style-asian="italic" style:font-style-complex="italic"/>
    </style:style>
    <style:style style:name="T63" style:family="text">
      <style:text-properties fo:font-style="italic" officeooo:rsid="0f53e322" style:font-style-asian="italic" style:font-style-complex="italic"/>
    </style:style>
    <style:style style:name="T64" style:family="text">
      <style:text-properties fo:font-style="italic" officeooo:rsid="0f552309" style:font-style-asian="italic" style:font-style-complex="italic"/>
    </style:style>
    <style:style style:name="T65" style:family="text">
      <style:text-properties fo:font-style="italic" officeooo:rsid="111f8fa8" style:font-style-asian="italic" style:font-style-complex="italic"/>
    </style:style>
    <style:style style:name="T66" style:family="text">
      <style:text-properties fo:font-style="italic" officeooo:rsid="0f6824a0" style:font-style-asian="italic" style:font-style-complex="italic"/>
    </style:style>
    <style:style style:name="T67" style:family="text">
      <style:text-properties fo:font-style="italic" officeooo:rsid="0f6a897f" style:font-style-asian="italic" style:font-style-complex="italic"/>
    </style:style>
    <style:style style:name="T68" style:family="text">
      <style:text-properties fo:font-style="italic" officeooo:rsid="0f6ab18b" style:font-style-asian="italic" style:font-style-complex="italic"/>
    </style:style>
    <style:style style:name="T69" style:family="text">
      <style:text-properties fo:font-style="italic" officeooo:rsid="0f6d7ab4" style:font-style-asian="italic" style:font-style-complex="italic"/>
    </style:style>
    <style:style style:name="T70" style:family="text">
      <style:text-properties fo:font-style="italic" officeooo:rsid="0f745db8" style:font-style-asian="italic" style:font-style-complex="italic"/>
    </style:style>
    <style:style style:name="T71" style:family="text">
      <style:text-properties fo:font-style="italic" officeooo:rsid="100670ea" style:font-style-asian="italic" style:font-style-complex="italic"/>
    </style:style>
    <style:style style:name="T72" style:family="text">
      <style:text-properties fo:font-style="italic" officeooo:rsid="117afdbf" style:font-style-asian="italic" style:font-style-complex="italic"/>
    </style:style>
    <style:style style:name="T73" style:family="text">
      <style:text-properties fo:font-style="italic" officeooo:rsid="117cb251" style:font-style-asian="italic" style:font-style-complex="italic"/>
    </style:style>
    <style:style style:name="T74" style:family="text">
      <style:text-properties fo:font-style="italic" officeooo:rsid="1187eb03" style:font-style-asian="italic" style:font-style-complex="italic"/>
    </style:style>
    <style:style style:name="T75" style:family="text">
      <style:text-properties fo:font-style="italic" officeooo:rsid="1188323b" style:font-style-asian="italic" style:font-style-complex="italic"/>
    </style:style>
    <style:style style:name="T76" style:family="text">
      <style:text-properties fo:font-style="italic" officeooo:rsid="1023b921" style:font-style-asian="italic" style:font-style-complex="italic"/>
    </style:style>
    <style:style style:name="T77" style:family="text">
      <style:text-properties fo:font-style="italic" officeooo:rsid="102e0db5" style:font-style-asian="italic" style:font-style-complex="italic"/>
    </style:style>
    <style:style style:name="T78" style:family="text">
      <style:text-properties fo:font-style="italic" officeooo:rsid="10328076" style:font-style-asian="italic" style:font-style-complex="italic"/>
    </style:style>
    <style:style style:name="T79" style:family="text">
      <style:text-properties fo:font-style="italic" officeooo:rsid="1035d7db" style:font-style-asian="italic" style:font-style-complex="italic"/>
    </style:style>
    <style:style style:name="T80" style:family="text">
      <style:text-properties fo:font-style="italic" officeooo:rsid="11324414" style:font-style-asian="italic" style:font-style-complex="italic"/>
    </style:style>
    <style:style style:name="T81" style:family="text">
      <style:text-properties fo:font-style="italic" officeooo:rsid="10376aec" style:font-style-asian="italic" style:font-style-complex="italic"/>
    </style:style>
    <style:style style:name="T82" style:family="text">
      <style:text-properties fo:font-style="italic" officeooo:rsid="10389ef4" style:font-style-asian="italic" style:font-style-complex="italic"/>
    </style:style>
    <style:style style:name="T83" style:family="text">
      <style:text-properties fo:font-style="italic" officeooo:rsid="10497f26" style:font-style-asian="italic" style:font-style-complex="italic"/>
    </style:style>
    <style:style style:name="T84" style:family="text">
      <style:text-properties fo:font-style="italic" officeooo:rsid="1056376f" style:font-style-asian="italic" style:font-style-complex="italic"/>
    </style:style>
    <style:style style:name="T85" style:family="text">
      <style:text-properties fo:font-style="italic" officeooo:rsid="10586ee9" style:font-style-asian="italic" style:font-style-complex="italic"/>
    </style:style>
    <style:style style:name="T86" style:family="text">
      <style:text-properties fo:font-style="italic" officeooo:rsid="10589dc2" style:font-style-asian="italic" style:font-style-complex="italic"/>
    </style:style>
    <style:style style:name="T87" style:family="text">
      <style:text-properties fo:font-style="italic" officeooo:rsid="105e4789" style:font-style-asian="italic" style:font-style-complex="italic"/>
    </style:style>
    <style:style style:name="T88" style:family="text">
      <style:text-properties fo:font-style="italic" officeooo:rsid="105fb822" style:font-style-asian="italic" style:font-style-complex="italic"/>
    </style:style>
    <style:style style:name="T89" style:family="text">
      <style:text-properties fo:font-style="italic" officeooo:rsid="10754931" style:font-style-asian="italic" style:font-style-complex="italic"/>
    </style:style>
    <style:style style:name="T90" style:family="text">
      <style:text-properties fo:font-style="italic" officeooo:rsid="10967629" style:font-style-asian="italic" style:font-style-complex="italic"/>
    </style:style>
    <style:style style:name="T91" style:family="text">
      <style:text-properties fo:font-style="italic" officeooo:rsid="10984497" style:font-style-asian="italic" style:font-style-complex="italic"/>
    </style:style>
    <style:style style:name="T92" style:family="text">
      <style:text-properties fo:font-style="italic" officeooo:rsid="109a3020" style:font-style-asian="italic" style:font-style-complex="italic"/>
    </style:style>
    <style:style style:name="T93" style:family="text">
      <style:text-properties fo:font-style="italic" officeooo:rsid="1167fa75" style:font-style-asian="italic" style:font-style-complex="italic"/>
    </style:style>
    <style:style style:name="T94" style:family="text">
      <style:text-properties fo:font-style="italic" officeooo:rsid="1162d436" style:font-style-asian="italic" style:font-style-complex="italic"/>
    </style:style>
    <style:style style:name="T95" style:family="text">
      <style:text-properties fo:font-style="italic" officeooo:rsid="10d72f60" style:font-style-asian="italic" style:font-style-complex="italic"/>
    </style:style>
    <style:style style:name="T96" style:family="text">
      <style:text-properties fo:font-style="italic" officeooo:rsid="10d8640c" style:font-style-asian="italic" style:font-style-complex="italic"/>
    </style:style>
    <style:style style:name="T97" style:family="text">
      <style:text-properties fo:font-style="italic" officeooo:rsid="1166a233" style:font-style-asian="italic" style:font-style-complex="italic"/>
    </style:style>
    <style:style style:name="T98" style:family="text">
      <style:text-properties fo:font-style="italic" officeooo:rsid="112166ea" style:font-style-asian="italic" style:font-style-complex="italic"/>
    </style:style>
    <style:style style:name="T99" style:family="text">
      <style:text-properties fo:font-style="italic" officeooo:rsid="1121b759" style:font-style-asian="italic" style:font-style-complex="italic"/>
    </style:style>
    <style:style style:name="T100" style:family="text">
      <style:text-properties fo:font-style="italic" officeooo:rsid="11241eb0" style:font-style-asian="italic" style:font-style-complex="italic"/>
    </style:style>
    <style:style style:name="T101" style:family="text">
      <style:text-properties fo:font-style="italic" officeooo:rsid="1189224f" style:font-style-asian="italic" style:font-style-complex="italic"/>
    </style:style>
    <style:style style:name="T102" style:family="text">
      <style:text-properties fo:font-style="italic" officeooo:rsid="118ac798" style:font-style-asian="italic" style:font-style-complex="italic"/>
    </style:style>
    <style:style style:name="T103" style:family="text">
      <style:text-properties fo:font-style="italic" officeooo:rsid="118d4c3e" style:font-style-asian="italic" style:font-style-complex="italic"/>
    </style:style>
    <style:style style:name="T104" style:family="text">
      <style:text-properties fo:font-style="italic" officeooo:rsid="118e9444" style:font-style-asian="italic" style:font-style-complex="italic"/>
    </style:style>
    <style:style style:name="T105" style:family="text">
      <style:text-properties fo:font-style="italic" officeooo:rsid="119e5361" style:font-style-asian="italic" style:font-style-complex="italic"/>
    </style:style>
    <style:style style:name="T106" style:family="text">
      <style:text-properties fo:font-style="italic" officeooo:rsid="11a091f7" style:font-style-asian="italic" style:font-style-complex="italic"/>
    </style:style>
    <style:style style:name="T107" style:family="text">
      <style:text-properties fo:font-style="italic" officeooo:rsid="11a1d033" style:font-style-asian="italic" style:font-style-complex="italic"/>
    </style:style>
    <style:style style:name="T108" style:family="text">
      <style:text-properties fo:font-style="italic" officeooo:rsid="1295a5b4" style:font-style-asian="italic" style:font-style-complex="italic"/>
    </style:style>
    <style:style style:name="T109" style:family="text">
      <style:text-properties fo:font-style="italic" officeooo:rsid="129383bb" style:font-style-asian="italic" style:font-style-complex="italic"/>
    </style:style>
    <style:style style:name="T110" style:family="text">
      <style:text-properties fo:font-style="italic" officeooo:rsid="12972bb9" style:font-style-asian="italic" style:font-style-complex="italic"/>
    </style:style>
    <style:style style:name="T111" style:family="text">
      <style:text-properties fo:font-style="italic" officeooo:rsid="1297d1a3" style:font-style-asian="italic" style:font-style-complex="italic"/>
    </style:style>
    <style:style style:name="T112" style:family="text">
      <style:text-properties fo:font-style="italic" officeooo:rsid="12984d62" style:font-style-asian="italic" style:font-style-complex="italic"/>
    </style:style>
    <style:style style:name="T113" style:family="text">
      <style:text-properties fo:font-style="italic" officeooo:rsid="129940f9" style:font-style-asian="italic" style:font-style-complex="italic"/>
    </style:style>
    <style:style style:name="T114" style:family="text">
      <style:text-properties fo:font-style="italic" officeooo:rsid="120432a4" style:font-style-asian="italic" style:font-style-complex="italic"/>
    </style:style>
    <style:style style:name="T115" style:family="text">
      <style:text-properties fo:font-style="italic" officeooo:rsid="10e9623e" style:font-style-asian="italic" style:font-style-complex="italic"/>
    </style:style>
    <style:style style:name="T116" style:family="text">
      <style:text-properties fo:font-style="italic" officeooo:rsid="10e7f7b7" style:font-style-asian="italic" style:font-style-complex="italic"/>
    </style:style>
    <style:style style:name="T117" style:family="text">
      <style:text-properties fo:font-style="italic" officeooo:rsid="10eab5db" style:font-style-asian="italic" style:font-style-complex="italic"/>
    </style:style>
    <style:style style:name="T118" style:family="text">
      <style:text-properties fo:font-style="italic" officeooo:rsid="10ecab54" style:font-style-asian="italic" style:font-style-complex="italic"/>
    </style:style>
    <style:style style:name="T119" style:family="text">
      <style:text-properties fo:font-style="italic" officeooo:rsid="10ffa61b" style:font-style-asian="italic" style:font-style-complex="italic"/>
    </style:style>
    <style:style style:name="T120" style:family="text">
      <style:text-properties fo:font-style="italic" officeooo:rsid="11110b36" style:font-style-asian="italic" style:font-style-complex="italic"/>
    </style:style>
    <style:style style:name="T121" style:family="text">
      <style:text-properties fo:font-style="italic" officeooo:rsid="1117153d" style:font-style-asian="italic" style:font-style-complex="italic"/>
    </style:style>
    <style:style style:name="T122" style:family="text">
      <style:text-properties fo:font-style="italic" officeooo:rsid="11188c1e" style:font-style-asian="italic" style:font-style-complex="italic"/>
    </style:style>
    <style:style style:name="T123" style:family="text">
      <style:text-properties fo:font-style="italic" officeooo:rsid="11e25202" style:font-style-asian="italic" style:font-style-complex="italic"/>
    </style:style>
    <style:style style:name="T124" style:family="text">
      <style:text-properties fo:font-style="italic" officeooo:rsid="111a1844" style:font-style-asian="italic" style:font-style-complex="italic"/>
    </style:style>
    <style:style style:name="T125" style:family="text">
      <style:text-properties fo:font-style="italic" officeooo:rsid="111bf1e4" style:font-style-asian="italic" style:font-style-complex="italic"/>
    </style:style>
    <style:style style:name="T126" style:family="text">
      <style:text-properties fo:font-style="italic" officeooo:rsid="111e7dac" style:font-style-asian="italic" style:font-style-complex="italic"/>
    </style:style>
    <style:style style:name="T127" style:family="text">
      <style:text-properties fo:font-style="italic" officeooo:rsid="1159003c" style:font-style-asian="italic" style:font-style-complex="italic"/>
    </style:style>
    <style:style style:name="T128" style:family="text">
      <style:text-properties fo:font-style="italic" officeooo:rsid="115b9ed9" style:font-style-asian="italic" style:font-style-complex="italic"/>
    </style:style>
    <style:style style:name="T129" style:family="text">
      <style:text-properties fo:font-style="italic" officeooo:rsid="1225e660" style:font-style-asian="italic" style:font-style-complex="italic"/>
    </style:style>
    <style:style style:name="T130" style:family="text">
      <style:text-properties fo:font-style="italic" officeooo:rsid="1177f576" style:font-style-asian="italic" style:font-style-complex="italic"/>
    </style:style>
    <style:style style:name="T131" style:family="text">
      <style:text-properties fo:font-style="italic" officeooo:rsid="11a041fc" style:font-style-asian="italic" style:font-style-complex="italic"/>
    </style:style>
    <style:style style:name="T132" style:family="text">
      <style:text-properties fo:font-style="italic" officeooo:rsid="11b6a309" style:font-style-asian="italic" style:font-style-complex="italic"/>
    </style:style>
    <style:style style:name="T133" style:family="text">
      <style:text-properties fo:font-style="italic" officeooo:rsid="11c09ea4" style:font-style-asian="italic" style:font-style-complex="italic"/>
    </style:style>
    <style:style style:name="T134" style:family="text">
      <style:text-properties fo:font-style="italic" officeooo:rsid="12a2297e" style:font-style-asian="italic" style:font-style-complex="italic"/>
    </style:style>
    <style:style style:name="T135" style:family="text">
      <style:text-properties fo:font-style="italic" officeooo:rsid="10f08c1c" style:font-style-asian="italic" style:font-style-complex="italic"/>
    </style:style>
    <style:style style:name="T136" style:family="text">
      <style:text-properties fo:font-style="italic" officeooo:rsid="12a4ee2a" style:font-style-asian="italic" style:font-style-complex="italic"/>
    </style:style>
    <style:style style:name="T137" style:family="text">
      <style:text-properties fo:font-style="italic" officeooo:rsid="10f5a5e4" style:font-style-asian="italic" style:font-style-complex="italic"/>
    </style:style>
    <style:style style:name="T138" style:family="text">
      <style:text-properties fo:font-style="italic" officeooo:rsid="1316834d" style:font-style-asian="italic" style:font-style-complex="italic"/>
    </style:style>
    <style:style style:name="T139" style:family="text">
      <style:text-properties fo:font-style="italic" officeooo:rsid="10f8edea" style:font-style-asian="italic" style:font-style-complex="italic"/>
    </style:style>
    <style:style style:name="T140" style:family="text">
      <style:text-properties fo:font-style="italic" officeooo:rsid="110909f0" style:font-style-asian="italic" style:font-style-complex="italic"/>
    </style:style>
    <style:style style:name="T141" style:family="text">
      <style:text-properties fo:font-style="italic" officeooo:rsid="11188b74" style:font-style-asian="italic" style:font-style-complex="italic"/>
    </style:style>
    <style:style style:name="T142" style:family="text">
      <style:text-properties fo:font-style="italic" officeooo:rsid="12b0bed8" style:font-style-asian="italic" style:font-style-complex="italic"/>
    </style:style>
    <style:style style:name="T143" style:family="text">
      <style:text-properties fo:font-style="italic" officeooo:rsid="112d95dc" style:font-style-asian="italic" style:font-style-complex="italic"/>
    </style:style>
    <style:style style:name="T144" style:family="text">
      <style:text-properties fo:font-style="italic" officeooo:rsid="112f35e1" style:font-style-asian="italic" style:font-style-complex="italic"/>
    </style:style>
    <style:style style:name="T145" style:family="text">
      <style:text-properties fo:font-style="italic" officeooo:rsid="1139dd79" style:font-style-asian="italic" style:font-style-complex="italic"/>
    </style:style>
    <style:style style:name="T146" style:family="text">
      <style:text-properties fo:font-style="italic" officeooo:rsid="11462511" style:font-style-asian="italic" style:font-style-complex="italic"/>
    </style:style>
    <style:style style:name="T147" style:family="text">
      <style:text-properties fo:font-style="italic" officeooo:rsid="11782610" style:font-style-asian="italic" style:font-style-complex="italic"/>
    </style:style>
    <style:style style:name="T148" style:family="text">
      <style:text-properties fo:font-style="italic" officeooo:rsid="117e9859" style:font-style-asian="italic" style:font-style-complex="italic"/>
    </style:style>
    <style:style style:name="T149" style:family="text">
      <style:text-properties fo:font-style="italic" officeooo:rsid="12c54637" style:font-style-asian="italic" style:font-style-complex="italic"/>
    </style:style>
    <style:style style:name="T150" style:family="text">
      <style:text-properties fo:font-style="italic" officeooo:rsid="11a3dabc" style:font-style-asian="italic" style:font-style-complex="italic"/>
    </style:style>
    <style:style style:name="T151" style:family="text">
      <style:text-properties fo:font-style="italic" officeooo:rsid="11a59de5" style:font-style-asian="italic" style:font-style-complex="italic"/>
    </style:style>
    <style:style style:name="T152" style:family="text">
      <style:text-properties fo:font-style="italic" officeooo:rsid="11c11c08" style:font-style-asian="italic" style:font-style-complex="italic"/>
    </style:style>
    <style:style style:name="T153" style:family="text">
      <style:text-properties fo:font-style="italic" officeooo:rsid="11cf7c23" style:font-style-asian="italic" style:font-style-complex="italic"/>
    </style:style>
    <style:style style:name="T154" style:family="text">
      <style:text-properties fo:font-style="italic" officeooo:rsid="12d5a2f4" style:font-style-asian="italic" style:font-style-complex="italic"/>
    </style:style>
    <style:style style:name="T155" style:family="text">
      <style:text-properties fo:font-style="italic" officeooo:rsid="11d0ef1b" style:font-style-asian="italic" style:font-style-complex="italic"/>
    </style:style>
    <style:style style:name="T156" style:family="text">
      <style:text-properties fo:font-style="italic" officeooo:rsid="11d66198" style:font-style-asian="italic" style:font-style-complex="italic"/>
    </style:style>
    <style:style style:name="T157" style:family="text">
      <style:text-properties fo:font-style="italic" officeooo:rsid="11ed1178" style:font-style-asian="italic" style:font-style-complex="italic"/>
    </style:style>
    <style:style style:name="T158" style:family="text">
      <style:text-properties fo:font-style="italic" officeooo:rsid="11efe57f" style:font-style-asian="italic" style:font-style-complex="italic"/>
    </style:style>
    <style:style style:name="T159" style:family="text">
      <style:text-properties fo:font-style="italic" officeooo:rsid="11f3cacd" style:font-style-asian="italic" style:font-style-complex="italic"/>
    </style:style>
    <style:style style:name="T160" style:family="text">
      <style:text-properties fo:font-style="italic" officeooo:rsid="132f0ace" style:font-style-asian="italic" style:font-style-complex="italic"/>
    </style:style>
    <style:style style:name="T161" style:family="text">
      <style:text-properties fo:font-style="italic" officeooo:rsid="11f58dad" style:font-style-asian="italic" style:font-style-complex="italic"/>
    </style:style>
    <style:style style:name="T162" style:family="text">
      <style:text-properties fo:font-style="italic" officeooo:rsid="11f65fec" style:font-style-asian="italic" style:font-style-complex="italic"/>
    </style:style>
    <style:style style:name="T163" style:family="text">
      <style:text-properties fo:font-style="italic" officeooo:rsid="11fb279a" style:font-style-asian="italic" style:font-style-complex="italic"/>
    </style:style>
    <style:style style:name="T164" style:family="text">
      <style:text-properties fo:font-style="italic" officeooo:rsid="11fcd259" style:font-style-asian="italic" style:font-style-complex="italic"/>
    </style:style>
    <style:style style:name="T165" style:family="text">
      <style:text-properties fo:font-style="italic" officeooo:rsid="11fcf8f2" style:font-style-asian="italic" style:font-style-complex="italic"/>
    </style:style>
    <style:style style:name="T166" style:family="text">
      <style:text-properties fo:font-style="italic" officeooo:rsid="11fd810f" style:font-style-asian="italic" style:font-style-complex="italic"/>
    </style:style>
    <style:style style:name="T167" style:family="text">
      <style:text-properties fo:font-style="italic" officeooo:rsid="12d75f03" style:font-style-asian="italic" style:font-style-complex="italic"/>
    </style:style>
    <style:style style:name="T168" style:family="text">
      <style:text-properties fo:font-style="italic" officeooo:rsid="1201035f" style:font-style-asian="italic" style:font-style-complex="italic"/>
    </style:style>
    <style:style style:name="T169" style:family="text">
      <style:text-properties fo:font-style="italic" officeooo:rsid="12011c8e" style:font-style-asian="italic" style:font-style-complex="italic"/>
    </style:style>
    <style:style style:name="T170" style:family="text">
      <style:text-properties fo:font-style="italic" officeooo:rsid="1204c97a" style:font-style-asian="italic" style:font-style-complex="italic"/>
    </style:style>
    <style:style style:name="T171" style:family="text">
      <style:text-properties fo:font-style="italic" officeooo:rsid="12061218" style:font-style-asian="italic" style:font-style-complex="italic"/>
    </style:style>
    <style:style style:name="T172" style:family="text">
      <style:text-properties fo:font-style="italic" officeooo:rsid="120a9c29" style:font-style-asian="italic" style:font-style-complex="italic"/>
    </style:style>
    <style:style style:name="T173" style:family="text">
      <style:text-properties fo:font-style="italic" officeooo:rsid="120c5978" style:font-style-asian="italic" style:font-style-complex="italic"/>
    </style:style>
    <style:style style:name="T174" style:family="text">
      <style:text-properties fo:font-style="italic" officeooo:rsid="120dac13" style:font-style-asian="italic" style:font-style-complex="italic"/>
    </style:style>
    <style:style style:name="T175" style:family="text">
      <style:text-properties fo:font-style="italic" officeooo:rsid="121071ca" style:font-style-asian="italic" style:font-style-complex="italic"/>
    </style:style>
    <style:style style:name="T176" style:family="text">
      <style:text-properties fo:font-style="italic" officeooo:rsid="12160694" style:font-style-asian="italic" style:font-style-complex="italic"/>
    </style:style>
    <style:style style:name="T177" style:family="text">
      <style:text-properties fo:font-style="italic" officeooo:rsid="1218b629" style:font-style-asian="italic" style:font-style-complex="italic"/>
    </style:style>
    <style:style style:name="T178" style:family="text">
      <style:text-properties fo:font-style="italic" officeooo:rsid="1235fc2b" style:font-style-asian="italic" style:font-style-complex="italic"/>
    </style:style>
    <style:style style:name="T179" style:family="text">
      <style:text-properties fo:font-style="italic" officeooo:rsid="10f7304e" style:font-style-asian="italic" style:font-style-complex="italic"/>
    </style:style>
    <style:style style:name="T180" style:family="text">
      <style:text-properties fo:font-style="italic" officeooo:rsid="10f982f1" style:font-style-asian="italic" style:font-style-complex="italic"/>
    </style:style>
    <style:style style:name="T181" style:family="text">
      <style:text-properties fo:font-style="italic" officeooo:rsid="10fb26fe" style:font-style-asian="italic" style:font-style-complex="italic"/>
    </style:style>
    <style:style style:name="T182" style:family="text">
      <style:text-properties fo:font-style="italic" officeooo:rsid="10fcc3ab" style:font-style-asian="italic" style:font-style-complex="italic"/>
    </style:style>
    <style:style style:name="T183" style:family="text">
      <style:text-properties fo:font-style="italic" officeooo:rsid="10fcff60" style:font-style-asian="italic" style:font-style-complex="italic"/>
    </style:style>
    <style:style style:name="T184" style:family="text">
      <style:text-properties fo:font-style="italic" officeooo:rsid="12683a5a" style:font-style-asian="italic" style:font-style-complex="italic"/>
    </style:style>
    <style:style style:name="T185" style:family="text">
      <style:text-properties fo:font-style="italic" officeooo:rsid="1116c0f1" style:font-style-asian="italic" style:font-style-complex="italic"/>
    </style:style>
    <style:style style:name="T186" style:family="text">
      <style:text-properties fo:font-style="italic" officeooo:rsid="1116fd59" style:font-style-asian="italic" style:font-style-complex="italic"/>
    </style:style>
    <style:style style:name="T187" style:family="text">
      <style:text-properties fo:font-style="italic" officeooo:rsid="111a2eaf" style:font-style-asian="italic" style:font-style-complex="italic"/>
    </style:style>
    <style:style style:name="T188" style:family="text">
      <style:text-properties fo:font-style="italic" officeooo:rsid="11464cc1" style:font-style-asian="italic" style:font-style-complex="italic"/>
    </style:style>
    <style:style style:name="T189" style:family="text">
      <style:text-properties fo:font-style="italic" officeooo:rsid="1293f585" style:font-style-asian="italic" style:font-style-complex="italic"/>
    </style:style>
    <style:style style:name="T190" style:family="text">
      <style:text-properties fo:font-style="italic" officeooo:rsid="114f7040" style:font-style-asian="italic" style:font-style-complex="italic"/>
    </style:style>
    <style:style style:name="T191" style:family="text">
      <style:text-properties fo:font-style="italic" officeooo:rsid="11535390" style:font-style-asian="italic" style:font-style-complex="italic"/>
    </style:style>
    <style:style style:name="T192" style:family="text">
      <style:text-properties fo:font-style="italic" officeooo:rsid="115d3eae" style:font-style-asian="italic" style:font-style-complex="italic"/>
    </style:style>
    <style:style style:name="T193" style:family="text">
      <style:text-properties fo:font-style="italic" officeooo:rsid="11b559d4" style:font-style-asian="italic" style:font-style-complex="italic"/>
    </style:style>
    <style:style style:name="T194" style:family="text">
      <style:text-properties fo:font-style="italic" officeooo:rsid="11baf7b4" style:font-style-asian="italic" style:font-style-complex="italic"/>
    </style:style>
    <style:style style:name="T195" style:family="text">
      <style:text-properties fo:font-style="italic" officeooo:rsid="126750c9" style:font-style-asian="italic" style:font-style-complex="italic"/>
    </style:style>
    <style:style style:name="T196" style:family="text">
      <style:text-properties fo:font-style="italic" officeooo:rsid="11c9ea03" style:font-style-asian="italic" style:font-style-complex="italic"/>
    </style:style>
    <style:style style:name="T197" style:family="text">
      <style:text-properties fo:font-style="italic" officeooo:rsid="12803c6c" style:font-style-asian="italic" style:font-style-complex="italic"/>
    </style:style>
    <style:style style:name="T198" style:family="text">
      <style:text-properties fo:font-style="italic" officeooo:rsid="1280b7d5" style:font-style-asian="italic" style:font-style-complex="italic"/>
    </style:style>
    <style:style style:name="T199" style:family="text">
      <style:text-properties fo:font-style="italic" officeooo:rsid="12810cae" style:font-style-asian="italic" style:font-style-complex="italic"/>
    </style:style>
    <style:style style:name="T200" style:family="text">
      <style:text-properties fo:font-style="italic" officeooo:rsid="120bb0f1" style:font-style-asian="italic" style:font-style-complex="italic"/>
    </style:style>
    <style:style style:name="T201" style:family="text">
      <style:text-properties fo:font-style="italic" officeooo:rsid="1214880d" style:font-style-asian="italic" style:font-style-complex="italic"/>
    </style:style>
    <style:style style:name="T202" style:family="text">
      <style:text-properties fo:font-style="italic" style:text-underline-style="none" style:font-style-asian="italic" style:font-style-complex="italic"/>
    </style:style>
    <style:style style:name="T203" style:family="text">
      <style:text-properties fo:font-style="italic" style:text-underline-style="none" officeooo:rsid="0d7aa8f4" style:font-style-asian="italic" style:font-style-complex="italic"/>
    </style:style>
    <style:style style:name="T204" style:family="text">
      <style:text-properties fo:font-style="italic" style:text-underline-style="none" officeooo:rsid="0b1a82c4" style:font-style-asian="italic" style:font-style-complex="italic"/>
    </style:style>
    <style:style style:name="T205" style:family="text">
      <style:text-properties fo:font-style="italic" style:text-underline-style="none" officeooo:rsid="0b1bd1a7" style:font-style-asian="italic" style:font-style-complex="italic"/>
    </style:style>
    <style:style style:name="T206" style:family="text">
      <style:text-properties fo:font-style="italic" style:text-underline-style="none" officeooo:rsid="0b1ca1a2" style:font-style-asian="italic" style:font-style-complex="italic"/>
    </style:style>
    <style:style style:name="T207" style:family="text">
      <style:text-properties fo:font-style="italic" style:text-underline-style="none" officeooo:rsid="0b217883" style:font-style-asian="italic" style:font-style-complex="italic"/>
    </style:style>
    <style:style style:name="T208" style:family="text">
      <style:text-properties fo:font-style="italic" style:text-underline-style="none" officeooo:rsid="0f6d7ab4" style:font-style-asian="italic" style:font-style-complex="italic"/>
    </style:style>
    <style:style style:name="T209" style:family="text">
      <style:text-properties fo:font-style="italic" style:text-underline-style="none" officeooo:rsid="0f6f625a" style:font-style-asian="italic" style:font-style-complex="italic"/>
    </style:style>
    <style:style style:name="T210" style:family="text">
      <style:text-properties fo:font-style="italic" style:text-underline-style="none" officeooo:rsid="0f70c156" style:font-style-asian="italic" style:font-style-complex="italic"/>
    </style:style>
    <style:style style:name="T211" style:family="text">
      <style:text-properties fo:font-style="italic" style:text-underline-style="none" officeooo:rsid="0f71e32d" style:font-style-asian="italic" style:font-style-complex="italic"/>
    </style:style>
    <style:style style:name="T212" style:family="text">
      <style:text-properties fo:font-style="italic" style:text-underline-style="none" officeooo:rsid="109efa50" style:font-style-asian="italic" style:font-style-complex="italic"/>
    </style:style>
    <style:style style:name="T213" style:family="text">
      <style:text-properties fo:font-style="italic" style:text-underline-style="none" officeooo:rsid="109f872d" style:font-style-asian="italic" style:font-style-complex="italic"/>
    </style:style>
    <style:style style:name="T214" style:family="text">
      <style:text-properties fo:font-style="italic" style:text-underline-style="none" officeooo:rsid="118b09ba" style:font-style-asian="italic" style:font-style-complex="italic"/>
    </style:style>
    <style:style style:name="T215" style:family="text">
      <style:text-properties fo:font-style="italic" style:text-underline-style="none" officeooo:rsid="116a796e" style:font-style-asian="italic" style:font-style-complex="italic"/>
    </style:style>
    <style:style style:name="T216" style:family="text">
      <style:text-properties fo:font-style="italic" style:text-underline-style="none" officeooo:rsid="10a5a01a" style:font-style-asian="italic" style:font-style-complex="italic"/>
    </style:style>
    <style:style style:name="T217" style:family="text">
      <style:text-properties fo:font-style="italic" style:text-underline-style="none" officeooo:rsid="10e9623e" style:font-style-asian="italic" style:font-style-complex="italic"/>
    </style:style>
    <style:style style:name="T218" style:family="text">
      <style:text-properties fo:font-style="italic" style:text-underline-style="none" officeooo:rsid="11a59de5" style:font-style-asian="italic" style:font-style-complex="italic"/>
    </style:style>
    <style:style style:name="T219" style:family="text">
      <style:text-properties fo:font-style="italic" style:text-underline-style="none" officeooo:rsid="12d62687" style:font-style-asian="italic" style:font-style-complex="italic"/>
    </style:style>
    <style:style style:name="T220" style:family="text">
      <style:text-properties fo:font-style="italic" style:text-underline-style="none" officeooo:rsid="11e4fb3a" style:font-style-asian="italic" style:font-style-complex="italic"/>
    </style:style>
    <style:style style:name="T221" style:family="text">
      <style:text-properties fo:font-style="italic" style:text-underline-style="none" officeooo:rsid="11e763f0" style:font-style-asian="italic" style:font-style-complex="italic"/>
    </style:style>
    <style:style style:name="T222" style:family="text">
      <style:text-properties fo:font-style="italic" style:text-underline-style="none" officeooo:rsid="11078614" style:font-style-asian="italic" style:font-style-complex="italic"/>
    </style:style>
    <style:style style:name="T223" style:family="text">
      <style:text-properties fo:font-style="italic" style:text-underline-style="none" officeooo:rsid="11086398" style:font-style-asian="italic" style:font-style-complex="italic"/>
    </style:style>
    <style:style style:name="T224" style:family="text">
      <style:text-properties fo:font-style="italic" style:text-underline-style="none" officeooo:rsid="110824d8" style:font-style-asian="italic" style:font-style-complex="italic"/>
    </style:style>
    <style:style style:name="T225" style:family="text">
      <style:text-properties fo:font-style="italic" style:text-underline-style="none" officeooo:rsid="11201362" style:font-style-asian="italic" style:font-style-complex="italic"/>
    </style:style>
    <style:style style:name="T226" style:family="text">
      <style:text-properties fo:font-style="italic" style:text-underline-style="none" officeooo:rsid="127c9f6f" style:font-style-asian="italic" style:font-style-complex="italic"/>
    </style:style>
    <style:style style:name="T227" style:family="text">
      <style:text-properties fo:font-style="italic" style:text-underline-style="none" officeooo:rsid="11220387" style:font-style-asian="italic" style:font-style-complex="italic"/>
    </style:style>
    <style:style style:name="T228" style:family="text">
      <style:text-properties fo:font-style="italic" style:text-underline-style="none" officeooo:rsid="11234c08" style:font-style-asian="italic" style:font-style-complex="italic"/>
    </style:style>
    <style:style style:name="T229" style:family="text">
      <style:text-properties fo:font-style="italic" style:text-underline-style="none" officeooo:rsid="112675bc" style:font-style-asian="italic" style:font-style-complex="italic"/>
    </style:style>
    <style:style style:name="T230" style:family="text">
      <style:text-properties fo:font-style="italic" style:text-underline-style="none" officeooo:rsid="112910a1" style:font-style-asian="italic" style:font-style-complex="italic"/>
    </style:style>
    <style:style style:name="T231" style:family="text">
      <style:text-properties fo:font-style="italic" style:text-underline-style="none" officeooo:rsid="12699471" style:font-style-asian="italic" style:font-style-complex="italic"/>
    </style:style>
    <style:style style:name="T232" style:family="text">
      <style:text-properties fo:font-style="italic" style:text-underline-style="none" officeooo:rsid="112cc06e" style:font-style-asian="italic" style:font-style-complex="italic"/>
    </style:style>
    <style:style style:name="T233" style:family="text">
      <style:text-properties fo:font-style="italic" style:text-underline-style="none" officeooo:rsid="1198ee58" style:font-style-asian="italic" style:font-style-complex="italic"/>
    </style:style>
    <style:style style:name="T234" style:family="text">
      <style:text-properties fo:font-style="italic" style:text-underline-style="none" fo:background-color="#fff5ce" loext:char-shading-value="0" style:font-style-asian="italic" style:font-style-complex="italic"/>
    </style:style>
    <style:style style:name="T235" style:family="text">
      <style:text-properties fo:font-style="italic" style:text-underline-style="none" officeooo:rsid="0b2217fe" fo:background-color="#fff5ce" loext:char-shading-value="0" style:font-style-asian="italic" style:font-style-complex="italic"/>
    </style:style>
    <style:style style:name="T236" style:family="text">
      <style:text-properties fo:font-style="italic" style:text-underline-style="none" officeooo:rsid="113581a5" fo:background-color="#fff5ce" loext:char-shading-value="0" style:font-style-asian="italic" style:font-style-complex="italic"/>
    </style:style>
    <style:style style:name="T237" style:family="text">
      <style:text-properties fo:font-style="italic" style:text-underline-style="none" fo:font-weight="normal" officeooo:rsid="11ebe25e" style:font-style-asian="italic" style:font-weight-asian="normal" style:font-style-complex="italic" style:font-weight-complex="normal"/>
    </style:style>
    <style:style style:name="T238" style:family="text">
      <style:text-properties fo:font-style="italic" style:text-underline-style="none" officeooo:rsid="122ff4a2" fo:background-color="transparent" loext:char-shading-value="0" style:font-style-asian="italic" style:font-style-complex="italic"/>
    </style:style>
    <style:style style:name="T239" style:family="text">
      <style:text-properties fo:font-style="italic" style:text-underline-style="none" officeooo:rsid="123033d8" fo:background-color="transparent" loext:char-shading-value="0" style:font-style-asian="italic" style:font-style-complex="italic"/>
    </style:style>
    <style:style style:name="T240" style:family="text">
      <style:text-properties fo:font-style="italic" style:text-underline-style="none" officeooo:rsid="12360577" fo:background-color="transparent" loext:char-shading-value="0" style:font-style-asian="italic" style:font-style-complex="italic"/>
    </style:style>
    <style:style style:name="T241" style:family="text">
      <style:text-properties fo:font-style="italic" style:text-underline-style="none" officeooo:rsid="1237de2f" fo:background-color="transparent" loext:char-shading-value="0" style:font-style-asian="italic" style:font-style-complex="italic"/>
    </style:style>
    <style:style style:name="T242" style:family="text">
      <style:text-properties fo:font-style="italic" fo:background-color="transparent" loext:char-shading-value="0" style:font-style-asian="italic" style:font-style-complex="italic"/>
    </style:style>
    <style:style style:name="T243" style:family="text">
      <style:text-properties fo:font-style="italic" officeooo:rsid="0d724b28" fo:background-color="transparent" loext:char-shading-value="0" style:font-style-asian="italic" style:font-style-complex="italic"/>
    </style:style>
    <style:style style:name="T244" style:family="text">
      <style:text-properties fo:font-style="italic" officeooo:rsid="10d8e133" fo:background-color="transparent" loext:char-shading-value="0" style:font-style-asian="italic" style:font-style-complex="italic"/>
    </style:style>
    <style:style style:name="T245" style:family="text">
      <style:text-properties fo:font-style="italic" officeooo:rsid="11d1a342" fo:background-color="transparent" loext:char-shading-value="0" style:font-style-asian="italic" style:font-style-complex="italic"/>
    </style:style>
    <style:style style:name="T246" style:family="text">
      <style:text-properties fo:font-style="italic" officeooo:rsid="10fc45c6" fo:background-color="transparent" loext:char-shading-value="0" style:font-style-asian="italic" style:font-style-complex="italic"/>
    </style:style>
    <style:style style:name="T247" style:family="text">
      <style:text-properties fo:font-style="italic" officeooo:rsid="10fd6c60" fo:background-color="transparent" loext:char-shading-value="0" style:font-style-asian="italic" style:font-style-complex="italic"/>
    </style:style>
    <style:style style:name="T248" style:family="text">
      <style:text-properties fo:font-style="italic" officeooo:rsid="11dbee97" fo:background-color="transparent" loext:char-shading-value="0" style:font-style-asian="italic" style:font-style-complex="italic"/>
    </style:style>
    <style:style style:name="T249" style:family="text">
      <style:text-properties fo:font-style="italic" officeooo:rsid="11e7006f" fo:background-color="transparent" loext:char-shading-value="0" style:font-style-asian="italic" style:font-style-complex="italic"/>
    </style:style>
    <style:style style:name="T250" style:family="text">
      <style:text-properties fo:font-style="italic" officeooo:rsid="1270ce66" fo:background-color="transparent" loext:char-shading-value="0" style:font-style-asian="italic" style:font-style-complex="italic"/>
    </style:style>
    <style:style style:name="T251" style:family="text">
      <style:text-properties fo:font-style="italic" officeooo:rsid="11e87f06" fo:background-color="transparent" loext:char-shading-value="0" style:font-style-asian="italic" style:font-style-complex="italic"/>
    </style:style>
    <style:style style:name="T252" style:family="text">
      <style:text-properties fo:font-style="italic" officeooo:rsid="12226f06" fo:background-color="transparent" loext:char-shading-value="0" style:font-style-asian="italic" style:font-style-complex="italic"/>
    </style:style>
    <style:style style:name="T253" style:family="text">
      <style:text-properties fo:font-style="italic" officeooo:rsid="11ec92e9" fo:background-color="transparent" loext:char-shading-value="0" style:font-style-asian="italic" style:font-style-complex="italic"/>
    </style:style>
    <style:style style:name="T254" style:family="text">
      <style:text-properties fo:font-style="italic" officeooo:rsid="11ed5220" fo:background-color="transparent" loext:char-shading-value="0" style:font-style-asian="italic" style:font-style-complex="italic"/>
    </style:style>
    <style:style style:name="T255" style:family="text">
      <style:text-properties fo:font-style="italic" officeooo:rsid="11eef03b" fo:background-color="transparent" loext:char-shading-value="0" style:font-style-asian="italic" style:font-style-complex="italic"/>
    </style:style>
    <style:style style:name="T256" style:family="text">
      <style:text-properties fo:font-style="italic" officeooo:rsid="12244696" fo:background-color="transparent" loext:char-shading-value="0" style:font-style-asian="italic" style:font-style-complex="italic"/>
    </style:style>
    <style:style style:name="T257" style:family="text">
      <style:text-properties fo:font-style="italic" officeooo:rsid="11efe861" fo:background-color="transparent" loext:char-shading-value="0" style:font-style-asian="italic" style:font-style-complex="italic"/>
    </style:style>
    <style:style style:name="T258" style:family="text">
      <style:text-properties fo:font-style="italic" officeooo:rsid="1225439b" fo:background-color="transparent" loext:char-shading-value="0" style:font-style-asian="italic" style:font-style-complex="italic"/>
    </style:style>
    <style:style style:name="T259" style:family="text">
      <style:text-properties fo:font-style="italic" officeooo:rsid="122660eb" fo:background-color="transparent" loext:char-shading-value="0" style:font-style-asian="italic" style:font-style-complex="italic"/>
    </style:style>
    <style:style style:name="T260" style:family="text">
      <style:text-properties fo:font-style="italic" officeooo:rsid="11f1be19" fo:background-color="transparent" loext:char-shading-value="0" style:font-style-asian="italic" style:font-style-complex="italic"/>
    </style:style>
    <style:style style:name="T261" style:family="text">
      <style:text-properties fo:font-style="italic" officeooo:rsid="1227a1c0" fo:background-color="transparent" loext:char-shading-value="0" style:font-style-asian="italic" style:font-style-complex="italic"/>
    </style:style>
    <style:style style:name="T262" style:family="text">
      <style:text-properties fo:font-style="italic" officeooo:rsid="12280fc4" fo:background-color="transparent" loext:char-shading-value="0" style:font-style-asian="italic" style:font-style-complex="italic"/>
    </style:style>
    <style:style style:name="T263" style:family="text">
      <style:text-properties fo:font-style="italic" officeooo:rsid="1229aa98" fo:background-color="transparent" loext:char-shading-value="0" style:font-style-asian="italic" style:font-style-complex="italic"/>
    </style:style>
    <style:style style:name="T264" style:family="text">
      <style:text-properties fo:font-style="italic" officeooo:rsid="122d12fa" fo:background-color="transparent" loext:char-shading-value="0" style:font-style-asian="italic" style:font-style-complex="italic"/>
    </style:style>
    <style:style style:name="T265" style:family="text">
      <style:text-properties fo:font-style="italic" officeooo:rsid="123cb82c" fo:background-color="transparent" loext:char-shading-value="0" style:font-style-asian="italic" style:font-style-complex="italic"/>
    </style:style>
    <style:style style:name="T266" style:family="text">
      <style:text-properties fo:font-style="italic" officeooo:rsid="12b8a62c" fo:background-color="transparent" loext:char-shading-value="0" style:font-style-asian="italic" style:font-style-complex="italic"/>
    </style:style>
    <style:style style:name="T267" style:family="text">
      <style:text-properties fo:font-style="italic" officeooo:rsid="123e312f" fo:background-color="transparent" loext:char-shading-value="0" style:font-style-asian="italic" style:font-style-complex="italic"/>
    </style:style>
    <style:style style:name="T268" style:family="text">
      <style:text-properties fo:font-style="italic" officeooo:rsid="124300d6" fo:background-color="transparent" loext:char-shading-value="0" style:font-style-asian="italic" style:font-style-complex="italic"/>
    </style:style>
    <style:style style:name="T269" style:family="text">
      <style:text-properties fo:font-style="italic" officeooo:rsid="12441805" fo:background-color="transparent" loext:char-shading-value="0" style:font-style-asian="italic" style:font-style-complex="italic"/>
    </style:style>
    <style:style style:name="T270" style:family="text">
      <style:text-properties fo:font-style="italic" officeooo:rsid="124766d8" fo:background-color="transparent" loext:char-shading-value="0" style:font-style-asian="italic" style:font-style-complex="italic"/>
    </style:style>
    <style:style style:name="T271" style:family="text">
      <style:text-properties fo:font-style="italic" officeooo:rsid="12501265" fo:background-color="transparent" loext:char-shading-value="0" style:font-style-asian="italic" style:font-style-complex="italic"/>
    </style:style>
    <style:style style:name="T272" style:family="text">
      <style:text-properties fo:font-style="italic" officeooo:rsid="1255e635" fo:background-color="transparent" loext:char-shading-value="0" style:font-style-asian="italic" style:font-style-complex="italic"/>
    </style:style>
    <style:style style:name="T273" style:family="text">
      <style:text-properties fo:font-style="italic" officeooo:rsid="125953fa" fo:background-color="transparent" loext:char-shading-value="0" style:font-style-asian="italic" style:font-style-complex="italic"/>
    </style:style>
    <style:style style:name="T274" style:family="text">
      <style:text-properties fo:font-style="italic" officeooo:rsid="125d72dd" fo:background-color="transparent" loext:char-shading-value="0" style:font-style-asian="italic" style:font-style-complex="italic"/>
    </style:style>
    <style:style style:name="T275" style:family="text">
      <style:text-properties fo:font-style="italic" fo:font-weight="normal" style:font-style-asian="italic" style:font-weight-asian="normal" style:font-style-complex="italic" style:font-weight-complex="normal"/>
    </style:style>
    <style:style style:name="T276" style:family="text">
      <style:text-properties fo:font-style="italic" fo:font-weight="normal" officeooo:rsid="0e3fd721" style:font-style-asian="italic" style:font-weight-asian="normal" style:font-style-complex="italic" style:font-weight-complex="normal"/>
    </style:style>
    <style:style style:name="T277" style:family="text">
      <style:text-properties fo:font-style="italic" fo:font-weight="normal" officeooo:rsid="122dbbcc" style:font-style-asian="italic" style:font-weight-asian="normal" style:font-style-complex="italic" style:font-weight-complex="normal"/>
    </style:style>
    <style:style style:name="T278" style:family="text">
      <style:text-properties fo:font-style="italic" fo:font-weight="normal" officeooo:rsid="123048d0" style:font-style-asian="italic" style:font-weight-asian="normal" style:font-style-complex="italic" style:font-weight-complex="normal"/>
    </style:style>
    <style:style style:name="T279" style:family="text">
      <style:text-properties fo:font-style="italic" fo:font-weight="normal" officeooo:rsid="12318013" style:font-style-asian="italic" style:font-weight-asian="normal" style:font-style-complex="italic" style:font-weight-complex="normal"/>
    </style:style>
    <style:style style:name="T280" style:family="text">
      <style:text-properties fo:font-style="italic" fo:font-weight="normal" officeooo:rsid="1234fade" style:font-style-asian="italic" style:font-weight-asian="normal" style:font-style-complex="italic" style:font-weight-complex="normal"/>
    </style:style>
    <style:style style:name="T281" style:family="text">
      <style:text-properties fo:font-style="italic" fo:font-weight="normal" officeooo:rsid="12358d79" style:font-style-asian="italic" style:font-weight-asian="normal" style:font-style-complex="italic" style:font-weight-complex="normal"/>
    </style:style>
    <style:style style:name="T282" style:family="text">
      <style:text-properties fo:font-style="italic" fo:font-weight="normal" officeooo:rsid="123b0a45" style:font-style-asian="italic" style:font-weight-asian="normal" style:font-style-complex="italic" style:font-weight-complex="normal"/>
    </style:style>
    <style:style style:name="T283" style:family="text">
      <style:text-properties fo:font-style="italic" fo:font-weight="normal" officeooo:rsid="123c7659" style:font-style-asian="italic" style:font-weight-asian="normal" style:font-style-complex="italic" style:font-weight-complex="normal"/>
    </style:style>
    <style:style style:name="T284" style:family="text">
      <style:text-properties fo:font-style="italic" fo:font-weight="normal" officeooo:rsid="1247bcf1" style:font-style-asian="italic" style:font-weight-asian="normal" style:font-style-complex="italic" style:font-weight-complex="normal"/>
    </style:style>
    <style:style style:name="T285" style:family="text">
      <style:text-properties fo:font-style="italic" fo:font-weight="normal" officeooo:rsid="1247c993" style:font-style-asian="italic" style:font-weight-asian="normal" style:font-style-complex="italic" style:font-weight-complex="normal"/>
    </style:style>
    <style:style style:name="T286" style:family="text">
      <style:text-properties fo:font-style="italic" fo:font-weight="normal" fo:background-color="#fff5ce" loext:char-shading-value="0" style:font-style-asian="italic" style:font-weight-asian="normal" style:font-style-complex="italic" style:font-weight-complex="normal"/>
    </style:style>
    <style:style style:name="T287" style:family="text">
      <style:text-properties fo:font-style="italic" fo:background-color="#fff5ce" loext:char-shading-value="0" style:font-style-asian="italic" style:font-style-complex="italic"/>
    </style:style>
    <style:style style:name="T288" style:family="text">
      <style:text-properties fo:font-style="italic" officeooo:rsid="11b93915" fo:background-color="#fff5ce" loext:char-shading-value="0" style:font-style-asian="italic" style:font-style-complex="italic"/>
    </style:style>
    <style:style style:name="T289" style:family="text">
      <style:text-properties fo:font-style="italic" officeooo:rsid="11ba801f" fo:background-color="#fff5ce" loext:char-shading-value="0" style:font-style-asian="italic" style:font-style-complex="italic"/>
    </style:style>
    <style:style style:name="T290" style:family="text">
      <style:text-properties fo:font-style="italic" officeooo:rsid="1177f576" fo:background-color="#fff5ce" loext:char-shading-value="0" style:font-style-asian="italic" style:font-style-complex="italic"/>
    </style:style>
    <style:style style:name="T291" style:family="text">
      <style:text-properties fo:font-style="italic" officeooo:rsid="1235fc2b" fo:background-color="#fff5ce" loext:char-shading-value="0" style:font-style-asian="italic" style:font-style-complex="italic"/>
    </style:style>
    <style:style style:name="T292" style:family="text">
      <style:text-properties officeooo:rsid="106f7679"/>
    </style:style>
    <style:style style:name="T293" style:family="text">
      <style:text-properties fo:background-color="transparent" loext:char-shading-value="0"/>
    </style:style>
    <style:style style:name="T294" style:family="text">
      <style:text-properties officeooo:rsid="0c87794f" fo:background-color="transparent" loext:char-shading-value="0"/>
    </style:style>
    <style:style style:name="T295" style:family="text">
      <style:text-properties officeooo:rsid="0c69bb00" fo:background-color="transparent" loext:char-shading-value="0"/>
    </style:style>
    <style:style style:name="T296" style:family="text">
      <style:text-properties officeooo:rsid="0dc8e9d5" fo:background-color="transparent" loext:char-shading-value="0"/>
    </style:style>
    <style:style style:name="T297" style:family="text">
      <style:text-properties officeooo:rsid="0c6bd8a7" fo:background-color="transparent" loext:char-shading-value="0"/>
    </style:style>
    <style:style style:name="T298" style:family="text">
      <style:text-properties officeooo:rsid="0c6d2d93" fo:background-color="transparent" loext:char-shading-value="0"/>
    </style:style>
    <style:style style:name="T299" style:family="text">
      <style:text-properties officeooo:rsid="0c6ec59c" fo:background-color="transparent" loext:char-shading-value="0"/>
    </style:style>
    <style:style style:name="T300" style:family="text">
      <style:text-properties officeooo:rsid="0c72fd98" fo:background-color="transparent" loext:char-shading-value="0"/>
    </style:style>
    <style:style style:name="T301" style:family="text">
      <style:text-properties officeooo:rsid="0c6ffab4" fo:background-color="transparent" loext:char-shading-value="0"/>
    </style:style>
    <style:style style:name="T302" style:family="text">
      <style:text-properties officeooo:rsid="0dca5630" fo:background-color="transparent" loext:char-shading-value="0"/>
    </style:style>
    <style:style style:name="T303" style:family="text">
      <style:text-properties officeooo:rsid="0c71ec5f" fo:background-color="transparent" loext:char-shading-value="0"/>
    </style:style>
    <style:style style:name="T304" style:family="text">
      <style:text-properties officeooo:rsid="0c7409a6" fo:background-color="transparent" loext:char-shading-value="0"/>
    </style:style>
    <style:style style:name="T305" style:family="text">
      <style:text-properties officeooo:rsid="0d724b28" fo:background-color="transparent" loext:char-shading-value="0"/>
    </style:style>
    <style:style style:name="T306" style:family="text">
      <style:text-properties officeooo:rsid="0c7876c4" fo:background-color="transparent" loext:char-shading-value="0"/>
    </style:style>
    <style:style style:name="T307" style:family="text">
      <style:text-properties officeooo:rsid="0c79c536" fo:background-color="transparent" loext:char-shading-value="0"/>
    </style:style>
    <style:style style:name="T308" style:family="text">
      <style:text-properties officeooo:rsid="0c79f366" fo:background-color="transparent" loext:char-shading-value="0"/>
    </style:style>
    <style:style style:name="T309" style:family="text">
      <style:text-properties officeooo:rsid="0c7bddfb" fo:background-color="transparent" loext:char-shading-value="0"/>
    </style:style>
    <style:style style:name="T310" style:family="text">
      <style:text-properties officeooo:rsid="0c7d4d3d" fo:background-color="transparent" loext:char-shading-value="0"/>
    </style:style>
    <style:style style:name="T311" style:family="text">
      <style:text-properties officeooo:rsid="0c7e6bf2" fo:background-color="transparent" loext:char-shading-value="0"/>
    </style:style>
    <style:style style:name="T312" style:family="text">
      <style:text-properties officeooo:rsid="0c7fbf5b" fo:background-color="transparent" loext:char-shading-value="0"/>
    </style:style>
    <style:style style:name="T313" style:family="text">
      <style:text-properties officeooo:rsid="0c81be79" fo:background-color="transparent" loext:char-shading-value="0"/>
    </style:style>
    <style:style style:name="T314" style:family="text">
      <style:text-properties officeooo:rsid="0c82c73d" fo:background-color="transparent" loext:char-shading-value="0"/>
    </style:style>
    <style:style style:name="T315" style:family="text">
      <style:text-properties officeooo:rsid="0c85d290" fo:background-color="transparent" loext:char-shading-value="0"/>
    </style:style>
    <style:style style:name="T316" style:family="text">
      <style:text-properties officeooo:rsid="0c84afe7" fo:background-color="transparent" loext:char-shading-value="0"/>
    </style:style>
    <style:style style:name="T317" style:family="text">
      <style:text-properties officeooo:rsid="0c86f142" fo:background-color="transparent" loext:char-shading-value="0"/>
    </style:style>
    <style:style style:name="T318" style:family="text">
      <style:text-properties officeooo:rsid="0dcbe038" fo:background-color="transparent" loext:char-shading-value="0"/>
    </style:style>
    <style:style style:name="T319" style:family="text">
      <style:text-properties officeooo:rsid="0c9c585b" fo:background-color="transparent" loext:char-shading-value="0"/>
    </style:style>
    <style:style style:name="T320" style:family="text">
      <style:text-properties officeooo:rsid="10e33938" fo:background-color="transparent" loext:char-shading-value="0"/>
    </style:style>
    <style:style style:name="T321" style:family="text">
      <style:text-properties officeooo:rsid="0c9d397e" fo:background-color="transparent" loext:char-shading-value="0"/>
    </style:style>
    <style:style style:name="T322" style:family="text">
      <style:text-properties officeooo:rsid="0c9e5bed" fo:background-color="transparent" loext:char-shading-value="0"/>
    </style:style>
    <style:style style:name="T323" style:family="text">
      <style:text-properties officeooo:rsid="0ca030ea" fo:background-color="transparent" loext:char-shading-value="0"/>
    </style:style>
    <style:style style:name="T324" style:family="text">
      <style:text-properties officeooo:rsid="0ca1c5ad" fo:background-color="transparent" loext:char-shading-value="0"/>
    </style:style>
    <style:style style:name="T325" style:family="text">
      <style:text-properties officeooo:rsid="10e7104b" fo:background-color="transparent" loext:char-shading-value="0"/>
    </style:style>
    <style:style style:name="T326" style:family="text">
      <style:text-properties officeooo:rsid="0ca3b8de" fo:background-color="transparent" loext:char-shading-value="0"/>
    </style:style>
    <style:style style:name="T327" style:family="text">
      <style:text-properties officeooo:rsid="0ca58aae" fo:background-color="transparent" loext:char-shading-value="0"/>
    </style:style>
    <style:style style:name="T328" style:family="text">
      <style:text-properties officeooo:rsid="111e85e6" fo:background-color="transparent" loext:char-shading-value="0"/>
    </style:style>
    <style:style style:name="T329" style:family="text">
      <style:text-properties officeooo:rsid="0f527231" fo:background-color="transparent" loext:char-shading-value="0"/>
    </style:style>
    <style:style style:name="T330" style:family="text">
      <style:text-properties officeooo:rsid="12f4505c" fo:background-color="transparent" loext:char-shading-value="0"/>
    </style:style>
    <style:style style:name="T331" style:family="text">
      <style:text-properties officeooo:rsid="12f5b4a5" fo:background-color="transparent" loext:char-shading-value="0"/>
    </style:style>
    <style:style style:name="T332" style:family="text">
      <style:text-properties officeooo:rsid="11031845" fo:background-color="transparent" loext:char-shading-value="0"/>
    </style:style>
    <style:style style:name="T333" style:family="text">
      <style:text-properties officeooo:rsid="13019aed" fo:background-color="transparent" loext:char-shading-value="0"/>
    </style:style>
    <style:style style:name="T334" style:family="text">
      <style:text-properties officeooo:rsid="130399b5" fo:background-color="transparent" loext:char-shading-value="0"/>
    </style:style>
    <style:style style:name="T335" style:family="text">
      <style:text-properties officeooo:rsid="12f97e00" fo:background-color="transparent" loext:char-shading-value="0"/>
    </style:style>
    <style:style style:name="T336" style:family="text">
      <style:text-properties officeooo:rsid="12ff790e" fo:background-color="transparent" loext:char-shading-value="0"/>
    </style:style>
    <style:style style:name="T337" style:family="text">
      <style:text-properties officeooo:rsid="130098c2" fo:background-color="transparent" loext:char-shading-value="0"/>
    </style:style>
    <style:style style:name="T338" style:family="text">
      <style:text-properties officeooo:rsid="1305b46c" fo:background-color="transparent" loext:char-shading-value="0"/>
    </style:style>
    <style:style style:name="T339" style:family="text">
      <style:text-properties officeooo:rsid="12520b42" fo:background-color="transparent" loext:char-shading-value="0"/>
    </style:style>
    <style:style style:name="T340" style:family="text">
      <style:text-properties officeooo:rsid="1253b719" fo:background-color="transparent" loext:char-shading-value="0"/>
    </style:style>
    <style:style style:name="T341" style:family="text">
      <style:text-properties officeooo:rsid="09e3ff1c"/>
    </style:style>
    <style:style style:name="T342" style:family="text">
      <style:text-properties fo:background-color="#fff5ce" loext:char-shading-value="0"/>
    </style:style>
    <style:style style:name="T343" style:family="text">
      <style:text-properties officeooo:rsid="09e3ff1c" fo:background-color="#fff5ce" loext:char-shading-value="0"/>
    </style:style>
    <style:style style:name="T344" style:family="text">
      <style:text-properties officeooo:rsid="09f17e11" fo:background-color="#fff5ce" loext:char-shading-value="0"/>
    </style:style>
    <style:style style:name="T345" style:family="text">
      <style:text-properties officeooo:rsid="0cfe5110" fo:background-color="#fff5ce" loext:char-shading-value="0"/>
    </style:style>
    <style:style style:name="T346" style:family="text">
      <style:text-properties officeooo:rsid="0d1282d1" fo:background-color="#fff5ce" loext:char-shading-value="0"/>
    </style:style>
    <style:style style:name="T347" style:family="text">
      <style:text-properties officeooo:rsid="0b6eee13" fo:background-color="#fff5ce" loext:char-shading-value="0"/>
    </style:style>
    <style:style style:name="T348" style:family="text">
      <style:text-properties officeooo:rsid="0d911c8a" fo:background-color="#fff5ce" loext:char-shading-value="0"/>
    </style:style>
    <style:style style:name="T349" style:family="text">
      <style:text-properties officeooo:rsid="0d92e1df" fo:background-color="#fff5ce" loext:char-shading-value="0"/>
    </style:style>
    <style:style style:name="T350" style:family="text">
      <style:text-properties officeooo:rsid="0d922033" fo:background-color="#fff5ce" loext:char-shading-value="0"/>
    </style:style>
    <style:style style:name="T351" style:family="text">
      <style:text-properties officeooo:rsid="0d9f2b97" fo:background-color="#fff5ce" loext:char-shading-value="0"/>
    </style:style>
    <style:style style:name="T352" style:family="text">
      <style:text-properties officeooo:rsid="0d9f9a47" fo:background-color="#fff5ce" loext:char-shading-value="0"/>
    </style:style>
    <style:style style:name="T353" style:family="text">
      <style:text-properties officeooo:rsid="0da019e5" fo:background-color="#fff5ce" loext:char-shading-value="0"/>
    </style:style>
    <style:style style:name="T354" style:family="text">
      <style:text-properties officeooo:rsid="0b9eb789" fo:background-color="#fff5ce" loext:char-shading-value="0"/>
    </style:style>
    <style:style style:name="T355" style:family="text">
      <style:text-properties officeooo:rsid="0baeaf0e" fo:background-color="#fff5ce" loext:char-shading-value="0"/>
    </style:style>
    <style:style style:name="T356" style:family="text">
      <style:text-properties officeooo:rsid="0bbe13c8" fo:background-color="#fff5ce" loext:char-shading-value="0"/>
    </style:style>
    <style:style style:name="T357" style:family="text">
      <style:text-properties officeooo:rsid="0c47ea90" fo:background-color="#fff5ce" loext:char-shading-value="0"/>
    </style:style>
    <style:style style:name="T358" style:family="text">
      <style:text-properties officeooo:rsid="0c59bfb2" fo:background-color="#fff5ce" loext:char-shading-value="0"/>
    </style:style>
    <style:style style:name="T359" style:family="text">
      <style:text-properties officeooo:rsid="0c92ebed" fo:background-color="#fff5ce" loext:char-shading-value="0"/>
    </style:style>
    <style:style style:name="T360" style:family="text">
      <style:text-properties officeooo:rsid="118fba1c" fo:background-color="#fff5ce" loext:char-shading-value="0"/>
    </style:style>
    <style:style style:name="T361" style:family="text">
      <style:text-properties officeooo:rsid="0c9d397e" fo:background-color="#fff5ce" loext:char-shading-value="0"/>
    </style:style>
    <style:style style:name="T362" style:family="text">
      <style:text-properties officeooo:rsid="0c9da3d0" fo:background-color="#fff5ce" loext:char-shading-value="0"/>
    </style:style>
    <style:style style:name="T363" style:family="text">
      <style:text-properties officeooo:rsid="0c9e5bed" fo:background-color="#fff5ce" loext:char-shading-value="0"/>
    </style:style>
    <style:style style:name="T364" style:family="text">
      <style:text-properties officeooo:rsid="0e2e2623" fo:background-color="#fff5ce" loext:char-shading-value="0"/>
    </style:style>
    <style:style style:name="T365" style:family="text">
      <style:text-properties officeooo:rsid="0e650524" fo:background-color="#fff5ce" loext:char-shading-value="0"/>
    </style:style>
    <style:style style:name="T366" style:family="text">
      <style:text-properties officeooo:rsid="0f3a2060" fo:background-color="#fff5ce" loext:char-shading-value="0"/>
    </style:style>
    <style:style style:name="T367" style:family="text">
      <style:text-properties officeooo:rsid="0f40dc0f" fo:background-color="#fff5ce" loext:char-shading-value="0"/>
    </style:style>
    <style:style style:name="T368" style:family="text">
      <style:text-properties officeooo:rsid="11183175" fo:background-color="#fff5ce" loext:char-shading-value="0"/>
    </style:style>
    <style:style style:name="T369" style:family="text">
      <style:text-properties officeooo:rsid="0f4a3d1e" fo:background-color="#fff5ce" loext:char-shading-value="0"/>
    </style:style>
    <style:style style:name="T370" style:family="text">
      <style:text-properties officeooo:rsid="11314d74" fo:background-color="#fff5ce" loext:char-shading-value="0"/>
    </style:style>
    <style:style style:name="T371" style:family="text">
      <style:text-properties officeooo:rsid="104c7e7f" fo:background-color="#fff5ce" loext:char-shading-value="0"/>
    </style:style>
    <style:style style:name="T372" style:family="text">
      <style:text-properties officeooo:rsid="106b6346" fo:background-color="#fff5ce" loext:char-shading-value="0"/>
    </style:style>
    <style:style style:name="T373" style:family="text">
      <style:text-properties officeooo:rsid="113c5668" fo:background-color="#fff5ce" loext:char-shading-value="0"/>
    </style:style>
    <style:style style:name="T374" style:family="text">
      <style:text-properties officeooo:rsid="10816861" fo:background-color="#fff5ce" loext:char-shading-value="0"/>
    </style:style>
    <style:style style:name="T375" style:family="text">
      <style:text-properties officeooo:rsid="10829c92" fo:background-color="#fff5ce" loext:char-shading-value="0"/>
    </style:style>
    <style:style style:name="T376" style:family="text">
      <style:text-properties officeooo:rsid="109032dd" fo:background-color="#fff5ce" loext:char-shading-value="0"/>
    </style:style>
    <style:style style:name="T377" style:family="text">
      <style:text-properties officeooo:rsid="1090f4f7" fo:background-color="#fff5ce" loext:char-shading-value="0"/>
    </style:style>
    <style:style style:name="T378" style:family="text">
      <style:text-properties officeooo:rsid="1092725c" fo:background-color="#fff5ce" loext:char-shading-value="0"/>
    </style:style>
    <style:style style:name="T379" style:family="text">
      <style:text-properties officeooo:rsid="125b7e6f" fo:background-color="#fff5ce" loext:char-shading-value="0"/>
    </style:style>
    <style:style style:name="T380" style:family="text">
      <style:text-properties officeooo:rsid="125f1332" fo:background-color="#fff5ce" loext:char-shading-value="0"/>
    </style:style>
    <style:style style:name="T381" style:family="text">
      <style:text-properties officeooo:rsid="11140ded" fo:background-color="#fff5ce" loext:char-shading-value="0"/>
    </style:style>
    <style:style style:name="T382" style:family="text">
      <style:text-properties officeooo:rsid="12b1466a" fo:background-color="#fff5ce" loext:char-shading-value="0"/>
    </style:style>
    <style:style style:name="T383" style:family="text">
      <style:text-properties officeooo:rsid="11ae5cda" fo:background-color="#fff5ce" loext:char-shading-value="0"/>
    </style:style>
    <style:style style:name="T384" style:family="text">
      <style:text-properties officeooo:rsid="11b87189" fo:background-color="#fff5ce" loext:char-shading-value="0"/>
    </style:style>
    <style:style style:name="T385" style:family="text">
      <style:text-properties officeooo:rsid="1203b392" fo:background-color="#fff5ce" loext:char-shading-value="0"/>
    </style:style>
    <style:style style:name="T386" style:family="text">
      <style:text-properties officeooo:rsid="1177f576" fo:background-color="#fff5ce" loext:char-shading-value="0"/>
    </style:style>
    <style:style style:name="T387" style:family="text">
      <style:text-properties officeooo:rsid="12151c86" fo:background-color="#fff5ce" loext:char-shading-value="0"/>
    </style:style>
    <style:style style:name="T388" style:family="text">
      <style:text-properties officeooo:rsid="119a3be7" fo:background-color="#fff5ce" loext:char-shading-value="0"/>
    </style:style>
    <style:style style:name="T389" style:family="text">
      <style:text-properties officeooo:rsid="11a42e0a" fo:background-color="#fff5ce" loext:char-shading-value="0"/>
    </style:style>
    <style:style style:name="T390" style:family="text">
      <style:text-properties officeooo:rsid="10fae433" fo:background-color="#fff5ce" loext:char-shading-value="0"/>
    </style:style>
    <style:style style:name="T391" style:family="text">
      <style:text-properties officeooo:rsid="11233b46" fo:background-color="#fff5ce" loext:char-shading-value="0"/>
    </style:style>
    <style:style style:name="T392" style:family="text">
      <style:text-properties officeooo:rsid="1130be33" fo:background-color="#fff5ce" loext:char-shading-value="0"/>
    </style:style>
    <style:style style:name="T393" style:family="text">
      <style:text-properties officeooo:rsid="11b28470" fo:background-color="#fff5ce" loext:char-shading-value="0"/>
    </style:style>
    <style:style style:name="T394" style:family="text">
      <style:text-properties officeooo:rsid="12d46483" fo:background-color="#fff5ce" loext:char-shading-value="0"/>
    </style:style>
    <style:style style:name="T395" style:family="text">
      <style:text-properties officeooo:rsid="11bca075" fo:background-color="#fff5ce" loext:char-shading-value="0"/>
    </style:style>
    <style:style style:name="T396" style:family="text">
      <style:text-properties officeooo:rsid="11be32b4" fo:background-color="#fff5ce" loext:char-shading-value="0"/>
    </style:style>
    <style:style style:name="T397" style:family="text">
      <style:text-properties officeooo:rsid="11bf9cfa" fo:background-color="#fff5ce" loext:char-shading-value="0"/>
    </style:style>
    <style:style style:name="T398" style:family="text">
      <style:text-properties officeooo:rsid="11d2e4c0" fo:background-color="#fff5ce" loext:char-shading-value="0"/>
    </style:style>
    <style:style style:name="T399" style:family="text">
      <style:text-properties officeooo:rsid="1229c1a2" fo:background-color="#fff5ce" loext:char-shading-value="0"/>
    </style:style>
    <style:style style:name="T400" style:family="text">
      <style:text-properties officeooo:rsid="122ac32f" fo:background-color="#fff5ce" loext:char-shading-value="0"/>
    </style:style>
    <style:style style:name="T401" style:family="text">
      <style:text-properties officeooo:rsid="122b0062" fo:background-color="#fff5ce" loext:char-shading-value="0"/>
    </style:style>
    <style:style style:name="T402" style:family="text">
      <style:text-properties officeooo:rsid="12d9556e" fo:background-color="#fff5ce" loext:char-shading-value="0"/>
    </style:style>
    <style:style style:name="T403" style:family="text">
      <style:text-properties officeooo:rsid="122bce11" fo:background-color="#fff5ce" loext:char-shading-value="0"/>
    </style:style>
    <style:style style:name="T404" style:family="text">
      <style:text-properties officeooo:rsid="125534d7" fo:background-color="#fff5ce" loext:char-shading-value="0"/>
    </style:style>
    <style:style style:name="T405" style:family="text">
      <style:text-properties officeooo:rsid="118e3d4a" fo:background-color="#fff5ce" loext:char-shading-value="0"/>
    </style:style>
    <style:style style:name="T406" style:family="text">
      <style:text-properties officeooo:rsid="11949d9e" fo:background-color="#fff5ce" loext:char-shading-value="0"/>
    </style:style>
    <style:style style:name="T407" style:family="text">
      <style:text-properties officeooo:rsid="0d00e973"/>
    </style:style>
    <style:style style:name="T408" style:family="text">
      <style:text-properties officeooo:rsid="0c98f6ab"/>
    </style:style>
    <style:style style:name="T409" style:family="text">
      <style:text-properties officeooo:rsid="09e6a281"/>
    </style:style>
    <style:style style:name="T410" style:family="text">
      <style:text-properties officeooo:rsid="0d02841c"/>
    </style:style>
    <style:style style:name="T411" style:family="text">
      <style:text-properties officeooo:rsid="09e9d15d"/>
    </style:style>
    <style:style style:name="T412" style:family="text">
      <style:text-properties officeooo:rsid="09ea3314"/>
    </style:style>
    <style:style style:name="T413" style:family="text">
      <style:text-properties officeooo:rsid="0caf1a8c"/>
    </style:style>
    <style:style style:name="T414" style:family="text">
      <style:text-properties officeooo:rsid="09f31487"/>
    </style:style>
    <style:style style:name="T415" style:family="text">
      <style:text-properties officeooo:rsid="0d25da85"/>
    </style:style>
    <style:style style:name="T416" style:family="text">
      <style:text-properties fo:language="id" fo:country="ID"/>
    </style:style>
    <style:style style:name="T417" style:family="text">
      <style:text-properties fo:language="id" fo:country="ID" fo:font-style="italic" style:text-underline-style="none" style:font-style-asian="italic" style:font-style-complex="italic"/>
    </style:style>
    <style:style style:name="T418" style:family="text">
      <style:text-properties fo:language="id" fo:country="ID" fo:font-style="italic" style:text-underline-style="none" officeooo:rsid="0cfaec40" style:font-style-asian="italic" style:font-style-complex="italic"/>
    </style:style>
    <style:style style:name="T419" style:family="text">
      <style:text-properties fo:language="id" fo:country="ID" fo:font-style="italic" style:text-underline-style="none" officeooo:rsid="0d7b7b3c" style:font-style-asian="italic" style:font-style-complex="italic"/>
    </style:style>
    <style:style style:name="T420" style:family="text">
      <style:text-properties fo:language="id" fo:country="ID" fo:font-style="italic" style:font-style-asian="italic" style:font-style-complex="italic"/>
    </style:style>
    <style:style style:name="T421" style:family="text">
      <style:text-properties fo:language="id" fo:country="ID" fo:font-style="italic" officeooo:rsid="0a819a00" style:font-style-asian="italic" style:font-style-complex="italic"/>
    </style:style>
    <style:style style:name="T422" style:family="text">
      <style:text-properties fo:language="id" fo:country="ID" fo:font-style="italic" officeooo:rsid="0cd1e180" style:font-style-asian="italic" style:font-style-complex="italic"/>
    </style:style>
    <style:style style:name="T423" style:family="text">
      <style:text-properties fo:language="id" fo:country="ID" fo:font-style="italic" officeooo:rsid="0d75cd9d" style:font-style-asian="italic" style:font-style-complex="italic"/>
    </style:style>
    <style:style style:name="T424" style:family="text">
      <style:text-properties fo:language="id" fo:country="ID" fo:font-style="italic" officeooo:rsid="0d762713" style:font-style-asian="italic" style:font-style-complex="italic"/>
    </style:style>
    <style:style style:name="T425" style:family="text">
      <style:text-properties fo:language="id" fo:country="ID" fo:font-style="italic" officeooo:rsid="0d77ea96" style:font-style-asian="italic" style:font-style-complex="italic"/>
    </style:style>
    <style:style style:name="T426" style:family="text">
      <style:text-properties fo:language="id" fo:country="ID" fo:font-style="italic" officeooo:rsid="0d7959ec" style:font-style-asian="italic" style:font-style-complex="italic"/>
    </style:style>
    <style:style style:name="T427" style:family="text">
      <style:text-properties fo:language="id" fo:country="ID" fo:font-style="italic" officeooo:rsid="0d7a28be" style:font-style-asian="italic" style:font-style-complex="italic"/>
    </style:style>
    <style:style style:name="T428" style:family="text">
      <style:text-properties fo:language="id" fo:country="ID" fo:font-style="italic" officeooo:rsid="0e8e0ce9" style:font-style-asian="italic" style:font-style-complex="italic"/>
    </style:style>
    <style:style style:name="T429" style:family="text">
      <style:text-properties fo:language="id" fo:country="ID" fo:font-style="italic" officeooo:rsid="0e8f0355" style:font-style-asian="italic" style:font-style-complex="italic"/>
    </style:style>
    <style:style style:name="T430" style:family="text">
      <style:text-properties fo:language="id" fo:country="ID" fo:font-style="italic" officeooo:rsid="10e139e9" style:font-style-asian="italic" style:font-style-complex="italic"/>
    </style:style>
    <style:style style:name="T431" style:family="text">
      <style:text-properties fo:language="id" fo:country="ID" fo:font-style="italic" officeooo:rsid="10e1745c" style:font-style-asian="italic" style:font-style-complex="italic"/>
    </style:style>
    <style:style style:name="T432" style:family="text">
      <style:text-properties fo:language="id" fo:country="ID" officeooo:rsid="0cfaec40"/>
    </style:style>
    <style:style style:name="T433" style:family="text">
      <style:text-properties fo:language="id" fo:country="ID" officeooo:rsid="0d043416"/>
    </style:style>
    <style:style style:name="T434" style:family="text">
      <style:text-properties fo:language="id" fo:country="ID" officeooo:rsid="0d04bfe6"/>
    </style:style>
    <style:style style:name="T435" style:family="text">
      <style:text-properties fo:language="id" fo:country="ID" officeooo:rsid="0a819a00"/>
    </style:style>
    <style:style style:name="T436" style:family="text">
      <style:text-properties fo:language="id" fo:country="ID" officeooo:rsid="0cd2bc4e"/>
    </style:style>
    <style:style style:name="T437" style:family="text">
      <style:text-properties fo:language="id" fo:country="ID" officeooo:rsid="0cd3b4c7"/>
    </style:style>
    <style:style style:name="T438" style:family="text">
      <style:text-properties fo:language="id" fo:country="ID" fo:font-style="normal" style:font-style-asian="normal" style:font-style-complex="normal"/>
    </style:style>
    <style:style style:name="T439" style:family="text">
      <style:text-properties fo:language="id" fo:country="ID" fo:font-style="normal" officeooo:rsid="0ad89fd6" style:font-style-asian="normal" style:font-style-complex="normal"/>
    </style:style>
    <style:style style:name="T440" style:family="text">
      <style:text-properties fo:language="id" fo:country="ID" fo:font-style="normal" officeooo:rsid="0ad9c180" style:font-style-asian="normal" style:font-style-complex="normal"/>
    </style:style>
    <style:style style:name="T441" style:family="text">
      <style:text-properties fo:language="id" fo:country="ID" fo:font-style="normal" officeooo:rsid="0adb1d9e" style:font-style-asian="normal" style:font-style-complex="normal"/>
    </style:style>
    <style:style style:name="T442" style:family="text">
      <style:text-properties fo:language="id" fo:country="ID" fo:font-style="normal" officeooo:rsid="0cdebc8b" style:font-style-asian="normal" style:font-style-complex="normal"/>
    </style:style>
    <style:style style:name="T443" style:family="text">
      <style:text-properties fo:language="id" fo:country="ID" fo:font-style="normal" officeooo:rsid="0adbded5" style:font-style-asian="normal" style:font-style-complex="normal"/>
    </style:style>
    <style:style style:name="T444" style:family="text">
      <style:text-properties fo:language="id" fo:country="ID" fo:font-style="normal" officeooo:rsid="0cde8479" style:font-style-asian="normal" style:font-style-complex="normal"/>
    </style:style>
    <style:style style:name="T445" style:family="text">
      <style:text-properties fo:language="id" fo:country="ID" fo:font-style="normal" officeooo:rsid="0add6f27" style:font-style-asian="normal" style:font-style-complex="normal"/>
    </style:style>
    <style:style style:name="T446" style:family="text">
      <style:text-properties fo:language="id" fo:country="ID" fo:font-style="normal" officeooo:rsid="0adf0a74" style:font-style-asian="normal" style:font-style-complex="normal"/>
    </style:style>
    <style:style style:name="T447" style:family="text">
      <style:text-properties fo:language="id" fo:country="ID" fo:font-style="normal" officeooo:rsid="0d422009" style:font-style-asian="normal" style:font-style-complex="normal"/>
    </style:style>
    <style:style style:name="T448" style:family="text">
      <style:text-properties fo:language="id" fo:country="ID" fo:font-style="normal" officeooo:rsid="0ae9b868" style:font-style-asian="normal" style:font-style-complex="normal"/>
    </style:style>
    <style:style style:name="T449" style:family="text">
      <style:text-properties fo:language="id" fo:country="ID" fo:font-style="normal" officeooo:rsid="0ce23e25" style:font-style-asian="normal" style:font-style-complex="normal"/>
    </style:style>
    <style:style style:name="T450" style:family="text">
      <style:text-properties fo:language="id" fo:country="ID" fo:font-style="normal" officeooo:rsid="0aeac2f8" style:font-style-asian="normal" style:font-style-complex="normal"/>
    </style:style>
    <style:style style:name="T451" style:family="text">
      <style:text-properties fo:language="id" fo:country="ID" fo:font-style="normal" officeooo:rsid="0aeb275c" style:font-style-asian="normal" style:font-style-complex="normal"/>
    </style:style>
    <style:style style:name="T452" style:family="text">
      <style:text-properties fo:language="id" fo:country="ID" fo:font-style="normal" officeooo:rsid="0cf05441" style:font-style-asian="normal" style:font-style-complex="normal"/>
    </style:style>
    <style:style style:name="T453" style:family="text">
      <style:text-properties fo:language="id" fo:country="ID" fo:font-style="normal" officeooo:rsid="0aed0f81" style:font-style-asian="normal" style:font-style-complex="normal"/>
    </style:style>
    <style:style style:name="T454" style:family="text">
      <style:text-properties fo:language="id" fo:country="ID" fo:font-style="normal" officeooo:rsid="0aee3859" style:font-style-asian="normal" style:font-style-complex="normal"/>
    </style:style>
    <style:style style:name="T455" style:family="text">
      <style:text-properties fo:language="id" fo:country="ID" fo:font-style="normal" officeooo:rsid="0ce38267" style:font-style-asian="normal" style:font-style-complex="normal"/>
    </style:style>
    <style:style style:name="T456" style:family="text">
      <style:text-properties fo:language="id" fo:country="ID" fo:font-style="normal" officeooo:rsid="0aeff57a" style:font-style-asian="normal" style:font-style-complex="normal"/>
    </style:style>
    <style:style style:name="T457" style:family="text">
      <style:text-properties fo:language="id" fo:country="ID" fo:font-style="normal" officeooo:rsid="0af09fe6" style:font-style-asian="normal" style:font-style-complex="normal"/>
    </style:style>
    <style:style style:name="T458" style:family="text">
      <style:text-properties fo:language="id" fo:country="ID" fo:font-style="normal" officeooo:rsid="0af0c25c" style:font-style-asian="normal" style:font-style-complex="normal"/>
    </style:style>
    <style:style style:name="T459" style:family="text">
      <style:text-properties fo:language="id" fo:country="ID" fo:font-style="normal" officeooo:rsid="0af1fe18" style:font-style-asian="normal" style:font-style-complex="normal"/>
    </style:style>
    <style:style style:name="T460" style:family="text">
      <style:text-properties fo:language="id" fo:country="ID" fo:font-style="normal" officeooo:rsid="0af21e8c" style:font-style-asian="normal" style:font-style-complex="normal"/>
    </style:style>
    <style:style style:name="T461" style:family="text">
      <style:text-properties fo:language="id" fo:country="ID" fo:font-style="normal" officeooo:rsid="0af3eddd" style:font-style-asian="normal" style:font-style-complex="normal"/>
    </style:style>
    <style:style style:name="T462" style:family="text">
      <style:text-properties fo:language="id" fo:country="ID" fo:font-style="normal" officeooo:rsid="0af59634" style:font-style-asian="normal" style:font-style-complex="normal"/>
    </style:style>
    <style:style style:name="T463" style:family="text">
      <style:text-properties fo:language="id" fo:country="ID" fo:font-style="normal" officeooo:rsid="0b004217" style:font-style-asian="normal" style:font-style-complex="normal"/>
    </style:style>
    <style:style style:name="T464" style:family="text">
      <style:text-properties fo:language="id" fo:country="ID" fo:font-style="normal" officeooo:rsid="0af680ae" style:font-style-asian="normal" style:font-style-complex="normal"/>
    </style:style>
    <style:style style:name="T465" style:family="text">
      <style:text-properties fo:language="id" fo:country="ID" fo:font-style="normal" officeooo:rsid="0af7c2b4" style:font-style-asian="normal" style:font-style-complex="normal"/>
    </style:style>
    <style:style style:name="T466" style:family="text">
      <style:text-properties fo:language="id" fo:country="ID" fo:font-style="normal" officeooo:rsid="0af8f94a" style:font-style-asian="normal" style:font-style-complex="normal"/>
    </style:style>
    <style:style style:name="T467" style:family="text">
      <style:text-properties fo:language="id" fo:country="ID" fo:font-style="normal" officeooo:rsid="0af905a6" style:font-style-asian="normal" style:font-style-complex="normal"/>
    </style:style>
    <style:style style:name="T468" style:family="text">
      <style:text-properties fo:language="id" fo:country="ID" fo:font-style="normal" officeooo:rsid="0afaf957" style:font-style-asian="normal" style:font-style-complex="normal"/>
    </style:style>
    <style:style style:name="T469" style:family="text">
      <style:text-properties fo:language="id" fo:country="ID" fo:font-style="normal" officeooo:rsid="0ce3d578" style:font-style-asian="normal" style:font-style-complex="normal"/>
    </style:style>
    <style:style style:name="T470" style:family="text">
      <style:text-properties fo:language="id" fo:country="ID" fo:font-style="normal" officeooo:rsid="0d75cd9d" style:font-style-asian="normal" style:font-style-complex="normal"/>
    </style:style>
    <style:style style:name="T471" style:family="text">
      <style:text-properties fo:language="id" fo:country="ID" fo:font-style="normal" officeooo:rsid="0d762713" style:font-style-asian="normal" style:font-style-complex="normal"/>
    </style:style>
    <style:style style:name="T472" style:family="text">
      <style:text-properties fo:language="id" fo:country="ID" fo:font-style="normal" officeooo:rsid="0d77ea96" style:font-style-asian="normal" style:font-style-complex="normal"/>
    </style:style>
    <style:style style:name="T473" style:family="text">
      <style:text-properties fo:language="id" fo:country="ID" fo:font-style="normal" officeooo:rsid="0ce4152e" style:font-style-asian="normal" style:font-style-complex="normal"/>
    </style:style>
    <style:style style:name="T474" style:family="text">
      <style:text-properties fo:language="id" fo:country="ID" fo:font-style="normal" officeooo:rsid="0d7959ec" style:font-style-asian="normal" style:font-style-complex="normal"/>
    </style:style>
    <style:style style:name="T475" style:family="text">
      <style:text-properties fo:language="id" fo:country="ID" fo:font-style="normal" officeooo:rsid="0d7a28be" style:font-style-asian="normal" style:font-style-complex="normal"/>
    </style:style>
    <style:style style:name="T476" style:family="text">
      <style:text-properties fo:language="id" fo:country="ID" fo:font-style="normal" officeooo:rsid="0e7dff9d" style:font-style-asian="normal" style:font-style-complex="normal"/>
    </style:style>
    <style:style style:name="T477" style:family="text">
      <style:text-properties fo:language="id" fo:country="ID" fo:font-style="normal" officeooo:rsid="11513331" style:font-style-asian="normal" style:font-style-complex="normal"/>
    </style:style>
    <style:style style:name="T478" style:family="text">
      <style:text-properties fo:language="id" fo:country="ID" fo:font-style="normal" officeooo:rsid="0e7f5be4" style:font-style-asian="normal" style:font-style-complex="normal"/>
    </style:style>
    <style:style style:name="T479" style:family="text">
      <style:text-properties fo:language="id" fo:country="ID" fo:font-style="normal" officeooo:rsid="0e811975" style:font-style-asian="normal" style:font-style-complex="normal"/>
    </style:style>
    <style:style style:name="T480" style:family="text">
      <style:text-properties fo:language="id" fo:country="ID" fo:font-style="normal" officeooo:rsid="0e828316" style:font-style-asian="normal" style:font-style-complex="normal"/>
    </style:style>
    <style:style style:name="T481" style:family="text">
      <style:text-properties fo:language="id" fo:country="ID" fo:font-style="normal" officeooo:rsid="0e83f6f2" style:font-style-asian="normal" style:font-style-complex="normal"/>
    </style:style>
    <style:style style:name="T482" style:family="text">
      <style:text-properties fo:language="id" fo:country="ID" fo:font-style="normal" officeooo:rsid="0e8f0355" style:font-style-asian="normal" style:font-style-complex="normal"/>
    </style:style>
    <style:style style:name="T483" style:family="text">
      <style:text-properties fo:language="id" fo:country="ID" fo:font-style="normal" officeooo:rsid="10e1745c" style:font-style-asian="normal" style:font-style-complex="normal"/>
    </style:style>
    <style:style style:name="T484" style:family="text">
      <style:text-properties fo:language="id" fo:country="ID" fo:font-style="normal" officeooo:rsid="128c633a" style:font-style-asian="normal" style:font-style-complex="normal"/>
    </style:style>
    <style:style style:name="T485" style:family="text">
      <style:text-properties fo:language="id" fo:country="ID" fo:font-style="normal" officeooo:rsid="10e4d75f" style:font-style-asian="normal" style:font-style-complex="normal"/>
    </style:style>
    <style:style style:name="T486" style:family="text">
      <style:text-properties fo:language="id" fo:country="ID" fo:font-style="normal" style:text-underline-style="none" style:font-style-asian="normal" style:font-style-complex="normal"/>
    </style:style>
    <style:style style:name="T487" style:family="text">
      <style:text-properties fo:language="id" fo:country="ID" fo:font-style="normal" style:text-underline-style="none" officeooo:rsid="0b0c47ce" style:font-style-asian="normal" style:font-style-complex="normal"/>
    </style:style>
    <style:style style:name="T488" style:family="text">
      <style:text-properties fo:language="id" fo:country="ID" fo:font-style="normal" style:text-underline-style="none" officeooo:rsid="0ce9111e" style:font-style-asian="normal" style:font-style-complex="normal"/>
    </style:style>
    <style:style style:name="T489" style:family="text">
      <style:text-properties fo:language="id" fo:country="ID" fo:font-style="normal" style:text-underline-style="none" officeooo:rsid="0b0d5de2" style:font-style-asian="normal" style:font-style-complex="normal"/>
    </style:style>
    <style:style style:name="T490" style:family="text">
      <style:text-properties fo:language="id" fo:country="ID" fo:font-style="normal" style:text-underline-style="none" officeooo:rsid="0b0d927c" style:font-style-asian="normal" style:font-style-complex="normal"/>
    </style:style>
    <style:style style:name="T491" style:family="text">
      <style:text-properties fo:language="id" fo:country="ID" fo:font-style="normal" style:text-underline-style="none" officeooo:rsid="0b0eac3b" style:font-style-asian="normal" style:font-style-complex="normal"/>
    </style:style>
    <style:style style:name="T492" style:family="text">
      <style:text-properties fo:language="id" fo:country="ID" fo:font-style="normal" style:text-underline-style="none" officeooo:rsid="0b103c95" style:font-style-asian="normal" style:font-style-complex="normal"/>
    </style:style>
    <style:style style:name="T493" style:family="text">
      <style:text-properties fo:language="id" fo:country="ID" fo:font-style="normal" style:text-underline-style="none" officeooo:rsid="0b11203d" style:font-style-asian="normal" style:font-style-complex="normal"/>
    </style:style>
    <style:style style:name="T494" style:family="text">
      <style:text-properties fo:language="id" fo:country="ID" fo:font-style="normal" style:text-underline-style="none" officeooo:rsid="0b1129c3" style:font-style-asian="normal" style:font-style-complex="normal"/>
    </style:style>
    <style:style style:name="T495" style:family="text">
      <style:text-properties fo:language="id" fo:country="ID" fo:font-style="normal" style:text-underline-style="none" officeooo:rsid="0b11926e" style:font-style-asian="normal" style:font-style-complex="normal"/>
    </style:style>
    <style:style style:name="T496" style:family="text">
      <style:text-properties fo:language="id" fo:country="ID" fo:font-style="normal" style:text-underline-style="none" officeooo:rsid="0b419a27" style:font-style-asian="normal" style:font-style-complex="normal"/>
    </style:style>
    <style:style style:name="T497" style:family="text">
      <style:text-properties fo:language="id" fo:country="ID" fo:font-style="normal" style:text-underline-style="none" officeooo:rsid="0cf94905" style:font-style-asian="normal" style:font-style-complex="normal"/>
    </style:style>
    <style:style style:name="T498" style:family="text">
      <style:text-properties fo:language="id" fo:country="ID" fo:font-style="normal" style:text-underline-style="none" officeooo:rsid="0b3caf1c" style:font-style-asian="normal" style:font-style-complex="normal"/>
    </style:style>
    <style:style style:name="T499" style:family="text">
      <style:text-properties fo:language="id" fo:country="ID" fo:font-style="normal" style:text-underline-style="none" officeooo:rsid="0b4609cf" style:font-style-asian="normal" style:font-style-complex="normal"/>
    </style:style>
    <style:style style:name="T500" style:family="text">
      <style:text-properties fo:language="id" fo:country="ID" fo:font-style="normal" style:text-underline-style="none" officeooo:rsid="0b47bf5a" style:font-style-asian="normal" style:font-style-complex="normal"/>
    </style:style>
    <style:style style:name="T501" style:family="text">
      <style:text-properties fo:language="id" fo:country="ID" fo:font-style="normal" style:text-underline-style="none" officeooo:rsid="0d4dff82" style:font-style-asian="normal" style:font-style-complex="normal"/>
    </style:style>
    <style:style style:name="T502" style:family="text">
      <style:text-properties fo:language="id" fo:country="ID" fo:font-style="normal" style:text-underline-style="none" officeooo:rsid="0b48ebd0" style:font-style-asian="normal" style:font-style-complex="normal"/>
    </style:style>
    <style:style style:name="T503" style:family="text">
      <style:text-properties fo:language="id" fo:country="ID" fo:font-style="normal" style:text-underline-style="none" officeooo:rsid="0b4bb559" style:font-style-asian="normal" style:font-style-complex="normal"/>
    </style:style>
    <style:style style:name="T504" style:family="text">
      <style:text-properties fo:language="id" fo:country="ID" fo:font-style="normal" style:text-underline-style="none" officeooo:rsid="0d4c9a80" style:font-style-asian="normal" style:font-style-complex="normal"/>
    </style:style>
    <style:style style:name="T505" style:family="text">
      <style:text-properties fo:language="id" fo:country="ID" fo:font-style="normal" style:text-underline-style="none" officeooo:rsid="0d49e213" style:font-style-asian="normal" style:font-style-complex="normal"/>
    </style:style>
    <style:style style:name="T506" style:family="text">
      <style:text-properties fo:language="id" fo:country="ID" fo:font-style="normal" style:text-underline-style="none" officeooo:rsid="0d4ac814" style:font-style-asian="normal" style:font-style-complex="normal"/>
    </style:style>
    <style:style style:name="T507" style:family="text">
      <style:text-properties fo:language="id" fo:country="ID" fo:font-style="normal" style:text-underline-style="none" officeooo:rsid="0d4bfdf1" style:font-style-asian="normal" style:font-style-complex="normal"/>
    </style:style>
    <style:style style:name="T508" style:family="text">
      <style:text-properties fo:language="id" fo:country="ID" fo:font-style="normal" style:text-underline-style="none" officeooo:rsid="0b4c75ca" style:font-style-asian="normal" style:font-style-complex="normal"/>
    </style:style>
    <style:style style:name="T509" style:family="text">
      <style:text-properties fo:language="id" fo:country="ID" fo:font-style="normal" style:text-underline-style="none" officeooo:rsid="0b4ded6b" style:font-style-asian="normal" style:font-style-complex="normal"/>
    </style:style>
    <style:style style:name="T510" style:family="text">
      <style:text-properties fo:language="id" fo:country="ID" fo:font-style="normal" style:text-underline-style="none" officeooo:rsid="0d4f7f18" style:font-style-asian="normal" style:font-style-complex="normal"/>
    </style:style>
    <style:style style:name="T511" style:family="text">
      <style:text-properties fo:language="id" fo:country="ID" fo:font-style="normal" style:text-underline-style="none" officeooo:rsid="0d51592d" style:font-style-asian="normal" style:font-style-complex="normal"/>
    </style:style>
    <style:style style:name="T512" style:family="text">
      <style:text-properties fo:language="id" fo:country="ID" fo:font-style="normal" style:text-underline-style="none" officeooo:rsid="0b4f1caf" style:font-style-asian="normal" style:font-style-complex="normal"/>
    </style:style>
    <style:style style:name="T513" style:family="text">
      <style:text-properties fo:language="id" fo:country="ID" fo:font-style="normal" style:text-underline-style="none" officeooo:rsid="0d5263f1" style:font-style-asian="normal" style:font-style-complex="normal"/>
    </style:style>
    <style:style style:name="T514" style:family="text">
      <style:text-properties fo:language="id" fo:country="ID" fo:font-style="normal" style:text-underline-style="none" officeooo:rsid="0b4f71d6" style:font-style-asian="normal" style:font-style-complex="normal"/>
    </style:style>
    <style:style style:name="T515" style:family="text">
      <style:text-properties fo:language="id" fo:country="ID" fo:font-style="normal" style:text-underline-style="none" officeooo:rsid="0b512ecc" style:font-style-asian="normal" style:font-style-complex="normal"/>
    </style:style>
    <style:style style:name="T516" style:family="text">
      <style:text-properties fo:language="id" fo:country="ID" fo:font-style="normal" style:text-underline-style="none" officeooo:rsid="0b52d70a" style:font-style-asian="normal" style:font-style-complex="normal"/>
    </style:style>
    <style:style style:name="T517" style:family="text">
      <style:text-properties fo:language="id" fo:country="ID" fo:font-style="normal" style:text-underline-style="none" officeooo:rsid="0d52eb95" style:font-style-asian="normal" style:font-style-complex="normal"/>
    </style:style>
    <style:style style:name="T518" style:family="text">
      <style:text-properties fo:language="id" fo:country="ID" fo:font-style="normal" style:text-underline-style="none" officeooo:rsid="0d53b116" style:font-style-asian="normal" style:font-style-complex="normal"/>
    </style:style>
    <style:style style:name="T519" style:family="text">
      <style:text-properties fo:language="id" fo:country="ID" fo:font-style="normal" style:text-underline-style="none" officeooo:rsid="0d55929e" style:font-style-asian="normal" style:font-style-complex="normal"/>
    </style:style>
    <style:style style:name="T520" style:family="text">
      <style:text-properties fo:language="id" fo:country="ID" fo:font-style="normal" style:text-underline-style="none" officeooo:rsid="0d7c4b90" style:font-style-asian="normal" style:font-style-complex="normal"/>
    </style:style>
    <style:style style:name="T521" style:family="text">
      <style:text-properties fo:language="id" fo:country="ID" fo:font-style="normal" style:text-underline-style="none" officeooo:rsid="0d56c9df" style:font-style-asian="normal" style:font-style-complex="normal"/>
    </style:style>
    <style:style style:name="T522" style:family="text">
      <style:text-properties fo:language="id" fo:country="ID" fo:font-style="normal" style:text-underline-style="none" officeooo:rsid="0d87f461" style:font-style-asian="normal" style:font-style-complex="normal"/>
    </style:style>
    <style:style style:name="T523" style:family="text">
      <style:text-properties fo:language="id" fo:country="ID" fo:font-style="normal" style:text-underline-style="none" officeooo:rsid="0d7b7b3c" style:font-style-asian="normal" style:font-style-complex="normal"/>
    </style:style>
    <style:style style:name="T524" style:family="text">
      <style:text-properties fo:language="id" fo:country="ID" fo:font-style="normal" style:text-underline-style="none" officeooo:rsid="0d7d69e4" style:font-style-asian="normal" style:font-style-complex="normal"/>
    </style:style>
    <style:style style:name="T525" style:family="text">
      <style:text-properties fo:language="id" fo:country="ID" fo:font-style="normal" style:text-underline-style="none" officeooo:rsid="0d7dd71a" style:font-style-asian="normal" style:font-style-complex="normal"/>
    </style:style>
    <style:style style:name="T526" style:family="text">
      <style:text-properties fo:language="id" fo:country="ID" fo:font-style="normal" style:text-underline-style="none" officeooo:rsid="0d882e71" style:font-style-asian="normal" style:font-style-complex="normal"/>
    </style:style>
    <style:style style:name="T527" style:family="text">
      <style:text-properties fo:language="id" fo:country="ID" fo:font-style="normal" style:text-underline-style="none" officeooo:rsid="0d7f22aa" style:font-style-asian="normal" style:font-style-complex="normal"/>
    </style:style>
    <style:style style:name="T528" style:family="text">
      <style:text-properties fo:language="id" fo:country="ID" fo:font-style="normal" style:text-underline-style="none" officeooo:rsid="0d83580b" style:font-style-asian="normal" style:font-style-complex="normal"/>
    </style:style>
    <style:style style:name="T529" style:family="text">
      <style:text-properties fo:language="id" fo:country="ID" fo:font-style="normal" style:text-underline-style="none" officeooo:rsid="0d7f3990" style:font-style-asian="normal" style:font-style-complex="normal"/>
    </style:style>
    <style:style style:name="T530" style:family="text">
      <style:text-properties fo:language="id" fo:country="ID" fo:font-style="normal" style:text-underline-style="none" officeooo:rsid="0d812d07" style:font-style-asian="normal" style:font-style-complex="normal"/>
    </style:style>
    <style:style style:name="T531" style:family="text">
      <style:text-properties fo:language="id" fo:country="ID" fo:font-style="normal" style:text-underline-style="none" officeooo:rsid="0d822b58" style:font-style-asian="normal" style:font-style-complex="normal"/>
    </style:style>
    <style:style style:name="T532" style:family="text">
      <style:text-properties fo:language="id" fo:country="ID" fo:font-style="normal" style:text-underline-style="none" officeooo:rsid="0d853ee8" style:font-style-asian="normal" style:font-style-complex="normal"/>
    </style:style>
    <style:style style:name="T533" style:family="text">
      <style:text-properties fo:language="id" fo:country="ID" fo:font-style="normal" style:text-underline-style="none" officeooo:rsid="0d864f14" style:font-style-asian="normal" style:font-style-complex="normal"/>
    </style:style>
    <style:style style:name="T534" style:family="text">
      <style:text-properties fo:language="id" fo:country="ID" fo:font-style="normal" style:text-underline-style="none" officeooo:rsid="0d8678b4" style:font-style-asian="normal" style:font-style-complex="normal"/>
    </style:style>
    <style:style style:name="T535" style:family="text">
      <style:text-properties fo:language="id" fo:country="ID" fo:font-style="normal" style:text-underline-style="none" officeooo:rsid="0d8678b4" fo:background-color="#fff5ce" loext:char-shading-value="0" style:font-style-asian="normal" style:font-style-complex="normal"/>
    </style:style>
    <style:style style:name="T536" style:family="text">
      <style:text-properties fo:language="id" fo:country="ID" officeooo:rsid="0ca59986"/>
    </style:style>
    <style:style style:name="T537" style:family="text">
      <style:text-properties fo:language="id" fo:country="ID" officeooo:rsid="10e73d78"/>
    </style:style>
    <style:style style:name="T538" style:family="text">
      <style:text-properties fo:language="id" fo:country="ID" officeooo:rsid="10e8b4ac"/>
    </style:style>
    <style:style style:name="T539" style:family="text">
      <style:text-properties fo:language="id" fo:country="ID" officeooo:rsid="10ea9bd3"/>
    </style:style>
    <style:style style:name="T540" style:family="text">
      <style:text-properties fo:language="id" fo:country="ID" officeooo:rsid="10eb2a89"/>
    </style:style>
    <style:style style:name="T541" style:family="text">
      <style:text-properties fo:language="id" fo:country="ID" officeooo:rsid="0caf4eb5"/>
    </style:style>
    <style:style style:name="T542" style:family="text">
      <style:text-properties fo:language="id" fo:country="ID" officeooo:rsid="10ecae6a"/>
    </style:style>
    <style:style style:name="T543" style:family="text">
      <style:text-properties fo:language="id" fo:country="ID" officeooo:rsid="0cb3a549"/>
    </style:style>
    <style:style style:name="T544" style:family="text">
      <style:text-properties fo:language="id" fo:country="ID" officeooo:rsid="10ee57eb"/>
    </style:style>
    <style:style style:name="T545" style:family="text">
      <style:text-properties fo:language="id" fo:country="ID" officeooo:rsid="0cb3a549" fo:background-color="#fff5ce" loext:char-shading-value="0"/>
    </style:style>
    <style:style style:name="T546" style:family="text">
      <style:text-properties fo:language="id" fo:country="ID" officeooo:rsid="10ef7a13" fo:background-color="#fff5ce" loext:char-shading-value="0"/>
    </style:style>
    <style:style style:name="T547" style:family="text">
      <style:text-properties fo:language="id" fo:country="ID" officeooo:rsid="0e74c7e7"/>
    </style:style>
    <style:style style:name="T548" style:family="text">
      <style:text-properties fo:language="id" fo:country="ID" officeooo:rsid="1110232f"/>
    </style:style>
    <style:style style:name="T549" style:family="text">
      <style:text-properties fo:language="id" fo:country="ID" officeooo:rsid="0e75bfa4"/>
    </style:style>
    <style:style style:name="T550" style:family="text">
      <style:text-properties fo:language="id" fo:country="ID" officeooo:rsid="10e1745c"/>
    </style:style>
    <style:style style:name="T551" style:family="text">
      <style:text-properties style:font-name="Liberation Serif"/>
    </style:style>
    <style:style style:name="T552" style:family="text">
      <style:text-properties style:font-name="Liberation Serif" fo:font-size="12pt" fo:language="id" fo:country="ID" fo:font-weight="normal" officeooo:rsid="0caf457a" style:font-size-asian="12pt" style:font-weight-asian="normal" style:font-size-complex="12pt" style:font-weight-complex="normal"/>
    </style:style>
    <style:style style:name="T553" style:family="text">
      <style:text-properties style:font-name="Liberation Serif" fo:font-size="12pt" fo:language="id" fo:country="ID" fo:font-weight="normal" officeooo:rsid="0cd2bc4e" style:font-size-asian="12pt" style:font-weight-asian="normal" style:font-size-complex="12pt" style:font-weight-complex="normal"/>
    </style:style>
    <style:style style:name="T554" style:family="text">
      <style:text-properties style:font-name="Liberation Serif" fo:font-size="12pt" fo:language="id" fo:country="ID" fo:font-style="italic" fo:font-weight="normal" officeooo:rsid="09fb9144" style:font-size-asian="12pt" style:font-style-asian="italic" style:font-weight-asian="normal" style:font-size-complex="12pt" style:font-style-complex="italic" style:font-weight-complex="normal"/>
    </style:style>
    <style:style style:name="T555" style:family="text">
      <style:text-properties style:font-name="Liberation Serif" fo:font-size="12pt" fo:language="id" fo:country="ID" fo:font-style="italic" fo:font-weight="normal" officeooo:rsid="0cbcd728" style:font-size-asian="12pt" style:font-style-asian="italic" style:font-weight-asian="normal" style:font-size-complex="12pt" style:font-style-complex="italic" style:font-weight-complex="normal"/>
    </style:style>
    <style:style style:name="T556" style:family="text">
      <style:text-properties style:font-name="Liberation Serif" fo:font-size="12pt" fo:language="id" fo:country="ID" fo:font-style="italic" fo:font-weight="normal" officeooo:rsid="11746256" style:font-size-asian="12pt" style:font-style-asian="italic" style:font-weight-asian="normal" style:font-size-complex="12pt" style:font-style-complex="italic" style:font-weight-complex="normal"/>
    </style:style>
    <style:style style:name="T557" style:family="text">
      <style:text-properties style:font-name="Liberation Serif" fo:font-size="12pt" fo:language="id" fo:country="ID" fo:font-style="italic" fo:font-weight="normal" officeooo:rsid="117655b0" style:font-size-asian="12pt" style:font-style-asian="italic" style:font-weight-asian="normal" style:font-size-complex="12pt" style:font-style-complex="italic" style:font-weight-complex="normal"/>
    </style:style>
    <style:style style:name="T558" style:family="text">
      <style:text-properties style:font-name="Liberation Serif" fo:font-size="12pt" fo:language="id" fo:country="ID" fo:font-style="normal" fo:font-weight="normal" officeooo:rsid="09fb9144" style:font-size-asian="12pt" style:font-style-asian="normal" style:font-weight-asian="normal" style:font-size-complex="12pt" style:font-style-complex="normal" style:font-weight-complex="normal"/>
    </style:style>
    <style:style style:name="T559" style:family="text">
      <style:text-properties style:font-name="Liberation Serif" fo:font-size="12pt" fo:language="id" fo:country="ID" fo:font-style="normal" fo:font-weight="normal" officeooo:rsid="0d26f515" style:font-size-asian="12pt" style:font-style-asian="normal" style:font-weight-asian="normal" style:font-size-complex="12pt" style:font-style-complex="normal" style:font-weight-complex="normal"/>
    </style:style>
    <style:style style:name="T560" style:family="text">
      <style:text-properties style:font-name="Liberation Serif" fo:font-size="12pt" fo:language="id" fo:country="ID" fo:font-style="normal" fo:font-weight="normal" officeooo:rsid="0cbe809c" style:font-size-asian="12pt" style:font-style-asian="normal" style:font-weight-asian="normal" style:font-size-complex="12pt" style:font-style-complex="normal" style:font-weight-complex="normal"/>
    </style:style>
    <style:style style:name="T561" style:family="text">
      <style:text-properties style:font-name="Liberation Serif" fo:font-size="12pt" fo:language="id" fo:country="ID" fo:font-style="normal" fo:font-weight="normal" officeooo:rsid="0cc07794" style:font-size-asian="12pt" style:font-style-asian="normal" style:font-weight-asian="normal" style:font-size-complex="12pt" style:font-style-complex="normal" style:font-weight-complex="normal"/>
    </style:style>
    <style:style style:name="T562" style:family="text">
      <style:text-properties style:font-name="Liberation Serif" fo:font-size="12pt" fo:language="id" fo:country="ID" fo:font-style="normal" fo:font-weight="normal" officeooo:rsid="0cc22363" style:font-size-asian="12pt" style:font-style-asian="normal" style:font-weight-asian="normal" style:font-size-complex="12pt" style:font-style-complex="normal" style:font-weight-complex="normal"/>
    </style:style>
    <style:style style:name="T56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64" style:family="text">
      <style:text-properties style:font-name="Liberation Serif" fo:font-size="12pt" fo:font-style="italic" fo:font-weight="normal" officeooo:rsid="09fb9144" style:font-size-asian="12pt" style:font-style-asian="italic" style:font-weight-asian="normal" style:font-size-complex="12pt" style:font-style-complex="italic" style:font-weight-complex="normal"/>
    </style:style>
    <style:style style:name="T565" style:family="text">
      <style:text-properties style:font-name="Liberation Serif" fo:font-size="12pt" fo:font-style="italic" fo:font-weight="normal" officeooo:rsid="0cfb636d" style:font-size-asian="12pt" style:font-style-asian="italic" style:font-weight-asian="normal" style:font-size-complex="12pt" style:font-style-complex="italic" style:font-weight-complex="normal"/>
    </style:style>
    <style:style style:name="T566" style:family="text">
      <style:text-properties style:font-name="Liberation Serif" fo:font-size="12pt" fo:font-style="italic" fo:font-weight="normal" officeooo:rsid="0d7056b1" style:font-size-asian="12pt" style:font-style-asian="italic" style:font-weight-asian="normal" style:font-size-complex="12pt" style:font-style-complex="italic" style:font-weight-complex="normal"/>
    </style:style>
    <style:style style:name="T567" style:family="text">
      <style:text-properties style:font-name="Liberation Serif" fo:font-size="12pt" fo:font-style="italic" fo:font-weight="normal" officeooo:rsid="0cff771c" style:font-size-asian="12pt" style:font-style-asian="italic" style:font-weight-asian="normal" style:font-size-complex="12pt" style:font-style-complex="italic" style:font-weight-complex="normal"/>
    </style:style>
    <style:style style:name="T568" style:family="text">
      <style:text-properties style:font-name="Liberation Serif" fo:font-size="12pt" fo:font-style="italic" fo:font-weight="normal" officeooo:rsid="0a6b6f67" style:font-size-asian="12pt" style:font-style-asian="italic" style:font-weight-asian="normal" style:font-size-complex="12pt" style:font-style-complex="italic" style:font-weight-complex="normal"/>
    </style:style>
    <style:style style:name="T569" style:family="text">
      <style:text-properties style:font-name="Liberation Serif" fo:font-size="12pt" fo:font-style="italic" fo:font-weight="normal" officeooo:rsid="0d31ad32" style:font-size-asian="12pt" style:font-style-asian="italic" style:font-weight-asian="normal" style:font-size-complex="12pt" style:font-style-complex="italic" style:font-weight-complex="normal"/>
    </style:style>
    <style:style style:name="T570" style:family="text">
      <style:text-properties style:font-name="Liberation Serif" fo:font-size="12pt" fo:font-style="italic" fo:font-weight="normal" officeooo:rsid="0a6bd0a7" style:font-size-asian="12pt" style:font-style-asian="italic" style:font-weight-asian="normal" style:font-size-complex="12pt" style:font-style-complex="italic" style:font-weight-complex="normal"/>
    </style:style>
    <style:style style:name="T571" style:family="text">
      <style:text-properties style:font-name="Liberation Serif" fo:font-size="12pt" fo:font-style="italic" fo:font-weight="normal" officeooo:rsid="0d32cb59" style:font-size-asian="12pt" style:font-style-asian="italic" style:font-weight-asian="normal" style:font-size-complex="12pt" style:font-style-complex="italic" style:font-weight-complex="normal"/>
    </style:style>
    <style:style style:name="T572" style:family="text">
      <style:text-properties style:font-name="Liberation Serif" fo:font-size="12pt" fo:font-style="italic" fo:font-weight="normal" officeooo:rsid="0a73feec" style:font-size-asian="12pt" style:font-style-asian="italic" style:font-weight-asian="normal" style:font-size-complex="12pt" style:font-style-complex="italic" style:font-weight-complex="normal"/>
    </style:style>
    <style:style style:name="T573" style:family="text">
      <style:text-properties style:font-name="Liberation Serif" fo:font-size="12pt" fo:font-style="italic" fo:font-weight="normal" officeooo:rsid="0d35f6eb" style:font-size-asian="12pt" style:font-style-asian="italic" style:font-weight-asian="normal" style:font-size-complex="12pt" style:font-style-complex="italic" style:font-weight-complex="normal"/>
    </style:style>
    <style:style style:name="T574" style:family="text">
      <style:text-properties style:font-name="Liberation Serif" fo:font-size="12pt" fo:font-style="italic" fo:font-weight="normal" officeooo:rsid="0a790b70" style:font-size-asian="12pt" style:font-style-asian="italic" style:font-weight-asian="normal" style:font-size-complex="12pt" style:font-style-complex="italic" style:font-weight-complex="normal"/>
    </style:style>
    <style:style style:name="T575" style:family="text">
      <style:text-properties style:font-name="Liberation Serif"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576" style:family="text">
      <style:text-properties style:font-name="Liberation Serif" fo:font-size="12pt" fo:font-style="italic" fo:font-weight="normal" officeooo:rsid="1277b14b" fo:background-color="transparent" loext:char-shading-value="0" style:font-size-asian="12pt" style:font-style-asian="italic" style:font-weight-asian="normal" style:font-size-complex="12pt" style:font-style-complex="italic" style:font-weight-complex="normal"/>
    </style:style>
    <style:style style:name="T577" style:family="text">
      <style:text-properties style:font-name="Liberation Serif" fo:font-size="12pt" fo:font-style="italic" fo:font-weight="normal" officeooo:rsid="1282afb9" fo:background-color="transparent" loext:char-shading-value="0" style:font-size-asian="12pt" style:font-style-asian="italic" style:font-weight-asian="normal" style:font-size-complex="12pt" style:font-style-complex="italic" style:font-weight-complex="normal"/>
    </style:style>
    <style:style style:name="T578" style:family="text">
      <style:text-properties style:font-name="Liberation Serif" fo:font-size="12pt" fo:font-style="italic" fo:font-weight="normal" officeooo:rsid="12852e11" fo:background-color="transparent" loext:char-shading-value="0" style:font-size-asian="12pt" style:font-style-asian="italic" style:font-weight-asian="normal" style:font-size-complex="12pt" style:font-style-complex="italic" style:font-weight-complex="normal"/>
    </style:style>
    <style:style style:name="T579" style:family="text">
      <style:text-properties style:font-name="Liberation Serif" fo:font-size="12pt" fo:font-style="italic" fo:font-weight="normal" officeooo:rsid="1291d907" fo:background-color="transparent" loext:char-shading-value="0" style:font-size-asian="12pt" style:font-style-asian="italic" style:font-weight-asian="normal" style:font-size-complex="12pt" style:font-style-complex="italic" style:font-weight-complex="normal"/>
    </style:style>
    <style:style style:name="T580" style:family="text">
      <style:text-properties style:font-name="Liberation Serif" fo:font-size="12pt" fo:font-style="italic" fo:font-weight="normal" officeooo:rsid="1270ce66" fo:background-color="transparent" loext:char-shading-value="0" style:font-size-asian="12pt" style:font-style-asian="italic" style:font-weight-asian="normal" style:font-size-complex="12pt" style:font-style-complex="italic" style:font-weight-complex="normal"/>
    </style:style>
    <style:style style:name="T581" style:family="text">
      <style:text-properties style:font-name="Liberation Serif" fo:font-size="12pt" fo:font-style="italic" fo:font-weight="normal" officeooo:rsid="12226f06" fo:background-color="transparent" loext:char-shading-value="0" style:font-size-asian="12pt" style:font-style-asian="italic" style:font-weight-asian="normal" style:font-size-complex="12pt" style:font-style-complex="italic" style:font-weight-complex="normal"/>
    </style:style>
    <style:style style:name="T582" style:family="text">
      <style:text-properties style:font-name="Liberation Serif" fo:font-size="12pt" fo:font-style="italic" fo:font-weight="normal" officeooo:rsid="12244696" fo:background-color="transparent" loext:char-shading-value="0" style:font-size-asian="12pt" style:font-style-asian="italic" style:font-weight-asian="normal" style:font-size-complex="12pt" style:font-style-complex="italic" style:font-weight-complex="normal"/>
    </style:style>
    <style:style style:name="T583" style:family="text">
      <style:text-properties style:font-name="Liberation Serif" fo:font-size="12pt" fo:font-style="italic" style:text-underline-style="none" fo:font-weight="normal" officeooo:rsid="127c9f6f" style:font-size-asian="12pt" style:font-style-asian="italic" style:font-weight-asian="normal" style:font-size-complex="12pt" style:font-style-complex="italic" style:font-weight-complex="normal"/>
    </style:style>
    <style:style style:name="T584" style:family="text">
      <style:text-properties style:font-name="Liberation Serif" fo:font-size="12pt" fo:font-style="italic" style:text-underline-style="none" fo:font-weight="normal" officeooo:rsid="127d9781" style:font-size-asian="12pt" style:font-style-asian="italic" style:font-weight-asian="normal" style:font-size-complex="12pt" style:font-style-complex="italic" style:font-weight-complex="normal"/>
    </style:style>
    <style:style style:name="T58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86" style:family="text">
      <style:text-properties style:font-name="Liberation Serif" fo:font-size="12pt" fo:font-style="normal" fo:font-weight="normal" officeooo:rsid="09fb9144" style:font-size-asian="12pt" style:font-style-asian="normal" style:font-weight-asian="normal" style:font-size-complex="12pt" style:font-style-complex="normal" style:font-weight-complex="normal"/>
    </style:style>
    <style:style style:name="T587" style:family="text">
      <style:text-properties style:font-name="Liberation Serif" fo:font-size="12pt" fo:font-style="normal" fo:font-weight="normal" officeooo:rsid="0cc4de84" style:font-size-asian="12pt" style:font-style-asian="normal" style:font-weight-asian="normal" style:font-size-complex="12pt" style:font-style-complex="normal" style:font-weight-complex="normal"/>
    </style:style>
    <style:style style:name="T588" style:family="text">
      <style:text-properties style:font-name="Liberation Serif" fo:font-size="12pt" fo:font-style="normal" fo:font-weight="normal" officeooo:rsid="0cc54405" style:font-size-asian="12pt" style:font-style-asian="normal" style:font-weight-asian="normal" style:font-size-complex="12pt" style:font-style-complex="normal" style:font-weight-complex="normal"/>
    </style:style>
    <style:style style:name="T589" style:family="text">
      <style:text-properties style:font-name="Liberation Serif" fo:font-size="12pt" fo:font-style="normal" fo:font-weight="normal" officeooo:rsid="0d114cb1" style:font-size-asian="12pt" style:font-style-asian="normal" style:font-weight-asian="normal" style:font-size-complex="12pt" style:font-style-complex="normal" style:font-weight-complex="normal"/>
    </style:style>
    <style:style style:name="T590" style:family="text">
      <style:text-properties style:font-name="Liberation Serif" fo:font-size="12pt" fo:font-style="normal" fo:font-weight="normal" officeooo:rsid="0cfb636d" style:font-size-asian="12pt" style:font-style-asian="normal" style:font-weight-asian="normal" style:font-size-complex="12pt" style:font-style-complex="normal" style:font-weight-complex="normal"/>
    </style:style>
    <style:style style:name="T591" style:family="text">
      <style:text-properties style:font-name="Liberation Serif" fo:font-size="12pt" fo:font-style="normal" fo:font-weight="normal" officeooo:rsid="0d7056b1" style:font-size-asian="12pt" style:font-style-asian="normal" style:font-weight-asian="normal" style:font-size-complex="12pt" style:font-style-complex="normal" style:font-weight-complex="normal"/>
    </style:style>
    <style:style style:name="T592" style:family="text">
      <style:text-properties style:font-name="Liberation Serif" fo:font-size="12pt" fo:font-style="normal" fo:font-weight="normal" officeooo:rsid="0cff771c" style:font-size-asian="12pt" style:font-style-asian="normal" style:font-weight-asian="normal" style:font-size-complex="12pt" style:font-style-complex="normal" style:font-weight-complex="normal"/>
    </style:style>
    <style:style style:name="T593" style:family="text">
      <style:text-properties style:font-name="Liberation Serif" fo:font-size="12pt" fo:font-style="normal" fo:font-weight="normal" officeooo:rsid="0d8efc7b" style:font-size-asian="12pt" style:font-style-asian="normal" style:font-weight-asian="normal" style:font-size-complex="12pt" style:font-style-complex="normal" style:font-weight-complex="normal"/>
    </style:style>
    <style:style style:name="T594" style:family="text">
      <style:text-properties style:font-name="Liberation Serif" fo:font-size="12pt" fo:font-style="normal" fo:font-weight="normal" officeooo:rsid="0d14b22a" style:font-size-asian="12pt" style:font-style-asian="normal" style:font-weight-asian="normal" style:font-size-complex="12pt" style:font-style-complex="normal" style:font-weight-complex="normal"/>
    </style:style>
    <style:style style:name="T595" style:family="text">
      <style:text-properties style:font-name="Liberation Serif" fo:font-size="12pt" fo:font-style="normal" fo:font-weight="normal" officeooo:rsid="0d14c3bf" style:font-size-asian="12pt" style:font-style-asian="normal" style:font-weight-asian="normal" style:font-size-complex="12pt" style:font-style-complex="normal" style:font-weight-complex="normal"/>
    </style:style>
    <style:style style:name="T596" style:family="text">
      <style:text-properties style:font-name="Liberation Serif" fo:font-size="12pt" fo:font-style="normal" fo:font-weight="normal" officeooo:rsid="0d14d5d0" style:font-size-asian="12pt" style:font-style-asian="normal" style:font-weight-asian="normal" style:font-size-complex="12pt" style:font-style-complex="normal" style:font-weight-complex="normal"/>
    </style:style>
    <style:style style:name="T597" style:family="text">
      <style:text-properties style:font-name="Liberation Serif" fo:font-size="12pt" fo:font-style="normal" fo:font-weight="normal" officeooo:rsid="0d1549dc" style:font-size-asian="12pt" style:font-style-asian="normal" style:font-weight-asian="normal" style:font-size-complex="12pt" style:font-style-complex="normal" style:font-weight-complex="normal"/>
    </style:style>
    <style:style style:name="T598" style:family="text">
      <style:text-properties style:font-name="Liberation Serif" fo:font-size="12pt" fo:font-style="normal" fo:font-weight="normal" officeooo:rsid="0d154d3a" style:font-size-asian="12pt" style:font-style-asian="normal" style:font-weight-asian="normal" style:font-size-complex="12pt" style:font-style-complex="normal" style:font-weight-complex="normal"/>
    </style:style>
    <style:style style:name="T599" style:family="text">
      <style:text-properties style:font-name="Liberation Serif" fo:font-size="12pt" fo:font-style="normal" fo:font-weight="normal" officeooo:rsid="0d1661e5" style:font-size-asian="12pt" style:font-style-asian="normal" style:font-weight-asian="normal" style:font-size-complex="12pt" style:font-style-complex="normal" style:font-weight-complex="normal"/>
    </style:style>
    <style:style style:name="T600" style:family="text">
      <style:text-properties style:font-name="Liberation Serif" fo:font-size="12pt" fo:font-style="normal" fo:font-weight="normal" officeooo:rsid="0d176a40" style:font-size-asian="12pt" style:font-style-asian="normal" style:font-weight-asian="normal" style:font-size-complex="12pt" style:font-style-complex="normal" style:font-weight-complex="normal"/>
    </style:style>
    <style:style style:name="T601" style:family="text">
      <style:text-properties style:font-name="Liberation Serif" fo:font-size="12pt" fo:font-style="normal" fo:font-weight="normal" officeooo:rsid="0d18be32" style:font-size-asian="12pt" style:font-style-asian="normal" style:font-weight-asian="normal" style:font-size-complex="12pt" style:font-style-complex="normal" style:font-weight-complex="normal"/>
    </style:style>
    <style:style style:name="T602" style:family="text">
      <style:text-properties style:font-name="Liberation Serif" fo:font-size="12pt" fo:font-style="normal" fo:font-weight="normal" officeooo:rsid="0d1a32b1" style:font-size-asian="12pt" style:font-style-asian="normal" style:font-weight-asian="normal" style:font-size-complex="12pt" style:font-style-complex="normal" style:font-weight-complex="normal"/>
    </style:style>
    <style:style style:name="T603" style:family="text">
      <style:text-properties style:font-name="Liberation Serif" fo:font-size="12pt" fo:font-style="normal" fo:font-weight="normal" officeooo:rsid="0d1c1b71" style:font-size-asian="12pt" style:font-style-asian="normal" style:font-weight-asian="normal" style:font-size-complex="12pt" style:font-style-complex="normal" style:font-weight-complex="normal"/>
    </style:style>
    <style:style style:name="T604" style:family="text">
      <style:text-properties style:font-name="Liberation Serif" fo:font-size="12pt" fo:font-style="normal" fo:font-weight="normal" officeooo:rsid="0d1d3997" style:font-size-asian="12pt" style:font-style-asian="normal" style:font-weight-asian="normal" style:font-size-complex="12pt" style:font-style-complex="normal" style:font-weight-complex="normal"/>
    </style:style>
    <style:style style:name="T605" style:family="text">
      <style:text-properties style:font-name="Liberation Serif" fo:font-size="12pt" fo:font-style="normal" fo:font-weight="normal" officeooo:rsid="0d1e30d5" style:font-size-asian="12pt" style:font-style-asian="normal" style:font-weight-asian="normal" style:font-size-complex="12pt" style:font-style-complex="normal" style:font-weight-complex="normal"/>
    </style:style>
    <style:style style:name="T606" style:family="text">
      <style:text-properties style:font-name="Liberation Serif" fo:font-size="12pt" fo:font-style="normal" fo:font-weight="normal" officeooo:rsid="0d200db0" style:font-size-asian="12pt" style:font-style-asian="normal" style:font-weight-asian="normal" style:font-size-complex="12pt" style:font-style-complex="normal" style:font-weight-complex="normal"/>
    </style:style>
    <style:style style:name="T607" style:family="text">
      <style:text-properties style:font-name="Liberation Serif" fo:font-size="12pt" fo:font-style="normal" fo:font-weight="normal" officeooo:rsid="0d22240b" style:font-size-asian="12pt" style:font-style-asian="normal" style:font-weight-asian="normal" style:font-size-complex="12pt" style:font-style-complex="normal" style:font-weight-complex="normal"/>
    </style:style>
    <style:style style:name="T608" style:family="text">
      <style:text-properties style:font-name="Liberation Serif" fo:font-size="12pt" fo:font-style="normal" fo:font-weight="normal" officeooo:rsid="0d223c31" style:font-size-asian="12pt" style:font-style-asian="normal" style:font-weight-asian="normal" style:font-size-complex="12pt" style:font-style-complex="normal" style:font-weight-complex="normal"/>
    </style:style>
    <style:style style:name="T609" style:family="text">
      <style:text-properties style:font-name="Liberation Serif" fo:font-size="12pt" fo:font-style="normal" fo:font-weight="normal" officeooo:rsid="0d2332d9" style:font-size-asian="12pt" style:font-style-asian="normal" style:font-weight-asian="normal" style:font-size-complex="12pt" style:font-style-complex="normal" style:font-weight-complex="normal"/>
    </style:style>
    <style:style style:name="T610" style:family="text">
      <style:text-properties style:font-name="Liberation Serif" fo:font-size="12pt" fo:font-style="normal" fo:font-weight="normal" officeooo:rsid="0d241d4d" style:font-size-asian="12pt" style:font-style-asian="normal" style:font-weight-asian="normal" style:font-size-complex="12pt" style:font-style-complex="normal" style:font-weight-complex="normal"/>
    </style:style>
    <style:style style:name="T611" style:family="text">
      <style:text-properties style:font-name="Liberation Serif" fo:font-size="12pt" fo:font-style="normal" fo:font-weight="normal" officeooo:rsid="0d246849" style:font-size-asian="12pt" style:font-style-asian="normal" style:font-weight-asian="normal" style:font-size-complex="12pt" style:font-style-complex="normal" style:font-weight-complex="normal"/>
    </style:style>
    <style:style style:name="T612" style:family="text">
      <style:text-properties style:font-name="Liberation Serif" fo:font-size="12pt" fo:font-style="normal" fo:font-weight="normal" officeooo:rsid="0d2a7ee4" style:font-size-asian="12pt" style:font-style-asian="normal" style:font-weight-asian="normal" style:font-size-complex="12pt" style:font-style-complex="normal" style:font-weight-complex="normal"/>
    </style:style>
    <style:style style:name="T613" style:family="text">
      <style:text-properties style:font-name="Liberation Serif" fo:font-size="12pt" fo:font-style="normal" fo:font-weight="normal" officeooo:rsid="0d2c1b55" style:font-size-asian="12pt" style:font-style-asian="normal" style:font-weight-asian="normal" style:font-size-complex="12pt" style:font-style-complex="normal" style:font-weight-complex="normal"/>
    </style:style>
    <style:style style:name="T614" style:family="text">
      <style:text-properties style:font-name="Liberation Serif" fo:font-size="12pt" fo:font-style="normal" fo:font-weight="normal" officeooo:rsid="0d2c427e" style:font-size-asian="12pt" style:font-style-asian="normal" style:font-weight-asian="normal" style:font-size-complex="12pt" style:font-style-complex="normal" style:font-weight-complex="normal"/>
    </style:style>
    <style:style style:name="T615" style:family="text">
      <style:text-properties style:font-name="Liberation Serif" fo:font-size="12pt" fo:font-style="normal" fo:font-weight="normal" officeooo:rsid="0d30412c" style:font-size-asian="12pt" style:font-style-asian="normal" style:font-weight-asian="normal" style:font-size-complex="12pt" style:font-style-complex="normal" style:font-weight-complex="normal"/>
    </style:style>
    <style:style style:name="T616" style:family="text">
      <style:text-properties style:font-name="Liberation Serif" fo:font-size="12pt" fo:font-style="normal" fo:font-weight="normal" officeooo:rsid="0a69cc91" style:font-size-asian="12pt" style:font-style-asian="normal" style:font-weight-asian="normal" style:font-size-complex="12pt" style:font-style-complex="normal" style:font-weight-complex="normal"/>
    </style:style>
    <style:style style:name="T617" style:family="text">
      <style:text-properties style:font-name="Liberation Serif" fo:font-size="12pt" fo:font-style="normal" fo:font-weight="normal" officeooo:rsid="0d28dc5c" style:font-size-asian="12pt" style:font-style-asian="normal" style:font-weight-asian="normal" style:font-size-complex="12pt" style:font-style-complex="normal" style:font-weight-complex="normal"/>
    </style:style>
    <style:style style:name="T618" style:family="text">
      <style:text-properties style:font-name="Liberation Serif" fo:font-size="12pt" fo:font-style="normal" fo:font-weight="normal" officeooo:rsid="0a6bd0a7" style:font-size-asian="12pt" style:font-style-asian="normal" style:font-weight-asian="normal" style:font-size-complex="12pt" style:font-style-complex="normal" style:font-weight-complex="normal"/>
    </style:style>
    <style:style style:name="T619" style:family="text">
      <style:text-properties style:font-name="Liberation Serif" fo:font-size="12pt" fo:font-style="normal" fo:font-weight="normal" officeooo:rsid="0a6cda70" style:font-size-asian="12pt" style:font-style-asian="normal" style:font-weight-asian="normal" style:font-size-complex="12pt" style:font-style-complex="normal" style:font-weight-complex="normal"/>
    </style:style>
    <style:style style:name="T620" style:family="text">
      <style:text-properties style:font-name="Liberation Serif" fo:font-size="12pt" fo:font-style="normal" fo:font-weight="normal" officeooo:rsid="0d31d880" style:font-size-asian="12pt" style:font-style-asian="normal" style:font-weight-asian="normal" style:font-size-complex="12pt" style:font-style-complex="normal" style:font-weight-complex="normal"/>
    </style:style>
    <style:style style:name="T621" style:family="text">
      <style:text-properties style:font-name="Liberation Serif" fo:font-size="12pt" fo:font-style="normal" fo:font-weight="normal" officeooo:rsid="0a6e7c5c" style:font-size-asian="12pt" style:font-style-asian="normal" style:font-weight-asian="normal" style:font-size-complex="12pt" style:font-style-complex="normal" style:font-weight-complex="normal"/>
    </style:style>
    <style:style style:name="T622" style:family="text">
      <style:text-properties style:font-name="Liberation Serif" fo:font-size="12pt" fo:font-style="normal" fo:font-weight="normal" officeooo:rsid="0d32c105" style:font-size-asian="12pt" style:font-style-asian="normal" style:font-weight-asian="normal" style:font-size-complex="12pt" style:font-style-complex="normal" style:font-weight-complex="normal"/>
    </style:style>
    <style:style style:name="T623" style:family="text">
      <style:text-properties style:font-name="Liberation Serif" fo:font-size="12pt" fo:font-style="normal" fo:font-weight="normal" officeooo:rsid="0a6f6836" style:font-size-asian="12pt" style:font-style-asian="normal" style:font-weight-asian="normal" style:font-size-complex="12pt" style:font-style-complex="normal" style:font-weight-complex="normal"/>
    </style:style>
    <style:style style:name="T624" style:family="text">
      <style:text-properties style:font-name="Liberation Serif" fo:font-size="12pt" fo:font-style="normal" fo:font-weight="normal" officeooo:rsid="0ccc927d" style:font-size-asian="12pt" style:font-style-asian="normal" style:font-weight-asian="normal" style:font-size-complex="12pt" style:font-style-complex="normal" style:font-weight-complex="normal"/>
    </style:style>
    <style:style style:name="T625" style:family="text">
      <style:text-properties style:font-name="Liberation Serif" fo:font-size="12pt" fo:font-style="normal" fo:font-weight="normal" officeooo:rsid="0a70f690" style:font-size-asian="12pt" style:font-style-asian="normal" style:font-weight-asian="normal" style:font-size-complex="12pt" style:font-style-complex="normal" style:font-weight-complex="normal"/>
    </style:style>
    <style:style style:name="T626" style:family="text">
      <style:text-properties style:font-name="Liberation Serif" fo:font-size="12pt" fo:font-style="normal" fo:font-weight="normal" officeooo:rsid="0ccdfc7f" style:font-size-asian="12pt" style:font-style-asian="normal" style:font-weight-asian="normal" style:font-size-complex="12pt" style:font-style-complex="normal" style:font-weight-complex="normal"/>
    </style:style>
    <style:style style:name="T627" style:family="text">
      <style:text-properties style:font-name="Liberation Serif" fo:font-size="12pt" fo:font-style="normal" fo:font-weight="normal" officeooo:rsid="0a71a6ce" style:font-size-asian="12pt" style:font-style-asian="normal" style:font-weight-asian="normal" style:font-size-complex="12pt" style:font-style-complex="normal" style:font-weight-complex="normal"/>
    </style:style>
    <style:style style:name="T628" style:family="text">
      <style:text-properties style:font-name="Liberation Serif" fo:font-size="12pt" fo:font-style="normal" fo:font-weight="normal" officeooo:rsid="0d342cb5" style:font-size-asian="12pt" style:font-style-asian="normal" style:font-weight-asian="normal" style:font-size-complex="12pt" style:font-style-complex="normal" style:font-weight-complex="normal"/>
    </style:style>
    <style:style style:name="T629" style:family="text">
      <style:text-properties style:font-name="Liberation Serif" fo:font-size="12pt" fo:font-style="normal" fo:font-weight="normal" officeooo:rsid="0a727f45" style:font-size-asian="12pt" style:font-style-asian="normal" style:font-weight-asian="normal" style:font-size-complex="12pt" style:font-style-complex="normal" style:font-weight-complex="normal"/>
    </style:style>
    <style:style style:name="T630" style:family="text">
      <style:text-properties style:font-name="Liberation Serif" fo:font-size="12pt" fo:font-style="normal" fo:font-weight="normal" officeooo:rsid="0d35d77d" style:font-size-asian="12pt" style:font-style-asian="normal" style:font-weight-asian="normal" style:font-size-complex="12pt" style:font-style-complex="normal" style:font-weight-complex="normal"/>
    </style:style>
    <style:style style:name="T631" style:family="text">
      <style:text-properties style:font-name="Liberation Serif" fo:font-size="12pt" fo:font-style="normal" fo:font-weight="normal" officeooo:rsid="0ccfce58" style:font-size-asian="12pt" style:font-style-asian="normal" style:font-weight-asian="normal" style:font-size-complex="12pt" style:font-style-complex="normal" style:font-weight-complex="normal"/>
    </style:style>
    <style:style style:name="T632" style:family="text">
      <style:text-properties style:font-name="Liberation Serif" fo:font-size="12pt" fo:font-style="normal" fo:font-weight="normal" officeooo:rsid="0a73b8f8" style:font-size-asian="12pt" style:font-style-asian="normal" style:font-weight-asian="normal" style:font-size-complex="12pt" style:font-style-complex="normal" style:font-weight-complex="normal"/>
    </style:style>
    <style:style style:name="T633" style:family="text">
      <style:text-properties style:font-name="Liberation Serif" fo:font-size="12pt" fo:font-style="normal" fo:font-weight="normal" officeooo:rsid="0a73feec" style:font-size-asian="12pt" style:font-style-asian="normal" style:font-weight-asian="normal" style:font-size-complex="12pt" style:font-style-complex="normal" style:font-weight-complex="normal"/>
    </style:style>
    <style:style style:name="T634" style:family="text">
      <style:text-properties style:font-name="Liberation Serif" fo:font-size="12pt" fo:font-style="normal" fo:font-weight="normal" officeooo:rsid="0a7734f0" style:font-size-asian="12pt" style:font-style-asian="normal" style:font-weight-asian="normal" style:font-size-complex="12pt" style:font-style-complex="normal" style:font-weight-complex="normal"/>
    </style:style>
    <style:style style:name="T635" style:family="text">
      <style:text-properties style:font-name="Liberation Serif" fo:font-size="12pt" fo:font-style="normal" fo:font-weight="normal" officeooo:rsid="0d372e57" style:font-size-asian="12pt" style:font-style-asian="normal" style:font-weight-asian="normal" style:font-size-complex="12pt" style:font-style-complex="normal" style:font-weight-complex="normal"/>
    </style:style>
    <style:style style:name="T636" style:family="text">
      <style:text-properties style:font-name="Liberation Serif" fo:font-size="12pt" fo:font-style="normal" fo:font-weight="normal" officeooo:rsid="0a790b70" style:font-size-asian="12pt" style:font-style-asian="normal" style:font-weight-asian="normal" style:font-size-complex="12pt" style:font-style-complex="normal" style:font-weight-complex="normal"/>
    </style:style>
    <style:style style:name="T637" style:family="text">
      <style:text-properties style:font-name="Liberation Serif" fo:font-size="12pt" fo:font-style="normal" fo:font-weight="normal" officeooo:rsid="0a7bd082" style:font-size-asian="12pt" style:font-style-asian="normal" style:font-weight-asian="normal" style:font-size-complex="12pt" style:font-style-complex="normal" style:font-weight-complex="normal"/>
    </style:style>
    <style:style style:name="T638" style:family="text">
      <style:text-properties style:font-name="Liberation Serif" fo:font-size="12pt" fo:font-style="normal" fo:font-weight="normal" officeooo:rsid="0a7ced65" style:font-size-asian="12pt" style:font-style-asian="normal" style:font-weight-asian="normal" style:font-size-complex="12pt" style:font-style-complex="normal" style:font-weight-complex="normal"/>
    </style:style>
    <style:style style:name="T639" style:family="text">
      <style:text-properties style:font-name="Liberation Serif" fo:font-size="12pt" fo:font-style="normal" fo:font-weight="normal" officeooo:rsid="1137efad" style:font-size-asian="12pt" style:font-style-asian="normal" style:font-weight-asian="normal" style:font-size-complex="12pt" style:font-style-complex="normal" style:font-weight-complex="normal"/>
    </style:style>
    <style:style style:name="T640" style:family="text">
      <style:text-properties style:font-name="Liberation Serif" fo:font-size="12pt" fo:font-style="normal" fo:font-weight="normal" officeooo:rsid="1139bc14" style:font-size-asian="12pt" style:font-style-asian="normal" style:font-weight-asian="normal" style:font-size-complex="12pt" style:font-style-complex="normal" style:font-weight-complex="normal"/>
    </style:style>
    <style:style style:name="T641" style:family="text">
      <style:text-properties style:font-name="Liberation Serif" fo:font-size="12pt" fo:font-style="normal" fo:font-weight="normal" officeooo:rsid="11202ea2" style:font-size-asian="12pt" style:font-style-asian="normal" style:font-weight-asian="normal" style:font-size-complex="12pt" style:font-style-complex="normal" style:font-weight-complex="normal"/>
    </style:style>
    <style:style style:name="T642" style:family="text">
      <style:text-properties style:font-name="Liberation Serif" fo:font-size="12pt" fo:font-style="normal" fo:font-weight="normal" officeooo:rsid="09fb9144" fo:background-color="#fff5ce" loext:char-shading-value="0" style:font-size-asian="12pt" style:font-style-asian="normal" style:font-weight-asian="normal" style:font-size-complex="12pt" style:font-style-complex="normal" style:font-weight-complex="normal"/>
    </style:style>
    <style:style style:name="T643" style:family="text">
      <style:text-properties style:font-name="Liberation Serif" fo:font-size="12pt" fo:font-style="normal" fo:font-weight="normal" officeooo:rsid="0c92ebed" fo:background-color="#fff5ce" loext:char-shading-value="0" style:font-size-asian="12pt" style:font-style-asian="normal" style:font-weight-asian="normal" style:font-size-complex="12pt" style:font-style-complex="normal" style:font-weight-complex="normal"/>
    </style:style>
    <style:style style:name="T644" style:family="text">
      <style:text-properties style:font-name="Liberation Serif" fo:font-size="12pt" fo:font-style="normal" fo:font-weight="normal" officeooo:rsid="1111b3f0" fo:background-color="#fff5ce" loext:char-shading-value="0" style:font-size-asian="12pt" style:font-style-asian="normal" style:font-weight-asian="normal" style:font-size-complex="12pt" style:font-style-complex="normal" style:font-weight-complex="normal"/>
    </style:style>
    <style:style style:name="T645" style:family="text">
      <style:text-properties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646" style:family="text">
      <style:text-properties style:font-name="Liberation Serif" fo:font-size="12pt" fo:font-style="normal" fo:font-weight="normal" officeooo:rsid="1277b14b" fo:background-color="transparent" loext:char-shading-value="0" style:font-size-asian="12pt" style:font-style-asian="normal" style:font-weight-asian="normal" style:font-size-complex="12pt" style:font-style-complex="normal" style:font-weight-complex="normal"/>
    </style:style>
    <style:style style:name="T647" style:family="text">
      <style:text-properties style:font-name="Liberation Serif" fo:font-size="12pt" fo:font-style="normal" fo:font-weight="normal" officeooo:rsid="130fe702" fo:background-color="transparent" loext:char-shading-value="0" style:font-size-asian="12pt" style:font-style-asian="normal" style:font-weight-asian="normal" style:font-size-complex="12pt" style:font-style-complex="normal" style:font-weight-complex="normal"/>
    </style:style>
    <style:style style:name="T648" style:family="text">
      <style:text-properties style:font-name="Liberation Serif" fo:font-size="12pt" fo:font-style="normal" fo:font-weight="normal" officeooo:rsid="1277f019" fo:background-color="transparent" loext:char-shading-value="0" style:font-size-asian="12pt" style:font-style-asian="normal" style:font-weight-asian="normal" style:font-size-complex="12pt" style:font-style-complex="normal" style:font-weight-complex="normal"/>
    </style:style>
    <style:style style:name="T649" style:family="text">
      <style:text-properties style:font-name="Liberation Serif" fo:font-size="12pt" fo:font-style="normal" fo:font-weight="normal" officeooo:rsid="127a2834" fo:background-color="transparent" loext:char-shading-value="0" style:font-size-asian="12pt" style:font-style-asian="normal" style:font-weight-asian="normal" style:font-size-complex="12pt" style:font-style-complex="normal" style:font-weight-complex="normal"/>
    </style:style>
    <style:style style:name="T650" style:family="text">
      <style:text-properties style:font-name="Liberation Serif" fo:font-size="12pt" fo:font-style="normal" fo:font-weight="normal" officeooo:rsid="127a99da" fo:background-color="transparent" loext:char-shading-value="0" style:font-size-asian="12pt" style:font-style-asian="normal" style:font-weight-asian="normal" style:font-size-complex="12pt" style:font-style-complex="normal" style:font-weight-complex="normal"/>
    </style:style>
    <style:style style:name="T651" style:family="text">
      <style:text-properties style:font-name="Liberation Serif" fo:font-size="12pt" fo:font-style="normal" fo:font-weight="normal" officeooo:rsid="127bcf4e" fo:background-color="transparent" loext:char-shading-value="0" style:font-size-asian="12pt" style:font-style-asian="normal" style:font-weight-asian="normal" style:font-size-complex="12pt" style:font-style-complex="normal" style:font-weight-complex="normal"/>
    </style:style>
    <style:style style:name="T652" style:family="text">
      <style:text-properties style:font-name="Liberation Serif" fo:font-size="12pt" fo:font-style="normal" fo:font-weight="normal" officeooo:rsid="127bd896" fo:background-color="transparent" loext:char-shading-value="0" style:font-size-asian="12pt" style:font-style-asian="normal" style:font-weight-asian="normal" style:font-size-complex="12pt" style:font-style-complex="normal" style:font-weight-complex="normal"/>
    </style:style>
    <style:style style:name="T653" style:family="text">
      <style:text-properties style:font-name="Liberation Serif" fo:font-size="12pt" fo:font-style="normal" fo:font-weight="normal" officeooo:rsid="127c1fa1" fo:background-color="transparent" loext:char-shading-value="0" style:font-size-asian="12pt" style:font-style-asian="normal" style:font-weight-asian="normal" style:font-size-complex="12pt" style:font-style-complex="normal" style:font-weight-complex="normal"/>
    </style:style>
    <style:style style:name="T654" style:family="text">
      <style:text-properties style:font-name="Liberation Serif" fo:font-size="12pt" fo:font-style="normal" fo:font-weight="normal" officeooo:rsid="127d0fbe" fo:background-color="transparent" loext:char-shading-value="0" style:font-size-asian="12pt" style:font-style-asian="normal" style:font-weight-asian="normal" style:font-size-complex="12pt" style:font-style-complex="normal" style:font-weight-complex="normal"/>
    </style:style>
    <style:style style:name="T655" style:family="text">
      <style:text-properties style:font-name="Liberation Serif" fo:font-size="12pt" fo:font-style="normal" fo:font-weight="normal" officeooo:rsid="1281514b" fo:background-color="transparent" loext:char-shading-value="0" style:font-size-asian="12pt" style:font-style-asian="normal" style:font-weight-asian="normal" style:font-size-complex="12pt" style:font-style-complex="normal" style:font-weight-complex="normal"/>
    </style:style>
    <style:style style:name="T656" style:family="text">
      <style:text-properties style:font-name="Liberation Serif" fo:font-size="12pt" fo:font-style="normal" fo:font-weight="normal" officeooo:rsid="1282afb9" fo:background-color="transparent" loext:char-shading-value="0" style:font-size-asian="12pt" style:font-style-asian="normal" style:font-weight-asian="normal" style:font-size-complex="12pt" style:font-style-complex="normal" style:font-weight-complex="normal"/>
    </style:style>
    <style:style style:name="T657" style:family="text">
      <style:text-properties style:font-name="Liberation Serif" fo:font-size="12pt" fo:font-style="normal" fo:font-weight="normal" officeooo:rsid="1329442c" fo:background-color="transparent" loext:char-shading-value="0" style:font-size-asian="12pt" style:font-style-asian="normal" style:font-weight-asian="normal" style:font-size-complex="12pt" style:font-style-complex="normal" style:font-weight-complex="normal"/>
    </style:style>
    <style:style style:name="T658" style:family="text">
      <style:text-properties style:font-name="Liberation Serif" fo:font-size="12pt" fo:font-style="normal" fo:font-weight="normal" officeooo:rsid="12852e11" fo:background-color="transparent" loext:char-shading-value="0" style:font-size-asian="12pt" style:font-style-asian="normal" style:font-weight-asian="normal" style:font-size-complex="12pt" style:font-style-complex="normal" style:font-weight-complex="normal"/>
    </style:style>
    <style:style style:name="T659" style:family="text">
      <style:text-properties style:font-name="Liberation Serif" fo:font-size="12pt" fo:font-style="normal" fo:font-weight="normal" officeooo:rsid="13115868" fo:background-color="transparent" loext:char-shading-value="0" style:font-size-asian="12pt" style:font-style-asian="normal" style:font-weight-asian="normal" style:font-size-complex="12pt" style:font-style-complex="normal" style:font-weight-complex="normal"/>
    </style:style>
    <style:style style:name="T660" style:family="text">
      <style:text-properties style:font-name="Liberation Serif" fo:font-size="12pt" fo:font-style="normal" fo:font-weight="normal" officeooo:rsid="1288a6a0" fo:background-color="transparent" loext:char-shading-value="0" style:font-size-asian="12pt" style:font-style-asian="normal" style:font-weight-asian="normal" style:font-size-complex="12pt" style:font-style-complex="normal" style:font-weight-complex="normal"/>
    </style:style>
    <style:style style:name="T661" style:family="text">
      <style:text-properties style:font-name="Liberation Serif" fo:font-size="12pt" fo:font-style="normal" fo:font-weight="normal" officeooo:rsid="13125311" fo:background-color="transparent" loext:char-shading-value="0" style:font-size-asian="12pt" style:font-style-asian="normal" style:font-weight-asian="normal" style:font-size-complex="12pt" style:font-style-complex="normal" style:font-weight-complex="normal"/>
    </style:style>
    <style:style style:name="T662" style:family="text">
      <style:text-properties style:font-name="Liberation Serif" fo:font-size="12pt" fo:font-style="normal" fo:font-weight="normal" officeooo:rsid="128d7824" fo:background-color="transparent" loext:char-shading-value="0" style:font-size-asian="12pt" style:font-style-asian="normal" style:font-weight-asian="normal" style:font-size-complex="12pt" style:font-style-complex="normal" style:font-weight-complex="normal"/>
    </style:style>
    <style:style style:name="T663" style:family="text">
      <style:text-properties style:font-name="Liberation Serif" fo:font-size="12pt" fo:font-style="normal" fo:font-weight="normal" officeooo:rsid="12debf5a" fo:background-color="transparent" loext:char-shading-value="0" style:font-size-asian="12pt" style:font-style-asian="normal" style:font-weight-asian="normal" style:font-size-complex="12pt" style:font-style-complex="normal" style:font-weight-complex="normal"/>
    </style:style>
    <style:style style:name="T664" style:family="text">
      <style:text-properties style:font-name="Liberation Serif" fo:font-size="12pt" fo:font-style="normal" fo:font-weight="normal" officeooo:rsid="128f0ba0" fo:background-color="transparent" loext:char-shading-value="0" style:font-size-asian="12pt" style:font-style-asian="normal" style:font-weight-asian="normal" style:font-size-complex="12pt" style:font-style-complex="normal" style:font-weight-complex="normal"/>
    </style:style>
    <style:style style:name="T665" style:family="text">
      <style:text-properties style:font-name="Liberation Serif" fo:font-size="12pt" fo:font-style="normal" fo:font-weight="normal" officeooo:rsid="12913117" fo:background-color="transparent" loext:char-shading-value="0" style:font-size-asian="12pt" style:font-style-asian="normal" style:font-weight-asian="normal" style:font-size-complex="12pt" style:font-style-complex="normal" style:font-weight-complex="normal"/>
    </style:style>
    <style:style style:name="T666" style:family="text">
      <style:text-properties style:font-name="Liberation Serif" fo:font-size="12pt" fo:font-style="normal" fo:font-weight="normal" officeooo:rsid="1291d0c6" fo:background-color="transparent" loext:char-shading-value="0" style:font-size-asian="12pt" style:font-style-asian="normal" style:font-weight-asian="normal" style:font-size-complex="12pt" style:font-style-complex="normal" style:font-weight-complex="normal"/>
    </style:style>
    <style:style style:name="T667" style:family="text">
      <style:text-properties style:font-name="Liberation Serif" fo:font-size="12pt" fo:font-style="normal" fo:font-weight="normal" officeooo:rsid="1291d907" fo:background-color="transparent" loext:char-shading-value="0" style:font-size-asian="12pt" style:font-style-asian="normal" style:font-weight-asian="normal" style:font-size-complex="12pt" style:font-style-complex="normal" style:font-weight-complex="normal"/>
    </style:style>
    <style:style style:name="T668" style:family="text">
      <style:text-properties style:font-name="Liberation Serif" fo:font-size="12pt" fo:font-style="normal" fo:font-weight="normal" officeooo:rsid="1293a5ad" fo:background-color="transparent" loext:char-shading-value="0" style:font-size-asian="12pt" style:font-style-asian="normal" style:font-weight-asian="normal" style:font-size-complex="12pt" style:font-style-complex="normal" style:font-weight-complex="normal"/>
    </style:style>
    <style:style style:name="T669" style:family="text">
      <style:text-properties style:font-name="Liberation Serif" fo:font-size="12pt" fo:font-style="normal" fo:font-weight="normal" officeooo:rsid="129453d3" fo:background-color="transparent" loext:char-shading-value="0" style:font-size-asian="12pt" style:font-style-asian="normal" style:font-weight-asian="normal" style:font-size-complex="12pt" style:font-style-complex="normal" style:font-weight-complex="normal"/>
    </style:style>
    <style:style style:name="T670" style:family="text">
      <style:text-properties style:font-name="Liberation Serif" fo:font-size="12pt" fo:font-style="normal" fo:font-weight="normal" officeooo:rsid="12960fac" fo:background-color="transparent" loext:char-shading-value="0" style:font-size-asian="12pt" style:font-style-asian="normal" style:font-weight-asian="normal" style:font-size-complex="12pt" style:font-style-complex="normal" style:font-weight-complex="normal"/>
    </style:style>
    <style:style style:name="T671" style:family="text">
      <style:text-properties style:font-name="Liberation Serif" fo:font-size="12pt" fo:font-style="normal" fo:font-weight="normal" officeooo:rsid="129922ac" fo:background-color="transparent" loext:char-shading-value="0" style:font-size-asian="12pt" style:font-style-asian="normal" style:font-weight-asian="normal" style:font-size-complex="12pt" style:font-style-complex="normal" style:font-weight-complex="normal"/>
    </style:style>
    <style:style style:name="T672" style:family="text">
      <style:text-properties style:font-name="Liberation Serif" fo:font-size="12pt" fo:font-style="normal" fo:font-weight="normal" officeooo:rsid="12e02cfa" fo:background-color="transparent" loext:char-shading-value="0" style:font-size-asian="12pt" style:font-style-asian="normal" style:font-weight-asian="normal" style:font-size-complex="12pt" style:font-style-complex="normal" style:font-weight-complex="normal"/>
    </style:style>
    <style:style style:name="T673" style:family="text">
      <style:text-properties style:font-name="Liberation Serif" fo:font-size="12pt" fo:font-style="normal" fo:font-weight="normal" officeooo:rsid="129de2de" fo:background-color="transparent" loext:char-shading-value="0" style:font-size-asian="12pt" style:font-style-asian="normal" style:font-weight-asian="normal" style:font-size-complex="12pt" style:font-style-complex="normal" style:font-weight-complex="normal"/>
    </style:style>
    <style:style style:name="T674" style:family="text">
      <style:text-properties style:font-name="Liberation Serif" fo:font-size="12pt" fo:font-style="normal" fo:font-weight="normal" officeooo:rsid="129f52f4" fo:background-color="transparent" loext:char-shading-value="0" style:font-size-asian="12pt" style:font-style-asian="normal" style:font-weight-asian="normal" style:font-size-complex="12pt" style:font-style-complex="normal" style:font-weight-complex="normal"/>
    </style:style>
    <style:style style:name="T675" style:family="text">
      <style:text-properties style:font-name="Liberation Serif" fo:font-size="12pt" fo:font-style="normal" style:text-underline-style="none" fo:font-weight="normal" officeooo:rsid="12a07ccf" fo:background-color="#fff5ce" loext:char-shading-value="0" style:font-size-asian="12pt" style:font-style-asian="normal" style:font-weight-asian="normal" style:font-size-complex="12pt" style:font-style-complex="normal" style:font-weight-complex="normal"/>
    </style:style>
    <style:style style:name="T676" style:family="text">
      <style:text-properties style:font-name="Liberation Serif" fo:font-size="12pt" fo:font-style="normal" style:text-underline-style="none" fo:font-weight="normal" officeooo:rsid="12a07ccf" style:font-size-asian="12pt" style:font-style-asian="normal" style:font-weight-asian="normal" style:font-size-complex="12pt" style:font-style-complex="normal" style:font-weight-complex="normal"/>
    </style:style>
    <style:style style:name="T677" style:family="text">
      <style:text-properties style:font-name="Liberation Serif" fo:font-size="12pt" fo:font-style="normal" fo:background-color="transparent" loext:char-shading-value="0" style:font-size-asian="12pt" style:font-style-asian="normal" style:font-size-complex="12pt" style:font-style-complex="normal"/>
    </style:style>
    <style:style style:name="T678" style:family="text">
      <style:text-properties style:font-name="Liberation Serif" fo:font-size="12pt" fo:font-style="normal" officeooo:rsid="1288a6a0" fo:background-color="transparent" loext:char-shading-value="0" style:font-size-asian="12pt" style:font-style-asian="normal" style:font-size-complex="12pt" style:font-style-complex="normal"/>
    </style:style>
    <style:style style:name="T679" style:family="text">
      <style:text-properties style:font-name="Liberation Serif" fo:font-size="12pt" fo:font-style="normal" officeooo:rsid="12960fac" fo:background-color="transparent" loext:char-shading-value="0" style:font-size-asian="12pt" style:font-style-asian="normal" style:font-size-complex="12pt" style:font-style-complex="normal"/>
    </style:style>
    <style:style style:name="T680" style:family="text">
      <style:text-properties style:font-name="Liberation Serif" fo:font-size="12pt" fo:font-style="normal" officeooo:rsid="129922ac" fo:background-color="transparent" loext:char-shading-value="0" style:font-size-asian="12pt" style:font-style-asian="normal" style:font-size-complex="12pt" style:font-style-complex="normal"/>
    </style:style>
    <style:style style:name="T681" style:family="text">
      <style:text-properties style:font-name="Liberation Serif" fo:font-size="12pt" fo:font-weight="normal" officeooo:rsid="0dc4e2b6" style:font-size-asian="12pt" style:font-weight-asian="normal" style:font-size-complex="12pt" style:font-weight-complex="normal"/>
    </style:style>
    <style:style style:name="T682" style:family="text">
      <style:text-properties style:font-name="Liberation Serif" fo:font-size="12pt" fo:font-weight="normal" officeooo:rsid="0dc698ba" style:font-size-asian="12pt" style:font-weight-asian="normal" style:font-size-complex="12pt" style:font-weight-complex="normal"/>
    </style:style>
    <style:style style:name="T683" style:family="text">
      <style:text-properties style:font-name="Liberation Serif" fo:font-size="12pt" fo:font-weight="normal" officeooo:rsid="1135b45e" style:font-size-asian="12pt" style:font-weight-asian="normal" style:font-size-complex="12pt" style:font-weight-complex="normal"/>
    </style:style>
    <style:style style:name="T684" style:family="text">
      <style:text-properties style:font-name="Liberation Serif" fo:font-size="12pt" fo:font-weight="normal" officeooo:rsid="1131f611" style:font-size-asian="12pt" style:font-weight-asian="normal" style:font-size-complex="12pt" style:font-weight-complex="normal"/>
    </style:style>
    <style:style style:name="T685" style:family="text">
      <style:text-properties style:font-name="Liberation Serif" fo:font-size="12pt" fo:font-weight="normal" officeooo:rsid="1132210b" style:font-size-asian="12pt" style:font-weight-asian="normal" style:font-size-complex="12pt" style:font-weight-complex="normal"/>
    </style:style>
    <style:style style:name="T686"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687" style:family="text">
      <style:text-properties style:font-name="Liberation Serif" fo:font-size="12pt" fo:font-weight="normal" officeooo:rsid="125f7643" fo:background-color="transparent" loext:char-shading-value="0" style:font-size-asian="12pt" style:font-weight-asian="normal" style:font-size-complex="12pt" style:font-weight-complex="normal"/>
    </style:style>
    <style:style style:name="T688" style:family="text">
      <style:text-properties style:font-name="Liberation Serif" fo:font-size="12pt" fo:font-weight="normal" officeooo:rsid="126275c4" fo:background-color="transparent" loext:char-shading-value="0" style:font-size-asian="12pt" style:font-weight-asian="normal" style:font-size-complex="12pt" style:font-weight-complex="normal"/>
    </style:style>
    <style:style style:name="T689" style:family="text">
      <style:text-properties style:font-name="Liberation Serif" fo:font-size="12pt" fo:font-weight="normal" officeooo:rsid="1262cf1d" fo:background-color="transparent" loext:char-shading-value="0" style:font-size-asian="12pt" style:font-weight-asian="normal" style:font-size-complex="12pt" style:font-weight-complex="normal"/>
    </style:style>
    <style:style style:name="T690" style:family="text">
      <style:text-properties style:font-name="Liberation Serif" fo:font-size="12pt" fo:font-weight="normal" officeooo:rsid="12635f01" fo:background-color="transparent" loext:char-shading-value="0" style:font-size-asian="12pt" style:font-weight-asian="normal" style:font-size-complex="12pt" style:font-weight-complex="normal"/>
    </style:style>
    <style:style style:name="T691" style:family="text">
      <style:text-properties style:font-name="Liberation Serif" fo:font-size="12pt" fo:font-weight="normal" officeooo:rsid="12640a3c" fo:background-color="transparent" loext:char-shading-value="0" style:font-size-asian="12pt" style:font-weight-asian="normal" style:font-size-complex="12pt" style:font-weight-complex="normal"/>
    </style:style>
    <style:style style:name="T692" style:family="text">
      <style:text-properties style:font-name="Liberation Serif" fo:font-size="12pt" fo:font-weight="normal" officeooo:rsid="1265bd33" fo:background-color="transparent" loext:char-shading-value="0" style:font-size-asian="12pt" style:font-weight-asian="normal" style:font-size-complex="12pt" style:font-weight-complex="normal"/>
    </style:style>
    <style:style style:name="T693" style:family="text">
      <style:text-properties style:font-name="Liberation Serif" fo:font-size="12pt" fo:font-weight="normal" officeooo:rsid="13303832" fo:background-color="transparent" loext:char-shading-value="0" style:font-size-asian="12pt" style:font-weight-asian="normal" style:font-size-complex="12pt" style:font-weight-complex="normal"/>
    </style:style>
    <style:style style:name="T694" style:family="text">
      <style:text-properties style:font-name="Liberation Serif" fo:font-size="12pt" fo:font-weight="normal" officeooo:rsid="12673d39" fo:background-color="transparent" loext:char-shading-value="0" style:font-size-asian="12pt" style:font-weight-asian="normal" style:font-size-complex="12pt" style:font-weight-complex="normal"/>
    </style:style>
    <style:style style:name="T695" style:family="text">
      <style:text-properties style:font-name="Liberation Serif" fo:font-size="12pt" fo:font-weight="normal" officeooo:rsid="1268313c" fo:background-color="transparent" loext:char-shading-value="0" style:font-size-asian="12pt" style:font-weight-asian="normal" style:font-size-complex="12pt" style:font-weight-complex="normal"/>
    </style:style>
    <style:style style:name="T696" style:family="text">
      <style:text-properties style:font-name="Liberation Serif" fo:font-size="12pt" fo:font-weight="normal" officeooo:rsid="126c82c8" fo:background-color="transparent" loext:char-shading-value="0" style:font-size-asian="12pt" style:font-weight-asian="normal" style:font-size-complex="12pt" style:font-weight-complex="normal"/>
    </style:style>
    <style:style style:name="T697" style:family="text">
      <style:text-properties style:font-name="Liberation Serif" fo:font-size="12pt" fo:font-weight="normal" officeooo:rsid="126de259" fo:background-color="transparent" loext:char-shading-value="0" style:font-size-asian="12pt" style:font-weight-asian="normal" style:font-size-complex="12pt" style:font-weight-complex="normal"/>
    </style:style>
    <style:style style:name="T698" style:family="text">
      <style:text-properties style:font-name="Liberation Serif" fo:font-size="12pt" fo:font-weight="normal" officeooo:rsid="1273605f" fo:background-color="transparent" loext:char-shading-value="0" style:font-size-asian="12pt" style:font-weight-asian="normal" style:font-size-complex="12pt" style:font-weight-complex="normal"/>
    </style:style>
    <style:style style:name="T699" style:family="text">
      <style:text-properties style:font-name="Liberation Serif" fo:font-size="12pt" fo:font-weight="normal" officeooo:rsid="12ddafd2" fo:background-color="transparent" loext:char-shading-value="0" style:font-size-asian="12pt" style:font-weight-asian="normal" style:font-size-complex="12pt" style:font-weight-complex="normal"/>
    </style:style>
    <style:style style:name="T700" style:family="text">
      <style:text-properties style:font-name="Liberation Serif" fo:font-size="12pt" fo:font-weight="normal" officeooo:rsid="1276246f" fo:background-color="transparent" loext:char-shading-value="0" style:font-size-asian="12pt" style:font-weight-asian="normal" style:font-size-complex="12pt" style:font-weight-complex="normal"/>
    </style:style>
    <style:style style:name="T701" style:family="text">
      <style:text-properties style:font-name="Liberation Serif" fo:font-size="12pt" fo:font-weight="normal" officeooo:rsid="130e7607" fo:background-color="transparent" loext:char-shading-value="0" style:font-size-asian="12pt" style:font-weight-asian="normal" style:font-size-complex="12pt" style:font-weight-complex="normal"/>
    </style:style>
    <style:style style:name="T702" style:family="text">
      <style:text-properties style:font-name="Liberation Serif" fo:font-size="12pt" fo:font-weight="bold" fo:background-color="transparent" loext:char-shading-value="0" style:font-size-asian="12pt" style:font-weight-asian="bold" style:font-size-complex="12pt" style:font-weight-complex="bold"/>
    </style:style>
    <style:style style:name="T703" style:family="text">
      <style:text-properties style:font-name="Liberation Serif" fo:font-size="12pt" fo:background-color="transparent" loext:char-shading-value="0" style:font-size-asian="12pt" style:font-size-complex="12pt"/>
    </style:style>
    <style:style style:name="T704" style:family="text">
      <style:text-properties style:font-name="Liberation Serif" officeooo:rsid="0dc533ff"/>
    </style:style>
    <style:style style:name="T705" style:family="text">
      <style:text-properties style:font-name="Liberation Serif" officeooo:rsid="0dc8d5f6"/>
    </style:style>
    <style:style style:name="T706" style:family="text">
      <style:text-properties style:font-name="Liberation Serif" officeooo:rsid="11078111"/>
    </style:style>
    <style:style style:name="T707" style:family="text">
      <style:text-properties style:font-name="Liberation Serif" officeooo:rsid="0dca8739"/>
    </style:style>
    <style:style style:name="T708" style:family="text">
      <style:text-properties style:font-name="Liberation Serif" officeooo:rsid="0dcc0d86"/>
    </style:style>
    <style:style style:name="T709" style:family="text">
      <style:text-properties style:font-name="Liberation Serif" officeooo:rsid="0dccf73f"/>
    </style:style>
    <style:style style:name="T710" style:family="text">
      <style:text-properties style:font-name="Liberation Serif" officeooo:rsid="0dce827f"/>
    </style:style>
    <style:style style:name="T711" style:family="text">
      <style:text-properties style:font-name="Liberation Serif" officeooo:rsid="0dcec287"/>
    </style:style>
    <style:style style:name="T712" style:family="text">
      <style:text-properties style:font-name="Liberation Serif" officeooo:rsid="11095d5d"/>
    </style:style>
    <style:style style:name="T713" style:family="text">
      <style:text-properties style:font-name="Liberation Serif" officeooo:rsid="0dcfa831"/>
    </style:style>
    <style:style style:name="T714" style:family="text">
      <style:text-properties style:font-name="Liberation Serif" officeooo:rsid="0dd0fdb8"/>
    </style:style>
    <style:style style:name="T715" style:family="text">
      <style:text-properties style:font-name="Liberation Serif" officeooo:rsid="0dd4dc03"/>
    </style:style>
    <style:style style:name="T716" style:family="text">
      <style:text-properties style:font-name="Liberation Serif" officeooo:rsid="0dd55d6b"/>
    </style:style>
    <style:style style:name="T717" style:family="text">
      <style:text-properties style:font-name="Liberation Serif" officeooo:rsid="114d2e89"/>
    </style:style>
    <style:style style:name="T718" style:family="text">
      <style:text-properties style:font-name="Liberation Serif" officeooo:rsid="0dd7827f"/>
    </style:style>
    <style:style style:name="T719" style:family="text">
      <style:text-properties style:font-name="Liberation Serif" officeooo:rsid="0dd7a64e"/>
    </style:style>
    <style:style style:name="T720" style:family="text">
      <style:text-properties style:font-name="Liberation Serif" officeooo:rsid="0dd8f592"/>
    </style:style>
    <style:style style:name="T721" style:family="text">
      <style:text-properties style:font-name="Liberation Serif" officeooo:rsid="0dda244c"/>
    </style:style>
    <style:style style:name="T722" style:family="text">
      <style:text-properties style:font-name="Liberation Serif" officeooo:rsid="0dda914d"/>
    </style:style>
    <style:style style:name="T723" style:family="text">
      <style:text-properties style:font-name="Liberation Serif" officeooo:rsid="11078e3c"/>
    </style:style>
    <style:style style:name="T724" style:family="text">
      <style:text-properties style:font-name="Liberation Serif" officeooo:rsid="0ddb6e59"/>
    </style:style>
    <style:style style:name="T725" style:family="text">
      <style:text-properties style:font-name="Liberation Serif" officeooo:rsid="0ddc6897"/>
    </style:style>
    <style:style style:name="T726" style:family="text">
      <style:text-properties style:font-name="Liberation Serif" officeooo:rsid="0dde4650"/>
    </style:style>
    <style:style style:name="T727" style:family="text">
      <style:text-properties style:font-name="Liberation Serif" officeooo:rsid="0dde9f85"/>
    </style:style>
    <style:style style:name="T728" style:family="text">
      <style:text-properties style:font-name="Liberation Serif" officeooo:rsid="0ddee915"/>
    </style:style>
    <style:style style:name="T729" style:family="text">
      <style:text-properties style:font-name="Liberation Serif" officeooo:rsid="0ddfff14"/>
    </style:style>
    <style:style style:name="T730" style:family="text">
      <style:text-properties style:font-name="Liberation Serif" officeooo:rsid="0de17806"/>
    </style:style>
    <style:style style:name="T731" style:family="text">
      <style:text-properties style:font-name="Liberation Serif" officeooo:rsid="0de23a8c"/>
    </style:style>
    <style:style style:name="T732" style:family="text">
      <style:text-properties style:font-name="Liberation Serif" officeooo:rsid="0de3c490"/>
    </style:style>
    <style:style style:name="T733" style:family="text">
      <style:text-properties style:font-name="Liberation Serif" officeooo:rsid="0de4d3e5"/>
    </style:style>
    <style:style style:name="T734" style:family="text">
      <style:text-properties style:font-name="Liberation Serif" officeooo:rsid="0de55686"/>
    </style:style>
    <style:style style:name="T735" style:family="text">
      <style:text-properties style:font-name="Liberation Serif" officeooo:rsid="0de6898f"/>
    </style:style>
    <style:style style:name="T736" style:family="text">
      <style:text-properties officeooo:rsid="0caf457a"/>
    </style:style>
    <style:style style:name="T737" style:family="text">
      <style:text-properties officeooo:rsid="0d066e72"/>
    </style:style>
    <style:style style:name="T738" style:family="text">
      <style:text-properties officeooo:rsid="0cb0c26e"/>
    </style:style>
    <style:style style:name="T739" style:family="text">
      <style:text-properties officeooo:rsid="0cb2b475"/>
    </style:style>
    <style:style style:name="T740" style:family="text">
      <style:text-properties officeooo:rsid="0cb31bdc"/>
    </style:style>
    <style:style style:name="T741" style:family="text">
      <style:text-properties officeooo:rsid="0d0a295f"/>
    </style:style>
    <style:style style:name="T742" style:family="text">
      <style:text-properties officeooo:rsid="0cb47953"/>
    </style:style>
    <style:style style:name="T743" style:family="text">
      <style:text-properties officeooo:rsid="0d0ddcec"/>
    </style:style>
    <style:style style:name="T744" style:family="text">
      <style:text-properties officeooo:rsid="0d0ff0b6"/>
    </style:style>
    <style:style style:name="T745" style:family="text">
      <style:text-properties officeooo:rsid="0cfb240d"/>
    </style:style>
    <style:style style:name="T746" style:family="text">
      <style:text-properties officeooo:rsid="0cb66332"/>
    </style:style>
    <style:style style:name="T747" style:family="text">
      <style:text-properties officeooo:rsid="0d6c62f6"/>
    </style:style>
    <style:style style:name="T748" style:family="text">
      <style:text-properties officeooo:rsid="0cb7b9a8"/>
    </style:style>
    <style:style style:name="T749" style:family="text">
      <style:text-properties officeooo:rsid="0cb88c0d"/>
    </style:style>
    <style:style style:name="T750" style:family="text">
      <style:text-properties officeooo:rsid="0cb9b187"/>
    </style:style>
    <style:style style:name="T751" style:family="text">
      <style:text-properties officeooo:rsid="0cbb4ad2"/>
    </style:style>
    <style:style style:name="T752" style:family="text">
      <style:text-properties officeooo:rsid="0d6d60be"/>
    </style:style>
    <style:style style:name="T753" style:family="text">
      <style:text-properties officeooo:rsid="0cbba244"/>
    </style:style>
    <style:style style:name="T754" style:family="text">
      <style:text-properties officeooo:rsid="0cbc4863"/>
    </style:style>
    <style:style style:name="T755" style:family="text">
      <style:text-properties officeooo:rsid="0cbcd728"/>
    </style:style>
    <style:style style:name="T756" style:family="text">
      <style:text-properties officeooo:rsid="0cc73596"/>
    </style:style>
    <style:style style:name="T757" style:family="text">
      <style:text-properties officeooo:rsid="0cc9ad3d"/>
    </style:style>
    <style:style style:name="T758" style:family="text">
      <style:text-properties officeooo:rsid="0d700a60"/>
    </style:style>
    <style:style style:name="T759" style:family="text">
      <style:text-properties officeooo:rsid="0cfeab8e"/>
    </style:style>
    <style:style style:name="T760" style:family="text">
      <style:text-properties officeooo:rsid="0cc9d907"/>
    </style:style>
    <style:style style:name="T761" style:family="text">
      <style:text-properties officeooo:rsid="0ccabaa6"/>
    </style:style>
    <style:style style:name="T762" style:family="text">
      <style:text-properties fo:font-style="normal" style:font-style-asian="normal" style:font-style-complex="normal"/>
    </style:style>
    <style:style style:name="T763" style:family="text">
      <style:text-properties fo:font-style="normal" officeooo:rsid="0a7ced65" style:font-style-asian="normal" style:font-style-complex="normal"/>
    </style:style>
    <style:style style:name="T764" style:family="text">
      <style:text-properties fo:font-style="normal" officeooo:rsid="0ceda527" style:font-style-asian="normal" style:font-style-complex="normal"/>
    </style:style>
    <style:style style:name="T765" style:family="text">
      <style:text-properties fo:font-style="normal" officeooo:rsid="0a891f38" style:font-style-asian="normal" style:font-style-complex="normal"/>
    </style:style>
    <style:style style:name="T766" style:family="text">
      <style:text-properties fo:font-style="normal" officeooo:rsid="0a89e10c" style:font-style-asian="normal" style:font-style-complex="normal"/>
    </style:style>
    <style:style style:name="T767" style:family="text">
      <style:text-properties fo:font-style="normal" officeooo:rsid="0d39536d" style:font-style-asian="normal" style:font-style-complex="normal"/>
    </style:style>
    <style:style style:name="T768" style:family="text">
      <style:text-properties fo:font-style="normal" officeooo:rsid="0a8bb7e8" style:font-style-asian="normal" style:font-style-complex="normal"/>
    </style:style>
    <style:style style:name="T769" style:family="text">
      <style:text-properties fo:font-style="normal" officeooo:rsid="0a8d57c3" style:font-style-asian="normal" style:font-style-complex="normal"/>
    </style:style>
    <style:style style:name="T770" style:family="text">
      <style:text-properties fo:font-style="normal" officeooo:rsid="0a8e9e84" style:font-style-asian="normal" style:font-style-complex="normal"/>
    </style:style>
    <style:style style:name="T771" style:family="text">
      <style:text-properties fo:font-style="normal" officeooo:rsid="0cefb3c1" style:font-style-asian="normal" style:font-style-complex="normal"/>
    </style:style>
    <style:style style:name="T772" style:family="text">
      <style:text-properties fo:font-style="normal" officeooo:rsid="0a8efb18" style:font-style-asian="normal" style:font-style-complex="normal"/>
    </style:style>
    <style:style style:name="T773" style:family="text">
      <style:text-properties fo:font-style="normal" officeooo:rsid="0a902639" style:font-style-asian="normal" style:font-style-complex="normal"/>
    </style:style>
    <style:style style:name="T774" style:family="text">
      <style:text-properties fo:font-style="normal" officeooo:rsid="0d6db257" style:font-style-asian="normal" style:font-style-complex="normal"/>
    </style:style>
    <style:style style:name="T775" style:family="text">
      <style:text-properties fo:font-style="normal" officeooo:rsid="0d6d60be" style:font-style-asian="normal" style:font-style-complex="normal"/>
    </style:style>
    <style:style style:name="T776" style:family="text">
      <style:text-properties fo:font-style="normal" officeooo:rsid="0cd3b9c7" style:font-style-asian="normal" style:font-style-complex="normal"/>
    </style:style>
    <style:style style:name="T777" style:family="text">
      <style:text-properties fo:font-style="normal" officeooo:rsid="0d6f8921" style:font-style-asian="normal" style:font-style-complex="normal"/>
    </style:style>
    <style:style style:name="T778" style:family="text">
      <style:text-properties fo:font-style="normal" officeooo:rsid="0a949801" style:font-style-asian="normal" style:font-style-complex="normal"/>
    </style:style>
    <style:style style:name="T779" style:family="text">
      <style:text-properties fo:font-style="normal" officeooo:rsid="0a94b352" style:font-style-asian="normal" style:font-style-complex="normal"/>
    </style:style>
    <style:style style:name="T780" style:family="text">
      <style:text-properties fo:font-style="normal" officeooo:rsid="0a96ac6f" style:font-style-asian="normal" style:font-style-complex="normal"/>
    </style:style>
    <style:style style:name="T781" style:family="text">
      <style:text-properties fo:font-style="normal" officeooo:rsid="0cd48023" style:font-style-asian="normal" style:font-style-complex="normal"/>
    </style:style>
    <style:style style:name="T782" style:family="text">
      <style:text-properties fo:font-style="normal" officeooo:rsid="0a97161f" style:font-style-asian="normal" style:font-style-complex="normal"/>
    </style:style>
    <style:style style:name="T783" style:family="text">
      <style:text-properties fo:font-style="normal" officeooo:rsid="0a988ae1" style:font-style-asian="normal" style:font-style-complex="normal"/>
    </style:style>
    <style:style style:name="T784" style:family="text">
      <style:text-properties fo:font-style="normal" officeooo:rsid="0a98e6de" style:font-style-asian="normal" style:font-style-complex="normal"/>
    </style:style>
    <style:style style:name="T785" style:family="text">
      <style:text-properties fo:font-style="normal" officeooo:rsid="0a9a2d1c" style:font-style-asian="normal" style:font-style-complex="normal"/>
    </style:style>
    <style:style style:name="T786" style:family="text">
      <style:text-properties fo:font-style="normal" officeooo:rsid="0a9a4e1d" style:font-style-asian="normal" style:font-style-complex="normal"/>
    </style:style>
    <style:style style:name="T787" style:family="text">
      <style:text-properties fo:font-style="normal" officeooo:rsid="0d3b2326" style:font-style-asian="normal" style:font-style-complex="normal"/>
    </style:style>
    <style:style style:name="T788" style:family="text">
      <style:text-properties fo:font-style="normal" officeooo:rsid="0cd54e0d" style:font-style-asian="normal" style:font-style-complex="normal"/>
    </style:style>
    <style:style style:name="T789" style:family="text">
      <style:text-properties fo:font-style="normal" officeooo:rsid="0a9bcd03" style:font-style-asian="normal" style:font-style-complex="normal"/>
    </style:style>
    <style:style style:name="T790" style:family="text">
      <style:text-properties fo:font-style="normal" officeooo:rsid="0a9f944e" style:font-style-asian="normal" style:font-style-complex="normal"/>
    </style:style>
    <style:style style:name="T791" style:family="text">
      <style:text-properties fo:font-style="normal" officeooo:rsid="0aa15790" style:font-style-asian="normal" style:font-style-complex="normal"/>
    </style:style>
    <style:style style:name="T792" style:family="text">
      <style:text-properties fo:font-style="normal" officeooo:rsid="0cd641e2" style:font-style-asian="normal" style:font-style-complex="normal"/>
    </style:style>
    <style:style style:name="T793" style:family="text">
      <style:text-properties fo:font-style="normal" officeooo:rsid="0aa3a933" style:font-style-asian="normal" style:font-style-complex="normal"/>
    </style:style>
    <style:style style:name="T794" style:family="text">
      <style:text-properties fo:font-style="normal" officeooo:rsid="0aa48c19" style:font-style-asian="normal" style:font-style-complex="normal"/>
    </style:style>
    <style:style style:name="T795" style:family="text">
      <style:text-properties fo:font-style="normal" officeooo:rsid="0aa5cee8" style:font-style-asian="normal" style:font-style-complex="normal"/>
    </style:style>
    <style:style style:name="T796" style:family="text">
      <style:text-properties fo:font-style="normal" officeooo:rsid="0aa89b06" style:font-style-asian="normal" style:font-style-complex="normal"/>
    </style:style>
    <style:style style:name="T797" style:family="text">
      <style:text-properties fo:font-style="normal" officeooo:rsid="0aa9a6dc" style:font-style-asian="normal" style:font-style-complex="normal"/>
    </style:style>
    <style:style style:name="T798" style:family="text">
      <style:text-properties fo:font-style="normal" officeooo:rsid="0aaa3dc6" style:font-style-asian="normal" style:font-style-complex="normal"/>
    </style:style>
    <style:style style:name="T799" style:family="text">
      <style:text-properties fo:font-style="normal" officeooo:rsid="0cd8aa58" style:font-style-asian="normal" style:font-style-complex="normal"/>
    </style:style>
    <style:style style:name="T800" style:family="text">
      <style:text-properties fo:font-style="normal" officeooo:rsid="0ab26721" style:font-style-asian="normal" style:font-style-complex="normal"/>
    </style:style>
    <style:style style:name="T801" style:family="text">
      <style:text-properties fo:font-style="normal" officeooo:rsid="0aab6638" style:font-style-asian="normal" style:font-style-complex="normal"/>
    </style:style>
    <style:style style:name="T802" style:family="text">
      <style:text-properties fo:font-style="normal" officeooo:rsid="0aad27cb" style:font-style-asian="normal" style:font-style-complex="normal"/>
    </style:style>
    <style:style style:name="T803" style:family="text">
      <style:text-properties fo:font-style="normal" officeooo:rsid="0aaee8a7" style:font-style-asian="normal" style:font-style-complex="normal"/>
    </style:style>
    <style:style style:name="T804" style:family="text">
      <style:text-properties fo:font-style="normal" officeooo:rsid="0d402c7c" style:font-style-asian="normal" style:font-style-complex="normal"/>
    </style:style>
    <style:style style:name="T805" style:family="text">
      <style:text-properties fo:font-style="normal" officeooo:rsid="0ab0e300" style:font-style-asian="normal" style:font-style-complex="normal"/>
    </style:style>
    <style:style style:name="T806" style:family="text">
      <style:text-properties fo:font-style="normal" officeooo:rsid="0ab1cc30" style:font-style-asian="normal" style:font-style-complex="normal"/>
    </style:style>
    <style:style style:name="T807" style:family="text">
      <style:text-properties fo:font-style="normal" officeooo:rsid="0ab5e8c1" style:font-style-asian="normal" style:font-style-complex="normal"/>
    </style:style>
    <style:style style:name="T808" style:family="text">
      <style:text-properties fo:font-style="normal" officeooo:rsid="0ab6a25a" style:font-style-asian="normal" style:font-style-complex="normal"/>
    </style:style>
    <style:style style:name="T809" style:family="text">
      <style:text-properties fo:font-style="normal" officeooo:rsid="0ab84775" style:font-style-asian="normal" style:font-style-complex="normal"/>
    </style:style>
    <style:style style:name="T810" style:family="text">
      <style:text-properties fo:font-style="normal" officeooo:rsid="0ab9888b" style:font-style-asian="normal" style:font-style-complex="normal"/>
    </style:style>
    <style:style style:name="T811" style:family="text">
      <style:text-properties fo:font-style="normal" officeooo:rsid="0abac6be" style:font-style-asian="normal" style:font-style-complex="normal"/>
    </style:style>
    <style:style style:name="T812" style:family="text">
      <style:text-properties fo:font-style="normal" officeooo:rsid="0abb8d1d" style:font-style-asian="normal" style:font-style-complex="normal"/>
    </style:style>
    <style:style style:name="T813" style:family="text">
      <style:text-properties fo:font-style="normal" officeooo:rsid="0cd97f0b" style:font-style-asian="normal" style:font-style-complex="normal"/>
    </style:style>
    <style:style style:name="T814" style:family="text">
      <style:text-properties fo:font-style="normal" officeooo:rsid="0abd0364" style:font-style-asian="normal" style:font-style-complex="normal"/>
    </style:style>
    <style:style style:name="T815" style:family="text">
      <style:text-properties fo:font-style="normal" officeooo:rsid="0cda2773" style:font-style-asian="normal" style:font-style-complex="normal"/>
    </style:style>
    <style:style style:name="T816" style:family="text">
      <style:text-properties fo:font-style="normal" officeooo:rsid="0abe8fe8" style:font-style-asian="normal" style:font-style-complex="normal"/>
    </style:style>
    <style:style style:name="T817" style:family="text">
      <style:text-properties fo:font-style="normal" officeooo:rsid="0ac0e11f" style:font-style-asian="normal" style:font-style-complex="normal"/>
    </style:style>
    <style:style style:name="T818" style:family="text">
      <style:text-properties fo:font-style="normal" officeooo:rsid="0ac1df94" style:font-style-asian="normal" style:font-style-complex="normal"/>
    </style:style>
    <style:style style:name="T819" style:family="text">
      <style:text-properties fo:font-style="normal" officeooo:rsid="0ac35922" style:font-style-asian="normal" style:font-style-complex="normal"/>
    </style:style>
    <style:style style:name="T820" style:family="text">
      <style:text-properties fo:font-style="normal" officeooo:rsid="0ac42117" style:font-style-asian="normal" style:font-style-complex="normal"/>
    </style:style>
    <style:style style:name="T821" style:family="text">
      <style:text-properties fo:font-style="normal" officeooo:rsid="0cda3752" style:font-style-asian="normal" style:font-style-complex="normal"/>
    </style:style>
    <style:style style:name="T822" style:family="text">
      <style:text-properties fo:font-style="normal" officeooo:rsid="0ac5e177" style:font-style-asian="normal" style:font-style-complex="normal"/>
    </style:style>
    <style:style style:name="T823" style:family="text">
      <style:text-properties fo:font-style="normal" officeooo:rsid="0ac5edeb" style:font-style-asian="normal" style:font-style-complex="normal"/>
    </style:style>
    <style:style style:name="T824" style:family="text">
      <style:text-properties fo:font-style="normal" officeooo:rsid="0ac7c298" style:font-style-asian="normal" style:font-style-complex="normal"/>
    </style:style>
    <style:style style:name="T825" style:family="text">
      <style:text-properties fo:font-style="normal" officeooo:rsid="0ac84bdf" style:font-style-asian="normal" style:font-style-complex="normal"/>
    </style:style>
    <style:style style:name="T826" style:family="text">
      <style:text-properties fo:font-style="normal" officeooo:rsid="0d72cdfc" style:font-style-asian="normal" style:font-style-complex="normal"/>
    </style:style>
    <style:style style:name="T827" style:family="text">
      <style:text-properties fo:font-style="normal" officeooo:rsid="0d73e850" style:font-style-asian="normal" style:font-style-complex="normal"/>
    </style:style>
    <style:style style:name="T828" style:family="text">
      <style:text-properties fo:font-style="normal" officeooo:rsid="0ac9de2e" style:font-style-asian="normal" style:font-style-complex="normal"/>
    </style:style>
    <style:style style:name="T829" style:family="text">
      <style:text-properties fo:font-style="normal" officeooo:rsid="0acb8c07" style:font-style-asian="normal" style:font-style-complex="normal"/>
    </style:style>
    <style:style style:name="T830" style:family="text">
      <style:text-properties fo:font-style="normal" officeooo:rsid="0cdb3267" style:font-style-asian="normal" style:font-style-complex="normal"/>
    </style:style>
    <style:style style:name="T831" style:family="text">
      <style:text-properties fo:font-style="normal" officeooo:rsid="0acbcf5a" style:font-style-asian="normal" style:font-style-complex="normal"/>
    </style:style>
    <style:style style:name="T832" style:family="text">
      <style:text-properties fo:font-style="normal" officeooo:rsid="0acc8e83" style:font-style-asian="normal" style:font-style-complex="normal"/>
    </style:style>
    <style:style style:name="T833" style:family="text">
      <style:text-properties fo:font-style="normal" officeooo:rsid="0ace7236" style:font-style-asian="normal" style:font-style-complex="normal"/>
    </style:style>
    <style:style style:name="T834" style:family="text">
      <style:text-properties fo:font-style="normal" officeooo:rsid="0acf5597" style:font-style-asian="normal" style:font-style-complex="normal"/>
    </style:style>
    <style:style style:name="T835" style:family="text">
      <style:text-properties fo:font-style="normal" officeooo:rsid="0acf7c92" style:font-style-asian="normal" style:font-style-complex="normal"/>
    </style:style>
    <style:style style:name="T836" style:family="text">
      <style:text-properties fo:font-style="normal" officeooo:rsid="0acfe688" style:font-style-asian="normal" style:font-style-complex="normal"/>
    </style:style>
    <style:style style:name="T837" style:family="text">
      <style:text-properties fo:font-style="normal" officeooo:rsid="0ad1d2ba" style:font-style-asian="normal" style:font-style-complex="normal"/>
    </style:style>
    <style:style style:name="T838" style:family="text">
      <style:text-properties fo:font-style="normal" officeooo:rsid="0cdc5408" style:font-style-asian="normal" style:font-style-complex="normal"/>
    </style:style>
    <style:style style:name="T839" style:family="text">
      <style:text-properties fo:font-style="normal" officeooo:rsid="0ad55d81" style:font-style-asian="normal" style:font-style-complex="normal"/>
    </style:style>
    <style:style style:name="T840" style:family="text">
      <style:text-properties fo:font-style="normal" officeooo:rsid="0ad72f1e" style:font-style-asian="normal" style:font-style-complex="normal"/>
    </style:style>
    <style:style style:name="T841" style:family="text">
      <style:text-properties fo:font-style="normal" officeooo:rsid="0d745aba" style:font-style-asian="normal" style:font-style-complex="normal"/>
    </style:style>
    <style:style style:name="T842" style:family="text">
      <style:text-properties fo:font-style="normal" officeooo:rsid="0cde0e93" style:font-style-asian="normal" style:font-style-complex="normal"/>
    </style:style>
    <style:style style:name="T843" style:family="text">
      <style:text-properties fo:font-style="normal" officeooo:rsid="0adf0a74" style:font-style-asian="normal" style:font-style-complex="normal"/>
    </style:style>
    <style:style style:name="T844" style:family="text">
      <style:text-properties fo:font-style="normal" officeooo:rsid="0ae26c32" style:font-style-asian="normal" style:font-style-complex="normal"/>
    </style:style>
    <style:style style:name="T845" style:family="text">
      <style:text-properties fo:font-style="normal" officeooo:rsid="0ae2ab77" style:font-style-asian="normal" style:font-style-complex="normal"/>
    </style:style>
    <style:style style:name="T846" style:family="text">
      <style:text-properties fo:font-style="normal" officeooo:rsid="0ce07528" style:font-style-asian="normal" style:font-style-complex="normal"/>
    </style:style>
    <style:style style:name="T847" style:family="text">
      <style:text-properties fo:font-style="normal" officeooo:rsid="0ae31558" style:font-style-asian="normal" style:font-style-complex="normal"/>
    </style:style>
    <style:style style:name="T848" style:family="text">
      <style:text-properties fo:font-style="normal" officeooo:rsid="0ae41dd1" style:font-style-asian="normal" style:font-style-complex="normal"/>
    </style:style>
    <style:style style:name="T849" style:family="text">
      <style:text-properties fo:font-style="normal" officeooo:rsid="0ae5e630" style:font-style-asian="normal" style:font-style-complex="normal"/>
    </style:style>
    <style:style style:name="T850" style:family="text">
      <style:text-properties fo:font-style="normal" officeooo:rsid="0ae78f6c" style:font-style-asian="normal" style:font-style-complex="normal"/>
    </style:style>
    <style:style style:name="T851" style:family="text">
      <style:text-properties fo:font-style="normal" officeooo:rsid="0ae85a78" style:font-style-asian="normal" style:font-style-complex="normal"/>
    </style:style>
    <style:style style:name="T852" style:family="text">
      <style:text-properties fo:font-style="normal" officeooo:rsid="0ae8bc79" style:font-style-asian="normal" style:font-style-complex="normal"/>
    </style:style>
    <style:style style:name="T853" style:family="text">
      <style:text-properties fo:font-style="normal" officeooo:rsid="0ce38267" style:font-style-asian="normal" style:font-style-complex="normal"/>
    </style:style>
    <style:style style:name="T854" style:family="text">
      <style:text-properties fo:font-style="normal" officeooo:rsid="0afaf957" style:font-style-asian="normal" style:font-style-complex="normal"/>
    </style:style>
    <style:style style:name="T855" style:family="text">
      <style:text-properties fo:font-style="normal" officeooo:rsid="0ce4152e" style:font-style-asian="normal" style:font-style-complex="normal"/>
    </style:style>
    <style:style style:name="T856" style:family="text">
      <style:text-properties fo:font-style="normal" officeooo:rsid="0b0462e6" style:font-style-asian="normal" style:font-style-complex="normal"/>
    </style:style>
    <style:style style:name="T857" style:family="text">
      <style:text-properties fo:font-style="normal" officeooo:rsid="0b04b76a" style:font-style-asian="normal" style:font-style-complex="normal"/>
    </style:style>
    <style:style style:name="T858" style:family="text">
      <style:text-properties fo:font-style="normal" officeooo:rsid="0b05c727" style:font-style-asian="normal" style:font-style-complex="normal"/>
    </style:style>
    <style:style style:name="T859" style:family="text">
      <style:text-properties fo:font-style="normal" officeooo:rsid="0b935683" style:font-style-asian="normal" style:font-style-complex="normal"/>
    </style:style>
    <style:style style:name="T860" style:family="text">
      <style:text-properties fo:font-style="normal" officeooo:rsid="0d8cb9b0" style:font-style-asian="normal" style:font-style-complex="normal"/>
    </style:style>
    <style:style style:name="T861" style:family="text">
      <style:text-properties fo:font-style="normal" officeooo:rsid="10d8640c" style:font-style-asian="normal" style:font-style-complex="normal"/>
    </style:style>
    <style:style style:name="T862" style:family="text">
      <style:text-properties fo:font-style="normal" officeooo:rsid="11416acf" style:font-style-asian="normal" style:font-style-complex="normal"/>
    </style:style>
    <style:style style:name="T863" style:family="text">
      <style:text-properties fo:font-style="normal" officeooo:rsid="1155adb1" style:font-style-asian="normal" style:font-style-complex="normal"/>
    </style:style>
    <style:style style:name="T864" style:family="text">
      <style:text-properties fo:font-style="normal" officeooo:rsid="0cd9029c" style:font-style-asian="normal" style:font-style-complex="normal"/>
    </style:style>
    <style:style style:name="T865" style:family="text">
      <style:text-properties fo:font-style="normal" officeooo:rsid="0d8dbe8f" style:font-style-asian="normal" style:font-style-complex="normal"/>
    </style:style>
    <style:style style:name="T866" style:family="text">
      <style:text-properties fo:font-style="normal" officeooo:rsid="0e88d46d" style:font-style-asian="normal" style:font-style-complex="normal"/>
    </style:style>
    <style:style style:name="T867" style:family="text">
      <style:text-properties fo:font-style="normal" officeooo:rsid="1111ed93" style:font-style-asian="normal" style:font-style-complex="normal"/>
    </style:style>
    <style:style style:name="T868" style:family="text">
      <style:text-properties fo:font-style="normal" officeooo:rsid="0ed4ab82" style:font-style-asian="normal" style:font-style-complex="normal"/>
    </style:style>
    <style:style style:name="T869" style:family="text">
      <style:text-properties fo:font-style="normal" officeooo:rsid="11146f3a" style:font-style-asian="normal" style:font-style-complex="normal"/>
    </style:style>
    <style:style style:name="T870" style:family="text">
      <style:text-properties fo:font-style="normal" officeooo:rsid="0ed6287a" style:font-style-asian="normal" style:font-style-complex="normal"/>
    </style:style>
    <style:style style:name="T871" style:family="text">
      <style:text-properties fo:font-style="normal" officeooo:rsid="0ed7a309" style:font-style-asian="normal" style:font-style-complex="normal"/>
    </style:style>
    <style:style style:name="T872" style:family="text">
      <style:text-properties fo:font-style="normal" officeooo:rsid="0ed8ae21" style:font-style-asian="normal" style:font-style-complex="normal"/>
    </style:style>
    <style:style style:name="T873" style:family="text">
      <style:text-properties fo:font-style="normal" officeooo:rsid="0ed9d6d8" style:font-style-asian="normal" style:font-style-complex="normal"/>
    </style:style>
    <style:style style:name="T874" style:family="text">
      <style:text-properties fo:font-style="normal" officeooo:rsid="0edc0b70" style:font-style-asian="normal" style:font-style-complex="normal"/>
    </style:style>
    <style:style style:name="T875" style:family="text">
      <style:text-properties fo:font-style="normal" officeooo:rsid="1115d70e" style:font-style-asian="normal" style:font-style-complex="normal"/>
    </style:style>
    <style:style style:name="T876" style:family="text">
      <style:text-properties fo:font-style="normal" officeooo:rsid="0ede0d59" style:font-style-asian="normal" style:font-style-complex="normal"/>
    </style:style>
    <style:style style:name="T877" style:family="text">
      <style:text-properties fo:font-style="normal" officeooo:rsid="100670ea" style:font-style-asian="normal" style:font-style-complex="normal"/>
    </style:style>
    <style:style style:name="T878" style:family="text">
      <style:text-properties fo:font-style="normal" officeooo:rsid="1007da6b" style:font-style-asian="normal" style:font-style-complex="normal"/>
    </style:style>
    <style:style style:name="T879" style:family="text">
      <style:text-properties fo:font-style="normal" officeooo:rsid="112d2141" style:font-style-asian="normal" style:font-style-complex="normal"/>
    </style:style>
    <style:style style:name="T880" style:family="text">
      <style:text-properties fo:font-style="normal" officeooo:rsid="112de2ca" style:font-style-asian="normal" style:font-style-complex="normal"/>
    </style:style>
    <style:style style:name="T881" style:family="text">
      <style:text-properties fo:font-style="normal" officeooo:rsid="100bb435" style:font-style-asian="normal" style:font-style-complex="normal"/>
    </style:style>
    <style:style style:name="T882" style:family="text">
      <style:text-properties fo:font-style="normal" officeooo:rsid="101402ea" style:font-style-asian="normal" style:font-style-complex="normal"/>
    </style:style>
    <style:style style:name="T883" style:family="text">
      <style:text-properties fo:font-style="normal" officeooo:rsid="101174e9" style:font-style-asian="normal" style:font-style-complex="normal"/>
    </style:style>
    <style:style style:name="T884" style:family="text">
      <style:text-properties fo:font-style="normal" officeooo:rsid="1011a7ac" style:font-style-asian="normal" style:font-style-complex="normal"/>
    </style:style>
    <style:style style:name="T885" style:family="text">
      <style:text-properties fo:font-style="normal" officeooo:rsid="112e2a74" style:font-style-asian="normal" style:font-style-complex="normal"/>
    </style:style>
    <style:style style:name="T886" style:family="text">
      <style:text-properties fo:font-style="normal" officeooo:rsid="11816fd1" style:font-style-asian="normal" style:font-style-complex="normal"/>
    </style:style>
    <style:style style:name="T887" style:family="text">
      <style:text-properties fo:font-style="normal" officeooo:rsid="1182b8b1" style:font-style-asian="normal" style:font-style-complex="normal"/>
    </style:style>
    <style:style style:name="T888" style:family="text">
      <style:text-properties fo:font-style="normal" officeooo:rsid="101606de" style:font-style-asian="normal" style:font-style-complex="normal"/>
    </style:style>
    <style:style style:name="T889" style:family="text">
      <style:text-properties fo:font-style="normal" officeooo:rsid="101de3cc" style:font-style-asian="normal" style:font-style-complex="normal"/>
    </style:style>
    <style:style style:name="T890" style:family="text">
      <style:text-properties fo:font-style="normal" officeooo:rsid="112f64ad" style:font-style-asian="normal" style:font-style-complex="normal"/>
    </style:style>
    <style:style style:name="T891" style:family="text">
      <style:text-properties fo:font-style="normal" officeooo:rsid="1152c8c3" style:font-style-asian="normal" style:font-style-complex="normal"/>
    </style:style>
    <style:style style:name="T892" style:family="text">
      <style:text-properties fo:font-style="normal" officeooo:rsid="102e0db5" style:font-style-asian="normal" style:font-style-complex="normal"/>
    </style:style>
    <style:style style:name="T893" style:family="text">
      <style:text-properties fo:font-style="normal" officeooo:rsid="102e6ce0" style:font-style-asian="normal" style:font-style-complex="normal"/>
    </style:style>
    <style:style style:name="T894" style:family="text">
      <style:text-properties fo:font-style="normal" officeooo:rsid="104c9196" style:font-style-asian="normal" style:font-style-complex="normal"/>
    </style:style>
    <style:style style:name="T895" style:family="text">
      <style:text-properties fo:font-style="normal" officeooo:rsid="1137efad" style:font-style-asian="normal" style:font-style-complex="normal"/>
    </style:style>
    <style:style style:name="T896" style:family="text">
      <style:text-properties fo:font-style="normal" officeooo:rsid="104e8ef1" style:font-style-asian="normal" style:font-style-complex="normal"/>
    </style:style>
    <style:style style:name="T897" style:family="text">
      <style:text-properties fo:font-style="normal" officeooo:rsid="104fc298" style:font-style-asian="normal" style:font-style-complex="normal"/>
    </style:style>
    <style:style style:name="T898" style:family="text">
      <style:text-properties fo:font-style="normal" officeooo:rsid="1051ba5c" style:font-style-asian="normal" style:font-style-complex="normal"/>
    </style:style>
    <style:style style:name="T899" style:family="text">
      <style:text-properties fo:font-style="normal" officeooo:rsid="1139bc14" style:font-style-asian="normal" style:font-style-complex="normal"/>
    </style:style>
    <style:style style:name="T900" style:family="text">
      <style:text-properties fo:font-style="normal" officeooo:rsid="10b33977" style:font-style-asian="normal" style:font-style-complex="normal"/>
    </style:style>
    <style:style style:name="T901" style:family="text">
      <style:text-properties fo:font-style="normal" officeooo:rsid="113edec0" style:font-style-asian="normal" style:font-style-complex="normal"/>
    </style:style>
    <style:style style:name="T902" style:family="text">
      <style:text-properties fo:font-style="normal" officeooo:rsid="1162d436" style:font-style-asian="normal" style:font-style-complex="normal"/>
    </style:style>
    <style:style style:name="T903" style:family="text">
      <style:text-properties fo:font-style="normal" officeooo:rsid="10b92de0" style:font-style-asian="normal" style:font-style-complex="normal"/>
    </style:style>
    <style:style style:name="T904" style:family="text">
      <style:text-properties fo:font-style="normal" officeooo:rsid="10b40843" style:font-style-asian="normal" style:font-style-complex="normal"/>
    </style:style>
    <style:style style:name="T905" style:family="text">
      <style:text-properties fo:font-style="normal" officeooo:rsid="10b56efc" style:font-style-asian="normal" style:font-style-complex="normal"/>
    </style:style>
    <style:style style:name="T906" style:family="text">
      <style:text-properties fo:font-style="normal" officeooo:rsid="10b5f7c6" style:font-style-asian="normal" style:font-style-complex="normal"/>
    </style:style>
    <style:style style:name="T907" style:family="text">
      <style:text-properties fo:font-style="normal" officeooo:rsid="10ba698c" style:font-style-asian="normal" style:font-style-complex="normal"/>
    </style:style>
    <style:style style:name="T908" style:family="text">
      <style:text-properties fo:font-style="normal" officeooo:rsid="10b63195" style:font-style-asian="normal" style:font-style-complex="normal"/>
    </style:style>
    <style:style style:name="T909" style:family="text">
      <style:text-properties fo:font-style="normal" officeooo:rsid="10b7c44e" style:font-style-asian="normal" style:font-style-complex="normal"/>
    </style:style>
    <style:style style:name="T910" style:family="text">
      <style:text-properties fo:font-style="normal" officeooo:rsid="10bb423c" style:font-style-asian="normal" style:font-style-complex="normal"/>
    </style:style>
    <style:style style:name="T911" style:family="text">
      <style:text-properties fo:font-style="normal" officeooo:rsid="113fc7fe" style:font-style-asian="normal" style:font-style-complex="normal"/>
    </style:style>
    <style:style style:name="T912" style:family="text">
      <style:text-properties fo:font-style="normal" officeooo:rsid="10bb9bef" style:font-style-asian="normal" style:font-style-complex="normal"/>
    </style:style>
    <style:style style:name="T913" style:family="text">
      <style:text-properties fo:font-style="normal" officeooo:rsid="10bbc948" style:font-style-asian="normal" style:font-style-complex="normal"/>
    </style:style>
    <style:style style:name="T914" style:family="text">
      <style:text-properties fo:font-style="normal" officeooo:rsid="10bd81a5" style:font-style-asian="normal" style:font-style-complex="normal"/>
    </style:style>
    <style:style style:name="T915" style:family="text">
      <style:text-properties fo:font-style="normal" officeooo:rsid="10be807f" style:font-style-asian="normal" style:font-style-complex="normal"/>
    </style:style>
    <style:style style:name="T916" style:family="text">
      <style:text-properties fo:font-style="normal" officeooo:rsid="10c11773" style:font-style-asian="normal" style:font-style-complex="normal"/>
    </style:style>
    <style:style style:name="T917" style:family="text">
      <style:text-properties fo:font-style="normal" officeooo:rsid="10c41142" style:font-style-asian="normal" style:font-style-complex="normal"/>
    </style:style>
    <style:style style:name="T918" style:family="text">
      <style:text-properties fo:font-style="normal" officeooo:rsid="10c5f4a7" style:font-style-asian="normal" style:font-style-complex="normal"/>
    </style:style>
    <style:style style:name="T919" style:family="text">
      <style:text-properties fo:font-style="normal" officeooo:rsid="10c89928" style:font-style-asian="normal" style:font-style-complex="normal"/>
    </style:style>
    <style:style style:name="T920" style:family="text">
      <style:text-properties fo:font-style="normal" officeooo:rsid="10cb2a80" style:font-style-asian="normal" style:font-style-complex="normal"/>
    </style:style>
    <style:style style:name="T921" style:family="text">
      <style:text-properties fo:font-style="normal" officeooo:rsid="11511350" style:font-style-asian="normal" style:font-style-complex="normal"/>
    </style:style>
    <style:style style:name="T922" style:family="text">
      <style:text-properties fo:font-style="normal" officeooo:rsid="10cd88f3" style:font-style-asian="normal" style:font-style-complex="normal"/>
    </style:style>
    <style:style style:name="T923" style:family="text">
      <style:text-properties fo:font-style="normal" officeooo:rsid="10cf6e45" style:font-style-asian="normal" style:font-style-complex="normal"/>
    </style:style>
    <style:style style:name="T924" style:family="text">
      <style:text-properties fo:font-style="normal" officeooo:rsid="10d14a9a" style:font-style-asian="normal" style:font-style-complex="normal"/>
    </style:style>
    <style:style style:name="T925" style:family="text">
      <style:text-properties fo:font-style="normal" officeooo:rsid="10d17377" style:font-style-asian="normal" style:font-style-complex="normal"/>
    </style:style>
    <style:style style:name="T926" style:family="text">
      <style:text-properties fo:font-style="normal" officeooo:rsid="10d215cb" style:font-style-asian="normal" style:font-style-complex="normal"/>
    </style:style>
    <style:style style:name="T927" style:family="text">
      <style:text-properties fo:font-style="normal" officeooo:rsid="10d65def" style:font-style-asian="normal" style:font-style-complex="normal"/>
    </style:style>
    <style:style style:name="T928" style:family="text">
      <style:text-properties fo:font-style="normal" officeooo:rsid="10d4e731" style:font-style-asian="normal" style:font-style-complex="normal"/>
    </style:style>
    <style:style style:name="T929" style:family="text">
      <style:text-properties fo:font-style="normal" officeooo:rsid="10d64ce5" style:font-style-asian="normal" style:font-style-complex="normal"/>
    </style:style>
    <style:style style:name="T930" style:family="text">
      <style:text-properties fo:font-style="normal" officeooo:rsid="10d72f60" style:font-style-asian="normal" style:font-style-complex="normal"/>
    </style:style>
    <style:style style:name="T931" style:family="text">
      <style:text-properties fo:font-style="normal" officeooo:rsid="10eabb0b" style:font-style-asian="normal" style:font-style-complex="normal"/>
    </style:style>
    <style:style style:name="T932" style:family="text">
      <style:text-properties fo:font-style="normal" officeooo:rsid="12ae3dbb" style:font-style-asian="normal" style:font-style-complex="normal"/>
    </style:style>
    <style:style style:name="T933" style:family="text">
      <style:text-properties fo:font-style="normal" officeooo:rsid="10ec2880" style:font-style-asian="normal" style:font-style-complex="normal"/>
    </style:style>
    <style:style style:name="T934" style:family="text">
      <style:text-properties fo:font-style="normal" officeooo:rsid="10ed7012" style:font-style-asian="normal" style:font-style-complex="normal"/>
    </style:style>
    <style:style style:name="T935" style:family="text">
      <style:text-properties fo:font-style="normal" officeooo:rsid="10f0611e" style:font-style-asian="normal" style:font-style-complex="normal"/>
    </style:style>
    <style:style style:name="T936" style:family="text">
      <style:text-properties fo:font-style="normal" officeooo:rsid="1252f5fd" style:font-style-asian="normal" style:font-style-complex="normal"/>
    </style:style>
    <style:style style:name="T937" style:family="text">
      <style:text-properties fo:font-style="normal" officeooo:rsid="125139a3" style:font-style-asian="normal" style:font-style-complex="normal"/>
    </style:style>
    <style:style style:name="T938" style:family="text">
      <style:text-properties fo:font-style="normal" officeooo:rsid="10f559f0" style:font-style-asian="normal" style:font-style-complex="normal"/>
    </style:style>
    <style:style style:name="T939" style:family="text">
      <style:text-properties fo:font-style="normal" officeooo:rsid="10f71183" style:font-style-asian="normal" style:font-style-complex="normal"/>
    </style:style>
    <style:style style:name="T940" style:family="text">
      <style:text-properties fo:font-style="normal" officeooo:rsid="125357d4" style:font-style-asian="normal" style:font-style-complex="normal"/>
    </style:style>
    <style:style style:name="T941" style:family="text">
      <style:text-properties fo:font-style="normal" officeooo:rsid="10f71777" style:font-style-asian="normal" style:font-style-complex="normal"/>
    </style:style>
    <style:style style:name="T942" style:family="text">
      <style:text-properties fo:font-style="normal" officeooo:rsid="10f86a6d" style:font-style-asian="normal" style:font-style-complex="normal"/>
    </style:style>
    <style:style style:name="T943" style:family="text">
      <style:text-properties fo:font-style="normal" officeooo:rsid="12ae4b5e" style:font-style-asian="normal" style:font-style-complex="normal"/>
    </style:style>
    <style:style style:name="T944" style:family="text">
      <style:text-properties fo:font-style="normal" officeooo:rsid="10f98ad6" style:font-style-asian="normal" style:font-style-complex="normal"/>
    </style:style>
    <style:style style:name="T945" style:family="text">
      <style:text-properties fo:font-style="normal" officeooo:rsid="12af85cf" style:font-style-asian="normal" style:font-style-complex="normal"/>
    </style:style>
    <style:style style:name="T946" style:family="text">
      <style:text-properties fo:font-style="normal" officeooo:rsid="12544ec5" style:font-style-asian="normal" style:font-style-complex="normal"/>
    </style:style>
    <style:style style:name="T947" style:family="text">
      <style:text-properties fo:font-style="normal" officeooo:rsid="10fe6cc2" style:font-style-asian="normal" style:font-style-complex="normal"/>
    </style:style>
    <style:style style:name="T948" style:family="text">
      <style:text-properties fo:font-style="normal" officeooo:rsid="10fee5f3" style:font-style-asian="normal" style:font-style-complex="normal"/>
    </style:style>
    <style:style style:name="T949" style:family="text">
      <style:text-properties fo:font-style="normal" officeooo:rsid="1255ff6f" style:font-style-asian="normal" style:font-style-complex="normal"/>
    </style:style>
    <style:style style:name="T950" style:family="text">
      <style:text-properties fo:font-style="normal" officeooo:rsid="11005381" style:font-style-asian="normal" style:font-style-complex="normal"/>
    </style:style>
    <style:style style:name="T951" style:family="text">
      <style:text-properties fo:font-style="normal" officeooo:rsid="11006b07" style:font-style-asian="normal" style:font-style-complex="normal"/>
    </style:style>
    <style:style style:name="T952" style:family="text">
      <style:text-properties fo:font-style="normal" officeooo:rsid="11019435" style:font-style-asian="normal" style:font-style-complex="normal"/>
    </style:style>
    <style:style style:name="T953" style:family="text">
      <style:text-properties fo:font-style="normal" officeooo:rsid="1103f661" style:font-style-asian="normal" style:font-style-complex="normal"/>
    </style:style>
    <style:style style:name="T954" style:family="text">
      <style:text-properties fo:font-style="normal" officeooo:rsid="1104fd1f" style:font-style-asian="normal" style:font-style-complex="normal"/>
    </style:style>
    <style:style style:name="T955" style:family="text">
      <style:text-properties fo:font-style="normal" officeooo:rsid="1256ea0c" style:font-style-asian="normal" style:font-style-complex="normal"/>
    </style:style>
    <style:style style:name="T956" style:family="text">
      <style:text-properties fo:font-style="normal" officeooo:rsid="1258fa93" style:font-style-asian="normal" style:font-style-complex="normal"/>
    </style:style>
    <style:style style:name="T957" style:family="text">
      <style:text-properties fo:font-style="normal" officeooo:rsid="1261539e" style:font-style-asian="normal" style:font-style-complex="normal"/>
    </style:style>
    <style:style style:name="T958" style:family="text">
      <style:text-properties fo:font-style="normal" officeooo:rsid="116aafd0" style:font-style-asian="normal" style:font-style-complex="normal"/>
    </style:style>
    <style:style style:name="T959" style:family="text">
      <style:text-properties fo:font-style="normal" officeooo:rsid="11184dc9" style:font-style-asian="normal" style:font-style-complex="normal"/>
    </style:style>
    <style:style style:name="T960" style:family="text">
      <style:text-properties fo:font-style="normal" officeooo:rsid="1119d433" style:font-style-asian="normal" style:font-style-complex="normal"/>
    </style:style>
    <style:style style:name="T961" style:family="text">
      <style:text-properties fo:font-style="normal" officeooo:rsid="111ae15b" style:font-style-asian="normal" style:font-style-complex="normal"/>
    </style:style>
    <style:style style:name="T962" style:family="text">
      <style:text-properties fo:font-style="normal" officeooo:rsid="1121b759" style:font-style-asian="normal" style:font-style-complex="normal"/>
    </style:style>
    <style:style style:name="T963" style:family="text">
      <style:text-properties fo:font-style="normal" officeooo:rsid="12b3384f" style:font-style-asian="normal" style:font-style-complex="normal"/>
    </style:style>
    <style:style style:name="T964" style:family="text">
      <style:text-properties fo:font-style="normal" officeooo:rsid="11241eb0" style:font-style-asian="normal" style:font-style-complex="normal"/>
    </style:style>
    <style:style style:name="T965" style:family="text">
      <style:text-properties fo:font-style="normal" officeooo:rsid="1262440f" style:font-style-asian="normal" style:font-style-complex="normal"/>
    </style:style>
    <style:style style:name="T966" style:family="text">
      <style:text-properties fo:font-style="normal" officeooo:rsid="12b4b879" style:font-style-asian="normal" style:font-style-complex="normal"/>
    </style:style>
    <style:style style:name="T967" style:family="text">
      <style:text-properties fo:font-style="normal" officeooo:rsid="112c3b5a" style:font-style-asian="normal" style:font-style-complex="normal"/>
    </style:style>
    <style:style style:name="T968" style:family="text">
      <style:text-properties fo:font-style="normal" officeooo:rsid="12b5ae06" style:font-style-asian="normal" style:font-style-complex="normal"/>
    </style:style>
    <style:style style:name="T969" style:family="text">
      <style:text-properties fo:font-style="normal" officeooo:rsid="1262f9f6" style:font-style-asian="normal" style:font-style-complex="normal"/>
    </style:style>
    <style:style style:name="T970" style:family="text">
      <style:text-properties fo:font-style="normal" officeooo:rsid="112e2f50" style:font-style-asian="normal" style:font-style-complex="normal"/>
    </style:style>
    <style:style style:name="T971" style:family="text">
      <style:text-properties fo:font-style="normal" officeooo:rsid="12b5fccf" style:font-style-asian="normal" style:font-style-complex="normal"/>
    </style:style>
    <style:style style:name="T972" style:family="text">
      <style:text-properties fo:font-style="normal" officeooo:rsid="12631349" style:font-style-asian="normal" style:font-style-complex="normal"/>
    </style:style>
    <style:style style:name="T973" style:family="text">
      <style:text-properties fo:font-style="normal" officeooo:rsid="12b68527" style:font-style-asian="normal" style:font-style-complex="normal"/>
    </style:style>
    <style:style style:name="T974" style:family="text">
      <style:text-properties fo:font-style="normal" officeooo:rsid="12b6f99b" style:font-style-asian="normal" style:font-style-complex="normal"/>
    </style:style>
    <style:style style:name="T975" style:family="text">
      <style:text-properties fo:font-style="normal" officeooo:rsid="11ba801f" style:font-style-asian="normal" style:font-style-complex="normal"/>
    </style:style>
    <style:style style:name="T976" style:family="text">
      <style:text-properties fo:font-style="normal" officeooo:rsid="128094c4" style:font-style-asian="normal" style:font-style-complex="normal"/>
    </style:style>
    <style:style style:name="T977" style:family="text">
      <style:text-properties fo:font-style="normal" officeooo:rsid="11bd1636" style:font-style-asian="normal" style:font-style-complex="normal"/>
    </style:style>
    <style:style style:name="T978" style:family="text">
      <style:text-properties fo:font-style="normal" officeooo:rsid="12c2908c" style:font-style-asian="normal" style:font-style-complex="normal"/>
    </style:style>
    <style:style style:name="T979" style:family="text">
      <style:text-properties fo:font-style="normal" officeooo:rsid="11c0780c" style:font-style-asian="normal" style:font-style-complex="normal"/>
    </style:style>
    <style:style style:name="T980" style:family="text">
      <style:text-properties fo:font-style="normal" officeooo:rsid="12c350a5" style:font-style-asian="normal" style:font-style-complex="normal"/>
    </style:style>
    <style:style style:name="T981" style:family="text">
      <style:text-properties fo:font-style="normal" officeooo:rsid="11c23001" style:font-style-asian="normal" style:font-style-complex="normal"/>
    </style:style>
    <style:style style:name="T982" style:family="text">
      <style:text-properties fo:font-style="normal" officeooo:rsid="11c3817e" style:font-style-asian="normal" style:font-style-complex="normal"/>
    </style:style>
    <style:style style:name="T983" style:family="text">
      <style:text-properties fo:font-style="normal" officeooo:rsid="12c52883" style:font-style-asian="normal" style:font-style-complex="normal"/>
    </style:style>
    <style:style style:name="T984" style:family="text">
      <style:text-properties fo:font-style="normal" officeooo:rsid="11c4ea26" style:font-style-asian="normal" style:font-style-complex="normal"/>
    </style:style>
    <style:style style:name="T985" style:family="text">
      <style:text-properties fo:font-style="normal" officeooo:rsid="11c77d01" style:font-style-asian="normal" style:font-style-complex="normal"/>
    </style:style>
    <style:style style:name="T986" style:family="text">
      <style:text-properties fo:font-style="normal" officeooo:rsid="11c9bb2a" style:font-style-asian="normal" style:font-style-complex="normal"/>
    </style:style>
    <style:style style:name="T987" style:family="text">
      <style:text-properties fo:font-style="normal" officeooo:rsid="11c85a7e" style:font-style-asian="normal" style:font-style-complex="normal"/>
    </style:style>
    <style:style style:name="T988" style:family="text">
      <style:text-properties fo:font-style="normal" officeooo:rsid="11cbb4ae" style:font-style-asian="normal" style:font-style-complex="normal"/>
    </style:style>
    <style:style style:name="T989" style:family="text">
      <style:text-properties fo:font-style="normal" officeooo:rsid="128344d2" style:font-style-asian="normal" style:font-style-complex="normal"/>
    </style:style>
    <style:style style:name="T990" style:family="text">
      <style:text-properties fo:font-style="normal" officeooo:rsid="12c6d7a0" style:font-style-asian="normal" style:font-style-complex="normal"/>
    </style:style>
    <style:style style:name="T991" style:family="text">
      <style:text-properties fo:font-style="normal" officeooo:rsid="129940f9" style:font-style-asian="normal" style:font-style-complex="normal"/>
    </style:style>
    <style:style style:name="T992" style:family="text">
      <style:text-properties fo:font-style="normal" officeooo:rsid="12c78642" style:font-style-asian="normal" style:font-style-complex="normal"/>
    </style:style>
    <style:style style:name="T993" style:family="text">
      <style:text-properties fo:font-style="normal" officeooo:rsid="12c96f42" style:font-style-asian="normal" style:font-style-complex="normal"/>
    </style:style>
    <style:style style:name="T994" style:family="text">
      <style:text-properties fo:font-style="normal" officeooo:rsid="12c98bf7" style:font-style-asian="normal" style:font-style-complex="normal"/>
    </style:style>
    <style:style style:name="T995" style:family="text">
      <style:text-properties fo:font-style="normal" officeooo:rsid="11e4e740" style:font-style-asian="normal" style:font-style-complex="normal"/>
    </style:style>
    <style:style style:name="T996" style:family="text">
      <style:text-properties fo:font-style="normal" officeooo:rsid="12c9e8ff" style:font-style-asian="normal" style:font-style-complex="normal"/>
    </style:style>
    <style:style style:name="T997" style:family="text">
      <style:text-properties fo:font-style="normal" officeooo:rsid="11e698ee" style:font-style-asian="normal" style:font-style-complex="normal"/>
    </style:style>
    <style:style style:name="T998" style:family="text">
      <style:text-properties fo:font-style="normal" officeooo:rsid="11e7142c" style:font-style-asian="normal" style:font-style-complex="normal"/>
    </style:style>
    <style:style style:name="T999" style:family="text">
      <style:text-properties fo:font-style="normal" officeooo:rsid="11eacc55" style:font-style-asian="normal" style:font-style-complex="normal"/>
    </style:style>
    <style:style style:name="T1000" style:family="text">
      <style:text-properties fo:font-style="normal" officeooo:rsid="12ca7849" style:font-style-asian="normal" style:font-style-complex="normal"/>
    </style:style>
    <style:style style:name="T1001" style:family="text">
      <style:text-properties fo:font-style="normal" officeooo:rsid="12838151" style:font-style-asian="normal" style:font-style-complex="normal"/>
    </style:style>
    <style:style style:name="T1002" style:family="text">
      <style:text-properties fo:font-style="normal" officeooo:rsid="12839f8b" style:font-style-asian="normal" style:font-style-complex="normal"/>
    </style:style>
    <style:style style:name="T1003" style:family="text">
      <style:text-properties fo:font-style="normal" officeooo:rsid="11ef3df5" style:font-style-asian="normal" style:font-style-complex="normal"/>
    </style:style>
    <style:style style:name="T1004" style:family="text">
      <style:text-properties fo:font-style="normal" officeooo:rsid="11f35b7c" style:font-style-asian="normal" style:font-style-complex="normal"/>
    </style:style>
    <style:style style:name="T1005" style:family="text">
      <style:text-properties fo:font-style="normal" officeooo:rsid="12ae166e" style:font-style-asian="normal" style:font-style-complex="normal"/>
    </style:style>
    <style:style style:name="T1006" style:family="text">
      <style:text-properties fo:font-style="normal" officeooo:rsid="11f8156a" style:font-style-asian="normal" style:font-style-complex="normal"/>
    </style:style>
    <style:style style:name="T1007" style:family="text">
      <style:text-properties fo:font-style="normal" officeooo:rsid="11f3f70c" style:font-style-asian="normal" style:font-style-complex="normal"/>
    </style:style>
    <style:style style:name="T1008" style:family="text">
      <style:text-properties fo:font-style="normal" officeooo:rsid="12859b54" style:font-style-asian="normal" style:font-style-complex="normal"/>
    </style:style>
    <style:style style:name="T1009" style:family="text">
      <style:text-properties fo:font-style="normal" officeooo:rsid="11f915fc" style:font-style-asian="normal" style:font-style-complex="normal"/>
    </style:style>
    <style:style style:name="T1010" style:family="text">
      <style:text-properties fo:font-style="normal" officeooo:rsid="10eab5db" style:font-style-asian="normal" style:font-style-complex="normal"/>
    </style:style>
    <style:style style:name="T1011" style:family="text">
      <style:text-properties fo:font-style="normal" officeooo:rsid="11ff445a" style:font-style-asian="normal" style:font-style-complex="normal"/>
    </style:style>
    <style:style style:name="T1012" style:family="text">
      <style:text-properties fo:font-style="normal" officeooo:rsid="11dd1fe2" style:font-style-asian="normal" style:font-style-complex="normal"/>
    </style:style>
    <style:style style:name="T1013" style:family="text">
      <style:text-properties fo:font-style="normal" officeooo:rsid="10ebf298" style:font-style-asian="normal" style:font-style-complex="normal"/>
    </style:style>
    <style:style style:name="T1014" style:family="text">
      <style:text-properties fo:font-style="normal" officeooo:rsid="10ecab54" style:font-style-asian="normal" style:font-style-complex="normal"/>
    </style:style>
    <style:style style:name="T1015" style:family="text">
      <style:text-properties fo:font-style="normal" officeooo:rsid="10ed48e1" style:font-style-asian="normal" style:font-style-complex="normal"/>
    </style:style>
    <style:style style:name="T1016" style:family="text">
      <style:text-properties fo:font-style="normal" officeooo:rsid="10efa40b" style:font-style-asian="normal" style:font-style-complex="normal"/>
    </style:style>
    <style:style style:name="T1017" style:family="text">
      <style:text-properties fo:font-style="normal" officeooo:rsid="10f011f2" style:font-style-asian="normal" style:font-style-complex="normal"/>
    </style:style>
    <style:style style:name="T1018" style:family="text">
      <style:text-properties fo:font-style="normal" officeooo:rsid="10f1f100" style:font-style-asian="normal" style:font-style-complex="normal"/>
    </style:style>
    <style:style style:name="T1019" style:family="text">
      <style:text-properties fo:font-style="normal" officeooo:rsid="11ff7a5c" style:font-style-asian="normal" style:font-style-complex="normal"/>
    </style:style>
    <style:style style:name="T1020" style:family="text">
      <style:text-properties fo:font-style="normal" officeooo:rsid="10f2a382" style:font-style-asian="normal" style:font-style-complex="normal"/>
    </style:style>
    <style:style style:name="T1021" style:family="text">
      <style:text-properties fo:font-style="normal" officeooo:rsid="10f37c2a" style:font-style-asian="normal" style:font-style-complex="normal"/>
    </style:style>
    <style:style style:name="T1022" style:family="text">
      <style:text-properties fo:font-style="normal" officeooo:rsid="10f5eb5f" style:font-style-asian="normal" style:font-style-complex="normal"/>
    </style:style>
    <style:style style:name="T1023" style:family="text">
      <style:text-properties fo:font-style="normal" officeooo:rsid="10f7a1e9" style:font-style-asian="normal" style:font-style-complex="normal"/>
    </style:style>
    <style:style style:name="T1024" style:family="text">
      <style:text-properties fo:font-style="normal" officeooo:rsid="12014dcf" style:font-style-asian="normal" style:font-style-complex="normal"/>
    </style:style>
    <style:style style:name="T1025" style:family="text">
      <style:text-properties fo:font-style="normal" officeooo:rsid="111bf1e4" style:font-style-asian="normal" style:font-style-complex="normal"/>
    </style:style>
    <style:style style:name="T1026" style:family="text">
      <style:text-properties fo:font-style="normal" officeooo:rsid="111db6a6" style:font-style-asian="normal" style:font-style-complex="normal"/>
    </style:style>
    <style:style style:name="T1027" style:family="text">
      <style:text-properties fo:font-style="normal" officeooo:rsid="111e7dac" style:font-style-asian="normal" style:font-style-complex="normal"/>
    </style:style>
    <style:style style:name="T1028" style:family="text">
      <style:text-properties fo:font-style="normal" officeooo:rsid="111ffeca" style:font-style-asian="normal" style:font-style-complex="normal"/>
    </style:style>
    <style:style style:name="T1029" style:family="text">
      <style:text-properties fo:font-style="normal" officeooo:rsid="11202ea2" style:font-style-asian="normal" style:font-style-complex="normal"/>
    </style:style>
    <style:style style:name="T1030" style:family="text">
      <style:text-properties fo:font-style="normal" officeooo:rsid="1120a08e" style:font-style-asian="normal" style:font-style-complex="normal"/>
    </style:style>
    <style:style style:name="T1031" style:family="text">
      <style:text-properties fo:font-style="normal" officeooo:rsid="1123b523" style:font-style-asian="normal" style:font-style-complex="normal"/>
    </style:style>
    <style:style style:name="T1032" style:family="text">
      <style:text-properties fo:font-style="normal" officeooo:rsid="1201cfed" style:font-style-asian="normal" style:font-style-complex="normal"/>
    </style:style>
    <style:style style:name="T1033" style:family="text">
      <style:text-properties fo:font-style="normal" officeooo:rsid="1202bcff" style:font-style-asian="normal" style:font-style-complex="normal"/>
    </style:style>
    <style:style style:name="T1034" style:family="text">
      <style:text-properties fo:font-style="normal" officeooo:rsid="1203d5c0" style:font-style-asian="normal" style:font-style-complex="normal"/>
    </style:style>
    <style:style style:name="T1035" style:family="text">
      <style:text-properties fo:font-style="normal" officeooo:rsid="112c0014" style:font-style-asian="normal" style:font-style-complex="normal"/>
    </style:style>
    <style:style style:name="T1036" style:family="text">
      <style:text-properties fo:font-style="normal" officeooo:rsid="120572f5" style:font-style-asian="normal" style:font-style-complex="normal"/>
    </style:style>
    <style:style style:name="T1037" style:family="text">
      <style:text-properties fo:font-style="normal" officeooo:rsid="112d3bf0" style:font-style-asian="normal" style:font-style-complex="normal"/>
    </style:style>
    <style:style style:name="T1038" style:family="text">
      <style:text-properties fo:font-style="normal" officeooo:rsid="120698e5" style:font-style-asian="normal" style:font-style-complex="normal"/>
    </style:style>
    <style:style style:name="T1039" style:family="text">
      <style:text-properties fo:font-style="normal" officeooo:rsid="112f736d" style:font-style-asian="normal" style:font-style-complex="normal"/>
    </style:style>
    <style:style style:name="T1040" style:family="text">
      <style:text-properties fo:font-style="normal" officeooo:rsid="12082539" style:font-style-asian="normal" style:font-style-complex="normal"/>
    </style:style>
    <style:style style:name="T1041" style:family="text">
      <style:text-properties fo:font-style="normal" officeooo:rsid="12083a14" style:font-style-asian="normal" style:font-style-complex="normal"/>
    </style:style>
    <style:style style:name="T1042" style:family="text">
      <style:text-properties fo:font-style="normal" officeooo:rsid="120a3664" style:font-style-asian="normal" style:font-style-complex="normal"/>
    </style:style>
    <style:style style:name="T1043" style:family="text">
      <style:text-properties fo:font-style="normal" officeooo:rsid="11391dd9" style:font-style-asian="normal" style:font-style-complex="normal"/>
    </style:style>
    <style:style style:name="T1044" style:family="text">
      <style:text-properties fo:font-style="normal" officeooo:rsid="120b7e8f" style:font-style-asian="normal" style:font-style-complex="normal"/>
    </style:style>
    <style:style style:name="T1045" style:family="text">
      <style:text-properties fo:font-style="normal" officeooo:rsid="120c4815" style:font-style-asian="normal" style:font-style-complex="normal"/>
    </style:style>
    <style:style style:name="T1046" style:family="text">
      <style:text-properties fo:font-style="normal" officeooo:rsid="120da41f" style:font-style-asian="normal" style:font-style-complex="normal"/>
    </style:style>
    <style:style style:name="T1047" style:family="text">
      <style:text-properties fo:font-style="normal" officeooo:rsid="1159003c" style:font-style-asian="normal" style:font-style-complex="normal"/>
    </style:style>
    <style:style style:name="T1048" style:family="text">
      <style:text-properties fo:font-style="normal" officeooo:rsid="12119438" style:font-style-asian="normal" style:font-style-complex="normal"/>
    </style:style>
    <style:style style:name="T1049" style:family="text">
      <style:text-properties fo:font-style="normal" officeooo:rsid="11e6021d" style:font-style-asian="normal" style:font-style-complex="normal"/>
    </style:style>
    <style:style style:name="T1050" style:family="text">
      <style:text-properties fo:font-style="normal" officeooo:rsid="115934a2" style:font-style-asian="normal" style:font-style-complex="normal"/>
    </style:style>
    <style:style style:name="T1051" style:family="text">
      <style:text-properties fo:font-style="normal" officeooo:rsid="11e9717f" style:font-style-asian="normal" style:font-style-complex="normal"/>
    </style:style>
    <style:style style:name="T1052" style:family="text">
      <style:text-properties fo:font-style="normal" officeooo:rsid="115a93da" style:font-style-asian="normal" style:font-style-complex="normal"/>
    </style:style>
    <style:style style:name="T1053" style:family="text">
      <style:text-properties fo:font-style="normal" officeooo:rsid="115d2774" style:font-style-asian="normal" style:font-style-complex="normal"/>
    </style:style>
    <style:style style:name="T1054" style:family="text">
      <style:text-properties fo:font-style="normal" officeooo:rsid="1163ac82" style:font-style-asian="normal" style:font-style-complex="normal"/>
    </style:style>
    <style:style style:name="T1055" style:family="text">
      <style:text-properties fo:font-style="normal" officeooo:rsid="11642095" style:font-style-asian="normal" style:font-style-complex="normal"/>
    </style:style>
    <style:style style:name="T1056" style:family="text">
      <style:text-properties fo:font-style="normal" officeooo:rsid="1166a3ef" style:font-style-asian="normal" style:font-style-complex="normal"/>
    </style:style>
    <style:style style:name="T1057" style:family="text">
      <style:text-properties fo:font-style="normal" officeooo:rsid="11e9b97d" style:font-style-asian="normal" style:font-style-complex="normal"/>
    </style:style>
    <style:style style:name="T1058" style:family="text">
      <style:text-properties fo:font-style="normal" officeooo:rsid="1169fe93" style:font-style-asian="normal" style:font-style-complex="normal"/>
    </style:style>
    <style:style style:name="T1059" style:family="text">
      <style:text-properties fo:font-style="normal" officeooo:rsid="1167f60c" style:font-style-asian="normal" style:font-style-complex="normal"/>
    </style:style>
    <style:style style:name="T1060" style:family="text">
      <style:text-properties fo:font-style="normal" officeooo:rsid="116ba15c" style:font-style-asian="normal" style:font-style-complex="normal"/>
    </style:style>
    <style:style style:name="T1061" style:family="text">
      <style:text-properties fo:font-style="normal" officeooo:rsid="116ba3e7" style:font-style-asian="normal" style:font-style-complex="normal"/>
    </style:style>
    <style:style style:name="T1062" style:family="text">
      <style:text-properties fo:font-style="normal" officeooo:rsid="121641f0" style:font-style-asian="normal" style:font-style-complex="normal"/>
    </style:style>
    <style:style style:name="T1063" style:family="text">
      <style:text-properties fo:font-style="normal" officeooo:rsid="117b655d" style:font-style-asian="normal" style:font-style-complex="normal"/>
    </style:style>
    <style:style style:name="T1064" style:family="text">
      <style:text-properties fo:font-style="normal" officeooo:rsid="1217bc26" style:font-style-asian="normal" style:font-style-complex="normal"/>
    </style:style>
    <style:style style:name="T1065" style:family="text">
      <style:text-properties fo:font-style="normal" officeooo:rsid="117badd3" style:font-style-asian="normal" style:font-style-complex="normal"/>
    </style:style>
    <style:style style:name="T1066" style:family="text">
      <style:text-properties fo:font-style="normal" officeooo:rsid="12183a27" style:font-style-asian="normal" style:font-style-complex="normal"/>
    </style:style>
    <style:style style:name="T1067" style:family="text">
      <style:text-properties fo:font-style="normal" officeooo:rsid="117dacae" style:font-style-asian="normal" style:font-style-complex="normal"/>
    </style:style>
    <style:style style:name="T1068" style:family="text">
      <style:text-properties fo:font-style="normal" officeooo:rsid="121a1405" style:font-style-asian="normal" style:font-style-complex="normal"/>
    </style:style>
    <style:style style:name="T1069" style:family="text">
      <style:text-properties fo:font-style="normal" officeooo:rsid="121b578e" style:font-style-asian="normal" style:font-style-complex="normal"/>
    </style:style>
    <style:style style:name="T1070" style:family="text">
      <style:text-properties fo:font-style="normal" officeooo:rsid="11f050cf" style:font-style-asian="normal" style:font-style-complex="normal"/>
    </style:style>
    <style:style style:name="T1071" style:family="text">
      <style:text-properties fo:font-style="normal" officeooo:rsid="118d0aeb" style:font-style-asian="normal" style:font-style-complex="normal"/>
    </style:style>
    <style:style style:name="T1072" style:family="text">
      <style:text-properties fo:font-style="normal" officeooo:rsid="11908581" style:font-style-asian="normal" style:font-style-complex="normal"/>
    </style:style>
    <style:style style:name="T1073" style:family="text">
      <style:text-properties fo:font-style="normal" officeooo:rsid="1191eed8" style:font-style-asian="normal" style:font-style-complex="normal"/>
    </style:style>
    <style:style style:name="T1074" style:family="text">
      <style:text-properties fo:font-style="normal" officeooo:rsid="1193c352" style:font-style-asian="normal" style:font-style-complex="normal"/>
    </style:style>
    <style:style style:name="T1075" style:family="text">
      <style:text-properties fo:font-style="normal" officeooo:rsid="119576a0" style:font-style-asian="normal" style:font-style-complex="normal"/>
    </style:style>
    <style:style style:name="T1076" style:family="text">
      <style:text-properties fo:font-style="normal" officeooo:rsid="1196d1fc" style:font-style-asian="normal" style:font-style-complex="normal"/>
    </style:style>
    <style:style style:name="T1077" style:family="text">
      <style:text-properties fo:font-style="normal" officeooo:rsid="1196fb3f" style:font-style-asian="normal" style:font-style-complex="normal"/>
    </style:style>
    <style:style style:name="T1078" style:family="text">
      <style:text-properties fo:font-style="normal" officeooo:rsid="121c591b" style:font-style-asian="normal" style:font-style-complex="normal"/>
    </style:style>
    <style:style style:name="T1079" style:family="text">
      <style:text-properties fo:font-style="normal" officeooo:rsid="11c09ea4" style:font-style-asian="normal" style:font-style-complex="normal"/>
    </style:style>
    <style:style style:name="T1080" style:family="text">
      <style:text-properties fo:font-style="normal" officeooo:rsid="11c328fb" style:font-style-asian="normal" style:font-style-complex="normal"/>
    </style:style>
    <style:style style:name="T1081" style:family="text">
      <style:text-properties fo:font-style="normal" officeooo:rsid="11c41075" style:font-style-asian="normal" style:font-style-complex="normal"/>
    </style:style>
    <style:style style:name="T1082" style:family="text">
      <style:text-properties fo:font-style="normal" officeooo:rsid="11c4fb42" style:font-style-asian="normal" style:font-style-complex="normal"/>
    </style:style>
    <style:style style:name="T1083" style:family="text">
      <style:text-properties fo:font-style="normal" officeooo:rsid="11c781e8" style:font-style-asian="normal" style:font-style-complex="normal"/>
    </style:style>
    <style:style style:name="T1084" style:family="text">
      <style:text-properties fo:font-style="normal" officeooo:rsid="11f15d7e" style:font-style-asian="normal" style:font-style-complex="normal"/>
    </style:style>
    <style:style style:name="T1085" style:family="text">
      <style:text-properties fo:font-style="normal" officeooo:rsid="11f29b96" style:font-style-asian="normal" style:font-style-complex="normal"/>
    </style:style>
    <style:style style:name="T1086" style:family="text">
      <style:text-properties fo:font-style="normal" officeooo:rsid="121f9287" style:font-style-asian="normal" style:font-style-complex="normal"/>
    </style:style>
    <style:style style:name="T1087" style:family="text">
      <style:text-properties fo:font-style="normal" officeooo:rsid="1321c1cd" style:font-style-asian="normal" style:font-style-complex="normal"/>
    </style:style>
    <style:style style:name="T1088" style:family="text">
      <style:text-properties fo:font-style="normal" officeooo:rsid="10e9ac63" style:font-style-asian="normal" style:font-style-complex="normal"/>
    </style:style>
    <style:style style:name="T1089" style:family="text">
      <style:text-properties fo:font-style="normal" officeooo:rsid="12e3d3d2" style:font-style-asian="normal" style:font-style-complex="normal"/>
    </style:style>
    <style:style style:name="T1090" style:family="text">
      <style:text-properties fo:font-style="normal" officeooo:rsid="12e70ae5" style:font-style-asian="normal" style:font-style-complex="normal"/>
    </style:style>
    <style:style style:name="T1091" style:family="text">
      <style:text-properties fo:font-style="normal" officeooo:rsid="10eece7f" style:font-style-asian="normal" style:font-style-complex="normal"/>
    </style:style>
    <style:style style:name="T1092" style:family="text">
      <style:text-properties fo:font-style="normal" officeooo:rsid="10f08c1c" style:font-style-asian="normal" style:font-style-complex="normal"/>
    </style:style>
    <style:style style:name="T1093" style:family="text">
      <style:text-properties fo:font-style="normal" officeooo:rsid="131783de" style:font-style-asian="normal" style:font-style-complex="normal"/>
    </style:style>
    <style:style style:name="T1094" style:family="text">
      <style:text-properties fo:font-style="normal" officeooo:rsid="10f5a5e4" style:font-style-asian="normal" style:font-style-complex="normal"/>
    </style:style>
    <style:style style:name="T1095" style:family="text">
      <style:text-properties fo:font-style="normal" officeooo:rsid="1317d21d" style:font-style-asian="normal" style:font-style-complex="normal"/>
    </style:style>
    <style:style style:name="T1096" style:family="text">
      <style:text-properties fo:font-style="normal" officeooo:rsid="12eb7fff" style:font-style-asian="normal" style:font-style-complex="normal"/>
    </style:style>
    <style:style style:name="T1097" style:family="text">
      <style:text-properties fo:font-style="normal" officeooo:rsid="110909f0" style:font-style-asian="normal" style:font-style-complex="normal"/>
    </style:style>
    <style:style style:name="T1098" style:family="text">
      <style:text-properties fo:font-style="normal" officeooo:rsid="12aa542a" style:font-style-asian="normal" style:font-style-complex="normal"/>
    </style:style>
    <style:style style:name="T1099" style:family="text">
      <style:text-properties fo:font-style="normal" officeooo:rsid="110b28ce" style:font-style-asian="normal" style:font-style-complex="normal"/>
    </style:style>
    <style:style style:name="T1100" style:family="text">
      <style:text-properties fo:font-style="normal" officeooo:rsid="111512b4" style:font-style-asian="normal" style:font-style-complex="normal"/>
    </style:style>
    <style:style style:name="T1101" style:family="text">
      <style:text-properties fo:font-style="normal" officeooo:rsid="11188b74" style:font-style-asian="normal" style:font-style-complex="normal"/>
    </style:style>
    <style:style style:name="T1102" style:family="text">
      <style:text-properties fo:font-style="normal" officeooo:rsid="1139dd79" style:font-style-asian="normal" style:font-style-complex="normal"/>
    </style:style>
    <style:style style:name="T1103" style:family="text">
      <style:text-properties fo:font-style="normal" officeooo:rsid="113a9067" style:font-style-asian="normal" style:font-style-complex="normal"/>
    </style:style>
    <style:style style:name="T1104" style:family="text">
      <style:text-properties fo:font-style="normal" officeooo:rsid="12b16e0d" style:font-style-asian="normal" style:font-style-complex="normal"/>
    </style:style>
    <style:style style:name="T1105" style:family="text">
      <style:text-properties fo:font-style="normal" officeooo:rsid="113be2bf" style:font-style-asian="normal" style:font-style-complex="normal"/>
    </style:style>
    <style:style style:name="T1106" style:family="text">
      <style:text-properties fo:font-style="normal" officeooo:rsid="113da99a" style:font-style-asian="normal" style:font-style-complex="normal"/>
    </style:style>
    <style:style style:name="T1107" style:family="text">
      <style:text-properties fo:font-style="normal" officeooo:rsid="113ee4fa" style:font-style-asian="normal" style:font-style-complex="normal"/>
    </style:style>
    <style:style style:name="T1108" style:family="text">
      <style:text-properties fo:font-style="normal" officeooo:rsid="1141f7d3" style:font-style-asian="normal" style:font-style-complex="normal"/>
    </style:style>
    <style:style style:name="T1109" style:family="text">
      <style:text-properties fo:font-style="normal" officeooo:rsid="114c1b12" style:font-style-asian="normal" style:font-style-complex="normal"/>
    </style:style>
    <style:style style:name="T1110" style:family="text">
      <style:text-properties fo:font-style="normal" officeooo:rsid="11462511" style:font-style-asian="normal" style:font-style-complex="normal"/>
    </style:style>
    <style:style style:name="T1111" style:family="text">
      <style:text-properties fo:font-style="normal" officeooo:rsid="11465f69" style:font-style-asian="normal" style:font-style-complex="normal"/>
    </style:style>
    <style:style style:name="T1112" style:family="text">
      <style:text-properties fo:font-style="normal" officeooo:rsid="12b27c09" style:font-style-asian="normal" style:font-style-complex="normal"/>
    </style:style>
    <style:style style:name="T1113" style:family="text">
      <style:text-properties fo:font-style="normal" officeooo:rsid="11483838" style:font-style-asian="normal" style:font-style-complex="normal"/>
    </style:style>
    <style:style style:name="T1114" style:family="text">
      <style:text-properties fo:font-style="normal" officeooo:rsid="114890fa" style:font-style-asian="normal" style:font-style-complex="normal"/>
    </style:style>
    <style:style style:name="T1115" style:family="text">
      <style:text-properties fo:font-style="normal" officeooo:rsid="11492c74" style:font-style-asian="normal" style:font-style-complex="normal"/>
    </style:style>
    <style:style style:name="T1116" style:family="text">
      <style:text-properties fo:font-style="normal" officeooo:rsid="11549133" style:font-style-asian="normal" style:font-style-complex="normal"/>
    </style:style>
    <style:style style:name="T1117" style:family="text">
      <style:text-properties fo:font-style="normal" officeooo:rsid="12b47fd8" style:font-style-asian="normal" style:font-style-complex="normal"/>
    </style:style>
    <style:style style:name="T1118" style:family="text">
      <style:text-properties fo:font-style="normal" officeooo:rsid="1154ff15" style:font-style-asian="normal" style:font-style-complex="normal"/>
    </style:style>
    <style:style style:name="T1119" style:family="text">
      <style:text-properties fo:font-style="normal" officeooo:rsid="1157a9cb" style:font-style-asian="normal" style:font-style-complex="normal"/>
    </style:style>
    <style:style style:name="T1120" style:family="text">
      <style:text-properties fo:font-style="normal" officeooo:rsid="12b546ca" style:font-style-asian="normal" style:font-style-complex="normal"/>
    </style:style>
    <style:style style:name="T1121" style:family="text">
      <style:text-properties fo:font-style="normal" officeooo:rsid="12b63f01" style:font-style-asian="normal" style:font-style-complex="normal"/>
    </style:style>
    <style:style style:name="T1122" style:family="text">
      <style:text-properties fo:font-style="normal" officeooo:rsid="1159491d" style:font-style-asian="normal" style:font-style-complex="normal"/>
    </style:style>
    <style:style style:name="T1123" style:family="text">
      <style:text-properties fo:font-style="normal" officeooo:rsid="12c0976a" style:font-style-asian="normal" style:font-style-complex="normal"/>
    </style:style>
    <style:style style:name="T1124" style:family="text">
      <style:text-properties fo:font-style="normal" officeooo:rsid="12b760b5" style:font-style-asian="normal" style:font-style-complex="normal"/>
    </style:style>
    <style:style style:name="T1125" style:family="text">
      <style:text-properties fo:font-style="normal" officeooo:rsid="12c1761d" style:font-style-asian="normal" style:font-style-complex="normal"/>
    </style:style>
    <style:style style:name="T1126" style:family="text">
      <style:text-properties fo:font-style="normal" officeooo:rsid="12b91e60" style:font-style-asian="normal" style:font-style-complex="normal"/>
    </style:style>
    <style:style style:name="T1127" style:family="text">
      <style:text-properties fo:font-style="normal" officeooo:rsid="12be05f9" style:font-style-asian="normal" style:font-style-complex="normal"/>
    </style:style>
    <style:style style:name="T1128" style:family="text">
      <style:text-properties fo:font-style="normal" officeooo:rsid="1159fa3a" style:font-style-asian="normal" style:font-style-complex="normal"/>
    </style:style>
    <style:style style:name="T1129" style:family="text">
      <style:text-properties fo:font-style="normal" officeooo:rsid="115f504e" style:font-style-asian="normal" style:font-style-complex="normal"/>
    </style:style>
    <style:style style:name="T1130" style:family="text">
      <style:text-properties fo:font-style="normal" officeooo:rsid="115a716c" style:font-style-asian="normal" style:font-style-complex="normal"/>
    </style:style>
    <style:style style:name="T1131" style:family="text">
      <style:text-properties fo:font-style="normal" officeooo:rsid="115bcd9e" style:font-style-asian="normal" style:font-style-complex="normal"/>
    </style:style>
    <style:style style:name="T1132" style:family="text">
      <style:text-properties fo:font-style="normal" officeooo:rsid="115d02ea" style:font-style-asian="normal" style:font-style-complex="normal"/>
    </style:style>
    <style:style style:name="T1133" style:family="text">
      <style:text-properties fo:font-style="normal" officeooo:rsid="11604596" style:font-style-asian="normal" style:font-style-complex="normal"/>
    </style:style>
    <style:style style:name="T1134" style:family="text">
      <style:text-properties fo:font-style="normal" officeooo:rsid="11605fbe" style:font-style-asian="normal" style:font-style-complex="normal"/>
    </style:style>
    <style:style style:name="T1135" style:family="text">
      <style:text-properties fo:font-style="normal" officeooo:rsid="11614bdf" style:font-style-asian="normal" style:font-style-complex="normal"/>
    </style:style>
    <style:style style:name="T1136" style:family="text">
      <style:text-properties fo:font-style="normal" officeooo:rsid="116213c9" style:font-style-asian="normal" style:font-style-complex="normal"/>
    </style:style>
    <style:style style:name="T1137" style:family="text">
      <style:text-properties fo:font-style="normal" officeooo:rsid="116269d2" style:font-style-asian="normal" style:font-style-complex="normal"/>
    </style:style>
    <style:style style:name="T1138" style:family="text">
      <style:text-properties fo:font-style="normal" officeooo:rsid="1162f44d" style:font-style-asian="normal" style:font-style-complex="normal"/>
    </style:style>
    <style:style style:name="T1139" style:family="text">
      <style:text-properties fo:font-style="normal" officeooo:rsid="1164e552" style:font-style-asian="normal" style:font-style-complex="normal"/>
    </style:style>
    <style:style style:name="T1140" style:family="text">
      <style:text-properties fo:font-style="normal" officeooo:rsid="11652838" style:font-style-asian="normal" style:font-style-complex="normal"/>
    </style:style>
    <style:style style:name="T1141" style:family="text">
      <style:text-properties fo:font-style="normal" officeooo:rsid="12baf781" style:font-style-asian="normal" style:font-style-complex="normal"/>
    </style:style>
    <style:style style:name="T1142" style:family="text">
      <style:text-properties fo:font-style="normal" officeooo:rsid="11671ab9" style:font-style-asian="normal" style:font-style-complex="normal"/>
    </style:style>
    <style:style style:name="T1143" style:family="text">
      <style:text-properties fo:font-style="normal" officeooo:rsid="1168db3a" style:font-style-asian="normal" style:font-style-complex="normal"/>
    </style:style>
    <style:style style:name="T1144" style:family="text">
      <style:text-properties fo:font-style="normal" officeooo:rsid="12c27f9f" style:font-style-asian="normal" style:font-style-complex="normal"/>
    </style:style>
    <style:style style:name="T1145" style:family="text">
      <style:text-properties fo:font-style="normal" officeooo:rsid="116a6f16" style:font-style-asian="normal" style:font-style-complex="normal"/>
    </style:style>
    <style:style style:name="T1146" style:family="text">
      <style:text-properties fo:font-style="normal" officeooo:rsid="116ba208" style:font-style-asian="normal" style:font-style-complex="normal"/>
    </style:style>
    <style:style style:name="T1147" style:family="text">
      <style:text-properties fo:font-style="normal" officeooo:rsid="116d850f" style:font-style-asian="normal" style:font-style-complex="normal"/>
    </style:style>
    <style:style style:name="T1148" style:family="text">
      <style:text-properties fo:font-style="normal" officeooo:rsid="116f20ff" style:font-style-asian="normal" style:font-style-complex="normal"/>
    </style:style>
    <style:style style:name="T1149" style:family="text">
      <style:text-properties fo:font-style="normal" officeooo:rsid="11739e25" style:font-style-asian="normal" style:font-style-complex="normal"/>
    </style:style>
    <style:style style:name="T1150" style:family="text">
      <style:text-properties fo:font-style="normal" officeooo:rsid="12bcd7c8" style:font-style-asian="normal" style:font-style-complex="normal"/>
    </style:style>
    <style:style style:name="T1151" style:family="text">
      <style:text-properties fo:font-style="normal" officeooo:rsid="1176bc93" style:font-style-asian="normal" style:font-style-complex="normal"/>
    </style:style>
    <style:style style:name="T1152" style:family="text">
      <style:text-properties fo:font-style="normal" officeooo:rsid="11782610" style:font-style-asian="normal" style:font-style-complex="normal"/>
    </style:style>
    <style:style style:name="T1153" style:family="text">
      <style:text-properties fo:font-style="normal" officeooo:rsid="1178f11e" style:font-style-asian="normal" style:font-style-complex="normal"/>
    </style:style>
    <style:style style:name="T1154" style:family="text">
      <style:text-properties fo:font-style="normal" officeooo:rsid="12c35764" style:font-style-asian="normal" style:font-style-complex="normal"/>
    </style:style>
    <style:style style:name="T1155" style:family="text">
      <style:text-properties fo:font-style="normal" officeooo:rsid="117ba922" style:font-style-asian="normal" style:font-style-complex="normal"/>
    </style:style>
    <style:style style:name="T1156" style:family="text">
      <style:text-properties fo:font-style="normal" officeooo:rsid="12c4844e" style:font-style-asian="normal" style:font-style-complex="normal"/>
    </style:style>
    <style:style style:name="T1157" style:family="text">
      <style:text-properties fo:font-style="normal" officeooo:rsid="117e9859" style:font-style-asian="normal" style:font-style-complex="normal"/>
    </style:style>
    <style:style style:name="T1158" style:family="text">
      <style:text-properties fo:font-style="normal" officeooo:rsid="12c54637" style:font-style-asian="normal" style:font-style-complex="normal"/>
    </style:style>
    <style:style style:name="T1159" style:family="text">
      <style:text-properties fo:font-style="normal" officeooo:rsid="11805deb" style:font-style-asian="normal" style:font-style-complex="normal"/>
    </style:style>
    <style:style style:name="T1160" style:family="text">
      <style:text-properties fo:font-style="normal" officeooo:rsid="12c91422" style:font-style-asian="normal" style:font-style-complex="normal"/>
    </style:style>
    <style:style style:name="T1161" style:family="text">
      <style:text-properties fo:font-style="normal" officeooo:rsid="12cad083" style:font-style-asian="normal" style:font-style-complex="normal"/>
    </style:style>
    <style:style style:name="T1162" style:family="text">
      <style:text-properties fo:font-style="normal" officeooo:rsid="11918c0e" style:font-style-asian="normal" style:font-style-complex="normal"/>
    </style:style>
    <style:style style:name="T1163" style:family="text">
      <style:text-properties fo:font-style="normal" officeooo:rsid="119594c6" style:font-style-asian="normal" style:font-style-complex="normal"/>
    </style:style>
    <style:style style:name="T1164" style:family="text">
      <style:text-properties fo:font-style="normal" officeooo:rsid="1322b0b4" style:font-style-asian="normal" style:font-style-complex="normal"/>
    </style:style>
    <style:style style:name="T1165" style:family="text">
      <style:text-properties fo:font-style="normal" officeooo:rsid="1323f2a6" style:font-style-asian="normal" style:font-style-complex="normal"/>
    </style:style>
    <style:style style:name="T1166" style:family="text">
      <style:text-properties fo:font-style="normal" officeooo:rsid="1199add8" style:font-style-asian="normal" style:font-style-complex="normal"/>
    </style:style>
    <style:style style:name="T1167" style:family="text">
      <style:text-properties fo:font-style="normal" officeooo:rsid="12d1180d" style:font-style-asian="normal" style:font-style-complex="normal"/>
    </style:style>
    <style:style style:name="T1168" style:family="text">
      <style:text-properties fo:font-style="normal" officeooo:rsid="132ef191" style:font-style-asian="normal" style:font-style-complex="normal"/>
    </style:style>
    <style:style style:name="T1169" style:family="text">
      <style:text-properties fo:font-style="normal" officeooo:rsid="119f0329" style:font-style-asian="normal" style:font-style-complex="normal"/>
    </style:style>
    <style:style style:name="T1170" style:family="text">
      <style:text-properties fo:font-style="normal" officeooo:rsid="11a16f8c" style:font-style-asian="normal" style:font-style-complex="normal"/>
    </style:style>
    <style:style style:name="T1171" style:family="text">
      <style:text-properties fo:font-style="normal" officeooo:rsid="12d31128" style:font-style-asian="normal" style:font-style-complex="normal"/>
    </style:style>
    <style:style style:name="T1172" style:family="text">
      <style:text-properties fo:font-style="normal" officeooo:rsid="11a1e03e" style:font-style-asian="normal" style:font-style-complex="normal"/>
    </style:style>
    <style:style style:name="T1173" style:family="text">
      <style:text-properties fo:font-style="normal" officeooo:rsid="11a4041e" style:font-style-asian="normal" style:font-style-complex="normal"/>
    </style:style>
    <style:style style:name="T1174" style:family="text">
      <style:text-properties fo:font-style="normal" officeooo:rsid="12d4339d" style:font-style-asian="normal" style:font-style-complex="normal"/>
    </style:style>
    <style:style style:name="T1175" style:family="text">
      <style:text-properties fo:font-style="normal" officeooo:rsid="11a59de5" style:font-style-asian="normal" style:font-style-complex="normal"/>
    </style:style>
    <style:style style:name="T1176" style:family="text">
      <style:text-properties fo:font-style="normal" officeooo:rsid="11c11c08" style:font-style-asian="normal" style:font-style-complex="normal"/>
    </style:style>
    <style:style style:name="T1177" style:family="text">
      <style:text-properties fo:font-style="normal" officeooo:rsid="11c24e17" style:font-style-asian="normal" style:font-style-complex="normal"/>
    </style:style>
    <style:style style:name="T1178" style:family="text">
      <style:text-properties fo:font-style="normal" officeooo:rsid="11c168db" style:font-style-asian="normal" style:font-style-complex="normal"/>
    </style:style>
    <style:style style:name="T1179" style:family="text">
      <style:text-properties fo:font-style="normal" officeooo:rsid="11c1ea93" style:font-style-asian="normal" style:font-style-complex="normal"/>
    </style:style>
    <style:style style:name="T1180" style:family="text">
      <style:text-properties fo:font-style="normal" officeooo:rsid="11c37e57" style:font-style-asian="normal" style:font-style-complex="normal"/>
    </style:style>
    <style:style style:name="T1181" style:family="text">
      <style:text-properties fo:font-style="normal" officeooo:rsid="12d46483" style:font-style-asian="normal" style:font-style-complex="normal"/>
    </style:style>
    <style:style style:name="T1182" style:family="text">
      <style:text-properties fo:font-style="normal" officeooo:rsid="11c6e426" style:font-style-asian="normal" style:font-style-complex="normal"/>
    </style:style>
    <style:style style:name="T1183" style:family="text">
      <style:text-properties fo:font-style="normal" officeooo:rsid="11c73a84" style:font-style-asian="normal" style:font-style-complex="normal"/>
    </style:style>
    <style:style style:name="T1184" style:family="text">
      <style:text-properties fo:font-style="normal" officeooo:rsid="130ba395" style:font-style-asian="normal" style:font-style-complex="normal"/>
    </style:style>
    <style:style style:name="T1185" style:family="text">
      <style:text-properties fo:font-style="normal" officeooo:rsid="11ce026e" style:font-style-asian="normal" style:font-style-complex="normal"/>
    </style:style>
    <style:style style:name="T1186" style:family="text">
      <style:text-properties fo:font-style="normal" officeooo:rsid="11f9b4f8" style:font-style-asian="normal" style:font-style-complex="normal"/>
    </style:style>
    <style:style style:name="T1187" style:family="text">
      <style:text-properties fo:font-style="normal" officeooo:rsid="13276c65" style:font-style-asian="normal" style:font-style-complex="normal"/>
    </style:style>
    <style:style style:name="T1188" style:family="text">
      <style:text-properties fo:font-style="normal" officeooo:rsid="11fb279a" style:font-style-asian="normal" style:font-style-complex="normal"/>
    </style:style>
    <style:style style:name="T1189" style:family="text">
      <style:text-properties fo:font-style="normal" officeooo:rsid="12d75f03" style:font-style-asian="normal" style:font-style-complex="normal"/>
    </style:style>
    <style:style style:name="T1190" style:family="text">
      <style:text-properties fo:font-style="normal" officeooo:rsid="11fcd259" style:font-style-asian="normal" style:font-style-complex="normal"/>
    </style:style>
    <style:style style:name="T1191" style:family="text">
      <style:text-properties fo:font-style="normal" officeooo:rsid="1235fc2b" style:font-style-asian="normal" style:font-style-complex="normal"/>
    </style:style>
    <style:style style:name="T1192" style:family="text">
      <style:text-properties fo:font-style="normal" officeooo:rsid="1327dbe8" style:font-style-asian="normal" style:font-style-complex="normal"/>
    </style:style>
    <style:style style:name="T1193" style:family="text">
      <style:text-properties fo:font-style="normal" officeooo:rsid="12dc416f" style:font-style-asian="normal" style:font-style-complex="normal"/>
    </style:style>
    <style:style style:name="T1194" style:family="text">
      <style:text-properties fo:font-style="normal" officeooo:rsid="1237cf0f" style:font-style-asian="normal" style:font-style-complex="normal"/>
    </style:style>
    <style:style style:name="T1195" style:family="text">
      <style:text-properties fo:font-style="normal" officeooo:rsid="12dd47a0" style:font-style-asian="normal" style:font-style-complex="normal"/>
    </style:style>
    <style:style style:name="T1196" style:family="text">
      <style:text-properties fo:font-style="normal" officeooo:rsid="123c2bf6" style:font-style-asian="normal" style:font-style-complex="normal"/>
    </style:style>
    <style:style style:name="T1197" style:family="text">
      <style:text-properties fo:font-style="normal" officeooo:rsid="10f7304e" style:font-style-asian="normal" style:font-style-complex="normal"/>
    </style:style>
    <style:style style:name="T1198" style:family="text">
      <style:text-properties fo:font-style="normal" officeooo:rsid="128c633a" style:font-style-asian="normal" style:font-style-complex="normal"/>
    </style:style>
    <style:style style:name="T1199" style:family="text">
      <style:text-properties fo:font-style="normal" officeooo:rsid="10f7cd67" style:font-style-asian="normal" style:font-style-complex="normal"/>
    </style:style>
    <style:style style:name="T1200" style:family="text">
      <style:text-properties fo:font-style="normal" officeooo:rsid="10fcff60" style:font-style-asian="normal" style:font-style-complex="normal"/>
    </style:style>
    <style:style style:name="T1201" style:family="text">
      <style:text-properties fo:font-style="normal" officeooo:rsid="1291faf7" style:font-style-asian="normal" style:font-style-complex="normal"/>
    </style:style>
    <style:style style:name="T1202" style:family="text">
      <style:text-properties fo:font-style="normal" officeooo:rsid="1293394c" style:font-style-asian="normal" style:font-style-complex="normal"/>
    </style:style>
    <style:style style:name="T1203" style:family="text">
      <style:text-properties fo:font-style="normal" officeooo:rsid="1136304b" style:font-style-asian="normal" style:font-style-complex="normal"/>
    </style:style>
    <style:style style:name="T1204" style:family="text">
      <style:text-properties fo:font-style="normal" officeooo:rsid="11379349" style:font-style-asian="normal" style:font-style-complex="normal"/>
    </style:style>
    <style:style style:name="T1205" style:family="text">
      <style:text-properties fo:font-style="normal" officeooo:rsid="1138180d" style:font-style-asian="normal" style:font-style-complex="normal"/>
    </style:style>
    <style:style style:name="T1206" style:family="text">
      <style:text-properties fo:font-style="normal" officeooo:rsid="113b1181" style:font-style-asian="normal" style:font-style-complex="normal"/>
    </style:style>
    <style:style style:name="T1207" style:family="text">
      <style:text-properties fo:font-style="normal" officeooo:rsid="113b2acf" style:font-style-asian="normal" style:font-style-complex="normal"/>
    </style:style>
    <style:style style:name="T1208" style:family="text">
      <style:text-properties fo:font-style="normal" officeooo:rsid="113c80c8" style:font-style-asian="normal" style:font-style-complex="normal"/>
    </style:style>
    <style:style style:name="T1209" style:family="text">
      <style:text-properties fo:font-style="normal" officeooo:rsid="12b345a2" style:font-style-asian="normal" style:font-style-complex="normal"/>
    </style:style>
    <style:style style:name="T1210" style:family="text">
      <style:text-properties fo:font-style="normal" officeooo:rsid="113e063c" style:font-style-asian="normal" style:font-style-complex="normal"/>
    </style:style>
    <style:style style:name="T1211" style:family="text">
      <style:text-properties fo:font-style="normal" officeooo:rsid="113e4108" style:font-style-asian="normal" style:font-style-complex="normal"/>
    </style:style>
    <style:style style:name="T1212" style:family="text">
      <style:text-properties fo:font-style="normal" officeooo:rsid="113fa171" style:font-style-asian="normal" style:font-style-complex="normal"/>
    </style:style>
    <style:style style:name="T1213" style:family="text">
      <style:text-properties fo:font-style="normal" officeooo:rsid="1264e1e9" style:font-style-asian="normal" style:font-style-complex="normal"/>
    </style:style>
    <style:style style:name="T1214" style:family="text">
      <style:text-properties fo:font-style="normal" officeooo:rsid="1265cb19" style:font-style-asian="normal" style:font-style-complex="normal"/>
    </style:style>
    <style:style style:name="T1215" style:family="text">
      <style:text-properties fo:font-style="normal" officeooo:rsid="1141bdb2" style:font-style-asian="normal" style:font-style-complex="normal"/>
    </style:style>
    <style:style style:name="T1216" style:family="text">
      <style:text-properties fo:font-style="normal" officeooo:rsid="1142f7dc" style:font-style-asian="normal" style:font-style-complex="normal"/>
    </style:style>
    <style:style style:name="T1217" style:family="text">
      <style:text-properties fo:font-style="normal" officeooo:rsid="11464cc1" style:font-style-asian="normal" style:font-style-complex="normal"/>
    </style:style>
    <style:style style:name="T1218" style:family="text">
      <style:text-properties fo:font-style="normal" officeooo:rsid="114a1775" style:font-style-asian="normal" style:font-style-complex="normal"/>
    </style:style>
    <style:style style:name="T1219" style:family="text">
      <style:text-properties fo:font-style="normal" officeooo:rsid="114b5e22" style:font-style-asian="normal" style:font-style-complex="normal"/>
    </style:style>
    <style:style style:name="T1220" style:family="text">
      <style:text-properties fo:font-style="normal" officeooo:rsid="114caf10" style:font-style-asian="normal" style:font-style-complex="normal"/>
    </style:style>
    <style:style style:name="T1221" style:family="text">
      <style:text-properties fo:font-style="normal" officeooo:rsid="114dbf46" style:font-style-asian="normal" style:font-style-complex="normal"/>
    </style:style>
    <style:style style:name="T1222" style:family="text">
      <style:text-properties fo:font-style="normal" officeooo:rsid="114f7040" style:font-style-asian="normal" style:font-style-complex="normal"/>
    </style:style>
    <style:style style:name="T1223" style:family="text">
      <style:text-properties fo:font-style="normal" officeooo:rsid="1152e433" style:font-style-asian="normal" style:font-style-complex="normal"/>
    </style:style>
    <style:style style:name="T1224" style:family="text">
      <style:text-properties fo:font-style="normal" officeooo:rsid="11535390" style:font-style-asian="normal" style:font-style-complex="normal"/>
    </style:style>
    <style:style style:name="T1225" style:family="text">
      <style:text-properties fo:font-style="normal" officeooo:rsid="12956ef6" style:font-style-asian="normal" style:font-style-complex="normal"/>
    </style:style>
    <style:style style:name="T1226" style:family="text">
      <style:text-properties fo:font-style="normal" officeooo:rsid="11baf7b4" style:font-style-asian="normal" style:font-style-complex="normal"/>
    </style:style>
    <style:style style:name="T1227" style:family="text">
      <style:text-properties fo:font-style="normal" officeooo:rsid="11bcbed5" style:font-style-asian="normal" style:font-style-complex="normal"/>
    </style:style>
    <style:style style:name="T1228" style:family="text">
      <style:text-properties fo:font-style="normal" officeooo:rsid="11be4ade" style:font-style-asian="normal" style:font-style-complex="normal"/>
    </style:style>
    <style:style style:name="T1229" style:family="text">
      <style:text-properties fo:font-style="normal" officeooo:rsid="11c443ec" style:font-style-asian="normal" style:font-style-complex="normal"/>
    </style:style>
    <style:style style:name="T1230" style:family="text">
      <style:text-properties fo:font-style="normal" officeooo:rsid="11c4147c" style:font-style-asian="normal" style:font-style-complex="normal"/>
    </style:style>
    <style:style style:name="T1231" style:family="text">
      <style:text-properties fo:font-style="normal" officeooo:rsid="1296e0d7" style:font-style-asian="normal" style:font-style-complex="normal"/>
    </style:style>
    <style:style style:name="T1232" style:family="text">
      <style:text-properties fo:font-style="normal" officeooo:rsid="11c46106" style:font-style-asian="normal" style:font-style-complex="normal"/>
    </style:style>
    <style:style style:name="T1233" style:family="text">
      <style:text-properties fo:font-style="normal" officeooo:rsid="11c63a3b" style:font-style-asian="normal" style:font-style-complex="normal"/>
    </style:style>
    <style:style style:name="T1234" style:family="text">
      <style:text-properties fo:font-style="normal" officeooo:rsid="1299bd7b" style:font-style-asian="normal" style:font-style-complex="normal"/>
    </style:style>
    <style:style style:name="T1235" style:family="text">
      <style:text-properties fo:font-style="normal" officeooo:rsid="11ddccee" style:font-style-asian="normal" style:font-style-complex="normal"/>
    </style:style>
    <style:style style:name="T1236" style:family="text">
      <style:text-properties fo:font-style="normal" officeooo:rsid="129b681c" style:font-style-asian="normal" style:font-style-complex="normal"/>
    </style:style>
    <style:style style:name="T1237" style:family="text">
      <style:text-properties fo:font-style="normal" officeooo:rsid="11df3f03" style:font-style-asian="normal" style:font-style-complex="normal"/>
    </style:style>
    <style:style style:name="T1238" style:family="text">
      <style:text-properties fo:font-style="normal" officeooo:rsid="11e46da3" style:font-style-asian="normal" style:font-style-complex="normal"/>
    </style:style>
    <style:style style:name="T1239" style:family="text">
      <style:text-properties fo:font-style="normal" officeooo:rsid="11e64063" style:font-style-asian="normal" style:font-style-complex="normal"/>
    </style:style>
    <style:style style:name="T1240" style:family="text">
      <style:text-properties fo:font-style="normal" officeooo:rsid="129cd3b1" style:font-style-asian="normal" style:font-style-complex="normal"/>
    </style:style>
    <style:style style:name="T1241" style:family="text">
      <style:text-properties fo:font-style="normal" officeooo:rsid="11e87f06" style:font-style-asian="normal" style:font-style-complex="normal"/>
    </style:style>
    <style:style style:name="T1242" style:family="text">
      <style:text-properties fo:font-style="normal" officeooo:rsid="11ec4344" style:font-style-asian="normal" style:font-style-complex="normal"/>
    </style:style>
    <style:style style:name="T1243" style:family="text">
      <style:text-properties fo:font-style="normal" officeooo:rsid="11ed5220" style:font-style-asian="normal" style:font-style-complex="normal"/>
    </style:style>
    <style:style style:name="T1244" style:family="text">
      <style:text-properties fo:font-style="normal" officeooo:rsid="11f1be19" style:font-style-asian="normal" style:font-style-complex="normal"/>
    </style:style>
    <style:style style:name="T1245" style:family="text">
      <style:text-properties fo:font-style="normal" officeooo:rsid="124300d6" style:font-style-asian="normal" style:font-style-complex="normal"/>
    </style:style>
    <style:style style:name="T1246" style:family="text">
      <style:text-properties fo:font-style="normal" officeooo:rsid="124c2326" style:font-style-asian="normal" style:font-style-complex="normal"/>
    </style:style>
    <style:style style:name="T1247" style:family="text">
      <style:text-properties fo:font-style="normal" officeooo:rsid="11f4ad40" style:font-style-asian="normal" style:font-style-complex="normal"/>
    </style:style>
    <style:style style:name="T1248" style:family="text">
      <style:text-properties fo:font-style="normal" officeooo:rsid="11f5c91e" style:font-style-asian="normal" style:font-style-complex="normal"/>
    </style:style>
    <style:style style:name="T1249" style:family="text">
      <style:text-properties fo:font-style="normal" officeooo:rsid="11f5cfd3" style:font-style-asian="normal" style:font-style-complex="normal"/>
    </style:style>
    <style:style style:name="T1250" style:family="text">
      <style:text-properties fo:font-style="normal" officeooo:rsid="1209d9e8" style:font-style-asian="normal" style:font-style-complex="normal"/>
    </style:style>
    <style:style style:name="T1251" style:family="text">
      <style:text-properties fo:font-style="normal" officeooo:rsid="120bb0f1" style:font-style-asian="normal" style:font-style-complex="normal"/>
    </style:style>
    <style:style style:name="T1252" style:family="text">
      <style:text-properties fo:font-style="normal" officeooo:rsid="12ba4a10" style:font-style-asian="normal" style:font-style-complex="normal"/>
    </style:style>
    <style:style style:name="T1253" style:family="text">
      <style:text-properties fo:font-style="normal" officeooo:rsid="120cc576" style:font-style-asian="normal" style:font-style-complex="normal"/>
    </style:style>
    <style:style style:name="T1254" style:family="text">
      <style:text-properties fo:font-style="normal" officeooo:rsid="120dc9f2" style:font-style-asian="normal" style:font-style-complex="normal"/>
    </style:style>
    <style:style style:name="T1255" style:family="text">
      <style:text-properties fo:font-style="normal" officeooo:rsid="1214880d" style:font-style-asian="normal" style:font-style-complex="normal"/>
    </style:style>
    <style:style style:name="T1256" style:family="text">
      <style:text-properties fo:font-style="normal" officeooo:rsid="12abe540" style:font-style-asian="normal" style:font-style-complex="normal"/>
    </style:style>
    <style:style style:name="T1257" style:family="text">
      <style:text-properties fo:font-style="normal" officeooo:rsid="121676aa" style:font-style-asian="normal" style:font-style-complex="normal"/>
    </style:style>
    <style:style style:name="T1258" style:family="text">
      <style:text-properties fo:font-style="normal" officeooo:rsid="121726fc" style:font-style-asian="normal" style:font-style-complex="normal"/>
    </style:style>
    <style:style style:name="T1259" style:family="text">
      <style:text-properties fo:font-style="normal" officeooo:rsid="12195793" style:font-style-asian="normal" style:font-style-complex="normal"/>
    </style:style>
    <style:style style:name="T1260" style:family="text">
      <style:text-properties fo:font-style="normal" officeooo:rsid="1219b90e" style:font-style-asian="normal" style:font-style-complex="normal"/>
    </style:style>
    <style:style style:name="T1261" style:family="text">
      <style:text-properties fo:font-style="normal" officeooo:rsid="121ae529" style:font-style-asian="normal" style:font-style-complex="normal"/>
    </style:style>
    <style:style style:name="T1262" style:family="text">
      <style:text-properties fo:font-style="normal" officeooo:rsid="121c77b8" style:font-style-asian="normal" style:font-style-complex="normal"/>
    </style:style>
    <style:style style:name="T1263" style:family="text">
      <style:text-properties fo:font-style="normal" officeooo:rsid="12208bea" style:font-style-asian="normal" style:font-style-complex="normal"/>
    </style:style>
    <style:style style:name="T1264" style:family="text">
      <style:text-properties fo:font-style="normal" officeooo:rsid="121de9df" style:font-style-asian="normal" style:font-style-complex="normal"/>
    </style:style>
    <style:style style:name="T1265" style:family="text">
      <style:text-properties fo:font-style="normal" fo:background-color="#fff5ce" loext:char-shading-value="0" style:font-style-asian="normal" style:font-style-complex="normal"/>
    </style:style>
    <style:style style:name="T1266" style:family="text">
      <style:text-properties fo:font-style="normal" officeooo:rsid="0a923b2b" fo:background-color="#fff5ce" loext:char-shading-value="0" style:font-style-asian="normal" style:font-style-complex="normal"/>
    </style:style>
    <style:style style:name="T1267" style:family="text">
      <style:text-properties fo:font-style="normal" officeooo:rsid="0a949801" fo:background-color="#fff5ce" loext:char-shading-value="0" style:font-style-asian="normal" style:font-style-complex="normal"/>
    </style:style>
    <style:style style:name="T1268" style:family="text">
      <style:text-properties fo:font-style="normal" officeooo:rsid="0a937f87" fo:background-color="#fff5ce" loext:char-shading-value="0" style:font-style-asian="normal" style:font-style-complex="normal"/>
    </style:style>
    <style:style style:name="T1269" style:family="text">
      <style:text-properties fo:font-style="normal" officeooo:rsid="0ab1cc30" fo:background-color="#fff5ce" loext:char-shading-value="0" style:font-style-asian="normal" style:font-style-complex="normal"/>
    </style:style>
    <style:style style:name="T1270" style:family="text">
      <style:text-properties fo:font-style="normal" officeooo:rsid="0ab3dd56" fo:background-color="#fff5ce" loext:char-shading-value="0" style:font-style-asian="normal" style:font-style-complex="normal"/>
    </style:style>
    <style:style style:name="T1271" style:family="text">
      <style:text-properties fo:font-style="normal" officeooo:rsid="0ab52cd8" fo:background-color="#fff5ce" loext:char-shading-value="0" style:font-style-asian="normal" style:font-style-complex="normal"/>
    </style:style>
    <style:style style:name="T1272" style:family="text">
      <style:text-properties fo:font-style="normal" officeooo:rsid="0aeb275c" fo:background-color="#fff5ce" loext:char-shading-value="0" style:font-style-asian="normal" style:font-style-complex="normal"/>
    </style:style>
    <style:style style:name="T1273" style:family="text">
      <style:text-properties fo:font-style="normal" officeooo:rsid="0d425c41" fo:background-color="#fff5ce" loext:char-shading-value="0" style:font-style-asian="normal" style:font-style-complex="normal"/>
    </style:style>
    <style:style style:name="T1274" style:family="text">
      <style:text-properties fo:font-style="normal" officeooo:rsid="0d43e49f" fo:background-color="#fff5ce" loext:char-shading-value="0" style:font-style-asian="normal" style:font-style-complex="normal"/>
    </style:style>
    <style:style style:name="T1275" style:family="text">
      <style:text-properties fo:font-style="normal" officeooo:rsid="0b935683" fo:background-color="#fff5ce" loext:char-shading-value="0" style:font-style-asian="normal" style:font-style-complex="normal"/>
    </style:style>
    <style:style style:name="T1276" style:family="text">
      <style:text-properties fo:font-style="normal" officeooo:rsid="0e88d46d" fo:background-color="#fff5ce" loext:char-shading-value="0" style:font-style-asian="normal" style:font-style-complex="normal"/>
    </style:style>
    <style:style style:name="T1277" style:family="text">
      <style:text-properties fo:font-style="normal" officeooo:rsid="1007da6b" fo:background-color="#fff5ce" loext:char-shading-value="0" style:font-style-asian="normal" style:font-style-complex="normal"/>
    </style:style>
    <style:style style:name="T1278" style:family="text">
      <style:text-properties fo:font-style="normal" officeooo:rsid="100bb435" fo:background-color="#fff5ce" loext:char-shading-value="0" style:font-style-asian="normal" style:font-style-complex="normal"/>
    </style:style>
    <style:style style:name="T1279" style:family="text">
      <style:text-properties fo:font-style="normal" officeooo:rsid="104c9196" fo:background-color="#fff5ce" loext:char-shading-value="0" style:font-style-asian="normal" style:font-style-complex="normal"/>
    </style:style>
    <style:style style:name="T1280" style:family="text">
      <style:text-properties fo:font-style="normal" officeooo:rsid="104e11da" fo:background-color="#fff5ce" loext:char-shading-value="0" style:font-style-asian="normal" style:font-style-complex="normal"/>
    </style:style>
    <style:style style:name="T1281" style:family="text">
      <style:text-properties fo:font-style="normal" officeooo:rsid="104e8ef1" fo:background-color="#fff5ce" loext:char-shading-value="0" style:font-style-asian="normal" style:font-style-complex="normal"/>
    </style:style>
    <style:style style:name="T1282" style:family="text">
      <style:text-properties fo:font-style="normal" officeooo:rsid="10d215cb" fo:background-color="#fff5ce" loext:char-shading-value="0" style:font-style-asian="normal" style:font-style-complex="normal"/>
    </style:style>
    <style:style style:name="T1283" style:family="text">
      <style:text-properties fo:font-style="normal" officeooo:rsid="1104fd1f" fo:background-color="#fff5ce" loext:char-shading-value="0" style:font-style-asian="normal" style:font-style-complex="normal"/>
    </style:style>
    <style:style style:name="T1284" style:family="text">
      <style:text-properties fo:font-style="normal" officeooo:rsid="11ba801f" fo:background-color="#fff5ce" loext:char-shading-value="0" style:font-style-asian="normal" style:font-style-complex="normal"/>
    </style:style>
    <style:style style:name="T1285" style:family="text">
      <style:text-properties fo:font-style="normal" officeooo:rsid="12c1ceff" fo:background-color="#fff5ce" loext:char-shading-value="0" style:font-style-asian="normal" style:font-style-complex="normal"/>
    </style:style>
    <style:style style:name="T1286" style:family="text">
      <style:text-properties fo:font-style="normal" officeooo:rsid="115934a2" fo:background-color="#fff5ce" loext:char-shading-value="0" style:font-style-asian="normal" style:font-style-complex="normal"/>
    </style:style>
    <style:style style:name="T1287" style:family="text">
      <style:text-properties fo:font-style="normal" officeooo:rsid="11e7c9cf" fo:background-color="#fff5ce" loext:char-shading-value="0" style:font-style-asian="normal" style:font-style-complex="normal"/>
    </style:style>
    <style:style style:name="T1288" style:family="text">
      <style:text-properties fo:font-style="normal" officeooo:rsid="115b9ed9" fo:background-color="#fff5ce" loext:char-shading-value="0" style:font-style-asian="normal" style:font-style-complex="normal"/>
    </style:style>
    <style:style style:name="T1289" style:family="text">
      <style:text-properties fo:font-style="normal" officeooo:rsid="115d2774" fo:background-color="#fff5ce" loext:char-shading-value="0" style:font-style-asian="normal" style:font-style-complex="normal"/>
    </style:style>
    <style:style style:name="T1290" style:family="text">
      <style:text-properties fo:font-style="normal" officeooo:rsid="119576a0" fo:background-color="#fff5ce" loext:char-shading-value="0" style:font-style-asian="normal" style:font-style-complex="normal"/>
    </style:style>
    <style:style style:name="T1291" style:family="text">
      <style:text-properties fo:font-style="normal" officeooo:rsid="12386336" fo:background-color="#fff5ce" loext:char-shading-value="0" style:font-style-asian="normal" style:font-style-complex="normal"/>
    </style:style>
    <style:style style:name="T1292" style:family="text">
      <style:text-properties fo:font-style="normal" officeooo:rsid="1237cf0f" fo:background-color="#fff5ce" loext:char-shading-value="0" style:font-style-asian="normal" style:font-style-complex="normal"/>
    </style:style>
    <style:style style:name="T1293" style:family="text">
      <style:text-properties fo:font-style="normal" officeooo:rsid="11ddccee" fo:background-color="#fff5ce" loext:char-shading-value="0" style:font-style-asian="normal" style:font-style-complex="normal"/>
    </style:style>
    <style:style style:name="T1294" style:family="text">
      <style:text-properties fo:font-style="normal" officeooo:rsid="11df3f03" fo:background-color="#fff5ce" loext:char-shading-value="0" style:font-style-asian="normal" style:font-style-complex="normal"/>
    </style:style>
    <style:style style:name="T1295" style:family="text">
      <style:text-properties fo:font-style="normal" officeooo:rsid="12195793" fo:background-color="#fff5ce" loext:char-shading-value="0" style:font-style-asian="normal" style:font-style-complex="normal"/>
    </style:style>
    <style:style style:name="T1296" style:family="text">
      <style:text-properties fo:font-style="normal" officeooo:rsid="121f4516" fo:background-color="#fff5ce" loext:char-shading-value="0" style:font-style-asian="normal" style:font-style-complex="normal"/>
    </style:style>
    <style:style style:name="T1297" style:family="text">
      <style:text-properties fo:font-style="normal" officeooo:rsid="121c77b8" fo:background-color="#fff5ce" loext:char-shading-value="0" style:font-style-asian="normal" style:font-style-complex="normal"/>
    </style:style>
    <style:style style:name="T1298" style:family="text">
      <style:text-properties fo:font-style="normal" style:text-underline-style="none" style:font-style-asian="normal" style:font-style-complex="normal"/>
    </style:style>
    <style:style style:name="T1299" style:family="text">
      <style:text-properties fo:font-style="normal" style:text-underline-style="none" officeooo:rsid="0b05c727" style:font-style-asian="normal" style:font-style-complex="normal"/>
    </style:style>
    <style:style style:name="T1300" style:family="text">
      <style:text-properties fo:font-style="normal" style:text-underline-style="none" officeooo:rsid="0b07a7c9" style:font-style-asian="normal" style:font-style-complex="normal"/>
    </style:style>
    <style:style style:name="T1301" style:family="text">
      <style:text-properties fo:font-style="normal" style:text-underline-style="none" officeooo:rsid="0d43e6ce" style:font-style-asian="normal" style:font-style-complex="normal"/>
    </style:style>
    <style:style style:name="T1302" style:family="text">
      <style:text-properties fo:font-style="normal" style:text-underline-style="none" officeooo:rsid="0b083f06" style:font-style-asian="normal" style:font-style-complex="normal"/>
    </style:style>
    <style:style style:name="T1303" style:family="text">
      <style:text-properties fo:font-style="normal" style:text-underline-style="none" officeooo:rsid="0d7aa8f4" style:font-style-asian="normal" style:font-style-complex="normal"/>
    </style:style>
    <style:style style:name="T1304" style:family="text">
      <style:text-properties fo:font-style="normal" style:text-underline-style="none" officeooo:rsid="0b11926e" style:font-style-asian="normal" style:font-style-complex="normal"/>
    </style:style>
    <style:style style:name="T1305" style:family="text">
      <style:text-properties fo:font-style="normal" style:text-underline-style="none" officeooo:rsid="0b13ed39" style:font-style-asian="normal" style:font-style-complex="normal"/>
    </style:style>
    <style:style style:name="T1306" style:family="text">
      <style:text-properties fo:font-style="normal" style:text-underline-style="none" officeooo:rsid="0d45fdc0" style:font-style-asian="normal" style:font-style-complex="normal"/>
    </style:style>
    <style:style style:name="T1307" style:family="text">
      <style:text-properties fo:font-style="normal" style:text-underline-style="none" officeooo:rsid="0cea083b" style:font-style-asian="normal" style:font-style-complex="normal"/>
    </style:style>
    <style:style style:name="T1308" style:family="text">
      <style:text-properties fo:font-style="normal" style:text-underline-style="none" officeooo:rsid="0b1431ef" style:font-style-asian="normal" style:font-style-complex="normal"/>
    </style:style>
    <style:style style:name="T1309" style:family="text">
      <style:text-properties fo:font-style="normal" style:text-underline-style="none" officeooo:rsid="0b16050a" style:font-style-asian="normal" style:font-style-complex="normal"/>
    </style:style>
    <style:style style:name="T1310" style:family="text">
      <style:text-properties fo:font-style="normal" style:text-underline-style="none" officeooo:rsid="0b169a89" style:font-style-asian="normal" style:font-style-complex="normal"/>
    </style:style>
    <style:style style:name="T1311" style:family="text">
      <style:text-properties fo:font-style="normal" style:text-underline-style="none" officeooo:rsid="0b19327b" style:font-style-asian="normal" style:font-style-complex="normal"/>
    </style:style>
    <style:style style:name="T1312" style:family="text">
      <style:text-properties fo:font-style="normal" style:text-underline-style="none" officeooo:rsid="0b1ca1a2" style:font-style-asian="normal" style:font-style-complex="normal"/>
    </style:style>
    <style:style style:name="T1313" style:family="text">
      <style:text-properties fo:font-style="normal" style:text-underline-style="none" officeooo:rsid="0b1de636" style:font-style-asian="normal" style:font-style-complex="normal"/>
    </style:style>
    <style:style style:name="T1314" style:family="text">
      <style:text-properties fo:font-style="normal" style:text-underline-style="none" officeooo:rsid="0b204085" style:font-style-asian="normal" style:font-style-complex="normal"/>
    </style:style>
    <style:style style:name="T1315" style:family="text">
      <style:text-properties fo:font-style="normal" style:text-underline-style="none" officeooo:rsid="0b217883" style:font-style-asian="normal" style:font-style-complex="normal"/>
    </style:style>
    <style:style style:name="T1316" style:family="text">
      <style:text-properties fo:font-style="normal" style:text-underline-style="none" officeooo:rsid="0b2217fe" style:font-style-asian="normal" style:font-style-complex="normal"/>
    </style:style>
    <style:style style:name="T1317" style:family="text">
      <style:text-properties fo:font-style="normal" style:text-underline-style="none" officeooo:rsid="0cf2ef68" style:font-style-asian="normal" style:font-style-complex="normal"/>
    </style:style>
    <style:style style:name="T1318" style:family="text">
      <style:text-properties fo:font-style="normal" style:text-underline-style="none" officeooo:rsid="0b24bd49" style:font-style-asian="normal" style:font-style-complex="normal"/>
    </style:style>
    <style:style style:name="T1319" style:family="text">
      <style:text-properties fo:font-style="normal" style:text-underline-style="none" officeooo:rsid="0b263ca9" style:font-style-asian="normal" style:font-style-complex="normal"/>
    </style:style>
    <style:style style:name="T1320" style:family="text">
      <style:text-properties fo:font-style="normal" style:text-underline-style="none" officeooo:rsid="0b2644ca" style:font-style-asian="normal" style:font-style-complex="normal"/>
    </style:style>
    <style:style style:name="T1321" style:family="text">
      <style:text-properties fo:font-style="normal" style:text-underline-style="none" officeooo:rsid="0b2879de" style:font-style-asian="normal" style:font-style-complex="normal"/>
    </style:style>
    <style:style style:name="T1322" style:family="text">
      <style:text-properties fo:font-style="normal" style:text-underline-style="none" officeooo:rsid="0b28d266" style:font-style-asian="normal" style:font-style-complex="normal"/>
    </style:style>
    <style:style style:name="T1323" style:family="text">
      <style:text-properties fo:font-style="normal" style:text-underline-style="none" officeooo:rsid="0b2a51c2" style:font-style-asian="normal" style:font-style-complex="normal"/>
    </style:style>
    <style:style style:name="T1324" style:family="text">
      <style:text-properties fo:font-style="normal" style:text-underline-style="none" officeooo:rsid="0b2a6bd3" style:font-style-asian="normal" style:font-style-complex="normal"/>
    </style:style>
    <style:style style:name="T1325" style:family="text">
      <style:text-properties fo:font-style="normal" style:text-underline-style="none" officeooo:rsid="0b2ad658" style:font-style-asian="normal" style:font-style-complex="normal"/>
    </style:style>
    <style:style style:name="T1326" style:family="text">
      <style:text-properties fo:font-style="normal" style:text-underline-style="none" officeooo:rsid="0b33aec8" style:font-style-asian="normal" style:font-style-complex="normal"/>
    </style:style>
    <style:style style:name="T1327" style:family="text">
      <style:text-properties fo:font-style="normal" style:text-underline-style="none" officeooo:rsid="0b2bd377" style:font-style-asian="normal" style:font-style-complex="normal"/>
    </style:style>
    <style:style style:name="T1328" style:family="text">
      <style:text-properties fo:font-style="normal" style:text-underline-style="none" officeooo:rsid="0cf6c580" style:font-style-asian="normal" style:font-style-complex="normal"/>
    </style:style>
    <style:style style:name="T1329" style:family="text">
      <style:text-properties fo:font-style="normal" style:text-underline-style="none" officeooo:rsid="0b2f2624" style:font-style-asian="normal" style:font-style-complex="normal"/>
    </style:style>
    <style:style style:name="T1330" style:family="text">
      <style:text-properties fo:font-style="normal" style:text-underline-style="none" officeooo:rsid="0b356e2f" style:font-style-asian="normal" style:font-style-complex="normal"/>
    </style:style>
    <style:style style:name="T1331" style:family="text">
      <style:text-properties fo:font-style="normal" style:text-underline-style="none" officeooo:rsid="0b3027d9" style:font-style-asian="normal" style:font-style-complex="normal"/>
    </style:style>
    <style:style style:name="T1332" style:family="text">
      <style:text-properties fo:font-style="normal" style:text-underline-style="none" officeooo:rsid="0b320996" style:font-style-asian="normal" style:font-style-complex="normal"/>
    </style:style>
    <style:style style:name="T1333" style:family="text">
      <style:text-properties fo:font-style="normal" style:text-underline-style="none" officeooo:rsid="0b32e5bd" style:font-style-asian="normal" style:font-style-complex="normal"/>
    </style:style>
    <style:style style:name="T1334" style:family="text">
      <style:text-properties fo:font-style="normal" style:text-underline-style="none" officeooo:rsid="0b36db15" style:font-style-asian="normal" style:font-style-complex="normal"/>
    </style:style>
    <style:style style:name="T1335" style:family="text">
      <style:text-properties fo:font-style="normal" style:text-underline-style="none" officeooo:rsid="0b383e32" style:font-style-asian="normal" style:font-style-complex="normal"/>
    </style:style>
    <style:style style:name="T1336" style:family="text">
      <style:text-properties fo:font-style="normal" style:text-underline-style="none" officeooo:rsid="0b3b55f8" style:font-style-asian="normal" style:font-style-complex="normal"/>
    </style:style>
    <style:style style:name="T1337" style:family="text">
      <style:text-properties fo:font-style="normal" style:text-underline-style="none" officeooo:rsid="0b3b84a6" style:font-style-asian="normal" style:font-style-complex="normal"/>
    </style:style>
    <style:style style:name="T1338" style:family="text">
      <style:text-properties fo:font-style="normal" style:text-underline-style="none" officeooo:rsid="0cf8d402" style:font-style-asian="normal" style:font-style-complex="normal"/>
    </style:style>
    <style:style style:name="T1339" style:family="text">
      <style:text-properties fo:font-style="normal" style:text-underline-style="none" officeooo:rsid="0b3bc204" style:font-style-asian="normal" style:font-style-complex="normal"/>
    </style:style>
    <style:style style:name="T1340" style:family="text">
      <style:text-properties fo:font-style="normal" style:text-underline-style="none" officeooo:rsid="0b3bc0e2" style:font-style-asian="normal" style:font-style-complex="normal"/>
    </style:style>
    <style:style style:name="T1341" style:family="text">
      <style:text-properties fo:font-style="normal" style:text-underline-style="none" officeooo:rsid="0b3fce5a" style:font-style-asian="normal" style:font-style-complex="normal"/>
    </style:style>
    <style:style style:name="T1342" style:family="text">
      <style:text-properties fo:font-style="normal" style:text-underline-style="none" officeooo:rsid="0cf94905" style:font-style-asian="normal" style:font-style-complex="normal"/>
    </style:style>
    <style:style style:name="T1343" style:family="text">
      <style:text-properties fo:font-style="normal" style:text-underline-style="none" officeooo:rsid="0b4390c8" style:font-style-asian="normal" style:font-style-complex="normal"/>
    </style:style>
    <style:style style:name="T1344" style:family="text">
      <style:text-properties fo:font-style="normal" style:text-underline-style="none" officeooo:rsid="0b43e96b" style:font-style-asian="normal" style:font-style-complex="normal"/>
    </style:style>
    <style:style style:name="T1345" style:family="text">
      <style:text-properties fo:font-style="normal" style:text-underline-style="none" officeooo:rsid="0b44ef87" style:font-style-asian="normal" style:font-style-complex="normal"/>
    </style:style>
    <style:style style:name="T1346" style:family="text">
      <style:text-properties fo:font-style="normal" style:text-underline-style="none" officeooo:rsid="0d46b6ec" style:font-style-asian="normal" style:font-style-complex="normal"/>
    </style:style>
    <style:style style:name="T1347" style:family="text">
      <style:text-properties fo:font-style="normal" style:text-underline-style="none" officeooo:rsid="0b4609cf" style:font-style-asian="normal" style:font-style-complex="normal"/>
    </style:style>
    <style:style style:name="T1348" style:family="text">
      <style:text-properties fo:font-style="normal" style:text-underline-style="none" officeooo:rsid="101b0cd1" style:font-style-asian="normal" style:font-style-complex="normal"/>
    </style:style>
    <style:style style:name="T1349" style:family="text">
      <style:text-properties fo:font-style="normal" style:text-underline-style="none" officeooo:rsid="118486b3" style:font-style-asian="normal" style:font-style-complex="normal"/>
    </style:style>
    <style:style style:name="T1350" style:family="text">
      <style:text-properties fo:font-style="normal" style:text-underline-style="none" officeooo:rsid="112fc514" style:font-style-asian="normal" style:font-style-complex="normal"/>
    </style:style>
    <style:style style:name="T1351" style:family="text">
      <style:text-properties fo:font-style="normal" style:text-underline-style="none" officeooo:rsid="12b6f99b" style:font-style-asian="normal" style:font-style-complex="normal"/>
    </style:style>
    <style:style style:name="T1352" style:family="text">
      <style:text-properties fo:font-style="normal" style:text-underline-style="none" officeooo:rsid="11328787" style:font-style-asian="normal" style:font-style-complex="normal"/>
    </style:style>
    <style:style style:name="T1353" style:family="text">
      <style:text-properties fo:font-style="normal" style:text-underline-style="none" officeooo:rsid="1133e297" style:font-style-asian="normal" style:font-style-complex="normal"/>
    </style:style>
    <style:style style:name="T1354" style:family="text">
      <style:text-properties fo:font-style="normal" style:text-underline-style="none" officeooo:rsid="12648726" style:font-style-asian="normal" style:font-style-complex="normal"/>
    </style:style>
    <style:style style:name="T1355" style:family="text">
      <style:text-properties fo:font-style="normal" style:text-underline-style="none" officeooo:rsid="12665e3d" style:font-style-asian="normal" style:font-style-complex="normal"/>
    </style:style>
    <style:style style:name="T1356" style:family="text">
      <style:text-properties fo:font-style="normal" style:text-underline-style="none" officeooo:rsid="1266f64d" style:font-style-asian="normal" style:font-style-complex="normal"/>
    </style:style>
    <style:style style:name="T1357" style:family="text">
      <style:text-properties fo:font-style="normal" style:text-underline-style="none" officeooo:rsid="12a199f9" style:font-style-asian="normal" style:font-style-complex="normal"/>
    </style:style>
    <style:style style:name="T1358" style:family="text">
      <style:text-properties fo:font-style="normal" style:text-underline-style="none" officeooo:rsid="113581a5" style:font-style-asian="normal" style:font-style-complex="normal"/>
    </style:style>
    <style:style style:name="T1359" style:family="text">
      <style:text-properties fo:font-style="normal" style:text-underline-style="none" officeooo:rsid="1268c258" style:font-style-asian="normal" style:font-style-complex="normal"/>
    </style:style>
    <style:style style:name="T1360" style:family="text">
      <style:text-properties fo:font-style="normal" style:text-underline-style="none" officeooo:rsid="12a34280" style:font-style-asian="normal" style:font-style-complex="normal"/>
    </style:style>
    <style:style style:name="T1361" style:family="text">
      <style:text-properties fo:font-style="normal" style:text-underline-style="none" officeooo:rsid="126a02e4" style:font-style-asian="normal" style:font-style-complex="normal"/>
    </style:style>
    <style:style style:name="T1362" style:family="text">
      <style:text-properties fo:font-style="normal" style:text-underline-style="none" officeooo:rsid="12b98a26" style:font-style-asian="normal" style:font-style-complex="normal"/>
    </style:style>
    <style:style style:name="T1363" style:family="text">
      <style:text-properties fo:font-style="normal" style:text-underline-style="none" officeooo:rsid="11387d03" style:font-style-asian="normal" style:font-style-complex="normal"/>
    </style:style>
    <style:style style:name="T1364" style:family="text">
      <style:text-properties fo:font-style="normal" style:text-underline-style="none" officeooo:rsid="12a027df" style:font-style-asian="normal" style:font-style-complex="normal"/>
    </style:style>
    <style:style style:name="T1365" style:family="text">
      <style:text-properties fo:font-style="normal" style:text-underline-style="none" officeooo:rsid="113c5571" style:font-style-asian="normal" style:font-style-complex="normal"/>
    </style:style>
    <style:style style:name="T1366" style:family="text">
      <style:text-properties fo:font-style="normal" style:text-underline-style="none" officeooo:rsid="113d2ac9" style:font-style-asian="normal" style:font-style-complex="normal"/>
    </style:style>
    <style:style style:name="T1367" style:family="text">
      <style:text-properties fo:font-style="normal" style:text-underline-style="none" officeooo:rsid="129e5a51" style:font-style-asian="normal" style:font-style-complex="normal"/>
    </style:style>
    <style:style style:name="T1368" style:family="text">
      <style:text-properties fo:font-style="normal" style:text-underline-style="none" officeooo:rsid="126be23d" style:font-style-asian="normal" style:font-style-complex="normal"/>
    </style:style>
    <style:style style:name="T1369" style:family="text">
      <style:text-properties fo:font-style="normal" style:text-underline-style="none" officeooo:rsid="11417923" style:font-style-asian="normal" style:font-style-complex="normal"/>
    </style:style>
    <style:style style:name="T1370" style:family="text">
      <style:text-properties fo:font-style="normal" style:text-underline-style="none" officeooo:rsid="12ba2627" style:font-style-asian="normal" style:font-style-complex="normal"/>
    </style:style>
    <style:style style:name="T1371" style:family="text">
      <style:text-properties fo:font-style="normal" style:text-underline-style="none" officeooo:rsid="1146290f" style:font-style-asian="normal" style:font-style-complex="normal"/>
    </style:style>
    <style:style style:name="T1372" style:family="text">
      <style:text-properties fo:font-style="normal" style:text-underline-style="none" officeooo:rsid="124a61e3" style:font-style-asian="normal" style:font-style-complex="normal"/>
    </style:style>
    <style:style style:name="T1373" style:family="text">
      <style:text-properties fo:font-style="normal" style:text-underline-style="none" officeooo:rsid="11479afc" style:font-style-asian="normal" style:font-style-complex="normal"/>
    </style:style>
    <style:style style:name="T1374" style:family="text">
      <style:text-properties fo:font-style="normal" style:text-underline-style="none" officeooo:rsid="1147d2f1" style:font-style-asian="normal" style:font-style-complex="normal"/>
    </style:style>
    <style:style style:name="T1375" style:family="text">
      <style:text-properties fo:font-style="normal" style:text-underline-style="none" officeooo:rsid="114f7e92" style:font-style-asian="normal" style:font-style-complex="normal"/>
    </style:style>
    <style:style style:name="T1376" style:family="text">
      <style:text-properties fo:font-style="normal" style:text-underline-style="none" officeooo:rsid="1155faec" style:font-style-asian="normal" style:font-style-complex="normal"/>
    </style:style>
    <style:style style:name="T1377" style:family="text">
      <style:text-properties fo:font-style="normal" style:text-underline-style="none" officeooo:rsid="12bb5873" style:font-style-asian="normal" style:font-style-complex="normal"/>
    </style:style>
    <style:style style:name="T1378" style:family="text">
      <style:text-properties fo:font-style="normal" style:text-underline-style="none" officeooo:rsid="126d9163" style:font-style-asian="normal" style:font-style-complex="normal"/>
    </style:style>
    <style:style style:name="T1379" style:family="text">
      <style:text-properties fo:font-style="normal" style:text-underline-style="none" officeooo:rsid="12bc48ef" style:font-style-asian="normal" style:font-style-complex="normal"/>
    </style:style>
    <style:style style:name="T1380" style:family="text">
      <style:text-properties fo:font-style="normal" style:text-underline-style="none" officeooo:rsid="11594f92" style:font-style-asian="normal" style:font-style-complex="normal"/>
    </style:style>
    <style:style style:name="T1381" style:family="text">
      <style:text-properties fo:font-style="normal" style:text-underline-style="none" officeooo:rsid="115b3aa4" style:font-style-asian="normal" style:font-style-complex="normal"/>
    </style:style>
    <style:style style:name="T1382" style:family="text">
      <style:text-properties fo:font-style="normal" style:text-underline-style="none" officeooo:rsid="115d1685" style:font-style-asian="normal" style:font-style-complex="normal"/>
    </style:style>
    <style:style style:name="T1383" style:family="text">
      <style:text-properties fo:font-style="normal" style:text-underline-style="none" officeooo:rsid="115eef59" style:font-style-asian="normal" style:font-style-complex="normal"/>
    </style:style>
    <style:style style:name="T1384" style:family="text">
      <style:text-properties fo:font-style="normal" style:text-underline-style="none" officeooo:rsid="11632cfd" style:font-style-asian="normal" style:font-style-complex="normal"/>
    </style:style>
    <style:style style:name="T1385" style:family="text">
      <style:text-properties fo:font-style="normal" style:text-underline-style="none" officeooo:rsid="1163dc1d" style:font-style-asian="normal" style:font-style-complex="normal"/>
    </style:style>
    <style:style style:name="T1386" style:family="text">
      <style:text-properties fo:font-style="normal" style:text-underline-style="none" officeooo:rsid="1166166b" style:font-style-asian="normal" style:font-style-complex="normal"/>
    </style:style>
    <style:style style:name="T1387" style:family="text">
      <style:text-properties fo:font-style="normal" style:text-underline-style="none" officeooo:rsid="116628f5" style:font-style-asian="normal" style:font-style-complex="normal"/>
    </style:style>
    <style:style style:name="T1388" style:family="text">
      <style:text-properties fo:font-style="normal" style:text-underline-style="none" officeooo:rsid="1166c8df" style:font-style-asian="normal" style:font-style-complex="normal"/>
    </style:style>
    <style:style style:name="T1389" style:family="text">
      <style:text-properties fo:font-style="normal" style:text-underline-style="none" officeooo:rsid="11683bf5" style:font-style-asian="normal" style:font-style-complex="normal"/>
    </style:style>
    <style:style style:name="T1390" style:family="text">
      <style:text-properties fo:font-style="normal" style:text-underline-style="none" officeooo:rsid="127055c9" style:font-style-asian="normal" style:font-style-complex="normal"/>
    </style:style>
    <style:style style:name="T1391" style:family="text">
      <style:text-properties fo:font-style="normal" style:text-underline-style="none" officeooo:rsid="1168e076" style:font-style-asian="normal" style:font-style-complex="normal"/>
    </style:style>
    <style:style style:name="T1392" style:family="text">
      <style:text-properties fo:font-style="normal" style:text-underline-style="none" officeooo:rsid="116aafd0" style:font-style-asian="normal" style:font-style-complex="normal"/>
    </style:style>
    <style:style style:name="T1393" style:family="text">
      <style:text-properties fo:font-style="normal" style:text-underline-style="none" officeooo:rsid="116b9a97" style:font-style-asian="normal" style:font-style-complex="normal"/>
    </style:style>
    <style:style style:name="T1394" style:family="text">
      <style:text-properties fo:font-style="normal" style:text-underline-style="none" officeooo:rsid="1271e0a2" style:font-style-asian="normal" style:font-style-complex="normal"/>
    </style:style>
    <style:style style:name="T1395" style:family="text">
      <style:text-properties fo:font-style="normal" style:text-underline-style="none" officeooo:rsid="1272e250" style:font-style-asian="normal" style:font-style-complex="normal"/>
    </style:style>
    <style:style style:name="T1396" style:family="text">
      <style:text-properties fo:font-style="normal" style:text-underline-style="none" officeooo:rsid="116cc075" style:font-style-asian="normal" style:font-style-complex="normal"/>
    </style:style>
    <style:style style:name="T1397" style:family="text">
      <style:text-properties fo:font-style="normal" style:text-underline-style="none" officeooo:rsid="117023fc" style:font-style-asian="normal" style:font-style-complex="normal"/>
    </style:style>
    <style:style style:name="T1398" style:family="text">
      <style:text-properties fo:font-style="normal" style:text-underline-style="none" officeooo:rsid="117202e5" style:font-style-asian="normal" style:font-style-complex="normal"/>
    </style:style>
    <style:style style:name="T1399" style:family="text">
      <style:text-properties fo:font-style="normal" style:text-underline-style="none" officeooo:rsid="1172dabf" style:font-style-asian="normal" style:font-style-complex="normal"/>
    </style:style>
    <style:style style:name="T1400" style:family="text">
      <style:text-properties fo:font-style="normal" style:text-underline-style="none" officeooo:rsid="11753f46" style:font-style-asian="normal" style:font-style-complex="normal"/>
    </style:style>
    <style:style style:name="T1401" style:family="text">
      <style:text-properties fo:font-style="normal" style:text-underline-style="none" officeooo:rsid="1176a2ac" style:font-style-asian="normal" style:font-style-complex="normal"/>
    </style:style>
    <style:style style:name="T1402" style:family="text">
      <style:text-properties fo:font-style="normal" style:text-underline-style="none" officeooo:rsid="12740b7a" style:font-style-asian="normal" style:font-style-complex="normal"/>
    </style:style>
    <style:style style:name="T1403" style:family="text">
      <style:text-properties fo:font-style="normal" style:text-underline-style="none" officeooo:rsid="1179b0fa" style:font-style-asian="normal" style:font-style-complex="normal"/>
    </style:style>
    <style:style style:name="T1404" style:family="text">
      <style:text-properties fo:font-style="normal" style:text-underline-style="none" officeooo:rsid="117bc8a9" style:font-style-asian="normal" style:font-style-complex="normal"/>
    </style:style>
    <style:style style:name="T1405" style:family="text">
      <style:text-properties fo:font-style="normal" style:text-underline-style="none" officeooo:rsid="117be610" style:font-style-asian="normal" style:font-style-complex="normal"/>
    </style:style>
    <style:style style:name="T1406" style:family="text">
      <style:text-properties fo:font-style="normal" style:text-underline-style="none" officeooo:rsid="117eab49" style:font-style-asian="normal" style:font-style-complex="normal"/>
    </style:style>
    <style:style style:name="T1407" style:family="text">
      <style:text-properties fo:font-style="normal" style:text-underline-style="none" officeooo:rsid="12780c7a" style:font-style-asian="normal" style:font-style-complex="normal"/>
    </style:style>
    <style:style style:name="T1408" style:family="text">
      <style:text-properties fo:font-style="normal" style:text-underline-style="none" officeooo:rsid="1190d3c4" style:font-style-asian="normal" style:font-style-complex="normal"/>
    </style:style>
    <style:style style:name="T1409" style:family="text">
      <style:text-properties fo:font-style="normal" style:text-underline-style="none" officeooo:rsid="1191b3e8" style:font-style-asian="normal" style:font-style-complex="normal"/>
    </style:style>
    <style:style style:name="T1410" style:family="text">
      <style:text-properties fo:font-style="normal" style:text-underline-style="none" officeooo:rsid="1191f055" style:font-style-asian="normal" style:font-style-complex="normal"/>
    </style:style>
    <style:style style:name="T1411" style:family="text">
      <style:text-properties fo:font-style="normal" style:text-underline-style="none" officeooo:rsid="11931e6d" style:font-style-asian="normal" style:font-style-complex="normal"/>
    </style:style>
    <style:style style:name="T1412" style:family="text">
      <style:text-properties fo:font-style="normal" style:text-underline-style="none" officeooo:rsid="11944aa0" style:font-style-asian="normal" style:font-style-complex="normal"/>
    </style:style>
    <style:style style:name="T1413" style:family="text">
      <style:text-properties fo:font-style="normal" style:text-underline-style="none" officeooo:rsid="12784d1c" style:font-style-asian="normal" style:font-style-complex="normal"/>
    </style:style>
    <style:style style:name="T1414" style:family="text">
      <style:text-properties fo:font-style="normal" style:text-underline-style="none" officeooo:rsid="119588b0" style:font-style-asian="normal" style:font-style-complex="normal"/>
    </style:style>
    <style:style style:name="T1415" style:family="text">
      <style:text-properties fo:font-style="normal" style:text-underline-style="none" officeooo:rsid="1197a91e" style:font-style-asian="normal" style:font-style-complex="normal"/>
    </style:style>
    <style:style style:name="T1416" style:family="text">
      <style:text-properties fo:font-style="normal" style:text-underline-style="none" officeooo:rsid="11989fbb" style:font-style-asian="normal" style:font-style-complex="normal"/>
    </style:style>
    <style:style style:name="T1417" style:family="text">
      <style:text-properties fo:font-style="normal" style:text-underline-style="none" officeooo:rsid="119a4af7" style:font-style-asian="normal" style:font-style-complex="normal"/>
    </style:style>
    <style:style style:name="T1418" style:family="text">
      <style:text-properties fo:font-style="normal" style:text-underline-style="none" officeooo:rsid="10e9623e" style:font-style-asian="normal" style:font-style-complex="normal"/>
    </style:style>
    <style:style style:name="T1419" style:family="text">
      <style:text-properties fo:font-style="normal" style:text-underline-style="none" officeooo:rsid="11fe72a5" style:font-style-asian="normal" style:font-style-complex="normal"/>
    </style:style>
    <style:style style:name="T1420" style:family="text">
      <style:text-properties fo:font-style="normal" style:text-underline-style="none" officeooo:rsid="120e509e" style:font-style-asian="normal" style:font-style-complex="normal"/>
    </style:style>
    <style:style style:name="T1421" style:family="text">
      <style:text-properties fo:font-style="normal" style:text-underline-style="none" officeooo:rsid="113ea3a2" style:font-style-asian="normal" style:font-style-complex="normal"/>
    </style:style>
    <style:style style:name="T1422" style:family="text">
      <style:text-properties fo:font-style="normal" style:text-underline-style="none" officeooo:rsid="113f588d" style:font-style-asian="normal" style:font-style-complex="normal"/>
    </style:style>
    <style:style style:name="T1423" style:family="text">
      <style:text-properties fo:font-style="normal" style:text-underline-style="none" officeooo:rsid="11f6cd7a" style:font-style-asian="normal" style:font-style-complex="normal"/>
    </style:style>
    <style:style style:name="T1424" style:family="text">
      <style:text-properties fo:font-style="normal" style:text-underline-style="none" officeooo:rsid="11f6984d" style:font-style-asian="normal" style:font-style-complex="normal"/>
    </style:style>
    <style:style style:name="T1425" style:family="text">
      <style:text-properties fo:font-style="normal" style:text-underline-style="none" officeooo:rsid="11f67c20" style:font-style-asian="normal" style:font-style-complex="normal"/>
    </style:style>
    <style:style style:name="T1426" style:family="text">
      <style:text-properties fo:font-style="normal" style:text-underline-style="none" officeooo:rsid="11f4f290" style:font-style-asian="normal" style:font-style-complex="normal"/>
    </style:style>
    <style:style style:name="T1427" style:family="text">
      <style:text-properties fo:font-style="normal" style:text-underline-style="none" officeooo:rsid="11438ca7" style:font-style-asian="normal" style:font-style-complex="normal"/>
    </style:style>
    <style:style style:name="T1428" style:family="text">
      <style:text-properties fo:font-style="normal" style:text-underline-style="none" officeooo:rsid="120f8df5" style:font-style-asian="normal" style:font-style-complex="normal"/>
    </style:style>
    <style:style style:name="T1429" style:family="text">
      <style:text-properties fo:font-style="normal" style:text-underline-style="none" officeooo:rsid="11e4ed20" style:font-style-asian="normal" style:font-style-complex="normal"/>
    </style:style>
    <style:style style:name="T1430" style:family="text">
      <style:text-properties fo:font-style="normal" style:text-underline-style="none" officeooo:rsid="11455883" style:font-style-asian="normal" style:font-style-complex="normal"/>
    </style:style>
    <style:style style:name="T1431" style:family="text">
      <style:text-properties fo:font-style="normal" style:text-underline-style="none" officeooo:rsid="1170622c" style:font-style-asian="normal" style:font-style-complex="normal"/>
    </style:style>
    <style:style style:name="T1432" style:family="text">
      <style:text-properties fo:font-style="normal" style:text-underline-style="none" officeooo:rsid="11e6021d" style:font-style-asian="normal" style:font-style-complex="normal"/>
    </style:style>
    <style:style style:name="T1433" style:family="text">
      <style:text-properties fo:font-style="normal" style:text-underline-style="none" officeooo:rsid="1210175c" style:font-style-asian="normal" style:font-style-complex="normal"/>
    </style:style>
    <style:style style:name="T1434" style:family="text">
      <style:text-properties fo:font-style="normal" style:text-underline-style="none" officeooo:rsid="115b9ed9" style:font-style-asian="normal" style:font-style-complex="normal"/>
    </style:style>
    <style:style style:name="T1435" style:family="text">
      <style:text-properties fo:font-style="normal" style:text-underline-style="none" officeooo:rsid="121316b2" style:font-style-asian="normal" style:font-style-complex="normal"/>
    </style:style>
    <style:style style:name="T1436" style:family="text">
      <style:text-properties fo:font-style="normal" style:text-underline-style="none" officeooo:rsid="10f25d9e" style:font-style-asian="normal" style:font-style-complex="normal"/>
    </style:style>
    <style:style style:name="T1437" style:family="text">
      <style:text-properties fo:font-style="normal" style:text-underline-style="none" officeooo:rsid="132743b2" style:font-style-asian="normal" style:font-style-complex="normal"/>
    </style:style>
    <style:style style:name="T1438" style:family="text">
      <style:text-properties fo:font-style="normal" style:text-underline-style="none" officeooo:rsid="11d70970" style:font-style-asian="normal" style:font-style-complex="normal"/>
    </style:style>
    <style:style style:name="T1439" style:family="text">
      <style:text-properties fo:font-style="normal" style:text-underline-style="none" officeooo:rsid="11d7b2e2" style:font-style-asian="normal" style:font-style-complex="normal"/>
    </style:style>
    <style:style style:name="T1440" style:family="text">
      <style:text-properties fo:font-style="normal" style:text-underline-style="none" officeooo:rsid="11d94ed8" style:font-style-asian="normal" style:font-style-complex="normal"/>
    </style:style>
    <style:style style:name="T1441" style:family="text">
      <style:text-properties fo:font-style="normal" style:text-underline-style="none" officeooo:rsid="11da0970" style:font-style-asian="normal" style:font-style-complex="normal"/>
    </style:style>
    <style:style style:name="T1442" style:family="text">
      <style:text-properties fo:font-style="normal" style:text-underline-style="none" officeooo:rsid="11da8a21" style:font-style-asian="normal" style:font-style-complex="normal"/>
    </style:style>
    <style:style style:name="T1443" style:family="text">
      <style:text-properties fo:font-style="normal" style:text-underline-style="none" officeooo:rsid="11db301c" style:font-style-asian="normal" style:font-style-complex="normal"/>
    </style:style>
    <style:style style:name="T1444" style:family="text">
      <style:text-properties fo:font-style="normal" style:text-underline-style="none" officeooo:rsid="11de5be6" style:font-style-asian="normal" style:font-style-complex="normal"/>
    </style:style>
    <style:style style:name="T1445" style:family="text">
      <style:text-properties fo:font-style="normal" style:text-underline-style="none" officeooo:rsid="11dd26fe" style:font-style-asian="normal" style:font-style-complex="normal"/>
    </style:style>
    <style:style style:name="T1446" style:family="text">
      <style:text-properties fo:font-style="normal" style:text-underline-style="none" officeooo:rsid="11df06be" style:font-style-asian="normal" style:font-style-complex="normal"/>
    </style:style>
    <style:style style:name="T1447" style:family="text">
      <style:text-properties fo:font-style="normal" style:text-underline-style="none" officeooo:rsid="11e0faa0" style:font-style-asian="normal" style:font-style-complex="normal"/>
    </style:style>
    <style:style style:name="T1448" style:family="text">
      <style:text-properties fo:font-style="normal" style:text-underline-style="none" officeooo:rsid="11e6d583" style:font-style-asian="normal" style:font-style-complex="normal"/>
    </style:style>
    <style:style style:name="T1449" style:family="text">
      <style:text-properties fo:font-style="normal" style:text-underline-style="none" officeooo:rsid="12e8759c" style:font-style-asian="normal" style:font-style-complex="normal"/>
    </style:style>
    <style:style style:name="T1450" style:family="text">
      <style:text-properties fo:font-style="normal" style:text-underline-style="none" officeooo:rsid="11e763f0" style:font-style-asian="normal" style:font-style-complex="normal"/>
    </style:style>
    <style:style style:name="T1451" style:family="text">
      <style:text-properties fo:font-style="normal" style:text-underline-style="none" officeooo:rsid="10fcff60" style:font-style-asian="normal" style:font-style-complex="normal"/>
    </style:style>
    <style:style style:name="T1452" style:family="text">
      <style:text-properties fo:font-style="normal" style:text-underline-style="none" officeooo:rsid="128c633a" style:font-style-asian="normal" style:font-style-complex="normal"/>
    </style:style>
    <style:style style:name="T1453" style:family="text">
      <style:text-properties fo:font-style="normal" style:text-underline-style="none" officeooo:rsid="11053fc7" style:font-style-asian="normal" style:font-style-complex="normal"/>
    </style:style>
    <style:style style:name="T1454" style:family="text">
      <style:text-properties fo:font-style="normal" style:text-underline-style="none" officeooo:rsid="1105d2af" style:font-style-asian="normal" style:font-style-complex="normal"/>
    </style:style>
    <style:style style:name="T1455" style:family="text">
      <style:text-properties fo:font-style="normal" style:text-underline-style="none" officeooo:rsid="110739a2" style:font-style-asian="normal" style:font-style-complex="normal"/>
    </style:style>
    <style:style style:name="T1456" style:family="text">
      <style:text-properties fo:font-style="normal" style:text-underline-style="none" officeooo:rsid="11086398" style:font-style-asian="normal" style:font-style-complex="normal"/>
    </style:style>
    <style:style style:name="T1457" style:family="text">
      <style:text-properties fo:font-style="normal" style:text-underline-style="none" officeooo:rsid="110962dc" style:font-style-asian="normal" style:font-style-complex="normal"/>
    </style:style>
    <style:style style:name="T1458" style:family="text">
      <style:text-properties fo:font-style="normal" style:text-underline-style="none" officeooo:rsid="110b1cff" style:font-style-asian="normal" style:font-style-complex="normal"/>
    </style:style>
    <style:style style:name="T1459" style:family="text">
      <style:text-properties fo:font-style="normal" style:text-underline-style="none" officeooo:rsid="110b71a7" style:font-style-asian="normal" style:font-style-complex="normal"/>
    </style:style>
    <style:style style:name="T1460" style:family="text">
      <style:text-properties fo:font-style="normal" style:text-underline-style="none" officeooo:rsid="110c413b" style:font-style-asian="normal" style:font-style-complex="normal"/>
    </style:style>
    <style:style style:name="T1461" style:family="text">
      <style:text-properties fo:font-style="normal" style:text-underline-style="none" officeooo:rsid="111129c7" style:font-style-asian="normal" style:font-style-complex="normal"/>
    </style:style>
    <style:style style:name="T1462" style:family="text">
      <style:text-properties fo:font-style="normal" style:text-underline-style="none" officeooo:rsid="110dbf85" style:font-style-asian="normal" style:font-style-complex="normal"/>
    </style:style>
    <style:style style:name="T1463" style:family="text">
      <style:text-properties fo:font-style="normal" style:text-underline-style="none" officeooo:rsid="111268df" style:font-style-asian="normal" style:font-style-complex="normal"/>
    </style:style>
    <style:style style:name="T1464" style:family="text">
      <style:text-properties fo:font-style="normal" style:text-underline-style="none" officeooo:rsid="11138f7d" style:font-style-asian="normal" style:font-style-complex="normal"/>
    </style:style>
    <style:style style:name="T1465" style:family="text">
      <style:text-properties fo:font-style="normal" style:text-underline-style="none" officeooo:rsid="111cda62" style:font-style-asian="normal" style:font-style-complex="normal"/>
    </style:style>
    <style:style style:name="T1466" style:family="text">
      <style:text-properties fo:font-style="normal" style:text-underline-style="none" officeooo:rsid="111dc0a2" style:font-style-asian="normal" style:font-style-complex="normal"/>
    </style:style>
    <style:style style:name="T1467" style:family="text">
      <style:text-properties fo:font-style="normal" style:text-underline-style="none" officeooo:rsid="11201362" style:font-style-asian="normal" style:font-style-complex="normal"/>
    </style:style>
    <style:style style:name="T1468" style:family="text">
      <style:text-properties fo:font-style="normal" style:text-underline-style="none" officeooo:rsid="11211eaa" style:font-style-asian="normal" style:font-style-complex="normal"/>
    </style:style>
    <style:style style:name="T1469" style:family="text">
      <style:text-properties fo:font-style="normal" style:text-underline-style="none" officeooo:rsid="11220387" style:font-style-asian="normal" style:font-style-complex="normal"/>
    </style:style>
    <style:style style:name="T1470" style:family="text">
      <style:text-properties fo:font-style="normal" style:text-underline-style="none" officeooo:rsid="11234c08" style:font-style-asian="normal" style:font-style-complex="normal"/>
    </style:style>
    <style:style style:name="T1471" style:family="text">
      <style:text-properties fo:font-style="normal" style:text-underline-style="none" officeooo:rsid="1290f273" style:font-style-asian="normal" style:font-style-complex="normal"/>
    </style:style>
    <style:style style:name="T1472" style:family="text">
      <style:text-properties fo:font-style="normal" style:text-underline-style="none" officeooo:rsid="112675bc" style:font-style-asian="normal" style:font-style-complex="normal"/>
    </style:style>
    <style:style style:name="T1473" style:family="text">
      <style:text-properties fo:font-style="normal" style:text-underline-style="none" officeooo:rsid="112910a1" style:font-style-asian="normal" style:font-style-complex="normal"/>
    </style:style>
    <style:style style:name="T1474" style:family="text">
      <style:text-properties fo:font-style="normal" style:text-underline-style="none" officeooo:rsid="112b9cec" style:font-style-asian="normal" style:font-style-complex="normal"/>
    </style:style>
    <style:style style:name="T1475" style:family="text">
      <style:text-properties fo:font-style="normal" style:text-underline-style="none" officeooo:rsid="12aff289" style:font-style-asian="normal" style:font-style-complex="normal"/>
    </style:style>
    <style:style style:name="T1476" style:family="text">
      <style:text-properties fo:font-style="normal" style:text-underline-style="none" officeooo:rsid="112cc06e" style:font-style-asian="normal" style:font-style-complex="normal"/>
    </style:style>
    <style:style style:name="T1477" style:family="text">
      <style:text-properties fo:font-style="normal" style:text-underline-style="none" officeooo:rsid="129127d9" style:font-style-asian="normal" style:font-style-complex="normal"/>
    </style:style>
    <style:style style:name="T1478" style:family="text">
      <style:text-properties fo:font-style="normal" style:text-underline-style="none" officeooo:rsid="1198ee58" style:font-style-asian="normal" style:font-style-complex="normal"/>
    </style:style>
    <style:style style:name="T1479" style:family="text">
      <style:text-properties fo:font-style="normal" style:text-underline-style="none" fo:background-color="#fff5ce" loext:char-shading-value="0" style:font-style-asian="normal" style:font-style-complex="normal"/>
    </style:style>
    <style:style style:name="T1480" style:family="text">
      <style:text-properties fo:font-style="normal" style:text-underline-style="none" officeooo:rsid="0b2217fe" fo:background-color="#fff5ce" loext:char-shading-value="0" style:font-style-asian="normal" style:font-style-complex="normal"/>
    </style:style>
    <style:style style:name="T1481" style:family="text">
      <style:text-properties fo:font-style="normal" style:text-underline-style="none" officeooo:rsid="0cf777ba" fo:background-color="#fff5ce" loext:char-shading-value="0" style:font-style-asian="normal" style:font-style-complex="normal"/>
    </style:style>
    <style:style style:name="T1482" style:family="text">
      <style:text-properties fo:font-style="normal" style:text-underline-style="none" officeooo:rsid="0b2f2624" fo:background-color="#fff5ce" loext:char-shading-value="0" style:font-style-asian="normal" style:font-style-complex="normal"/>
    </style:style>
    <style:style style:name="T1483" style:family="text">
      <style:text-properties fo:font-style="normal" style:text-underline-style="none" officeooo:rsid="0b2d33d5" fo:background-color="#fff5ce" loext:char-shading-value="0" style:font-style-asian="normal" style:font-style-complex="normal"/>
    </style:style>
    <style:style style:name="T1484" style:family="text">
      <style:text-properties fo:font-style="normal" style:text-underline-style="none" officeooo:rsid="0b320996" fo:background-color="#fff5ce" loext:char-shading-value="0" style:font-style-asian="normal" style:font-style-complex="normal"/>
    </style:style>
    <style:style style:name="T1485" style:family="text">
      <style:text-properties fo:font-style="normal" style:text-underline-style="none" officeooo:rsid="0b33aec8" fo:background-color="#fff5ce" loext:char-shading-value="0" style:font-style-asian="normal" style:font-style-complex="normal"/>
    </style:style>
    <style:style style:name="T1486" style:family="text">
      <style:text-properties fo:font-style="normal" style:text-underline-style="none" officeooo:rsid="0b356e2f" fo:background-color="#fff5ce" loext:char-shading-value="0" style:font-style-asian="normal" style:font-style-complex="normal"/>
    </style:style>
    <style:style style:name="T1487" style:family="text">
      <style:text-properties fo:font-style="normal" style:text-underline-style="none" officeooo:rsid="0b3bc204" fo:background-color="#fff5ce" loext:char-shading-value="0" style:font-style-asian="normal" style:font-style-complex="normal"/>
    </style:style>
    <style:style style:name="T1488" style:family="text">
      <style:text-properties fo:font-style="normal" style:text-underline-style="none" officeooo:rsid="0b3caf1c" fo:background-color="#fff5ce" loext:char-shading-value="0" style:font-style-asian="normal" style:font-style-complex="normal"/>
    </style:style>
    <style:style style:name="T1489" style:family="text">
      <style:text-properties fo:font-style="normal" style:text-underline-style="none" officeooo:rsid="0b3de4e0" fo:background-color="#fff5ce" loext:char-shading-value="0" style:font-style-asian="normal" style:font-style-complex="normal"/>
    </style:style>
    <style:style style:name="T1490" style:family="text">
      <style:text-properties fo:font-style="normal" style:text-underline-style="none" officeooo:rsid="0b3e0c07" fo:background-color="#fff5ce" loext:char-shading-value="0" style:font-style-asian="normal" style:font-style-complex="normal"/>
    </style:style>
    <style:style style:name="T1491" style:family="text">
      <style:text-properties fo:font-style="normal" style:text-underline-style="none" officeooo:rsid="0b3ff1c0" fo:background-color="#fff5ce" loext:char-shading-value="0" style:font-style-asian="normal" style:font-style-complex="normal"/>
    </style:style>
    <style:style style:name="T1492" style:family="text">
      <style:text-properties fo:font-style="normal" style:text-underline-style="none" officeooo:rsid="12a0cc7f" fo:background-color="#fff5ce" loext:char-shading-value="0" style:font-style-asian="normal" style:font-style-complex="normal"/>
    </style:style>
    <style:style style:name="T1493" style:family="text">
      <style:text-properties fo:font-style="normal" style:text-underline-style="none" officeooo:rsid="113581a5" fo:background-color="#fff5ce" loext:char-shading-value="0" style:font-style-asian="normal" style:font-style-complex="normal"/>
    </style:style>
    <style:style style:name="T1494" style:family="text">
      <style:text-properties fo:font-style="normal" style:text-underline-style="none" officeooo:rsid="12b8e85e" fo:background-color="#fff5ce" loext:char-shading-value="0" style:font-style-asian="normal" style:font-style-complex="normal"/>
    </style:style>
    <style:style style:name="T1495" style:family="text">
      <style:text-properties fo:font-style="normal" style:text-underline-style="none" officeooo:rsid="1146290f" fo:background-color="#fff5ce" loext:char-shading-value="0" style:font-style-asian="normal" style:font-style-complex="normal"/>
    </style:style>
    <style:style style:name="T1496" style:family="text">
      <style:text-properties fo:font-style="normal" style:text-underline-style="none" officeooo:rsid="116aafd0" fo:background-color="#fff5ce" loext:char-shading-value="0" style:font-style-asian="normal" style:font-style-complex="normal"/>
    </style:style>
    <style:style style:name="T1497" style:family="text">
      <style:text-properties fo:font-style="normal" style:text-underline-style="none" officeooo:rsid="116b9a97" fo:background-color="#fff5ce" loext:char-shading-value="0" style:font-style-asian="normal" style:font-style-complex="normal"/>
    </style:style>
    <style:style style:name="T1498" style:family="text">
      <style:text-properties fo:font-style="normal" style:text-underline-style="none" officeooo:rsid="1197a91e" fo:background-color="#fff5ce" loext:char-shading-value="0" style:font-style-asian="normal" style:font-style-complex="normal"/>
    </style:style>
    <style:style style:name="T1499" style:family="text">
      <style:text-properties fo:font-style="normal" style:text-underline-style="none" officeooo:rsid="11989fbb" fo:background-color="#fff5ce" loext:char-shading-value="0" style:font-style-asian="normal" style:font-style-complex="normal"/>
    </style:style>
    <style:style style:name="T1500" style:family="text">
      <style:text-properties fo:font-style="normal" style:text-underline-style="none" officeooo:rsid="127866b2" fo:background-color="#fff5ce" loext:char-shading-value="0" style:font-style-asian="normal" style:font-style-complex="normal"/>
    </style:style>
    <style:style style:name="T1501" style:family="text">
      <style:text-properties fo:font-style="normal" style:text-underline-style="none" fo:font-weight="normal" style:font-style-asian="normal" style:font-weight-asian="normal" style:font-style-complex="normal" style:font-weight-complex="normal"/>
    </style:style>
    <style:style style:name="T1502" style:family="text">
      <style:text-properties fo:font-style="normal" style:text-underline-style="none" fo:font-weight="normal" officeooo:rsid="11ebb55c" style:font-style-asian="normal" style:font-weight-asian="normal" style:font-style-complex="normal" style:font-weight-complex="normal"/>
    </style:style>
    <style:style style:name="T1503" style:family="text">
      <style:text-properties fo:font-style="normal" style:text-underline-style="none" fo:font-weight="normal" officeooo:rsid="11e9f3e8" style:font-style-asian="normal" style:font-weight-asian="normal" style:font-style-complex="normal" style:font-weight-complex="normal"/>
    </style:style>
    <style:style style:name="T1504" style:family="text">
      <style:text-properties fo:font-style="normal" style:text-underline-style="none" fo:font-weight="normal" officeooo:rsid="11ebe25e" style:font-style-asian="normal" style:font-weight-asian="normal" style:font-style-complex="normal" style:font-weight-complex="normal"/>
    </style:style>
    <style:style style:name="T1505" style:family="text">
      <style:text-properties fo:font-style="normal" style:text-underline-style="none" fo:font-weight="bold" officeooo:rsid="11e9f3e8" style:font-style-asian="normal" style:font-weight-asian="bold" style:font-style-complex="normal" style:font-weight-complex="bold"/>
    </style:style>
    <style:style style:name="T1506" style:family="text">
      <style:text-properties fo:font-style="normal" style:text-underline-style="none" fo:background-color="transparent" loext:char-shading-value="0" style:font-style-asian="normal" style:font-style-complex="normal"/>
    </style:style>
    <style:style style:name="T1507" style:family="text">
      <style:text-properties fo:font-style="normal" style:text-underline-style="none" officeooo:rsid="1231bdb7" fo:background-color="transparent" loext:char-shading-value="0" style:font-style-asian="normal" style:font-style-complex="normal"/>
    </style:style>
    <style:style style:name="T1508" style:family="text">
      <style:text-properties fo:font-style="normal" style:text-underline-style="none" officeooo:rsid="12a5e8af" fo:background-color="transparent" loext:char-shading-value="0" style:font-style-asian="normal" style:font-style-complex="normal"/>
    </style:style>
    <style:style style:name="T1509" style:family="text">
      <style:text-properties fo:font-style="normal" style:text-underline-style="none" officeooo:rsid="123417ed" fo:background-color="transparent" loext:char-shading-value="0" style:font-style-asian="normal" style:font-style-complex="normal"/>
    </style:style>
    <style:style style:name="T1510" style:family="text">
      <style:text-properties fo:font-style="normal" style:text-underline-style="none" officeooo:rsid="12397c3c" fo:background-color="transparent" loext:char-shading-value="0" style:font-style-asian="normal" style:font-style-complex="normal"/>
    </style:style>
    <style:style style:name="T1511" style:family="text">
      <style:text-properties fo:font-style="normal" style:text-underline-style="none" officeooo:rsid="12a6fabe" fo:background-color="transparent" loext:char-shading-value="0" style:font-style-asian="normal" style:font-style-complex="normal"/>
    </style:style>
    <style:style style:name="T1512" style:family="text">
      <style:text-properties fo:font-style="normal" fo:background-color="transparent" loext:char-shading-value="0" style:font-style-asian="normal" style:font-style-complex="normal"/>
    </style:style>
    <style:style style:name="T1513" style:family="text">
      <style:text-properties fo:font-style="normal" officeooo:rsid="10d8640c" fo:background-color="transparent" loext:char-shading-value="0" style:font-style-asian="normal" style:font-style-complex="normal"/>
    </style:style>
    <style:style style:name="T1514" style:family="text">
      <style:text-properties fo:font-style="normal" officeooo:rsid="10d8e133" fo:background-color="transparent" loext:char-shading-value="0" style:font-style-asian="normal" style:font-style-complex="normal"/>
    </style:style>
    <style:style style:name="T1515" style:family="text">
      <style:text-properties fo:font-style="normal" officeooo:rsid="11416acf" fo:background-color="transparent" loext:char-shading-value="0" style:font-style-asian="normal" style:font-style-complex="normal"/>
    </style:style>
    <style:style style:name="T1516" style:family="text">
      <style:text-properties fo:font-style="normal" officeooo:rsid="1155adb1" fo:background-color="transparent" loext:char-shading-value="0" style:font-style-asian="normal" style:font-style-complex="normal"/>
    </style:style>
    <style:style style:name="T1517" style:family="text">
      <style:text-properties fo:font-style="normal" officeooo:rsid="10da8faf" fo:background-color="transparent" loext:char-shading-value="0" style:font-style-asian="normal" style:font-style-complex="normal"/>
    </style:style>
    <style:style style:name="T1518" style:family="text">
      <style:text-properties fo:font-style="normal" officeooo:rsid="11d1a342" fo:background-color="transparent" loext:char-shading-value="0" style:font-style-asian="normal" style:font-style-complex="normal"/>
    </style:style>
    <style:style style:name="T1519" style:family="text">
      <style:text-properties fo:font-style="normal" officeooo:rsid="11d39d2c" fo:background-color="transparent" loext:char-shading-value="0" style:font-style-asian="normal" style:font-style-complex="normal"/>
    </style:style>
    <style:style style:name="T1520" style:family="text">
      <style:text-properties fo:font-style="normal" officeooo:rsid="12209bd1" fo:background-color="transparent" loext:char-shading-value="0" style:font-style-asian="normal" style:font-style-complex="normal"/>
    </style:style>
    <style:style style:name="T1521" style:family="text">
      <style:text-properties fo:font-style="normal" officeooo:rsid="12f4505c" fo:background-color="transparent" loext:char-shading-value="0" style:font-style-asian="normal" style:font-style-complex="normal"/>
    </style:style>
    <style:style style:name="T1522" style:family="text">
      <style:text-properties fo:font-style="normal" officeooo:rsid="12a64c37" fo:background-color="transparent" loext:char-shading-value="0" style:font-style-asian="normal" style:font-style-complex="normal"/>
    </style:style>
    <style:style style:name="T1523" style:family="text">
      <style:text-properties fo:font-style="normal" officeooo:rsid="1101ba70" fo:background-color="transparent" loext:char-shading-value="0" style:font-style-asian="normal" style:font-style-complex="normal"/>
    </style:style>
    <style:style style:name="T1524" style:family="text">
      <style:text-properties fo:font-style="normal" officeooo:rsid="11031845" fo:background-color="transparent" loext:char-shading-value="0" style:font-style-asian="normal" style:font-style-complex="normal"/>
    </style:style>
    <style:style style:name="T1525" style:family="text">
      <style:text-properties fo:font-style="normal" officeooo:rsid="1300b561" fo:background-color="transparent" loext:char-shading-value="0" style:font-style-asian="normal" style:font-style-complex="normal"/>
    </style:style>
    <style:style style:name="T1526" style:family="text">
      <style:text-properties fo:font-style="normal" officeooo:rsid="1305b46c" fo:background-color="transparent" loext:char-shading-value="0" style:font-style-asian="normal" style:font-style-complex="normal"/>
    </style:style>
    <style:style style:name="T1527" style:family="text">
      <style:text-properties fo:font-style="normal" officeooo:rsid="12a75039" fo:background-color="transparent" loext:char-shading-value="0" style:font-style-asian="normal" style:font-style-complex="normal"/>
    </style:style>
    <style:style style:name="T1528" style:family="text">
      <style:text-properties fo:font-style="normal" officeooo:rsid="11dbee97" fo:background-color="transparent" loext:char-shading-value="0" style:font-style-asian="normal" style:font-style-complex="normal"/>
    </style:style>
    <style:style style:name="T1529" style:family="text">
      <style:text-properties fo:font-style="normal" officeooo:rsid="1299f51c" fo:background-color="transparent" loext:char-shading-value="0" style:font-style-asian="normal" style:font-style-complex="normal"/>
    </style:style>
    <style:style style:name="T1530" style:family="text">
      <style:text-properties fo:font-style="normal" officeooo:rsid="11ddccee" fo:background-color="transparent" loext:char-shading-value="0" style:font-style-asian="normal" style:font-style-complex="normal"/>
    </style:style>
    <style:style style:name="T1531" style:family="text">
      <style:text-properties fo:font-style="normal" officeooo:rsid="11e64063" fo:background-color="transparent" loext:char-shading-value="0" style:font-style-asian="normal" style:font-style-complex="normal"/>
    </style:style>
    <style:style style:name="T1532" style:family="text">
      <style:text-properties fo:font-style="normal" officeooo:rsid="11e7006f" fo:background-color="transparent" loext:char-shading-value="0" style:font-style-asian="normal" style:font-style-complex="normal"/>
    </style:style>
    <style:style style:name="T1533" style:family="text">
      <style:text-properties fo:font-style="normal" officeooo:rsid="11e87f06" fo:background-color="transparent" loext:char-shading-value="0" style:font-style-asian="normal" style:font-style-complex="normal"/>
    </style:style>
    <style:style style:name="T1534" style:family="text">
      <style:text-properties fo:font-style="normal" officeooo:rsid="129e92a7" fo:background-color="transparent" loext:char-shading-value="0" style:font-style-asian="normal" style:font-style-complex="normal"/>
    </style:style>
    <style:style style:name="T1535" style:family="text">
      <style:text-properties fo:font-style="normal" officeooo:rsid="11ed5220" fo:background-color="transparent" loext:char-shading-value="0" style:font-style-asian="normal" style:font-style-complex="normal"/>
    </style:style>
    <style:style style:name="T1536" style:family="text">
      <style:text-properties fo:font-style="normal" officeooo:rsid="12a02caf" fo:background-color="transparent" loext:char-shading-value="0" style:font-style-asian="normal" style:font-style-complex="normal"/>
    </style:style>
    <style:style style:name="T1537" style:family="text">
      <style:text-properties fo:font-style="normal" officeooo:rsid="11f1be19" fo:background-color="transparent" loext:char-shading-value="0" style:font-style-asian="normal" style:font-style-complex="normal"/>
    </style:style>
    <style:style style:name="T1538" style:family="text">
      <style:text-properties fo:font-style="normal" officeooo:rsid="12a1f4e9" fo:background-color="transparent" loext:char-shading-value="0" style:font-style-asian="normal" style:font-style-complex="normal"/>
    </style:style>
    <style:style style:name="T1539" style:family="text">
      <style:text-properties fo:font-style="normal" officeooo:rsid="122a27dc" fo:background-color="transparent" loext:char-shading-value="0" style:font-style-asian="normal" style:font-style-complex="normal"/>
    </style:style>
    <style:style style:name="T1540" style:family="text">
      <style:text-properties fo:font-style="normal" officeooo:rsid="12a30221" fo:background-color="transparent" loext:char-shading-value="0" style:font-style-asian="normal" style:font-style-complex="normal"/>
    </style:style>
    <style:style style:name="T1541" style:family="text">
      <style:text-properties fo:font-style="normal" officeooo:rsid="122d12fa" fo:background-color="transparent" loext:char-shading-value="0" style:font-style-asian="normal" style:font-style-complex="normal"/>
    </style:style>
    <style:style style:name="T1542" style:family="text">
      <style:text-properties fo:font-style="normal" officeooo:rsid="12a3ffb9" fo:background-color="transparent" loext:char-shading-value="0" style:font-style-asian="normal" style:font-style-complex="normal"/>
    </style:style>
    <style:style style:name="T1543" style:family="text">
      <style:text-properties fo:font-style="normal" officeooo:rsid="122d48dc" fo:background-color="transparent" loext:char-shading-value="0" style:font-style-asian="normal" style:font-style-complex="normal"/>
    </style:style>
    <style:style style:name="T1544" style:family="text">
      <style:text-properties fo:font-style="normal" officeooo:rsid="122d60b0" fo:background-color="transparent" loext:char-shading-value="0" style:font-style-asian="normal" style:font-style-complex="normal"/>
    </style:style>
    <style:style style:name="T1545" style:family="text">
      <style:text-properties fo:font-style="normal" officeooo:rsid="122e28e9" fo:background-color="transparent" loext:char-shading-value="0" style:font-style-asian="normal" style:font-style-complex="normal"/>
    </style:style>
    <style:style style:name="T1546" style:family="text">
      <style:text-properties fo:font-style="normal" officeooo:rsid="122f1842" fo:background-color="transparent" loext:char-shading-value="0" style:font-style-asian="normal" style:font-style-complex="normal"/>
    </style:style>
    <style:style style:name="T1547" style:family="text">
      <style:text-properties fo:font-style="normal" officeooo:rsid="123beb4b" fo:background-color="transparent" loext:char-shading-value="0" style:font-style-asian="normal" style:font-style-complex="normal"/>
    </style:style>
    <style:style style:name="T1548" style:family="text">
      <style:text-properties fo:font-style="normal" officeooo:rsid="123cb82c" fo:background-color="transparent" loext:char-shading-value="0" style:font-style-asian="normal" style:font-style-complex="normal"/>
    </style:style>
    <style:style style:name="T1549" style:family="text">
      <style:text-properties fo:font-style="normal" officeooo:rsid="123d97f0" fo:background-color="transparent" loext:char-shading-value="0" style:font-style-asian="normal" style:font-style-complex="normal"/>
    </style:style>
    <style:style style:name="T1550" style:family="text">
      <style:text-properties fo:font-style="normal" officeooo:rsid="12a75320" fo:background-color="transparent" loext:char-shading-value="0" style:font-style-asian="normal" style:font-style-complex="normal"/>
    </style:style>
    <style:style style:name="T1551" style:family="text">
      <style:text-properties fo:font-style="normal" officeooo:rsid="123e312f" fo:background-color="transparent" loext:char-shading-value="0" style:font-style-asian="normal" style:font-style-complex="normal"/>
    </style:style>
    <style:style style:name="T1552" style:family="text">
      <style:text-properties fo:font-style="normal" officeooo:rsid="12a8a9bc" fo:background-color="transparent" loext:char-shading-value="0" style:font-style-asian="normal" style:font-style-complex="normal"/>
    </style:style>
    <style:style style:name="T1553" style:family="text">
      <style:text-properties fo:font-style="normal" officeooo:rsid="124057ff" fo:background-color="transparent" loext:char-shading-value="0" style:font-style-asian="normal" style:font-style-complex="normal"/>
    </style:style>
    <style:style style:name="T1554" style:family="text">
      <style:text-properties fo:font-style="normal" officeooo:rsid="12407942" fo:background-color="transparent" loext:char-shading-value="0" style:font-style-asian="normal" style:font-style-complex="normal"/>
    </style:style>
    <style:style style:name="T1555" style:family="text">
      <style:text-properties fo:font-style="normal" officeooo:rsid="1242e2e6" fo:background-color="transparent" loext:char-shading-value="0" style:font-style-asian="normal" style:font-style-complex="normal"/>
    </style:style>
    <style:style style:name="T1556" style:family="text">
      <style:text-properties fo:font-style="normal" officeooo:rsid="124300d6" fo:background-color="transparent" loext:char-shading-value="0" style:font-style-asian="normal" style:font-style-complex="normal"/>
    </style:style>
    <style:style style:name="T1557" style:family="text">
      <style:text-properties fo:font-style="normal" officeooo:rsid="12a9f775" fo:background-color="transparent" loext:char-shading-value="0" style:font-style-asian="normal" style:font-style-complex="normal"/>
    </style:style>
    <style:style style:name="T1558" style:family="text">
      <style:text-properties fo:font-style="normal" officeooo:rsid="12441805" fo:background-color="transparent" loext:char-shading-value="0" style:font-style-asian="normal" style:font-style-complex="normal"/>
    </style:style>
    <style:style style:name="T1559" style:family="text">
      <style:text-properties fo:font-style="normal" officeooo:rsid="124766d8" fo:background-color="transparent" loext:char-shading-value="0" style:font-style-asian="normal" style:font-style-complex="normal"/>
    </style:style>
    <style:style style:name="T1560" style:family="text">
      <style:text-properties fo:font-style="normal" officeooo:rsid="12493b63" fo:background-color="transparent" loext:char-shading-value="0" style:font-style-asian="normal" style:font-style-complex="normal"/>
    </style:style>
    <style:style style:name="T1561" style:family="text">
      <style:text-properties fo:font-style="normal" officeooo:rsid="12ab5190" fo:background-color="transparent" loext:char-shading-value="0" style:font-style-asian="normal" style:font-style-complex="normal"/>
    </style:style>
    <style:style style:name="T1562" style:family="text">
      <style:text-properties fo:font-style="normal" officeooo:rsid="124e1531" fo:background-color="transparent" loext:char-shading-value="0" style:font-style-asian="normal" style:font-style-complex="normal"/>
    </style:style>
    <style:style style:name="T1563" style:family="text">
      <style:text-properties fo:font-style="normal" officeooo:rsid="12501265" fo:background-color="transparent" loext:char-shading-value="0" style:font-style-asian="normal" style:font-style-complex="normal"/>
    </style:style>
    <style:style style:name="T1564" style:family="text">
      <style:text-properties fo:font-style="normal" officeooo:rsid="12ac310c" fo:background-color="transparent" loext:char-shading-value="0" style:font-style-asian="normal" style:font-style-complex="normal"/>
    </style:style>
    <style:style style:name="T1565" style:family="text">
      <style:text-properties fo:font-style="normal" officeooo:rsid="125475ef" fo:background-color="transparent" loext:char-shading-value="0" style:font-style-asian="normal" style:font-style-complex="normal"/>
    </style:style>
    <style:style style:name="T1566" style:family="text">
      <style:text-properties fo:font-style="normal" officeooo:rsid="1255e635" fo:background-color="transparent" loext:char-shading-value="0" style:font-style-asian="normal" style:font-style-complex="normal"/>
    </style:style>
    <style:style style:name="T1567" style:family="text">
      <style:text-properties fo:font-style="normal" officeooo:rsid="12acc4e4" fo:background-color="transparent" loext:char-shading-value="0" style:font-style-asian="normal" style:font-style-complex="normal"/>
    </style:style>
    <style:style style:name="T1568" style:family="text">
      <style:text-properties fo:font-style="normal" officeooo:rsid="125ca12d" fo:background-color="transparent" loext:char-shading-value="0" style:font-style-asian="normal" style:font-style-complex="normal"/>
    </style:style>
    <style:style style:name="T1569" style:family="text">
      <style:text-properties fo:font-style="normal" officeooo:rsid="125d72dd" fo:background-color="transparent" loext:char-shading-value="0" style:font-style-asian="normal" style:font-style-complex="normal"/>
    </style:style>
    <style:style style:name="T1570" style:family="text">
      <style:text-properties fo:font-style="normal" officeooo:rsid="12ae7052" fo:background-color="transparent" loext:char-shading-value="0" style:font-style-asian="normal" style:font-style-complex="normal"/>
    </style:style>
    <style:style style:name="T1571" style:family="text">
      <style:text-properties fo:font-style="normal" officeooo:rsid="11f5cfd3" fo:background-color="transparent" loext:char-shading-value="0" style:font-style-asian="normal" style:font-style-complex="normal"/>
    </style:style>
    <style:style style:name="T1572" style:family="text">
      <style:text-properties fo:font-style="normal" officeooo:rsid="11f7aefb" fo:background-color="transparent" loext:char-shading-value="0" style:font-style-asian="normal" style:font-style-complex="normal"/>
    </style:style>
    <style:style style:name="T1573" style:family="text">
      <style:text-properties fo:font-style="normal" fo:font-weight="normal" style:font-style-asian="normal" style:font-weight-asian="normal" style:font-style-complex="normal" style:font-weight-complex="normal"/>
    </style:style>
    <style:style style:name="T1574" style:family="text">
      <style:text-properties fo:font-style="normal" fo:font-weight="normal" officeooo:rsid="120d53a7" style:font-style-asian="normal" style:font-weight-asian="normal" style:font-style-complex="normal" style:font-weight-complex="normal"/>
    </style:style>
    <style:style style:name="T1575" style:family="text">
      <style:text-properties fo:font-style="normal" fo:font-weight="normal" officeooo:rsid="128b03e4" style:font-style-asian="normal" style:font-weight-asian="normal" style:font-style-complex="normal" style:font-weight-complex="normal"/>
    </style:style>
    <style:style style:name="T1576" style:family="text">
      <style:text-properties fo:font-style="normal" fo:font-weight="normal" officeooo:rsid="120db164" style:font-style-asian="normal" style:font-weight-asian="normal" style:font-style-complex="normal" style:font-weight-complex="normal"/>
    </style:style>
    <style:style style:name="T1577" style:family="text">
      <style:text-properties fo:font-style="normal" fo:font-weight="normal" officeooo:rsid="120e6b05" style:font-style-asian="normal" style:font-weight-asian="normal" style:font-style-complex="normal" style:font-weight-complex="normal"/>
    </style:style>
    <style:style style:name="T1578" style:family="text">
      <style:text-properties fo:font-style="normal" fo:font-weight="normal" officeooo:rsid="128b30f8" style:font-style-asian="normal" style:font-weight-asian="normal" style:font-style-complex="normal" style:font-weight-complex="normal"/>
    </style:style>
    <style:style style:name="T1579" style:family="text">
      <style:text-properties fo:font-style="normal" fo:font-weight="normal" officeooo:rsid="12102e1f" style:font-style-asian="normal" style:font-weight-asian="normal" style:font-style-complex="normal" style:font-weight-complex="normal"/>
    </style:style>
    <style:style style:name="T1580" style:family="text">
      <style:text-properties fo:font-style="normal" fo:font-weight="normal" officeooo:rsid="1211d997" style:font-style-asian="normal" style:font-weight-asian="normal" style:font-style-complex="normal" style:font-weight-complex="normal"/>
    </style:style>
    <style:style style:name="T1581" style:family="text">
      <style:text-properties fo:font-style="normal" fo:font-weight="normal" officeooo:rsid="1213b925" style:font-style-asian="normal" style:font-weight-asian="normal" style:font-style-complex="normal" style:font-weight-complex="normal"/>
    </style:style>
    <style:style style:name="T1582" style:family="text">
      <style:text-properties fo:font-style="normal" fo:font-weight="normal" officeooo:rsid="12ae3dbb" style:font-style-asian="normal" style:font-weight-asian="normal" style:font-style-complex="normal" style:font-weight-complex="normal"/>
    </style:style>
    <style:style style:name="T1583" style:family="text">
      <style:text-properties fo:font-style="normal" fo:font-weight="normal" officeooo:rsid="1216494d" style:font-style-asian="normal" style:font-weight-asian="normal" style:font-style-complex="normal" style:font-weight-complex="normal"/>
    </style:style>
    <style:style style:name="T1584" style:family="text">
      <style:text-properties fo:font-style="normal" fo:font-weight="normal" officeooo:rsid="12178226" style:font-style-asian="normal" style:font-weight-asian="normal" style:font-style-complex="normal" style:font-weight-complex="normal"/>
    </style:style>
    <style:style style:name="T1585" style:family="text">
      <style:text-properties fo:font-style="normal" fo:font-weight="normal" officeooo:rsid="121873b9" style:font-style-asian="normal" style:font-weight-asian="normal" style:font-style-complex="normal" style:font-weight-complex="normal"/>
    </style:style>
    <style:style style:name="T1586" style:family="text">
      <style:text-properties fo:font-style="normal" fo:font-weight="normal" officeooo:rsid="1219b145" style:font-style-asian="normal" style:font-weight-asian="normal" style:font-style-complex="normal" style:font-weight-complex="normal"/>
    </style:style>
    <style:style style:name="T1587" style:family="text">
      <style:text-properties fo:font-style="normal" fo:font-weight="normal" officeooo:rsid="121b5af3" style:font-style-asian="normal" style:font-weight-asian="normal" style:font-style-complex="normal" style:font-weight-complex="normal"/>
    </style:style>
    <style:style style:name="T1588" style:family="text">
      <style:text-properties fo:font-style="normal" fo:font-weight="normal" officeooo:rsid="121b652e" style:font-style-asian="normal" style:font-weight-asian="normal" style:font-style-complex="normal" style:font-weight-complex="normal"/>
    </style:style>
    <style:style style:name="T1589" style:family="text">
      <style:text-properties fo:font-style="normal" fo:font-weight="normal" officeooo:rsid="128ce931" style:font-style-asian="normal" style:font-weight-asian="normal" style:font-style-complex="normal" style:font-weight-complex="normal"/>
    </style:style>
    <style:style style:name="T1590" style:family="text">
      <style:text-properties fo:font-style="normal" fo:font-weight="normal" officeooo:rsid="121e2006" style:font-style-asian="normal" style:font-weight-asian="normal" style:font-style-complex="normal" style:font-weight-complex="normal"/>
    </style:style>
    <style:style style:name="T1591" style:family="text">
      <style:text-properties fo:font-style="normal" fo:font-weight="normal" officeooo:rsid="121fb7b5" style:font-style-asian="normal" style:font-weight-asian="normal" style:font-style-complex="normal" style:font-weight-complex="normal"/>
    </style:style>
    <style:style style:name="T1592" style:family="text">
      <style:text-properties fo:font-style="normal" fo:font-weight="normal" officeooo:rsid="1221167a" style:font-style-asian="normal" style:font-weight-asian="normal" style:font-style-complex="normal" style:font-weight-complex="normal"/>
    </style:style>
    <style:style style:name="T1593" style:family="text">
      <style:text-properties fo:font-style="normal" fo:font-weight="normal" officeooo:rsid="128e5b66" style:font-style-asian="normal" style:font-weight-asian="normal" style:font-style-complex="normal" style:font-weight-complex="normal"/>
    </style:style>
    <style:style style:name="T1594" style:family="text">
      <style:text-properties fo:font-style="normal" fo:font-weight="normal" officeooo:rsid="12425b92" style:font-style-asian="normal" style:font-weight-asian="normal" style:font-style-complex="normal" style:font-weight-complex="normal"/>
    </style:style>
    <style:style style:name="T1595" style:family="text">
      <style:text-properties fo:font-style="normal" fo:font-weight="normal" officeooo:rsid="128eef81" style:font-style-asian="normal" style:font-weight-asian="normal" style:font-style-complex="normal" style:font-weight-complex="normal"/>
    </style:style>
    <style:style style:name="T1596" style:family="text">
      <style:text-properties fo:font-style="normal" fo:font-weight="normal" fo:background-color="#fff5ce" loext:char-shading-value="0" style:font-style-asian="normal" style:font-weight-asian="normal" style:font-style-complex="normal" style:font-weight-complex="normal"/>
    </style:style>
    <style:style style:name="T1597" style:family="text">
      <style:text-properties officeooo:rsid="0a891f38"/>
    </style:style>
    <style:style style:name="T1598" style:family="text">
      <style:text-properties officeooo:rsid="0b5796aa"/>
    </style:style>
    <style:style style:name="T1599" style:family="text">
      <style:text-properties officeooo:rsid="0d56ced4"/>
    </style:style>
    <style:style style:name="T1600" style:family="text">
      <style:text-properties officeooo:rsid="0d57fc13"/>
    </style:style>
    <style:style style:name="T1601" style:family="text">
      <style:text-properties officeooo:rsid="0d587edd"/>
    </style:style>
    <style:style style:name="T1602" style:family="text">
      <style:text-properties officeooo:rsid="0d59929c"/>
    </style:style>
    <style:style style:name="T1603" style:family="text">
      <style:text-properties officeooo:rsid="0d59366c"/>
    </style:style>
    <style:style style:name="T1604" style:family="text">
      <style:text-properties officeooo:rsid="0b68ba34"/>
    </style:style>
    <style:style style:name="T1605" style:family="text">
      <style:text-properties officeooo:rsid="0b630e9b"/>
    </style:style>
    <style:style style:name="T1606" style:family="text">
      <style:text-properties fo:font-weight="bold" style:font-weight-asian="bold" style:font-weight-complex="bold"/>
    </style:style>
    <style:style style:name="T1607" style:family="text">
      <style:text-properties fo:font-weight="bold" officeooo:rsid="0b6d38b3" style:font-weight-asian="bold" style:font-weight-complex="bold"/>
    </style:style>
    <style:style style:name="T1608" style:family="text">
      <style:text-properties fo:font-weight="bold" officeooo:rsid="11f3cacd" style:font-weight-asian="bold" style:font-weight-complex="bold"/>
    </style:style>
    <style:style style:name="T1609" style:family="text">
      <style:text-properties fo:font-weight="bold" officeooo:rsid="120f56cb" style:font-weight-asian="bold" style:font-weight-complex="bold"/>
    </style:style>
    <style:style style:name="T1610" style:family="text">
      <style:text-properties fo:font-weight="bold" officeooo:rsid="12105872" style:font-weight-asian="bold" style:font-weight-complex="bold"/>
    </style:style>
    <style:style style:name="T1611" style:family="text">
      <style:text-properties officeooo:rsid="0d92c759"/>
    </style:style>
    <style:style style:name="T1612" style:family="text">
      <style:text-properties officeooo:rsid="0b6eee13"/>
    </style:style>
    <style:style style:name="T1613" style:family="text">
      <style:text-properties officeooo:rsid="0b7798ef"/>
    </style:style>
    <style:style style:name="T1614" style:family="text">
      <style:text-properties officeooo:rsid="0b7387d6"/>
    </style:style>
    <style:style style:name="T1615" style:family="text">
      <style:text-properties officeooo:rsid="0d9381c4"/>
    </style:style>
    <style:style style:name="T1616" style:family="text">
      <style:text-properties officeooo:rsid="0d9511ef"/>
    </style:style>
    <style:style style:name="T1617" style:family="text">
      <style:text-properties officeooo:rsid="0d97a609"/>
    </style:style>
    <style:style style:name="T1618" style:family="text">
      <style:text-properties officeooo:rsid="0b91af45"/>
    </style:style>
    <style:style style:name="T1619" style:family="text">
      <style:text-properties officeooo:rsid="0d993004"/>
    </style:style>
    <style:style style:name="T1620" style:family="text">
      <style:text-properties officeooo:rsid="0d9b4449"/>
    </style:style>
    <style:style style:name="T1621" style:family="text">
      <style:text-properties officeooo:rsid="0da4dd7e"/>
    </style:style>
    <style:style style:name="T1622" style:family="text">
      <style:text-properties officeooo:rsid="0da17f6a"/>
    </style:style>
    <style:style style:name="T1623" style:family="text">
      <style:text-properties officeooo:rsid="0da356e6"/>
    </style:style>
    <style:style style:name="T1624" style:family="text">
      <style:text-properties officeooo:rsid="0da8d0ad"/>
    </style:style>
    <style:style style:name="T1625" style:family="text">
      <style:text-properties officeooo:rsid="0da82e70"/>
    </style:style>
    <style:style style:name="T1626" style:family="text">
      <style:text-properties officeooo:rsid="0b935683"/>
    </style:style>
    <style:style style:name="T1627" style:family="text">
      <style:text-properties officeooo:rsid="0da9eb12"/>
    </style:style>
    <style:style style:name="T1628" style:family="text">
      <style:text-properties officeooo:rsid="0b9d9cba"/>
    </style:style>
    <style:style style:name="T1629" style:family="text">
      <style:text-properties officeooo:rsid="0ba01651"/>
    </style:style>
    <style:style style:name="T1630" style:family="text">
      <style:text-properties officeooo:rsid="0ba2ad50"/>
    </style:style>
    <style:style style:name="T1631" style:family="text">
      <style:text-properties officeooo:rsid="0ba700b8"/>
    </style:style>
    <style:style style:name="T1632" style:family="text">
      <style:text-properties officeooo:rsid="0ba71d43"/>
    </style:style>
    <style:style style:name="T1633" style:family="text">
      <style:text-properties officeooo:rsid="0ba9b65a"/>
    </style:style>
    <style:style style:name="T1634" style:family="text">
      <style:text-properties officeooo:rsid="0d5a54a9"/>
    </style:style>
    <style:style style:name="T1635" style:family="text">
      <style:text-properties officeooo:rsid="0baeaf0e"/>
    </style:style>
    <style:style style:name="T1636" style:family="text">
      <style:text-properties officeooo:rsid="0bb11903"/>
    </style:style>
    <style:style style:name="T1637" style:family="text">
      <style:text-properties officeooo:rsid="0bb5a805"/>
    </style:style>
    <style:style style:name="T1638" style:family="text">
      <style:text-properties officeooo:rsid="0bb68c99"/>
    </style:style>
    <style:style style:name="T1639" style:family="text">
      <style:text-properties officeooo:rsid="0bb7fa9e"/>
    </style:style>
    <style:style style:name="T1640" style:family="text">
      <style:text-properties officeooo:rsid="0bbcf8ba"/>
    </style:style>
    <style:style style:name="T1641" style:family="text">
      <style:text-properties officeooo:rsid="0bbe13c8"/>
    </style:style>
    <style:style style:name="T1642" style:family="text">
      <style:text-properties officeooo:rsid="0dacf678"/>
    </style:style>
    <style:style style:name="T1643" style:family="text">
      <style:text-properties officeooo:rsid="0bc1c91d"/>
    </style:style>
    <style:style style:name="T1644" style:family="text">
      <style:text-properties officeooo:rsid="0bc3ee85"/>
    </style:style>
    <style:style style:name="T1645" style:family="text">
      <style:text-properties officeooo:rsid="0bc8bdb2"/>
    </style:style>
    <style:style style:name="T1646" style:family="text">
      <style:text-properties officeooo:rsid="0bc738bf"/>
    </style:style>
    <style:style style:name="T1647" style:family="text">
      <style:text-properties officeooo:rsid="0c9606d0"/>
    </style:style>
    <style:style style:name="T1648" style:family="text">
      <style:text-properties officeooo:rsid="0dae3a88"/>
    </style:style>
    <style:style style:name="T1649" style:family="text">
      <style:text-properties officeooo:rsid="0bd09072"/>
    </style:style>
    <style:style style:name="T1650" style:family="text">
      <style:text-properties officeooo:rsid="0dafde34"/>
    </style:style>
    <style:style style:name="T1651" style:family="text">
      <style:text-properties officeooo:rsid="0bd55e21"/>
    </style:style>
    <style:style style:name="T1652" style:family="text">
      <style:text-properties officeooo:rsid="0bd5fc96"/>
    </style:style>
    <style:style style:name="T1653" style:family="text">
      <style:text-properties officeooo:rsid="0bd9df10"/>
    </style:style>
    <style:style style:name="T1654" style:family="text">
      <style:text-properties officeooo:rsid="0be08be0"/>
    </style:style>
    <style:style style:name="T1655" style:family="text">
      <style:text-properties officeooo:rsid="0bef9874"/>
    </style:style>
    <style:style style:name="T1656" style:family="text">
      <style:text-properties officeooo:rsid="0c010091"/>
    </style:style>
    <style:style style:name="T1657" style:family="text">
      <style:text-properties officeooo:rsid="0c0908cb"/>
    </style:style>
    <style:style style:name="T1658" style:family="text">
      <style:text-properties officeooo:rsid="0db380ec"/>
    </style:style>
    <style:style style:name="T1659" style:family="text">
      <style:text-properties officeooo:rsid="0db476ac"/>
    </style:style>
    <style:style style:name="T1660" style:family="text">
      <style:text-properties officeooo:rsid="0db61a83"/>
    </style:style>
    <style:style style:name="T1661" style:family="text">
      <style:text-properties officeooo:rsid="0c1a9253"/>
    </style:style>
    <style:style style:name="T1662" style:family="text">
      <style:text-properties officeooo:rsid="0db6d693"/>
    </style:style>
    <style:style style:name="T1663" style:family="text">
      <style:text-properties officeooo:rsid="0db7f1a2"/>
    </style:style>
    <style:style style:name="T1664" style:family="text">
      <style:text-properties officeooo:rsid="0c322d1a"/>
    </style:style>
    <style:style style:name="T1665" style:family="text">
      <style:text-properties officeooo:rsid="0db80a24"/>
    </style:style>
    <style:style style:name="T1666" style:family="text">
      <style:text-properties officeooo:rsid="0db8d9e5"/>
    </style:style>
    <style:style style:name="T1667" style:family="text">
      <style:text-properties officeooo:rsid="0c368cae"/>
    </style:style>
    <style:style style:name="T1668" style:family="text">
      <style:text-properties officeooo:rsid="0dbdfc72"/>
    </style:style>
    <style:style style:name="T1669" style:family="text">
      <style:text-properties officeooo:rsid="0dbf637d"/>
    </style:style>
    <style:style style:name="T1670" style:family="text">
      <style:text-properties officeooo:rsid="0c41d86e"/>
    </style:style>
    <style:style style:name="T1671" style:family="text">
      <style:text-properties officeooo:rsid="0dc03bc3"/>
    </style:style>
    <style:style style:name="T1672" style:family="text">
      <style:text-properties officeooo:rsid="0dc1fb45"/>
    </style:style>
    <style:style style:name="T1673" style:family="text">
      <style:text-properties officeooo:rsid="0dc293ac"/>
    </style:style>
    <style:style style:name="T1674" style:family="text">
      <style:text-properties officeooo:rsid="0c47ea90"/>
    </style:style>
    <style:style style:name="T1675" style:family="text">
      <style:text-properties officeooo:rsid="0dc42263"/>
    </style:style>
    <style:style style:name="T1676" style:family="text">
      <style:text-properties officeooo:rsid="0c59bfb2"/>
    </style:style>
    <style:style style:name="T1677" style:family="text">
      <style:text-properties officeooo:rsid="0dc698ba"/>
    </style:style>
    <style:style style:name="T1678" style:family="text">
      <style:text-properties officeooo:rsid="0dc7ff39"/>
    </style:style>
    <style:style style:name="T1679" style:family="text">
      <style:text-properties officeooo:rsid="0dc8e9d5"/>
    </style:style>
    <style:style style:name="T1680" style:family="text">
      <style:text-properties officeooo:rsid="1107ca80"/>
    </style:style>
    <style:style style:name="T1681" style:family="text">
      <style:text-properties officeooo:rsid="10e20e46"/>
    </style:style>
    <style:style style:name="T1682" style:family="text">
      <style:text-properties officeooo:rsid="0c8abcdf"/>
    </style:style>
    <style:style style:name="T1683" style:family="text">
      <style:text-properties officeooo:rsid="10e33938"/>
    </style:style>
    <style:style style:name="T1684" style:family="text">
      <style:text-properties officeooo:rsid="0c92ebed"/>
    </style:style>
    <style:style style:name="T1685" style:family="text">
      <style:text-properties officeooo:rsid="1190e8e9"/>
    </style:style>
    <style:style style:name="T1686" style:family="text">
      <style:text-properties officeooo:rsid="10e5846f"/>
    </style:style>
    <style:style style:name="T1687" style:family="text">
      <style:text-properties officeooo:rsid="10e467f1"/>
    </style:style>
    <style:style style:name="T1688" style:family="text">
      <style:text-properties officeooo:rsid="10ef7a13"/>
    </style:style>
    <style:style style:name="T1689" style:family="text">
      <style:text-properties officeooo:rsid="0cb6f708"/>
    </style:style>
    <style:style style:name="T1690" style:family="text">
      <style:text-properties officeooo:rsid="0cbffe92"/>
    </style:style>
    <style:style style:name="T1691" style:family="text">
      <style:text-properties officeooo:rsid="10f0db94"/>
    </style:style>
    <style:style style:name="T1692" style:family="text">
      <style:text-properties officeooo:rsid="0cc46d2c"/>
    </style:style>
    <style:style style:name="T1693" style:family="text">
      <style:text-properties officeooo:rsid="0cca0187"/>
    </style:style>
    <style:style style:name="T1694" style:family="text">
      <style:text-properties officeooo:rsid="10f24969"/>
    </style:style>
    <style:style style:name="T1695" style:family="text">
      <style:text-properties officeooo:rsid="0cd9029c"/>
    </style:style>
    <style:style style:name="T1696" style:family="text">
      <style:text-properties officeooo:rsid="10f37b07"/>
    </style:style>
    <style:style style:name="T1697" style:family="text">
      <style:text-properties officeooo:rsid="10f4c294"/>
    </style:style>
    <style:style style:name="T1698" style:family="text">
      <style:text-properties officeooo:rsid="0ce262c3"/>
    </style:style>
    <style:style style:name="T1699" style:family="text">
      <style:text-properties officeooo:rsid="10f6c53e"/>
    </style:style>
    <style:style style:name="T1700" style:family="text">
      <style:text-properties officeooo:rsid="0ce99876"/>
    </style:style>
    <style:style style:name="T1701" style:family="text">
      <style:text-properties officeooo:rsid="10f8b6d2"/>
    </style:style>
    <style:style style:name="T1702" style:family="text">
      <style:text-properties officeooo:rsid="0cf4a7a0"/>
    </style:style>
    <style:style style:name="T1703" style:family="text">
      <style:text-properties officeooo:rsid="11513331"/>
    </style:style>
    <style:style style:name="T1704" style:family="text">
      <style:text-properties fo:font-weight="normal" style:font-weight-asian="normal" style:font-weight-complex="normal"/>
    </style:style>
    <style:style style:name="T1705" style:family="text">
      <style:text-properties fo:font-weight="normal" officeooo:rsid="0cf4a7a0" style:font-weight-asian="normal" style:font-weight-complex="normal"/>
    </style:style>
    <style:style style:name="T1706" style:family="text">
      <style:text-properties fo:font-weight="normal" officeooo:rsid="0e3060df" style:font-weight-asian="normal" style:font-weight-complex="normal"/>
    </style:style>
    <style:style style:name="T1707" style:family="text">
      <style:text-properties fo:font-weight="normal" officeooo:rsid="0e316553" style:font-weight-asian="normal" style:font-weight-complex="normal"/>
    </style:style>
    <style:style style:name="T1708" style:family="text">
      <style:text-properties fo:font-weight="normal" officeooo:rsid="110aca54" style:font-weight-asian="normal" style:font-weight-complex="normal"/>
    </style:style>
    <style:style style:name="T1709" style:family="text">
      <style:text-properties fo:font-weight="normal" officeooo:rsid="0e3331f3" style:font-weight-asian="normal" style:font-weight-complex="normal"/>
    </style:style>
    <style:style style:name="T1710" style:family="text">
      <style:text-properties fo:font-weight="normal" officeooo:rsid="0e334b1a" style:font-weight-asian="normal" style:font-weight-complex="normal"/>
    </style:style>
    <style:style style:name="T1711" style:family="text">
      <style:text-properties fo:font-weight="normal" officeooo:rsid="0e351fa4" style:font-weight-asian="normal" style:font-weight-complex="normal"/>
    </style:style>
    <style:style style:name="T1712" style:family="text">
      <style:text-properties fo:font-weight="normal" officeooo:rsid="0e3631e6" style:font-weight-asian="normal" style:font-weight-complex="normal"/>
    </style:style>
    <style:style style:name="T1713" style:family="text">
      <style:text-properties fo:font-weight="normal" officeooo:rsid="0e37acd4" style:font-weight-asian="normal" style:font-weight-complex="normal"/>
    </style:style>
    <style:style style:name="T1714" style:family="text">
      <style:text-properties fo:font-weight="normal" officeooo:rsid="0e390ac3" style:font-weight-asian="normal" style:font-weight-complex="normal"/>
    </style:style>
    <style:style style:name="T1715" style:family="text">
      <style:text-properties fo:font-weight="normal" officeooo:rsid="0e3adbeb" style:font-weight-asian="normal" style:font-weight-complex="normal"/>
    </style:style>
    <style:style style:name="T1716" style:family="text">
      <style:text-properties fo:font-weight="normal" officeooo:rsid="0e3cd2c5" style:font-weight-asian="normal" style:font-weight-complex="normal"/>
    </style:style>
    <style:style style:name="T1717" style:family="text">
      <style:text-properties fo:font-weight="normal" officeooo:rsid="0e3d25bc" style:font-weight-asian="normal" style:font-weight-complex="normal"/>
    </style:style>
    <style:style style:name="T1718" style:family="text">
      <style:text-properties fo:font-weight="normal" officeooo:rsid="0e3e1ef3" style:font-weight-asian="normal" style:font-weight-complex="normal"/>
    </style:style>
    <style:style style:name="T1719" style:family="text">
      <style:text-properties fo:font-weight="normal" officeooo:rsid="0e3fd721" style:font-weight-asian="normal" style:font-weight-complex="normal"/>
    </style:style>
    <style:style style:name="T1720" style:family="text">
      <style:text-properties fo:font-weight="normal" officeooo:rsid="0e411c64" style:font-weight-asian="normal" style:font-weight-complex="normal"/>
    </style:style>
    <style:style style:name="T1721" style:family="text">
      <style:text-properties fo:font-weight="normal" officeooo:rsid="0e429b0e" style:font-weight-asian="normal" style:font-weight-complex="normal"/>
    </style:style>
    <style:style style:name="T1722" style:family="text">
      <style:text-properties fo:font-weight="normal" officeooo:rsid="110bd738" style:font-weight-asian="normal" style:font-weight-complex="normal"/>
    </style:style>
    <style:style style:name="T1723" style:family="text">
      <style:text-properties fo:font-weight="normal" officeooo:rsid="0e43219e" style:font-weight-asian="normal" style:font-weight-complex="normal"/>
    </style:style>
    <style:style style:name="T1724" style:family="text">
      <style:text-properties fo:font-weight="normal" officeooo:rsid="0e4473d9" style:font-weight-asian="normal" style:font-weight-complex="normal"/>
    </style:style>
    <style:style style:name="T1725" style:family="text">
      <style:text-properties fo:font-weight="normal" officeooo:rsid="0e4520ca" style:font-weight-asian="normal" style:font-weight-complex="normal"/>
    </style:style>
    <style:style style:name="T1726" style:family="text">
      <style:text-properties fo:font-weight="normal" officeooo:rsid="0e45dec2" style:font-weight-asian="normal" style:font-weight-complex="normal"/>
    </style:style>
    <style:style style:name="T1727" style:family="text">
      <style:text-properties fo:font-weight="normal" officeooo:rsid="0e47738d" style:font-weight-asian="normal" style:font-weight-complex="normal"/>
    </style:style>
    <style:style style:name="T1728" style:family="text">
      <style:text-properties fo:font-weight="normal" officeooo:rsid="0e482abc" style:font-weight-asian="normal" style:font-weight-complex="normal"/>
    </style:style>
    <style:style style:name="T1729" style:family="text">
      <style:text-properties fo:font-weight="normal" officeooo:rsid="0e485926" style:font-weight-asian="normal" style:font-weight-complex="normal"/>
    </style:style>
    <style:style style:name="T1730" style:family="text">
      <style:text-properties fo:font-weight="normal" officeooo:rsid="0e496df8" style:font-weight-asian="normal" style:font-weight-complex="normal"/>
    </style:style>
    <style:style style:name="T1731" style:family="text">
      <style:text-properties fo:font-weight="normal" officeooo:rsid="0e4af7c5" style:font-weight-asian="normal" style:font-weight-complex="normal"/>
    </style:style>
    <style:style style:name="T1732" style:family="text">
      <style:text-properties fo:font-weight="normal" officeooo:rsid="0e4bdd26" style:font-weight-asian="normal" style:font-weight-complex="normal"/>
    </style:style>
    <style:style style:name="T1733" style:family="text">
      <style:text-properties fo:font-weight="normal" officeooo:rsid="0e4f6cd2" style:font-weight-asian="normal" style:font-weight-complex="normal"/>
    </style:style>
    <style:style style:name="T1734" style:family="text">
      <style:text-properties fo:font-weight="normal" officeooo:rsid="0e542cef" style:font-weight-asian="normal" style:font-weight-complex="normal"/>
    </style:style>
    <style:style style:name="T1735" style:family="text">
      <style:text-properties fo:font-weight="normal" officeooo:rsid="0e55a541" style:font-weight-asian="normal" style:font-weight-complex="normal"/>
    </style:style>
    <style:style style:name="T1736" style:family="text">
      <style:text-properties fo:font-weight="normal" officeooo:rsid="110dc8ff" style:font-weight-asian="normal" style:font-weight-complex="normal"/>
    </style:style>
    <style:style style:name="T1737" style:family="text">
      <style:text-properties fo:font-weight="normal" officeooo:rsid="0e55bf4f" style:font-weight-asian="normal" style:font-weight-complex="normal"/>
    </style:style>
    <style:style style:name="T1738" style:family="text">
      <style:text-properties fo:font-weight="normal" officeooo:rsid="0e5bc312" style:font-weight-asian="normal" style:font-weight-complex="normal"/>
    </style:style>
    <style:style style:name="T1739" style:family="text">
      <style:text-properties fo:font-weight="normal" officeooo:rsid="128b30f8" style:font-weight-asian="normal" style:font-weight-complex="normal"/>
    </style:style>
    <style:style style:name="T1740" style:family="text">
      <style:text-properties fo:font-weight="normal" officeooo:rsid="1213b925" style:font-weight-asian="normal" style:font-weight-complex="normal"/>
    </style:style>
    <style:style style:name="T1741" style:family="text">
      <style:text-properties fo:font-weight="normal" officeooo:rsid="128e69fc" style:font-weight-asian="normal" style:font-weight-complex="normal"/>
    </style:style>
    <style:style style:name="T1742" style:family="text">
      <style:text-properties fo:font-weight="normal" officeooo:rsid="12245814" style:font-weight-asian="normal" style:font-weight-complex="normal"/>
    </style:style>
    <style:style style:name="T1743" style:family="text">
      <style:text-properties fo:font-weight="normal" officeooo:rsid="12262941" style:font-weight-asian="normal" style:font-weight-complex="normal"/>
    </style:style>
    <style:style style:name="T1744" style:family="text">
      <style:text-properties fo:font-weight="normal" officeooo:rsid="129caa46" style:font-weight-asian="normal" style:font-weight-complex="normal"/>
    </style:style>
    <style:style style:name="T1745" style:family="text">
      <style:text-properties fo:font-weight="normal" officeooo:rsid="129d836d" style:font-weight-asian="normal" style:font-weight-complex="normal"/>
    </style:style>
    <style:style style:name="T1746" style:family="text">
      <style:text-properties fo:font-weight="normal" officeooo:rsid="12299ecb" style:font-weight-asian="normal" style:font-weight-complex="normal"/>
    </style:style>
    <style:style style:name="T1747" style:family="text">
      <style:text-properties fo:font-weight="normal" officeooo:rsid="122b1705" style:font-weight-asian="normal" style:font-weight-complex="normal"/>
    </style:style>
    <style:style style:name="T1748" style:family="text">
      <style:text-properties fo:font-weight="normal" officeooo:rsid="122d4577" style:font-weight-asian="normal" style:font-weight-complex="normal"/>
    </style:style>
    <style:style style:name="T1749" style:family="text">
      <style:text-properties fo:font-weight="normal" officeooo:rsid="122dbbcc" style:font-weight-asian="normal" style:font-weight-complex="normal"/>
    </style:style>
    <style:style style:name="T1750" style:family="text">
      <style:text-properties fo:font-weight="normal" officeooo:rsid="122e7c5d" style:font-weight-asian="normal" style:font-weight-complex="normal"/>
    </style:style>
    <style:style style:name="T1751" style:family="text">
      <style:text-properties fo:font-weight="normal" officeooo:rsid="122edf2b" style:font-weight-asian="normal" style:font-weight-complex="normal"/>
    </style:style>
    <style:style style:name="T1752" style:family="text">
      <style:text-properties fo:font-weight="normal" officeooo:rsid="123048d0" style:font-weight-asian="normal" style:font-weight-complex="normal"/>
    </style:style>
    <style:style style:name="T1753" style:family="text">
      <style:text-properties fo:font-weight="normal" officeooo:rsid="12ae3dbb" style:font-weight-asian="normal" style:font-weight-complex="normal"/>
    </style:style>
    <style:style style:name="T1754" style:family="text">
      <style:text-properties fo:font-weight="normal" officeooo:rsid="12318013" style:font-weight-asian="normal" style:font-weight-complex="normal"/>
    </style:style>
    <style:style style:name="T1755" style:family="text">
      <style:text-properties fo:font-weight="normal" officeooo:rsid="1234fade" style:font-weight-asian="normal" style:font-weight-complex="normal"/>
    </style:style>
    <style:style style:name="T1756" style:family="text">
      <style:text-properties fo:font-weight="normal" officeooo:rsid="12358d79" style:font-weight-asian="normal" style:font-weight-complex="normal"/>
    </style:style>
    <style:style style:name="T1757" style:family="text">
      <style:text-properties fo:font-weight="normal" officeooo:rsid="12369602" style:font-weight-asian="normal" style:font-weight-complex="normal"/>
    </style:style>
    <style:style style:name="T1758" style:family="text">
      <style:text-properties fo:font-weight="normal" officeooo:rsid="123728b7" style:font-weight-asian="normal" style:font-weight-complex="normal"/>
    </style:style>
    <style:style style:name="T1759" style:family="text">
      <style:text-properties fo:font-weight="normal" officeooo:rsid="123972d5" style:font-weight-asian="normal" style:font-weight-complex="normal"/>
    </style:style>
    <style:style style:name="T1760" style:family="text">
      <style:text-properties fo:font-weight="normal" officeooo:rsid="128eef81" style:font-weight-asian="normal" style:font-weight-complex="normal"/>
    </style:style>
    <style:style style:name="T1761" style:family="text">
      <style:text-properties fo:font-weight="normal" officeooo:rsid="123b0a45" style:font-weight-asian="normal" style:font-weight-complex="normal"/>
    </style:style>
    <style:style style:name="T1762" style:family="text">
      <style:text-properties fo:font-weight="normal" officeooo:rsid="123c7659" style:font-weight-asian="normal" style:font-weight-complex="normal"/>
    </style:style>
    <style:style style:name="T1763" style:family="text">
      <style:text-properties fo:font-weight="normal" officeooo:rsid="12483543" style:font-weight-asian="normal" style:font-weight-complex="normal"/>
    </style:style>
    <style:style style:name="T1764" style:family="text">
      <style:text-properties fo:font-weight="normal" officeooo:rsid="12497f77" style:font-weight-asian="normal" style:font-weight-complex="normal"/>
    </style:style>
    <style:style style:name="T1765" style:family="text">
      <style:text-properties fo:font-weight="normal" fo:background-color="#fff5ce" loext:char-shading-value="0" style:font-weight-asian="normal" style:font-weight-complex="normal"/>
    </style:style>
    <style:style style:name="T1766" style:family="text">
      <style:text-properties fo:font-weight="normal" officeooo:rsid="0e4fc0cf" fo:background-color="#fff5ce" loext:char-shading-value="0" style:font-weight-asian="normal" style:font-weight-complex="normal"/>
    </style:style>
    <style:style style:name="T1767" style:family="text">
      <style:text-properties fo:font-weight="normal" officeooo:rsid="0e4fce31" fo:background-color="#fff5ce" loext:char-shading-value="0" style:font-weight-asian="normal" style:font-weight-complex="normal"/>
    </style:style>
    <style:style style:name="T1768" style:family="text">
      <style:text-properties fo:font-weight="normal" officeooo:rsid="0e5106e8" fo:background-color="#fff5ce" loext:char-shading-value="0" style:font-weight-asian="normal" style:font-weight-complex="normal"/>
    </style:style>
    <style:style style:name="T1769" style:family="text">
      <style:text-properties fo:font-weight="normal" officeooo:rsid="110bd738" fo:background-color="#fff5ce" loext:char-shading-value="0" style:font-weight-asian="normal" style:font-weight-complex="normal"/>
    </style:style>
    <style:style style:name="T1770" style:family="text">
      <style:text-properties fo:font-weight="normal" officeooo:rsid="122b1705" fo:background-color="#fff5ce" loext:char-shading-value="0" style:font-weight-asian="normal" style:font-weight-complex="normal"/>
    </style:style>
    <style:style style:name="T1771" style:family="text">
      <style:text-properties officeooo:rsid="10f9f54d"/>
    </style:style>
    <style:style style:name="T1772" style:family="text">
      <style:text-properties officeooo:rsid="0d10919e"/>
    </style:style>
    <style:style style:name="T1773" style:family="text">
      <style:text-properties officeooo:rsid="0d14a483"/>
    </style:style>
    <style:style style:name="T1774" style:family="text">
      <style:text-properties officeooo:rsid="0d288b27"/>
    </style:style>
    <style:style style:name="T1775" style:family="text">
      <style:text-properties officeooo:rsid="0d294236"/>
    </style:style>
    <style:style style:name="T1776" style:family="text">
      <style:text-properties officeooo:rsid="10fb66d1"/>
    </style:style>
    <style:style style:name="T1777" style:family="text">
      <style:text-properties officeooo:rsid="0d399431"/>
    </style:style>
    <style:style style:name="T1778" style:family="text">
      <style:text-properties officeooo:rsid="10fd419e"/>
    </style:style>
    <style:style style:name="T1779" style:family="text">
      <style:text-properties officeooo:rsid="0d3f71d6"/>
    </style:style>
    <style:style style:name="T1780" style:family="text">
      <style:text-properties officeooo:rsid="0d427b14"/>
    </style:style>
    <style:style style:name="T1781" style:family="text">
      <style:text-properties officeooo:rsid="0d4b317f"/>
    </style:style>
    <style:style style:name="T1782" style:family="text">
      <style:text-properties officeooo:rsid="1150202a"/>
    </style:style>
    <style:style style:name="T1783" style:family="text">
      <style:text-properties officeooo:rsid="10fee061"/>
    </style:style>
    <style:style style:name="T1784" style:family="text">
      <style:text-properties officeooo:rsid="0d5a829b"/>
    </style:style>
    <style:style style:name="T1785" style:family="text">
      <style:text-properties officeooo:rsid="0d641680"/>
    </style:style>
    <style:style style:name="T1786" style:family="text">
      <style:text-properties officeooo:rsid="10fff0dd"/>
    </style:style>
    <style:style style:name="T1787" style:family="text">
      <style:text-properties officeooo:rsid="0d6c4638"/>
    </style:style>
    <style:style style:name="T1788" style:family="text">
      <style:text-properties officeooo:rsid="11017014"/>
    </style:style>
    <style:style style:name="T1789" style:family="text">
      <style:text-properties officeooo:rsid="0d6ff3ab"/>
    </style:style>
    <style:style style:name="T1790" style:family="text">
      <style:text-properties officeooo:rsid="11026372"/>
    </style:style>
    <style:style style:name="T1791" style:family="text">
      <style:text-properties officeooo:rsid="0d745d02"/>
    </style:style>
    <style:style style:name="T1792" style:family="text">
      <style:text-properties officeooo:rsid="0d7eeeed"/>
    </style:style>
    <style:style style:name="T1793" style:family="text">
      <style:text-properties officeooo:rsid="1155adb1"/>
    </style:style>
    <style:style style:name="T1794" style:family="text">
      <style:text-properties officeooo:rsid="0d841bd2"/>
    </style:style>
    <style:style style:name="T1795" style:family="text">
      <style:text-properties officeooo:rsid="114abf0a"/>
    </style:style>
    <style:style style:name="T1796" style:family="text">
      <style:text-properties officeooo:rsid="114a5607"/>
    </style:style>
    <style:style style:name="T1797" style:family="text">
      <style:text-properties officeooo:rsid="0d8a624d"/>
    </style:style>
    <style:style style:name="T1798" style:family="text">
      <style:text-properties officeooo:rsid="1102f0f3"/>
    </style:style>
    <style:style style:name="T1799" style:family="text">
      <style:text-properties officeooo:rsid="0d8dbe8f"/>
    </style:style>
    <style:style style:name="T1800" style:family="text">
      <style:text-properties officeooo:rsid="0d915537"/>
    </style:style>
    <style:style style:name="T1801" style:family="text">
      <style:text-properties officeooo:rsid="110558e2"/>
    </style:style>
    <style:style style:name="T1802" style:family="text">
      <style:text-properties officeooo:rsid="114692a0"/>
    </style:style>
    <style:style style:name="T1803" style:family="text">
      <style:text-properties officeooo:rsid="0d96787e"/>
    </style:style>
    <style:style style:name="T1804" style:family="text">
      <style:text-properties officeooo:rsid="0da30d50"/>
    </style:style>
    <style:style style:name="T1805" style:family="text">
      <style:text-properties officeooo:rsid="0da8fda3"/>
    </style:style>
    <style:style style:name="T1806" style:family="text">
      <style:text-properties officeooo:rsid="0db1a333"/>
    </style:style>
    <style:style style:name="T1807" style:family="text">
      <style:text-properties officeooo:rsid="11094dca"/>
    </style:style>
    <style:style style:name="T1808" style:family="text">
      <style:text-properties officeooo:rsid="0dbb180a"/>
    </style:style>
    <style:style style:name="T1809" style:family="text">
      <style:text-properties officeooo:rsid="1106e361"/>
    </style:style>
    <style:style style:name="T1810" style:family="text">
      <style:text-properties officeooo:rsid="0dc109be"/>
    </style:style>
    <style:style style:name="T1811" style:family="text">
      <style:text-properties officeooo:rsid="11078111"/>
    </style:style>
    <style:style style:name="T1812" style:family="text">
      <style:text-properties style:font-name="Liberation Serif1" officeooo:rsid="0dc109be"/>
    </style:style>
    <style:style style:name="T1813" style:family="text">
      <style:text-properties officeooo:rsid="0dfc5f34"/>
    </style:style>
    <style:style style:name="T1814" style:family="text">
      <style:text-properties officeooo:rsid="0e02cba1"/>
    </style:style>
    <style:style style:name="T1815" style:family="text">
      <style:text-properties officeooo:rsid="110aca54"/>
    </style:style>
    <style:style style:name="T1816" style:family="text">
      <style:text-properties officeooo:rsid="0e0a502e"/>
    </style:style>
    <style:style style:name="T1817" style:family="text">
      <style:text-properties officeooo:rsid="0e1c9efe"/>
    </style:style>
    <style:style style:name="T1818" style:family="text">
      <style:text-properties officeooo:rsid="0e2320f3"/>
    </style:style>
    <style:style style:name="T1819" style:family="text">
      <style:text-properties officeooo:rsid="0e2e2623"/>
    </style:style>
    <style:style style:name="T1820" style:family="text">
      <style:text-properties officeooo:rsid="110bd738"/>
    </style:style>
    <style:style style:name="T1821" style:family="text">
      <style:text-properties officeooo:rsid="0e5eb582"/>
    </style:style>
    <style:style style:name="T1822" style:family="text">
      <style:text-properties officeooo:rsid="110dc8ff"/>
    </style:style>
    <style:style style:name="T1823" style:family="text">
      <style:text-properties officeooo:rsid="110dfd6b"/>
    </style:style>
    <style:style style:name="T1824" style:family="text">
      <style:text-properties officeooo:rsid="0e650524"/>
    </style:style>
    <style:style style:name="T1825" style:family="text">
      <style:text-properties officeooo:rsid="1110232f"/>
    </style:style>
    <style:style style:name="T1826" style:family="text">
      <style:text-properties officeooo:rsid="0e715776"/>
    </style:style>
    <style:style style:name="T1827" style:family="text">
      <style:text-properties officeooo:rsid="1111ed93"/>
    </style:style>
    <style:style style:name="T1828" style:family="text">
      <style:text-properties officeooo:rsid="0e9571d1"/>
    </style:style>
    <style:style style:name="T1829" style:family="text">
      <style:text-properties officeooo:rsid="11134407"/>
    </style:style>
    <style:style style:name="T1830" style:family="text">
      <style:text-properties officeooo:rsid="0ea12eea"/>
    </style:style>
    <style:style style:name="T1831" style:family="text">
      <style:text-properties officeooo:rsid="11143ae3"/>
    </style:style>
    <style:style style:name="T1832" style:family="text">
      <style:text-properties officeooo:rsid="0eb81a0f"/>
    </style:style>
    <style:style style:name="T1833" style:family="text">
      <style:text-properties officeooo:rsid="0eba829c"/>
    </style:style>
    <style:style style:name="T1834" style:family="text">
      <style:text-properties officeooo:rsid="11146f3a"/>
    </style:style>
    <style:style style:name="T1835" style:family="text">
      <style:text-properties officeooo:rsid="0ed16f66"/>
    </style:style>
    <style:style style:name="T1836" style:family="text">
      <style:text-properties officeooo:rsid="0ede9d9f"/>
    </style:style>
    <style:style style:name="T1837" style:family="text">
      <style:text-properties officeooo:rsid="1115d70e"/>
    </style:style>
    <style:style style:name="T1838" style:family="text">
      <style:text-properties officeooo:rsid="0edf0aaf"/>
    </style:style>
    <style:style style:name="T1839" style:family="text">
      <style:text-properties officeooo:rsid="0ee0b7e7"/>
    </style:style>
    <style:style style:name="T1840" style:family="text">
      <style:text-properties officeooo:rsid="0ee5789b"/>
    </style:style>
    <style:style style:name="T1841" style:family="text">
      <style:text-properties officeooo:rsid="0eebb039"/>
    </style:style>
    <style:style style:name="T1842" style:family="text">
      <style:text-properties officeooo:rsid="1157e51c"/>
    </style:style>
    <style:style style:name="T1843" style:family="text">
      <style:text-properties officeooo:rsid="1156cd82"/>
    </style:style>
    <style:style style:name="T1844" style:family="text">
      <style:text-properties officeooo:rsid="1115e22a"/>
    </style:style>
    <style:style style:name="T1845" style:family="text">
      <style:text-properties officeooo:rsid="0ef4e54d"/>
    </style:style>
    <style:style style:name="T1846" style:family="text">
      <style:text-properties officeooo:rsid="0f02ecc9"/>
    </style:style>
    <style:style style:name="T1847" style:family="text">
      <style:text-properties officeooo:rsid="0f1524db"/>
    </style:style>
    <style:style style:name="T1848" style:family="text">
      <style:text-properties officeooo:rsid="1152c8c3"/>
    </style:style>
    <style:style style:name="T1849" style:family="text">
      <style:text-properties officeooo:rsid="0f17fd6c"/>
    </style:style>
    <style:style style:name="T1850" style:family="text">
      <style:text-properties officeooo:rsid="0f235688"/>
    </style:style>
    <style:style style:name="T1851" style:family="text">
      <style:text-properties officeooo:rsid="0f25a6f4"/>
    </style:style>
    <style:style style:name="T1852" style:family="text">
      <style:text-properties officeooo:rsid="0f27bfe3"/>
    </style:style>
    <style:style style:name="T1853" style:family="text">
      <style:text-properties officeooo:rsid="0f2bfe90"/>
    </style:style>
    <style:style style:name="T1854" style:family="text">
      <style:text-properties officeooo:rsid="0f351870"/>
    </style:style>
    <style:style style:name="T1855" style:family="text">
      <style:text-properties officeooo:rsid="11163608"/>
    </style:style>
    <style:style style:name="T1856" style:family="text">
      <style:text-properties officeooo:rsid="0f3a2060"/>
    </style:style>
    <style:style style:name="T1857" style:family="text">
      <style:text-properties officeooo:rsid="11180856"/>
    </style:style>
    <style:style style:name="T1858" style:family="text">
      <style:text-properties officeooo:rsid="0f3e1e71"/>
    </style:style>
    <style:style style:name="T1859" style:family="text">
      <style:text-properties officeooo:rsid="0f40dc0f"/>
    </style:style>
    <style:style style:name="T1860" style:family="text">
      <style:text-properties officeooo:rsid="11183175"/>
    </style:style>
    <style:style style:name="T1861" style:family="text">
      <style:text-properties officeooo:rsid="0f4585a7"/>
    </style:style>
    <style:style style:name="T1862" style:family="text">
      <style:text-properties officeooo:rsid="1119a828"/>
    </style:style>
    <style:style style:name="T1863" style:family="text">
      <style:text-properties officeooo:rsid="0f483a57"/>
    </style:style>
    <style:style style:name="T1864" style:family="text">
      <style:text-properties officeooo:rsid="0f4a3d1e"/>
    </style:style>
    <style:style style:name="T1865" style:family="text">
      <style:text-properties officeooo:rsid="1158e58c"/>
    </style:style>
    <style:style style:name="T1866" style:family="text">
      <style:text-properties officeooo:rsid="111b0578"/>
    </style:style>
    <style:style style:name="T1867" style:family="text">
      <style:text-properties officeooo:rsid="111c61a0"/>
    </style:style>
    <style:style style:name="T1868" style:family="text">
      <style:text-properties officeooo:rsid="115c5ec6"/>
    </style:style>
    <style:style style:name="T1869" style:family="text">
      <style:text-properties officeooo:rsid="0f4d8582"/>
    </style:style>
    <style:style style:name="T1870" style:family="text">
      <style:text-properties officeooo:rsid="111cd5b1"/>
    </style:style>
    <style:style style:name="T1871" style:family="text">
      <style:text-properties officeooo:rsid="115ab738"/>
    </style:style>
    <style:style style:name="T1872" style:family="text">
      <style:text-properties officeooo:rsid="115abab6"/>
    </style:style>
    <style:style style:name="T1873" style:family="text">
      <style:text-properties officeooo:rsid="115b990c"/>
    </style:style>
    <style:style style:name="T1874" style:family="text">
      <style:text-properties officeooo:rsid="115ba03c"/>
    </style:style>
    <style:style style:name="T1875" style:family="text">
      <style:text-properties officeooo:rsid="0f527231"/>
    </style:style>
    <style:style style:name="T1876" style:family="text">
      <style:text-properties officeooo:rsid="111e9205"/>
    </style:style>
    <style:style style:name="T1877" style:family="text">
      <style:text-properties officeooo:rsid="111f8fa8"/>
    </style:style>
    <style:style style:name="T1878" style:family="text">
      <style:text-properties officeooo:rsid="0f52ab08"/>
    </style:style>
    <style:style style:name="T1879" style:family="text">
      <style:text-properties officeooo:rsid="0f597f81"/>
    </style:style>
    <style:style style:name="T1880" style:family="text">
      <style:text-properties officeooo:rsid="0f57740f"/>
    </style:style>
    <style:style style:name="T1881" style:family="text">
      <style:text-properties officeooo:rsid="1120d56a"/>
    </style:style>
    <style:style style:name="T1882" style:family="text">
      <style:text-properties officeooo:rsid="0f615254"/>
    </style:style>
    <style:style style:name="T1883" style:family="text">
      <style:text-properties officeooo:rsid="0f6824a0"/>
    </style:style>
    <style:style style:name="T1884" style:family="text">
      <style:text-properties officeooo:rsid="0f6ab18b"/>
    </style:style>
    <style:style style:name="T1885" style:family="text">
      <style:text-properties officeooo:rsid="0f6d7ab4"/>
    </style:style>
    <style:style style:name="T1886" style:family="text">
      <style:text-properties style:text-underline-style="none"/>
    </style:style>
    <style:style style:name="T1887" style:family="text">
      <style:text-properties style:text-underline-style="none" officeooo:rsid="0f70c156"/>
    </style:style>
    <style:style style:name="T1888" style:family="text">
      <style:text-properties style:text-underline-style="none" officeooo:rsid="0f71e32d"/>
    </style:style>
    <style:style style:name="T1889" style:family="text">
      <style:text-properties style:text-underline-style="none" officeooo:rsid="109a3020"/>
    </style:style>
    <style:style style:name="T1890" style:family="text">
      <style:text-properties style:text-underline-style="none" officeooo:rsid="109bfe6f"/>
    </style:style>
    <style:style style:name="T1891" style:family="text">
      <style:text-properties style:text-underline-style="none" officeooo:rsid="113e5275"/>
    </style:style>
    <style:style style:name="T1892" style:family="text">
      <style:text-properties style:text-underline-style="none" officeooo:rsid="109efa50"/>
    </style:style>
    <style:style style:name="T1893" style:family="text">
      <style:text-properties style:text-underline-style="none" officeooo:rsid="109f872d"/>
    </style:style>
    <style:style style:name="T1894" style:family="text">
      <style:text-properties style:text-underline-style="none" officeooo:rsid="1155adb1"/>
    </style:style>
    <style:style style:name="T1895" style:family="text">
      <style:text-properties style:text-underline-style="none" officeooo:rsid="10a19deb"/>
    </style:style>
    <style:style style:name="T1896" style:family="text">
      <style:text-properties style:text-underline-style="none" officeooo:rsid="10a2ebc3"/>
    </style:style>
    <style:style style:name="T1897" style:family="text">
      <style:text-properties style:text-underline-style="none" officeooo:rsid="118b09ba"/>
    </style:style>
    <style:style style:name="T1898" style:family="text">
      <style:text-properties style:text-underline-style="none" officeooo:rsid="10a5a01a"/>
    </style:style>
    <style:style style:name="T1899" style:family="text">
      <style:text-properties style:text-underline-style="none" officeooo:rsid="112e2f50"/>
    </style:style>
    <style:style style:name="T1900" style:family="text">
      <style:text-properties style:text-underline-style="none" officeooo:rsid="112fc514"/>
    </style:style>
    <style:style style:name="T1901" style:family="text">
      <style:text-properties style:text-underline-style="none" officeooo:rsid="113d2ac9"/>
    </style:style>
    <style:style style:name="T1902" style:family="text">
      <style:text-properties style:text-underline-style="none" officeooo:rsid="11417923"/>
    </style:style>
    <style:style style:name="T1903" style:family="text">
      <style:text-properties style:text-underline-style="none" officeooo:rsid="1155faec"/>
    </style:style>
    <style:style style:name="T1904" style:family="text">
      <style:text-properties style:text-underline-style="none" officeooo:rsid="126c44c4"/>
    </style:style>
    <style:style style:name="T1905" style:family="text">
      <style:text-properties style:text-underline-style="none" officeooo:rsid="1168e076"/>
    </style:style>
    <style:style style:name="T1906" style:family="text">
      <style:text-properties style:text-underline-style="none" officeooo:rsid="11f6cd7a"/>
    </style:style>
    <style:style style:name="T1907" style:family="text">
      <style:text-properties style:text-underline-style="none" officeooo:rsid="11f6984d"/>
    </style:style>
    <style:style style:name="T1908" style:family="text">
      <style:text-properties style:text-underline-style="none" officeooo:rsid="11f67c20"/>
    </style:style>
    <style:style style:name="T1909" style:family="text">
      <style:text-properties style:text-underline-style="none" officeooo:rsid="11f4f290"/>
    </style:style>
    <style:style style:name="T1910" style:family="text">
      <style:text-properties style:text-underline-style="none" officeooo:rsid="11010fa7"/>
    </style:style>
    <style:style style:name="T1911" style:family="text">
      <style:text-properties style:text-underline-style="none" officeooo:rsid="11036679"/>
    </style:style>
    <style:style style:name="T1912" style:family="text">
      <style:text-properties style:text-underline-style="none" officeooo:rsid="11016d5d"/>
    </style:style>
    <style:style style:name="T1913" style:family="text">
      <style:text-properties style:text-underline-style="none" officeooo:rsid="11018817"/>
    </style:style>
    <style:style style:name="T1914" style:family="text">
      <style:text-properties style:text-underline-style="none" officeooo:rsid="11053fc7"/>
    </style:style>
    <style:style style:name="T1915" style:family="text">
      <style:text-properties style:text-underline-style="none" officeooo:rsid="1105d766"/>
    </style:style>
    <style:style style:name="T1916" style:family="text">
      <style:text-properties officeooo:rsid="0f745db8"/>
    </style:style>
    <style:style style:name="T1917" style:family="text">
      <style:text-properties officeooo:rsid="0f7794bc"/>
    </style:style>
    <style:style style:name="T1918" style:family="text">
      <style:text-properties officeooo:rsid="0f7c3f29"/>
    </style:style>
    <style:style style:name="T1919" style:family="text">
      <style:text-properties officeooo:rsid="0f819a86"/>
    </style:style>
    <style:style style:name="T1920" style:family="text">
      <style:text-properties officeooo:rsid="0f865c25"/>
    </style:style>
    <style:style style:name="T1921" style:family="text">
      <style:text-properties officeooo:rsid="0f920e43"/>
    </style:style>
    <style:style style:name="T1922" style:family="text">
      <style:text-properties officeooo:rsid="0f951422"/>
    </style:style>
    <style:style style:name="T1923" style:family="text">
      <style:text-properties officeooo:rsid="0f9a0e84"/>
    </style:style>
    <style:style style:name="T1924" style:family="text">
      <style:text-properties officeooo:rsid="0f9f3720"/>
    </style:style>
    <style:style style:name="T1925" style:family="text">
      <style:text-properties officeooo:rsid="0fa4a214"/>
    </style:style>
    <style:style style:name="T1926" style:family="text">
      <style:text-properties officeooo:rsid="1122411a"/>
    </style:style>
    <style:style style:name="T1927" style:family="text">
      <style:text-properties officeooo:rsid="0fa8de78"/>
    </style:style>
    <style:style style:name="T1928" style:family="text">
      <style:text-properties officeooo:rsid="0fb18960"/>
    </style:style>
    <style:style style:name="T1929" style:family="text">
      <style:text-properties officeooo:rsid="0fb2cb63"/>
    </style:style>
    <style:style style:name="T1930" style:family="text">
      <style:text-properties officeooo:rsid="11241934"/>
    </style:style>
    <style:style style:name="T1931" style:family="text">
      <style:text-properties officeooo:rsid="0fbe2e4a"/>
    </style:style>
    <style:style style:name="T1932" style:family="text">
      <style:text-properties officeooo:rsid="0fc51bb7"/>
    </style:style>
    <style:style style:name="T1933" style:family="text">
      <style:text-properties officeooo:rsid="0fcdcd2e"/>
    </style:style>
    <style:style style:name="T1934" style:family="text">
      <style:text-properties officeooo:rsid="11245c6b"/>
    </style:style>
    <style:style style:name="T1935" style:family="text">
      <style:text-properties officeooo:rsid="119874f4"/>
    </style:style>
    <style:style style:name="T1936" style:family="text">
      <style:text-properties officeooo:rsid="0fdbd4f1"/>
    </style:style>
    <style:style style:name="T1937" style:family="text">
      <style:text-properties officeooo:rsid="0fdc4c40"/>
    </style:style>
    <style:style style:name="T1938" style:family="text">
      <style:text-properties officeooo:rsid="1124dc06"/>
    </style:style>
    <style:style style:name="T1939" style:family="text">
      <style:text-properties officeooo:rsid="0fe08cca"/>
    </style:style>
    <style:style style:name="T1940" style:family="text">
      <style:text-properties officeooo:rsid="0fe17ef5"/>
    </style:style>
    <style:style style:name="T1941" style:family="text">
      <style:text-properties officeooo:rsid="1126b843"/>
    </style:style>
    <style:style style:name="T1942" style:family="text">
      <style:text-properties officeooo:rsid="0fe5e110"/>
    </style:style>
    <style:style style:name="T1943" style:family="text">
      <style:text-properties officeooo:rsid="1128041a"/>
    </style:style>
    <style:style style:name="T1944" style:family="text">
      <style:text-properties officeooo:rsid="11292115"/>
    </style:style>
    <style:style style:name="T1945" style:family="text">
      <style:text-properties officeooo:rsid="0fec8bbb"/>
    </style:style>
    <style:style style:name="T1946" style:family="text">
      <style:text-properties officeooo:rsid="0ff05d10"/>
    </style:style>
    <style:style style:name="T1947" style:family="text">
      <style:text-properties officeooo:rsid="0ff0d921"/>
    </style:style>
    <style:style style:name="T1948" style:family="text">
      <style:text-properties officeooo:rsid="112a1c98"/>
    </style:style>
    <style:style style:name="T1949" style:family="text">
      <style:text-properties officeooo:rsid="112b0d84"/>
    </style:style>
    <style:style style:name="T1950" style:family="text">
      <style:text-properties officeooo:rsid="0ff54cfb"/>
    </style:style>
    <style:style style:name="T1951" style:family="text">
      <style:text-properties officeooo:rsid="112c28b0"/>
    </style:style>
    <style:style style:name="T1952" style:family="text">
      <style:text-properties officeooo:rsid="1199189c"/>
    </style:style>
    <style:style style:name="T1953" style:family="text">
      <style:text-properties officeooo:rsid="0ff89a3a"/>
    </style:style>
    <style:style style:name="T1954" style:family="text">
      <style:text-properties officeooo:rsid="0ffa7fe7"/>
    </style:style>
    <style:style style:name="T1955" style:family="text">
      <style:text-properties officeooo:rsid="0ffdc11a"/>
    </style:style>
    <style:style style:name="T1956" style:family="text">
      <style:text-properties officeooo:rsid="0fffb582"/>
    </style:style>
    <style:style style:name="T1957" style:family="text">
      <style:text-properties officeooo:rsid="100185d8"/>
    </style:style>
    <style:style style:name="T1958" style:family="text">
      <style:text-properties officeooo:rsid="1004b4b8"/>
    </style:style>
    <style:style style:name="T1959" style:family="text">
      <style:text-properties officeooo:rsid="1002cc29"/>
    </style:style>
    <style:style style:name="T1960" style:family="text">
      <style:text-properties officeooo:rsid="100605ac"/>
    </style:style>
    <style:style style:name="T1961" style:family="text">
      <style:text-properties officeooo:rsid="100670ea"/>
    </style:style>
    <style:style style:name="T1962" style:family="text">
      <style:text-properties officeooo:rsid="117cb251"/>
    </style:style>
    <style:style style:name="T1963" style:family="text">
      <style:text-properties officeooo:rsid="117afdbf"/>
    </style:style>
    <style:style style:name="T1964" style:family="text">
      <style:text-properties officeooo:rsid="11816fd1"/>
    </style:style>
    <style:style style:name="T1965" style:family="text">
      <style:text-properties officeooo:rsid="1182b8b1"/>
    </style:style>
    <style:style style:name="T1966" style:family="text">
      <style:text-properties officeooo:rsid="101606de"/>
    </style:style>
    <style:style style:name="T1967" style:family="text">
      <style:text-properties officeooo:rsid="112ee276"/>
    </style:style>
    <style:style style:name="T1968" style:family="text">
      <style:text-properties officeooo:rsid="10227ed8"/>
    </style:style>
    <style:style style:name="T1969" style:family="text">
      <style:text-properties officeooo:rsid="1022c4b2"/>
    </style:style>
    <style:style style:name="T1970" style:family="text">
      <style:text-properties officeooo:rsid="1023b921"/>
    </style:style>
    <style:style style:name="T1971" style:family="text">
      <style:text-properties officeooo:rsid="102487a4"/>
    </style:style>
    <style:style style:name="T1972" style:family="text">
      <style:text-properties officeooo:rsid="112f64ad"/>
    </style:style>
    <style:style style:name="T1973" style:family="text">
      <style:text-properties officeooo:rsid="102776dc"/>
    </style:style>
    <style:style style:name="T1974" style:family="text">
      <style:text-properties officeooo:rsid="102bc83e"/>
    </style:style>
    <style:style style:name="T1975" style:family="text">
      <style:text-properties officeooo:rsid="11314d74"/>
    </style:style>
    <style:style style:name="T1976" style:family="text">
      <style:text-properties officeooo:rsid="102e0db5"/>
    </style:style>
    <style:style style:name="T1977" style:family="text">
      <style:text-properties officeooo:rsid="11315de3"/>
    </style:style>
    <style:style style:name="T1978" style:family="text">
      <style:text-properties officeooo:rsid="11324414"/>
    </style:style>
    <style:style style:name="T1979" style:family="text">
      <style:text-properties officeooo:rsid="1030af5d"/>
    </style:style>
    <style:style style:name="T1980" style:family="text">
      <style:text-properties officeooo:rsid="10328076"/>
    </style:style>
    <style:style style:name="T1981" style:family="text">
      <style:text-properties officeooo:rsid="1035d7db"/>
    </style:style>
    <style:style style:name="T1982" style:family="text">
      <style:text-properties officeooo:rsid="10389ef4"/>
    </style:style>
    <style:style style:name="T1983" style:family="text">
      <style:text-properties officeooo:rsid="103baa8e"/>
    </style:style>
    <style:style style:name="T1984" style:family="text">
      <style:text-properties officeooo:rsid="103cb7c0"/>
    </style:style>
    <style:style style:name="T1985" style:family="text">
      <style:text-properties officeooo:rsid="103e8233"/>
    </style:style>
    <style:style style:name="T1986" style:family="text">
      <style:text-properties officeooo:rsid="1133c87d"/>
    </style:style>
    <style:style style:name="T1987" style:family="text">
      <style:text-properties officeooo:rsid="103e9651"/>
    </style:style>
    <style:style style:name="T1988" style:family="text">
      <style:text-properties officeooo:rsid="103f61c0"/>
    </style:style>
    <style:style style:name="T1989" style:family="text">
      <style:text-properties officeooo:rsid="1135b45e"/>
    </style:style>
    <style:style style:name="T1990" style:family="text">
      <style:text-properties officeooo:rsid="104042d5"/>
    </style:style>
    <style:style style:name="T1991" style:family="text">
      <style:text-properties officeooo:rsid="10411b2a"/>
    </style:style>
    <style:style style:name="T1992" style:family="text">
      <style:text-properties officeooo:rsid="119605b1"/>
    </style:style>
    <style:style style:name="T1993" style:family="text">
      <style:text-properties officeooo:rsid="10431a1f"/>
    </style:style>
    <style:style style:name="T1994" style:family="text">
      <style:text-properties officeooo:rsid="1044522a"/>
    </style:style>
    <style:style style:name="T1995" style:family="text">
      <style:text-properties officeooo:rsid="1136877d"/>
    </style:style>
    <style:style style:name="T1996" style:family="text">
      <style:text-properties officeooo:rsid="10453e88"/>
    </style:style>
    <style:style style:name="T1997" style:family="text">
      <style:text-properties officeooo:rsid="10497f26"/>
    </style:style>
    <style:style style:name="T1998" style:family="text">
      <style:text-properties officeooo:rsid="104b6856"/>
    </style:style>
    <style:style style:name="T1999" style:family="text">
      <style:text-properties officeooo:rsid="104c7e7f"/>
    </style:style>
    <style:style style:name="T2000" style:family="text">
      <style:text-properties officeooo:rsid="113b38fc"/>
    </style:style>
    <style:style style:name="T2001" style:family="text">
      <style:text-properties officeooo:rsid="105486d7"/>
    </style:style>
    <style:style style:name="T2002" style:family="text">
      <style:text-properties officeooo:rsid="10559832"/>
    </style:style>
    <style:style style:name="T2003" style:family="text">
      <style:text-properties officeooo:rsid="1056376f"/>
    </style:style>
    <style:style style:name="T2004" style:family="text">
      <style:text-properties officeooo:rsid="1153ef84"/>
    </style:style>
    <style:style style:name="T2005" style:family="text">
      <style:text-properties officeooo:rsid="10586ee9"/>
    </style:style>
    <style:style style:name="T2006" style:family="text">
      <style:text-properties officeooo:rsid="10589dc2"/>
    </style:style>
    <style:style style:name="T2007" style:family="text">
      <style:text-properties officeooo:rsid="105c9b5c"/>
    </style:style>
    <style:style style:name="T2008" style:family="text">
      <style:text-properties officeooo:rsid="105c9c3d"/>
    </style:style>
    <style:style style:name="T2009" style:family="text">
      <style:text-properties officeooo:rsid="105dae9e"/>
    </style:style>
    <style:style style:name="T2010" style:family="text">
      <style:text-properties officeooo:rsid="105fb822"/>
    </style:style>
    <style:style style:name="T2011" style:family="text">
      <style:text-properties officeooo:rsid="106187a0"/>
    </style:style>
    <style:style style:name="T2012" style:family="text">
      <style:text-properties officeooo:rsid="113c5668"/>
    </style:style>
    <style:style style:name="T2013" style:family="text">
      <style:text-properties officeooo:rsid="106322cb"/>
    </style:style>
    <style:style style:name="T2014" style:family="text">
      <style:text-properties officeooo:rsid="10688cc7"/>
    </style:style>
    <style:style style:name="T2015" style:family="text">
      <style:text-properties officeooo:rsid="106b6346"/>
    </style:style>
    <style:style style:name="T2016" style:family="text">
      <style:text-properties officeooo:rsid="106db029"/>
    </style:style>
    <style:style style:name="T2017" style:family="text">
      <style:text-properties officeooo:rsid="1070bcfb"/>
    </style:style>
    <style:style style:name="T2018" style:family="text">
      <style:text-properties officeooo:rsid="1071f611"/>
    </style:style>
    <style:style style:name="T2019" style:family="text">
      <style:text-properties officeooo:rsid="1073b28c"/>
    </style:style>
    <style:style style:name="T2020" style:family="text">
      <style:text-properties officeooo:rsid="10789289"/>
    </style:style>
    <style:style style:name="T2021" style:family="text">
      <style:text-properties officeooo:rsid="10791d35"/>
    </style:style>
    <style:style style:name="T2022" style:family="text">
      <style:text-properties officeooo:rsid="1079302f"/>
    </style:style>
    <style:style style:name="T2023" style:family="text">
      <style:text-properties officeooo:rsid="107a3713"/>
    </style:style>
    <style:style style:name="T2024" style:family="text">
      <style:text-properties officeooo:rsid="107b5d8e"/>
    </style:style>
    <style:style style:name="T2025" style:family="text">
      <style:text-properties officeooo:rsid="107cff98"/>
    </style:style>
    <style:style style:name="T2026" style:family="text">
      <style:text-properties officeooo:rsid="107e8929"/>
    </style:style>
    <style:style style:name="T2027" style:family="text">
      <style:text-properties officeooo:rsid="107edb69"/>
    </style:style>
    <style:style style:name="T2028" style:family="text">
      <style:text-properties officeooo:rsid="10829c92"/>
    </style:style>
    <style:style style:name="T2029" style:family="text">
      <style:text-properties officeooo:rsid="108452ea"/>
    </style:style>
    <style:style style:name="T2030" style:family="text">
      <style:text-properties officeooo:rsid="1085e392"/>
    </style:style>
    <style:style style:name="T2031" style:family="text">
      <style:text-properties officeooo:rsid="108682fc"/>
    </style:style>
    <style:style style:name="T2032" style:family="text">
      <style:text-properties officeooo:rsid="10889157"/>
    </style:style>
    <style:style style:name="T2033" style:family="text">
      <style:text-properties officeooo:rsid="1089245a"/>
    </style:style>
    <style:style style:name="T2034" style:family="text">
      <style:text-properties officeooo:rsid="10893855"/>
    </style:style>
    <style:style style:name="T2035" style:family="text">
      <style:text-properties officeooo:rsid="108b0d4d"/>
    </style:style>
    <style:style style:name="T2036" style:family="text">
      <style:text-properties officeooo:rsid="108b3447"/>
    </style:style>
    <style:style style:name="T2037" style:family="text">
      <style:text-properties officeooo:rsid="108c0813"/>
    </style:style>
    <style:style style:name="T2038" style:family="text">
      <style:text-properties officeooo:rsid="108d1d5d"/>
    </style:style>
    <style:style style:name="T2039" style:family="text">
      <style:text-properties officeooo:rsid="113cee57"/>
    </style:style>
    <style:style style:name="T2040" style:family="text">
      <style:text-properties officeooo:rsid="1090f4f7"/>
    </style:style>
    <style:style style:name="T2041" style:family="text">
      <style:text-properties officeooo:rsid="1092725c"/>
    </style:style>
    <style:style style:name="T2042" style:family="text">
      <style:text-properties officeooo:rsid="1093f835"/>
    </style:style>
    <style:style style:name="T2043" style:family="text">
      <style:text-properties officeooo:rsid="10946866"/>
    </style:style>
    <style:style style:name="T2044" style:family="text">
      <style:text-properties officeooo:rsid="10959be8"/>
    </style:style>
    <style:style style:name="T2045" style:family="text">
      <style:text-properties officeooo:rsid="113e5275"/>
    </style:style>
    <style:style style:name="T2046" style:family="text">
      <style:text-properties officeooo:rsid="10967629"/>
    </style:style>
    <style:style style:name="T2047" style:family="text">
      <style:text-properties officeooo:rsid="10984497"/>
    </style:style>
    <style:style style:name="T2048" style:family="text">
      <style:text-properties officeooo:rsid="109a3020"/>
    </style:style>
    <style:style style:name="T2049" style:family="text">
      <style:text-properties officeooo:rsid="10a79d35"/>
    </style:style>
    <style:style style:name="T2050" style:family="text">
      <style:text-properties officeooo:rsid="10a81efe"/>
    </style:style>
    <style:style style:name="T2051" style:family="text">
      <style:text-properties officeooo:rsid="113edec0"/>
    </style:style>
    <style:style style:name="T2052" style:family="text">
      <style:text-properties officeooo:rsid="1167fa75"/>
    </style:style>
    <style:style style:name="T2053" style:family="text">
      <style:text-properties officeooo:rsid="113fc7fe"/>
    </style:style>
    <style:style style:name="T2054" style:family="text">
      <style:text-properties officeooo:rsid="124de588"/>
    </style:style>
    <style:style style:name="T2055" style:family="text">
      <style:text-properties officeooo:rsid="116aafd0"/>
    </style:style>
    <style:style style:name="T2056" style:family="text">
      <style:text-properties officeooo:rsid="10e593b6"/>
    </style:style>
    <style:style style:name="T2057" style:family="text">
      <style:text-properties officeooo:rsid="12503d02"/>
    </style:style>
    <style:style style:name="T2058" style:family="text">
      <style:text-properties officeooo:rsid="10e95fe3"/>
    </style:style>
    <style:style style:name="T2059" style:family="text">
      <style:text-properties officeooo:rsid="12512ade"/>
    </style:style>
    <style:style style:name="T2060" style:family="text">
      <style:text-properties officeooo:rsid="12a6ca8d"/>
    </style:style>
    <style:style style:name="T2061" style:family="text">
      <style:text-properties officeooo:rsid="10ec2880"/>
    </style:style>
    <style:style style:name="T2062" style:family="text">
      <style:text-properties officeooo:rsid="10f2370c"/>
    </style:style>
    <style:style style:name="T2063" style:family="text">
      <style:text-properties officeooo:rsid="10f430e1"/>
    </style:style>
    <style:style style:name="T2064" style:family="text">
      <style:text-properties officeooo:rsid="10f98ad6"/>
    </style:style>
    <style:style style:name="T2065" style:family="text">
      <style:text-properties officeooo:rsid="125a66c7"/>
    </style:style>
    <style:style style:name="T2066" style:family="text">
      <style:text-properties officeooo:rsid="110e565d"/>
    </style:style>
    <style:style style:name="T2067" style:family="text">
      <style:text-properties officeooo:rsid="125cce45"/>
    </style:style>
    <style:style style:name="T2068" style:family="text">
      <style:text-properties officeooo:rsid="110ebd03"/>
    </style:style>
    <style:style style:name="T2069" style:family="text">
      <style:text-properties officeooo:rsid="110ede8f"/>
    </style:style>
    <style:style style:name="T2070" style:family="text">
      <style:text-properties officeooo:rsid="125e54e5"/>
    </style:style>
    <style:style style:name="T2071" style:family="text">
      <style:text-properties officeooo:rsid="125f1332"/>
    </style:style>
    <style:style style:name="T2072" style:family="text">
      <style:text-properties officeooo:rsid="1261539e"/>
    </style:style>
    <style:style style:name="T2073" style:family="text">
      <style:text-properties officeooo:rsid="1110c13e"/>
    </style:style>
    <style:style style:name="T2074" style:family="text">
      <style:text-properties officeooo:rsid="12603812"/>
    </style:style>
    <style:style style:name="T2075" style:family="text">
      <style:text-properties officeooo:rsid="11140ded"/>
    </style:style>
    <style:style style:name="T2076" style:family="text">
      <style:text-properties officeooo:rsid="1262440f"/>
    </style:style>
    <style:style style:name="T2077" style:family="text">
      <style:text-properties officeooo:rsid="11203010"/>
    </style:style>
    <style:style style:name="T2078" style:family="text">
      <style:text-properties officeooo:rsid="112166ea"/>
    </style:style>
    <style:style style:name="T2079" style:family="text">
      <style:text-properties officeooo:rsid="112c3b5a"/>
    </style:style>
    <style:style style:name="T2080" style:family="text">
      <style:text-properties officeooo:rsid="112e2f50"/>
    </style:style>
    <style:style style:name="T2081" style:family="text">
      <style:text-properties officeooo:rsid="11495a8f"/>
    </style:style>
    <style:style style:name="T2082" style:family="text">
      <style:text-properties officeooo:rsid="114aecda"/>
    </style:style>
    <style:style style:name="T2083" style:family="text">
      <style:text-properties officeooo:rsid="114bdaa2"/>
    </style:style>
    <style:style style:name="T2084" style:family="text">
      <style:text-properties officeooo:rsid="114c051c"/>
    </style:style>
    <style:style style:name="T2085" style:family="text">
      <style:text-properties officeooo:rsid="126de6a2"/>
    </style:style>
    <style:style style:name="T2086" style:family="text">
      <style:text-properties officeooo:rsid="127055c9"/>
    </style:style>
    <style:style style:name="T2087" style:family="text">
      <style:text-properties officeooo:rsid="12758bcf"/>
    </style:style>
    <style:style style:name="T2088" style:family="text">
      <style:text-properties officeooo:rsid="12780c7a"/>
    </style:style>
    <style:style style:name="T2089" style:family="text">
      <style:text-properties officeooo:rsid="118ac798"/>
    </style:style>
    <style:style style:name="T2090" style:family="text">
      <style:text-properties officeooo:rsid="12bdf928"/>
    </style:style>
    <style:style style:name="T2091" style:family="text">
      <style:text-properties officeooo:rsid="12beaa0a"/>
    </style:style>
    <style:style style:name="T2092" style:family="text">
      <style:text-properties officeooo:rsid="118d4c3e"/>
    </style:style>
    <style:style style:name="T2093" style:family="text">
      <style:text-properties officeooo:rsid="12c05654"/>
    </style:style>
    <style:style style:name="T2094" style:family="text">
      <style:text-properties officeooo:rsid="118e9444"/>
    </style:style>
    <style:style style:name="T2095" style:family="text">
      <style:text-properties officeooo:rsid="12c0d499"/>
    </style:style>
    <style:style style:name="T2096" style:family="text">
      <style:text-properties officeooo:rsid="12c0e98b"/>
    </style:style>
    <style:style style:name="T2097" style:family="text">
      <style:text-properties officeooo:rsid="1196b432"/>
    </style:style>
    <style:style style:name="T2098" style:family="text">
      <style:text-properties officeooo:rsid="127866b2"/>
    </style:style>
    <style:style style:name="T2099" style:family="text">
      <style:text-properties officeooo:rsid="119bb7e7"/>
    </style:style>
    <style:style style:name="T2100" style:family="text">
      <style:text-properties officeooo:rsid="119d1535"/>
    </style:style>
    <style:style style:name="T2101" style:family="text">
      <style:text-properties officeooo:rsid="119dd17a"/>
    </style:style>
    <style:style style:name="T2102" style:family="text">
      <style:text-properties officeooo:rsid="127a6517"/>
    </style:style>
    <style:style style:name="T2103" style:family="text">
      <style:text-properties officeooo:rsid="119e1269"/>
    </style:style>
    <style:style style:name="T2104" style:family="text">
      <style:text-properties officeooo:rsid="119e5361"/>
    </style:style>
    <style:style style:name="T2105" style:family="text">
      <style:text-properties officeooo:rsid="12903001"/>
    </style:style>
    <style:style style:name="T2106" style:family="text">
      <style:text-properties officeooo:rsid="119ede37"/>
    </style:style>
    <style:style style:name="T2107" style:family="text">
      <style:text-properties officeooo:rsid="11a091f7"/>
    </style:style>
    <style:style style:name="T2108" style:family="text">
      <style:text-properties officeooo:rsid="11a1d033"/>
    </style:style>
    <style:style style:name="T2109" style:family="text">
      <style:text-properties officeooo:rsid="11a490bd"/>
    </style:style>
    <style:style style:name="T2110" style:family="text">
      <style:text-properties officeooo:rsid="11a6419b"/>
    </style:style>
    <style:style style:name="T2111" style:family="text">
      <style:text-properties officeooo:rsid="127ce9c0"/>
    </style:style>
    <style:style style:name="T2112" style:family="text">
      <style:text-properties officeooo:rsid="11a86851"/>
    </style:style>
    <style:style style:name="T2113" style:family="text">
      <style:text-properties officeooo:rsid="11ac10bb"/>
    </style:style>
    <style:style style:name="T2114" style:family="text">
      <style:text-properties officeooo:rsid="11acb93d"/>
    </style:style>
    <style:style style:name="T2115" style:family="text">
      <style:text-properties officeooo:rsid="11ae5cda"/>
    </style:style>
    <style:style style:name="T2116" style:family="text">
      <style:text-properties officeooo:rsid="127d42bf"/>
    </style:style>
    <style:style style:name="T2117" style:family="text">
      <style:text-properties officeooo:rsid="11b18f94"/>
    </style:style>
    <style:style style:name="T2118" style:family="text">
      <style:text-properties officeooo:rsid="11b256a4"/>
    </style:style>
    <style:style style:name="T2119" style:family="text">
      <style:text-properties officeooo:rsid="11b87189"/>
    </style:style>
    <style:style style:name="T2120" style:family="text">
      <style:text-properties officeooo:rsid="11c0780c"/>
    </style:style>
    <style:style style:name="T2121" style:family="text">
      <style:text-properties officeooo:rsid="11c23001"/>
    </style:style>
    <style:style style:name="T2122" style:family="text">
      <style:text-properties officeooo:rsid="11cbb4ae"/>
    </style:style>
    <style:style style:name="T2123" style:family="text">
      <style:text-properties officeooo:rsid="11d061c1"/>
    </style:style>
    <style:style style:name="T2124" style:family="text">
      <style:text-properties officeooo:rsid="128344d2"/>
    </style:style>
    <style:style style:name="T2125" style:family="text">
      <style:text-properties officeooo:rsid="11d0cecf"/>
    </style:style>
    <style:style style:name="T2126" style:family="text">
      <style:text-properties officeooo:rsid="129070e7"/>
    </style:style>
    <style:style style:name="T2127" style:family="text">
      <style:text-properties officeooo:rsid="129383bb"/>
    </style:style>
    <style:style style:name="T2128" style:family="text">
      <style:text-properties officeooo:rsid="11d62a30"/>
    </style:style>
    <style:style style:name="T2129" style:family="text">
      <style:text-properties officeooo:rsid="1295a5b4"/>
    </style:style>
    <style:style style:name="T2130" style:family="text">
      <style:text-properties officeooo:rsid="12972bb9"/>
    </style:style>
    <style:style style:name="T2131" style:family="text">
      <style:text-properties officeooo:rsid="11d70385"/>
    </style:style>
    <style:style style:name="T2132" style:family="text">
      <style:text-properties officeooo:rsid="1297d1a3"/>
    </style:style>
    <style:style style:name="T2133" style:family="text">
      <style:text-properties officeooo:rsid="12984d62"/>
    </style:style>
    <style:style style:name="T2134" style:family="text">
      <style:text-properties officeooo:rsid="129940f9"/>
    </style:style>
    <style:style style:name="T2135" style:family="text">
      <style:text-properties officeooo:rsid="11d96e95"/>
    </style:style>
    <style:style style:name="T2136" style:family="text">
      <style:text-properties officeooo:rsid="11dca432"/>
    </style:style>
    <style:style style:name="T2137" style:family="text">
      <style:text-properties officeooo:rsid="11dd7061"/>
    </style:style>
    <style:style style:name="T2138" style:family="text">
      <style:text-properties officeooo:rsid="12838151"/>
    </style:style>
    <style:style style:name="T2139" style:family="text">
      <style:text-properties officeooo:rsid="11e4e740"/>
    </style:style>
    <style:style style:name="T2140" style:family="text">
      <style:text-properties officeooo:rsid="11e7142c"/>
    </style:style>
    <style:style style:name="T2141" style:family="text">
      <style:text-properties fo:background-color="#ffffd7" loext:char-shading-value="0"/>
    </style:style>
    <style:style style:name="T2142" style:family="text">
      <style:text-properties officeooo:rsid="11f8156a"/>
    </style:style>
    <style:style style:name="T2143" style:family="text">
      <style:text-properties officeooo:rsid="12859b54"/>
    </style:style>
    <style:style style:name="T2144" style:family="text">
      <style:text-properties officeooo:rsid="11fb0626"/>
    </style:style>
    <style:style style:name="T2145" style:family="text">
      <style:text-properties officeooo:rsid="11feb988"/>
    </style:style>
    <style:style style:name="T2146" style:family="text">
      <style:text-properties officeooo:rsid="11ff6a29"/>
    </style:style>
    <style:style style:name="T2147" style:family="text">
      <style:text-properties officeooo:rsid="12001073"/>
    </style:style>
    <style:style style:name="T2148" style:family="text">
      <style:text-properties officeooo:rsid="12015efb"/>
    </style:style>
    <style:style style:name="T2149" style:family="text">
      <style:text-properties officeooo:rsid="12029713"/>
    </style:style>
    <style:style style:name="T2150" style:family="text">
      <style:text-properties officeooo:rsid="1202ba41"/>
    </style:style>
    <style:style style:name="T2151" style:family="text">
      <style:text-properties officeooo:rsid="1203b392"/>
    </style:style>
    <style:style style:name="T2152" style:family="text">
      <style:text-properties officeooo:rsid="120432a4"/>
    </style:style>
    <style:style style:name="T2153" style:family="text">
      <style:text-properties officeooo:rsid="12ae3dbb"/>
    </style:style>
    <style:style style:name="T2154" style:family="text">
      <style:text-properties officeooo:rsid="12896fad"/>
    </style:style>
    <style:style style:name="T2155" style:family="text">
      <style:text-properties officeooo:rsid="120a25e0"/>
    </style:style>
    <style:style style:name="T2156" style:family="text">
      <style:text-properties officeooo:rsid="128b30f8"/>
    </style:style>
    <style:style style:name="T2157" style:family="text">
      <style:text-properties officeooo:rsid="128ce931"/>
    </style:style>
    <style:style style:name="T2158" style:family="text">
      <style:text-properties officeooo:rsid="128e69fc"/>
    </style:style>
    <style:style style:name="T2159" style:family="text">
      <style:text-properties officeooo:rsid="10df839c"/>
    </style:style>
    <style:style style:name="T2160" style:family="text">
      <style:text-properties officeooo:rsid="10df89c8"/>
    </style:style>
    <style:style style:name="T2161" style:family="text">
      <style:text-properties officeooo:rsid="1116e5a6"/>
    </style:style>
    <style:style style:name="T2162" style:family="text">
      <style:text-properties officeooo:rsid="1228678d"/>
    </style:style>
    <style:style style:name="T2163" style:family="text">
      <style:text-properties officeooo:rsid="10e15764"/>
    </style:style>
    <style:style style:name="T2164" style:family="text">
      <style:text-properties officeooo:rsid="10e31a08"/>
    </style:style>
    <style:style style:name="T2165" style:family="text">
      <style:text-properties officeooo:rsid="10e44237"/>
    </style:style>
    <style:style style:name="T2166" style:family="text">
      <style:text-properties officeooo:rsid="10e6e226"/>
    </style:style>
    <style:style style:name="T2167" style:family="text">
      <style:text-properties officeooo:rsid="10e7f7b7"/>
    </style:style>
    <style:style style:name="T2168" style:family="text">
      <style:text-properties officeooo:rsid="11dd1fe2"/>
    </style:style>
    <style:style style:name="T2169" style:family="text">
      <style:text-properties officeooo:rsid="1183faac"/>
    </style:style>
    <style:style style:name="T2170" style:family="text">
      <style:text-properties officeooo:rsid="10f2a382"/>
    </style:style>
    <style:style style:name="T2171" style:family="text">
      <style:text-properties officeooo:rsid="10f7a1e9"/>
    </style:style>
    <style:style style:name="T2172" style:family="text">
      <style:text-properties officeooo:rsid="10f9f7e5"/>
    </style:style>
    <style:style style:name="T2173" style:family="text">
      <style:text-properties officeooo:rsid="11dde95e"/>
    </style:style>
    <style:style style:name="T2174" style:family="text">
      <style:text-properties officeooo:rsid="1225e660"/>
    </style:style>
    <style:style style:name="T2175" style:family="text">
      <style:text-properties officeooo:rsid="10fb92e7"/>
    </style:style>
    <style:style style:name="T2176" style:family="text">
      <style:text-properties officeooo:rsid="10fe786b"/>
    </style:style>
    <style:style style:name="T2177" style:family="text">
      <style:text-properties officeooo:rsid="10ffa61b"/>
    </style:style>
    <style:style style:name="T2178" style:family="text">
      <style:text-properties officeooo:rsid="11026b51"/>
    </style:style>
    <style:style style:name="T2179" style:family="text">
      <style:text-properties officeooo:rsid="110450a0"/>
    </style:style>
    <style:style style:name="T2180" style:family="text">
      <style:text-properties officeooo:rsid="11f3f038"/>
    </style:style>
    <style:style style:name="T2181" style:family="text">
      <style:text-properties officeooo:rsid="11de08f2"/>
    </style:style>
    <style:style style:name="T2182" style:family="text">
      <style:text-properties officeooo:rsid="11de3a06"/>
    </style:style>
    <style:style style:name="T2183" style:family="text">
      <style:text-properties officeooo:rsid="110cc24c"/>
    </style:style>
    <style:style style:name="T2184" style:family="text">
      <style:text-properties officeooo:rsid="111056aa"/>
    </style:style>
    <style:style style:name="T2185" style:family="text">
      <style:text-properties officeooo:rsid="11e01a78"/>
    </style:style>
    <style:style style:name="T2186" style:family="text">
      <style:text-properties officeooo:rsid="11e0f1e0"/>
    </style:style>
    <style:style style:name="T2187" style:family="text">
      <style:text-properties officeooo:rsid="11110b36"/>
    </style:style>
    <style:style style:name="T2188" style:family="text">
      <style:text-properties officeooo:rsid="11128bc4"/>
    </style:style>
    <style:style style:name="T2189" style:family="text">
      <style:text-properties officeooo:rsid="11139faa"/>
    </style:style>
    <style:style style:name="T2190" style:family="text">
      <style:text-properties officeooo:rsid="1117153d"/>
    </style:style>
    <style:style style:name="T2191" style:family="text">
      <style:text-properties officeooo:rsid="111b0e7c"/>
    </style:style>
    <style:style style:name="T2192" style:family="text">
      <style:text-properties officeooo:rsid="111bf1e4"/>
    </style:style>
    <style:style style:name="T2193" style:family="text">
      <style:text-properties officeooo:rsid="1123b523"/>
    </style:style>
    <style:style style:name="T2194" style:family="text">
      <style:text-properties officeooo:rsid="112a2fca"/>
    </style:style>
    <style:style style:name="T2195" style:family="text">
      <style:text-properties officeooo:rsid="112c0014"/>
    </style:style>
    <style:style style:name="T2196" style:family="text">
      <style:text-properties officeooo:rsid="112ca0ee"/>
    </style:style>
    <style:style style:name="T2197" style:family="text">
      <style:text-properties officeooo:rsid="112d3bf0"/>
    </style:style>
    <style:style style:name="T2198" style:family="text">
      <style:text-properties officeooo:rsid="1135c1f4"/>
    </style:style>
    <style:style style:name="T2199" style:family="text">
      <style:text-properties officeooo:rsid="113667a6"/>
    </style:style>
    <style:style style:name="T2200" style:family="text">
      <style:text-properties officeooo:rsid="11374628"/>
    </style:style>
    <style:style style:name="T2201" style:family="text">
      <style:text-properties officeooo:rsid="11391dd9"/>
    </style:style>
    <style:style style:name="T2202" style:family="text">
      <style:text-properties officeooo:rsid="11e6021d"/>
    </style:style>
    <style:style style:name="T2203" style:family="text">
      <style:text-properties officeooo:rsid="114960e0"/>
    </style:style>
    <style:style style:name="T2204" style:family="text">
      <style:text-properties officeooo:rsid="114b8c0d"/>
    </style:style>
    <style:style style:name="T2205" style:family="text">
      <style:text-properties officeooo:rsid="114dcb54"/>
    </style:style>
    <style:style style:name="T2206" style:family="text">
      <style:text-properties officeooo:rsid="11539ea7"/>
    </style:style>
    <style:style style:name="T2207" style:family="text">
      <style:text-properties officeooo:rsid="114fb893"/>
    </style:style>
    <style:style style:name="T2208" style:family="text">
      <style:text-properties officeooo:rsid="1150e3a2"/>
    </style:style>
    <style:style style:name="T2209" style:family="text">
      <style:text-properties officeooo:rsid="11576c6d"/>
    </style:style>
    <style:style style:name="T2210" style:family="text">
      <style:text-properties officeooo:rsid="1175e92b"/>
    </style:style>
    <style:style style:name="T2211" style:family="text">
      <style:text-properties officeooo:rsid="11eafc1f"/>
    </style:style>
    <style:style style:name="T2212" style:family="text">
      <style:text-properties officeooo:rsid="11774348"/>
    </style:style>
    <style:style style:name="T2213" style:family="text">
      <style:text-properties officeooo:rsid="11ec3f1e"/>
    </style:style>
    <style:style style:name="T2214" style:family="text">
      <style:text-properties officeooo:rsid="1177f576"/>
    </style:style>
    <style:style style:name="T2215" style:family="text">
      <style:text-properties officeooo:rsid="12139a5b"/>
    </style:style>
    <style:style style:name="T2216" style:family="text">
      <style:text-properties officeooo:rsid="11797109"/>
    </style:style>
    <style:style style:name="T2217" style:family="text">
      <style:text-properties officeooo:rsid="117b655d"/>
    </style:style>
    <style:style style:name="T2218" style:family="text">
      <style:text-properties officeooo:rsid="117badd3"/>
    </style:style>
    <style:style style:name="T2219" style:family="text">
      <style:text-properties officeooo:rsid="117dacae"/>
    </style:style>
    <style:style style:name="T2220" style:family="text">
      <style:text-properties officeooo:rsid="117e995a"/>
    </style:style>
    <style:style style:name="T2221" style:family="text">
      <style:text-properties officeooo:rsid="11809d33"/>
    </style:style>
    <style:style style:name="T2222" style:family="text">
      <style:text-properties officeooo:rsid="118219ed"/>
    </style:style>
    <style:style style:name="T2223" style:family="text">
      <style:text-properties officeooo:rsid="11822f56"/>
    </style:style>
    <style:style style:name="T2224" style:family="text">
      <style:text-properties officeooo:rsid="11872586"/>
    </style:style>
    <style:style style:name="T2225" style:family="text">
      <style:text-properties officeooo:rsid="12185ed0"/>
    </style:style>
    <style:style style:name="T2226" style:family="text">
      <style:text-properties officeooo:rsid="11f000d8"/>
    </style:style>
    <style:style style:name="T2227" style:family="text">
      <style:text-properties officeooo:rsid="1189db84"/>
    </style:style>
    <style:style style:name="T2228" style:family="text">
      <style:text-properties officeooo:rsid="119576a0"/>
    </style:style>
    <style:style style:name="T2229" style:family="text">
      <style:text-properties officeooo:rsid="1196fb3f"/>
    </style:style>
    <style:style style:name="T2230" style:family="text">
      <style:text-properties officeooo:rsid="11982f61"/>
    </style:style>
    <style:style style:name="T2231" style:family="text">
      <style:text-properties officeooo:rsid="1199e67d"/>
    </style:style>
    <style:style style:name="T2232" style:family="text">
      <style:text-properties officeooo:rsid="11f050cf"/>
    </style:style>
    <style:style style:name="T2233" style:family="text">
      <style:text-properties officeooo:rsid="11f113d1"/>
    </style:style>
    <style:style style:name="T2234" style:family="text">
      <style:text-properties officeooo:rsid="119f0c2c"/>
    </style:style>
    <style:style style:name="T2235" style:family="text">
      <style:text-properties officeooo:rsid="121e08da"/>
    </style:style>
    <style:style style:name="T2236" style:family="text">
      <style:text-properties officeooo:rsid="11a041fc"/>
    </style:style>
    <style:style style:name="T2237" style:family="text">
      <style:text-properties officeooo:rsid="121ec9d1"/>
    </style:style>
    <style:style style:name="T2238" style:family="text">
      <style:text-properties officeooo:rsid="11a3f37f"/>
    </style:style>
    <style:style style:name="T2239" style:family="text">
      <style:text-properties officeooo:rsid="11a4c72b"/>
    </style:style>
    <style:style style:name="T2240" style:family="text">
      <style:text-properties officeooo:rsid="11a6c4bd"/>
    </style:style>
    <style:style style:name="T2241" style:family="text">
      <style:text-properties officeooo:rsid="122eb896"/>
    </style:style>
    <style:style style:name="T2242" style:family="text">
      <style:text-properties officeooo:rsid="11a8d7a5"/>
    </style:style>
    <style:style style:name="T2243" style:family="text">
      <style:text-properties officeooo:rsid="11abaabe"/>
    </style:style>
    <style:style style:name="T2244" style:family="text">
      <style:text-properties officeooo:rsid="11aa0b68"/>
    </style:style>
    <style:style style:name="T2245" style:family="text">
      <style:text-properties officeooo:rsid="11aad4e7"/>
    </style:style>
    <style:style style:name="T2246" style:family="text">
      <style:text-properties officeooo:rsid="11ad0315"/>
    </style:style>
    <style:style style:name="T2247" style:family="text">
      <style:text-properties officeooo:rsid="11b321e0"/>
    </style:style>
    <style:style style:name="T2248" style:family="text">
      <style:text-properties officeooo:rsid="11b0ba02"/>
    </style:style>
    <style:style style:name="T2249" style:family="text">
      <style:text-properties officeooo:rsid="11b46456"/>
    </style:style>
    <style:style style:name="T2250" style:family="text">
      <style:text-properties officeooo:rsid="11f15d7e"/>
    </style:style>
    <style:style style:name="T2251" style:family="text">
      <style:text-properties officeooo:rsid="11b6a309"/>
    </style:style>
    <style:style style:name="T2252" style:family="text">
      <style:text-properties officeooo:rsid="11b9ba00"/>
    </style:style>
    <style:style style:name="T2253" style:family="text">
      <style:text-properties officeooo:rsid="11bb599a"/>
    </style:style>
    <style:style style:name="T2254" style:family="text">
      <style:text-properties officeooo:rsid="11f98bac"/>
    </style:style>
    <style:style style:name="T2255" style:family="text">
      <style:text-properties officeooo:rsid="12303e80"/>
    </style:style>
    <style:style style:name="T2256" style:family="text">
      <style:text-properties officeooo:rsid="11c781e8"/>
    </style:style>
    <style:style style:name="T2257" style:family="text">
      <style:text-properties officeooo:rsid="11cd1d4d"/>
    </style:style>
    <style:style style:name="T2258" style:family="text">
      <style:text-properties officeooo:rsid="11f29b96"/>
    </style:style>
    <style:style style:name="T2259" style:family="text">
      <style:text-properties officeooo:rsid="11cedbe8"/>
    </style:style>
    <style:style style:name="T2260" style:family="text">
      <style:text-properties officeooo:rsid="11d0c52f"/>
    </style:style>
    <style:style style:name="T2261" style:family="text">
      <style:text-properties officeooo:rsid="10e34b9b"/>
    </style:style>
    <style:style style:name="T2262" style:family="text">
      <style:text-properties officeooo:rsid="10e57dfa"/>
    </style:style>
    <style:style style:name="T2263" style:family="text">
      <style:text-properties officeooo:rsid="12a2297e"/>
    </style:style>
    <style:style style:name="T2264" style:family="text">
      <style:text-properties officeooo:rsid="10e5cf47"/>
    </style:style>
    <style:style style:name="T2265" style:family="text">
      <style:text-properties officeooo:rsid="10e607a4"/>
    </style:style>
    <style:style style:name="T2266" style:family="text">
      <style:text-properties officeooo:rsid="12e0ff7b"/>
    </style:style>
    <style:style style:name="T2267" style:family="text">
      <style:text-properties officeooo:rsid="10f8edea"/>
    </style:style>
    <style:style style:name="T2268" style:family="text">
      <style:text-properties officeooo:rsid="12e632c5"/>
    </style:style>
    <style:style style:name="T2269" style:family="text">
      <style:text-properties officeooo:rsid="12a64c37"/>
    </style:style>
    <style:style style:name="T2270" style:family="text">
      <style:text-properties officeooo:rsid="1319b06d"/>
    </style:style>
    <style:style style:name="T2271" style:family="text">
      <style:text-properties officeooo:rsid="12f7b3e5"/>
    </style:style>
    <style:style style:name="T2272" style:family="text">
      <style:text-properties officeooo:rsid="11073b2f"/>
    </style:style>
    <style:style style:name="T2273" style:family="text">
      <style:text-properties officeooo:rsid="1104dade"/>
    </style:style>
    <style:style style:name="T2274" style:family="text">
      <style:text-properties officeooo:rsid="11059397"/>
    </style:style>
    <style:style style:name="T2275" style:family="text">
      <style:text-properties officeooo:rsid="12aa542a"/>
    </style:style>
    <style:style style:name="T2276" style:family="text">
      <style:text-properties officeooo:rsid="110e5ae7"/>
    </style:style>
    <style:style style:name="T2277" style:family="text">
      <style:text-properties officeooo:rsid="110f8a36"/>
    </style:style>
    <style:style style:name="T2278" style:family="text">
      <style:text-properties officeooo:rsid="1110b685"/>
    </style:style>
    <style:style style:name="T2279" style:family="text">
      <style:text-properties officeooo:rsid="1111a34b"/>
    </style:style>
    <style:style style:name="T2280" style:family="text">
      <style:text-properties officeooo:rsid="1151c56d"/>
    </style:style>
    <style:style style:name="T2281" style:family="text">
      <style:text-properties officeooo:rsid="11130e3c"/>
    </style:style>
    <style:style style:name="T2282" style:family="text">
      <style:text-properties officeooo:rsid="12ac3072"/>
    </style:style>
    <style:style style:name="T2283" style:family="text">
      <style:text-properties officeooo:rsid="12ada12e"/>
    </style:style>
    <style:style style:name="T2284" style:family="text">
      <style:text-properties officeooo:rsid="11135fec"/>
    </style:style>
    <style:style style:name="T2285" style:family="text">
      <style:text-properties officeooo:rsid="11148e08"/>
    </style:style>
    <style:style style:name="T2286" style:family="text">
      <style:text-properties officeooo:rsid="12af2f01"/>
    </style:style>
    <style:style style:name="T2287" style:family="text">
      <style:text-properties officeooo:rsid="12b0821d"/>
    </style:style>
    <style:style style:name="T2288" style:family="text">
      <style:text-properties officeooo:rsid="111512b4"/>
    </style:style>
    <style:style style:name="T2289" style:family="text">
      <style:text-properties officeooo:rsid="1115f3bf"/>
    </style:style>
    <style:style style:name="T2290" style:family="text">
      <style:text-properties officeooo:rsid="1117e4a8"/>
    </style:style>
    <style:style style:name="T2291" style:family="text">
      <style:text-properties officeooo:rsid="11188b74"/>
    </style:style>
    <style:style style:name="T2292" style:family="text">
      <style:text-properties officeooo:rsid="111cfa68"/>
    </style:style>
    <style:style style:name="T2293" style:family="text">
      <style:text-properties officeooo:rsid="12b0bed8"/>
    </style:style>
    <style:style style:name="T2294" style:family="text">
      <style:text-properties officeooo:rsid="111b6666"/>
    </style:style>
    <style:style style:name="T2295" style:family="text">
      <style:text-properties officeooo:rsid="111ee595"/>
    </style:style>
    <style:style style:name="T2296" style:family="text">
      <style:text-properties officeooo:rsid="111f2ca4"/>
    </style:style>
    <style:style style:name="T2297" style:family="text">
      <style:text-properties officeooo:rsid="112015df"/>
    </style:style>
    <style:style style:name="T2298" style:family="text">
      <style:text-properties officeooo:rsid="1121ff85"/>
    </style:style>
    <style:style style:name="T2299" style:family="text">
      <style:text-properties officeooo:rsid="11233b46"/>
    </style:style>
    <style:style style:name="T2300" style:family="text">
      <style:text-properties officeooo:rsid="114f85c8"/>
    </style:style>
    <style:style style:name="T2301" style:family="text">
      <style:text-properties officeooo:rsid="114dc176"/>
    </style:style>
    <style:style style:name="T2302" style:family="text">
      <style:text-properties officeooo:rsid="1126fe75"/>
    </style:style>
    <style:style style:name="T2303" style:family="text">
      <style:text-properties officeooo:rsid="1309e390"/>
    </style:style>
    <style:style style:name="T2304" style:family="text">
      <style:text-properties officeooo:rsid="1127043e"/>
    </style:style>
    <style:style style:name="T2305" style:family="text">
      <style:text-properties officeooo:rsid="11274e75"/>
    </style:style>
    <style:style style:name="T2306" style:family="text">
      <style:text-properties officeooo:rsid="1129433e"/>
    </style:style>
    <style:style style:name="T2307" style:family="text">
      <style:text-properties officeooo:rsid="112c8609"/>
    </style:style>
    <style:style style:name="T2308" style:family="text">
      <style:text-properties officeooo:rsid="112d3268"/>
    </style:style>
    <style:style style:name="T2309" style:family="text">
      <style:text-properties officeooo:rsid="112d95dc"/>
    </style:style>
    <style:style style:name="T2310" style:family="text">
      <style:text-properties officeooo:rsid="12b16e0d"/>
    </style:style>
    <style:style style:name="T2311" style:family="text">
      <style:text-properties officeooo:rsid="1130be33"/>
    </style:style>
    <style:style style:name="T2312" style:family="text">
      <style:text-properties officeooo:rsid="1133eaa5"/>
    </style:style>
    <style:style style:name="T2313" style:family="text">
      <style:text-properties officeooo:rsid="11348827"/>
    </style:style>
    <style:style style:name="T2314" style:family="text">
      <style:text-properties officeooo:rsid="1136e373"/>
    </style:style>
    <style:style style:name="T2315" style:family="text">
      <style:text-properties officeooo:rsid="1137d08a"/>
    </style:style>
    <style:style style:name="T2316" style:family="text">
      <style:text-properties officeooo:rsid="1137e14e"/>
    </style:style>
    <style:style style:name="T2317" style:family="text">
      <style:text-properties officeooo:rsid="1143a32a"/>
    </style:style>
    <style:style style:name="T2318" style:family="text">
      <style:text-properties officeooo:rsid="1139dd79"/>
    </style:style>
    <style:style style:name="T2319" style:family="text">
      <style:text-properties officeooo:rsid="12baf781"/>
    </style:style>
    <style:style style:name="T2320" style:family="text">
      <style:text-properties officeooo:rsid="12bc4597"/>
    </style:style>
    <style:style style:name="T2321" style:family="text">
      <style:text-properties officeooo:rsid="12c6f668"/>
    </style:style>
    <style:style style:name="T2322" style:family="text">
      <style:text-properties officeooo:rsid="12c87daf"/>
    </style:style>
    <style:style style:name="T2323" style:family="text">
      <style:text-properties officeooo:rsid="12c8eede"/>
    </style:style>
    <style:style style:name="T2324" style:family="text">
      <style:text-properties officeooo:rsid="12c91422"/>
    </style:style>
    <style:style style:name="T2325" style:family="text">
      <style:text-properties officeooo:rsid="12cb76af"/>
    </style:style>
    <style:style style:name="T2326" style:family="text">
      <style:text-properties officeooo:rsid="12cc1f2c"/>
    </style:style>
    <style:style style:name="T2327" style:family="text">
      <style:text-properties officeooo:rsid="12cc44a1"/>
    </style:style>
    <style:style style:name="T2328" style:family="text">
      <style:text-properties officeooo:rsid="132cd11c"/>
    </style:style>
    <style:style style:name="T2329" style:family="text">
      <style:text-properties officeooo:rsid="118227ab"/>
    </style:style>
    <style:style style:name="T2330" style:family="text">
      <style:text-properties officeooo:rsid="118344e0"/>
    </style:style>
    <style:style style:name="T2331" style:family="text">
      <style:text-properties officeooo:rsid="1184c6fa"/>
    </style:style>
    <style:style style:name="T2332" style:family="text">
      <style:text-properties officeooo:rsid="1186637e"/>
    </style:style>
    <style:style style:name="T2333" style:family="text">
      <style:text-properties officeooo:rsid="1188bc58"/>
    </style:style>
    <style:style style:name="T2334" style:family="text">
      <style:text-properties officeooo:rsid="11892352"/>
    </style:style>
    <style:style style:name="T2335" style:family="text">
      <style:text-properties officeooo:rsid="12cf0b52"/>
    </style:style>
    <style:style style:name="T2336" style:family="text">
      <style:text-properties officeooo:rsid="12d0d59e"/>
    </style:style>
    <style:style style:name="T2337" style:family="text">
      <style:text-properties officeooo:rsid="1189b3b6"/>
    </style:style>
    <style:style style:name="T2338" style:family="text">
      <style:text-properties officeooo:rsid="118b08bf"/>
    </style:style>
    <style:style style:name="T2339" style:family="text">
      <style:text-properties officeooo:rsid="118d06f1"/>
    </style:style>
    <style:style style:name="T2340" style:family="text">
      <style:text-properties officeooo:rsid="118ef1fd"/>
    </style:style>
    <style:style style:name="T2341" style:family="text">
      <style:text-properties officeooo:rsid="1190be6b"/>
    </style:style>
    <style:style style:name="T2342" style:family="text">
      <style:text-properties officeooo:rsid="11916d38"/>
    </style:style>
    <style:style style:name="T2343" style:family="text">
      <style:text-properties officeooo:rsid="12d4339d"/>
    </style:style>
    <style:style style:name="T2344" style:family="text">
      <style:text-properties officeooo:rsid="11ab7e98"/>
    </style:style>
    <style:style style:name="T2345" style:family="text">
      <style:text-properties officeooo:rsid="11ac8b3a"/>
    </style:style>
    <style:style style:name="T2346" style:family="text">
      <style:text-properties officeooo:rsid="11ad1943"/>
    </style:style>
    <style:style style:name="T2347" style:family="text">
      <style:text-properties officeooo:rsid="11ae8341"/>
    </style:style>
    <style:style style:name="T2348" style:family="text">
      <style:text-properties officeooo:rsid="11af2e01"/>
    </style:style>
    <style:style style:name="T2349" style:family="text">
      <style:text-properties officeooo:rsid="11b06517"/>
    </style:style>
    <style:style style:name="T2350" style:family="text">
      <style:text-properties officeooo:rsid="11bf9cfa"/>
    </style:style>
    <style:style style:name="T2351" style:family="text">
      <style:text-properties officeooo:rsid="12d46483"/>
    </style:style>
    <style:style style:name="T2352" style:family="text">
      <style:text-properties officeooo:rsid="11c0b18a"/>
    </style:style>
    <style:style style:name="T2353" style:family="text">
      <style:text-properties officeooo:rsid="11c11c08"/>
    </style:style>
    <style:style style:name="T2354" style:family="text">
      <style:text-properties officeooo:rsid="11cf7c23"/>
    </style:style>
    <style:style style:name="T2355" style:family="text">
      <style:text-properties officeooo:rsid="1324566e"/>
    </style:style>
    <style:style style:name="T2356" style:family="text">
      <style:text-properties officeooo:rsid="11d0ef1b"/>
    </style:style>
    <style:style style:name="T2357" style:family="text">
      <style:text-properties officeooo:rsid="13254869"/>
    </style:style>
    <style:style style:name="T2358" style:family="text">
      <style:text-properties officeooo:rsid="11d2e4c0"/>
    </style:style>
    <style:style style:name="T2359" style:family="text">
      <style:text-properties officeooo:rsid="11d66198"/>
    </style:style>
    <style:style style:name="T2360" style:family="text">
      <style:text-properties officeooo:rsid="12d62687"/>
    </style:style>
    <style:style style:name="T2361" style:family="text">
      <style:text-properties officeooo:rsid="11ebe25e"/>
    </style:style>
    <style:style style:name="T2362" style:family="text">
      <style:text-properties officeooo:rsid="11ed1178"/>
    </style:style>
    <style:style style:name="T2363" style:family="text">
      <style:text-properties officeooo:rsid="11efe57f"/>
    </style:style>
    <style:style style:name="T2364" style:family="text">
      <style:text-properties officeooo:rsid="12d75f03"/>
    </style:style>
    <style:style style:name="T2365" style:family="text">
      <style:text-properties officeooo:rsid="11f3cacd"/>
    </style:style>
    <style:style style:name="T2366" style:family="text">
      <style:text-properties officeooo:rsid="11f58dad"/>
    </style:style>
    <style:style style:name="T2367" style:family="text">
      <style:text-properties officeooo:rsid="11f65fec"/>
    </style:style>
    <style:style style:name="T2368" style:family="text">
      <style:text-properties officeooo:rsid="11f93af3"/>
    </style:style>
    <style:style style:name="T2369" style:family="text">
      <style:text-properties officeooo:rsid="11f9b4f8"/>
    </style:style>
    <style:style style:name="T2370" style:family="text">
      <style:text-properties officeooo:rsid="11fd810f"/>
    </style:style>
    <style:style style:name="T2371" style:family="text">
      <style:text-properties officeooo:rsid="11ff2619"/>
    </style:style>
    <style:style style:name="T2372" style:family="text">
      <style:text-properties officeooo:rsid="1201035f"/>
    </style:style>
    <style:style style:name="T2373" style:family="text">
      <style:text-properties officeooo:rsid="12011c8e"/>
    </style:style>
    <style:style style:name="T2374" style:family="text">
      <style:text-properties officeooo:rsid="12019820"/>
    </style:style>
    <style:style style:name="T2375" style:family="text">
      <style:text-properties officeooo:rsid="1204c97a"/>
    </style:style>
    <style:style style:name="T2376" style:family="text">
      <style:text-properties officeooo:rsid="12061218"/>
    </style:style>
    <style:style style:name="T2377" style:family="text">
      <style:text-properties officeooo:rsid="120a9c29"/>
    </style:style>
    <style:style style:name="T2378" style:family="text">
      <style:text-properties officeooo:rsid="120c5978"/>
    </style:style>
    <style:style style:name="T2379" style:family="text">
      <style:text-properties officeooo:rsid="120f56cb"/>
    </style:style>
    <style:style style:name="T2380" style:family="text">
      <style:text-properties officeooo:rsid="12105872"/>
    </style:style>
    <style:style style:name="T2381" style:family="text">
      <style:text-properties officeooo:rsid="121071ca"/>
    </style:style>
    <style:style style:name="T2382" style:family="text">
      <style:text-properties officeooo:rsid="12108cbd"/>
    </style:style>
    <style:style style:name="T2383" style:family="text">
      <style:text-properties officeooo:rsid="12125a36"/>
    </style:style>
    <style:style style:name="T2384" style:family="text">
      <style:text-properties officeooo:rsid="12d9556e"/>
    </style:style>
    <style:style style:name="T2385" style:family="text">
      <style:text-properties officeooo:rsid="121c6665"/>
    </style:style>
    <style:style style:name="T2386" style:family="text">
      <style:text-properties officeooo:rsid="1221ac15"/>
    </style:style>
    <style:style style:name="T2387" style:family="text">
      <style:text-properties officeooo:rsid="1222f251"/>
    </style:style>
    <style:style style:name="T2388" style:family="text">
      <style:text-properties officeooo:rsid="122398d2"/>
    </style:style>
    <style:style style:name="T2389" style:family="text">
      <style:text-properties officeooo:rsid="12252cce"/>
    </style:style>
    <style:style style:name="T2390" style:family="text">
      <style:text-properties officeooo:rsid="1229c1a2"/>
    </style:style>
    <style:style style:name="T2391" style:family="text">
      <style:text-properties officeooo:rsid="1227d37a"/>
    </style:style>
    <style:style style:name="T2392" style:family="text">
      <style:text-properties officeooo:rsid="122bce11"/>
    </style:style>
    <style:style style:name="T2393" style:family="text">
      <style:text-properties officeooo:rsid="12db3c60"/>
    </style:style>
    <style:style style:name="T2394" style:family="text">
      <style:text-properties officeooo:rsid="122d83a0"/>
    </style:style>
    <style:style style:name="T2395" style:family="text">
      <style:text-properties officeooo:rsid="123047e5"/>
    </style:style>
    <style:style style:name="T2396" style:family="text">
      <style:text-properties officeooo:rsid="12339b06"/>
    </style:style>
    <style:style style:name="T2397" style:family="text">
      <style:text-properties officeooo:rsid="12429a0b"/>
    </style:style>
    <style:style style:name="T2398" style:family="text">
      <style:text-properties officeooo:rsid="1240a688"/>
    </style:style>
    <style:style style:name="T2399" style:family="text">
      <style:text-properties officeooo:rsid="124271c9"/>
    </style:style>
    <style:style style:name="T2400" style:family="text">
      <style:text-properties officeooo:rsid="1243a692"/>
    </style:style>
    <style:style style:name="T2401" style:family="text">
      <style:text-properties officeooo:rsid="1246229d"/>
    </style:style>
    <style:style style:name="T2402" style:family="text">
      <style:text-properties officeooo:rsid="124692cc"/>
    </style:style>
    <style:style style:name="T2403" style:family="text">
      <style:text-properties officeooo:rsid="1247103c"/>
    </style:style>
    <style:style style:name="T2404" style:family="text">
      <style:text-properties officeooo:rsid="132fcb74"/>
    </style:style>
    <style:style style:name="T2405" style:family="text">
      <style:text-properties officeooo:rsid="1248a8ac"/>
    </style:style>
    <style:style style:name="T2406" style:family="text">
      <style:text-properties officeooo:rsid="1248dc0a"/>
    </style:style>
    <style:style style:name="T2407" style:family="text">
      <style:text-properties officeooo:rsid="124935d2"/>
    </style:style>
    <style:style style:name="T2408" style:family="text">
      <style:text-properties officeooo:rsid="12497f01"/>
    </style:style>
    <style:style style:name="T2409" style:family="text">
      <style:text-properties officeooo:rsid="12dd4fd4"/>
    </style:style>
    <style:style style:name="T2410" style:family="text">
      <style:text-properties officeooo:rsid="124b103d"/>
    </style:style>
    <style:style style:name="T2411" style:family="text">
      <style:text-properties officeooo:rsid="124b6b89"/>
    </style:style>
    <style:style style:name="T2412" style:family="text">
      <style:text-properties officeooo:rsid="124f480a"/>
    </style:style>
    <style:style style:name="T2413" style:family="text">
      <style:text-properties officeooo:rsid="124baa15"/>
    </style:style>
    <style:style style:name="T2414" style:family="text">
      <style:text-properties officeooo:rsid="124c2425"/>
    </style:style>
    <style:style style:name="T2415" style:family="text">
      <style:text-properties officeooo:rsid="124e11d7"/>
    </style:style>
    <style:style style:name="T2416" style:family="text">
      <style:text-properties officeooo:rsid="12502b54"/>
    </style:style>
    <style:style style:name="T2417" style:family="text">
      <style:text-properties officeooo:rsid="12510f09"/>
    </style:style>
    <style:style style:name="T2418" style:family="text">
      <style:text-properties officeooo:rsid="12519598"/>
    </style:style>
    <style:style style:name="T2419" style:family="text">
      <style:text-properties officeooo:rsid="12538020"/>
    </style:style>
    <style:style style:name="T2420" style:family="text">
      <style:text-properties officeooo:rsid="1253fcea"/>
    </style:style>
    <style:style style:name="T2421" style:family="text">
      <style:text-properties officeooo:rsid="125534d7"/>
    </style:style>
    <style:style style:name="T2422" style:family="text">
      <style:text-properties officeooo:rsid="1257220f"/>
    </style:style>
    <style:style style:name="T2423" style:family="text">
      <style:text-properties officeooo:rsid="12575ba2"/>
    </style:style>
    <style:style style:name="T2424" style:family="text">
      <style:text-properties officeooo:rsid="12588f5c"/>
    </style:style>
    <style:style style:name="T2425" style:family="text">
      <style:text-properties officeooo:rsid="125924a5"/>
    </style:style>
    <style:style style:name="T2426" style:family="text">
      <style:text-properties officeooo:rsid="125bee02"/>
    </style:style>
    <style:style style:name="T2427" style:family="text">
      <style:text-properties officeooo:rsid="125b2165"/>
    </style:style>
    <style:style style:name="T2428" style:family="text">
      <style:text-properties officeooo:rsid="125ebc09"/>
    </style:style>
    <style:style style:name="T2429" style:family="text">
      <style:text-properties officeooo:rsid="125f7643"/>
    </style:style>
    <style:style style:name="T2430" style:family="text">
      <style:text-properties officeooo:rsid="1274a0c0"/>
    </style:style>
    <style:style style:name="T2431" style:family="text">
      <style:text-properties officeooo:rsid="13317669"/>
    </style:style>
    <style:style style:name="T2432" style:family="text">
      <style:text-properties officeooo:rsid="12ddafd2"/>
    </style:style>
    <style:style style:name="T2433" style:family="text">
      <style:text-properties officeooo:rsid="10e3b218"/>
    </style:style>
    <style:style style:name="T2434" style:family="text">
      <style:text-properties officeooo:rsid="10e9189b"/>
    </style:style>
    <style:style style:name="T2435" style:family="text">
      <style:text-properties officeooo:rsid="10e9586e"/>
    </style:style>
    <style:style style:name="T2436" style:family="text">
      <style:text-properties officeooo:rsid="10eb4708"/>
    </style:style>
    <style:style style:name="T2437" style:family="text">
      <style:text-properties officeooo:rsid="10ed43c4"/>
    </style:style>
    <style:style style:name="T2438" style:family="text">
      <style:text-properties officeooo:rsid="10ed62da"/>
    </style:style>
    <style:style style:name="T2439" style:family="text">
      <style:text-properties officeooo:rsid="10edd5ed"/>
    </style:style>
    <style:style style:name="T2440" style:family="text">
      <style:text-properties officeooo:rsid="10f0d785"/>
    </style:style>
    <style:style style:name="T2441" style:family="text">
      <style:text-properties officeooo:rsid="12634d84"/>
    </style:style>
    <style:style style:name="T2442" style:family="text">
      <style:text-properties officeooo:rsid="10f4bd67"/>
    </style:style>
    <style:style style:name="T2443" style:family="text">
      <style:text-properties officeooo:rsid="1116c0f1"/>
    </style:style>
    <style:style style:name="T2444" style:family="text">
      <style:text-properties officeooo:rsid="128ca0e5"/>
    </style:style>
    <style:style style:name="T2445" style:family="text">
      <style:text-properties officeooo:rsid="1116fd59"/>
    </style:style>
    <style:style style:name="T2446" style:family="text">
      <style:text-properties officeooo:rsid="128d5614"/>
    </style:style>
    <style:style style:name="T2447" style:family="text">
      <style:text-properties officeooo:rsid="128ef8a9"/>
    </style:style>
    <style:style style:name="T2448" style:family="text">
      <style:text-properties officeooo:rsid="128f5e07"/>
    </style:style>
    <style:style style:name="T2449" style:family="text">
      <style:text-properties officeooo:rsid="1119967f"/>
    </style:style>
    <style:style style:name="T2450" style:family="text">
      <style:text-properties officeooo:rsid="111a2eaf"/>
    </style:style>
    <style:style style:name="T2451" style:family="text">
      <style:text-properties officeooo:rsid="111c0093"/>
    </style:style>
    <style:style style:name="T2452" style:family="text">
      <style:text-properties officeooo:rsid="112f4381"/>
    </style:style>
    <style:style style:name="T2453" style:family="text">
      <style:text-properties officeooo:rsid="1130d2dd"/>
    </style:style>
    <style:style style:name="T2454" style:family="text">
      <style:text-properties officeooo:rsid="113160e5"/>
    </style:style>
    <style:style style:name="T2455" style:family="text">
      <style:text-properties officeooo:rsid="1132fde4"/>
    </style:style>
    <style:style style:name="T2456" style:family="text">
      <style:text-properties officeooo:rsid="1279d5a2"/>
    </style:style>
    <style:style style:name="T2457" style:family="text">
      <style:text-properties officeooo:rsid="127b27ef"/>
    </style:style>
    <style:style style:name="T2458" style:family="text">
      <style:text-properties officeooo:rsid="12b1b956"/>
    </style:style>
    <style:style style:name="T2459" style:family="text">
      <style:text-properties officeooo:rsid="1159fe85"/>
    </style:style>
    <style:style style:name="T2460" style:family="text">
      <style:text-properties officeooo:rsid="115b0fd6"/>
    </style:style>
    <style:style style:name="T2461" style:family="text">
      <style:text-properties officeooo:rsid="115d3eae"/>
    </style:style>
    <style:style style:name="T2462" style:family="text">
      <style:text-properties officeooo:rsid="115d98dc"/>
    </style:style>
    <style:style style:name="T2463" style:family="text">
      <style:text-properties officeooo:rsid="115e4591"/>
    </style:style>
    <style:style style:name="T2464" style:family="text">
      <style:text-properties officeooo:rsid="11604c6a"/>
    </style:style>
    <style:style style:name="T2465" style:family="text">
      <style:text-properties officeooo:rsid="1161e2fd"/>
    </style:style>
    <style:style style:name="T2466" style:family="text">
      <style:text-properties officeooo:rsid="1162e32f"/>
    </style:style>
    <style:style style:name="T2467" style:family="text">
      <style:text-properties officeooo:rsid="1164967c"/>
    </style:style>
    <style:style style:name="T2468" style:family="text">
      <style:text-properties officeooo:rsid="11656d3a"/>
    </style:style>
    <style:style style:name="T2469" style:family="text">
      <style:text-properties officeooo:rsid="116745c0"/>
    </style:style>
    <style:style style:name="T2470" style:family="text">
      <style:text-properties officeooo:rsid="12b51629"/>
    </style:style>
    <style:style style:name="T2471" style:family="text">
      <style:text-properties officeooo:rsid="11685c97"/>
    </style:style>
    <style:style style:name="T2472" style:family="text">
      <style:text-properties officeooo:rsid="11693e99"/>
    </style:style>
    <style:style style:name="T2473" style:family="text">
      <style:text-properties officeooo:rsid="116a6473"/>
    </style:style>
    <style:style style:name="T2474" style:family="text">
      <style:text-properties officeooo:rsid="11789bf5"/>
    </style:style>
    <style:style style:name="T2475" style:family="text">
      <style:text-properties officeooo:rsid="12b6c958"/>
    </style:style>
    <style:style style:name="T2476" style:family="text">
      <style:text-properties officeooo:rsid="116e20f8"/>
    </style:style>
    <style:style style:name="T2477" style:family="text">
      <style:text-properties officeooo:rsid="11700de3"/>
    </style:style>
    <style:style style:name="T2478" style:family="text">
      <style:text-properties officeooo:rsid="1171c658"/>
    </style:style>
    <style:style style:name="T2479" style:family="text">
      <style:text-properties officeooo:rsid="11736236"/>
    </style:style>
    <style:style style:name="T2480" style:family="text">
      <style:text-properties officeooo:rsid="1174b6e7"/>
    </style:style>
    <style:style style:name="T2481" style:family="text">
      <style:text-properties officeooo:rsid="11751a10"/>
    </style:style>
    <style:style style:name="T2482" style:family="text">
      <style:text-properties officeooo:rsid="1177ff05"/>
    </style:style>
    <style:style style:name="T2483" style:family="text">
      <style:text-properties officeooo:rsid="1176c387"/>
    </style:style>
    <style:style style:name="T2484" style:family="text">
      <style:text-properties officeooo:rsid="1179f6c4"/>
    </style:style>
    <style:style style:name="T2485" style:family="text">
      <style:text-properties officeooo:rsid="117acf13"/>
    </style:style>
    <style:style style:name="T2486" style:family="text">
      <style:text-properties officeooo:rsid="117c887f"/>
    </style:style>
    <style:style style:name="T2487" style:family="text">
      <style:text-properties officeooo:rsid="117e1f7d"/>
    </style:style>
    <style:style style:name="T2488" style:family="text">
      <style:text-properties officeooo:rsid="117fbaaf"/>
    </style:style>
    <style:style style:name="T2489" style:family="text">
      <style:text-properties officeooo:rsid="1181c77e"/>
    </style:style>
    <style:style style:name="T2490" style:family="text">
      <style:text-properties officeooo:rsid="1182cff3"/>
    </style:style>
    <style:style style:name="T2491" style:family="text">
      <style:text-properties officeooo:rsid="1183f57d"/>
    </style:style>
    <style:style style:name="T2492" style:family="text">
      <style:text-properties officeooo:rsid="11855042"/>
    </style:style>
    <style:style style:name="T2493" style:family="text">
      <style:text-properties officeooo:rsid="118ca679"/>
    </style:style>
    <style:style style:name="T2494" style:family="text">
      <style:text-properties officeooo:rsid="118cbb74"/>
    </style:style>
    <style:style style:name="T2495" style:family="text">
      <style:text-properties officeooo:rsid="118df443"/>
    </style:style>
    <style:style style:name="T2496" style:family="text">
      <style:text-properties officeooo:rsid="118e3d4a"/>
    </style:style>
    <style:style style:name="T2497" style:family="text">
      <style:text-properties officeooo:rsid="119062a8"/>
    </style:style>
    <style:style style:name="T2498" style:family="text">
      <style:text-properties officeooo:rsid="1190f032"/>
    </style:style>
    <style:style style:name="T2499" style:family="text">
      <style:text-properties officeooo:rsid="119193f2"/>
    </style:style>
    <style:style style:name="T2500" style:family="text">
      <style:text-properties officeooo:rsid="11949d9e"/>
    </style:style>
    <style:style style:name="T2501" style:family="text">
      <style:text-properties officeooo:rsid="1198ee58"/>
    </style:style>
    <style:style style:name="T2502" style:family="text">
      <style:text-properties officeooo:rsid="119f7e71"/>
    </style:style>
    <style:style style:name="T2503" style:family="text">
      <style:text-properties officeooo:rsid="11a2253c"/>
    </style:style>
    <style:style style:name="T2504" style:family="text">
      <style:text-properties officeooo:rsid="1296db99"/>
    </style:style>
    <style:style style:name="T2505" style:family="text">
      <style:text-properties officeooo:rsid="11a30ce9"/>
    </style:style>
    <style:style style:name="T2506" style:family="text">
      <style:text-properties officeooo:rsid="11a66ac1"/>
    </style:style>
    <style:style style:name="T2507" style:family="text">
      <style:text-properties officeooo:rsid="11a6dc59"/>
    </style:style>
    <style:style style:name="T2508" style:family="text">
      <style:text-properties officeooo:rsid="11a9155d"/>
    </style:style>
    <style:style style:name="T2509" style:family="text">
      <style:text-properties officeooo:rsid="11ab003e"/>
    </style:style>
    <style:style style:name="T2510" style:family="text">
      <style:text-properties officeooo:rsid="11ab5f14"/>
    </style:style>
    <style:style style:name="T2511" style:family="text">
      <style:text-properties officeooo:rsid="11afeb45"/>
    </style:style>
    <style:style style:name="T2512" style:family="text">
      <style:text-properties officeooo:rsid="11b15bb2"/>
    </style:style>
    <style:style style:name="T2513" style:family="text">
      <style:text-properties officeooo:rsid="11b28d66"/>
    </style:style>
    <style:style style:name="T2514" style:family="text">
      <style:text-properties officeooo:rsid="11b38f41"/>
    </style:style>
    <style:style style:name="T2515" style:family="text">
      <style:text-properties officeooo:rsid="11b3a333"/>
    </style:style>
    <style:style style:name="T2516" style:family="text">
      <style:text-properties officeooo:rsid="11b5b921"/>
    </style:style>
    <style:style style:name="T2517" style:family="text">
      <style:text-properties officeooo:rsid="11b736dd"/>
    </style:style>
    <style:style style:name="T2518" style:family="text">
      <style:text-properties officeooo:rsid="11b7c502"/>
    </style:style>
    <style:style style:name="T2519" style:family="text">
      <style:text-properties officeooo:rsid="11b9630d"/>
    </style:style>
    <style:style style:name="T2520" style:family="text">
      <style:text-properties officeooo:rsid="11baf7b4"/>
    </style:style>
    <style:style style:name="T2521" style:family="text">
      <style:text-properties officeooo:rsid="11c9ea03"/>
    </style:style>
    <style:style style:name="T2522" style:family="text">
      <style:text-properties officeooo:rsid="1297c4b9"/>
    </style:style>
    <style:style style:name="T2523" style:family="text">
      <style:text-properties officeooo:rsid="11cb27b2"/>
    </style:style>
    <style:style style:name="T2524" style:family="text">
      <style:text-properties officeooo:rsid="11ccac89"/>
    </style:style>
    <style:style style:name="T2525" style:family="text">
      <style:text-properties officeooo:rsid="11cdab1e"/>
    </style:style>
    <style:style style:name="T2526" style:family="text">
      <style:text-properties officeooo:rsid="12858cf3"/>
    </style:style>
    <style:style style:name="T2527" style:family="text">
      <style:text-properties officeooo:rsid="128797e0"/>
    </style:style>
    <style:style style:name="T2528" style:family="text">
      <style:text-properties officeooo:rsid="11d35a05"/>
    </style:style>
    <style:style style:name="T2529" style:family="text">
      <style:text-properties officeooo:rsid="11d3faff"/>
    </style:style>
    <style:style style:name="T2530" style:family="text">
      <style:text-properties officeooo:rsid="1288b6a8"/>
    </style:style>
    <style:style style:name="T2531" style:family="text">
      <style:text-properties officeooo:rsid="11d5ed1e"/>
    </style:style>
    <style:style style:name="T2532" style:family="text">
      <style:text-properties officeooo:rsid="12803c6c"/>
    </style:style>
    <style:style style:name="T2533" style:family="text">
      <style:text-properties officeooo:rsid="1280b7d5"/>
    </style:style>
    <style:style style:name="T2534" style:family="text">
      <style:text-properties officeooo:rsid="12810cae"/>
    </style:style>
    <style:style style:name="T2535" style:family="text">
      <style:text-properties officeooo:rsid="11d9303c"/>
    </style:style>
    <style:style style:name="T2536" style:family="text">
      <style:text-properties officeooo:rsid="11d9d017"/>
    </style:style>
    <style:style style:name="T2537" style:family="text">
      <style:text-properties officeooo:rsid="126db0ce"/>
    </style:style>
    <style:style style:name="T2538" style:family="text">
      <style:text-properties officeooo:rsid="11ddccee"/>
    </style:style>
    <style:style style:name="T2539" style:family="text">
      <style:text-properties officeooo:rsid="126f8398"/>
    </style:style>
    <style:style style:name="T2540" style:family="text">
      <style:text-properties officeooo:rsid="11e64063"/>
    </style:style>
    <style:style style:name="T2541" style:family="text">
      <style:text-properties officeooo:rsid="123a2f4e"/>
    </style:style>
    <style:style style:name="T2542" style:family="text">
      <style:text-properties officeooo:rsid="12a24fce"/>
    </style:style>
    <style:style style:name="T2543" style:family="text">
      <style:text-properties officeooo:rsid="11f8f9a1"/>
    </style:style>
    <style:style style:name="T2544" style:family="text">
      <style:text-properties officeooo:rsid="11f9f0b3"/>
    </style:style>
    <style:style style:name="T2545" style:family="text">
      <style:text-properties officeooo:rsid="11fad331"/>
    </style:style>
    <style:style style:name="T2546" style:family="text">
      <style:text-properties officeooo:rsid="11fb1cd4"/>
    </style:style>
    <style:style style:name="T2547" style:family="text">
      <style:text-properties officeooo:rsid="11fbe782"/>
    </style:style>
    <style:style style:name="T2548" style:family="text">
      <style:text-properties officeooo:rsid="11fc8978"/>
    </style:style>
    <style:style style:name="T2549" style:family="text">
      <style:text-properties officeooo:rsid="11fd43e8"/>
    </style:style>
    <style:style style:name="T2550" style:family="text">
      <style:text-properties officeooo:rsid="11fe5206"/>
    </style:style>
    <style:style style:name="T2551" style:family="text">
      <style:text-properties officeooo:rsid="11fffae4"/>
    </style:style>
    <style:style style:name="T2552" style:family="text">
      <style:text-properties officeooo:rsid="12001d5a"/>
    </style:style>
    <style:style style:name="T2553" style:family="text">
      <style:text-properties officeooo:rsid="1275c5b2"/>
    </style:style>
    <style:style style:name="T2554" style:family="text">
      <style:text-properties officeooo:rsid="12aeb94d"/>
    </style:style>
    <style:style style:name="T2555" style:family="text">
      <style:text-properties officeooo:rsid="1274fb26"/>
    </style:style>
    <style:style style:name="T2556" style:family="text">
      <style:text-properties officeooo:rsid="12032e31"/>
    </style:style>
    <style:style style:name="T2557" style:family="text">
      <style:text-properties officeooo:rsid="12056eb0"/>
    </style:style>
    <style:style style:name="T2558" style:family="text">
      <style:text-properties officeooo:rsid="1205f203"/>
    </style:style>
    <style:style style:name="T2559" style:family="text">
      <style:text-properties officeooo:rsid="120623ae"/>
    </style:style>
    <style:style style:name="T2560" style:family="text">
      <style:text-properties officeooo:rsid="121286ec"/>
    </style:style>
    <style:style style:name="T2561" style:family="text">
      <style:text-properties officeooo:rsid="12131fb9"/>
    </style:style>
    <style:style style:name="T2562" style:family="text">
      <style:text-properties officeooo:rsid="12745302"/>
    </style:style>
    <style:style style:name="T2563" style:family="text">
      <style:text-properties officeooo:rsid="00217f44"/>
    </style:style>
    <style:style style:name="T2564" style:family="text">
      <style:text-properties officeooo:rsid="0022d29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78"/>
      <text:p text:style-name="P78"/>
      <text:p text:style-name="P77">Pokok-<text:span text:style-name="T2563">P</text:span>okok Agama Islam</text:p>
      <text:p text:style-name="P79">M. Fetullah Gulle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diterjemahkan </text:p>
      <text:p text:style-name="P81">dari Bahasa Inggris Ke Bahasa Indonesia</text:p>
      <text:p text:style-name="P81">oleh Mohammad Fajar<text:note text:id="ftn49" text:note-class="footnote"><text:note-citation>1</text:note-citation><text:note-body><text:p text:style-name="P57"><text:span text:style-name="T2564">Email: </text:span><text:a xlink:type="simple" xlink:href="mailto:fajar.kasimbar@gmail.com" text:style-name="Internet_20_link" text:visited-style-name="Visited_20_Internet_20_Link"><text:span text:style-name="T2564">fajar.kasimbar@gmail.com</text:span></text:a><text:span text:style-name="T2564">; </text:span>HP: 081256757187</text:p></text:note-body></text:note></text:p>
      <text:p text:style-name="P80"/>
      <text:p text:style-name="P80"/>
      <text:p text:style-name="P80"/>
      <text:p text:style-name="P80"/>
      <text:p text:style-name="P80"/>
      <text:p text:style-name="P80"/>
      <text:p text:style-name="P80"/>
      <text:p text:style-name="P80"/>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Daftar Isi</text:p>
          </text:index-title>
          <text:p text:style-name="P8"><text:a xlink:type="simple" xlink:href="#__RefHeading___Toc15173_3975774274" text:style-name="Index_20_Link" text:visited-style-name="Index_20_Link">Keberadaan dan Keesaan Allah<text:tab/>3</text:a></text:p>
          <text:p text:style-name="P9"><text:a xlink:type="simple" xlink:href="#__RefHeading___Toc15175_3975774274" text:style-name="Index_20_Link" text:visited-style-name="Index_20_Link">Dalil-Dalil Tradisional Bagi Keberadaan Allah<text:tab/>4</text:a></text:p>
          <text:p text:style-name="P9"><text:a xlink:type="simple" xlink:href="#__RefHeading___Toc15177_3975774274" text:style-name="Index_20_Link" text:visited-style-name="Index_20_Link"><text:span text:style-name="T762">D</text:span></text:a><text:a xlink:type="simple" xlink:href="#__RefHeading___Toc15177_3975774274" text:style-name="Index_20_Link" text:visited-style-name="Index_20_Link"><text:span text:style-name="T762">alil</text:span></text:a><text:a xlink:type="simple" xlink:href="#__RefHeading___Toc15177_3975774274" text:style-name="Index_20_Link" text:visited-style-name="Index_20_Link"><text:span text:style-name="T762">-Dalil</text:span></text:a><text:a xlink:type="simple" xlink:href="#__RefHeading___Toc15177_3975774274" text:style-name="Index_20_Link" text:visited-style-name="Index_20_Link"><text:span text:style-name="T762"> Bagi Keesaan Allah</text:span></text:a><text:a xlink:type="simple" xlink:href="#__RefHeading___Toc15177_3975774274" text:style-name="Index_20_Link" text:visited-style-name="Index_20_Link"><text:tab/>10</text:a></text:p>
          <text:p text:style-name="P9"><text:a xlink:type="simple" xlink:href="#__RefHeading___Toc15179_3975774274" text:style-name="Index_20_Link" text:visited-style-name="Index_20_Link">Dalil Yang Salah Tentang Asal Mula dari Keberadaan<text:tab/>18</text:a></text:p>
          <text:p text:style-name="P9"><text:a xlink:type="simple" xlink:href="#__RefHeading___Toc15181_3975774274" text:style-name="Index_20_Link" text:visited-style-name="Index_20_Link">Mengapa Allah Menciptakan Hukum Alam dan Sebab-Sebab<text:tab/>31</text:a></text:p>
          <text:p text:style-name="P8"><text:a xlink:type="simple" xlink:href="#__RefHeading___Toc15183_3975774274" text:style-name="Index_20_Link" text:visited-style-name="Index_20_Link">Dimensi Gaib dari Keberadaan<text:tab/>34</text:a></text:p>
          <text:p text:style-name="P9"><text:a xlink:type="simple" xlink:href="#__RefHeading___Toc15185_3975774274" text:style-name="Index_20_Link" text:visited-style-name="Index_20_Link">Dalil Bagi Keberadaan Alam Gaib<text:tab/>35</text:a></text:p>
          <text:p text:style-name="P9"><text:a xlink:type="simple" xlink:href="#__RefHeading___Toc15187_3975774274" text:style-name="Index_20_Link" text:visited-style-name="Index_20_Link">V. Tunniclife Menuliskan:<text:tab/>37</text:a></text:p>
          <text:p text:style-name="P9"><text:a xlink:type="simple" xlink:href="#__RefHeading___Toc15189_3975774274" text:style-name="Index_20_Link" text:visited-style-name="Index_20_Link">Makhluk Gaib dan Ciri-Cirinya<text:tab/>41</text:a></text:p>
          <text:p text:style-name="P9"><text:a xlink:type="simple" xlink:href="#__RefHeading___Toc15191_3975774274" text:style-name="Index_20_Link" text:visited-style-name="Index_20_Link">Kematian dan Ruh Sesudah Kematian<text:tab/>51</text:a></text:p>
          <text:p text:style-name="P9"><text:a xlink:type="simple" xlink:href="#__RefHeading___Toc15193_3975774274" text:style-name="Index_20_Link" text:visited-style-name="Index_20_Link">Ruh Dalam Alam Perantara (Alam Barzakh)<text:tab/>53</text:a></text:p>
          <text:p text:style-name="P9"><text:a xlink:type="simple" xlink:href="#__RefHeading___Toc15195_3975774274" text:style-name="Index_20_Link" text:visited-style-name="Index_20_Link">Fenomena Supernormal<text:tab/>57</text:a></text:p>
          <text:p text:style-name="P9"><text:a xlink:type="simple" xlink:href="#__RefHeading___Toc15197_3975774274" text:style-name="Index_20_Link" text:visited-style-name="Index_20_Link">Mimpi<text:tab/>63</text:a></text:p>
          <text:p text:style-name="P9"><text:a xlink:type="simple" xlink:href="#__RefHeading___Toc15199_3975774274" text:style-name="Index_20_Link" text:visited-style-name="Index_20_Link">Malaikat-malaikat dan Fungsi-Fungsinya<text:tab/>67</text:a></text:p>
          <text:p text:style-name="P9"><text:a xlink:type="simple" xlink:href="#__RefHeading___Toc15201_3975774274" text:style-name="Index_20_Link" text:visited-style-name="Index_20_Link">Jin dan Fungsi-Fungsinya<text:tab/>73</text:a></text:p>
          <text:p text:style-name="P9"><text:a xlink:type="simple" xlink:href="#__RefHeading___Toc15203_3975774274" text:style-name="Index_20_Link" text:visited-style-name="Index_20_Link">Malaikat dan Jin di Dunia Ini<text:tab/>75</text:a></text:p>
          <text:p text:style-name="P9"><text:a xlink:type="simple" xlink:href="#__RefHeading___Toc15205_3975774274" text:style-name="Index_20_Link" text:visited-style-name="Index_20_Link">Jin dan Umat Manusia<text:tab/>77</text:a></text:p>
          <text:p text:style-name="P9"><text:a xlink:type="simple" xlink:href="#__RefHeading___Toc15207_3975774274" text:style-name="Index_20_Link" text:visited-style-name="Index_20_Link">Setan dan Umat Manusia<text:tab/>80</text:a></text:p>
          <text:p text:style-name="P9"><text:a xlink:type="simple" xlink:href="#__RefHeading___Toc15209_3975774274" text:style-name="Index_20_Link" text:visited-style-name="Index_20_Link">Mantra dan Sihir<text:tab/>87</text:a></text:p>
          <text:p text:style-name="P8"><text:a xlink:type="simple" xlink:href="#__RefHeading___Toc15211_3975774274" text:style-name="Index_20_Link" text:visited-style-name="Index_20_Link">Ketetapan Allah dan Takdir dan Akal Manusia<text:tab/>92</text:a></text:p>
          <text:p text:style-name="P9"><text:a xlink:type="simple" xlink:href="#__RefHeading___Toc15213_3975774274" text:style-name="Index_20_Link" text:visited-style-name="Index_20_Link">Catatan Yang Nyata dan Kitab yang Nyata<text:tab/>94</text:a></text:p>
          <text:p text:style-name="P9"><text:a xlink:type="simple" xlink:href="#__RefHeading___Toc15215_3975774274" text:style-name="Index_20_Link" text:visited-style-name="Index_20_Link">Takdir dan Ketetapan Allah<text:tab/>97</text:a></text:p>
          <text:p text:style-name="P9"><text:a xlink:type="simple" xlink:href="#__RefHeading___Toc15217_3975774274" text:style-name="Index_20_Link" text:visited-style-name="Index_20_Link">Takdir dan Akal Manusia<text:tab/>104</text:a></text:p>
          <text:p text:style-name="P9"><text:a xlink:type="simple" xlink:href="#__RefHeading___Toc15219_3975774274" text:style-name="Index_20_Link" text:visited-style-name="Index_20_Link">Takdir dan Ketentuan Allah, serta Kemurahan Allah<text:tab/>114</text:a></text:p>
          <text:p text:style-name="P9"><text:a xlink:type="simple" xlink:href="#__RefHeading___Toc15221_3975774274" text:style-name="Index_20_Link" text:visited-style-name="Index_20_Link">Kebijaksanaan Allah dalam Menciptakan Orang-orang Secara Berbeda<text:tab/>116</text:a></text:p>
          <text:p text:style-name="P9"><text:a xlink:type="simple" xlink:href="#__RefHeading___Toc15223_3975774274" text:style-name="Index_20_Link" text:visited-style-name="Index_20_Link">Pertanyaan-pertanyaan Mengenai Takdir dan Akal Manusia<text:tab/>122</text:a></text:p>
          <text:p text:style-name="P8"><text:a xlink:type="simple" xlink:href="#__RefHeading___Toc15225_3975774274" text:style-name="Index_20_Link" text:visited-style-name="Index_20_Link">Hari Kebangkitan Dan Kehidupan Sesudah Kematian<text:tab/>135</text:a></text:p>
          <text:p text:style-name="P9"><text:a xlink:type="simple" xlink:href="#__RefHeading___Toc15227_3975774274" text:style-name="Index_20_Link" text:visited-style-name="Index_20_Link">Manfaat dalam Beriman Kepada Hari Kebangkitan<text:tab/>135</text:a></text:p>
          <text:p text:style-name="P9"><text:a xlink:type="simple" xlink:href="#__RefHeading___Toc15229_3975774274" text:style-name="Index_20_Link" text:visited-style-name="Index_20_Link">Dalil-Dalil Al-Quran<text:tab/>142</text:a></text:p>
          <text:p text:style-name="P9"><text:a xlink:type="simple" xlink:href="#__RefHeading___Toc15231_3975774274" text:style-name="Index_20_Link" text:visited-style-name="Index_20_Link">Dalil-Dalil Umum<text:tab/>148</text:a></text:p>
          <text:p text:style-name="P9"><text:a xlink:type="simple" xlink:href="#__RefHeading___Toc15233_3975774274" text:style-name="Index_20_Link" text:visited-style-name="Index_20_Link">Hari Kebangkitan di Dalam Wahyu yang Diturunkan<text:tab/>167</text:a></text:p>
          <text:p text:style-name="P8"><text:a xlink:type="simple" xlink:href="#__RefHeading___Toc15235_3975774274" text:style-name="Index_20_Link" text:visited-style-name="Index_20_Link">Risalah Kenabian dan Nabi Muhammad<text:tab/>170</text:a></text:p>
          <text:p text:style-name="P9"><text:a xlink:type="simple" xlink:href="#__RefHeading___Toc15237_3975774274" text:style-name="Index_20_Link" text:visited-style-name="Index_20_Link"><text:span text:style-name="T762">N</text:span></text:a><text:a xlink:type="simple" xlink:href="#__RefHeading___Toc15237_3975774274" text:style-name="Index_20_Link" text:visited-style-name="Index_20_Link"><text:span text:style-name="T762">abi Muhammad di Dalam Alkitab</text:span></text:a><text:a xlink:type="simple" xlink:href="#__RefHeading___Toc15237_3975774274" text:style-name="Index_20_Link" text:visited-style-name="Index_20_Link"><text:tab/>172</text:a></text:p>
          <text:p text:style-name="P9"><text:a xlink:type="simple" xlink:href="#__RefHeading___Toc15239_3975774274" text:style-name="Index_20_Link" text:visited-style-name="Index_20_Link">Kehidupannya<text:tab/>175</text:a></text:p>
          <text:p text:style-name="P9"><text:a xlink:type="simple" xlink:href="#__RefHeading___Toc15241_3975774274" text:style-name="Index_20_Link" text:visited-style-name="Index_20_Link">Karakter dan Moralitasnya yang Tinggi<text:tab/>181</text:a></text:p>
          <text:p text:style-name="P9"><text:soft-page-break/><text:a xlink:type="simple" xlink:href="#__RefHeading___Toc15243_3975774274" text:style-name="Index_20_Link" text:visited-style-name="Index_20_Link">Pencapaiannya<text:tab/>185</text:a></text:p>
          <text:p text:style-name="P9"><text:a xlink:type="simple" xlink:href="#__RefHeading___Toc15245_3975774274" text:style-name="Index_20_Link" text:visited-style-name="Index_20_Link">Pengetahuannya Tentang Masa Lalu<text:tab/>194</text:a></text:p>
          <text:p text:style-name="P9"><text:a xlink:type="simple" xlink:href="#__RefHeading___Toc15247_3975774274" text:style-name="Index_20_Link" text:visited-style-name="Index_20_Link">Ramalannya<text:tab/>195</text:a></text:p>
          <text:p text:style-name="P9"><text:a xlink:type="simple" xlink:href="#__RefHeading___Toc15249_3975774274" text:style-name="Index_20_Link" text:visited-style-name="Index_20_Link">Mukjizatnya<text:tab/>201</text:a></text:p>
          <text:p text:style-name="P9"><text:a xlink:type="simple" xlink:href="#__RefHeading___Toc15251_3975774274" text:style-name="Index_20_Link" text:visited-style-name="Index_20_Link">Mukjizat Tidak Dapat Dibantah<text:tab/>215</text:a></text:p>
          <text:p text:style-name="P9"><text:a xlink:type="simple" xlink:href="#__RefHeading___Toc15253_3975774274" text:style-name="Index_20_Link" text:visited-style-name="Index_20_Link">Pernikahannya<text:tab/>218</text:a></text:p>
          <text:p text:style-name="P8"><text:a xlink:type="simple" xlink:href="#__RefHeading___Toc15255_3975774274" text:style-name="Index_20_Link" text:visited-style-name="Index_20_Link">Kitab Suci Al-Quran<text:tab/>230</text:a></text:p>
          <text:p text:style-name="P9"><text:a xlink:type="simple" xlink:href="#__RefHeading___Toc15257_3975774274" text:style-name="Index_20_Link" text:visited-style-name="Index_20_Link">Dalil-dalil Bagi Turunnya Al-Quran dari sisi Allah<text:tab/>231</text:a></text:p>
          <text:p text:style-name="P9"><text:a xlink:type="simple" xlink:href="#__RefHeading___Toc15259_3975774274" text:style-name="Index_20_Link" text:visited-style-name="Index_20_Link">Ilmu Pengetahuan dan Agama<text:tab/>238</text:a></text:p>
          <text:p text:style-name="P9"><text:a xlink:type="simple" xlink:href="#__RefHeading___Toc15261_3975774274" text:style-name="Index_20_Link" text:visited-style-name="Index_20_Link">Konsep-konsep dalam Ilmu Pengetahuan dan Teknologi<text:tab/>243</text:a></text:p>
          <text:p text:style-name="P9"><text:a xlink:type="simple" xlink:href="#__RefHeading___Toc15263_3975774274" text:style-name="Index_20_Link" text:visited-style-name="Index_20_Link"><text:span text:style-name="T762">M</text:span></text:a><text:a xlink:type="simple" xlink:href="#__RefHeading___Toc15263_3975774274" text:style-name="Index_20_Link" text:visited-style-name="Index_20_Link"><text:span text:style-name="T762">akna dari Perintah yang paling pertama “bacalah!”</text:span></text:a><text:a xlink:type="simple" xlink:href="#__RefHeading___Toc15263_3975774274" text:style-name="Index_20_Link" text:visited-style-name="Index_20_Link"><text:tab/>248</text:a></text:p>
          <text:p text:style-name="P9"><text:a xlink:type="simple" xlink:href="#__RefHeading___Toc15265_3975774274" text:style-name="Index_20_Link" text:visited-style-name="Index_20_Link">Apakah Al-Quran menyinggung pada Perkembangan dalam Ilmu Pengetahuan?<text:tab/>250</text:a></text:p>
          <text:p text:style-name="P9"><text:a xlink:type="simple" xlink:href="#__RefHeading___Toc15267_3975774274" text:style-name="Index_20_Link" text:visited-style-name="Index_20_Link"><text:span text:style-name="T762">M</text:span></text:a><text:a xlink:type="simple" xlink:href="#__RefHeading___Toc15267_3975774274" text:style-name="Index_20_Link" text:visited-style-name="Index_20_Link"><text:span text:style-name="T762">engapa Kita Mengacu Pada Ilmu Pengetahuan dan Fakta-Fakta Ilmiah</text:span></text:a><text:a xlink:type="simple" xlink:href="#__RefHeading___Toc15267_3975774274" text:style-name="Index_20_Link" text:visited-style-name="Index_20_Link"><text:tab/>263</text:a></text:p>
        </text:index-body>
      </text:table-of-conten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9"/>
      <text:p text:style-name="P90">BAB 1</text:p>
      <text:h text:style-name="P60" text:outline-level="1"><text:bookmark-start text:name="__RefHeading___Toc15173_3975774274"/>Keberadaan dan Keesaan Allah<text:bookmark-end text:name="__RefHeading___Toc15173_3975774274"/></text:h>
      <text:p text:style-name="P94">Keberadaan Allah <text:span text:style-name="T341">memiliki banyak bukti yang sangat sulit untuk dibantah. Beberapa ulama yang mulia bahkan mengatakan bahwa Allah adalah zat yang paling nyata, akan tetapi mereka yang tidak memiliki pemahaman tidak akan bisa melihat-Nya. </text:span><text:span text:style-name="T343">Yang lainnya berkata perwujudan-Nya begitu nyata sehingga menutupi-Nya dari pengamatan secara langsung.</text:span></text:p>
      <text:p text:style-name="P97">Akan tetapi, pengaruh yang besar dari positifisme dan materialisme terhadap sains dan umat manusia pada masa sekarang ini membuat sebuah keharusan untuk membahas <text:span text:style-name="T407">dalil-dalil</text:span><text:span text:style-name="T408"> </text:span>semacam itu. <text:span text:style-name="T409">Karena adalah hal yang umum dalam pandangan ilmiah untuk menyederhanakan keberadaan (eksistensi) sesuatu pada apa yang dirasakan secara langsung, ini akan membutakan kita terhadap suatu dimensi keberadaan yang begitu luas nan jauh </text:span><text:span text:style-name="T410">namun gaib dari pengamatan kita</text:span><text:span text:style-name="T409">. Untuk menghilangkan tabir yang tercipta, kita akan meninjau secara singkat beberapa bukti tradisional mengenai keberadaan Allah. </text:span></text:p>
      <text:p text:style-name="P98">Sebelum memulainya, mari kita bercermin pada sebuah fakta sejarah yang sederhana: <text:span text:style-name="T342">sejak permulaan kehidupan manusia, teramat banyak </text:span><text:span text:style-name="T344">dan sifatnya </text:span><text:span text:style-name="T342">mayoritas manusia yang percaya tentang keberadaan Allah. </text:span><text:s/><text:span text:style-name="T342">Kepercayaan ini saja sudah cukup untuk menetapkan keberadaan Allah itu sendiri.</text:span> <text:s/><text:span text:style-name="T411">Orang-orang yang tidak beriman tidak bisa mengatakan bahwa mereka <text:s/>lebih pandai ketimbang orang-orang yang beriman. Beberapa dari ilmuwan yang paling kreatif, juga para pakar, peneliti adalah orang-orang yang beriman, seperti halnya pakar di bidangnya: para nabi dan wali-wali. </text:span></text:p>
      <text:p text:style-name="P99">Ditambah lagi, orang-orang biasanya kebingungan membedakan antara penolakan kita terhadap keberadaan sesuatu dengan penerimaan kita akan ketidakberadaan sesuatu. <text:span text:style-name="T412">Jika yang pertama sekedar mengingkari, maka yang kedua adalah memastikan sesuatu dan ini membutuhkan bukti. Tidak satupun yang pernah membuktikan ketidakberadaan Allah, karena untuk melakukan hal tersebut adalah hal yang mustahil, di mana ada tidak terhitung banyaknya dalil yang membuktikan keberadaannya. <text:s/>Hal ini dapat diperjelas dengan menggunakan perumpamaan berikut. </text:span></text:p>
      <text:p text:style-name="P100">Bayangkan sebuah <text:span text:style-name="T413">istana</text:span> <text:span text:style-name="T413">yang memiliki </text:span>seribu pintu untuk masuk ke dalamnya, di mana 999 dari pintu tersebut adalah terbuka dan satu di antaranya kelihatan seperti tertutup. <text:span text:style-name="T414">Jika diberikan hal ini, maka sangat tidak beralasan untuk mengatakan bahwa </text:span><text:span text:style-name="T413">istana</text:span><text:span text:style-name="T414"> </text:span><text:span text:style-name="T413">itu </text:span><text:span text:style-name="T414">tidak bisa dimasuki. Orang-</text:span><text:soft-page-break/><text:span text:style-name="T414">orang yang tidak beriman (kafir atau mungkin ateis) adalah seperti seseorang, yang ingin memastikan bahwa </text:span><text:span text:style-name="T413">istana</text:span><text:span text:style-name="T414"> </text:span><text:span text:style-name="T413">itu </text:span><text:span text:style-name="T414">tidak bisa dimasuki, menutup perhatiannya (juga orang lain) hanya pada pintu yang kelihatan tertutup tersebut. </text:span></text:p>
      <text:h text:style-name="P67" text:outline-level="2"><text:bookmark-start text:name="__RefHeading___Toc15175_3975774274"/>Dalil-<text:span text:style-name="T415">Dalil</text:span> Tradisional Bagi Keberadaan Allah<text:bookmark-end text:name="__RefHeading___Toc15175_3975774274"/></text:h>
      <text:list xml:id="list783123618" text:style-name="L1">
        <text:list-item>
          <text:p text:style-name="P355"><text:span text:style-name="T417">Segala </text:span><text:span text:style-name="T418">sesuatu</text:span><text:span text:style-name="T417"> sifatnya tidak pasti, karena setara baginya untuk bisa ada atau tidak ada</text:span><text:span text:style-name="T416">. Segala </text:span><text:span text:style-name="T432">sesuatu</text:span><text:span text:style-name="T416"> bisa saja ada pada waktu tertentu dan di mana saja, dalam bentuk apapun, dan dengan sifat-sifat apapun. Tidak ada satupun atau tidak seorang pun yang memiliki peran dalam menentukan dalam cara bagaimana, pada waktu kapan, serta tempatnya, bagi sesuatu untuk bisa ada, atau sifat-sifat dan ciri-cirinya. Jadi, harus ada sebuah </text:span><text:span text:style-name="T433">kekuasaan</text:span><text:span text:style-name="T416"> yang memilih antara adanya dia atau tidak adanya dia, dan </text:span><text:span text:style-name="T433">kekuasaan</text:span><text:span text:style-name="T416"> itu harus memberinya sifat-sifat yang unik. </text:span><text:span text:style-name="T433">Kekuasaan</text:span><text:span text:style-name="T416"> ini haruslah tidak </text:span><text:span text:style-name="T552">terbatas</text:span><text:span text:style-name="T416">, memiliki keinginan yang mutlak, dan memiliki pengetahuan yang mencakup segala </text:span><text:span text:style-name="T434">hal</text:span><text:span text:style-name="T416">. Sudah pasti, itu adalah Allah.</text:span></text:p>
        </text:list-item>
        <text:list-item>
          <text:p text:style-name="P953"><text:span text:style-name="T202">Segala sesuatu berubah.</text:span> Dengan demikian ia <text:span text:style-name="T736">terlingkup </text:span>di <text:span text:style-name="T737">dalam</text:span> ruang dan waktu tertentu, yang artinya ia memiliki awal dan juga memiliki akhir. <text:span text:style-name="T342">Suatu hal yang berawal, membutuhkan sesuatu yang tidak berawal <text:s/>untuk menjadikannya ada, karena ia tidak mungkin berawal dengan sendirinya,</text:span> sebab jika demikian ini akan menimbulkan pergeseran siapa yang lebih awal hingga tak berhingga. Karena akal tidak mungkin menerima situasi tersebut, sesuatu yang paling awal yang hadir dengan sendirinya, cukup dengan sendirinya, dan kebal terhadap perubahan itu lah yang <text:s/>dibutuhkan. <text:s/>Dia yang paling awa<text:span text:style-name="T736">l</text:span> <text:span text:style-name="T738">ini </text:span><text:span text:style-name="T739">adalah </text:span>Allah.</text:p>
        </text:list-item>
        <text:list-item>
          <text:p text:style-name="P93"><text:span text:style-name="T5">Hidup penuh dengan misteri</text:span> (ilmuwan tidak bisa menjelaskannya dengan sebab-sebab kebendaan atau menemukan asal mulanya) dan transparan (dalam artian menampilkan daya krea<text:span text:style-name="T740">tif</text:span>). Dengan hal ini, maka kehidupan akan mengatakan: “Allah lah yang menciptakanku.”</text:p>
        </text:list-item>
        <text:list-item>
          <text:p text:style-name="P93"><text:span text:style-name="T5">Segala sesuatu yang ada, dan alam semesta keseluruhannya, memperlihatkan harmoni dan keteraturan padanya dan dalam hubungannya dengan yang lainnya. </text:span>Keberadaan satu bagian menghendaki keberadaan yang lain secara keseluruhan, dan keberadaannya secara keseluruhan menghendaki keberadaan bagian-bagiannya agar bisa ada. Sebagai contoh, sebuah sel yang rusak bisa saja akan merusakkan seluruh tubuh. Demikian pula, sebuah pohon membutuhkan kerja sama dan saling menopang dari keberadaan udara, air, tanah, juga saling kerja sama antara satu dengan la<text:soft-page-break/>innya untuk bisa ada. Keharmonisan dan kekompakan ini akan <text:span text:style-name="T741">menandakan</text:span> pada keteraturan dari <text:span text:style-name="T742">Sang P</text:span>encipta, yang mengetahui hubungan dan karakteristik dari segala hal, dan bisa memerintah segala hal. Sang Pencipta ini adalah Allah.</text:p>
        </text:list-item>
        <text:list-item>
          <text:p text:style-name="P371"><text:span text:style-name="T5">Segala </text:span><text:span text:style-name="T8">makhluk</text:span><text:span text:style-name="T5"> memperlihatkan limpahan karya seni yang menyilaukan.</text:span> Namun itu bisa dihadirkan, seperti yang kita lihat, dengan begitu cepat dan mudah. Lebih lanjut, <text:span text:style-name="T743">makhluk</text:span> dibagi ke dalam tak terhitung jumlahnya dari famili, jenis, dan spesies, dan bahkan pecahan yang lebih kecil lagi, semuanya hadir dengan jumlah yang begitu melimpah. Kendatipun demikian, kita tidak melihat apapun melainkan keteraturan, karya seni, dan ketenangan dalam ciptaan tersebut. Ini menunjukkan keberadaan sesuatu yang memiliki kekuasaan dan pengetahuan yang mutlak, yakni Allah.</text:p>
        </text:list-item>
        <text:list-item>
          <text:p text:style-name="P371"><text:span text:style-name="T5">Segala </text:span><text:span text:style-name="T9">hal</text:span><text:span text:style-name="T5"> yang diciptakan memiliki tujuan</text:span>. Ambil contohnya pada ekologi. Segala sesuatu, bagaimanapun tidak berarti <text:span text:style-name="T744">kelihatannya</text:span>, akan tetapi memiliki peran serta tujuan yang penting. Rantai penciptaan hingga pada umat manusia, yang merupakan ujungnya, sudah jelas diarahkan untuk tujuan akhir. Pohon penghasil buah memiliki tujuan untuk menghasilkan buah, dan keseluruhan hidupnya diarahkan untuk tujuan itu. Demikian pula, “pohon penciptaan” akan menghasilkan umat manusia sebagai buahnya yang paling akhir dan paling lengkap. Tidak ada satupun yang sia-sia; melainkan, segala benda, kegiatan, dan kejadian memiliki tujuan. Ini menghendaki <text:span text:style-name="T745">Sesuatu </text:span><text:span text:style-name="T746">Yang Maha Bijaksana </text:span><text:span text:style-name="T747">(</text:span><text:span text:style-name="T10">al-Hakim</text:span><text:span text:style-name="T747">)</text:span><text:span text:style-name="T746"> </text:span>yang menginginkan tujuan tertentu dalam penciptaan. Karena hanya umat manusia yang dapat memahami tujuan tersebut, maka kebijaksanaan dalam penciptaan menghendaki adanya <text:s/>Allah.</text:p>
        </text:list-item>
        <text:list-item>
          <text:p text:style-name="P371"><text:span text:style-name="T5">Segala makhluk hidup dan tak hidup tidak akan bisa mendapatkan kebutuhannya dengan sendirinya.</text:span> Sebagai contoh, alam semesta hanya bisa bekerja dan mempertahankan <text:span text:style-name="T746">keberadaannya</text:span> hanya dengan adanya hukum-<text:span text:style-name="T748">hukum</text:span> alam semisal pertumbuhan, reproduksi, tarikan dan tolakan. Namun apa yang disebut sebagai “hukum alam” ini sama sekali tidak memiliki bentuk <text:span text:style-name="T749">luar</text:span>, terlihat, <text:span text:style-name="T750">dan wujud </text:span><text:span text:style-name="T749">material</text:span>; mereka semua benda mati. <text:s/>Bagaimana sesuatu yang hakikatnya adalah benda mati, yang sama sekali tidak memiliki pengetahuan dan kesadaran, akan bertanggung jawab terhadap penciptaan yang penuh keajaiban yang menginginkan kekuasaan yang mutlak serta pengetahuan yang mutlak, kebijaksanaan, kehendak, dan kecenderungan? Jadi, sesuatu yang memiliki sifat-sifat ini haruslah yang <text:soft-page-break/>menciptakan “hukum alam” ini dan menggunakannya sebagai tirai untuk menutupi tindakan-<text:span text:style-name="T749">N</text:span>ya <text:span text:style-name="T745">untuk</text:span> tujuan tertentu.</text:p>
        </text:list-item>
        <text:list-item>
          <text:p text:style-name="P371"><text:span text:style-name="T5">Tanaman menginginkan udara dan air, demikian pula panas dan cahaya, untuk bisa bertahan hidup</text:span>. Dapatkah mereka mencukupi keinginan mereka sendiri? Kebutuhan manusia sangat tidak terbatas. Beruntungnya, segala kebutuhan kita yang paling dasar, sejak awal kita di dalam kandungan hingga kematian, disediakan oleh seseorang yang bisa menyediakannya dan memilih untuk melakukannya. Ketika kita memasuki kehidupan di dunia ini, kita mendapati bahwa segala sesuatu telah disiapkan untuk memenuhi kebutuhan indra kita dan kebutuhan intelektual dan kebutuhan spiritual kita. Ini dengan jelas menunjukkan bahwa <text:span text:style-name="T751">S</text:span>esuatu <text:span text:style-name="T751">Y</text:span>ang <text:span text:style-name="T751">M</text:span>aha <text:span text:style-name="T751">Pemurah </text:span><text:span text:style-name="T752">(</text:span><text:span text:style-name="T11">al-Kariim</text:span><text:span text:style-name="T752">) </text:span>dan <text:span text:style-name="T751">M</text:span>aha <text:span text:style-name="T751">M</text:span>engetahui <text:span text:style-name="T752">(</text:span><text:span text:style-name="T12">al-Aliim</text:span><text:span text:style-name="T752">) </text:span>memberikannya untuk segala makhluk ciptaa<text:span text:style-name="T753">n-</text:span><text:span text:style-name="T754">N</text:span>ya dengan cara yang sangat luar biasa, dan mengakibatkan segala <text:span text:style-name="T755">sesuatu </text:span>untuk saling bekerja sama untuk tujuan tersebut.</text:p>
        </text:list-item>
        <text:list-item>
          <text:p text:style-name="P355"><text:span text:style-name="T554">Segala </text:span><text:span text:style-name="T555">sesuatu di dalam </text:span><text:span text:style-name="T554">alam semesta, bagaimanapun jaraknya, saling membantu satu sama lain.</text:span><text:span text:style-name="T558"> Keadaan saling membantu satu sama lain adalah sangat menyeluruh </text:span><text:span text:style-name="T559">sehingga</text:span><text:span text:style-name="T558">, sebagai contoh, hampir </text:span><text:span text:style-name="T560">segala sesuatu</text:span><text:span text:style-name="T558">, di antaranya adalah udara dan air, api dan tanah, matahari dan langit, membantu kita dengan cara yang </text:span><text:span text:style-name="T560">luar</text:span><text:span text:style-name="T558"> <text:s/>biasa dan telah ditentukan sebelumnya. Sel-sel </text:span><text:span text:style-name="T561">di </text:span><text:span text:style-name="T558">dalam tubuh kita, organ-organ, dan sistem-sistem bekerja bersama-sama untuk membuat kita tetap hidup. Tanah dan udara, air dan panas, serta bakteri saling bekerja sama untuk memberi manfaat bagi tanaman. Aktivitas tersebut, yang memperlihatkan pengetahuan dan </text:span><text:span text:style-name="T561">maksud yang sadar</text:span><text:span text:style-name="T558">, yang dilakukan oleh </text:span><text:span text:style-name="T561">makhluk yang tidak memiliki kesadaran </text:span><text:span text:style-name="T558">menunjukkan </text:span><text:span text:style-name="T561">keberadaan </text:span><text:span text:style-name="T562">pengatur</text:span><text:span text:style-name="T561"> yang luar biasa</text:span><text:span text:style-name="T558">. </text:span><text:span text:style-name="T562">Pengatur ini adalah Allah. </text:span></text:p>
        </text:list-item>
        <text:list-item>
          <text:p text:style-name="P93"><text:span text:style-name="T564">Sebelum umat manusia mulai mengotori udara, air dan tanah, segala </text:span><text:span text:style-name="T565">sesuatu</text:span><text:span text:style-name="T564"> di alam secara terus menerus dibersihkan dan dimurnikan.</text:span><text:span text:style-name="T586"> Bahkan sekarang, ia tetap mempertahankan kemurniannya yang asli di berbagai kawasan, sebagian besar karena kehidupan moderen belum mengambil tempat </text:span><text:span text:style-name="T587">di situ</text:span><text:span text:style-name="T586">. </text:span><text:span text:style-name="T642">Pernahkah kamu mempertanyakan kenapa alam begitu bersih? Mengapa <text:s/>hutan begitu bersih, meskipun begitu banyaknya hewan yang mati di sana setiap hari? </text:span><text:span text:style-name="T586">Jika semua lalat yang dilahirkan di musim panas tetap bertahan hidup, <text:s/>maka permukaan bumi akan ditutupi seluruhnya dengan lapisan lalat-lalat yang mati. Tidak ada yang sia-sia di alam, karena di setiap kematian adalah awal bagi kelahiran. Sebagai con</text:span><text:soft-page-break/><text:span text:style-name="T586">toh, jasad yang mati akan membusuk dan diserap oleh tanah. Unsur-unsur mati dan dimunculkan kembali pada tanaman; tanaman yang mati di dalam perut binatang dan manusia akan dinaikkan ke statusnya yang lebih <text:s/>tinggi. Siklus kehidupan dan kematian adalah salah satu faktor yang tetap membuat alam semesta menjadi bersih dan murni. Bakteri dan serangga, angin dan hujan, lubang hitam dan oksigen dalam tubuh makhluk hidup semua mempertahankan kemurnian </text:span><text:span text:style-name="T588">pada</text:span><text:span text:style-name="T586"> alam. Kemurnian </text:span><text:span text:style-name="T588">menandakan</text:span><text:span text:style-name="T586"> pada </text:span><text:span text:style-name="T589">S</text:span><text:span text:style-name="T586">esuatu </text:span><text:span text:style-name="T589">Y</text:span><text:span text:style-name="T586">ang </text:span><text:span text:style-name="T589">M</text:span><text:span text:style-name="T590">aha </text:span><text:span text:style-name="T589">S</text:span><text:span text:style-name="T586">uci </text:span><text:span text:style-name="T591">(</text:span><text:span text:style-name="T566">al-Quddus</text:span><text:span text:style-name="T591">)</text:span><text:span text:style-name="T586">, yang sifat-sifatnya juga termasuk pada kebersihan dan kemurnian.</text:span></text:p>
        </text:list-item>
        <text:list-item>
          <text:p text:style-name="P371"><text:span text:style-name="T5">Tak terhitung jumlahnya </text:span><text:span text:style-name="T13">umat</text:span><text:span text:style-name="T5"> manusia yang telah hidup sejak Adam dan Hawa diciptakan.</text:span> Meskipun memiliki awal yang sama yakni pada sperma dan sel telur, dibentuk dari makanan yang sama yang dimakan oleh orang tuanya dan tersusun oleh struktur dan unsur yang sama, namun setiap orang memiliki wajah yang unik. Sains tidak bisa menjelaskan keunikan yang sangat ajaib ini. Tidak bisa dijelaskan oleh susunan kromosom atau DNA, karena perbedaan ini dimulai sejak awal pembeda-bedaan individu di dunia ini. Lagi pula, perbedaan ini tidak hanya pada wajah; semua manusia adalah unik dalam karakteristiknya, keinginannya, ambisi, dan kemampuan, <text:s/>dan seterusnya. Ketika anggota dari spesies binatang adalah hampir sama semuanya dan menampakkan tidak adanya perbedaan dalam kelakuannya, namun tiap individu dari manusia seperti berada pada spesies yang berbeda yang memiliki dunia tersendiri dalam cakupan dunia umat manusia. Ini tentu saja menunjukkan <text:span text:style-name="T756">sesuatu yang memiliki kebebasan dalam memilih secara </text:span>mutlak dan <text:span text:style-name="T756">dengan </text:span>pengetahuan <text:span text:style-name="T756">yang </text:span>mencakup segala hal: dialah Allah.</text:p>
        </text:list-item>
        <text:list-item>
          <text:p text:style-name="P371"><text:span text:style-name="T5">Kita membutuhkan setidaknya 15 tahun untuk mengarahkan kehidupan kita dan memahami apa yang baik dan apa yang buruk</text:span>. Akan tetapi banyak binatang memiliki pengetahuan tersebut segera setelah mereka dilahirkan. Sebagai contoh, anak bebek dapat berenang segera setelah mereka menetas, dan semut mulai menggali sarangnya di tanah ketika mereka mulai meninggalkan <text:s/>kepompongnya. Lebah dan laba-laba dengan cepat memahami bagaimana membuat sarang lebah dan jaring laba-laba, yang merupakan karya seni yang memukau yang tidak bisa kita tiru. Siapa yang mengajarkan belut yang lahir di perairan Eropa untuk menemukan jalan ke rumahnya di Pasifik? Bukankah perpindahan burung-burung adalah hal yang misterius? Bagaimana kamu menjelaskan fakta menakjubkan tersebut selain menganggapnya sebagai arahan atau panduan oleh Sesuatu <text:soft-page-break/>yang mengetahui segala hal, dan telah mengatur alam semesta dan para penghuninya dengan cara di mana setiap ciptaan bisa mengarahkan kehidupannya?</text:p>
        </text:list-item>
        <text:list-item>
          <text:p text:style-name="P371"><text:span text:style-name="T5">Meskipun begitu melimpahnya kemajuan dalam ilmu pengetahuan, kita masih tetap saja tidak dapat menjelaskan kehidupan itu sendiri.</text:span> Kehidupan adalah pemberian dari <text:span text:style-name="T757">Dia Yang Maha H</text:span>idup <text:span text:style-name="T758">(</text:span><text:span text:style-name="T14">al-Hayyu</text:span><text:span text:style-name="T758">)</text:span>, yang meniupkan ruh ke dalam setiap embrio.<text:span text:style-name="T342"> Kita memiliki pemahaman </text:span><text:span text:style-name="T345">yang </text:span><text:span text:style-name="T342">sedikit mengenai ruh dan hubungannya dengan raga, akan tetapi ketidaktahuan kita tidak </text:span><text:span text:style-name="T346">menandakan</text:span><text:span text:style-name="T342"> bahwa ruh itu tidak ada</text:span>. <text:span text:style-name="T759">R</text:span>uh dikirim di sini untuk disempurnakan dan untuk mencapai keadaan yang sesuai <text:span text:style-name="T760">bagi</text:span> kehidupan selanjutnya.</text:p>
        </text:list-item>
        <text:list-item>
          <text:p text:style-name="P371"><text:span text:style-name="T5">Kesadaran kita adalah pusat dari kecenderungan kita terhadap baik dan buruk</text:span>. Setiap orang akan merasakan kesadaran ini kadang-kadang, <text:s/>dan sebagian besar orang akan berpaling kepada Allah pada kesempatan tertentu. Bagi kita, kecenderungan ini dan keimanan kepada-Nya adalah hal yang <text:span text:style-name="T761">fitrah</text:span>. <text:span text:style-name="T342">Bahkan jika kita secara sadar mengingkari Allah, namun alam bawah sadar kita kadang-kadang menunjukkan keimanan kepada-Nya. </text:span><text:s/>Al-Quran menyebutkan hal ini pada beberapa ayat:</text:p>
        </text:list-item>
      </text:list>
      <text:p text:style-name="P101"><text:span text:style-name="T585">Dia-lah </text:span><text:span text:style-name="T592">Tuhan yang menjadikan kamu dapat berjalan di daratan, (berlayar) di lautan. Sehingga apabila kamu berada di dalam bahtera, dan meluncur lah bahtera itu membawa orang-orang yang ada di dalamnya dengan tiupan angin yang baik, dan mereka bergembira karenanya, datanglah angin badai, dan (apabila) gelombang dari segenap penjuru menimpanya, dan mereka yakin bahwa mereka telah terkepung (bahaya), maka mereka berdoa kepada Allah dengan mengikhlaskan ketaatan kepada-Nya semata-mata. (Mereka berkata): “</text:span><text:span text:style-name="T567">Sesungguhnya jika Engkau menyelamatkan kami dari bahaya ini, pastilah kami akan termasuk orang-orang yang bersyukur.</text:span><text:span text:style-name="T592">” (</text:span><text:span text:style-name="T593">Al-Quran </text:span><text:span text:style-name="T592">10:22) </text:span></text:p>
      <text:p text:style-name="P631"><text:span text:style-name="T592">M</text:span><text:span text:style-name="T585">aka Ibrahim membuat berhala-berhala itu </text:span><text:span text:style-name="T594">hancur berpotong-potong, </text:span><text:span text:style-name="T595">kecuali yang terbesar (induk) dari patung-patung yang lain; agar mereka kembali (untuk bertanya) kepadanya. </text:span><text:span text:style-name="T596">Mereka berkata: “Siapakah yang melakukan perbuatan ini terhadap tuhan-tuhan kami, sesungguhnya dia termasuk orang-orang yang zalim.” Mereka berkata: “kami dengar ada seorang pemuda yang </text:span><text:span text:style-name="T597">mencela berhala-berhala ini yang bernama Ibrahim.</text:span><text:span text:style-name="T596">” </text:span><text:span text:style-name="T598">Mereka berkata: “</text:span><text:span text:style-name="T599">(Kalau demikian) <text:s/></text:span><text:span text:style-name="T600">bawalah dia dengan cara yang dapat dilihat orang banyak, </text:span><text:span text:style-name="T601">agar mereka menyaksikan.</text:span><text:span text:style-name="T598">” </text:span><text:span text:style-name="T602">Mereka bertanya: “Apakah kamu, yang melakukan </text:span><text:span text:style-name="T603">perbuatan ini terhadap tuhan-tuhan kami, hai </text:span><text:soft-page-break/><text:span text:style-name="T603">Ibrahim?</text:span><text:span text:style-name="T602">” </text:span><text:span text:style-name="T604">Ibrahim menjawab: “Sebenarnya patung yang besar </text:span><text:span text:style-name="T605">itulah </text:span><text:span text:style-name="T606">yang </text:span><text:span text:style-name="T607">melakukannya</text:span><text:span text:style-name="T606">, </text:span><text:span text:style-name="T608">maka tanyakanlah </text:span><text:span text:style-name="T609">kepada berhala </text:span><text:span text:style-name="T610">itu, </text:span><text:span text:style-name="T611">jika mereka dapat berbicara.</text:span><text:span text:style-name="T604">” </text:span><text:span text:style-name="T612">Maka mereka telah kembali kepada kesadaran mereka dan lalu berkata: “</text:span><text:span text:style-name="T613">Sesungguhnya kamu sekalian </text:span><text:span text:style-name="T614">adalah orang-orang yang menganiaya (diri sendiri),</text:span><text:span text:style-name="T612">” </text:span><text:span text:style-name="T614">kemudian kepala mereka jadi tertunduk (lalu berkata): “Sesungguhnya kamu (hai Ibrahim) telah mengetahui bahwa berhala-berhala itu tidak dapat berbicara.” Ibrahim berkata: “Maka mengapakah kamu menyembah selain Allah sesuatu yang tidak dapat memberi manfaat sedikitpun dan tidak (pula) memberi mudharat kepada kamu?” Ah (celakalah) kamu dan apa yang kamu sembah selain Allah. Maka apakah kamu tidak memahami? Mereka berkata: “</text:span><text:span text:style-name="T615">Bakarlah dia dan bantulah tuhan-tuhan kamu, jika kamu benar-benar hendak bertindak.</text:span><text:span text:style-name="T614">” </text:span><text:span text:style-name="T616">(</text:span><text:span text:style-name="T593">Al-Quran </text:span><text:span text:style-name="T616">2</text:span><text:span text:style-name="T617">1</text:span><text:span text:style-name="T616">:58:68) </text:span></text:p>
      <text:p text:style-name="P103"><text:span text:style-name="T616">J</text:span><text:span text:style-name="T585">adi, ruh atau jiwa manusia dan kesadaran adalah dalil yang kuat bagi keberadaan Allah. </text:span></text:p>
      <text:list xml:id="list138918373" text:style-name="L14">
        <text:list-item>
          <text:p text:style-name="P102"><text:span text:style-name="T568">Manusia memiliki kecenderungan terhadap kebaikan dan keindahan, </text:span><text:span text:style-name="T569">akhlak</text:span><text:span text:style-name="T568"> dan nilai-nilai moral, dan </text:span><text:span text:style-name="T570">menjauhi kejahatan dan keburukan</text:span><text:span text:style-name="T618">. </text:span><text:span text:style-name="T619">Dengan demikian, kecuali </text:span><text:span text:style-name="T620">dicemari</text:span><text:span text:style-name="T619"> oleh faktor dan kondisi dari luar, kita biasanya akan mencari kebaikan yang universal dan nilai-nilai moral. </text:span><text:span text:style-name="T621">Ini ternyata merupakan </text:span><text:span text:style-name="T622">akhlak </text:span><text:span text:style-name="T623">dan moralitas yang sama yang diajarkan oleh semua agama </text:span><text:span text:style-name="T624">yang diturunkan dari sisi Allah</text:span><text:span text:style-name="T623">. Sejarah sudah menyaksikan, bahwa umat manusia selalu memiliki agama tertentu untuk dipeluk. Seperti halnya tidak ada sistem lain </text:span><text:span text:style-name="T625">yang bisa menggantikan agama dalam kehidupan manusia, </text:span><text:span text:style-name="T626">n</text:span><text:span text:style-name="T625">abi-nabi dan orang-orang beragama adalah yang paling mempengaruhi kita dan meninggalkan jejak yang cukup membekas bagi kita. Ini merupakan bukti yang tidak terbantahkan bagi adanya Allah yang satu.</text:span></text:p>
        </text:list-item>
        <text:list-item>
          <text:p text:style-name="P104"><text:span text:style-name="T563">Kita merasakan adanya intuisi dan emosi yang merupakan pesan dari </text:span><text:span text:style-name="T571">dimensi</text:span><text:span text:style-name="T563"> non materi</text:span><text:span text:style-name="T585">. Di antaranya, </text:span><text:span text:style-name="T627">intuisi tentang keabadian akan </text:span><text:span text:style-name="T628">membangkitkan pada diri kita keinginan </text:span><text:span text:style-name="T627">terhadap keabadian, yang </text:span><text:span text:style-name="T585"><text:s/></text:span><text:span text:style-name="T627">sudah kita upayakan dengan berbagai cara. </text:span><text:span text:style-name="T629">Akan tetapi, keinginan </text:span><text:span text:style-name="T630">ini</text:span><text:span text:style-name="T629"> hanya bisa diwujudkan melalui keimanan dan beribadah kepada Dia </text:span><text:span text:style-name="T631">Y</text:span><text:span text:style-name="T629">ang </text:span><text:span text:style-name="T631">A</text:span><text:span text:style-name="T629">badi yang mengilhami kita akan hal itu. </text:span><text:span text:style-name="T632">Kebahagiaan sesungguhnya dari manusia berada pada pemenuhan keinginan akan keabadian.</text:span></text:p>
        </text:list-item>
        <text:list-item>
          <text:p text:style-name="P105"><text:span text:style-name="T572">Jika beberapa pembohong datang </text:span><text:span text:style-name="T573">ke</text:span><text:span text:style-name="T572">pada kita beberapa kali dan mengatakan hal yang sama, kita bisa saja, tanpa adanya informasi yang bisa dipercaya, percaya kepada mereka</text:span><text:span text:style-name="T633">. </text:span><text:span text:style-name="T634">Namun ketika puluhan ribu </text:span><text:span text:style-name="T635">para </text:span><text:span text:style-name="T634">nabi yang tidak pernah berbohong, ratusan ribu </text:span><text:span text:style-name="T635">para </text:span><text:span text:style-name="T634">wali, dan jutaan orang-</text:span><text:soft-page-break/><text:span text:style-name="T634">orang beriman, semuanya mengambil kejujuran sebagai pilar paling penting dari keimanan, dan semuanya setuju dengan keberadaan Allah, maka apakah masuk akal untuk menolak kesaksian mereka dan menerima berita dari beberapa orang pembohong?</text:span></text:p>
        </text:list-item>
        <text:list-item>
          <text:p text:style-name="P106"><text:span text:style-name="T574">Bukti bagi Al-Quran sebagai kitab yang diturunkan dari langit juga merupakan bukti bagi keberadaan Allah</text:span><text:span text:style-name="T636">. </text:span><text:span text:style-name="T637">Al-Quran mengajarkan dengan penuh penekanan dan perhatian, seperti halnya juga Al-Kitab Perjanjian Lama dan Perjanjian Baru, tentang keberadaan Allah. </text:span><text:span text:style-name="T638">Tambahan lagi, puluhan ribu nabi-nabi telah dikirim untuk membimbing umat manusia kepada kebenaran. Semuanya dikenal karena kejujurannya dan sifat-sifat terpuji lainnya, dan semuanya mementingkan pada ajakan mengenai keberadaan dan keesaan Allah.</text:span></text:p>
        </text:list-item>
      </text:list>
      <text:h text:style-name="P67" text:outline-level="2"><text:bookmark-start text:name="__RefHeading___Toc15177_3975774274"/><text:span text:style-name="T763">D</text:span><text:span text:style-name="T762">alil</text:span><text:span text:style-name="T764">-Dalil</text:span><text:span text:style-name="T762"> Bagi Keesaan Allah</text:span><text:bookmark-end text:name="__RefHeading___Toc15177_3975774274"/></text:h>
      <text:list xml:id="list3680868611" text:style-name="L15">
        <text:list-item>
          <text:p text:style-name="P356"><text:span text:style-name="T421">Segala sesuatu yang </text:span><text:span text:style-name="T422">ada</text:span><text:span text:style-name="T421"> menunjukkan Keesaan Allah</text:span><text:span text:style-name="T435">. Sebagai contoh, </text:span><text:span text:style-name="T436">dari </text:span><text:span text:style-name="T435">begitu banyaknya dalil bagi keberadaan dan keesaan Allah, mari kita tinjau kehidupan: Dia menciptakan </text:span><text:span text:style-name="T553">banyak hal </text:span><text:span text:style-name="T435">dari satu hal, dan menciptakan satu hal dari banyak hal. Dia membuat tak terhitung jumlahnya sistem dan organ-organ pada tubuh binatang dari pembuahan sperma yang tersusun atas air dan cairan. Sesuatu yang mampu melakukan ini haruslah Dia yang satu yang mutlak dan sangat berkuasa. Sesuatu yang mengubah dengan penuh keteraturan segala unsur yang terkandung pada berbagai <text:s/>jenis tumbuh-tumbuhan atau makan</text:span><text:span text:style-name="T436">an</text:span><text:span text:style-name="T435"> binatang lainnya menjadi </text:span><text:span text:style-name="T437">bentuk </text:span><text:span text:style-name="T435">tubuh </text:span><text:span text:style-name="T437">tertentu </text:span><text:span text:style-name="T435">dan anggota-anggota </text:span><text:span text:style-name="T437">badan </text:span><text:span text:style-name="T435">dari binatang itu, menggunakan bahan makanan tadi untuk menenun kulit yang unik pada masing-masing binatang </text:span><text:span text:style-name="T437">tersebut</text:span><text:span text:style-name="T435">, sudah pasti Dia </text:span><text:span text:style-name="T437">yang esa </text:span><text:span text:style-name="T435">yang paling berkuasa dan paling mengetahui.</text:span></text:p>
        </text:list-item>
        <text:list-item>
          <text:p text:style-name="P107"><text:span text:style-name="T15">Udara menggambarkan keesaan-Nya</text:span><text:span text:style-name="T1597">.</text:span><text:span text:style-name="T765"> </text:span><text:span text:style-name="T766">Sebuah peng</text:span><text:span text:style-name="T767">h</text:span><text:span text:style-name="T766">antar yang ajaib, yang meng</text:span><text:span text:style-name="T767">h</text:span><text:span text:style-name="T766">antarkan tak terhitung jumlahnya bunyi, suara, gambar, dan banyak hal lainnya secara serempak, tanpa kebingungan, tanpa menghalangi yang lain. </text:span><text:span text:style-name="T768">Ini menunjukkan bahwa terdapat Sesuatu, yang tanpa sekutu, yang menciptakan, dan mengendalikan, dan mengatur segala sesuatu sesuai dengan kebijaksanaan-Nya.</text:span></text:p>
        </text:list-item>
        <text:list-item>
          <text:p text:style-name="P108"><text:span text:style-name="T16">Alam semesta laksana sebuah pohon yang tumbuh dari bibit yang berisi </text:span><text:span text:style-name="T17">rencana</text:span><text:span text:style-name="T16"> yang menyeluruh untuk kelangsungan hidupnya</text:span><text:span text:style-name="T769">. </text:span><text:span text:style-name="T770">Segala sesuatu saling terkait satu sama lain. Sebagai contoh, sebuah partikel pada pupil mata, <text:s/>memiliki hubungan </text:span><text:span text:style-name="T771">dengan </text:span><text:span text:style-name="T770">tanggung jawab terhadap mata, </text:span><text:soft-page-break/><text:span text:style-name="T770">demikian pula dengan kepala; </text:span><text:span text:style-name="T772">kekuatan untuk berkembang biak, tarikan, dan dorongan; vena dan arteri, saraf motoris dan sensoris yang mengantarkan darah dan mengoperasikan sistem di tubuh; </text:span><text:span text:style-name="T773">dan dengan bagian tubuh lainnya. Ini tentu saja menunjukkan bahwa seluruh tubuh, termasuk setiap partikel, merupakan hasil karya Dia yang abadi </text:span><text:span text:style-name="T774">(</text:span><text:span text:style-name="T18">al-Baqi</text:span><text:span text:style-name="T774">)</text:span><text:span text:style-name="T773">, dan </text:span><text:span text:style-name="T775">M</text:span><text:span text:style-name="T773">aha </text:span><text:span text:style-name="T775">K</text:span><text:span text:style-name="T773">uasa </text:span><text:span text:style-name="T775">(</text:span><text:span text:style-name="T11">al-Malik</text:span><text:span text:style-name="T775">)</text:span><text:span text:style-name="T773">, dan yang </text:span><text:span text:style-name="T776">menjalankan</text:span><text:span text:style-name="T773"> segala sesuatu dengan perintah-Nya </text:span><text:span text:style-name="T777">(</text:span><text:span text:style-name="T19">al-Muhaimin</text:span><text:span text:style-name="T777">)</text:span><text:span text:style-name="T773">.</text:span></text:p>
        </text:list-item>
      </text:list>
      <text:p text:style-name="P109"><text:span text:style-name="T773">S</text:span><text:span text:style-name="T762">ebuah molekul udara, bisa saja mengunjungi bunga dan buah-buahan apa saja, dan bekerja di dalamnya. </text:span><text:span text:style-name="T1266">Jika molekul pengembara ini tidak tunduk dan diatur oleh perintah </text:span><text:span text:style-name="T1267">dari</text:span><text:span text:style-name="T1266"> Dia yang maha kuasa, maka molekul ini harus mengetahui seluruh sistem dan struktur dari semua tanaman dan buah-buahan, dan bagaimana mereka dibentuk, hingga ke hal yang paling </text:span><text:span text:style-name="T1268">detail</text:span><text:span text:style-name="T1266"> dan paling rumit. </text:span><text:span text:style-name="T778">Jadi, molekul udara ini menunjukkan keesaan Allah seperti halnya matahari, yang berpasangan dengan </text:span><text:span text:style-name="T779">cahaya, tanah, dan air. </text:span><text:span text:style-name="T780">Dan seperti <text:s/>yang kita </text:span><text:span text:style-name="T781">ketahui</text:span><text:span text:style-name="T780">, </text:span><text:span text:style-name="T782">ilmu pengetahuan mengatakan bahwa </text:span><text:span text:style-name="T783">bahan dasar bagi </text:span><text:span text:style-name="T784">segala sesuatu adalah hidrogen, oksigen, karbon, dan nitrogen. </text:span></text:p>
      <text:p text:style-name="P110"><text:span text:style-name="T784">B</text:span><text:span text:style-name="T762">enih dari segala tanaman penghasil bunga dan buah-buahan disusun oleh hidrogen, oksigen, karbon, dan nitrogen. </text:span><text:span text:style-name="T785">Mereka hanya berbeda oleh <text:s/>karena adanya program </text:span><text:span text:style-name="T786">yang ditanamkan </text:span><text:span text:style-name="T787">di dalamnya</text:span><text:span text:style-name="T788"> </text:span><text:span text:style-name="T786">oleh </text:span><text:span text:style-name="T789">k</text:span><text:span text:style-name="T786">ehendak Allah. <text:s/></text:span><text:span text:style-name="T790">Jika kita menaruh beberapa jenis bibit dalam sebuah pot bunga yang terisi tanah, yang tentu memiliki unsur-unsur tertentu, maka tiap tanaman akan mengambil bentuk dan lekukannya yang unik nan mengagumkan. </text:span><text:span text:style-name="T791">Jika partikel-partikelnya tidak ditundukkan dan diarahkan oleh Sesuatu yang mengetahui segala hal pada tanaman baik sifat, ciri, struktur, siklus hidup, dan </text:span><text:span text:style-name="T792">situasi</text:span><text:span text:style-name="T791">nya; </text:span><text:span text:style-name="T793">Sesuatu yang menganugerahkan segala </text:span><text:span text:style-name="T788">sesuatu </text:span><text:span text:style-name="T793">dengan apa yang cocok dan dibutuhkan olehnya; </text:span><text:span text:style-name="T794">dan </text:span><text:span text:style-name="T795">Sebuah Kekuatan </text:span><text:span text:style-name="T788">pada mana segala sesuatu ditundukkan </text:span><text:span text:style-name="T795">tanpa perlawanan, </text:span><text:span text:style-name="T788">maka tentu saja di sana akan timbul persoalan. </text:span></text:p>
      <text:p text:style-name="P111"><text:span text:style-name="T795">J</text:span><text:span text:style-name="T762">ika dibuat lebih mudah, </text:span><text:span text:style-name="T796">tanpa </text:span><text:span text:style-name="T797">campur tangan Allah, maka tiap partikel dari tanah akan berisi “</text:span><text:span text:style-name="T20">pabrik </text:span><text:span text:style-name="T21">non-material</text:span><text:span text:style-name="T797">” </text:span><text:span text:style-name="T798">yang menentukan segala</text:span><text:span text:style-name="T799"> hal</text:span><text:span text:style-name="T798"> yang akan terjadi pada tanaman tersebut. </text:span><text:span text:style-name="T800">Ia</text:span><text:span text:style-name="T801"> juga </text:span><text:span text:style-name="T800">akan </text:span><text:span text:style-name="T801">membutuhkan bengkel dengan jumlah yang sama dengan jumlah tanaman penghasil bunga dan buah-buahan </text:span><text:span text:style-name="T800">yang ada</text:span><text:span text:style-name="T801">, sehingga di setiap bengkel itu akan menghasilkan</text:span><text:span text:style-name="T802"> produk-produk yang unik yang sesuai dengan keperluan tanaman tadi. </text:span><text:span text:style-name="T803">Jika tidak, maka </text:span><text:span text:style-name="T804">se</text:span><text:span text:style-name="T803">tiap tanaman harus memiliki </text:span><text:span text:style-name="T805">pengetahuan serta kekuasaan yang sangat luas sehingga dapat menciptakan dirinya sen</text:span><text:soft-page-break/><text:span text:style-name="T805">diri. </text:span><text:span text:style-name="T1269">Jadi dengan <text:s/>tidak adanya Allah, maka sama saja dengan mengatakan ada terdapat begitu banyak Tuhan sebanyak jumlah partikel </text:span><text:span text:style-name="T1270">yang </text:span><text:span text:style-name="T1271">ada </text:span><text:span text:style-name="T1269">di tanah. Yang merupakan kepercayaan yang tidak masuk akal. <text:s/></text:span></text:p>
      <text:p text:style-name="P112"><text:span text:style-name="T806">S</text:span><text:span text:style-name="T762">etiap partikel berisi </text:span><text:span text:style-name="T799">dua </text:span><text:span text:style-name="T762">saksi yang bisa dipercaya </text:span><text:span text:style-name="T807">yang merupakan syarat bagi keberadaan dan keesaan Sang Pencipta. </text:span><text:span text:style-name="T808">Pertama, </text:span><text:span text:style-name="T809">sang partikel dapat melakukan banyak tindakan </text:span><text:span text:style-name="T810">yang cukup berarti, </text:span><text:span text:style-name="T811">meskipun ia sama sekali tidak memiliki </text:span><text:span text:style-name="T771">kekuasaan</text:span><text:span text:style-name="T811">. </text:span><text:span text:style-name="T812">Kedua, dengan bertindak sesuai dengan keteraturan alam semesta, maka setiap partikel akan memperlihatkan kesadaran </text:span><text:span text:style-name="T813">yang universal</text:span><text:span text:style-name="T812"> meskipun ia tidak memiliki kehidupan. Tiap partikel </text:span><text:span text:style-name="T814">akan diuji melalui ketidakmampuannya sehingga membutuhkan adanya </text:span><text:span text:style-name="T815">Sesuatu </text:span><text:span text:style-name="T816">Yang Maha Kuasa, dan dengan bertindak sesuai dengan keteraturan </text:span><text:span text:style-name="T813">yang universal</text:span><text:span text:style-name="T816"> terhadap keesaan-Nya. </text:span></text:p>
      <text:list xml:id="list2573284798" text:style-name="L16">
        <text:list-item>
          <text:p text:style-name="P113"><text:span text:style-name="T762">Setiap orang adalah bentuk mini dari alam semesta, </text:span><text:span text:style-name="T817">buah dari pohon penciptaan </text:span><text:span text:style-name="T815">atau </text:span><text:span text:style-name="T817">alam semesta; </text:span><text:span text:style-name="T818">dan benih dari dunia ini, </text:span><text:span text:style-name="T819">karena setiap </text:span><text:span text:style-name="T820">dari kita akan terdiri </text:span><text:span text:style-name="T821">dari </text:span><text:span text:style-name="T822">sampel dari semua makhluk hidup lainnya. Itu seperti halnya jika setiap orang adalah tetesan yang disuling dari alam semesta, yang memiliki keseimbangan yang paling halus dan paling sensitif. Untuk menghasilkan makhluk hidup yang seperti itu dan untuk bisa menjadi Tuhannya menghendaki adanya kendali terhadap seluruh alam semesta.</text:span></text:p>
        </text:list-item>
        <text:list-item>
          <text:p text:style-name="P114"><text:span text:style-name="T823">Dengan hal ini,</text:span><text:span text:style-name="T824"> kita </text:span><text:span text:style-name="T825">dapat mengerti bahwa hal-hal yang berikut mewakili stempel yang unik </text:span><text:span text:style-name="T821">bagi Sang </text:span><text:span text:style-name="T825">Pencipta segala hal, Penguasa </text:span><text:span text:style-name="T826">Y</text:span><text:span text:style-name="T825">ang </text:span><text:span text:style-name="T826">M</text:span><text:span text:style-name="T825">aha </text:span><text:span text:style-name="T826">A</text:span><text:span text:style-name="T825">gung </text:span><text:span text:style-name="T827">(</text:span><text:span text:style-name="T22">al-Azhiim</text:span><text:span text:style-name="T827">) </text:span><text:span text:style-name="T825">dari alam semesta: membuat seekor lebah sebagai petunjuk bagi banyak hal; </text:span><text:span text:style-name="T828">menuliskan banyak sifat-sifat alam semesta pada diri manusia; <text:s/>termasuk program bagi siklus kehidupan pohon beringin dalam bibit kecil dari pohon beringin; </text:span><text:span text:style-name="T829">memperlihatkan kerja dari nama-nama-Nya yang terwujudkan di seluruh alam semesta pada hati manusia; dan terekam dalam ingatan kita, ditempatkan pada tempat yang sanga</text:span><text:span text:style-name="T830">t</text:span><text:span text:style-name="T829"> kecil, namun memiliki informasi yang cukup untuk memenuhi seluruh perpustakaan, serta segala daftar kejadian di seluruh alam semesta.</text:span></text:p>
        </text:list-item>
        <text:list-item>
          <text:p text:style-name="P115"><text:span text:style-name="T831">Segala kehidupan adalah sebuah simfoni dari saling tolong menolong satu sama lain. </text:span><text:span text:style-name="T832">Seperti juga organ dan anggota tubuh yang hidup, sistem-sistem dan sel-sel, </text:span><text:span text:style-name="T833">maka segala bagian dari alam semesta saling menopang satu sama lain. Sebagai contoh, udara dan air, tanah dan matahari, bekerja sama sehingga memungkinkan bagi sebuah apel bisa hadir menjadi ada. Seperti halnya bagian-bagian dari sebuah pabrik atau batu penyusun sebuah tempat, </text:span><text:span text:style-name="T834">segala ciptaan saling mendukung dan menolong satu sama lain, dan bekerja sama untuk kebutuhan satu sama lain dalam keteraturan yang </text:span><text:soft-page-break/><text:span text:style-name="T834">begitu sempurna. </text:span><text:span text:style-name="T835">Dengan usaha bersama, mereka melayani makhluk hidup. </text:span><text:span text:style-name="T836">Unsur-unsur pada tanah membantu tanaman untuk membuatnya bisa hadir dan bertahan hidup. Sebagian besar binatang hidup bergantung pada tanaman, dan manusia hidup bergantung pada tanaman dan binatang. </text:span><text:span text:style-name="T837">Jadi, unsur-unsur akan membentuk fondasi dasar bagi penyusun dari bentuk fisik makhluk hidup.</text:span></text:p>
        </text:list-item>
      </text:list>
      <text:p text:style-name="P116"><text:span text:style-name="T762">Dengan tunduk pada </text:span><text:span text:style-name="T838">penerapan dari </text:span><text:span text:style-name="T839">aturan yang saling menopang </text:span><text:span text:style-name="T838">ini</text:span><text:span text:style-name="T839">, yang diterapkan di seluruh alam semesta </text:span><text:span text:style-name="T838">mulai </text:span><text:span text:style-name="T839">dari matahari dan bulan, malam dan siang, musim panas dan musim dingin, </text:span><text:span text:style-name="T838">agar</text:span><text:span text:style-name="T839"> tanaman </text:span><text:span text:style-name="T838">bisa menopang </text:span><text:span text:style-name="T839">binatang yang kelaparan dan membutuhkannya, </text:span><text:span text:style-name="T838">kemudian </text:span><text:span text:style-name="T839">binatang </text:span><text:span text:style-name="T838">menopang </text:span><text:span text:style-name="T839">manusia, </text:span><text:span text:style-name="T840">nutrisi menopang kebutuhan bayi, kemudian partikel-partikel pada buah-buahan dan tanaman menopang sel-sel di tubuh, itu <text:s/>menunjukkan bahwa mereka bertindak berdasarkan kekuasaan sesuatu yang tunggal, Pengasuh </text:span><text:span text:style-name="T841">Y</text:span><text:span text:style-name="T840">ang </text:span><text:span text:style-name="T841">M</text:span><text:span text:style-name="T840">aha </text:span><text:span text:style-name="T841">P</text:span><text:span text:style-name="T840">emurah, dan dalam perintah dari Dia yang </text:span><text:span text:style-name="T842">satu, Sang </text:span><text:span text:style-name="T840">Pengatur yang paling bijaksana. </text:span></text:p>
      <text:list xml:id="list3451139716" text:style-name="L17">
        <text:list-item>
          <text:p text:style-name="P357"><text:span text:style-name="T439">Pemeliharaan alam semesta dan kebaikan dari kebijaksanaan alam semesta nampak jelas dalam setiap ciptaan yang </text:span><text:span text:style-name="T440">bermanfaat</text:span><text:span text:style-name="T439">. </text:span><text:span text:style-name="T441">Ini, bersamaan dengan </text:span><text:span text:style-name="T442">melengkapi dengan anugerah</text:span><text:span text:style-name="T443"> </text:span><text:span text:style-name="T441">yang </text:span><text:span text:style-name="T442">menyeluruh </text:span><text:span text:style-name="T443">serta ke</text:span><text:span text:style-name="T444">ber</text:span><text:span text:style-name="T443">langsungan alam semesta yang dibutuhkan oleh </text:span><text:span text:style-name="T442">anugerah </text:span><text:span text:style-name="T443">tersebut </text:span><text:span text:style-name="T444">untuk</text:span><text:span text:style-name="T443"> memberikan </text:span><text:span text:style-name="T445">segala </text:span><text:span text:style-name="T446">makhluk hidup makanan, membentuk </text:span><text:span text:style-name="T447">stempel</text:span><text:span text:style-name="T442"> </text:span><text:span text:style-name="T446">bagi keesaan Allah dengan begitu menakjubkan di mana setiap orang bisa melihat dan memahaminya.</text:span></text:p>
        </text:list-item>
      </text:list>
      <text:p text:style-name="P117"><text:span text:style-name="T843">S</text:span><text:span text:style-name="T762">egala makhluk, </text:span><text:span text:style-name="T844">khususnya yang sudah hidup, </text:span><text:span text:style-name="T845">harus memenuhi keinginan dan kebutuhannya agar </text:span><text:span text:style-name="T846">tetap </text:span><text:span text:style-name="T845">bisa hidup. </text:span><text:span text:style-name="T847">Ini berlaku </text:span><text:span text:style-name="T848">entah makhluk yang dimaksud adalah seluruhnya atau hanya sebagian, sebuah individu atau spesies. Akan tetapi mereka tidak dapat memenuhi bahkan kebutuhannya yang paling kecil. </text:span><text:span text:style-name="T849">Malahan, semua kebutuhan mereka didapatkan dengan cara yang tidak terduga dan dari tempat yang tidak terduga juga, </text:span><text:span text:style-name="T850">dengan </text:span><text:span text:style-name="T851">pemilihan waktu dan instruksi yang tepat, dengan cara yang sesuai dan dengan kebijaksanaan yang sempurna. </text:span><text:span text:style-name="T852">Semua ini menunjukkan keberadaan dari Sesuatu </text:span><text:span text:style-name="T841">Y</text:span><text:span text:style-name="T852">ang </text:span><text:span text:style-name="T841">M</text:span><text:span text:style-name="T852">aha </text:span><text:span text:style-name="T841">B</text:span><text:span text:style-name="T852">ijaksana dan </text:span><text:span text:style-name="T841">M</text:span><text:span text:style-name="T852">aha </text:span><text:span text:style-name="T841">M</text:span><text:span text:style-name="T852">ulia </text:span><text:span text:style-name="T841">(</text:span><text:span text:style-name="T23">al-Majid</text:span><text:span text:style-name="T841">)</text:span><text:span text:style-name="T852">, Pemberi anugerah yang meliputi segala hal. </text:span></text:p>
      <text:list xml:id="list297503446" text:style-name="L18">
        <text:list-item>
          <text:p text:style-name="P358"><text:span text:style-name="T448">Mari kita tinjau matahari. Mulai dari planet hingga tetes-tetes air, pecahan gelas, dan butiran salju yang </text:span><text:span text:style-name="T449">berkilauan</text:span><text:span text:style-name="T448">, </text:span><text:span text:style-name="T450">pancaran cahaya dari matahari nampak pada mereka. Jika kamu tidak menyetujui bahwa </text:span><text:span text:style-name="T451">matahari kecil yang terlihat pada segala </text:span><text:span text:style-name="T452">sesuatu </text:span><text:span text:style-name="T451">ini hanyalah pantulannya, maka kamu harus menyetujui keberadaan matahari pada tiap tetes air, pe</text:span><text:soft-page-break/><text:span text:style-name="T451">cahan gelas dan setiap </text:span><text:span text:style-name="T453">benda transparan</text:span><text:span text:style-name="T451"> yang menghadap ke arah matahari. Apakah ini masuk akal?</text:span></text:p>
        </text:list-item>
      </text:list>
      <text:p text:style-name="P118"><text:span text:style-name="T1272">J</text:span><text:span text:style-name="T1265">ika gambaran pantulan tersebut tidak </text:span><text:span text:style-name="T1273">di</text:span><text:span text:style-name="T1265">katakan berasal dari matahari, maka kamu harus menerima adanya matahari </text:span><text:span text:style-name="T1274">yang tak terhitung jumlahnya </text:span><text:span text:style-name="T1265">sebagai pengganti matahari yang satu. </text:span><text:span text:style-name="T762">Apakah <text:s/>ini logis? Demikian pula, jika segala sesuatu tidak dikaitkan dengan keberadaan Allah yang </text:span><text:span text:style-name="T853">esa</text:span><text:span text:style-name="T762">, yang memiliki kekuasaan meliputi segala hal, maka kamu harus menerima bahwa terdapat bayak Tuhan di sana sebanyak partikel di alam semesta. Bagaimana kamu bisa menerima hal tersebut? </text:span></text:p>
      <text:list xml:id="list324848377" text:style-name="L19">
        <text:list-item>
          <text:p text:style-name="P359"><text:span text:style-name="T454">Sepanjang musim panas dan musim dingin, Allah menghidupkan tidak terhitung jumlahnya tanaman dan spesies binatang, </text:span><text:span text:style-name="T455">yang </text:span><text:span text:style-name="T454">tiap anggotanya adalah unik. </text:span><text:span text:style-name="T456">Prosesnya begitu teratur di mana </text:span><text:span text:style-name="T457">tidak ada satupun kebingungan meskipun begitu banyaknya percampuran di sana. </text:span><text:span text:style-name="T458">Dia “menuliskan” di wajah bumi </text:span><text:span text:style-name="T459">individu-individu </text:span><text:span text:style-name="T460">dari spesies </text:span><text:span text:style-name="T461">yang tak terhitung jumlahnya tanpa kesalahan dan tanpa </text:span><text:span text:style-name="T462">kelupaan, </text:span><text:span text:style-name="T463">kekeliruan</text:span><text:span text:style-name="T464"> atau </text:span><text:span text:style-name="T465">ketidakcukupan. Semuanya dilakukan dengan cara </text:span><text:span text:style-name="T455">yang </text:span><text:span text:style-name="T465">paling seimbang, paling </text:span><text:span text:style-name="T466">proporsional, </text:span><text:span text:style-name="T467">paling teratur, dan dengan</text:span><text:span text:style-name="T455"> </text:span><text:span text:style-name="T467">sangat sesuai. </text:span><text:span text:style-name="T468">Ini </text:span><text:span text:style-name="T455">menandakan adanya Sesuatu Yang </text:span><text:span text:style-name="T469">Maha</text:span><text:span text:style-name="T455"> Mulia, </text:span><text:span text:style-name="T469">Sesuatu Yang Tunggal </text:span><text:span text:style-name="T470">(</text:span><text:span text:style-name="T423">al-Wahid</text:span><text:span text:style-name="T470">)</text:span><text:span text:style-name="T469"> Yang Maha Berkuasa, Maha Bijaksana, dan Maha Pemurah, dan Maha Indah </text:span><text:span text:style-name="T471">(</text:span><text:span text:style-name="T424">al-Jalil</text:span><text:span text:style-name="T471">)</text:span><text:span text:style-name="T469">, Sesuatu yang memiliki kekuasaan yang tidak terbatas </text:span><text:span text:style-name="T472">(</text:span><text:span text:style-name="T425">Malikul Mulk</text:span><text:span text:style-name="T472">)</text:span><text:span text:style-name="T468">, </text:span><text:span text:style-name="T469">yang pengetahuan-Nya meliputi segala </text:span><text:span text:style-name="T473">hal </text:span><text:span text:style-name="T474">(</text:span><text:span text:style-name="T426">al-Aliim</text:span><text:span text:style-name="T474">)</text:span><text:span text:style-name="T469">, dan kehendak-Nya mampu untuk mengatur seluruh alam semesta </text:span><text:span text:style-name="T475">(</text:span><text:span text:style-name="T427">al-Muhaimin</text:span><text:span text:style-name="T475">)</text:span><text:span text:style-name="T469">. </text:span></text:p>
        </text:list-item>
      </text:list>
      <text:p text:style-name="P119"><text:span text:style-name="T854">Coba kita lihat apa yang terjadi pada saat musim </text:span><text:span text:style-name="T855">semi</text:span><text:span text:style-name="T854"> dan musim panas. Banyaknya campur tangan Allah pada kedua musim tersebut sangat ajaib dalam kaitannya dengan jangkauannya, kecepatannya, dan kebebasannya, demikian </text:span><text:span text:style-name="T855">pula</text:span><text:span text:style-name="T854"> dalam </text:span><text:span text:style-name="T856">hal jumlah dan urutannya, </text:span><text:span text:style-name="T857">keindahan dan penciptaannya. </text:span><text:span text:style-name="T858">Hanya Dia yang satu dengan pengetahuan tidak terbatas <text:s/>serta kekuasaan yang sangat luas yang bisa memiliki “</text:span><text:span text:style-name="T24">stempel</text:span><text:span text:style-name="T858">” </text:span><text:span text:style-name="T1299">semacam itu. </text:span><text:span text:style-name="T1300">Stempel semacam </text:span><text:span text:style-name="T1301">itu </text:span><text:span text:style-name="T1300">hanya akan bisa diberikan kepada Dia yang satu yang berada di mana saja </text:span><text:span text:style-name="T1302">meskipun dia tidak berdiam di mana pun, </text:span><text:span text:style-name="T1303">M</text:span><text:span text:style-name="T1302">aha </text:span><text:span text:style-name="T1303">H</text:span><text:span text:style-name="T1302">adir </text:span><text:span text:style-name="T1303">(</text:span><text:span text:style-name="T203">al-Wasi</text:span><text:span text:style-name="T1303">)</text:span><text:span text:style-name="T1302"> dan maha melihat </text:span><text:span text:style-name="T1303">(</text:span><text:span text:style-name="T203">al-Bashiir</text:span><text:span text:style-name="T1303">)</text:span><text:span text:style-name="T1302">, tidak ada satu pun yang bisa bersembunyi dari-Nya juga tidak satu pun yang sulit bagi-Nya, dan semua partikel-partikel dan bintang-bintang adalah setara dengan kekuasaan-Nya. </text:span></text:p>
      <text:list xml:id="list361773918" text:style-name="L20">
        <text:list-item>
          <text:p text:style-name="P360"><text:span text:style-name="T487">Benih yang ditaburkan di pekarangan akan menunjukkan bahwa pekarangan dan benih tersebut </text:span><text:span text:style-name="T488">kepunyaan</text:span><text:span text:style-name="T487"> </text:span><text:span text:style-name="T488">dari </text:span><text:span text:style-name="T487">pemiliknya. </text:span><text:span text:style-name="T489">Demikian pula, </text:span><text:soft-page-break/><text:span text:style-name="T490">unsur-unsur fundamental </text:span><text:span text:style-name="T491">dari kehidupan (misalnya udara, air, dan tanah) adalah hadir di mana-mana </text:span><text:span text:style-name="T492">meskipun </text:span><text:span text:style-name="T488">begitu sederhananya </text:span><text:span text:style-name="T492">dan </text:span><text:span text:style-name="T493">sifat-sifatnya yang sama. </text:span><text:span text:style-name="T494">Tanaman dan binatang ditemukan di mana-mana, kendatipun hakikatnya mereka memiliki sifat-sifat yang sama </text:span><text:span text:style-name="T495">yang berlawanan dengan beragamanya kondisi dari kehidupan.</text:span></text:p>
        </text:list-item>
      </text:list>
      <text:p text:style-name="P120"><text:span text:style-name="T1304">S</text:span><text:span text:style-name="T1298">emua ini dikendalikan oleh </text:span><text:span text:style-name="T1305">Sang </text:span><text:span text:style-name="T1306">Pencipta</text:span><text:span text:style-name="T1307"> yang tunggal yang menunjukkan banyak</text:span><text:span text:style-name="T1305"> keajaiban. </text:span><text:span text:style-name="T1308">Setiap tanaman, buah-buahan, dan binatang adalah stempel, </text:span><text:span text:style-name="T1309">atau sebuah bendera, atau tanda tangan dari Sang </text:span><text:span text:style-name="T1306">Pencipta</text:span><text:span text:style-name="T1309"> tersebut. </text:span><text:span text:style-name="T1310">Di manapun mereka ditemukan, </text:span><text:span text:style-name="T1311">mereka akan mengatakan dengan lidahnya: “</text:span><text:span text:style-name="T204">Sesuatu yang menjadikanku stempel Dia lah yang menciptakan tempat ini. Sesuatu yang </text:span><text:span text:style-name="T205">menjadikanku </text:span><text:span text:style-name="T204">bendera </text:span><text:span text:style-name="T205">Dia </text:span><text:span text:style-name="T204">lah yang </text:span><text:span text:style-name="T206">memiliki tempat ini. Sesuatu yang menjadikanku tanda tangan Dia lah yang menyulam tanah ini</text:span><text:span text:style-name="T1312">.</text:span><text:span text:style-name="T1311">” Dengan</text:span><text:span text:style-name="T1312"> kata lain, hanya Sesuatu yang menggenggam seluruh unsur-unsur dengan Kekuasaan-Nya lah yang bisa memiliki dan mempertahankan kehidupan paling kecil sekalipun. </text:span><text:span text:style-name="T1313">Siapa saja bisa melihat </text:span><text:span text:style-name="T1314">bahwa hanya Dia yang memiliki kekuasaan terhadap semua jenis tanaman dan binatang dapat memiliki, mempertahankan, dan mengatur bahkan yang paling sederhana dari mereka. </text:span></text:p>
      <text:p text:style-name="P121"><text:span text:style-name="T1314">S</text:span><text:span text:style-name="T1298">ungguh, dengan lidah yang sama dengan lidah yang lainnya, setiap individu akan berkata: “</text:span><text:span text:style-name="T202">hanya Sesuatu yang memiliki spesies ku lah yang bisa memilikiku.</text:span><text:span text:style-name="T1298">” </text:span><text:span text:style-name="T1315">Pada lidah yang terikat dengan matahari, dan hubungan yang saling membutuhkan dengan langit, bumi, dan planet-planet lainnya akan berkata: “</text:span><text:span text:style-name="T207">hanya Sesuatu yang bisa memiliki semua ini lah yang bisa memilikiku.</text:span><text:span text:style-name="T1315">”</text:span><text:span text:style-name="T1298"> </text:span><text:span text:style-name="T1480">Jika sebuah apel bisa memiliki kesadaran dan seseorang berkata ke salah satu dari mereka: “</text:span><text:span text:style-name="T235">Kamu adalah hasil karya seniku</text:span><text:span text:style-name="T1480">,” sang apel akan membalas: “</text:span><text:span text:style-name="T235">Diamlah! Jika kamu bisa menciptakan seluruh apel, atau setidaknya jika kamu bisa membuang dengan mudah segala pohon penghasil buah di planet ini dan semua pemberian dari Dia yang maha pemurah yang mendatangkannya dari anugerahnya yang mulia, dalam satu muatan kapal, maka hanya dengan itu kamu bisa mengatakan bahwa kamu pemilikku.</text:span><text:span text:style-name="T1480">” </text:span></text:p>
      <text:p text:style-name="P122"><text:span text:style-name="T1316">K</text:span><text:span text:style-name="T1298">arena setiap buah-buahan bergantung pada satu hukum pertumbuhan dari </text:span><text:span text:style-name="T1317">s</text:span><text:span text:style-name="T1298">atu </text:span><text:span text:style-name="T1317">p</text:span><text:span text:style-name="T1318">usat, maka mudah pula untuk menghasilkan satu atau banyak <text:s/>buah lainnya. </text:span><text:span text:style-name="T1319">Dengan kata lain, </text:span><text:span text:style-name="T1320">agar </text:span><text:span text:style-name="T1321">beberapa pusat bisa menghasilkan satu biji buah itu sama mahal dan sulitnya </text:span><text:span text:style-name="T1322">seperti </text:span><text:span text:style-name="T1323">mempersiapkan sebuah pohon; </text:span><text:span text:style-name="T1324">dan untuk menghasilkan peralatan yang dibutuhkan oleh seorang prajurit akan membutuhkan seluruh pabrik yang digunakan untuk mem</text:span><text:soft-page-break/><text:span text:style-name="T1324">perlengkapi seluruh <text:s/>pasukan. Intinya adalah: ketika sebuah hasil terhubung dengan banyak individu yang bergantung pada beberapa pusat, maka akan ada banyaknya kesusahan sebanyak individu yang dilibatkan. </text:span><text:span text:style-name="T1325">Jadi, </text:span><text:span text:style-name="T1326">kemudahan</text:span><text:span text:style-name="T1327"> yang mengagumkan yang terlihat pada banyak spesies muncul dari adanya </text:span><text:span text:style-name="T1328">satu </text:span><text:span text:style-name="T1327">kesatuan. </text:span></text:p>
      <text:p text:style-name="P123"><text:span text:style-name="T1481">Kesesuaian</text:span><text:span text:style-name="T1479"> dan kemiripan dalam beberapa sifat-sifat dasar dan bentuk-bentuk dasar yang terlihat pada semua anggota dari spesies, dan dalam pembagian genus, merupakan bukti bahwa mereka adalah hasil karya Sang </text:span><text:span text:style-name="T1482">Pencipta</text:span><text:span text:style-name="T1479"> yang satu, karena mereka “</text:span><text:span text:style-name="T234">diukir</text:span><text:span text:style-name="T1479">” dengan pena yang sama dan menggunakan </text:span><text:span text:style-name="T1483">stempel </text:span><text:span text:style-name="T1479">yang sama</text:span><text:span text:style-name="T1298">. </text:span><text:span text:style-name="T1326">Kemudahan</text:span><text:span text:style-name="T1329"> yang teramati dalam kemunculan mereka </text:span><text:span text:style-name="T1330">menjadi ada </text:span><text:span text:style-name="T1329">menghendaki bahwa mereka adalah karya Sang </text:span><text:span text:style-name="T1331">Pencipta </text:span><text:span text:style-name="T1332">yang satu. Jika tidak, maka itu adalah hal yang sulit untuk menjadikan mereka </text:span><text:span text:style-name="T1330">ada </text:span><text:span text:style-name="T1332">sehingga genus dan spesies yang dimaksud tidak akan </text:span><text:span text:style-name="T1333">pernah hadir</text:span><text:span text:style-name="T1332">. </text:span></text:p>
      <text:p text:style-name="P123"><text:span text:style-name="T1484"><text:s/></text:span><text:span text:style-name="T1485">Kesimpulannya: Ketika dihubungkan dengan Allah yang maha suci, </text:span><text:span text:style-name="T1486">semua hal menjadi mudah layaknya satu kesatuan; ketika dihubungkan dengan sebabnya, satu hal saja bisa menjadi begitu sulit layaknya segala hal.</text:span><text:span text:style-name="T1330"> </text:span><text:span text:style-name="T1334">Sebagai akibatnya, kemurahan dan kemudahan yang dijumpai di alam, </text:span><text:span text:style-name="T1335">juga jumlahnya yang melimpah, menunjukkan </text:span><text:span text:style-name="T1336">adanya stempel </text:span><text:span text:style-name="T1337">keesaan</text:span><text:span text:style-name="T1336">. </text:span><text:span text:style-name="T1337">Jika kelimpahan dan kemurahan dari buah-buahan tidak dimiliki oleh </text:span><text:span text:style-name="T1338">Dia</text:span><text:span text:style-name="T1337"> </text:span><text:span text:style-name="T1339">Y</text:span><text:span text:style-name="T1337">ang </text:span><text:span text:style-name="T1339">T</text:span><text:span text:style-name="T1337">unggal</text:span><text:span text:style-name="T1340">, </text:span><text:span text:style-name="T1339">maka kita tidak akan dapat membelinya bahkan jika memberikan seluruh dunia. </text:span><text:span text:style-name="T1487">Bagaimana kita bisa membayar </text:span><text:span text:style-name="T1488">hubungan yang </text:span><text:span text:style-name="T1489">memiliki </text:span><text:span text:style-name="T1488">kesadaran dan penuh tujuan </text:span><text:span text:style-name="T1489">antara </text:span><text:span text:style-name="T1490">tanah dan udara, air dan matahari, <text:s/>panas matahari dan bibit, dan banyak hal lainnya yang membuat kehadiran dari sebuah delima <text:s/>menjadi mungkin? </text:span><text:span text:style-name="T1341">Semua faktor ini adalah sadar sifatnya dan dikendalikan oleh Sang Pencipta Yang Satu, yakni Allah Yang Maha Suci. </text:span><text:span text:style-name="T1491">Ongkos bagi sebuah delima atau buah-buahan lainnya adalah seluruh alam semesta. </text:span></text:p>
      <text:list xml:id="list3218843778" text:style-name="L21">
        <text:list-item>
          <text:p text:style-name="P361"><text:span text:style-name="T496">Kehidupan, yang merupakan perwujudan kemurahan Allah, adalah dalil dan bukti bagi keesaan Allah, juga merupakan perwujudan dar</text:span><text:span text:style-name="T497">i itu</text:span><text:span text:style-name="T496">. </text:span><text:span text:style-name="T498"><text:s/></text:span><text:span text:style-name="T496">Kematian, yang merupakan perwujudan Keagungan Allah, adalah dalil dan bukti bagi Keesaan-Nya.</text:span></text:p>
        </text:list-item>
      </text:list>
      <text:p text:style-name="P124"><text:span text:style-name="T1298">Sebagai contoh,</text:span><text:span text:style-name="T1342"> </text:span><text:span text:style-name="T1298">gelembung pada permukaan sungai akan memperlihatkan gambar matahari, cahaya, dan pantulannya, seperti halnya semua benda-benda yang transparan. </text:span><text:span text:style-name="T1343">Fakta-fakta ini merupakan saksi bagi keberadaan matahari. </text:span><text:span text:style-name="T1344">Kendatipun gelembung-gelembung kadang-kadang menghilang (misalnya ketika mereka lewat di bawah jembatan), </text:span><text:span text:style-name="T1345">kelanjut</text:span><text:soft-page-break/><text:span text:style-name="T1345">an dari pantulan matahari yang begitu indah serta cahayanya yang </text:span><text:span text:style-name="T1346">tidak putus</text:span><text:span text:style-name="T1345"> pada gelembung-gelembung berikutnya membuktikan bahwa gambar matahari (yang nampak, menghilang, dan kemudian muncul lagi) datang dari keabadian pada matahari yang muncul dari ketinggian. Dengan demikian, penampakan dari gelembung-gelembung yang berkilauan ini menunjukkan adanya keberadaan matahari, dan lenyapnya menunjukkan </text:span><text:span text:style-name="T1347">kesatuan dan kesinambungan. </text:span></text:p>
      <text:p text:style-name="P363"><text:span text:style-name="T499">D</text:span><text:span text:style-name="T500">engan cara yang sama, </text:span><text:span text:style-name="T501">para makhluk berada</text:span><text:span text:style-name="T502"> dalam aliran yang terus-menerus </text:span><text:span text:style-name="T503">yang </text:span><text:span text:style-name="T504">disaksikan</text:span><text:span text:style-name="T505"> melalui</text:span><text:span text:style-name="T503"> keberadaan dan kehidupannya </text:span><text:span text:style-name="T506">hingga </text:span><text:span text:style-name="T503">keharusan akan keberadaan dan keesaan </text:span><text:span text:style-name="T507">dari</text:span><text:span text:style-name="T503"> </text:span><text:span text:style-name="T507">S</text:span><text:span text:style-name="T503">uatu zat yang mesti ada. </text:span><text:span text:style-name="T508">Mereka </text:span><text:span text:style-name="T504">menjadi saksi</text:span><text:span text:style-name="T508"> </text:span><text:span text:style-name="T509">keesaan-Nya, keabadian-Nya, dan kekekalan-Nya melalui </text:span><text:span text:style-name="T510">pembusukan dan </text:span><text:span text:style-name="T509">kematian</text:span><text:span text:style-name="T510">nya</text:span><text:span text:style-name="T509"> </text:span><text:span text:style-name="T510">mereka</text:span><text:span text:style-name="T509">. </text:span><text:span text:style-name="T510">Makhluk-makhluk yang indah dan halus yang </text:span><text:span text:style-name="T511">diperbaharui dan dihadirkan kembali</text:span><text:span text:style-name="T512">, </text:span><text:span text:style-name="T513">bersamaan </text:span><text:span text:style-name="T512">dengan pergantian siang dan malam, </text:span><text:span text:style-name="T514">juga pergantian musim, </text:span><text:span text:style-name="T515">dan perjalanan waktu </text:span><text:span text:style-name="T516">menunjukkan keberadaan, keesaan, </text:span><text:span text:style-name="T513">dan kekekalan dari Suatu yang ditinggikan dan abadi yang menunjukkan keindahan wajahnya yang terus-menerus. Pembusukan dan kematian mereka, bersamaan dengan sebab yang nampak bagi kehidupannya, menunjukkan bahwa sebab-sebab (materi atau alami) hanyalah sekedar tirai. <text:s/>Ini dengan tepat membuktikan semua karya seni, tulisan, dan perwujudan ini adalah sebuah karya seni yang secara tetap diperbaharui, tulisan yang selalu berubah, dan cermin yang bergerak dari Suatu Zat yang Esa dan Maha Mulia. </text:span></text:p>
      <text:list xml:id="list3217425756" text:style-name="L22">
        <text:list-item>
          <text:p text:style-name="P636"><text:span text:style-name="T517">Sudah pasti, </text:span><text:span text:style-name="T518">rancangan yang sempurna dan hiasan dari istana yang sempurna menandakan tindakan yang sempurna dari Sang Pencipta. Ini memulai rangkaian keterkaitan berikut: tindakan yang sempurna menunjukkan nama yang sempurna dari sang pembuat (yang menentukan kedudukannya), yang menunjukkan sifat-sifat yang sempurna dari sang pembuat (yang merupakan asal mula dari karya seninya), yang menunjukkan kemampuan yang sempurna dan kapasitas yang paling penting dari sang pembuat, yang menunjukkan kesempurnaan dari sifat-sifat pokok dari sang pembuat. </text:span></text:p>
        </text:list-item>
      </text:list>
      <text:p text:style-name="P658"><text:span text:style-name="T486">Dengan cara yang sama, </text:span><text:span text:style-name="T519">pekerjaan </text:span><text:span text:style-name="T520">dan </text:span><text:span text:style-name="T519">karya seni yang bebas dari kesalahan yang terdapat pada setiap makhluk yang penuh keteraturan </text:span><text:span text:style-name="T521">menandakan pada tindakan yang sempurna dari sebuah Agen yang maha kuasa dan bertindak degan sangat efektif. Fakta ini memulai rangkaian berikutnya: tindakan yang begitu sempurna tersebut menandakan pada nama-nama yang sempurna dari Suatu Agen yang maha mulia, yang me</text:span><text:soft-page-break/><text:span text:style-name="T521">nandakan serta memastikan adanya suatu kesempurnaan dari </text:span><text:span text:style-name="T520">sifat-sifat</text:span><text:span text:style-name="T521"> dari </text:span><text:span text:style-name="T522">Ses</text:span><text:span text:style-name="T521">uatu yang maha sempurna </text:span><text:span text:style-name="T523">(</text:span><text:span text:style-name="T419">al-Azhiim</text:span><text:span text:style-name="T523">)</text:span><text:span text:style-name="T521"> </text:span><text:span text:style-name="T520">yang dikenal dengan nama-</text:span><text:span text:style-name="T522">nama</text:span><text:span text:style-name="T520"> tersebut</text:span><text:span text:style-name="T521">, yang menandakan </text:span><text:span text:style-name="T524">dan memastikan </text:span><text:span text:style-name="T521">kesempurnaan </text:span><text:span text:style-name="T525">pada kapasitas dan kualitas </text:span><text:span text:style-name="T526">yang paling pokok </text:span><text:span text:style-name="T527">dari </text:span><text:span text:style-name="T526">Se</text:span><text:span text:style-name="T528">s</text:span><text:span text:style-name="T527">uatu Yang Maha Sempurna </text:span><text:span text:style-name="T529">yang dikenakan dengan sifat-sifat tersebut, </text:span><text:span text:style-name="T530">yang menandakan </text:span><text:span text:style-name="T531">pada kesempurnaan </text:span><text:span text:style-name="T528">dari Sesuatu </text:span><text:span text:style-name="T532">yang memiliki sifat-sifat </text:span><text:span text:style-name="T533">dan kapasitas </text:span><text:span text:style-name="T532">tersebut </text:span><text:span text:style-name="T533">yang mana segala jenis kesempurnaan di alam semesta adalah tanda bagi kesempurnaan-Nya, petunjuk bagi kemuliaan-Nya, </text:span><text:span text:style-name="T534">dan pengibaratan bagi keindahan-Nya. </text:span><text:span text:style-name="T535">Kesemuanya adalah bayangan yang lemah dan buram jika dibandingkan dengan hakikat-Nya yang begitu sempurna</text:span><text:span text:style-name="T534">. </text:span></text:p>
      <text:h text:style-name="P70" text:outline-level="2"><text:bookmark-start text:name="__RefHeading___Toc15179_3975774274"/>Dalil <text:s/>Yang Salah Tentang Asal Mula dari Keberadaan<text:bookmark-end text:name="__RefHeading___Toc15179_3975774274"/></text:h>
      <text:p text:style-name="P94">Pemahaman orang-orang abad pertengahan <text:span text:style-name="T1598">mengenai keberadaan dan sifat-sifat alam semesta telah didukung oleh otoritas Gereja Katolik. Gereja, yang bersandar pada Wahyu yang diturunkan (Alkitab) yang sudah mengalami perubahan seiring berjalannya waktu, </text:span><text:span text:style-name="T1599">menganggap</text:span><text:span text:style-name="T1598"> sains moderen sebagai ancaman terhadap kewenangannya, dan </text:span><text:span text:style-name="T1600">menghadapinya</text:span><text:span text:style-name="T1598"> dengan permusuhan. Keretakan antara sains dan agama makin mendalam hingga keduanya menjadi tidak bisa dipertemukan. Pada akhirnya, agama berpindah ke dalam domain keimanan yang buta dan ritual yang menghibur dianggap asing bagi </text:span><text:span text:style-name="T1601">sains</text:span><text:span text:style-name="T1598">. Jadi, sains tidak lagi bisa tunduk pada otoritas keagamaan. Penjelasan Darwin mengenai evolusi </text:span><text:span text:style-name="T1602">menutupnya</text:span><text:span text:style-name="T1598"> dan mempopulerkan ide bahwa keberadaan kita adalah bermula dengan sendirinya dan berlangsung dengan sendirinya, sebuah proses yang </text:span><text:span text:style-name="T1603">tercipta</text:span><text:span text:style-name="T1598"> dengan sendirinya berdasarkan hukum yang suatu saat nanti akan bisa dipahami sepenuhnya (dan kemudian hingga derajat tertentu dapat dimanipulasi) oleh umat manusia. </text:span></text:p>
      <text:p text:style-name="P125">Tidak semua ilmuwan yang menyetujui bahwa sebab dari alam atau apa yang disebut sebagai hukum alam bisa menjelaskan <text:span text:style-name="T1604">semua</text:span> fenomena. Sebelum membahas masalah ini, kita harus menekankan bahwa seluruh nabi, tidak peduli waktu dan tempatnya, setuju tentang bagaimana keberadaan bermula dan bagaimana itu terus berlangsung dan dipertahankan, dan segala hal lainnya yang berhubungan dengan <text:span text:style-name="T1605">kehidupan dan keberadaan (eksistensi). Ketika sejumlah besar ilmuwan setuju dengan para Nabi, beberapa ilmuwan dan filsuf yang lebih memilih naturalisme dan materialisme memiliki perbedaan yang sangat besar dalam penjelasannya. </text:span><text:soft-page-break/><text:span text:style-name="T1605">Beberapa menghubungkan kreatifitas dan keabadian, demikian halnya kehidupan dan kesadaran, semata-mata dengan materi. Yang lainnya menggunakan dalil bahwa alam sifatnya abadi dan hadir dengan sendirinya dan segala sesuatu bisa dijelaskan dengan sebab alami dan dengan menggunakan hukum alam. Sementara ada pula, karena tidak bisa menjelaskan asal mula kehidupan, jatuh pada gagasan semacam kebetulan dan keharusan. </text:span></text:p>
      <text:p text:style-name="P126">Poin-poin berikut akan menunjukkan betapa kemustahilan untuk menjelaskan eksistensi tanpa menyetujui keberadaan dan keesaan Allah. </text:p>
      <text:p text:style-name="P126"><text:span text:style-name="T1607">Alam, Hukum Alam dan Sebab</text:span> </text:p>
      <text:list xml:id="list3969438956" text:style-name="L23">
        <text:list-item>
          <text:p text:style-name="P127">Hukum alam sifatnya hanya pada nama saja (nominal) namun tidak memiliki bentuk yang aktual. Mereka sifatnya adalah proposisi-<text:span text:style-name="T1611">proposisi</text:span> yang ditawarkan sebagai penjelasan dari peristiwa-peristiwa atau fenomena-fenomena tertentu, <text:span text:style-name="T1612">dan menyebut akan adanya gaya imajiner yang disimpulkan dari pergerakan atau hubungan antara tiap kejadian atau fenomena. Hukum gravitasi, perkembangbiakan dan pertumbuhan dari makhluk hidup, tarikan dan tolakan magnetis, serta lainnya bukanlah suatu entitas yang dapat dipastikan melalui indra kita atau dengan menggunakan perkakas sains. <text:s/></text:span><text:span text:style-name="T347">Sebagai contoh, bagaimanapun benarnya hukum gravitasi, dapatkah kita menghakimi bahwa alam semesta (sesuatu di mana hukum ini bekerja) bisa hadir karena adanya hukum tersebut? </text:span><text:span text:style-name="T348">Apakah</text:span><text:span text:style-name="T347"> beralasan untuk menganggap bahwa akibat dari <text:s/>keberadaan dari segala </text:span><text:span text:style-name="T349">sesuatu</text:span><text:span text:style-name="T347">, bahkan kecerdasan dan kesadaran dari makhluk hidup, </text:span><text:span text:style-name="T350">kepada </text:span><text:span text:style-name="T347">proposisi-proposisi?</text:span></text:p>
        </text:list-item>
        <text:list-item>
          <text:p text:style-name="P128">Hukum alam dan sebab-sebab di alam disimpulkan dari pergerakan atau hubungan antara kejadian atau fenomena yang teramati di alam semesta. Dengan demikian, karena mereka bergantung pada faktor eksternal, mereka sama sekali tidak bisa dikatakan mandiri juga tidak bisa dikatakan hadir dengan sendirinya.</text:p>
        </text:list-item>
        <text:list-item>
          <text:p text:style-name="P128">Keberadaan alam semesta, demikian pula peristiwa dan fenomena sifatnya tidak pasti <text:span text:style-name="T1613">(kontingen)</text:span>. <text:span text:style-name="T1614">Jadi tidak ada satupun padanya yang harus ada, <text:s/>karena sama saja kemungkinannya <text:s/>untuk ada atau tidak ada. Terdapat hampir tidak terhingga jumlahnya sel-sel pada embrio yang bisa dikunjungi oleh partikel makanan. Sesuatu yang keberadaannya tidak pasti ada atau tidaknya tidak bisa bersifat abadi, karena seseorang bisa saja lebih memilih keberadaannya ketimbang ketidakberadaannya atau sekedar kemungkinannya untuk ada.</text:span></text:p>
        </text:list-item>
        <text:list-item>
          <text:p text:style-name="P129"><text:soft-page-break/>Sebagaimana hal lainnya yang tidak pasti adanya di mana harus berada di ruang dan waktu tertentu, mereka semua harus memiliki awal. Sesuatu yang memiliki awal sudah pasti akan memiliki akhir, jadi dengan demikian tidak bisa bersifat abadi.</text:p>
        </text:list-item>
        <text:list-item>
          <text:p text:style-name="P130">Sebab di alam saling membutuhkan satu sama lain untuk bisa memberikan hasil. Sebagai contoh, apel membutuhkan <text:s/>bunga apel untuk bisa hadir, bunga membutuhkan dahan, dahan membutuhkan pohon, dan seterusnya, seperti halnya bibit membutuhkan tanah, udara, dan kelembapan, untuk bisa bertunas dan tumbuh. Setiap sebab juga bertindak sebagai hasil, kecuali jika kita menerima ada banyak Tuhan di sana sebanyak jumlah sebab, maka kita harus melihat pada suatu sebab yang tunggal di luar dari rantai sebab dan hasilnya (sebab dan akibat).</text:p>
        </text:list-item>
        <text:list-item>
          <text:p text:style-name="P131">Agar sebuah hasil bisa hadir, ada tak terhingga jumlahnya sebab yang harus bekerja sama dalam suatu cara yang terkoordinasi dan bisa dipercaya di mana mereka bisa disebut sebagai “hukum alam.” Coba tinjau ini: agar supaya bisa hadir, maka sebuah apel membutuhkan saling kerja sama antara udara dan tanah, matahari dan air, serta kemiringan 23 derajat dari sumbu <text:s/>bumi, dan aturan yang begitu kompleks mengenai pembuahan dan pertumbuhan bagi bibit dan tanaman. <text:span text:style-name="T342">Dapatkah sebab-sebab serta hukum-hukum yang sifatnya buta, dan tuli, bodoh dan tidak sadar datang bersama-sama dengan sukarela untuk menciptakan makhluk hidup? Apakah kamu benar-benar berpikir bahwa mereka bisa membentuk diri manusia, di mana semuanya adalah hidup dan memiliki kesadaran, cerdas dan bertanggung jawab, dan dapat menjawab pertanyaan tentang niat dan tindakannya?</text:span></text:p>
        </text:list-item>
        <text:list-item>
          <text:p text:style-name="P132">Sebuah bibit kecil berisi pohon yang besar. Manusia, sebuah ciptaan yang teramat rumit, tumbuh dari sebuah sel telur yang dibuahi oleh sperma yang ukurannya mikroskopis. Adakah hubungan yang tepat atau perbandingan yang bisa diterima antara sebab dan akibat di sini? Dapatkah sesuatu yang sangat lemah dan sederhana, bodoh dan tidak hidup akan memberikan hasil yang sangat kuat dan kompleks, cerdas dan memiliki pengaruh besar bagi kehidupan?</text:p>
        </text:list-item>
        <text:list-item>
          <text:p text:style-name="P133">Semua fenomena dan proses di alam memiliki kebalikannya: misalnya utara dan selatan, positif dan negatif, panas dan dingin, <text:s/>keindahan dan keburukan, siang dan malam, tarikan dan dorongan, membeku dan mencair, menguap dan mengembun, dan seterusnya. <text:s/>Sesuatu yang memiliki lawan atau kebalikan<text:span text:style-name="T1615">nya</text:span>, yang <text:span text:style-name="T1616">membutuhkan</text:span> lawannya agar bisa ada, <text:s/>tidak <text:soft-page-break/>mungkin lah bertindak sebagai <text:span text:style-name="T1617">S</text:span>ang <text:span text:style-name="T1617">P</text:span>encipta atau <text:span text:style-name="T1617">Sesuatu</text:span> <text:span text:style-name="T1617">Y</text:span>ang <text:span text:style-name="T1617">P</text:span>aling <text:span text:style-name="T1617">A</text:span>wal.</text:p>
        </text:list-item>
        <text:list-item>
          <text:p text:style-name="P133"><text:span text:style-name="T1618">Meskipun segala segala sebab yang diperlukan bagi adanya </text:span><text:span text:style-name="T1619">akibat</text:span><text:span text:style-name="T1618"> telah dihadirkan, namun </text:span><text:span text:style-name="T1619">akibat</text:span><text:span text:style-name="T1618"> tersebut tidak selalu muncul seperti yang diharapkan. Sebaliknya, sesuatu bisa saja terjadi dan hadir keberadaannya tanpa adanya sebab yang bisa kita kenal dan kita pahami. Juga, penyebab yang sama tidak selalu menimbulkan </text:span><text:span text:style-name="T1620">akibat</text:span><text:span text:style-name="T1618"> yang sama. Inilah sebabnya beberapa ilmuwan menolak </text:span>kausalitas sebagai cara menjelaskan berbagai hal dan peristiwa.</text:p>
        </text:list-item>
        <text:list-item>
          <text:p text:style-name="P134">Di antara berbagai sebab, manusia adalah yang paling mampu dan paling menonjol, karena kita dibedakan oleh adanya kecerdasan, <text:s/>kesadaran, tekad, dan banyak kemampuan lain serta indra luar dan dalam serta perasaan. Namun kita masih saja sangat lemah dan tidak berdaya di mana bahkan sebuah mikroba dapat menimbulkan sakit yang teramat sangat bagi kita. <text:span text:style-name="T342">Jika bahkan kita tidak memiliki </text:span><text:span text:style-name="T351">peran dalam </text:span><text:span text:style-name="T342">kehadiran kita </text:span><text:span text:style-name="T351">hingga menjadi ada</text:span><text:span text:style-name="T342">, dan bahkan tidak memiliki kendali terhadap kerja dalam tubuh kita, </text:span><text:span text:style-name="T352">apakah mungkin ada </text:span><text:span text:style-name="T342">sebab lainnya </text:span><text:span text:style-name="T352">yang </text:span><text:span text:style-name="T353">memiliki</text:span><text:span text:style-name="T342"> suatu kreativitas?</text:span></text:p>
        </text:list-item>
        <text:list-item>
          <text:p text:style-name="P134">Kaum materialis <text:span text:style-name="T1621">menggunakan</text:span> <text:span text:style-name="T1622">keterkaitan</text:span> <text:span text:style-name="T1623">dari</text:span> <text:span text:style-name="T1624">beberapa </text:span><text:span text:style-name="T1625">peristiwa</text:span> sebagai hubungan sebab dan akibat. Jika dua peristiwa <text:s/>hadir secara bersamaan, mereka akan membayangkan bahwa satu akan menyebabkan lainnya. <text:span text:style-name="T1626">Untuk mengingkari adanya Sang Pencipta mereka akan mengemukakan pendapat semisal: “</text:span><text:span text:style-name="T25">air akan menyebabkan tanaman untuk tumbuh</text:span><text:span text:style-name="T1626">.” </text:span><text:span text:style-name="T1275">Mereka tidak pernah bertanya bagaimana air bisa mengetahui apa yang akan dikerjakan, dan bagaimana mengerjakannya, dan bagaimana ini bisa menghasilkan itu, dan apa kualitas yang dimilikinya sehingga mengakibatkan tanaman menjadi tumbuh?</text:span></text:p>
        </text:list-item>
      </text:list>
      <text:p text:style-name="P135"><text:span text:style-name="T859">A</text:span><text:span text:style-name="T762">pakah air memiliki pengetahuan dan kekuatan untuk menumbuhkan tanaman? Apakah ia mengetahui hukum atau sifat-sifat dari pembentukan tanaman? Jika menghubungkan pertumbuhan tanaman dengan hukum yang ada di alam, apakah mereka bisa mengetahui bagaimana membentuk tanaman tersebut? Terdapat pengetahuan tertentu, keinginan, dan kekuatan <text:s/>yang diperlukan untuk membuat bahkan hal yang paling kecil. Dengan demikian, bukankah Sesuatu yang memiliki pengetahuan yang </text:span><text:span text:style-name="T860">teramat</text:span><text:span text:style-name="T762"> luas, dan memiliki keinginan dan kekuasaan yang mutlak, diperlukan untuk menciptakan alam semesta yang ajaib, menakjubkan serta sangat rumit, di mana kita hanya memiliki pengetahuan yang sangat sedikit terhadapnya. </text:span></text:p>
      <text:p text:style-name="P136"><text:soft-page-break/>Tinjau sekuntum bunga. Dari mana keindahannya berasal, siapa yang merancang hubungan antara ia dengan indra penciuman kita, serta penglihatan dan kemampuan <text:span text:style-name="T1624">kita </text:span>untuk memaknai? Dapatkah sebuah bibit, tanah atau cahaya matahari, yang mana semuanya tidak memiliki kesadaran, kekuasaan, atau keinginan bahkan hanya untuk membuat sekuntum bunga, apalagi untuk membuatnya terlihat indah? Dapatkah kita, beserta planet ini sebagai <text:span text:style-name="T1627">satu-satunya</text:span> yang <text:span text:style-name="T1627">memiliki kesadaran dan pengetahuan</text:span>, bisa membuat sekuntum bunga? Sekuntum bunga hanya bisa hadir jika seluruh alam semesta sudah hadir lebih dulu. Untuk menghasilkan sekuntum bunga, dengan demikian, seseorang harus bisa menciptakan seluruh alam semesta. Dengan kata lain, <text:s/>penciptanya harus memiliki kekuasaan, serta pengetahuan, dan kehendak yang mutlak. Semua ini hanya bisa dikaitkan dengan Allah semata. </text:p>
      <text:p text:style-name="P203">Materi Dan Peluang</text:p>
      <text:p text:style-name="P204">Dalil kita terhadap hukum dan sebab di alam <text:span text:style-name="T1628">yang sifatnya hadir <text:s/>dengan sendiri, tercukupi dengan sendirinya, dan bahkan pada tahap tertentu abadi, bisa dibenarkan bagi pandangan yang menganggap bahwa kreativitas berasal dari peluang dan materi. </text:span></text:p>
      <text:p text:style-name="P205">Entah itu didefinisikan berdasarkan prinsip-prinsip fisika klasik atau fisika moderen, materi tentu saja bisa berubah dan rentan terhadap pengaruh dari luar. Jadi itu tidak mungkin bersifat abadi atau muncul dengan sendirinya. <text:s/>Juga, karena materi buta dan tuli, tidak bernyawa dan bodoh, tidak memiliki kekuatan dan tidak memiliki kesadaran, bagaimana mungkin itu bisa menjadi asal bagi pengetahuan, kekuatan, dan kesadaran? <text:span text:style-name="T354">Sesuatu tidak bisa menerapkan ke yang lain apa yang tidak dimilikinya sendiri. </text:span></text:p>
      <text:p text:style-name="P206">Ada begitu melimpah bukti tentang susunan, organisasi, dan harmoni yang memiliki tujuan di alam <text:span text:style-name="T1629">yang sama sekali tidak <text:s/>masuk akal untuk dianggap sebagai kemungkinan atau kebetulan sebagai penyebabnya. Sebagai contoh, tubuh manusia tersusun dari satu juta protein. Kemungkinan bagi sebuah protein untuk terjadi secara kebetulan adalah sangat kecil. Tanpa kehadiran sesuatu yang lebih cenderung akan keberadaannya dan kemudian menciptakannya; siapa yang memiliki pengetahuan yang mutlak dan menyeluruh untuk bisa mengatur hubungannya dengan protein-protein lain, sel-sel, dan seluruh bagian dari tubuh; dan menempatkannya pada tempat yang seharusnya, <text:s/>sebuah protein bisa saja tidak eksis. Sains hanya bisa menempuh jalurnya yang benar hanya ketika para pelakunya menga</text:span><text:soft-page-break/><text:span text:style-name="T1629">kui bahwa Allah yang satu sebagai pencipta segala sesuatu. </text:span></text:p>
      <text:p text:style-name="P207">Eksperimen sederhana berikut bisa membantu kita untuk memahami dalil yang penting ini: </text:p>
      <text:p text:style-name="P207">Overbeck dan rekan kerjanya di Baylor College of Medicine di Houston sedang berusaha untuk mempraktikkan terapi genetik dengan melihat apakah mereka bisa mengubah tikus albino menjadi tikus berwarna. Para peneliti berusaha menyuntikkan gen yang sangat penting <text:span text:style-name="T1630">bagi produksi melanin ke dalam sebuah sel dari embrio tikus albino. Mereka kemudian memberi roti pada anak-anak tikus yang dihasilkan, di mana setengahnya membawa gen pada satu bagian kromosom dari tiap pasang kromosom. <text:s/>Dengan menerapkan teori Mendel tentang reproduksi akan diperoleh bahwa sekitar seperempat dari cucunya akan membawa gen pada kedua kromosom atau bersifat homozigot, atau dalam bahasa genetik haruslah berwarna. </text:span></text:p>
      <text:p text:style-name="P208">Namun sang tikus tidak pernah memiliki kesempatan untuk memperoleh warna. <text:s/>“<text:span text:style-name="T26">Hal yang pertama teramati adalah</text:span><text:span text:style-name="T1631">,</text:span>” <text:span text:style-name="T1631">kata Overbeck, “</text:span><text:span text:style-name="T26">terjadi kematian pada cucu-cucu dari tikus hingga 25% seminggu setelah mereka dilahirkan.</text:span><text:span text:style-name="T1631">” Penjelasannya adalah: </text:span></text:p>
      <text:p text:style-name="P209">Gen-gen melanin yang disuntikkan ke dalam embrio tikus albino ternyata memasukkan dirinya pada <text:span text:style-name="T1632">gen-gen yang sama sekali tidak berhubungan. Rantai DNA yang tidak biasa yang muncul di tengah-tengah dari gen merusakkan kemampuan dari gen tersebut untuk membuatnya bisa dibaca. Terkadang, ginjal dan pankreas juga rusak, dan sepertinya kerusakannya lah yang menjadi sebab bagi terbunuhnya tikus-tikus. </text:span></text:p>
      <text:p text:style-name="P209"><text:span text:style-name="T1633">Overbeck dan rekannya sudah berhasil menemukan lokasi gen pada kromosom tikus dan kemudian berusaha menjabarkan strukturnya. Itu akan memberikan mereka informasi mengenai struktur dari protein yang disimpan </text:span><text:span text:style-name="T1634">di </text:span><text:span text:style-name="T1633">dalam gen, bagaimana protein itu bekerja, </text:span><text:span text:style-name="T1634">serta kapan </text:span><text:span text:style-name="T1633">dan <text:s/>di mana itu dihasilkan saat gen kemudian </text:span><text:span text:style-name="T1634">dimunculkan atau terlihat (Pen. sisi fenotifnya)</text:span><text:span text:style-name="T1633">, apakah gen muncul di seluruh bagian <text:s/>tubuh, atau hanya di bagian kiri saja atau di bagian kanan saja dari embrio yang bersangkutan. Overbeck </text:span><text:span text:style-name="T1634">bertanya-tanya</text:span><text:span text:style-name="T1633">, “dan kapan gen itu dimunculkan?” </text:span></text:p>
      <text:p text:style-name="P210">Pertanyaan ini kemudian membawa Overbeck kepada sebuah eksperimen mengenai transfer gen. “Kami pikir terdapat setidaknya 100 ribu gen,” katanya, “jadi kemungkinan ini terjadi berada dalam satu di antara 100 ribu.” </text:p>
      <text:p text:style-name="P211"><text:soft-page-break/><text:span text:style-name="T342">Harus membutuhkan ribuan uji coba, dengan demikian ribuan pula tikus, agar eksperimen tersebut bisa berhasil. Akan tetapi tidak ada uji coba seperti itu di alam.</text:span> Setiap pohon yang ditempatkan di tanah kemudian bertunas dan menghasilkan pohon, kecuali ada yang mencegah itu terjadi. Demikian pula, embrio dalam kandungan tumbuh menjadi makhluk hidup yang sadar yang dilengkapi dengan kemampuan spiritual dan kemampuan intelektual. </text:p>
      <text:p text:style-name="P212">Tubuh manusia merupakan sebuah keajaiban bagi kesimetrisan dan ketidaksimetrisan. Ilmuwan mengetahui bagaimana itu berkembang di kandungan. Apa yang tidak mereka pahami adalah bagaimana <text:span text:style-name="T1635">partikel-partikel penyusunnya bisa mencapai embrio dan membedakan mana kiri dan mana kanan, bisa menentukan tempat tertentu pada organ, memasukkan dirinya di tempat yang sesuai, dan memahami hubungan yang begitu kompleks serta kebutuhan dari setiap sel dan organ. </text:span><text:span text:style-name="T355">Proses ini begitu kompleksnya sehingga jika sebuah partikel yang dibutuhkan oleh pupil mata bagian kanan tiba-tiba sampai di telinga, maka embrio akan rusak dan kemudian mati. </text:span></text:p>
      <text:p text:style-name="P213">Sebagai tambahan, segala makhluk hidup terbuat dari unsur-unsur yang sama pada tanah, udara, dan air. <text:span text:style-name="T1636">Mereka sangat mirip satu sama lain dalam hubungannya dengan organ-organ dan anggota-anggota tubuhnya. Dan mereka sangat unik seluruhnya dalam kaitannya dengan kelengkapan tubuh, karakteristik, kehendak, dan ambisi. Kekhasan ini sangat bisa diandalkan sehingga kamu bisa langsung diidentifikasi secara pasti hanya dengan sidik jarimu. </text:span></text:p>
      <text:p text:style-name="P214">Bagaimana kita bisa menjelaskan ini? Ada dua alternatif: bisa jadi tiap partikel membawa pengetahuan, kehendak, dan kekuasaan yang tidak terbatas; atau Sesuatu yang memiliki pengetahuan, kehendak, dan kekuasaan tersebut yang menciptakan dan mengatur setiap partikel. <text:s/><text:span text:style-name="T1637">Akan tetapi jauh ke belakang kita pergi dalam usaha <text:s/>mengubungkannya dengan sebab dan akibat dan keturunan, maka kedua penjelasan ini masih valid. </text:span></text:p>
      <text:p text:style-name="P215">Bahkan jika keberadaan alam semesta dihubungkan dengan sesuatu yang bukan Allah (misalnya evolusi, sebab akibat, alami, materi, atau peluang dan keharusan), kita tidak bisa mengingkari satu fakta: segala sesuatu menunjukkan, meskipun itu hadir dan bertahan dan mati, pengetahuan yang mencakup segala hal serta kekuasaan dan kehendak yang mutlak. Seperti yang kita lihat pada eksperimen Overbeck, satu saja gen yang salah tempat atau salah arah akan mengakibatkan kekacauan atau <text:soft-page-break/>bahkan bisa mengakhiri kehidupan. Saling terhubungnya segala hal, mulai dari galaksi sampai atom, adalah kenyataan di mana setiap <text:span text:style-name="T1638">entitas </text:span>masuk ke dalamnya dan mengetahui fungsi dan tempatnya yang unik. </text:p>
      <text:p text:style-name="P216">Apakah ada pertunjukan yang lebih bagus bagi keberadaan dan pelaksanaan secara bebas dari pengetahuan yang mencakup segala hal, serta kehendak dan keinginan yang mutlak, <text:span text:style-name="T1639">di mana partikel-partikel yang memiliki susunan biokimia yang sama akan menghasilkan -- melalui pengaturan yang begitu halus dalam hubungannya satu sama lain -- <text:s/>entitas yang unik serta organisme? Apakah cukup memuaskan untuk menjelaskan ini pada keturunan dan kebetulan, mengingat bahwa penjelasan seperti itu akan bersandar pada Sesuatu yang memiliki pengetahuan yang luas, <text:s/>memiliki kekuasaan serta kehendak yang mutlak? </text:span></text:p>
      <text:p text:style-name="P217">Kita tidak boleh disesatkan oleh fakta yang nampak bahwa segala sesuatu terjadi berdasarkan suatu program, rencana atau proses tertentu. Hal semacam itu adalah tirai yang dihamparkan sepanjang alam semesta – sebuah rangkaian peristiwa yang terus bergerak. <text:span text:style-name="T1640">Hukum alam bisa saja disimpulkan dari proses -proses</text:span> <text:span text:style-name="T1641">ini, namun mereka sama sekali </text:span><text:span text:style-name="T1642">tidak memiliki</text:span><text:span text:style-name="T1641"> bentuk yang nyata. </text:span><text:span text:style-name="T356">Kecuali jika kita menghubungkannya dengan alam (atau pada materi atau kebetulan dan kemestian) apa yang seharusnya kita hubungkan dengan Sang penciptanya, maka kita harus menerima bahwa itu, pada hakikatnya dan kenyataannya, mekanisme pencetakan dan bukan mesin cetaknya, sebuah rancangan dan bukan sang perancang, penerima yang pasif dan bukan agen, aturan dan bukan sang pengatur, kumpulan hukum</text:span><text:bookmark text:name="kuning 1"/><text:span text:style-name="T356">- hukum yang hanya namanya saja dan bukan sebuah kekuasaan.</text:span><text:span text:style-name="T356"><text:note text:id="ftn1" text:note-class="footnote"><text:note-citation>2</text:note-citation><text:note-body><text:p text:style-name="P10">Anggap <text:s/>kamu memiliki sepuluh uang koin dan menandainya dari satu sampai sepuluh. Kemudian letakkan di dalam kantong mu dan kocok dengan baik. Kemudian ambillah <text:s/>dalam urutan dari 1 sampai 10, kembalikan masing-masing koin ke dalam kantongmu <text:s/>setiap masing-masing pengambilan. Peluang mu untuk mengambil koin no.1 adalah 1 dalam 10 (Pen. sepersepuluh). Peluang mu mengambil 1 dan 2 secara berurutan adalah 1 dalam 100 (Pen. seperseratus). Peluang mu untuk mengambil 1, 2, dan 3 secara berurutan adalah 1 dalam seribu (Pen. seperseribu). Peluang mu untuk mengambil 1, 2, 3, 4 secara berurutan adalah 1 dalam 10 ribu (Pen. sepersepuluh ribu) dan seterusnya, hingga peluang mu untuk mengambil No. 1 hingga No. 10 secara berurutan akan mencapai pada nilai yang tidak masuk akal yakni satu peluang dalam 10 miliar. </text:p></text:note-body></text:note></text:span></text:p>
      <text:p text:style-name="P218">Untuk memahami secara lebih baik mengapa ini <text:span text:style-name="T1643">tidak memiliki bagian pada keberadaan, mari kita telaah tujuan, harmoni, dan saling </text:span><text:soft-page-break/><text:span text:style-name="T1643">ketergantungan pada ciptaan dengan mengamati fakta yang sederhana. Sekali lagi, Marrison menarik perhatian kita kepada beberapa hal berikut: </text:span></text:p>
      <text:p text:style-name="P219">Bola bumi sekarang sudah bisa dijelaskan dengan dimensinya yang permanen dan masanya sudah bisa ditentukan. <text:s/>Kecepatannya dalam mengorbit mengelilingi matahari bisa dikatakan tidak berubah. Rotasi pada sumbunya sudah ditentukan secara akurat di mana adanya variasi dalam detik dalam satu abad akan mengacaukan perhitungan astronomi. <text:span text:style-name="T1644">Andaikan bola bumi lebih besar atau lebih kecil, atau andaikan kecepatannya sedikit berbeda, maka itu akan lebih jauh atau lebih dekat dengan matahari, dan kondisi ini akan berpengaruh terhadap kehidupan segala jenis makhluk, termasuk manusia. </text:span></text:p>
      <text:p text:style-name="P220">Bumi berputar pada porosnya dalam dua puluh empat jam atau dalam laju <text:span text:style-name="T1645">seribu</text:span> juta mil per jam. <text:span text:style-name="T1646">Anggap </text:span><text:span text:style-name="T1647">ia</text:span><text:span text:style-name="T1646"> berputar dengan kecepatan ratusan mil per jam. Mengapa tidak? Maka siang dan malam kita akan sepuluh kali lebih lama dari sekarang. Maka panasnya musim panas akan membakar tumbuh-tumbuhan di setiap hari yang panas dan setiap tunas akan membeku di malam hari. Matahari, yang menjadi sumber kehidupan, memiliki suhu permukaan sekitar 12 ribu derajat Fahrenheit, dan bumi kita berada pada posisi cukup jauh sehingga “api abadi” ini bisa cukup menghangatkan namun tidak terlalu panas. Jika suhu rata-rata di bumi berubah cukup drastis hingga lima puluh derajat <text:s/>secara rata-rata tiap tahun, maka semua tumbuh-tumbuhan akan mati, dan manusia akan terpanggang dan membeku bersamanya. Bumi mengorbit matahari dengan laju delapan belas mil per detik. Jika laju revolusi katakanlah enam atau <text:s/>empat puluh mil per detik, maka kita akan terlalu jauh atau terlalu dekat dengan matahari sehingga tidak mungkin bentuk kehidupan kita bisa hadir.</text:span></text:p>
      <text:p text:style-name="P231">Bumi miring pada sudut 23 derajat. Ini memberikan kita <text:span text:style-name="T1648">perubahan </text:span>musim. Jika itu tidak dimiringkan, maka kutub-kutub akan berada dalam senja yang abadi. Air yang menguap di samudra akan akan berpindah ke utara dan selatan, akan menghadirkan benua-benua yang penuh dengan es dan menyisakan gurun antara khatulistiwa dan es. </text:p>
      <text:p text:style-name="P221">Bulan berada pada jarak <text:s/>240 ribu mil, maka pasang surut terjadi dua kali sehari yang menjadi penanda kehadirannya. Pasang bisa terjadi sampai ketinggian 50 kaki pada beberapa tempat, dan bahkan kerak bumi mengalami kelengkungan dua kali sehari <text:span text:style-name="T1649">akibat tarikan dari bulan. Jika bulan kita katakanlah 50 ribu mil jauhnya alih-alih berada pada jaraknya yang sekarang, maka pasang yang terjadi akan begitu dahsyatnya sehingga </text:span><text:soft-page-break/><text:span text:style-name="T1649">dalam dua kali sehari maka daerah-daerah yang rendah pada setiap benua akan berada di bawah air yang <text:s/>menghempas dengan kencang bahkan gunung-gunung akan mengalami pengikisan, <text:s/>dan mungkin saja tidak ada benua yang akan muncul dari kedalaman </text:span><text:span text:style-name="T1648">dengan</text:span><text:span text:style-name="T1649"> cepat </text:span><text:span text:style-name="T1648">sehingga </text:span><text:span text:style-name="T1649">bisa hadir saat ini. Bumi akan diguncang dengan kekacauan dan gelombang pasang di udara akan menghasilkan topan yang begitu dahsyat setiap hari. </text:span></text:p>
      <text:p text:style-name="P222">Jika kerak bumi memiliki ketebalan 10 kaki, maka tidak akan ada oksigen, sehingga kehidupan binatang tidak akan mungkin; dan jika samudra <text:span text:style-name="T1650">lebih dalam beberapa kaki</text:span>, maka karbon dioksida dan oksigen akan diserap dan kehidupan tumbuh-tumbuhan di permukaan tanah tidak akan dimungkinkan. Jika atmosfer lebih tipis, maka beberapa dari meteor yang sekarang terbakar pada bagian luarnya hingga jutaan per harinya akan menimpa seluruh bagian dari permukaan bumi. </text:p>
      <text:p text:style-name="P222"><text:span text:style-name="T1651">Oksigen biasanya terkandung dalam jumlah 21 persen di atmosfer. Sementara seluruh atmosfer sendiri akan menekan permukaan bumi kira-kira sekitar 15 pound </text:span><text:s/><text:span text:style-name="T1652">dalam setiap inci persegi pada ketinggian di atas permukaan laut. Oksigen yang hadir di atmosfer merupakan bagian dari tekanan ini, dengan tekanan sebesar tiga pound tiap inci persegi. Sementara sisa oksigen terkunci dalam bentuk senyawa di kerak bumi dan juga menjadi penyusun dari 8/10 air di seluruh dunia. Oksigen adalah nyawa bagi kehidupan untuk setiap binatang darat dan untuk tujuan ini oksigen tidak bisa diperoleh kecuali melalui atmosfer. </text:span></text:p>
      <text:p text:style-name="P223">Pertanyaan muncul <text:span text:style-name="T1653">bagaimana senyawa kimia yang aktif ini menghindari penggabungan (dengan unsur lain) dan tersisa di atmosfer dalam proporsi yang tepat yang dibutuhkan bagi kehadiran segala makhluk hidup. Jika misalnya, sebagai contoh, alih-alih 21 persen, jumlahnya adalah 50 persen atau lebih di atmosfer, maka setiap substansi kimia yang bisa terbakar di dunia ini akan begitu mudah terbakar hingga pada taraf sebuah sambaran petir yang menghantam pohon akan memicu kebakaran hutan, yang akan memicu ledakan... Jika oksigen bebas, yang mana merupakan satu dari banyak jutaan senyawa kimia di bumi, diserap, maka kehidupan binatang akan musnah. </text:span></text:p>
      <text:p text:style-name="P224">Ketika manusia bernapas, dia akan menarik oksigen, yang kemudian diambil oleh darah dan disalurkan ke seluruh tubuh. <text:span text:style-name="T1654">Oksigen ini akan membakar makanan di setiap sel dengan sangat lambat pada temperatur yang cukup rendah, akan tetapi menghasilkan karbon dioksida dan uap air, sehingga ketika seorang manusia bernapas seperti tungku panasnya, maka </text:span><text:soft-page-break/><text:span text:style-name="T1654">ada penjelasan yang menarik di situ. Karbon dioksida kemudian keluar dari paru-parunya dan tidak dapat dihirup kecuali dalam jumlah yang kecil. Kemudian itu akan membuat paru-paru melakukan tindakan berikutnya dan kemudian dalam helaan napas yang berikutnya membuang semua karbon dioksida ke atmosfer. Jadi semua kehidupan binatang <text:s/>menyerap oksigen dan membuang karbon dioksida. Lebih jauh lagi oksigen sangat penting bagi kehidupan karena pengaruhnya terhadap senyawa lainnya <text:s/>dalam darah atau pada tempat lainnya di tubuh, di mana tanpanya maka kehidupan akan berhenti. </text:span></text:p>
      <text:p text:style-name="P225">Di lain pihak, seperti yang sudah diketahui, semua <text:span text:style-name="T1655">kehidupan </text:span>tanaman sangat bergantung <text:span text:style-name="T1655">pada sebagian kecil dari karbon dioksida yang ada di atmosfer di <text:s/>mana – katakanlah begitu – ia bernapas. Untuk menyatakan reaksi fotosintesis yang begitu kompleks dengan cara yang sesederhana mungkin, daun dari pepohonan bertindak sebagai paru-parunya dan memiliki tenaga (daya) ketika terdapat sinar matahari sehingga bisa memisahkan karbon dioksida menjadi karbon dan oksigen. Dengan kata lain, oksigen dilepaskan dan karbon dipertahankan dan digabungkan dengan hidrogen pada air yang diangkut oleh akar dari tanaman. Dengan reaksi kimia yang menakjubkan, dari unsur-unsur ini akan dihasilkan gula, selulosa dan banyak senyawa kimia lainnya yang kemudian membentuk buah, <text:s/>dan bunga <text:s/>[semuanya memiliki keharuman yang berbeda, rasa, warna dan bentuk, yang sesuai dengan jenis pohon yang ditanam. Dapatkah perbedaan yang begitu banyak ini disebabkan oleh informasi yang ada pada bibit tanaman, yang buta, bodoh, dan tidak sadar?]. Tanaman memberi makan dirinya sendiri dan kemudian menghasilkan cukup makanan untuk memberi makan semua jenis binatang yang ada di permukaan bumi. Pada saat yang bersamaan, tanaman juga mengeluarkan oksigen untuk kita hirup yang mana tanpanya hidup akan berakhir dalam lima menit. Jadi semua tanaman, hutan, rumput, lumut, dan semua kehidupan tumbuhan lainnya, membentuk kehidupannya dari karbon dan air. Binatang mengeluarkan karbon dioksida dan tanaman mengeluarkan oksigen. Jika pertukaran ini tidak terjadi, maka kemungkinannya adalah semua kehidupan binatang dan tanaman akan menggunakan seluruh dari oksigen atau seluruh karbon dioksida, sehingga keseimbangan akan menjadi kacau, di mana satunya menjadi layu atau mati sementara yang lainnya akan mengikuti. </text:span></text:p>
      <text:p text:style-name="P226">Hidrogen harus dimasukkan, meskipun kita tidak <text:span text:style-name="T1656">bernapas dengan itu. </text:span><text:soft-page-break/><text:span text:style-name="T1656">Tanpa hidrogen maka air tidak akan ada, dan kandungan air pada binatang dan tanaman secara mengejutkan sangat besar, dan benar-benar diperlukan. Oksigen, hidrogen, dan karbon dioksida, dan karbon, secara sendiri-sendiri dan dalam hubungannya dengan unsur lainnya, merupakan unsur paling penting bagi kehidupan biologi. Semuanya adalah yang paling penting pada mana kehidupan bergantung. </text:span></text:p>
      <text:p text:style-name="P227">Kita menumpahkan berbagai macam bahan kimia ke dalam laboratorium sistem pencernaan, <text:span text:style-name="T1657">yang merupakan laboratorium terbesar di dunia yang sama sekali tidak peduli terhadap apa yang kita masukkan ke dalamnya, di mana bergantung pada apa yang dianggap sebagai proses otomatis yang menjaga kita tetap hidup. Ketika makanan sudah dipecahkan dan kemudian dipersiapkan, mereka kemudian diantarkan terus menerus kepada masing-masing dari miliaran sel-sel – yang jumlahnya lebih besar ketimbang jumlah manusia yang ada </text:span><text:span text:style-name="T1658">di </text:span><text:span text:style-name="T1657">permukaan bumi. Pengantaran kepada setiap sel-sel haruslah tetap, dan hanya senyawa yang diperlukan oleh tiap-tiap sel </text:span><text:span text:style-name="T1658">yang</text:span><text:span text:style-name="T1657"> merubahnya menjadi tulang, kuku, otot, rambut, mata, dan gigi, akan diambil oleh sel yang sesuai. Di sini laboratorium kimia akan menghasilkan lebih banyak senyawa ketimbang laboratorium apapun yang telah diciptakan oleh kecerdasan manusia. Di sini sistem pengantaran lebih besar dibandingkan metode apapun dalam transportasi atau distribusi yang sudah dikenal oleh dunia, semuanya dilakukan dengan urutan yang sempurna. Dari sejak kecil, hingga mencapai katakanlah </text:span><text:span text:style-name="T1659">usia</text:span><text:span text:style-name="T1657"> lima puluh tahun, laboratorium ini tidak pernah mengalami kesalahan yang berarti, walaupun senyawa yang ditanganinya bisa saja berasal dari jutaan jenis yang berbeda dari molekul dan banyak di antaranya yang mematikan. Ketika saluran pendistribusian tiba-tiba saja menjadi lamban karena penggunaan yang lama maka kita akan merasakan kemampuan yang melemah <text:s/>yang menandakan usia yang sudah menua. </text:span></text:p>
      <text:p text:style-name="P228">Ketika makanan yang tepat diserap oleh tiap sel, maka itu tetap adalah sebatas makanan <text:span text:style-name="T1660">yang tepat</text:span>. <text:span text:style-name="T1661">Proses yang ada di sel sekarang menjadi </text:span><text:span text:style-name="T1662">suatu</text:span><text:span text:style-name="T1661"> bentuk dari pembakaran, yang menjadi sebab bagi panas di seluruh tubuh. Kamu tidak akan bisa melakukan pembakaran tanpa adanya pemantik. Api harus dinyalakan, <text:s/>dan jadi [kamu dibekali dengannya] sebuah </text:span><text:span text:style-name="T1662">percampuran </text:span><text:span text:style-name="T1661">kimia yang </text:span><text:span text:style-name="T1662">kemudian </text:span><text:span text:style-name="T1661">memicu api yang terkendali bagi oksigen, hidrogen, dan karbon pada makanan di tiap sel, sehingga menghasilkan panas yang dibutuhkan dan, seperti halnya bentuk api lainnya, menghasilkan uap air dan karbon dioksida. Karbon dioksida </text:span><text:soft-page-break/><text:span text:style-name="T1661">kemudian diangkut oleh darah ke paru-paru, dan di sana itu adalah suatu hal yang membuat mu menarik napas mu agar tetap hidup. Setiap <text:s/>orang akan menghasilkan sekitar dua pound karbon dioksida sehari, namun dengan proses yang menakjubkan bisa mengeluarkannya. Setiap binatang akan mencerna makanan, dan setiap makanan tersebut akan memiliki rumus kimia tertentu yang dibutuhkan oleh tiap individu. Bahkan dalam satu menit rincian senyawa kimia </text:span><text:span text:style-name="T1662">yang menjadi penyusun pada</text:span><text:span text:style-name="T1661"> darah, akan berbeda di setiap spesies. Di sana, </text:span><text:span text:style-name="T1663">dengan demikian, </text:span><text:span text:style-name="T1661">akan terjadi proses pembentukan khusus untuk </text:span><text:span text:style-name="T1663">masing-masing</text:span><text:span text:style-name="T1661"> spesies itu. </text:span></text:p>
      <text:p text:style-name="P229">Dalam kasus infeksi oleh kuman yang berbahaya, sistem juga akan terus mempertahankan pasukannya untuk menghadapinya, dan biasanya mampu mengatasinya dan melindungi struktur keseluruhan dari manusia <text:span text:style-name="T1664">dari kematian dini. Tidak ada satupun kombinasi yang ajaib seperti itu bisa mengambil tempat dalam lingkungan mana pun tanpa adanya kehidupan. Dan semua ini dilakukan dengan </text:span><text:span text:style-name="T1665">keteraturan</text:span><text:span text:style-name="T1664"> yang sempurna, dan </text:span><text:span text:style-name="T1665">keteraturan</text:span><text:span text:style-name="T1664"> tentu saja berlawanan dengan kebetulan. </text:span></text:p>
      <text:p text:style-name="P230">Apakah ini menghendaki dan <text:span text:style-name="T1666">menandakan</text:span> pada Sesuatu yang mengetahui segala <text:s/>urusan kira secara menyeluruh, beserta lingkungannya dan mekanisme yang ada di tubuh. Sesuatu yang mengetahui segala hal dan melakukan apa yang dikehendakinya. <text:span text:style-name="T1667">Dalam kata-kata Morrison: “</text:span><text:span text:style-name="T27">tujuan merupakan hal yang paling dasar dalam segala hal, dari hukum yang mengatur seluruh alam semesta sampai pada kombinasi atom yang mempertahankan kehidupan kita. Atom dan molekul pada makhluk hidup akan melakukan hal-hal yang ajaib dan melakukan mekanisme yang menakjubkan, akan tetapi mekanisme tersebut sama sekali tidak berguna, kecuali adanya kecerdasan yang membuat mereka dalam pergerakan dengan tujuan tertentu. <text:s/>Ada </text:span><text:span text:style-name="T28">Kecerdasan yang mengarahkannya </text:span><text:span text:style-name="T27">yang tidak bisa dijelaskan oleh sains, dan sains tidak bisa mengatakan bahwa itu murni bersifat material.</text:span><text:span text:style-name="T1667">” </text:span></text:p>
      <text:h text:style-name="P67" text:outline-level="2"><text:bookmark-start text:name="__RefHeading___Toc15181_3975774274"/>Mengapa Allah Menciptakan Hukum Alam dan Sebab-<text:span text:style-name="T1668">Sebab</text:span><text:bookmark-end text:name="__RefHeading___Toc15181_3975774274"/></text:h>
      <text:p text:style-name="P401">Pada kehidupan yang berikutnya, <text:span text:style-name="T1669">alam</text:span> bagi kekuasaan Allah, maka Allah akan melaksanakan kehendaknya secara langsung. Karena tidak ada “sebab” maka segala hal akan terjadi secara spontan. <text:span text:style-name="T1670">Akan tetapi di sini, dalam dunia yang penuh </text:span><text:span text:style-name="T1671">kebijaksanaan</text:span><text:span text:style-name="T1670">, maka nama Allah yang <text:s/>maha bijaksana menghendaki kekuasaannya Allah untuk bertindak di balik tirai </text:span><text:soft-page-break/><text:span text:style-name="T1670">sebab-</text:span><text:span text:style-name="T1672">sebab</text:span><text:span text:style-name="T1670"> dan hukum-</text:span><text:span text:style-name="T1673">hukum</text:span><text:span text:style-name="T1670"> untuk beberapa alasan, beberapa di antaranya adalah sebagai berikut: </text:span></text:p>
      <text:list xml:id="list3250760089" text:style-name="L24">
        <text:list-item>
          <text:p text:style-name="P362"><text:span text:style-name="T1674">Dua hal yang saling bertentangan selalu hadir bersamaan di dunia </text:span><text:span text:style-name="T1675">ini</text:span><text:span text:style-name="T1674">: kebenaran dan kepalsuan, cahaya dan kegelapan, baik dan jahat, dan seterusnya. Karena kecenderungan kita sebagai manusia menuju pada baik dan buruk, kita akan diuji untuk melihat apakah kita akan menggunakan atau tidak </text:span><text:span text:style-name="T681">akal</text:span><text:span text:style-name="T1674"> kita serta kemampuan lainnya pada jalan yang benar dan baik.</text:span><text:span text:style-name="T357"> Kebijaksanaan Allah menghendaki bahwa sebab-sebab dan hukum-hukum harus menutupi pelaksanaan dari Kehendak Allah. Jika Allah mau, maka bisa saja dia menggerakkan planet-planet dengan “tangan-Nya” dalam cara yang bisa kita lihat, atau bisa saja mengaturnya dengan perantaraan malaikat-malaikat yang bisa terlihat. Jika ini yang terjadi, maka kita tidak harus membicarakan tentang hukum-hukum dan sebab-sebab yang terlibat. Untuk menyampaikan perintah-perintah-Nya, bisa saja dia berbicara dengan setiap orang secara langsung, tanpa harus mengutus para Nabi. Untuk membuat kita percaya pada keberadaan-Nya dan keesaan-Nya, maka dia bisa saja menulis nama-Nya pada bintang dan langit. Namun kehadiran kita di dunia ini tidak lagi menjadi tempat ujian bagi hamba-hamba-Nya. Sebagai hasil dari ujian ini, sejak kehadiran Nabi Adam dan Hawa, baik dan buruk mengalir di dunia ini ke dunia berikutnya untuk mengisi pengelompokan pada surga dan neraka.</text:span></text:p>
        </text:list-item>
        <text:list-item>
          <text:p text:style-name="P362"><text:span text:style-name="T1676">Seperti cermin yang terdiri dari dua sisi, keberadaan memiliki dua segi atau dimensi: satu yang nampak dan bersifat kebendaan (material), </text:span><text:span text:style-name="T1677">alam</text:span><text:span text:style-name="T1676"> </text:span><text:span text:style-name="T682">bagi pertentangan</text:span><text:span text:style-name="T1676">, dan (pada banyak kasus) </text:span><text:span text:style-name="T1677">ketidaksempurnaan</text:span><text:span text:style-name="T1676">; dan </text:span><text:span text:style-name="T1678">alam</text:span><text:span text:style-name="T1676"> spiritual yang sifatnya transparan, murni dan sempurna. Di sana bisa </text:span><text:span text:style-name="T1679">s</text:span><text:span text:style-name="T1676">aja ada bahkan memang ada kejadian dan fenomena pada dimensi material yang tidak kita suka.</text:span><text:span text:style-name="T358"> Mereka yang tidak pernah merasakan kebijaksanaan Allah di balik segala sesuatu bisa saja mengkritik Allah yang <text:s/>maha suci untuk kejadian dan fenomena tersebut. Untuk mencegah hal tersebut, Allah membuat hukum-hukum dan sebab-sebab di alam sebagai tirai dari tindakan-Nya. <text:s/></text:span><text:span text:style-name="T295">Sebagai contoh agar kita tidak akan mengkritik Allah atau malaikat pencabut nyawa menjadi sebab bagi kematian kita atau orang lain, Allah menciptakan penyakit atau bencana alam (di antara sebab-sebab lainnya) antara diri-Nya </text:span><text:span text:style-name="T296">dengan </text:span><text:span text:style-name="T295">kematian.</text:span></text:p>
        </text:list-item>
      </text:list>
      <text:p text:style-name="P402"><text:span text:style-name="T295">K</text:span><text:span text:style-name="T293">arena ketidaksempurnaan yang hakiki pada dunia ini, maka kita akan merasakan banyak kekurangan dan kesusahan. <text:s/>Menjadi sebuah kemutlakan, bahwa setiap kejadian dan fenomena adalah baik pada hakikatnya dan </text:span><text:soft-page-break/><text:span text:style-name="T293">pada akibat yang ditimbulkan. </text:span><text:span text:style-name="T297">Kapanpun Allah bertindak dan menetapkan sesuatu </text:span><text:span text:style-name="T298">adalah pasti baik, indah, dan adil. Ketidakadilan, kejelekan, <text:s/>dan kejahatan adalah nampak dari luarnya dan hanya sepintas, dan berangkat dari kesalahan dan penyelewengan manusia. </text:span><text:span text:style-name="T299">Sebagai contoh, seorang hakim bisa saja memutuskan perkara kita secara tidak adil, tapi kita harus tahu bahwa takdir membolehkan hal tersebut karena adanya kejahatan yang </text:span><text:span text:style-name="T300">tersembunyi</text:span><text:span text:style-name="T299"> yang pernah kita lakukan. Apapun yang menimpa kita </text:span><text:span text:style-name="T301">adalah akibat kesalahan </text:span><text:span text:style-name="T302">dan</text:span><text:span text:style-name="T301"> kejahatan yang pernah kita lakukan. <text:s/></text:span><text:span text:style-name="T303">Akan tetapi, mereka yang tidak mengerti akan kebijaksanaan Allah di balik setiap kejadian dan fenomena </text:span><text:span text:style-name="T304">akan menghubungkan apa yang nampak sebagai kejelekan dan kejahatan, ketidaksempurnaan dan cela, secara langsung kepada Allah, meskipun dia tidak memiliki cacat atau ketidaksempurnaan. </text:span></text:p>
      <text:p text:style-name="P403"><text:span text:style-name="T304">U</text:span><text:span text:style-name="T293">ntuk mencegah kesalahan tersebut, keagungan dan kebesaran-Nya menghendaki bahwa sebab-sebab dan hukum-hukum di alam untuk menutupi tindakan-Nya, sementara keimanan pada keesaan-Nya menginginkan bahwa setiap sebab-sebab dan hukum-hukum tersebut tidak bisa dihubungkan kepada segala sesuatu selain Allah. </text:span></text:p>
      <text:list xml:id="list2576664273" text:style-name="L25">
        <text:list-item>
          <text:p text:style-name="P404"><text:span text:style-name="T293">Jika Allah yang maha suci </text:span><text:span text:style-name="T305">(</text:span><text:span text:style-name="T243">al-Quddus</text:span><text:span text:style-name="T305">) </text:span><text:span text:style-name="T293">bertindak di sini secara langsung, maka kita tidak akan mungkin mengembangkan sains, bisa mengetahui kebahagiaan, dan bebas dari ketakutan dan kegelisahan. </text:span><text:span text:style-name="T306">Segala puji bagi Allah yang bekerja di balik sebab-sebab dan hukum-hukum di alam, maka kita dapat mengamati dan mempelajari pola dari setiap fenomena. </text:span><text:span text:style-name="T307">Selain itu, </text:span><text:span text:style-name="T308">setiap kejadian adalah sebuah keajaiban. </text:span><text:span text:style-name="T309">Aliran dan perubahan dari kejadian dan fenomena membuatnya bisa dipahami oleh kita, </text:span><text:span text:style-name="T310">dan membangkitkan keinginan kita untuk bertanya dan bercermin darinya, </text:span><text:span text:style-name="T311">yang merupakan faktor dasar dari sains. </text:span><text:span text:style-name="T312">Untuk alasan yang sama, hingga derajat tertentu kita bisa merencanakan dan mengatur segala urusan kita. </text:span><text:span text:style-name="T313">Apa jadinya hidup kita jika kita sama sekali tidak bisa memastikan apakah besok matahari akan bersinar atau tidak?</text:span></text:p>
        </text:list-item>
        <text:list-item>
          <text:p text:style-name="P404"><text:span text:style-name="T314">Siapapun yang memiliki </text:span><text:span text:style-name="T315">sifat-sifat</text:span><text:span text:style-name="T314"> seperti keindahan dan kesempurnaan </text:span><text:span text:style-name="T313"><text:s/></text:span><text:span text:style-name="T316">menginginkan untuk mengetahuinya <text:s/>dan membuatnya untuk diketahui. </text:span><text:span text:style-name="T315">Allah memiliki sifat-sifat </text:span><text:span text:style-name="T316"><text:s/></text:span><text:span text:style-name="T315">keindahan dan kesempurnaan <text:s/>dan tidak bergantung pada apapun dan tidak menginginkan apapun. </text:span><text:span text:style-name="T317">Dia memiliki cinta yang suci dan melebihi batas apapun, dan memiliki keinginan yang suci dalam mewujudkan keindahan-Nya dan kesempurnaan-Nya. </text:span><text:span text:style-name="T294">Jika dia mewujudkan nama</text:span><text:span text:style-name="T318">-nama</text:span><text:span text:style-name="T294"> dan sifat-sifat-Nya secara langsung, maka kita tidak akan bisa bertahan darinya. Dia kemudian </text:span><text:soft-page-break/><text:span text:style-name="T294">mewujudkannya di balik sebab-sebab dan hukum-hukum, dalam derajat yang dibatasi oleh ruang dan waktu, sehingga kita dapat membangun hubungan dengannya, dan bercermin padanya dan merasakannya. Perwujudan secara bertahap dari nama-nama dan sifat-sifat Allah adalah alasan bagi keingintahuan kita serta mengapa kita bertanya-tanya tentangnya.</text:span></text:p>
        </text:list-item>
      </text:list>
      <text:p text:style-name="P91"><text:span text:style-name="T294">E</text:span><text:span text:style-name="T293">mpat poin ini merupakan penyusun bagi beberapa alasan mengapa Allah bertindak melalui hukum-hukum dan sebab-sebab di alam. </text:span></text:p>
      <text:p text:style-name="P84">BAB 2</text:p>
      <text:h text:style-name="P58" text:outline-level="1"><text:bookmark-start text:name="__RefHeading___Toc15183_3975774274"/>Dimensi <text:span text:style-name="T1680">Gaib</text:span> dari Keberadaan<text:bookmark-end text:name="__RefHeading___Toc15183_3975774274"/></text:h>
      <text:p text:style-name="P661">Beriman kepada <text:span text:style-name="T1681">alam gaib </text:span><text:span text:style-name="T1682">dan makhluk yang menjadi penghuninya merupakan hal lain yang paling penting bagi keimanan Islam. Karena keterbatasan indra kita, adalah tidak bijak untuk mengingkari secara langsung keberadaan alam yang </text:span><text:span text:style-name="T1681">berada</text:span><text:span text:style-name="T1682"> di luar batas persepsi kita. Juga, kita hanya </text:span><text:span text:style-name="T1681">mengetahui </text:span><text:span text:style-name="T1682">sedikit </text:span><text:span text:style-name="T1681">tentang </text:span><text:span text:style-name="T1682">keberadaan di mana apa yang sudah kita </text:span><text:span text:style-name="T1683">ketahui</text:span><text:span text:style-name="T1682"> masih lebih sedikit dari apa yang kita tidak tahu. Sains kita masih dalam tahap yang begitu muda dan masa depan akan menyaksikan penemuan serta perkembangan sains yang sangat menakjubkan. </text:span></text:p>
      <text:p text:style-name="P233">Sains ditopang oleh teori <text:span text:style-name="T1684">dan dikembangkan melalui uji coba berkesinambungan dari teori tersebut. Banyak fakta yang sudah mapan sebelumnya dianggap salah, dan banyak fakta yang dahulunya sudah mapan namun sekarang <text:s/>dianggap sebagai hal yang keliru. Kita menerima tanpa bertanya, dan tanpa berdasar pada ilmu pengetahuan, mengenai keberadaan dari banyak hal. </text:span><text:span text:style-name="T359">Sejak permulaan sejarah, kebanyakan orang percaya tentang keberadaan dari </text:span><text:span text:style-name="T360">roh-roh</text:span><text:span text:style-name="T360"><text:note text:id="ftn0" text:note-class="footnote"><text:note-citation>3</text:note-citation><text:note-body><text:p text:style-name="P11">Pen. atau arwah, bedakan dengan konsep ruh <text:span text:style-name="T1685">atau jiwa </text:span>dalam Islam</text:p></text:note-body></text:note></text:span><text:span text:style-name="T360"> </text:span><text:span text:style-name="T359">dan malaikat-malaikat, jin-jin dan setan. Jadi, sepertinya lebih ilmiah untuk memperkenankan kehadiran keberadaan mereka pada teori dan kemudian menyelidikinya. </text:span><text:span text:style-name="T319">Menyangkal akan keberadaan mereka adalah tidak ilmiah, karena pendapat dan kesimpulan seperti itu (segala hal yang ilmiah) harus didasarkan pada bukti yang kuat. Tidak ada yang bisa membuktikan dan kemudian menyatakan secara </text:span><text:span text:style-name="T320">ilmiah</text:span><text:span text:style-name="T319"> tentang ketidakberadaan dari dimensi </text:span><text:span text:style-name="T320">gaib</text:span><text:span text:style-name="T319">. </text:span></text:p>
      <text:p text:style-name="P233"><text:span text:style-name="T319"><text:s/>Banyak kuantitas fisis, seperti panas dan dingin, dan hal-hal yang abstrak semisal keindahan dan daya tarik, perasaan senang, kesedihan</text:span><text:span text:style-name="T321">, dan cinta, dapat dirasakan secara langsung dan diukur hingga pada taraf tertentu. </text:span><text:span text:style-name="T361">Kaum materialis mengaitkan ini dengan proses-proses biokimia yang ada di </text:span><text:span text:style-name="T362">otak, dan beberapa ilmu</text:span><text:span text:style-name="T363">wan (seperti psikologis dan psikiatri) sedang berusaha menjelaskannya dengan menggunakan penjelasan ilmiah atau dengan menggunakan hukum-hukum fisika.</text:span><text:span text:style-name="T322"> </text:span><text:span text:style-name="T323">Akan tetapi, sisi lain dari diri kita yang sifatnya non-fisis</text:span><text:span text:style-name="T322"> </text:span><text:span text:style-name="T324">(misalnya perasaan kita, <text:s/>keimanan, potensial kita, <text:s/>keinginan, dan lainnya yang sangat beragam dari </text:span><text:span text:style-name="T325">satu orang</text:span><text:span text:style-name="T324"> ke </text:span><text:span text:style-name="T325">orang lain </text:span><text:span text:style-name="T324">kendatipun </text:span><text:span text:style-name="T326">setiap orang memiliki substansi material yang sama</text:span><text:span text:style-name="T324">) </text:span><text:span text:style-name="T326">adalah </text:span><text:span text:style-name="T327">terlalu dalam untuk bisa dijelaskan secara fisika, kimia, <text:s/>atau biologi. </text:span></text:p>
      <text:h text:style-name="P64" text:outline-level="2"><text:bookmark-start text:name="__RefHeading___Toc15185_3975774274"/><text:soft-page-break/>Dalil Bagi Keberadaan Alam <text:span text:style-name="T1686">Gaib</text:span><text:bookmark-end text:name="__RefHeading___Toc15185_3975774274"/></text:h>
      <text:p text:style-name="P83">Coba tinjau beberapa argumen positif bagi keberadaan dari <text:span text:style-name="T1687">makhluk gaib</text:span>. </text:p>
      <text:list xml:id="list2691293816" text:style-name="L26">
        <text:list-item>
          <text:p text:style-name="P364"><text:span text:style-name="T416">Materi menopang kehidupan, <text:s/></text:span><text:span text:style-name="T536">dan tidak ada cara lain. Sains tidak bisa menjelaskan bagaimana materi organik bisa memperoleh kehidupan. Kendatipun materi sepertinya menjadi dasar bagi penopang dan penerima dari kehidupan, namun itu bukanlah permulaannya. Jadi, kehidupan dikirimkan dari adanya dimensi non-materi. Allah meniupkannya ke materi atau substansi non-</text:span><text:span text:style-name="T537">organik</text:span><text:span text:style-name="T536"> melalui sesuatu yang sifatnya non-materi dan tak kasat mata. Kita menyebutnya sebagai r</text:span><text:span text:style-name="T538">u</text:span><text:span text:style-name="T536">h atau jiwa. Ciri-ciri tertentu dari masing-masing r</text:span><text:span text:style-name="T539">u</text:span><text:span text:style-name="T536">h atau jiwa membuat setiap </text:span><text:span text:style-name="T540">individu</text:span><text:span text:style-name="T536"> unik, meskipun mereka dibentuk dari unsur-unsur fisis yang sama.</text:span></text:p>
        </text:list-item>
        <text:list-item>
          <text:p text:style-name="P364"><text:span text:style-name="T541">Kehidupan tidak bergantung pada materi. Sebaliknya, kehidupan mem</text:span><text:span text:style-name="T539">b</text:span><text:span text:style-name="T541">uat <text:s/>tubuh yang kecil lebih hebat dari</text:span><text:span text:style-name="T542">pada</text:span><text:span text:style-name="T541"> tubuh yang besar. Sebagai contoh, kehidupan membuat lalat atau burung lebih hebat dari sebuah gunung. Kehidupan membuat lebah untuk menganggap bumi sebagai kebunnya, membuat hubungan dengan semua bunga, <text:s/>dan melakukan transaksi dengan mereka. Sekali lagi, semakin </text:span><text:span text:style-name="T540">terbentuk</text:span><text:span text:style-name="T541"> materinya, maka akan semakin berkembang dan semakin aktif kehidupannya. Perkembangan kehidupan dan akti</text:span><text:span text:style-name="T540">v</text:span><text:span text:style-name="T541">itasnya sama sekali tidak ada kaitannya dengan ukuran tubuh. Lalat dan kutu lebih aktif dan memiliki penciuman yang lebih tajam ketimbang unta atau kuda nil.</text:span></text:p>
        </text:list-item>
        <text:list-item>
          <text:p text:style-name="P364"><text:span text:style-name="T543">Dunia ini adalah arena di mana Allah mewujudkan kehendak-Nya melalui sebab-sebab di alam. Namun kehidupan merupakan perwujudan langsung dari nama-Nya </text:span><text:span text:style-name="T544">Y</text:span><text:span text:style-name="T543">ang </text:span><text:span text:style-name="T544">M</text:span><text:span text:style-name="T543">aha </text:span><text:span text:style-name="T544">H</text:span><text:span text:style-name="T543">idup. </text:span><text:span text:style-name="T545">Jadi, sepanjang </text:span><text:span text:style-name="T546">ilmu pengetahuan</text:span><text:span text:style-name="T545"> berp</text:span><text:bookmark text:name="kuning 11"/><text:span text:style-name="T545">egang teguh pada sifatnya yang positifistik, atau materialistik, maka </text:span><text:span text:style-name="T546">ia</text:span><text:span text:style-name="T545"> tidak akan bisa menembus kepada misteri dari kehidupan.</text:span><text:bookmark text:name="Bookmark 1 ini cara hidup selama 1000 tahun"/></text:p>
        </text:list-item>
      </text:list>
      <text:p text:style-name="P234"><text:span text:style-name="T1688">Ilmuwan</text:span> hanya membatasi konsep bagi kehidupan <text:span text:style-name="T1689">dari kondisi yang diperoleh di permukaan bumi atau yang berada di bawah permukaan bumi. Dengan demikian, ketika meninjau pada kehidupan makhluk asing di luar planet bumi, mereka akan melihat pada kehidupan yang sama atau berhubungan dekat dengan kondisi bagi kehidupan di muka bumi. Jika mereka mempertahankan makna keajaiban pada kehidupan (pandangan bahwa kehidupan adalah perwujudan dari </text:span><text:span text:style-name="T1688">Allah </text:span><text:span text:style-name="T1689">Yang Maha Hidup), mereka tidak harus mengesampingkan bentuk dan kondisi bagi kehidupan yang di luar pemahaman mereka. Dalam pandangan mereka, dalil yang dikemukakan lebih jauh oleh Said Nursi tentang keberadaan malaikat dan makhluk </text:span><text:span text:style-name="T1688">gaib</text:span><text:span text:style-name="T1689"> </text:span><text:soft-page-break/><text:span text:style-name="T1689">lainnya tidak pantas untuk ditinjau. Akan tetapi, penemuan terbaru dari bagian terdalam dari laut, bisa saja mengajak mereka untuk meninjau kembali dalil-dalil dari beliau. Ditulis di awal tahun 1930, Said Nursi berkata: </text:span></text:p>
      <text:p text:style-name="P661">“Realitas dan kebijaksanaan <text:span text:style-name="T1690">pada keberadaan alam semesta menghendaki bahwa langit haruslah memiliki penghuninya tersendiri (yang memiliki kesadaran), seperti halnya bumi. Para penghuni ini yang terdiri dari berbagai jenis disebut sebagai malaikat dan para makhluk </text:span><text:span text:style-name="T1688">gaib</text:span><text:span text:style-name="T1690"> dalam bahasa agama.” </text:span></text:p>
      <text:p text:style-name="P235">Adalah benar bahwa kenyataan menghendaki akan keberadaan malaikat dan makhluk <text:span text:style-name="T1691">gaib</text:span> lainnya karena bumi, meskipun ukurannya tidak berarti dibandingkan dengan langit, <text:span text:style-name="T1692">akan secara terus-menerus diisi dan dikosongkan oleh makhluk-makhluk yang memiliki kesadaran. Ini menandakan bahwa langit... dihuni oleh makhluk hidup yang merupakan tingkatan teratas dar makhluk ciptaan. Makhluk ini adalah makhluk yang memiliki kesadaran dan memiliki persepsi, dan mereka adalah cahaya bagi keberadaan; mereka adalah malaikat-malaikat, seperti jin-jin dan manusia, merupakan para pengamat bagi <text:s/>istana penciptaan, dan murid bagi </text:span><text:span text:style-name="T1691">kitab</text:span><text:span text:style-name="T1692"> alam semesta dan pertanda bagi kerajaan Tuhannya. <text:s/></text:span></text:p>
      <text:p text:style-name="P236">Kesempurnaan dari keberadaan adalah melalui kehidupan. <text:span text:style-name="T1693">Akan tetapi, kehidupan adalah dasar dan cahaya bagi keberadaan; kesadaran, pada gilirannya, </text:span><text:span text:style-name="T1691">merupakan </text:span><text:span text:style-name="T1693">cahaya bagi kehidupan. Karena kehidupan dan kesadaran adalah hal yang penting, dan merupakan harmoni yang sempurna yang <text:s/>sepertinya merata di segenap ciptaan, dan karena alam semesta menunjukkan sebuah kohesi, dan bersamaan dengan perputaran abadi dari bola bumi yang kita huni ini terisi oleh tak terhitung jumlahnya makhluk hidup yang memiliki kecerdasan, maka itu adalah hal yang mungkin bahwa alam di langit sana memiliki makhluk yang memiliki kesadaran yang khusus untuk tinggal di situ. Seperti halnya ikan yang hidup di air, maka bisa saja makhluk </text:span><text:span text:style-name="T1691">gaib</text:span><text:span text:style-name="T1693"> seperti itu bisa bertahan pada panasnya matahari. Api tidak akan menghabiskan cahaya; malahan, cahaya hanya akan menjadi lebih terang karena adanya api. Kita mengamati, bahwa </text:span><text:span text:style-name="T1694">Kekuasaan</text:span><text:span text:style-name="T1693"> Yang Abadi menciptakan tidak terhitung jumlahnya makhluk dari <text:s/>materi yang keras dan kaku dan mengubah materi yang padat menjadi komposisi yang begitu halus dengan adanya kehidupan. Sehingga </text:span><text:span text:style-name="T1694">ia</text:span><text:span text:style-name="T1693"> memancarkan cahaya kehidupan di segala tempat dalam jumlah yang melimpah dan melengkapi hampir semua hal dengan cahaya kehidupan. </text:span></text:p>
      <text:p text:style-name="P237">Dari sini kita bisa menyimpulkan bahwa <text:span text:style-name="T1694">Allah </text:span>yang Maha Kuasa, <text:s/>dan <text:soft-page-break/>Maha Bijaksana, tidak akan meninggalkan tanpa adanya kehidupan dan kesadaran materi yang lebih halus dan lebih murni seperti cahaya dan eter, yang sangat mendekati dan cocok bagi makhluk <text:span text:style-name="T1694">gaib</text:span>. <text:span text:style-name="T1695">Malahan Dia menciptakan makhluk yang memiliki kesadaran dan memiliki jiwa dalam jumlah yang sangat besar dari cahaya, eter, udara, bahkan dari makna dan suara. Seperti halnya Dia menciptakan begitu banyak spesies dari jenis binatang, Dia juga menciptakan dari materi yang begitu halus dan begitu tinggi derajatnya tersebut berbagai macam makhluk </text:span><text:span text:style-name="T1696">gaib</text:span><text:span text:style-name="T1695">. </text:span><text:span text:style-name="T864">Salah satu jenisnya adalah </text:span><text:span text:style-name="T29">... malaikat, dan lainnya adalah berbagai macam </text:span><text:span text:style-name="T30">makhluk</text:span><text:span text:style-name="T29"> </text:span><text:span text:style-name="T30">gaib</text:span><text:span text:style-name="T29"> dan jin</text:span><text:span text:style-name="T1695">. [Said Nursi, The Words 1 (Tuerster, 1993), <text:s/>113-17]</text:span></text:p>
      <text:p text:style-name="P661">Setengah abad dari Said Nursi menuliskan ini, hampir 300 jenis dari binatang, sebagian besar darinya sudah diketahui sebelumnya, telah ditemukan hidup di sekitar lapisan hidrotermal yang terbentuk ketika air laut keluar melalui dasar samudra pada lereng yang dipanasi oleh magma yang mengalir ke samudra. </text:p>
      <text:h text:style-name="P64" text:outline-level="2"><text:bookmark-start text:name="__RefHeading___Toc15187_3975774274"/><text:span text:style-name="T1697">V. </text:span>Tunniclife <text:span text:style-name="T1697">Menuliskan:</text:span><text:bookmark-end text:name="__RefHeading___Toc15187_3975774274"/></text:h>
      <text:p text:style-name="P661">Semua kehidupan membutuhkan energi, dan hampir semua kehidupan di bumi menggunakan matahari sebagai sumber energinya. Namun energi dari matahari bukanlah satu-satunya jenis energi yang tersedia di bumi. Tinjau energi yang menggerakkan pergerakan dan erupsi dari kerak bumi. <text:span text:style-name="T1698">Ketika kamu melihat pada gunung api yang masih aktif, kamu akan menyaksikan keluarnya panas yang dihasilkan oleh peluruhan radioaktif dari bagian dalam bumi yang pada akhirnya mencapai ke permukaan. Mengapa tidak ada komunitas biologi yang terkait dengan energi nuklir yang jadi penggerak benua dan pembentuk pegunungan? Dan mengapa seluruh komunitas tidak digerakkan oleh energi kimia </text:span><text:span text:style-name="T1699">alih-alih</text:span><text:span text:style-name="T1698"> energi matahari? </text:span></text:p>
      <text:p text:style-name="P238">... <text:span text:style-name="T1700">Banyak dari kita yang menghubungkan pelepasan panas dari bagian dalam lapisan bumi dengan kejadian dahsyat atau kondisi fisis yang tidak stabil, dengan suhu yang begitu ekstrim beserta pelepasan gas beracun ke lingkungan yang sangat tidak bersahabat bagi kehidupan. Gagasan bahwa komunitas biologi bisa saja hadir pada lingkungan yang aktif secara geologi sepertinya adalah hal yang fantastis. Dan hingga baru-baru ini, hanya beberapa organisme yang diketahui bisa bertahan tanpa cara yang langsung maupun tidak langsung untuk menangkap energi dari matahari. Namun komunitas tersebut memang benar-benar ada, dan mereka mewakili </text:span><text:soft-page-break/><text:span text:style-name="T1700">sebagai salah satu penemuan yang paling menakjubkan di abad 20 <text:s/>pada bidang biologi. Mereka hidup pada lautan yang dalam, </text:span><text:span text:style-name="T1701">dalam</text:span><text:span text:style-name="T1700"> kondisi yang sangat ekstrim dan berubah-rubah. </text:span></text:p>
      <text:p text:style-name="P239">Penemuan yang menakjubkan ini berisi petunjuk <text:span text:style-name="T1702">bagi kenyataan lainnya, <text:s/>yang harus dipertimbangkan oleh ilmu pengetahuan. Nabi Muhammad, salawat dan salam </text:span><text:span text:style-name="T1703">kepadanya</text:span><text:span text:style-name="T1702">, menyatakan bahwa malaikat diciptakan dari cahaya. Kita membaca dalam Al-Quran bahwa Allah menciptakan manusia dari tanah yang kering, lempung yang basah, <text:s/>dan lempung pilihan, dan kemudian menjadikan umat manusia sebagai khalifah-Nya [sesuatu yang datang (untuk memerintah berdasarkan perintah dari Allah) ] di muka bumi. Banyak para </text:span><text:span text:style-name="T1705">mufassir dari Al-Quran menyimpulkan dari hal ini bahwa jin suatu waktu pernah memerintah di planet bumi <text:s/>sebelum</text:span><text:span text:style-name="T1702"> kemudian digantikan oleh manusia. </text:span></text:p>
      <text:p text:style-name="P240">Berangkat <text:s/>dari petunjuk di atas, maka adalah hal yang mungkin untuk melakukan kajian secara formal untuk menentukan pentingnya <text:span text:style-name="T1771">gagasan</text:span> semacam itu dengan cara sebagai berikut: </text:p>
      <text:list xml:id="list671573716" text:style-name="L31">
        <text:list-item>
          <text:p text:style-name="P241">Pertama-tama Allah menciptakan “cahaya yang murni” (nur) baru kemudian cahaya. Proses penciptaan berlangsung secara bertahap, yang merupakan akumulasi dari identitas dan rangkaian evolusi yang menggunakan lompatan tiba-tiba. Api kemudian menyusul cahaya, dan kemudian datang air dan tanah. Allah kemudian menyebarkan keberadaan bagi sesuatu melalui keberadaan hal lainnya, <text:s/>saling tergabung dan saling terjalin, dan menciptakan makhluk hidup yang sesuai dengan tiap fase dari penciptaan. Ketika alam semesta berada dalam keadaan api yang murni atau bentuk energi tingkat tinggi lainnya, Dia kemudian menciptakan kehidupan yang sesuai untuk itu. Ketika bumi menjadi lebih cocok bagi kehidupan, Dia menciptakan tanaman, binatang, dan umat manusia. Dia menghiasi setiap bagian dan setiap fase dari alam semesta dengan <text:s/>makhluk ciptaan, termasuk makhluk hidup, yang sesuai dengan fase dan bagiannya.</text:p>
        </text:list-item>
        <text:list-item>
          <text:p text:style-name="P242">Terakhir, ketika Dia menciptakan tidak terhitung jumlahnya makhluk dari cahaya, eter, udara, api, air, dan tanah, maka demikian juga Dia menciptakan surga atau neraka dari tiap-tiap perkataan dan perbuatan kita. Dengan kata lain, seperti halnya dia menumbuhkan tanaman dari bibit kecil melalui perantaraan partikel tanah, udara, dan air, maka Dia juga akan membuat dunia lainnya, termasuk surga dan neraka, dari bahan-bahan dari dunia ini dengan menyesuaikannya <text:span text:style-name="T1772">dengan dunia berikutnya selama kegentingan di hari pembalasan. [The Fountain, <text:s/>No. 13 (Jan-Maret 1996), </text:span><text:soft-page-break/><text:span text:style-name="T1772">halaman. 36-37.]</text:span></text:p>
        </text:list-item>
        <text:list-item>
          <text:p text:style-name="P243"><text:span text:style-name="T1773">Malaikat adalah makhluk halus yang mewakili aspek paling murni dari keberadaan, sementara Setan dan pembantu-pembantunya mewakili sisi kejahatan yang sesungguhnya. Allah sifatnya esa dan tak </text:span><text:span text:style-name="T1771">terbatas</text:span><text:span text:style-name="T1773">, tanpa ada tandingannya. Sementara semua makhluk-Nya memiliki tandingan. Dengan demikian, malaikat mewakili sisi baik dari diri kita, sementara setan mewakili sisi jahat <text:s/>dari diri kita. Malaikat menuntun kita kepada sisi spiritual kita yang murni, sementara setan menuntun kita ke arah yang jahat. Hasil pertempuran itu, pada kita dan alam semesta keseluruhan, telah terjadi sejak permulaan alam semesta diciptakan. Setiap orang merasakan dorongan ke arah kebaikan dan kejahatan dalam waktu yang bersamaan. Yang pertama datang dari malaikat atau dari jiwa kita yang tidak terkotori; sementara yang berikutnya datang dari setan yang bekerja sama dengan </text:span><text:span text:style-name="T1771">hawa nafsu </text:span><text:span text:style-name="T1773">kita, yang mencerminkan sisi <text:s/>kebinatangan kita.</text:span></text:p>
        </text:list-item>
        <text:list-item>
          <text:p text:style-name="P244">Hubungan <text:span text:style-name="T1771">ruh</text:span> dan <text:span text:style-name="T1771">raga </text:span>ini bisa disamakan dengan hubungan antara daya listrik dan pabrik yang dijalankan oleh listrik. <text:span text:style-name="T1774">Jika tidak ada listrik, maka seluruh pabrik tidak lebih dari sekedar tumpukan sampah. Demikian pula, ketika </text:span><text:span text:style-name="T1771">ruh</text:span><text:span text:style-name="T1774"> meninggalkan badan karena suatu keretakan atau ketidaksambungan (misalnya sakit atau mati), maka kita tidak akan lebih dari sekedar tumpukan daging dan tulang yang terurai di tanah. Ini menunjukkan bahwa keberadaan kita dan keunikan kita bergantung pada keberadaan </text:span><text:span text:style-name="T1771">ruh</text:span><text:span text:style-name="T1774">.</text:span></text:p>
        </text:list-item>
        <text:list-item>
          <text:p text:style-name="P245"><text:span text:style-name="T1775">Kita menerima adanya hukum alam dan gaya-gaya tanpa mempertanyakannya, dan bahkan menghubungkan semua fenomena padanya. Kita menganggap pertumbuhan bibit yang kecil menjadi pohon besar <text:s/>dan rimbun pada hukum pembuahan dan pertumbuhan pada bibit itu, dan alam semesta menunjukkan keseimbangan yang luar biasa dalam hukum tarikan dan tolakan. Namun kita mengabaikan adanya kehendak yang mutlak, beserta pengetahuan, <text:s/>kekuasaan, <text:s/>dan kebijaksanaan yang paling dibutuhkan bagi keberadaan alam semesta, beserta </text:span><text:span text:style-name="T1776">cara kerja</text:span><text:span text:style-name="T1775"> dan keseimbangannya. Dia yang memiliki keinginan yang mutlak, pengetahuan yang mutlak, dan kebijaksanaan yang mutlak menggunakan makhluk yang </text:span><text:span text:style-name="T1776">gaib</text:span><text:span text:style-name="T1775"> (malaikat) sebagai angin atau badai, dan yang lainnya lebih </text:span><text:span text:style-name="T1776">kuasa</text:span><text:span text:style-name="T1775"> ketimbang hukum alam dan gaya-gaya, berada di balik gaya-gaya <text:s/>dan hukum-hukum </text:span><text:span text:style-name="T1776">di </text:span><text:span text:style-name="T1775">alam untuk membuatnya bisa bekerja.</text:span></text:p>
        </text:list-item>
        <text:list-item>
          <text:p text:style-name="P246"><text:span text:style-name="T1777">Sebagai tambahan bagi ulama, hampir semua filsuf muslim dan bahkan filsuf orientalis setuju bahwa malaikat dan ruh adalah ada sifatnya. </text:span><text:soft-page-break/><text:span text:style-name="T1777">Mereka hanya memiliki nama yang berbeda-</text:span><text:span text:style-name="T1778">beda</text:span><text:span text:style-name="T1777"> untuk mereka semua. Dalam aliran Peripetik (Masysyaiyyun), kendatipun cenderung kepada rasionalisme, <text:s/>dan bahkan materialisme, mengakui adanya malaikat dengan dasar bahwa setiap makhluk memiliki sisi spiritual, <text:s/>esensi yang tidak berwujud. Aliran Iluminis (Ishraqiyyun) juga menerima keberadaan malaikat, dengan menyebutnya (secara salah) dengan “sepuluh spesies yang paling cerdas dan paling unggul”. Di sisi lain, pengikut agama-agama </text:span><text:span text:style-name="T1778">samawi</text:span><text:span text:style-name="T1777">, yang dipandu oleh wahyu </text:span><text:span text:style-name="T1778">Allah</text:span><text:span text:style-name="T1777">, mengimani bahwa ada malaikat untuk setiap benda yang diciptakan, dan menamakannya sesuai benda-benda tersebut: misalnya malaikat pegunungan, <text:s/>malaikat lautan, <text:s/>malaikat hujan, dan seterusnya. Bahkan kaum naturalis dan materialis, yang membatasi diri mereka pada apa yang mereka lihat, mengakui hakikat dari malaikat, yang mereka sebut sebagai gaya pervasif</text:span><text:span text:style-name="T1777"><text:note text:id="ftn2" text:note-class="footnote"><text:note-citation>4</text:note-citation><text:note-body><text:p text:style-name="P12">Said Nursi, Sozler, “<text:span text:style-name="T1779">29. Soz</text:span>” <text:span text:style-name="T1779">yang diterjemahkan, Kata-kata 2, Kaynak AS, Izmir 1997, halaman,. 196-97</text:span></text:p></text:note-body></text:note></text:span><text:span text:style-name="T1777">.</text:span></text:p>
        </text:list-item>
        <text:list-item>
          <text:p text:style-name="P247">Semua nabi-nabi, yang berjumlah 124000 dalam sumber yang bisa dipercaya, mengabarkan keberadaan malaikat, makhluk halus, jin, dan setan. Semua wali-wali dan para ulama setuju pada keberadaan alam yang tidak <text:span text:style-name="T1780">kasat mata ini. Adalah sulit untuk mengatakan bahwa dua ahli dalam suatu bidang lebih bisa dipercaya ketimbang ribuan non-ahli. Sebagai tambahan, adalah suatu fakta yang tidak terbantahkan bahwa ketika suatu masalah sudah dipastikan oleh dua orang, <text:s/>maka bantahan yang diberikan oleh ribuan lainnya bisa diabaikan. Selanjutnya, semua pengikut agama dari semua agama yang ada menerima keberadaan makhluk semacam itu.</text:span></text:p>
        </text:list-item>
      </text:list>
      <text:p text:style-name="P248">Semua teks-teks yang diwahyukan mencatat keberadaan makhluk gaib <text:s/>juga ruh manusia, demikian pula kisah setan dan bagaimana dia menggoda kita. <text:span text:style-name="T1781">Di atas semua itu, dapatkah seseorang meragukan berita dari Al-Quran dan kesaksian dan pengalaman dari Nabi Muhammad, salawat dan salam kepadanya? Bukti diwahyukannya ayat Al-Quran, risalah kenabian, kenabian Rasulullah Muhammad dan nabi-nabi lainnya, </text:span><text:span text:style-name="T1782">keselamatan atas mereka</text:span><text:span text:style-name="T1781">, juga membuktikan keberadaan alam gaib demikian pula keberadaan makhluk-makhluk gaib, malaikat-malaikat, jin-jin, dan setan. </text:span></text:p>
      <text:p text:style-name="P249">Cara terbaik dan paling rasional untuk membentuk kepercayaan kepada makhluk-makhluk tersebut <text:s/>sudah dijelaskan oleh Islam, diterangkan dalam Al-Quran, dan sudah diperlihatkan kepada Rasulullah, salawat dan salam <text:span text:style-name="T1783">kepadanya</text:span>, melalui Mi’raj-nya ke langit. Al-Quran menjelaskan maksud dari keberadaan malaikat dengan sangat masuk akal sehingga seti<text:soft-page-break/>ap orang bisa memahaminya. Secara singkat, dikatakan bahwa manusia adalah komunitas yang bertanggung jawab untuk membawa <text:span text:style-name="T1784">perintah-perintah dari Allah yang dikeluarkan dari sifat-</text:span><text:span text:style-name="T1783">sifat-Nya yang berkata-kata</text:span><text:span text:style-name="T1784">, dan malaikat-malaikat adalah komunitas yang merupakan kelas pekerja yang membawa hukum-hukum </text:span><text:span text:style-name="T1783">Allah</text:span><text:span text:style-name="T1784"> yang berlaku di alam yang diambil dari </text:span><text:span text:style-name="T1783">Sifat Allah yang maha berkehendak</text:span><text:span text:style-name="T1784">. Mereka adalah hamba Allah yang dimuliakan yang akan melaksanakan apapun yang diperintahkannya. Keberadaan malaikat-malaikat dan makhluk gaib lainnya dapat diwujudkan dengan membuktikan keberadaan satu malaikat. Seperti halnya sanggahan kepada sesuatu sama saja dengan menyanggah keseluruhan spesies, sementara penerimaan satu individu sama saja dengan penerimaan keseluruhan spesies. </text:span></text:p>
      <text:list xml:id="list2838075580" text:style-name="L32">
        <text:list-item>
          <text:p text:style-name="P250">Sebuah konsensus telah terbentuk, khususnya di antara pengikut agama-agama, bahwa selalu ada <text:span text:style-name="T1785">saja orang-orang yang bisa berbicara dengan malaikat-malaikat, jin-jin, Setan, dan makhluk-makhluk gaib lainnya. Andaikan malaikat tidak ada, atau malaikat tidak bisa dilihat atau keberadaannya belum pernah diketahui melalui pengamatan, bagaimana mungkin kepercayaan semacam itu bisa berlanjut? Jika kepercayaan ini tidak didasarkan pada bukti yang kuat, bisakah itu sampai ke kita meskipun adanya perubahan ide dan kepercayaan <text:s/>dan </text:span><text:span text:style-name="T1786">pergantian masa</text:span><text:span text:style-name="T1785">? Dengan demikian, kita bisa menyimpulkan bahwa kepercayaan terhadap agama mengenai keberadaan makhluk semacam itu adalah didasarkan kepada pengalaman dari para nabi dan orang-orang suci yang berinteraksi dengan mereka. Kejadian tersebut sudah dituliskan pada sumber-sumber terpercaya.</text:span></text:p>
        </text:list-item>
      </text:list>
      <text:h text:style-name="P71" text:outline-level="2"><text:bookmark-start text:name="__RefHeading___Toc15189_3975774274"/>Makhluk Gaib dan Ciri-Cirinya<text:bookmark-end text:name="__RefHeading___Toc15189_3975774274"/></text:h>
      <text:p text:style-name="P95">Makhluk gaib berasal dari dunia yang <text:span text:style-name="T1787">dibentuk oleh perintah </text:span><text:span text:style-name="T1788">Allah</text:span><text:span text:style-name="T1787">. Ada banyak dunia lainnya selain dari apa yang biasa kita pikirkan, misalnya dunia tanaman, binatang, manusia, dan dunia para jin. Dunia material kita yang nampak ini, bisa dikenali melalui indra kita. Mulai dari partikel yang amat kecil hingga galaksi-galaksi, dunia merupakan alam di mana Allah yang maha kuasa memberikan kehidupan, keberagaman, perubahan, pembaharuan, dan membuat segala sesuatu menjadi mati. Ilmu pengetahuan memusatkan perhatiannya pada fenomena-fenomena ini. </text:span></text:p>
      <text:p text:style-name="P251">Di atas dunia material yang nampak ini adalah dunia tak nampak dari hukum-hukum dan perintah-perintah <text:span text:style-name="T1788">Allah</text:span>. Untuk memahami sesuatu mengenai dunia ini, <text:span text:style-name="T1789">tinjaulah bagaimana sebuah buku, sebuah pohon, atau </text:span><text:soft-page-break/><text:span text:style-name="T1789">manusia bisa menjadi ada. Bagian utama dari kitab keberadaan adalah maknanya. Sebuah buku tidak mungkin bisa ada tanpa maknanya, tidak peduli seberapa bagus mesin cetaknya atau seberapa banyak kertas yang kita miliki. Dalam hubungannya dengan pohon, hakikat dari kehidupan dan hukum-hukum pembuahan dan pertumbuhan (yang dianugerahkan padanya) memicu bibitnya untuk berkecambah di bawah tanah dan tumbuh menjadi sebatang pohon. Kita bisa mengamati keseluruhan proses pertumbuhannya dengan mata kita. Jika hakikat yang tak kasat mata ini serta hukum-hukum yang tidak teramati ini tidak pernah ada, maka tidak </text:span><text:span text:style-name="T1790">akan </text:span><text:span text:style-name="T1789">ada namanya tanaman. </text:span></text:p>
      <text:p text:style-name="P252">Dengan cara yang sama, <text:span text:style-name="T1791">menstruasi akan mempersiapkan rahim setiap bulan untuk pembuahan. Proses-proses ini dikendalikan oleh hukum-hukum biologi. Dari jutaan sperma yang bergerak menuju rahim, hanya ada satu yang sampai dan akan membuahi sel telur. Sesudah ini, hukum biologi lainnya akan mengambil tempat: menstruasi akan berhenti hingga proses kelahiran. Tahap-tahap perkembangan embrio hingga menjadi individu yang baru adalah proses ketiga yang diatur oleh hukum-hukum biologi lainnya. Proses ini sudah disebutkan </text:span><text:span text:style-name="T1790">di</text:span><text:span text:style-name="T1791"> dalam Al-Quran dengan cara yang cukup eksplisit: </text:span></text:p>
      <text:p text:style-name="P632">“<text:span text:style-name="T31">Dan sesungguhnya Kami telah menciptakan manusia dari suatu saripati </text:span><text:span text:style-name="T32">(</text:span><text:span text:style-name="T31">berasa</text:span><text:span text:style-name="T32">l) dari tanah. </text:span><text:span text:style-name="T33">Kemudian Kami jadikan saripati itu air mani (yang disimpan) <text:s/>dalam tempat yang kokoh (rahim). </text:span><text:span text:style-name="T34">Kemudian air mani itu Kami jadikan segumpal darah, </text:span><text:span text:style-name="T35">lalu segumpal darah itu Kami jadikan segumpal daging, </text:span><text:span text:style-name="T36">dan segumpal daging itu Kami jadikan tulang belulang, lalu tulang belulang itu Kami bungkus dengan daging. Kemudian Kami jadikan dia makhluk yang (berbentuk) lain. Maka Maha Sucilah Allah, Pencipta Yang Paling Baik. Kemudian sesudah itu, sesungguhnya kamu sekalian benar-benar akan mati.</text:span>” <text:span text:style-name="T1792">(</text:span><text:span text:style-name="T1793">Al-Quran </text:span><text:span text:style-name="T1792">23:12-15)</text:span></text:p>
      <text:p text:style-name="P253">Al-Quran berkata bahwa ini merupakan proses yang berlangsung dalam tiga lapisan kegelapan: <text:span text:style-name="T5">Dia menciptakanmu pada rahim ibumu, dalam beberapa tahap, satu sesudah lainnya, dalam tiga lapisan kegelapan</text:span> (<text:span text:style-name="T1793">Al-Quran </text:span>39:6). <text:span text:style-name="T1794">Tiga lapisan kegelapan ini adalah perut, rahim, kemudian ketuban; penyusun dari membran rahim; atau <text:s/>de</text:span><text:span text:style-name="T1795">c</text:span><text:span text:style-name="T1794">idua </text:span><text:span text:style-name="T1796">(Pen. lapisan dinding rahim)</text:span><text:span text:style-name="T1794"> dari </text:span><text:span text:style-name="T1796">yang terdiri dari </text:span><text:span text:style-name="T1794">tiga rongga: de</text:span><text:span text:style-name="T1795">s</text:span><text:span text:style-name="T1794">idua basalis, decidua capsularis, dan decidua parientalis. Atau mungkin saja, ayat tersebut sudah mencakup semua makna-makna ini. </text:span></text:p>
      <text:p text:style-name="P254">Kita <text:span text:style-name="T1797">menyimpulkan keberadaan hukum-hukum tersebut dari perulang</text:span><text:soft-page-break/><text:span text:style-name="T1797">an proses-proses ini yang sifatnya tidak berubah. Demikian pula, dengan mengamati fenomena-fenomena alam di sekitar kita, kita bisa menyimpulkan keberadaan dari banyak hukum-hukum lainnya, semisal gravitasi dan tolakan, pembekuan dan penguapan dari air. </text:span></text:p>
      <text:p text:style-name="P255">Seperti hukum-hukum ini, <text:span text:style-name="T1798">ruh </text:span><text:span text:style-name="T1799">juga merupakan hukum-hukum yang ditarik dari dunia yang berisi hukum-hukum dan perintah-perintah </text:span><text:span text:style-name="T1798">Allah</text:span><text:span text:style-name="T1799">. Ini dinyatakan </text:span><text:span text:style-name="T1798">di </text:span><text:span text:style-name="T1799">dalam Al-Quran sebagai: “</text:span><text:span text:style-name="T37">ruh</text:span><text:span text:style-name="T38"> </text:span><text:span text:style-name="T37">itu termasuk urusan </text:span><text:span text:style-name="T38">Tuhanku</text:span><text:span text:style-name="T1799">” (</text:span><text:span text:style-name="T1703">Al-Quran </text:span><text:span text:style-name="T1799">17:85). Tapi itu unik dalam suatu cara: ia merupakan hukum-hukum yang hidup dan sadar. Jika ruh melepaskan kehidupan dan kesadaran, maka ia hanya berupa hukum-hukum “</text:span><text:span text:style-name="T38">yang biasa</text:span><text:span text:style-name="T1799">”; jika </text:span><text:span text:style-name="T865">hukum-hukum</text:span><text:span text:style-name="T1799"> “</text:span><text:span text:style-name="T38">yang biasa</text:span><text:span text:style-name="T1799">” diberikan kehidupan dan kesadaran, maka tiap-tiap darinya akan menjadi ruh. </text:span></text:p>
      <text:p text:style-name="P256">Ilmu pengetahuan tidak bisa mendefinisikan dan merasakan ruh. Jika materi dan hal lainnya dalam alam material disusun oleh atom-atom, dan atom sendiri disusun oleh partikel-partikel lainnya yang lebih kecil, maka ruh adalah hal yang sederhana, sesuatu yang tidak bisa dipecah. <text:span text:style-name="T1800">Kita tidak bisa melihatnya, namun kita bisa mengetahuinya dari </text:span><text:span text:style-name="T1801">manifestasinya</text:span><text:span text:style-name="T1800"> di dunia ini. Meskipun kita menerima keberadaannya dan mengamati perwujudannya, namun kita tidak bisa mengetahui hakikatnya yang sesungguhnya. Ketidaktahuan seperti itu, </text:span><text:span text:style-name="T1801">bagaimanapun juga, bukan </text:span><text:span text:style-name="T1800">berarti bahwa hal tersebut tidak ada. </text:span></text:p>
      <text:p text:style-name="P257">Kita melihat dengan mata kita, karena <text:span text:style-name="T1802">keduanya</text:span> merupakan alat untuk penglihatan. Pusat dari penglihatan <text:span text:style-name="T1803">berada pada otak. Namun otak tidak bisa melihat. Kamu tidak akan mengatakan: “</text:span><text:span text:style-name="T39">otak saya melihat</text:span><text:span text:style-name="T1803">”; namun, yang kamu katakan adalah: “</text:span><text:span text:style-name="T39">saya melihatnya.</text:span><text:span text:style-name="T1803">” Adalah individu yang bersangkutan yang melihat atau mendengar atau merasakan. Namun apa yang dimaksud dengan “</text:span><text:span text:style-name="T39">saya</text:span><text:span text:style-name="T1803">”? Apakah itu artinya sesuatu yang disusun oleh otak, jantung, dan organ-organ dan anggota-anggota badan lainnya? Mengapa kita tidak bisa bergerak ketika kita mati, meskipun seluruh organ-organ kita dan anggota-anggota badan kita masih ada di sana? Apakah pabriknya beroperasi dengan sendirinya, atau ada <text:s/>hal lainnya (misalnya energi listrik) yang membuatnya bisa bekerja? Sebuah cacat atau eror dalam pabrik itu yang membuat putusnya sambungan antara ia dengan energi listriknya akan menurunkan pabrik yang sangat tidak ternilai dan sangat produktif menjadi onggokan sampah. Apakah hubungan semacam itu bisa dibandingkan dengan hubungan antara ruh dengan raga? </text:span></text:p>
      <text:p text:style-name="P258">Ketika <text:span text:style-name="T1804">hubungan antara raga dan ruh diputus oleh kematian, maka tu</text:span><text:soft-page-break/><text:span text:style-name="T1804">buh akan diturunkan menjadi sesuatu yang harus dibuang sesegera mungkin, sebelum </text:span><text:span text:style-name="T1801">ia </text:span><text:span text:style-name="T1804">mengalami pembusukan dan dekomposisi. </text:span></text:p>
      <text:p text:style-name="P259">Ruh bukanlah daya listrik, namun merupakan sesuatu yang sadar, <text:span text:style-name="T1805">berkuasa, yang belajar dan berpikir, merasakan dan bernalar. Ia berkembang secara terus menerus, biasanya bersamaan dengan perkembangan fisik dari tubuh, juga dengan perkembangan mental dan spiritual melalui belajar dan bercermin, beriman dan beribadah. Ruh menentukan karakter dari masing-masing individu, <text:s/>tabiat, dan identitasnya. Sebagai hasilnya, meskipun semua manusia dibentuk dari unsur-unsur yang sama, namun masing-masing dari mereka unik sifatnya.</text:span></text:p>
      <text:p text:style-name="P259"><text:span text:style-name="T1806">Ruh mengatur <text:s/>bagian dalam dari diri kita. Berdasarkan Al-Quran, Allah memberikan sifat-sifat tertentu bagi setiap ciptaan: </text:span><text:span text:style-name="T40">Semua yang di langit dan di bumi tunduk pada-Nya, dengan sukarela ataupun terpaksa, dan semuanya akan kembali kepada-Nya</text:span><text:span text:style-name="T1806"> (</text:span><text:span text:style-name="T1703">Al-Quran </text:span><text:span text:style-name="T1806">3:83); </text:span><text:span text:style-name="T41">Sucikanlah nama Tuhanmu Yang Maha Tinggi. Yang menciptakan, dan menyempurnakan (penciptaan-Nya). Dan yang menentukan kadar (masing-masing) dan memberi petunjuk</text:span><text:span text:style-name="T1806">. (</text:span><text:span text:style-name="T1703">Al-Quran </text:span><text:span text:style-name="T1806">87:1-3) </text:span></text:p>
      <text:p text:style-name="P260">Apa<text:span text:style-name="T1807">pun</text:span> yang ada di alam, termasuk tubuh manusia, bertindak berdasarkan <text:span text:style-name="T1808">apa yang Allah </text:span><text:span text:style-name="T1807">M</text:span><text:span text:style-name="T1808">aha </text:span><text:span text:style-name="T1807">K</text:span><text:span text:style-name="T1808">uasa perintahkan </text:span><text:span text:style-name="T1809">ke</text:span><text:span text:style-name="T1808">padanya. Hal inilah mengapa kita mengamati adanya <text:s/>kepastian yang mengikat dalam </text:span><text:span text:style-name="T1807">cara kerja</text:span><text:span text:style-name="T1808"> yang terjadi di alam. Apa yang kita sebut sebagai hukum alam tidak lebih dari sekedar nama yang kita berikan pada sebuah hal yang menjadi ketentuan Allah bagi ciptaan tersebut. </text:span></text:p>
      <text:p text:style-name="P261">Sifat-sifat bawaan dari benda tidak pernah menipu. Sebagai contoh, <text:span text:style-name="T1810">karena Allah memerintahkan bumi untuk berputar pada sumbunya sendiri demikian pula dengan mengelilingi matahari, maka </text:span><text:span text:style-name="T1811">ia</text:span><text:span text:style-name="T1810"> akan selalu seperti itu. Sebuah bibit akan berkata pada lidah tanamannya atau pada lidah alaminya: “</text:span><text:span text:style-name="T42">Saya akan berkecambah di bawah tanah pada kondisi yang tepat dan akan tumbuh menjadi tanaman</text:span><text:span text:style-name="T1810">,” dan </text:span><text:span text:style-name="T1811">ia </text:span><text:span text:style-name="T1810">akan </text:span><text:span text:style-name="T1811">berkelakuan </text:span><text:span text:style-name="T1810">seperti itu. Air menyatakan bahwa ia akan membeku pada suhu 0</text:span><text:span text:style-name="T1812">º</text:span><text:span text:style-name="T704">C, dan terjadilah seperti apa yang dinyatakannya. </text:span></text:p>
      <text:p text:style-name="P262"><text:span text:style-name="T704">D</text:span><text:span text:style-name="T551">engan cara yang sama, kesadaran manusia, sepanjang ia masih waras, tidak akan pernah berbohong. </text:span><text:span text:style-name="T705">Jika </text:span><text:span text:style-name="T706">ia</text:span><text:span text:style-name="T705"> tidak </text:span><text:span text:style-name="T707">disilaukan oleh </text:span><text:span text:style-name="T706">godaan hawa nafsu</text:span><text:span text:style-name="T708">, </text:span><text:span text:style-name="T709">maka ia akan merasakan keberadaan Allah dan akan menemukan kedamaian dengan beriman dan beribadah pada-Nya. <text:s/>Jadi, ruh akan mengarahkan dan memerintahkan kesadaran kita beserta </text:span><text:span text:style-name="T710">fungsi-fungsi lainnya. Ia akan </text:span><text:span text:style-name="T711">mencari</text:span><text:span text:style-name="T710"> pada dunia dari mana ia berasal, dan </text:span><text:span text:style-name="T712">merindukan</text:span><text:span text:style-name="T713"> </text:span><text:soft-page-break/><text:span text:style-name="T706">Sang P</text:span><text:span text:style-name="T713">enciptanya. <text:s/>Kecuali jika ia </text:span><text:span text:style-name="T714">dihalangi dan dikotori oleh dosa, maka ia akan menemukan </text:span><text:span text:style-name="T706">Sang </text:span><text:span text:style-name="T714">Penciptanya dan menggapai kebahagiaan yang sesungguhnya bersamanya. </text:span></text:p>
      <text:p text:style-name="P263"><text:span text:style-name="T714">R</text:span><text:span text:style-name="T551">uh memiliki hubungan yang dalam dengan masa lalu dan masa yang akan </text:span><text:span text:style-name="T706">datang</text:span><text:span text:style-name="T551">. Binatang tidak memiliki gagasan apa-apa mengenai waktu, karena hakikat kebinatangan yang diberikan oleh Allah mengakibatkan mereka untuk hidup di masa sekarang, tanpa merasakan penderitaan tentang masa lalu serta ketakutan akan masa mendatang. </text:span><text:span text:style-name="T715">Di lain pihak, kita sangat dipengaruhi oleh penderitaan dan kegelisahan semacam itu, </text:span><text:span text:style-name="T716">karena ruh kita memiliki kesadaran, </text:span><text:span text:style-name="T717">dan merupakan </text:span><text:span text:style-name="T718">se</text:span><text:span text:style-name="T706">s</text:span><text:span text:style-name="T718">uatu yang </text:span><text:span text:style-name="T717">hidup</text:span><text:span text:style-name="T718">. </text:span><text:span text:style-name="T719">Ruh sama sekali tidak pernah puas dengan dunia yang fana </text:span><text:span text:style-name="T720">dan tidak abadi ini, demikian pula pencapaian kita serta keinginan kita (misalnya uang, kedudukan yang tinggi, </text:span><text:span text:style-name="T721">dan pemuasan nafsu) tidak akan membuatnya bahagia. Melainkan, khususnya jika kita melihat pada kepentingannya sendiri atau untuk kepentingan </text:span><text:span text:style-name="T706">hawa nafsu</text:span><text:span text:style-name="T721"> semata, maka hal-hal tersebut hanya akan meningkatkan ketidakpuasan dan ketidakbahagiaan, karena ia hanya akan menemukan ketenangan melalui iman, ibadah, dan mengingat Allah. </text:span></text:p>
      <text:p text:style-name="P264"><text:span text:style-name="T721">S</text:span><text:span text:style-name="T551">etiap orang akan merasakan keinginan yang kuat akan keabadian. Keinginan ini bukanlah berasal dimensi fisik dari keberadaan kita, karena kefanaan kita </text:span><text:span text:style-name="T722">menghalangi setiap perasaan atau keinginan akan keabadian. Melainka</text:span><text:span text:style-name="T723">n</text:span><text:span text:style-name="T722">, </text:span><text:span text:style-name="T712">itu</text:span><text:span text:style-name="T722"> akan muncul </text:span><text:span text:style-name="T724">dari dimensi yang abadi dari keberadaan kita, yang mana ditinggali oleh ruh kita. Ruh kita akan </text:span><text:span text:style-name="T723">mengakibatkan</text:span><text:span text:style-name="T724"> kita untuk </text:span><text:span text:style-name="T725">meratapi: “</text:span><text:span text:style-name="T726">saya adalah fana, namun tidak menghendaki apa yang fana. Saya </text:span><text:span text:style-name="T727">tidak kuat, namun tidak menghendaki apa yang tidak kuat. Apa yang saya inginkan adalah cinta dari yang abadi (</text:span><text:span text:style-name="T728">yang tidak akan berpaling dariku</text:span><text:span text:style-name="T727">), </text:span><text:span text:style-name="T728">dan </text:span><text:span text:style-name="T729">saya </text:span><text:span text:style-name="T730">rindu sekali pada </text:span><text:span text:style-name="T712">kehidupan</text:span><text:span text:style-name="T730"> yang abadi.</text:span><text:span text:style-name="T725">” </text:span></text:p>
      <text:p text:style-name="P265"><text:span text:style-name="T725">R</text:span><text:span text:style-name="T551">uh membutuhkan tubuh kita. Ruh, yang merupakan bagian yang tidak terpecahkan yang berasal dari dunia kalam Allah, harus </text:span><text:span text:style-name="T731">menggunakan hakikat materi untuk bisa terwujud dan memiliki fungsi di dunia ini. Karena tubuh kita tidak bisa menyentuh dunia simbol-simbol dan bentuk-bentuk non-material, maka ruh juga tidak bisa bersentuhan dengan dunia ini jika tidak dibekali dengan jantung, otak, atau organ-organ lainnya, </text:span><text:span text:style-name="T732">lengan dan kaki sebagai perantara. </text:span><text:span text:style-name="T733">Ruh berfungsi melalui </text:span><text:span text:style-name="T734">melalui sistem saraf, dan elemen-elemen lainnya. Dengan demikian, jika satu atau lebih sistem di tubuh atau organ-organ yang kurang berfungsi, </text:span><text:span text:style-name="T735">maka hubungan ruh dengannya akan </text:span><text:span text:style-name="T712">terhalang </text:span><text:span text:style-name="T735">dan tidak akan </text:span><text:span text:style-name="T712">bisa diperintah olehnya</text:span><text:span text:style-name="T735">. Jika kegagalan atau penyakit mengakibatkan ketidaksambungan ini memutus hu</text:span><text:soft-page-break/><text:span text:style-name="T735">bungan antara ruh dengan seluruh tubuh, maka apa yang kita sebut sebagai kematian akan terjadi. </text:span></text:p>
      <text:p text:style-name="P378">Meskipun beberapa gerak yang kasar, tanpa makna dari tangan dan jari bisa dipicu dengan melakukan perangsangan pada beberapa daerah di otak, namun gerakan tersebut sama saja dengan bunyi tanpa makna yang membingungkan yang dihasilkan dengan menekan tuts piano secara acak. Hal tersebut merupakan respon otomatis terhadap rangsangan, dan dihasilkan dari fungsi tubuh secara otomatis. Dengan demikian, tubuh membutuhkan ruh, yang sifatnya sadar dan memiliki akal, untuk menghasilkan pergerakan yang bermakna. </text:p>
      <text:p text:style-name="P391">Meskipun pakar psikoanalisis semacam Freud menawarkan berbagai penjelasan mengenai mimpi, namun mimpi sama sekali tidak bisa dikatakan sebagai tersusun dari aktivitas yang campur aduk dari pikiran bawah sadar kita. Hampir semua orang akan memiliki mimpi yang kemudian menjadi terwujud. <text:span text:style-name="T293">Banyak penemuan dalam ilmu pengetahuan dan teknologi telah dihasilkan akibat mimpi yang benar. Jadi, seperti yang akan kita bahas selanjutnya, mimpi menunjuk pada keberadaan sesuatu yang ada dalam diri kita yang bisa dilihat <text:s/>dalam berbagai cara ketika kita sedang tidur. Hal inilah yang disebut sebagai ruh. </text:span></text:p>
      <text:p text:style-name="P391"><text:span text:style-name="T293">Meskipun ruh melihat dengan mata kita, mencium dengan hidung kita, mendengar dengan telinga kita dan seterusnya, </text:span>terdapat begitu banyak contoh dari orang-orang yang entah bagaimana berusaha untuk melihat dengan jari-jarinya atau ujung hidungnya, atau mencium dengan tumitnya.</text:p>
      <text:p text:style-name="P379">Ruh mewujudkan dirinya sebagian besar pada wajah seseorang. Sungguh benar, bahwa wajah kita adalah jendela yang terbuka ke dalam bagian dalam dunia kita, karena sifat-sifatnya akan menampakkan karakter kita. Para ahli psikologi memastikan bahwa semua dari gerakan kita, bahkan batuk saja sudah menunjukkan karakter kita. Kemampuan wajah untuk menyingkapkan karakter seseorang, kemampuannya, serta kepribadiannya, menghasilkan kajian fisiogonomi, yakni seni untuk menentukan karakter seseorang dari ciri khas yang ada di wajahnya. Ruh menentukan ciri-ciri ini.</text:p>
      <text:p text:style-name="P380">Sel-sel di tubuh kita diperbaharui terus-menerus. Setiap hari, jutaan sel-sel mati dan digantikan. Pakar biologi mengatakan bahwa <text:span text:style-name="T1813">semua sel-sel di tubuh diperbaharui setiap enam bulan. Meskipun diperbaharui secara terus menerus, namun ciri khas pada wajah tidak pernah berubah. Kita bisa mengenali individu melalui ciri khas pada wajah serta sidik jarinya </text:span><text:soft-page-break/><text:span text:style-name="T1813">yang tidak pernah berubah. Sel-sel pada jari kita berubah, akibat diperbaharui atau akibat cedera dan memar, <text:s/>namun sidik jarinya tidak pernah berubah. <text:s/>Sifat ruh yang unik pada setiap individu lah yang mengakibatkan adanya ciri khas yang membedakan ini bisa stabil. </text:span></text:p>
      <text:p text:style-name="P381">Ruh kita membuat kita unik. Tubuh kita mengalami perubahan yang tidak pernah putus sepanjang keberadaannya. Perubahan ini diarahkan kepada pertumbuhan dan perkembangan fisik hingga pada tahap tertentu, yang kemudian secara bertahap menjadi lebih kuat dan lebih sempurna. <text:span text:style-name="T1814">Ketika pertumbuhan ini berhenti pada titik tertentu, maka penuaan dimulai. Tidak seperti tubuh kita, kita bisa tumbuh terus menerus dalam proses belajar dan </text:span><text:span text:style-name="T1815">mengembangkan</text:span><text:span text:style-name="T1814"> diri, menua secara spiritual dan intelektual, atau berhenti dan berubah arah ketika berkembang dan menua. Moral kita, serta spiritual, dan intelektual tidak bergantung pada perubahan pada tubuh. </text:span></text:p>
      <text:p text:style-name="P382">Lebih lanjut lagi, perbedaan moral , serta spiritual, dan intelektual kita sama sekali tidak ada hubungannya <text:span text:style-name="T1816">dengan struktur fisik kita. Meskipun kita disusun oleh substansi yang sama, elemen-elemen material dan fisik yang sama, namun kita unik secara moral dan intelektual. Bagian mana dari diri kita yang menerima pendidikan moral dan intelektual ini, dan bagian mana yang menerima pelatihan secara fisik? Apakah latihan fisik memiliki hubungan dengan pemahaman dan moral kita serta pendidikan intelektual? Apakah orang yang tumbuh dengan baik secara fisik lebih cerdas dan lebih bermoral ketimbang yang lainnya?</text:span></text:p>
      <text:p text:style-name="P378">Jika tidak, dan jika latihan dan pengembangan fisik kita tidak berpengaruh pada tingkatan intelektual, moral, dan keilmuan kita, mengapa kita <text:span text:style-name="T1815">tidak </text:span>menerima keberadaan ruh? Bagaimana kita menghubungkan pembelajaran serta moral dan pendidikan intelektual pada suatu proses biokimia yang terjadi di otak? <text:span text:style-name="T342">Apakah proses itu bisa lebih cepat pada satu orang ketimbang pada orang lainnya? Apakah seseorang lebih pandai karena proses biokimia yang lebih cepat pada mereka, atau proses biokimia itu bisa lebih cepat karena adanya proses belajar sehingga seseorang lebih cerdas?</text:span> Apa hubungan yang terjadi antara proses biokimia ini dengan spiritual kita juga pendidikan dan pengembangan moral? Bagaimana kita menjelaskan perbedaan antara ketekunan dalam melakukan s<text:span text:style-name="T1815">a</text:span>lat lima waktu terhadap wajah seseorang? Mengapa wajah orang-orang <text:s/>yang beriman lebih bercahaya dibandingkan dengan wajah orang-orang yang tidak beriman? </text:p>
      <text:p text:style-name="P383"><text:soft-page-break/>Perubahan pada fisik kita <text:span text:style-name="T1817">tidak akan menimbulkan perubahan serupa pada karakter kita, demikian pula dengan moral, dan pikiran kita. Bagaimana kita bisa menjelaskan ini, selain dengan mengakui bahwa ruh itu ada dan merupakan pusat dari pikiran dan perasaan, pemilihan dan keputusan, belajar dan pembentukan opini dan kecenderungan, dan mengakibatkan perbedaan pada karakter? </text:span></text:p>
      <text:p text:style-name="P384">Ruh kita merasakan, mengimani dan menolak. Semua orang memiliki <text:span text:style-name="T1818">perasaan yang kompleks dan </text:span>tak <text:span text:style-name="T1818">terhitung </text:span>jumlahnya: <text:span text:style-name="T1818">cinta dan kebencian, kebahagiaan dan kesedihan, harapan dan keputusasaan, ambisi dan kemampuan untuk membayangkan, rasa lega dan bosan, dan seterusnya. Kita suka dan tidak suka, menghargai dan mengabaikan, mengalami rasa takut juga segan demikian pula dorongan dan semangat. Kita menolak, menjadi tertarik terhadap berbagai hal. Jika kita melihat pada kamus, akan kita dapati ratusan kata yang menyatakan perasaan manusia. Selain itu, kita semua tidak bisa merasakan dengan cara yang sama. Kita bercermin dengan apa yang terjadi di sekitar kita, keindahan penciptaan, mengembangkan diri kita dari belajar, membandingkan dan beralasan, dengan demikian beriman kepada pencipta segala hal. Menyembah dan mengikuti segala perintah-Nya membuat kita untuk berkembang secara moral dan spiritual, hingga akhirnya kita disempurnakan. Bagaimana kita bisa menjelaskan fenomena semacam itu selain dengan mengakui bahwa setiap manusia memiliki ruh yang sadar? Dapatkah kita mengaitkannya dengan proses-proses biokimia yang ada di otak. </text:span></text:p>
      <text:p text:style-name="P385">Apakah kita hanya tubuh <text:span text:style-name="T1819">fisik?</text:span><text:span text:style-name="T364"> Jika kita hanyalah sekedar entitas fisis dari darah dan tulang, daging dan otot, dan mengaitkan semua pergerakan kita pada proses-proses biokimia di otak, mengapa kita harus tunduk pada hukum-hukum?</text:span><text:span text:style-name="T1819"> Kita sudah memantapkan bahwa tubuh fisis kita diperbaharui setiap enam bulan. Jika kita akan disidang akibat pembunuhan yang kita lakukan setahun yang lalu, apakah percakapan berikut sepenuhnya masuk akal, dengan mempertimbangkan pemahaman di atas?</text:span></text:p>
      <text:p text:style-name="P386"><text:span text:style-name="T1606">Hakim</text:span>: Kapan kamu melakukan kejahatannya? </text:p>
      <text:p text:style-name="P392">Terdakwa<text:span text:style-name="T1704">: Satu tahun yang lalu. </text:span></text:p>
      <text:p text:style-name="P393">Hakim menjatuhkan vonis<text:span text:style-name="T1704">: Karena pembunuhan telah dilakukan setahun yang lalu dan terdakwa telah ditahan, termasuk jarinya yang menarik pelatuk, telah digantikan sepenuhnya, dan karena dengan demikian adalah tidak mungkin untuk menghukum pembunuh yang sesungguhnya, </text:span><text:span text:style-name="T1706">maka hakim memutuskan untuk </text:span><text:span text:style-name="T1707">vonis bebas. </text:span></text:p>
      <text:p text:style-name="P394"><text:soft-page-break/><text:span text:style-name="T1707">B</text:span><text:span text:style-name="T1704">agaimana seseorang </text:span><text:span text:style-name="T1708">bisa </text:span><text:span text:style-name="T1704">tidak lebih dari sekedar entitas fisiknya, hanya sekedar gerak, perasaan, pikiran, kepercayaan, dan keputusan yang dihasilkan oleh proses biokimia di otak? </text:span><text:span text:style-name="T1709">Pernyataan semacam itu </text:span><text:span text:style-name="T1710">adalah tidak beralasan. Bagian utama dari diri kita adalah ruh kita yang sadar dan hidup. Bagian dari tubuh kita ini merasakan, berpikir, mempercayai, berkehendak, memutuskan, dan menggunakan tubuh kita </text:span><text:span text:style-name="T1711">untuk mengeluarkan keputusannya. </text:span></text:p>
      <text:p text:style-name="P395"><text:span text:style-name="T1711">R</text:span><text:span text:style-name="T1704">uh adalah dasar bagi kehidupan manusia. Allah bertindak di dunia ini melalui sebab. Akan tetapi, terdapat banyak dunia dan alam lainnya: dunia ide-ide, simbol-simbol atau bentuk-bentuk non-material lainnya, dimensi paling dalam dari segala hal, </text:span><text:span text:style-name="T1712">serta ruh, di mana Allah bertindak secara langsung </text:span><text:span text:style-name="T1713">di mana materi dan sebab tidak hadir. Ruh ditiupkan ke dalam embrio secara langsung, </text:span><text:span text:style-name="T1714">membuatnya sebagai perwujudan langsung dari Kalam Allah yang Maha Hidup, dengan demikian menjadi dasar bagi kehidupan manusia. Seperti halnya hukum-hukum di alam, yang dikeluarkan dari alam yang sama dengan alam ruh, maka ruh sendiri tidak nampak dan hanya bisa diketahui melalui perwujudannya. </text:span></text:p>
      <text:p text:style-name="P396"><text:span text:style-name="T1714">D</text:span><text:span text:style-name="T1704">i dunia ini, </text:span><text:span text:style-name="T1715">materi diperhalus agar cocok bagi kehidupan. Tubuh yang tidak hidup, </text:span><text:span text:style-name="T1716">terlepas dari ukurannya, misalnya pegunungan, adalah sunyi, pasif, dan statis. </text:span><text:span text:style-name="T1717">Namun hidup memungkinkan seekor lebah untuk berinteraksi dengan hampir seluruh dunia </text:span><text:span text:style-name="T1718">sehingga dia bisa berkata: “</text:span><text:span text:style-name="T276">Dunia ini adalah kebunku, dan bunga-bunga adalah rekan kerjaku</text:span><text:span text:style-name="T1719">.</text:span><text:span text:style-name="T1718">” </text:span><text:span text:style-name="T1720">Semakin kecil raga yang hidup, maka akan semakin aktif, menakjubkan, </text:span><text:span text:style-name="T1718"><text:s/></text:span><text:span text:style-name="T1721">dan bertenaga</text:span><text:span text:style-name="T1722"> lah ia</text:span><text:span text:style-name="T1721">. </text:span><text:span text:style-name="T1723">Bandingkan lebah, lalat, atau bahkan </text:span><text:span text:style-name="T1724">mikroorganisme dengan seekor gajah. </text:span><text:span text:style-name="T1725">Semakin </text:span><text:span text:style-name="T1726">halus materi </text:span><text:span text:style-name="T1727">pembuatannya</text:span><text:span text:style-name="T1726">, </text:span><text:span text:style-name="T1727">semakin aktif dan semakin bertenaga tubuh yang dihasilkan. </text:span><text:span text:style-name="T1728">Sebagai contoh, kayu akan menghasilkan api dan karbon ketika ia dibakar, dan air menguap ketika dipanaskan. </text:span><text:span text:style-name="T1729">Kita sudah mendapati energi listrik pada dunia atom dan sub-atom. Kita tidak dapat melihatnya, namun kita menyadari akan keberadaannya dan kekuatannya melalui perwujudannya. </text:span><text:span text:style-name="T1730">Ini berarti keberadaan tidak hanya dibatasi pada dunia ini; melainkan, dunia ini hanya bagian yang nampak, berubah-rubah, dan tidak tetap dari keberadaan. Di baliknya terletak dimensi yang murni namun tidak terlihat yang menggunakan materi agar bisa terlihat dan diketahui. Karena ruh berada pada dimensi tersebut, maka ia harus murni dan tidak terlihat. </text:span></text:p>
      <text:p text:style-name="P396"><text:span text:style-name="T1727"><text:s/></text:span><text:span text:style-name="T1731">Dalil bagi keberadaan ruh menunjuk pada keberadaan Sang Pencipta. Berikut dipaparkan: </text:span></text:p>
      <text:list xml:id="list2380342083" text:style-name="L33">
        <text:list-item>
          <text:p text:style-name="P397"><text:soft-page-break/><text:span text:style-name="T1704">Seperi halnya tubuh kita, yang Allah ciptakan dari unsur-unsur, membutuhkan ruh untuk memerintahnya dan mengaturnya, maka alam semesta (dan apa yang di dalamnya) </text:span><text:span text:style-name="T1732">menghendaki adanya Allah untuk membawanya menjadi ada dan memerintahnya serta mengaturnya.</text:span></text:p>
        </text:list-item>
        <text:list-item>
          <text:p text:style-name="P387">Setiap tubuh memiliki ruh yang membuat <text:span text:style-name="T1820">ia</text:span> hidup dan mengaturnya. Jadi, harus ada satu Tuhan, yang tidak memiliki sekutu, untuk menciptakan dan mengatur alam semesta. Jika tidak, maka bencana dan kebingungan tidak akan terhindari.</text:p>
        </text:list-item>
        <text:list-item>
          <text:p text:style-name="P398"><text:span text:style-name="T1704">Ruh tidak terletak pada </text:span><text:span text:style-name="T1722">tempat </text:span><text:span text:style-name="T1704">tertentu atau bagian tertentu dari tubuh. </text:span><text:span text:style-name="T1733">Ia bisa saja meninggalkan tubuh dan, seperti pada kasus mimpi, terus berhubungan dengan tubuh dengan “</text:span><text:span text:style-name="T1722">tali”</text:span><text:span text:style-name="T1733"> yang khusus dikaitkan dengan tubuh. </text:span><text:span text:style-name="T1766">Demikian pula, Allah yang maha kuasa tidak terikat pada ruang dan waktu. </text:span><text:span text:style-name="T1767">Dia selalu ada di setiap tempat </text:span><text:span text:style-name="T1768">dan juga tidak di mana pun, sementara ruh berada </text:span><text:span text:style-name="T1769">di </text:span><text:span text:style-name="T1768">dalam tubuh dan terikat oleh ruang dan waktu.</text:span></text:p>
        </text:list-item>
        <text:list-item>
          <text:p text:style-name="P399"><text:span text:style-name="T1704">Hanya ada satu matahari, dan </text:span><text:span text:style-name="T1722">dunia </text:span><text:span text:style-name="T1704">kita sangat jauh darinya. Akan tetapi, matahari hadir di setiap tempat </text:span><text:span text:style-name="T1734">melalui panas dan cahayanya, </text:span><text:span text:style-name="T1735">dan melalui pemantulan dia hadir pada setiap benda-benda yang transparan. Dengan demikian, kita bisa mengatakan bahwa matahari lebih </text:span><text:span text:style-name="T1736">dekat</text:span><text:span text:style-name="T1735"> pada suatu benda ketimbang benda itu dengan dirinya sendiri. </text:span><text:span text:style-name="T1737">Ruh memiliki hubungan yang sama dengan tubuh, demikian </text:span><text:span text:style-name="T1736">pula </text:span><text:span text:style-name="T1737">dengan sel-sel penyusunnya. <text:s/>Analogi ini bisa membantu kita dalam memahami hubungan Allah dengan keberadaan. Dia mengatur dan mengarahkan segala hal pada saat yang bersamaan seperti </text:span><text:span text:style-name="T1736">semuanya</text:span><text:span text:style-name="T1737"> adalah satu </text:span><text:span text:style-name="T1736">kesatuan </text:span><text:span text:style-name="T1737">saja, dan meskipun kita berjarak yang tak terhingga dari-Nya, Dia lebih dekat dengan kita ketimbang kita dengan diri kita sendiri.</text:span></text:p>
        </text:list-item>
        <text:list-item>
          <text:p text:style-name="P400"><text:span text:style-name="T1704">Ruh sifatnya tidak terlihat, dan hakikatnya tidak bisa dipahami. Demikian pula, kita tidak bisa memikirkan atau membayangkan Allah seperti halnya bagaimana Dia sesungguhnya, karena hakikat-Nya tidak bisa diketahui. Seperti ruh, Allah yang maha kuasa hanya bisa diketahui melalui perwujudan dari nama-nama-Nya, sifat-si</text:span><text:span text:style-name="T1738">f</text:span><text:span text:style-name="T1704">at-Nya, dan hakikat-Nya.</text:span></text:p>
        </text:list-item>
      </text:list>
      <text:p text:style-name="P388">Ruh kita memiliki <text:s/>selubungnya sendiri. Ketika ruh meninggalkan tubuh kita saat kematian, maka ia akan mempertahankan selubung ini, yang bisa kita bayangkan sebagai sisi “negatif” dari tubuh kita di mana sering disebut dengan banyak nama: sampul cahaya, sosok halus dari seseorang, bentuk energetik, tubuh kedua, tubuh astral, kembar (dari orang itu), atau hantunya. </text:p>
      <text:h text:style-name="P71" text:outline-level="2"><text:bookmark-start text:name="__RefHeading___Toc15191_3975774274"/><text:soft-page-break/>Kematian dan Ruh Sesudah Kematian<text:bookmark-end text:name="__RefHeading___Toc15191_3975774274"/></text:h>
      <text:p text:style-name="P95">Semua manusia memiliki perasaan paling dalam <text:span text:style-name="T1821">tentang keabadian, dan merasa terpenjarakan </text:span><text:span text:style-name="T1822">di dalam sel </text:span><text:span text:style-name="T1821">yang dangkal dari dunia materi ini dan merindukan akan keabadian. Siapa pun </text:span><text:span text:style-name="T1822">yang bisa </text:span><text:span text:style-name="T1821">mendengar</text:span><text:span text:style-name="T1822">kan</text:span><text:span text:style-name="T1821"> </text:span><text:span text:style-name="T1822">alam </text:span><text:span text:style-name="T1821">kesadaran kita akan </text:span><text:span text:style-name="T1822">mendengarkannya </text:span><text:span text:style-name="T1821">menyebut-nyebut </text:span><text:span text:style-name="T1823">tentang </text:span><text:span text:style-name="T1821">keabadian setiap saat. Jika kita diberikan seluruh dunia ini, kita masih saja </text:span><text:span text:style-name="T1823">haus</text:span><text:span text:style-name="T1821"> </text:span><text:span text:style-name="T1823">akan kehidupan</text:span><text:span text:style-name="T1821"> yang abadi pada mana kita diciptakan. Kecenderungan alami ini kepada kebahagiaan yang abadi datang dari realitas yang obyektif: </text:span><text:span text:style-name="T1823">adanya kehidupan </text:span><text:span text:style-name="T1821">yang abadi dan keinginan kita akan hal tersebut. </text:span></text:p>
      <text:p text:style-name="P266">Kematian dan malaikatnya. <text:span text:style-name="T1824">Ruh menggunakan tubuh sebagai instrumen, dan mengatur dan mengendalikannya dengan cara yang </text:span><text:span text:style-name="T1825">menyeluruh</text:span><text:span text:style-name="T1824">. <text:s/>Ketika saat-saat kematian telah datang, maka suatu penyakit atau kegagalan pada fungsi tubuh adalah sebuah undangan bagi malaikat kematian (malaikat Izrail). Pada kenyataannya, Allah </text:span><text:span text:style-name="T1825">lah </text:span><text:span text:style-name="T1824">yang membuat orang menjadi mati. Akan tetapi, agar orang-orang tidak mengeluhkan keputusan-Nya, yang kelihatannya tidak menyenangkan bagi banyak orang, Allah menggunakan Izra’il, </text:span><text:span text:style-name="T1825">keselamatan atasnya</text:span><text:span text:style-name="T1824">, untuk mengambil jiwa mereka yang <text:s/>akan mati. </text:span><text:span text:style-name="T365">Dia juga menggunakan penyakit atau malapetaka sebagai sebuah tirai antara Izra’il dengan kematian sehingga orang-orang tidak akan mengkritik tindakan dari sang Malaikat Allah.</text:span><text:span text:style-name="T1824"> </text:span></text:p>
      <text:p text:style-name="P267">Karena semua malaikat diciptakan dari cahaya, Izra’il bisa hadir dan mengambil <text:span text:style-name="T1826">bentuk apa saja dalam tempat yang tidak terhitung banyaknya dalam cara yang bersamaan dan melakukan banyak hal secara bersamaan dan secara sempurna. Seperti halnya matahari yang memberikan panas dan cahaya kepada segala benda di dunia ini pada waktu yang bersamaan, dan bisa hadir melalui gambarannya dalam benda-benda transparan yang tidak terhitung banyaknya, maka Izra’il bisa saja mengambil jutaan jiwa-jiwa pada waktu yang sama dengan begitu mudahnya. </text:span></text:p>
      <text:p text:style-name="P365"><text:span text:style-name="T547">Malaikat-malaikat seperti Jibril, Mikhail, dan Izra’il, </text:span><text:span text:style-name="T548">keselamatan atas mereka</text:span><text:span text:style-name="T547">, memiliki </text:span><text:span text:style-name="T549">bawahan yang menyerupai mereka dan diawasi oleh mereka. Ketika orang-orang yang baik serta saleh </text:span><text:span text:style-name="T548">wafat</text:span><text:span text:style-name="T549">, maka beberapa malaikat akan datang kepada mereka dengan wajah yang tersenyum dan penuh cahaya. Mereka diikuti oleh Izra’il dan bawahannya dengan tugas untuk mengambil jiwa, atau satu dari bawahan dari Izra’il. Ayat Al-Quran: </text:span><text:span text:style-name="T556">Demi (malaikat-malaikat) yang mencabut (nyawa) dengan keras, dan (malaikat-malaikat) yang mencabut (nyawa) dengan lemah lembut </text:span><text:span text:style-name="T476">(</text:span><text:span text:style-name="T477">Al-Quran </text:span><text:span text:style-name="T476">79:1-2), </text:span><text:span text:style-name="T478">menandakan bahwa malaikat yang mencabut jiwa dari </text:span><text:soft-page-break/><text:span text:style-name="T478">orang-orang yang benar berbeda </text:span><text:span text:style-name="T479">dari mereka yang mencabut jiwa </text:span><text:span text:style-name="T480">dari mereka yang jahat. Yang terakhir dicabut dicabut dengan cara yang keras, dan akan memiliki wajah yang kecut, dan </text:span><text:span text:style-name="T481">penuh</text:span><text:span text:style-name="T480"> ketakutan pada saat kematian. </text:span></text:p>
      <text:p text:style-name="P268"><text:span text:style-name="T643">Mereka yang beriman dan hidup dengan cara yang benar akan disambut dengan jendela yang terbuka dari tempat yang disediakan untuk mereka di surga. Nabi Muhammad, salawat dan salam </text:span><text:span text:style-name="T644">kepadanya</text:span><text:span text:style-name="T643">, menyatakan bahwa jiwa orang-orang seperti itu dicabut secara lembut seperti air yang mengalir dari keran. Lebih baik dari itu, seorang syahid tidak akan merasakan penderitaan akan kematian, dan tidak akan mengetahui bahwa mereka telah wafat. Melainkan, mereka akan menganggap diri mereka akan dipindahkan ke dunia yang lebih baik dan akan menikmati kebahagiaan yang sempurna</text:span><text:span text:style-name="T1276">.</text:span><text:span text:style-name="T866"> Nabi Muhammad, salawat dan salam </text:span><text:span text:style-name="T867">kepadanya</text:span><text:span text:style-name="T866">, mengatakan </text:span><text:span text:style-name="T867">kepada </text:span><text:span text:style-name="T866">Jabir bin Abdullah bin Amr, yang wafat pada perang Uhud: </text:span></text:p>
      <text:p text:style-name="P365"><text:span text:style-name="T428">Apakah kamu mengetahui bahwa Allah menyambut ayahmu? </text:span><text:span text:style-name="T429">Dia menyambutnya dengan cara yang tidak tergambarkan di mana tidak satupun mata yang melihatnya dan tidak satupun telinga yang pernah mendengarnya, dan tidak satupun pikiran yang bisa memahaminya. Ayahmu berkata: “Ya Allah, izinkan aku untuk kembali ke dunia sehingga aku bisa menjelaskan bagi mereka yang aku tinggalkan begitu indahnya menjadi seorang syahid.” Allah menjawab: “Tidak ada cara untuk kembali. Kehidupan hanya dijalani sekali. Akan tetapi, aku akan memberitakan kepada mereka keadaanmu,” dan Dia mewahyukan: </text:span><text:span text:style-name="T557">Janganlah kamu mengira bahwa orang-orang yang gugur di jalan Allah itu mati; bahkan mereka itu hidup di sisi Tuhannya dengan mendapat rezki</text:span><text:span text:style-name="T429">. </text:span><text:span text:style-name="T482">(</text:span><text:span text:style-name="T477">Al-Quran </text:span><text:span text:style-name="T482">3:169)</text:span></text:p>
      <text:p text:style-name="P137">Nabi Muhammad, salawat dan salam <text:span text:style-name="T1827">kepadanya</text:span>, <text:span text:style-name="T1827">adalah </text:span><text:span text:style-name="T1828">orang yang paling dekat dalam menyembah Allah, mewasiatkan doa-doa tertentu ketika dia hendak wafat. Demikian pula Umar </text:span><text:span text:style-name="T1827">bin Khattab</text:span><text:span text:style-name="T1828">, semoga Allah meridhainya. Khalid bin Walid adalah salah satu dari beberapa jenderal dalam sejarah dunia. Ketika hendak wafat, dia meminta mereka yang ada di sisinya untuk membawakannya kuda dan pedangnya. Orang-orang semisal Usman </text:span><text:span text:style-name="T1827">bin Affan</text:span><text:span text:style-name="T1828"> (khalifah ketiga), Ali </text:span><text:span text:style-name="T1827">bin Abi Thalib</text:span><text:span text:style-name="T1828"> (khalifah ke empat), Hamza</text:span><text:span text:style-name="T1827">h</text:span><text:span text:style-name="T1828">, dan Musab bin Umair mendedikasikan diri kepada kejayaan Islam dan wafat sebagai syahid. Orang-orang yang hidup dengan berfoya-foya akan mati dalam keadaan mabuk atau </text:span><text:span text:style-name="T1827">ber</text:span><text:span text:style-name="T1828">ada di meja <text:s/>judi, tempat pelacuran, dan tempat-tempat yang tidak </text:span><text:span text:style-name="T1827">diridhai </text:span><text:span text:style-name="T1828">lainnya. </text:span></text:p>
      <text:p text:style-name="P138">Haruskah kita takut dengan kematian? Orang-orang yang beriman dan mereka <text:span text:style-name="T1829">yang </text:span>melakukan perbuatan baik tidak semestinya takut akan ke<text:soft-page-break/>matian. Meskipun <text:span text:style-name="T1830">mati </text:span><text:span text:style-name="T1829">kelihatannya </text:span><text:span text:style-name="T1830">membawa pembusukan, mengakhiri kehidupan, dan menghancurkan kesenangan, namun kenyataannya itu </text:span><text:span text:style-name="T1829">merupakan </text:span><text:span text:style-name="T1830">pelepasan dari Allah akan beratnya kewajiban selama hidup di dunia. Itu merupakan perubahan tempat tinggal, pemindahan tubuh, dan merupakan </text:span><text:span text:style-name="T1829">sebuah </text:span><text:span text:style-name="T1830">undangan </text:span><text:span text:style-name="T1829">pada dan </text:span><text:span text:style-name="T1830">dimulainya kehidupan yang abadi. Karena dunia secara terus menerus dimeriahkan oleh adanya penciptaan serta takdir, maka dia akan mengakhiri kehidupan melalui siklus penciptaan lainnya, takdir, serta kebijaksanaan. Kematian pohon, bentuk paling sederhana dari kehidupan, adalah karya seni dari sang <text:s/>Ilahi, seperti halnya hidup mereka, </text:span><text:span text:style-name="T1831">proses </text:span><text:span text:style-name="T1829">yang satu ini</text:span><text:span text:style-name="T1830"> lebih sempurna dan di</text:span><text:span text:style-name="T1829">rancang</text:span><text:span text:style-name="T1830"> dengan lebih bagus. Ketika </text:span><text:span text:style-name="T1829">benih</text:span><text:span text:style-name="T1830"> buah-buahan mati di dalam tanah, dia akan membusuk dan kemudian </text:span><text:span text:style-name="T1829">terurai</text:span><text:span text:style-name="T1830">. Namun pada kenyata</text:span><text:span text:style-name="T1829">a</text:span><text:span text:style-name="T1830">nnya, ia akan melalui serangkaian proses kimia, akan melewati keadaan pembentukan </text:span><text:span text:style-name="T1831">kembali </text:span><text:span text:style-name="T1830">yang sudah ditentukan, dan pada akhirnya akan tumbuh kembali menjadi sebuah pohon yang lebih kompleks. Jadi kematian bibit tadi adalah merupakan permulaan dari pohon yang baru, kehidupan yang baru yang lebih sempurna dan lebih kompleks. </text:span></text:p>
      <text:p text:style-name="P139">Karena kematian buah-buahan dan sayur-sayuran dan daging dalam perut kita akan mengakibatkan kita untuk tumbuh hingga <text:span text:style-name="T1831">pada</text:span> derajat manusia, dalam sudut pandang ini maka kematiannya dapat dipandang lebih sempurna daripada kehidupannya. <text:span text:style-name="T1832">Karena kematian dari tanaman adalah sangat sempurna dan melayani untuk tujuan yang lebih mulia, maka kematian kita, dengan menganggap bahwa kita adalah bentuk kehidupan yang paling tinggi, haruslah lebih sempurna dan melayani tujuan yang lebih mulia lagi. Setelah kita dikuburkan, maka sudah pasti kita akan dibawa ke dalam kehidupan yang abadi. </text:span></text:p>
      <text:p text:style-name="P140">Kematian akan melepaskan kita dari sulitnya kehidupan di dunia---<text:span text:style-name="T1833">kekacauan, kesesakan, serta penjara yang sempit yang secara perlahan menjadi lebih sulit akibat bertambahnya usia dan </text:span><text:span text:style-name="T1831">kesusahan</text:span><text:span text:style-name="T1833"> yang kita alami---dan menunjukkan pada kita </text:span><text:span text:style-name="T1831">sebuah </text:span><text:span text:style-name="T1833">siklus yang abadi dari </text:span><text:span text:style-name="T1831">Allah</text:span><text:span text:style-name="T1833"> yang maha pemurah. Di sana, kita akan menikmati </text:span><text:span text:style-name="T1831">kebersamaan </text:span><text:span text:style-name="T1833">yang <text:s/>abadi </text:span><text:span text:style-name="T1831">bersama mereka </text:span><text:span text:style-name="T1833">yang kita cintai dan merupakan puncak kebahagiaan dan </text:span><text:span text:style-name="T1831">kehidupan </text:span><text:span text:style-name="T1833">yang abadi. </text:span></text:p>
      <text:h text:style-name="P71" text:outline-level="2"><text:bookmark-start text:name="__RefHeading___Toc15193_3975774274"/>Ruh Dalam <text:span text:style-name="T1834">Alam</text:span> Perantara (Alam Barzakh)<text:bookmark-end text:name="__RefHeading___Toc15193_3975774274"/></text:h>
      <text:p text:style-name="P95">Sesudah kematian, ruh akan dibawa ke hadirat Allah. Jika dia menjalani kehidupan yang baik dan <text:span text:style-name="T1834">beramal</text:span> saleh dan memperbaiki dirinya, <text:soft-page-break/>maka malaikat ditugaskan untuk membawanya ke sana dalam potongan kain satin dan membungkusnya, melintasi langit-langit dan segala dimensi paling dalam dari keberadaan, ke <text:span text:style-name="T1834">sisi</text:span> Allah. Selama perjalanan ini, malaikat-malaikat menyambutnya di setiap tempat atau persinggahan yang dilewatinya dan bertanya: “<text:span text:style-name="T43">ruh dari siapa ini? Betapa indahnya ia!</text:span>” <text:span text:style-name="T1835">Malaikat-malaikat membawanya dan memperkenalkan ia dengan gelar yang paling indah yang dimilikinya selama di dunia, dan menjawab: “</text:span><text:span text:style-name="T44">Ini adalah ruh dari seseorang yang, sebagai contoh, melakukan shalat, berpuasa, memberi zakat, dan melakukan semua perbuatan yang berkenan di mata Allah.</text:span><text:span text:style-name="T1835">” </text:span><text:span text:style-name="T868">Pada akhirnya, Allah yang Maha Kuasa menyambut ia dan berkata pada malaikat: “</text:span><text:span text:style-name="T45">kembalikan ia ke kuburan di mana tubuhnya terletak, sehingga ia bisa menjawab pertanyaan Munkar dan Nakir, malaikat-malaikat yang bertugas menanyakan.</text:span><text:span text:style-name="T868">” </text:span></text:p>
      <text:p text:style-name="P269"><text:span text:style-name="T762">Apapun kemalangan yang kita alami merupakan </text:span><text:span text:style-name="T869">buah</text:span><text:span text:style-name="T762"> dari dosa kita. Jika orang-orang yang beriman </text:span><text:span text:style-name="T870">benar-benar tulus </text:span><text:span text:style-name="T871">namun tidak selalu bisa berlepas diri dari dosa, <text:s/>Allah, dengan pengampunannya, </text:span><text:span text:style-name="T872">memberikan </text:span><text:span text:style-name="T871"><text:s/>kemalangan untuk menimpa </text:span><text:span text:style-name="T872">mereka </text:span><text:span text:style-name="T871">sehingga mereka bisa disucikan. </text:span><text:span text:style-name="T873">Allah bisa saja menguji mereka dengan kesakitan yang luar biasa di saat kematian, </text:span><text:span text:style-name="T871"><text:s/></text:span><text:span text:style-name="T873">entah itu untuk memberi </text:span><text:span text:style-name="T869">pengampunan </text:span><text:span text:style-name="T873">dosa-dosa mereka yang tersisa atau untuk mengangkat mereka ke derajat yang lebih tinggi, sehingga kemudian mengambil ruh mereka dengan begitu lembut. </text:span><text:span text:style-name="T874">Jika, dengan begitu banyaknya kemalangan dan sakitnya kematian namun masih ada beberapa dosa yang belum diampuni, maka orang-orang ini entah bagaimana akan dihukum di kuburnya dan tidak akan dihukum di neraka. Karena kubur merupakan tempat paling awal dari perjalanan menuju kehidupan yang abadi, maka </text:span><text:span text:style-name="T869">di situ</text:span><text:span text:style-name="T874"> akan berisi pertanyaan-pertanyaan awal dari dua malaikat mengenai bagaimana kehidupan yang dijalani oleh </text:span><text:span text:style-name="T869">mereka</text:span><text:span text:style-name="T874"> yang dikuburkan. Dan hampir semua orang, kecuali para Nabi, <text:s/>akan mengalami beberapa penderitaan. </text:span></text:p>
      <text:p text:style-name="P270"><text:span text:style-name="T874">I</text:span><text:span text:style-name="T762">tu telah dicatat pada kitab-kitab yang terpercaya bahwa Abbas, yakni paman dari Rasulullah, salawat dan salam </text:span><text:span text:style-name="T869">kepadanya</text:span><text:span text:style-name="T762">, memiliki keinginan yang kuat untuk melihat Umar </text:span><text:span text:style-name="T875">bin Khattab </text:span><text:span text:style-name="T762">dalam mimpinya sesudah beliau wafat. Ketika dia melihatnya enam bulan kemudian, dia bertanya: </text:span><text:span text:style-name="T5">“</text:span><text:span text:style-name="T46">dari manakah kamu selama ini?</text:span><text:span text:style-name="T5">” </text:span><text:span text:style-name="T876">Umar menjawab: </text:span><text:span text:style-name="T46">“Jangan menanyakanku hal itu! Saya baru saja menyelesaikan hitungan amalanku (selama hidup).” </text:span></text:p>
      <text:p text:style-name="P141">Sa’ad bin Muaz adalah salah satu dari sahabat yang paling besar, <text:span text:style-name="T1836">se</text:span><text:soft-page-break/><text:span text:style-name="T1836">moga Allah meridai mereka semua. Ketika dia wafat, Malaikat Jibril, keselamatan </text:span><text:span text:style-name="T1837">atasnya</text:span><text:span text:style-name="T1836">, mengatakan pada Rasulullah, salawat dan salam </text:span><text:span text:style-name="T1837">kepadanya</text:span><text:span text:style-name="T1836">: “singgasana Allah berguncang ketika Sa’ad wafat.” Tak terhitung jumlahnya malaikat yang datang ke pemakamannya. Sesudah Sa’ad, semoga Allah meridainya, <text:s/>dikuburkan, maka Rasulullah berkata dengan keheranan: </text:span><text:span text:style-name="T47">“</text:span><text:span text:style-name="T48">segala puji bagi Allah! Apa (yang akan terjadi dengan yang lainnya) jika kuburan digoyangkan (bahkan orang-orang semacam) Sa’ad?</text:span><text:span text:style-name="T47">” </text:span></text:p>
      <text:p text:style-name="P142">Di dalam kubur, setiap orang akan ditanyakan oleh Malaikat Munkar dan Nakir. <text:span text:style-name="T1838">Mereka bertanya: </text:span><text:span text:style-name="T49">“</text:span><text:span text:style-name="T50">siapa Tuhanmu? Siapa Nabimu? Apa agamamu?</text:span><text:span text:style-name="T49">” </text:span><text:span text:style-name="T1839">dan banyak pertanyaan lainnya. Jika yang wafat adalah orang yang beriman, maka mereka akan bisa menjawab pertanyaan-pertanyaan ini. Selain itu, tidak akan bisa. Pertanyaan berlanjut mengenai perbuatan mereka selama di dunia. </text:span></text:p>
      <text:p text:style-name="P143">Hubungan antara ruh dengan <text:span text:style-name="T1837">raga</text:span> berbeda-beda bergantung pada <text:span text:style-name="T1837">alam </text:span>yang ditempatinya. <text:span text:style-name="T1840">Di dunia ini, ruh terkekang dalam penjara tubuh. Jika </text:span><text:span text:style-name="T1837">diri kita </text:span><text:span text:style-name="T1840">yang dikuasai oleh kejahatan dan hawa nafsu lebih berkuasa, maka mau tidak mau ruh akan kotor dan mengakibatkan akhir malapetaka bagi yang bersangkutan. Mereka yang menggunakan kehendaknya di jalan <text:s/>Allah, <text:s/>mendisiplinkan diri </text:span><text:span text:style-name="T1837">mereka</text:span><text:span text:style-name="T1840"> yang membujuk pada kejahatan, memelihara ruh mereka, (dengan beriman, beribadah, dan <text:s/>melakukan perbuatan baik), dan tidak diperbudak oleh keinginan </text:span><text:span text:style-name="T1837">hawa nafsu</text:span><text:span text:style-name="T1840"> akan mendapati ruh mereka akan dibersihkan, disucikan, dan dibalut dengan nilai-nilai yang terpuji. Orang-orang semacam itu akan menemukan kebahagiaan mereka di dunia dan di akhirat. </text:span></text:p>
      <text:p text:style-name="P144">Sesudah pemakaman, maka ruh akan menunggu di <text:span text:style-name="T1837">alam</text:span> perantara antara dunia ini dan <text:span text:style-name="T1837">kehidupan</text:span> selanjutnya (akhirat). Meskipun tubuh mengalami pembusukan, namun partikel yang menjadi intinya—yang di bayak hadis disebut sebagai <text:span text:style-name="T1841">ajb al-dhanab, yang secara harfiah disebut sebagai </text:span><text:span text:style-name="T51">c</text:span><text:span text:style-name="T52">occyx </text:span><text:span text:style-name="T1842">(Pen. </text:span><text:span text:style-name="T1843">tulang ekor</text:span><text:span text:style-name="T1842">)</text:span><text:span text:style-name="T1841">—tidak akan membusuk. Kita tidak mengetahui apakah ajb al-dhanab adalah gen dari seseorang atau sesuatu yang lain. Terlepas dari ketidakjelasan ini, namun ruh akan tetap terhubung dengan tubuh melaluinya. Allah akan membuat bagian-bagian ini, yang dibentuk oleh partikel-partikel tubuh yang paling esensial, atom-atom, atau <text:s/>partikel-partikel tubuh lainnya yang telah tersebar di tanah, menjadi perantara bagi kehidupan yang abadi pada saat kehancuran paling akhir dan penciptaan kembali alam semesta. Dia juga akan menggunakan itu untuk men</text:span><text:soft-page-break/><text:span text:style-name="T1841">ciptakan kembali kita pada saat hari pembalasan. </text:span></text:p>
      <text:p text:style-name="P145"><text:span text:style-name="T1844">Alam </text:span>perantara (antara dunia ini dan <text:span text:style-name="T1844">kehidupan </text:span>berikutnya) adalah alam di mana ruh akan merasakan <text:s/><text:span text:style-name="T1845">hembusan dari bau surga atau hukuman yang ada di neraka. Jika kita menjalani kehidupan yang saleh di dunia ini, maka perbuatan baik kita (misalnya salat, zikir, dan sedekah) akan nampak sebagai teman kita yang ramah. Juga, jendela menuju taman surga akan dibuka untuk kita, seperti yang dinyatakan pada hadis, kuburan kita akan seperti kebun-kebun di surga. Akan tetapi, jika beberapa dari dosa kita masih <text:s/>belum terampuni, terlepas seberapa saleh kita, kita akan tetap mengalami siksa</text:span><text:span text:style-name="T1844">an</text:span><text:span text:style-name="T1845"> hukuman di alam perantara (barzakh) hingga akhirnya kita pantas untuk mendapatkan surga. Orang-orang yang tidak beriman yang berleha-leha dalam dosanya akan bertemu dengan perbuatan mereka, yang akan mengambil bentuk teman yang buruk di kubur. Mereka akan melihat pandangan tentang neraka, dan kuburan mereka akan seperti lubang-lubang di neraka. </text:span></text:p>
      <text:p text:style-name="P146">Ketika kita masih hidup, ruh kita merasakan penderitaan dan juga merasakan nikmat dan kebahagiaan. <text:span text:style-name="T1846">Meskipun ia merasakan penderitaan yang sepertinya berasal dari sistem saraf dan menggunakan sistem yang begitu kompleks ini untuk berkomunikasi dengan seluruh anggota tubuh, namun ilmuwan masih belum bisa memahami bagaimana dia berinteraksi dengan tubuh, khususnya dengan otak kita. Setiap kegagalan pada tubuh yang berakibat pada kematian bisa saja mengakibatkan sistem saraf untuk berhenti beroperasi. Akan tetapi, telah dibuktikan secara sains bahwa <text:s/>beberapa sel-sel di otak akan tetap bertahan untuk beberapa saat setelah kematian. Ilmuwan berusaha untuk menerima sinyal dari sel-sel semacam itu. Jika mereka sukses dalam melakukannya dan dapat mengurai sinyal tersebut, maka ia akan bermanfaat, khususnya dalam bidang kriminal, dalam menyelesaikan kasus-kasus kriminal. Sebagai contoh, Al-Quran mengatakan pada kita, pada masa Nabi Musa, </text:span><text:span text:style-name="T1844">keselamatan atasnya</text:span><text:span text:style-name="T1846">, Allah membangkitkan orang yang telah wafat, yang kemudian mengatakan siapa yang membunuhnya. </text:span></text:p>
      <text:p text:style-name="P147">Ketika Musa berkata pada orang-orangnya: “<text:span text:style-name="T53">Allah memerintahkan kamu untuk mengorbankan sapimu</text:span>”... <text:span text:style-name="T53">mereka mengorbankannya, suatu hal </text:span><text:span text:style-name="T54">yang begitu jarang mereka lakukan. </text:span><text:span text:style-name="T55">Dan ketika kamu membunuh jiwa yang hidup, dan <text:s/>berselisih tentangnya—maka Allah akan mengungkap apa yang kamu sembunyikan—sehingga Kami berkata: “</text:span><text:span text:style-name="T56">pukulah ia dengan bagian dari itu</text:span><text:span text:style-name="T55">”; </text:span><text:span text:style-name="T57">bahkan Ia yang memberi kematian pada yang hi</text:span><text:soft-page-break/><text:span text:style-name="T57">dup, </text:span><text:span text:style-name="T58">dan dia akan menunjukkan padamu tanda-tandanya, yang akan membantumu dalam memahami. </text:span><text:span text:style-name="T1847">(</text:span><text:span text:style-name="T1848">Al-Quran </text:span><text:span text:style-name="T1847">2:67, 71-73)</text:span></text:p>
      <text:p text:style-name="P232">Karena ruh akan mengala<text:span text:style-name="T1849">mi penderitaan dan merasakan kebahagiaan, dan karena ia terus melanjutkan hubungannya dengan tubuh (melalui partikel-partikel paling esensial dari tubuh itu yang tidak membusuk) di </text:span><text:span text:style-name="T1844">alam</text:span><text:span text:style-name="T1849"> perantara, maka adalah hal yang tidak bermakna untuk membicarakan apakah ruh, tubuh, atau keduanya yang akan menikmati surga atau merasakan penderitaan di neraka. </text:span></text:p>
      <text:p text:style-name="P148">Karena ruh tinggal pada kehidupan duniawi bersamaan dengan tubuh dan bersama-sama merasakan semua kenikmatan dan kepedihan, <text:span text:style-name="T1850">Allah akan membangkitkan </text:span><text:span text:style-name="T1844">kembali </text:span><text:span text:style-name="T1850">orang-orang </text:span><text:span text:style-name="T1844">pada tubuh dan ruhnya</text:span><text:span text:style-name="T1850">. Ahlul Sunnah Wal Jamaah setuju bahwa ruh dan tubuh akan pergi ke neraka atau surga secara bersama-sama. Allah akan membentuk tubuh dalam bentuk yang khusus untuk kehidupan di Akhirat, di mana semuanya akan hidup: </text:span><text:span text:style-name="T59">Kehidupan di dunia ini adalah senda gurau dan permainan. Sesungguhnya! Kampung halaman yang sesungguhnya ada di akhirat, di situlah kehidupan yang sesungguhnya bagi yang mengetahui </text:span><text:span text:style-name="T1851">(</text:span><text:span text:style-name="T1848">Al-Quran </text:span><text:span text:style-name="T1851">29:64) </text:span></text:p>
      <text:p text:style-name="P149">Ruh di alam barzakh akan melihat dan mendengar kita, asalkan Allah membolehkan <text:span text:style-name="T1844">hal</text:span> ini. Jika demikian halnya, <text:span text:style-name="T1852">Allah akan mengizinkan wali-wali untuk melihat, mendengar, dan berkomunikasi dengan kita. </text:span></text:p>
      <text:p text:style-name="P150">Catatan kita tidak akan ditutup sesudah kita mati. Jika kita meninggalkan amalan baik, anak-anak yang saleh, buku-buku atau institusi-institusi yang bisa bermanfaat bagi orang-orang, atau jika kita <text:span text:style-name="T1853">membangun atau berkontribusi dalam pembangunan yang bermanfaat bagi orang lain, maka ganjaran kita akan ditingkatkan. Jika kita meninggalkan kejahatan di belakang kita, maka dosa kita akan bertambah selama hasil kejahatan kita membahayakan orang lain. Dengan demikian, jika kita ingin menolong orang-orang yang kita cintai yang telah meninggal, maka kita harus berbuat baik. Jika kita membantu orang-orang yang susah, mengambil bagian dalam pelayanan Islam, menjalani kehidupan yang baik dan saleh, dan khususnya menghabiskan waktu untuk mempromosikan Islam dan kebaikan dari umat muslim dan umat manusia secara umum, maka kita akan mengakibatkan ganjarannya semakin meningkat. </text:span></text:p>
      <text:h text:style-name="P64" text:outline-level="2"><text:bookmark-start text:name="__RefHeading___Toc15195_3975774274"/>Fenomena Supernormal<text:bookmark-end text:name="__RefHeading___Toc15195_3975774274"/></text:h>
      <text:p text:style-name="P95">Ruh yang dikeluarkan <text:span text:style-name="T1854">dari </text:span><text:span text:style-name="T1855">alam </text:span><text:span text:style-name="T1854">keberadaan yang tanpa syarat, di </text:span><text:soft-page-break/><text:span text:style-name="T1854">mana perintah-perintah dari Allah dibawa secara instan dan secara langsung. Akan tetapi, layaknya energi yang membutuhkan kabel dan bola lampu untuk berfungsi, ruh membutuhkan materi untuk bisa berfungsi di dunia ini, meskipun materi membatasi tingkah lakunya. Jadi, untuk membuat ruh lebih aktif dan tidak terikat oleh ruang dan waktu, kita bisa mengikuti satu dari tiga cara berikut: </text:span></text:p>
      <text:p text:style-name="P271">Fenomena supernormal, nabi-nabi, dan wali-wali. Setiap orang bisa <text:span text:style-name="T1856">memberi ruh lebih banyak ruang untuk bertindak. Tujuan ini bisa dicapai dengan keimanan yang kuat dan pengembangan spiritual melalui ibadah yang rutin dan sifat asketisme (menjauhi kesenangan duniawi). Semakin halus materi yang ditempatinya, maka akan semakin aktif dan semakin bebas ruh tersebut. Makan sedikit makanan, sering berpuasa, mengurangi tidur, berlepas dari dosa, <text:s/>dan s</text:span><text:span text:style-name="T1855">a</text:span><text:span text:style-name="T1856">lat yang rutin dan lebih sering akan membantumu untuk mencapai tujuan ini. </text:span><text:span text:style-name="T366">Jika kamu menggunakan kemampuan tersembunyimu untuk mengembangkan kapasitas spiritualmu, kamu akan bisa naik melewati batasan dunia ini, berjalan dengan ruh ke dalam dimensi lain dari keberadaan, dan, hingga tahap tertentu, mengadakan kontak dengan masa lalu dan masa depan. </text:span></text:p>
      <text:p text:style-name="P272">Coba tinjau analogi berikut ini: ketika kamu berada di dalam ruang, kamu akan melihat bahwa kamu dibatasi oleh empat dinding. Ketika kamu pergi keluar, maka kamu akan melihat hal-hal yang <text:span text:style-name="T1857">ada di sekelilingmu</text:span>. Kamu bahkan bisa melihat lebih banyak lagi dari atas bukit. Semakin tinggi kamu mendaki, maka semakin banyak yang akan kamu lihat. <text:span text:style-name="T1858">Hal yang serupa berlaku dengan waktu. Semakin bebas ruh dari penjara materi dan </text:span><text:span text:style-name="T1857">raga</text:span><text:span text:style-name="T1858">, maka semakin luas alam lingkupan aktivitasnya jika ditinjau dari ruang dan waktu. </text:span></text:p>
      <text:p text:style-name="P273">Jalan ini adalah jalan para nabi-nabi dan wali-wali. <text:span text:style-name="T1859">Entah dengan berjalan dengan ruh pada ruang dan waktu atau </text:span><text:span text:style-name="T1860">dengan diajarkan </text:span><text:span text:style-name="T1859"><text:s/></text:span><text:span text:style-name="T1860">oleh </text:span><text:span text:style-name="T1859">Allah, yang Mengetahui yang <text:s/>nampak dan tersembunyi, ia akan menembus ke kedalaman ruang dan waktu.</text:span><text:span text:style-name="T367"> Seperti halnya cahaya matahari berada di banyak tempat secara bersamaan, meskipun ia adalah benda material, maka ruh </text:span><text:span text:style-name="T368">n</text:span><text:span text:style-name="T367">abi-</text:span><text:span text:style-name="T368">n</text:span><text:span text:style-name="T367">abi dan wali-wali, khususnya yang menjadi “pengganti” (abdal), bisa saja hadir di banyak tempat pada saat yang sama pada bentuk non-materialnya atau bentuk energetiknya</text:span><text:span text:style-name="T1859">. Al-Quran merujuk ini dengan: Dia (Maria, ibu dari Isa) menempatkan layar untuk memisahkan dirinya dari mereka. Maka Kami mengirimkan padanya ruh Kami, dan dia nampak padanya sebagai seorang laki-laki yang tanpa dosa (</text:span><text:span text:style-name="T1848">Al-Quran </text:span><text:span text:style-name="T1859">19:17). Ba</text:span><text:soft-page-break/><text:span text:style-name="T1859">nyak penafsir Al-Quran mengatakan bahwa ruh ini adalah malaikat Jibril. Catatan seperti itu banyak dilaporkan pada banyak hadis-hadis sahih. </text:span></text:p>
      <text:p text:style-name="P274">Ruh para wali, jika ia mendapatkan <text:span text:style-name="T1861">penerangan atau pencahayaan, akan menjumpai simbol-simbol dan tanda-tanda dari kejadian masa lalu atau masa depan ketika berkelana dalam waktu. Wali-wali menafsirkan penglihatan ini dan mengatakan pada kita mengenai beberapa kejadian di masa lalu dan masa </text:span><text:span text:style-name="T1862">yang</text:span><text:span text:style-name="T1861"> akan datang. Ini serupa dengan tafsir mimpi. Para wali bisa saja terkadang salah dalam penafsirannya. Akan tetapi para nabi, karena mereka mendapatkan wahyu dan diajarkan secara langsung oleh Allah yang Maha Kuasa, yang mengetahui hal-hal yang tersembunyi, tidak akan pernah salah <text:s/>dalam penafsiran dan ramalannya. Apapun yang mereka ramalkan akan selalu benar. Sebagai contoh, Nabi Muhammad, salawat dan salam </text:span><text:span text:style-name="T1703">kepadanya</text:span><text:span text:style-name="T1861">, meramalkan sejumlah kejadian di masa depan (misalnya syahidnya Usman dan Ali, Perang Jamal antara Ali dan beberapa sahabat terkemuka semacam Talhah dan Zubair, serta penaklukan umat Islam terhadap Damaskus, Iran, dan Istambul). Sebagian besar dari ramalan ini telah terjadi, sementara yang lainnya sementara menunggu waktunya untuk menjadi kenyataan. <text:s/></text:span></text:p>
      <text:p text:style-name="P275">Muhyi al-Din Ibnu Al-Arabi <text:span text:style-name="T1863">(wafat 1240 </text:span><text:span text:style-name="T1862">M</text:span><text:span text:style-name="T1863">asehi), seorang wali yang wafat sekitar 50 tahun sebelum berdirinya kesultanan Usmani, meramalkan banyak kejadian penting dalam sejarah kesultanan Usmani. Karyanya Shajarat al-Nu’maniya, sebuah </text:span><text:span text:style-name="T1862">kitab </text:span><text:span text:style-name="T1863">yang tersedia pada perpustakaan di Edirne dan Istambul, adalah seperti sejarah simbolik dari Kesultanan Usmani. Sebagai contoh, dia meramalkan bahwa kuburannya akan ditemukan ketika Salim memasuki kota Damaskus (dan benar adanya), yakni meskipun sembilan bulan pengepungan oleh Hafiz Ahmad Pasya tidak akan bisa menaklukkan Baghdad (dan memang tidak demikian), bahwa Sultan Murad akan menaklukkan Baghdad dalam waktu 40 hari (dia melakukannya), dan bahwa Sultan Abdul Azis akan diturunkan dari tahta dan akan dibunuh (dan itu benar). </text:span></text:p>
      <text:p text:style-name="P276">Demikian pula, Mustaq Dada dari Bitlis, yang hidup di awal abad ke 18 <text:span text:style-name="T1862">Masehi</text:span>, meramalkan bahwa sesudah peperangan seseorang yang bernama Kamal akan menjadikan Ankara sebagai ibu kota dari Turki (semuanya terjadi). Karyanya Diwan, sebuah buku berisi puisi-puisi yang mengandung ramalan-ramalan ini, <text:s/>masih tersedia saat ini. </text:p>
      <text:p text:style-name="P277">Hamba-hamba Allah yang dikasihi tersebut, <text:span text:style-name="T1864">entah Ia nabi-nabi dan wali-wali, membuat ramalan hanya jika </text:span><text:span text:style-name="T1862">Allah</text:span><text:span text:style-name="T1864"> membolehkan mereka untuk </text:span><text:soft-page-break/><text:span text:style-name="T1864">melakukannya melalui izin dan kekuasaa</text:span><text:span text:style-name="T1862">n</text:span><text:span text:style-name="T1864">-</text:span><text:span text:style-name="T1862">N</text:span><text:span text:style-name="T1864">ya. Dia menyatakan: hambaku tidak akan lebih dekat dengan-Ku dengan cara yang tidak lebih bagus dan lebih aman selain melaksanakan perintah yang diwajibkan kepadanya. </text:span><text:span text:style-name="T369">Dia akan lebih dekat pada-Ku dengan ibadah yang khusyu dan lama. Ketika dia menjadi dekat <text:s/>pada-Ku, maka Aku akan menjadi mata di mana ia melihat, menjadi telinga di mana dia mendengar, dan menjadi tangan di mana ia menggenggam. </text:span></text:p>
      <text:p text:style-name="P278">Fenomena supernormal dan nama-nama Allah. Cara kedua untuk berkelana dengan ruh pada ruang dan waktu, atau untuk menembus lebih jauh dan lebih dalam <text:span text:style-name="T1865">pada</text:span> dimensi ruang dan waktu, adalah dengan mengikuti bimbingan dari <text:span text:style-name="T1866">n</text:span>ama-<text:span text:style-name="T1866">n</text:span>ama Allah yang sesuai. <text:s/>Semua keberadaan bergantung pada perwujudan nama-nama Allah. Kita bisa melihat hanya karena perwujudan dari nama <text:span text:style-name="T1867">Allah</text:span> <text:span text:style-name="T1867">Y</text:span>ang Maha Melihat <text:span text:style-name="T1868">(</text:span><text:span text:style-name="T60">al-Bashiir</text:span><text:span text:style-name="T1868">) </text:span>yang membuat kita bisa melihat. <text:span text:style-name="T1869">Kita bisa selalu </text:span><text:span text:style-name="T1865">ada</text:span><text:span text:style-name="T1869"> karena perwujudan dari nama </text:span><text:span text:style-name="T1870">Allah</text:span><text:span text:style-name="T1869"> </text:span><text:span text:style-name="T1865">Yang Maha <text:s/>Hidup (</text:span><text:span text:style-name="T61">al-Hayyu</text:span><text:span text:style-name="T1865">)</text:span><text:span text:style-name="T1869"> dan </text:span><text:span text:style-name="T1871">Maha Menghidupkan (</text:span><text:span text:style-name="T62">al-Muhyii</text:span><text:span text:style-name="T1871">) </text:span><text:span text:style-name="T1872">memungkinkan </text:span><text:span text:style-name="T1873">kita </text:span><text:span text:style-name="T1872">untuk </text:span><text:span text:style-name="T1870">hal tersebut</text:span><text:span text:style-name="T1869">. Jika Dia tidak lagi mewujudkan nama-</text:span><text:span text:style-name="T1870">N</text:span><text:span text:style-name="T1869">ya Yang Maha </text:span><text:span text:style-name="T1874">Menghidupkan</text:span><text:span text:style-name="T1869"> dalam kaitannya dengan keberadaan, maka <text:s/>alam semesta akan hilang dengan serta merta. </text:span></text:p>
      <text:p text:style-name="P279">Demikian pula, praktik ini membolehkan para malaikat dan para jin untuk mengambil bentuk manusia dan binatang, asalkan Allah membolehkan mereka untuk melakukannya. <text:span text:style-name="T293">Khususnya jin bisa memasuki tubuh binatang dan mengontrol perilakunya. Mereka bisa juga mengendalikan manusia. Jadi, dengan menemukan nama-nama Allah yang membolehkan kita untuk menembus dimensi tersebut dan kemudian mengikuti panduan-</text:span><text:span text:style-name="T328">N</text:span><text:span text:style-name="T293">ya dalam urusan-urusan tertentu, kita bisa berkelana dalam ruang dan waktu, dan melihat serta mendengar beberapa hal yang orang </text:span><text:span text:style-name="T329">lain </text:span><text:span text:style-name="T293">tidak bisa untuk melihat dan mendengar</text:span><text:span text:style-name="T328">kan</text:span><text:span text:style-name="T293">nya. </text:span></text:p>
      <text:p text:style-name="P389"><text:span text:style-name="T1875">Berbagai macam</text:span> fenomena supernormal. <text:span text:style-name="T1875">Fenomena supernormal </text:span><text:span text:style-name="T1876">semacam </text:span><text:span text:style-name="T1875">telepati dan spiritualisme telah tersebar </text:span><text:span text:style-name="T1876">secara </text:span><text:span text:style-name="T1875">luas. Jutaan orang yang mencari kedamaian dan kebahagiaan untuk menangkal dominasi pandangan dan pikiran serta semangat keduniaan mereka oleh teknologi dan materialisme, mengambil bagian dalam ritual gaib untuk mengalami apa yang disebut sebagai pengalaman transenden. Beberapa orang lebih cenderung serta memprakt</text:span><text:span text:style-name="T1877">i</text:span><text:span text:style-name="T1875">kkan fenomena supernormal. Sebagai contoh, Madame Gibson meramalkan pemecahan India di tahun <text:s/>1947 serta pembunuhan John F Kennedy. Demikian pula, Fenni Bey dari Urdu, Turki, yang bertempur di garis depan di Madina</text:span><text:span text:style-name="T1877">h</text:span><text:span text:style-name="T1875"> selama perang dunia pertama </text:span><text:soft-page-break/><text:span text:style-name="T1875">mengisahkan: </text:span></text:p>
      <text:p text:style-name="P390">Ketika kami berada dalam pengepungan Madinah. Saya tidak dapat menjalin komunikasi dengan keluargaku di Istambul. Suatu malam saya bermimpi melihat api dan asap di rumahku. <text:span text:style-name="T1878">Di pagi harinya saya mengirimkan anak buahku, untuk menjadi seorang “perantara”. Saya mengatakan kepadanya untuk dihipnotis, dan </text:span><text:span text:style-name="T1877">berkelana menuju </text:span><text:span text:style-name="T1878">rumahku (dengan ruh yang terhipnotis)---saya katakan di mana posisinya---gambarkan pada</text:span><text:span text:style-name="T1877">ku</text:span><text:span text:style-name="T1878"> apa yang dia lihat. Dia melakukan apa yang saya katakan dan menggambarkan: “</text:span><text:span text:style-name="T63">Saya telah sampai di rumah, saya mengetuk pintu dan seorang wanita </text:span><text:span text:style-name="T64">dengan penutup kepala keluar dengan seorang anak di tangannya.</text:span><text:span text:style-name="T1878">” </text:span><text:span text:style-name="T64">Saya katakan pada si prajurit untuk menanyakan apakah ada yang <text:s/>sala</text:span><text:span text:style-name="T65">h</text:span><text:span text:style-name="T64"> di dalam rumah? Dia menjawab padaku: “Bahwa istrimu sudah wafat kemarin.” </text:span></text:p>
      <text:p text:style-name="P372">Spiritualisme sekarang sudah tersebar luas. Sebelum <text:span text:style-name="T1877">menjelaskan </text:span>lebih lanjut, saya harus mengatakan bahwa saya membahas hal semacam itu untuk memberi penekanan bahwa keberadaan tidak hanya dibatasi pada materi. Melainkan, bagaikan <text:span text:style-name="T1877">kitab</text:span> keberadaan di mana bagian utamanya adalah pada maknanya, <text:span text:style-name="T1879">maka</text:span> hal yang metafisis, spiritual, <text:span text:style-name="T1880">atau non-material adalah hal yang paling esensial dari keberadaan. Materi, di sisi lain, sifatnya kebetulan dan </text:span><text:span text:style-name="T1881">sebagai cara yang akan berubah </text:span><text:span text:style-name="T1880">dalam menjelmakan apa yang sifatnya non-material. Wali besar seperti Ibnu Al-Arabi berkomunikasi dengan ruh orang yang </text:span><text:span text:style-name="T1881">telah wafat </text:span><text:span text:style-name="T1880">dan bahkan mereka yang masih belum dilahirkan. Spiritualis kontemporer dan mereka yang jadi perantara berkomunikasi dengan jin-jin kafir atau hantu-hantu yang nampak sebagai orang yang telah wafat </text:span><text:span text:style-name="T1881">di</text:span><text:span text:style-name="T1880"> mana jiwanya ingin diajak untuk berkomunikasi. Juga, perantara meramalkan kejadian di masa depan biasanya melakukan kontak dengan jin-jin dan melaporkan apa yang dikatakan kepada mereka.</text:span></text:p>
      <text:p text:style-name="P373">Jin-jin hidup lebih lama ketimbang kita, yakni aktif dalam dimensi yang lebih luas pada ruang dan waktu, lebih cepat daripada kita, dan dapat melihat hal yang kita tidak bisa melihatnya. <text:span text:style-name="T1882">Akan tetapi, mereka tidak bisa melihat masa depan dan kita tidak boleh percaya dengan ramalan mereka, meskipun beberapa dari ramalannya ternyata menjadi kenyataan. Di masa lalu, mata-mata Amerika Serikat dan Uni Soviet saling bersaing satu sama lain dalam memahami telepati dan cara-cara supernormal lainnya dalam berkomunikasi. Seperti yang akan dijelaskan nanti, di masa yang tidak terlalu jauh ke depan, kekuatan dunia akan menggunakan jin untuk berkomu</text:span><text:soft-page-break/><text:span text:style-name="T1882">nikasi satu sama lain, khususnya dalam soal <text:s/>intelijen. Akan tetapi, adalah hal yang berbahaya untuk menjalin kontak dan berkomunikasi dengan jin atau ruh jahat, karena makhluk semacam itu bisa dengan mudahnya memberikan pengaruhnya dan mengendalikan mereka yang mencarinya. </text:span></text:p>
      <text:p text:style-name="P374">Seorang teman yang bekerja sebagai psikiatri mengisahkan catatan sebagai berikut: </text:p>
      <text:p text:style-name="P375">Saya diundang pada ajang nekromantik<text:note text:id="ftn3" text:note-class="footnote"><text:note-citation>5</text:note-citation><text:note-body><text:p text:style-name="P26">Pen. Praktik pemanggilan hantu atau arwah</text:p></text:note-body></text:note> <text:span text:style-name="T1883">dalam sebuah rumah di Samsun (sebuah provinsi di utara Turki). Saudara yang paling muda mengatur piala dan huruf-huruf di atas meja. Satu dari teman yang hadir mengundang ruh halus dari mendiang kakeknya. Setelah beberapa panggilan, seorang laki-laki nampak. <text:s/>Ketika kami mendesak bertanya siapa ia, dia kemudian menjawab: “</text:span><text:span text:style-name="T66">Setan.</text:span><text:span text:style-name="T1883">” Kami kemudian begitu kagum. <text:s/>Beberapa saat kemudian, saya bertanya mengapa dia muncul meskipun kami tidak pernah memanggilnya. Dia kemudian menuliskan di atas meja dengan piala itu: “</text:span><text:span text:style-name="T67">Makanya saya datang!</text:span><text:span text:style-name="T1883">” Saya bertanya padanya apakah Ia percaya kepada Allah. Dia menulis “</text:span><text:span text:style-name="T68">tidak!</text:span><text:span text:style-name="T1883">” Ketika saya bertanya apakah dia percaya kepada Rasulullah, sekali lagi dia menulis, “</text:span><text:span text:style-name="T68">tidak!</text:span><text:span text:style-name="T1883">”</text:span><text:span text:style-name="T66"> </text:span><text:span text:style-name="T1884">Saya kemudian membacakan padanya beberapa kutipan dari buku yang membahas mengenai keberadaan Allah. Ketika saya membaca: “</text:span><text:span text:style-name="T68">Sebuah pabrik dengan <text:s/></text:span><text:span text:style-name="T69">berbagai macam kecanggihan merujuk pada insinyur yang merancang <text:s/>dan membuatnya,</text:span><text:span text:style-name="T1884">” dia menulis: “</text:span><text:span text:style-name="T208">Benar</text:span><text:span text:style-name="T1885">”; namun ketika saya membacakan: “</text:span><text:span text:style-name="T209">demikian pula alam semesta dengan segala planet-planet dan khususnya bumi dengan semua tanaman-tanaman dan binatang-binatang di dalamnya menandakan keberadaan Allah,</text:span><text:span text:style-name="T1885">” </text:span><text:span text:style-name="T1887">dia menuliskan: “</text:span><text:span text:style-name="T210">Tidak!</text:span><text:span text:style-name="T1887">” Ini berlanjut untuk beberapa saat, </text:span><text:span text:style-name="T1888">dan saya membacakan padanya dari </text:span><text:span text:style-name="T211">Jawshan al-Kabir</text:span><text:span text:style-name="T1885"> (</text:span><text:span text:style-name="T69">Baju Zirah Maha Besar</text:span><text:span text:style-name="T1885">), sebuah kumpulan doa-doa kepada Allah. Ketika saya membacanya, maka piala bergerak di atas meja. Beberapa saat kemudian dia menulis: “</text:span><text:span text:style-name="T70">hentikan omong kosong tersebut! </text:span><text:span text:style-name="T1916">Ketika saya terus membacanya, dia tidak bisa lagi bertahan dan kemudian melarikan diri. </text:span></text:p>
      <text:p text:style-name="P376">Seperti halnya pengalaman supernormal semacam itu, pengamatan dari beberapa dokter pada saat-saat kematian juga membuktikan keberadaan ruh serta makhluk gaib. Apa yang dikatakan oleh Bedri Ruhselman dalam Ruh ve Kainat (<text:span text:style-name="T1917">ruh dan alam semesta</text:span>) <text:span text:style-name="T1917">dari seorang dokter sangat sesuai dengan pengamatan dari sekelompok dokter dari Belanda, yang telah diterbitkan di surat kabar. Seorang dokter mengisahkan:</text:span></text:p>
      <text:p text:style-name="P377"><text:soft-page-break/>Istriku sedang sakit. Ketika <text:span text:style-name="T1918">sedang menuju kematiannya, dua benda yang menyerupai dua awan turun ke dalam kamar dan melayang-layang di atas kepalanya. Beberapa saat kemudian sebuah wujud nampak, yang terhubung dengan istriku pada bagian tengkuk dengan sebuah kabel dan berkibar. Ini berlanjut selama lima jam. Pada akhirnya, kabel itu kemudian putus dan wujud tadi, yakni ruh, kemudian pergi. Ini adalah akhir dari kehidupan istriku. </text:span></text:p>
      <text:h text:style-name="P71" text:outline-level="2"><text:bookmark-start text:name="__RefHeading___Toc15197_3975774274"/>Mimpi<text:bookmark-end text:name="__RefHeading___Toc15197_3975774274"/></text:h>
      <text:p text:style-name="P95">Ketika kamu tidur dengan matamu tertutup, <text:span text:style-name="T1919">telingamu tuli, bibirmu </text:span><text:span text:style-name="T1881">membisu</text:span><text:span text:style-name="T1919">, dan tangan serta kakimu tidak bergerak, bagaimana kamu bisa bepergian, bertemu dengan orang-orang, dan melakukan banyak hal dalam beberapa menit atau bahkan beberapa detik? Ketika kamu bangun di pagi hari, kamu merasa sangat terpengaruh oleh pengalaman beberapa saat tersebut. Meskipun Freud dan para pengikutnya mengaitkan kepada alam bawah sadar, kepada pikiran dan kehendak, rangsangan dan pengalaman masa lalu, bagaimana kamu menjelaskan mimpi yang mengabarkan kepadamu kejadian di masa yang akan datang yang mana kamu belum pernah mengalaminya atau bahkan pernah memikirkannya? Bagaimana kita bermimpi? Bagian mana dari tubuh kita atau diri kita yang mengalami mimpi itu? Mengapa kita bermimpi hanya untuk beberapa detik? Bagaimana (dan mengapa) kita bisa mengingat apa yang kita mimpikan? Semua ini dan banyak pertanyaan serupa adalah sebuah teka-teki yang menunggu untuk dipecahkan oleh ilmu pengetahuan. </text:span></text:p>
      <text:p text:style-name="P280">Terkadang ketika sedang bermimpi, alam bawah sadar kita (yang dinamakan pikiran dan kehendak, rangsangan, dan pengalaman masa lalu) akan dimunculkan secara tidak sadar. <text:span text:style-name="T1920">Kita bisa saja sakit atau lapar, atau menghadapi persoalan yang tidak terselesaikan. Imajinasi akan memberikan wujud kepada penyimpangan dari tabiat yang buruk, atau pikiran akan mengingat kejadian yang menarik di masa lampau dan akan memberikannya wujud yang baru dan berbeda. Semua mimpi-mimpi tersebut saling campur aduk; mereka memiliki makna tertentu, namun tidak semuanya pantas untuk ditafsirkan. Sebagai contoh, jika kita memakan makanan bergaram sebelum tidur, kita akan bermimpi bahwa kita akan tidur-tiduran di atas kolam; jika kita pergi ke tempat tidur dengan keadaan marah, maka kita akan bermimpi sedang berkelahi dengan yang lainnya. </text:span></text:p>
      <text:p text:style-name="P281">Jika kita tidak mengetahui bagaimana menafsirkan mimpi, maka <text:s/><text:soft-page-break/>mimpi yang benar akan dikacaukan atau diganti dengan mimpi yang kacau tersebut. Sebagai contoh, meskipun mimpi yang dikatakan oleh firaun kepada Nabi Yusuf, <text:span text:style-name="T1881">keselamatan atasnya</text:span>, adalah benar, namun orang-orangnya mengatakan mimpi-mimpi <text:span text:style-name="T1881">tersebut </text:span>adalah mimpi yang kacau (tidak bermakna).<text:note text:id="ftn4" text:note-class="footnote"><text:note-citation>6</text:note-citation><text:note-body><text:p text:style-name="P13">Sang raja berkata: “[dalam mimpiku] saya melihat <text:span text:style-name="T1921">tujuh ekor sapi yang gemuk ditelan oleh satu ekor yang kurus, dan tujuh tangkai daun jagung dan (tujuh) tangkai daun jagung yang kering. Wahai penasihatku, katakan padaku tafsir <text:s/>dari mimpiku, jika kamu bisa memahami makna dari mimpi.</text:span>” <text:span text:style-name="T1922">Mereka menjawab: “itu adalah mimpi yang kacau. Kami sama sekali tidak pandai dalam menafsirkan mimpi yang kacau.”... (Nabi Yusuf) berkata: “kamu harus menanam, seperti biasanya, tujuh tahun lamanya. Tinggalkan gandum yang kamu tuai kecuali sedikit untuk kamu makan. Sesudah itu akan datang tujuh tahun yang amat sulit, yang akan menghabiskan apa yang kamu simpan untuk menghadapinya, kecuali sedikit dari bibit gandum yang akan kamu simpan. Kemudian itu akan datang tahun yang padanya manusia diberi hujan (dengan cukup) dan di masa mereka memeras anggur.” (</text:span><text:span text:style-name="T1793">Al-Quran </text:span><text:span text:style-name="T1922">12:43-44, 47-49)</text:span></text:p></text:note-body></text:note> </text:p>
      <text:p text:style-name="P282">Mimpi yang benar. Satu jenis mimpi yang tidak ada sangkut pautnya dengan alam bawah sadar. Mimpi semacam itu membawa pesan yang penting: <text:span text:style-name="T1923">entah itu berita yang benar dari Allah, yang mendorong kita untuk berbuat baik dan membimbing kita, atau sebuah peringatan tentang kejahatan yang telah kita lakukan. Mimpi semacam itu, yang kita sebut mimpi yang benar, adalah sangat jelas dan tidak bisa dilupakan. </text:span></text:p>
      <text:p text:style-name="P283">Beberapa mimpi yang benar akan berisi berita tentang masa depan. Untuk memahami hakikat dan cara kerja mimpi semacam itu, tinjau hal-hal berikut: </text:p>
      <text:p text:style-name="P284">Sebagai kitab hakikat—maknanya—sudah ada sebelum ia ditulis, dalam bentuk yang nyata, segala sesuatu memiliki wujud <text:span text:style-name="T1924">dari keberadaan </text:span>yang <text:span text:style-name="T1924">hakiki dalam pengetahuan Allah sebelum ia nampak di dunia ini. Para filsuf Islam menyebut bentuk hakiki ini sebagai “rancangan”. Ketika Allah berkehendak untuk mengirimkannya ke dunia ini, melalui perwujudan kebijaksanaan-Nya dan kekuasaan-Nya beserta nama-nama Allah yang sesuai, Dia memakaikannya dengan tubuh material. Antara dunia rancangan Allah (di mana ilmu Allah terwujudkan) dengan dunia ini terdapat dunia lainnya—dunia dari wujud non-materi dan simbol-simbol. Di sana, segala hal hadir dalam bentuknya yang ideal atau sebagai simbol-simbol, dan konsep serta perubahan waktu sama sekali berbeda dengan pasangannya yang hadir di sini. Para pemimpi akan menemukan atau menerima simbol-simbol ini secara berbeda, berdasarkan faktor-faktor semacam </text:span><text:soft-page-break/><text:span text:style-name="T1924">waktu dan ruang, budaya, dan bahkan karakteristik nasional dan individual. </text:span></text:p>
      <text:p text:style-name="P285">Ketika kita tidur, ruh kita <text:span text:style-name="T1925">akan naik ke </text:span><text:span text:style-name="T1926">alam </text:span><text:span text:style-name="T1925">simbol ini tanpa melepaskan seluruh hubungannya dengan badan.</text:span><text:span text:style-name="T1925"><text:note text:id="ftn5" text:note-class="footnote"><text:note-citation>7</text:note-citation><text:note-body><text:p text:style-name="P14">Selama bermimpi, ruh akan terus melangsungkan hubungannya melalui sebuah sambungan/tali</text:p></text:note-body></text:note></text:span><text:span text:style-name="T1925"> Ia akan memasuki dimensi yang berbeda dari keberadaan, di mana masa lalu, masa sekarang, dan masa yang akan datang telah digabungkan. Sebagai hasilnya, kita akan mengalami kejadian di masa lalu atau akan menyaksikan sesuatu di masa akan datang. Akan tetapi, karena hal-hal di </text:span><text:span text:style-name="T1926">alam </text:span><text:span text:style-name="T1925">tersebut hadir dalam bentuknya yang ideal dan berupa simbol-simbol, maka ruh biasanya akan menerima simbol-simbol yang membutuhkan penafsiran. </text:span></text:p>
      <text:p text:style-name="P286">Sebagai contoh, <text:span text:style-name="T1927">air yang jernih di sana bisa saja berhubungan dengan pengetahuan di dunia ini. Jika kamu melihat </text:span><text:span text:style-name="T1926">harta</text:span><text:span text:style-name="T1927">mu yang terbuang percuma, maka itu bisa ditafsirkan bahwa kamu bisa saja akan mendapatkan uang dengan cara yang benar; jika </text:span><text:span text:style-name="T1926">harta </text:span><text:span text:style-name="T1927">yang terbuang adalah milik yang lain, maka itu berarti bahwa uang akan datang padamu dalam cara yang tidak benar. Seperti yang disebutkan dalam surah Yusuf, sapi yang gemuk bisa berarti satu tahun yang penuh dengan hasil panen, sementara sapi yang kurus berarti satu tahun yang penuh dengan kesulitan. <text:s/>Metafora, kiasan, dan ibarat semacam ini yang ditemukan di </text:span><text:span text:style-name="T1926">dalam</text:span><text:span text:style-name="T1927"> Al-Quran dan kata-kata para Nabi, dan terkadang pada orang-orang </text:span><text:span text:style-name="T1926">awam</text:span><text:span text:style-name="T1927">, akan memberikan sebuah kunci yang penting dalam penafsiran mimpi. Beberapa mimpi yang benar akan nampak sangat jelas sehingga tidak memerlukan penafsiran. </text:span></text:p>
      <text:p text:style-name="P287">Karena waktu diukur secara berbeda dalam kedua dunia ini, dan karena ruh sifatnya lebih aktif ketika kita sedang bermimpi, orang-orang yang besar yang membebaskan ruh mereka, hingga tahap-tahap tertentu, akan dapat berjalan dalam jarak yang jauh dalam waktu yang singkat ketimbang orang-orang biasa. </text:p>
      <text:p text:style-name="P287">Banyak dari orang-orang yang memiliki mimpi yang benar. Sebagai contoh: </text:p>
      <text:list xml:id="list1894822765" text:style-name="L34">
        <text:list-item>
          <text:p text:style-name="P288">Mimpi Abraham Lincoln di malam sebelum dia dibunuh adalah cukup terkenal. <text:span text:style-name="T1928">Dia memimpikan pembantu-pembantu di dalam gedung putih berlarian ke sana kemari, mengatakan satu sama lain bahwa Tuan Lincoln telah terbunuh. Dia kemudian bangun dengan rasa penasaran dan menghabiskan harinya dengan tidak mudah. Meskipun adanya peringatan, namun dia pergi ke teater dan kemudian dibunuh.</text:span></text:p>
        </text:list-item>
        <text:list-item>
          <text:p text:style-name="P289"><text:soft-page-break/><text:span text:style-name="T1929">Mimpi Eisenhower beberapa saat sebelum pendaratan di Normandia pada bulan Juni tahun 1944 mengubah jalan cerita dari perang dunia pertama. Beberapa hari sebelum tanggal di mana dia memutuskan untuk melakukan pendaratan, dia memimpikan bahwa sebuah badai yang besar datang dan membalikkan kapal-kapal pendaratan. Ini menyebabkan ia kemudian memajukan tanggal pendaratan. Sejarah mencatat bahwa </text:span><text:span text:style-name="T1930">mimpinya</text:span><text:span text:style-name="T1929"> ini terbukti benar.</text:span></text:p>
        </text:list-item>
        <text:list-item>
          <text:p text:style-name="P290">Ibu dari Anne Ostrovsky, seorang pengarang Rusia, melihat banyak kejadian dari perang Jerman-Rusia lima tahun sebelum perang dunia kedua pecah. Mimpinya kemudian diterbitkan dalam banyak surat kabar.</text:p>
        </text:list-item>
        <text:list-item>
          <text:p text:style-name="P291">Beberapa penemuan dalam bidang sains dan teknologi telah dilihat pertama kali dalam mimpi. Elias Howe, ketika ingin mencoba memahami bagaimana cara memasangkan benang pada mesin jahit, dia memimpikan bahwa dia adalah seorang tahanan dari sebuah suku di Afrika yang menginginkan ia untuk memasang benang pada mesin jahit. Dalam rasa ketakutan akan kematian dan rasa penasaran, dia kemudian melihat sebuah lubang pada ujung tombak dari kepala suku. Dia kemudian bangun dan membuat sebuah tombak kecil dengan sebuah lubang pada salah satu ujungnya. Niels Bohr, ketika sedang mempelajari struktur atom, memimpikan planet-planet yang terhubung dengan matahari dengan benang dan membuatnya bergerak mengelilinginya. Ketika bangun, dia kemudian membayangkan kemiripan antara apa yang dia mimpikan dengan struktur atom.</text:p>
        </text:list-item>
      </text:list>
      <text:p text:style-name="P292">Banyak mimpi-mimpi yang benar lainnya telah meramalkan kejadian di masa yang akan datang atau hasil yang diperoleh pada bidang sains dan teknologi. <text:span text:style-name="T1931">Namun contoh ini sudah cukup untuk menunjukkan bahwa mimpi adalah hasil dari perjalanan ruh ke bagian terdalam dari keberadaan (yakni dunia dari wujud non-materi serta simbol-simbol) dan dari penerimaan sinyal di dalamnya. </text:span></text:p>
      <text:p text:style-name="P293">Terakhir, mimpi memberikan bukti yang kuat bagi keberadaan dunia non-materi demikian juga pengetahuan Allah serta takdir-Nya. Jika Allah yang maha kuasa sebelumnya tidak menentukan dan tidak pernah mencatat segala kejadian di “<text:span text:style-name="T5">Lauh Mahfuz</text:span>,” maka bagaimana kita akan diberitakan mengenai kejadian di masa yang akan datang? Juga, mimpi menunjukkan bahwa jalannya waktu adalah sangat berbeda berdasarkan pengukuran dari kedua dunia. <text:s/></text:p>
      <text:h text:style-name="P71" text:outline-level="2"><text:bookmark-start text:name="__RefHeading___Toc15199_3975774274"/>Malaikat-malaikat dan Fungsi-Fungsinya<text:bookmark-end text:name="__RefHeading___Toc15199_3975774274"/></text:h>
      <text:p text:style-name="P294"><text:soft-page-break/>Para malaikat diciptakan dari cahaya. Kosakata bahasa Arab untuk malaikat adalah <text:span text:style-name="T5">malak</text:span>. Berdasarkan pada akar katanya, malak artinya adalah pembawa pesan, wakil, duta, <text:span text:style-name="T1932">pengurus, dan pribadi yang sangat <text:s/>kuat. Arti dari akar katanya juga bisa dimaknai sebagai turun dari tempat yang tinggi. Malaikat membangun hubungan antara dunia makrokosmik dengan dunia material, membawa perintah Allah, mengarahkan tindakan dan kehidupan dari makhluk (dengan izin Allah), dan menyatakan ibadah mereka pada alam mereka. </text:span></text:p>
      <text:p text:style-name="P295">Memiliki raga yang halus dan terbuat dari cahaya, malaikat bergerak dengan sangat cepat dan dapat ditemukan di semua alam keberadaan. Mereka bisa saja menempatkan diri mereka pada pelupuk mata kita atau pada tubuh makhluk lainnya untuk mengamati tindakan-tindakan Allah. Mereka juga bisa naik ke dalam hati para nabi dan para wali untuk memberikan mereka ilham dan petunjuk. Petunjuk semacam itu biasanya datang dari Allah, namun terkadang juga datang dari para malaikat. </text:p>
      <text:p text:style-name="P296">Beberapa binatang, seperti lebah, bertindak berdasarkan ilham dari Allah.<text:span text:style-name="T342"> Ilmu pengetahuan memastikan bahwa binatang diarahkan oleh rangsangan, namun tidak bisa menjelaskan rangsangan semacam apa itu, dan bagaimana ia bekerja</text:span>. Ilmuwan berusaha untuk menemukan bagaimana kawanan burung yang bermigrasi akan menemukan jalurnya, bagaimana belut muda yang menetas di perairan Eropa akan menemukan jalannya menuju perairan nenek moyangnya di Pasifik. Bahkan jika kita mengaitkan ini dengan informasi yang disandikan pada DNA, akan tetapi informasi ini juga sudah pasti berasal dari Allah, yang mengetahui segala hal, mengatur alam semesta, dan menentukan para malaikat untuk mengarahkan kehidupan para ciptaan-Nya. Jika ilmu pengetahuan mengatakan bahwa kita tidak harus mempertanyakan keberadaan gaya-gaya tak kasat mata tersebut sebagai hukum pertumbuhan pada makhluk hidup, adalah lebih ilmiah lagi untuk mengaitkan gaya-gaya tersebut ke para malaikat, yang merupakan hamba Allah yang istimewa. </text:p>
      <text:p text:style-name="P296">Segala sesuatu yang hadir, entah itu sebagai individu atau sebagai spesies, memiliki identitas yang kolektif <text:span text:style-name="T1933">dan melakukan tindakan yang unik dan universal. Setiap bunga akan menunjukkan pola yang istimewa serta kesimetrian dan mengucapkan, dalam lidah tumbuhan, nama dari Sang Pencipta yang terwujudkan padanya. Seluruh bumi akan melakukan pemuliaan seakan-akan ia </text:span><text:span text:style-name="T1934">merupakan</text:span><text:span text:style-name="T1933"> sekuntum bunga. Samudra yang luas dari pelataran langit akan menyanjung dan memuliakan </text:span><text:span text:style-name="T1934">Sang</text:span><text:span text:style-name="T1933"> Pencipta yang </text:span><text:soft-page-break/><text:span text:style-name="T1933">mulia dari alam semesta, melalui matahari, bulan, dan bintang-bintang. Bahkan benda-benda yang padat keras, meskipun dari luar tidak hidup dan tidak memiliki kesadaran, akan melakukan fungsi yang penting dalam pemuliaan terhadap Allah. Para malaikat akan mewakili benda-benda non-materi pada dimensi paling dalam dari segala sesuatu, dan menyatakan </text:span><text:span text:style-name="T1934">penyembahan</text:span><text:span text:style-name="T1933"> mereka. Sebagai kebalikannya, benda-benda </text:span><text:span text:style-name="T1934">non-materi</text:span><text:span text:style-name="T1933"> ini adalah wakil-wakil, </text:span><text:span text:style-name="T1934">tempat tinggal, dan masjid </text:span><text:span text:style-name="T1933"><text:s/>dari para <text:s/>malaikat </text:span><text:span text:style-name="T1934">di dunia ini. </text:span></text:p>
      <text:p text:style-name="P297">Terdapat berbagai macam tingkatan dari malaikat. Satu kelas akan terlibat dengan peribadatan terus-menerus; sementara yang lainnya beribadat melalui bekerja. Para malaikat pekerja ini memiliki fungsi yang menyerupai profesi manusia, misalnya penggembala atau petani. Dengan kata lain, permukaan bumi ibarat sebuah peternakan, dan para malaikat yang ditunjuk akan mengawasi seluruh spesies-spesies di dalamnya melalui perintah dari Allah, dengan izin dan kekuasaan serta kekuatannya, dan untuk kemulia<text:span text:style-name="T1935">a</text:span>nnya. Setiap spesies binatang juga diawasi oleh <text:span text:style-name="T1936">malaikat dengan jumlah yang lebih sedikit yang ditunjuk untuk bertindak seperti halnya penggembalanya. </text:span></text:p>
      <text:p text:style-name="P298">Permukaan bumi juga laksana lahan yang dapat ditanami <text:span text:style-name="T1937">di mana semua tanaman akan dituai. Malaikat lain ditunjuk untuk mengawasi semua dari mereka dalam nama Allah yang maha kuasa dan dengan kekuasaannya. Malaikat dengan kedudukan yang lebih rendah akan beribadah dan akan memuliakan Allah yang maha kuasa dengan mengawasi spesies tertentu dari tanaman. Malaikat Mikhail, </text:span><text:span text:style-name="T1938">keselamatan atasnya</text:span><text:span text:style-name="T1937">, salah satu </text:span><text:span text:style-name="T1938">dari malaikat </text:span><text:span text:style-name="T1937">yang memikul singgasana Allah</text:span><text:span text:style-name="T1937"><text:note text:id="ftn6" text:note-class="footnote"><text:note-citation>8</text:note-citation><text:note-body><text:p text:style-name="P15">Ini merupakan <text:span text:style-name="T1939">kedudukan paling tinggi, yang Allah berikan sebagai tabir bagi-Nya dalam mengawasi seluruh ciptaan-Nya. </text:span></text:p></text:note-body></text:note></text:span><text:span text:style-name="T1937">, akan mengawasi para malaikat dengan kelas tertinggi. </text:span></text:p>
      <text:p text:style-name="P299">Malaikat yang fungsinya sebagai penggembala atau petani <text:span text:style-name="T1940">sama sekali tidak memiliki kemiripan dengan manusia yang menjadi penggembala dan petani, karena </text:span><text:span text:style-name="T1938">pengawasan</text:span><text:span text:style-name="T1940"> </text:span><text:span text:style-name="T1938">mereka </text:span><text:span text:style-name="T1940">semata-mata untuk mencari ker</text:span><text:span text:style-name="T1938">eda</text:span><text:span text:style-name="T1940">an <text:s/>Allah, dalam nama-Nya, dan oleh kekuasaan dan perintah-Nya. Mereka mengamati perwujudan dari kemahakuasaan Allah pada spesies yang ditunjuk untuk mereka awasi, mempelajari perwujudan kekuasaan Allah dan kemurahan-Nya pada spesies tersebut, melakukan komunikasi perintah Allah kepada spesies itu melalui inspirasi, dan mengatur segala tindakan mereka yang dilakukan secara sukarela. </text:span></text:p>
      <text:p text:style-name="P300"><text:soft-page-break/>Pengawasan <text:s/><text:span text:style-name="T1941">mereka </text:span>terhadap tanaman, secara khusus, terdiri dari <text:span text:style-name="T1941">menyatakan </text:span>dalam lidah <text:span text:style-name="T1941">malaikat </text:span><text:span text:style-name="T1942">pemuliaan </text:span><text:span text:style-name="T1941">tanaman dengan menggunakan lidah mereka</text:span><text:span text:style-name="T1942">. Dengan kata lain, malaikat ini akan menyatakan pujian dan sanjungan yang diberikan oleh seluruh tanaman terhadap </text:span><text:span text:style-name="T1943">Sang Pencipta Y</text:span><text:span text:style-name="T1942">ang </text:span><text:span text:style-name="T1943">M</text:span><text:span text:style-name="T1942">aha </text:span><text:span text:style-name="T1943">M</text:span><text:span text:style-name="T1942">ulia </text:span><text:span text:style-name="T1943">di </text:span><text:span text:style-name="T1942">sepanjang hidup mereka. Para malaikat ini juga akan mengatur dan mempekerjakan fungsi-fungsi dari tanaman dengan benar dan mengarahkannya untuk tujuan tertentu. Para malaikat akan melakukan pelayanan tersebut melalui kehendak parsial mereka dan merupakan sejenis penyembahan dan pemujaan.</text:span><text:span text:style-name="T1942"><text:note text:id="ftn7" text:note-class="footnote"><text:note-citation>9</text:note-citation><text:note-body><text:p text:style-name="P16">Said Nursi mengatakan bahwa mereka memiliki sebagian kehendak, seperti halnya ditunjukkan oleh reaksi mereka terhadap pernyataan Allah pada mereka bahwa Dia akan memiliki seorang wali di muka bumi <text:span text:style-name="T1943">(Pen. <text:s/>dan malaikat kemudian mempermasalahkannya)</text:span>. Kehendak parsial ini, bagaimanapun juga, tidak akan membuat atau membolehkan mereka untuk menentang perintah Allah. Dalam keadaan seperti itu kehendak mereka masih lebih lemah ketimbang kehendak yang kita miliki. </text:p></text:note-body></text:note></text:span><text:span text:style-name="T1942"> <text:s/>Mereka tidak memulai atau menciptakan tindakan mereka, karena segala sesuatu akan memberikan </text:span><text:span text:style-name="T1943">stempel secara khusus </text:span><text:span text:style-name="T1942">terhadap Sang Pencipta segala sesuatu. Hanya Allah yang bisa menciptakan. Secara singkat, apapun yang malaikat lakukan adalah ibadah, dengan demikian itu tidak akan sama dengan tindakan yang biasa dari umat manusia. </text:span></text:p>
      <text:p text:style-name="P301">Karena hanya ada satu malaikat yang mewakili setiap jenis dari makhluk ciptaan-Nya dan mempersembahkan pelayanannya serta penyembahannya pada <text:s/>peradilan Allah, maka apa yang Rasulullah, salawat dan salam <text:span text:style-name="T1943">kepadanya</text:span>, katakan tentang para malaikat seluruhnya sangat beralasan dan benar. Berdasarkan <text:span text:style-name="T1943">apa </text:span>yang Rasulullah katakan, ada malaikat yang memiliki <text:s/>40 ribu kepala, masing-masing kepala memiliki 40 ribu mulut, dan masing-masing mulut akan melakukan pemujaan dengan 40 ribu lidah yang ada padanya. </text:p>
      <text:p text:style-name="P302">Hadis dari Rasulullah ini menandakan bahwa para malaikat melakukan pelayanan secara universal, dan beberapa dari makhluk ciptaan di alam akan beribadah kepada Allah dengan 40 ribu kepala dalam 40 ribu cara. Kubah langit, sebagai contoh, akan memuja Sang Pencipta yang maha mulia <text:span text:style-name="T1944">melalui</text:span> matahari dan bintang-bintangnya; bumi, meskipun hanya sebuah tubuh yang tunggal, akan menyembah dengan ribuan kepalanya, masing-masing dengan ribuan mulutnya, yang masing-masing terdiri ribuan lidah. Jadi hadis ini merujuk pada malaikat yang mewakili bumi dalam <text:span text:style-name="T1944">sebuah alam</text:span> <text:span text:style-name="T1944">pada </text:span>dimensi paling dalam dari segala <text:s/>sesuatu (<text:span text:style-name="T1945">dunia </text:span><text:soft-page-break/><text:span text:style-name="T1945">dari tubuh non-materi</text:span>). </text:p>
      <text:p text:style-name="P303">Sang pencipta yang maha mulia dari istana penciptaan yang maha luas akan mempekerjakan empat jenis dari pekerja: para malaikat dan makhluk-makhluk gaib lainnya; benda-benda tidak hidup dan pa<text:span text:style-name="T1946">r</text:span>a tumbuhan, <text:span text:style-name="T1947">yang merupakan hamba yang paling rendah derajatnya yang bekerja tanpa mendapatkan upah; para binatang, yang melayani tanpa memiliki kesadaran dengan balasan yang kecil dari makanan dan kesenangan; dan umat manusia, yang bekerja dengan kesadaran akan tujuan yang diberikan oleh </text:span><text:span text:style-name="T1944">S</text:span><text:span text:style-name="T1947">ang </text:span><text:span text:style-name="T1944">P</text:span><text:span text:style-name="T1947">encipta yang maha mulia. Laki-laki dan wanita belajar dari segala hal, dan mengawasi hamba dalam kelas yang lebih rendah dengan balasan yang diterimanya di sini dan di </text:span><text:span text:style-name="T1948">akhirat nanti. </text:span><text:span text:style-name="T1947"><text:s/></text:span></text:p>
      <text:p text:style-name="P304">Kelas paling pertama terdiri dari para malaikat. Makhluk ini tidak akan dinaikkan kedudukannya untuk apa yang mereka <text:span text:style-name="T1949">kerjakan</text:span>, karena setiap dari <text:span text:style-name="T1949">mereka</text:span> memiliki derajat yang sudah ditentukan dan akan menerima kesenangan tertentu dari pekerjaan mereka ditambah lagi cahaya dari ibadah yang mereka lakukan. Balasan mereka didapatkan dari pelayanan yang mereka lakukan. Seperti halnya kita <text:span text:style-name="T1950">terpelihara dan mendapatkan kesenangan dari udara dan air, cahaya dan makanan, para malaikat akan terpelihara dan mendapatkan kesenangan dalam cahaya ketika mengingat dan menyembah, beribadah dan mengenal, serta mencintai Allah. Karena mereka </text:span><text:span text:style-name="T1951">diciptakan</text:span><text:span text:style-name="T1950"> dari cahaya, maka cahaya akan menopang mereka. Bahkan bau yang wangi, yang sangat dekat dengan cahaya, adalah santapan yang menyenangkan bagi mereka. Malahan, ruh yang bersih akan mendapatkan kesenangan <text:s/>dalam bau yang wangi. </text:span></text:p>
      <text:p text:style-name="P305">Para malaikat akan mendapat balasan mereka—kesenangan yang ditinggikan—akibat membawa perintah dari <text:span text:style-name="T1951">Allah</text:span> yang mereka sembah, bekerja untuk kerid<text:span text:style-name="T1952">h</text:span>aan-Nya, melakukan pelayanan dalam nama-Nya, dan melakukan pengawasan melalui penglihatan-Nya. Mereka mendapatkan kemuliaan melalui hubungan dengan-Nya, mengalami <text:span text:style-name="T1953">pemurnian dari mempelajari kerajaan-Nya dalam dimensi materi dan non-materi, dan akan terpuaskan dengan mengamati kemurahan-Nya dan perwujudan dari kemuliaan-Nya. Derajat yang dinaikkan itu adalah begitu tinggi sehingga kita tidak dapat untuk bisa membandingkan atau memaknainya. </text:span></text:p>
      <text:p text:style-name="P306">Para malaikat tidak akan melakukan perbuatan dosa atau penentangan, karena mereka tidak memiliki jiwa yang dipengaruhi oleh <text:span text:style-name="T1951">hawa nafsu </text:span><text:s/>yang harus di<text:span text:style-name="T1954">lawan</text:span>. Mereka memiliki tempat yang tetap, sehingga tidak akan pernah naik atau turun dari kedudukannya. Mereka tidak akan meng<text:soft-page-break/>alami <text:span text:style-name="T1955">sifat-sifat negatif seperti rasa cemburu, rasa kebencian, rasa permusuhan dan segala bentuk dosa dan sifat binatang yang biasa ditemukan pada manusia dan jin. Mereka tidak memiliki jenis kelamin, tidak pernah makan atau minum, tidak pernah merasakan lapar, haus, atau kelelahan. Meskipun mereka tidak mendapatkan balasan untuk ibadah yang mereka lakukan, namun mereka mendapatkan kesenangan khusus dengan menjalankan perintah dari Allah, merasakan kenikmatan karena dekat dengan-Nya, dan mendapatkan kesenangan spiritual dari ibadah yang mereka lakukan. Pemujaan, penyembahan, dan penyebutan nama Allah, dan pemuliaan terhadap-Nya merupakan pemelihara diri mereka, seperti halnya cahaya dan bau yang wangi. </text:span></text:p>
      <text:p text:style-name="P307"><text:span text:style-name="T1951">Di sisi lain</text:span>, kita berjuang <text:span text:style-name="T1951">melawan</text:span> jiwa kita yang selalu dikuasai oleh kejahatan dan setan. Sementara malaikat mengajak kita kepada bimbingan yang benar, menyadarkan kita dengan iman dan akhlak serta perbuatan baik, dan mengajak kita untuk melawan godaan setan <text:span text:style-name="T1951">dan hawa nafsu kita</text:span>. Setan dan <text:span text:style-name="T1951">hawa nafsu</text:span> akan terus menggoda kita. Kehidupan seseorang merupakan sejarah dari pergulatan terus-menerus antara petunjuk dari malaikat dan godaan dari setan. Inilah mengapa kita <text:span text:style-name="T1956">bisa dinaikkan ke derajat yang paling tinggi atau direndahkan ke derajat </text:span><text:span text:style-name="T1951">yang </text:span><text:span text:style-name="T1956">paling rendah. Juga, inilah mengapa manusia-manusia pilihan, <text:s/>para Nabi dan wali, akan memiliki derajat yang lebih tinggi ketimbang malaikat yang paling agung, dan inilah mengapa orang-orang yang beriman lebih tinggi kedudukannya ketimbang malaikat biasa. Juga, meskipun para malaikat </text:span><text:span text:style-name="T1951">lebih</text:span><text:span text:style-name="T1956"> mengetahui Allah dan nama-nama dan sifat-sifat-Nya ketimbang kita, namun kita adalah pencerminan yang sempurna dari nama-nama Allah dan sifat-sifat Allah karena adanya indra kita sebagai manusia, kemampuan kita untuk menanggapi, serta tabiat kita yang begitu kompleks. </text:span></text:p>
      <text:p text:style-name="P308">Terdapat berbagai jenis malaikat. <text:span text:style-name="T1957">Di samping mereka yang bertugas untuk mewakili untuk menyatakan dan mengawasi berbagai jenis spesies dan menghadirkan ibadah yang mereka lakukan terhadap Allah, terdapat </text:span><text:span text:style-name="T1958">empat</text:span><text:span text:style-name="T1957"> </text:span><text:span text:style-name="T1959">malaikat <text:s/>Allah </text:span><text:span text:style-name="T1958">yang membawa singgasana Allah.</text:span><text:span text:style-name="T1958"><text:note text:id="ftn8" text:note-class="footnote"><text:note-citation>10</text:note-citation><text:note-body><text:p text:style-name="P17">Kita sama sekali tidak mengetahui apa itu singgasana Allah dan bagaimana itu dibawa. </text:p></text:note-body></text:note></text:span><text:span text:style-name="T1958"> </text:span><text:span text:style-name="T1959"><text:s/></text:span><text:span text:style-name="T1958">Kelompok </text:span><text:span text:style-name="T1960"><text:s/></text:span><text:span text:style-name="T1961">malaikat lainnya dikenal dengan </text:span><text:span text:style-name="T71">Mala’-i A’la (Majelis tertinggi)</text:span><text:span text:style-name="T877">, </text:span><text:span text:style-name="T71">Nadiyy-i A’la (perkumpulan tertinggi)</text:span><text:span text:style-name="T877">, dan </text:span><text:span text:style-name="T71">Rafiq-i A’la (perserikatan tertinggi). </text:span><text:span text:style-name="T877">Malaikat khusus ditunjuk untuk menjaga surga dan neraka. Malaikat yang mencatat perbuatan dari hamba-hamba disebut sebagai Karimun Katibun </text:span><text:soft-page-break/><text:span text:style-name="T877">(catatan kemuliaan), dan seperti dicatat dalam sebuah hadis, 360 dari mereka bertanggung jawab dalam mengawasi kehidupan dari masing-masing orang beriman. Mereka </text:span><text:span text:style-name="T878">mengawasi apa yang mereka lakukan, khususnya <text:s/>selama masa bayi dan ketua sudah menua, berdoa bagi mereka, dan memohon kepada Allah untuk mengampuni mereka. Malaikat lainnya membantu orang-orang yang beriman selama masa peperangan dan menghadiri pertemuan yang menyanjung dan memuliakan Allah, serta mempelajari pertemuan yang diadakan bagi ker</text:span><text:span text:style-name="T879">e</text:span><text:span text:style-name="T878">daan Allah dan yang bermanfaat bagi orang banyak. </text:span></text:p>
      <text:p text:style-name="P309"><text:span text:style-name="T1277">M</text:span><text:span text:style-name="T1265">alaikat, khususnya yang bertugas mengatur rezeki, tidak akan memasuki rumah yang berisi patung-patung atau rumah di mana orang memelihara anjing</text:span><text:span text:style-name="T762">, dan menjauhi kontak yang dekat dengan orang yang terkena hadas atau kotoran atau wanita yang sedang menstruasi. Mereka juga menjauhi mereka yang memiliki napas yang tidak sedap (yang dihasilkan dari memakan bawang merah atau bawang putih atau dari merokok), dan tidak akan mengunjungi mereka yang merusakkan hubungan mereka dengan orang tua mereka dan keluarga mereka. </text:span></text:p>
      <text:p text:style-name="P309"><text:span text:style-name="T762">Meskipun Allah adalah maha kuasa dan dapat menjaga setiap orang dengan kekuasaan-Nya, namun dia bisa saja menunjuk malaikat untuk menjaga hamba-</text:span><text:span text:style-name="T880">hamba</text:span><text:span text:style-name="T762">-Nya. Untuk bisa mendapatkan penjagaan tersebut, orang-orang yang beriman harus </text:span><text:span text:style-name="T881">secara sukarela untuk melakukan apa yang baik dan mendirikan hubungan yang dekat dengan Allah yang maha kuasa.</text:span><text:span text:style-name="T1278"> Mereka harus memiliki keimanan yang kuat kepada Allah dan semua pilar-pilar keimanan lainnya, tidak pernah meninggalkan salat lima waktu, menjalankan hidup yang disiplin, dan berlepas diri dari hal-hal yang tidak dibolehkan atau perbuatan dosa. </text:span></text:p>
      <text:p text:style-name="P310"><text:span text:style-name="T881">M</text:span><text:span text:style-name="T762">alaikat menolong orang-orang yang beriman selama perang Badar dan perang Uhud, dan juga selama penaklukan M</text:span><text:span text:style-name="T882">e</text:span><text:span text:style-name="T762">kkah. Mereka akan selalu menolong orang-orang yang beriman yang secara ikhlas berjuang di jalan Allah, tidak peduli ruang dan waktu. </text:span></text:p>
      <text:p text:style-name="P311"><text:span text:style-name="T762">Percaya kepada malaikat memiliki banyak keuntungan. Sebagai contoh, itu akan memberikan kita sedikit ketenangan dan menghilangkan kesepian dari diri kita. </text:span><text:span text:style-name="T883">Inspirasi yang diberikan oleh para malaikat akan menggairahkan kita, </text:span><text:span text:style-name="T884">akan mencerahkan kita secara intelektual, dan akan membuka cakrawala baru bagi pengetahuan dan pikiran </text:span><text:span text:style-name="T885">kita</text:span><text:span text:style-name="T884">. Sadar akan pengawasan yang terus menerus pada kita juga membantu kita untuk berlepas diri dari dosa dan perilaku yang tidak pantas. </text:span></text:p>
      <text:p text:style-name="P151"><text:soft-page-break/>Terdapat beberapa ayat Al-Quran, seperti berikut ini, untuk memahami para malaikat: </text:p>
      <text:p text:style-name="P151"><text:span text:style-name="T72">Demi <text:s/>malaikat-malaikat yang diutus membawa kebaikan, dan (malaikat-malaikat) yang terbang dengan kencangnya, dan (malaikat-malaikat) yang menyebarkan (rahmat Tuhannya) <text:s/>dengan seluas-luasnya, </text:span><text:span text:style-name="T73">dan (malaikat-malaikat) yang membedakan (antara yang hak dan yang batil) dengan sejelas-jelasnya, dan (malaikat-malaikat) yang menyampaikan wahyu, untuk menolak alasan-alasan atau memberi peringatan.</text:span><text:span text:style-name="T1962"> (Al-Quran 77:1-6)</text:span><text:span text:style-name="T1963"> </text:span></text:p>
      <text:p text:style-name="P633">Demi (malaikat-malaikat) yang mencabut (nyawa) dengan keras, dan (malaikat-malaikat) yang mencabut (nyawa) dengan lemah lembut, dan (malaikat-malaikat) yang turun dari langit dengan cepat, dan (malaikat-malaikat) yang mendahului dengan kencang, dan (malaikat-malaikat) yang mengatur urusan (dunia). <text:span text:style-name="T762">(Al-Quran 79:1-5) </text:span></text:p>
      <text:p text:style-name="P634">Pada malam itu turun malaikat-malaikat dan malaikat Jibril dengan izin Tuhannya untuk mengatur segala urusan<text:span text:style-name="T762">. (Al-Quran 97:4) </text:span></text:p>
      <text:p text:style-name="P634"><text:span text:style-name="T762">... </text:span><text:span text:style-name="T1964">Api neraka yang bahan bakarnya adalah manusia dan batu, penjaganya malaikat-malaikat yang kasar, yang keras, yang tidak mendurhakai Allah terhadap apa yang diperintahkan-Nya, dan selalu mengerjakan apa yang diperintahkan.</text:span><text:span text:style-name="T886"> (Al-Quran 66:6) </text:span></text:p>
      <text:p text:style-name="P634"><text:span text:style-name="T1965">Maha Suci Allah, sebenarnya (malaikat-malaikat itu), adalah hamba-hamba yang dimuliakan, mereka itu tidak mendahului-Nya dengan perkataan dan mereka mengerjakan perintah-perintah-Nya. </text:span><text:span text:style-name="T887">(Al-Quran 21:26-27) </text:span></text:p>
      <text:h text:style-name="P64" text:outline-level="2"><text:bookmark-start text:name="__RefHeading___Toc15201_3975774274"/>Jin dan Fungsi-Fungsinya<text:bookmark-end text:name="__RefHeading___Toc15201_3975774274"/></text:h>
      <text:p text:style-name="P405">Makna harfiah dari jin adalah “sesuatu yang tersembunyi atau tertutup dari pandangan.” Seperti yang sudah disebutkan sebelumnya, <text:span text:style-name="T1966">jin berasal dari jenis makhluk gaib yang tidak terlihat. Sebuah surah yang pendek </text:span><text:span text:style-name="T1967">di dalam</text:span><text:span text:style-name="T1966"> Al-Quran dinamakan </text:span><text:span text:style-name="T1967">untuk </text:span><text:span text:style-name="T1966">mereka, dan di dalamnya kita memahami bahwa sekelompok jin mendengarkan Nabi Muhammad, salawat dan salam </text:span><text:span text:style-name="T1967">kepadanya</text:span><text:span text:style-name="T1966">, dan beberapa di antaranya kemudian beriman:</text:span></text:p>
      <text:p text:style-name="P660"><text:span text:style-name="T5">Katakanlah (hai Muhammad): “telah diwahyukan kepadaku bahwasanya: sekumpulan jin telah mendengarkan (Al-Quran), lalu mereka berkata: Sesungguhnya Kami telah mendengarkan Al-Quran yang menakjubkan, </text:span><text:span text:style-name="T74">(yang) memberi petunjuk kepada jalan yang benar, lalu kami beri</text:span><text:soft-page-break/><text:span text:style-name="T74">man kepadanya. Dan kami sekali-kali tidak akan mempersekutukan seorangpun dengan Tuhan kami, dan bahwasanya Maha Tinggi kebesaran Tuhan kami, Dia tidak beristri dan tidak (pula) beranak... </text:span><text:span text:style-name="T75">Dan sesungguhnya di antara kami ada orang-orang yang saleh dan di antara kami ada (pula) yang tidak demikian halnya. Adalah kami menempuh jalan yang berbeda-beda.</text:span><text:span text:style-name="T5">” </text:span><text:span text:style-name="T1348">(Al-Quran </text:span><text:span text:style-name="T1349">72:</text:span><text:span text:style-name="T1348">1-3, 11)</text:span><text:span text:style-name="T888"> <text:s/></text:span></text:p>
      <text:p text:style-name="P406"><text:span text:style-name="T888">D</text:span><text:span text:style-name="T762">engan hal ini, </text:span><text:span text:style-name="T889">kita dapat memahami bahwa jin adalah makhluk yang sadar yang dibebani dengan kewajiban oleh Allah. Penemuan terbaru dalam bidang biologi membuat hal ini semakin jelas bahwa Allah menciptakan makhluk yang dikhususkan untuk </text:span><text:span text:style-name="T890">alamnya </text:span><text:span text:style-name="T889">masing-masing. Jin bisa saja diciptakan ketika bumi masih berada dalam keadaan yang dipenuhi api. Mereka diciptakan sebelum Adam dan Hawa, dan bertanggung jawab untuk melestarikan dan mengembangkan kehidupan di dunia. Meskipun kemudian Allah menggantikan mereka dengan kita, namun Dia tidak membebaskan mereka dari kewajiban agama. </text:span></text:p>
      <text:p text:style-name="P407"><text:span text:style-name="T889">A</text:span><text:span text:style-name="T762">l-Quran menyatakan bahwa </text:span><text:span text:style-name="T5">jin diciptakan dari api yang tidak berasap </text:span><text:span text:style-name="T762">(</text:span><text:span text:style-name="T891">Al-Quran </text:span><text:span text:style-name="T762">55:15). Dalam ayat yang lain, telah ditegaskan bahwa </text:span><text:span text:style-name="T5">api ini berasal dari angin yang menghanguskan </text:span><text:span text:style-name="T762">(</text:span><text:span text:style-name="T863">Al-Quran </text:span><text:span text:style-name="T762">15:27) dan </text:span><text:span text:style-name="T5">menembus sedalam bagian dalam dari tubuh manusia.</text:span><text:span text:style-name="T5"><text:note text:id="ftn9" text:note-class="footnote"><text:note-citation>11</text:note-citation><text:note-body><text:p text:style-name="P27">Kita tidak bisa memastikan apakah yang dimaksud oleh Al-Quran adalah energi atau hal semisal sinar-X ketika membahas tentang api yang menghembus, menembus, dan tidak berasap. </text:p></text:note-body></text:note></text:span></text:p>
      <text:p text:style-name="P408">Seperti malaikat, jin bergerak dengan sangat cepat dan tidak dibatasi oleh waktu dan ruang. Akan tetapi, karena ruh lebih aktif dan lebih cepat dari jin, mereka yang hidup pada tingkatan spiritual yang tinggi dan bisa berlepas dari batasan materi serta <text:span text:style-name="T1968">kungkungan </text:span>ruang dan waktu, <text:span text:style-name="T1969">dapat lebih cepat dan lebih aktif ketimbang mereka. </text:span><text:span text:style-name="T1970">Sebagai contoh, Al-Quran mencatat bahwa </text:span><text:span text:style-name="T76">ketika Nabi Sulaiman ditanya siapa yang bisa membawa singgasana ratu Saba’ (Yaman), salah satu jin menjawab bahwa dia bisa membawa itu sebelum pertemuan berakhir dan nabi Sulaiman berdiri. Akan tetapi, seorang manusia yang diberi pengetahuan khusus oleh Allah menjawab: “Saya bisa membawa itu kepadamu <text:s/>lebih cepat dari kedipan mata,” dan dia kemudian melakukannya </text:span><text:span text:style-name="T1970">(</text:span><text:span text:style-name="T1848">Al-Quran </text:span><text:span text:style-name="T1971">27:38-40</text:span><text:span text:style-name="T1970">)</text:span><text:span text:style-name="T76">.</text:span></text:p>
      <text:p text:style-name="P409">Karena tidak ada yang sulit bagi Allah yang maha kuasa, Dia memberikan umat manusia, jin, dan malaikat dengan kekuasaan dan kekuatan yang sesuai dengan fungsi dan tugas mereka. Seperti halnya dia menggunakan malaikat untuk mengawasi pergerakan benda-benda langit, dia <text:soft-page-break/>mengizinkan <text:span text:style-name="T1972">umat manusia </text:span>untuk mengatur bumi, menguasai materi, membangun peradaban, dan menciptakan teknologi. </text:p>
      <text:p text:style-name="P410">Kekuasaan dan kekuatan tidak dibatasi pada dunia fisik, tidak juga ia sebanding dengan ukuran tubuh. Kita bisa melihat bahwa hal-hal non-materi lebih kuat ketimbang entitas fisis yang sangat besar. Sebagai contoh, ingatan kita jauh lebih luas dan lebih lengkap ketimbang ruang yang besar. Tangan kita bisa menyentuh benda yang dekat, namun mata kita dapat menjangkau jarak yang jauh dalam seketika. Imajinasi kita bisa bebas dari ruang dan waktu secara serempak. Angin bisa mencabut akar pepohonan dan merusakkan bangunan yang besar. <text:s/>Sebuah tanaman yang masih muda <text:span text:style-name="T1973">bisa tumbuh dan memecah batuan dan menjangkau sinar matahari. Kekuatan energi, yang keberadaannya diketahui dari pengaruh yang ditimbulkan, begitu nampak bagi setiap orang. Semua ini menunjukkan bahwa kekuatan sesuatu sama sekali tidak sebanding dengan ukuran fisiknya; melainkan dunia non-materi lebih mendominasi dunia fisik, dan entitas non-materi jauh lebih kuat ketimbang entitas materi.</text:span></text:p>
      <text:h text:style-name="P64" text:outline-level="2"><text:bookmark-start text:name="__RefHeading___Toc15203_3975774274"/>Malaikat dan Jin di Dunia Ini<text:bookmark-end text:name="__RefHeading___Toc15203_3975774274"/></text:h>
      <text:p text:style-name="P365"><text:s/><text:span text:style-name="T1974">Malaikat dan jin dapat mengambil bentuk apa saja untuk kemudian muncul di dunia ini. Di sini, kita mengamati pergerakan segala sesuatu dari yang nampak menjadi tak nampak: </text:span><text:span text:style-name="T1975">air </text:span><text:span text:style-name="T1974">menguap dan menghilang di udara, benda padat berubah menjadi cair atau gas (uap), dan materi menjadi energi (reaksi fisi nuklir). Demikian pula, kita mengamati </text:span><text:span text:style-name="T4">pergerakan segala sesuatu dari yang tidak nampak menjadi yang nampak: gas berubah menjadi cairan, air yang menguap berubah menjadi hujan (demikian pula salju atau hujan es), dan energi berubah menjadi materi. Dengan cara yang sama, </text:span><text:span text:style-name="T1974"><text:s/></text:span><text:span text:style-name="T4">buah pikiran yang tidak teraba serta makna yang ada </text:span><text:span text:style-name="T1975">di </text:span><text:span text:style-name="T4">dalam kepala kita bisa kemudian dimunculkan dalam bentuk yang bisa diraba seperti tulisan dan kata-kata pada sebuah esai atau buku. </text:span></text:p>
      <text:p text:style-name="P492">Berdasarkan analogi tersebut, makhluk-makhluk tak kasat mata seperti malaikat dan jin, serta makhluk-makhluk gaib lainnya akan diberikan pakaian berupa substansi materi, seperti udara dan atau eter, sehingga kemudian bisa terlihat. <text:span text:style-name="T342">Berdasarkan Imam Shibli, Allah bisa saja </text:span><text:span text:style-name="T370">mengizinkan</text:span><text:span text:style-name="T342"> mereka untuk mengambil </text:span><text:span text:style-name="T370">sebuah wujud </text:span><text:span text:style-name="T342">ketika mereka mengucapkan nama Allah, karena fungsi ini seperti kunci atau visa untuk membolehkan mereka untuk mengambil </text:span><text:span text:style-name="T370">wujud </text:span><text:span text:style-name="T342">tertentu sehingga bisa terlihat di dunia ini.</text:span> Jika mereka melakukan hal tersebut tanpa izin dari Allah, dengan ber<text:soft-page-break/>sandar semata pada kemampuan mereka, maka mereka kemudian akan koyak menjadi potongan-potongan dan kemudian musnah.</text:p>
      <text:p text:style-name="P492"><text:span text:style-name="T1976">Kita membaca di dalam Al-Quran 19:17 bahwa ruh yang dikirimkan oleh Allah ke dalam maryam (Ibu dari Isa), yang oleh beberapa ulama dikatakan sebagai malaikat Jibril, nampak padanya sebagai seorang manusia. </text:span><text:s/><text:span text:style-name="T1976">Ketika Jibril </text:span><text:span text:style-name="T1977">datang</text:span><text:span text:style-name="T1976"> kepada Nabi Muhammad, salawat dan salam </text:span><text:span text:style-name="T1977">kepadanya</text:span><text:span text:style-name="T1976">, dengan wahyu atau pesan dari Allah, dia biasanya nampak sebagai seorang kesatria, seorang petualang, atau seorang sahabat yang bernama Dihya. Sebagai contoh, dia nampak sebagai seorang kesatria di atas punggung kuda menyusul berakhirnya perang Khandaq, dan berkata pada Rasulullah, salawat dan salam </text:span><text:span text:style-name="T1977">kepadanya</text:span><text:span text:style-name="T1976">: “</text:span><text:span text:style-name="T77">Ya Rasulullah, kamu sudah melepaskan baju zirahmu namun kami, para malaikat, sama sekali belum melakukannya. Allah memerintahkan padamu untuk berjalan menuju Banu Quraizah.</text:span><text:span text:style-name="T1976">” </text:span><text:span text:style-name="T892">Suatu ketika dia datang sebagai seorang pengembara </text:span><text:span text:style-name="T893">yang berpakaian putih dan, agar supaya para sahabat lebih bisa menjalankan perintah agama, kemudian bertanya pada Nabi Muhammad pertanyaan semacam: </text:span><text:span text:style-name="T6">Apa itu iman? Apa itu Islam? Apa itu Ihsan (kesempurnaan dalam perbuatan)? Kapan hari kiamat tiba? </text:span></text:p>
      <text:p text:style-name="P411">Seperti halnya malaikat dan jin, Setan (yang juga adalah jin) bisa nampak dalam berbagai bentuk. Telah diriwayatkan bahwa sebelum perang Badar, dia nampak kepada pemimpin Quraisy sebagai seorang laki-laki tua yang berasal dari N<text:span text:style-name="T1978">e</text:span>jd dan memberi nasihat kepada mereka. <text:span text:style-name="T1979">Demikian pula, seorang sahabat sedang menjaga rampasan perang mendapati setan sedang mencuri beberapa barang. </text:span><text:span text:style-name="T1980">Setan memohon kepada sahabat <text:s/>untuk melepaskannya, yang mana dipenuhinya, dua kali. Pada kali ketiga, sahabat mencoba membawanya kepada Rasulullah. Namun setan kemudian memohon: “</text:span><text:span text:style-name="T78">lepaskan saya, dan saya akan mengatakan padamu bagaimana cara melindungi dirimu terhadapku</text:span><text:span text:style-name="T1980">.” Sang sahabat kemudian menanyakan bagaimana caranya, dan setan menjawab bahwa itu ada pada </text:span><text:span text:style-name="T78">ayat kursi </text:span><text:span text:style-name="T1980">(</text:span><text:span text:style-name="T1848">Al-Quran </text:span><text:span text:style-name="T1980">2:255). Ketika diberitakan ini, Rasulullah, salawat dan salam </text:span><text:span text:style-name="T1978">kepadanya</text:span><text:span text:style-name="T1980">, berkata: </text:span><text:span text:style-name="T78">penjahat itu selalu berbohong, namun untuk kesempatan ini dia berkata yang benar</text:span><text:span text:style-name="T1980">.</text:span></text:p>
      <text:p text:style-name="P412">Al-Quran telah mencatat bahwa sekelompok jin mendengarkan Rasulullah membacakan ayat Al-Quran dan ketika mereka kembali kepada orang-orang, berkata: “<text:span text:style-name="T5">wahai manusia! Sesungguhnya kami telah mendengarkan sebuah kitab yang diturunkan sesudah Musa. Menegaskan apa yang diturunkan sesudahnya, dan memandu kepada jalan yang benar dan </text:span><text:soft-page-break/><text:span text:style-name="T5">lurus</text:span>” (<text:span text:style-name="T1848">Al-Quran </text:span>46:30). Surah tersebut kemudian berlanjut dengan apa yang mereka pikirkan tentang apa yang mereka dengar. Beberapa hadis mengatakan kepada kita bahwa Rasulullah, salawat dan salam <text:span text:style-name="T1978">kepadanya</text:span>, membacakan beberapa bagian dari Al-Quran dan mendakwahkan pesan-pesannya kepada golongan jin. </text:p>
      <text:p text:style-name="P413">Jin juga bisa nampak dalam bentuk ular, kalajengking, unta, keledai, burung, dan binatang-binatang lainnya. Ketika Rasulullah, salawat dan salam <text:span text:style-name="T1978">kepadanya</text:span>, menerima baiat dari golongan jin di lembah <text:span text:style-name="T5">Batn an-Nakhla </text:span>dia menginginkan mereka untuk nampak kepada <text:span text:style-name="T1978">kaumnya</text:span> entah itu dalam wujud aslinya atau dalam wujud lain yang disetujui, <text:span text:style-name="T1981">bukan dalam wujud binatang yang berbahaya seperti anjing atau kalajengking. Dia kemudian berkata </text:span><text:span text:style-name="T1978">ke</text:span><text:span text:style-name="T1981">pada umatnya: </text:span><text:span text:style-name="T79">“ketika kamu melihat binatang di dalam rumahmu, katakan </text:span><text:span text:style-name="T80">ke</text:span><text:span text:style-name="T79">padanya tiga kali: ‘demi ker</text:span><text:span text:style-name="T80">e</text:span><text:span text:style-name="T79">daan Allah, tingg</text:span><text:span text:style-name="T80">alkan</text:span><text:span text:style-name="T79"> tempat ini’ k</text:span><text:span text:style-name="T81">arena ia bisa saja jin yang bersahabat. Jika dia tidak pergi, maka itu bukanlah jin. Jika itu berbahaya, maka kamu harus membunuhnya.</text:span><text:span text:style-name="T79">” </text:span></text:p>
      <text:p text:style-name="P414">Para jin yang memberikan baiat kepada Rasulullah berjanji kepadanya: “<text:span text:style-name="T82">jika umatmu mengucapkan basmala (Dengan nama Allah yang maha pengasih lagi maha penyayang) sebelum melakukan segala sesuatu dan menutup makanan mereka, maka kami tidak akan menyentuh makanan atau minuman mereka.</text:span>” <text:span text:style-name="T1982">Hadis lainnya mengatakan: [</text:span><text:span text:style-name="T82">ketika kamu </text:span><text:span text:style-name="T7">buang air kecil</text:span><text:span text:style-name="T1982">] </text:span><text:span text:style-name="T7">jangan kamu membersihkan dirimu dengan tulang atau kotoran hewan yang kering, karena itu bisa saja jadi makanan bagi saudara-saudaramu dari golongan jin.</text:span></text:p>
      <text:h text:style-name="P64" text:outline-level="2"><text:bookmark-start text:name="__RefHeading___Toc15205_3975774274"/>Jin dan Uma<text:span text:style-name="T1983">t</text:span> Manusia<text:bookmark-end text:name="__RefHeading___Toc15205_3975774274"/></text:h>
      <text:p text:style-name="P365"><text:span text:style-name="T1984">Beberapa orang bisa saja </text:span><text:span text:style-name="T1985">pergi menuju keadaan tidak sadar dan menjalin kontak </text:span><text:span text:style-name="T1986">dengan makhluk yang berasal dari alam gaib</text:span><text:span text:style-name="T1985">. <text:s/></text:span><text:span text:style-name="T1987">Akan tetapi, </text:span><text:span text:style-name="T1988">kita harus mengingat bahwa entah ini adalah malaikat atau jin, makhluk </text:span><text:span text:style-name="T683">gaib</text:span><text:span text:style-name="T1988"> juga memiliki </text:span><text:span text:style-name="T1989">syarat </text:span><text:span text:style-name="T1988">tertentu bagi kehidupan mereka dan dibatasi oleh prinsip-prinsip dan batasan tertentu. </text:span><text:span text:style-name="T1990">Untuk alasan ini, </text:span><text:span text:style-name="T1991">seseorang yang bersentuhan dengan jin harus berhati-hati, karena </text:span><text:span text:style-name="T1989">seseorang </text:span><text:span text:style-name="T1991">bisa saja dipengaruhi oleh mereka dan kemudian dipermainkannya. </text:span></text:p>
      <text:p text:style-name="P493">Beberapa memastikan bahwa Mirza Ghulam Ahmad (1839-1908 <text:span text:style-name="T1992">M</text:span>) <text:soft-page-break/>dari Qadian (India),<text:note text:id="ftn10" text:note-class="footnote"><text:note-citation>12</text:note-citation><text:note-body><text:p text:style-name="P28">Pendiri dari sekte Qadiyani (yang juga dikenal sebagai Ahmadiyya), yang sebagian besar umat muslim mengatakannya sebagai bid’ah atau bahkan keluar dari Islam</text:p></text:note-body></text:note> <text:span text:style-name="T1993">telah jatuh ke dalam trik semacam itu. </text:span><text:span text:style-name="T1994">Dia mencoba melayani Islam dengan berperang terhadap Yogisme Hindu melalui Fakirisme, namun kemudian jin jahat kemudian menguasainya. Pertama mereka membisikkan </text:span><text:span text:style-name="T1995">ke</text:span><text:span text:style-name="T1994">padanya bahwa ia adalah pembaharu (agama), kemudian dia adalah Mahdi (mesias), </text:span><text:span text:style-name="T1996">dan ketika dia kemudian pada akhirnya berada di bawah pengaruh dan kendali mereka, mereka mengatakan kepadanya untuk menyatakan bahwa </text:span><text:span text:style-name="T1995">dirinya </text:span><text:span text:style-name="T1996">merupakan penjelmaan dari Allah. </text:span></text:p>
      <text:p text:style-name="P494">Dosa-dosa dan <text:span text:style-name="T1995">kekotoran</text:span> akan mengundang pengaruh dari jin-jin jahat atau jin-jin kafir. Orang-orang dengan karakter yang lemah, mereka yang cenderung melankolis, dan mereka yang menjalani kehidupan yang sia-sia dan tidak disiplin, adalah target utama mereka. Jin jahat biasanya bersemayam di tempat-tempat pembuangan sampah atau tempat-tempat kotor lainnya, pemandian umum, atau di kamar mandi. </text:p>
      <text:p text:style-name="P495">Jin bisa menembus tubuh manusia bahkan lebih dalam dari sinar-X. <text:span text:style-name="T1997">Mereka bisa menjangkau urat dan pembuluh atau bahkan titik pusat dari otak. Mereka bisa bertindak seperti laser, yang digunakan di mana saja mulai dari komputer hingga senjata nuklir, mulai dari pengobatan hingga komunikasi dan penyelidikan polisi dan untuk menghilangkan penghalang dalam pembuluh dan nadi kita. Jadi, dengan menganggap bahwa setan dan jin diciptakan dari api yang tidak berasap yang bisa menembus jauh ke dalam tubuh manusia, seperti radiasi atau energi radioaktif, kita bisa memahami <text:s/>makna dari Hadis nabi: </text:span><text:span text:style-name="T83">setan bergerak di dalam pembuluh darah manusia. </text:span></text:p>
      <text:p text:style-name="P415">Jin bisa saja membahayakan tubuh dan akan mengakibatkan <text:span text:style-name="T1998">penyakit fisik dan fisiologis. </text:span><text:span text:style-name="T1999">Mungkin adalah ide yang bagus bagi otoritas medis untuk meninjau jin sebagai penyebab tipe kanker tertentu, </text:span><text:span text:style-name="T371">karena kanker sifatnya adalah ketidakteraturan dan penyakit di dalam tubuh yang dapat kita gambarkan sebagai sel-sel yang anarkis. Mungkin jin bisa saja telah berdiam pada bagian tubuh tersebut dan kemudian merusak struktur sel-selnya. </text:span></text:p>
      <text:p text:style-name="P365"><text:span text:style-name="T894">Meskipun </text:span><text:span text:style-name="T895">ilmu pengetahuan</text:span><text:span text:style-name="T894"> tidak menerima keberadaan makhluk </text:span><text:span text:style-name="T639">gaib</text:span><text:span text:style-name="T894"> dan membatasi dirinya pada </text:span><text:span text:style-name="T895">alam </text:span><text:span text:style-name="T894">materi, kita bisa menganggap bahwa adalah yang pantas untuk mempertimbangkan kemungkinan bahwa jin-jin jahat memainkan peran pada beberapa penyakit mental semacam skizofrenia. </text:span><text:span text:style-name="T1279">Kita terus-menerus mendengar kasus-kasus di mana mereka yang </text:span><text:soft-page-break/><text:span text:style-name="T1280">menderita penyakit mental, </text:span><text:span text:style-name="T1281">epilepsi, atau bahkan kanker, bisa sembuh dengan membacakan doa-doa tertentu.</text:span><text:span text:style-name="T896"> Kasus-kasus tersebut sangat serius dan signifikan, </text:span><text:span text:style-name="T897">dan tidak bisa diabaikan atau dihilangkan dengan mengaitkannya dengan sugesti atau oto-sugesti. Ketika sains pada akhirnya menerima keberadaan dimensi metafisis dan pengaruh dari kekuatan metafisis, mereka yang menerapkannya akan bisa menghilangkan banyak halangan dan akan membuat banyak kemajuan yang besar dan membuat sedikit kesalahan. </text:span></text:p>
      <text:p text:style-name="P365"><text:span text:style-name="T898">Saat ini, pintu ke dalam </text:span><text:span text:style-name="T899">alam </text:span><text:span text:style-name="T898">metafisis agak sedikit dibuka. Kita baru saja </text:span><text:span text:style-name="T899">berada </text:span><text:span text:style-name="T898">pada permulaan dalam menjalin kontak dengan Jin dan </text:span><text:span text:style-name="T640">makhluk gaib yang jahat</text:span><text:span text:style-name="T898">. Akan tetapi, suatu saat </text:span><text:span text:style-name="T899">nanti </text:span><text:span text:style-name="T898">kita akan merasakan </text:span><text:span text:style-name="T640">banyak kendala sehingga masuk ke dalam alam </text:span><text:span text:style-name="T898">ini untuk menyelesaikan banyak dari masalah mereka yang berkaitan dengan dunia ini. </text:span></text:p>
      <text:p text:style-name="P416">Al-Quran berkata bahwa <text:span text:style-name="T5">Allah menganugerahkan kepada <text:s/>anak cucu Ibrahim kitab, kebijaksanaan, dan kerajaan yang mulia </text:span>(<text:span text:style-name="T1848">Al-Quran </text:span>4:54). Kerajaan yang mulia terwujud secara sempurna melalui Nabi Daud dan Sulaiman, <text:span text:style-name="T2000">keselamatan atas mereka</text:span>. <text:span text:style-name="T2001">Nabi Sulaiman </text:span><text:span text:style-name="T2002">tidak hanya memerintah kepada manusia, namun <text:s/>juga kepada golongan jin dan makhluk gaib lainnya, hewan, dan juga angin: </text:span><text:span text:style-name="T84">Allah menundukkan padanya makhluk gaib, beberapa di antaranya menyelam untuk mendapatkan mutiara dan melakukan pekerjaan lainnya </text:span><text:span text:style-name="T2003">(</text:span><text:span text:style-name="T2004">Al-Quran </text:span><text:span text:style-name="T2003">21:82). Sulaiman memiliki pasukan dari golongan jin dan burung-burung, dan dia mempekerjakan jin pada banyak <text:s/>pekerjaan: </text:span><text:span text:style-name="T85">dia membuatkan padanya apa yang dia kehendaki: sinagog, istana, kolam permandian dan air panas yang berada di bawah tanah </text:span><text:span text:style-name="T2005">(</text:span><text:span text:style-name="T2004">Al-Quran </text:span><text:span text:style-name="T2005">34:13); dan </text:span><text:span text:style-name="T86">angin juga ditundukkan kepadanya</text:span><text:span text:style-name="T2006">; <text:s/></text:span><text:span text:style-name="T86">jalurnya pada siang hari adalah perjalanan selama satu bulan dan jalurnya pada sore hari juga adalah perjalanan <text:s/>selama satu bulan </text:span><text:span text:style-name="T2006">(</text:span><text:span text:style-name="T1793">Al-Quran </text:span><text:span text:style-name="T2006">34:12). Seperti yang sudah ditegaskan sebelumnya, </text:span><text:span text:style-name="T86">singgasana dari ratu Saba’ dibawa dari Yaman ke Yerusalem oleh jin dalam masa sekedipan mata </text:span><text:span text:style-name="T2006">(</text:span><text:span text:style-name="T1793">Al-Quran </text:span><text:span text:style-name="T2006">27:40)</text:span><text:span text:style-name="T2003">.</text:span></text:p>
      <text:p text:style-name="P417">Ayat yang berhubungan dengan kerajaan Sulaiman merujuk pada batasan bagi manusia dalam menggunakan jin dan makhluk gaib. Ayat itu juga menunjukkan bahwa suatu saat <text:span text:style-name="T2000">nanti</text:span> kita bisa menggunakan mereka pada banyak pekerjaan, khususnya dalam berkomunikasi. <text:span text:style-name="T342">Adalah hal mungkin juga jika mereka bisa dipekerjakan dalam <text:s/>urusan keamanan, dalam pertambangan dan pekerjaan <text:s/>logam, bahkan dalam kajian ruang angkasa dan riset sejarah. Karena jin bisa hidup hingga 1000 tahun, maka me</text:span><text:soft-page-break/><text:span text:style-name="T342">reka bisa digunakan dalam membangun fakta-fakta sejarah. </text:span><text:bookmark text:name="Bookmark 2 ini cara hidup seribu tahun"/></text:p>
      <text:h text:style-name="P64" text:outline-level="2"><text:bookmark-start text:name="__RefHeading___Toc15207_3975774274"/>Setan dan Umat Manusia<text:bookmark-end text:name="__RefHeading___Toc15207_3975774274"/></text:h>
      <text:p text:style-name="P496">Jin-jin yang kita kenal sebagai setan diciptakan dari api. <text:span text:style-name="T2007">Sebelum kepatuhan dan keikhlasannya diuji melalui Adam, dia telah berada dalam kelompok malaikat, bertindak dan beribadah seperti halnya yang mereka lakukan. Tidak seperti malaikat, yang bagaimanapun juga, tidak akan membangkang terhadap Allah (</text:span><text:span text:style-name="T1793">Al-Quran </text:span><text:span text:style-name="T2007">66:6), setan (yang disebut iblis sebelum dilakukan pengujian tersebut) adalah </text:span><text:span text:style-name="T2008">bebas untuk memilih jalur yang ditempuh oleh perilakunya. Ketika Allah mengujinya dan para malaikat dengan memerintahkan mereka untuk sujud kepada Adam, benih </text:span><text:span text:style-name="T2009">dalam dirinya yang angkuh kemudian berkembang dan menenggelamkan dirinya. Dia membalas dengan keangkuhannya: “</text:span><text:span text:style-name="T87">Saya lebih baik ketimbang dirinya. Kamu menciptakan saya dari api, </text:span><text:span text:style-name="T88">sementara dia Engkau ciptakan dari tanah</text:span><text:span text:style-name="T2009">” </text:span><text:span text:style-name="T2010">(</text:span><text:span text:style-name="T1793">Al-Quran </text:span><text:span text:style-name="T2010">38:78). </text:span></text:p>
      <text:p text:style-name="P497">Mengapa setan diciptakan? Setan diciptakan untuk tujuan yang penting. Jika setan, yang terus-menerus berusaha <text:span text:style-name="T2011">menggoda</text:span> kita, tidak pernah ada, maka penciptaan kita sama sekali tidak bermakna dan sia-sia. <text:s/><text:span text:style-name="T2011">Allah memiliki hamba-hamba yang tidak terhitung jumlahnya yang tidak pernah membangkang <text:s/>sehingga hanya mengerjakan apa yang dikatakan kepada mereka. Kenyataannya, keberadaan Allah yang memiliki banyak nama yang indah serta sifat-sifat yang mulia dikehendaki bukan karena adanya kebutuhan yang ditimbulkan oleh faktor luar, akan tetapi karena sifat-sifat hakikat dari nama-nama-Nya, yang mana harus terwujudkan. Dia mewujudkan semua dari nama-nama-Nya melalui umat manusia. </text:span></text:p>
      <text:p text:style-name="P498">Karena Dia memiliki kehendak, dia juga memberikan kita akal sehingga kita bisa membedakan <text:span text:style-name="T2012">antara</text:span> kebaikan dari kejahatan. Sebagai tambahan, Allah memberikan kita banyak kapasitas. Kemampuan kita untuk mengembangkan kapasitas ini dan perjuangan kita untuk memilih antara yang baik dan yang jahat membuat kita untuk mengalami perjuangan terus-menerus di dalam diri kita serta dunia di sekitar kita. Seperti halnya Allah mengirimkan elang untuk menangkap burung pipit sehingga burung pipit bisa mengembangkan <text:span text:style-name="T2012">kemampuannya</text:span> untuk melepaskan diri, Dia juga menciptakan setan dan mengizinkannya untuk menggoda kita sehingga kemampuan kita untuk mengatasi godaan akan mengangkat derajat kita secara spiritual dan menguatkan keinginan baik kita. <text:span text:style-name="T2013">Seperti halnya rasa lapar akan memacu manusia dan binatang untuk berusaha lebih lanjut dan </text:span><text:soft-page-break/><text:span text:style-name="T2013">menemukan cara baru untuk pemenuhannya, <text:s/>dan ketakutan akan mengilhami pertahanan, maka godaan dari setan akan membuat kita untuk mengembangkan potensial kita dan menjaga kita dari dosa. </text:span></text:p>
      <text:p text:style-name="P499">Para malaikat tidak akan pernah naik derajatnya secara spiritual karena setan tidak pernah menggoda mereka dan mengakibatkan mereka untuk menyimpang. Binatang memiliki tabiat yang tetap, sehingga tidak akan mencapai derajat yang lebih tinggi atau lebih rendah. Hanya umat manusia yang bisa mengganti posisi mereka secara spiritual. </text:p>
      <text:p text:style-name="P500">Terdapat perjalanan spiritual yang panjang di antara kedudukan dari para Nabi dan wali hingga ke kedudukan orang-orang seperti Firaun dan Namrud. Dengan demikian, itu tidak bisa dipastikan bahwa penciptaan setan adalah sebuah kejahatan. Meskipun setan pada hakikatnya jahat dan melayani banyak tujuan yang penting,<text:span text:style-name="T342"> penciptaan yang dilakukan oleh Allah meliputi seluruh alam semesta dan harus dimengerti dalam hubungannya dengan hasil, tidak hanya ditinjau dari tindakan itu sendiri. Apapun yang Allah lakukan atau ciptakan adalah baik dan indah pada dirinya sendiri atau dalam pengaruhnya. <text:s/>Sebagai contoh, hujan dan api adalah sangat berguna namun akan mengakibatkan bahaya yang besar jika disalahgunakan.</text:span> Sehingga, seseorang tidak bisa memastikan bahwa penciptaan api dan air seluruhnya tidak baik. Demikian pula dengan penciptaan setan. Tujuan utamanya adalah untuk membuat potensi kita berkembang, menguatkan keinginan kita dengan menahan godaannya, dan kemudian menaikkan kita ke derajat yang lebih tinggi. </text:p>
      <text:p text:style-name="P501">Untuk dalil-dalil yang dikemukakan oleh beberapa orang bahwa setan menggiring banyak orang untuk menjadi kafir dan kemudian mendapatkan hukuman di neraka, maka saya menjawab: </text:p>
      <text:p text:style-name="P502">Pertama, meskipun setan diciptakan untuk tujuan baik dan universal, namun banyak orang kemudian dikelabui olehnya. <text:span text:style-name="T342">Namun setan hanya bisa membisikkan dan mendorong kita; dia tidak bisa memaksa kamu untuk jatuh dalam kejahatan dan dosa.</text:span> Jika kamu sangat lemah sehingga janji-janji palsunya kemudian menipumu, dan kamu membiarkan dirimu untuk terseret ke bawah, maka kamu akan mendapatkan hukuman dari Allah akibat menyalahgunakan <text:span text:style-name="T2014">kapasitas penting yang diberikan oleh Allah yang membolehkan kamu untuk mengembangkan kemampuanmu dan terangkat ke derajat yang lebih tinggi. Kamu harus menggunakan akalmu, yang membuatmu menjadi manusia <text:s/>dan memberikan kamu posisi tertinggi dalam penciptaan, <text:s/>dengan tepat dan untuk memajukan kemampuan in</text:span><text:soft-page-break/><text:span text:style-name="T2014">telektualmu serta evolusi spiritualmu. Jika tidak, maka kamu harus menyalahkan anugerah akal yang diberikan padamu yang kemudian menyalahkan posisimu sebagai manusia. </text:span></text:p>
      <text:p text:style-name="P503">Kedua, karena kualitas adalah lebih penting ketimbang kuantitas, maka kita harus menilai secara kualitatif, alih-alih kuantitatif dalam membuat keputusan. Sebagai contoh, <text:span text:style-name="T2015">100 benih tanaman hanya berharga 10 sen jika tidak ditanam. </text:span><text:span text:style-name="T372">Jika hanya 20 dari 100 benih yang tumbuh menjadi pepohonan akibat 80 lainnya dirusak akibat terlalu banyak air, dapatkah kita berdali</text:span><text:span text:style-name="T373">h</text:span><text:span text:style-name="T372"> bahwa adalah sebuah kejahatan untuk menanam dan memberikan air pada benih?</text:span><text:span text:style-name="T2015"> Saya pikir semua kita pasti setuju bahwa adalah keseluruhannya baik untuk memiliki 20 pohon sebagai ganti terhadap 20 bibit, karena 20 pohon tersebut akan menghasilkan 20 ribu tanaman. </text:span></text:p>
      <text:p text:style-name="P504">Demikian pula, 100 ekor burung merak mungkin saja hanya berharga beberapa puluh dolar. Namun jika hanya 20 butir yang menetas dan sisanya tidak, apakah ada yang akan mengatakan bahwa adalah sebuah kesalahan untuk mempertaruhkan 80 butir telur menjadi rusak untuk menggantinya dengan 20 ekor merak? Kebalikannya, adalah hal yang sepenuhnya baik untuk memiliki 20 merak dengan membuang 80 butir telur, karena 20 merak tersebut akan menetaskan telur yang lebih banyak lagi. </text:p>
      <text:p text:style-name="P505">Demikian pula dengan umat manusia. Dengan berperang melawan setan <text:s/>dan kejahatan yang mereka bisikkan, banyak orang-orang yang hina <text:span text:style-name="T2016">dan tak berguna </text:span>telah “jatuh” sebagai ganti <text:span text:style-name="T2016">lahirnya ratusan ribu nabi-nabi, jutaan wali-wali, dan miliaran laki-laki <text:s/>dan perempuan yang menghasilkan kebijaksanaan dan pengetahuan, ketulusan dan moral yang baik. Semua ini adalah matahari, bulan, bintang-bintang dari dunia umat manusia. </text:span></text:p>
      <text:p text:style-name="P506">Bagaimana setan berusaha menggoda umat manusia. Pikiran jahat yang tiba-tiba, <text:span text:style-name="T292">angan-angan, dan ide jahat biasanya adalah hasil dari godaan setan. Seperti halnya baterai yang memiliki dua kutub, hati manusia (dengan menggunakan istilah “kita” yang kita maksudkan adalah kedudukan atau pusat dari kecerdasan spiritual) juga memiliki dua titik pusat atau kutub. Satu memperoleh inspirasi dari malaikat, </text:span><text:span text:style-name="T2017">dan yang lainnya sangat rentan dengan godaan setan. </text:span></text:p>
      <text:p text:style-name="P507">Ketika orang-orang yang beriman memperdalam iman dan penghambaan mereka, dan jika <text:span text:style-name="T2018">mereka seksama dan hati-hati dalam perasaan, maka setan akan menggoda mereka dalam berbagai arah. </text:span><text:span text:style-name="T2019">Dia tidak akan menguji mereka yang mengikutinya secara sukarela dan memanjakan diri mereka dengan hal-hal yang fana, namun biasanya akan mencari mereka yang ren</text:span><text:soft-page-break/><text:span text:style-name="T2019">dah hati, orang-orang beriman yang saleh yang berusaha mencoba untuk naik ke kedudukan spiritual yang tinggi. Dia akan membisikkan ide-ide yang baru dan orisinal bagi orang-orang kafir yang penuh dosa, atas nama kekafiran, dan mengajarkan mereka bagaimana berjuang melawan agama yang benar dan pengikut-pengikutnya. </text:span></text:p>
      <text:p text:style-name="P508">Kita membaca dalam Al-Quran 7:17 bahwa <text:span text:style-name="T89">ketika Allah mengutuk setan karena pembangkangan dan kecongkakannya, setan meminta untuk penangguhan hingga hari kiamat sehingga ia bisa menggoda umat manusia. Allah mengizinkannya untuk melakukannya, seperti yang sudah disebutkan sebelumnya, dan setan <text:s/>menjawab: “Maka aku akan datang kepada mereka dari depan dan dari belakang, dari kiri dan dari kanan, <text:s/>dan Engkau tidak akan mendapati sebagian besar dari mereka dalam keadaan bersyukur.” </text:span></text:p>
      <text:p text:style-name="P418">Ayat ini bermaksud bahwa setan akan melakukan apapun yang bisa dia lakukan untuk menggoda kita. <text:span text:style-name="T2020">Kita adalah makhluk yang paling kompleks, </text:span><text:span text:style-name="T2021">karena Allah mewujudkan semua nama-nama-Nya pada diri kita. Dunia ini adalah ajang untuk pengujian, </text:span><text:span text:style-name="T2022">di mana kita akan ditempa sehingga kita bisa mengabdi sebagai pencerminan dari Allah </text:span><text:span text:style-name="T2023">dan akan mendapatkan balasan berupa kebahagiaan yang abadi. </text:span><text:span text:style-name="T2024">Allah akan menganugerahi kita dengan berbagai macam perasaa</text:span><text:span text:style-name="T2025">n, kemampuan, dan potensi untuk </text:span><text:span text:style-name="T2026">dilatih</text:span><text:span text:style-name="T2025"> dan dikembangkan. </text:span><text:span text:style-name="T2026">Jika perasaan dan kemampuan tertentu (misalnya kecerdasan, marah, bersyukur, keras kepala, dan nafsu) tidak dilatih </text:span><text:span text:style-name="T2027">dan diarahkan kepada tujuan mulia akan tetapi disalahgunakan, dan jika kehendak alami kita dan sifat kebinatangan tidak dibatasi dan dipenuhi dengan cara yang benar, maka mereka akan mengakibatkan bahaya bagi kita di sini dan di hari kemudian. </text:span></text:p>
      <text:p text:style-name="P419">Setan menghampiri kita dari kiri dan berusaha, dengan menggunakan sisi kebinatangan kita serta perasaan dan kemampuan kita, membimbing kita ke dalam dosa dan kejahatan. <text:span text:style-name="T374">Ketika dia menghampiri kita dari depan, dia akan membuat kita berputus asa tentang masa depan, </text:span><text:span text:style-name="T375">membisikkan bahwa hari kiamat tidak akan pernah datang, dan apapun yang agama katakan tentang hari kiamat semata-mata fiksi. </text:span><text:span text:style-name="T2028">Dia juga menyarankan bahwa agama sudah kadalu</text:span><text:span text:style-name="T2029">w</text:span><text:span text:style-name="T2028">arsa dan usang, sehingga tidak berguna bagi </text:span><text:span text:style-name="T2030">orang-orang yang hidup di masa sekarang atau di masa </text:span><text:span text:style-name="T2012">yang</text:span><text:span text:style-name="T2030"> akan datang. Ketika dia datang kepada kita dari belakang, dia berusaha membuat kita untuk mengingkari kenabian dan hal-hal lainnya yang penting bagi keimanan, </text:span><text:span text:style-name="T2031">seperti keberadaan dan keesaan Allah, kitab-kitab Allah dan para malaikat. </text:span><text:soft-page-break/><text:span text:style-name="T2031">Melalui godaan dan bujukannya, setan berusaha merusak secara sepenuhnya hubungan kita dengan agama dan memimpin kita ke dalam dosa. </text:span></text:p>
      <text:p text:style-name="P420">Setan hanya bisa menggoda orang-orang beriman yang saleh dengan mendatangi mereka dari kanan dan menguji mereka dengan ego dan kebanggaan. Dia membisikkan bahwa mereka adalah orang-orang beriman yang mulia, dan secara perlahan membawa mereka untuk jatuh melalui <text:span text:style-name="T2032">berbangga diri dan keinginan untuk dipuji atas perbuatan baik mereka. Sebagai contoh, jika orang-orang yang beriman melaksanakan </text:span><text:span text:style-name="T2033">salat tahajjud </text:span><text:span text:style-name="T2034">secara kelewatan dan mengatakan hal itu kepada orang lain sehingga mereka memujinya, dan jika mereka mengaitkan pencapaian mereka serta perbuatan baik mereka </text:span><text:span text:style-name="T2035">kepada mereka sendiri dan mengkritik orang lain secara rahasia, maka mereka akan jatuh ke dalam pengaruh setan. Ini merupakan ujian yang berbahaya bagi orang-orang yang beriman, </text:span><text:span text:style-name="T2036">jadi <text:s/>mereka harus terus-menerus waspada pada taktik ini. </text:span></text:p>
      <text:p text:style-name="P421">Cara lain dari setan adalah dengan membuat hal-hal yang tidak penting seolah-olah penting, dan demikian pula sebaliknya. <text:span text:style-name="T2037">Jika orang-orang yang beriman </text:span><text:span text:style-name="T2038">berdebat di masjid mengenai hal-hal yang tidak penting, seperti apakah seseorang bisa menggunakan tasbih dalam memuji Allah sesudah salat lima waktu, sementara anak-anak mereka di rumah telah terseret ke dalam kekafiran dan materialisme atau tenggelam ke dalam lumpur </text:span><text:span text:style-name="T2039">kerusakan moral</text:span><text:span text:style-name="T2038">, maka setan telah menggoda mereka. </text:span></text:p>
      <text:p text:style-name="P422">Jika setan tidak bisa menggoda orang-orang mukmin, dia akan membisikkan pikiran yang kacau serta angan-angan kepada mereka. <text:span text:style-name="T342">Sebagai contoh, </text:span><text:span text:style-name="T376">dengan mengaitkan beberapa ide dengan ide lainnya, maka dia akan membuat orang-orang beriman </text:span><text:span text:style-name="T377">menjadi tidak bersyukur kepada Allah, atau membayangkan kekafiran atau pembangkangan.</text:span><text:span text:style-name="T2040"> Jika </text:span><text:span text:style-name="T2041">mereka mendiamkan pikiran tersebut, setan akan mengusik mereka</text:span><text:span text:style-name="T378"> hingga mereka jatuh ke dalam keraguan tentang keimanan mereka atau menjadi putus asa karena menjalankan kehidupan yang saleh. </text:span></text:p>
      <text:p text:style-name="P423">Cara lainnya adalah dengan membuat orang-orang mukmin yang saleh untuk meragukan kebenaran atau keabsahan tata cara peribadahan mereka. Sebagai contoh: apakah saya sudah melaksanakan salat saya dengan benar? Apakah saya mencuci tangan atau wajah saya <text:s/>secara sempurna <text:s/>ketika berwudu? Sudah berapa kali saya mencuci bagian tubuh yang harus dibasuh? </text:p>
      <text:p text:style-name="P423"><text:span text:style-name="T2042">Orang-orang <text:s/>beriman yang diusik dengan pikiran tiba-tiba tersebut, angan-angan, dan keraguan harus mengetahui bahwa hal tersebut tidak di</text:span><text:soft-page-break/><text:span text:style-name="T2042">sengaja dan hati kita sama sekali tidak terlibat di dalamnya. </text:span><text:span text:style-name="T2043">Seperti halnya bajak laut yang menyerang kapal harta karun, pencuri membobol orang kaya, dan negara yang kuat berusaha untuk mengendalikan negara yang lemah, setan berusaha untuk menggunakan bujukan jahatnya untuk membahayakan mereka. Hati orang-orang beriman menjadi bermasalah. <text:s/>Ini menyerupai demam, ketika suhu tubuh naik, maka antibodi terbentuk dalam darah si pasien untuk menghalangi atau menghancurkan bakteri-bakteri yang berbahaya atau kuman-kuman. Demikian pula, mereka yang memiliki hati yang berpenyakit akan berusaha melawan. </text:span></text:p>
      <text:p text:style-name="P424">Ini menunjukkan bahwa pikiran dan rayuan seperti itu tidak berasal dari, dan tidak diterima atau diambil oleh hati kita. Jadi, seperti halnya cerminan dari sesuatu yang kotor bukanlah kekotoran dan tidak akan membuat kamu merasa tercemar, dan seperti halnya cerminan dari ular tidak akan menggigit, membayangkan kekafiran tidak sama dengan kekafiran itu sendiri, dan membayangkan diri kamu mencaci-maki tidak sama dengan caci maki. <text:s/>Adalah hal yang setara untuk <text:span text:style-name="T2044">mengatakan bahwa bujukan setan adalah berguna, karena mereka akan membuat orang-orang beriman selalu siap untuk melawan godaan dan meneruskan perjuangan mereka terhadap </text:span><text:span text:style-name="T2045">hawa nafsu</text:span><text:span text:style-name="T2044"> dan setan. Ini akan mengakibatkan mereka untuk membuat perkembangan secara spiritual. </text:span></text:p>
      <text:p text:style-name="P425">Bagaimana melawan godaan setan. Kenyataannya, Al-Quran 4:76 mengatakan kepada kita bahwa <text:span text:style-name="T90">godaan setan sangatlah lemah</text:span><text:span text:style-name="T2046">. </text:span><text:span text:style-name="T2047">Itu menyerupai sarang laba-laba yang nampak ketika kamu berjalan di antara dua dinding. Itu tidak akan membuatmu untuk berhenti, dan kamu tidak boleh untuk mempedulikannya. Dia akan menggoda atau membisikkan serta menghadirkan perbuatan yang penuh dosa dalam sebuah “</text:span><text:span text:style-name="T91">bungkusan yang penuh tipuan</text:span><text:span text:style-name="T2047">” sehingga orang-orang yang beriman </text:span><text:span text:style-name="T2048">tidak boleh untuk menerima “</text:span><text:span text:style-name="T92">pemberiannya</text:span><text:span text:style-name="T2048">”</text:span><text:span text:style-name="T1889">. Ketika dia membisikkan pikiran jahat, orang-orang beriman harus mengetahui bahwa ini merupakan strategi yang paling <text:s/>lemah dan paling akhir dan berusaha menanganinya sebisa mungkin. Jika mereka memberikan perhatian kepada bisikan tersebut, maka mereka bisa saja dikalahkan. Seperti halnya seorang komandan yang dikalahkan oleh rasa takutnya, dia mengirimkan pasukan ke dua sayap dan meninggalkan bagian tengah menjadi rentan, orang-orang beriman akan menghabiskan kekuatan </text:span><text:span text:style-name="T1890">mereka </text:span><text:span text:style-name="T1889"><text:s/>dalam keteguhan </text:span><text:span text:style-name="T1890">dan ketetapan dalam memerangi setan <text:s/>dan </text:span><text:span text:style-name="T1891">hawa nafsu </text:span><text:span text:style-name="T1890">mereka ketika mereka berkonsentrasi pada bisikan tersebut. Pada akhirnya, mereka tidak bisa bertahan dalam pertempuran yang </text:span><text:soft-page-break/><text:span text:style-name="T1890">sesungguhnya. </text:span></text:p>
      <text:p text:style-name="P426"><text:span text:style-name="T1890">U</text:span><text:span text:style-name="T1886">ntuk membebaskan dirimu dari godaan setan, maka jauhkan dirimu dari kedekatan dengan godaan setan dan dosa. <text:s/></text:span><text:span text:style-name="T1892">Ketidakpedulian dan pengabaian terhadap ibadah merupakan undangan bagi “</text:span><text:span text:style-name="T212">panah-panah</text:span><text:span text:style-name="T1892">” setan. Al-Quran menegaskan: </text:span><text:span text:style-name="T212">bagi yang penglihatannya suram </text:span><text:span text:style-name="T213">dalam mengingat Dia yang maha pemurah, maka kami akan menunjuk kepadanya setan yang akan menjadi pembimbingnya </text:span><text:span text:style-name="T1893">(</text:span><text:span text:style-name="T1894">Al-Quran </text:span><text:span text:style-name="T1893">43:36). </text:span><text:span text:style-name="T1895">Mengingat Allah yang maha pemurah, kejadian-kejadian yang suci dan penting, dan menjalankan kehidupan spiritual yang penuh kesalehan akan menjaga kita </text:span><text:span text:style-name="T1896">dari serangan setan. Sekali lagi, <text:s/>Al-Quran menyarankan: </text:span><text:span text:style-name="T214">Dan jika kamu ditimpa suatu godaan setan, maka berlindung lah kepada Allah. Sesungguhnya Allah Maha Mendengar lagi Maha Mengetahui. Sesungguhnya orang-orang yang bertakwa bila mereka ditimpa was-was dari setan, mereka ingat kepada Allah, maka ketika itu juga mereka melihat kesalahan-kesalahannya. </text:span><text:span text:style-name="T1896">(</text:span><text:span text:style-name="T1894">Al-Quran </text:span><text:span text:style-name="T1896">7:200-</text:span><text:span text:style-name="T1897">20</text:span><text:span text:style-name="T1896">1). </text:span></text:p>
      <text:p text:style-name="P427"><text:span text:style-name="T1896">R</text:span><text:span text:style-name="T1886">asulullah, salawat dan salam </text:span><text:span text:style-name="T1891">kepadanya</text:span><text:span text:style-name="T1886">, menganjurkan: “</text:span><text:span text:style-name="T202">Ketika kamu sedang marah, maka duduklah; jika kamu berdiri maka duduklah; berbaringlah </text:span><text:span text:style-name="T215">atau </text:span><text:span text:style-name="T202">berdiri jika kamu duduk dan melakukan wudu.</text:span><text:span text:style-name="T1886">” </text:span><text:span text:style-name="T1898">Dalam perjalanan pulang dari peperangan, Rasulullah menyuruh berhenti pada tempat tertentu. Mereka sangat kelelahan hingga mereka tertidur sepanjang waktu salat subuh. Ketika mereka terbangun, Rasulullah, salawat dan salam </text:span><text:span text:style-name="T1891">kepadanya</text:span><text:span text:style-name="T1898">, memerintahkan: “</text:span><text:span text:style-name="T216">tinggalkan tempat ini sekaligus, karena setan telah menguasai tempat ini.</text:span><text:span text:style-name="T1898">” Rasulullah juga berkata bahwa setan menjauhi panggilan azan.</text:span></text:p>
      <text:p text:style-name="P428"><text:span text:style-name="T1886">Setan terkadang berusaha menguji kita melalui pemandangan yang cabul. Dia akan membuat kita untuk terobsesi dengan nafsu terlarang. Dalam situasi seperti itu, cobalah mengajak dirimu bahwa segala nafsu terlarang akan mengakibatkan segala bentuk penyesalan dan akan membahayakan kehidupan di hari kemudian atau bahkan kehidupanmu di dunia ini. Dengan mengetahui bahwa kehidupan di dunia in <text:s/>tidak lain dari senda gurau semata, ilusi yang membuat terlena, dan bahwa kehidupan yang sesungguhnya adalah di akhirat sana. Ketika beberapa dari sahabatnya ragu-ragu untuk ikut bergabung dalam peperangan Tabuk karena panas matahari yang menghanguskan, Allah memperingati mereka dengan panas: </text:span><text:span text:style-name="T202">panasnya <text:s/>api neraka adalah jauh lebih dahsyat, jika mereka memahami </text:span><text:span text:style-name="T1886">(</text:span><text:span text:style-name="T1894">Al-Quran </text:span><text:span text:style-name="T1886">9:81). </text:span></text:p>
      <text:h text:style-name="P74" text:outline-level="2"><text:bookmark-start text:name="__RefHeading___Toc15209_3975774274"/><text:soft-page-break/>Mantra dan Sihir<text:bookmark-end text:name="__RefHeading___Toc15209_3975774274"/></text:h>
      <text:p text:style-name="P365">Bagi <text:span text:style-name="T2049">mereka yang tidak percaya dengan sihir dan santet itu disebabkan entah karena mereka tidak percaya dengan segala sesuatu yang berhubungan dengan </text:span><text:span text:style-name="T2045">alam</text:span><text:span text:style-name="T2049"> metafisika atau apa yang mereka anggap terhubung dengan agama, </text:span><text:span text:style-name="T2050">atau karena mereka tidak peduli dengan realitas di balik dimensi fisik. Seorang laki-laki dalam usia lima puluhnya berkata pada saya: </text:span></text:p>
      <text:p text:style-name="P509">Hingga tahun lalu, saya tidak percaya dengan sihir dan santet. Akan tetapi, tahun lalu salah satu dari keluarga saya menjadi gila. Ketika dia marah, dia menjadi kaku dengan matanya tertuju kepada satu titik. Kami mencari pertolongan kepada setiap dokter, namun percuma. Pada akhirnya, kami pergi ke seseorang yang bisa menghilangkan sihir. Dia mengucapkan mantra-mantra dan melakukan beberapa hal. Dalam perjalanan pulang, si pasien kemudian bertanya dengan nada datar: “<text:span text:style-name="T5">Di mana saya? Apa yang terjadi padaku?</text:span>” <text:span text:style-name="T762">Dia kemudian pulih. Saya percaya bahwa sihir adalah sesuatu yang nyata. </text:span></text:p>
      <text:p text:style-name="P429">Banyak dari kita yang mendengar atau bahkan melihat kejadian-kejadian seperti itu. Sebagaimana Rasulullah, salawat dan salam <text:span text:style-name="T2051">kepadanya</text:span>, menegaskan bahwa mata <text:span text:style-name="T2052">jahat (‘</text:span><text:span text:style-name="T93">ain</text:span><text:span text:style-name="T2052">)</text:span> adalah fakta yang tidak terbantahkan, maka sihir merupakan realitas yang tidak mungkin terbantahkan. Al-Quran berbicara tentang (dan mengutuk dengan keras) orang-orang yang mempraktikkan sihir yang mengakibatkan pertentangan antara suami dan istri. Berdasarkan Al-Quran dan Islam, sihir dan memberikan santet merupakan perbuatan dosa layaknya kekafiran. </text:p>
      <text:p text:style-name="P510"><text:span text:style-name="T762">Jika menyembuhkan sihir adalah perbuatan baik, dan patut dihargai, namun itu </text:span><text:span text:style-name="T900">tidak </text:span><text:span text:style-name="T762">boleh dijalankan dan dipraktikkan sebagai profesi. Meskipun Nabi kita, salawat dan salam </text:span><text:span text:style-name="T901">kepadanya</text:span><text:span text:style-name="T762">, bertemu dengan jin, mengajarkan Islam kepada mereka, dan mengambil baiat dari mereka, namun dia tidak menjelaskan bagaimana menghubungi mereka atau bagaimana mengusir atau menyembuhkan sihir. Akan tetapi, dia mengajarkan bagaimana jin mendekati kita dan berusaha </text:span><text:span text:style-name="T901">mengendalikan</text:span><text:span text:style-name="T762"> kita, bagaimana melindungi diri kita terhadap kejahatan mereka, dan bagaimana melindungi diri kita terhadap mata </text:span><text:span text:style-name="T902">jahat (‘</text:span><text:span text:style-name="T94">ain</text:span><text:span text:style-name="T902">)</text:span><text:span text:style-name="T762">. </text:span></text:p>
      <text:p text:style-name="P430">Cara yang paling aman untuk melindungi diri kita dari makhluk gaib yang jahat adalah dengan memiliki ketundukan yang sepenuh hati terhadap Allah dan rasulnya, salawat dan salam <text:span text:style-name="T2053">kepadanya</text:span>. Ini menghendaki kita untuk mengikuti prinsip-prinsip Islam dengan ketat. Sebagai tambah<text:soft-page-break/>an, kita tidak boleh bermalas-malasan dalam menjalankan salat, karena salat merupakan senjata dalam melawan permusuhan, menja<text:span text:style-name="T2053">g</text:span>a kita dari bahaya, dan membantu kita untuk mencapai tujuan kita. </text:p>
      <text:p text:style-name="P511"><text:span text:style-name="T903">Berdoa</text:span><text:span text:style-name="T762">. </text:span><text:span text:style-name="T903">Berdoa </text:span><text:span text:style-name="T762">tidak berarti mengabaikan dan mengingkari hakikat materi dalam mencapai tujuan. Melainkan, </text:span><text:span text:style-name="T903">doa </text:span><text:span text:style-name="T762">dapat dibagi ke dalam empat jenis. Pertama adalah itu akan menjangkau singgasana Allah dari seluruh alam. Sebagai contoh, </text:span><text:span text:style-name="T904">tanaman dan binatang </text:span><text:span text:style-name="T903">berdoa </text:span><text:span text:style-name="T904">melalui lidah potensi mereka untuk mencapai bentuk yang </text:span><text:span text:style-name="T903">sempurna</text:span><text:span text:style-name="T904"> </text:span><text:span text:style-name="T905">dan untuk </text:span><text:span text:style-name="T906">mewujudkan nama-nama Allah tertentu. Kedua </text:span><text:span text:style-name="T903">doa</text:span><text:span text:style-name="T906"> juga dinyatakan dalam lidah kebutuhan di alam. Semua makhluk hidup </text:span><text:span text:style-name="T907">berdoa</text:span><text:span text:style-name="T906"> kepada Allah, yang maha pemurah, untuk memenuhi kebutuhan vitalnya, karena mereka tidak bisa melakukannya dengan sendirinya. Ketiga adalah </text:span><text:span text:style-name="T907">doa</text:span><text:span text:style-name="T906"> dilakukan dengan lidah </text:span><text:span text:style-name="T907">kepasrahan</text:span><text:span text:style-name="T906">. Segala ciptaan Allah yang hidup dibatasi oleh situasi yang terbatas akan meminta perlindungan pada Dia yang maha melindungi dengan </text:span><text:span text:style-name="T908">doa-doa tertentu, dan </text:span><text:span text:style-name="T907">menghadapkan</text:span><text:span text:style-name="T908"> wajahnya pada Dia yang maha pengasih. Ketiga jenis </text:span><text:span text:style-name="T907">doa</text:span><text:span text:style-name="T908"> ini selalu bisa diterima kecuali ada halangan tertentu. </text:span></text:p>
      <text:p text:style-name="P512"><text:span text:style-name="T908">J</text:span><text:span text:style-name="T762">enis ke empat dari </text:span><text:span text:style-name="T907">doa</text:span><text:span text:style-name="T762"> adalah </text:span><text:span text:style-name="T907">doa </text:span><text:span text:style-name="T762">yang kita lakukan. Ini juga bisa dibagi ke dalam dua jenis: secara aktif dan dengan pembawaan, dengan cara verbal dan dengan hati. </text:span><text:span text:style-name="T909">Sebagai contoh, bertindak sesuai dengan </text:span><text:span text:style-name="T910">sebab-sebab</text:span><text:span text:style-name="T909"> adalah </text:span><text:span text:style-name="T907">doa</text:span><text:span text:style-name="T909"> yang aktif. </text:span><text:span text:style-name="T911">Melalui</text:span><text:span text:style-name="T909"> </text:span><text:span text:style-name="T911">penyesuaian </text:span><text:span text:style-name="T910">dengan sebab-sebab, kita berusaha untuk mendapatkan penerimaan dari Allah terhadap permintaan kita, karena hanya Allah yang akan bisa menjadikan hasil. Sebagai contoh, dengan membajak tanah, </text:span><text:span text:style-name="T912">adalah doa yang aktif, karena itu meliputi pengetukan secara langsung terhadap pintu kemurahan Allah. Demikian pula, pergi ke dokter adalah merupakan doa yang aktif untuk mendapatkan penyembuhan dari penyakit. </text:span><text:span text:style-name="T913">Untuk alasan ini, orang-orang beriman </text:span><text:span text:style-name="T914">harus mencari pertolongan medis ketika sakit. Percaya kepada psikiater lebih diutamakan untuk kasus sakit mental, karena ada berbagai macam kasus </text:span><text:span text:style-name="T915">menunjukkan bahwa sebagian besar kasus sakit mental tidaklah disebabkan oleh sebab-sebab materi sehingga terapi fisik tidak akan menyembuhkan mereka. Banyak dari mereka membutuhkan <text:s/>terapi spiritual. Jenis doa aktif seperti ini biasanya akan diterima, karena itu merupakan aplikasi langsung terhadap nama-nama Allah yang maha pemurah. <text:s/></text:span></text:p>
      <text:p text:style-name="P513"><text:span text:style-name="T915">J</text:span><text:span text:style-name="T762">enis kedua dari doa, yang dilakukan dengan lidah dan dengan hati, adalah doa yang nyata. Yakni dengan meminta kepada Allah </text:span><text:span text:style-name="T916">dari hati untuk sesuatu yang kita tidak bisa </text:span><text:span text:style-name="T911">di</text:span><text:span text:style-name="T916">penuhi dengan kemampuan kita sendiri. </text:span><text:soft-page-break/><text:span text:style-name="T916">Adalah </text:span><text:span text:style-name="T911">sisi</text:span><text:span text:style-name="T916"> yang paling penting dan merupakan buah yang paling baik dan paling manis </text:span><text:span text:style-name="T911">adalah ketika </text:span><text:span text:style-name="T916">sang pemohon tahu bahwa Dia mendengarkan apa yang dimintanya, dan mewaspadai bahwa apapun yang terjadi dengan hati mereka, memiliki kekuatan yang akan menjangkau semua tempat, dan bisa memenuhi segala keinginan mereka, dan membantu mereka karena Dia adalah yang maha pemurah terhadap yang lemah dan tidak berdaya. </text:span></text:p>
      <text:p text:style-name="P514"><text:span text:style-name="T916">D</text:span><text:span text:style-name="T762">oa merupakan </text:span><text:span text:style-name="T911">sebuah ibadah</text:span><text:span text:style-name="T762"> yang akan menerima ganjaran paling utama di hari kemudian. Untuk alasan ini, kita tidak harus mengatakan </text:span><text:span text:style-name="T917">bahwa doa kita tidak diterima ketika kita tidak mendapatkan apa yang kita mohonkan dalam doa. Hanya karena doa telah dijawab itu tidak berarti bahwa itu akan diterima dalam segala situasi. </text:span><text:span text:style-name="T918">Pasti ada jawaban untuk setiap doa, namun diterima atau dijawab</text:span><text:span text:style-name="T911">nya</text:span><text:span text:style-name="T918"> bergantung pada kebijaksanaan Allah. Anggap anak kecil yang sakit meminta kepada dokter untuk mendapatkan obat jenis tertentu. Dokter bisa saja akan memberikan obat <text:s/>itu atau memberinya sesuatu yang lebih baik, atau tidak akan memberikan obat sama sekali, khususnya ketika terdapat alasan bahwa itu akan membahayakan sang anak. </text:span></text:p>
      <text:p text:style-name="P515"><text:span text:style-name="T918">D</text:span><text:span text:style-name="T762">engan cara yang sama, Allah yang maha kuasa, yang maha mendengar dan maha melihat, akan menjawab </text:span><text:span text:style-name="T919">semua doa dari hamba-Nya dan akan mengubah tekanan dalam kesepian menjadi kenikmatan dalam beribadah </text:span><text:span text:style-name="T911">ke</text:span><text:span text:style-name="T919">pada-Nya. Namun jawabannya tidak bergantung pada angan-angan kita; melainkan, itu bergantung pada kebijaksanaan Allah, berdasarkan pada apakah Dia menjawab apa yang diminta atau apa yang lebih baik, atau Dia tidak akan memberikan apa-apa sama sekali. Akan tetapi Dia menjawab, maka kita harus berdoa. </text:span></text:p>
      <text:p text:style-name="P516"><text:span text:style-name="T919">K</text:span><text:span text:style-name="T762">etika kita berdoa untuk diri kita sendiri, kita juga harus meminta kepada mereka yang dekat dengan Allah untuk berdoa bagi diri kita. Para sahabat seringkali meminta kepada Rasulullah untuk berdoa kepada mereka. </text:span><text:span text:style-name="T920">Sebagaimana yang dicatat oleh Ibnu Hambal, Abu Dawud, Al-Tabarani, dan Umm</text:span><text:span text:style-name="T911">u</text:span><text:span text:style-name="T920"> Hani: seorang anak kecil yang tidak waras dibawa kepada Rasulullah, yang kemudian menyentuhnya dan berkata: “keluarlah, wahai musuh Allah.” Kemudian, dia membasuh wajah sang anak dan kemudian berdoa. Sang anak kemudian pulih. Banyak kejadian yang serupa telah dikisahkan </text:span><text:span text:style-name="T911">di </text:span><text:span text:style-name="T920">dalam Alkitab. Nabi Isa, </text:span><text:span text:style-name="T921">keselamatan atasnya</text:span><text:span text:style-name="T920"> cukup terkenal dalam menyembuhkan orang yang gila dengan izin Allah dan kekuasaan-Nya. </text:span></text:p>
      <text:p text:style-name="P517"><text:span text:style-name="T920">H</text:span><text:span text:style-name="T762">indari pengusiran setan. Beberapa orang pergi ke pengusiran setan. </text:span><text:soft-page-break/><text:span text:style-name="T762">Meskipun beberapa orang bisa mengetahui bagaimana mengusir jin jahat, kegiatan seperti itu biasanya sangat berbahaya, karena sebagian besar pengusir setan menyesatkan orang-orang. Sebagai tambahan, pengusir setan </text:span><text:span text:style-name="T922">harus berhati-hati dalam menjalankan <text:s/>kewajiban agama tersebut, berlepas diri dari dosa, dan harus menjadi orang yang lurus yang mengetahui dengan benar apa yang dilakukannya. Pasien biasanya bergantung pada pengusiran setan dan mengaitkan kesembuhan mereka padanya dan juga bergantung pada </text:span><text:span text:style-name="T923">tulisan pada jimat yang diminta kepada mereka untuk dibawa ke mana-mana. </text:span><text:span text:style-name="T924">Akan tetapi, Rasulullah, salawat dan salam </text:span><text:span text:style-name="T911">kepadanya</text:span><text:span text:style-name="T924">, menegaskan bahwa </text:span><text:span text:style-name="T925">Allah akan mengizinkan 70 ribu orang ke surga tanpa memanggil mereka untuk memeriksa catatan amalnya. Orang-orang ini adalah mereka yang tidak pernah memakai jimat, yang tidak memandang sesuatu itu membawa sial atau keberuntungan, atau yang beriman secara sepenuhnya kepada Allah. </text:span></text:p>
      <text:p text:style-name="P518"><text:span text:style-name="T925">B</text:span><text:span text:style-name="T762">erkonsultasi kepada psikiater muslim. Seorang muslim </text:span><text:span text:style-name="T926">tidak boleh pergi ke psikiater atau dokter yang membatasi diri mereka dalam pandangan materialis tentang keberadaan. </text:span><text:span text:style-name="T1282">Psikiater semacam itu, yang tidak percaya kepada hal-hal yang gaib dan makhluk-makhluk gaib, bisa saja akan menganjurkan pasien yang menderita kegelisahan spiritual atau yang dirasuki setan untuk melibatkan diri mereka <text:s/>dalam hura-hura dan kesenangan. Ini seperti memberi nasihat kepada orang yang haus untuk mengobati rasa haus mereka dengan air garam. </text:span></text:p>
      <text:p text:style-name="P519"><text:span text:style-name="T926">M</text:span><text:span text:style-name="T762">embaca doa-doa tertentu. Rasulullah, salawat dan salam </text:span><text:span text:style-name="T911">ke</text:span><text:span text:style-name="T762">padanya, menyebutkan bahwa doa-doa tertentu harus diucapkan untuk melindungi diri seseorang terhadap kejahatan setan atau jin-jin kafir. Ayat kursi (</text:span><text:span text:style-name="T863">Al-Quran </text:span><text:span text:style-name="T762">2:255) adalah salah satu diantaranya. Kita juga membaca bahwa: </text:span><text:span text:style-name="T5">Jika godaan dari setan datang padamu, mintalah perlindungan kepada Allah sesegera mungkin </text:span><text:span text:style-name="T762">(</text:span><text:span text:style-name="T863">Al-Quran </text:span><text:span text:style-name="T762">41:36) dengan mengatakan: “</text:span><text:span text:style-name="T5">saya meminta pertolongan kepada Allah dari setan yang terkutuk.</text:span><text:span text:style-name="T762">”</text:span></text:p>
      <text:p text:style-name="P520"><text:span text:style-name="T762">Seperti yang diriwayatkan dari Aisyah, Ibu orang-orang beriman dan merupakan salah satu istri dari Rasulullah, bahwa baginda Rasulullah mengucapkan surah Al-Falaq dan An-Nas tiga kali setiap pagi dan setiap sore, dan kemudian menghembuskan kepada </text:span><text:span text:style-name="T927">kedua </text:span><text:span text:style-name="T928">telapak tangannya</text:span><text:span text:style-name="T929"> </text:span><text:span text:style-name="T927">dan kemudian mengusap</text:span><text:span text:style-name="T862">kan</text:span><text:span text:style-name="T927">nya pada </text:span><text:span text:style-name="T930">bagian-bagian tubuhnya yang bisa dijangkaunya. Dia juga mengucapkan tiga kali setiap pagi dan petang: “</text:span><text:span text:style-name="T95">dengan nama Allah, di mana tidak satupun di muka bumi dan di langit yang bisa membahayakan tanpa nama-Nya, dan dia maha mendengar, dan </text:span><text:soft-page-break/><text:span text:style-name="T95">maha mengetahui.</text:span><text:span text:style-name="T930">” Ucapan ini dan yang berikutnya </text:span><text:span text:style-name="T861">adalah di antara doa-doa yang disarankan untuk menjaga kita terhadap ketindisan (paralisis): “</text:span><text:span text:style-name="T96">saya bermohon perlindungan dalam nama-nama Allah dari segala kejahatan dan sihir dan dari binatang pemangsa dan mata </text:span><text:span text:style-name="T97">jahat (‘ain)</text:span><text:span text:style-name="T96">.</text:span><text:span text:style-name="T861">” </text:span></text:p>
      <text:p text:style-name="P92"><text:span text:style-name="T1513">I</text:span><text:span text:style-name="T1514">mam Gazali menganjurkan kita untuk melindungi diri kita terha</text:span><text:span text:style-name="T1515">d</text:span><text:span text:style-name="T1514">ap sihir, guna-guna, dan </text:span><text:span text:style-name="T1515">makhluk gaib yang </text:span><text:span text:style-name="T1514">jahat dengan mengucapkan: “</text:span><text:span text:style-name="T244">dengan nama Allah, yang maha pemurah, dan maha pengasih</text:span><text:span text:style-name="T1514">” sekali, “</text:span><text:span text:style-name="T244">Allah maha besar</text:span><text:span text:style-name="T1514">” sepuluh kali, dan: para penyihir tidak akan bisa berhasil kapan pun dia muncul (</text:span><text:span text:style-name="T1516">Al-Quran </text:span><text:span text:style-name="T1514">20:69), dan dari </text:span><text:span text:style-name="T1517">penyihir</text:span><text:span text:style-name="T1514"> yang menghembuskan </text:span><text:span text:style-name="T1517">napasnya </text:span><text:span text:style-name="T1514">atas </text:span><text:span text:style-name="T1517">buhul-buhul (</text:span><text:span text:style-name="T1516">Al-Quran </text:span><text:span text:style-name="T1517">113:4). Imam lainnya menganjurkan kita untuk mengucapkan kedua ayat ini 19 kali sesudah tiap tegukan <text:s/>minuman yang kita minum. </text:span></text:p>
      <text:p text:style-name="P659"><text:span text:style-name="T1517"/></text:p>
      <text:p text:style-name="P84">BAB <text:span text:style-name="T3">3</text:span></text:p>
      <text:h text:style-name="P63" text:outline-level="1"><text:bookmark-start text:name="__RefHeading___Toc15211_3975774274"/>Ket<text:span text:style-name="T2054">et</text:span>apan Allah dan Takdir dan <text:span text:style-name="T2055">Akal</text:span> Manusia<text:bookmark-end text:name="__RefHeading___Toc15211_3975774274"/></text:h>
      <text:p text:style-name="P521">Kosakata bahasa Arab yang diterjemahkan menjadi takdir adalah qadar. Dalam penurunannya, kata ini <text:s/>bisa juga berarti ketetapan, memberikan ukuran tertentu dan bentuk, pembagian, dan keputusan. Ulama muslim dalam kajian Islam <text:span text:style-name="T2056">menyebut itu sebagai ketetapan dan ketentuan </text:span><text:span text:style-name="T2057">Allah</text:span><text:span text:style-name="T2056"> dan keputusan dalam menciptakan sesuatu. </text:span></text:p>
      <text:p text:style-name="P522">Sebelum membahas ketetapan <text:span text:style-name="T2057">Allah</text:span> dan takdir lebih jauh, mari kita lihat beberapa ayat yang terkait berikut ini: </text:p>
      <text:p text:style-name="P523">Dan pada sisi Allah-lah kunci-kunci semua yang gaib; tak ada yang mengetahui kecuali Dia sendiri, dan Dia mengetahui apa yang di daratan dan yang di lautan, dan tiada sehelai daun pun <text:span text:style-name="T2058">yang gugur melainkan Dia mengetahuinya (pula), dan tidak jatuh sebutir bijih pun dalam kegelapan bumi dan tidak se</text:span><text:span text:style-name="T2059">s</text:span><text:span text:style-name="T2058">uatu </text:span><text:span text:style-name="T2059">pun </text:span><text:span text:style-name="T2058">yang basah dan yang kering, melainkan telah tertulis dalam kitab yang nyata (Lauh Mahfuzh). </text:span><text:span text:style-name="T931">(</text:span><text:span text:style-name="T932">Al-Quran </text:span><text:span text:style-name="T931">6:59)</text:span></text:p>
      <text:p text:style-name="P524">Tiada sesuatu pun yang gaib di langit dan di bumi, melainkan terdapat di dalam kitab yang nyata (Lauh Mahfuzh<text:note text:id="ftn11" text:note-class="footnote"><text:note-citation>13</text:note-citation><text:note-body><text:p text:style-name="P29">Dalam pelafalan ayatnya disebut sebagai Kitabu<text:span text:style-name="T2060">n</text:span> Mubin (Pen.)</text:p></text:note-body></text:note>). <text:span text:style-name="T762">(</text:span><text:span text:style-name="T932">Al-Quran </text:span><text:span text:style-name="T762">27:75) <text:s/></text:span></text:p>
      <text:p text:style-name="P525">Sesungguhnya kami yang menghidupkan orang-orang mati <text:span text:style-name="T2061">dan Kami menuliskan apa yang mereka kerjakan dan bekas-bekas yang mereka tinggalkan. Dan segala sesuatu Kami kumpulkan dalam kitab </text:span><text:span text:style-name="T2059">i</text:span><text:span text:style-name="T2061">nduk yang nyata (Lauh Mahfuz</text:span><text:span text:style-name="T2061"><text:note text:id="ftn12" text:note-class="footnote"><text:note-citation>14</text:note-citation><text:note-body><text:p text:style-name="P30">Dalam pelafalan ayatnya disebut sebagai Imam<text:span text:style-name="T2060">un</text:span> Mubin (Pen.)</text:p></text:note-body></text:note></text:span><text:span text:style-name="T2061">). </text:span><text:span text:style-name="T933">(</text:span><text:span text:style-name="T932">Al-Quran </text:span><text:span text:style-name="T934">36:12</text:span><text:span text:style-name="T933">)</text:span></text:p>
      <text:p text:style-name="P526">Dan mereka berkata: <text:span text:style-name="T762">“</text:span>Kapankah datangnya ancaman itu jika kamu adalah orang-orang yang benar?<text:span text:style-name="T762">” </text:span><text:span text:style-name="T2062">Katakanlah: “</text:span><text:span text:style-name="T2063">sesungguhnya (ilmu tentang hari kiamat itu) hanya pada sisi Allah. Dan sesungguhnya aku hanyalah pemberi peringatan yang menjelaskan.</text:span><text:span text:style-name="T2062">” </text:span><text:span text:style-name="T935">(</text:span><text:span text:style-name="T932">Al-Quran </text:span><text:span text:style-name="T935">67:25-26)</text:span></text:p>
      <text:p text:style-name="P527">Bahkan yang didustakan itu adalah Al-Quran yang mulia. Yang tersimpan dalam Lauh Mahfuzh<text:note text:id="ftn13" text:note-class="footnote"><text:note-citation>15</text:note-citation><text:note-body><text:p text:style-name="P31">Dalam pelafalan ayatnya disebut sebagai Lauh Mahfuz (Pen.)</text:p></text:note-body></text:note> <text:span text:style-name="T762">(</text:span><text:span text:style-name="T932">Al-Quran </text:span><text:span text:style-name="T762">85:21-22) </text:span></text:p>
      <text:p text:style-name="P527"><text:span text:style-name="T936">Pada satu makna</text:span><text:span text:style-name="T762">, ketetapan dan takdir </text:span><text:span text:style-name="T937">bermakna pada hal </text:span><text:span text:style-name="T762">yang sama. Dalam makna lain, akan tetapi, takdir artinya sesuatu yang sudah ditetapkan atau sudah diputuskan sebelumnya, sementara ketetapan berarti penerapan atau membuatnya terjadi. </text:span><text:span text:style-name="T938">Untuk lebih jelasnya, takdir berarti segala sesuatu yang telah hadir, mulai dari partikel sub-atomik hingga pada alam </text:span><text:soft-page-break/><text:span text:style-name="T938">semesta secara keseluruhan, telah diketahui oleh Allah yang maha kuasa. </text:span><text:span text:style-name="T939">Pengetahuannya meliputi seluruh ruang dan waktu, sementara </text:span><text:span text:style-name="T936">D</text:span><text:span text:style-name="T939">ia sendiri sama sekali bebas dari keduanya. Semuanya telah hadir dalam pengetahuannya, dan </text:span><text:span text:style-name="T936">D</text:span><text:span text:style-name="T939">ia menetapkannya pada masing-masing bentuk tertentu, rentang hidup, fungsi atau misi, dan karakteristik tertentu. </text:span></text:p>
      <text:p text:style-name="P528"><text:span text:style-name="T762">Tinjau analogi berikut ini: sang pengarang memiliki pengetahuan yang lengkap dan tepat mengenai buku yang akan ditulisnya, dan mengatur isinya sebelum menulis</text:span><text:span text:style-name="T936">kan</text:span><text:span text:style-name="T762">nya. Dalam makna ini, takdir sama saja dengan pengetahuan </text:span><text:span text:style-name="T940">Allah</text:span><text:span text:style-name="T762">, atau merupakan sebutan bagi pengetahuan </text:span><text:span text:style-name="T940">Allah</text:span><text:span text:style-name="T762">. Dengan demikian itu juga bisa disebut </text:span><text:span text:style-name="T940">sebagai C</text:span><text:span text:style-name="T941">atatan </text:span><text:span text:style-name="T940">T</text:span><text:span text:style-name="T941">ersimpan </text:span><text:span text:style-name="T940">Y</text:span><text:span text:style-name="T941">ang </text:span><text:span text:style-name="T940">P</text:span><text:span text:style-name="T941">aling </text:span><text:span text:style-name="T940">A</text:span><text:span text:style-name="T941">gung (Lauh Mahfuz). Takdir bisa juga berarti bahwa Allah membuat segala </text:span><text:span text:style-name="T940">sesuatu</text:span><text:span text:style-name="T941"> berdasarkan </text:span><text:span text:style-name="T942">ukuran yang tepat dan seimbang. </text:span></text:p>
      <text:p text:style-name="P577">Allah mengetahui apa yang dikandung oleh setiap perempuan, dan kandungan rahim yang kurang sempurna dan yang bertambah. Dan segala sesuatu pada sisi-Nya ada ukurannya. <text:span text:style-name="T762">(</text:span><text:span text:style-name="T943">Al-Quran </text:span><text:span text:style-name="T762">13:8)</text:span></text:p>
      <text:p text:style-name="P579">Matahari dan bulan beredar menurut perhitungan. Dan tumbuh-tumbuhan dan pohon-pohonan keduanya tunduk kepada-Nya. Dan Allah telah meninggikan langit dan Allah meletakkan neraca (keadilan). Supaya kamu jangan melampaui batas tentang neraca itu. Dan tegakkanlah timbangan itu dengan adil dan janganlah kamu <text:span text:style-name="T2064">mengurangi neraca itu.</text:span><text:span text:style-name="T944"> (</text:span><text:span text:style-name="T945">Al-Quran </text:span><text:span text:style-name="T944">55:5-9)</text:span></text:p>
      <text:p text:style-name="P580"><text:span text:style-name="T762">Timbangan dan ukuran di alam semesta, keteraturan dan harmoni, demikian pula semua yang terkandung di dalamnya, dengan jelas menunjukkan bahwa segala sesuatu telah ditentukan dan telah diukur, diciptakan dan dikendalikan oleh Allah </text:span><text:span text:style-name="T940">Y</text:span><text:span text:style-name="T762">ang </text:span><text:span text:style-name="T940">M</text:span><text:span text:style-name="T762">aha </text:span><text:span text:style-name="T940">K</text:span><text:span text:style-name="T762">uasa. Dengan demikian, takdir </text:span><text:span text:style-name="T946">Allah</text:span><text:span text:style-name="T762"> haruslah ada. Semua </text:span><text:span text:style-name="T946">pernyataan</text:span><text:span text:style-name="T762"> semacam determinisme, yang dipegang oleh banyak orang </text:span><text:span text:style-name="T947">dan bahkan oleh sebagian Marxis, untuk menjelaskan </text:span><text:span text:style-name="T948">cara kerja dan keteraturan pada alam semesta yang begitu nyata </text:span><text:span text:style-name="T946">ini </text:span><text:span text:style-name="T948">adalah cara kerja diam-diam dari </text:span><text:span text:style-name="T949">t</text:span><text:span text:style-name="T946">akdir Allah</text:span><text:span text:style-name="T948">. </text:span><text:span text:style-name="T950">Namun kita harus memperjelas satu </text:span><text:span text:style-name="T946">hal </text:span><text:span text:style-name="T950">di sini: berdasarkan Islam, determinisme mutlak </text:span><text:span text:style-name="T951">tidak dapat digunakan </text:span><text:span text:style-name="T952">dalam konteks tindakan manusia. </text:span></text:p>
      <text:p text:style-name="P581"><text:span text:style-name="T952">S</text:span><text:span text:style-name="T762">emua benih, </text:span><text:span text:style-name="T953">telah diukur dan ditakar bentuknya, dan keteraturan <text:s/>serta harmoni dalam alam semesta <text:s/></text:span><text:span text:style-name="T954">(yang telah berlangsung selama miliaran tahun tanpa diinterupsi atau mengalami penyimpangan) menunjukkan bahwa segala </text:span><text:span text:style-name="T955">sesuatu</text:span><text:span text:style-name="T954"> telah berlangsung berdasarkan ketentuan mutlak dari Allah yang Maha Kuasa. Setiap benih atau sel telur adalah seperti cangkang yang dibentuk oleh kekuasaan </text:span><text:span text:style-name="T955">Allah </text:span><text:span text:style-name="T954">pada mana takdir-Nya mema</text:span><text:soft-page-break/><text:span text:style-name="T954">sukkan sejarah masa depan dari tanaman tersebut atau makhluk hidup tersebut. Kekuasaan Allah menggunakan atom-atom dan partikel-partikel, berdasarkan ukuran yang telah ditetapkan oleh takdir <text:s/></text:span><text:span text:style-name="T955">Allah</text:span><text:span text:style-name="T954">, untuk mengubah setiap benih menjadi tanaman tertentu, dan setiap telur yang telah dibuahi menjadi makhluk hidup tertentu. </text:span><text:span text:style-name="T1283">Ini berarti bahwa sejarah masa depan dari entitas-entitas ini, sebagaimana prinsip-prinsip yang mengatur kehidupan mereka, telah direkam sebelumnya pada benihnya atau pada telur yang telah dibuahi sebagai faktor dan proses penentu. </text:span></text:p>
      <text:p text:style-name="P582"><text:span text:style-name="T954">T</text:span><text:span text:style-name="T762">anaman dan <text:s/>makhluk hidup telah dibentuk dari materi dasar yang sama. Akan tetapi, terdapat tak terhingga banyaknya variasi antar spesies dan individu. Tanaman dan makhluk hidup telah tumbuh dari unsur penyusun yang sama, dan menunjukkan harmoni dan takaran yang luar biasa. Namun terdapat begitu banyak diversitas yang akan memaksa kita untuk </text:span><text:span text:style-name="T956">menerima</text:span><text:span text:style-name="T762"> bahwa setiap entitas </text:span><text:span text:style-name="T956">akan </text:span><text:span text:style-name="T762">menerima ukuran dan <text:s/>bentuk tertentu. Bentuk dan ukuran ini telah ditentukan oleh takdir </text:span><text:span text:style-name="T956">Allah</text:span><text:span text:style-name="T762">. </text:span></text:p>
      <text:h text:style-name="P68" text:outline-level="2"><text:bookmark-start text:name="__RefHeading___Toc15213_3975774274"/>Catatan Yang Nyata dan Kitab yang Nyata<text:bookmark-end text:name="__RefHeading___Toc15213_3975774274"/></text:h>
      <text:p text:style-name="P603">Sebagai contoh, sebuah benih akan menunjukkan takdir dalam dua cara: menunjukkan Catatan <text:span text:style-name="T2065">Y</text:span>ang <text:span text:style-name="T2065">N</text:span>yata (Imamun Mubin) dan menunjukkan <text:span text:style-name="T2065">K</text:span>itab <text:span text:style-name="T2065">Y</text:span>ang <text:span text:style-name="T2065">N</text:span>yata (Kitabun Mubin). </text:p>
      <text:p text:style-name="P604"><text:span text:style-name="T342">Catatan </text:span><text:span text:style-name="T379">Y</text:span><text:span text:style-name="T342">ang </text:span><text:span text:style-name="T379">N</text:span><text:span text:style-name="T342">yata, adalah sebutan lain untuk pengetahuan Allah dan perintah-Nya, termasuk segala hal dan kejadian di alam semesta. Yakni, segala hal dan kejadian yang telah hadir sebelumnya dalam pengetahuan Allah</text:span>. Ketika tiba masanya bagi mereka untuk hadir ke dalam dunia ini atau ketika Allah berkehendak untuk membawa mereka ke dalam dunia ini, <text:span text:style-name="T2066">maka Dia akan memakaikan padanya dengan </text:span><text:span text:style-name="T2067">keberadaan</text:span><text:span text:style-name="T2066"> material. Catatan yang nyata merujuk pada ini. Sebuah bibit berisi </text:span><text:span text:style-name="T2068">masa depan dari sang tanaman yang akan tumbuh darinya. Kehidupan tanaman juga akan berakhir pada bibit itu, yang mana masing-masing dapat dipandang sebagai ingatan dari tanaman. </text:span><text:span text:style-name="T2069">Tanaman baru yang akan tumbuh dari benih itu akan sama persis dengan tanaman asal, karena tidak satupun dari mereka yang akan memiliki ruh yang sadar yang dibekali dengan akal. Jadi, di samping berperan sebagai analogi bagi </text:span><text:span text:style-name="T2067">C</text:span><text:span text:style-name="T2069">atatan </text:span><text:span text:style-name="T2067">Y</text:span><text:span text:style-name="T2069">ang </text:span><text:span text:style-name="T2067">N</text:span><text:span text:style-name="T2069">yata </text:span><text:span text:style-name="T2070">dan kemudian </text:span><text:span text:style-name="T2069">takdir dan pengetahuan Allah, sebuah bibit juga menandakan adanya </text:span><text:span text:style-name="T2070">C</text:span><text:span text:style-name="T2069">atatan </text:span><text:span text:style-name="T2070">Y</text:span><text:span text:style-name="T2069">ang </text:span><text:span text:style-name="T2070">M</text:span><text:span text:style-name="T2069">aha </text:span><text:span text:style-name="T2070">A</text:span><text:span text:style-name="T2069">gung dan </text:span><text:span text:style-name="T2070">T</text:span><text:span text:style-name="T2069">erjaga (Lawhun Mahfuz) dan </text:span><text:span text:style-name="T2071">bersesuaian </text:span><text:span text:style-name="T2069"><text:s/>dengan ingatan manusia pada kerajaan manusia. Sebagai tambahan, karena bibit menandakan bahwa sejarah kehidupan dari </text:span><text:span text:style-name="T2071">makhluk </text:span><text:span text:style-name="T2072">hidup</text:span><text:span text:style-name="T2071"> </text:span><text:span text:style-name="T2069">telah di</text:span><text:soft-page-break/><text:span text:style-name="T2069">catat, maka itu juga akan merujuk pada kehidupan sesudah kematian. </text:span></text:p>
      <text:p text:style-name="P605"><text:span text:style-name="T342">Kitab </text:span><text:span text:style-name="T380">Y</text:span><text:span text:style-name="T342">ang </text:span><text:span text:style-name="T380">N</text:span><text:span text:style-name="T342">yata merupakan sebutan lain bagi kehendak Allah dan huku</text:span><text:span text:style-name="T380">m-hukum</text:span><text:span text:style-name="T342"> penciptaan dan cara kerja bagi alam semesta.</text:span> <text:span text:style-name="T2073">Jika kita merujuk pada Catatan </text:span><text:span text:style-name="T2071">Y</text:span><text:span text:style-name="T2073">ang </text:span><text:span text:style-name="T2071">N</text:span><text:span text:style-name="T2073">yata sebagai bentuk formal atau teoritis dari takdir, maka </text:span><text:span text:style-name="T2074">K</text:span><text:span text:style-name="T2073">itab </text:span><text:span text:style-name="T2074">Y</text:span><text:span text:style-name="T2073">ang </text:span><text:span text:style-name="T2074">N</text:span><text:span text:style-name="T2073">yata dapat dipandang sebagai takdir yang sesungguhnya. Bentuk pertumbuhan yang seutuhnya dari tanaman atau makhluk hidup di masa yang akan datang, yang menunjukkan semua isi dari bibit atau telur yang dibuahi, dapat dipahami sebagai takdir yang sesungguhnya. </text:span></text:p>
      <text:p text:style-name="P606">Secara singkat, seperti bibit atau tanaman atau telur yang telah dibuahi dan makhluk hidup, segala sesuatu yang hadir secara jelas merujuk pada adanya takdir Allah, yang menentukan dan memutuskan, juga mengukur, memilah-milah, dan membeda-bedakan. <text:span text:style-name="T342">Mimpi yang nyata yang memberikan kita kabar mengenai kejadian tertentu di masa yang akan datang adalah hal lain yang tidak terbantahkan yang menandakan adanya takdir atau ketentuan dari Allah. </text:span></text:p>
      <text:p text:style-name="P607"><text:span text:style-name="T1606">Pertanyaan</text:span>: Mengapa percaya kepada takdir adalah salah satu dari rukun Iman? </text:p>
      <text:p text:style-name="P607"><text:span text:style-name="T1606">Jawab</text:span>: <text:s/><text:span text:style-name="T2075">Keangkuhan kita serta iman yang lemah akan menggiring kita untuk menghubungkan pencapaian kita dan perbuatan baik kita semata dengan kita sendiri dan akan merasa bangga dengan diri kita sendiri. Akan tetapi Al-Quran secara jelas menyatakan: </text:span><text:span text:style-name="T381">Allah menciptakan kamu dan apa yang kamu lakukan (</text:span><text:span text:style-name="T382">Al-Quran </text:span><text:span text:style-name="T381">37:96), yang berarti bahwa kemurahan Allah menghendaki perbuatan baik dan kekuasaan-Nya lah yang kemudian mewujudkannya.</text:span><text:span text:style-name="T2075"> Jika kita mencoba mencermati jalan hidup kita, pada akhirnya kita akan menyadari dan mengakui bahwa Allah akan mengarahkan kita kepada perbuatan yang baik dan biasanya akan mencegah kita dalam menjalankan perbuatan yang tercela. </text:span></text:p>
      <text:p text:style-name="P608">Sebagi tambahan, dengan membekali kita dengan kapasitas yang mumpuni, serta kekuatan dan daya upaya untuk mencapai banyak hal, Dia mengizinkan kita untuk menyadari banyaknya pencapaian dan perbuatan baik yang kita lakukan. Ketika Allah membimbing kita kepada perbuatan baik dan menyebabkan kita untuk meniatkan dan kemudian mewujudkannya, maka yang menjadi sebab sesungguhnya bagi perbuatan baik kita adalah kehendak Allah. Kita hanya bisa “<text:span text:style-name="T5">mengklaim</text:span><text:span text:style-name="T762">” perbuatan baik kita hanya dengan melalui iman, ibadah yang taat, dan berdoa untuk dipantaskan melakukannya, secara sadar beriman kepada kebutuhan untuk melaku</text:span><text:soft-page-break/><text:span text:style-name="T762">kannya, dan merasa puas dengan apa yang <text:s/>Allah berikan. Dengan semua ini, maka tidak ada alasan bagi kita untuk sombong dan angkuh; melainkan, kita harus tetap rendah hati dan berterima kasih kepada Allah. </text:span></text:p>
      <text:p text:style-name="P608"><text:span text:style-name="T762">Di sisi lain, kita sering menolak untuk bertanggung jawab terhadap dosa dan perbuatan tercela yang kita lakukan dengan menghubungkannya terhadap takdir. Namun karena Allah tidak pernah menyukai atau menerima perbuatan semacam itu, maka semuanya akan menjadi bagian dari diri kita dan dilakukan atas dasar akal kita. Allah membolehkan terjadinya dosa dan memberinya bentuk luar, sebab jika tidak maka akal kita sama sekali tidak berarti. Dosa merupakan hasil dari keputusan kita, melalui akal kita, untuk melakukan dosa. Allah memanggil dan membimbing kita kepada perbuatan baik, bahkan mengilhami hal tersebut </text:span><text:span text:style-name="T957">di </text:span><text:span text:style-name="T762">dalam diri kita, namun akal kita memungkinkan kita untuk tidak patuh </text:span><text:span text:style-name="T958">kepada </text:span><text:span text:style-name="T762">Sang Pencipta kita. Dengan demikian, kita “</text:span><text:span text:style-name="T5">bertanggung jawab</text:span><text:span text:style-name="T762">” </text:span><text:span text:style-name="T5"><text:s/></text:span><text:span text:style-name="T762">terhadap dosa dan perbuatan salah yang kita kerjakan. Untuk melindungi diri kita dari dosa dan godaan setan serta hawa nafsu kita, dan jiwa kita yang dipengaruhi kejahatan, maka kita harus berjuang untuk menghilangkan atau mendisiplinkan kecenderungan kita kepada dosa dengan melakukan tobat dan meminta pengampunan terhadapnya. Sebagai tambahan, kita harus mengarahkan dan mendorong diri kita untuk melakukan perbuatan baik melalui doa, ibadah, dan iman kepada Allah. </text:span></text:p>
      <text:p text:style-name="P609"><text:span text:style-name="T762">Secara singkat, karena kita memiliki akal dan </text:span><text:span text:style-name="T959">dilarang untuk melakukan perbuatan jahat dan menjauhkan diri kita dari perbuatan dosa dan yang tercela, maka kita tidak bisa menghubungkan dosa-dosa yang kita lakukan kepada Allah. Takdir Allah </text:span><text:span text:style-name="T960">hadir agar orang-orang beriman tidak merasa bangga dengan perbuatan baik yang mereka lakukan namun berterima kasih kepada Allah atasnya. Kita memiliki akal sehingga nafsu kita yang </text:span><text:span text:style-name="T957">tidak</text:span><text:span text:style-name="T960"> terkendali tidak akan bisa lari dar</text:span><text:span text:style-name="T961">i</text:span><text:span text:style-name="T960"> ganjaran dosa yang harus ditanggungnya. </text:span></text:p>
      <text:p text:style-name="P610"><text:span text:style-name="T960">K</text:span><text:span text:style-name="T762">edua, poin penting yang harus disebutkan adalah biasanya kita akan menyalahkan tentang kejadian di masa lalu dan kemalangan yang kita alami. Bahkan lebih parah lagi, kita terkadang merasa putus asa dan menyia-nyiakan diri kita dalam gaya hidup yang lupa diri, dan bahkan mulai menyalahkan Allah. Akan tetapi, takdir memungkinkan kita untuk mengaitkan masa lalu dan kemalangan kita padanya sehingga kita bisa menerima pertolongan, perlindungan, dan penghiburan. </text:span></text:p>
      <text:p text:style-name="P431">Jadi, apapun yang terjadi di masa lampau harus dilihat dari sudut pan<text:soft-page-break/>dang takdir; apa yang akan datang, demikian pula dengan dosa dan ganjaran yang kita terima, haruslah dihubungkan dengan akal manusia. Dalam cara ini, maka faksi ekstrim fatalisme (jabar) dan penolakan terhadap peran manusia dalam tindakan (i’tizal, yakni pandangan <text:s/>kaum Mu’tazila) bisa dipertemukan. </text:p>
      <text:h text:style-name="P75" text:outline-level="2"><text:bookmark-start text:name="__RefHeading___Toc15215_3975774274"/>Takdir dan Ketetapan Allah<text:bookmark-end text:name="__RefHeading___Toc15215_3975774274"/></text:h>
      <text:p text:style-name="P611">Dalam hubungannya dengan pengetahuan Allah. Allah sepenuhnya di luar dari kemampuan kita untuk membandingkan dan membayangkan, sehingga kita hanya bisa mendapatkan sebagian <text:span text:style-name="T2076">dari </text:span>pengetahuan mengenai sifat-sifat dan nama-nama Allah, bukan tentang hakikat-Nya, dengan <text:span text:style-name="T2077">bertafakur dan mempelajari tentang tindakan dan ciptaan-Nya. Untuk memahami tindakan Allah, terkadang </text:span><text:span text:style-name="T2078">kita harus menggunakan perbandingan, seperti yang dibolehkan dalam ayat Al-Quran: </text:span><text:span text:style-name="T98">Allah adalah </text:span><text:span text:style-name="T99">yang Maha tinggi </text:span><text:span text:style-name="T962">(</text:span><text:span text:style-name="T963">Al-Quran </text:span><text:span text:style-name="T962">30:27). Kita bisa saja mendapatkan pandangan sekilas tentang hubungan antara takdir dan ketetapan Allah dengan pengetahuan Allah dengan merenungi perbandingan berikut ini: </text:span></text:p>
      <text:p text:style-name="P432">Anggap terdapat seorang yang sangat ahli, yang bisa saja dia seorang insinyur atau arsitek atau seorang ahli bangunan, yang ingin membuat sebuah rumah yang sangat mewah. <text:span text:style-name="T342">Pertama, dia harus menentukan apa jenis rumah yang akan dia bangun (rumah sudah hadir dalam pikirannya). Kemudian, dia menggambar cetak birunya (rumah sudah hadir dalam desain atau rencana yang nyata). Sesudah ini, dia kemudian membangun rumah sesuai dengan cetak birunya <text:s/>(rumah sudah mengambil bentuk dalam eksistensi material).</text:span> Ketika orang-orang melihat rumah ini, maka bentuknya akan terekam dalam ingatan banyak orang. Bahkan jika rumah itu kemudian rusak dan hancur, maka ia akan tetap hadir dalam ingatan orang-orang juga dalam pikiran dan rancangan sang pembuatnya (bentuk akhir dari keberadaan rumah itu, yang telah mengambil bentuk keabadian). </text:p>
      <text:p text:style-name="P612"><text:span text:style-name="T762">Sebelum menulis sebuah buku, seorang pengarang harus memiliki pengetahuan yang menyeluruh tentangnya serta maknanya dalam pikirannya (buku hadir dalam bentuk pengetahuan atau makna). </text:span><text:span text:style-name="T964">Untuk membuat pengetahuan atau makna ini bisa nampak dan diketahui, maka dia harus mewujudkannya dalam kata-kata. Sebelum melakukan <text:s/>ini dia harus merancang dan mengaturnya (membuat “</text:span><text:span text:style-name="T100">cetak birunya”</text:span><text:span text:style-name="T964">), dan kemudian menuliskannya (ke dalam eksistensi material). Bahkan jika buku tersebut kemudian hancur dan musnah, maka ia akan tetap hadir dalam ingatan siapapun </text:span><text:soft-page-break/><text:span text:style-name="T964">yang membaca atau pernah mendengarnya, juga dalam pikiran sang pengarang. </text:span></text:p>
      <text:p text:style-name="P613"><text:span text:style-name="T964">K</text:span><text:span text:style-name="T762">eberadaan semacam itu—keberadaan dalam pikiran—adalah keberadaan yang </text:span><text:span text:style-name="T965">paling mendasar</text:span><text:span text:style-name="T762"> dari sesuatu. </text:span><text:span text:style-name="T1265">Bahkan jika sesuatu yang dimaksud belum diwujudkan dalam kata-kata atau tindakan yang nyata, namun pengetahuan tentangnya dan maknanya telah hadir dalam pikiran. </text:span><text:span text:style-name="T762">Dengan demikian, meskipun pengetahuan atau makna membutuhkan materi untuk bisa dilihat dan diketahui di dunia ini, namun keduanya adalah hakikat dari keberadaan, pada mana keberadaan material bergantung. </text:span></text:p>
      <text:p text:style-name="P433">Demikian juga, Allah memiliki pengetahuan yang menyeluruh dan pasti tentang <text:s/>alam semesta dan segala yang terkandung di dalamnya. Ini telah dinyatakan banyak kali <text:s/>di dalam Al-Quran, sebagai contoh pada: </text:p>
      <text:p text:style-name="P614"><text:span text:style-name="T762">Bisa saja kamu tidak menyukai sesuatu meskipun itu baik bagimu, dan menyukai sesuatu meskipun itu buruk bagimu. </text:span><text:span text:style-name="T5">Allah mengetahui apa yang kamu tidak ketahui. </text:span><text:span text:style-name="T762">(</text:span><text:span text:style-name="T963">Al-Quran </text:span><text:span text:style-name="T762">2:216)</text:span></text:p>
      <text:p text:style-name="P529">Katakanlah: “jika kamu menyembunyikan apa yang ada di dalam hatimu atau <text:span text:style-name="T2076">tidak </text:span>menyembunyikannya, pasti Allah mengetahui. Allah mengetahui apa-apa yang ada di langit dan apa-apa yang ada di bumi. Dan Allah Maha Kuasa atas segala sesuatu.”<text:span text:style-name="T762"> (</text:span><text:span text:style-name="T963">Al-Quran </text:span><text:span text:style-name="T762">3:29) </text:span></text:p>
      <text:p text:style-name="P530">Dan pada sisi Allah-lah kunci-kunci semua yang gaib; tak ada yang mengetahuinya kecuali Dia sendiri, dan Dia mengetahui apa yang di daratan dan yang di lautan, dan tiada sehelai daunpun yang gugur melainkan Dia mengetahuinya (pula), dan tidak jatuh sebutir bijihpun dalam kegelapan bumi dan tidak sesuatu yang basah atau yang kering, melainkan tertulis dalam kitab yang nyata (Kitabun Mubin). <text:span text:style-name="T762">(</text:span><text:span text:style-name="T966">Al-Quran </text:span><text:span text:style-name="T762">6:59)</text:span></text:p>
      <text:p text:style-name="P531">Katakanlah: “kalau sekiranya lautan menjadi tinta untuk (menulis) kalimat-kalimat Tuhanku, sungguh habislah lautan itu sebelum habis (ditulis) kalimat-kalimat Tuhanku, meskipun kami datangkan tambahan sebanyak itu (pula).” <text:span text:style-name="T762">(</text:span><text:span text:style-name="T966">Al-Quran </text:span><text:span text:style-name="T762">18:109) </text:span></text:p>
      <text:p text:style-name="P532"><text:span text:style-name="T762">Bahkan jika </text:span><text:span text:style-name="T965">Allah tidak </text:span><text:span text:style-name="T762">menciptakan alam semesta, itu tetap hadir </text:span><text:span text:style-name="T965">di </text:span><text:span text:style-name="T762">dalam pengetahuannya. Karena Allah berada di luar ruang dan waktu, keduanya bersatu dalam pengetahuannya sebagai satu titik, dan karena Dia abadi, maka </text:span><text:span text:style-name="T965">pengetahuan-Nya yang mencakup </text:span><text:span text:style-name="T762">segala sesuatu tidak bergantung padanya, waktu disatukan secara keseluruhan. Dengan semua ini, lebih dahulu atau </text:span><text:span text:style-name="T965">belakangan</text:span><text:span text:style-name="T762">, urutan atau pembagian waktu, dan semua hal-hal yang berhubungan dengan waktu sama sekali tidak berarti bagi-</text:span><text:soft-page-break/><text:span text:style-name="T762">Nya. </text:span><text:span text:style-name="T1265">Kita harus selalu mengingat bahwa pembagian kita terhadap masa lampau, sekarang, dan masa depan adalah sebuah pembagian yang artifisial yang dirancang untuk membuat hidup kita lebih bisa teratur</text:span><text:span text:style-name="T762">. Ruang dan waktu juga merupakan hanyalah dua dimensi dari penciptaan. </text:span></text:p>
      <text:p text:style-name="P533"><text:span text:style-name="T762">Segala sesuatu hadir dalam pengetahuan Allah selama-lamanya, dan dia secara jelas mengetahui segala hal tentang segala sesuatu. Kekuasaan Allah memakaikan sesuatu dalam eksistensi materialnya berdasarkan kehendak Allah, dan pemindahan ini dari pengetahuannya ke dalam dunia kita mengambil tempat dalam batasan ruang dan waktu. Pengetahuan dan kehendak adalah dua sifat-sifat yang hakiki dari Allah: Allah mengetahui sesuatu, dan sesuatu hadir dalam pengetahuannya, kehendak-Nya menentukan semua sifat-sifat yang khusus maupun yang umum, dan kekuasaan-Nya memberinya bentuk keberadaan material. <text:s/>Hubungan</text:span><text:span text:style-name="T967"> keseluruhan antara pengetahuan Allah dan takdir, lebih pantas untuk dinyatakan dalam kalimat:</text:span><text:span text:style-name="T2079"> Dan tidak ada sesuatupun melainkan pada sisi Kami-lah khazanahnya. Dan kami tidak menurunkannya melainkan dengan ukuran tertentu</text:span><text:span text:style-name="T967"> (</text:span><text:span text:style-name="T968">Al-Quran </text:span><text:span text:style-name="T967">15:21). <text:s text:c="2"/></text:span></text:p>
      <text:p text:style-name="P534"><text:span text:style-name="T967">D</text:span><text:span text:style-name="T762">alam hubungannya dengan catatan dan penggandaan. Segala sesuatu yang hadir dalam pengetahuan Allah memiliki bentuk individu dan memiliki ukuran tertentu, atau, jika kita bisa mengatakannya, sebagai rancangan atau proyek, terdapat dalam sebuah catatan. Catatan ini disebut, dalam satu penamaan, sebagai Catatan </text:span><text:span text:style-name="T969">Y</text:span><text:span text:style-name="T970">ang </text:span><text:span text:style-name="T969">A</text:span><text:span text:style-name="T970">gung dan </text:span><text:span text:style-name="T969">T</text:span><text:span text:style-name="T970">erjaga atau Lauh Mahfuz (</text:span><text:span text:style-name="T971">Al-Quran </text:span><text:span text:style-name="T970">85:22) dan, </text:span><text:span text:style-name="T972">di</text:span><text:span text:style-name="T970"> tempat lain, sebagai </text:span><text:span text:style-name="T972">C</text:span><text:span text:style-name="T970">atatan </text:span><text:span text:style-name="T972">Y</text:span><text:span text:style-name="T970">ang </text:span><text:span text:style-name="T972">N</text:span><text:span text:style-name="T970">yata (</text:span><text:span text:style-name="T973">Al-Quran </text:span><text:span text:style-name="T970">36:12). Al-Quran menyatakan bahwa </text:span><text:span text:style-name="T2080">tidak ada yang menimpa kami melainkan apa yang telah ditetapkan oleh Allah bagi kami </text:span><text:span text:style-name="T970">(</text:span><text:span text:style-name="T974">Al-Quran </text:span><text:span text:style-name="T970">9:51) dan </text:span><text:span text:style-name="T1899">tidak ada binatang-binatang yang ada di bumi dan burung-burung yang terbang dengan kedua sayapnya, melainkan umat-umat juga seperti (kamu). </text:span><text:span text:style-name="T1900">Tiadalah kami alpakan sesuatupun di dalam catatannya </text:span><text:span text:style-name="T1350">(</text:span><text:span text:style-name="T1351">Al-Quran </text:span><text:span text:style-name="T1350">6:38). <text:s/></text:span></text:p>
      <text:p text:style-name="P365"><text:span text:style-name="T1350">C</text:span><text:span text:style-name="T1352">atatan ini (atau catatan yang asli) adalah sebutan bagi pengetahuan Allah dalam kaitannya dengan penciptaan. Dalam proses penciptaan, catatan ini kemudian digandakan. Yang pertama, itu adalah proses penggandaan yang paling lengkap—semua dari ciptaan—</text:span><text:span text:style-name="T1353">yakni </text:span><text:span text:style-name="T1492">Kitab</text:span><text:span text:style-name="T675"> Penghapusan dan Pemastian </text:span><text:span text:style-name="T676">(Pen. Lihat Al-Quran 13:39) atau </text:span><text:span text:style-name="T1354">Kitab</text:span><text:span text:style-name="T1353"> </text:span><text:span text:style-name="T1354">Y</text:span><text:span text:style-name="T1353">ang </text:span><text:span text:style-name="T1354">N</text:span><text:span text:style-name="T1353">yata. Sementara </text:span><text:span text:style-name="T1355">C</text:span><text:span text:style-name="T1353">atatan </text:span><text:span text:style-name="T1355">Y</text:span><text:span text:style-name="T1353">ang </text:span><text:span text:style-name="T1355">P</text:span><text:span text:style-name="T1353">aling </text:span><text:span text:style-name="T1355">A</text:span><text:span text:style-name="T1353">gung dan </text:span><text:span text:style-name="T1355">T</text:span><text:span text:style-name="T1353">erjaga (Lauh Mahfuz atau </text:span><text:span text:style-name="T1356">C</text:span><text:span text:style-name="T1353">atatan </text:span><text:span text:style-name="T1356">Y</text:span><text:span text:style-name="T1353">ang </text:span><text:span text:style-name="T1356">N</text:span><text:span text:style-name="T1353">yata) mengandung asal mula segala sesuatu dalam pengetahuan Allah, demikian pula hukum-hukum dan prinsip-prinsip penciptaan, </text:span><text:span text:style-name="T1357">Ki</text:span><text:soft-page-break/><text:span text:style-name="T1357">tab Penghapusan dan Penetapan</text:span><text:span text:style-name="T1353"> adalah kenyataannya dan, secara metaforis, adalah </text:span><text:span text:style-name="T1357">halaman-</text:span><text:span text:style-name="T1353">halaman dari aliran waktu. </text:span><text:span text:style-name="T1358">Kekuasaan Allah mentransfer segala sesuatu dari </text:span><text:span text:style-name="T1359">C</text:span><text:span text:style-name="T1358">atatan </text:span><text:span text:style-name="T1359">Y</text:span><text:span text:style-name="T1358">ang </text:span><text:span text:style-name="T1359">A</text:span><text:span text:style-name="T1358">gung dan </text:span><text:span text:style-name="T1359">T</text:span><text:span text:style-name="T1358">erjaga <text:s/>ke dalam </text:span><text:span text:style-name="T1360">Kitab Penghapusan dan Pemastian</text:span><text:span text:style-name="T1358">, dan mengaturnya dalam halaman waktu, dan pada gilirannya, menggandengkannya ke dalam untaian waktu. Tidak ada yang berubah dalam </text:span><text:span text:style-name="T1361">C</text:span><text:span text:style-name="T1358">atatan </text:span><text:span text:style-name="T1361">Y</text:span><text:span text:style-name="T1358">ang </text:span><text:span text:style-name="T1361">A</text:span><text:span text:style-name="T1358">gung dan </text:span><text:span text:style-name="T1361">T</text:span><text:span text:style-name="T1358">erjaga (Lauh Mahfuz), karena segala hal di dalamnya sudah ditetapkan. </text:span><text:span text:style-name="T1493">Namun </text:span><text:span text:style-name="T236">selama proses penciptaan, Allah menghapus apa yang Dia kehendaki, dan menetapkan (apa yang Dia kehendaki) <text:s/></text:span><text:span text:style-name="T1493">(</text:span><text:span text:style-name="T1494">Al-Quran </text:span><text:span text:style-name="T1493">13:39)</text:span><text:span text:style-name="T236">. </text:span></text:p>
      <text:p text:style-name="P441">Sesudah dilahirkan, setiap orang didaftarkan pada catatan kelahiran. Kemudian, berdasarkan informasi ini, setiap orang akan menerima sebuah dokumen identitas. Dengan cara yang sama, karakter dari masing-masing orang, keunikannya, dan cerita masa depannya didaftarkan pada Catatan Yang Agung dan Terjaga (Lauh Mahfuz), yang kemudian disalin oleh para malaikat. Mereka mencatat segala informasi yang berhubungan dengan tubuh seseorang, dan menyandikannya ke dalam sel-sel sebagai informasi atau hukum-hukum. Agar informasi ini bisa bekerja dan bisa menjadi hidup, bagaimanapun juga, ruh harus ditiupkan ke dalam tubuh. </text:p>
      <text:p text:style-name="P535"><text:span text:style-name="T1886">Bagian lainnya dari salinan ini dilingkarkan di leher kita sebagai kitab yang tersembunyi </text:span><text:span text:style-name="T1298">(</text:span><text:span text:style-name="T1362">Al-Quran </text:span><text:span text:style-name="T1298">17:13). Kita akan mengeluarkan apapun yang terkandung di dalam kitab itu sepanjang kita masih hidup. Ini tidak berarti bahwa takdir atau ketetapan Allah memaksakan kita untuk berbuat dalam cara tertentu, karena takdir tidak lebih dari sekedar sebuah pengetahuan. Sebagai contoh, kamu mengirimkan seseorang untuk melakukan sebuah pekerjaan. Telah dibekali dengan perbekalan yang cukup, kamu kemudian memberikan arahan kepada orang itu dan kemudian mengirimkannya pada <text:s/>jalan yang akan ditempuhnya. Karena kamu sudah mengetahui sebelumnya bagaimana nantinya dia akan bertindak, kamu kemudian mencatat rincian perjalanannya dalam sebuah buku catatan dan kemudian menyembunyikannya pada kantong rahasia di jaketnya. Karena tidak peduli dengan buku catatan itu, maka rekan mu ini akan berkelakuan sebagaimana yang dia kehendaki selama perjalanan. Kamu kemudian juga mengutus dua orang kepercayaanmu untuk mengikutinya dalam rangka untuk memantau dan merekam videonya secara sembunyi-sembunyi apapun yang dia katakan dan lakukan. Ketika dia kembali, kamu kemudian membandingkan apa yang direkam <text:s/>pada video </text:span><text:span text:style-name="T1363">dengan apa yang tertulis di buku catatan dan kemudian mendapati bahwa keduanya begitu sama persis. Se</text:span><text:soft-page-break/><text:span text:style-name="T1363">sudahnya, kamu kemudian mewawancarainya untuk melihat apakah dia mengikuti apa yang kamu perintahkan, dan kemudian untuk menentukan apakah memberikan ganjaran atau hukuman, atau memaafkannya sesudahnya. </text:span></text:p>
      <text:p text:style-name="P536"><text:span text:style-name="T1298">Seperti yang diberikan pada contoh di atas, Allah, yang tentu saja di luar batas ruang dan waktu yang dengan demikian memiliki pengetahuan yang menyeluruh, mencatat cerita kehidupan kita dalam catatan </text:span><text:span text:style-name="T1364">yang asli</text:span><text:span text:style-name="T1298">. <text:s/></text:span><text:span text:style-name="T1365">Para malaikat kemudian menyalin informasi ini dan mengikat catatan masing-masing individu, yang kita sebut sebagai takdir, di sekitar leher dari masing-masing orang. Pengetahuan Allah tentang masa depan serta pencatatan amal perbuatan dan perkataan kita tidak memaksakan kita untuk melakukannya, karena apapun yang kita katakan atau lakukan adalah akibat dari penggunaan akal kita.</text:span><text:span text:style-name="T1365"><text:note text:id="ftn14" text:note-class="footnote"><text:note-citation>16</text:note-citation><text:note-body><text:p text:style-name="P32">Pengetahuan atau ramalan semacam itu serta pencatatannya begitu nampak, karena masa lampau dan masa depan hanya berlaku bagi umat manusia saja. Mereka tidak dapat diterapkan kepada Allah. Karena dia “<text:span text:style-name="T5">melihat</text:span>” <text:span text:style-name="T762">segala sesuatu secara bersamaan, tidak ada istilah semacam “</text:span><text:span text:style-name="T5">sebelum</text:span><text:span text:style-name="T762">” dan “</text:span><text:span text:style-name="T5">sesudah</text:span><text:span text:style-name="T762">” ketika berbicara tentang-Nya. </text:span></text:p></text:note-body></text:note></text:span><text:span text:style-name="T1365"> </text:span><text:span text:style-name="T1366">Seluruh hidup kita dicatat oleh dua malaikat, yang disebut sebagai Kiramun Katibun (</text:span><text:span text:style-name="T1367">juru tulis yang mulia</text:span><text:span text:style-name="T1366">). Pada hari kiamat, catatan kita akan ditayangkan kepada kita, dan kita akan diperintah</text:span><text:span text:style-name="T1368">kan</text:span><text:span text:style-name="T1366"> untuk membacanya: </text:span></text:p>
      <text:p text:style-name="P537"><text:span text:style-name="T1901">S</text:span><text:span text:style-name="T1886">etiap kitab buku catatan kehidupan manusia (takdirnya) akan Kami ikatkan di sekitar lehernya, dan Kami akan membawanya kepada mereka di hari kemudian <text:s/>sebuah kitab yang akan dijumpainya dalam keadaan terbuka. (Akan dikatakan kepada mereka): “Bacalah kitabmu. </text:span><text:span text:style-name="T1902">Cukuplah dirimu sendiri pada waktu itu sebagai penghisap terhadapmu di hari itu.</text:span><text:span text:style-name="T1886">” </text:span><text:span text:style-name="T1369">(</text:span><text:span text:style-name="T1370">Al-Quran </text:span><text:span text:style-name="T1369">17:13-14)</text:span></text:p>
      <text:p text:style-name="P538"><text:span text:style-name="T1369">D</text:span><text:span text:style-name="T1298">alam hubungannya dengan kehendak Allah. Allah mencatatkan segala </text:span><text:span text:style-name="T1368">sesuatu</text:span><text:span text:style-name="T1298"> dalam pengetahuan-Nya dalam sebuah catatan yang berisi karakter tersendiri dari masing-masing orang, umurnya, perjanjiannya, waktu dan tempat bagi kelahiran dan kematian, dan semua kata-kata dan tindakannya. Semua ini mengambil tempat dalam kehendak Allah, karena hanya dengan melalui kehendak Allah maka semua hal dan kejadian, entah itu dalam domain pengetahuan Allah atau dalam dunia ini, bisa diketahui dan diberikan arah dan haluan tertentu. Tidak ada sesuatu pun bisa hadir di luar batas kehendak Allah. </text:span></text:p>
      <text:p text:style-name="P539"><text:span text:style-name="T1298">Sebagai contoh, wajah dari embrio atau jabang bayi akan memiliki ba</text:span><text:soft-page-break/><text:span text:style-name="T1298">nyak sekali alternatif, apakah </text:span><text:span text:style-name="T1368">ia</text:span><text:span text:style-name="T1298"> adalah sebuah makhluk yang hidup, apakah </text:span><text:span text:style-name="T1368">ia</text:span><text:span text:style-name="T1298"> bisa ada atau tidak, kapan dan di mana </text:span><text:span text:style-name="T1368">ia </text:span><text:span text:style-name="T1298">bisa lahir dan kemudian mati, dan seberapa lama ia akan hidup, dan beberapa hal lainnya. Semua makhluk seutuhnya akan berbeda dalam hal raut dan paras wajah, karakter, suka atau tidak suka, dan seterusnya, meskipun mereka dibentuk dari unsur penyusun yang sama. </text:span><text:span text:style-name="T1495">Sebuah partikel makanan masuk ke dalam tubuh, entah itu embrio atau yang sudah tumbuh, akan menghadapi begitu banyak alternatif dalam mencapai tujuannya. </text:span><text:span text:style-name="T1371">Jika sebuah partikel yang dirancang untuk tiba di pupil mata sebelah kanan tiba-tiba sampai di telinga kanan, maka ini akan menghasilkan anomali. </text:span></text:p>
      <text:p text:style-name="P540"><text:span text:style-name="T1371">J</text:span><text:span text:style-name="T1298">adi, kehendak Allah yang meliputi segala hal memerintahkan segala sesuatu berdasarkan rencana yang penuh keajaiban dan perhitungan, dan berperan dalam harmoni dan keteraturan di alam semesta. Tidak satu daun pun dan tidak satu bibit pun yang berkecambah melainkan Allah menghendaki hal tersebut terjadi. </text:span></text:p>
      <text:p text:style-name="P541"><text:span text:style-name="T1372">A</text:span><text:span text:style-name="T1298">kal kita sudah termasuk </text:span><text:span text:style-name="T1368">di </text:span><text:span text:style-name="T1298">dalam kehendak Allah. Akan tetapi, hubungan kita dengan kehendak <text:s/>Allah </text:span><text:span text:style-name="T1373">berbeda dari makhluk gaib lainnya, karena hanya kita (dan golongan jin) yang bisa memilih, dan merupakan konsekuensi dari akal yang kita miliki. Berdasarkan pengetahuannya tentang bagaimana kita harus bertindak dan berbicara, <text:s/>Allah yang maha kuasa telah mencatatkan </text:span><text:span text:style-name="T1374">segala rincian kehidupan kita. Karena dia tidak dibatasi oleh manusia, dan juga segala hal yang artifisial, misalnya pembagian waktu ke dalam masa lampau, sekarang, dan masa </text:span><text:span text:style-name="T1368">yang </text:span><text:span text:style-name="T1374">akan datang, maka apa yang kita anggap sebagai ketetapan Allah hadir dalam kaitannya dengan diri kita, bukan pada Allah itu sendiri. Baginya, ketetapan-Nya berarti pengetahuan-Nya yang abadi tentang tindakan kita.</text:span><text:span text:style-name="T1374"><text:note text:id="ftn15" text:note-class="footnote"><text:note-citation>17</text:note-citation><text:note-body><text:p text:style-name="P33">Islam tidak menerima konsep teistik tentang Allah, bahwa Dia menciptakan alam semesta dan membiarkannya berjalan dengan <text:s/>sendirinya. Kita terkandung dalam ruang dan waktu, dengan demikian dibatasi dalam cara-cara berikut: <text:span text:style-name="T2081">kita tidak bisa menggambarkan dengan persis </text:span><text:s/><text:span text:style-name="T2081">kesimpulan yang benar tentang hubungan antara Pencipta dan ciptaannya, kita tidak merasakan keabadian, dan kita juga memiliki sedikit informasi mengenai dunia ini. </text:span><text:span text:style-name="T2082">Allah berada di luar ruang dan waktu, tak terhingga dan abadi. Dia menggenggam alam semesta dalam “genggamannya” </text:span><text:span text:style-name="T2083">dan mengatur dan mengendalikannya sesuai dengan yang dikehendakinya. Akan tetapi, kita akan kita bisa mendapatkan sekilas tentang tindakan-Nya dan memperoleh beberapa pengetahuan mengenai Dia dan sifat-sifat-Nya, Dia mengizinkan perwujudan-Nya yang berkaitan dengan ciptaan-Nya agar dibatasi oleh ruang dan waktu. Sebab jika tidak, kehidupan tidak bisa hadir dan kita tidak bisa memperoleh pengetahuan tentang Dia dan alam semesta. Dengan demikian, apa yang kita katakan tentang kehendak-Nya dan takdir-Nya haruslah ditinjau dengan anggapan </text:span><text:span text:style-name="T2084">tentang </text:span><text:span text:style-name="T2083">fakta </text:span><text:span text:style-name="T2084">bahwa kita bisa berbicara tentang masalah ini hanya dalam batasan kehidupan ini (dibatasi oleh ruang, waktu, dan materi) dan oleh keberadaan kita. </text:span></text:p></text:note-body></text:note></text:span></text:p>
      <text:p text:style-name="P542"><text:soft-page-break/><text:span text:style-name="T1298">Kesimpulannya: </text:span><text:span text:style-name="T1375">kehendak Allah menguasai penciptaan, dan tidak ada yang bisa hadir atau terjadi di luar batasannya. Itu juga berperan bagi adanya keteraturan dan harmoni yang terdapat di alam semesta, dan memberikan segala hal dan kejadian arah dan karakteristik tertentu. Keberadaan kehendak Allah tidak bisa meniadakan akal manusia. </text:span></text:p>
      <text:p text:style-name="P543"><text:span text:style-name="T1375">D</text:span><text:span text:style-name="T1298">alam hubungannya dengan penciptaan. Terdapat dua segi tentang hubungan antara ketetapan Allah dan takdir dan penciptaan. Pertama, sebagai faktor pendorong dan penentu, takdir sudah pasti sangat menentukan di mana saja, kecuali pada domain di mana akal kita mengambil tempat. Segala sesuatu terjadi berdasarkan pada ukuran dan ketentuannya, keputusan dan arahnya. Allah adalah pemilik mutlak dari kekuasaan, sehingga melakukan apapun yang dikehendaki-Nya. Tidak ada satupun yang bisa memanggil dia untuk bertanggung jawab terhadap setiap tindakan-Nya. Menjadi adil dan bijaksana secara mutlak, dan sekaligus pemurah dan pengasih </text:span><text:span text:style-name="T1368">secara mutlak</text:span><text:span text:style-name="T1298">, Dia hanya bisa melakukan kebaikan dan tidak akan pernah melakukan kejahatan pada ciptaan-Nya. </text:span></text:p>
      <text:p text:style-name="P442">Kita tidak bisa mengganggu cara kerja alam semesta. Matahari akan selalu mengirimkan panas dan cahayanya tidak bergantung pada kita, bumi akan berotasi pada sumbunya dan di sekelilingi matahari, hari-hari dan bulan-bulan terlewati, musim-musim dan tahun-tahun datang dan pergi, <text:s/>dan kita sama sekali tidak memiliki kendali terhadap alam. Terdapat begitu banyak kebijaksanaan Allah dalam setiap tindakan-Nya, semuanya menguntungkan kita. Jadi, kita harus mempelajari dan bercermin pada tindakan-Nya untuk menemukan kebijaksanaan pada hal-hal tersebut: </text:p>
      <text:p text:style-name="P544"><text:span text:style-name="T1886">Dalam penciptaan langit dan bumi, dan dalam pergantian siang dan malam, terdapat </text:span><text:span text:style-name="T1903">tanda-tanda bagi orang yang berakal. Yakni orang-orang yang mengingat Allah sambil berdiri atau duduk atau dalam keadaan berbaring dan mereka memikirkan tentang penciptaan langit dan bumi seraya berkata: “Ya Tuhan kami, tiada lah </text:span><text:span text:style-name="T1904">K</text:span><text:span text:style-name="T1903">amu menciptakan semua ini dengan sia-sia. Maha suci Engkau, maka peliharalah kami dari api neraka.” </text:span><text:span text:style-name="T1376">(</text:span><text:span text:style-name="T1377">Al-Quran </text:span><text:span text:style-name="T1376">3:190-91) </text:span></text:p>
      <text:p text:style-name="P545"><text:span text:style-name="T1376">K</text:span><text:span text:style-name="T1298">ita harus bercermin terhadap apa yang terjadi pada </text:span><text:span text:style-name="T1378">diri </text:span><text:span text:style-name="T1298">kita. </text:span><text:span text:style-name="T1886">Allah tidak pernah melakukan kejahatan pada ciptaan-Nya, karena apapun musibah yang menimpamu adalah karena kesalahan dirimu sendiri </text:span><text:span text:style-name="T1298">(</text:span><text:span text:style-name="T1379">Al-Quran </text:span><text:soft-page-break/><text:span text:style-name="T1298">4:79). Dengan kata lain, </text:span><text:span text:style-name="T1380">dosa-dosa kita adalah sumber bagi kemalangan yang kita alami. Allah mengizinkan kemalangan untuk menimpa kita sehingga dosa-dosa kita bisa diampuni atau </text:span><text:span text:style-name="T1381">agar kita bisa dinaikkan ke derajat yang lebih tinggi. Namun ini tidak berarti bahwa Allah, untuk alasan yang hanya diketahui oleh-Nya, terkadang harus mengabaikan dosa kita dan tidak menghukum kita. </text:span></text:p>
      <text:p text:style-name="P546"><text:span text:style-name="T1381">S</text:span><text:span text:style-name="T1298">egi kedua </text:span><text:span text:style-name="T1382">tentang </text:span><text:span text:style-name="T1298">hubungan </text:span><text:span text:style-name="T1382">ini adalah menyangkut perintah dan larangan agama, yang berhubungan dengan akal manusia. Jika takdir Allah adalah dominan secara mutlak pada area tersebut pada mana akal kita sama sekali tidak mengambil tempat (misalnya, menciptakan dan mengendalikan segala hal dan makhluk, demikian pula benda-benda yang hidup dan yang mati, pergerakan planet-planet, <text:s/>dan semua kejadian dan fenomena di alam), maka kedua hal tersebut membutuhkan akal manusia dalam peninjauannya. Allah menciptakan segala hal dan kejadian, termasuk perbuatan baik kita, karena Dia telah menganugerahkan <text:s/>kita dengan akal dan mempersiapkan kita dengan kediaman yang abadi. Meskipun Dia menginginkan bahwa kita harus selalu melakukan apa saja yang baik dan secara tegas mendorong kita untuk melakukannya, Dia sama sekali tidak berlepas diri dalam memberikan keberadaan yang abadi dan fisis bagi pilihan kita yang salah dan kejahatan yang kita lakukan, </text:span><text:span text:style-name="T1383">betapa pun tidak menyenangkan hal tersebut baginya. </text:span></text:p>
      <text:h text:style-name="P68" text:outline-level="2"><text:bookmark-start text:name="__RefHeading___Toc15217_3975774274"/>Takdir dan <text:span text:style-name="T2085">A</text:span>kal Manusia<text:bookmark-end text:name="__RefHeading___Toc15217_3975774274"/></text:h>
      <text:p text:style-name="P547"><text:span text:style-name="T1383">A</text:span><text:span text:style-name="T1298">danya akal manusia dipastikan dengan dasar sebagai berikut: </text:span></text:p>
      <text:list xml:id="list13010084" text:style-name="L35">
        <text:list-item>
          <text:p text:style-name="P443">Kita merasa menyesal ketika kita melakukan sesuatu yang salah. Kita memohon permohonan maaf dari Allah terhadap dosa yang kita lakukan. Jika kita melakukan kesalahan dan membahayakan seseorang, maka kita meminta orang tersebut untuk memaafkan kita. Tindakan ini menunjukkan bahwa kita bisa memilih <text:s/>untuk bertindak dengan cara tertentu. Jika kita tidak bisa memilih tindakan kita, dan terdorong untuk melakukannya akibat kekuasaan yang lebih superior, mengapa kita harus merasa menyesal dan memohon maaf untuk sesuatu yang kita lakukan?</text:p>
        </text:list-item>
        <text:list-item>
          <text:p text:style-name="P443">Kita bisa memilih untuk menggerakkan tangan kita, berbicara, atau berdiri <text:span text:style-name="T2086">di</text:span> suatu tempat. Kita memilih untuk membaca buku, menonton televisi, atau berdoa kepada Allah. Kita tidak dipaksa untuk melakukan apapun, tidak juga kita dikendalikan dari jauh oleh sebuah kekuatan yang lebih superior yang tak kasat mata.</text:p>
        </text:list-item>
        <text:list-item>
          <text:p text:style-name="P548"><text:soft-page-break/><text:span text:style-name="T1384">Kita ragu, bernalar, membandingkan, </text:span><text:span text:style-name="T1385">berkumpul, memilih, dan kemudian memutuskan untuk melakukan sesuatu. Sebagai contoh, jika teman kita mengundang kita untuk pergi ke suatu tempat atau melakukan sesuatu, pertama-tama kita akan melalui proses mental ini dan kemudian memutuskan apakah kita akan pergi atau tidak. Kita mengulangi proses ini bahkan hingga 100 kali setiap hari.</text:span></text:p>
        </text:list-item>
        <text:list-item>
          <text:p text:style-name="P549"><text:span text:style-name="T1386">Ketika kita mengalami tindakan kejahatan, kita terkadang menuntut orang yang melakukan tindakan kejahatan kepada kita. Pengadilan tidak pernah menganggap kejahatan terjadi karena adanya dorongan dari </text:span><text:span text:style-name="T1387">kekuatan</text:span><text:span text:style-name="T1386"> yang superior seperti takdir, demikian pula kita. Orang yang dituduh </text:span><text:span text:style-name="T1387">tidak pernah meminta maaf atas kesalahannya dengan menyalahkan kekuatan tersebut. Orang yang bermoral dan yang jahat, mereka yang </text:span><text:span text:style-name="T1388">dipromosikan ke dalam status sosial yang lebih tinggi dan mereka yang </text:span><text:span text:style-name="T1389">menyia-nyiakan </text:span><text:span text:style-name="T1388">waktu mereka, mereka yang diberi ganjaran atas </text:span><text:span text:style-name="T1389">perbuatan baik mereka atau kesuksesan mereka dan mereka yang dihukum untuk tindakan kriminal yang mereka lakukan—semua ini membuktikan bahwa </text:span><text:span text:style-name="T1390">setiap </text:span><text:span text:style-name="T1389"><text:s/></text:span><text:span text:style-name="T1390">dari </text:span><text:span text:style-name="T1389">kita memiliki akal.</text:span></text:p>
        </text:list-item>
        <text:list-item>
          <text:p text:style-name="P444">Hanya orang gila yang tidak bertanggung jawab terhadap tindakan yang mereka lakukan. Akal manusia dan kemampuan mental lainnya menghendaki kita untuk memutuskan dan bertindak secara bebas; hasil yang terlihat dalam kehidupan kita membuktikan kebenaran dari pernyataan ini. Tanpa akal, <text:span text:style-name="T2086">nalar</text:span> manusia dan kemampuan lainnya sama sekali tidak <text:s/>memiliki makna.</text:p>
        </text:list-item>
        <text:list-item>
          <text:p text:style-name="P550"><text:span text:style-name="T1391">Binatang sama sekali tidak memiliki keinginan, sehingga bertindak di bawah panduan Allah (“</text:span><text:span text:style-name="T1905">instink,</text:span><text:span text:style-name="T1391">” berdasarkan pandangan </text:span><text:span text:style-name="T1392">sains materialis</text:span><text:span text:style-name="T1391">). </text:span><text:span text:style-name="T1496">Sebagai contoh, lebah selalu membangun sarang yang heksagonal. Karena mereka tidak memiliki akal, </text:span><text:span text:style-name="T1497">mereka tidak akan pernah berusaha membangun sarang yang berbentuk segitiga.</text:span><text:span text:style-name="T1393"> Namun kita </text:span><text:span text:style-name="T1390">meninjau </text:span><text:span text:style-name="T1393">banyak sekali kemungkinan sebelum bertindak atau berbicara. Kita juga dengan bebas dalam mengubah pikiran kita, yang kita lakukan </text:span><text:span text:style-name="T1390">ketika</text:span><text:span text:style-name="T1393"> kita dihadapkan pada keadaan darurat atau <text:s/></text:span><text:span text:style-name="T1394">tawaran</text:span><text:span text:style-name="T1393"> yang bagus. Ini juga menandakan adanya akal kita.</text:span></text:p>
        </text:list-item>
      </text:list>
      <text:p text:style-name="P551"><text:span text:style-name="T1394">Sifat-sifat</text:span><text:span text:style-name="T1298"> akal manusia. Akal kita tidak nampak dan tidak memiliki bentuk material. Akan tetapi, faktor tersebut tidak membuat keberadaannya menjadi tidak mungkin. Setiap orang memiliki dua buah mata (fisis), namun kita juga bisa melihat dengan mata ketiga kita yakni mata spiritual. Kita menggunakan yang pertama untuk melihat hal-hal</text:span><text:span text:style-name="T1395"> di</text:span><text:span text:style-name="T1298"> dalam dunia ini; </text:span><text:soft-page-break/><text:span text:style-name="T1298">kita menggunakan yang berikutnya </text:span><text:span text:style-name="T1396">untuk melihat hal-hal di luar kejadian di dunia ini. Akal kita adalah seperti mata ketiga kita, yang bisa saja kamu katakan sebagai intuisi. </text:span><text:span text:style-name="T1395">Itu</text:span><text:span text:style-name="T1396"> merupakan kecenderungan atau kekuatan dari dalam pada mana kita merujuk dan memutuskan. </text:span></text:p>
      <text:p text:style-name="P552"><text:span text:style-name="T1396">K</text:span><text:span text:style-name="T1298">ita berkehendak dan Allah menciptakan. Seorang yang merancang sebuah proyek atau bangunan tidak akan memiliki nilai atau manfaat kecuali jika kamu mulai membentuk bangunan sesuai dengan rancangannya, sehingga dia menjadi nampak dan melayani banyak tujuan. </text:span><text:span text:style-name="T1397">Akal kita menyerupai rancangan tersebut, karena kita memutuskan dan bertindak berdasarkan itu, dan Allah menciptakan tindakan kita sebagai hasil dari keputusan kita. Menciptakan dan bertindak adalah hal yang berbeda. </text:span><text:span text:style-name="T1398">Allah menciptakan berarti </text:span><text:span text:style-name="T1399">dia memberikan bentuk yang aktual terhadap pilihan kita dan tindakan-tindakan kita di dunia ini. Tanpa penciptaan Allah, maka kita tidak bisa bertindak. </text:span></text:p>
      <text:p text:style-name="P553"><text:span text:style-name="T1399">U</text:span><text:span text:style-name="T1298">ntuk menerangi istana yang megah, maka kita harus memasang sistem pencahayaan. Akan tetapi, istana tersebut tidak dapat diterangi hingga kita menaikkan sakelar yang akan menyalakan lampunya. Hingga kita melakukannya, maka istana itu akan tetap gelap. Dengan cara yang sama, setiap laki-laki dan perempuan adalah istana yang megah bagi Allah. Kita diterangi dengan beriman kepada Allah, yang membekali kita dengan sistem penerangan yang memadai: intelektual, nalar, perasaan, dan kemampuan untuk belajar, membandingkan, dan memilih. </text:span></text:p>
      <text:p text:style-name="P553"><text:span text:style-name="T1298">Alam dan kejadian, demikian pula agama yang diturunkan oleh Allah, adalah seperti sumber listrik yang akan menerangi istana </text:span><text:span text:style-name="T1395">Allah</text:span><text:span text:style-name="T1298"> dari individu manusia. Jika kita tidak menggunakan akal kita </text:span><text:span text:style-name="T1400">untuk menekan sakelar, bagaimanapun juga, kita akan tetap dalam kegelapan. Menyalakan lampu berarti meminta kepada Allah untuk menerangi kita dengan iman. </text:span><text:span text:style-name="T1401">Dalam rangka untuk memantaskan hamba dalam pintu </text:span><text:span text:style-name="T1402">Allah</text:span><text:span text:style-name="T1401">, kita harus meminta kepada Sang Penguasa Alam Semesta untuk menerangi kita dan membuat kita sebagai “raja” atau “ratu” di alam semesta. Ketika kita melakukan hal ini, maka Sang <text:s/>Penguasa Alam semesta akan memperlakukan kita dalam cara yang layak bagi-Nya, dan mengangkat kita ke derajat pemimpin bagi makhluk lainnya. </text:span></text:p>
      <text:p text:style-name="P554"><text:span text:style-name="T1401">A</text:span><text:span text:style-name="T1298">llah memasukkan akal kita dalam perhitungannya ketika menangani kita dan tindakan kita, dan kemudian menggunakannya untuk menciptakan perbuatan kita. Jadi kita tidak akan pernah menjadi korban bagi takdir atau dikhianati oleh nasib kita. Bagaimanapun tidak pentingnya akal kita jika </text:span><text:soft-page-break/><text:span text:style-name="T1298">dibandingkan dengan tindakan Allah, namun itu tetap menjadi sebab bagi perbuatan kita. </text:span><text:span text:style-name="T1403">Allah membuat hal-hal yang besar dari partikel-partikel yang kecil, dan menciptakan banyak hasil-hasil yang penting dari upaya yang sederhana. Sebagai contoh, Dia membuat pohon pinus yang besar dari bibit yang kecil, dan menggunakan kecenderungan kita atau pilihan kita untuk menyiapkan kebahagiaan atau kesengsaraan kita yang abadi. </text:span></text:p>
      <text:p text:style-name="P555"><text:span text:style-name="T1403">U</text:span><text:span text:style-name="T1298">ntuk memahami bagian kita, dan juga kehendak kita, dalam setiap tindakan dan pencapaian kita, coba tinjau makanan yang kita makan. Tanpa tanah dan air, udara dan panas matahari, <text:s/>tidak ada satupun yang bisa kita buat atau ciptakan meskipun begitu majunya teknologi yang digunakan, kita tetap tidak akan mendapatkan makanan. Kita bahkan tidak bisa untuk menghasilkan sebuah bibit jagung. <text:s/></text:span><text:span text:style-name="T1404">Kita tidak menciptakan tubuh kita, yang mana tidak bisa mengendalikan satu bagian saja, atau menjalin hubungan dengan makanan yang dimakan. Sebagai contoh, jika </text:span><text:span text:style-name="T1405">kita </text:span><text:span text:style-name="T1404">mempercepat denyut jantung kita seperti detik jarum jam dalam tempo yang tetap setiap pagi, seberapa lama kita akan bertahan hidup? </text:span></text:p>
      <text:p text:style-name="P556"><text:span text:style-name="T1404">T</text:span><text:span text:style-name="T1298">entu saja, hampir semua bagian dari kompleksitas dan keharmonisan pada alam semesta, yang merupakan organisme paling berkembang, akan bekerja bersama-sama berdasarkan pada pengukuran yang paling halus untuk menghasilkan cemilan yang dimakan.</text:span><text:span text:style-name="T1479"> Jadi, harga dari cemilan itu hampir sama dengan harga seluruh alam semesta. Bagaimana mungkin kita bisa membayar harga tersebut, sementara peran kita dalam menciptakan cemilan itu sangat bisa diabaikan, yang tidak lebih dari sekedar usaha kita sendiri? </text:span></text:p>
      <text:p text:style-name="P445">Pernahkah kita berterima kasih kepada Allah bahkan untuk makanan cemilan <text:s/>yang dimakan? Jika hanya gambar dari anggur yang diperlihatkan kepada kita, bisakah kita semua bekerja bersama-sama untuk menghasilkan itu? Tentu tidak. Allah memelihara kita dengan <text:span text:style-name="T2087">rahmat</text:span>nya, dan hanya meminta balasan yang kecil. Jika Dia mengatakan kepada kita untuk melaksanakan 1000 rakaat salat untuk setiap liter gandu<text:span text:style-name="T2087">m</text:span> yang kita makan, maka kita tentu akan melakukannya. Jika Dia mengirimkan sebutir tetes air hujan sebagai balasan satu rakaat yang kita kerjakan, maka tentu kita akan menghabiskan seluruh hidup kita untuk salat.<text:span text:style-name="T342"> Jika kamu tertinggal pada panasnya gurun yang menghanguskan, apakah kamu tidak akan memberikan semuanya untuk segelas air? </text:span></text:p>
      <text:p text:style-name="P557"><text:span text:style-name="T1298">Bagaimana kita berterima kasih pada-Nya untuk setiap anggota tubuh yang kita miliki? Ketika kita kecelakaan dan menjadi orang yang pincang </text:span><text:soft-page-break/><text:span text:style-name="T1298">di rumah sakit, atau ketika kita menderita suatu penyakit, maka kita akan <text:s/>memahami seberapa berharga kesehatan yang kita miliki. </text:span><text:span text:style-name="T1406">Tapi apakah kita pernah berterima kasih kepada-Nya untuk semua anugerah ini? Beribadah kepada Allah yang maha kuasa memerintahkan kita untuk melaksanakan, sesuatu yang </text:span><text:span text:style-name="T1407">pada kenyataannya </text:span><text:span text:style-name="T1406">menguntungkan bagi kita sendiri dan menciptakan akhlak yang baik, demikian juga bagi </text:span><text:span text:style-name="T1407">kehidupan </text:span><text:span text:style-name="T1406">pribadi yang baik dan dalam </text:span><text:span text:style-name="T1407">bermasyarakat</text:span><text:span text:style-name="T1406">. Lebih lanjut lagi, jika kita beriman dan beribadah kepada Allah, Dia akan memberi ganjaran kita dengan kebahagiaan yang abadi dan kenikmatan di surga. </text:span></text:p>
      <text:p text:style-name="P558"><text:span text:style-name="T1406">K</text:span><text:span text:style-name="T1298">esimpulannya: Hampir semua hal yang kita miliki adalah pemberian kepada kita tanpa bayaran sepeserpun, dan peran kita dalam kenikmatan yang kita nikmati di sini adalah sangat kecil. Demikian pula, akal kita sungguhlah kecil jika dibandingkan dengan apa yang Allah ciptakan dari manfaat yang kita dapatkan </text:span><text:span text:style-name="T1407">darinya</text:span><text:span text:style-name="T1298">. Meskipun kelemahan akal kita dan ketidakmampuan kita untuk begitu memahami hakikat yang sesungguhnya, Allah menciptakan tindakan kita berdasarkan pilihan dan keputusan yang kita buat dalam menempuhnya. </text:span></text:p>
      <text:p text:style-name="P446">Takdir Allah setara dengan akal manusia. Sepanjang sejarah, orang-orang berusaha membedakan atau mempertemukan kehendak Allah dengan akal atau kehendak manusia. Beberapa orang mencoba meniadakan peran akal, sementara yang lainnya mengklaim bahwa kita menciptakan perbuatan baik kita dan dengan demikian mengabaikan <text:span text:style-name="T2088">p</text:span>eran takdir. Akan tetapi, karena Islam adalah jalan tengah dalam segala hal, ia menyatakan bahwa tadir Allah mendominasi keberadaan, termasuk kemanusiaan, namun kita tetap bisa menggunakan akal kita dalam mengarahkan kehidupan kita. </text:p>
      <text:p text:style-name="P447">Al-Quran menyatakan hakikat dari hubungan ini dalam kalimat berikut: <text:span text:style-name="T101">[Al-Quran] </text:span><text:span text:style-name="T102">tiada lain merupakan peringatan bagi alam semesta, (yaitu) bagi siapa di antara kamu yang menempuh jalan yang lurus. Dan kamu tidak dapat menghendaki (menempuh jalan itu) kecuali apabila dikehendaki oleh Allah, Tuhan semesta alam </text:span><text:span text:style-name="T2089">(</text:span><text:span text:style-name="T2090">Al-Quran </text:span><text:span text:style-name="T2089">81:27-29)</text:span><text:span text:style-name="T102">.</text:span><text:span text:style-name="T2089"> Ayat ini berhubungan dengan kehendak mutlak dari Allah yang maha kuasa, namun tidak pernah meniadakan adanya akal manusia. Dalam ayat lain,</text:span><text:span text:style-name="T102"> padahal Allah-lah yang menciptakan kamu dan apa yang kamu perbuat </text:span><text:span text:style-name="T2089">(</text:span><text:span text:style-name="T2091">Al-Quran </text:span><text:span text:style-name="T2089">37:96)</text:span><text:span text:style-name="T102">. </text:span></text:p>
      <text:p text:style-name="P447"><text:span text:style-name="T2089">Ayat lain berbicara tentang perjanjian antara kita dengan Allah, dan secara terbuka menyatakan kitalah yang mengarahkan sejarah:</text:span><text:span text:style-name="T102"> </text:span><text:span text:style-name="T103">dan penuh</text:span><text:soft-page-break/><text:span text:style-name="T103">ilah janjimu kepada-Ku, niscaya akan Ku penuhi janji-Ku kepadamu</text:span><text:span text:style-name="T2092"> (</text:span><text:span text:style-name="T2093">Al-Quran </text:span><text:span text:style-name="T2092">2:40)</text:span><text:span text:style-name="T103">; </text:span><text:span text:style-name="T104">jika kamu menolong (agama Allah), niscaya Dia akan menolongmu </text:span><text:span text:style-name="T2089"><text:s/></text:span><text:span text:style-name="T104">dan meneguhkan kedudukanmu </text:span><text:span text:style-name="T2094">(</text:span><text:span text:style-name="T2095">Al-Quran </text:span><text:span text:style-name="T2094">47:7); dan</text:span><text:span text:style-name="T104"> Allah tidak akan merubah keadaan suatu kaum hingga mereka merubah keadaan yang ada pada diri mereka sendiri </text:span><text:span text:style-name="T2094">(</text:span><text:span text:style-name="T2096">Al-Quran </text:span><text:span text:style-name="T2094">13:11). </text:span></text:p>
      <text:p text:style-name="P448">Kecuali bagi manusia dan jin, yang mana keduanya memiliki akal dan pilihan dan harus menanggung perbuatannya, maka takdir dan kehendak Allah adalah faktor yang mutlak dan dominan dalam keberadaan. Untuk mempertemukan takdir dan akal manusia, tinjau hal-hal berikut: </text:p>
      <text:list xml:id="list604189201" text:style-name="L43">
        <text:list-item>
          <text:p text:style-name="P366"><text:span text:style-name="T1408">Takdir adalah judul bagi </text:span><text:span text:style-name="T1409">pengetahuan Allah. Pengetahuan Allah meliputi segala sesuatu </text:span><text:span text:style-name="T1410">dalam batasan ruang dan waktu atau di luarnya. Jika </text:span><text:span text:style-name="T1411">pengetahuanmu memungkinkan kamu untuk meramalkan bahwa sesuatu akan terjadi pada masa yang akan datang, maka ramalanmu akan mungkin terjadi. Namun ini tidak berarti bahwa ramalanmu akan membuat itu bisa terjadi. </text:span><text:span text:style-name="T1412">Karena segala hal dan kejadian bisa </text:span><text:span text:style-name="T1413">di</text:span><text:span text:style-name="T1412">mengerti dalam pengetahuan Allah, Dia akan menuliskan apa yang akan terjadi pada waktu dan tempat tertentu, dan itu akan terjadi seperti itu. Apa yang Allah tuliskan dan apa yang kita lakukan adalah sama sifatnya; </text:span><text:span text:style-name="T1414">bukan karena Allah menuliskannya dan memaksa kita untuk melakukannya, namun karena kita menginginkannya dan kemudian melakukannya.</text:span></text:p>
        </text:list-item>
      </text:list>
      <text:p text:style-name="P449">Sebagai <text:s/>contoh: Sebuah kereta melakukan perjalanan antara Angkara dan Istambul. Tinjau kecepatan dan karakteristiknya, keadaan di rel, jarak antara kedua kota, demikian pula jumlah stasiun sepanjang perjalanan dan berapa banyak waktu yang dihabiskan di setiap stasiun, maka daftar waktu perjalanan bisa disiapkan. Namun apakah daftar waktu ini yang mengakibatkan kereta untuk berjalan?</text:p>
      <text:p text:style-name="P449"><text:span text:style-name="T342">Waktu dan durasi dari gerhana bulan dan matahari telah diketahui dan telah ditulis sebelumnya berdasarkan perhitungan astronomi. Apakah ramalan dan pencatatan semacam itu yang akan menyebabkan terjadi gerhana? Tentu saja tidak.</text:span> Karena para astronom sudah mengetahui sebelumnya kapan gerhana akan terjadi, mereka kemudian mencatatnya. Maka hubungan yang sama juga terjadi antara takdir dan <text:span text:style-name="T2097">akal</text:span> manusia. </text:p>
      <text:list xml:id="list740871416" text:style-name="L44">
        <text:list-item>
          <text:p text:style-name="P367"><text:span text:style-name="T1415">Akal kita sudah termasuk </text:span><text:span text:style-name="T1413">di </text:span><text:span text:style-name="T1415">dalam takdir. Sebagai contoh, seseorang bertanya kepadamu, apakah <text:s/>jam di ruangan sebelah masih berjalan. Kamu mendengarnya dan kemudian menjawab untuk mengiakan. Si penanya tidak akan menanyakan apakah jarum jamnya bergerak atau tidak, sebab <text:s/>jika jamnya masih berjalan, maka roda-roda di dalamnya akan bekerja dan </text:span><text:soft-page-break/><text:span text:style-name="T1415">jarum jamnya akan bergerak. Dalam cara yang sama, takdir dan akal manusia tidak saling terlepas. Kita <text:s/>sama sekali tidak akan kering </text:span><text:span text:style-name="T1413">karena </text:span><text:span text:style-name="T1415">dihempaskan oleh angin takdir namun </text:span><text:span text:style-name="T1413">juga </text:span><text:span text:style-name="T1415">tidak bisa berlepas sepenuhnya darinya. Karena Islam selalu mengikuti jalan tengah, </text:span><text:span text:style-name="T1413">ia</text:span><text:span text:style-name="T1415"> akan menjelaskan hubungan yang benar antara takdir dan akal kita: </text:span><text:span text:style-name="T1498">kita berkehendak dan kemudian melakukannya, maka Allah akan mewujudkannya.</text:span></text:p>
        </text:list-item>
      </text:list>
      <text:list xml:id="list1472030623" text:style-name="L45">
        <text:list-item>
          <text:p text:style-name="P368"><text:span text:style-name="T1416">Dalam sudut pandang takdir, sebab dan akibat tidak akan bisa dipisahkan. Yakni, telah digariskan bahwa sebab ini akan menghasilkan akibat tersebut. </text:span><text:span text:style-name="T1499">Namun kita tidak bisa berdali</text:span><text:span text:style-name="T1500">h</text:span><text:span text:style-name="T1499"> bahwa membunuh seseorang adalah tindakan yang benar karena korban sudah ditakdirkan untuk mati dalam waktu dan tempat tertentu, dan akan tetap mati bagaimanapun juga bahkan jika tidak ditembak atau dibunuh. Dalil semacam itu sama sekali tidak berdasar, karena si korban memang sudah ditakdirkan untuk mati dalam keadaan tertembak.</text:span><text:span text:style-name="T1499"><text:note text:id="ftn16" text:note-class="footnote"><text:note-citation>18</text:note-citation><text:note-body><text:p text:style-name="P34">Orang kemudian membunuh dengan mengatakan bahwa tanpa di bunuh pun ia akan mati <text:s/>pada saat itu (Pen). <text:s/></text:p></text:note-body></text:note></text:span><text:span text:style-name="T1416"> Dalil bahwa <text:s/>si korban akan tetap mati bahkan jika tidak ditembak akan berarti bahwa kematian ini sama sekali tidak beralasan. Bagaimana menjelaskan kematian </text:span><text:span text:style-name="T1417">semacam itu? Ingat takdir tidak bisa dipisahkan menjadi dua, satu yang jadi sebab dan yang lain jadi akibat. Takdir adalah satu kesatuan.</text:span></text:p>
        </text:list-item>
      </text:list>
      <text:p text:style-name="P450">Banyak pemikir barat yang mengatakan Islam menggunakan prinsip fatalistik, meskipun itu hanya sebagian sekte kecil—yakni Jabariah—yang menggunakan prinsip fatalistik. Berlawanan dengan <text:span text:style-name="T2098">ini</text:span>, <text:span text:style-name="T2099">hampir semua filsuf sejarah barat dan hingga pada tahap tertentu, </text:span><text:span text:style-name="T2100">umat </text:span><text:span text:style-name="T2098">Nasrani</text:span><text:span text:style-name="T2100">, juga fatalistik yang mendasarkan pandangannya pada dalil sejarah yang tidak terbantahkan. Pandangan dari kaum filsuf sejarah tersebut bisa diringkaskan sebagai berikut: </text:span></text:p>
      <text:list xml:id="list1822062470" text:style-name="L46">
        <text:list-item>
          <text:p text:style-name="P451">Umat manusia secara perlahan bergerak maju menuju akhir yang bahagia.</text:p>
        </text:list-item>
        <text:list-item>
          <text:p text:style-name="P451">Kemajuan ini bergantung pada fatalistik, dalil-dalil sejarah yang tidak terbantahkan, yang sepenuhnya tidak bergantung <text:span text:style-name="T2101">pada umat manusia. Dengan demikian, kita harus menaati hukum ini jika kita tidak ingin tereliminasi.</text:span></text:p>
        </text:list-item>
        <text:list-item>
          <text:p text:style-name="P452">Kita tidak bisa mengkritisi <text:span text:style-name="T2102">tahap-tahapnya</text:span><text:span text:style-name="T2103"> (misalnya primitif, feodal, atau kapitalistik) yang mana pasti akan terlewati, karena tidak ada yang bisa kita lakukan selain melewatinya.</text:span></text:p>
        </text:list-item>
      </text:list>
      <text:p text:style-name="P454"><text:soft-page-break/>Pandangan semacam itu akan mengakibatkan hal berikut: keadaan sosio-ekonomi saat ini juga kondisi politik adalah hal yang tidak bisa terelakkan, karena semuanya telah ditentukan oleh alam, yang menegaskan bahwa hanya yang paling mampu dan paling kuat lah yang bisa bertahan. Jika hukum ini menguntungkan orang barat, maka komunitas yang dipilih untuk bertahan haruslah tunduk pada dominasi barat. </text:p>
      <text:p text:style-name="P454">Apa yang membedakan konsep Al-Quran tentang sejarah dengan pandangan filsafat lainnya adalah sebagai berikut: </text:p>
      <text:list xml:id="list1909132521" text:style-name="L47">
        <text:list-item>
          <text:p text:style-name="P453">Jika para filsuf kesejarahan atau para sosiologis membangun pandangan mereka <text:span text:style-name="T2102">berdasarkan </text:span>penafsiran masa lalu dan situasi saat ini, Al-Quran akan menangani masalah tersebut dari sudut pandang prinsip-prinsip yang tetap.</text:p>
        </text:list-item>
        <text:list-item>
          <text:p text:style-name="P453">Al-Quran memberi penekanan kepada pilihan yang diambil oleh individu atau <text:span text:style-name="T2102">masyarakat</text:span> juga perilaku moralnya. <text:span text:style-name="T2104">Meskipun kehendak Allah hingga tahap tertentu dapat dipandang sebagai pasangan dari </text:span><text:span text:style-name="T105">Geist </text:span><text:span text:style-name="T2105">(Pen. roh atau pikiran)</text:span><text:span text:style-name="T105"> </text:span><text:span text:style-name="T2106">dalam filsuf Hegel dan sebagai hukum sejarah yang mutlak dan </text:span><text:span text:style-name="T2102">tidak</text:span><text:span text:style-name="T2106"> terbantahkan dalam filsafat lainnya, Al-Quran tidak pernah mengingkari adanya akal pada manusia. Allah menguji umat manusia di sini sehingga bisa </text:span><text:span text:style-name="T2107">menebarkan benih di “</text:span><text:span text:style-name="T106">ladang</text:span><text:span text:style-name="T2107">” dunia ini untuk kemudian dipetik pada kehidupan yang berikutnya, yakni kehidupan yang abadi. </text:span><text:span text:style-name="T2108">Untuk alasan ini, semua yang terjadi di sini adalah </text:span><text:span text:style-name="T2102">peristiwa</text:span><text:span text:style-name="T2108"> yang Allah izinkan untuk </text:span><text:span text:style-name="T2102">saling mengikuti</text:span><text:span text:style-name="T2108"> satu sama lain sehingga orang-orang yang baik dan yang jahat bisa dibedakan. Jadi, berdasarkan Al-Quran, kita adalah yang membuat sejarah, bukan kehendak Allah yang memaksa. Allah yang menggunakan akal kita untuk membuat kehendak-</text:span><text:span text:style-name="T2102">N</text:span><text:span text:style-name="T2108">ya yang universal bisa terwujud. Jika hal ini bisa dipahami, maka sudut pandang para filsuf <text:s/>kesejarahan barat dan konsep mereka tentang “</text:span><text:span text:style-name="T107">akhir yang tidak bisa terhindarkan</text:span><text:span text:style-name="T2108">” akan terlihat tidak berdasar.</text:span></text:p>
        </text:list-item>
        <text:list-item>
          <text:p text:style-name="P455">Orang-orang cenderung membayangkan, mengeluarkan diri mereka dari perjalanan waktu, sebuah batas untuk masa lalu akan bertambah melalui rentetan beberapa hal. Mereka menyebut ini sebagai azal (keabadian yang lampau). Tapi untuk bernalar <text:span text:style-name="T2109">berdasarkan ide semacam itu adalah tidak bisa diterima. Untuk lebih bisa memahami hal yang pelik ini, tinjau hal-hal berikut:</text:span></text:p>
        </text:list-item>
      </text:list>
      <text:p text:style-name="P456">Anggap kamu memegang cermin di tanganmu. Segala sesuatu yang dipantulkan di sebelah kanan menyatakan masa lalu, sementara segala sesuatu yang dipantulkan di sebelah kiri menyatakan masa depan. Cermin <text:soft-page-break/>hanya bisa memantulkan dalam satu arah, karena itu tidak bisa menunjukkan kedua sisi dalam waktu yang bersamaan ketika kamu memegangnya. <text:span text:style-name="T2110">Jika kamu ingin melihat ke kedua arah tersebut secara bersamaan, kamu harus naik lebih tinggi dari posisimu semula sehingga kiri dan kanan bisa menyatu ke dalam satu arah dan tidak ada yang bisa disebut sebagai pertama atau terakhir, mula-mula atau akhir. </text:span></text:p>
      <text:p text:style-name="P457">Takdir Allah, dalam batasan tertentu sama persis dengan pengetahuan Allah, yang telah disebutkan dalam banyak hadis sebagai meliputi segala masa dan kejadian <text:s/>sebagai satu titik, di mana pertama dan terakhir, permulaan dan akhir, apa yang telah terjadi dan apa yang akan terjadi akan terkumpul menjadi satu. Karena kita tidak terbebas dari itu, pemahaman kita tentang waktu dan kejadian bisa saja seperti sebuah cermin ke masa lalu. </text:p>
      <text:list xml:id="list3984564228" text:style-name="L48">
        <text:list-item>
          <text:p text:style-name="P458">Kita tidak menciptakan tindakan kita. Jika kita menciptakannya, maka kita juga yang akan menjadi <text:span text:style-name="T2111">sebab </text:span>utamanya. Jika itu yang terjadi, maka sama saja kita tidak memiliki akal atau pilihan, karena berdasarkan logika, suatu hal bisa ada jika keberadaannya adalah suatu kemestian dan segala syarat yang dibutuhkan sudah dipersiapkan bagi keberadaannya. <text:s/>Jadi apapun yang hadir menjadi ada haruslah memiliki sebab yang sempurna dan nyata. Namun sebab yang sempurna akan membuat <text:span text:style-name="T2112">keberadaan sesuatu menjadi suatu keharusan, yang berarti sama sekali tidak ada tempat bagi pilihan kita.</text:span></text:p>
        </text:list-item>
        <text:list-item>
          <text:p text:style-name="P459"><text:span text:style-name="T2113">Meskipun akal kita tidak bisa menyebabkan sesuatu untuk terjadi, Allah yang maha kuasa telah membuat </text:span><text:span text:style-name="T2114">cara kerjanya menjadi syarat yang sederhana untuk menjadikan kehendak-Nya yang universal menjadi terwujud. Dia menggunakan akal kita untuk membimbing kita dalam arah yang kita pilih, sehingga dengan demikian kita bertanggung jawab terhadap tindakan kita. </text:span><text:span text:style-name="T2115">Jika kamu menempatkan anakmu di atas bahumu, dan atas permintaannya membawanya jalan-jalan keluar, maka dia bisa saja kedinginan. Bisakah dia menyalahkanmu atas kedinginan yang dia alami? Malahan, kamu akan menghukumnya atas permintaannya. </text:span><text:span text:style-name="T383">Dalam cara yang serupa, Allah yang maha kuasa, hakim yang paling adil, tidak pernah memaksa <text:s/>hamba-Nya untuk melakukan sesuatu, jadi dia membuat keinginan-Nya terkadang bergantung kehendak manusia.</text:span></text:p>
        </text:list-item>
      </text:list>
      <text:p text:style-name="P460">Kita bisa merangkum bahasan ini ke dalam tujuh poin: </text:p>
      <text:p text:style-name="P460">1. Takdir Allah, juga disebut sebagai ketentuan dan peraturan Allah, meliputi <text:s/>segala alam semesta <text:s/>namun tidak akan bisa meniadakan peran <text:soft-page-break/>akal kita.</text:p>
      <text:p text:style-name="P461">2. Karena Allah berada di luar batasan ruang dan waktu dan segala sesuatu telah termasuk <text:span text:style-name="T2116">di </text:span>dalam pengetahuan Allah, Dia meliputi masa lalu, saat ini, dan masa yang akan datang sebagai suatu titik yang menyatu dan tidak terbagi. Sebagai contoh: jika kamu berada di dalam ruangan, maka pandanganmu akan di batasi oleh ruang itu. Jika kamu melihat dari titik yang lebih tinggi, maka kamu akan melihat seluruh kota. Jika kamu naik lebih tinggi lagi dan lebih tinggi lagi, maka pandanganmu juga akan terus meluas. Bumi ini, jika dilihat dari bulan, akan nampak sebagai bola biru yang kecil. Maka hal yang sama berlaku juga dengan waktu.</text:p>
      <text:p text:style-name="P464">3. Karena waktu dan ruang telah tercakup dalam pengetahuan Allah sebagai satu titik, Allah telah mencatat segala sesuatu yang akan terjadi hingga hari kiamat. Para malaikat kemudian menggunakan catatan ini <text:s/>untuk menyiapkan <text:s/>catatan yang lebih kecil untuk setiap individu.</text:p>
      <text:p text:style-name="P461">4. Kita tidak akan melakukan sesuatu karena Allah mencatat itu; Allah telah mengetahui sebelumnya apa yang akan kita lakukan dan kemudian mencatatnya.</text:p>
      <text:p text:style-name="P462">5. Takdir tidak dibagi ke dalam dua bagian: satu sebagai sebab, dan yang lainnya sebagai akibatnya. Takdir adalah satu kesatuan dan berhubungan secara bersamaan <text:s/>dengan sebab dan akibatnya. Akal kita, yang menjadi sebab tindakan kita, telah termasuk ke dalam takdir Allah.</text:p>
      <text:p text:style-name="P462">6. <text:span text:style-name="T2117">Allah membimbing kita untuk melakukan hal-hal dan tindakan-tindakan yang baik, dan mengizinkan dan memberi petunjuk kepada kita untuk menggunakan kekuatan akal kita untuk kebaikan. Sebagai ganjarannya, Dia menjanjikan kita kebahagiaan yang abadi di surga.</text:span></text:p>
      <text:p text:style-name="P463">7. <text:span text:style-name="T2118">Kita memiliki akal, meskipun kita sama sekali tidak berperan terhadap perbuatan baik yang kita lakukan. Akal kita, jika tidak digunakan dengan baik, bisa menghancurkan kita. Dengan demikian kita harus menggunakannya untuk manfaat bagi diri kita dengan berdoa kepada Allah. Ini membuat hal yang mungkin bagi kita untuk menikmati keberkahan di surga, yang merupakan buah dari rantai perbuatan baik, dan kemudian mendapatkan kebahagiaan yang abadi. Lebih lanjut lagi, kita selalu memohon pengampunan dari Allah sehingga kita berlepas diri dari setan dan diselamatkan dari siksaan api neraka, yang merupakan buah dari rantai perbuatan buruk yang dikutuk. Beribadah dan beriman kepada Allah akan menguatkan kecenderungan kita kepada perbuatan baik, sementara tobat dan memohon pengampunan dari Allah akan melemahkan bahkan menghancur</text:span><text:soft-page-break/><text:span text:style-name="T2118">kan kecenderungan kita kepada perbuatan jahat dan dosa.</text:span></text:p>
      <text:h text:style-name="P68" text:outline-level="2"><text:bookmark-start text:name="__RefHeading___Toc15219_3975774274"/>Takdir dan Ketentuan Allah, serta Kemurahan Allah<text:bookmark-end text:name="__RefHeading___Toc15219_3975774274"/></text:h>
      <text:p text:style-name="P615">Ketentuan Allah artinya menerapkan ketetapan dan keputusan Allah. <text:span text:style-name="T342">Ini meliputi tindakan kita juga kekuasaan Allah dalam menciptakan tindakan tersebut, karena Allah mengizinkan kita untuk melakukan apa yang ingin kita lakukan dengan membuatnya terwujud menjadi ada.</text:span> Kosakata bahasa Arab yang diterjemahkan di sini sebagai kemurahan Allah adalah ‘ata’, yang berarti memberi tanpa pamrih atau memberi tanpa paksaan. </text:p>
      <text:p text:style-name="P615">Terdapat dua catatan yang ada pada Allah, Catatan Yang Agung dan Terjaga (yang berhubungan dengan pengetahuan dan takdir Allah) dan Catatan <text:span text:style-name="T2119">Yang Nyata (yang berhubungan dengan hakikat waktu). Catatan Yang Agung dan Terjaga tidak pernah berubah, karena Allah juga memiliki kehendak yang tidak terbatas dan dengan demikian tidak dibatasi oleh takdir yang Dia ciptakan terhadap hamba-Nya.</text:span><text:span text:style-name="T384"> Akan tetapi, Dia bisa merubah apa yang telah Dia catat pada Kitab Yang Nyata: </text:span><text:span text:style-name="T288">Allah </text:span><text:span text:style-name="T289">menghapuskan apa yang Dia kehendaki dan menetapkan (apa yang Dia kehendaki), dan di sisi-Nya-lah terdapat Ummul Kitab (Lauh Mahfuz) </text:span><text:span text:style-name="T1284">(</text:span><text:span text:style-name="T1285">Al-Quran </text:span><text:span text:style-name="T1284">13:39). </text:span></text:p>
      <text:p text:style-name="P616"><text:span text:style-name="T975">M</text:span><text:span text:style-name="T762">asalah yang pelik ini begitu sulit untuk dipahami. Meskipun kita tidak dapat memahami sepenuhnya kenyataan tentang penghapusan dan pemastian ini, namun kita bisa menyaksikannya dalam kehidupan kita. Sebagai contoh, suatu hari kita berangkat dari rumah kita dengan niat mengunjungi sebuah tempat di mana dosa dengan bebas dilakukan. Akan tetapi, karena </text:span><text:span text:style-name="T976">rahmat dan karunia-Nya</text:span><text:span text:style-name="T762">, Allah mengatur kita untuk bertemu dengan seorang teman yang baik yang membujuk kita untuk pergi ke tempat yang baik. Demikian pula, kita melakukan dosa dengan semau kita dan dengan demikian besar kemungkinan</text:span><text:span text:style-name="T976">nya akan </text:span><text:span text:style-name="T762">mengalami kemalangan. Namun bukannya memperlakukan kita dengan segala keadilan-Nya, Allah, dengan kemurahan-Nya, memperlakukan kita dengan penuh kasih sayang, sehingga dengan demikian menyelamatkan kita dari kemalangan. </text:span></text:p>
      <text:p text:style-name="P616"><text:span text:style-name="T762">Kemurahan Allah hadir agar kita tidak berputus asa untuk menerima pengampunan, sehingga kita tetap mengarahkan wajah </text:span><text:span text:style-name="T977">ke</text:span><text:span text:style-name="T762">pada-Nya meskipun betapa besar dosa kita, dan agar kita tidak melihat diri kita secara mutlak dibatasi oleh konsekuensi dari takdir dan ketetapan Allah yang telah ditentukan untuk perbuatan kita. Ini dinyatakan secara jelas pada ayat berikut: </text:span></text:p>
      <text:p text:style-name="P578"><text:soft-page-break/>Dan apa saja musibah yang menimpa kamu maka disebabkan oleh perbuatan tanganmu sendiri, dan Allah memaafkan sebagian besar (dari kesalahan-kesalahanmu). <text:span text:style-name="T762">(</text:span><text:span text:style-name="T978">Al-Quran </text:span><text:span text:style-name="T762">42:30) </text:span></text:p>
      <text:p text:style-name="P559">Jikalau Allah mau menghukum manusia karena kezalimannya, niscaya tidak akan ditinggalkan-Nya di muka bumi suatupun dari makhluk-Nya yang melata, tetapi Allah menangguhkan mereka sampai <text:span text:style-name="T2120">kepada </text:span>waktu yang telah ditentukan.<text:span text:style-name="T762"> </text:span><text:span text:style-name="T979">(</text:span><text:span text:style-name="T980">Al-Quran </text:span><text:span text:style-name="T979">16:61) </text:span></text:p>
      <text:p text:style-name="P559"><text:span text:style-name="T2121">Katakanlah: “Hai hamba-hambaku yang melampaui batas terhadap diri mereka sendiri, janganlah kamu berputus asa dari rahmat Allah. Sesungguhnya Allah mengampuni dosa-dosa semuanya. Sesungguhnya Dia-lah yang Maha pengampun lagi Maha penyayang.”</text:span><text:span text:style-name="T981"> </text:span><text:span text:style-name="T982">(</text:span><text:span text:style-name="T983">Al-Quran </text:span><text:span text:style-name="T982">39:53) </text:span></text:p>
      <text:p text:style-name="P560"><text:span text:style-name="T982">K</text:span><text:span text:style-name="T762">emurahan Allah </text:span><text:span text:style-name="T984">dan kasih sayang-Nya terwujud secara lebih jelas dalam sejarah manusia. Karena kita bertanggung jawab dan akan diberi ganjaran akibat tindakan kita, maka kita mengarahkan cerita hidup kita sendiri. Filsafat sejarah semacam historisisme kadang sering keliru, karena tidak ada kepastian dalam sejarah atau catatan peristiwa. </text:span></text:p>
      <text:p text:style-name="P561"><text:span text:style-name="T762">Banyak kaum dalam sejarah </text:span><text:span text:style-name="T985">manusia semacam kaum ‘Ad, Tsamud, dan Firaun, pantas untuk dimusnahkan karena gaya hidup mereka </text:span><text:span text:style-name="T986">yang</text:span><text:span text:style-name="T985"> bermegah-megahan, ketidakadilan dan kekejaman yang mereka lakukan. Dengan demikian Allah menghapuskan </text:span><text:span text:style-name="T987">mereka. Akan tetapi, </text:span><text:span text:style-name="T988">kaum Nabi Yunus, </text:span><text:span text:style-name="T989">keselamatan atasnya</text:span><text:span text:style-name="T988">, menghadapkan wajahnya kepada Allah dengan penuh kerendahan dan pertobatan, dan merubah cara hidup dan moral mereka setelah mereka melihat akan datangnya bencana yang tidak terelakkan. Sebagai hasilnya, Allah menyelamatkan mereka dari hukuman atas dosa mereka dalam kehidupan di dunia ini, dan memberikan ketenangan untuk sesaat (</text:span><text:span text:style-name="T990">Al-Quran </text:span><text:span text:style-name="T988">10:98). Untuk menekankan hal ini, Rasulullah, salawat dan salam </text:span><text:span text:style-name="T989">kepadanya</text:span><text:span text:style-name="T988">, berkata: “</text:span><text:span text:style-name="T2122">ketakutan sama sekali tidak mencegah akan datangnya kemalangan, namun salat dan zakat lah yang akan mencegahnya.</text:span><text:span text:style-name="T988">”</text:span><text:span text:style-name="T988"><text:note text:id="ftn17" text:note-class="footnote"><text:note-citation>19</text:note-citation><text:note-body><text:p text:style-name="P35">Muttaqi al-Hindi, Kanz al-Ummal, Hadis No. 3123; Ibn ‘Asakir, Tarikh al-Dimashq, 5:168</text:p></text:note-body></text:note></text:span></text:p>
      <text:p text:style-name="P562"><text:span text:style-name="T988">D</text:span><text:span text:style-name="T762">engan demikian, seorang muslim tidak boleh meninggalkan salat dan memberikan zakat atau bersedekah. Ketika mereka merasakan kemalangan akan datang, mereka segera harus menghadapkan diri kepada Allah dalam salat, bertobat, bersedekah, atau melakukan pelayanan terhadap Islam. </text:span></text:p>
      <text:h text:style-name="P68" text:outline-level="2"><text:bookmark-start text:name="__RefHeading___Toc15221_3975774274"/><text:soft-page-break/>Kebijaksanaan Allah dalam Menciptakan Orang-orang Secara Berbeda<text:bookmark-end text:name="__RefHeading___Toc15221_3975774274"/></text:h>
      <text:p text:style-name="P365">Mengapa Allah menciptakan kita dengan <text:span text:style-name="T2123">tingkat kemampuan dan kecerdasan yang berbeda, juga gaya hidup dan fisiologi </text:span><text:span text:style-name="T2124">yang berbeda</text:span><text:span text:style-name="T2123">? </text:span><text:span text:style-name="T2125">Mengapa dia memberikan kesusahan dan kemiskinan di antara kemudahan dan kemewahan? Pertanyaan semacam itu, di samping berhubungan dengan takdir, juga memberikan haluan dalam memahami cara Allah dalam <text:s/>bertindak (Pen. Memperlakukan makhluk-Nya). </text:span></text:p>
      <text:p text:style-name="P617">Kita harus berusaha untuk mengenal <text:s/>Allah. Sebelum membahas masalah ini, kita harus menekankan bahwa semua pertanyaan semacam itu berangkat dari ketidaktahuan tentang hakikat Allah. Jika kita memiliki keinginan yang sama dalam memahami segala hal tentang <text:s/>Allah seperti halnya yang kita lakukan terhadap film yang ditonton atau tokoh olahraga, jika kita memiliki akses terhadap sumber-sumber yang diperlukan dari mana kita bisa memahami sesuatu tentang Sang Pencipta kita, jika kita mempelajari tentang kitab alam semesta berdasarkan kriteria yang telah ditentukan oleh Al-Quran, dan jika kita mengikuti prinsip-prinsip yang diajarkan oleh Rasulullah, salawat dan salam <text:span text:style-name="T2124">ke</text:span>padanya, untuk menegakkan kehidupan yang benar—jika kita melakukan semua ini, kita akan dapat melihat dimensi non-material <text:s/>dari segala hal dan kejadian melalui prisma kesadaran kita. Jika kita dapat mencapai tingkatan tersebut, maka kita tidak akan mungkin menanyakan pertanyaan semacam itu. Namun selama ilmu pengetahuan menutupi dirinya dari agama dan zikir yang benar telah digantikan oleh kehidupan yang mekanis dan dipenuhi oleh pesatnya informasi, maka kita akan terus menanyakan pertanyaan semacam itu dan akan mendapati kesulitan dalam mengetahui Sang Pencipta kita. </text:p>
      <text:p text:style-name="P618">Allah mengendalikan segala hal dan melakukan apa yang Dia kehendaki. Tinjau klaim kita tentang kepemilikan dan kendali kita terhadap <text:s/>apa yang kita anggap sebagai kekayaan kita. <text:span text:style-name="T342">Apa bagian kita dalam menghasilkan makanan yang kita makan? Setiap cicipan makanan membutuhkan keberadaan seluruh alam semesta. Dengan hal ini, dan jika kita bisa mengklaim tentang kepemilikan dan <text:s/>kendali terhadap kekayaan pribadi kita di mana kita hanya memiliki peran begitu kecil di dalamnya, lantas mengapa Allah, Sang Pencipta dan pemilik tunggal dari alam semesta dan segala isinya, tidak memiliki kendali sepenuhnya terhadap segala kekayaan-Nya. </text:span></text:p>
      <text:p text:style-name="P618">Nama-nama Allah <text:span text:style-name="T2126">Y</text:span>ang <text:span text:style-name="T2126">M</text:span>aha <text:span text:style-name="T2127">Kuasa (</text:span><text:span text:style-name="T108">al</text:span><text:span text:style-name="T109">-Aziiz</text:span><text:span text:style-name="T2127">)</text:span> memiliki perwujudan <text:soft-page-break/>yang berbeda-beda. <text:span text:style-name="T2128">Nama Yang Maha </text:span><text:span text:style-name="T2124">M</text:span><text:span text:style-name="T2128">emberi </text:span><text:span text:style-name="T2129">(</text:span><text:span text:style-name="T108">al-Muqit</text:span><text:span text:style-name="T2129">) </text:span><text:span text:style-name="T2128">memberikan makhluk-Nya dengan apa yang mereka butuhkan untuk hidup, nama Yang Maha </text:span><text:span text:style-name="T2124">M</text:span><text:span text:style-name="T2128">emelihara </text:span><text:span text:style-name="T2130">(</text:span><text:span text:style-name="T110">al-Hafiz</text:span><text:span text:style-name="T2130">) </text:span><text:span text:style-name="T2131">memungkinkan si pasien untuk bisa sembuh, dan nama Yang Maha Menjawab </text:span><text:span text:style-name="T2132">(</text:span><text:span text:style-name="T111">al-Mujib</text:span><text:span text:style-name="T2132">) </text:span><text:span text:style-name="T2131">akan datang untuk menolong yang membutuhkan. Dia memperingati mereka yang bermasa bodoh dengan nama-Nya Yang Memberi Kemalangan </text:span><text:span text:style-name="T2133">(</text:span><text:span text:style-name="T112">adh-Dharr</text:span><text:span text:style-name="T2133">)</text:span><text:span text:style-name="T2131">, dan menghibur mereka yang malang dengan nama-Nya Yang Maha </text:span><text:span text:style-name="T2134">Mengasihi (</text:span><text:span text:style-name="T113">al-Wadud</text:span><text:span text:style-name="T991">)</text:span><text:span text:style-name="T2131">. </text:span><text:span text:style-name="T2135">Jika kita mempelajari perwujudan dari nama-nama Allah, kita akan bisa melihat keindahan dalam perbedaan yang dibawanya tentang alam semesta, dan memahami kebijaksanaan </text:span><text:span text:style-name="T2131"><text:s/></text:span><text:span text:style-name="T2135">yang mendasari adanya perbedaan dalam ciptaan-Nya. Allah membuat diri-Nya dikenal dengan mewujudkan nama-nama-Nya. Sebagai contoh, bunga-bunga tersenyum kepada kita sebagai hasil dari perwujudan nama-nama-Nya yang bermula dari kemurahan-Nya, sementara bencana alam mengingatkan kita tentang kemarahan-Nya yang merupakan perwujudan nama-nama-Nya yang bermula dari kemuliaan-Nya. </text:span></text:p>
      <text:p text:style-name="P619">Segala sesuatu adalah berkah dari Allah. Kita tidak boleh mempertanyakan Allah terhadap apa yang Dia beri atau yang tidak diberikan-Nya. Ingatlah bahwa Allah tidak pernah menciptakanmu sebagai unsur yang tidak hidup, sebuah tanaman atau binatang, namun sebagai manusia. <text:span text:style-name="T342">Juga, seperti halnya di sana selalu ada orang yang lebih kaya lebih sehat dari kamu, maka ada juga orang yang lebih miskin dan lebih sakit dari kamu. Jadi, dalam hubungannya dengan kesehatan dan kekayaan, maka lihatlah mereka yang lebih miskin dan lebih sakit daripada dirimu. Dalam hubungannya dengan kebaikan dan moral yang baik, belajar dan mau berkorban, berbuat yang benar dan dermawan, dan seterusnya, ikutilah mereka yang lebih baik daripada dirimu. </text:span></text:p>
      <text:p text:style-name="P620">Coba tinjau seorang yang kaya raya yang memberikan tiga orang yang miskin <text:span text:style-name="T2136">masing-masing </text:span>sebuah apartemen, <text:span text:style-name="T2136">sebuah rumah susun, dan kemudian sebuah istana. Apakah si miskin yang diberikan apartemen memiliki hak untuk bertanya kepada si orang kaya tersebut mengapa dia tidak diberikan rumah susun atau sebuah istana? Bukankah tidak seperti itu, melainkan berterima kasih kepada sang penderma untuk apartemen yang diberikan? </text:span><text:span text:style-name="T2137">Dengan cara yang sama, semua yang kita miliki berasal dari Allah. Jadi, entah kita seorang yang kaya atau miskin, bugar atau cacat, sehat atau sakit, kita diwajibkan untuk berterima kasih kepada Allah. </text:span></text:p>
      <text:p text:style-name="P621">Kita menanam di sini dan menuainya di hari kemudian. Dunia ini ada<text:soft-page-break/>lah ajang untuk ujian, sebuah tempat di mana kita mencari cara agar memperoleh keadaan yang pantas di kehidupan berikutnya. Ini bukanlah hal yang mudah. Seperti seorang penjahit yang merancang pakaian yang tepat untuk si pemesan dengan memotong dan menjahit kain yang dibutuhkan dan kemudian memanggil si pemesan untuk mencobanya, Allah Yang Maha Kuasa akan membuat kita berada dalam keadaan yang berbeda-beda untuk membentuk kita bagi kehidupan berikutnya. </text:p>
      <text:p text:style-name="P622">Kita adalah seperti bahan tambang atau mineral yang harus dihaluskan. Seperti halnya di sana ada begitu banyak jenis mineral, kehidupan sosial kita <text:span text:style-name="T2138">menghendaki </text:span>agar kita memiliki tingkat kecerdasan yang berbeda-beda, kekuatan fisik, juga kepekaan. Bergantung pada produk akhir yang diinginkan, entah itu emas atau permata, batu bara atau tembaga, proses dan metode yang berbeda-beda (yang lebih rumit dan sulit) harus diterapkan pada mineral yang bersangkutan. Demikian pula, setiap dari kita harus menempuh ujian yang berbeda, cobaan, atau latihan agar bisa di bentuk dan mencapai tingkatan akhir yang menjadi tujuan kita dalam pencapaian hidup. Ini berarti bahwa Allah akan menguji masing-masing kita dengan penderitaan yang berbeda-beda serta kemalangan untuk mengangkat kita ke keadaan yang pantas bagi kehidupan berikutnya. </text:p>
      <text:p text:style-name="P623">Dunia ini adalah alam bagi masalah. Ketika Allah memperingatkan Adam untuk tidak memakan buah khuldi, Dia mengatakan padanya: </text:p>
      <text:p text:style-name="P563">Hai Adam, sesungguhnya ini (iblis) adalah musuh bagimu dan bagi istrimu, maka sekali-kali janganlah sampai ia mengeluarkan kamu berdua dari surga, yang menyebabkan kamu menjadi celak<text:span text:style-name="T2138">a</text:span>. Sesungguhnya kamu tidak akan kelaparan di dalamnya dan tidak akan telanjang, dan sesungguhnya kamu tidak akan merasa dahaga dan tidak (pula) akan ditimpa panas matahari di dalamnya. <text:span text:style-name="T762">(</text:span><text:span text:style-name="T992">Al-Quran </text:span><text:span text:style-name="T762">20:117-19) </text:span></text:p>
      <text:p text:style-name="P434">Itu artinya bahwa kita akan lapar, ha<text:span text:style-name="T2138">us</text:span> dan lelah, dan akan mendapati penderitaan di dunia ini. Ini harus demikian, karena di dunia ini kita harus menabur benih yang akan kemudian dituai di hari kemudian. Mereka yang hanya berusaha untuk memuaskan nafsu mereka kemungkinan besar adalah mereka yang <text:s/>Allah katakan di hari kemudian dengan kalimat berikut: </text:p>
      <text:p text:style-name="P564">Kamu telah menghabiskan rezeki mu yang baik dalam kehidupan duniawimu (saja) dan kamu telah bersenang-senang dengannya; maka pada hari ini kamu dibalasi dengan azab yang menghinakan karena kamu telah menyombongkan diri di muka bumi tanpa hak dan karena kamu telah fasik. <text:span text:style-name="T762">(</text:span><text:span text:style-name="T993">Al-Quran </text:span><text:span text:style-name="T762">46:20) </text:span></text:p>
      <text:p text:style-name="P565"><text:soft-page-break/><text:span text:style-name="T762">Di sisi lain, mereka yang menderita kelaparan, haus, dan penderitaan lainnya di sini untuk mendapatkan keredaan Allah akan dimasukkan ke surga dan dikatakan oleh malaikat dengan kalimat: </text:span>Kesejahteraan (dilimpahkan) atasmu, berbahagialah kamu! Maka masukilah surga ini, sedang kamu kekal di dalamnya <text:span text:style-name="T762">(</text:span><text:span text:style-name="T994">Al-Quran </text:span><text:span text:style-name="T762">39:73); </text:span><text:span text:style-name="T995">dan </text:span><text:span text:style-name="T2139">makan dan minumlah dengan sedap disebabkan amal yang telah kamu kerjakan di hari-hari yang telah lalu </text:span><text:span text:style-name="T995">(</text:span><text:span text:style-name="T996">Al-Quran </text:span><text:span text:style-name="T995">69:24). </text:span></text:p>
      <text:p text:style-name="P566"><text:span text:style-name="T995">B</text:span><text:span text:style-name="T762">anyaknya berkah yang kita terima berarti banyak tanggung jawab yang harus diemban. Ketika Allah memberikan kamu banyak anugerah dan </text:span><text:span text:style-name="T997">berkah, maka tanggung jawabmu juga akan bertambah. Sebagai contoh, menunaikan zakat adalah hal yang wajib bagi orang yang mampu, sementara yang cacat, buta, dan sakit tidak harus mengulurkan tangannya di jalan Allah. Untuk menyatakan tingkat kesalehan yang tinggi, Nabi Isa mengatakan: </text:span></text:p>
      <text:p text:style-name="P567">Kamu telah mendengar bahwa telah dikatakan: “jangan melakukan perbuatan zina.” <text:span text:style-name="T2140">Tapi saya katakan padamu bahwa siapa saja yang melihat kepada wanita dengan nafsunya telah melakukan perzinahan dengan hatinya. Jika mata kananmu akan mengakibatkan kamu berbuat dosa maka cungkilah dan kemudian buang. Adalah lebih baik bagimu untuk kehilangan satu anggota tubuhmu ketimbang seluruh tubuhmu akan dibuang ke api neraka. Dan jika tangan kananmu akan menyebabkan kamu berbuat dosa, maka potonglah dan buang. Adalah lebih baik bagimu kehilangan satu anggota tubuhmu ketimbang seluruh tubuhmu dibuang di api neraka. </text:span><text:span text:style-name="T998">(Injil Matius 5:27-30) </text:span></text:p>
      <text:p text:style-name="P567"><text:span text:style-name="T998">Jadi, kita tidak bisa mengetahui jika menjadi kaya atau miskin, sehat atau sakit, adalah </text:span><text:span text:style-name="T999">bagus bagi diri kita. Dan, Al-Quran telah mengatakan kepada kita bahwa: bisa saja kamu tidak menyukai sesuatu meskipun itu baik bagimu, dan menyukai sesuatu meskipun itu buruk bagimu. Allah mengetahui apa yang kamu tidak ketahui (</text:span><text:span text:style-name="T1000">Al-Quran </text:span><text:span text:style-name="T999">2:216). </text:span></text:p>
      <text:p text:style-name="P568"><text:span text:style-name="T999">L</text:span><text:span text:style-name="T762">ebih lanjut, banyak orang yang kaya tidak bisa menikmati makanan dan minuman dan kenikmatan hidup seperti halnya yang dilakukan oleh orang miskin, <text:s/>mungkin disebabkan oleh hilangnya nafsu makan atau kesehatan yang tidak baik. Meskipun kemiskinan bukanlah suatu </text:span><text:span text:style-name="T1001">hal </text:span><text:span text:style-name="T762">yang kita inginkan, bahkan seperti yang dinyatakan oleh Rasulullah, salawat dan salam </text:span><text:span text:style-name="T1001">ke</text:span><text:span text:style-name="T762">padanya, dapat menyebabkan kekafiran, adalah sulit untuk mengatakan bahwa orang kaya selalu lebih bahagia dari orang yang miskin. Tidak satupun yang bisa memastikan bahwa orang-orang yang hidup </text:span><text:soft-page-break/><text:span text:style-name="T762">di abad pertengahan, ketika taraf hidup begitu rendah, kurang bahagia dibandingkan orang-orang kaya di masa saat ini. Kebahagiaan terletak pada kepuasan spiritual, bukan pada kepemilikan fasilitas materi untuk </text:span><text:span text:style-name="T1001">memuaskan hawa nafsu semata</text:span><text:span text:style-name="T762">.</text:span></text:p>
      <text:p text:style-name="P569"><text:span text:style-name="T1002">Hal </text:span><text:span text:style-name="T762">lain yang harus ditekankan adalah tidak seorang pun yang boleh menyalahkan penderitaan yang dialaminya. Ketika dibandingkan dengan masa-masa masih sehat, senang, dan bahagia, masa-masa sakit dan menderita seringkali tidak pernah disebutkan. Juga, kita biasanya tidak sadar akan banyaknya nikmat yang kita terima. Sebagai <text:s/>contoh, matahari terbit setiap hari dan mengirimkan kita panas dan cahayanya dengan cuma-cuma. Kita juga tidak pernah kehabisan udara, yang tanpanya kita akan mati seketika, meskipun kita tidak pernah membayar sepeser pun akan hal itu. </text:span><text:span text:style-name="T1003">Semua kejadian di alam yang diperlukan dalam pembentukan hujan terjadi tanpa adanya campur tangan kita. Apa yang kita harus lakukan adalah berterima kasih kepada Allah untuk semua ini juga semua anugerah lainnya (yang tidak satupun kita bisa sediakan untuk diri kita), untuk sebagian besar dari hidup kita (dihabiskan dalam keadaan sehat dan senang) dan tidak boleh menyalahkan Allah atas sakit, derita, atau adanya </text:span><text:span text:style-name="T1002">anugerah</text:span><text:span text:style-name="T1003"> yang tidak kita terima. </text:span></text:p>
      <text:p text:style-name="P570"><text:span text:style-name="T762">Kesetaraan dalam kekayaan materi, demikian pula dalam hal kemampuan intelektual dan fisik, tidaklah perlu dipandang sebagai tujuan sosial yang utama, karena hal tersebut sama sekali tidak cocok dengan syarat hidup dalam kehidupan sosial. Perbedaan-perbedaan ini, demikian pula yang terdapat pada temperamen tiap individu, pembawaan dan kecenderungan, </text:span><text:span text:style-name="T1004">memelihara keberagaman dalam pekerjaan manusia, sebuah unsur yang paling fundamental dalam kehidupan sosial umat manusia. Keberagaman ini akan membuat orang-orang saling membutuhkan satu sama lain dan untuk membentuk hubungan yang saling menguntungkan di antara mereka. </text:span></text:p>
      <text:p text:style-name="P571"><text:span text:style-name="T762">Akan tetapi, hubungan ini haruslah didasari oleh keadaan saling mencintai, menghargai, memahami, dan mempedulikan. Hubungan ini tidak boleh menggiring orang untuk saling menindas, saling berebut kekuasaan, dan saling mengkhianati, atau membentuk permusuhan dan pertengkaran atas dasar perbedaan kelas. Berdasarkan pandangan </text:span>Said Nursi <text:span text:style-name="T762">(wafat 1960 </text:span><text:span text:style-name="T1002">Masehi</text:span><text:span text:style-name="T762">), yang merupakan seorang </text:span><text:span text:style-name="T1005">cendekiawan</text:span><text:span text:style-name="T762"> muslim, pemikir, dan aktivis yang memulai pembaharuan Islam skala besar di Turki pada paruh pertama dari abad ke-20 </text:span><text:span text:style-name="T1002">Masehi</text:span><text:span text:style-name="T762">, terdapat dua alasan utama bagi se</text:span><text:soft-page-break/><text:span text:style-name="T762">mua revolusi dan pemberontakan dalam beberapa abad terakhir </text:span><text:span text:style-name="T1006">yakni</text:span><text:span text:style-name="T762"> </text:span><text:span text:style-name="T1007">kebiasaan</text:span><text:span text:style-name="T762">: “</text:span><text:span text:style-name="T2141">saya tidak peduli orang lain mati karena kelaparan selama saya masih kenyang,</text:span><text:span text:style-name="T762">” </text:span><text:span text:style-name="T1006">dan</text:span><text:span text:style-name="T762"> “</text:span><text:span text:style-name="T342">kamu harus bekerja agar saya bisa makan</text:span>.<text:span text:style-name="T762">” </text:span></text:p>
      <text:p text:style-name="P435">Islam mencoba menangani kebiasaan pertama dengan zakat, yang merupakan sebuah pungutan wajib bagi umat muslim yang berada, yang tujuannya untuk membagikannya kepada orang-orang yang miskin dan membutuhkan. Islam menangani kebiasaan yang kedua dengan melarang segala bentuk transaksi yang berdasarkan <text:span text:style-name="T2142">bunga</text:span>. Lebih jauh, Islam menyanjung kebiasaan menolong orang miskin dan yang membutuhkan dan memuji gaya hidup sederhana, dan penuh disiplin. Cara hidup Rasulullah, salawat dan salam <text:span text:style-name="T2143">ke</text:span>padanya, dan empat orang khalifah sesudahnya (yang dikenal dengan sebutan khalifah Rasyidin) merupakan contoh yang baik <text:span text:style-name="T2142">bagi </text:span>tokoh-tokoh Islam untuk diikuti. </text:p>
      <text:p text:style-name="P435">Tujuan penderitaan. Sebelum menutupnya, kita harus menekankan bahwa bagaimanapun tidak menyenangkan <text:s/>dan bahkan mengerikan dalam tampilannya, kemalangan dan kesakitan biasanya mendatangkan hasil yang baik. Seperti halnya menghukum anak-anak kita untuk melatih mereka, memotong organ yang membusuk, atau membuat obat-obatan dari bisa ular, kebanyakan kemalangan dan kesakitan biasanya akan memberikan hasil yang baik. </text:p>
      <text:p text:style-name="P572"><text:span text:style-name="T762">Elang yang menyambar burung pipit mengakibatkan si burung pipit untuk selalu waspada dan mengembangkan kemampuannya untuk melarikan diri. Orang-orang bisa saja merasakan sakit akibat hujan, sengatan listrik, atau api, namun </text:span><text:span text:style-name="T1008">tidak satu pun yang menyalahkan hal tersebut</text:span><text:span text:style-name="T762">. Puasa bisa saja adalah hal yang sulit, namun itu akan memberikan tubuh kita energi, aktivitas, dan kekebalan. Kekebalan tubuh pada anak-anak biasanya akan meningkat setelah mendapatkan sebuah penyakit. Olahraga bukanlah hal yang mudah, namun itu adalah hal yang penting <text:s/>bagi kekuatan dan kesehatan tubuh kita. Ruh kita akan dibentuk dan akan mendapatkan derajat yang pantas </text:span><text:span text:style-name="T1008">untuk </text:span><text:span text:style-name="T762">ditempatkan di surga melalui salat dan zikir (</text:span>tafakkur<text:span text:style-name="T762">), demikian pula kesakitan, kesusahan dan kemalangan. Allah memberikan imbalan yang besar untuk pengorbanan yang kecil. Kemalangan dan penderitaan akan menaikkan kita ke derajat keimanan yang lebih tinggi dan akan diberi ganjaran di hari kemudian dengan kenikmatan yang tidak bisa kita bayangkan. Untuk alasan ini, para Nabi mengalami penderitaan dan kesusahan yang teramat sangat, dan mereka diikuti oleh para wali dan orang-orang yang beriman, semuanya tergantung pada tingkatan kei</text:span><text:soft-page-break/><text:span text:style-name="T762">manan mereka. </text:span></text:p>
      <text:p text:style-name="P573"><text:span text:style-name="T762">Penderitaan, penyakit, malapetaka akan mengakibatkan dosa-dosa orang yang beriman dimaafkan dan mengingatkan mereka untuk mewaspadai dosa-dosa mereka serta godaan yang datang dari setan dan hawa nafsu mereka. Hal tersebut juga akan membantu kita dalam mensyukuri nikmat dari Allah, menunjukkan rasa berterima kasih, dan mendorong orang-orang yang kaya dan sehat untuk menolong orang-orang yang miskin dan sakit. Orang yang tidak pernah merasakan lapar tidak akan pernah benar-benar merasakan situasi orang-orang yang kelaparan. Demikian pula orang yang tidak pernah merasakan </text:span><text:span text:style-name="T1009">sakit akan menyadari bagaimana sulitnya menjadi orang-orang yang sakit. Jadi, penderitaan, penyakit, dan musibah bisa jadi akan membentuk hubungan yang dekat antara berbagai kelompok dan kelas di masyarakat. </text:span></text:p>
      <text:p text:style-name="P574"><text:span text:style-name="T1009">M</text:span><text:span text:style-name="T762">alapetaka dan kesusahan meningkatkan ketahanan kita melawan kesulitan hidup dan melatih kita untuk bersabar. Hal tersebut juga memisahkan alasan yang didasari oleh kekuatan dan ketulusan dengan alasan-alasan lain yang tidak perlu <text:s/>dan alasan-alasan pribadi yang tidak pantas.</text:span></text:p>
      <text:h text:style-name="P68" text:outline-level="2"><text:bookmark-start text:name="__RefHeading___Toc15223_3975774274"/>Pertanyaan-pertanyaan Menge<text:span text:style-name="T2144">nai Takdir dan Akal Manusia</text:span><text:bookmark-end text:name="__RefHeading___Toc15223_3975774274"/></text:h>
      <text:p text:style-name="P575"><text:span text:style-name="T1606">Pertanyaan</text:span>: Apakah kita merupakan korban dari takdir? Apakah kita memiliki peran dalam kemalangan yang kita alami?</text:p>
      <text:p text:style-name="P575"><text:span text:style-name="T1606">Jawaban</text:span>:Karena pertanyaan ini telah kita bahas sebelumnya, saya akan memberikan catatan ringkasnya. </text:p>
      <text:p text:style-name="P436">Tidak seorangpun yang menjadi korban takdir. Allah tidak pernah menakdirkan tindakan kita; melainkan, Dia menciptakan apapun yang ingin kita lakukan. Takdir menetapkan <text:s/><text:span text:style-name="T2145">atau memutuskan semuanya didasarkan pada pertimbangannya mengenai kehendak akal kita. </text:span></text:p>
      <text:p text:style-name="P437">Kita semuanya bertanggung jawab terhadap apapun yang menimpa kita. Jika kita mengalami ketidakberuntungan, itu mungkin saja karena kita menyalahgunakan akal kita atau karena, seperti halnya yang terjadi dengan para Nabi, Allah ingin menaikkan derajat kita ke tingkatan yang lebih tinggi. Sebagai contoh, matahari adalah hal yang mutlak dibutuhkan dan tidak tergantikan bagi kehidupan. Jika kita berada di luar rumah terlalu lama dan kemudian mati oleh terik matahari, apakah kita harus menyalakan matahari tersebut? Tentu saja tidak, karena kita kita bisa saja berdi<text:soft-page-break/>am di dalam rumah atau mengambil pencegahan tertentu. Demikian pula, akal kita (bukan takdir) bertanggung jawab terhadap setiap kemalangan yang menerpa jalan hidup kita. Menyalahkan takdir sama saja membuat kemalangan tersebut menjadi lebih buruk. </text:p>
      <text:p text:style-name="P437">Mengutip contoh lainnya: Allah yang maha kuasa, menciptakan dan membekali kita dengan beberapa kemampuan atau kekuasaan, salah satunya adalah nafsu birahi. Jika kita menggunakan kemampuan ini tidak pada tempatnya dan kemudian membahayakan kita, maka itu semata-mata karena kesalahan kita. Allah memberikan kemampuan ini agar kita bisa menghasilkan keturunan kita dengan cara yang tepat dan kemudian menaikkan keimanan kita ke derajat yang lebih tinggi dengan menahan godaan hawa nafsu kita <text:span text:style-name="T2146">terhadap perbuatan dosa. </text:span><text:span text:style-name="T2147">Hal tersebut berlaku juga dengan rasa marah. Allah yang maha kuasa menganugerahkan kita dengan hal tersebut <text:s/>sehingga kita bisa membela diri kita serta agama kita juga normal-normal sosial, bukan untuk melukai orang lain. Dengan demikian, jika nafsu atau amarah yang tidak terkendali membuat kita untuk membunuh seseorang, maka itu adalah kesalahan kita, bukan karena takdir. </text:span></text:p>
      <text:p text:style-name="P438">Takdir berhubungan dengan sebab dan akibat secara bersamaan. Jika kita menilai semata-mata berdasarkan akibat saja, maka biasanya kita akan membuat kesalahan. Sebagai contoh, jika kita menyalahkan seorang ayah <text:span text:style-name="T2148">karena memarahi putrinya sementara tujuannya untuk mendisiplinkan dirinya karena rasa sayangnya atau untuk membuat putrinya merubah perilakunya dan belajar untuk berperilaku yang baik, maka kita hanya akan </text:span><text:span text:style-name="T2149">membodohi sang ayah tersebut. Kita harus </text:span><text:span text:style-name="T2150">meninjau semua informasi yang terkait </text:span><text:span text:style-name="T2151">dalam memutuskan segala masalah.</text:span><text:span text:style-name="T385"> Jika kita tidak pernah bisa melihat hal yang baik di dalamnya, maka kita harus mengatakan pada diri kita bahwa apapun yang Allah <text:s/>perbuat adalah baik hakikatnya baik pada hal itu sendiri atau pada hal yang ditimbulkannya, dan tidak boleh menyalahkan takdir. </text:span><text:span text:style-name="T2151">Inilah yang dimaksud oleh: </text:span><text:span text:style-name="T114">Bisa jadi kamu membenci sesuatu meskipun itu baik bagimu, dan mencintai sesuatu meskipun itu buruk bagimu. Allah mengetahui apa yang kamu tidak ketahui </text:span><text:span text:style-name="T2152">(</text:span><text:span text:style-name="T2153">Al-Quran </text:span><text:span text:style-name="T2152">2:216). </text:span></text:p>
      <text:p text:style-name="P439">Dalam suatu musibah semacam gempa bumi atau banjir, Allah tidak pernah memilih antara yang baik <text:span text:style-name="T2154">dengan </text:span>yang jahat atau yang tidak bersalah <text:span text:style-name="T2154">dengan yang bersalah</text:span>. Musibah semacam itu bisa menimpa semua orang, karena hal tersebut merupakan bagian dari ujian dan cobaan yang disiapkan bagi kita dan untuk melayani tujuan Allah. Akan tetapi, balasan <text:soft-page-break/>dalam melewati musibah tersebut, orang-orang yang baik dan tidak berdosa akan menerima ganjaran yang besar di hari kemudian. Juga, harus ditekankan bahwa terkadang Allah menggunakan musibah untuk menghukum orang-orang tertentu, karena mereka tidak pernah berusaha mendorong perbuatan yang baik dan mencegah perbuatan tercela. </text:p>
      <text:p text:style-name="P439">Apapun yang Allah lakukan adalah <text:span text:style-name="T2155">paling </text:span>baik dan paling pantas. Jadi, kita harus berusaha melihat kebijaksanaan-Nya di balik hal-hal baik yang dikaruniakan kepada kita dan segala penderitaan yang diujikan kepada kita. </text:p>
      <text:p text:style-name="P576"><text:span text:style-name="T1606">Pertanyaan</text:span>: Mengapa hal sepele semacam akal manusia akan menyebabkan seseorang untuk pantas mendapatkan surga atau neraka yang abadi?</text:p>
      <text:p text:style-name="P583"><text:span text:style-name="T762">Jawab</text:span><text:span text:style-name="T1704">:</text:span><text:span text:style-name="T1573"> </text:span><text:span text:style-name="T1574">Ketika kita membandingkan tindakan dan ciptaan Allah dengan fungsi kita dalam keberadaan, kita dapat melihat bahwa peran dari akal manusia sama sekali tidak seberapa. Sebagai akibatnya, beberapa kalangan kemudian </text:span><text:span text:style-name="T1575">meniadakannya</text:span><text:span text:style-name="T1574">. Orang yang mengikuti jalan tengah dalam masalah ini telah menyimpulkan </text:span><text:span text:style-name="T1576">bahwa akal manusia adalah sebuah kecenderungan, s</text:span><text:span text:style-name="T1577">esuatu yang menyerupai kecenderungan, atau lebih dari sekedar pilihan untuk satu atau </text:span><text:span text:style-name="T1575">lebih dari kecenderungan </text:span><text:span text:style-name="T1577">yang ada di dalam diri kita, dan kemudian bertindak berdasarkan pilihan itu. Itu seperti memencet sakelar untuk menyalakan lampu pada rumah atau kota. </text:span></text:p>
      <text:p text:style-name="P584"><text:span text:style-name="T1577">S</text:span><text:span text:style-name="T1573">ebelum menanyakan mengapa Allah menghukum kita ke dalam neraka yang abadi jika kita sala</text:span><text:span text:style-name="T1578">h</text:span><text:span text:style-name="T1573"> dalam menggunakan akal kita dalam jangka waktu hidup kita yang begitu singkat, kita harus memikirkan tentang apakah kita benar-benar pantas mendapatkan surga yang abadi dengan menggunakan akal kita dengan tepat. Apakah kita tidak meninjau pernahkah kita bersyukur kepada Allah untuk segala nikmat yang dilimpahkannya kepada kita? Jika kita beribadah kepadanya sepanjang hayat kita tanpa pernah putus, maka itu belum cukup <text:s/>untuk menyatakan rasa syukur kita bahkan untuk </text:span><text:span text:style-name="T1579">mata yang kita miliki</text:span><text:span text:style-name="T1573">. </text:span></text:p>
      <text:p text:style-name="P465">Seperti yang sudah ditekankan sebelumnya, buah delima atau ceri memiliki ongkos yang sama dengan seluruh alam semesta, karena untuk pertumbuhan atau pembuahannya membutuhkan adanya kerja sama antara udara, air, tanah, dan matahari, yang mana tidak satupun bisa kita hasilkan. Lebih lanjut, Allah yang maha kuasa memerintahkan kita untuk menyisihkan sedikit waktu untuk beribadah. Kita jarang sekali menghabiskan lebih dari satu jam untuk melaksanakan perintah salat lima waktu. Jumlah <text:soft-page-break/>kekayaan yang kita berikan untuk zakat dan sedekah, pada banyak kasus, hanya seperempat puluh dari yang kita miliki. Kita harus berangkat melaksanakan ibadah haji sekali seumur hidup, dan hanya <text:span text:style-name="T2156">jika</text:span> kita mampu untuk melaksanakannya. Sisa hidup kita juga kekayaan kita digunakan untuk hal-hal duniawi. Meskipun demikian, Allah, yang maha pengasih, menjanjikan kita surga yang abadi, yang mana nikmat dan keindahannya di luar kemampuan kita untuk membayangkan. Jadi pertama dari semuanya, kita harus memikirkan tentang nikmat Allah yang tidak terhingga, yang <text:s/>mengelilingi kita dan mengundang kita untuk memasuki surga-Nya. </text:p>
      <text:p text:style-name="P465">Sekarang kita akan menjawab pertanyaan. </text:p>
      <text:p text:style-name="P585"><text:span text:style-name="T1580">Niat</text:span><text:span text:style-name="T1573">. </text:span><text:span text:style-name="T1580">Niat </text:span><text:span text:style-name="T1573">kita begitu penting. Rasulullah, salawat dan salam </text:span><text:span text:style-name="T1578">ke</text:span><text:span text:style-name="T1573">padanya, berkata: “</text:span><text:span text:style-name="T1704">perbuatan seseorang ditentukan oleh niatnya. Jika kamu meniatkan hal yang baik, maka kamu akan mendapatkan ganjaran yang baik. Jadi, siapapun yang hijrah karena Allah dan Rasul-Nya maka telah hijrah di jalan Allah dan Rasul-Nya; siapapun hijrah untuk mendapatkan sesuatu yang bersifat duniawi atau untuk mendapatkan wanita maka dia </text:span><text:span text:style-name="T1739">hijrah untuk hal tersebut</text:span><text:span text:style-name="T1704">.</text:span><text:span text:style-name="T1573">”</text:span></text:p>
      <text:p text:style-name="P466">Niat adalah ruh dari tindakan kita dan menentukan bagaimana nantinya kita akan diberi ganjaran (atau dihukum). Jika kamu tidak makan atau minum selama siang hari, namun sama sekali tidak berniat untuk puasa, maka kamu tidak akan dihitung sebagai orang yang berpuasa. Jika kamu berpuasa tanpa berniat untuk memperoleh keredaan Allah, maka kamu tidak akan mendapatkan pahala. Jika kamu syahid dalam berjihad dalam memuliakan dan memperkokoh kalimat Allah, maka kamu akan wafat dalam keadaan syahid dan akan pergi, atas izin Allah, ke surga. Jika kamu terbunuh ketika berjihad untuk sebab lainnya, semacam popularitas atau kekayaan, maka kamu tidak akan dipandang sebagai syahid dan kemungkinan besar tidak akan masuk ke dalam surga. Jadi, kamu akan diberi ganjaran (atau dihukum) tergantung dari niatmu. </text:p>
      <text:p text:style-name="P586"><text:span text:style-name="T1573">Jika kamu memiliki keimanan yang kuat terhadap Allah dan rukun-rukun iman, dan berniat untuk mengimaninya [seperti halnya kamu akan hidup selama-lamanya], maka kamu akan diberi ganjaran dengan kebahagiaan yang abadi di surga. Jika kamu menghilangkan fitrahmu untuk beriman, dan kemudian berniat menjadi kafir bahkan jika kamu </text:span><text:span text:style-name="T1578">bisa hidup selama-lamanya</text:span><text:span text:style-name="T1573">, maka kamu akan mendapatkan hukuman</text:span><text:span text:style-name="T1578">mu yang abadi</text:span><text:span text:style-name="T1573">. Untuk kasus orang-orang </text:span><text:span text:style-name="T1578">yang </text:span><text:span text:style-name="T1573">kekafirannya sudah mendarah daging dan orang-orang yang kafir karena kebodohannya, Al-Quran berkata: </text:span><text:span text:style-name="T1740">Sesung</text:span><text:soft-page-break/><text:span text:style-name="T1740">guhnya orang-orang kafir, sama saja bagi mereka, kamu beri peringatan atau tidak kamu beri peringatan, mereka tidak akan beriman. Allah telah mengunci-mati hati dan pendengaran mereka, dan penglihatan mereka ditutup.</text:span><text:span text:style-name="T1581"> (</text:span><text:span text:style-name="T1582">Al-Quran </text:span><text:span text:style-name="T1581">2:6-7)</text:span></text:p>
      <text:p text:style-name="P587"><text:span text:style-name="T1581">H</text:span><text:span text:style-name="T1573">ukuman bagi orang-orang kafir. Hukuman yang diberikan ditentukan oleh </text:span><text:span text:style-name="T1583">sifat-sifat dan akibat dari kejahatannya serta niat yang melakukannya, tidak ditentukan oleh seberapa lama kejahatannya dilakukan. </text:span></text:p>
      <text:p text:style-name="P467">Membunuh, yang hanya membutuhkan waktu beberapa menit atau bahkan beberapa detik dalam pengerjaannya, seringkali dihukum selama bertahun-tahun—bahkan seumur hidup—di penjara atau hukuman mati. Kekafiran tentu saja lebih berat dari membunuh. <text:s/>Jika kamu menuduh orang-orang yang jujur dan tidak berdosa dengan berbohong dan menipu, maka mereka akan sangat marah denganmu. Kekafiran bisa juga berarti berikut ini: </text:p>
      <text:list xml:id="list1529860720" text:style-name="L49">
        <text:list-item>
          <text:p text:style-name="P588"><text:span text:style-name="T1584">Mengingkari kesaksian yang benar (syahadat) dari begitu banyaknya </text:span><text:span text:style-name="T1578">makhluk</text:span><text:span text:style-name="T1584">, mulai dari atom-atom dan galaksi-galaksi yang maha luas, terhadap keberadaan dan keesaan Sang Pencipta mereka, dan menuduh mereka berbohong dan memberikan kesaksian palsu.</text:span></text:p>
        </text:list-item>
        <text:list-item>
          <text:p text:style-name="P468">Mengingkari Allah, Sang Pencipta Yang Esa, <text:s/>Pemelihara, dan pengatur keberadaan, dan merendahkan segala karya-Nya yang agung.</text:p>
        </text:list-item>
        <text:list-item>
          <text:p text:style-name="P468">Menuduh lebih dari 100 ribu nabi-nabi dengan tuduhan yang melecehkan seperti berbohong, mengelabui, dan menipu. Dan meskipun adanya fakta bahwa berdasarkan kesaksian sejarawan dan orang-orang yang menjadi kaumnya, mereka merupakan orang-orang yang paling jujur di antara umat manusia.</text:p>
        </text:list-item>
        <text:list-item>
          <text:p text:style-name="P589"><text:span text:style-name="T1585">Menuduh orang-orang yang beriman mengikuti tipuan paling besar dari sejarah manusia. Pandangan seperti </text:span><text:span text:style-name="T1578">itu </text:span><text:span text:style-name="T1585">juga melecehkan dan menuduh begitu banyaknya orang-orang yang beriman sejak zaman Nabi Adam sebagai penipu dan yang menyimpang.</text:span></text:p>
        </text:list-item>
      </text:list>
      <text:p text:style-name="P469">Dari hal-hal ini dan alasan-alasan yang serupa, <text:s/>adalah sebuah keadilan untuk menghukum orang-orang kafir ke dalam hukuman yang abadi di neraka. </text:p>
      <text:p text:style-name="P590"><text:span text:style-name="T1573">Betapa pun tidak pentingnya akal manusia dalam penampakannya, dan betapa pun kecilnya </text:span><text:span text:style-name="T1586">dosa orang-orang kafir kelihatannya dalam pandangan pertama, kekafiran adalah sebuah pengingkaran dan penyangkalan dengan demikian adalah hal yang menghancurkan. Ingatlah ketika kita </text:span><text:soft-page-break/><text:span text:style-name="T1586">mengumpamakan akal manusia dengan ketika kita menyalakan sakelar untuk menyinari ruangan. Mematikan sakelar akan mengakibatkan seluruh kota menjadi gelap. Nyala korek api dapat menghancurkan istana yang besar dan megah dalam beberapa menit, meskipun membutuhkan ratusan pekerja dan bertahun-tahun untuk membangunnya. Baru-baru ini, masih kita ingat bahwa sebuah peluru yang ditembakkan oleh seorang Serbia memantik meletusnya perang dunia pertama dan kemudian kematian dan kehancuran dalam skala besar. </text:span></text:p>
      <text:p text:style-name="P470">Juga, anggap terdapat sebuah kebun yang berisi segala jenis bunga dan pohon pada mana burung-burung bisa bernyanyi dan bintang-binatang bisa hidup. Tanaman-tanaman dan binatang-binatang ini membutuhkan air <text:s/>untuk sampai kepada mereka melalui sebuah saluran jika mereka ingin <text:span text:style-name="T2157">tetap </text:span>hidup. Seseorang bertanggung jawab untuk membuka tutup saluran tersebut sehingga air bisa mengalir <text:s/>melaluinya. Jika orang itu, apapun alasannya, tidak membolehkan air untuk mengalir sehingga membunuh segala sesuatu yang ada di kebun itu, maka apa hukuman yang tepat untuknya? Kekafiran ibarat tindakan tersebut, namun dalam taraf penciptaan secara keseluruhan. </text:p>
      <text:p text:style-name="P471">Kekafiran adalah bentuk kekufuran yang tidak bisa diampuni. Bagaimana kamu bisa mengingkari-Nya <text:s/>yang membawamu ke dalam kehidupan dari ketiadaan, memberimu begitu banyak kemampuan (misalnya nalar, kecerdasan, ingatan, dan pemahaman, serta perasaan luar dan dalam), dan mengaruniakanmu dengan begitu banyak aneka ragam makanan dan minuman? Orang-orang seperti itu telah menyiapkan kemalangan mereka sendiri, dan hukuman bagi mereka haruslah sama dengan tindakan mereka itu (keingkaran mereka). </text:p>
      <text:p text:style-name="P473">Bahkan jika kita bekerja bersama-sama, kita tidak akan mungkin bisa menghasilkan bahkan sebiji buah, satu helai daun, atau satu helai rumput. Mengingkari keberadaan Dia Yang Satu yang bisa melakukan semua ini, dan Dia yang menciptakan alam semesta yang begitu luas ini dan memberikan kita kekuasaan atasnya, adalah dosa yang paling besar yang bisa kita lakukan, dan pantas untuk mendapatkan hukuman yang paling lama dan paling keras. </text:p>
      <text:p text:style-name="P591"><text:span text:style-name="T1573">Juga, setan berusaha membimbing kita untuk tersesat dengan mengajak kita ke dalam kekafiran dan </text:span><text:span text:style-name="T1587">kehancuran</text:span><text:span text:style-name="T1573">. </text:span><text:span text:style-name="T1588">Jiwa kita yang dipengaruhi setan diberikan kepada kita agar kita bisa naik ke derajat yang lebih tinggi dengan membersihkannya. Kesadaran kita secara hakiki merasakan keber</text:span><text:soft-page-break/><text:span text:style-name="T1588">adaan Allah, </text:span><text:span text:style-name="T1589">S</text:span><text:span text:style-name="T1588">ang </text:span><text:span text:style-name="T1589">P</text:span><text:span text:style-name="T1588">encipta dan </text:span><text:span text:style-name="T1589">P</text:span><text:span text:style-name="T1588">emelihara makhluk, dan merasakan bahwa </text:span><text:span text:style-name="T1589">kerinduan akan </text:span><text:span text:style-name="T1588">keabadian hanya bisa </text:span><text:span text:style-name="T1589">dipuaskan</text:span><text:span text:style-name="T1588"> dengan keabadian. Para pengikut setan, orang-orang kafir yang dikendalikan oleh nafsunya dan jiwa mereka yang dikuasai kejahatan, menutup kesadaran mereka dari begitu banyaknya tanda-tanda Allah pada diri mereka dan pada alam semesta, mematikan perasaan mereka <text:s/>yang berhubungan dengan keabadian, dan membutakan diri mereka </text:span><text:span text:style-name="T1589">terhadap </text:span><text:span text:style-name="T1588">banyaknya tanda-tanda yang nyata </text:span><text:span text:style-name="T1589">dari S</text:span><text:span text:style-name="T1588">ang Pencipta : Al-Quran, Nabi Muhammad, dan para nabi-nabi lainnya, </text:span><text:span text:style-name="T1589">keselamatan atas mereka</text:span><text:span text:style-name="T1588">. </text:span></text:p>
      <text:p text:style-name="P592"><text:span text:style-name="T1588">J</text:span><text:span text:style-name="T1573">enis-jenis hukuman. Hukuman bagi yang melanggar kepercayaan sebanding dengan </text:span><text:span text:style-name="T1590">seberapa pentingnya dan siapa pemilik sesungguhnya. Seorang anak yang memecahkan kaca tidak akan menerima hukuman yang sama dengan seorang penjaga istana yang kehilangan atau yang merusakkan singgasana raja. Jika seorang pra</text:span><text:span text:style-name="T1591">jurit atau seorang komandan menghabiskan uang yang diterimanya (berdasarkan pangkatnya) pada hal-hal yang remeh dan kemudian memboroskannya, sang komandan sudah pasti akan mendapatkan hukuman yang lebih berat ketimbang sang prajurit. Jika seorang ilmuwan yang bertanggung jawab untuk melakukan sebuah penyelidikan ilmiah menghabiskan sumber daya yang dipercayakan kepadanya untuk mempelajari hal-hal sepele, sudah pasti dia akan dihukum dengan hukuman yang lebih berat ketimbang seorang penggembala yang menghabiskan sumber daya yang dipercayakan kepadanya untuk memenuhi kebutuhannya sendiri alih-alih memberi makan gembalanya. </text:span></text:p>
      <text:p text:style-name="P593"><text:span text:style-name="T1573">Binatang tidak pernah menyalahgunakan atau memboroskan fungsi-fungsi <text:s/>kehidupan yang diberikan kepadanya. Mereka melakukan apa yang harus mereka lakukan: beberapa mengangkut beban, beberapa memberikan susu dan daging, dan yang lainnya menghasilkan madu dan sutra untuk kita gunakan. Hanya kita yang bisa menghabiskan sumber daya kita berdasarkan keinginan kita sendiri. Dengan semua fakta ini, demikian pula nikmat-nikmat yang sudah disebutkan sebelumnya yang telah Allah berikan kepada kita karena kedudukan kita sebagai wakil Allah di muka bumi, maka penyalahgunaan kita terhadap sumberdaya-sumberdaya ini akan mengakibatkan hukuman yang begitu berat. Jika kita membiarkan diri kita untuk dikuasai oleh nafsu </text:span><text:span text:style-name="T1592">yang jahat </text:span><text:span text:style-name="T1573">dan bukan oleh hati kita (yang tentu saja dipenuhi oleh ilmu dan kecintaan </text:span><text:span text:style-name="T1593">terhadap</text:span><text:span text:style-name="T1573"> Sang Pencipta), maka kita akan ditakdirkan untuk menjadi bahan bakar bagi api neraka. </text:span></text:p>
      <text:p text:style-name="P594"><text:span text:style-name="T342">Pertanyaan</text:span><text:span text:style-name="T1596">: </text:span><text:span text:style-name="T1765">Rasulullah berkata bahwa pada minggu ke enam dari </text:span><text:soft-page-break/><text:span text:style-name="T1765">perkembangan janin, Allah mengirimkan malaikat untuk menuliskan apakah ia akan menjadi orang yang saleh dan beruntung atau menjadi orang yang jahat dan celaka. Apa maksud hal ini, dan bagaimana kita bisa mempertemukannya dengan adanya akal manusia? </text:span></text:p>
      <text:p text:style-name="P477">Jawab<text:span text:style-name="T1704">: Sebagai tambahan terhadap apa yang sudah dikatakan di atas, maka kita akan memberikan komentar-komentar berikut. </text:span></text:p>
      <text:p text:style-name="P472">Takdir merupakan sebutan bagi pengetahuan Allah. Itu sama sekali tidak meniadakan akal kita atau memaksa kita untuk <text:s/>berperilaku berdasarkan jalan yang sudah ditetapkan. Karena <text:span text:style-name="T2158">Allah</text:span> telah mengetahui sebelumnya apa yang akan kita lakukan dan katakan (sebab Dia tidak dibatasi oleh konsep kita tentang waktu), Dia telah memerintahkan malaikat untuk menuliskan apa yang menjadi jalan hidup kita. Kita akan berperilaku berdasarkan apa yang diperintahkan oleh akal kita, bukan karena Allah telah menuliskan apa yang akan terjadi di kehidupan kita. </text:p>
      <text:p text:style-name="P472">Takdir berhubungan dengan sebab dan akibat secara bersamaan. Takdir tidak bisa dipisahkan menjadi dua bagian, satu sebagai sebab, dan satu lagi akibatnya. Allah telah mengetahui sebelumnya bagaimana nanti kita akan bertindak pada situasi yang akan kita dapati, dan pengetahuan-Nya sama sekali tidak meniadakan peran akal kita. </text:p>
      <text:p text:style-name="P478"><text:span text:style-name="T1704">Hanya Allah yang bisa mengetahui apakah seseorang akan pergi ke surga atau neraka. Meskipun orang-orang kafir pantas untuk mendapatkan</text:span><text:bookmark text:name="Bookmark 1"/><text:span text:style-name="T1704"> hukuman yang abadi, kita tidak harus mengatakan bahwa orang-orang </text:span><text:span text:style-name="T1741">kafir </text:span><text:span text:style-name="T1704">akan pergi ke neraka, karena bisa saja suatu hari nanti mereka kemudian menjadi beriman dan masuk ke dalam surga. Banyak orang-orang ateis kemudian menjadi beriman. Islam datang untuk membimbing orang-orang kafir untuk beriman dan beribadah, dan untuk mendapatkan kebahagiaan yang abadi di surga. </text:span></text:p>
      <text:p text:style-name="P595">Pertanyaan<text:span text:style-name="T1704">: Apa yang dimaksud dengan fitrah keislaman?</text:span></text:p>
      <text:p text:style-name="P479">Jawaban<text:span text:style-name="T1704">: </text:span><text:span text:style-name="T1742">Dalam sebuah hadis sahih, </text:span><text:span text:style-name="T1743">Rasulullah, salawat dan salam </text:span><text:span text:style-name="T1741">ke</text:span><text:span text:style-name="T1743">padanya, mengatakan bahwa semua bayi dilahirkan dengan fitrah keislaman, dan orang tuanya lah yang membuat mereka memilih agama lain (atau tidak beriman sama sekali). </text:span></text:p>
      <text:p text:style-name="P480"><text:span text:style-name="T1743">H</text:span><text:span text:style-name="T1704">adis ini bermaksud bahwa setiap orang memiliki potensi bawaan untuk menjadi seorang muslim. Islam merupakan agama yang fitrah bagi semua makhluk, seperti maknanya yang berarti “</text:span><text:span text:style-name="T275">kedamaian, keselamatan, dan ketundukan.</text:span><text:span text:style-name="T1704">” Karena segala sesuatu tunduk kepada Allah dengan mut</text:span><text:soft-page-break/><text:span text:style-name="T1704">lak dan berperan sesuai dengan sunatullah, maka setiap makhluk adalah muslim. Struktur tubuh dari setiap makhluk, tanpa memandang beragama atau tidak beragama, entah mereka manusia atau jin, adalah muslim, karena setiap tubuh bekerja berdasarkan hukum-hukum yang Allah </text:span><text:span text:style-name="T1744">Y</text:span><text:span text:style-name="T1704">ang </text:span><text:span text:style-name="T1744">M</text:span><text:span text:style-name="T1704">aha </text:span><text:span text:style-name="T1745">Kuasa</text:span><text:span text:style-name="T1704"> tentukan bagi mereka. </text:span><text:span text:style-name="T1746">Jika seorang bayi yang baru lahir bisa menjalani hidup yang </text:span><text:span text:style-name="T1704"><text:s/></text:span><text:span text:style-name="T1746">sepenuhnya religius dan bebas dari pengaruh lingkungannya, maka dia akan tetap berada dalam </text:span><text:span text:style-name="T1741">fitrah keislamannya</text:span><text:span text:style-name="T1746">.</text:span></text:p>
      <text:p text:style-name="P480"><text:span text:style-name="T1746">Hadis ini juga berarti bahwa pikiran orang yang baru dilahirkan adalah ibarat sebuah pita pada mana semua bisa terekam, gumpalan adonan yang dapat dibentuk dengan cara apapun, sebuah kertas putih pada mana semua hal bisa dituliskan. Jika kamu bisa melindungi pikiranmu dari segala </text:span><text:span text:style-name="T1747">bentuk sumber penyimpangan dari luar, maka kamu bisa menerima segala hal yang berhubungan dengan Islam dengan mudah dan menjadi seorang muslim yang seutuhnya.</text:span><text:span text:style-name="T1770"> Namun jika pikiranmu menjadi kotor, atau kamu memasukkan ke dalamnya doktrin, kepercayaan, dan kebiasaan dari agama lain (atau paham ateisme), kamu bisa saja kemudian memeluk agama lain atau akan menemui banyak masalah di jalan yang kamu tempuh dalam menjadi muslim yang baik. </text:span></text:p>
      <text:p text:style-name="P481"><text:span text:style-name="T1747">B</text:span><text:span text:style-name="T1704">ayi yang baru lahir mencerminkan benih yang kemudian menghasilkan seorang muslim yang baik, karena mereka semua merupakan benih bagi umat muslim di masa yang akan datang. Kondisi yang tidak bersahabat akan menyebabkan benih menjadi rusak atau keracunan, dan orang-orang ini pada akhirnya mengambil agama lain atau tidak memeluk agama sama sekali. Dengan demikian, untuk menumbuhkan seorang muslim yang baik, kita harus melakukan hal yang terbaik yang bisa kita lakukan untuk meningkatkan kondisi sosial di sekitar kita dan keluarga kita. Sesudah si anak menginjak masa puber, maka dosa-dosa adalah sebab utama bagi kerusakan benih tadi. Karena setiap dosa memiliki potensi </text:span><text:span text:style-name="T1748">untuk menggiring orang-orang menjadi tidak beriman, kita harus melindungi diri kita terhadap dosa. Keluarga, pendidikan, dan lingkungan sosial juga memiliki peran yang begitu penting. </text:span></text:p>
      <text:p text:style-name="P482"><text:span text:style-name="T5">Pertanyaan</text:span><text:span text:style-name="T1704">: </text:span><text:span text:style-name="T277">Apa yang dimaksud dengan petunjuk, dan bisakah kita memberi petunjuk kepada seseorang?</text:span><text:span text:style-name="T1749"> </text:span><text:span text:style-name="T1704"><text:s/></text:span></text:p>
      <text:p text:style-name="P483">Jawaban<text:span text:style-name="T1704">: Petunjuk adalah cahaya </text:span><text:span text:style-name="T1750">yang Allah </text:span><text:span text:style-name="T1751">nyalakan padamu karena kamu menggunakan akalmu di jalan orang-orang yang beriman. </text:span><text:span text:style-name="T1752">Hanya Allah yang bisa memberi petunjuk seseorang kepada kebenaran, seperti yang sudah ditekankan berulang kali di dalam Al-Quran: </text:span><text:span text:style-name="T278">Kalau Allah </text:span><text:soft-page-break/><text:span text:style-name="T278">menghendaki tentu Allah menjadikan mereka semua dalam petunjuk </text:span><text:span text:style-name="T1752">(</text:span><text:span text:style-name="T1753">Al-Quran </text:span><text:span text:style-name="T1752">6:35)</text:span><text:span text:style-name="T278">; Dan jikalau Tuhanmu menghendaki tentulah beriman semua orang yang di muka bumi seluruhnya</text:span><text:span text:style-name="T1752"> (</text:span><text:span text:style-name="T1753">Al-Quran </text:span><text:span text:style-name="T1752">10:99)</text:span><text:span text:style-name="T278">; </text:span><text:span text:style-name="T279">Sesungguhnya kamu tidak akan dapat memberi petunjuk kepada orang yang kau kasihi</text:span><text:span text:style-name="T278">, </text:span><text:span text:style-name="T279">tetapi <text:s/>Allah memberi petunjuk kepada orang yang dikehendaki-Nya </text:span><text:span text:style-name="T1754">(</text:span><text:span text:style-name="T1753">Al-Quran </text:span><text:span text:style-name="T1754">28:56)</text:span><text:span text:style-name="T279">; </text:span><text:span text:style-name="T1754">dan </text:span><text:span text:style-name="T279">maka sesungguhnya kamu tidak akan dapat membuat orang-orang yang telah mati itu dapat mendengar, dan menjadikan orang-orang yang tuli dapat mendengar seruan, apabila mereka itu berpaling membelakang. Dan kamu sekali-kali tidak akan dapat memberi petunjuk kepada orang-orang yang buta (mata hatinya) dari kesesatannya. Dan kamu tidak dapat memperdengarkan (petunjuk Tuhan) melainkan kepada orang-orang yang beriman dengan ayat-ayat Kami, mereka itulah orang-orang yang berserah diri (kepada Kami) </text:span><text:span text:style-name="T1754">(</text:span><text:span text:style-name="T1753">Al-Quran </text:span><text:span text:style-name="T1754">30:52-53). </text:span></text:p>
      <text:p text:style-name="P484"><text:span text:style-name="T1704">Karena Allah memberi petunjuk, kita memohon kepadanya dalam setiap salat lima waktu kita, dengan mengatakan: </text:span><text:span text:style-name="T275">tunjukilah kami jalan yang lurus </text:span><text:span text:style-name="T1704">(</text:span><text:span text:style-name="T1753">Al-Quran </text:span><text:span text:style-name="T1704">1:6). Rasulullah, salawat dan salam padanya, berkata: “</text:span><text:span text:style-name="T275">Saya telah diutus untuk menyeru orang-orang untuk beriman. Hanya Allah yang memberi petunjuk kepada mereka dan menempatkan iman di dada mereka.</text:span><text:span text:style-name="T1704">” </text:span></text:p>
      <text:p text:style-name="P485"><text:span text:style-name="T1704">Al-Quran juga mengatakan bahwa Rasulullah menyerukan dan memberi petunjuk orang-orang kepada jalan yang lurus, seperti dalam kalimat: </text:span><text:span text:style-name="T280">Dan sesungguhnya kamu benar-benar telah menyeru mereka kepada jalan yang lurus </text:span><text:span text:style-name="T1755">(</text:span><text:span text:style-name="T1753">Al-Quran </text:span><text:span text:style-name="T1755">23:73)</text:span><text:span text:style-name="T280">; </text:span><text:span text:style-name="T1756">dan </text:span><text:span text:style-name="T281">dan demikianlah Kami telah mewahyukan kepadamu wahyu (Al-Quran) dengan perintah Kami. Sebelumnya kamu tidaklah mengetahui apakah Al-Kitab (Al-Quran) dan tidak mengetahui apakah iman itu, tetapi Kami menjadikan Al-Quran itu cahaya, yang Kami tunjuki dengan dia siapa yang Kami kehendaki di antara hamba-hamba Kami. Dan sesungguhnya Kamu memberi petunjuk kepada jalan yang lurus </text:span><text:span text:style-name="T1756">(</text:span><text:span text:style-name="T1753">Al-Quran </text:span><text:span text:style-name="T1756">42:52)</text:span><text:span text:style-name="T281">. </text:span></text:p>
      <text:p text:style-name="P486"><text:span text:style-name="T1756">A</text:span><text:span text:style-name="T1704">yat-ayat ini tidaklah saling bertentangan satu sama lain. Allah menciptakan setiap orang dengan potensi untuk menerima keimanan, namun keluarga dan kondisi sosial dan pendidikan memiliki peran tertentu <text:s/>dalam </text:span><text:span text:style-name="T1757">membuat orang tersesat atau beriman. </text:span><text:span text:style-name="T1758">Untuk mengajak </text:span><text:span text:style-name="T1759">orang</text:span><text:span text:style-name="T1758"> agar beriman, Allah mengutus nabi-nabi, beberapa di antaranya menerima kitab berisi wahyu, agar orang-orang bisa merubah diri mereka. Nabi Muhammad, salawat dan salam </text:span><text:span text:style-name="T1760">ke</text:span><text:span text:style-name="T1758">padanya, adalah nabi yang paling akhir, dan Al-Quran yang diturunkan adalah kitab Allah yang paling akhir dan tidak </text:span><text:soft-page-break/><text:span text:style-name="T1758">akan pernah berubah. </text:span></text:p>
      <text:p text:style-name="P487"><text:span text:style-name="T1758">A</text:span><text:span text:style-name="T1704">l-Quran berisi pokok-pokok petunjuk. </text:span><text:span text:style-name="T1759">Rasulullah</text:span><text:span text:style-name="T1704"> memberikan petunjuk, entah itu melalui </text:span><text:span text:style-name="T1759">Al-Quran </text:span><text:span text:style-name="T1704">yang diturunkan atau melalui kepribadian</text:span><text:span text:style-name="T1759">nya</text:span><text:span text:style-name="T1704">, tindakan</text:span><text:span text:style-name="T1759">nya</text:span><text:span text:style-name="T1704">, dan teladan yang baik. Dia mengucapkan wahyu dari Allah, yang menunjukkan tanda-tanda kebesaran-Nya kepada umatnya (atau umat manusia secara keseluruhan</text:span><text:span text:style-name="T1759">), dan memperingatkan tentang kekeliruan mereka, kemusyrikan dan dosa yang mereka lakukan. </text:span></text:p>
      <text:p text:style-name="P488"><text:span text:style-name="T1704">Setiap hal, kejadian, dan fenomena adalah tanda yang menunjukkan keberadaan dan keesaan Allah. Dengan demikian, jika kita beriman dengan rendah hati dan berprasangka baik, dan melawan hawa nafsu dan godaan dan ajakan dari setan, dan menggunakan akal kita untuk menemukan kebenaran, Allah akan membimbing kita pada jalan yang menuju kepada-Nya. Dia menyatakan di dalam Al-Quran: </text:span><text:span text:style-name="T282">bertakwalah kepada Allah dan carilah jalan yang mendekatkan diri kepada-Nya, dan berjihadlah pada jalan-Nya, supaya kamu mendapatkan keberuntungan </text:span><text:span text:style-name="T1761">(</text:span><text:span text:style-name="T1753">Al-Quran </text:span><text:span text:style-name="T1761">5:35); </text:span><text:span text:style-name="T283">dan orang-orang yang berjihad untuk (mencari keredaan) Kami, benar-benar akan Kami tunjukkan kepada mereka jalan Kami. Dan sesungguhnya Allah benar-benar beserta orang-orang yang berbuat baik</text:span><text:span text:style-name="T1762"> (</text:span><text:span text:style-name="T1753">Al-Quran </text:span><text:span text:style-name="T1762">29:69); dan</text:span><text:span text:style-name="T283"> barangsiapa yang bertakwa kepada Allah niscaya Dia akan mengadakan baginya jalan keluar </text:span><text:span text:style-name="T1762">(</text:span><text:span text:style-name="T1753">Al-Quran </text:span><text:span text:style-name="T1762">65:2)</text:span><text:span text:style-name="T283">.</text:span></text:p>
      <text:p text:style-name="P474">Dalam rangka untuk menemukan atau memperoleh petunjuk, maka kita harus dengan ikhlas berusaha untuk mendapatkannya dan mencari jalan yang membimbing kita kepadanya. Mereka yang diberi petunjuk oleh Allah harus menunjukkan pertama bahwa mereka menerimanya dengan memberi contoh yang baik, dan kemudian menyeru orang lain ke dalamnya melalui setiap cara-cara yang dibenarkan oleh Islam. Allah berulang kali memerintahkan Rasulnya untuk melakukan hal tersebut dalam ayat ini dan ayat lainnya: </text:p>
      <text:p text:style-name="P596"><text:span text:style-name="T1704">Dan berilah peringatan terhadap kerabat-kerabat mu yang terdekat [tentang akhir mereka, balasan bagi perbuatan mereka, dan hukuman di neraka]. </text:span><text:span text:style-name="T1573">(</text:span><text:span text:style-name="T1582">Al-Quran </text:span><text:span text:style-name="T1573">26:214) </text:span></text:p>
      <text:p text:style-name="P597"><text:span text:style-name="T1704">Maka berilah peringatan, karena sesungguhnya kamu hanyalah orang yang memberi peringatan. </text:span><text:span text:style-name="T1573">(</text:span><text:span text:style-name="T1582">Al-Quran </text:span><text:span text:style-name="T1573">88:21) </text:span></text:p>
      <text:p text:style-name="P598"><text:span text:style-name="T1704">Maka sampaikanlah olehmu secara terang-terangan segala apa yang diperintahkan (kepadamu). </text:span><text:span text:style-name="T1573">(</text:span><text:span text:style-name="T1582">Al-Quran </text:span><text:span text:style-name="T1573">15:94) </text:span></text:p>
      <text:p text:style-name="P599"><text:span text:style-name="T1704">Serulah (manusia) kepada jalan Tuhanmu dengan hikmah dan pela</text:span><text:soft-page-break/><text:span text:style-name="T1704">jaran yang baik, dan bantahlah mereka dengan cara yang baik. </text:span><text:span text:style-name="T1573">(</text:span><text:span text:style-name="T1582">Al-Quran </text:span><text:span text:style-name="T1573">16:125) </text:span></text:p>
      <text:p text:style-name="P600"><text:span text:style-name="T1704">Sesungguhnya telah ada pada (diri) Rasulullah itu suri teladan yang baik bagimu (yaitu) bagi orang-orang yang mengharap (rahmat) Allah dan (kedatangan) hari kiamat dan dia banyak menyebut Allah. </text:span><text:span text:style-name="T1594">(</text:span><text:span text:style-name="T1582">Al-Quran </text:span><text:span text:style-name="T1594">33:21) </text:span></text:p>
      <text:p text:style-name="P601"><text:span text:style-name="T1594">R</text:span><text:span text:style-name="T1573">asulullah, salawat dan salam </text:span><text:span text:style-name="T1595">kepadanya</text:span><text:span text:style-name="T1573">, membawa wahyu dari Allah kepada umatnya, menyeru mereka untuk beriman dalam car</text:span><text:span text:style-name="T1595">a</text:span><text:span text:style-name="T1573"> yang paling baik dan paling bijaksana, dan bersabar dalam kesulitan yang besar serta penindasan dalam dakwah yang dilakukannya. Dia menolak tawaran yang paling memikat hati yang dirancang agar dia berhenti untuk menyeru umatnya agar beriman kepada Allah, dan melanjutkan dakwahnya tanpa mengharapkan adanya imbalan duniawi. Hanya mencari keredaan Allah dan kejayaan umatnya di dunia <text:s/>dan akhirat, ketika menaklukkan Mekkah (dengan pertolongan Allah) <text:s/>dan menegakkan kalimat-Nya, dia memaafkan penduduk Mekkah yang telah menindasnya tanpa ampun selama 21 tahun, dengan mengatakan: “</text:span><text:span text:style-name="T1704">Tidak ada pembalasan hari ini untukmu. Allah mengampuni kamu, karena dialah yang Maha pengasih lagi maha penyayang. Pergilah! Kamu semua dibebaskan!</text:span><text:span text:style-name="T1573">” </text:span></text:p>
      <text:p text:style-name="P601"><text:span text:style-name="T1573">Suatu waktu Rasulullah berkata kepada Ali: “</text:span><text:span text:style-name="T1704">temukan petunjuk dengan tanganmu, ini lebih baik bagimu daripada memiliki seekor unta yang merah.</text:span><text:span text:style-name="T1573">” </text:span><text:span text:style-name="T1704">Berdasarkan aturan yakni “siapapun yang menjadi penyebabnya itulah pelakunya,” </text:span><text:span text:style-name="T1573">maka seseorang yang membimbing </text:span><text:span text:style-name="T1595">orang lain </text:span><text:span text:style-name="T1573">ke dalam petunjuk yang benar akan menerima balasan orang yang dibimbingnya, tanpa adanya pengurangan pahala padanya atau pada diri yang bersangkutan. Dengan cara yang sama, Rasulullah berkata: </text:span></text:p>
      <text:p text:style-name="P602">Barangsiapa yang mendirikan jalan yang benar akan menerima imbalan yang sama dengan mereka yang mengikuti jalan tersebut sesudahnya hingga hari kiamat tanpa adanya pengurangan pada pahala mereka; barangsiapa yang mendirikan jalan yang sesat akan dihukum dengan dosa yang sama dengan mereka yang mengikutinya sesudahnya hingga hari kiamat, tanpa adanya pengurangan pada hukuman mereka. </text:p>
      <text:p text:style-name="P489"><text:span text:style-name="T1704">Jika kamu mengajak orang lain ke dalam petunjuk yang benar, janganlah mengatakan kepada mereka dengan perkataan, misalnya: “</text:span><text:span text:style-name="T275">kamu menemukan petunjuk hanya karena saya.</text:span><text:span text:style-name="T1704">” <text:s/>Ini adalah dosa yang besar dan bentuk kekufuran terhadap Allah, karena hanya Allah yang bisa memberi petunjuk dan menjadi sebab bagimu untuk menggiring orang lain ke dalam </text:span><text:soft-page-break/><text:span text:style-name="T1704">petunjuk yang benar. Dengan cara yang sama, orang yang mendapatkan petunjuk karena mu tidak boleh mengatakan, misalnya: “</text:span><text:span text:style-name="T275">tanpa mu, maka saya tidak akan pernah memperoleh petunjuk.</text:span><text:span text:style-name="T1704">” </text:span></text:p>
      <text:p text:style-name="P490"><text:span text:style-name="T1704">Jika kamu memimpin orang lain ke dalam petunjuk, kamu harus berpikir seperti: “</text:span><text:span text:style-name="T286">bersyukurlah kepada Allah, karena Dia telah menggunakan orang yang susah dan yang membutuhkan seperti saya untuk melaksanakan perbuatan terpuji tersebut. Allah maha kuasa, pengasih, dan penyayang bagi hamba-hamba-Nya sehingga dia menciptakan gumpalan anggur pada pokok kayu. Karena kayu tidak memiliki hak untuk mengatakan kepemilikan terhadap anggur yang tumbuh padanya, maka saya tidak bisa mengatakan adanya petunjuk yang lain terhadap diri saya.</text:span><text:span text:style-name="T1704">” Seperti halnya mereka yang mendapatkan petunjuk, mereka harus berpikir seperti: “</text:span><text:span text:style-name="T275">Ya Allah, ya Tuhanku, </text:span><text:span text:style-name="T284">penuhilah kebutuhanku dan kekuranganku </text:span><text:span text:style-name="T285">dan izinkanlah hamba-Mu untuk membimbingku ke dalam petunjuk-Mu. Segala puji bagi Allah.</text:span><text:span text:style-name="T1704">” </text:span></text:p>
      <text:p text:style-name="P491"><text:span text:style-name="T1704">Namun demikian, mereka yang dibimbing ke dalam petunjuk dapat merasakan syukur kepada mereka yang digunakan Allah untuk membimbing mereka. </text:span><text:span text:style-name="T1763">Selebihnya, karena Allah menciptakan kita dan tindakan kita, Dia juga menciptakan jalan bagi petunjuk atau kesesatan. Namun itu tidak meniadakan atau menghilangkan </text:span><text:span text:style-name="T1764">peran akal kita dalam memperoleh petunjuk atau kesesatan </text:span><text:span text:style-name="T1760">kita</text:span><text:span text:style-name="T1764">. </text:span></text:p>
      <text:p text:style-name="P475"/>
      <text:p text:style-name="P476"/>
      <text:p text:style-name="P86">BAB <text:span text:style-name="T2159">4</text:span></text:p>
      <text:h text:style-name="P61" text:outline-level="1"><text:bookmark-start text:name="__RefHeading___Toc15225_3975774274"/><text:span text:style-name="T2160">Hari Kebangkitan</text:span> Dan Kehidupan Sesudah Kematian<text:bookmark-end text:name="__RefHeading___Toc15225_3975774274"/></text:h>
      <text:h text:style-name="P73" text:outline-level="2"><text:bookmark-start text:name="__RefHeading___Toc15227_3975774274"/><text:span text:style-name="T2161">Manfaat</text:span> dalam Beriman Kepada Hari Kebangkitan<text:bookmark-end text:name="__RefHeading___Toc15227_3975774274"/></text:h>
      <text:p text:style-name="P635">Sesudah beriman kepada Allah, beriman kepada Hari Kebangkitan <text:span text:style-name="T2162">memiliki</text:span> tempat yang paling utama dalam menjaga keteraturan sosial yang penuh kedamaian. <text:span text:style-name="T2163">Mengapa mereka yang tidak beriman kepadanya </text:span><text:span text:style-name="T2164">mereka akan dipanggil </text:span><text:span text:style-name="T2165">untuk mempertanggungjawabkan kehidupan yang jujur dan lurus? Namun mereka dari <text:s/>kita yang <text:s/>begitu yakin akan pembalasan akhir ini di kehidupan yang berikutnya sudah pasti akan berusaha hidup dengan disiplin dan menjalani kehidupan yang benar. Al-Quran menyatakan: </text:span></text:p>
      <text:p text:style-name="P312"><text:span text:style-name="T115">Kamu tidak berada dalam suatu keadaan dan tidak membaca suatu ayat di dalam Al-Quran</text:span> <text:span text:style-name="T217">dan kamu tidak mengerjakan suatu pekerjaan, melainkan Kami menjadi saksi atasmu di waktu kamu melakukannya. Tidak luput dari pengetahuan Tuhanmu biarpun sebesar Zarrah (atom) di bumi ataupun di langit. Tidak ada yang lebih kecil dan tidak (pula) yang lebih besar dari itu, melainkan (semua tercatat) dalam Kitab Yang Nyata (Kitabun Mubin). </text:span><text:span text:style-name="T1418">(</text:span><text:span text:style-name="T1419">Al-Quran </text:span><text:span text:style-name="T1418">10:61) </text:span></text:p>
      <text:p text:style-name="P313">Malaikat tertentu telah dipercayakan untuk mencatatkan segala sesuatu yang kita perbuat. Allah memiliki <text:span text:style-name="T2166">pengetahuan dan </text:span><text:span text:style-name="T2167">pemahaman mengenai segala perbuatan kita, niat, pikiran, serta angan-angan. Mereka yang memahami ini (dan berbuat sebagaimana mestinya) <text:s/>akan menemukan kedamaian yang sesungguhnya serta kebahagiaan di dunia dan akhirat. Sebuah keluarga dan komunitas yang berisikan orang-orang <text:s/>semacam itu akan merasakan bahwa mereka telah hidup di dalam surga.</text:span></text:p>
      <text:p text:style-name="P314">Beriman kepada Hari Kebangkitan akan mencegah pemuda dalam menghabiskan hidupnya dalam kehidupan yang fana dan hal-hal yang remeh, dan memberikan harapan bagi orang tua saat mereka sudah begitu dekat dengan <text:span text:style-name="T2168">kematian </text:span>mereka. Hal itu juga membantu anak-anak untuk bersabar dalam menghadapi <text:span text:style-name="T2169">kematian </text:span>orang-orang yang mereka cintai. Anak-anak yang beriman bahwa mereka akan bersatu dengan orang-orang yang mereka cintai yang mendahuluinya di kehidupan yang lebih baik akan menemukan penghiburan pada <text:span text:style-name="T2169">adanya </text:span>Hari Kebangkitan. Setiap orang, tanpa memandang usia, jenis kelamin, dan segala perbedaan yang <text:soft-page-break/>dibuat bagi manusia, harus beriman kepada Hari Kebangkitan seperti halnya mereka membutuhkan udara, air, dan sepotong roti. </text:p>
      <text:p text:style-name="P313"><text:span text:style-name="T2167">Karena keimanan ini akan membimbing orang untuk hidup dalam kedamaian, maka orang yang berpendidikan yang ingin mencari kedamaian dan keamanan dalam masyarakat harus menekankan hal tersebut. Mereka yang yakin dengan apa yang Al-Quran nyatakan—</text:span><text:span text:style-name="T116">barangsiapa yang </text:span><text:span text:style-name="T117">mengerjakan kebaikan seberat zarrahpun, niscaya dia akan melihat (balasan)nya</text:span><text:span text:style-name="T1010"> (</text:span><text:span text:style-name="T1011">Al-Quran </text:span><text:span text:style-name="T1010">99:7-8) – menjalani kehidupan yang bertanggung jawab, dan sebuah </text:span><text:span text:style-name="T1012">masyarakat</text:span><text:span text:style-name="T1010"> yang tersusun dari orang-orang semacam itu akan menemukan kedamaian dan kebahagiaan yang sesungguhnya. Ketika keimanan ini ditanamkan di dada para pemuda, mereka tidak lagi menjadi unsur sosial yang berbahaya, namun melainkan akan mencari cara untuk melayani bangsanya dan umat manusia. </text:span></text:p>
      <text:p text:style-name="P315"><text:span text:style-name="T762">Anak-anak </text:span><text:span text:style-name="T1013">adalah sangat peka dan halus. </text:span><text:span text:style-name="T1014">Begitu rentan mendapatkan kecelakaan, mereka juga sangat mudah dipengaruhi oleh apa yang terjadi pada mereka serta keluarganya. Ketika mereka kehilangan anggota keluarga atau menjadi seorang anak yatim, dunia mereka menjadi gelap dan mereka kemudian jatuh ke dalam kepedihan dan putus asa. Ketika salah satu saudara perempuan saya meninggal dunia pada masa kanak-kanak, saya begitu merasa hancur. Saya begitu sering datang ke kuburnya dan berdoa dari dasar hati saya: “</text:span><text:span text:style-name="T118">Ya Allah, saya memohon agar Engkau membuatnya hidup kembali dan izinkanlah saya melihat wajahnya yang cantik sekali lagi, atau biarkan saya mati agar bisa bersatu kembali dengannya.</text:span><text:span text:style-name="T1014">” </text:span><text:span text:style-name="T1015">Jadi, apa lagi selain beriman kepada hari pembalasan dan bersatu kembali dengan orang yang kita cintai yang telah mendahului kita yang bisa mengganti rasa kehilangan orang tua, saudara atau saudari, atau teman kita? Anak-anak akan menemukan penghiburan yang sesungguhnya hanya dengan meyakinkan mereka bahwa orang-orang yang mereka cintai telah berangkat ke surga, dan mereka nanti akan disatukan kembali dengan mereka. </text:span></text:p>
      <text:p text:style-name="P316"><text:span text:style-name="T1015">B</text:span><text:span text:style-name="T762">agaimana kamu bisa </text:span><text:span text:style-name="T1016">mengganti kepada orang tua untuk masa lalu yang telah mereka lewati, masa kecil dan masa muda mereka yang telah mereka lalui? Bagaimana kamu menghibur mereka untuk kehilangan </text:span><text:span text:style-name="T1017">orang-orang yang mereka cintai yang telah mendahului mereka menemui kematian? Bagaimana kamu menghilangkan ketakutan terhadap kematian dan alam kubur dari hati mereka? Bagaimana kamu membuat mereka melupakan kematian, yang mereka rasakan begitu dalam? Akankah diberi ke</text:span><text:soft-page-break/><text:span text:style-name="T1017">nikmatan dunia yang lebih banyak dan lebih baru akan menghibur mereka? Hanya dengan meyakinkan mereka bahwa alam kubur, yang bagi mereka seperti mulut naga yang terbuka yang akan menghancurkan mereka, sesungguhnya adalah sebuah pintu ke dalam kehidupan lainnya yang lebih baik, atau sebuah ruang tunggu yang menyenangkan yang terbuka menuju ke kehidupan selanjutnya, bisa menghibur mereka dan menggantikan mereka untuk kehilangan yang mereka alami. </text:span></text:p>
      <text:p text:style-name="P317"><text:span text:style-name="T762">Dalam gayanya yang tidak bisa ditiru, </text:span><text:span text:style-name="T1018">Al-Quran mengatakan perasaan tersebut melalui Nabi Zakaria: </text:span></text:p>
      <text:p text:style-name="P318">(Yang dibacakan ini adalah) penjelasan tentang rahmat Tuhan kamu kepada hamba-Nya, Zakariya; yaitu tatkala ia berdoa kepada Tuhannya dengan suara yang lembut. Ia berkata: “Ya Tuhanku, sesungguhnya tulangku telah lemah dan kepalaku telah ditumbuhi uban, dan aku belum pernah kecewa dalam berdoa kepada Engkau, ya Tuhanku.” <text:span text:style-name="T762">(</text:span><text:span text:style-name="T1019">Al-Quran </text:span><text:span text:style-name="T762">19:2-5) </text:span></text:p>
      <text:p text:style-name="P318"><text:span text:style-name="T762">Takut bahwa para sahabatnya tidak akan begitu loyal kepada dakwahnya sesudah kematiannya, Nabi Zakariah, </text:span><text:span text:style-name="T1012">keselamatan atasnya</text:span><text:span text:style-name="T762">, menyeru kepada Tuhannya untuk adanya pewaris laki-laki bagi dakwahnya. Ini merupakan seruan dari semua orang tua laki-laki. Beriman kepada Allah dan Hari Kebangkitan akan memberikan mereka berita yang baik: “</text:span><text:span text:style-name="T2170">janganlah takut akan kematian, karena kematian bukanlah akhir yang abadi. Itu hanya merupakan pergantian dunia, meninggalkan kehidupanmu yang penuh dengan kewajiban yang menyulitkan, sebuah tiket menuju kehidupan yang abadi di mana segala bentuk keindahan dan nikmat telah menunggumu. Dia Yang Maha Pengasih yang mengirimkan kamu ke dunia ini, dan mengizinkanmu untuk tetap hidup untuk waktu yang lama, tidak akan meninggalkanmu di gelapnya kuburan dan sudut yang gelap yang terbuka menuju ke kehidupan yang selanjutnya. Dia akan mengangkatmu ke hadiratnya, memberikanmu dengan kehidupan yang abadi dan penuh kebahagiaan, dan melimpahkan kepadamu dengan segala kenikmatan yang ada di surga.</text:span><text:span text:style-name="T762">” </text:span><text:span text:style-name="T1020">Hanya berita baik semacam ini yang bisa memberikan penghiburan kepada orang tua dan memungkinkan mereka untuk menerima kematian dengan penuh senyuman. </text:span></text:p>
      <text:p text:style-name="P319"><text:span text:style-name="T762">Akal kita, yang kita gunakan dalam mengarahkan jalan hidup kita, membuat kita berbeda dari makhluk lainnya. Akal kita merupakan perwujudan dari kasih sayang Allah, dan jika digunakan dengan baik, akan membuat kita diberi ganjaran dengan buah rahmat dan karunianya. </text:span><text:span text:style-name="T1021">Beri</text:span><text:soft-page-break/><text:span text:style-name="T1021">man kepada Hari Kebangkitan adalah faktor yang paling penting dan paling menarik yang mendorong kita untuk menggunakan akal kita dengan tepat dan tidak berbuat zalim dan mencelakakan orang lain. </text:span></text:p>
      <text:p text:style-name="P320"><text:span text:style-name="T762">Sahal Bin Saad meriwayatkan bahwa Rasulullah </text:span><text:span text:style-name="T1022">telah diberitakan tentang seorang pemuda yang berdiam di dalam rumah selama berhari-hari. </text:span><text:span text:style-name="T2171">Rasulullah, salawat dan salam kepadanya, pergi mengunjunginya. Ketika anak muda itu melihat Rasulullah nampak di rumahnya secara tiba-tiba, dia menjatuhkan dirinya di tangan Rasulullah dan meninggal seketika. Rasulullah berkata kepada mereka yang ada di sekitarnya: “Baringkan jenazah sahabatmu. Ketakutan pada neraka begitu mencemaskannya. Saya bersumpah dengan nama-Nya yang menggenggam kehidupanku bahwa Allah akan melindunginya dari apa neraka.”</text:span><text:span text:style-name="T2171"><text:note text:id="ftn18" text:note-class="footnote"><text:note-citation>20</text:note-citation><text:note-body><text:p text:style-name="P18">Ibnu Katsir, Tafsir, 3:539 (dikutip dari Ibnu Asakir’s Tarikh al-Dimishq)</text:p></text:note-body></text:note></text:span><text:span text:style-name="T2171"> </text:span><text:span text:style-name="T1023">Al-Quran menyatakan: </text:span><text:span text:style-name="T2171">Dan adapun orang-orang yang takut kepada kebesaran Tuhannya dan menahan diri dari keinginan hawa nafsunya, maka sesungguhnya surgalah tempat tinggal(nya) </text:span><text:span text:style-name="T1023">(</text:span><text:span text:style-name="T1024">Al-Quran </text:span><text:span text:style-name="T1023">79:40-41)</text:span><text:span text:style-name="T2171">. </text:span></text:p>
      <text:p text:style-name="P152">Dalam sebuah hadis qudsi, Allah mengatakan: “<text:span text:style-name="T5">Aku tidak akan menggabungkan dua buah keamanan, tidak juga dua ketakutan.</text:span>”<text:note text:id="ftn19" text:note-class="footnote"><text:note-citation>21</text:note-citation><text:note-body><text:p text:style-name="P19">Kanz al-Ummal, 3.141, Hadis No. 5878</text:p></text:note-body></text:note> <text:span text:style-name="T2172">Dengan kata lain, mereka yang takut akan hukumannya di dunia ini akan dilindungi dari hukumannya di akhirat nanti, sementara mereka yang tidak takut dengan hukumannya di sini tidak akan diselamatkan dari hukumannya di akhirat nanti. </text:span></text:p>
      <text:p text:style-name="P153">Umar <text:span text:style-name="T2173">bin Khattab</text:span> mengatakan, ketika melihat seorang pemuda dengan berani menentang dan mencegah sebuah kejahatan: “<text:span text:style-name="T202">Setiap kaum yang terhalangi dari pemuda akan mengalami kemusnahan</text:span><text:span text:style-name="T1886">.</text:span>” Pada pemuda memiliki energi untuk perubahan. Jika kamu membiarkan mereka menghabiskannya dalam hal-hal yang remeh dan foya-foya, kamu akan menghancurkan masa depan dari bangsamu. Beriman kepada Hari Kebangkitan akan menghentikan para pemuda dalam melakukan tindakan kejahatan dan menghabiskan energi mereka dengan bersenang-senang, dan mengarahkan mereka menjalani hidup yang disiplin, bermanfaat, dan beramal saleh. </text:p>
      <text:p text:style-name="P154">Beriman kepada Hari Kebangkitan juga menghibur yang sakit. Seorang yang beriman yang menderita suatu penyakit yang tidak terobati akan berpikir: “<text:span text:style-name="T5">Saya akan mati; tidak akan ada yang bisa memperpanjang nyawaku. Setiap orang akan mengalami kematian. Semoga saja, saya akan </text:span><text:soft-page-break/><text:span text:style-name="T5">masuk ke dalam surga di mana saya bisa memulihkan kesehatanku dan masa mudaku dan berbahagia di sana selama-lamanya.</text:span>” Dengan memegang pemahaman ini, semua hamba Allah yang dicintai-Nya, para Nabi dan wali, menerima kematian dengan wajah tersenyum. Nabi yang paling akhir, salawat dan salam <text:span text:style-name="T2174">ke</text:span>padanya, berkata pada menit-menit terakhir dalam hidupnya: “<text:span text:style-name="T5">Ya Allah, saya merindukan persahabatan yang abadi di kehidupan yang abadi.</text:span>” Dia telah mengabarkan sahabat-sahabatnya beberapa hari sebelumnya: “<text:span text:style-name="T5">Allah mengizinkan salah satu hambanya untuk memilih antara menikmati keindahan di dunia ini selama dia menghendakinya dengan apa yang ada di sisi-Nya. Hamba tersebut memilih apa yang ada di sisi-Nya.</text:span>”<text:note text:id="ftn20" text:note-class="footnote"><text:note-citation>22</text:note-citation><text:note-body><text:p text:style-name="P20">Ibnu Ishaq, al-Sirat al-Nabawiyya (Beirut, 1955), 2:642; Ibnu Saad, Al-Tabaqat al-Kubra (Beirut), 2:204.</text:p></text:note-body></text:note> <text:span text:style-name="T2175">Hamba yang diberikan pilihan tersebut adalah Rasulullah sendiri. Para sahabat memahami apa yang dimaksudnya dan kemudian tenggelam dalam tangisan. </text:span></text:p>
      <text:p text:style-name="P155">Demikian pula, ketika Umar <text:span text:style-name="T2173">bin Khattab </text:span><text:span text:style-name="T2176">berkuasa terhadap daerah yang begitu luas yang membentang dari </text:span><text:span text:style-name="T2177">pinggiran Mesir hingga ke dataran tinggi di Asia Tengah, dia sujud kepada Allah dan berkata: “</text:span><text:span text:style-name="T119">saya tidak bisa lagi memenuhi tanggung jawabku. Biarkanlah saya wafat dan dinaikkan ke hadiratmu.</text:span><text:span text:style-name="T2177">” Keinginan kuat semacam itu terhadap kehidupan selanjutnya, dunia yang penuh dengan keindahan yang abadi, dan dilimpahkan dengan nikmat pandangan keindahan wajah-Nya yang abadi membuat </text:span><text:span text:style-name="T2173">Rasulullah</text:span><text:span text:style-name="T2177">, Umar </text:span><text:span text:style-name="T2173">bin Khattab</text:span><text:span text:style-name="T2177">, dan banyak lainnya lebih memilih mati ketimbang hidup di dunia ini. </text:span></text:p>
      <text:p text:style-name="P156">Dunia ini adalah perpaduan antara yang baik dan yang jahat, benar dan salah, keindahan dan keburukan, yang menindas dan yang tertindas. Banyak perbuatan yang jahat sama sekali tidak diketahui, dan banyak orang yang tertindas sama sekali tidak bisa mengambil kembali hak-hak mereka. <text:span text:style-name="T2178">Hanya beriman akan dibangkitkan di kehidupan yang berikutnya yang penuh dengan keadilan yang mutlak bisa menghibur mereka yang tertindas dan teraniaya, dan membujuk mereka untuk tidak melakukan balas dendam. Demikian pula, mereka yang ditimpa oleh kemalangan dan penderitaan akan menemukan penghiburan pada Hari Kebangkitan, karena mereka percaya apapun yang menimpa mereka akan menyucikan mereka, dan apapun yang hilang dalam sebuah musibah akan diganti di hari kemudian sebagai sebuah nikmat di akhirat nanti, seperti halnya jika mereka memberikan barang-barang tersebut sebagai sebuah sedekah. </text:span></text:p>
      <text:p text:style-name="P157"><text:soft-page-break/>Beriman kepada Hari Kebangkitan akan merubah sebuah rumah <text:s/>menjadi kebun di surga. Dalam sebuah rumah di mana <text:span text:style-name="T2179">para </text:span>pemuda mencari kesenangannya, <text:span text:style-name="T2179">anak-anak sama sekali tidak terlibat dengan praktik dan sentimen keagamaan, orang tua asyik dalam mendapatkan semua fantasi hidupnya, dan kakek dan nenek hidup <text:s/>dalam rumah tuanya atau panti jompo dan menghibur diri mereka dengan binatang piaraan, karena tidak ada cucu-cucu di sekitar mereka yang mereka cintai dan menunjukkan kepada mereka penghormatan yang mereka inginkan—dalam rumah semacam itu, kehidupan merupakan beban yang begitu sulit untuk dipikul. Beriman kepada Hari Kebangkitan akan mengingatkan orang-orang <text:s/>terhadap tanggung jawab terhadap keluarganya, dan ketika mereka melaksanakan kewajiban ini, sebuah suasana yang saling mencintai, saling menyayangi, <text:s/>dan menghargai akan mulai bertebaran di seluruh rumah itu. </text:span></text:p>
      <text:p text:style-name="P158">Keimanan ini akan menggiring pasangan suami istri untuk memperdalam rasa cinta mereka serta saling menghargai satu sama lain. Kecintaan yang didasarkan oleh kecantikan fisik adalah sementara sifatnya dan hanya berangkat dari nilai <text:s/>yang kecil, karena ia biasanya akan memudar beberapa saat sesudah menikah. Namun jika pasangan suami istri mengimani bahwa pernikahan mereka akan berlangsung di kehidupan berikutnya yang abadi, di mana mereka akan selamanya muda dan cantik, rasa cinta mereka satu sama lain akan tetap bertahan bahkan jika mereka perlahan menua dan kehilangan kecantikan fisiknya. </text:p>
      <text:p text:style-name="P159">Kehidupan keluarga yang didasari oleh keimanan semacam itu akan membuat para anggota keluarganya seperti merasa sudah berada di surga. Demikian pula, jika sebuah negara diperintah berdasarkan keimanan yang sama, maka para penduduknya akan menikmati kehidupan lebih baik ketimbang apa yang dibayangkan oleh Plato dalam karyanya Republik atau al-Farabi dalam karyanya al-Madinah al-Fadilah (kota yang penuh dengan iman). Itu akan seperti kota Madinah pada masa Rasulullah, salawat dan salam <text:span text:style-name="T2180">ke</text:span>padanya, atau daerah kekuasaan umat Muslim pada masa Umar bin Khattab, <text:span text:style-name="T2181">semoga Allah meridhainya</text:span>. <text:s/></text:p>
      <text:p text:style-name="P160">Untuk memperoleh pemahaman yang baik tentang bagaimana Rasulullah membangun masyarakat seperti itu, kita akan memberikan beberapa contoh perkataannya mengenai Hari Kebangkitan dan kehidupan di akhirat nanti. </text:p>
      <text:p text:style-name="P321">Wahai umatku! Kalian akan dibangkitkan tanpa alas kaki, telanjang, dan tidak di-khitan. Dengarkan padaku dengan penuh perhatian: “orang <text:soft-page-break/>yang pertama akan dikenakan pakaian adalah Ibrahim, <text:span text:style-name="T2182">keselamatan atasnya</text:span>.” Dengarkan apa yang aku katakan: “pada hari itu beberapa dari umatku akan diikat di tangan kirinya dan dibawa kepadaku. Aku akan mengatakan: ‘Ya Tuhanku! Mereka ini adalah para sahabatku.’ Saya kemudian dikatakan: ‘kamu tidak mengetahui apa perselisihan yang mereka lakukan sesudah mu.’ <text:s/><text:note text:id="ftn21" text:note-class="footnote"><text:note-citation>23</text:note-citation><text:note-body><text:p text:style-name="P21">Bukhari, Anbiya, 8:48, Jannah, 56; Tirmizi, Qiyama,</text:p></text:note-body></text:note>Kemudian saya berkata <text:span text:style-name="T2183">seperti hamba Allah yang saleh [yakni Isa] katakan: ‘saya merupakan saksi atas mereka ketika saya terus berada di antara mereka. Ketika Engkau mengangkatku, Engkau menjadi saksi bagi mereka. Engkau merupakan saksi bagi segala hal. Jika Engkau menghukum mereka, <text:s/>mereka adalah hamba-hamba-Mu; jika Engkau </text:span><text:span text:style-name="T2182">memaafkan</text:span><text:span text:style-name="T2183"> mereka, maka sesungguhnya Engkau adalah Yang Maha Kuasa, dan Maha Bijaksana.’</text:span>”</text:p>
      <text:p text:style-name="P161">Sejak Allah menciptakan mereka, anak cucu Adam tidak pernah merasakan sesuatu yang lebih mengerikan ketimbang kematian. Akan tetapi, kematian adalah lebih mudah ketimbang apa yang kemudian menyusulnya. <text:span text:style-name="T2184">Mereka akan menderita oleh kengerian semacam itu di mana keringat akan membasahi seluruh tubuh mereka hingga </text:span><text:span text:style-name="T2185">ia</text:span><text:span text:style-name="T2184"> akan menjadi seperti tali yang dipasang di dagu mereka, hingga </text:span><text:span text:style-name="T2186">ia</text:span><text:span text:style-name="T2184"> akan naik menjadi seperti laut yang mana, jika diinginkan, sebuah perahu bisa berlayar.</text:span><text:span text:style-name="T2184"><text:note text:id="ftn22" text:note-class="footnote"><text:note-citation>24</text:note-citation><text:note-body><text:p text:style-name="P22">Ahmad bin Hambal, Musnad, 3:154. (diriwayatkan oleh Anas)</text:p></text:note-body></text:note></text:span></text:p>
      <text:p text:style-name="P162">Orang-orang akan dibangkitkan ke dalam tiga kelompok: mereka yang takut kepada Allah namun juga memiliki harapan tertentu [<text:span text:style-name="T2187">takut akan hukuman-Nya namun tidak pernah berputus asa terhadap kemurahan dan ampunannya</text:span>], <text:span text:style-name="T2187">mereka yang [karena begitu sering “</text:span><text:span text:style-name="T120">terhuyung-huyung</text:span><text:span text:style-name="T2187">”] akan berusaha masuk ke surga “</text:span><text:span text:style-name="T120">diangkut di atas keledai</text:span><text:span text:style-name="T2187">” dalam dua orang, tiga orang, empat orang... atau sepuluh orang. Sisanya akan dibangkitkan ke dalam api neraka; [karena terus melakukan dosa-dosa yang pantas diganjar dengan api neraka], jika mereka ingin tidur di subuh hari, api neraka juga akan tidur bersama mereka; ketika mereka mendapati malam hari, maka api neraka akan mendapati malam hari bersama mereka; ketika mereka mendapati pagi hari, api neraka akan mendapati pagi hari bersama mereka, dan ketika mereka mendapati sore hari, apa neraka akan mendapati sore hari bersama mereka.</text:span><text:span text:style-name="T2187"><text:note text:id="ftn23" text:note-class="footnote"><text:note-citation>25</text:note-citation><text:note-body><text:p text:style-name="P23">Bukhari, Riqaq, 45; Muslim, Jannah, 59; Nasa’i, Jana’iz, 118. (diriwayatkan dari Abu Hurairah. Bukhari dan Muslim)</text:p></text:note-body></text:note></text:span></text:p>
      <text:p text:style-name="P163">Rasulullah, salawat dan salam kepadanya, <text:span text:style-name="T2188">meyakinkan bahwa para sa</text:span><text:soft-page-break/><text:span text:style-name="T2188">habatnya memahami dengan benar tentang keadaan api neraka, dan membangkitkan pada diri <text:s/>mereka keinginan yang besar terhadap surga dengan mengabarkan kabar baik tentangnya kepada mereka. Sebagai akibatnya, mereka hidup dengan penuh kesadaran tentang adanya pahala dan hukuman dari Allah. Mereka begitu bersemangat dalam menjalankan kewajiban agama dan hak-hak orang lain, sebagai contoh, dua orang di antaranya </text:span><text:span text:style-name="T2189">suatu waktu menemui Rasulullah untuk menyelesaikan perselisihan di antara mereka. Ketika mendengarnya, Rasulullah berkata: </text:span></text:p>
      <text:p text:style-name="P322">Saya adalah manusia seperti kamu sekalian, jadi saya akan mengadili berdasarkan apa yang kamu katakan. Adalah mungkin salah satu di antara kalian berbicara dengan begitu meyakinkan dan saya akan mengadili sesuai dengan keinginannya. Akan tetapi, Allah akan mengadili dengan benar di hari kemudian berdasarkan kebenaran dari permasalahannya. Orang yang bersalah akan menemukan hukuman bagi kejahatannya, sementara yang tidak bersalah akan mendapatkan ganjarannya.<text:note text:id="ftn24" text:note-class="footnote"><text:note-citation>26</text:note-citation><text:note-body><text:p text:style-name="P24">Bukhari, Syahadah, 27; Muslim, Aqdiyah, 4; Abu Dawud, Adab, 87. </text:p></text:note-body></text:note></text:p>
      <text:p text:style-name="P164">Ini adalah cukup bagi tiap sahabatnya untuk <text:span text:style-name="T2190">hak-hak yang dituntutnya. Rasulullah menyarankan kepada mereka: “</text:span><text:span text:style-name="T121">bagilah barang yang dipertengkarkan menjadi setengah, <text:s/>dan kemudian lakukan pengundian. </text:span><text:span text:style-name="T122">Setiap dari mereka harus berkenan dengan bagiannya </text:span><text:span text:style-name="T123">dengan </text:span><text:span text:style-name="T122">kebulatan hati dan tanpa penyesalan.</text:span><text:span text:style-name="T2190">” </text:span></text:p>
      <text:p text:style-name="P165">Saad bin Rabi mengalami luka yang teramat parah selama perang Uhud. Ketika menghembuskan napas yang terakhir, dia membisikkan kepada Muhammad bin Maslama, yang membawakan kepadanya salam dari Rasulullah: “<text:span text:style-name="T5">sampaikan salamku kepada Rasulullah. Demi Allah, saya </text:span><text:span text:style-name="T124">mencium</text:span><text:span text:style-name="T5"> bau surga setelah perang Uhud.</text:span>” </text:p>
      <text:h text:style-name="P72" text:outline-level="2"><text:bookmark-start text:name="__RefHeading___Toc15229_3975774274"/>Dalil-Dalil Al-Quran<text:bookmark-end text:name="__RefHeading___Toc15229_3975774274"/></text:h>
      <text:p text:style-name="P346">Meskipun penemuan ilmiah <text:span text:style-name="T2191">seperti hukum kedua termodinamika menunjukkan bahwa kehidupan sedang menuju ke arah kehancuran, yang bahkan tumbukan antara dua buah planet bisa menghancurkan seluruh alam semesta. </text:span><text:span text:style-name="T2192">Jika keberadaan alam semesta dimulai dengan adanya dentuman besar (Pen. </text:span><text:span text:style-name="T125">big bang</text:span><text:span text:style-name="T1025">), mengapa ia juga tidak berakhir dengan sebuah dentuman besar lainnya atau sebuah tumbukan? Keberadaan <text:s/></text:span><text:span text:style-name="T1026">alam semesta </text:span><text:span text:style-name="T1025">merupakan </text:span><text:span text:style-name="T1026">makhluk yang begitu rumit untuk dihitung, sebuah sistem yang bagian-bagiannya </text:span><text:span text:style-name="T1027">secara halus bergantung satu sama lain. Tubuh </text:span><text:soft-page-break/><text:span text:style-name="T1027">manusia tersusun oleh sekitar 60 juta sel-sel. Ketika sebuah sel mengalami kerusakan, maka sel-sel kanker akan membunuh seluruh tubuh, dengan demikian sebuah kerusakan yang terjadi di mana saja di alam semesta ini juga bisa membunuh seluruh alam semesta. Kematian kita terkadang datang tanpa diharapkan dan tanpa adanya tanda-tanda yang bisa terlihat, atau alasan yang bisa didiagnosis. Bisakah kita mengetahui apakah alam semesta nanti akan “</text:span><text:span text:style-name="T126">mati</text:span><text:span text:style-name="T1027">” secara tiba-tiba atau tidak, tanpa diharapkan, dari sebuah “</text:span><text:span text:style-name="T126">penyakit</text:span><text:span text:style-name="T1027">” atau “</text:span><text:span text:style-name="T126">serangan jantung</text:span><text:span text:style-name="T1027">”? Mungkin saja dunia kita di masa lampau sudah mengalami kanker stadium akhir karena kita telah salah menggunakannya. </text:span></text:p>
      <text:p text:style-name="P96"><text:span text:style-name="T1028">Tindakan Allah secara menyeluruh merujuk pada Hari Kebangkitan. Al-Quran memberikan banyak dalil tentang Hari Kebangkitan. </text:span><text:span text:style-name="T1029">Untuk memberi bekas di hati kita akan </text:span><text:span text:style-name="T641">keajaiban</text:span><text:span text:style-name="T1029"> yang Allah akan berikan di hari kemudian, dan untuk menyiapkan pikiran kita untuk menerima dan memahaminya, Al-Quran memaparkan keajaiban yang dilakukan oleh Allah di sini. Ia memberikan contoh-contoh mengenai tindakan Allah yang menyeluruh dalam makro-kosmos dan, pada masanya, memaparkan </text:span><text:span text:style-name="T1030">penghancuran oleh Allah terhadap sistem makro-, normo-, dan mikro-kosmos (alam semesta, umat manusia, dan atom-atom). </text:span></text:p>
      <text:p text:style-name="P166">Sebagai contoh, ayat Al-Quran berikut menekankan kekuasaan Allah dan, dengan menyebutkan beberapa contohnya yang nyata, memanggil kita untuk memiliki keyakinan ketika bertemu dengan-Nya di hari kemudian nanti: </text:p>
      <text:p text:style-name="P323">Allah-lah yang meninggikan langit tanpa tiang (sebagaimana) yang kamu lihat, kemudian Dia bersemayam di atas Arsy, dan menundukkan matahari dan bulan. <text:span text:style-name="T2193">Masing-masing beredar hingga waktu yang ditentukan. Allah mengatur urusan (makhluk-Nya), menjelaskan tanda-tanda (kebesaran-Nya), supaya kamu meyakini pertemuan (mu) dengan Tuhanmu. </text:span><text:span text:style-name="T1031">(</text:span><text:span text:style-name="T1032">Al-Quran </text:span><text:span text:style-name="T1031">13:2) </text:span></text:p>
      <text:p text:style-name="P324"><text:span text:style-name="T1031">P</text:span><text:span text:style-name="T762">enciptaan pertama dari alam semesta dan umat manusia menandakan adanya penciptaan yang kedua. Al-Quran memaparkan fenomena tentang penciptaan alam semesta, yang dikatakannya sebagai penciptaan yang pertama (</text:span><text:span text:style-name="T1033">Al-</text:span><text:span text:style-name="T1034">Quran </text:span><text:span text:style-name="T762">56:62), sementara untuk menggambarkan tentang kebangkitan orang yang telah meninggal <text:s/>sebagai penciptaan yang kedua (</text:span><text:span text:style-name="T1034">Al-Quran </text:span><text:span text:style-name="T762">53:47), untuk membuktikan adanya Hari Kebangkitan. Itu juga mengarahkan perhatian kita terhadap asal mula kita, dengan berdalil: </text:span></text:p>
      <text:p text:style-name="P325"><text:span text:style-name="T2194">Kamu telah melihat bagaimana kamu tumbuh--</text:span>dari setetes mani <text:span text:style-name="T2194">ke</text:span><text:soft-page-break/><text:span text:style-name="T2194">mudian menjadi </text:span><text:span text:style-name="T2195">setetes</text:span><text:span text:style-name="T2194"> darah, kem</text:span><text:span text:style-name="T2195">udian menjadi gumpalan darah yang menempel di dinding rahim, dari gumpalan darah yang menempel menjadi gumpalan daging yang tak berbentuk, dan dari gumpalan daging yang tidak berbentuk menjadi bentuk manusia—bagaimana, kemudian, kamu bisa mengingkari penciptaanmu yang kedua kali? Itu sama saja dengan yang pertama kali, dan bahkan lebih mudah lagi [bagi Allah untuk melakukannya]. </text:span><text:span text:style-name="T1035">(</text:span><text:span text:style-name="T1036">Al-Quran </text:span><text:span text:style-name="T1035">22:5, 23:13-16) </text:span></text:p>
      <text:p text:style-name="P326"><text:span text:style-name="T1035">A</text:span><text:span text:style-name="T762">l-Quran membuat analogi antara Hari Kebangkitan dengan tindakan-Nya di dunia ini, dan terkadang menyinggung tentang tindakan-Nya di masa yang akan datang dan di hari kemudian, dalam suatu cara sehingga kita bisa meyakini tentang apa yang tidak kita pahami sepenuhnya. Ia juga menunjukkan kejadian yang sama di sini dan membuat perbandingan antara keduanya dengan Hari Kebangkitan. Satu contohnya adalah sebagai berikut: </text:span></text:p>
      <text:p text:style-name="P327">Dan apakah manusia tidak memperhatikan bahwa Kami menciptakannya dari setitik air (mani)? Maka tiba-tiba ia menjadi penantang yang nyata! Dan dia membuat perumpamaan bagi Kami; dan dia lupa kepada kejadiannya; <text:span text:style-name="T2196">ia berkata: “siapakah yang dapat menghidupkan tulang belulang, yang telah hancur luluh?” Katakanlah: “Ia akan dihidupkan oleh Tuhan yang menciptakannya kali yang pertama. Dan Dia Maha Mengetahui tentang segala makhluk.” </text:span><text:span text:style-name="T2197">Yaitu Tuhan yang menjadikan untukmu api dari kayu yang hijau, maka tiba-tiba kamu nyalakan (api) dari kayu itu. Dan tidakkah Tuhan yang menciptakan langit dan bumi itu berkuasa menciptakan kembali yang seperti mereka? Benar. Dia berkuasa. Dan Dialah yang Maha Pencipta lagi Maha Mengetahui.</text:span><text:span text:style-name="T1037"> (</text:span><text:span text:style-name="T1038">Al-Quran </text:span><text:span text:style-name="T1037">36:77-81) </text:span></text:p>
      <text:p text:style-name="P328"><text:span text:style-name="T1037">A</text:span><text:span text:style-name="T762">l-Quran menyerupakan alam semesta dengan sebuah buku yang dihamparkan. Pada akhir masanya, kehancurannya akan mudah bagi Allah seperti menggulung </text:span><text:span text:style-name="T1039">lembaran</text:span><text:span text:style-name="T762"> kertas. Karena Dia telah menghamparkannya pada mula-mulanya, maka Dia kemudian menggulungnya, mewujudkan kekuasaan-Nya yang mutlak tanpa adanya sebab materi, menciptakannya kembali dalam bentuk yang berbeda dan lebih baik: </text:span></text:p>
      <text:p text:style-name="P329">(Yaitu) pada hari Kami gulung langit sebagai menggulung lembaran-lembaran kertas. Sebagaimana Kami telah memulai penciptaan pertama begitulah kami akan mengulanginya. Itulah suatu janji yang pasti Kami tepati; Sesungguhnya Kami-lah yang akan melaksanakannya. <text:span text:style-name="T762">(</text:span><text:span text:style-name="T1040">Al-Quran </text:span><text:span text:style-name="T762">21:104) </text:span></text:p>
      <text:p text:style-name="P329">Dan apakah mereka tidak memperhatikan bahwa sesungguhnya Allah <text:s/><text:soft-page-break/>yang menciptakan langit dan bumi dan Dia tidak merasa payah karena menciptakan-Nya, kuasa menghidupkan orang-orang mati? Ya (bahkan) sesungguhnya Dia Maha Kuasa atas segala sesuatu. <text:span text:style-name="T762">(</text:span><text:span text:style-name="T1041">Al-Quran </text:span><text:span text:style-name="T762">46:33)</text:span></text:p>
      <text:p text:style-name="P956">Al-Quran menyerupakan Hari Kebangkitan dengan penyuburan kembali tanah di musim semi menyusul kematiannya di musim dingin, dan menyebutkan bagaimana Allah menghancurkan atom-atom dan molekul-molekul ketika menciptakan kita dalam beberapa tahap. Potongan kayu yang kering kemudian berkembang dan menghasilkan daun dan bunga yang serupa, walaupun tidak sama, dengan yang hadir di tahun sebelumnya. Berbagai macam benih yang jatuh ke dalam tanah kemudian mulai berkecambah dan tumbuh menjadi berbagai tanaman tanpa keraguan. Allah menghidupkan yang mati pada Hari Pembalasan akan terjadi seperti ini: </text:p>
      <text:p text:style-name="P330">Dan sebagian dari tanda-tanda (kekuasaan)-Nya bahwa kamu melihat bumi itu kering tandus, maka apabila Kami turunkan air di atasnya, niscaya ia bergerak dan subur. Sesungguhnya Tuhan yang menghidupkannya tentu dapat menghidupkan yang mati; sesungguhnya Dia Maha Kuasa atas segala sesuatu. <text:span text:style-name="T762">(</text:span><text:span text:style-name="T1042">Al-Quran </text:span><text:span text:style-name="T762">41:39) </text:span></text:p>
      <text:p text:style-name="P331">Hai manusia! Jika kamu dalam keraguan tentang kebangkitan (dari kubur), maka (ketahuilah) sesungguhnya Kami telah menjadikan kamu dari tanah, kemudian dari setetes mani, <text:span text:style-name="T2198">kemudian dari segumpal darah, kemudian dari segumpal daging yang sempurna kejadiannya dan yang tidak sempurna, agar Kami jelaskan kepada kamu dan Kami tetapkan dalam rahim, apa yang Kami kehendaki sampai waktu yang sudah ditentukan, kemudian Kami keluarkan kamu sebagai bayi, </text:span><text:span text:style-name="T2199">kemudian dengan berangsur-angsur) kamu sampailah kepada kedewasaan, </text:span><text:span text:style-name="T2200">dan di antara kamu ada yang diwafatkan dan (ada pula) di antara kamu yang dipanjangkan umurnya sampai pikun, supaya dia tidak mengetahui lagi sesuatupun yang dahulunya telah diketahuinya. </text:span><text:span text:style-name="T2201">Dan kamu lihat bumi ini kering, kemudian apabila telah Kami turunkan air di atasnya, hiduplah bumi itu dan suburlah dan menumbuhkan berbagai macam tumbuh-tumbuhan yang indah. </text:span><text:span text:style-name="T1043">(</text:span><text:span text:style-name="T1044">Al-Quran </text:span><text:span text:style-name="T1043">22:5-6) </text:span></text:p>
      <text:p text:style-name="P332">Maka perhatikan bekas-bekas rahmat Allah, bagaimana Allah menghidupkan bumi yang sudah mati. Sesungguhnya (Tuhan yang berkuasa seperti) demikian benar-benar (berkuasa) menghidupkan orang-orang yang telah mati. Dan Dia Maha Kuasa atas segala sesuatu. <text:span text:style-name="T762">(</text:span><text:span text:style-name="T1045">Al-Quran </text:span><text:span text:style-name="T762">30:50) </text:span></text:p>
      <text:p text:style-name="P332">Dan Allah menumbuhkan kamu dari tanah dengan sebaik-baiknya. <text:soft-page-break/>Kemudian Dia mengembalikan kamu ke dalam tanah dan mengeluarkan kamu (dari padanya pada Hari Kiamat) dengan sebenar-benarnya. <text:span text:style-name="T762">(</text:span><text:span text:style-name="T1046">Al-Quran </text:span><text:span text:style-name="T762">71:17-18)</text:span></text:p>
      <text:p text:style-name="P167">Khususnya di surah 81, 82, dan 84, Allah Yang Maha Kuasa menyinggung Hari Kebangkitan dan penghuninya yang bergerak begitu cepat dan perbuatan-perbuatannya yang mulia. Karena apa yang kita lihat di sini, semisal perubahan musim, kita bisa membuat sebuah perumpamaan yang bisa membantu kita dalam memahami dan kemudian, dengan kekaguman di hati kita, menerima apa yang orang-orang terdidik tidak akan menerimanya dengan cara lain. </text:p>
      <text:p text:style-name="P333"><text:span text:style-name="T762">Karena memberikan makna yang umum dan merata bagi ketiga surah ini akan membutuhkan waktu yang lama, maka coba tinjau satu ayat: </text:span>dan apabila catatan-catatan (amal perbuatan manusia) dibuka <text:span text:style-name="T1298">(</text:span><text:span text:style-name="T1420">Al-Quran </text:span><text:span text:style-name="T1298">81:10). Ini akan mengakibatkan bahwa selama Hari Kebangkitan, amal-amal perbuatan setiap orang akan dinyatakan dalam sebuah halaman yang tertulis. </text:span></text:p>
      <text:p text:style-name="P957"><text:span text:style-name="T1298">Sekilas, ini akan mengagetkan kita sebagai hal yang aneh dan tidak masuk akal. Namun seperti yang dimaksud oleh surah tersebut, layaknya permulaan musim semi memiliki perumpamaan yang sama dengan Hari Kebangkitan, “</text:span><text:span text:style-name="T1886">menghamparkan lembaran halaman</text:span><text:span text:style-name="T1298">” memiliki perumpamaan yang jelas. Setiap pohon yang berbuah dan tanaman berbunga akan memiliki ciri-ciri tertentu, fungsi-fungsi, dan perilaku. Ibadahnya terdiri dari pemuliaan terhadap Allah dan dengan demikian mewujudkan nama-nama-Nya. Perilaku dan catatan hidupnya dipahatkan dalam setiap benih yang akan tumbuh di musim semi berikutnya. Dengan lidah bentuk dan lekukannya, maka pohon atau bunga yang baru ini akan menawarkan </text:span><text:span text:style-name="T1421">kemeriahan yang begitu menakjubkan dari perilaku bunga atau tanaman mula-mula, dan melalui cabang-cabangnya, ranting-rantingnya, daun-daunnya, bunga-bunganya, dan buah-buahnya akan menyebarkan halaman dari perbuatannya. Dia Yang Berkata: ketika halaman-halaman telah dihamparkan adalah Dia yang juga menjadikan perbuatan-Nya dengan cara yang bijaksana, </text:span><text:span text:style-name="T1422">teliti, efisien, dan dengan cara yang halus, sebagaimana yang digariskan oleh nama-nama-Nya yang Maha Bijaksana </text:span><text:span text:style-name="T1423">(</text:span><text:span text:style-name="T1906">al-Hakim</text:span><text:span text:style-name="T1423">)</text:span><text:span text:style-name="T1422">, Maha Memelihara </text:span><text:span text:style-name="T1424">(</text:span><text:span text:style-name="T1907">al-Hafiz</text:span><text:span text:style-name="T1424">)</text:span><text:span text:style-name="T1422">, dan Maha Melindungi </text:span><text:span text:style-name="T1425">(</text:span><text:span text:style-name="T1908">al-Walii</text:span><text:span text:style-name="T1425">)</text:span><text:span text:style-name="T1422"> dan Memberi Petunjuk </text:span><text:span text:style-name="T1425">(</text:span><text:span text:style-name="T1908">al-Haadi</text:span><text:span text:style-name="T1425">)</text:span><text:span text:style-name="T1422">, dan Maha Halus </text:span><text:span text:style-name="T1426">(</text:span><text:span text:style-name="T1909">al-Latif</text:span><text:span text:style-name="T1426">)</text:span><text:span text:style-name="T1422">. </text:span></text:p>
      <text:p text:style-name="P334"><text:span text:style-name="T1422">D</text:span><text:span text:style-name="T1298">alam banyak ayat, Al-Quran memperingati kita bahwa kita diciptakan untuk tujuan tertentu, bukannya melakukan apa yang kita kehendaki. </text:span><text:soft-page-break/><text:span text:style-name="T1298">Karena kita adalah makhluk yang bertanggung jawab, maka apa saja yang kita lakukan akan dicatat. Penciptaan kita dari setetes cairan yang menempuh beberapa tahap penciptaan, kepedulian yang besar yang ditunjukkan terhadap penciptaan kita, dan pentingnya kedudukan kita, <text:s/>menunjukkan bahwa kita memiliki tanggung jawab yang besar. Sesudah wafat, kita akan dipanggil untuk mempertanggungjawabkan kehidupan kita. Kemudian, penciptaan kita yang melalui beberapa tahap, sebagai bukti bagi perwujudan Kekuasaan Allah, yang mengangkat yang mati menjadi hidup. </text:span></text:p>
      <text:p text:style-name="P335"><text:span text:style-name="T1886">Apakah manusia mengira, bahwa ia akan dibiarkan begitu saja (tanpa pertanggungjawaban)? Bukankah dia dahulu adalah setetes mani yang ditumpahkan (ke dalam rahim), kemudian mani itu menjadi segumpal darah, lalu Allah menciptakannya, dan menyempurnakannya, lalu Allah menjadikan dari padanya sepasang: laki-laki dan perempuan. Bukankah (Allah yang berbuat) demikian berkuasa (pula) menghidupkan orang yang mati? </text:span><text:span text:style-name="T1427">(</text:span><text:span text:style-name="T1428">Al-Quran </text:span><text:span text:style-name="T1427">75:36-40)</text:span></text:p>
      <text:p text:style-name="P336"><text:span text:style-name="T1427">A</text:span><text:span text:style-name="T1298">nalisis yang teliti terhadap cara kerja alam semesta menunjukkan bahwa dua unsur yang saling berlawanan tersebar dan berakar kokoh di mana-mana. Unsur-unsur ini menghasilkan baik dan jahat, bermanfaat atau berbahaya, kesempurnaan dan kecacatan, cahaya dan kegelapan, p</text:span><text:span text:style-name="T1429">e</text:span><text:span text:style-name="T1298">tunjuk dan kesesatan, beriman dan kafir, tunduk dan membangkang, ketakutan dan cinta. Akibat perseteruan yang terus <text:s/>berlangsung akan menghasilkan <text:s/>perubahan yang cukup dan peralihan yang menghasilkan unsur-unsur bagi kehidupan di kehidupan berikutnya. Unsur-unsur yang saling berlawanan ini pada akhirnya akan berujung pada keabadian dan mengambil bentuk sebagai surga dan neraka. Kehidupan yang abadi nanti akan dibentuk oleh unsur-unsur paling penting yang terdapat pada dunia yang fana ini, yang kemudian dijadikan ke dalam bentuk permanen. </text:span></text:p>
      <text:p text:style-name="P336"><text:span text:style-name="T1298">Surga dan neraka adalah dua buah yang saling berlawanan yang tumbuh pada pohon penciptaan </text:span><text:span text:style-name="T1430">pada dua cabang yang berbeda, keduanya dihasilkan oleh rangkaian penciptaan, dua wadah itu kemudian diisi oleh dua aliran dari kejadian dan peristiwa, ke dua kutub yang mana akan mengalir dalam bentuk gelombang. Keduanya merupakan tempat di mana karunia Allah serta kemarahan-Nya akan mewujudkan dirinya, dan akan penuh dengan para penghuni ketika Kekuasaan Allah mengguncangkan alam semesta. </text:span></text:p>
      <text:p text:style-name="P958"><text:span text:style-name="T1298">Di dunia ini, para penindas akan pergi </text:span><text:span text:style-name="T1431">sementara</text:span><text:span text:style-name="T1298"> kekuasaannya yang lalim masih terjaga, sementara yang tertindas tetap dalam keadaan yang </text:span><text:soft-page-break/><text:span text:style-name="T1298">teraniaya. Kejahatan semacam itu akan dibawa kepada </text:span><text:span text:style-name="T1429">peradilan</text:span><text:span text:style-name="T1298"> Allah, karena Allah adalah tidak adil dan tidak sempurna jika Dia mengizinkan hal tersebut terabaikan. Malahan, Allah terkadang akan menghukum orang-orang yang berdosa di dunia ini. Penderitaan yang dialami oleh orang-orang yang menjadi penentang dan pemberontak mengajarkan kepada kita bahwa setiap orang menjadi bagian dari ujian yang diberikan oleh Allah Yang Maha </text:span><text:span text:style-name="T1432">Suci</text:span><text:span text:style-name="T1298"> dan Maha Mulia kehendaki. Jadi, seperti yang dinyatakan di dalam ayat: </text:span><text:span text:style-name="T1886">berpisahlah (dari orang-orang mu’min) pada hari ini, hai orang-orang yang berbuat jahat </text:span><text:span text:style-name="T1298">(</text:span><text:span text:style-name="T1433">Al-Quran </text:span><text:span text:style-name="T1298">36:59), keadilan Allah yang mutlak menghendaki bahwa Dia memisahkan yang baik dari yang jahat di Hari Kemudian dan memperlakukan kedua kelompok sebagai mana mestinya. </text:span></text:p>
      <text:h text:style-name="P72" text:outline-level="2"><text:bookmark-start text:name="__RefHeading___Toc15231_3975774274"/>Dalil-Dalil Umum<text:bookmark-end text:name="__RefHeading___Toc15231_3975774274"/></text:h>
      <text:p text:style-name="P959">Kebijaksanaan semesta menghendaki adanya Hari Kebangkitan. Allah tentu saja bebas memilih apa yang Dia kehendaki, dan tidak ada satupun yang bisa menuntutnya <text:span text:style-name="T2202">untuk</text:span> bertanggung jawab. Sebagai Yang Maha Bijaksana, Dia bertindak dengan <text:span text:style-name="T2203">tujuan yang mutlak dan kebijaksanaan, dan tidak pernah melakukan sesuatu dengan sia-sia, percuma, <text:s/>atau tidak bermakna. </text:span></text:p>
      <text:p text:style-name="P347">Ketika kita memperhatikan diri kita, demikian pula perilaku kita, ciri khas fisik dan kejiwaan kita, struktur dan <text:span text:style-name="T2202">raga</text:span>, kita akan menyadari bahwa kita diciptakan untuk tujuan tertentu yang begitu penting. Tidak satupun yang ada pada tubuh kita yang berlebihan. Hal yang sama juga berlaku pada alam semesta, “umat manusia dalam skala besar” jika itu yang kamu inginkan, karena setiap bagiannya memperlihatkan tujuan yang besar dan kebijaksanaan yang tak terhingga jumlahnya. </text:p>
      <text:p text:style-name="P348">Kita begitu khas, <text:s/>karena <text:span text:style-name="T2204">pada </text:span>kita <text:span text:style-name="T2204">terkandung </text:span>beberapa aspek dari segala sesuatu yang hadir di alam semesta. Kemampuan mental dan spiritual kita menyatakan sifat malaikat dan <text:span text:style-name="T2204">hal-hal dalam dimensi spiritual lainnya, seperti simbol-simbol dan bentuk-bentuk non-materi. Namun karena fitrah kita untuk belajar serta adanya akal kita, maka kita akan bisa menandingi makhluk lain bahkan para malaikat. Dimensi fisik dan biologi kita setara dengan yang terdapat pada binatang dan tumbuh-tumbuhan. Meskipun berada di dalam ruang dan waktu, kemampuan spiritual kita dan kemampuan lainnya seperti imajinasi memungkinkan kita untuk melewati ruang dan waktu tersebut. Meskipun kita begitu unik dan dengan keduduk</text:span><text:soft-page-break/><text:span text:style-name="T2204">an yang tidak ternilai jika dibandingkan dengan anggota-anggota lainnya dari makhluk ciptaan, beberapa dari kita wafat ketika dilahirkan dan beberapa lainnya ketika masih dalam usia yang begitu muda. </text:span></text:p>
      <text:p text:style-name="P960">Sebagai tambahan, <text:span text:style-name="T2205">kita berusaha mencari keabadian dan menginginkan kehidupan yang abadi, beberapa dari indra atau perasaan tidak bisa terpuaskan dengan sesuatu yang kurang dari itu. Jika kita bisa memilih antara kehidupan yang abadi dengan penderitaan yang besar selama di kehidupan ini dan ketiadaan yang abadi sesudah kehidupan yang mewah namun singkat, kemungkinan besar kita akan memilih yang pertama, bahkan mungkin lebih </text:span><text:span text:style-name="T2206">memilih</text:span><text:span text:style-name="T2205"> keberadaan yang abadi di neraka ketimbang ketiadaan yang abadi. Yang Maha Pemurah dan Maha Bijaksana tidak pernah mengutuk kita ke dalam ketiadaan yang abadi atau menancapkan kepada kita keinginan <text:s/>tentang keabadian sehingga </text:span><text:span text:style-name="T2207">kita akan menderita dalam berusaha untuk mendapatkan hal yang tidak mungkin </text:span><text:span text:style-name="T2208">tersebut</text:span><text:span text:style-name="T2207">, namun begitu diinginkan oleh hati kita. Jadi kebijaksanaan Allah menghendaki adanya kehidupan yang abadi. </text:span></text:p>
      <text:p text:style-name="P961">Dunia ini tidak bisa memastikan seberapa berharga diri kita sesungguhnya. Meskipun kita memiliki tubuh yang kecil, kemampuan mental dan spiritual kita memungkinkan kita untuk menggenggam alam semesta. Tindakan kita tidak hanya dibatasi di dunia ini, sehingga tidak lagi bisa dibatasi oleh ruang dan waktu. Perilaku kita begitu universal bahkan tindakan dari manusia yang pertama akan berpengaruh terhadap kepada kehidupan dan karakter dari manusia yang paling akhir juga seluruh <text:span text:style-name="T2202">keberadaan</text:span>. Membatasi diri kita hanya pada entitas fisis, yang memiliki umur yang begitu singkat, serta kepemilikan ruang yang begitu terbatas, seperti halnya kaum <text:span text:style-name="T2202">yang </text:span>materialis lakukan, menunjukkan ketidakpahaman yang menyeluruh dan kurang<text:span text:style-name="T2202">nya</text:span> penghargaan terhadap hakikat kita yang sesungguhnya. </text:p>
      <text:p text:style-name="P349">Batasan dunia ini tidak bisa mengimbangi nilai-nilai spiritual dan intelektual dari para Nabi serta pencapaian mereka atau kehancuran yang diakibatkan para tirani semacam Firaun, Nero, Hitler, dan Stalin. Juga tidak akan mengimbangi nilai-nilai keikhlasan dan kesalehan serta kualitas moral yang sesungguhnya. <text:span text:style-name="T342">Apa yang menjadi balasan yang pantas bagi seorang yang syahid yang mengorbankan segalanya untuk kemuliaan nama Allah, atau orang lain, atau untuk nilai-nilai kemanusiaan yang universal seperti keadilan dan kebenaran; atau untuk para ilmuwan yang beriman mempersembahkan hasil penelitiannya untuk bagi hal-hal yang bermanfa</text:span><text:soft-page-break/><text:span text:style-name="T342">at bagi semua orang hingga hari kiamat? </text:span></text:p>
      <text:p text:style-name="P962">Hanya balasan di dunia lainnya, di mana <text:span text:style-name="T2209">timbangan seberat atom dari kejahatan dan kebaikan, bisa dibalaskan dengan sangat tepat; </text:span><text:span text:style-name="T127">Kami akan memasang timbangan yang tepat pada Hari Kiamat, maka tiadalah dirugikan seseorang barang sedikitpun. Dan jika (amalan itu) hanya seberat biji sawipun pasti Kami mendatangkan (pahala)nya. Dan cukuplah Kami sebagai Pembuat Perhitungan </text:span><text:span text:style-name="T1047">(</text:span><text:span text:style-name="T1048">Al-Quran </text:span><text:span text:style-name="T1047">21:47)</text:span><text:span text:style-name="T127">.</text:span><text:span text:style-name="T1047"> Bahkan jika tidak ada satupun yang </text:span><text:span text:style-name="T1049">menghendaki adanya</text:span><text:span text:style-name="T1047"> Hari Kebangkitan, keperluan bagi </text:span><text:span text:style-name="T1049">perhitungan</text:span><text:span text:style-name="T1047"> amal perbuatan kita akan menghendaki adanya </text:span><text:span text:style-name="T1049">keadilan yang tidak terbatas</text:span><text:span text:style-name="T1047"> dan </text:span><text:span text:style-name="T1049">timbangan yang </text:span><text:span text:style-name="T1047">sensitif untuk diadakan. </text:span></text:p>
      <text:p text:style-name="P963"><text:span text:style-name="T762">Semua tindakan Allah memiliki suatu tujuan, dan terkadang memiliki beberapa tujuan. Berdasarkan fakta ini, maka kebijaksanaan-Nya yang universal menghendaki adanya Hari Kebangkitan. Sebab jika tidak, maka kita harus menangani beberapa masalah berikut di antara masalah-masalah lainnya. Allah Yang Maha Mulia mewujudkan kekuasaan-Nya melalui keteraturan dan tujuan pada alam semesta yang mencakup segala isinya, keadilan dan keseimbangan. Bagaimana Dia tidak akan memberi pahala kepada orang-orang yang beriman yang mencari perlindungan-</text:span><text:span text:style-name="T1049">N</text:span><text:span text:style-name="T762">ya sebagai Pencipta dan Penguasa, beriman kepada kebijaksanaan-Nya dan keadilan-Nya, dan tunduk kepada-Nya melalui ibadah? Mungkinkah Dia mengizinkan </text:span><text:span text:style-name="T1050">mereka yang mengingkari kebijaksanaan-Nya dan keadilan-Nya, yang menentang dan mengabaikan-Nya, untuk bebas dari hukuman? </text:span><text:span text:style-name="T1286">Karena dunia yang fana ini jarang sekali </text:span><text:span text:style-name="T1287">ditemui </text:span><text:span text:style-name="T1286">kebijaksanaan dan keadilan-Nya dalam kaitannya dengan </text:span><text:span text:style-name="T1287">umat manusia</text:span><text:span text:style-name="T1286">, maka sebagian besar orang yang tidak beriman akan bisa terhindar dari hukuman dan kebanyakan orang beriman tidak akan mendapatkan ganjaran pahala.</text:span><text:span text:style-name="T1050"> Jadi, keadilan Allah ditangguhkan hingga pada Peradilan Paling Agung di akhirat, di mana setiap orang akan diberi pahala atau hukuman secara penuh. </text:span></text:p>
      <text:p text:style-name="P350"><text:span text:style-name="T1050">Sudah jelas bahwa Dia yang mengatur dunia ini bertindak seperti itu sesuai dengan kebijaksanaa</text:span><text:span text:style-name="T1051">n</text:span><text:span text:style-name="T1050"> yang tak terbatas. Lihat saja pada bagaimana manfaat dan kegunaan segala sesuatu diwujudkan. Setiap organ tubuh, tulang, dan pembuluh darah, demikian setiap sel-sel otak dan partikel-partikel di dalam sel, melayani banyak tujuan dengan penuh kebijaksanaan. </text:span><text:span text:style-name="T1052">Fakta-fakta ini menunjukkan bahwa segala sesuatu diatur berdasarkan kebijaksanaan yang tidak terbatas. Lihatlah pada keteraturan yang mutlak dalam tampilan segala sesuatu, sebagai buktinya. </text:span></text:p>
      <text:p text:style-name="P351"><text:span text:style-name="T762">Secara singkat, kita diciptakan dengan tujuan yang universal. Ini bah</text:span><text:soft-page-break/><text:span text:style-name="T762">kan dinyatakan di dalam Al-Quran: </text:span><text:span text:style-name="T128">Maka apakah kamu mengira, bahwa sesungguhnya Kami menciptakan kamu secara main-main (saja), dan bahwa kamu tidak akan dikembalikan kepada Kami? Maka Maha Tinggi Allah, Raja Yang Sebenarnya; Tidak Ada Tuhan (yang berhak disembah) selain Dia, Tuhan (Yang mempunyai) Arsy yang mulia </text:span><text:span text:style-name="T1434">(</text:span><text:span text:style-name="T1435">Al-Quran </text:span><text:span text:style-name="T1434">23:115-16)</text:span><text:span text:style-name="T128">.</text:span><text:span text:style-name="T1288"> </text:span><text:span text:style-name="T1289">Kita tidak diciptakan hanya sekedar untuk bermain-main atau berolahraga, dan ketiadaan yang abadi di dalam kubur bukanlah tujuan kita yang sesungguhnya. </text:span><text:span text:style-name="T1053">Melainkan, kita diciptakan untuk kehidupan yang abadi yang disiapkan untuk kita dari semua tindakan kita, dan untuk kehidupan yang abadi yang penuh dengan nikmat dan keindahan yang abadi (surga) atau kejahatan dan keburukan (neraka). </text:span></text:p>
      <text:p text:style-name="P964">Kemurahan dan pengampunan Allah menghendaki adanya Hari Kebangkitan. <text:span text:style-name="T342">Kita bisa mengamati bahwa semakin membutuhkan dan semakin tidak berdaya seorang makhluk, maka semakin baik ia akan dipelihara.</text:span> <text:span text:style-name="T342">Sebagai contoh, selama masa-masa pertama dari kehidupan manusia, <text:s/>kita telah dipelihara dengan cara yang paling baik dan tanpa adanya usaha dari diri kita sebelum dan beberapa saat setelah dilahirkan. </text:span>Ketika kita melewati masa kanak-kanak kita, masa muda, dan dewasa, kita akan menjadi semakin sadar dengan kekuatan pribadi kita juga dengan keinginan kita, kita berusaha untuk memenuhi kebutuhan kita demikian pula dengan anggota keluarga kita, seringkali dengan susah payah. </text:p>
      <text:p text:style-name="P168"><text:span text:style-name="T342">Demikian pula, rubah dan binatang-binatang lainnya yang bergantung pada kekuatan dan kecerdasannya jarang sekali terpelihara meskipun besarnya usaha dan kerja keras yang diberikan, sementara ulat buah <text:s/>hidup pada makanannya yang paling baik dan dengan begitu mudah, sementara tanaman mengambil makanannya tanpa membutuhkan usaha sama sekali.</text:span> Contoh-contoh seperti itu secara jelas menunjukkan bahwa Dia Yang Maha Pemurah lagi Maha Pengampun mengatur, memelihara, dan menjaga segala ciptaan-Nya. </text:p>
      <text:p text:style-name="P352"><text:span text:style-name="T762">Rahmat dan kemurahan Allah sifatnya abadi. </text:span><text:span text:style-name="T1054">Sesuatu yang sifatnya abadi mewujudkan kehadiran-Nya dalam keabadian dan menghendaki entitas yang abadi. Rahmat dan kemurahan-Nya yang abadi menginginkan perwujudan yang abadi dengan demikian ciptaan yang abadi pada mana Dia melimpahkan ganjaran-Nya yang abadi. </text:span><text:span text:style-name="T1055">Namun dunia ini sifatnya sementara, dan jutaan makhluk ciptaan yang ada di dalamnya mati setiap hari. Bagaimana bisa fakta tersebut menandakan, selain bahwa dunia ini akan menemui akhirnya dan kematian yang sepenuhnya. </text:span></text:p>
      <text:p text:style-name="P353"><text:soft-page-break/><text:span text:style-name="T762">Dunia ini tidak bisa menerima perwujudan yang menyeluruh dari nama-nama dan sifat-sifat Allah. Tidak juga makhluk ciptaan-Nya, yang mengalami kesulitan dan penderitaan yang besar dalam mempertahankan kehidupannya. Sebagai contoh, kita tidak bisa memenuhi segala keinginan dan selera kita. Masa muda kita, kecantikan kita, dan kekuatan kita, pada mana kita menempatkan hati kita, akan ditinggalkan tanpa kata-kata dan akan menyebabkan kesedihan yang mendalam. Juga, kita harus memaksa diri kita bahkan hanya untuk mendapatkan setandan buah anggur. </text:span><text:span text:style-name="T1265">Jika kita mengingkari adanya makanan yang abadi sesudah kita pernah mencobanya, bukannya ini adalah bagian dari penghinaan dan olok-olokan, yang merupakan sumber bagi kemalangan yang besar? </text:span><text:span text:style-name="T762">Karena agar rahmat bisa dihadirkan, maka ia haruslah tidak berubah. Tanpa adanya kehidupan yang abadi di mana kita bisa memenuhi segala keinginan kita dalam keabadian, semua</text:span><text:span text:style-name="T1056"> limpahan karunia Allah </text:span><text:span text:style-name="T1057">Y</text:span><text:span text:style-name="T1056">ang </text:span><text:span text:style-name="T1057">M</text:span><text:span text:style-name="T1056">aha </text:span><text:span text:style-name="T1057">K</text:span><text:span text:style-name="T1056">uasa yang dianugerahkan kepada kita akan berubah menjadi penderitaan dan kepedihan. Dengan demikian, sesudah penghancuran dunia ini, Allah akan merubahnya menjadi kediaman yang abadi yang bisa menerima perwujudan yang menyeluruh dari kasih sayang-Nya dan rahmat-Nya tanpa mengalami masalah, di mana kita bisa memenuhi segala keinginan kita </text:span><text:span text:style-name="T1058">di </text:span><text:span text:style-name="T1056">dalam keabadian.</text:span></text:p>
      <text:p text:style-name="P965"><text:span text:style-name="T1058">Rahmat dan kasih sayang</text:span><text:span text:style-name="T1059"> Allah menghendaki adanya Hari Kebangkitan. Ini akan mengobati luka-luka juga perasaan dan hati yang luka, yang memungkinkan para pasien untuk mengalami pemulihan,</text:span><text:span text:style-name="T1058"> mengakhiri penderitaan dari mereka yang terpisahkan, dan mengubah derita dan kepedihan menjadi kesenangan dan kenikmatan. Keduanya akan membantu umat manusia dan binatang sepanjang hidupnya, khususnya sebelum dan beberapa saat sesudah dilahirkan. Rahim dari ibu mereka merupakan rumah yang terlindungi dengan baik di mana mereka dikaruniai secara langsung tanpa membutuhkan usaha dan peran mereka. Sesudah dilahirkan, rahmat dan kasih sayang Allah memberikan mereka dengan susu dari payudara sang ibu, makanan yang terbaik yang bisa mereka peroleh, </text:span><text:span text:style-name="T1060">serta kasih sayang dan pemeliharaan dari kedua orang tuanya. Semua ini adalah perwujudan dari rahmat dan kasih sayang Allah. </text:span></text:p>
      <text:p text:style-name="P966"><text:span text:style-name="T762">Meskipun rahmat dan <text:s/>kasih sayang Allah mencakup seluruh alam semesta, di sini kita akan menemukan luka, perasaan yang tersakiti, penyakit yang tidak bisa disembuhkan, <text:s/>kelaparan, kehausan, dan kemiskinan. </text:span><text:span text:style-name="T1265">Mengapa? Seperti hal disebutkan di atas, jawabannya adalah dunia ini tidak bisa menerima perwujudan yang menyeluruh dari rahmat dan kasih </text:span><text:soft-page-break/><text:span text:style-name="T1265">sayang Allah. </text:span><text:span text:style-name="T762">Ketidakmampuan kita untuk melakukannya, demikian pula ketidakadilan kita kepada yang lainnya serta penyalahgunaan kemampuan bawaan kita, </text:span><text:span text:style-name="T1061">akan menengahi antara rahmat dan kasih sayang Allah dengan makhluk-Nya. Di atas semua itu, segala yang hidup akan mengalami kematian. Ini akan membangkitkan kepedihan yang mendalam di hati kita, sebuah kepedihan yang hanya bisa diobati dengan beriman kepada kehidupan lainnya yang abadi. </text:span></text:p>
      <text:p text:style-name="P967"><text:span text:style-name="T1061">S</text:span><text:span text:style-name="T762">uatu waktu ketika Rasulullah, salawat dan salam kepadanya, duduk di dalam masjid, beberapa orang tahanan perang di bawa kepadanya. Seorang wanita melihat sesuatu dengan penuh keheranan menyita perhatiannya. Siapapun anak laki-laki yang dilihat oleh wanita itu, dia kemudian merangkulnya ke dekat dadanya dan kemudian meninggalkannya. Ketika dia kemudian menemukan putranya, dia kemudian memeluknya, menekankan ke dadanya, dan mengelus-elusnya dengan penuh kasih sayang. Ini mengakibatkan Rasulullah tenggelam dalam air mata, melihat kepada wanita itu, dia menanyakan para sahabatnya: </text:span></text:p>
      <text:p text:style-name="P967"><text:span text:style-name="T762">“</text:span><text:span text:style-name="T5">Apakah kamu melihat wanita itu? Apakah dia akan membuang anak-anak yang ada di pelukannya ke dalam api neraka?” Para sahabat menjawab tidak, dan Rasulullah, salawat dan salam </text:span><text:span text:style-name="T129">ke</text:span><text:span text:style-name="T5">padanya, menambahkan: “Allah lebih menyayangi dan mengasihi melebihi wanita tersebut. Dia tidak akan membuang hamba-hamba-Nya ke dalam neraka [kecuali kalau hamba-hamba-Nya pantas untuk itu].”</text:span><text:span text:style-name="T5"><text:note text:id="ftn25" text:note-class="footnote"><text:note-citation>27</text:note-citation><text:note-body><text:p text:style-name="P25">Bukhari, Adab, 18, Tawba, 22</text:p></text:note-body></text:note></text:span></text:p>
      <text:p text:style-name="P969">Rahmat dan kasih sayang Allah akan terwujud seluruhnya di dalam kehidupan yang selanjutnya, karena di dalam kehidupan tersebut tidak akan ada yang namanya campur <text:span text:style-name="T2210">tangan </text:span><text:span text:style-name="T2211">orang lain</text:span>, kepedihan, dan penderitaan. </text:p>
      <text:p text:style-name="P169">Keadilan dan Kemuliaan Allah menghendaki adanya Hari Kebangkitan. <text:span text:style-name="T2210">Nama-nama dan sifat-sifat Allah adalah mutlak dan abadi. Dengan demikian, </text:span><text:span text:style-name="T2212">Dia bersifat mutlak dan abadi dalam kemurahan, </text:span><text:span text:style-name="T2213">kasih sayang</text:span><text:span text:style-name="T2214">, dan pengampunan-Nya, demikian pula bersifat abadi dan mutlak dalam kekuasaan, kemuliaan, dan keadilan-Nya. Meskipun</text:span><text:span text:style-name="T130"> kasih sayang-Nya meliputi segala hal </text:span><text:span text:style-name="T2214">(</text:span><text:span text:style-name="T2215">Al-Quran </text:span><text:span text:style-name="T2214">7:156) dan, seperti yang dinyatakan di dalam hadis, “</text:span><text:span text:style-name="T130">melebihi kemarahan-Nya,</text:span><text:span text:style-name="T2214">” beberapa dosa dari orang-orang begitu besar (misalnya tidak beriman dan mengadakan sekutu bagi Allah) maka mereka pantas untuk mendapatkan hukuman yang abadi. </text:span><text:span text:style-name="T386">Di samping itu, ayat: </text:span><text:span text:style-name="T290">siapapun yang membunuh seorang manusia tanpa hak, maka </text:span><text:soft-page-break/><text:span text:style-name="T290">sama saja dengan membunuh seluruh umat manusia </text:span><text:span text:style-name="T386">(</text:span><text:span text:style-name="T387">Al-Quran </text:span><text:span text:style-name="T386">5:32) tidak bisa diabaikan. Hal ini bisa terbukti pada hari ini, di mana yang berkuasa selalu benar, ribuan orang-orang yang tidak berdosa dibunuh setiap hari, dan banyak lainnya yang dizalimi dan diambil hak-haknya yang paling dasar.</text:span><text:span text:style-name="T2214"> Yang lebih parah lagi, kebanyakan dari dosa-dosa besar dan ketidakadilan sama sekali tidak pernah mendapatkan hukuman. </text:span></text:p>
      <text:p text:style-name="P170">Kematian tidak akan pernah membedakan antara yang <text:span text:style-name="T2216">menindas</text:span> dengan yang tertindas, yang tidak bersalah dengan yang bersalah, yang tidak berdosa dengan yang penuh dosa. <text:span text:style-name="T2216">Bedanya hanya terdapat pada jika dosa-dosa kecil bisa saja dihukum atau tidak dihukum di sini, maka dosa-dosa besar (misalnya kekafiran, mengadakan sekutu bagi Allah, membunuh, dan menindas) lebih diutamakan untuk mendapatkan hukuman pada Peradilan Yang Maha Agung, di mana Allah akan menerapkan keadilan yang mutlak. </text:span></text:p>
      <text:p text:style-name="P970">(Kepada mereka <text:span text:style-name="T2217">di</text:span>katakan): Makan dan minumlah dengan sedap disebabkan oleh amal-amal yang telah kamu kerjakan pada hari-hari yang telah lalu <text:span text:style-name="T762">(</text:span><text:span text:style-name="T1062">Al-Quran </text:span><text:span text:style-name="T762">69:24). </text:span><text:span text:style-name="T2217">Kesejahteraan (dilimpahkan) atasmu, berbahagialah kamu! Maka masukilah surga ini, sedang kamu kekal di dalamnya </text:span><text:span text:style-name="T1063">(</text:span><text:span text:style-name="T1064">Al-Quran </text:span><text:span text:style-name="T1063">39:73)</text:span><text:span text:style-name="T2217">.</text:span><text:span text:style-name="T1063"> Di tempat ini, Allah telah menyiapkan kepada kita hal-hal yang bahkan tidak mungkin untuk kita bayangkan. <text:s/>Sementara itu, </text:span><text:span text:style-name="T2218">mereka yang senang menumpahkan darah, melakukan dosa, dan segala tindakan tercela akan dilemparkan ke dalam neraka dengan seruan: masukilah pintu neraka Jahannam itu sedangkan kamu kekal di dalamnya; maka neraka Jahannam itulah seburuk-buruk tempat bagi orang-orang yang menyombongkan diri! </text:span><text:span text:style-name="T1065">(</text:span><text:span text:style-name="T1066">Al-Quran </text:span><text:span text:style-name="T1065">39:72). </text:span></text:p>
      <text:p text:style-name="P970"><text:span text:style-name="T1065">R</text:span><text:span text:style-name="T1067">ahmat dan kemurahan Allah menghendaki adanya Hari Kebangkitan. <text:s/>Seorang ulama pernah bertanya kepada Harun al-Rasyid, khalifah Abbassiyyah, dengan perkataan berikut: </text:span></text:p>
      <text:p text:style-name="P970"><text:span text:style-name="T1067">“</text:span><text:span text:style-name="T2219">Jika kamu begitu kehausan dan menginginkan segelas air, apakah kamu akan menyerahkan kerajaanmu sebagai balasannya?</text:span><text:span text:style-name="T1067">” </text:span><text:span text:style-name="T2219">Sang khalifah menjawab bahwa ia akan menyerahkannya. “Jika kamu tidak bisa mengeluarkannya dari dalam tubuh, apakah kamu juga akan menyerahkan kerajaanmu agar bisa mengeluarkannya dari dalam tubuhmu?” Sang khalifah menjawab bahwa ia akan menyerahkannya. Maka ulama tadi kemudian menyimpulkan: “maka seluruh kekuasaanmu dan kekayaanmu hanya terdiri dari segelas air.” </text:span></text:p>
      <text:p text:style-name="P171"><text:span text:style-name="T342">Kita dianugerahkan dengan apapun yang kita inginkan dengan tanpa </text:span><text:soft-page-break/><text:span text:style-name="T342">balasan sepeserpun. Semakin penting suatu benda bagi kehidupan kita, maka semakin melimpah dan murah ia tersedia di alam. Kebutuhan kita yang paling mendesak adalah udara, yang bisa kita terima tanpa perlu membayarnya. Kemudian sesudahnya adalah air, yang juga hampir tidak memiliki harga. Allah mengirimkan kedua hal ini dari rahmat dan karunianya yang tidak terbatas, dan kita sama sekali tidak mengambil peran sedikitpun. Kemudian sampai pada panas dan cahaya, yang kita terima dari matahari tanpa membayar sedikitpun. Jika kita melihat pada limpahan karunia-Nya yang lain, kita bisa melihat bahwa semuanya begitu sangat murah. Namun kita tetap saja menginginkan agar Dia melakukan suatu mukjizat agar kita bisa beriman kepada-Nya! </text:span><text:span text:style-name="T2220">Usaha kita dalam mendapatkan karunia ini adalah sangat <text:s/>kecil jika dibandingkan dengan bagaimana ia dihasilkan. Akan tetapi, jika semua limpahan karunia dan nikmat ini hanya bersifat sementara dan tidak lengkap, maka ketakutan kita akan kematian akan mengubahnya menjadi racun. </text:span></text:p>
      <text:p text:style-name="P171"><text:s/><text:span text:style-name="T2221">Bersyukurlah kepada Allah untuk keabadian, Dia memberikan kepada kita limpahan karunia-Nya yang paling baik dan abadi, melalui nama-nama dan sifat-sifat-Nya, tanpa balasan sepeserpun. Karena semua ini bersifat abadi, mereka tidak akan menjadi sumber kepahitan yang ditimbulkan oleh ketakutan akan kematian. Bagi orang-orang yang beriman, kematian adalah pergantian kehidupan, melepaskan diri dari kewajiban di dunia ini, dan sebuah undangan kepada kediaman yang abadi yang disiapkan-Nya kepada mereka, dan sebuah tiket untuk memasuki kediaman tersebut. </text:span></text:p>
      <text:p text:style-name="P973">Keindahan Allah menghendaki adanya Hari Kebangkitan. <text:span text:style-name="T2222">Dengarkan burung-burung yang bernyanyi di pagi hari pada musim semi, bunyi aliran sungai yang mengalir melalui ladang yang hijau atau lembah yang sunyi. Lihatlah kepada keindahan dataran yang hijau yang begitu memukau dan pohon-pohon yang bersemi. Saksikan matahari yang terbit atau terbenam, atau bulan purnama yang berada di balik awan, pada malam yang terang. Semua ini, dan banyak hal lainnya yang Allah hadirkan ke dalam perasaan kita, merupakan pancaran dari keindahan-Nya yang abadi dan mutlak yang terwujudkan melalui banyak tirai. Dengan mengamati perwujudan tersebut, pada mana Dia membuat hakikat-Nya diketahui, maka kita akan </text:span><text:span text:style-name="T2223">mengalami kenikmatan yang begitu tinggi. </text:span></text:p>
      <text:p text:style-name="P974"><text:span text:style-name="T342">Nikmat-Nya yang sementara akan meninggalkan sakit yang tidak tertahan di hati kita ketika ia dihilangkan. Jika musim semi datang hanya sekali saja, kita akan berkeluh kesah akan hal itu hingga kita mati. Jadi, nik</text:span><text:soft-page-break/><text:span text:style-name="T342">mat yang sesungguhnya haruslah bersifat abadi.</text:span> Di dunia ini, keindahan-Nya yang abadi <text:span text:style-name="T2224">hanya menunjukkan kepada kita bayangan dari keindahan-Nya untuk membangkitkan keinginan kita untuk melihat perwujudan-Nya yang sempurna dan abadi. Kemudian juga, Dia mengizinkan kita untuk melihat-Nya di surga dalam cara yang bebas dari semua dimensi atau penilaian yang berdasarkan kualitas atau kuantitas: wajah-wajah (orang-orang mukmin) pada hari itu berseri-seri, kepada Tuhannyalah mereka melihat (</text:span><text:span text:style-name="T2225">Al-Quran </text:span><text:span text:style-name="T2224">75:22-23). </text:span></text:p>
      <text:p text:style-name="P172">Hubungan antara segala hal dengan umat manusia menandakan adanya Hari Kebangkitan. Terdapat hubungan dasar antara umat manusia dengan dunia ini. Kita dilahirkan ke dalam lingkungan yang ramah dan dibekali dengan indra yang diperlukan. Kita memiliki perasaan seperti simpati dan rasa iba, demikian pula kepedulian dan rasa cinta, karena ada banyak hal di dunia yang bisa kita perlakukan dengannya. Kita merasakan lapar dan haus, dingin <text:s/>dan panas. Untung saja, perasaan ini bisa dipenuhi dengan apa yang sudah tersedia sebelumnya atau <text:span text:style-name="T2226">pada apa </text:span>yang kita <text:span text:style-name="T2226">berikan </text:span>sedikit perubahan padanya. </text:p>
      <text:p text:style-name="P172">Coba kita lihat sebuah apel. Warna dan keindahannya menarik di mata kita dan perasaan kita akan keindahan. Rasanya akan mengenai indra perasa kita, dan vitamin-vitamin di dalamnya akan memberi nutrisi pada tubuh kita. Meskipun adanya keinginan kita akan nutrisi di dalamnya, bisa saja kita menolak untuk memakannya jika dia jelek atau tidak memiliki rasa, dan dengan demikian menghalangi diri kita dari nutrisi yang terkandung di dalamnya. Hal ini, demikian juga dengan banyak kenyataan lainnya yang ada di dalam, menunjukkan bahwa Dia yang memiliki pengetahuan dan kekuasaan yang tidak terbatas menciptakan kita serta menyiapkan lingkungan yang tepat bagi diri kita. Dia mengetahui segala kebutuhan, kapasitas, dan kualitas kita seperti halnya Di<text:span text:style-name="T2226">a</text:span> mengetahui cara kerja alam sekitar hingga pada bagian penyusunnya yang paling kecil. </text:p>
      <text:p text:style-name="P173">Contoh lainnya adalah proses reproduksi, yang bergantung kepada rasa saling cinta dan tarik menarik antara seorang laki-laki dan seorang wanita. Jika Sang Pencipta kita tidak menempatkan hal semacam itu pada diri kita, jika Dia tidak mengizinkan kita untuk menikmati proses reproduksi, dan jika Dia tidak menanamkan rasa cinta yang besar dan kepedulian pada anak yang kita hasilkan, maka kita tidak akan mungkin bereproduksi. Anggota spesies kita yang pertama dan terakhir mungkin hanya Adam dan Hawa. </text:p>
      <text:p text:style-name="P173"><text:soft-page-break/>Kematian mengakhiri semua kenikmatan dan membuat semuanya seperti seolah-olah tidak pernah ada. Dengan hal ini, tanpa adanya Hari Kebangkitan maka kehidupan kita akan menjadi keberadaan yang tidak bermakna dari kepedihan dan penderitaan. Akan <text:span text:style-name="T2227">tetapi, dunia ini merupakan bayangan yang lebih kecil dari kehidupan lainnya, yakni yang bersifat abadi. Kenikmatan yang Allah limpahkan di sini hanyalah contoh dari bentuknya yang lebih baik dan abadi di kehidupan selanjutnya, dan ditampilkan di sini untuk mendorong kita untuk bertindak agar bisa dipantaskan untuk mendapatkannya: </text:span></text:p>
      <text:p text:style-name="P337">Dan sampaikanlah berita gembira kepada mereka yang beriman dan berbuat baik. Bahwa bagi mereka disediakan surga-surga yang mengalir sungai-sungai di dalamnya. Setiap mereka diberi rezeki buah-buahan dalam surga-surga itu, mereka mengatakan: “Inilah yang pernah diberikan kepada kami dahulu.” Mereka diberi buah-buahan yang serupa dan untuk mereka di dalamnya ada istri-istri yang suci dan mereka kekal di dalamnya. <text:span text:style-name="T762">(</text:span><text:span text:style-name="T1068">Al-Quran </text:span><text:span text:style-name="T762">2:25) </text:span></text:p>
      <text:p text:style-name="P174">Segala kesenangan dan keindahan, balasan dan hukuman di dunia ini menandakan adanya bentuk yang sempurna dan abadi di surga nanti; semua kepedihan dan penderitaan, kejelekan dan kesusahan menandakan adanya yang seperti itu di neraka nanti. Allah akan menggunakan puing-puing dari dunia ini, sesudah menghancurkannya, untuk membentuknya di kehidupan yang lain. Jadi, saling kebergantungan antara berbagai hal di sini dan antara dunia dan kehidupan selanjutnya menandakan adanya Hari Kebangkitan. </text:p>
      <text:p text:style-name="P338"><text:span text:style-name="T762">Pencatatan dan penjagaan menandakan adanya Hari Kebangkitan. Tidak ada yang akan hilang sepenuhnya dari dunia ini. Jika setiap perkataan dan tindakan kita dicatat dan disimpan, mengapa kita tidak bisa memahami bahwa Allah mencatat segala perkataan dan perbuatan umat manusia dalam cara yang tidak diketahui oleh kita? Kemajuan dalam ilmu pengetahuan dan teknologi perlahan-lahan memberikan bukti baru bagi keberadaan dan keesaan-Nya dan memastikan, dengan Al-Quran yang berasal dari hadirat-Nya, kebenaran dari keimanan Islam. Al-Quran menyatakan beberapa abad yang lalu bahwa: </text:span>Kami akan memperlihatkan kepada mereka tanda-tanda (kekuasaan) Kami di segenap ufuk dan pada diri mereka sendiri, sehingga jelaslah bagi mereka bahwa Al-Quran itu adalah benar. Dan apakah Tuhanmu tidak cukup (bagi kamu) bahwa sesungguhnya Dia menyaksikan segala sesuatu?<text:span text:style-name="T762"> (</text:span><text:span text:style-name="T1069">Al-Quran </text:span><text:span text:style-name="T762">41:53). </text:span></text:p>
      <text:p text:style-name="P338"><text:soft-page-break/><text:span text:style-name="T762">Jika manusia dengan rendah hati mencari kepada kebenaran dan tidak dibutakan dengan prasangka, kebodohan, dan ambisi dan keinginan duniawi, maka setiap kemajuan di bidang ilmu pengetahuan yang terbaru akan menampilkan kebenaran dari Al-Quran. Kita telah melihat bahwa Allah telah membungkus segala sesuatu </text:span><text:span text:style-name="T1070">pada </text:span><text:span text:style-name="T762">hal yang kecil seperti benih. Sebagai contoh, setiap manusia dibungkus di dalam sperma <text:s/>atau ke 46 kromosomnya. <text:s/>Jika kita memiliki 44 atau 48 kromosom, maka kita akan menjadi sesuatu yang berbeda. Demikian pula, ketika kita mati dan hilang ke dalam tanah, bagian paling penting dari diri kita tidak turut hilang, seperti yang sudah dibahas sebelumnya, karena Allah akan menggunakannya untuk membentuk kembali diri kita pada Hari Kebangkitan nanti. Allah mempertahankan segala sesuatu, sehingga tidak akan ada yang hilang untuk selama-lamanya. Sebagai contoh, sebuah tanaman yang mati di musim gugur atau musim dingin akan terus hidup di dalam ingatan banyak orang juga pada benihnya yang akan </text:span><text:span text:style-name="T1071">membawanya kembali dalam bentuknya yang sama persis di musim semi berikutnya. </text:span></text:p>
      <text:p text:style-name="P339"><text:span text:style-name="T1071">S</text:span><text:span text:style-name="T762">eperti halnya Allah yang menjaga segala sesuatu di dalam benihnya, Dia juga menjaga bunyi dan suara, demikian pula pandangan dan penglihatan untuk ditampilkan di kehidupan yang selanjutnya. Mungkin suatu hari nanti pandangan dan bunyi ini akan ditemukan kembali. </text:span></text:p>
      <text:p text:style-name="P340"><text:span text:style-name="T762">Suatu waktu saya mendengar sebuah eksperimen yang dilakukan oleh seorang ilmuwan yang berusaha untuk menemukan seorang pembunuh. Tersangka dibawa satu demi satu di bawah pohon di mana kejahatannya dilakukan. Pohon tersebut sama sekali tidak menunjukkan apa-apa yang tidak biasa hingga si tersangka dibawa di dekatnya, di mana pohon itu mulai menunjukkan sesuatu. Entah bagaimana, pohon itu bisa merekam suara, cara, postur, atau apapun yang ditunjukkannya selama tindakan kejahatan. Allah melestarikan umat manusia di dalam sperma, tanaman di dalam bibitnya, ayam betina di dalam telurnya, dan menunjukkan kepada kita bahwa Dia merekam segala hal dengan mengizinkan kita untuk merekam dan menjaga suara dan gambar. </text:span><text:span text:style-name="T1072">Dengan hal ini, mungkinkah Dia meninggalkan kita, bentuk yang paling sempurna dan </text:span><text:span text:style-name="T1073">paling</text:span><text:span text:style-name="T1072"> mulia dari penciptaan, ke dalam peralatan kita atau </text:span><text:span text:style-name="T1073">membiarkan rekaman kita menjadi hilang? Tentu saja tidak; melainkan, Dia akan membangkitkan kita dalam kehidupan yang abadi dan berbeda. </text:span></text:p>
      <text:p text:style-name="P341"><text:span text:style-name="T762">Kekuasaan Allah membuktikan adanya Hari Kebangkitan. Tinjaulah atom. Bagaimana dia dibentuk dan mempertahankan hubungannya dengan </text:span><text:soft-page-break/><text:span text:style-name="T762">atom-atom lainnya adalah merupakan keajaiban yang menakjubkan. </text:span><text:span text:style-name="T1074">Menciptakan tata surya atau atom, yang keduanya merupakan benda-benda yang mengorbit, dan kemudian menentukan pergerakannya dan membentuk hubungan-hubungannya adalah hal-hal yang </text:span><text:span text:style-name="T1075">sama </text:span><text:span text:style-name="T1074">mudah</text:span><text:span text:style-name="T1075">nya</text:span><text:span text:style-name="T1074"> bagi Allah. </text:span><text:span text:style-name="T1075">Demikian pula, sebuah sel </text:span><text:span text:style-name="T1070">layaknya sebuah </text:span><text:span text:style-name="T1075">sistem pemerintahan yang otonom. Ia memiliki departemen-departemennya sendiri, masing-masing saling terhubung dengan yang lainnya dan diperintah oleh pusat pemerintahannya, demikian pula dengan sebuah “</text:span><text:span text:style-name="T2228">kementerian keuangan</text:span><text:span text:style-name="T1075">” yang mengatur pendapatan dan belanjanya.</text:span><text:span text:style-name="T1290"> Ini sama halnya saja jika sebuah sel sama pintarnya dengan orang yang paling cerdas di muka bumi ini</text:span><text:span text:style-name="T1075">. Kemudian, terdapat bubungan yang begitu dekat dan sangat penting antara sel-sel ini, yang kesemuanya diperintah oleh pusatnya: yakni otak. </text:span></text:p>
      <text:p text:style-name="P342"><text:span text:style-name="T762">Ini hanya sedikit contoh dari kekuasaan Sang Pencipta. Semuanya sama mudahnya bagi-Nya. Menciptakan dan mengatur alam semesta </text:span><text:span text:style-name="T1076">adalah sama mudahnya dengan menciptakan dan mengatur sebuah atom. Jika semua orang bekerja bersama-sama, maka kita tidak akan bisa menciptakan bahkan sebiji atom. Jadi, jika Dia memiliki kekuasaan yang mutlak berkata bahwa Dia akan menghancurkan seluruh alam semesta dan kemudian membentuknya kembali ke dalam bentuk yang berbeda, maka Dia pasti <text:s/>akan melakukannya. Karena Allah tidak pernah berbohong dan tidak memiliki kekurangan, maka janji-Nya bisa kita yakini. Sebagaimana yang dinyatakan di dalam Al-Quran: </text:span><text:span text:style-name="T2229">Sesungguhnya Hari Keputusan adalah suatu waktu yang ditetapkan, yaitu hari (yang pada waktu itu) ditiup sangkakala lalu kamu datang berkelompok-kelompok, dan dibukalah langit, maka terdapatlah beberapa pintu </text:span><text:span text:style-name="T1077">(</text:span><text:span text:style-name="T1078">Al-Quran </text:span><text:span text:style-name="T1077">78:17-19)</text:span><text:span text:style-name="T2229">. </text:span></text:p>
      <text:p text:style-name="P175">Kematian dan kelahiran menandakan adanya Hari Kebangkitan. Secara keseluruhan kematian dan kelahiran terulang setiap tahun. Di musim dingin, “<text:span text:style-name="T5">kain pembungkus</text:span>” yang putih menutupi tanah, di mana siklus tahunannya berakhir di musim gugur. Alam telah berubah menjadi pucat dan menunjukkan jejak-jejak kehidupan yang lebih sedikit. Kulit-kulit kayu terjatuh dari pohonnya dan, pada akhirnya, pohon-pohon menjadi seperti mati, layaknya tulang yang keras; rumput-rumput telah layu dan bunga-bunga telah jatuh dari pohonnya; burung-burung yang berkelana telah pergi; dan serangga dan binatang melata tidak lagi terlihat. </text:p>
      <text:p text:style-name="P176">Musim dingin, <text:span text:style-name="T2230">yang hanya datang sementara, diikuti oleh kelahiran kembali. Cuaca yang hangat mengakibatkan pohon-pohon berbunga, memakai pakaiannya, memperlihatkan diri mereka kepada Saksi Yang Abadi. </text:span><text:soft-page-break/><text:span text:style-name="T2230">Tanah menjadi menjadi gembur, dan rumput dan bunga bermekaran di mana-mana. </text:span><text:span text:style-name="T2231">Benih yang jatuh ke atas tanah pada musim gugur sebelumnya kemudian berkecambah dan, dengan meleburkan dirinya, berubah menjadi bentuk kehidupan yang baru. Burung-burung yang bermigrasi </text:span><text:span text:style-name="T2232">telah </text:span><text:span text:style-name="T2231">kembali, dan seluruh permukaan bumi menjadi rumah bagi jutaan serangga dan binatang melata. Singkatnya, alam sekitar menampakkan pada kita segala keindahan dan keelokannya. </text:span></text:p>
      <text:p text:style-name="P177">Coba tinjau fenomena fotosintesis. Daun-daun pada pohon adalah paru-parunya, yang dengan kehadiran matahari, memisahkan karbon dioksida menjadi karbon dan oksigen dengan melepaskan oksigen dan mempertahankan karbon, yang kemudian digabungkannya dengan hidrogen dari air yang diangkutnya dari akarnya. Dari proses kimia yang penuh keajaiban tersebut, Allah membuat gula, selulosa, dan berbagai senyawa kimia lainnya, serta buah dan bunga [semuanya memiliki bau, rasa, warna, dan bentuk yang berbeda-beda]. Karbon dioksida dan air yang sama juga membantu berbagai jenis buah-buahan, yang mana masing-masing memiliki rasa yang berbeda-beda, untuk tumbuh. <text:span text:style-name="T342">Bagaimanapun begitu sederhananya proses-proses ini kelihatannya, kumpulan kebijaksanaan dan pengetahuan dari seluruh umat manusia tidak bisa menghasilkan bahkan </text:span><text:span text:style-name="T388">sebiji buah. </text:span></text:p>
      <text:p text:style-name="P178">Proses pernapasan ini mengakibatkan pohon menghabiskan begitu banyak energi, namun itu juga memberi banyak manfaat kepada pohon tersebut. Pada malam hari, proses ini kemudian di balik: pohon kemudian mengambil oksigen dan melepaskan karbon dioksida. </text:p>
      <text:p text:style-name="P179">Coba tinjau hasil yang seksama yang dihasilkan oleh tindakan tidak sadar ini. <text:span text:style-name="T342">Kemudian tanyakan kepada dirimu jika sesuatu yang begitu tidak memiliki akal dan kesadaran tentang keberadaannya, dan sama sekali tidak dibekali kemampuan untuk memilih, bisakah melakukan hal yang begitu sempurna tersebut yang tentu saja menghendaki adanya pengetahuan, kekuasaan, dan kehendak yang sempurna.</text:span> Jadi, kekuasaan yang memberikan pohon dengan tujuan yang begitu penting tersebut dan membuatnya memberikan hasil yang menakjubkan sudah pasti tidak akan mengabaikan buah dari alat penciptaannya. Umat manusia merupakan buah dari pohon penciptaan. Mungkinkah Allah akan mengabaikan kita dan mengutuk kita ke dalam kemusnahan yang abadi? Adalah hal yang tidak masuk akal bagi Allah untuk menciptakan kita untuk <text:span text:style-name="T2233">begitu</text:span> banyak tujuan yang penting dan kemudian meninggalkan kita tersisa selamanya tercampur de<text:soft-page-break/>ngan tanah. Dia memelihara buah pada ingatan dan melalui benihnya, seperti halnya Dia mengembalikan yang semacam itu di musim panas berikutnya sesudah menaikkannya ke derajat kehidupan yang lebih tinggi pada tubuh binatang atau manusia. Dengan hal ini, Dia akan menaikkan kita ke derajat yang lebih tinggi di kehidupan yang selanjutnya sesudah <text:s/>penghancuran yang menyeluruh terhadap kehidupan di dunia ini. </text:p>
      <text:p text:style-name="P180">Allah menciptakan dunia ini dan umat manusia ketika tidak ada satupun dari salah satunya pernah ada. Dia <text:span text:style-name="T2233">mengambil</text:span> batu penyusun <text:span text:style-name="T2233">bagi </text:span>tubuh kita secara bersama-sama dari tanah, udara, dan air, dan membuatnya menjadi makhluk yang sadar dan memiliki kecerdasan. <text:span text:style-name="T342">Apakah ada keraguan bahwa seseorang yang membuat sebuah mesin dapat memisahkannya hingga bagian-bagiannya dan kemudian merangkaikannya kembali, atau bahwa seorang komandan bisa mengumpulkan pasukannya yang terpecah belah dengan sebuah panggilan dengan terompet? </text:span></text:p>
      <text:p text:style-name="P180">Demikian pula, dalam membentuk kembali kehidupan di dunia yang lain, Allah Yang Maha Kuasa akan mengumpulkan atom-atom dan memberikan mereka bentuk yang lebih tinggi nan abadi bagi kehidupan: <text:span text:style-name="T5">Katakanlah: “Berjalanlah di (muka) bumi, maka perhatikanlah bagaimana Allah menciptakan (manusia) dari permulaannya, kemudian Allah menjadikannya sekali lagi. Sesungguhnya Allah Maha Kuasa atas segala sesuatu” </text:span><text:span text:style-name="T2234">(</text:span><text:span text:style-name="T2235">Al-Quran </text:span><text:span text:style-name="T2234">29:20); </text:span><text:span text:style-name="T2236">dan </text:span><text:span text:style-name="T131">perhatikan bekas-bekas rahmat Allah, bagaimana Allah menghidupkan bumi yang sudah mati. Sesungguhnya (Tuhan yang berkuasa seperti) demikian benar-benar (berkuasa) menghidupkan orang-orang yang telah mati. Dan Dia Maha Kuasa atas segala sesuatu </text:span><text:span text:style-name="T2236">(</text:span><text:span text:style-name="T2237">Al-Quran </text:span><text:span text:style-name="T2236">30:50)</text:span><text:span text:style-name="T131">.</text:span></text:p>
      <text:p text:style-name="P181">Banyak fenomena-fenomena lainnya menandakan adanya Hari Kebangkitan. Kepedulian yang besar dan banyaknya tujuan telah dilekatkan pada hal-hal yang kelihatannya begitu remeh. Sebagai contoh, selulosa adalah selaput tipis yang terstruktur pembentuk utama dari tanaman dan tumbuhan. Kelenturannya memungkinkan tanaman untuk dibengkokkan, sehingga melindunginya dari kepatahan. Ia juga memiliki peran yang penting dalam pembuatan kertas. </text:p>
      <text:p text:style-name="P182">Selulosa begitu sulit untuk dicerna; hanya enzim yang dihasilkan oleh binatang yang memamah biak yang bisa menghancurkannya. Akan tetapi, selulosa membantu proses pembuangan, karena ia mempercepat usus dalam bekerja, dan mencegah sembelit. Jadi binatang yang memamah biak adalah seperti pabrik yang merubah substansi semacam selulosa menjadi <text:soft-page-break/>materi yang berguna. Pupuk yang dihasilkan darinya mampu menyuburkan dengan sangat baik, karena begitu banyaknya bakteri di dalam tanah yang mengkonsumsinya. Proses-proses ini meningkatkan produktivitas tanah dan menghilangkan <text:span text:style-name="T2238">bau-bau tidak sedap darinya. </text:span></text:p>
      <text:p text:style-name="P183">Jika bakteri semacam itu tidak pernah ada, maka makhluk hidup tidak akan pernah hadir di muka bumi. Sebagai contoh, jika semua lalat yang menetas di musim semi tidak musnah ke dalam tanah, maka mereka akan membentuk lapisan tipis yang menutupi seluruh permukaan bumi. Melalui perwujudan nama-nama-Nya yang Maha Menyucikan, Allah Yang Maha Kuasa menggunakan bakteri untuk membersihkan tanah. <text:span text:style-name="T342">Pernahkah kamu memikirkan mengapa hutan begitu bersih meskipun begitu banyaknya binatang yang mati di sana setiap hari?</text:span> Ia begitu bersih karena binatang pemakan daging juga bakteri-bakteri memakan bangkai para binatang. <text:span text:style-name="T342">Mungkinkah Allah, yang menggunakan berbagai makhluk-Nya yang kebanyakan kelihatan begitu tidak penting untuk tujuan yang begitu mulia, membiarkan kita untuk membusuk di bawah permukaan tanah sehingga menurunkan keberadaan kita </text:span><text:span text:style-name="T389">ke</text:span><text:span text:style-name="T342">pada kesia-siaan semata? </text:span></text:p>
      <text:p text:style-name="P184">Sekali lagi, <text:span text:style-name="T2239">luka yang disembuhkan menandakan adanya daya hidup kita. Sebiji buah mengingatkan kita pada pohon yang melahirkannya, jejak kaki menandakan adanya seseorang yang telah lewat, dan kebocoran air menandakan adanya mata air. Demikian pula, perasaan lahiriah kita dan keinginan kita akan keabadian adalah tanda-tanda bagi Dia Yang Abadi serta kehidupan yang abadi. Lebih lanjut lagi, dunia ini dan segala isinya tidak bisa memuaskan kita. Kita begitu dilimpahi dengan perasaan yang halus dan murni dan cita-cita yang begitu mulia yang tidak mungkin bisa dihasilkan dari materi dan dunia materi ini. Ini merupakan pencerminan dari adanya keberadaan dimensi non-materi yang sifatnya tidak terbatas. </text:span></text:p>
      <text:p text:style-name="P185">Para filsuf, khususnya filsuf muslim, menyebut alam semesta sebagai manusia-makro<text:note text:id="ftn26" text:note-class="footnote"><text:note-citation>28</text:note-citation><text:note-body><text:p text:style-name="P36">Berkelakuan seperti manusia dalam skala besar (Pen.)</text:p></text:note-body></text:note> sementara umat manusia disebut sebagai normo-kosmos atau mikro-kosmos. Seperti kita, alam semesta adalah keseluruhan entitas yang tersusun dari begitu banyaknya bagian-bagian yang saling terhubung. <text:span text:style-name="T2240">Mungkin seorang malaikat telah diperintahkan untuk menyatakannya dengan berperan sebagai ruhnya. Siapa yang tahu? Seperti kita, alam semesta bisa juga merasakan sakit dan memiliki, seperti yang Einstein nyatakan, tubuh yang baru terbentuk pada sudutnya yang begitu jauh. Ia juga memiliki waktu kematian yang sudah ditentukan, seperti halnya yang ada pada </text:span><text:soft-page-break/><text:span text:style-name="T2240">kita. </text:span></text:p>
      <text:p text:style-name="P186">Kita memiliki pengetahuan yang begitu kecil tentang keberadaan. Ketika kita meningkatkan pengetahuan tersebut, secara tak masuk akal, meningkat pula pengabaian kita akan hal tersebut. Keberadaan berada dalam proses aliran yang sedang berlanjut, dan kita <text:span text:style-name="T2233">tidak begitu berbeda dari </text:span>sekedar saksi yang tidak mengetahui apa-apa. Nabi Muhammad, Nabi Allah yang terakhir, sal<text:span text:style-name="T2241">a</text:span>wat dan salam kepadanya, biasanya berdoa dengan kalimat: <text:span text:style-name="T5"><text:s/>“ya Allah, tunjukkan kepadaku kebenaran dari segala hal.” </text:span></text:p>
      <text:p text:style-name="P187">Segala sesuatu di alam semesta memiliki tujuan tertentu. Sistem ekologi di alam semesta begitu kompleks, dan bagian-bagiannya saling bergantung, sehingga kekurangan atau penghilangan satu bagian saja akan mengakibatkan seluruh alam semesta mengalami kehancuran. Untuk menyatakan kebenarannya, Rasulullah, salawat dan salam kepadanya, menyatakan: Jika kawanan anjing tidak bergerombol seperti kalian, saya akan memerintahkan untuk membunuhnya. Jika bakteri-bakteri di pohon terbunuh, maka kita tidak akan mendapatkan buah-buahan. </text:p>
      <text:p text:style-name="P188">Setiap spesies dan <text:span text:style-name="T2242">benda memiliki tempat yang khusus dan penting di dalam struktur alam semesta. Alam semesta yang begitu menakjubkan itu tidak mungkin tidak memiliki tujuan. Ia berfungsi berdasarkan rangkaian waktu yang bergerak: detik menjadi menit, menit menjadi jam, dan jam menjadi akhir hari ini dan awal bagi esok hari; hari-hari menjadi minggu-minggu, dan minggu-minggu menjadi bulan-bulan, bulan-bulan menjadi tahun-tahun, dan tahun-tahun menjadi akhir dari usia kita. Keberadaan memiliki waktunya tersendiri di setiap cakrawala dan dimensi, dan umurnya yang sudah ditentukan suatu hari nanti akan mengakibatkannya menemui kematian. </text:span></text:p>
      <text:p text:style-name="P189">Juga, waktu bergerak dalam sebuah siklus. Sebagai contoh, para ilmuwan telah menemukan bahwa jagung begitu melimpah diproduksi setiap tujuh tahun, dan ikan melimpah setiap 14 tahun. Al-Quran menyatakan ini dalam <text:span text:style-name="T2243">S</text:span>urah Yusuf. Kehidupan dari semua yang hidup memiliki jang<text:span text:style-name="T2244">ka</text:span> atau siklus tertentu: kehidupan di dunia <text:span text:style-name="T2244">dan di kubur nanti, sebagai contoh. Kehidupan selanjutnya, <text:s/>yang menjadi siklus terakhir, memiliki banyak siklus atau jangkanya sendiri. Al-Quran menyebut ini sebagai hari, karena hari merupakan siklus waktu yang paling <text:s/>pendek. Itu merujuk pada umur dari semua yang ada. Waktu seha</text:span><text:span text:style-name="T2243">r</text:span><text:span text:style-name="T2244">i mengingatkan kita tentang pembagian di dunia ini terhadap subuh, pagi, siang, sore, <text:s/>dan </text:span><text:span text:style-name="T2245">senja</text:span><text:span text:style-name="T2244"> yang memiliki pasangannya masing-masing di kehidupan kita: yakni berturut-</text:span><text:soft-page-break/><text:span text:style-name="T2244">turut </text:span><text:span text:style-name="T2243">menandakan </text:span><text:span text:style-name="T2244">kelahiran, <text:s/>masa bayi, kanak-kanak, muda, tua, dan kematian. </text:span><text:span text:style-name="T2245">Malam di sisi </text:span><text:span text:style-name="T2243">lain</text:span><text:span text:style-name="T2245">, menyerupai kehidupan perantara di alam kubur dan pagi berikutnya menyatakan Hari Kebangkitan. </text:span></text:p>
      <text:p text:style-name="P190">Semua umat terdahulu percaya dengan adanya Hari Kebangkitan. Bahkan orang yang menyebut dirinya Tuhan yakni Firaun di masa Mesir kuno percaya dengan hal itu, dan menginginkan agar dikuburkan dengan barang-barangnya yang paling berharga juga budak-budaknya. Kita bisa membaca pada tulisan yang ditemukan di makamnya: “<text:span text:style-name="T5">sesudah <text:s/>kematian, orang-orang yang berdosa akan mengambil wujud yang buruk dan akan tetap berada di dalam tanah selama-lamanya hingga keabadian, sementara jiwa yang suci akan bergabung bersama malaikat dan akan tinggal bersama yang paling mulia. </text:span>” </text:p>
      <text:p text:style-name="P190"><text:s/>Pada sebuah lembaran yang dikuburkan bersama dengan yang mati, kita membaca sebuah petisi sebagai berikut: </text:p>
      <text:p text:style-name="P190">Salam untukmu, wahai Tuhan yang maha mulia! Saya datang ke hadirat-<text:span text:style-name="T2246">M</text:span>u dalam rangka <text:span text:style-name="T2246">menyaksikan</text:span> wajah-Mu yang memiliki keindahan yang tidak terbatas. Kumohon <text:span text:style-name="T2246">anugerahkan aku dalam kunjunganku ini. Saya tidak pernah bersalah kepada siapapun, tidak pernah berkhianat kepada siapapun. Saya tidak pernah membuat siapapun menangis, tidak juga pernah membunuh seorangpun. Saya juga tidak pernah menindas siapapun. Saya di sini di hadirat-Mu untuk menyatakan situasiku kepada-Mu. Saya hanya ingin menyaksikan wajah-Mu. </text:span></text:p>
      <text:p text:style-name="P191"><text:span text:style-name="T342">Jika kita ingin menyisir di sepanjang makam, prasasti, naskah-naskah, dan karya seni dari orang-orang yang sudah meninggal, kita akan mendengar bahwa pencarian umat manusia kepada keabadian telah menggema di sepanjang waktu.</text:span> Meskipun adanya perubahan dan penggantian yang menjalar seiring berjalannya waktu, kita telah menemukan bukti yang jelas bagi kepercayaan akan keabadian pada masyarakat India kuno, Cina kuno, dan Yunani kuno, demikian pula yang terdapat pada filsafat barat. </text:p>
      <text:p text:style-name="P192">Sebagai contoh Syahrastani, seorang sejarawan dan ulama muslim, menuliskan bahwa Zaratustra pernah berkata: “<text:span text:style-name="T5">Umat manusia memiliki kewajiban di dunia ini. <text:s/>Mereka yang melakukan kewajibannya dengan memuaskan akan mendapatkan kesempurnaan dan bergabung dengan penghuni dari rumah yang paling tinggi. Akan tetapi, mereka yang gagal dalam melakukan kewajibannya akan dikutuk untuk berdiam di bawah tanah selama-lamanya.</text:span>”</text:p>
      <text:p text:style-name="P193">India selalu menjadi rumah bagi banyak agama, meskipun sangatlah <text:soft-page-break/>mungkin bahwa kesemuanya merupakan bentuk yang disimpangkan dari agama yang sesungguhnya. Meskipun demikian, bagaimanapun juga, hampir semua dari agama itu berisi kepercayaan terhadap adanya kebangkitan dan keabadian. Pada banyak dari agama itu, beriman kepada keabadian akan menggiring kepada kehidupan kembali orang yang sudah mati. Satu yang jadi pengecualian adalah <text:span text:style-name="T2247">agama </text:span>Buddha. Agama Buddha tidak mempercayai <text:span text:style-name="T2247">pada</text:span> siklus yang abadi dari kelahiran kembali <text:span text:style-name="T2247">(reinkarnasi)</text:span>, melainkan jiwa-jiwa pada akhirnya akan kembali kepada <text:span text:style-name="T2248">Dia</text:span> Yang Maha Mutlak dan akan menemukan kedamaian yang abadi dan kepuasan. <text:span text:style-name="T2248">Jiwa yang memasuki tubuh yang lainnya adalah jiwa yang jahat, dan harus menempuhnya agar bisa disucikan. Ketika ia pada akhirnya disucikan, mereka juga akan kembali kepada Dia Yang Maha Mutlak dan menemukan kedamaian dan kebahagiaan. </text:span></text:p>
      <text:p text:style-name="P194">Homeros, seorang pujangga pada masa Yunani Kuno, menulis tentang tempat perlindungan bagi jiwa. Dia percaya bahwa jiwa, yang menjelmakan dirinya di sini di dalam tubuh, <text:span text:style-name="T2249">telah mengambil tempat perlindungan di lain tempat. Pytagoras, seorang matematikawan pada masa Yunani kuno, percaya kepada kebangkitan dan berdalil bahwa jiwa yang dimurnikan akan bergabung dengan penghuni yang mulia dari dunia yang lebih tinggi, sementara jiwa yang jahat akan tetap terpenjara di bumi, yang kemudian dikelilingi oleh api. Plato menghubungkan pada Sokrates banyak dalil tentang kebangkitan dan kehidupan yang abadi, beberapa di antaranya adalah sebagai berikut: </text:span></text:p>
      <text:p text:style-name="P195">Seorang manusia haruslah berbuat baik (saleh). Untuk menjadi seorang yang saleh menghendaki adanya perlawanan terhadap godaan hawa nafsu. Ini berarti kehilangan hak-hak dari manusia itu. Kehilangan itu akan digantikan dengan kehidupan yang bahagia di keabadian. </text:p>
      <text:p text:style-name="P195">Dua hal yang bertentangan saling mengikuti satu sama lain di dunia in. Cahaya dan kegelapan, musim semi dan musim dingin, siang dan malam akan saling mengikuti satu sama lain. Kematian mengikuti kehidupan, maka kehidupan berikutnya juga akan mengikuti kematian itu. Akan tetapi, kehidupan yang kedua ini akan bersifat abadi. </text:p>
      <text:p text:style-name="P196">Beberapa orang terkadang merasakan seolah-olah jika dia mengalami sesuatu sebelumnya yang dialaminya saat ini. Ini berarti bahwa kita menjalani kehidupan ini di dalam <text:span text:style-name="T2250">alam </text:span>yang lain, yakni <text:span text:style-name="T2250">alam </text:span>bagi ruh-ruh, sebelum akhirnya kita berada di sini. Jadi, kehidupan ini merupakan hasil dari kehidupan yang sebelumnya dan sebagai “<text:span text:style-name="T5">latihan</text:span>” bagi kehidupan se<text:soft-page-break/>lanjutnya yang akan mendatangi kita. </text:p>
      <text:p text:style-name="P197">Aristoteles mencampurkan beberapa gagasan dari gurunya, Plato, dengan beberapa unsur dari filsafat materialisme. Akan tetapi, <text:s/>dia juga mempercayai akan keberadaan ruh dan keabadian, seperti yang dikatakannya: “<text:span text:style-name="T5">terpisah dengan tubuh materi dari manusia, sesuatu yang non-material berada pada dirinya, yang sifatnya abadi.</text:span>”</text:p>
      <text:p text:style-name="P197">Xenopanes dan Heraclitus, keduanya merupakan filsuf Yunani kuno, percaya dengan kehidupan sesudah kematian. <text:span text:style-name="T2251">Yang pertama menganggap bahwa, terpisah dari tubuh kita, terdapat jiwa kita yang terus hidup sesudah kita mati. Di antara prinsip-prinsip moral yang baik dia menggagaskan bahwa: adalah tidak mungkin bagi Sesuatu yang menciptakan alam semesta dengan begitu indahnya dan menghiasinya karena kecintaan-Nya kepada manusia, untuk tidak membawanya kembali menjadi hidup sesudah Dia membuatnya menjadi mati. Heraclitus berdalil: “</text:span><text:span text:style-name="T132">Pada hari kiamat nanti, bintang-bintang akan jatuh ke bumi dan membungkusnya ke dalam cincin api. Jiwa yang jahat akan tetap berada di dalam api ini sebagai hukumannya, sementara jiwa yang suci akan keluar darinya dan naik ke kediaman yang lebih tinggi.</text:span><text:span text:style-name="T2251">” </text:span></text:p>
      <text:p text:style-name="P198"><text:span text:style-name="T342">Kecuali beberapa orang materialis semacam Epicurus dan Democritus, semua filsafat kuno di timur dan barat percaya dengan adanya kehidupan sesudah kematian.</text:span> Kebanyakan pemikir barat yang menyiapkan dasar bagi gerakan Renaisans percaya dengan kebangkitan dan kehidupan sesudah kematian. Di antaranya, Descartes mendalilkan dengan begitu meyakinkan tentang keabadian jiwa dan melakukan telaah bagi masalah-masalah yang muncul pada kehidupan sesudah <text:s/>kematian. </text:p>
      <text:p text:style-name="P199">Leibniz dan Spinoza juga percaya dengan kehidupan selanjutnya. <text:span text:style-name="T2252">Yang pertama meniru Plato dalam hal, yang berhubungan dengan gagasan Plato, dia berbicara tentang </text:span><text:span text:style-name="T2253">monad </text:span><text:span text:style-name="T2254">(Pen. Sebuah kesatuan)</text:span><text:span text:style-name="T2253"> sebagai bagian non-materi dari makhluk yang harus dikembangkan sampat tak terbatas. Karena ini tidak bisa terjadi di dunia ini yang dibatasi oleh waktu, maka harus ada kehidupan yang abadi di mana ia akan mewujudkan perkembangannya yang tidak terbatas. Spinoza, yang seora</text:span><text:span text:style-name="T2255">n</text:span><text:span text:style-name="T2253">g panteis, percaya dengan keabadian, yakni kehidupan yang mencakup seluruh makhluk ciptaan. Pascal dan Bargson juga percaya dengan kehidupan sesudah kematian. </text:span></text:p>
      <text:p text:style-name="P975">Di dunia muslim, hampir semua filsuf percaya dengan kehidupan yang abadi. Bahkan mereka yang tidak beragama semisal Abu al-A’la al-Ma’arri berusaha menggambarkan, dalam risahalnya al-Gufran, tentang <text:s/><text:soft-page-break/>Hari Kebangkitan berdasarkan ayat-ayat Al-Quran. Dante kelihatannya menyerap tulisan dari cend<text:span text:style-name="T2250">e</text:span>kiawan ini dalam gambarannya tentang surga, neraka, dan keadaan di antara keduanya (Pen. Purgatori). </text:p>
      <text:p text:style-name="P200">Secara singkat: kecuali untuk beberapa kaum materialis, sejarah panjang dari filsafat timur dan barat menjadi saksi tentang kepercayaan kepada Hari Kebangkitan dan kehidupan sesudah kematian. </text:p>
      <text:h text:style-name="P72" text:outline-level="2"><text:bookmark-start text:name="__RefHeading___Toc15233_3975774274"/>Hari Kebangkitan di Dalam Wahyu yang Diturunkan<text:bookmark-end text:name="__RefHeading___Toc15233_3975774274"/></text:h>
      <text:p text:style-name="P96">Al-Quran, yang merupakan kitab yang paling akhir yang diturunkan, memiliki empat tema: <text:span text:style-name="T133">Keberadaan dan keesaan Allah, Hari Kebangkitan dan kehidupan sesudah kematian, Kenabian, dan Ibadah dan keadilan. </text:span><text:span text:style-name="T1079">Ia menekankan Hari Kebangkitan jauh lebih banyak dibandingkan dengan kitab-kitab yang diturunkan sebelumnya.</text:span></text:p>
      <text:p text:style-name="P354"><text:span text:style-name="T1079">M</text:span><text:span text:style-name="T762">eskipun adanya perubahan yang dialaminya, Kitab Taurat masih memiliki beberapa ayat berkaitan dengan Hari Kebangkitan. </text:span><text:span text:style-name="T1080">Injil kemudian datang untuk mengembalikan perubahan ini dan memastikan apa yang masih terjaga. </text:span><text:span text:style-name="T1081">Akan tetapi, ia juga mengalami perubahan. Tidak lama sesudah Nabi Isa meninggalkan dunia ini, terdapat 300 injil yang muncul dan diedarkan. </text:span><text:span text:style-name="T1082">Adanya pertentangan di dalamnya juga dengan injil-injil yang lain menggiring pada banyaknya perubahan yang dilakukan yang bertambah seiring berjalannya waktu. Akan tetapi, masih ada beberapa ayat di injil berbicara tentang Hari Kebangkitan dan pembalasan, misalnya sebagai berikut: </text:span></text:p>
      <text:p text:style-name="P343">Diberkahi yang malang pada jiwanya, karena bagi mereka kerajaan di surga... diberkahi mereka yang berterima kasih, karena mereka akan ditunjukkan keberkahan. Diberkahi mereka yang suci di hatinya, karena mereka akan melihat Allah... Diberkahi mereka yang mengalami penindasan <text:span text:style-name="T2256">karena kebenarannya, karena bagi mereka kerajaan di surga... bergembiralah dan bersukacitalah, karena kemuliaan adalah balasanmu di surga. </text:span><text:span text:style-name="T1083">(</text:span><text:span text:style-name="T1084">Injil Matius</text:span><text:span text:style-name="T1083">, 5:3, 7-8, 10, 12) </text:span></text:p>
      <text:p text:style-name="P344">Kesedihan bagi dunia karena hal-hal yang menyebabkan orang-orang berdosa! Hal-hal tersebut pasti datang, tapi kesedihan bagi manusia melalui jalan mana mereka datang! Jika tangan atau kakimu menyebabkanmu berdosa, maka potong dan buanglah. Adalah lebih baik bagimu untuk hidup dengan buntung atau pincang ketimbang memiliki dua tangan dan dua kaki dan akan dibuang ke dalam api yang abadi. Dan jika matamu <text:soft-page-break/>mengakibatkanmu menjadi berdosa, cungkillah keluar dan buanglah. Adalah lebih baik bagimu hidup dengan satu mata ketimbang memiliki dua mata dan kemudian di buang ke dalam api neraka <text:span text:style-name="T762">(</text:span><text:span text:style-name="T1085">Injil Matius</text:span><text:span text:style-name="T762"> 18:7-9)</text:span>. </text:p>
      <text:p text:style-name="P345">Yang mati akan dibangkitkan dalam raga dan jiwanya. Berdasarkan konteks, Al-Quran biasanya menyebutkan kebangkitan dalam tubuh atau dalam jiwa. Sebagai contoh: wahai jiwa-jiwa yang tenang! Kembalilah kepada Tuhanmu dengan hati yang puas lagi diridhai-Nya. Maka masuklah ke dalam jamaah hamba-hamba-Ku. Dan masuklah ke dalam surga-Ku! <text:span text:style-name="T762">(</text:span><text:span text:style-name="T1086">Al-Quran </text:span><text:span text:style-name="T762">89:27-30)</text:span>.</text:p>
      <text:p text:style-name="P201">Ayat-ayat ini menyebutkan jiwa yang kembali kepada Tuhannya. Akan tetapi, banyak ayat lainnya menggambarkan Hari Kebangkitan dan kehidupan selanjutnya <text:span text:style-name="T2257">dalam bentuk yang fisis atau material yang harus kita terima bahwa ia harus juga </text:span><text:span text:style-name="T2258">harus </text:span><text:span text:style-name="T2257">bersifat fisis. Al-Quran membicarakan kebenaran surga dan neraka, entah dengan terperinci atau secara ringkas, dalam 120 tempat. Ketika menggambarkan alam ini dan menjelaskan siapa yang pantas mendapatkan salah satunya, ia menekankan tentang perpaduan antara jiwa kita dan raga kita. </text:span></text:p>
      <text:p text:style-name="P976">Sebagai contoh, wajah dari para penghuni surga akan berseri-seri karena kebahagiaan, dan mereka akan mendapatkan segala yang <text:span text:style-name="T2258">disiapkan</text:span> kepada mereka apapun yang mereka kehendaki. Mereka akan bersama-sama dengan istri-istri mereka dan anggota keluarganya yang pantas memasuki surga. Allah akan menciptakan <text:span text:style-name="T2259">wanita di </text:span>surga tanpa cacat dan dalam kondisi masih perawan, dan mereka akan <text:span text:style-name="T2259">mengungguli pada bidadari surga dalam hal kecantikannya. Para penghuni surga akan tinggal di dalam istana yang megah yang dilengkapi dengan kebun yang penuh dengan pohon-pohon yang indah, di bawahnya akan mengalir sungai berisi madu, air murni, susu, dan minuman yang begitu nikmat. Di sisi lain, para penghuni neraka akan mengalami penyesalan yang besar dan terbakar di dalam api yang menyala. Ketika kulit mereka </text:span><text:span text:style-name="T2260">hangus atau terbakar sepenuhnya, maka akan digantikan dengan yang baru. Kemudian, anggota-anggota tubuh yang mereka gunakan dalam berbuat dosa akan menjadi saksi terhadap mereka. </text:span></text:p>
      <text:p text:style-name="P202">Neraka, karena kengeriannya, mengingatkan manusia untuk menolak kekafiran dan perbuatan dosa, dan surga mengajak mereka yang berperasaan baik untuk mencari kesempurnaan. Dengan demikian Al-Quran menyebutkan surga dan neraka sebagai pertolongan atau karunia: </text:p>
      <text:p text:style-name="P954"><text:soft-page-break/><text:span text:style-name="T245">Inilah neraka Jahannam yang didustakan oleh orang-orang yang berdosa. Mereka berkeliling di antaranya dan di antara air yang mendidih yang memuncak panasnya. Maka nikmat Tuhan kamu yang manakah yang kamu dustakan? Dan bagi orang yang takut akan saat menghadap Tuhannya ada dua surga. Maka nikmat Tuhan kamu yang manakah yang kamu dustakan?</text:span><text:span text:style-name="T1518"> </text:span><text:span text:style-name="T1519">(</text:span><text:span text:style-name="T1520">Al-Quran </text:span><text:span text:style-name="T1519">55:43-47)</text:span><text:span text:style-name="T1518"> </text:span></text:p>
      <text:p text:style-name="P87">BAB <text:span text:style-name="T2261">5</text:span></text:p>
      <text:h text:style-name="P59" text:outline-level="1"><text:bookmark-start text:name="__RefHeading___Toc15235_3975774274"/>Risalah Kenabian dan Nabi Muhammad<text:bookmark-end text:name="__RefHeading___Toc15235_3975774274"/></text:h>
      <text:p text:style-name="P977">Allah menciptakan setiap umat dari makhluk-Nya dengan tujuan <text:s/><text:span text:style-name="T2262">tertentu </text:span><text:span text:style-name="T2263">dan seorang pemandu atau </text:span>pemimpin. <text:span text:style-name="T2264">Adalah sulit untuk dibayangkan bahwa Allah Yang Maha Kuasa, yang memberikan kawanan lebah seekor ratu, kawanan semut seorang pemimpin, dan burung-burung dan ikan masing-masing dengan pembimbingnya, meninggalkan kita tanpa adanya nabi-nabi yang akan membimbing kita ke dalam kesempurnaan materi, intelektual, dan spiritual. </text:span></text:p>
      <text:p text:style-name="P662">Meskipun kita bisa menemukan Allah hanya dengan bercermin kepada fenomena-fenomena di alam, kita membutuhkan seorang Nabi untuk memahami mengapa kita diciptakan, dari mana kita berasal, ke mana kita akan pergi, dan bagaimana cara menyembah <text:span text:style-name="T2263">Sang </text:span>Pencipta kita dengan benar. Allah mengirimkan nabi-nabi untuk mengajarkan umatnya makna dari penciptaan dan kebenaran dari banyak hal, untuk menyingkap rahasia di balik kejadian sejarah dan yang ada di alam, dan untuk mengabarkan kepada kita tentang hubungan kita, dan kitab-kitab yang diwahyukan, dengan alam semesta. </text:p>
      <text:p text:style-name="P662">Tanpa adanya nabi-nabi, maka kita tidak akan mengalami perkembangan dalam ilmu pengetahuan. Jika mereka yang menyerap pendekatan evolusioner untuk menjelaskan kejadian-kejadian sejarah cenderung mengaitkan segala sesuatu dengan peluang dan evolusi yang deterministik, nabi-nabi membimbing umat manusia dalam pencerahan intelektualnya—dan dengan demikian juga dalam ilmu pengetahuan. <text:span text:style-name="T2265">Jadi, para petani secara tradisional akan menerima Nabi Adam sebagai guru mereka, para penjahit akan menerima Nabi </text:span><text:span text:style-name="T2266">Idris </text:span><text:span text:style-name="T2265">sebagai gurunya, para pembuat kapal dan para pelaut akan menerima Nabi Nuh, dan pembuat jam akan menerima Nabi Yusuf. Juga, mukjizat dari para nabi menandakan adanya titik akhir dalam kemajuan ilmu pengetahuan dan teknologi, dan mengajak manusia untuk mencapainya. </text:span></text:p>
      <text:p text:style-name="P978">Nabi-nabi membimbing umat manusia, melalui budi pekerti dan agama yang dibawa dari langit serta kitab-kitab yang diturunkan kepada mereka, untuk mengembangkan kemampuan lahiriahnya dan mengarahka<text:span text:style-name="T2263">n</text:span> mereka ke arah tujuan penciptaannya. Jika bukan karena mereka, umat manusia (yang merupakan buah dari pohon penciptaan) akan ditinggalkan ke dalam kehancuran. Karena manusia menghendaki adanya keadilan sosial sebanyak yang mereka butuhkan terhadap kedamaian jiwa, nabi-nabi <text:soft-page-break/>mengajarkan hukum-hukum bagi kehidupan dan menciptakan aturan bagi kehidupan sosial yang sempurna yang berdasarkan pada keadilan. </text:p>
      <text:p text:style-name="P663">Kapan pun umat manusia jatuh ke dalam kegelapan sesudah kepergian sang Nabi, Allah kemudian mengutus Nabi lainnya untuk kembali mencerahkan mereka. Ini terus berlangsung hingga kedatangan Nabi terakhir, salawat dan salam kepadanya. Alasan dalam pengutusan Nabi Musa dan Nabi Isa, keselamatan atas <text:span text:style-name="T2263">mereka</text:span>, menghendaki bahwa Nabi Muhammad, salawat dan salam kepadanya, juga harus diutus. Karena risalahnya ditujukan bagi semua orang, tanpa memandang masa atau tempat, maka kenabian berakhir padanya. </text:p>
      <text:p text:style-name="P664">Karena adanya beberapa fakta sejarah dan sosiologis, yang membutuhkan penjelasan yang panjang, Nabi Muhammad, salawat dan salam <text:span text:style-name="T2263">ke</text:span>padanya, diutus bagi seluruh alam sebagai “<text:span text:style-name="T5">karunia bagi </text:span><text:span text:style-name="T134">semesta</text:span><text:span text:style-name="T5"> alam.</text:span>” Untuk alasan ini, setiap muslim harus mengimani semua nabi dan tidak membuat perbedaan di antara mereka:</text:p>
      <text:p text:style-name="P665">Rasul telah beriman kepada Al-Quran yang diturunkan kepadanya dari Tuhannya, demikian pula orang-orang yang beriman. Semuanya beriman kepada Allah, malaikat-malaikat-Nya, kitab-kitab-Nya, dan rasul-rasul-Nya. (Mereka mengatakan): “Kami tidak membeda-bedakan antara seseorang pun (dengan yang lain) dari rasul-rasul-Nya”--dan mereka mengatakan: “Kami dengar dan kami taat.” (mereka berdoa): “ampunilah kami ya Tuhan kami dan kepada Engkaulah tempat kembali.” <text:span text:style-name="T762">(</text:span><text:span text:style-name="T1087">Al-Quran </text:span><text:span text:style-name="T762">2:285) </text:span></text:p>
      <text:p text:style-name="P692">Inilah mengapa Islam, yang diturunkan oleh Allah dan disampaikan kepada umat manusia oleh Nabi Muhammad, salawat dan salam kepadanya, bersifat universal dan abadi. </text:p>
      <text:p text:style-name="P693">Menjelaskan kenabian dan menceritakan kisah dari semua Nabi adalah di luar dari cakupan buku ini. Dengan memusatkan kepada kenabian dari penutup para nabi, salawat dan salam kepadanya, yang mengatakan kepada kita tentang nabi-nabi lainnya dan kitab-kitab yang diturunkan dan membuat Sang Pencipta kita dikenali oleh kita, kita akan membuat nabi-nabi lainnya diketahui dan membuktikan kenabian mereka. </text:p>
      <text:p text:style-name="P666"><text:span text:style-name="T762">Beriman kepada Allah, yang merupakan sumber bagi kebahagiaan, dan mengikuti nabi </text:span><text:span text:style-name="T1088">dan rasul Allah yang <text:s/>t</text:span><text:span text:style-name="T762">erakhir </text:span><text:span text:style-name="T1088">adalah kunci bagi kesuksesan di dunia dan di akhirat. Jika kita ingin diselamatkan dari keputusasaan dan segala hal-hal yang negatif dari kehidupan dan mencapai kesempurnaan dalam materi, spiritual, dan intelektual, maka kita harus </text:span><text:soft-page-break/><text:span text:style-name="T1088">mengimani sepenuh hati bahwa Muhammad, salawat dan salam kepadanya, adalah pesuruh Allah dan mengikuti petunjuknya. </text:span></text:p>
      <text:h text:style-name="P66" text:outline-level="2"><text:bookmark-start text:name="__RefHeading___Toc15237_3975774274"/><text:span text:style-name="T1088">N</text:span><text:span text:style-name="T762">abi Muhammad di Dalam Alkitab</text:span><text:bookmark-end text:name="__RefHeading___Toc15237_3975774274"/></text:h>
      <text:p text:style-name="P979">Hampir semua nabi-nabi yang diutus sebelumnya meramalkan tentang kehadiran Nabi Muhammad, salawat dan salam kepadanya. Meskipun adanya penyimpangan yang terjadi pada Taurat, Zabur, dan Injil, kita tetap menemukan tanda-tanda akan kedatangannya. </text:p>
      <text:p text:style-name="P768">Sebagai contoh, Taurat menjanjikan kedatangan Nabi Muhammad, salawat dan salam kepadanya yakni: </text:p>
      <text:p text:style-name="P768">Tuhan berkata kepada saya [Musa]: “<text:span text:style-name="T5">Apa yang mereka katakan adalah baik. Aku akan menumbuhkan bagi mereka seorang Nabi seperti kamu di antara saudara-saudara mereka; Saya akan meletakkan kata-kata-Ku pada mulutnya, dan dia akan mengatakan kepada mereka apapun yang Aku perintahkan kepadanya. Jika seseorang tidak mendengarkan kata-kata-Ku yang sang Nabi ucapkan dengan nama-Ku, Aku akan memintanya untuk mempertanggungjawabkannya.</text:span>” <text:span text:style-name="T762">(</text:span><text:span text:style-name="T1089">Ulangan</text:span><text:span text:style-name="T762"> 18: 17-19)</text:span></text:p>
      <text:p text:style-name="P980"><text:span text:style-name="T762">Ungkapan: nabi seperti kamu di antara saudara-saudara mereka dengan jelas merujuk pada seorang Nabi dari garis keturunan Ismail, saudara dari Ishak, yang merupakan nenek moyang dari kaum Musa (anak-anak Israil). Satu-satunya Nabi yang datang dari garis keturunan ini sesudah Musa dan menyerupai ia dalam banyak sisi (misalnya membawa hukum-hukum yang baru dan memerangi musuh-musuhnya), adalah Nabi Muhammad, salawat dan salam kepadanya. Juga, dalam </text:span><text:span text:style-name="T1090">Ulangan</text:span><text:span text:style-name="T762"> 34:10 secara jelas menyatakan bahwa </text:span><text:span text:style-name="T5">tidak ada Nabi seperti Musa yang pernah lahir di antara bani Israil: “[dalam kaitannya dengan perangai dan perbuatannya yang menakjubkan,] seorang Nabi <text:s/>seperti Musa, yang Tuhan bertemu secara berhadap-hadapan, tidak lagi pernah muncul di antara bani Israil.”</text:span><text:span text:style-name="T5"><text:note text:id="ftn27" text:note-class="footnote"><text:note-citation>29</text:note-citation><text:note-body><text:p text:style-name="P37">Diambil dari terjemahan Alkitab ke dalam bahasa Turki, yang diterbitkan di Istambul di tahun 1885</text:p></text:note-body></text:note></text:span><text:span text:style-name="T5"> </text:span><text:span text:style-name="T1091">Al-Quran menyinggung hal yang sama: </text:span><text:span text:style-name="T135">Sesungguhnya Kami telah mengutus kepada kamu (hai </text:span><text:span text:style-name="T136">kaum</text:span><text:span text:style-name="T135"> kafir Mekkah) seorang Rasul, yang menjadi saksi terhadapmu, sebagaimana Kami telah mengutus (dahulu) seorang Rasul kepada firaun </text:span><text:span text:style-name="T1092">(</text:span><text:span text:style-name="T1093">Al-Quran </text:span><text:span text:style-name="T1092">73:15)</text:span><text:span text:style-name="T135">. </text:span></text:p>
      <text:p text:style-name="P981"><text:span text:style-name="T1436">Kalimat: </text:span><text:span text:style-name="T135"><text:s/></text:span><text:span text:style-name="T137">Aku akan meletakkan kata-kata-Ku pada mulutnya, dan dia akan mengatakan kepada mereka segala sesuatu yang Aku perintahkan </text:span><text:soft-page-break/><text:span text:style-name="T137">untuknya, pada ayat di Alkitab di atas, berarti bahwa Nabi yang dijanjikan adalah seorang yang buta huruf dan akan mengatakan apapun yang akan diturunkan kepadanya. Allah menyatakan ini di dalam Al-Quran: Dan tiadalah yang diucapkannya itu (Al-Quran) menurut kemauan hawa nafsunya. Ucapannya itu tiada lain hanyalah wahyu yang diwahyukan (kepadanya) </text:span><text:span text:style-name="T1094">(</text:span><text:span text:style-name="T1095">Al-Quran </text:span><text:span text:style-name="T1094">53:3-4)</text:span><text:span text:style-name="T137">. </text:span></text:p>
      <text:p text:style-name="P694">Ayat berikut ini,<text:span text:style-name="T5"> </text:span><text:span text:style-name="T138">Tuhan </text:span><text:span text:style-name="T5">datang dari Sinai dan terbit kepada mereka dari Seir, Ia tampak bersinar dari pegunungan Paran</text:span><text:span text:style-name="T139"> </text:span><text:span text:style-name="T2267">(</text:span><text:span text:style-name="T2268">Ulangan</text:span><text:span text:style-name="T2267">, 33:2), berturut-turut menyinggung tentang kenabian dari Nabi Musa, Nabi Isa, dan Nabi Muhammad, keselamatan atas mereka. Nabi Musa berbicara kepada Allah dan menerima Taurat di bukit Sinai; Nabi Isa menerima wahyu dari Allah di bukit Seir, sebuah tempat di Palestina; dan Allah menampakkan dirinya kepada umat manusia untuk terakhir kalinya melalui wahyu-Nya yang diturunkan kepada Nabi Muhammad, salawat dan salam kepadanya, </text:span><text:span text:style-name="T2269">di</text:span><text:span text:style-name="T2267"> pegunungan Paran, yakni sebuah pegunungan di sekitar Mekkah. Taurat menyebutkan (Kejadian 21:21) </text:span><text:span text:style-name="T139">Paran merupakan daerah tandus di mana Nabi Ibrahim, keselamatan atasnya, meninggalkan Hajar dan putranya Ismail. </text:span><text:span text:style-name="T2267">Air zamzam juga terdapat di sana. Seperti yang dinyatakan dengan jelas di Al-Quran (</text:span><text:span text:style-name="T2270">Al-Quran </text:span><text:span text:style-name="T2267">14:35-37), </text:span><text:span text:style-name="T139">Ibrahim meninggalkan mereka di sebuah lembah di Mekkah, yang pada masa itu merupakan daerah yang tidak berpenghuni dalam kawasan pegunungan Paran. </text:span></text:p>
      <text:p text:style-name="P734"><text:span text:style-name="T342">Ayat di dalam kitab Kejadian, berdasarkan versi bahasa Arab yang diterbitkan di London (1944) dan juga versi Turki Usmani (Istambul: 1885), </text:span><text:span text:style-name="T390">berlanjut: </text:span><text:span text:style-name="T246">Dia datang dengan beribu-ribu </text:span><text:span text:style-name="T247">orang suci; di tangan kanannya nampak pada mereka api syariat. Ayat ini merujuk kepada Nabi yang dijanjikan, Muhammad, salawat dan salam kepadanya, yang memiliki begitu banyak sahabat yang derajat paling tinggi dalam kesalehan. Api syariat menyinggung pada fakta bahwa dia diizinkan, bahkan diperintahkan, untuk memerangi musuh-musuhnya. </text:span></text:p>
      <text:p text:style-name="P735">Dalam Injil Matius, kita mendapati sebuah ayat yang menarik <text:s/>di mana Yesus (Nabi Isa) berkata:</text:p>
      <text:p text:style-name="P678">Belum pernahkah kamu baca dalam Kitab Suci: “Batu yang dibuang oleh tukang-tukang bangunan telah menjadi batu penjuru: hal itu terjadi dari pihak Tuhan, suatu perbuatan ajaib di mata kita. Sebab itu, Aku berkata kepadamu, bahwa Kerajaan Allah akan diambil dari padamu dan akan diberikan kepada suatu bangsa yang akan menghasilkan buah Kera<text:soft-page-break/>jaan itu. Dan barangsiapa jatuh ke atas batu itu, ia akan hancur dan barangsiapa ditimpa batu itu, ia akan remuk.” <text:span text:style-name="T762">(</text:span><text:span text:style-name="T1096">Injil </text:span><text:span text:style-name="T762">Matius 21:42-44)</text:span></text:p>
      <text:p text:style-name="P688"><text:span text:style-name="T1521">Batu penjuru</text:span><text:span text:style-name="T1521"><text:note text:id="ftn28" text:note-class="footnote"><text:note-citation>30</text:note-citation><text:note-body><text:p text:style-name="P38">Pen. Batu penjuru adalah batu yang ditempatkan pada bagian puncak suatu bangunan (khususnya bangunan abad pertengahan pada arsitektur <text:span text:style-name="T2271">E</text:span>ropa, misalnya gerbang atau gapura) yang menjadi penutup dari pengerjaan bangunan itu. </text:p></text:note-body></text:note></text:span><text:span text:style-name="T1512"> ini tidaklah mungkin Nabi Isa, karena ayat ini menyinggung pada kemenangan yang menentukan </text:span><text:span text:style-name="T1522">dari </text:span><text:span text:style-name="T1512">pengikut “</text:span><text:span text:style-name="T330">sang batu penjuru</text:span><text:span text:style-name="T1512">”. Tidak seorang pun yang pernah </text:span><text:span text:style-name="T1523">dihancurkan karena mereka menolak agama Nasrani. Agama Nasrani menyebar di kerajaan Romawi hanya sesudah ia mengalami beberapa perubahan dan dipertemukan dengan agama Romawi. Kekuasaan barat terhadap seluruh dunia diperoleh melalui pemikiran ilmiah yang menang terhadap gereja abad pertengahan, dan mengambil </text:span><text:span text:style-name="T1522">bentuk </text:span><text:span text:style-name="T1523">kolonialisme yang begitu kejam. <text:s/></text:span></text:p>
      <text:p text:style-name="P736">Islam, di sisi lain, menguasai hampir setengah dari <text:span text:style-name="T2269">D</text:span>unia <text:span text:style-name="T2269">L</text:span>ama selama beberapa abad. Kemurniannya yang asli tidak pernah terkotori, musuh-musuhnya dikalahkan beberapa kali, dan ia berhasil mempertahankan dirinya terhadap agama Nasrani. Akhir-akhir ini, Islam sekali lagi bangkit sebagai agama yang otentik dan murni, juga cara hidup, dan harapan bagi keselamatan manusia. Kemudian, Nabi Isa sendiri menyinggung ini dengan menyatakan bahwa kerajaan Tuhan akan diambil dari para pengikutnya dan akan diberikan kepada orang-orang yang menghasilkan buahnya, seperti yang disebutkan di atas. </text:p>
      <text:p text:style-name="P689"><text:span text:style-name="T1512">Lebih <text:s/>lanjut, dalam mengatakan secara rinci apa yang dicatatkan di dalam Sahih al-Bukhari dan Muslim, Nabi Muhammad, salawat dan salam kepadanya, menggambarkan dirinya sebagai sebuah “</text:span><text:span text:style-name="T331">batu penjuru</text:span><text:span text:style-name="T1512">,” dengan demikian menyempurnakan bangunan dari risalah kenabian. </text:span></text:p>
      <text:p text:style-name="P689"><text:span text:style-name="T1512">Rujukan lain terhadap Nabi Muhammad, salawat dan salam kepadanya, ditemukan di dalam Injil Yohanes: Siapa itu “</text:span><text:span text:style-name="T332">paraklit, ruh dari kebenaran,</text:span><text:span text:style-name="T1512">” </text:span><text:span text:style-name="T1524">yang disinggung oleh Yesus di ayat berikut ini:</text:span></text:p>
      <text:p text:style-name="P689"><text:span text:style-name="T332">Namun benar yang </text:span><text:span text:style-name="T333">k</text:span><text:span text:style-name="T332">u katakan ini kepadamu: </text:span><text:span text:style-name="T334">a</text:span><text:span text:style-name="T332">dalah lebih berguna bagi kamu, jika </text:span><text:span text:style-name="T335">a</text:span><text:span text:style-name="T332">ku pergi. Sebab jikalau </text:span><text:span text:style-name="T335">a</text:span><text:span text:style-name="T332">ku tidak pergi, </text:span><text:span text:style-name="T335">Paraklit (Sang Penghibur)</text:span><text:span text:style-name="T332"> itu tidak akan datang kepadamu, tetapi jikalau </text:span><text:span text:style-name="T335">a</text:span><text:span text:style-name="T332">ku pergi, </text:span><text:span text:style-name="T335">a</text:span><text:span text:style-name="T332">ku akan mengutus </text:span><text:span text:style-name="T335">d</text:span><text:span text:style-name="T332">ia kepadamu. Dan kalau </text:span><text:span text:style-name="T336">i</text:span><text:span text:style-name="T332">a datang, </text:span><text:span text:style-name="T337">i</text:span><text:span text:style-name="T332">a akan menginsafkan dunia akan dosa, kebenaran dan penghakiman. </text:span><text:span text:style-name="T1524">(</text:span><text:span text:style-name="T1525">Injil </text:span><text:span text:style-name="T1524">Yohanes 16:7-8)</text:span></text:p>
      <text:p text:style-name="P690"><text:span text:style-name="T1512">Di dalam ayat ini, Nabi Muhammad, salawat dan salam kepadanya, dinyatakan sebagai Paraklit, sebuah kosakata Yunani </text:span><text:span text:style-name="T1526">(</text:span><text:span text:style-name="T338">parakletos</text:span><text:span text:style-name="T1526">)</text:span><text:span text:style-name="T1512"> yang berarti “</text:span><text:span text:style-name="T293">yang menjadi pembeda antara yang benar dengan yang salah.</text:span><text:span text:style-name="T1512">” </text:span><text:soft-page-break/><text:span text:style-name="T1512">Para penafsir Nasrani telah memberikan kata ini makna yang berbeda, misalnya “</text:span><text:span text:style-name="T293">pembimbing</text:span><text:span text:style-name="T1512">” (Gideon Internasional), <text:s/>“</text:span><text:span text:style-name="T293">pembantu</text:span><text:span text:style-name="T1512">” (Masyarakat Alkitab Amerika), atau “</text:span><text:span text:style-name="T293">penghibur</text:span><text:span text:style-name="T1512">” (Persekutuan Alkitab Suci), dan menyatakan bahwa itu menyinggung kepada Roh Kudus. Namun mereka tidak pernah bisa memastikan apakah Roh Kudus datang dan melalukan apa yang Yesus perint</text:span><text:span text:style-name="T1527">ahkan</text:span><text:span text:style-name="T1512"> untuk dia lakukan. </text:span></text:p>
      <text:p text:style-name="P737">Jika, berdasarkan Nasrani, Roh Kudus adalah malaikat Jibril, maka dia telah datang beberapa kali kepada Nabi Muhammad untuk membawa wahyu dari Allah. Lebih lanjut, Yesus menyebutkan dan meramalkan Paraklit dengan berbagai nama, namun selalu dengan tujuan yang sama, seperti yang terlihat pada ayat berikut: </text:p>
      <text:p text:style-name="P690"><text:span text:style-name="T293">Ketika Paraklit datang—ruh dari kebenaran—yang datang dari sisi Bapak, <text:s/>dia akan menjadi saksi atasku. </text:span><text:span text:style-name="T1512">(Yohanes 15:26) </text:span></text:p>
      <text:p text:style-name="P691"><text:span text:style-name="T293">Saya ingin mengatakan banyak hal kepadamu, lebih dari yang bisa kamu pikul. Namun ketika dia, ruh dari kebenaran, datang, <text:s/>dia akan membimbingmu ke dalam kebenaran. Dia tidak akan berbicara atas kehendaknya, dia hanya berbicara apa yang ia dengarkan, dan dia akan mengatakan kepadamu apa yang akan datang nanti. Dia akan membawa kemenangan bagiku dengan membawa apa yang menjadi milikku dan membuatnya diketahui olehmu </text:span><text:span text:style-name="T1512">(Yohanes 16:12-14) </text:span></text:p>
      <text:p text:style-name="P691"><text:span text:style-name="T1512">Ini hanya beberapa dari perkataan di Alkitab yang menyinggung tentang Nabi Muhammad, salawat dan salam kepadanya. Mendiang </text:span><text:span text:style-name="T293">Hussain Jisri</text:span><text:span text:style-name="T1512"> menemukan 114 penyebutan serupa dan mengutipnya di dalam karyanya </text:span><text:span text:style-name="T293">Risala al-Hamidiya</text:span><text:span text:style-name="T1512">. </text:span></text:p>
      <text:h text:style-name="P66" text:outline-level="2"><text:bookmark-start text:name="__RefHeading___Toc15239_3975774274"/>Kehidupannya<text:bookmark-end text:name="__RefHeading___Toc15239_3975774274"/></text:h>
      <text:p text:style-name="P892">Seluruh <text:span text:style-name="T2272">ke</text:span>hidup<text:span text:style-name="T2272">an </text:span>Nabi Muhammad membuktikan kerasulannya dan meramalkan kenabiannya. Tinjau beberapa fakta berikut: </text:p>
      <text:list xml:id="list596480613" text:style-name="L50">
        <text:list-item>
          <text:p text:style-name="P1017">Kejadian yang luar biasa pada malam <text:span text:style-name="T2273">kelahirannya</text:span>, karakter yang <text:span text:style-name="T2273">berbeda yang ditunjukkannya bahkan ketika masih kanak-kanak, dan tanda-tanda yang memiliki makna yang dilihat orang ada padanya semuanya menandakan bahwa dia akan menjalankan misi yang begitu besar.</text:span><text:span text:style-name="T2273"><text:note text:id="ftn29" text:note-class="footnote"><text:note-citation>31</text:note-citation><text:note-body><text:p text:style-name="P39">Sebagai contoh, sebagian besar berhala-berhala di Ka’bah terguling; istana dari Raja Persia berguncang dan terbelah, dan <text:span text:style-name="T2274">lantainya yang ke-14 runtuh; sebuah danau kecil di Persia kering hingga menjadi tanah; dan api yang disembah oleh pendeta di Istakhrabad padam (api itu terus menyala selama 1000 tahun)</text:span></text:p></text:note-body></text:note></text:span><text:span text:style-name="T2273"> </text:span></text:p>
        </text:list-item>
        <text:list-item>
          <text:p text:style-name="P1018"><text:soft-page-break/>Menjelang kenabiannya, dia menentang ketidakadilan dan bergabung dengan gerakan semacam Hilf al-Fudul, yang melindungi yang lemah dan mengembalikan hak-hak <text:s/>yang dirampas. </text:p>
        </text:list-item>
        <text:list-item>
          <text:p text:style-name="P999">Meskipun berasal dari keturunan yang mulia, dia tidak pernah hidup dalam kemewahan; melainkan, dia tumbuh sebagai seorang anak yatim yang dalam perlindungan kakeknya dan kemudian pamannya. Berapa pun uang yang diperolehnya dari perdagangan sebelum <text:span text:style-name="T2272">dan </text:span>sesudah pernikahannya digunakan untuk membantu anak yatim, janda, dan orang-orang miskin. Jadi, dia tidak pernah hidup mewah dan tidak memiliki pendukung yang kuat. </text:p>
        </text:list-item>
        <text:list-item>
          <text:p text:style-name="P999">Meskipun kerusakan moral di dalam masyarakatnya, dia hidup <text:span text:style-name="T2272">dengan penuh kemuliaan, berdisiplin, dan menegakkan moral dalam kehidupannya. Selama masa kanak-kanak, dia hanya berniat sebanyak dua kali mengunjungi pesta pernikahan, namun kemudian tertidur pada kedua kesempatan tersebut. (Jadi, dia tidak melihat hal-hal yang tidak pantas dan praktik-praktik yang nantinya dilarang oleh Islam.) Ketika dua berumur 25 tahun, dia menikah dengan Khadijah, seorang janda berusia 40 tahun yang sangat dihormati. Dia hanya menikah kembali sesudah kematiannya 25 tahun kemudian. Mereka yang mengetahuinya berkata dia begitu malu layaknya seorang gadis muda begitu diminta untuk menikah. </text:span></text:p>
        </text:list-item>
        <text:list-item>
          <text:p text:style-name="P1000">Masa kanak-kanak dan <text:span text:style-name="T2275">masa </text:span>muda merupakan sebuah permulaan bagi kenabiannya. Bahkan para musuhnya menyebutnya sebagai “<text:span text:style-name="T5">al-amin,</text:span>” <text:span text:style-name="T762">karena tidak ada seorang pun yang bisa membantah bahwa dia merupakan seorang yang begitu jujur dan bisa dipercaya. Orang-orang berkata: “</text:span><text:span text:style-name="T5">jika kamu bepergian, kamu bisa mempercayai keluargamu </text:span><text:span text:style-name="T140">dan harta benda kepada Muhammad tanpa keraguan.</text:span><text:span text:style-name="T762">” </text:span><text:span text:style-name="T1097">Suatu kali ketika kaum Quraisy sedang memperbaiki Ka’bah, terdapat pertanyaan dari beberapa orang dan pemuka-pemuka suku yang muncul mengenai siapakah yang akan mene</text:span><text:span text:style-name="T1098">m</text:span><text:span text:style-name="T1097">patkan kembali Hajar Aswad (batu hitam). Untuk mencegah pertengkaran, mereka semua setuju untuk mempercayakan Muhammad untuk memutuskan</text:span><text:span text:style-name="T1098">nya</text:span><text:span text:style-name="T1097">. Dia memerintahkan mereka untuk membawa sepotong kain, yang kemudian dibentangkannya di </text:span><text:span text:style-name="T1098">atas </text:span><text:span text:style-name="T1097">tanah. Menempatkan Hajar Aswad di atasnya, dia kemudian meminta setiap kepala suku untuk mengangkat sudut-sudutnya. Ketika Hajar Aswad diangkat pada ketinggian tertentu, dia kemudian meletakkannya pada tempatnya. </text:span></text:p>
        </text:list-item>
        <text:list-item>
          <text:p text:style-name="P1001"><text:span text:style-name="T1097">M</text:span><text:span text:style-name="T762">uhammad adalah seorang yang buta huruf. Sepanjang hidupnya, tidak seorang pun yang mengajarkannya dan tidak satu pun budaya tulis </text:span><text:soft-page-break/><text:span text:style-name="T762">menulis yang mempengaruhinya. Menjelang usianya yang ke-40 dia kemudian menyepi di gua Hira. Suatu hari dia muncul dengan sebuah pesan yang baru untuk memulihkan luka-luka umat manusia, dan menantang <text:s/>para pujangga yang hebat untuk menghasilkan sesuatu yang semisalnya. </text:span></text:p>
        </text:list-item>
        <text:list-item>
          <text:p text:style-name="P1002"><text:span text:style-name="T762">Para musuhnya tidak pernah menuduhnya berbohong atau berkhianat. Untuk mencegah penyebaran Islam, mereka menyebutnya sebagai penyair, tukang sihir atau tukang tenung, atau orang gila. Terkadang mereka berusaha membenarkan penolakan mereka dengan dalih semisal: “</text:span><text:span text:style-name="T5">jika hanya Al-Quran ini diturunkan kepada salah satu pemuka dari dua kota (Mekkah dan Taif).</text:span><text:span text:style-name="T762">” </text:span></text:p>
        </text:list-item>
        <text:list-item>
          <text:p text:style-name="P1003"><text:span text:style-name="T762">Bagaimana bisa seorang yang berusia 40 tahun, </text:span><text:span text:style-name="T1099">yang </text:span><text:span text:style-name="T762">diakui secara menyeluruh oleh masyarakatnya sebagai orang yang sepenuhnya jujur dan bisa dipercaya, seseorang yang tidak memiliki kecacatan moral dan intelektual, tiba-tiba saja dan tanpa diduga-duga mulai berbohong dan menipu kaumnya tanpa pernah bisa diketahui? Bahkan para musuhnya yang telah mengetahuinya bertahun-tahun tidak pernah menuduhnya seperti itu. Mereka tidak pernah menemukannya berbohong, tidak pernah bisa mengalahkan tantangannya untuk menghasilkan karya semacam itu, dan tidak pernah bisa merusak citranya. Sesudah bertahun-tahun peperangan yang dipicu oleh persoalan dasar, bahkan musuh-musuhnya yang paling keras (misalnya Abu Umayyah, Abu Sufyan bin <text:s/>Harb, Amru bin al-Ash, dan Ikrima bin Abi Jahal) pada akhirnya menerima kebenaran dari risalahnya. </text:span></text:p>
        </text:list-item>
      </text:list>
      <text:p text:style-name="P769">Ketika dia kemudian diberi amanah dengan kenabian, kehidupannya tidak berubah sama sekali. Terdapat beberapa hal yang perlu diperhatikan: </text:p>
      <text:list xml:id="list247503006" text:style-name="L80">
        <text:list-item>
          <text:p text:style-name="P1019">Jika <text:span text:style-name="T2276">Nabi Muhammad, salawat dan salam kepadanya, </text:span><text:span text:style-name="T2277">memelihara niat dan tujuan pribadi, mengapa dia menunggu hingga dia berusia 40 tahun untuk menyatakan kenabian? </text:span></text:p>
        </text:list-item>
        <text:list-item>
          <text:p text:style-name="P1004">Hingga berusia 40 tahun, tidak ada seorang pun yang pernah mendengar Muhammad memberikan pidato yang menarik, berbicara mengenai agama atau hal-hal yang bersifat metafisis; merumuskan hukum-hukum, atau menggenggam pedang. Mengapa dia mengalami perubahan begitu tiba-tiba <text:span text:style-name="T2278">dari seseorang </text:span><text:span text:style-name="T2279">yang pendiam, tidak begitu terkenal, dan tidak memiliki ketertarikan pada politik menjadi seorang tokoh penggerak terbesar yang pernah diketahui sepanjang sejarah? Dia menjelaskan masalah-masalah teologis dan metafisis, mengapa bangsa-bangsa mundur dan hancur, dan aturan-aturan dalam etika; memberikan hukum-hukum yang berkaitan dengan sosial budaya, pengaturan ekonomi, perilaku berkelompok, dan </text:span><text:soft-page-break/><text:span text:style-name="T2279">hubungan internasional; dan menjadi begitu berani di mana ia tidak pernah sekalipun mundur di dalam peperangan. Dia merubah kerangka berpikir dari masyarakat, wawasan global, kepercayaan, perilaku, dan moral. </text:span></text:p>
        </text:list-item>
        <text:list-item>
          <text:p text:style-name="P1005">Nabi <text:s/>Muhammad, salawat dan salam kepadanya, mencampurkan banyak peran dengan kemuliaan <text:span text:style-name="T2275">akhlaknya</text:span> ke dalam sebuah kepribadian. Dia merupakan seseorang yang penuh kebijaksanaan dan intuisi, sebuah penjelmaan dari ajaran-ajarannya; seorang negarawan yang agung dan seorang yang cerdas dalam siasat militer; seorang pembuat undang-undang juga seorang guru moral; <text:s/>menjadi pencerah spiritual dan pembimbing dalam agama. Dia melihat kehidupan secara menyeluruh, dan semua yang disentuhnya mengala<text:span text:style-name="T2280">m</text:span>i peningkatan dan perbaikan. Ajaran-ajarannya mengatur segala hal mulai hubungan internasional hingga tata cara makan, minum, tidur, dan kebersihan diri. Dia menggunakan ajaran-ajaran ini untuk membentuk suatu peradaban dan kebudayaan yang menghasilkan keseimbangan yang sempur, sensitif, dan <text:span text:style-name="T2281">indah dalam semua segi kehidupan yang sama sekali tidak memberi jejak bagi kesalahan, kekurangan, atau ketidaklengkapan yang bisa ditemukan padanya. Kekurangan dan ketidaksempurnaan yang bagaimana yang bisa menolaknya serta kedudukannya yang benar sebagai Nabi dan Pesuruh Allah? </text:span></text:p>
        </text:list-item>
        <text:list-item>
          <text:p text:style-name="P1006">Muhammad, salawat dan salam padanya, hidup sebagai yang paling miskin dalam masyarakatnya. Segala harta bendanya digunakan untuk menyebarkan Islam. Meskipun <text:span text:style-name="T2282">kemuliaannya</text:span>, dia menampakkan dirinya sebagai sosok yang awam dan rendah hati. Dia tidak pernah mencari balasan materi atau keuntungan, tidak pernah meninggalkan harta warisan bagi keturunannya, dan memerintahkan para pengikutnya untuk tidak mengambil baginya atau keturunannya. Kenyata<text:span text:style-name="T2283">a</text:span>nnya, dia melarang keluarganya dan keturunannya untuk menerima zakat (sedekah). </text:p>
        </text:list-item>
        <text:list-item>
          <text:p text:style-name="P1006">Muhammad, salawat dan salam kepadanya, adalah seorang yang pemaaf. Di Mekkah, <text:span text:style-name="T2284">penindasan yang terus-menerus pada akhirnya memaksa dia untuk berhijrah menuju Madinah. Akan tetapi, ketika pada akhirnya dia menaklukkan Mekkah tanpa adanya pertumpahan darah sesudah 5 tahun peperangan, dia memaafkan semua musuh-musuhnya, termasuk orang-orang yang munafik dan kafir. </text:span><text:span text:style-name="T2285">Dia mengetahui di mana kaum munafik berada, namun menutupi identitas mereka agar mereka bisa menikmati hak-hak sebagai penduduk yang seutuhnya hingga pada tahap pengakuan keimanan mereka dari luar bisa menjadi sebutan mereka. </text:span></text:p>
        </text:list-item>
        <text:list-item>
          <text:p text:style-name="P1007">Nabi Muhammad, salawat dan salam padanya, secara khusus begitu <text:soft-page-break/>senang dengan anak-anak. Kapan pun dia melihat anak-anak menangis, dia akan duduk di dekatnya dan mengatakan perasaannya. Dia merasakan kesakitan seorang ibu untuk anaknya lebih dari diri sang ibu sendiri. Suatu <text:span text:style-name="T2286">ketika </text:span><text:s/>dia berkata: “<text:span text:style-name="T5">Saya berdiri dalam salat dan ingin memanjangkannya. Akan tetapi, saya mendengar seorang anak kecil menangis dan kemudian memperpendek salat demi ibu si anak tadi, yang ikut dalam salat berjamaah.</text:span>” <text:span text:style-name="T762">Dia menggendong anak tadi dengan tangannya dan memeluknya, terkadang meletakkannya di bahunya. Pada binatang, suatu waktu dia berkata bahwa seorang pelacur telah dibimbing kepada kebenaran oleh Allah dan pada akhirnya masuk ke dalam surga karena memberikan air bagi seekor anjing yang kehausan, sementara wanita lainnya dilemparkan ke dalam neraka karena membiarkan seekor kucing mati kelaparan. </text:span></text:p>
        </text:list-item>
        <text:list-item>
          <text:p text:style-name="P1008">Nabi Muhammad, salawat dan salam kepadanya, adalah begitu lembut dan tidak pernah menyikapi sesuatu secara pribadi. Ketika orang-orang mengolok-olok istrinya Aisya<text:span text:style-name="T2287">h</text:span>, semoga Allah meridainya, dia tidak pernah menghukum mereka sesudah ia dibersihkan namanya. Suku-suku badui biasa datang menemuinya dan berperilaku tidak sepatutnya; dia bahkan tidak mengerinyitkan dahi pada mereka. </text:p>
        </text:list-item>
        <text:list-item>
          <text:p text:style-name="P1009"><text:span text:style-name="T762">Dia merupakan seseorang yang sangat dermawan, dan senang membagikan apa-apa yang dipunyainya. </text:span><text:span text:style-name="T1100">Sesudah kenabian diturunkan kepadanya, dia dan istrinya yang kaya raya Khadijah, menghabiskan seluruh yang mereka miliki di jalan Allah. Ketika Khadijah, semoga Allah meridainya, wafat, mereka begitu miskin di mana ia harus meminjam uang untuk membeli kain kafan untuk seseorang yang pertama kali masuk Islam dan merupakan pengikutnya yang paling pertama. </text:span></text:p>
        </text:list-item>
      </text:list>
      <text:p text:style-name="P982">Berdasarkan Rasulullah, dunia ini bagaikan sebuah pohon di mana bayangannya menaungi orang-orang yang <text:span text:style-name="T2288">sedang </text:span>dalam perjalanan panjang. Tidak akan ada seorang pun yang akan hidup selama-lamanya, jadi orang-orang harus menyiapkan dirinya untuk bagian kedua dari perjalan<text:span text:style-name="T2288">an</text:span>nya: yakni Surga atau Neraka. <text:span text:style-name="T2288">Misinya adalah untuk membimbing orang-orang kepada kebenaran dengan semua cara yang diizinkan, yang mana dilakukannya. Suatu ketika Umar bin Khattab melihat </text:span><text:span text:style-name="T2287">beliau</text:span><text:span text:style-name="T2288"> berbaring di tikar yang kasar dan menangis, kemudian berkata: </text:span></text:p>
      <text:p text:style-name="P983">Ya Rasulullah! Jika seorang raja tidur di ranjang yang berbulu halus, engkau berbaring di tikar yang kasar. Engkau adalah pesuruh Allah dan dengan demikian lebih pantas mendapatkan kemudahan hidup dibandingkan orang mana pun. Rasulullah menjawab: apakah kamu setuju bahwa <text:soft-page-break/>[kem<text:span text:style-name="T2289">e</text:span>wahan] dunia menjadi milik mereka namun apa yang di akhirat menjadi milik kita?</text:p>
      <text:p text:style-name="P770"><text:span text:style-name="T2289">Islam tidak mendukung gaya hidup sebagai pertapa. Ia datang untuk menjamin keadilan dan ketenteraman umat manusia, dan memperingati orang-orang untuk menentang pemuasan yang berlebihan. Untuk alasan ini, banyak muslim yang memilih cara hidup yang sederhana. Meskipun umat muslim secara umum menjadi kaya-raya sepeninggal Rasulullah, salawat dan salam padanya, Khalifah Abu bakar, Umar bin Khattab, dan Ali </text:span><text:span text:style-name="T2287">bin </text:span><text:span text:style-name="T2289">Abi Thalib lebih memilih hidup dalam kesederhanaan sebagian karena kecenderungan mereka dan sebagian lagi </text:span><text:span text:style-name="T2290">karena </text:span><text:span text:style-name="T2289">mengikuti contoh yang </text:span><text:span text:style-name="T2287">dengan ketat </text:span><text:span text:style-name="T2289">diajarkan </text:span><text:span text:style-name="T2287">oleh </text:span><text:span text:style-name="T2289">Nabi Muhammad. Banyak muslim lainnya juga membuat pilihan yang sama. </text:span></text:p>
      <text:list xml:id="list1206355369" text:style-name="L81">
        <text:list-item>
          <text:p text:style-name="P771">Nabi Muhammad, salawat dan salam padanya, adalah orang yang paling santun. Ketika dia mencapai kedudukan yang lebih tinggi, dia juga meningkatkan kerendahan hatinya dan pengabdiannya kepada Allah. Dia lebih memilih menjadi seorang nabi sekaligus hamba ketimbang menjadi nabi yang bertindak sebagai raja. Ketika membangun masjid Nabawi di Madinah, dia membawa dua balok batu bata yang dikeringkan sementara yang lainnya membawa satu saja. Ketika menggali parit di sekitar Madinah sebagai pertahanannya selama perang Khandaq, para sahabat melingkarkan sebuah batu di sekitar perutnya karena kelaparan; Rasulullah melingkarkan dua buah batu. Ketika seorang laki-laki mulai bergetar karena tampilan beliau yang begitu menakjubkan, <text:span text:style-name="T2291">Rasulullah diam, sambil berkata: “</text:span><text:span text:style-name="T141">tidak perlu takut, saudaraku. Saya juga seorang laki-laki sepertimu, yang ibunya biasa memberi</text:span><text:span text:style-name="T142">nya</text:span><text:span text:style-name="T141"> makan dengan roti kering.” </text:span><text:span text:style-name="T1101">Seorang wanita yang kurang waras suatu ketika menarik beliau dengan tangannya sambil berkata: “</text:span><text:span text:style-name="T141">pergilah denganku dan lakukan pekerjaan rumahku.</text:span><text:span text:style-name="T1101">”</text:span><text:span text:style-name="T141"> </text:span><text:span text:style-name="T1101">Rasulullah, salawat dan salam padanya, melakukan seperti apa yang dia minta. Aisyah berkata bahwa Rasulullah menempel pakaiannya, memperbaiki sepatunya, dan membantu istrinya dalam pekerjaan rumahnya. </text:span></text:p>
        </text:list-item>
      </text:list>
      <text:p text:style-name="P695">Ali, semoga Allah meridainya, menggambarkan Rasulullah, salawat dan salam kepadanya, sebagai berikut: </text:p>
      <text:p text:style-name="P772"><text:span text:style-name="T762">Rasulullah adalah orang yang begitu dermawan dalam memberi dan paling lunak dan paling pertama dari mereka dalam kesabaran dan keteguhan. Dia adalah orang yang paling benar dalam ucapannya, yang paling ramah dan santun dalam bersahabat serta paling terhormat dalam keluarganya. Siapa pun yang melihatnya pertama-tama akan merasakan kekagum</text:span><text:soft-page-break/><text:span text:style-name="T762">an terhadapnya namun siapa pun yang mengenalnya lebih dekat akan menjadi tertarik kepadanya lebih jauh, dan siapa pun yang mencoba menggambarkannya akan berkata: “</text:span><text:span text:style-name="T5">saya tidak pernah melihat seorang pun yang sepertinya, salawat dan salam kepadanya, entah sebelumnya atau sesudahnya.</text:span><text:span text:style-name="T762">”</text:span></text:p>
      <text:p text:style-name="P695">Selain dari membawa wahyu dari Allah dengan menjalankan misi kenabian, siapa yang akan menjalankan kehidupan yang begitu sederhana tersebut seperti Nabi Muhammad, salawat dan salam kepadanya? Bagaimana bisa selain seorang Nabi? Apakah ada sanggahan yang bisa diberikan terhadap kenabian beliau? </text:p>
      <text:h text:style-name="P66" text:outline-level="2"><text:bookmark-start text:name="__RefHeading___Toc15241_3975774274"/>Karakter dan Moral<text:span text:style-name="T2292">itas</text:span>nya yang Tinggi<text:bookmark-end text:name="__RefHeading___Toc15241_3975774274"/></text:h>
      <text:list xml:id="list3385835875" text:style-name="L82">
        <text:list-item>
          <text:p text:style-name="P1010">Jika pencapaian yang begitu mengagumkan, kekayaan, dan popularitas tidak mengubah seorang laki-laki, dan dia akan tetap rendah hati seperti halnya dia pada permulaan karirnya, ini menunjukkan kekuatan karakter yang begitu mengesankan, juga moralitas, dan perilaku. Meskipun pencapaiannya yang tidak ada tandingannya, yang memaksa bahkan orang-orang kafir dan ateis untuk menganggapnya sebagai manusia yang paling hebat sepanjang masa, Nabi Muhammad, salawat dan salam <text:span text:style-name="T2293">ke</text:span>padanya, lebih miskin dan lebih rendah hati <text:span text:style-name="T2294">ketika memasuki Mekkah dengan kemenangan ketimbang dia pada permulaan misinya. </text:span></text:p>
        </text:list-item>
        <text:list-item>
          <text:p text:style-name="P1011">Wajah seseorang menyingkapkan karakter dan kejiwaannya. Mereka yang melihat Nabi Muhammad, salawat dan salam padanya, tidak akan <text:span text:style-name="T2295">menolongnya namun mengagumi akan </text:span>penampilannya, dan jika tidak diakibatkan <text:span text:style-name="T2295">oleh </text:span>prasangka, akan mengakui kebenarannya. Sebagai contoh, Abdullah bin Salam, seorang cend<text:span text:style-name="T2293">e</text:span>kiawan Yahudi paling terkemuka pada saat itu, beriman kepadanya pada pandangan pertama, dengan mengatakan: “<text:span text:style-name="T5">seseorang dengan wajah seperti itu tidak akan pernah berbohong.</text:span>”</text:p>
        </text:list-item>
        <text:list-item>
          <text:p text:style-name="P1012">Jika kunang-kunang berkata ia adalah matahari, itu akan bertahan hingga terbitnya matahari. Orang Turki pernah berkata, lilin yang berbohong hanya terbakar hingga waktu tidur, yang berarti bahwa kebohongan tidak akan bertahan lama. Jadi, seseorang penipu yang berpura-pura sebagai Nabi, sesegera mungkin akan tersingkap, dan tidak ada yang akan bisa menerima pengakuannya. </text:p>
        </text:list-item>
        <text:list-item>
          <text:p text:style-name="P1012">Bahkan orang yang paling diabaikan dari sekelompok kecil manusia tidak akan berbohong dengan tanpa rasa bersalah dan secara terbuka, tan<text:soft-page-break/>pa kemudian mengakuinya. Nabi Muhammad, salawat dan salam kepadanya, menantang setiap orang yang datang hingga Hari Kiamat. Dia banyak memberikan pidato yang begitu penting pada khalayak banyak mengenai <text:span text:style-name="T2293">misi yang besar</text:span>, <text:s/><text:span text:style-name="T2296">dengan begitu mudah dan lepas, tanpa rasa ragu ataupun bimbang, dengan penuh kerendahan hati dan keseriusan, dan dalam cara </text:span><text:span text:style-name="T2297">yang meyakinkan dan menyemangati yang bisa menekan para musuh-musuhnya. </text:span></text:p>
        </text:list-item>
        <text:list-item>
          <text:p text:style-name="P1013">Seseorang yang buta huruf tidak akan bisa berbicara mengenai sesuatu yang membutuhkan pengetahuan para ahli, khususnya yang ahli di bidang tersebut. Akan tetapi, Nabi Muhammad, salawat dan salam kepadanya, berbicara tentang berbagai masalah mulai dari teologi dan metafisis, hingga pada sejarah dan pengobatan, fisika dan biologi, dan tidak satu pun yang saling bertentangan. Dia menantang kehebatan umatnya (dalam sastra, kefasihan, dan orasi), namun tidak satu pun yang mereka buat bisa menandingi Al-Quran. </text:p>
        </text:list-item>
        <text:list-item>
          <text:p text:style-name="P1013"><text:span text:style-name="T342">Orang-orang tidak akan mengorbankan hidupnya, kekayaannya, dan reputasinya, dan menanggung penderitaan dan penindasan untuk kebohongan, kecuali jika mereka mendambakan kekayaan yang lebih banyak </text:span><text:span text:style-name="T391">lagi</text:span><text:span text:style-name="T342">, dan kedudukan duniawi yang lebih tinggi. </text:span>Sebelum kenabian dirinya, Nabi Muhammad, salawat dan salam kepadanya, adalah sangat terhormat dan dihargai. <text:span text:style-name="T2298">Sesudah kenabiannya, dia berhadapan dengan penderitaan dan penindasan, dan menghabiskan seluruh yang dimilikinya untuk perjuangannya. Para musuhnya mencemooh, mengolok-olok, bahkan memukulnya. Pada akhirnya memaksanya <text:s/>keluar dari tanah airnya, mereka kemudian unjuk kekuatan dalam menghadapinya. </text:span><text:span text:style-name="T2299">Dia menanggung ini semua tanpa berkeluh kesah dan meminta Allah Yang Maha Kuasa untuk mengampuni mereka, karena apa </text:span><text:span text:style-name="T2300">yang </text:span><text:span text:style-name="T2299">dia inginkan adalah untuk melihat setiap orang menjadi beriman dan menyembah Alah yang esa semata-mata, sehingga mendapatkan kejayaan di dunia dan akhirat dan selamat dari siksaan api neraka. </text:span></text:p>
        </text:list-item>
        <text:list-item>
          <text:p text:style-name="P1014">Sejarah penuh dengan orang yang mengatakan satu hal dan melakukan hal lainnya, tidak pernah mendapatkan pengikut yang banyak dan setia. Ide mereka sama sekali tidak merubah pribadi seseorang secara permanen, juga sistem yang mereka ciptakan tidak bertahan selepas kepergian mereka pada masa kapan pun. Akan tetapi, <text:s/>Nabi Muhammad, salawat dan salam kepadanya, dengan sungguh-sungguh dan penuh ketulusan melaksanakan apa yang diajarkannya, dan merupakan ahli ibadah yang begitu taat terha<text:soft-page-break/>dap Sang Pencipta dan juga seorang pengikut hukum-hukum agama. Ini menunjukkan pendiriannya yang teguh terhadap dakwahnya dan bahwa ia merupakan pesuruh Allah yang diutus untuk membimbing umat manusia ke jalan yang benar. </text:p>
        </text:list-item>
        <text:list-item>
          <text:p text:style-name="P1015">Karakter setiap orang biasanya sudah terbentuk ketika mereka menginjak <text:span text:style-name="T2301">3</text:span>0 tahun dan tidak akan berubah banyak sesudahnya. Untuk merubah karakter seseorang sesudah 40 tahun adalah hal yang tidak mungkin. Jika terdapat satu saja ketidaksempurnaan dan cacat pada karakternya, semoga Allah menjauhkannya, maka itu tentu saja akan nampak sebelum kenabian beliau. Apakah masuk akal bahwa seseorang yang dikenal oleh masyarakatnya sebagai orang yang paling jujur dan paling lurus <text:span text:style-name="T2302">tiba-tiba saja, pada usia 40 tahun, mengambil peran sebagai seorang pembohong besar dan menipu kaumnya?</text:span></text:p>
        </text:list-item>
        <text:list-item>
          <text:p text:style-name="P1016"><text:span text:style-name="T2302">Seorang pembohong tidak akan memperoleh dan mempertahankan sejumlah besar pengikut yang setia yang bersedia untuk mengorbankan dirinya. Bahkan Nabi Musa dan Nabi Isa tidak memiliki pengikut semacam itu. Bangsa Yahudi mengkhianati nabi mereka, ketika dia meninggalkan mereka selama 40 hari untuk menerima Taurat di Gunung Sinai, dengan menyembah sapi emas yang dibuat oleh Samiri. Bahkan sesudah bertahun-tahun penggemblengan secara spiritual dan intelektual di gurun pasir, hanya dua orang hamba Allah yang taat yang bisa mengikutinya ketika Nabi Musa memerintahkan mereka untuk memerangi </text:span><text:span text:style-name="T2303">Amalek</text:span><text:span text:style-name="T2302">. </text:span><text:span text:style-name="T2304">Sementara untuk Nabi Isa, keselamatan atasnya, salah satu dari para pengikutnya yang </text:span><text:span text:style-name="T2305">paling berbakti </text:span><text:span text:style-name="T2304">[Yudas Iskariot] mengkhianatinya dan menyerahkannya kepada para musuhnya. </text:span></text:p>
        </text:list-item>
      </text:list>
      <text:p text:style-name="P892">Para sahabat begitu berbakti di mana mereka dengan sukarela mengorbankan segala sesuatu untuknya. Meskipun berada di antara kaum yang primitif dan berada dalam kebodohan tanpa memiliki adanya ide positif mengenai kehidupan sosial serta tata pemerintahan atau kitab panduan, dan terpuruk ke dalam kegelapan spiritual dan intelektual, Nabi Muhammad, salawat dan salam kepadanya, kemudian mengubah mereka menjadi para guru, pembimbing, dan pemimpin yang adil dari sebuah kawasan yang paling beradab dan sebuah negara dan masyarakat yang paling maju secara politik dan sosial. Para penggantinya juga dikagumi secara luas sejak itu—bahkan bagi mereka yang terus menentang Islam dan umat Muslim. </text:p>
      <text:p text:style-name="P773"><text:soft-page-break/>Juga, ada begitu banyak ulama <text:span text:style-name="T2306">yang terkemuka dan begitu terkenal, ilmuwan-ilmuwan terkenal, dan para guru spiritual telah dihasilkan oleh generasi-generasi yang terlahir sesudah para sahabat. Bagaimana mereka menciptakan sebuah peradaban, yang paling megah dan maju pada masanya juga di sepanjang masa, dengan mengikuti seorang pembohong? Semoga Allah menjauhkan pikiran tersebut!</text:span></text:p>
      <text:list xml:id="list2316743170" text:style-name="L83">
        <text:list-item>
          <text:p text:style-name="P984">Nabi Muhammad, salawat dan salam padanya, merupakan contoh yang sempurna <text:span text:style-name="T2307">dari ketinggian moral dan perilaku. Dia tampil di antara komunitas gurun pasir yang hanya menguasai bentuk-bentuk paling dasar dan peradaban dan hanya </text:span><text:span text:style-name="T2308">melaksanakan hal-hal yang tidak bermoral. Siapa yang </text:span><text:span text:style-name="T2309">menuntun dirinya menjadi seseorang yang paling bermoral dan bertakwa? Ayahnya wafat sebelum beliau dilahirkan; ibunya wafat ketika beliau berusia 6 tahun. Dia kemudian dibesarkan oleh kakeknya dan pamannya, namun bagaimana mereka bisa memberikan kesempurnaan ini kepadanya sementara hal tersebut tidak melekat pada diri mereka hingga pada tahap tertentu? Gurunya adalah Allah, karena beliau sendiri pernah berkata: “</text:span><text:span text:style-name="T143">Tuhanku membimbingku dan mengajarkan kepadaku perbuatan baik, dan seberapa baik </text:span><text:span text:style-name="T144">D</text:span><text:span text:style-name="T143">ia mengajariku dan seberapa indah Dia mengajariku perbuatan baik.</text:span><text:span text:style-name="T2309">” </text:span></text:p>
        </text:list-item>
        <text:list-item>
          <text:p text:style-name="P774">Sejarah telah melihat banyak orang-orang saleh. Akan tetapi, <text:s/>tidak seorang pun yang bisa menggabungkan segala <text:span text:style-name="T2310">akhlak</text:span> dan kebaikan yang ada padanya dengan begitu sempurna seperti halnya Nabi Muhammad, salawat dan salam kepadanya. Banyak orang-orang yang dermawan tidak bisa menunjukkan keberanian kapan dan di mana itu dibutuhkan, dan banyak orang-orang yang berani tidak bisa bersifat lemah lembut dan murah hati. Namun Nabi Muhammad, salawat dan salam kepadanya, menggabungkan pada kepribadiannya segala perilaku dan kebaikan pada tingkatnya yang tertinggi. </text:p>
        </text:list-item>
      </text:list>
      <text:p text:style-name="P775">Perilaku dan moral yang baik membutuhkan adanya keseimbangan. Sifat dermawan yang berlebihan menimbulkan pemborosan, penghematan yang berlebihan akan menimbulkan kekikiran, keberanian akan sulit dibedakan dengan ketergesaan, demikian pula dialektika dan penghasutan akan sulit dibedakan dengan kecerdasan. Kebaikan menghendaki pemahaman mengenai bagaimana cara bertindak pada kondisi-kondisi tertentu. <text:span text:style-name="T342">Sebagai contohnya, harga diri yang ditunjukkan oleh yang lemah kepada yang kuat, ketika dilihat oleh yang kuat akan menjadi sebuah kecongkakan; kerendahan hati yang ditunjukkan oleh yang kuat kepada yang lemah, ketika </text:span><text:soft-page-break/><text:span text:style-name="T342">dipandang oleh </text:span><text:span text:style-name="T392">yang lemah akan menjadi sebuah pelecehan diri sendiri.</text:span><text:span text:style-name="T2311"> Kesabaran dan pengorbanan seseorang (atas hak-haknya) adalah baik dan terpuji; ketika dilakukan pada hak-hak orang lain, bagaimanapun juga, adalah pengkhianatan. Orang-orang bisa saja menanggung kondisi mereka dengan sabar, namun mereka tidak akan melakukan hal tersebut untuk bangsanya. Kebanggaan dan kemarahan atas nama bangsa adalah hal terpuji, sementara itu tidak demikian jika dilakukan atas namanya sendiri. </text:span></text:p>
      <text:p text:style-name="P776">Nabi Muhammad memiliki keseimbangan dalam <text:span text:style-name="T2310">akhlak </text:span>dan kualitas moralnya; sangat berani jika dibutuhkan; sangat lunak, dan pemaaf, dan rendah hati di antara masyarakatnya; sangat terhormat namun begitu ramah; dan lebih dermawan dibandingkan dengan semua orang, namun juga sangat hemat dan menentang gaya hidup foya-foya. Secara singkat, dia merupakan perwujudan keseimbangan dalam semua perilaku dan sifat-sifat terpuji. </text:p>
      <text:list xml:id="list3484866827" text:style-name="L84">
        <text:list-item>
          <text:p text:style-name="P637"><text:span text:style-name="T684">Berdasarkan para ulama muslim, terdapat enam sifat-sifat paling utama dari para nabi: </text:span><text:span text:style-name="T685">yakni jujur, dapat dipercaya, fasih dalam menyampaikan perintah-perintah Allah, pandai, bebas dari salah, dan tidak menderita kekurangan baik fisik maupun mental. Sejarah mencatat bahwa Nabi Muhammad, salawat dan salam kepadanya, memiliki keenam sifat-sifat ini ini dalam bentuknya yang paling baik. </text:span></text:p>
        </text:list-item>
        <text:list-item>
          <text:p text:style-name="P777">Orang-orang sering kali harus membuat keputusan cepat yang bisa saja membuat mereka terlibat masalah kedepannya. Pencapaian Nabi Muhammad, salawat dan salam padanya, dibuat dalam waktu yang begitu singkat yakni selama 23 tahun, yang tanpa ada padanannya dalam sejarah umat manusia. Dia tidak pernah tersandung, dan keputusannya terbukti benar. Kemudian, tindakan dan ucapannya keduanya untuk kaumnya dan untuk generasi-generasi di masa yang akan datang tanpa memandang ruang ataupun waktu. Karena tidak satu pun dari pencapaiannya yang saling bertentangan, tidak seorang pun yang bisa mengkritik tindakannya, ucapannya, dan keputusannya. Bisakah seseorang yang bukan seorang Nabi yang dibimbing oleh Allah, yang Maha Mengetahui, memiliki kecerdasan, ramalan, kebijaksanaan, wawasan, akal sehat, dan kewaspadaan semacam itu? </text:p>
        </text:list-item>
      </text:list>
      <text:h text:style-name="P66" text:outline-level="2"><text:bookmark-start text:name="__RefHeading___Toc15243_3975774274"/>Pencapaiannya<text:bookmark-end text:name="__RefHeading___Toc15243_3975774274"/></text:h>
      <text:list xml:id="list3474954260" text:style-name="L85">
        <text:list-item>
          <text:p text:style-name="P985"><text:span text:style-name="T2312">Orang-orang biasanya me</text:span><text:span text:style-name="T2313">nganggap pekerjaan </text:span><text:span text:style-name="T2310">mereka </text:span><text:span text:style-name="T2313">lebih penting, </text:span><text:span text:style-name="T2310">lebih </text:span><text:span text:style-name="T2313">dibutuhkan, menguntungkan bagi kehidupan sosial, dan lebih sulit </text:span><text:soft-page-break/><text:span text:style-name="T2313">dibandingkan hal lainnya. Akan tetapi, meskipun setiap pekerjaan memiliki tingkat kesulitan dan fungsi sosial tertentu, mendidik orang-orang adalah jauh lebih sulit dan lebih penting untuk kehidupan sosial yang lebih sehat. </text:span></text:p>
        </text:list-item>
      </text:list>
      <text:p text:style-name="P796">Menumbuhkan orang-orang yang berpendidikan membutuhkan pendidik sejati yang memiliki tujuan yang jelas. Namun jika orang-orang yang dididik tersebut ingin berhasil, mereka (pen. Gurunya) harus memiliki apa-apa yang ingin mereka ajarkan dan <text:span text:style-name="T2314">bimbingkan</text:span> kepada murid-muridnya; mengetahui dengan dekat karakter dan potensi murid-muridnya, juga keinginan dan ambisinya, kekurangan dan kelebihan, dan juga tingkat pemahaman dan kemampuan mempelajari; dan mengetahui bagaimana cara memperlakukan mereka dalam berbagai keadaan, mencari pendekatan terhadap masalah mereka, dan mengambil mereka untuk mengganti sifat-sifat mereka yang tidak baik menjadi sifat-sifat yang baik. </text:p>
      <text:p text:style-name="P797">Orang-orang <text:span text:style-name="T2315">bisa saja </text:span>tidak hidup <text:span text:style-name="T2315">berdasarkan pandangan dan keyakinan mereka, </text:span><text:span text:style-name="T2316">hanya memiliki kualitas moral yang seadanya, atau memiliki titik kelemahan tertentu (misalnya mudah disogok, tidak peka, dan menumpuk kekayaan). Bagaimana kita harus memandang seorang pendidik yang merubah para muridnya dengan mengganti sepenuhnya kualitas mereka yang tidak baik menjadi kualitas yang baik, dan kemudian melanjutkannya dengan membentuk sebuah masyarakat yang berperan sebagai model bagi generasi selanjutnya; yang merubah bahan dasar dari batu, tembaga, dan besi, dan baru bara di tangan mereka menjadi perak, emas, batu mulia, dan permata? Mungkinkah pendidik semacam itu tidak dipandang sebagai seseorang yang luar biasa? Apa yang dicapai Nabi Muhammad, salawat dan salam kepadanya, dalam 23 tahun sebagai seorang pendidik bagi kaumnya adalah jauh melampaui apa yang bisa dicapai oleh pendidik semacam itu. </text:span></text:p>
      <text:list xml:id="list1067166839" text:style-name="L86">
        <text:list-item>
          <text:p text:style-name="P798">Tidak adanya <text:span text:style-name="T2317">paksaan</text:span> merupakan faktor penentu lain bagi pendidikan yang baik. <text:span text:style-name="T2318">Sanksi hukum, paksaan, dan kekuatan militer dan polisi hanya bisa berhasil dalam “</text:span><text:span text:style-name="T145">membimbing</text:span><text:span text:style-name="T2318">” </text:span><text:span text:style-name="T1102">orang-orang dalam waktu yang singkat. Jika perubahan itu bersifat permanen, maka orang-orang harus menempuhnya dengan sukarela, dalam artian mereka harus diyakinkan akan kebenarannya. Tidak seorang pun yang bisa mengenali kaumnya dengan begitu menyeluruh seperti halnya Nabi Muhammad, salawat dan salam kepadanya, atau berusaha mengadakan perubahan terhadap masyarakat yang tidak memiliki rasa belas kasih, berperangai kasar, senang berperang, tidak </text:span><text:soft-page-break/><text:span text:style-name="T1102">peduli dengan kebenaran, dan keras bagai batu karang menjadi sebuah masyarakat yang memberikan sebuah teladan hidup yang lengkap dan sempurna untuk generasi-generasi kedepannya. </text:span></text:p>
        </text:list-item>
        <text:list-item>
          <text:p text:style-name="P799"><text:span text:style-name="T1102">T</text:span><text:span text:style-name="T762">idak seorang pun yang bisa membimbing manusia di dalam setiap bidang kehidupan. Itu adalah hal yang sulit bagi siapa pun, </text:span><text:span text:style-name="T1103">bagaimanapun kemampuan dan kecerdasannya, untuk bisa menjadi seorang negarawan yang cakap, seorang komandan militer, ilmuwan yang cerdas, dan pendidik yang berhasil secara bersamaan. Akan tetapi, Nabi Muhammad, salawat dan salam kepadanya, merupakan seorang guru dalam bidang spiritual dan intelektual yang sempurna, negarawan dan komandan militer yang sangat cakap, seorang pendidik yang sangat efisien, dan cend</text:span><text:span text:style-name="T1104">e</text:span><text:span text:style-name="T1103">kiawan yang paling hebat yang pernah diketahui sepanjang sejarah.</text:span></text:p>
        </text:list-item>
        <text:list-item>
          <text:p text:style-name="P800"><text:span text:style-name="T762">Nabi Muhammad, salawat dan salam kepadanya, merupakan seorang praktisi yang paling terkemuka dari segala bentuk peribadahan dalam agama Islam, dan seorang muslim yang begitu mengenali Allah. Dia memperhatikan segala tata cara peribadahan, bahkan dalam keadaan bahaya. Dia tidak pernah meniru seorang pun, dan dengan sempurna menggabungkan permulaan dan akhir dari evolusi spiritual. Dia sama sekali tidak ada bandingannya dalam hal salat dan pengetahuannya tentang Allah. Dalam doa dan salatnya, dia menggambarkan </text:span><text:span text:style-name="T1105">Allah</text:span><text:span text:style-name="T762"> </text:span><text:span text:style-name="T1106">hingga </text:span><text:span text:style-name="T762">pada taraf tertentu dari pengetahuan </text:span><text:span text:style-name="T1107">Allah</text:span><text:span text:style-name="T762"> di mana tidak seorang pun muslim yang bisa mencapai derajat yang sama tentang pengetahuan dan penggambarannya terhadap Allah. </text:span></text:p>
        </text:list-item>
        <text:list-item>
          <text:p text:style-name="P986">Imannya sangat kuat, yakin, ajaib, mengangkat, dan mencerahkan di mana tidak ada satu pun ide kontemporer juga keyakinan, filosofi, atau ajaran yang bisa membuatnya menjadi ragu atau bimbang. Kemudian, semua wali dan ulama sepanjang masa, khususnya para sahabatnya, diuntungkan dari keimanan mereka, yang mereka akui berada pada tingkatan yang tertinggi. Fakta-fakta ini membuktikan bahwa keimanan beliau sama sekali tidak ada tandingannya. </text:p>
        </text:list-item>
        <text:list-item>
          <text:p text:style-name="P801"><text:span text:style-name="T762">Seperti halnya kesepakatan dari para nabi adalah bukti yang kuat mengenai keberadaan dan keesaan Allah, </text:span><text:span text:style-name="T1108">itu juga merupakan sebuah pengakuan yang kuat mengenai kerasulan dan kebenaran dari </text:span><text:span text:style-name="T1109">Nabi</text:span><text:span text:style-name="T1108"> Muhammad, salawat dan salam kepadanya. Sejarah memastikan bahwa semua sifat-sifat yang suci, mukjizat-mukjizat, dan fungsi-fungsi yang menandakan kebenaran dan kenabian dari para nabi, keselamatan atas mereka, ditemukan pada diri Nabi Muhammad hingga pada tingkatannya yang tertinggi. </text:span><text:soft-page-break/><text:span text:style-name="T1108">Para nabi meramalkan kedatangannya dengan memberikan kabar baik tentangnya di Taurat, Injil, dan Zabur, serta kitab-kitab lainnya (yang dikenal sebagai “</text:span><text:span text:style-name="T146">halaman-halaman</text:span><text:span text:style-name="T1108">” </text:span><text:span text:style-name="T1110">di dalam Al-Quran</text:span><text:span text:style-name="T1108">). </text:span><text:span text:style-name="T1111">Melalui dakwah dan mukjizat mereka, mereka memastikan dan </text:span><text:span text:style-name="T1104">melengkapi</text:span><text:span text:style-name="T1111"> dakwah dari Nabi Muhammad, yang merupakan nabi paling sempurna dan paling terkemuka.</text:span></text:p>
        </text:list-item>
      </text:list>
      <text:p text:style-name="P802"><text:span text:style-name="T1111">Ribuan para wali memperoleh kebenaran dan kesempurnaan, menunjukkan mukjizat, mendapatkan ilham mengenai hakikat dari sesuatu, dan membuat penemuan spiritual dengan mengikuti contoh dari </text:span><text:span text:style-name="T1112">Rasulullah</text:span><text:span text:style-name="T1111">, </text:span><text:span text:style-name="T1113">salawat dan salam kepadanya, </text:span><text:span text:style-name="T1114">semua dari mereka memastikan keesaan Allah dan kebenaran dan kerasulan dari Nabi Muhammad, salawat dan salam kepadanya. Kesaksian mereka memastikan kebenarannya, karena mereka memastikan kebenaran yang </text:span><text:span text:style-name="T1115">disampaikannya melalui cahaya keimanan dan kepastian yang datang dari pengetahuan, pandangan, atau pengalaman. </text:span></text:p>
      <text:p text:style-name="P803"><text:span text:style-name="T1115">R</text:span><text:span text:style-name="T762">ibuan </text:span><text:span text:style-name="T1116">ulama puritan yang gigih, ulama yang cermat dalam hal kebenaran, dan para orang-orang bijak telah menjangkau tempat yang tertinggi dari pemahaman melalui kebenaran yang suci yang dibawa oleh seorang yang </text:span><text:span text:style-name="T1117">buta huruf ini</text:span><text:span text:style-name="T1116">. <text:s/></text:span><text:span text:style-name="T1118">Banyak dari mereka yang menghubungkan keberhasilannya kepada kebenaran yang dibawa olehnya membuktikan dan memastikan keesaan Allah, landasan dari dakwahnya, dan kebenaran dari risalah kenabiannya, salawat dan salam kepadanya, yakni seorang guru yang paling besar dan pembimbing yang paling mulia. </text:span></text:p>
      <text:p text:style-name="P696">Keluarga dan sahabatnya, yang pandangannya, kebijaksanaannya, <text:s/>dan pencapaian spiritualnya membuat mereka sebagai orang-orang yang paling masyhur, dihormati, dikagumi, taat, dan cerdas sesudah Nabi Muhammad, menyatakan bahwa dia merupakan sosok yang benar, mulia, dan tulus. Ini merupakan kesimpulan yang mereka dapatkan sesudah menelaah dan menyelidiki semua pemikiran dan pernyataannya, entah itu yang disembunyikan atau yang terbuka, dengan perhatian yang paling tinggi terhadap detailnya. </text:p>
      <text:list xml:id="list1237083063" text:style-name="L87">
        <text:list-item>
          <text:p text:style-name="P804"><text:span text:style-name="T762">Dia menunjukkan </text:span><text:span text:style-name="T1119">ketabahan, kegigihan, dan keberanian ketika berdakwah dan menyeru orang-orang untuk beriman di mana tidak satu pun permusuhan dari penguasa </text:span><text:span text:style-name="T1120">saat itu</text:span><text:span text:style-name="T1119"> serta agama-agama yang besar, atau dari kaumnya sendiri, sukunya, pamannya, yang bisa membuatnya untuk bimbang atau ragu atau takut. Dia berhasil menantang dunia, dan membuat Islam memenangi pertempuran terhadap semua agama-agama dan sistem-sistem yang ada. </text:span></text:p>
        </text:list-item>
        <text:list-item>
          <text:p text:style-name="P805"><text:soft-page-break/><text:span text:style-name="T1119">M</text:span><text:span text:style-name="T762">ari kita meninjau semenanjung Arabia di masa </text:span><text:span text:style-name="T1120">jahiliah</text:span><text:span text:style-name="T762">. Seseorang yang buta huruf, yang tidak pernah <text:s/>menginjakkan kakinya di sekolah militer atau urusan sipil, atau sekolah untuk hukum</text:span><text:span text:style-name="T1121"> atau</text:span><text:span text:style-name="T762"> sains, memaparkan agama dan hukum yang ketika diikuti, akan menjamin kebahagiaan di kedua kehidupan. </text:span><text:span text:style-name="T1122">Orang-orang dari berbagai masa akan mendengarkan perkataannya. Dia dengan begitu mudah menyelesaikan segala permasalahan sosial, politik, dan ekonomi, dan membentuk sebuah aturan yang sempurna yang bisa menyisakan jejaknya yang </text:span><text:span text:style-name="T1123">melekat</text:span><text:span text:style-name="T1122"> di mana-mana. Sebagian besar dari kehidupannya dihabiskan di medan pertempuran, di mana dia berperan sebagai komandan militer paling cakap di sepanjang masa. </text:span><text:span text:style-name="T1124">A</text:span><text:span text:style-name="T1125">k</text:span><text:span text:style-name="T1124">hlaknya</text:span><text:span text:style-name="T1122"> menunjukkan </text:span><text:span text:style-name="T1126">dirinya </text:span><text:span text:style-name="T1122">sebagai suami yang paling baik, seorang ayah yang sangat terkenal dan penuh belas kasihan, dan seorang kawan yang paling ramah dan setia. Dia melakukan semua ini dalam jangka </text:span><text:span text:style-name="T1127">waktu</text:span><text:span text:style-name="T1122"> yang begitu singkat yakni selama 23 tahun. </text:span></text:p>
        </text:list-item>
        <text:list-item>
          <text:p text:style-name="P806"><text:span text:style-name="T1122">S</text:span><text:span text:style-name="T762">eorang pemimpin harus mengetahui kaumnya dengan melakukan pendidikan terhadap mereka dan memimpin mereka untuk mewujudkan </text:span><text:span text:style-name="T1128">misi</text:span><text:span text:style-name="T762"> mereka. Alexis Carrel, seorang filsuf dan ilmuwan yang paling besar di abad 20, tetap menggambarkan umat manusia sebagai makhluk </text:span><text:span text:style-name="T1129">yang </text:span><text:span text:style-name="T762">sulit dimengerti, karena merupakan ciptaan yang paling kompleks dan rumit. </text:span><text:span text:style-name="T1128">Akan tetapi, Nabi Muhammad, salawat dan salam kepadanya, <text:s/>memiliki pengetahuan yang menyeluruh mengenai kaumnya di mana dia bisa membimbing mereka dengan cara yang bisa merubah mereka secara sukarela untuk mewujudkan dakwahnya. Mengetahui bagaimana cara bertindak dalam segala situasi, keputusannya tidak pernah bisa berubah </text:span><text:span text:style-name="T1130">atau penunjukannya dalam posisi tertentu </text:span><text:span text:style-name="T1129">ter</text:span><text:span text:style-name="T1130">hapuskan. Dia berhasil dalam menghadirkan sebuah masyarakat yang </text:span><text:span text:style-name="T1131">paling beradab, paling beretika, dan paling berbudaya dari sebuah kaum yang sangat terbelakang, tidak berpendidikan, <text:s/>dan tidak beradab. </text:span></text:p>
        </text:list-item>
        <text:list-item>
          <text:p text:style-name="P807"><text:span text:style-name="T762">Tidak hanya dia bisa menghapuskan kebiasaan kaumnya yang begitu brutal dan perilaku mereka yang tidak bermoral yang membuat mereka begitu ketagihan, </text:span><text:span text:style-name="T1132">dia juga membekali </text:span><text:span text:style-name="T1133">kaum yang nekat, liar, dan gigih ini dengan semua sifat-sifat terpuji dan membuat mereka sebagai guru dan panutan bagi seluruh dunia, bahkan bagi bangsa-bangsa yang beradab. Pengaruhnya bukan hanya di luar; melainkan, dia merupakan kecintaan hati, guru bagi pikiran, mentor bagi jiwa, dan pengatur bagi ruh. </text:span></text:p>
        </text:list-item>
      </text:list>
      <text:p text:style-name="P808"><text:span text:style-name="T762">Meskipun dengan semua kemajuan teknik dan metode, masyarakat moderen tidak bisa menghilangkan dengan sepenuhnya </text:span><text:span text:style-name="T1134">sebuah kebiasaan </text:span><text:soft-page-break/><text:span text:style-name="T1134">buruk semacam merokok. Akan tetapi, Nabi Muhammad, salawat dan salam kepadanya, dengan cepat menghilangkan banyak </text:span><text:span text:style-name="T1135">kebiasaan buruk yang mendarah daging dengan sedikit </text:span><text:span text:style-name="T1136">usaha, dan menggantinya dengan kebiasaan baik dengan suatu cara </text:span><text:span text:style-name="T1137">di mana itu menjadi hal yang mendasar dalam ciri kepribadian kaumnya. Jika orang-orang tidak mempercayai ini, </text:span><text:span text:style-name="T1138">coba mereka melihat kepada ratusan filsuf, sosiologis, psikologis, ahli pendidikan, dan guru dan lihatlah apakah mereka bisa mencapainya dalam 100 tahun bahkan hanya bagian kecil dari apa yang Nabi Muhammad, salawat dan salam kepadanya, capai dalam satu tahun. </text:span></text:p>
      <text:list xml:id="list1077480745" text:style-name="L88">
        <text:list-item>
          <text:p text:style-name="P891"><text:span text:style-name="T1138">N</text:span><text:span text:style-name="T1139">abi Muhammad, salawat dan salam kepadanya, bertemu dengan semua orang yang menghinanya dengan tersenyum. Ketika pemimpin kaum Quraisy mengatakan kepada Abu Thalib untuk memerintahkan keponakannya membatalkan </text:span><text:span text:style-name="T1126">dakwah</text:span><text:span text:style-name="T1139"> </text:span><text:span text:style-name="T1140">kenabian</text:span><text:span text:style-name="T1139">nya, Nabi Muhammad menjawab: </text:span></text:p>
        </text:list-item>
      </text:list>
      <text:p text:style-name="P809"><text:span text:style-name="T762">Wahai pamanku! Bahkan jika mereka meletakkan matahari di tangan kananku dan bulan di tangan kiriku, </text:span><text:span text:style-name="T1140">agar aku membatalkan </text:span><text:span text:style-name="T1126">dakwah</text:span><text:span text:style-name="T1140">ku, aku tidak akan melakukannya. </text:span><text:span text:style-name="T1141">Aku</text:span><text:span text:style-name="T1140"> tidak akan menyerah, entah Allah akan memenangkanku atau aku akan musnah dalam mewujudkannya. </text:span></text:p>
      <text:p text:style-name="P697">Dalam kesempatan lain, sebuah utusan dari pemuka Quraisy menawarkan kepada<text:span text:style-name="T2319">nya</text:span> semua kejayaan dunia yang mereka bisa bayangkan jika dia mau membatalkan <text:span text:style-name="T2320">dakwah</text:span> kenabiannya: </text:p>
      <text:p text:style-name="P810"><text:span text:style-name="T762">Jika kamu menginginkan kekayaan, </text:span><text:span text:style-name="T1142">maka kami akan mengumpulkannya untukmu sebanyak yang kamu inginkan; jika kamu bercita-cita </text:span><text:span text:style-name="T1143">untuk </text:span><text:span text:style-name="T1144">mendapatkan </text:span><text:span text:style-name="T1143">kehormatan dan kekuasaan, maka kam</text:span><text:span text:style-name="T1145">i</text:span><text:span text:style-name="T1143"> akan bersedia untuk berbaiat kepadamu </text:span><text:span text:style-name="T1146">untuk menjadi penguasa dan raja kami; jika kamu mendambakan kecantikan, maka kamu akan mendapatkan gadis perawan mana pun yang kamu sukai. </text:span></text:p>
      <text:p text:style-name="P811"><text:span text:style-name="T1146">P</text:span><text:span text:style-name="T762">ersyaratannya sangat menggiurkan bagi siapa saja, namun hal itu sama sekali tidak memberi pengaruh bagi Nabi Muhammad, salawat dan salam kepadanya. Dia menjawab: </text:span></text:p>
      <text:p text:style-name="P698">Saya tidak menginginkan kekayaan atau pun kekuasaan. Allah telah mengutusku sebagai pengingat bagi umat manusia. Saya menyampaikan wahyu-<text:span text:style-name="T2320">N</text:span>ya kepadamu. Jika kamu menerimanya, maka kamu akan mendapatkan kebahagiaan di kehidupan ini dan kenikmatan yang abadi di akhirat nanti. Jika kamu menolak kalimat Allah, maka niscaya Allah akan menjadi penentu di antara aku dan kalian. </text:p>
      <text:p text:style-name="P812"><text:soft-page-break/><text:span text:style-name="T762">Keimanan, kegigihan, dan pemecahan pada mana dia mendakwahkan misinya hingga memperoleh keberhasilan yang nyata </text:span><text:span text:style-name="T1147">membuktikan kebenaran dari Allah dalam cita-citanya. Jika terdapat sedikit saja keraguan dan ketidakpastian di dalam hatinya, maka dia tidak akan bisa bertahan terhadap perlawanan </text:span><text:span text:style-name="T1148">atasnya </text:span><text:span text:style-name="T1147">yang berlangsung selama 21 tahun. </text:span></text:p>
      <text:list xml:id="list1295860669" text:style-name="L89">
        <text:list-item>
          <text:p text:style-name="P813"><text:span text:style-name="T1147">P</text:span><text:span text:style-name="T762">emimpin yang besar telah merubah alur sejarah melalui negara, kerajaan, atau revolusi yang mereka adakan. Akan tetapi, tidak satu pun dari mereka yang </text:span><text:span text:style-name="T1149">menimbulkan ikatan keimanan, pikiran, dan cita-cita di antara kaumnya seperti halnya Nabi Muhammad, salawat dan salam kepadanya. Sesudah 40 tahun dalam kehidupan yang jauh dari politik, dia kemudian tampil di dalam ajang dunia sebagai seorang pembaharu dalam bidang politik juga seorang negarawan yang, tanpa adanya komunikasi dalam media masa, dia menyatukan para penduduk yang berpencar di semenanjung </text:span><text:span text:style-name="T1150">A</text:span><text:span text:style-name="T1149">rab. Dari sebuah suku yang senang berperang, bodoh, urakan, dan tidak beradab, dia kemudian menumbuhkan sebuah bangsa di bawah satu panji, hukum, agama, budaya, peradaban, dan bentuk pemerintahan. </text:span></text:p>
        </text:list-item>
        <text:list-item>
          <text:p text:style-name="P814"><text:span text:style-name="T1149">S</text:span><text:span text:style-name="T762">eorang pemimpin harus mengetahui dengan baik kaumnya untuk memenangkan hati mereka demi cita-cita mereka bersama. Kebanyakan pemimpin menjanjikan kekuasaan, kekayaan, kedudukan, atau masa depan yang cerah; Nabi Muhammad, salawat dan salam kepadanya, menaklukkan hati dan pikiran dan menjanjikan para pengikutnya dengan kenikmatan yang Allah berikan di surga. Para pengikutnya mengorbankan diri mereka dengan sukarela dan lebih memilih kenikmatan dan kekayaan yang Allah berikan di surga. </text:span><text:span text:style-name="T1151">Dia memberikan contoh pada keluarganya, selalu menyiapkan mereka dan para sahabatnya untuk kedamaian yang abadi serta kenikmatan yang kekal, dan menunjukkan kepada mereka hal itu dalam kehidupannya sendiri. </text:span></text:p>
        </text:list-item>
      </text:list>
      <text:p text:style-name="P816"><text:span text:style-name="T762">Putrinya Fatimah, yang merupakan anggota keluarganya yang paling dicintainya, suatu ketika datang menemuinya dengan mengenakan sebuah kalung. Rasulullah kemudian bertanya: “</text:span><text:span text:style-name="T5">Apakah kamu menginginkan umatku—di dunia ini dan di akhirat—mengatakan bahwa putriku telah mengenakan rantai dari neraka?</text:span><text:span text:style-name="T762">” Kata-kata ini cukup baginya, karena itu datang dari mulut seseorang yang singgasananya berdiri di atas hati kaumnya dan yang menjadi penguasa pikiran mereka. Dia kemudian melanjutkan: </text:span></text:p>
      <text:p text:style-name="P816"><text:span text:style-name="T762">Saya kemudian menjual kalung itu, membeli seorang budak dan kemudian memerdekakannya, dan kemudian pergi kepada Rasulullah. Ketika </text:span><text:soft-page-break/><text:span text:style-name="T762">saya mengatakan kepadanya apa yang telah saya lakukan, dia kemudian bergembira. Dia kemudian menengadahkan tangannya dan berterima kasih kepada Allah, dengan berkata: “</text:span><text:span text:style-name="T5">segala puji bagi Allah, yang telah melindungi (putriku) Fatimah dari api neraka.</text:span><text:span text:style-name="T762">”</text:span></text:p>
      <text:list xml:id="list1583781300" text:style-name="L90">
        <text:list-item>
          <text:p text:style-name="P815"><text:span text:style-name="T762">Anggap kamu adalah seorang guru di sekolah atau seorang direktur yang ingin meningkatkan murid-muridmu atau karyawan-karyawan mu sesuai dengan cita-citamu. Sekarang, apa yang akan kamu lakukan jika mereka meludah di wajahmu ketika kamu sedang lewat, menaruh kotoran binatang di atas kepalamu ketika kamu sedang salat, menampar mukamu, melemparkan batu kepadamu dan meletakkan duri tumbuhan di jalan di mana kamu lewat, menyerangmu dengan <text:s/>palu, menghinamu di hadapan orang lain, melecehkan istrimu, membunuh anggota keluargamu dan memotong-motong tubuh mereka, menyerangmu beberapa kali dan bahkan mencederaimu, dan mengusirmu dari tempat kelahiranmu? Dapatkah kamu menanggung kekerasan semacam itu dan terus melangsungkan perjuanganmu tanpa </text:span><text:span text:style-name="T1152">keraguan? Lebih dari itu, bisakah kamu memaafkan dan bahkan berdoa untuk mereka, dengan berkata: “</text:span><text:span text:style-name="T147">ya Allah ampunilah mereka dan tuntunlah mereka ke jalan yang lurus, karena mereka tidak mengetahui.</text:span><text:span text:style-name="T1152">” </text:span><text:span text:style-name="T1153">Jika kamu dibawa ke sebuah tempat yang mirip surga dan diberi pilihan apakah ingin tinggal di sana atau kembali lagi untuk melanjutkan dakwahmu, apakah kamu memilih untuk kembali? Rasulullah, salawat dan salam kepadanya, mengalami semua ini dan lebih memilih untuk kembali kepada kaumnya dan merubah mereka menjadi kaum yang paling baik yang pernah diketahui oleh sejarah. Bisakah kau? </text:span></text:p>
        </text:list-item>
        <text:list-item>
          <text:p text:style-name="P817"><text:span text:style-name="T1153">R</text:span><text:span text:style-name="T762">asulullah, salawat dan salam kepadanya, mengirimkan utusan kepada bani Adal dan bani al-Qarah untuk mengajarkan Islam kepada mereka. Akan tetapi, anggota dari </text:span><text:span text:style-name="T1154">B</text:span><text:span text:style-name="T762">ani Hudhail menyerang mereka ketika dalam perjalanan, membunuh beberapa dari mereka dan menyerahkan yang tersisa kepada pemuka Quraisy. </text:span><text:span text:style-name="T1155">Zaid bin Dasina merupakan salah satu dari utusan tersebut. Sebelum kaum musyrik Quraisy membunuhnya, Abu Sufyan, yang pada waktu itu belum memeluk Islam, bertanya kepadanya: </text:span></text:p>
        </text:list-item>
      </text:list>
      <text:p text:style-name="P818"><text:span text:style-name="T1155">“</text:span><text:span text:style-name="T1156">S</text:span><text:span text:style-name="T148">aya bersumpah demi Allah kepadamu, Zaid, bukankah kamu menginginkan Muhammad sekarang berada bersama kami di posisimu sehingga </text:span><text:span text:style-name="T149">kita</text:span><text:span text:style-name="T148"> bisa memenggal kepalanya, dan kamu bebas bersama keluargamu?</text:span><text:span text:style-name="T1155">” “</text:span><text:span text:style-name="T148">Demi Allah,</text:span><text:span text:style-name="T1155">” </text:span><text:span text:style-name="T1157">kata Zaid, “</text:span><text:span text:style-name="T148">jangan kan mengharapkan Muhammad berada di sini sekarang pada posisiku sehingga saya bisa bersama keluargaku, saya bahkan tidak menginginkan bahkan sebiji duri melukai kaki</text:span><text:soft-page-break/><text:span text:style-name="T148">nya di Madinah.</text:span><text:span text:style-name="T1157">” </text:span></text:p>
      <text:p text:style-name="P819"><text:span text:style-name="T762">Abu <text:s/>Sufyan mengataka</text:span><text:span text:style-name="T1158">n</text:span><text:span text:style-name="T762">: “</text:span><text:span text:style-name="T5">saya bersumpah demi Allah bahwa saya tidak pernah melihat seorang laki-laki yang begitu dicintai oleh sahabatnya seperti halnya Muhammad.</text:span><text:span text:style-name="T762">” Ini tetap berlaku bahkan hingga saat ini, di mana sejarah tidak pernah menghasilkan seorang manusia yang begitu dicintai oleh para pengikutnya seperti halnya Nabi Muhammad, salawat dan salam kepadanya. </text:span></text:p>
      <text:list xml:id="list3245035650" text:style-name="L91">
        <text:list-item>
          <text:p text:style-name="P820"><text:span text:style-name="T762">Nabi Muhammad, salawat dan salam kepadanya, menjawab begitu banyak pertanyaan </text:span><text:span text:style-name="T1159">dari para kaum musyrik, yahudi, dan Nasrani pada masanya </text:span><text:span text:style-name="T1158">mengenai</text:span><text:span text:style-name="T1159"> berbagai macam topik seperti agama, sejarah, metafisika, astronomi, <text:s/>kedokteran, dan banyak lainnya. Dia menjawabnya tanpa kekeliruan, dan jawabannya tidak pernah terbukti salah. </text:span></text:p>
        </text:list-item>
        <text:list-item>
          <text:p text:style-name="P699">Nabi Muhammad, salawat dan salam kepadanya, membawa sebuah hukum, agama, cara hidup, metode penyembahan, tata cara peribadahan, sebuah pesan, dan keimanan yang selamanya begitu <text:span text:style-name="T2321">unik</text:span>. Hukum yang dibawa oleh seseorang yang buta huruf ini tidak ada persamaannya dalam artian itu bisa mengatur, dengan adil dan tepat, seperempat dari umat manusia selama 14 abad lamanya. Rutinitas keseharian umat Islam, yang bersumber dari Al-Quran dan perkataannya, pedoman, dan contoh, telah melayani selama berabad-abad sebagai petunjuk yang tidak tertandingi dan sebagai otoritas bagi mil<text:span text:style-name="T2322">i</text:span>aran umat manusia. Itu melatih dan membentuk pikiran dan jiwa mereka, menyinari dan menyucikan hati mereka, dan menyempurnakan jiwa mereka. </text:p>
        </text:list-item>
      </text:list>
      <text:p text:style-name="P700">Sesudah para sahabat, yang telah memimpin umat manusia dalam bidang sains, politik, sosial, administrasi, ekonomi, dan bidang-bidang kehidupan lainnya, banyak orang-orang penting kemudian dilahirkan. Saya hanya memberikan sedikit daftar dari orang-orang semacam itu semisal: ulama dan wali, yang begitu hati-hati semacam Abu Hanifa, Syafi’i, Bayazid al-Bishtami, Abdul Qadir al-Jailani, Imam Gazali, Imam Rabbani, dan Bediuzzaman Said Nursi; para ilmuwan semacam al-Biruni, al-Zahrawi, Ibnu Sina, Ibnu Haytam; dan ratusan ribu cend<text:span text:style-name="T2323">e</text:span>kiawan dal<text:span text:style-name="T2323">a</text:span>m bidang sastra, para komandan militer, negarawan, dan para tokoh-tokoh penting lainnya bagi umat manusia. Semua dari <text:span text:style-name="T2324">mereka </text:span>mengikuti jejak langkah dari Rasulullah, salawat dan salam kepadanya. </text:p>
      <text:p text:style-name="P821"><text:span text:style-name="T762">Sebagai tambahan, para cend</text:span><text:span text:style-name="T1160">e</text:span><text:span text:style-name="T762">kiawan dan negarawan barat semacam Lamartine, William Muir, Edward Gibbon, John Davenport, L. A. Sedillot, Goethe, P. Bayle, S</text:span><text:span text:style-name="T1160">t</text:span><text:span text:style-name="T762">anley Lane-Poole, A. J. Arberry, Thomas Carlyle, Ro</text:span><text:soft-page-break/><text:span text:style-name="T762">senthal, Elisee Reclus, Andrew Miller, Bismarck, Leopold Weiss, Marmaduke Pickthall, Martin Lings, dan Roger Garaudy telah mengakui bahwa Nabi Muhammad merupakan </text:span><text:span text:style-name="T1161">pribadi </text:span><text:span text:style-name="T762">yang paling hebat yang pernah dilahirkan. Beberapa dari mereka kemudian memeluk Islam. Ini merupakan bukti lain dari kenabian beliau. </text:span></text:p>
      <text:h text:style-name="P66" text:outline-level="2"><text:bookmark-start text:name="__RefHeading___Toc15245_3975774274"/>Pengetahuannya Tentang Masa Lalu<text:bookmark-end text:name="__RefHeading___Toc15245_3975774274"/></text:h>
      <text:list xml:id="list2814095957" text:style-name="L92">
        <text:list-item>
          <text:p text:style-name="P987">Sejarah merupakan cabang pengetahuan yang begitu penting. Tidak seperti kebanyakan ilmu pengetahuan lainnya, ia bergantung kepada dokumen-dokumen dan benda-benda peninggalan. Meskipun kita bisa mendapatkan beberapa pengetahuan mengenai masa lalu, itu adalah hal yang sulit untuk mengetahui fakta di baliknya, tujuan, dan motif, sehingga pengetahuan yang akurat bergantung kepada dokumen-dokumen <text:span text:style-name="T2325">yang terpercaya</text:span>. Namun dokumen yang dapat dipercaya begitu jarang, karena adanya kecenderungan pribadi, ketertarikan, prasangka, dan beberapa motif lainnya yang menyimpangkan apa yang sesungguhnya terjadi. Sebagai contoh, jika Al-Quran tidak pernah diturunkan, maka kita tidak akan pernah bisa memiliki pengetahuan yang benar mengenai nabi-nabi umat Yahudi, khususnya Nabi Isa, dan keimanan yang sesungguhnya dari <text:span text:style-name="T2326">agama </text:span>Nasrani dan Yahudi. Kita hanya memiliki terjemahan dari kitab perjanjian lama dan perjanjian baru, di mana terdapat <text:span text:style-name="T2326">begitu</text:span> banyak perubahan yang dibuat sehingga kita begitu sulit untuk menarik kebenaran sejarah darinya. </text:p>
        </text:list-item>
        <text:list-item>
          <text:p text:style-name="P822">Nabi Muhammad, salawat dan salam kepadanya, mengaitkan begitu banyak fakta mengenai umat-umat dan kejadian di masa lampau. Banyak dari informasi ini terdapat di Al-Quran, yang mengabarkan kita mengenai peradaban di masa lampau (misalnya kaum ‘Ad, Tsamud, <text:span text:style-name="T2327">I</text:span>ram, Sodom dan Gomorra<text:span text:style-name="T2328">h</text:span>, dan Mesir Kun<text:span text:style-name="T2327">o</text:span>) dan umat-umat terdahulu (misalnya kaum Nuh, Ibrahim, dan Syuaib). Itu juga memberikan rangkuman sejarah secara umum dari umat Yahudi mulai dari permulaan waktu hingga tibanya Nabi Isa, keselamatan atasnya. Kebanyakan dari informasi ini diturunkan ketika <text:span text:style-name="T2329">Rasulullah berada di Mekkah dan tidak memiliki hubungan dengan umat Nasrani atau Yahudi. Ketika dia kemudian hijrah ke Madinah, para pemuka Nasrani dan Yahudi bertanya kepadanya mengenai berbagai macam masalah dan mereka tidak bisa membantah jawaban beliau. </text:span></text:p>
        </text:list-item>
        <text:list-item>
          <text:p text:style-name="P823">Beberapa dari catatan sejarah ini ditemukan di dalam <text:s/>Shahih Bukhari, Shahih Muslim, Sunan al-Tarmizi, dan buku-buku hadis lainnya. Al-Quran dan kitab-kitab tersebut mempertahankan teks-teksnya yang tetap terjaga <text:soft-page-break/>dan asli, dan tidak satu pun informasi yang terkandung di dalamnya saling bertentangan; melainkan, kebanyakan darinya telah dibuktikan, dan kita berharap pembuktian lebih lanjut kedepannya. Ini merupakan bukti yang mutlak dan tidak terbantahkan dari kenabian Nabi Muhammad. </text:p>
        </text:list-item>
        <text:list-item>
          <text:p text:style-name="P823">Nabi Muhammad, salawat dan salam kepadanya, mengamati sebab dan akibat dari umat-umat dan peradaban pada masa lampau. Catatan sejarah yang ia berikan menampilkan hukum sejarah dan prinsip-prinsip psikologi, sosial, dan ekonomi secara luas yang berkaitan dengan perseorangan dan kehidupan bermasyarakat. Kemudian, keagungan gaya sastra dan kefasihan <text:span text:style-name="T2330">beliau tidak ada tandingannya. </text:span></text:p>
        </text:list-item>
      </text:list>
      <text:h text:style-name="P65" text:outline-level="2"><text:bookmark-start text:name="__RefHeading___Toc15247_3975774274"/>Ramalannya<text:bookmark-end text:name="__RefHeading___Toc15247_3975774274"/></text:h>
      <text:p text:style-name="P645"><text:span text:style-name="T2330">Biasanya, tidak ada yang bisa menebak dengan tepat kejadian apa yang akan terjadi pada tanggal yang akan datang. Para ilmuwan bahkan tidak begitu yakin mengenai peristiwa-peristiwa di alam yang akan terjadi dengan menggunakan hukum-hukum deterministik, dan menyatakan bahwa mereka tidak bisa menjamin bahwa alam semesta ini akan berada pada keadaan yang sama bahkan hanya beberapa <text:s/>detik kemudian dari sekarang. </text:span><text:span text:style-name="T2331">Para sejarawan dan sosiologis berbicara mengenai hukum-hukum sejarah dengan menggunakan dugaan berdasarkan peristiwa sejarah atau alur sejarah. </text:span><text:span text:style-name="T2332">Sejarah, bagaimanapun juga telah bertentangan dengan semua hukum-hukum itu, </text:span><text:span text:style-name="T2333">termasuk sejarawan dan para pendukung dari berbagai konsep tentang </text:span><text:span text:style-name="T2334">perkembangan sejarah yang berkelanjutan semacam Karl Marx, Max Weber, Johann Fichte, George Hegel, dan Johann Herder. </text:span></text:p>
      <text:p text:style-name="P824">Hanya Allah yang maha kuasa yang mengetahui tentang masa depan. Akan tetapi, <text:span text:style-name="T2335">D</text:span>ia <text:span text:style-name="T2336">memilih </text:span>siapa pun yang dikehendakinya <text:span text:style-name="T2336">untuk </text:span>memiliki beberapa dari pengetahuan ini. <text:span text:style-name="T2336">Siapa pun</text:span> yang <text:span text:style-name="T2336">bisa meyakinkan mengenai </text:span>berita yang mereka berikan <text:span text:style-name="T2336">tentang </text:span>masa yang akan akan datang hanyalah utusan Allah. </text:p>
      <text:p text:style-name="P824">Nabi Muhammad, salawat dan salam kepadanya, meramalkan banyak hal, beberapa di antaranya telah dibuktikan oleh sejarah sementara yang lainnya menunggu untuk pembuktian. <text:span text:style-name="T2337">Ini juga telah ditemukan di dalam Al-Quran dan </text:span><text:span text:style-name="T2336">di </text:span><text:span text:style-name="T2337">dalam kitab-kitab hadis. Beberapa di antaranya adalah sebagai berikut: </text:span></text:p>
      <text:list xml:id="list1658217779" text:style-name="L93">
        <text:list-item>
          <text:p text:style-name="P638"><text:span text:style-name="T2337">Kerajaan Bizantium dan Persia merupakan kerajaan adidaya pada masa itu. Ketika kaum kafir di Mekkah melakukan penindasan terhadap </text:span><text:soft-page-break/><text:span text:style-name="T2337">sekelompok kecil dari umat Muslim, kerajaan Persia </text:span><text:span text:style-name="T2338">mampu </text:span><text:span text:style-name="T2337">mengalahkan dengan telak Bizantium dan mengepung Aleppo, Antioch, dan </text:span><text:span text:style-name="T2338">sebagian dari Provinsi Syiria (termasuk Damaskus). Yerusalem jatuh di tahun 614-15 </text:span><text:span text:style-name="T2336">Masehi</text:span><text:span text:style-name="T2338">; umat Nasrani dibantai dan gereja-gereja mereka dibakar. Penaklukan dari bangsa Persia membanjiri kawasan Mesir, menjangkau hingga Tripoli di Afrika Utara. Pasukan Persia lainnya menghancurkan Asia Kecil hingga pada gerbang Konstantinopel. </text:span></text:p>
        </text:list-item>
      </text:list>
      <text:p text:style-name="P825">Sebagai hasilnya, kaum musyrik di Mekkah sangat bergembira dan menggandakan penentangan mereka terhadap Rasulullah, salawat dan salam kepadanya, yang risalahnya merupakan pembaharuan dari risalah yang dibawa oleh Nabi Isa dalam dakwahnya di Palestina. Ayat Al-Quran berikut, yang diturunkan tepat pada saat itu, memberikan <text:span text:style-name="T2339">kabar yang pasti tentang kemenangan yang sudah amat dekat dari pasukan Romawi terhadap Kerajaan Persia: </text:span></text:p>
      <text:p text:style-name="P667">Alif Lam Mim. Telah dikalahkan bangsa Romawi di negeri yang terdekat dan mereka sesudah dikalahkan itu akan menang, dalam beberapa tahun (lagi). Bagi Allah-lah urusan sebelum dan sesudah (mereka menang). Dan di hari (kemenangan bangsa Romawi) itu bergembiralah orang-orang yang beriman, <text:span text:style-name="T2340">karena pertolongan Allah. </text:span><text:span text:style-name="T2341">Dia menolong siapa yang dikehendaki-Nya. </text:span><text:span text:style-name="T2342">Dan Dia lah Yang Maha Perkasa lagi Maha Penyayang. </text:span><text:span text:style-name="T1162">(</text:span><text:span text:style-name="T1087">Al-Quran </text:span><text:span text:style-name="T1162">30:1-5) </text:span></text:p>
      <text:p text:style-name="P701">Tidak satu pun pada masa itu yang bisa meramalkan pembalikan kejadian semacam itu. Namun Rasulullah, salawat dan salam kepadanya, menyampaikan wahyu Allah ini kepada para pengikutnya. Abu Bakar kemudian bertaruh dengan kaum musyrik di Makkah bahwa bangsa Romawi akan menang dalam 9 tahun. Kaisar Romawi Heraclius, melancarkan serangan kepada Persia melalui <text:span text:style-name="T2336">jalur </text:span>laut di tahun 622 <text:span text:style-name="T2336">Masehi </text:span>(yang merupakan tahun hijrah) dan, sesudah peperangan yang menentukan <text:s/>dan tiga kemenangan beruntun, berangkat kepada mereka dalam beberapa tahun. Kemenangannya terjadi pada saat yang sama dengan ketika umat Islam menaklukkan kaum musyrik di Mekkah pada perang Badar. Dengan demikian apa yang diramalkan oleh kedua ayat tersebut terbukti benar. </text:p>
      <text:list xml:id="list2125508250" text:style-name="L94">
        <text:list-item>
          <text:p text:style-name="P668"><text:span text:style-name="T762">Enam tahun sesudah Nabi Muhammad, salawat dan salam kepadanya, hijrah ke Madinah, dia pergi ke Mekkah untuk melaksanakan ibadah haji. Kaum kafir di Mekkah bertemu dengannya di Hudaibiah. Sesudah menemukan perjanjian yang memuaskan, umat Muslim kemudian kembali ke Madinah. Beberapa dari umat muslim tidak begitu menyenangi perjanjian </text:span><text:soft-page-break/><text:span text:style-name="T762">ini. </text:span><text:span text:style-name="T1163">Namun ayat Al-Quran kemudian diturunkan sesudah perjanjian ini menegaskan kemenangan yang nyata dan memberikan mereka berita gembira yang menentukan: </text:span></text:p>
        </text:list-item>
      </text:list>
      <text:p text:style-name="P669">Sesungguhnya Allah akan membuktikan kepada Rasul-Nya tentang kebenaran mimpinya dengan sebenarnya (yaitu) bahwa sesungguhnya kamu pasti akan memasuki Masjidil Haram, insya Allah dalam keadaan aman, dengan mencukur rambut kepala dan mengguntingnya, sedang kamu tidak merasa takut. Maka Allah mengetahui apa yang tiada kamu ketahui dan Dia memberikan sebelum itu kemenangan yang dekat. Dia-lah yang mengutus Rasul-Nya dengan membawa petunjuk dan agama yang hak agar dimenangkan-Nya terhadap semua agama. Dan cukuplah Allah sebagai saksi. <text:span text:style-name="T762">(</text:span><text:span text:style-name="T1164">Al-Quran </text:span><text:span text:style-name="T762">48:27-28) </text:span></text:p>
      <text:p text:style-name="P702">Satu tahun kemudian umat Muslim melakukan ibadah haji, dan merupakan tahun sesudah mereka menaklukkan kota Mekkah. Juga, Islam mengungguli semua agama selama berabad-abad, dan jika Allah berkehendak, akan memiliki penguasaan global dalam waktu yang dekat. </text:p>
      <text:list xml:id="list1878798015" text:style-name="L95">
        <text:list-item>
          <text:p text:style-name="P703">Firaun memperbudak bangsa Israil. Allah mengirimkan Nabi Musa, keselamatan atasnya, di sana untuk menyeru kepada Firaun untuk beriman kepada Allah yang satu dan membolehkan bangsa Israel untuk meninggalkan Mesir bersama Musa. Penolakan Firaun membuka peperangan panjang. Suatu malam ketika Musa berhasil bergerak hingga ke perbatasan bersama kaumnya, Firaun memahami tindakannya tersebut dan keluar mengejarnya. Ketika Nabi Musa mencapai laut merah, dia kemudian memukulkannya dengan tongkatnya dan sebuah jalan terbuka. Firaun kemudian mengikutinya, namun tenggelam bersama pasukannya. </text:p>
        </text:list-item>
      </text:list>
      <text:p text:style-name="P670"><text:span text:style-name="T762">Ketika menceritakan peristiwa ini, Al-Quran membuat sebuah ramalan yang menarik: </text:span>Maka pada hari itu Kami selamatkan badanmu supaya kamu dapat menjadi pelajaran bagi orang-orang yang datang sesudahmu dan sesungguhnya kebanyakan manusia lengah dari tanda-tanda kekuasaan Kami <text:span text:style-name="T762">(</text:span><text:span text:style-name="T1165">Al-Quran </text:span><text:span text:style-name="T762">10:92). Jasad Firaun kemudian ditemukan mengapung pada pantai bagian barat dari gurun Sinai. Para penduduk masih bisa menunjukkan kepadamu tempat ini, yang sekarang dikenal dengan Jabal Firaun (bukit Firaun). Beberapa mil tidak jauh dari situ terdapat permandian air panas yang disebut sebagai Hammam Firaun (tempat permandian Firaun). </text:span></text:p>
      <text:list xml:id="list3007384257" text:style-name="L96">
        <text:list-item>
          <text:p text:style-name="P704">Sejumlah besar dari Al-Quran berbicara mengenai Hari Kiamat. Ia menggambarkan bagaimana dunia akan dihancurkan dan kemudian diben<text:soft-page-break/>tuk kembali, dan bagaimana orang-orang yang mati akan dihidupkan, dikumpulkan di Padang Masyar, diadili untuk kemudian dikirimkan di surga atau di neraka. Al-Quran juga memberikan gambaran yang jelas mengenai kehidupan di kedua alam tersebut. </text:p>
        </text:list-item>
      </text:list>
      <text:p text:style-name="P826"><text:span text:style-name="T1166">D</text:span><text:span text:style-name="T762">i antara ramalannya yang tercantum pada kitab-kitab hadis adalah sebagai berikut: </text:span></text:p>
      <text:list xml:id="list2926381412" text:style-name="L97">
        <text:list-item>
          <text:p text:style-name="P705">Umar bin Khattab menceritakan dalam sebuah riwayat yang dicatat di dalam Shahih Muslim: </text:p>
        </text:list-item>
      </text:list>
      <text:p text:style-name="P827"><text:span text:style-name="T762">Sebelum perang Badar dimulai, Rasulullah, salawat dan salam kepadanya, berjalan di sekitar arena peperangan dan menunjuk ke beberapa tempat, dengan berkata: “</text:span><text:span text:style-name="T5">Abu Jahal akan gugur di sini, ‘Uthba di sini, Shayba di sini, Walid di sini, dan seterusnya.</text:span><text:span text:style-name="T762">” Demi Allah, kami dapati, sesudah peperangan, jasad dari ke semua orang itu pada tempat yang tepat seperti yang telah </text:span><text:span text:style-name="T1167">d</text:span><text:span text:style-name="T762">itunjukkan oleh Rasulullah.</text:span><text:span text:style-name="T762"><text:note text:id="ftn30" text:note-class="footnote"><text:note-citation>32</text:note-citation><text:note-body><text:p text:style-name="P40">Shahih Muslim, Jannah, 76, 76</text:p></text:note-body></text:note></text:span></text:p>
      <text:list xml:id="list3707954250" text:style-name="L98">
        <text:list-item>
          <text:p text:style-name="P706">Bukhari dan Abu Dawud mengutip Habbab bin Arat, yang berkata: </text:p>
        </text:list-item>
      </text:list>
      <text:p text:style-name="P828"><text:span text:style-name="T762">Suatu ketika, selama masa kekacauan dan teror di Mekkah, saya pergi menemui Rasulullah, yang sedang duduk di bawah bayangan Ka’bah. Saya masih merupakan seorang budak yang berada di tangan kaum kafir Mekkah. Mereka menyiksaku dengan amat sangat. Karena tidak tahan dengan siksaan tersebut lebih lama lagi, saya meminta Rasulullah untuk berdoa kepada Allah untuk menolong dan menyelamatkanku. Namun dia kemudian memandang kepadaku sambil berkata: “</text:span><text:span text:style-name="T5">Demi Allah, umat-umat terdahulu telah menahan siksaan yang lebih pedih. Beberapa dari mereka disuruh berbaring pada selokan dan kemudian dipotong dua dengan gergaji, namun ini tidak membuat mereka melepaskan keimanan mereka. Mereka juga dikuliti hidup-hidup, namun mereka tidak menjadi lemah terhadap musuh-musuhnya. Sesungguhnya Allah akan menyempurnakan agama ini, namun kamu menunjukkan ketergesa-gesaan. Suatu hari akan datang di mana wanita akan berkelana dengan sendirinya dari San’a ke Hadramaut dan tidak takut dengan apa pun kecuali binatang liar. Namun, kamu menunjukkan ketidaksabaran.</text:span><text:span text:style-name="T762">” </text:span></text:p>
      <text:p text:style-name="P828"><text:span text:style-name="T762">Habbab menyimpulkan: “</text:span><text:span text:style-name="T5">Demi Allah, apa yang Rasulullah ramalkan pada waktu semuanya menjadi kenyataan. Saya sendiri menyaksikan itu semua.</text:span><text:span text:style-name="T762">”</text:span><text:span text:style-name="T762"><text:note text:id="ftn31" text:note-class="footnote"><text:note-citation>33</text:note-citation><text:note-body><text:p text:style-name="P41">Shahih Al-Bukhari, Manaqib, 22; Sunan Abu Dawud, Jihad, 97. </text:p></text:note-body></text:note></text:span></text:p>
      <text:list xml:id="list2641079979" text:style-name="L99">
        <text:list-item>
          <text:p text:style-name="P707"><text:soft-page-break/>Bukhari, Muslim, dan Ahmad bin Hambal mencatatkan: </text:p>
        </text:list-item>
      </text:list>
      <text:p text:style-name="P829"><text:span text:style-name="T762">Selama pengerjaan Masjid Na</text:span><text:span text:style-name="T1168">bawi</text:span><text:span text:style-name="T762"> di Madinah, Rasulullah, salawat dan salam kepadanya, mengatakan kepada Ammar: “</text:span><text:span text:style-name="T5">begitu malangnya Ammar, sebuah kelompok pemberontak akan membunuhmu.</text:span><text:span text:style-name="T762">” Ammar <text:s/>kemudian terbunuh dalam perang Siffin oleh pendukung Muawiyah, yang memberontak terhadap Khalifah Ali.</text:span><text:span text:style-name="T762"><text:note text:id="ftn32" text:note-class="footnote"><text:note-citation>34</text:note-citation><text:note-body><text:p text:style-name="P42">Bukhari, Salat, 63; Muslim, Fitan, 70, 72; Ibn Hambal, Musnad , 12161, 164. </text:p></text:note-body></text:note></text:span></text:p>
      <text:list xml:id="list3507666562" text:style-name="L100">
        <text:list-item>
          <text:p text:style-name="P639"><text:span text:style-name="T1169">Sebelum kematiannya, Rasulullah memanggil putrinya Fatimah ke dekat tempat tidurnya dan mengabarkan kepadanya bahwa dia merupakan anggota keluarga yang paling pertama yang akan bergabung bersamanya sesudah kematiannya.</text:span><text:span text:style-name="T1169"><text:note text:id="ftn33" text:note-class="footnote"><text:note-citation>35</text:note-citation><text:note-body><text:p text:style-name="P42">Hadisnya dalam ketegangan berikut: “engkau akan menjadi anggota keluarga yang paling pertama yang akan bergabung denganku sesudah kematianku.” Sunan Ibnu Majah, Jana’iz, 65; Muslim, Fada’il al-Sahaba, 15; Ibnu Hambal, 3197</text:p></text:note-body></text:note></text:span><text:span text:style-name="T1169"> Dia kemudian wafat enam bulan kemudian.</text:span></text:p>
        </text:list-item>
        <text:list-item>
          <text:p text:style-name="P830"><text:span text:style-name="T1170">Beliau</text:span><text:span text:style-name="T762"> meramalkan penyerbuan </text:span><text:span text:style-name="T1171">M</text:span><text:span text:style-name="T762">ongol, dengan mengatakan: “</text:span><text:span text:style-name="T5">waktu tidak akan datang sebelum kalian berperang melawan orang-orang dengan wajah yang merah, mata yang kecil dan sipit, dan hidung yang datar. Mereka mengenakan sepatu kulit yang berbulu.</text:span><text:span text:style-name="T762">”</text:span><text:span text:style-name="T762"><text:note text:id="ftn34" text:note-class="footnote"><text:note-citation>36</text:note-citation><text:note-body><text:p text:style-name="P43">Hakim, Mustadrak, 3:75, juga diriwayatkan oleh Tirmidzi, Ibnu Hambal, dan Ibnu Maja.</text:p></text:note-body></text:note></text:span></text:p>
        </text:list-item>
        <text:list-item>
          <text:p text:style-name="P830"><text:span text:style-name="T762">Seperti yang diriwayatkan oleh Hakim, Tirmidzi, Ibnu Hambal, dan Ibnu Maja, dengan berulang kali menyatakan: “</text:span><text:span text:style-name="T5">sesudah kematianku, kamu akan mengikuti Abu <text:s/>Bakar dan Umar,</text:span><text:span text:style-name="T762">” Rasulullah, salawat dan salam kepadanya, bermaksud bahwa Abu Bakar dan Umar akan menggantikannya sebagai khalifah. Dia juga meramalkan bahwa kepemimpinan Abu Bakar akan berlangsung singkat, sementara Umar akan berlangsung lama dan membuat banyak penaklukan. </text:span></text:p>
        </text:list-item>
        <text:list-item>
          <text:p text:style-name="P830"><text:span text:style-name="T762">Berdasarkan hadis yang shahih, Rasulullah, salawat dan salam kepadanya, mengatakan kepada umatnya bahwa mereka akan menaklukkan Damaskus, Yerussalem, Iraq, Persia, Istambul (Konstantinopel), dan Siprus, dan bahwa Islam akan menjangkau hingga pada bagian paling timur dan bagian paling barat dari belahan dunia.</text:span><text:span text:style-name="T762"><text:note text:id="ftn35" text:note-class="footnote"><text:note-citation>37</text:note-citation><text:note-body><text:p text:style-name="P43">Hakim, 4:445; Ibnu Hambal, 4:303; juga diriwayatkan oleh Muslim, Tirmizi, dan Ibnu Maja. </text:p></text:note-body></text:note></text:span><text:span text:style-name="T762"> </text:span></text:p>
        </text:list-item>
        <text:list-item>
          <text:p text:style-name="P831"><text:span text:style-name="T762">Rasulullah menyatakan: “</text:span><text:span text:style-name="T5">kepemimpinan</text:span><text:span text:style-name="T762"> </text:span><text:span text:style-name="T5">akan dimulai dengan kenabian dan sebagai bentuk rahmat, kemudian ia akan menjadi rahmat dan kekhalifahan; sesudahnya ia akan berbentuk kerajaan yang sewenang-</text:span><text:soft-page-break/><text:span text:style-name="T5">wenang, dan pada akhirnya ia akan menjadi sebuah pelanggaran dan tirani.</text:span><text:span text:style-name="T762">” Beliau juga meramalkan: “</text:span><text:span text:style-name="T5">sesungguhnya, kekhalifahan sesudahku akan bertahan hingga 30 tahun; sesudahnya akan berdiri kerajaan-kerajaan.</text:span><text:span text:style-name="T762">”</text:span><text:span text:style-name="T762"><text:note text:id="ftn36" text:note-class="footnote"><text:note-citation>38</text:note-citation><text:note-body><text:p text:style-name="P44">Abu Dawud, Sunna, 8; Sunan al-Tirmidzi, Fitan, 48; Ibnu Hambal, 4273. </text:p></text:note-body></text:note></text:span></text:p>
        </text:list-item>
      </text:list>
      <text:p text:style-name="P708">Apa pun yang Rasulullah ramalkan akan terbukti benar. </text:p>
      <text:list xml:id="list160430689497960" text:continue-numbering="true" text:style-name="L100">
        <text:list-item>
          <text:p text:style-name="P831"><text:span text:style-name="T762">Berdasarkan hadis yang shahih, Rasulullah, salawat dan salam kepadanya, menyatakan: “</text:span><text:span text:style-name="T5">Usman akan terbunuh ketika membaca Al-Quran. Allah memakaikannya dengan kemeja, namun mereka ingin melepaskannya darinya.</text:span><text:span text:style-name="T762">”</text:span><text:span text:style-name="T762"><text:note text:id="ftn37" text:note-class="footnote"><text:note-citation>39</text:note-citation><text:note-body><text:p text:style-name="P45">Hakim, 3:100; Ibnu Hambal, 6:114; Ibnu Maja, 5:188; juga diriwayatkan oleh Tirmidzi. </text:p></text:note-body></text:note></text:span><text:span text:style-name="T762"> </text:span><text:span text:style-name="T1172">Dengan kata lain, Usman akan menjadi khalifah, namun kesaksiannya akan diburu dan dia akan gugur ketika membaca Al-Quran. Ini kemudian terjadi seperti halnya yang diramalkan. </text:span></text:p>
        </text:list-item>
        <text:list-item>
          <text:p text:style-name="P832"><text:span text:style-name="T762">Seperti yang diriwayatkan dalam sebuah hadis shahih, Rasulullah, salawat dan salam kepadanya, berkata kepada Sa’ad bin Abi Waqqash ketika beliau sakit parah: “</text:span><text:span text:style-name="T150">saya berharap bahwa engkau akan sembuh sehingga beberapa orang akan diuntungkan melalui engkau dan beberapa lainnya akan mendapatkan bahaya melalui engkau.</text:span><text:span text:style-name="T762">”</text:span><text:span text:style-name="T762"><text:note text:id="ftn38" text:note-class="footnote"><text:note-citation>40</text:note-citation><text:note-body><text:p text:style-name="P46">Abu Nu’aym, Hilyat al-Awliya’, 1:94; juga diriwayatkan oleh Bukhari dan Muslim. </text:p></text:note-body></text:note></text:span><text:span text:style-name="T1173"> Dengan perkataan ini, dia mengharapkan bahwa Sa’ad akan menjadi seorang komandan militer yang hebat dan membuat banyak penaklukan, dan ketika banyak yang diuntungkan darinya dengan memeluk Islam, banyak juga yang mendapatkan bahaya darinya sesudah negara mereka dihancurkan. Seperti yang diramalkan, Sa’ad kemudian menjadi seorang komandan pasukan selama masa kepemimpinan Umar bin Khattab, dan menghancurkan kerajaan Sasaniah di Persia, dan membawa banyak orang masuk ke dalam Islam. </text:span></text:p>
        </text:list-item>
        <text:list-item>
          <text:p text:style-name="P833"><text:span text:style-name="T762">Suatu ketika Rasulullah terbangun di rumah Ummu Haram, bibi dari Anas bin Malik (pembantunya selama 10 tahun di Madinah), dan berkata sambil tersenyum: “</text:span><text:span text:style-name="T5">saya bermimpi bahwa umatku akan berperang di lautan duduk di singgasana seperti seorang raja.</text:span><text:span text:style-name="T762">” Ummu Haram meminta: “</text:span><text:span text:style-name="T5">doakan agar aku salah satu di antara mereka.</text:span><text:span text:style-name="T762">” Beliau berkata dengan tegas: “</text:span><text:span text:style-name="T5">semoga engkau salah satunya.</text:span><text:span text:style-name="T762">” Semua ini terbukti benar 40 tahun kemudian, ketika Ummu Haram ditemani dengan suaminya Ubada bin Samit berada dalam penaklukan Siprus. Dia wafat di sana, dan makamnya merupakan tempat yang masih bisa dikunjungi </text:span><text:span text:style-name="T1174">hingga saat ini</text:span><text:span text:style-name="T762">. <text:s/></text:span></text:p>
        </text:list-item>
        <text:list-item>
          <text:p text:style-name="P834"><text:span text:style-name="T762">Berdasarkan hadis yang shahih, Rasulullah, salawat dan salam kepa</text:span><text:soft-page-break/><text:span text:style-name="T762">danya, berkata: “</text:span><text:span text:style-name="T5">seorang pembohong yang akan mengaku sebagai nabi, dan juga seorang penguasa yang haus darah, akan datang dari bani Thaqif.</text:span><text:span text:style-name="T762">” Dengan mengatakan ini, dia memberikan berita mengenai Mukhtar yang tersohor, yang mengaku sebagai nabi, dan seorang penjahat bernama Hajaj, yang membunuh sepuluh ribu orang manusia.</text:span></text:p>
        </text:list-item>
        <text:list-item>
          <text:p text:style-name="P834"><text:span text:style-name="T762">Kemudian lagi, berdasarkan hadis yang shahih, Rasulullah, salawat dan salam kepadanya, berkata: “</text:span><text:span text:style-name="T5">sesungguhnya, Konstantinopel (Istambul) akan ditaklukkan (oleh umatku); begitu mulia komandan yang akan menaklukkannya, dan begitu mulia juga pasukannya.</text:span><text:span text:style-name="T762">” Dengan demikian beliau meramalkan bahwa umat Muslim akan menaklukkan Istambul, yang menandakan tingginya kedudukan spiritual Sultan Muhammad al-Fatih, serta menandakan kesalehan dari pasukannya. Apa yang beliau ramalkan terjadi beberapa abad kemudian. </text:span></text:p>
        </text:list-item>
        <text:list-item>
          <text:p text:style-name="P709">Rasulullah, salawat dan salam kepadanya, telah membuat sekitar 300 ramalan, yang sebagian besar telah terbukti benar. Beberapa dari ramalannya adalah cukup menarik, yakni mengenai kemajuan di bidang ilmu pengetahuan dan teknologi. Sebagai contoh, seperti yang diriwayatkan di dalam Shahih Muslim dan Sunan al-Tirmidzi, beliau meramalkan bahwa <text:span text:style-name="T2343">satu </text:span>biji buah delima akan cukup bagi 20 orang, dengan kulit buahnya akan memberikan tempat berteduh bagi yang memakannya, dan bahwa sebutir gandung yang tumbuh di dalam balkon rumah akan cukup untuk memberi makan bagi satu keluarga selama satu tahun. Dengan ramalan ini, beliau telah <text:span text:style-name="T2343">mengisyaratkan</text:span> bahwa umat manusia akan menyadari adanya kemajuan di dalam rekayasa genetika. </text:p>
        </text:list-item>
      </text:list>
      <text:p text:style-name="P645"><text:span text:style-name="T1175">Dalam ramalannya, Rasulullah, salawat dan salam kepadanya, tidak pernah mengatakan: “</text:span><text:span text:style-name="T151">saya kira</text:span><text:span text:style-name="T1175">” “</text:span><text:span text:style-name="T151">mungkin saja</text:span><text:span text:style-name="T1175">” atau “</text:span><text:span text:style-name="T218">itu mungkin akan terjadi</text:span><text:span text:style-name="T1175">” yang kesemuanya menyatakan keraguan. Malahan, dia berbicara seperti halnya jika dia </text:span><text:span text:style-name="T1174">menonton</text:span><text:span text:style-name="T1175"> masa lalu dan masa yang akan datang pada layar televisi. Ini berarti bahwa dia </text:span><text:span text:style-name="T1174">memiliki</text:span><text:span text:style-name="T1175"> penglihatan yang tajam dan jauh yang bisa menembus masa lalu dan masa yang akan datang pada saat yang bersamaan, yang adalah hal yang tidak mungkin bagi siapa pun makhluk yang fana, kecuali jika dia adalah seorang Nabi yang diajari oleh Allah yang maha mengetahui segala hal, yang semua ruang dan waktu </text:span><text:span text:style-name="T1174">bagi</text:span><text:span text:style-name="T1175">-Nya hanya sebagai sebuah titik. </text:span></text:p>
      <text:h text:style-name="P65" text:outline-level="2"><text:bookmark-start text:name="__RefHeading___Toc15249_3975774274"/>Mukjizatnya<text:bookmark-end text:name="__RefHeading___Toc15249_3975774274"/></text:h>
      <text:p text:style-name="P835">Sebuah mukjizat adalah sebuah kejadian yang luar biasa yang oleh Al<text:soft-page-break/>lah <text:span text:style-name="T2343">Y</text:span>ang <text:span text:style-name="T2343">M</text:span>aha <text:span text:style-name="T2343">K</text:span>uasa hadirkan di tangan nabi-Nya untuk membuktikan kenabiannya, menguatkan keimanan para pengikutnya, dan untuk menghancurkan pembangkangan dari orang-orang kafir. </text:p>
      <text:p text:style-name="P836">Alam semesta bekerja berdasarkan hukum-hukum Allah yang tetap. Tanpa kehadiran hukum-hukum-Nya dan keseragaman karakter dan kejadian di alam, segala sesuatu akan berlangsung sebagai aliran perubahan yang terus-menerus. Dalam lingkungan yang seperti itu, maka kita tidak akan mungkin untuk menemukan hukum Allah di alam atau membuat sebuah kemajuan dalam ilmu pengetahuan. Meskipun penemuan terbaru di dalam fisika partikel telah menunjukkan bahwa apapun yang hadir di alam semesta berada dalam bentuk gelombang yang terus bergerak, <text:span text:style-name="T2344">di permukaannya segala sesuatu terjadi berdasarkan rumusan prinsip-prinsip klasik Newtonian. </text:span><text:span text:style-name="T2345">Ini memaksa para ilmuwan untuk mengakui bahwa mereka tidak bisa menyatakan bahwa sesuatu akan berada pada keadaan yang sama seperti halnya ia bahkan satu detik sebelumnya. </text:span></text:p>
      <text:p text:style-name="P837">Biasanya, <text:s/><text:span text:style-name="T2346">kehidupan memiliki hukum-</text:span><text:span text:style-name="T2347">hukum</text:span><text:span text:style-name="T2346">nya sendiri </text:span><text:span text:style-name="T2347">berdasarkan pada mana kita berperilaku. </text:span><text:span text:style-name="T2348">Kita membutuhkan makanan dan minuman untuk memenuhi rasa lapar dan haus kita, dan pergi ke dokter ketika kita sedang sakit. Kita menggunakan binatang untuk pekerjaan, namun tidak bisa berbicara dengan mereka. Pohon-pohon tetap di tempatnya, dan tidak satupun dari mereka juga bebatuan dan pegunungan yang menyapa kita. Kita menyesuaikan diri dengan hukum-</text:span><text:span text:style-name="T2349">hukum gravitasi dan tolakan, dan tidak berusaha naik ke langit tanpa pertama-tama melakukan perhitungan yang memadai. </text:span></text:p>
      <text:p text:style-name="P838">Semua ini dan beberapa hukum lainnya membuat kehidupan manusia menjadi mungkin. <text:span text:style-name="T342">Akan tetapi, </text:span><text:span text:style-name="T393">karena Allah </text:span><text:span text:style-name="T394">yang</text:span><text:span text:style-name="T393"> menentukan</text:span><text:span text:style-name="T395">nya, Dia tidak bisa dibatasi oleh hukum-hukum ini. </text:span><text:span text:style-name="T396">Dengan demikian, </text:span><text:span text:style-name="T397">D</text:span><text:span text:style-name="T396">ia terkadang </text:span><text:span text:style-name="T397">membatalkan hukum-hukum tersebut atau mengubah aliran wajar dari peristiwa untuk membolehkan para Nabi untuk melaksanakan apa yang disebut sebagai mukjizat atau untuk menunjukkan bahwa Dia dapat melakukan apapun yang Dia kehendaki pada waktu kapan pun</text:span><text:span text:style-name="T2350">. Makna mukjizat dalam bahasa Arab berarti sesuatu yang tidak seorang pun bisa melakukannya. Jika Allah mengizinkan para wali untuk melakukan kejadian tersebut, maka itu disebut sebagai Karama</text:span><text:span text:style-name="T2351">h</text:span><text:span text:style-name="T2350"> (anugerah yang luar biasa). Anugerah ini menjadi penyusun bagi bukti kenabian Muhammad dan kebenaran Islam. </text:span></text:p>
      <text:p text:style-name="P839">Allah menciptakan begitu banyak karama<text:span text:style-name="T2351">h</text:span> di tangan para wali Islam. <text:soft-page-break/>Salah satu jenisnya adalah meramalkan apa yang terjadi di masa depan. Sebagai contoh, Muhyi al-Din al-Arabi yang wafat hampir 50 tahun <text:span text:style-name="T2351">sebelum </text:span>pendirian kesultanan Usmani, telah menuliskan dalam <text:span text:style-name="T2351">kitab</text:span>nya Shajarat al-Nu’maniyya tentang <text:span text:style-name="T2352">kesultanan Usmani, meramalkan tentang penaklukan Damaskus dan Mesir, bahwa Sultan Murad akan melakukan iring-iringan di Baghdad dan menaklukkannya sesudah pengepungan selama 41 hari, dan bahwa Sultan Abdul Aziz akan terbunuh setelah terpotong di pergelangan tangannya. Dia juga menuliskan bahwa: “</text:span><text:span text:style-name="T152">ketika ‘S’ memasuki ‘SH’, tempat penguburan dari Muhyi al-Din akan ditemukan.</text:span><text:span text:style-name="T2352">” </text:span><text:span text:style-name="T2353">Menggunakan simbol-simbol dalam ramalannya, yakni “</text:span><text:span text:style-name="T152">S</text:span><text:span text:style-name="T2353">” </text:span><text:span text:style-name="T1176">yang bermakna “</text:span><text:span text:style-name="T152">Selim</text:span><text:span text:style-name="T1176">” dan “</text:span><text:span text:style-name="T152">SH</text:span><text:span text:style-name="T1176">” yang bermakna “</text:span><text:span text:style-name="T152">Sham</text:span><text:span text:style-name="T1176">” (Damaskus). Seperti halnya ramalannya yang lain, yang ini terbukti benar ketika Sultan Selim I menaklukkan Damaskus, dan menemukan tempat penguburan dari Ibnu al-Arabi, dan memerintahkan sebuah makam dibangun di atasnya. </text:span></text:p>
      <text:p text:style-name="P840"><text:span text:style-name="T762">Mushtaq Dada dari Bitlis, yang merupakan bagian timur dari Turki, meramalkan 71 </text:span><text:span text:style-name="T1177">tahun </text:span><text:span text:style-name="T762">masanya pada sebuah ayat yang mengatakan bahwa sesudah banyak pertempuran dan ketegangan Ankara akan menggantikan Istambul sebagai ibu kota. </text:span><text:span text:style-name="T1178">Hal yang menarik, Mushtaq Dada memberikan nama seseorang yang akan melakukan hal ini: dengan menggabungkan huruf pertama dari baris-baris pada karyanya, maka kamu akan mendapatkan nama Kamal. </text:span></text:p>
      <text:p text:style-name="P710">Allah yang maha kuasa memungkinkan para Nabi untuk melaksanakan mukjizat. Akan tetapi, karena semua nabi-nabi sebelumnya dikirimkan kepada kaumnya saja, <text:s/>dan dengan demikian kenabian mereka begitu terbatas, mukjizat mereka dihubungkan dengan penyebaran kerajinan dan karya seni pada masanya. Sebagai contoh, sejak zaman Nabi Musa, keselamatan atasnya, para penyihir mendapatkan tempat yang tertinggi di Mesir, Allah Yang Maha Kuasa mengizinkan tongkatnya berubah menjadi ular yang besar dan memakan ular-ular dari penyihir tersebut. Pada masa Nabi Isa, keselamatan atasnya, seni menyembuhkan mendapatkan tempat yang tertinggi, sehingga sebagian besar dari mukjizatnya terdiri dari metode penyembuhan. Sementara untuk Nabi Muhammad, salawat dan salam kepadanya, karena kenabiannya bersifat universal dan dia merupakan nabi yang terakhir, mukjizatnya begitu beragam dan berhubungan dengan semua bagian-bagian dari penciptaan. </text:p>
      <text:p text:style-name="P841"><text:span text:style-name="T762">Ketika para komandan militer dari penguasa memasuki sebuah kota dengan berbagai macam pemberian dari penguasa, para utusan dari ma</text:span><text:soft-page-break/><text:span text:style-name="T762">sing-masing kelompok atau orang-orang atau dari masing-masing kelompok ahli, <text:s/>masyarakat, atau asosiasi menyambut mereka dengan gembira. </text:span><text:span text:style-name="T1179">Demikian pula, </text:span><text:span text:style-name="T1180">ketika utusan dari </text:span><text:span text:style-name="T1181">Sang </text:span><text:span text:style-name="T1180">Penguasa alam semesta menganugerahkan kepada penduduk bumi utusannya, membawa cahaya kebenaran dan rahmat dari Sang Pencipta yang berkaitan dengan kebenaran dari alam semesta, maka setiap benda—dari unsur-unsur mineral dan tanaman hingga binatang dan umat manusia, dan mulai dari bulan dan matahari hingga bintang-bintang—menyambutnya dengan cara dan bahasa mereka, dan menjadi alat bagi satu jenis dari mukjizat. </text:span></text:p>
      <text:p text:style-name="P711">Setiap kata, tindakan, dan perilaku dari Rasulullah, salawat dan keselamatan atasnya, menjadi saksi bagi kenabiannya dan kebenarannya. Namun tidak semua darinya harus menjadi mukjizat. Allah Yang Maha Kuasa mengirim beliau sebagai seorang manusia sehingga dia bisa membimbing dan memimpin laki-laki dan perempuan, dalam segala urusan mereka baik yang bersifat pribadi atau bermasyarakat, untuk mendapatkan kebahagiaan di dunia dan akhirat, sehingga mereka bisa melihat keajaiban dari karya seni-Nya dan hasil pekerjaan dari kekuasaan-Nya. Semua dari ini kenyataannya adalah mukjizat, namun itu nampak bagi kita sebagai kejadian-kejadian yang biasa dan bisa dikenali. </text:p>
      <text:p text:style-name="P712">Jika Rasulullah, salawat dan salam kepadanya, begitu sangat luar biasa dalam semua tindakannya, <text:s/>dia tidak bisa <text:span text:style-name="T2351">untuk </text:span>membimbing dan mengarahkan kita. Allah mengizinkan dia untuk melaksanakan beberapa fenomena yang luar biasa untuk membuktikan kenabiannya kepada orang-orang kafir, sehingga dia biasanya akan melakukan mukjizat. Akan tetapi ini dilakukan dalam sebuah cara yang tidak memaksakan keimanan, karena ini akan meniadakan maksud dari ujian bagi kita dan latihan bagi akal kita. <text:span text:style-name="T342">Jika mukjizat memaksa orang-orang untuk beriman, sehingga menghalangi mereka dari pilihannya untuk beriman atau tidak, maka seluruh keberadaan kita dan maksud kehadiran kita akan tidak bermakna. </text:span></text:p>
      <text:p text:style-name="P842"><text:span text:style-name="T762">Sebagian besar dari sekitar 1000 mukjizat dari Rasulullah telah diriwayatkan pertama-tama oleh para sahabatnya, kemudian oleh begitu banyak periwayat dan otoritas yang dipercaya, dan kemudian dicatat pada kitab-kitab hadis yang shahih. Sementara untuk sisanya, meskipun diriwayatkan oleh satu dua orang sahabat, itu juga merupakan hal yang tidak terbantahkan, </text:span><text:span text:style-name="T1182">karena itu kemudian bisa dipastikan benar oleh semua otoritas yang bisa dipercaya dan diriwayatkan oleh lebih dari satu rantai periwayatan (pen. Sanad). Sebagai tambahan, </text:span><text:span text:style-name="T1183">sebagian besar terjadi disaksikan oleh </text:span><text:soft-page-break/><text:span text:style-name="T1183">banyak orang (misalnya dalam </text:span><text:span text:style-name="T1184">ekspedisi</text:span><text:span text:style-name="T1183"> militer, resepsi pernikahan, atau suatu perjamuan), </text:span><text:span text:style-name="T1185">dan satu atau beberapa orang yang hadir meriwayatkannya dan yang lainnya membenarkannya dengan diamnya mereka. Dengan demikian, mukjizat yang dicatat di dalam kitab-kitab hadis shahih adalah tidak terbantahkan dan tidak bisa dibantah atau ditolak. </text:span></text:p>
      <text:p text:style-name="P1021"><text:span text:style-name="T1185">C</text:span><text:span text:style-name="T762">ontoh-contoh dari mukjizat Rasulullah</text:span></text:p>
      <text:p text:style-name="P982"><text:span text:style-name="T1606">Al-Quran menyatakan</text:span>: <text:span text:style-name="T153">Maha suci Allah yang telah memperjalankan hamba-Nya pada suatu malam dari </text:span><text:span text:style-name="T154">al-</text:span><text:span text:style-name="T153">Masjidil Haram ke </text:span><text:span text:style-name="T154">al-</text:span><text:span text:style-name="T153">Masjidil Aqsha yang telah Kami berkahi sekelilingnya agar Kami perlihatkan kepadanya sebagian dari tanda-tanda (kebesaran) Kami. Sesungguhnya Di</text:span><text:span text:style-name="T154">a</text:span><text:span text:style-name="T153"> adalah Maha Mendengar lagi Maha Melihat.</text:span><text:span text:style-name="T2354"> (</text:span><text:span text:style-name="T2355">Al-Quran </text:span><text:span text:style-name="T2354">17:1)</text:span></text:p>
      <text:p text:style-name="P843"><text:span text:style-name="T5">Kemudian dia mendekat, lalu bertambah dekat lagi. Maka jadilah dia dekat (pada Muhammad sejarak) dua ujung busur panah atau lebih dekat (lagi). </text:span><text:span text:style-name="T155">Lalu dia menyampaikan kepada hamba-Nya (Muhammad) apa yang telah Allah wahyukan. Hatinya tidak mendustakan apa yang telah dilihatnya</text:span><text:span text:style-name="T2356">. (</text:span><text:span text:style-name="T2357">Al-Quran </text:span><text:span text:style-name="T2356">58:8-11)</text:span></text:p>
      <text:p text:style-name="P844">Mikraj merupakan salah satu dari mukjizat terbesar yang dimiliki oleh Nabi Muhammad, salawat dan salam kepadanya. Karena telah dikaruniai dengan kesempurnaan spiritual dan kelembutan melalui iman dan ibadah, maka Allah kemudian mengangkatnya ke hadirat-Nya yang suci. Melepaskan belenggu hukum-hukum alam dan sebab-sebab materi dan melewati batas keberadaan raganya, Rasulullah, salawat dan salam kepadanya, melintasi jarak yang jauh secara kilat dan naik melewati segala dimensi dari alam materi hingga dia mencapai keberadaan Allah Yang Maha Suci. </text:p>
      <text:p text:style-name="P844">Fisika partikel telah mengubah banyak konsep-konsep dalam fisika. Itu juga membentuk gagasan bahwa dunia ini hanya terdiri dari satu dimensi <text:span text:style-name="T2358">atau satu penampakan keberadaan dari banyak keberadaan lainnya, masing-masing dengan keunikannya tersendiri. Einstein telah menggagaskan bahwa waktu hanyalah satu dimensi dari keberadaan.</text:span><text:span text:style-name="T398"> Sains belum bisa menarik kesimpulan apapun tentang keberadaan, karena penemuan atau perkembangan terbaru secara berkelanjutan merubah pandangan kita terhadapnya. Dengan demikian, bagaimana seseorang bisa mempertanyakan tentang peristiwa Mikraj?</text:span><text:span text:style-name="T2358"> Orang-orang memiliki kesulitan dalam memahami bagaimana seseorang bisa menembus semua masa pada saat yang bersamaan sebagai sebuah titik. Untuk lebih memahami permasalahan yang pelik ini, coba tinjau perumpamaan berikut ini: </text:span></text:p>
      <text:p text:style-name="P845">Bayangkan kamu memegang sebuah cermin. Segala sesuatu yang di<text:soft-page-break/>pantulkan di sebelah kanan menyatakan masa lalu, sementara segala sesuatu yang dipantulkan di sebelah kiri menyatakan masa depan. Cermin itu hanya bisa memantulkan dalam satu arah; Ia tidak bisa menunjukkan kedua sisi ketika kamu memegangnya. Jika kamu ingin melihat kedua sisi, kamu harus naik lebih tinggi dari posisimu mula-mula di mana kiri dan kanan menjadi satu kesatuan sehingga tidak ada yang bisa disebut sebagai pertama atau terakhir, permulaan atau penutup. </text:p>
      <text:p text:style-name="P846">Di dalam peristiwa Mikraj, Rasulullah, salawat dan salam kepadanya, haruslah bergerak dengan kecepatan ruh, ketika ia berangkat melintasi keseluruhan ruang dan waktu dan semua dimensi keberadaan dalam tempo yang begitu singkat. Selama <text:span text:style-name="T2359">perjalanannya di langit tersebut, dia bertemu dengan nabi-nabi sebelumnya, melihat para malaikat, dan melihat keindahan surga dan kengerian neraka. Dia menyaksikan kenyataan yang sesungguhnya dari masalah-malah yang dibahas di dalam Al-Quran, demikian pula makna dan kebijaksanaan dari semua bentuk peribadahan. Dia juga menjangkau alam di mana bahkan malaikat yang paling mulia, Jibril, tidak bisa menjangkaunya, <text:s/>dan dianugerahi dengan penglihatan terhadap “</text:span><text:span text:style-name="T156">wajah</text:span><text:span text:style-name="T2359">” Allah, yang terbebas dari segala batasan dan dimensi kualitatif maupun kuantitatif. Kemudian, membawa umat manusia keluar dari kegelapan alam materi menuju alam yang diterangi oleh iman dan ibadah, sehingga semua laki-laki dan perempuan bisa mengalami kenaikan spiritual mereka, dia kembali ke dunia. </text:span></text:p>
      <text:p text:style-name="P847">Mukjizat lainnya, yakni pembelahan bulan telah dilakukan sebelum orang-orang dengan begitu gigih dalam menentang kenabian Muhammad. Sebagaimana yang diriwayatkan oleh Abdullah bin Mas’ud, suatu malam ketika mereka berada di Mina’, Rasulullah membelah bulan menjadi dua dengan menggerakkan jari telunjuknya. Sebagian nampak berada di belakang pegunungan, dan sebagian lainnya nampak di depannya. Kemudian Rasulullah menoleh kepada kami dan berkata: “<text:span text:style-name="T5">jadi lah saksinya!</text:span>”<text:note text:id="ftn39" text:note-class="footnote"><text:note-citation>41</text:note-citation><text:note-body><text:p text:style-name="P47">Bukhari, Manaqib, 27; Muslim, Kitab Sifat al-Munafiqin wa ah-kamihim, 44. </text:p></text:note-body></text:note></text:p>
      <text:p text:style-name="P848">Al-Quran dalam menyinggung mukjizat ini dengan: <text:span text:style-name="T202">telah dekat (datangnya) saat itu dan telah terbelah bulan. Dan jika mereka (orang-orang musyrikin) melihat suatu tanda (mukjizat), mereka berpaling dan berkata: “ini adalah sihir yang terus-menerus.”</text:span><text:span text:style-name="T1298"> (</text:span><text:span text:style-name="T1437">Al-Quran </text:span><text:span text:style-name="T1298">54:1-2)</text:span></text:p>
      <text:p text:style-name="P752">Sekarang kita akan menceritakan beberapa mukjizat lainnya, semuanya secara tuntas telah dicatatkan pada literatur Islam. </text:p>
      <text:list xml:id="list280590911" text:style-name="L101">
        <text:list-item>
          <text:p text:style-name="P640"><text:soft-page-break/><text:span text:style-name="T1438">Anas bin Malik meriwayatkan bahwa Abu Talha, melihat Rasulullah sedang kelaparan, dan mengajaknya untuk makan. </text:span><text:span text:style-name="T1439">Rasulullah, salawat dan salam kepadanya, datang dengan sekelompok orang. Abu Talha hanya memiliki satu bungkal roti gandum hitam di rumahnya. Istrinya Ummu Sulaim menaburkan sedikit mentega di atasnya. Rasulullah kemudian berdoa untuk kelimpahannya, dan kemudian sedikitnya ada 70 hingga 80 orang makan sebanyak yang mereka mau sebelum pergi.</text:span></text:p>
        </text:list-item>
        <text:list-item>
          <text:p text:style-name="P640"><text:span text:style-name="T1439"><text:s/>Abdurrahman bin Abu Bakar meriwayatkan bahwa terdapat 130 orang sahabat bersama Rasulullah dalam sebuah perjalanan. Rasulullah kemudian meminta menanyakan apakah mereka memiliki sesuatu untuk dimakan. </text:span><text:span text:style-name="T1440">Seseorang memiliki </text:span><text:span text:style-name="T1441">satu atau dua karung terigu. Adonan telah disiapkan, <text:s/></text:span><text:span text:style-name="T1442">dan seekor sapi telah diambil dari kawanannya dari seorang musyrik yang lewat. Sesudah memanggang hati sapi tersebut, Rasulullah memberikan satu potong kepada setiap yang hadir, dan menyisakan selebihnya bagian dari mereka yang tidak hadir. Mereka memasak daging ke dalam dua mangkok, dan setiap orang kemudian memakannya. Sesudah mereka selesai memakannya, di sana masih terdapat daging seperti halnya mereka ketika pertama-tama sebelum memulai makan.</text:span></text:p>
        </text:list-item>
      </text:list>
      <text:p text:style-name="P753">Banyak mukjizat serupa telah diriwayatkan melalui berbagai (beberapa bahkan hingga <text:s/>16) jalur. Kebanyakan darinya terjadi di tengah kehadiran sejumlah besar orang dan telah diriwayatkan oleh banyak orang yang memiliki reputasi yang baik dan bisa dipercaya. </text:p>
      <text:p text:style-name="P753">Allah yang menciptakan alam semesta <text:s/>dan membuatnya bergantung kepada hukum-hukum tertentu dari-Nya bisa saja mengubah hukum-hukum itu untuk hamba-hamba dan utusan-utusan-Nya yang istimewa dan dicintai-Nya. Khususnya di masa saat ini, ketika para ilmuwan telah mengabaikan ide-ide mekanistik dengan lebih memilih kepada relativitas, maka itu bukanlah hal yang rasional juga tidak ilmiah untuk menyanggah adanya mukjizat dengan dasar pada determinisme mutlak atau sebab akibat. </text:p>
      <text:p text:style-name="P645"><text:span text:style-name="T1442">Lebih jauh, </text:span><text:span text:style-name="T1443">mukjizat sama sekali tidak sepenuhnya </text:span><text:span text:style-name="T1444">terlepas </text:span><text:span text:style-name="T1443">dengan sebab-sebab materi, bagaimanapun remeh dan tidak pentingnya materi itu. Jika Allah yang maha kuasa membuat hal-hal yang paling kecil bisa menghasilkan benda-benda yang begitu besar, maka bagaimana kita bisa menyanggah adanya mukjizat? </text:span><text:span text:style-name="T1445">Umat manusia, adalah sangat lemah sehingga begitu mudah dikalahkan oleh mikroba, akan tetapi cukup cerdas sehingga mampu membuat sebuah komputer yang bisa menampung pengetahuan </text:span><text:soft-page-break/><text:span text:style-name="T1445">yang bisa mengisi banyak perpustakaan. </text:span><text:span text:style-name="T1446">Apakah ini merupakan mukjizat yang lebih kecil daripada memungkinkan hamba-Nya untuk memberikan sedikit makanan atau minuman yang membuat rahmat ditingkatkan? Malahan, bukankah setiap kejadian di alam semesta, setiap tindakan Allah, adalah merupakan sebuah keajaiban, yang mana merupakan hal yang tidak bisa kita buat?</text:span></text:p>
      <text:p text:style-name="P754">Ada begitu banyak contoh dari mukjizat Rasulullah yang berkaitan dengan air. Semuanya diriwayatkan oleh beberapa sahabat dan disampaikan melalui berbagai jalur yang bisa dipercaya. Kita menyebutkan dua di antaranya di sini. </text:p>
      <text:list xml:id="list2249728293" text:style-name="L102">
        <text:list-item>
          <text:p text:style-name="P755">Suatu ketika pada saat mereka berada di Zarwa, para sahabat tidak dapat menemukan air yang cukup untuk berwudhu. Rasulullah, salawat dan salam kepadanya, <text:s/>meminta mereka untuk wadah yang berisi air. Dia mencelupkan tangannya ke dalamnya, dan air kemudian mulai keluar dari jarinya seperti pancuran. Anas bin Malik berkata, pada hari itu terdapat 300 orang, sehingga meriwayatkan kejadian ini atas nama 300 orang tersebut. Jika dia berbohong, <text:span text:style-name="T2360">apakah</text:span> hal yang masuk akal untuk menganggap bahkan tidak seorang pun yang bisa mengatakan hal yang berbeda darinya?</text:p>
        </text:list-item>
        <text:list-item>
          <text:p text:style-name="P849"><text:span text:style-name="T1298">Selama ekspedisi menuju Hudaibia, para sahabat mempermasalahkan kepada Rasulullah, salawat dan salam kepadanya, mengenai tidak adanya air. Dia kemudian mengambil sebuah panah dari kantung panahnya dan mengatakan kepada mereka untuk menancapkannya pada sebuah sumur yang dinamakan Semel. Ketika mereka telah melakukannya, </text:span><text:span text:style-name="T1447">air kemudian mulai memancar keluar. Selama ekspedisi itu, semua <text:s/>sahabat minum darinya dan melakukan wudhu dengan air itu.</text:span></text:p>
        </text:list-item>
      </text:list>
      <text:p text:style-name="P756">Kitab-kitab hadis shahih, termasuk yang paling utama Shahih al-Bukhari dan Shahih Muslim, mencatatkan banyak mukjizat mengenai penyembuhan orang-orang yang sakit dan terluka, beberapa di antaranya adalah sebagai berikut: </text:p>
      <text:list xml:id="list1755300528" text:style-name="L103">
        <text:list-item>
          <text:p text:style-name="P757">Selama pertempuran Khaybar, Rasulullah, salawat dan salam kepadanya, menanyakan di mana <text:s/>Ali berada. Disampaikan kabar bahwa mata Ali terluka, Ali kemudian datang padanya, dan kemudian memberikan ludah pada kedua mata Ali. Pada saat yang bersamaan lukanya kemudian pulih, dan mata Ali menjadi lebih baik dari sebelumnya. </text:p>
        </text:list-item>
        <text:list-item>
          <text:p text:style-name="P989"><text:span text:style-name="T1298">Usman bin Hunaif meriwayatkan: seorang laki-laki yang buta datang kepada Rasulullah dan meminta padanya untuk berdoa kepada Allah untuk menyembuhkan penglihatannya. Rasulullah berkata: “</text:span><text:span text:style-name="T202">jika kau mengingin</text:span><text:soft-page-break/><text:span text:style-name="T202">kan, saya tidak akan berdoa—menjadi buta adalah lebih </text:span><text:span text:style-name="T219">baik</text:span><text:span text:style-name="T202"> bagi akhiratmu—atau saya akan berdoa.</text:span><text:span text:style-name="T1298">” Laki-laki itu kemudian memilih untuk dipulihkan dari kebutaan dan kemudian Rasulullah berkata padanya: “</text:span><text:span text:style-name="T202">pergilah dan berwudhu. Kemudian laksanakan salat dua rakaat dan katakanlah: ya Allah, sesungguhnya permohonanku hanyalah pada-Mu dan aku </text:span><text:span text:style-name="T220">menghadap</text:span><text:span text:style-name="T219">kan</text:span><text:span text:style-name="T220"> wajahku kepada-Mu melalui Nabi Muhammad, nabi dari segala rahmat. Ya Muhammad, <text:s/>sesungguhnya saya menghadapkan wajahku kepada Allah melalui engkau, bahwa Dia akan memulihkan penglihatanku. Ya Allah, jadikanlah ia sebagai perantaraku.</text:span><text:span text:style-name="T1298">”</text:span></text:p>
        </text:list-item>
      </text:list>
      <text:p text:style-name="P758">Laki-laki itu melakukan seperti yang beliau katakan, dan penglihatannya kemudian pulih. </text:p>
      <text:p text:style-name="P759">Kerajaan binatang mengenali Rasulullah, salawat dan salam kepadanya, dan menjadi alat bagi beliau untuk melaksanakan mukjizatnya. Meskipun ada begitu banyak contoh mukjizat, kita hanya menyebutkan di sini beberapa yang dikenal secara luas dan disetujui oleh otoritas yang mengesahkan.</text:p>
      <text:list xml:id="list1647359020" text:style-name="L104">
        <text:list-item>
          <text:p text:style-name="P641"><text:span text:style-name="T1448">Selama hijrah, ketika Rasulullah, salawat dan keselamatan atasnya, mencari tempat perlindungan dari orang-orang kafir pada gua </text:span><text:span text:style-name="T1449">Tsur</text:span><text:span text:style-name="T1448">, dua ekor merpati menjadi pembimbing pada jalan masuk (seperti dua pengawal) dan seekor laba-lab (seperti penjaga pintu) menutupi jalan masuknya dengan jaring-jaringnya yang tipis. Ketika Ubay bin Khalaf, seorang pemuka Quraisy, memeriksa gua tersebut, </text:span><text:span text:style-name="T1450">temannya menyarankan bahwa mereka harus masuk. Dia menjawab: “</text:span><text:span text:style-name="T221">terdapat sarang laba-laba di sini, yang sepertinya telah dijalin sebelum lahirnya Muhammad.</text:span><text:span text:style-name="T1450">” Yang lain menambahkan: “</text:span><text:span text:style-name="T221">bukankah merpati-merpati itu, berdiri di sana, akan tetap di sana jika seseorang berada di dalam gua?</text:span><text:span text:style-name="T1450">”</text:span></text:p>
        </text:list-item>
        <text:list-item>
          <text:p text:style-name="P850"><text:span text:style-name="T1450">J</text:span><text:span text:style-name="T1298">abir meriwayatkan</text:span><text:span text:style-name="T1501">: saya berada bersama Rasulullah selama ekspedisi militer. Ketika untaku mengalami kelelahan dan kemudian tertinggal, Rasulullah kemudian sedikit memacunya. Ini membuat unta itu menjadi sangat cepat di mana saya harus menariknya pada tali kekangnya untuk membuatnya sedikit pelan sehingga saya bisa mendengarkan Rasulullah, namun saya tidak bisa membuatnya pelan. </text:span></text:p>
        </text:list-item>
        <text:list-item>
          <text:p text:style-name="P990"><text:span text:style-name="T1505">Anas bin Malik </text:span><text:span text:style-name="T1502">meriwayatkan</text:span><text:span text:style-name="T1503">: </text:span><text:span text:style-name="T1502">sesudah penaklukan Khaibar, </text:span><text:span text:style-name="T1504">seorang wanita yahudi menawarkan kepada Rasulullah daging sapi panggang. Rasulullah, salawat dan salam kepadanya, memakan sepotong namun, berdasarkan riwayat dari Abu Daud, berhenti memakannya dan berkata: “</text:span><text:span text:style-name="T237">sapi ini mengatakan bahwa ia telah diberi racun.</text:span><text:span text:style-name="T1504">” Dia kemudian menoleh ke</text:span><text:soft-page-break/><text:span text:style-name="T1504">pada wanita itu dan menanyakan mengapa dia </text:span><text:span text:style-name="T2361">menawarkan padanya daging sapi yang diberi racun. K</text:span><text:span text:style-name="T2362">etika wanita itu menjawab bahwa dia ingin membunuh beliau, Rasulullah menjawab: “</text:span><text:span text:style-name="T157">Allah tidak akan mengizinkan kamu untuk menyerang dan menyusahkanku.</text:span><text:span text:style-name="T2362">” </text:span></text:p>
        </text:list-item>
        <text:list-item>
          <text:p text:style-name="P871">Aisyah meriwayatkan: kami memiliki merpati di rumah kami. Ketika Rasulullah, salawat dan salam kepadanya, berada di rumah, ia akan diam. Ketika beliau pergi, merpati itu akan berjalan ke sana kemari. </text:p>
        </text:list-item>
        <text:list-item>
          <text:p text:style-name="P871">Anas bin Malik meriwayatkan: Rasulullah, salawat dan salam kepadanya, merupakan seseorang yang tampan, dermawan, dan berani. Suatu malam penduduk Madinah <text:s/>mendengar sebuah suara dan keluar dengan ketakutan untuk mencari tahu. Pada jalan mereka, mereka melihat seorang laki-laki datang menuju mereka, yang nampak seperti Rasulullah, salawat dan salam kepadanya. <text:span text:style-name="T2363">Beliau berkata kepada mereka: “</text:span><text:span text:style-name="T158">tidak ada yang perlu dirisaukan.</text:span><text:span text:style-name="T2363">” Beliau telah naik di atas kuda Abu Talhah dan menyelidiki apa yang terjadi sebelum yang lainnya datang. Beliau kemudian memandang Abu Talhah dan berkata: “</text:span><text:span text:style-name="T158">saya menemukan kuda mu begitu cepat dan nyaman ditunggangi</text:span><text:span text:style-name="T2363">” sementara </text:span><text:span text:style-name="T2364">itu merupakan </text:span><text:span text:style-name="T2363">kuda </text:span><text:span text:style-name="T2364">yang </text:span><text:span text:style-name="T2363">paling lambat sebelum kejadian tersebut. Sesudah malam itu, tidak ada kuda lain yang bisa berlomba melawan kuda itu. </text:span></text:p>
        </text:list-item>
      </text:list>
      <text:p text:style-name="P872">Mukjizat Rasulullah tidak hanya dibatasi oleh benda yang hidup. <text:s/>Berdasarkan banyak riwayat di dalam kitab-kitab hadis, dia juga menggunakan benda tidak hidup untuk menunjukkan mukjizatnya. </text:p>
      <text:list xml:id="list2868481949" text:style-name="L105">
        <text:list-item>
          <text:p text:style-name="P873">Jabir bin Samura meriwayatkan: Rasulullah, salawat dan salam kepadanya, suatu waktu berkata: “<text:span text:style-name="T5">menjelang kenabianku, sebuah batu di Mekkah biasanya menyapaku. Saya masih mengenalinya.</text:span>” Abdullah bin Masud meriwayatkan: kami bisa mendengar makanan memuliakan Allah ketika kami makan bersama Rasulullah, salawat dan salam kepadanya. </text:p>
        </text:list-item>
        <text:list-item>
          <text:p text:style-name="P873">Para periwayat hadis menyampaikan dari Anas, Abu <text:s/>Hurairah, Usman, dan Sa’id bin Ibnu Ziyad, yang berkata: Rasulullah, salawat dan salam kepadanya, mendaki pada bukit Uhud, ditemani oleh Abu Bakar, Umar, dan Usman. Perbukitan itu, <text:s/>entah karena takjub atau karena gembira berguncang. Rasulullah berkata padanya: “<text:span text:style-name="T5">tenanglah, wahai Uhud, karena di <text:s/>atasmu ada seorang nabi, yang paling benar, dan dua syuhada.</text:span>” </text:p>
        </text:list-item>
      </text:list>
      <text:p text:style-name="P874">Dengan demikian Rasulullah meramalkan kesyahidan dari Umar bin Khattab dan Usman bin Affan. </text:p>
      <text:list xml:id="list2460347415" text:style-name="L106">
        <text:list-item>
          <text:p text:style-name="P642"><text:span text:style-name="T2365">Telah dinyatakan di dalam riwayat yang shahih dari Ali, Jabir, dan </text:span><text:soft-page-break/><text:span text:style-name="T2365">Aisyah bahwa batu dan gunung akan berkata kepada Rasulullah: “</text:span><text:span text:style-name="T159">keselamatan atasmu, ya Rasulullah.</text:span><text:span text:style-name="T2365">” Ali berkata: “</text:span><text:span text:style-name="T159">kapan pun kami berjalan di pinggiran kota M</text:span><text:span text:style-name="T160">e</text:span><text:span text:style-name="T159">kkah pada masa-masa awal kenabian, pohon-pohon dan batu-batu akan berkata: keselamatan atasmu, ya Rasulullah.</text:span><text:span text:style-name="T2365">” Perlindungan terhadap Rasulullah adalah mukjizat itu sendiri. </text:span></text:p>
        </text:list-item>
        <text:list-item>
          <text:p text:style-name="P642"><text:span text:style-name="T1608">Seperti yang diriwayatkan melalui berbagai jalur</text:span><text:span text:style-name="T2365">. </text:span><text:span text:style-name="T2366">Selama ekspedisi militer di Ghatfan dan Anmar, seorang pemuka suku yang berani bernama Ghawras </text:span><text:span text:style-name="T2365"><text:s/></text:span><text:span text:style-name="T2366">tiba-tiba muncul di sisi Rasulullah, yang sedang berbaring di bawah pohon. Mencabut pedangnya, dia bertanya kepada Rasulullah: “siapa yang akan menyelamatkanmu dariku saat ini?” “</text:span><text:span text:style-name="T161">kehendak Allah,</text:span><text:span text:style-name="T2366">” Rasulullah menjawab. Kemudian beliau berdoa: “</text:span><text:span text:style-name="T161">ya Allah, lindungilah aku darinya seperti yang Engkau kehendaki.</text:span><text:span text:style-name="T2366">” Pada saat itu, Ghawras kemudian terduduk, dan pedangnya jatuh dari tangannya. Rasulullah, salawat dan salam kepadanya, <text:s/>mengambil pedang dan bertanya kepadanya: “</text:span><text:span text:style-name="T162">sekarang, siapa yang akan menyelamatkanmu dariku?</text:span><text:span text:style-name="T2366">” </text:span><text:span text:style-name="T2367">Ghawras kemudian bergetar dan kemudian memohon kepada Rasulullah untuk mengampuni nyawanya. “</text:span><text:span text:style-name="T162">Engkau adalah orang yang terhormat, dan pemaaf; hanya pengampunan yang aku harapkan darimu,</text:span><text:span text:style-name="T2367">” dia memohon. Rasulullah memaafkannya, dan ketika Ghawras kembali kepada sukunya, dia berkata pada mereka: “</text:span><text:span text:style-name="T162">saya baru saja kembali dari seorang manusia yang paling baik.</text:span><text:span text:style-name="T2367">” </text:span></text:p>
        </text:list-item>
        <text:list-item>
          <text:p text:style-name="P875"><text:span text:style-name="T1606">Abu Hurairah </text:span>meriwayatkan: Abu Jahal suatu ketika bertanya kepada mereka yang berada di dekatnya: “<text:span text:style-name="T5">apakah Muhammad masih menggosokkan wajahnya ke tanah [sujud]?</text:span>” “<text:span text:style-name="T5">ya, dia melakukannya,</text:span>” jawab mereka. Abu Jahal kemudian menambahkan: “<text:span text:style-name="T5">demi Latta dan Uzza, jika saya melihat dia melakukan itu lagi, saya akan menginjak lehernya atau menguburkan wajahnya di dalam tanah.</text:span>” </text:p>
        </text:list-item>
      </text:list>
      <text:p text:style-name="P876">Beberapa saat kemudian Rasulullah datang dan mulai salat. Ketika beliau hendak sujud, Abu Jahal kemudian menghampirinya namun tiba-tiba saja mundur kembali dengan ketakutan dan keheranan, berusaha melindungi dirinya dengan tangannya. Ketika ditanyakan mengapa dia melakukannya, dia menjawab: “<text:span text:style-name="T5">sesungguhnya, antara saya dan dia terdapat parit yang diisi oleh api, dan sesuatu yang mengerikan dan beberapa sayap.</text:span>” </text:p>
      <text:p text:style-name="P876">Rasulullah kemudian berkata mengenai kejadian itu: “<text:span text:style-name="T5">jika dia mendekatiku, maka malaikat akan menghancurkannya hingga potongan-potongan. </text:span>” <text:span text:style-name="T2368">Allah telah menjanjikan untuk menjaganya terhadap kaumnya:</text:span></text:p>
      <text:p text:style-name="P671"><text:soft-page-break/>Hai Rasul, sampaikanlah apa yang diturunkan kepadamu dari Tuhanmu. Dan jika kamu tidak kerjakan <text:span text:style-name="T2369">(</text:span>apa <text:span text:style-name="T2369">yang diperintahkan itu, berarti) kamu tidak menyampaikan amanat-Nya. <text:s/>Allah memelihara kamu dari (gangguan) manusia. Sesungguhnya Allah tidak memberi petunjuk kepada orang-orang kafir. </text:span><text:span text:style-name="T1186">(</text:span><text:span text:style-name="T1187">Al-Quran </text:span><text:span text:style-name="T1186">5:67)</text:span></text:p>
      <text:p text:style-name="P713">Dikabulkannya doa beliau juga adalah sebuah mukjizat, seperti yang terlihat dari catatan berikut: </text:p>
      <text:list xml:id="list3873125247" text:style-name="L107">
        <text:list-item>
          <text:p text:style-name="P643"><text:span text:style-name="T1188">Pengumpul hadis-hadis shahih, termasuk Imam al-Bukhari dan Imam Muslim, secara sepakat, meriwayatkan bahwa doa Rasulullah <text:s/>untuk mendatangkan hujan selalu dikabulkan seketika. Terkadang hujan turun sebelum beliau merendahkan tangannya ketika di atas mimbar. Awan hujan akan muncul ketika pasukannya kehabisan air. Bahkan ketika masa kanak-kanak, kakeknya Abdul Muthallib akan pergi keluar dengannya untuk berdoa agar turun hujan, dan hujan akan turun dari kasih sayang Allah terhadapnya. Abdul Muthallib mengabadikan fakta ini dalam puisinya. Sesudah Rasulullah wafat, Umar suatu ketika menyebut nama Abbas ketika berdoa untuk mendatangkan hujan, dengan mengatakan: “</text:span><text:span text:style-name="T163">ya Allah, ini merupakan paman dari Rasul-Mu. Turunkan kami hujan, demi keridaannya. </text:span><text:span text:style-name="T1188">” Sesudah itu </text:span><text:span text:style-name="T1189">maka </text:span><text:span text:style-name="T1188">turunlah hujan. </text:span></text:p>
        </text:list-item>
        <text:list-item>
          <text:p text:style-name="P877"><text:span text:style-name="T1188">A</text:span><text:span text:style-name="T762">nas bin Malik meriwayatkan bahwa pada hari </text:span><text:span text:style-name="T1190">Jumat ketika Rasulullah memberikan khotbah, seorang laki-laki datang ke dalam masjid dan berkata: “</text:span><text:span text:style-name="T164">ya Rasulullah, di sana sedang kemarau. Ku mohon berdoalah kepada Allah untuk mengirimkan hujan.</text:span><text:span text:style-name="T1190">” </text:span><text:span text:style-name="T165">Rasulullah berdoa, dan kemudian hujan terus turun hingga jumat berikutnya. Pada hari tersebut, ketika Rasulullah kembali berada di mimbar memberikan khotbah, laki-laki itu berdiri dan berkata: “ya Rasulullah, kumohon berdoalah kepada Allah untuk mengalihkan hujan dari tempat kita.” Rasulullah berdoa: “ya Allah, kirimkanlah hujan pada tempat-tempat di sekitar kami, bukan pada tempat kami.” Anas, yang meriwayatkan kejadian tersebut, berkata: “demi Allah, saya melihat awan berpencar dan hujan turun ke tempat-tempat lainnya, dan ia berhenti turun pada penduduk Madinah.”</text:span><text:span text:style-name="T165"><text:note text:id="ftn40" text:note-class="footnote"><text:note-citation>42</text:note-citation><text:note-body><text:p text:style-name="P48">Bukhari, Istisqa’ 7; Muslim, Istisqa’ 1. </text:p></text:note-body></text:note></text:span></text:p>
        </text:list-item>
        <text:list-item>
          <text:p text:style-name="P714"><text:span text:style-name="T1606">Abdullah bin Umar meriwayatkan</text:span>: ketika terdapat 40 orang sahabat bersamanya, Rasulullah, salawat dan salam kepadanya, berdoa: “<text:span text:style-name="T5">ya Allah, </text:span><text:span text:style-name="T166">kuatkanlah Islam pada diri dua orang, yakni, Umar bin Khattab dan Amru bin al-Hisyam, yang mana Engkau rid</text:span><text:span text:style-name="T167">h</text:span><text:span text:style-name="T166">ai.</text:span>” <text:span text:style-name="T2370">Pagi berikutnya, Umar datang kepada Rasulullah dan masuk Islam. </text:span></text:p>
        </text:list-item>
        <text:list-item>
          <text:p text:style-name="P715"><text:soft-page-break/><text:span text:style-name="T1606">Abdullah bin Abbas meriwayatkan</text:span>: <text:span text:style-name="T2371">suatu saat ketika Rasulullah pergi menenangkan dirinya, saya membawakan air kepadanya untuk berwudhu. Ketika </text:span><text:span text:style-name="T2372">dia keluar, dia bertanya saya yang menaruh air di sana. “</text:span><text:span text:style-name="T168">Saya melakukannya,</text:span><text:span text:style-name="T2372">” saya menjawabnya. </text:span><text:span text:style-name="T2373">Kemudian dia berdoa: “</text:span><text:span text:style-name="T169">ya Allah, buatlah ia memiliki pengetahuan yang baik dalam agama dan ajarkan kepadanya makna dari Al-Quran.</text:span><text:span text:style-name="T2373">” Berdasarkan doa ini, </text:span><text:span text:style-name="T2374">dia kemudian dikenal sebagai “</text:span><text:span text:style-name="T170">pemuka dari para ulama</text:span><text:span text:style-name="T2374">” <text:s/></text:span><text:span text:style-name="T2375">dan “</text:span><text:span text:style-name="T170">penafsir Al-Quran.</text:span><text:span text:style-name="T2375">” Ketika dia masih muda, Umar mengikutkannya di dalam majelis penasihatnya yang terdiri dari ulama-ulama terkemuka dan sahabat-sahabat yang telah sepuh. </text:span></text:p>
        </text:list-item>
        <text:list-item>
          <text:p text:style-name="P716"><text:span text:style-name="T1606">Anas bin Malik meriwayatkan: ibuku membawaku kepada Rasulullah dan berkata</text:span>: “<text:span text:style-name="T171">Y</text:span><text:span text:style-name="T5">a Rasulullah, </text:span><text:span text:style-name="T171">ini adalah putraku Anas. Biarkanlah dia melayanimu. Berdoalah baginya.</text:span>” <text:span text:style-name="T2376">Rasulullah berdoa: “</text:span><text:span text:style-name="T171">ya Allah, berikanlah dia kekayaan yang melimpah dan keturunan yang banyak.</text:span><text:span text:style-name="T2376">” Anas mengatakan pada usianya yang lanjut, dengan bersumpah demi Allah: “</text:span><text:span text:style-name="T171">kamu telah melihat melimpahnya kekayaanku, dan anak-anakku dan cucu-cucuku berjumlah sekitar 100 orang.</text:span><text:span text:style-name="T2376">”</text:span></text:p>
        </text:list-item>
        <text:list-item>
          <text:p text:style-name="P717">Abu Hurairah suatu waktu mempermasalahkan kepada Rasulullah tentang sering lupa. Rasulullah mengatakan padanya untuk menyebarkan pakaian di lantai. Kemudian beliau sepertinya mengisi tangannya dengan sesuatu yang tidak terlihat dan menuangkannya pada pakaian tersebut. Sesudah mengulangi hal ini sebanyak tiga atau empat kali, beliau berkata kepada Abu Hurairah untuk mengumpulkan pakaian itu. Abu Hurairah, seperti yang dikatakannya kemudian sambil bersumpah dengan nama Allah, tidak pernah melupakan apapun lagi. Ini merupakan satu di antara beberapa kejadian yang dikenal berhubungan dengan para sahabat. </text:p>
        </text:list-item>
        <text:list-item>
          <text:p text:style-name="P717">Sebagai tambahan, Rasulullah bertemu dan berbicara dengan para malaikat dan jin. Umar meriwayatkan: Kami sedang duduk bersama Rasulullah, salawat dan salam kepadanya, ketika seorang laki-laki muncul di samping kami. Tidak ada tanda-tanda perjalanan padanya. Dia duduk di dekat Rasulullah dan menyentuhkan lututnya kepada Rasulullah, menanyakan kepada beliau mengenai keimanan, Islam, kesempurnaan akhlak (ihsan), dan Hari Kiamat. Sesudah tanya jawab, laki-laki itu kemudian pergi dan menghilang. Rasulullah, salawat dan salam kepadanya, menoleh kepadaku dan bertanya siapakah laki-laki itu. “<text:span text:style-name="T5">Allah dan rasul-Nya yang lebih mengetahui</text:span>” jawabku. Rasulullah kemudian berkata: “<text:span text:style-name="T5">dia adalah Jibril. Dia datang untuk mengajarkan kepadamu agamamu.</text:span>”</text:p>
        </text:list-item>
        <text:list-item>
          <text:p text:style-name="P717"><text:soft-page-break/><text:span text:style-name="T1606">Sa’ad bin Abi Waqqash meriwayatkan</text:span>: pada perang Uhud, saya melihat dua laki-laki berpakaian warna putih berada di sisi Rasulullah, berperang untuk beliau. Saya tidak pernah melihat mereka sebelumnya, dan juga tidak pernah lagi melihat mereka kemudian. (Sa’ad bermaksud bahwa mereka adalah dua malaikat, yakni Jibril dan Mikhail). </text:p>
        </text:list-item>
        <text:list-item>
          <text:p text:style-name="P718">Rifa’a bin Rafi’ meriwayatkan: Jibril bertanya kepada Rasulullah mengenai pendapatnya tentang para sahabat yang terlibat dalam <text:s/>perang Badar. Rasulullah menjawab seperti ini: “<text:span text:style-name="T172">kami menganggap mereka berada di antara kaum muslim yang paling saleh.</text:span>” <text:span text:style-name="T2377">Jibril menjawab: “</text:span><text:span text:style-name="T172">demikian pula kami. Kami menganggap bahwa para malaikat yang hadir di sana sebagai berada di antara para malaikat yang paling saleh.</text:span><text:span text:style-name="T2377">”</text:span></text:p>
        </text:list-item>
        <text:list-item>
          <text:p text:style-name="P719">Dalam Musnadnya, Ahmad bin Hambal meriwayatkan dari Abdullah bin Mas’ud bahwa Rasulullah, salawat dan salam kepadanya, mengundang para jin untuk menerima Islam dan mengajarkan kepada mereka mengenai Al-Quran.<text:note text:id="ftn41" text:note-class="footnote"><text:note-citation>43</text:note-citation><text:note-body><text:p text:style-name="P49">Musnad, 1:455</text:p></text:note-body></text:note></text:p>
        </text:list-item>
      </text:list>
      <text:p text:style-name="P721">Rasulullah, salawat dan salam kepadanya, juga telah menunjukkan mukjizat yang berkaitan dengan penampakan makhluk-makhluk gaib dan alam gaib. </text:p>
      <text:list xml:id="list160431171724116" text:continue-numbering="true" text:style-name="L107">
        <text:list-item>
          <text:p text:style-name="P720"><text:span text:style-name="T1606">Aisyah meriwayatkan</text:span>: Suatu hari terjadi gerhana matahari. Rasulullah, salawat dan salam kepadanya, <text:span text:style-name="T2378">melaksanakan salat gerhana dan kemudian menjelaskan: “</text:span><text:span text:style-name="T173">Matahari dan bulan merupakan dua tanda-tanda kebesaran Allah. Ketika kamu menyaksikan gerhana, salat lah hingga ia usai. Demi Allah, di tempat ini di mana saya melaksanakan salat saya melihat segala sesuatu yang telah dijanjikan untukku. Ketika kalian melihatku maju ke depan selama salat, saya telah me</text:span><text:span text:style-name="T174">ngambil setandan buah anggur yang nampak padaku dari surga. Kemudian, demi Allah, ketika kalian melihatku mundur ke belakang, saya melakukannya karena saya melihat neraka meraung-raung dengan bagian-bagiannya saling menumpuk satu sama lain.</text:span><text:span text:style-name="T2378">”</text:span> </text:p>
        </text:list-item>
        <text:list-item>
          <text:p text:style-name="P722">Abdullah bin Abbas meriwayatkan: Rasulullah, salawat dan salam kepadanya melintasi dua buah kubur dan berkata: perhatikan pada apa yang saya katakan kepadamu: mereka yang berbaring pada kubur itu mengalami siksaan karena adanya dua hukuman dalam kubur. Salah satu dari mereka senang menggunjing dan memfitnah orang lain di mana pun mereka; sementara yang satunya tidak hati-hati dalam membersihkan air kencingnya.</text:p>
        </text:list-item>
      </text:list>
      <text:p text:style-name="P723"><text:soft-page-break/><text:span text:style-name="T2379">Bahkan benda-benda tidak bergerak semacam pohon dan tongkat telah menjadi saksi bagi kenabiannya. <text:s/></text:span><text:s/></text:p>
      <text:list xml:id="list160429837725172" text:continue-numbering="true" text:style-name="L107">
        <text:list-item>
          <text:p text:style-name="P722"><text:span text:style-name="T1609">Jabir </text:span><text:span text:style-name="T1610">bin Abdullah meriwayatkan</text:span><text:span text:style-name="T2380">: kami sedang berjalan bersama Rasulullah, salawat dan salam kepadanya. Kami sedang menuruni sebuah lembah yang luas, dan Rasulullah mencari sebuah tempat untuk beristirahat. Ketika dia tidak menemukannya, dia kemudian pergi kepada dua buah pohon yang dilihatnya di dalam lembah. Dia menarik salah satunya di dahannya ke dekat pohon lainnya. Pohon itu layaknya seperti unta yang jinak yang ditarik pada tali kekangnya. Dia mengatakan pada mereka: “</text:span><text:span text:style-name="T175">bersatulah di atas ku, dengan izin Allah.</text:span><text:span text:style-name="T2380">” </text:span><text:span text:style-name="T2381">Pohon-pohon itu kemudian melakukannya dan membentuk sebuah </text:span><text:span text:style-name="T2382">tirai</text:span><text:span text:style-name="T2381">. </text:span></text:p>
        </text:list-item>
        <text:list-item>
          <text:p text:style-name="P724">Abdullah bin Umar meriwayatkan: Rasulullah, salawat dan salam kepadanya, biasanya bersandar pada sebuah tiang yang disebut sebagai “<text:span text:style-name="T176">tiang batang kurma</text:span>” ketika memberikan khotbah. <text:span text:style-name="T2383">Ketika mimbar kemudian dibuat dan Rasulullah mulai memberikan khotbah dari itu, tiang tadi merintih karena terpisah dari beliau. Rasulullah kemudian turun dan kemudian mengelusnya, sehingga sesudahnya tiang itu berhenti merintih.</text:span><text:span text:style-name="T2383"><text:note text:id="ftn42" text:note-class="footnote"><text:note-citation>44</text:note-citation><text:note-body><text:p text:style-name="P50">Bukhari, Manaqib, 25; Tirmidzi, Manaqib, 6; Nasa’i, Jumu’ah. </text:p></text:note-body></text:note></text:span></text:p>
        </text:list-item>
        <text:list-item>
          <text:p text:style-name="P725">Abu Said al-Khudri meriwayatkan: Rasulullah memberikan Qatadah bin Nu’man sebuah tongkat pada malam hari, sambil berkata: “<text:span text:style-name="T5">tongkat ini akan menerangi sekelilingmu hingga sejauh 7 meter. Ketika kamu pergi ke rumah, kamu akan melihat sebuah bayangan hitam. Tanpa mengizinkannya mengatakan padamu apapun, pukul </text:span><text:span text:style-name="T177">l</text:span><text:span text:style-name="T5">ah ia dengan tongkat itu.</text:span>”</text:p>
        </text:list-item>
      </text:list>
      <text:p text:style-name="P726">Qatada melakukan sebagaimana yang diperintahkan. </text:p>
      <text:h text:style-name="P66" text:outline-level="2"><text:bookmark-start text:name="__RefHeading___Toc15251_3975774274"/>Mukjizat Tidak Dapat Dibantah<text:bookmark-end text:name="__RefHeading___Toc15251_3975774274"/></text:h>
      <text:p text:style-name="P878">Rasulullah, salawat dan salam kepadanya, menyatakan bahwa dia adalah seorang nabi, dan untuk membuktikan kenabiannya, memaparkan Al-Quran <text:span text:style-name="T2384">beserta</text:span> hampir 1000 mukjizat. Kejadiannya tidak bisa dibantah, karena bahkan untuk seorang kafir yang bebal hanya bisa <text:span text:style-name="T2384">menuduhnya</text:span> <text:span text:style-name="T2384">dengan perbuatan </text:span>sihir. Karena tidak dapat membantah mukjizatnya, mereka memberikannya sihir—semoga Allah menjauhkannya--untuk membenarkan kekafiran mereka dan melanjutkan penyesatan bagi para pengikutnya. </text:p>
      <text:p text:style-name="P991">Mukjizatnya telah dibenarkan dan diriwayatkan secara mutawatir oleh para periwayat hadis. <text:span text:style-name="T2385">Sebuah mukjizat merupakan penegasan dari Sang </text:span><text:soft-page-break/><text:span text:style-name="T2385">Pencipta tentang kenabiannya, </text:span><text:span text:style-name="T2386">seperti yang telah dikatakan sebagai akibatnya: “kamu </text:span><text:span text:style-name="T2387">telah berbicara tentang kebenaran.</text:span><text:span text:style-name="T2386">” </text:span><text:span text:style-name="T2388">Jika seseorang </text:span><text:span text:style-name="T2389">mengakui</text:span><text:span text:style-name="T2388"> di tengah kehadiran penguasa bahwa penguasa telah menugaskannya pada posisi </text:span><text:span text:style-name="T2389">ini dan itu</text:span><text:span text:style-name="T2388">, perkataan “ya” oleh sang penguasa membuktikan pernyataannya ini. Lebih lanjut, jika penguasa mengubah </text:span><text:span text:style-name="T2389">perilaku dan kebiasaannya oleh permintaan orang tersebut, itu makin menegaskan pernyataan orang tersebut. Dengan cara yang sama, Rasulullah yang mulia, salawat dan salam kepadanya, mengakui bahwa ia adalah utusan dari Sang Pencipta alam semesta, yang pada gilirannya, akan merubah aturannya yang tetap ketika dibutuhkan sehingga utusan-Nya bisa melaksanakan mukjizat untuk membuktikan pengakuannya. <text:s/></text:span></text:p>
      <text:p text:style-name="P879"><text:span text:style-name="T2390">Menyangkal</text:span> adanya <text:span text:style-name="T2391">mukjizat </text:span><text:span text:style-name="T2390">sama saja dengan membantah keberadaan Allah, kenabian Muhammad, salawat dan salam kepadanya, demikian pula kedudukan Al-Quran sebagai kalam Allah. </text:span><text:span text:style-name="T399">Penyangkalan semacam itu </text:span><text:span text:style-name="T400">adalah tidak masuk akal dan tidak bermakna, </text:span><text:span text:style-name="T401">karena jika satu </text:span><text:span text:style-name="T402">buah </text:span><text:span text:style-name="T401">bukti </text:span><text:span text:style-name="T402">membenarkan </text:span><text:span text:style-name="T401">sebuah pernyataan, maka penyangkalannya menghendaki penyelidikan secara menyeluruh terhadap ruang dan waktu. </text:span><text:span text:style-name="T403">Sebagai contoh, jika kamu menyatakan bahwa terdapat angsa berwarna hitam, maka yang perlu kamu lakukan menghasilkannya satu ekor. Namun jika kamu menyatakan bahwa hal ini adalah tidak mungkin, maka kamu harus menunjukkan semua angsa yang ada sejak permulaan hingga akhir masa. Jadi, ketidakberadaan sesuatu adalah hal yang hampir tidak mungkin untuk dibuktikan</text:span><text:span text:style-name="T2392">. Mereka yang menyanggah adanya mukjizat, yang memiliki miliaran pengikut, serta ratusan ribu wali, ulama dan cend</text:span><text:span text:style-name="T2393">e</text:span><text:span text:style-name="T2392">kia, yang membenarkan sejak Rasulullah menyatakan kenabiannya, adalah seperti seseorang yang mengatakan </text:span><text:span text:style-name="T2394">jika satu pintu saja dari istana megah yang terdiri dari <text:s/>1000 pintu tertutup, maka istana itu tidak bisa dimasuki. </text:span></text:p>
      <text:p text:style-name="P880">Hampir semua nabi-nabi menunjukkan mukjizat. Selama berabad-abad, jutaan umat yahudi dan nasrani telah membenarkan mukjizat dari Nabi Musa dan Nabi Isa. Ketika dibandingkan dengan nabi-nabi yang lain, cela apakah yang mereka lihat pada diri Nabi Muhammad yang membuat mereka membantah mukjizat yang dilakukannya? </text:p>
      <text:p text:style-name="P880">Penciptaan Adam, Hawa, dan Nabi Isa adalah sebuah mukjizat, karena mereka tidak dilahirkan berdasarkan hukum-hukum yang <text:span text:style-name="T2395">telah </text:span>ditetapkan oleh Allah. <text:s/>Meskipun saat ini telah bercampur dengan gagasan materialis, ilmu pengetahuan suatu ha<text:span text:style-name="T2393">r</text:span>i nanti akan melandaskan asal mula kehidupan pada mukjizat dari Allah. Di samping itu, adalah hal yang <text:span text:style-name="T2395">sangat </text:span>diperta<text:soft-page-break/>nyakan <text:span text:style-name="T2395">apakah ilmiah untuk menandai sebagai mitos mengenai kepercayaan, konsep, atau kejadian yang ilmu pengetahuan tidak bisa menjelaskannya. <text:s/></text:span></text:p>
      <text:p text:style-name="P881">Ilmu pengetahuan didasarkan pada teori dan dikembangkan melalui metode <text:span text:style-name="T2396">penyelidikan </text:span>“uji dan gagal” <text:span text:style-name="T2396">terhadap teori tersebut. Banyak fakta-fakta yang sudah mapan saat ini pernah dipandang sebagai hal yang salah, dan banyak fakta yang dahulunya sudah mapan sekarang dipandang sebagai sebuah kekeliruan. Kemudian, kita menerima tanpa mempertanyakan keberadaan banyak hal yang tidak bisa kita buktikan secara ilmiah. Menyanggah adanya mukjizat </text:span><text:span text:style-name="T2393">adalah</text:span><text:span text:style-name="T2396"> hal yang tidak ilmiah, </text:span><text:span text:style-name="T2393">karena semestinya </text:span><text:span text:style-name="T2396">kesimpulan atau keputusan itu didasarkan pada bukti yang kuat. Tidak seorang pun yang bisa menyanggah, entah berdasarkan ilmu pengetahuan atau tidak, mukjizat dari Rasulullah, salawat dan salam kepadanya. </text:span></text:p>
      <text:p text:style-name="P882">Beberapa orang menganggap mukjizat bertentangan dengan nalar dan logika. Akan tetapi, nalar dan kecerdasan kita tidak bisa memahami segala yang ada di kehidupan. Juga, tidak ada dua orang yang memiliki tingkat pemikiran yang sama. Jadi, untuk memutuskan bahwa sesuatu itu masuk akal atau tidak, maka pemikiran siapa yang akan memutuskan? Al-Quran menyatakan: <text:span text:style-name="T178">Siapapun yang Kami kehendaki, Kami tinggikan derajatnya. </text:span><text:span text:style-name="T291">Di atas orang-orang yang berpengetahuan itu adalah lagi Yang Maha Mengetahui </text:span><text:span text:style-name="T1191">(</text:span><text:span text:style-name="T1192">Al-Quran </text:span><text:span text:style-name="T1191">12:76). </text:span></text:p>
      <text:p text:style-name="P883"><text:span text:style-name="T762">Keteraturan, harmoni, dan tujuan yang luar biasa dalam kehidupan sudah pasti menandakan adanya Sang Pencipta dengan pengetahuan serta kehendak dan kekuasaan yang mutlak. Bahwa Allah sebagai pencipta melakukan apa yang dikehendaki-Nya, karena Dia tidak dibatasi oleh hukum-hukum </text:span><text:span text:style-name="T1193">yang </text:span><text:span text:style-name="T762">dibentuk-Nya bagi alam semesta. </text:span><text:span text:style-name="T1265"><text:s/>Dengan demikian, Dia bisa merubahnya atau bahkan bertindak dan menciptakan tanpa adanya hukum-hukum </text:span><text:span text:style-name="T1291">tertentu</text:span><text:span text:style-name="T1265"> jika Dia menghendaki hal tersebut. <text:s/>Dengan hal ini, kita harus berusaha menemukan hukum-hukum tersebut, karena Allah memberikan kita kecerdasan untuk hal </text:span><text:span text:style-name="T1292">itu</text:span><text:span text:style-name="T1265">, bukan untuk </text:span><text:span text:style-name="T1292">menghakimi tindakannya. Pemikiran manusia terbatas, dan kita semua sudah tahu bahwa apa yang terbatas tidak bisa menghakimi apa yang yang tidak memiliki batas. </text:span></text:p>
      <text:p text:style-name="P884"><text:span text:style-name="T1194">W</text:span><text:span text:style-name="T762">aktu berganti dan berubah berdasarkan pada dimensi tempat dan kehidupan. Sebagai contoh, pengukuran waktu berbeda dari planet yang satu ke planet yang lain. Semakin halus atau semakin </text:span><text:span text:style-name="T1193">terbentuk</text:span><text:span text:style-name="T762"> suatu materi, maka semakin cepat waktu dan pergerakannya, seperti yang ditunjukkan bahwa ruh kita akan bergerak lebih cepat dari tubuh fisis kita. Juga, imaji</text:span><text:soft-page-break/><text:span text:style-name="T762">nasi kita bisa menjelajah menembus seluruh langit dalam beberapa detik. </text:span></text:p>
      <text:p text:style-name="P884"><text:span text:style-name="T762">Seperti halnya setiap orang adalah </text:span><text:span text:style-name="T1193">unik</text:span><text:span text:style-name="T762"> dalam kaitannya dengan kekuatan, maka terdapat pula perbedaan besar dalam kemampuan setiap spesies. Kita jauh lebih kuat dari pada semut atau lebah, namun mereka dapat melakukan hal yang tidak bisa kita lakukan. <text:s/>Juga, makhluk gaib dan tak kasat mata seperti malaikat dan jin, bahkan hingga <text:s/>badai dan angin ribut, adalah jauh lebih kuat daripada manusia. Jadi semua kemampuan dan kekuatan fisik dan pemikiran sudah tercakup pada kekuasaan </text:span><text:span text:style-name="T1195">Y</text:span><text:span text:style-name="T762">ang </text:span><text:span text:style-name="T1195">M</text:span><text:span text:style-name="T1196">aha </text:span><text:span text:style-name="T1195">M</text:span><text:span text:style-name="T762">utlak dan </text:span><text:span text:style-name="T1195">T</text:span><text:span text:style-name="T762">unggal. Jika kekuasaan itu bisa melakukan apapun yang Dia kehendaki, maka mengapa kita tidak harus percaya dengan adanya mukjizat? </text:span></text:p>
      <text:p text:style-name="P727">Kita menyaksikan bahkan mengalami beberapa peristiwa yang kita anggap sebagai hal yang ajaib, karena hukum <text:s/>sebab akibat tidak bisa menjelaskan semua hal. Kemudian, fisika moderen memastikan bahwa apapun yang hadir berada dalam bentuk gelombang yang bergerak secara berkesinambungan, dalam artian kita tidak bisa mengatakan apa yang hadir saat ini akan hadir dalam cara yang sama bahkan satu detik dari sekarang. <text:span text:style-name="T342">Dengan demikian, hukum sebab akibat hanyalah merupakan sebuah tabir yang menutupi tindakan Allah sehingga orang-orang tidak menghubungkan hal-hal dan kejadian-kejadian yang tidak menyenangkan secara langsung <text:s/>kepada-Nya. Jadi penegasan bukan sanggahan, dari mukjizat itulah yang paling masuk akal dan ilmiah. </text:span></text:p>
      <text:h text:style-name="P66" text:outline-level="2"><text:bookmark-start text:name="__RefHeading___Toc15253_3975774274"/>Per<text:span text:style-name="T2397">nikahannya</text:span><text:bookmark-end text:name="__RefHeading___Toc15253_3975774274"/></text:h>
      <text:p text:style-name="P992">Beberapa mengkritik Islam, mungkin karena mereka tidak menyadari fakta-fakta, <text:span text:style-name="T2398">atau dibiaskan, mencela Rasulullah, salawat dan salam kepadanya, sebagai seseorang yang kurang menghargai hak-hak wanita. </text:span><text:span text:style-name="T2399">Mereka menggugat karakternya </text:span><text:span text:style-name="T2397">rendah yakni tidak sesuai dengan perilaku orang kebanyakan, apalagi seorang nabi, Rasulullah, dan contoh terbaik bagi umat manusia, salawat dan salam kepadanya. Beberapa <text:s/>contoh dari tuduhan ini adalah mengenai pernikahanny</text:span><text:span text:style-name="T2400">a, yang secara terbuka dibahas di banyak biografi dan catatan-catatan yang shahih mengenai perkataan dan perbuatannya, menunjukkan bahwa hal tersebut merupakan bagian dari kehidupan berdisiplin yang ketat, dan beban lain yang ditanggungnya sebagai nabi Allah yang paling akhir. </text:span></text:p>
      <text:p text:style-name="P993">Rasulullah, salawat dan salam kepadanya, masuk ke dalam pernikahan-pernikahan tersebut adalah karena perannya sebagai pemimpin <text:soft-page-break/>umat Muslim dan pembimbing ke dalam <text:span text:style-name="T2401">nilai-nilai </text:span><text:span text:style-name="T2402">dan norma-norma dalam </text:span><text:span text:style-name="T2401">Islam. </text:span><text:span text:style-name="T2403">Pada halaman-halaman yang berikut, kami akan menjelaskan beberapa alasan di balik per</text:span><text:span text:style-name="T2404">n</text:span><text:span text:style-name="T2403">ikahannya dan menunjukkan bahwa tuduhan-tuduhan tersebut adalah tidak berdasar dan keliru. </text:span></text:p>
      <text:p text:style-name="P885"><text:span text:style-name="T2405">Rasulullah, salawat dan salam kepadanya, <text:s/>menikah dengan istri pertamanya Khadijah, ketika beliau berusia 25 tahun dan belum dipanggil ke dalam dakwahnya yang akan datang. Karena kondisi budaya di lingkungannya, tanpa perlu menyebut bagaimana iklimnya, <text:s/>usia mudanya, dan banyak pertimbangan lainnya, </text:span><text:span text:style-name="T2401"><text:s/></text:span><text:span text:style-name="T2405">adalah hal yang luar biasa </text:span><text:span text:style-name="T2406">bahwa dia </text:span><text:span text:style-name="T2407">menyandang</text:span><text:span text:style-name="T2406"> reputasi </text:span><text:span text:style-name="T2407">sebagai <text:s/>orang yang mulia, jujur, <text:s/>dan bisa dipercaya. Segera setelah ia dipanggil ke dalam dakwah kenabiannya, dia mendapatkan banyak musuh yang menghujatnya. </text:span><text:span text:style-name="T2408">Akan tetapi, tidak satupun yang tertantang untuk mengarang sesuatu yang tidak masuk akal. Adalah hal yang penting untuk menyadari bahwa kehidupannya dibangun di atas disiplin diri dan kemuliaan sejak permulaan, </text:span><text:span text:style-name="T2409">hingga</text:span><text:span text:style-name="T2408"> seterusnya. </text:span></text:p>
      <text:p text:style-name="P886">Ketika dia berusia 25 tahun dan berada pada puncak kebugarannya, <text:s/><text:span text:style-name="T2410">Muhammad, salawat dan salam kepadanya, </text:span><text:span text:style-name="T2411">menikah dengan Khadijah, seorang wanita </text:span><text:span text:style-name="T2412">yang </text:span><text:span text:style-name="T2413">15 tahun lebih tua darinya. </text:span><text:span text:style-name="T2414">Pernikahan ini adalah sangat bernilai dan begitu istimewa di mata Rasulullah. <text:s/>Selama 23 tahun, pasangan itu menjalani kehidupan </text:span><text:span text:style-name="T2415">yang penuh kenikmatan yang tiada putusnya dalam ketaatan yang sempurna. Dalam tahun ke delapan kenabian, bagaimanapun juga, Khadijah wafat, dan Rasulullah harus menghadapi untuk membesarkan anak-anaknya seorang diri. Bahkan para musuh-musuhnya mengakui bahwa selama tahun-tahun ini mereka tidak menemukan adanya kecacatan pada karakter dan moralitasnya. </text:span></text:p>
      <text:p text:style-name="P887">Rasulullah tidak <text:s/>pernah mengambil istri lainnya selama Khadijah masih hidup, meskipun poligami adalah hal yang diterima dalam kehidupan sosial. <text:span text:style-name="T2416">Dia me</text:span><text:span text:style-name="T2417">nikah kembali hanya setelah dia berusia 55 tahun, <text:s/>sebuah usia pada mana hanya tersisa sedikit ketertarikan dan keinginan untuk menikah. Tuduhan bahwa pernikahan-pernikahan ini adalah karena </text:span><text:span text:style-name="T2418">hasrat dan pemuasan nafsu adalah hal yang tidak berdasar dan tidak pantas. </text:span></text:p>
      <text:p text:style-name="P888">Orang-orang sering menanyakan bagaimana Rasulullah bisa menjadi seorang <text:span text:style-name="T2419">yang ber</text:span>poligami. <text:span text:style-name="T2420">Terdapat tiga hal yang harus </text:span><text:span text:style-name="T2421">ditekankan di sini. </text:span><text:span text:style-name="T404">Namun pertama, harus diakui bahwa mereka yang terus-menerus mengungkapkan pertanyaan semacam itu adalah orang-orang Ateis, Nasrani, dan Yahudi yang sama sekali tidak memiliki pengetahuan yang tepat entah mengenai Islam atau agama secara umum, sehingga, secara sengaja atau </text:span><text:soft-page-break/><text:span text:style-name="T404">keliru, mengaburkan yang benar dengan yang salah untuk mengelabui orang lain dan menyebarkan keraguan. </text:span></text:p>
      <text:p text:style-name="P778">Mer<text:span text:style-name="T2422">eka yang tidak beriman atau menjalankan ajaran agama manapun sama sekali tidak memiliki hak </text:span><text:span text:style-name="T2423">untuk mengkritik mereka yang melakukannya. Gaya hidup mereka, khususnya hubungan intim mereka di luar nikah, adalah contoh pemuasan nafsu yang tidak terkendali, </text:span><text:span text:style-name="T2424">tidak terhalangi oleh pertimbangan tersebut </text:span><text:span text:style-name="T2425">menganggapnya sebagai kebahagiaan dan kesenangan dari pemuda secara umum, dan khususnya anak-anak mereka sendiri. Mereka yang mengiklankan diri mereka sebagai seorang yang berpikiran bebas dan liberal menyetujui hal tersebut sebagai perbuatan inces, homoseksual, atau poliandri. Seseorang hanya bisa membayangkan bagaimana hubungan semacam itu berpengaruh terhadap anak-anak yang dalam ikatannya. Kritik semacam itu hanya memiliki satu motif: untuk menyeret umat Muslim ke dalam kebingungan dan kebengisan moral <text:s/>di mana mereka sendiri menjadi terjebak. </text:span></text:p>
      <text:p text:style-name="P779">Yahudi dan <text:span text:style-name="T2409">Nasrani</text:span> yang menyerang Rasulullah <text:span text:style-name="T2426">karena </text:span><text:span text:style-name="T2427">pernikahannya <text:s/></text:span><text:span text:style-name="T2426">hanya bisa didorong oleh ketakutan, kecemburuan, dan kebencian terhadap Islam. Mereka lupa bahwa para pemuka-pemuka yang besar dari bangsa Yahudi, yang disebut sebagai nabi-nabi di Alkitab dan Al-Quran dan diacu oleh pengikut dari tiga agama sebagai contoh dari kecemerlangan moral, semuanya menjalankan poligami—dan dalam cakupan yang lebih luas dari Nabi Muhammad, keselamatan atas mereka.</text:span></text:p>
      <text:p text:style-name="P780">Di sini kita akan mengingat perkataan Isaac Taylor, yang berbicara pada kongres Gereja di Inggris, tentang bagaimana Islam merubah manusia yang menerimanya: </text:p>
      <text:p text:style-name="P781">Perilaku yang ditanamkan oleh Islam adalah tidak mabuk-mabukan, kebersihan, keadilan, ketabahan, keberanian, kedermawanan, keramahan, ketulusan, dan kepasrahan... . Islam mengajarkan persaudaraan, kesetaraan sosial terhadap semua umat Muslim. Perbudakan tidak menjadi bagian dari doktrin Islam. Poligami adalah sebuah pertanyaan yang lebih sulit. Musa tidak pernah melarangnya. Itu telah dipraktikkan oleh Daud dan sama sekali tidak dilarang secara langsung pada perjanjian baru. Muhammad memberi batasan terhadap jumlah poligami. Itu adalah sebuah pengecualian ketimbang sebuah aturan... </text:p>
      <text:p text:style-name="P781">Poligami tidak berasal dari kalangan Muslim. Lebih lanjut, pada situasi Rasulullah, salawat dan salam kepadanya, <text:s/>dari sudut pandang fungsinya dalam dakwah kenabiannya, poligami (atau, yang lebih ketat poligini) <text:soft-page-break/>memiliki peran yang begitu besar ketimbang yang disadari oleh orang-orang. </text:p>
      <text:p text:style-name="P782">Dalam artian, poligini adalah sebuah keharusan bagi Rasulullah, salawat dan salam kepadanya, karena melalui itu dia membentuk undang-undang dan norma-norma dari kehidupan keluarga umat Muslim. Agama tidak bisa dilepaskan dari hubungan pernikahan atau dari persoalan yang hanya diketahui oleh pasangan <text:s/>suami istri. Dengan demikian, haruslah ada seorang wanita yang memberikan arahan <text:span text:style-name="T2428">dan </text:span>panduan yang jelas, alih-alih hanya sebentuk isyarat dan sindiran, <text:s/>sehingga semuanya bisa dipahami. Wanita-wanita yang mulia dan saleh ini menyampaikan dan menjelaskan norma-norma dan aturan-aturan yang menyangkut kehidupan pribadi seorang Muslim. </text:p>
      <text:list xml:id="list1588957995" text:style-name="L108">
        <text:list-item>
          <text:p text:style-name="P783">Karena semua dari wanita-wanita ini sudah berumur, norma-norma dan syarat-syarat dalam Islam bisa digambarkan <text:span text:style-name="T2429">dalam hubungannya dengan tahap-tahap dan pengalaman kehidupan mereka yang berbeda-beda. Syarat-syarat ini telah dipahami dan diterapkan pertama-tam</text:span><text:span text:style-name="T2430">a</text:span><text:span text:style-name="T2429"> dalam batasan rumah tangga Rasulullah, dan kemudian disampaikan kepada Muslim yang lain melalui istri-istrinya. </text:span></text:p>
        </text:list-item>
        <text:list-item>
          <text:p text:style-name="P644"><text:span text:style-name="T687">Setiap istri berasal dari suku dan klan yang berbeda-beda. Ini memungkinkan Rasulullah, salawat dan salam kepadanya, untuk membentuk ikatan kekerabatan dan kedekatan di seluruh </text:span><text:span text:style-name="T688">masyarakatnya</text:span><text:span text:style-name="T687">. <text:s/>Sebagai hasilnya, </text:span><text:span text:style-name="T688">kedekatan yang erat dengan beliau tersebar di antara berbagai masyarakat yang berbeda-beda, sehingga menciptakan serta menjaga kesetaraan, persaudaraan dalam cara yang paling efektif dan berlandaskan agama.</text:span></text:p>
        </text:list-item>
        <text:list-item>
          <text:p text:style-name="P784">Setiap istri, selama masa kenabiannya hingga pada sesudah kematiannya, mendatangkan banyak manfaat dan pelayanan bagi Islam. <text:s/>Masing-masing menyampaikan dan menafsirkan pesan-pesan Rasulullah bagi klan mereka: semua pengalaman luar dan dalam, kualitas, tata cara, dan keimanan dari seorang laki-laki yang kehidupannya, dalam bagian-bagiannya yang bersifat umum dan pribadi, telah terkandung di dalam Al-Quran. Dalam cara ini, semua bagian dari klan mereka memahami kandungan Al-Quran, al-Hadis, tafsir, dan fiqh, sehingga menyadari sepenuhnya ruh dan pokok-pokok dari ajaran Islam. <text:s text:c="2"/></text:p>
        </text:list-item>
        <text:list-item>
          <text:p text:style-name="P889"><text:span text:style-name="T686">Poligami juga memungkinkan Nabi Muhammad, </text:span><text:span text:style-name="T689">salawat dan salam kepadanya, <text:s/>untuk membentuk ikatan kekerabatan di seluruh semenanjung arab. Sebagai hasilnya, <text:s/>dia bisa bebas berpindah dan diterima sebagai ba</text:span><text:soft-page-break/><text:span text:style-name="T689">gian dari setiap keluarga, <text:s/>karena terdapat anggota keluarga yang menganggapnya sebagai bagian dari mereka. Dengan hubungan yang seperti itu, mereka tidak malu untuk bertanya kepada beliau secara langsung mengenai persoalan di kehidupan ini dan kehidupan di akhirat. Suku-suku juga mendapatkan manfaat secara bersama-sama dari kedekatan ini, menganggap mereka beruntung, dan merasakan kebanggaan dalam hubungan tersebut. Beberapa dari suku-suku ini adalah Bani Umayyah (melalui Ummu Habiba), Bani Hasyim (melalui Zainab binti Jasyi), dan Bani Makhzum (melalui Ummu Salama). </text:span></text:p>
        </text:list-item>
      </text:list>
      <text:p text:style-name="P785">Apa yang kita katakan sejauh ini adalah berlaku umum dan bisa saja, dalam batasan tertentu, berlaku bagi semua nabi-nabi. Sekarang kita akan membahas kehidupan dari semua Ummahat al-mu’minin--Ibu dari orang-orang mukmin—bukan dalam urutan pernikahan namun dalam sudut pandang yang berbeda. </text:p>
      <text:p text:style-name="P890"><text:span text:style-name="T702">Khadijah</text:span><text:span text:style-name="T686"> merupakan istri pertama Rasulullah. </text:span><text:span text:style-name="T690">Ketika mereka menikah, dia berusia 40 tahun dan Rasulullah berusia 25 tahun. Dia melahirkan semua anak-anaknya, kecuali putranya Ibrahim, yang tidak berumur lama. </text:span><text:span text:style-name="T691">Selain sebagai istri, khadijah juga adalah sahabat dari suaminya yang </text:span><text:span text:style-name="T692">berbagi kecenderungan dan cita-cita dengannya hingga pada taraf yang luar biasa. Pernikahan yang berlangsung selama 23 tahun ini begitu dirahmati dan dilewati dalam keharmonisan yang intim. Melalui setiap cemoohan dan penindasan, Khadija</text:span><text:span text:style-name="T693">h</text:span><text:span text:style-name="T692"> berdiri di sisinya dan membantu beliau. Beliau mencintainya dengan sangat dalam, dan tidak pernah menikah dengan wanita lain selama ia masih hidup. </text:span></text:p>
      <text:p text:style-name="P786">Pernikahan ini merupakan pernikahan yang menjadi teladan bagi kedekatan, persahabatan, saling menghargai, mendukung, dan menghibur. Meskipun setia dan patuh terhadap semua istri-istrinya, beliau tidak pernah melupakan Kha<text:span text:style-name="T2431">d</text:span>ijah dan sering menyebut kehormatan dan kesalehannya. Sesudah kematian Khadijah, Rasulullah mengasuh semua anak-anaknya selama 4 sampai 5 tahun, menjalankan kewajiban sebagai seorang ayah juga seorang ibu. Untuk menuduh laki-laki semacam itu sebagai seorang yang penuh berahi dan terobsesi dengan wanita adalah hal yang sama sekali tidak pantas untuk dipertimbangkan. Jika bahkan hanya satu persen dari tuduhan itu yang benar, bisakah beliau menjalani kehidupan semacam itu selama dan sesudah kematian istrinya?</text:p>
      <text:p text:style-name="P851"><text:span text:style-name="T703">Aisyah </text:span><text:span text:style-name="T694">merupakan istrinya yang kedua, meskipun bukan dalam urutan pernikahan. Ayahnya adalah Abu Bakar, yang merupakan sahabat terdekat </text:span><text:soft-page-break/><text:span text:style-name="T694">dari Rasulullah, pengikut yang setia, dan salah satu dari mereka yang pertama-tama memeluk Islam. Dia sudah lama mendambakan untuk mengukuhkan kedekatan antara dirinya dan Rasulullah, salawat dan salam kepadanya, melalui pernikahan. </text:span><text:span text:style-name="T695">Dengan menikahi Aisyah, Rasulullah, <text:s/>salawat dan salam kepadanya, memberikan kehormatan dan penghargaan yang tertinggi pada seorang laki-laki yang berbagi masa-masa sulit dan bahagia bersamanya di sepanjang dakwah kenabiannya. </text:span></text:p>
      <text:p text:style-name="P852"><text:span text:style-name="T695">A</text:span><text:span text:style-name="T686">isyah, merupakan wanita yang luar biasa cerdas dan bijaksana, memiliki sifat-sifat dan temperamen untuk memajukan dakwah kenabian. Pernikahannya menyiapkannya untuk menjadi pembimbing spiritual dan guru bagi semua wanita. Dia menjadi murid dan pengikut yang paling menonjol dari suaminya dan oleh karenanya. Seperti halnya kebanyakan umat Muslim pada masa-masa yang dirahmati tersebut, <text:s/>dia menjadi dewasa dan menyempurnakan bakat dan keahliannya sehingga memasukkannya ke dalam kediaman yang penuh kegembiraan sebagai seorang murid dan juga istri. </text:span></text:p>
      <text:p text:style-name="P787">Kehidupan dan pelayanannya bagi Islam sesudah pernikahannya membuktikan bahwa dia merupakan orang yang begitu istimewa yang pantas untuk mendapatkan kedudukan yang tertinggi tersebut. Dia merupakan salah satu dari periwayat hadis terkemuka, <text:s/>dan penafsir Al-Quran yang sangat cakap, dan seorang yang paling berpengetahuan dan paling menonjol sebagai ahli hukum-hukum Islam. Dia menjadi wakil yang sesungguhnya bagi kualitas dan pengalaman luar dan dalam dari Rasulullah, salawat dan salam kepadanya, melalui pemahamannya yang begitu istimewa.</text:p>
      <text:p text:style-name="P853"><text:span text:style-name="T703">Ummu Salamah </text:span><text:span text:style-name="T696">berasal dari klan Banu Makhzum. Bersama suaminya, dia memeluk Islam sejak permulaannya dan hijrah ke Abbesinia untuk menghindari penindasan. <text:s/>Sekembalinya dari sana, mereka kemudian hijrah bersama keempat anak mereka ke Madinah. Suaminya, merupakan veteran dari banyak pertempuran, yang mengalami luka yang parah pada perang Uhud dan kemudian wafat. Umar bin Khattab dan Abu Bakar mengajukan lamaran pernikahan, karena menyadari kebutuhannya dan penderitaannya sebagai seorang janda yang miskin </text:span><text:span text:style-name="T697">yang memiliki beberapa anak. Dia menolaknya karena menurut penilaiannya, tidak ada yang lebih baik ketimbang mendiang suaminya. </text:span></text:p>
      <text:p text:style-name="P854"><text:span text:style-name="T697">B</text:span><text:span text:style-name="T686">eberapa saat kemudian, Rasulullah, salawat dan salam kepadanya, melamar untuk menikahinya. </text:span><text:span text:style-name="T698">Ini adalah hal yang lumrah dan wajar, <text:s/>bagi </text:span><text:soft-page-break/><text:span text:style-name="T698">wanita yang mulia ini, yang tidak pernah menghindar dari pengorbanan dan penderitaan bagi keimanannya, sekarang hidup seorang diri sesudah hidup bertahun-tahun menjadi bagian klan yang dihormati di semenanjung arab. Dia tidak bisa dipedulikan dan ditinggalkan sebagai pengemis. Dengan melihat pada kesalehan, kerendahan hati, dan segala yang pernah dideritanya, maka dia pantas untuk ditolong. Dengan mengambilnya menjadi bagian dari rumah tangganya, Rasulullah, salawat dan salam kepadanya, telah melakukan apa yang telah </text:span><text:span text:style-name="T699">ia </text:span><text:span text:style-name="T698">lakukan sejak muda—menjadi sahabat bagi mereka yang tidak memiliki sahabat, menopang mereka yang tidak memiliki penopang, dan melindungi mereka yang tidak memiliki perlindungan. </text:span></text:p>
      <text:p text:style-name="P855"><text:span text:style-name="T698">U</text:span><text:span text:style-name="T686">mmu Salamah, <text:s/>yang merupakan seorang yang cepat dalam belajar serta cerdas, juga memiliki kualifikasi yang dibutuhkan untuk menjadi pembimbing spiritual dan seorang guru. Ketika Rasulullah yang ramah dan penuh belas kasih, <text:s/>salawat dan salam kepadanya, mengambilnya dalam <text:s/>perlindungannya, seorang murid baru pada mana seluruh wanita akan berterima kasih telah diterima ke dalam sekolah pengetahuan dan pedoman. Jika kita coba mengingatnya, pada masa tersebut, Rasulullah telah mendekati usia 60 tahun. Baginya menikahi seorang janda yang memiliki banyak anak, dan untuk menerima nafkah dan pertanggungjawaban, hanya dapat dipahami </text:span><text:span text:style-name="T699">sebagai</text:span><text:span text:style-name="T686"> pencerminan dari sisi kemanusiaan beliau dan rasa belas kasihan. </text:span></text:p>
      <text:p text:style-name="P855"><text:span text:style-name="T703">Ummu Habiba </text:span><text:span text:style-name="T686">merupakan putri dari Abu Sufyan, yang merupakan musuh lama dari Rasulullah, <text:s/>salawat dan salam kepadanya, dan merupakan penyokong paling penting dari orang-orang musyrik. Namun putrinya merupakan salah satu dari yang pertama memeluk Islam. Dia hijrah ke Abessinia, di mana suaminya wafat dan meninggalkannya seorang diri sebagai seorang pelarian dalam lingkungan yang tidak bersahabat. </text:span></text:p>
      <text:p text:style-name="P788">Para sahabat pada waktu <text:span text:style-name="T2432">itu</text:span> jumlahnya sedikit dan begitu sulit untuk menopang diri mereka sendiri, apalagi <text:span text:style-name="T2432">untuk</text:span> menolong yang lainnya. Ummu Habibah memiliki beberapa pilihan: dia bisa menjadi seorang Nasrani dan meminta bantuan mereka (baginya ini adalah hal yang tidak terpikirkan); dia bisa saja pergi ke rumah ayahnya, yang sekarang merupakan markas besar bagi peperangan terhadap Islam (juga tidak terpikirkan); atau hidup sebagai pengemis, meskipun dia merupakan bagian dari salah satu suku yang paling kaya dan paling dihormati di arab, sehingga ini akan membawa noda bagi nama baik keluarganya. </text:p>
      <text:p text:style-name="P856"><text:soft-page-break/><text:span text:style-name="T686">Allah menggantikan Ummu Habibah terhadap semua kehilangan yang dideritanya dan pengorbanannya di jalan Islam. Dia mengalami <text:s/>kesendirian dalam pelarian dalam </text:span><text:span text:style-name="T699">dalam</text:span><text:span text:style-name="T686"> lingkungan yang begitu rawan di antara orang-orang yang berasal dari agama dan ras yang berbeda-beda, </text:span><text:span text:style-name="T700">dan mengalami kemalangan akibat kematian suaminya. Rasulullah, salawat dan salam kepadanya, mendengarkan berita kesusahannya, menyampaikan lamaran pernikahan kepadanya melalui </text:span><text:span text:style-name="T701">sang </text:span><text:span text:style-name="T700">Raja </text:span><text:span text:style-name="T701">Najasyi</text:span><text:span text:style-name="T700">. Tindakan yang mulia dan dermawan ini merupakan bukti nyata dari ayat: </text:span><text:span text:style-name="T576">dan tiadalah Kami mengutus kamu melainkan untuk (menjadi) rahmat bagi semesta alam. </text:span><text:span text:style-name="T646">(</text:span><text:span text:style-name="T647">Al-Quran </text:span><text:span text:style-name="T646">21:107)</text:span></text:p>
      <text:p text:style-name="P857"><text:span text:style-name="T645">Melalui pernikahan ini, keluarga Abu Sufyan yang begitu berpengaruh telah terhubung dengan Rasulullah, salawat dan salam kepadanya, dan rumah tangganya. Perkembangan ini menggiring mereka untuk menunjukkan sikap yang berbeda-beda terhadap Islam. Pernikahan ini juga memiliki pengaruh yang luas melebihi keluarga Abu Sufyan: </text:span><text:span text:style-name="T648">sukunya, Bani Umayyah, telah memerintah umat Islam selama hampir seratus tahun dan menghasilkan beberapa dari panglima perang terkemuka, pengatur pemerintahan, dan gubernur di masa-masa awal Islam. Pernikahan ini memulai perubahan, karena tingginya perilaku dan budi pekerti dari Rasulullah, salawat dan salam kepadanya, terlimpah kepada mereka. </text:span></text:p>
      <text:p text:style-name="P858"><text:span text:style-name="T648">Z</text:span><text:span text:style-name="T645">ainab binti Jahsyi adalah orang yang terlahir dari keturunan mulia serta merupakan keluarga dekat dari Rasulullah, salawat dan salam kepadanya. Dia begitu saleh, </text:span><text:span text:style-name="T649">senang berpuasa, jarang tidur, dan senang memberi kepada yang miskin. Ketika Rasulullah, salawat dan salam kepadanya, meminta Zainab untuk dinikahkan dengan Zaid (putra angkatnya yang berasal dari Afrika), Zainab dan keluarganya sendiri pertama-tama kurang bersedia, karena mereka berharap bahwa putrinya akan menikah dengan Rasulullah, salawat dan salam kepadanya. Sewajarnya, ketika mereka menyadari bahwa beliau menginginkan Zainab untuk menikah dengan Zaid, <text:s/></text:span><text:span text:style-name="T650">mereka menyetujui karena penghargaan dan kecintaan mereka terhadap Rasulullah, <text:s/>salawat dan salam kepadanya, dan kedudukannya. Keduanya kemudian menikah. </text:span></text:p>
      <text:p text:style-name="P859"><text:span text:style-name="T650">Z</text:span><text:span text:style-name="T645">aid merupakan tawanan ketika kanak-kanak selama perang suku dan dijual sebagai budak. Tuannya, Khadijah, memperkenalkannya kepada Muhammad, salawat dan salam kepadanya, ketika mereka menikah. </text:span><text:span text:style-name="T651">Beliau kemudian memerdekakan Zaid dan tidak lama kemudian mengangkatnya sebagai putranya. </text:span><text:span text:style-name="T652">Melalui pernikahan ini, Rasulullah, salawat dan sa</text:span><text:soft-page-break/><text:span text:style-name="T652">lam kepadanya, ingin membentuk dan memperkuat kesetaraan, untuk menjadikan hal ini sebagai </text:span><text:span text:style-name="T653"><text:s/>kenyataan dengan mengakhiri pandangan merendahkan masyarakat arab kuno terhadap budak atau terhadap budak merdeka yang menikah dengan wanita yang terlahir merdeka. Rasulullah, salawat dan salam kepadanya, </text:span><text:span text:style-name="T654">dengan demikian memulai tugas yang berat ini dalam keluarga terdekatnya. </text:span></text:p>
      <text:p text:style-name="P860"><text:span text:style-name="T654">P</text:span><text:span text:style-name="T645">ernikahannya kurang bahagia. Zainab merupakan wanita yang terlahir dari keluarga terhormat dan merupakan muslim yang baik dengan kualitasnya yang luar biasa dan kesalehannya. Zaid merupakan budak yang dimerdekakan dan merupakan salah satu dari yang pertama-tama memeluk Islam, dan juga merupakan seorang muslim yang baik. Keduanya mencintai dan menaati Rasulullah, salawat dan salam kepadanya, namun keduanya kurang begitu cocok. Zaid meminta izin untuk mengakhiri pernikahan itu beberapa kali, namun dikatakan untuk bersabar dan tetap bersama Zainab. </text:span></text:p>
      <text:p text:style-name="P861"><text:span text:style-name="T645">Suatu waktu ketika Rasulullah, salawat dan salam kepadanya, sedang berbicara dengan seseorang, Jibril kemudian mewahyukan kepadanya bahwa ia harus menikahi Zainab.</text:span><text:span text:style-name="T645"><text:note text:id="ftn43" text:note-class="footnote"><text:note-citation>45</text:note-citation><text:note-body><text:p text:style-name="P51">Bukhari, Tauhid, 22. </text:p></text:note-body></text:note></text:span><text:span text:style-name="T655"> Pernikahan ini kemudian diumumkan sebagai sebuah ikatan </text:span><text:span text:style-name="T656">yang telah ditentukan sebelumnya: </text:span><text:span text:style-name="T577">Kami kawinkan kamu dengan dia </text:span><text:span text:style-name="T656">(</text:span><text:span text:style-name="T657">Al-Quran </text:span><text:span text:style-name="T656">33:37). Perintah ini adalah salah satu dari ujian yang berat bagi Rasulullah, salawat dan salam kepadanya, hingga saat itu. Namun ia tetap harus menikah dengan Zainab, dan dengan demikian menghapuskan hal yang dilarang oleh sukunya, karena Allah telah memerintahkannya. Aisyah kemudian berkata: “</text:span><text:span text:style-name="T577">jika Rasulullah berkeinginan untuk menyembunyikan sesuatu yang diwahyukan kepadanya, maka ia pasti akan menyembunyikan ini.</text:span><text:span text:style-name="T656">”</text:span><text:span text:style-name="T656"><text:note text:id="ftn44" text:note-class="footnote"><text:note-citation>46</text:note-citation><text:note-body><text:p text:style-name="P52">Bukhari dan Muslim. </text:p></text:note-body></text:note></text:span></text:p>
      <text:p text:style-name="P862"><text:span text:style-name="T656">Z</text:span><text:span text:style-name="T645">ainab telah membuktikan dirinya sebagai istri yang berharga. Dia selalu sadar akan tanggung jawabnya dan perilaku yang diharapkan padanya, dan melengkapinya hingga pada kebanggaan semesta. </text:span></text:p>
      <text:p text:style-name="P862"><text:span text:style-name="T645">Sebelum datangnya Islam, anak angkat juga dipandang sebagai anak kandung, sehingga istrinya kemudian dipandang sebagai istri dari anak kandung. Berdasarkan Al-Quran,</text:span><text:span text:style-name="T575"> </text:span><text:span text:style-name="T578">mereka yang menjadi istri dari anak-anakmu yang keluar dari pinggangmu</text:span><text:span text:style-name="T658"> (</text:span><text:span text:style-name="T659">Al-Quran </text:span><text:span text:style-name="T658">4:23) masuk ke dalam pernikahan yang dilarang. </text:span><text:span text:style-name="T660">Namun larangan ini tidak memasukkan anak angkat, karena tidak terdapat </text:span><text:span text:style-name="T661">pertalian</text:span><text:span text:style-name="T660"> darah yang sesungguhnya. Larang</text:span><text:soft-page-break/><text:span text:style-name="T660">an yang berakar dari kebiasaan Jahiliah ini telah diakhiri oleh wahyu dari Allah ketika Rasulullah, salawat dan salam kepadanya, menikahi Zainab. </text:span></text:p>
      <text:p text:style-name="P863"><text:span text:style-name="T678">J</text:span><text:span text:style-name="T677">uwairiyah binti Harits </text:span><text:span text:style-name="T645">merupakan putri dari Harits, pemuka dari suku yang dikalahkan Bani Mustaliq, ditangkap dan ditawan bersama orang-orang awam dari sukunya. Ketika dibawa kepada Rasulullah, salawat dan salam kepadanya, dia dianggap berada <text:s/>dalam keadaan yang berduka cita karena keluarganya telah kehilangan segalanya dan karena kebencian yang begitu dalam dan permusuhan terhadap umat Muslim. Rasulullah, salawat dan salam kepadanya, memahami tentang kehormatannya yang tercabik-cabik, wibawa, dan penderitaannya, demikian pula bagaimana menyembuhkan itu semua. Beliau setuju untuk </text:span><text:span text:style-name="T662">menebusnya </text:span><text:span text:style-name="T645">dan </text:span><text:span text:style-name="T662">membebaskannya</text:span><text:span text:style-name="T645">, dan menawarkan untuk menikah dengannya. Betapa gembiranya Juwairiyah menerima tawaran ini <text:s/>tentu dapat dibayangkan. </text:span></text:p>
      <text:p text:style-name="P864"><text:span text:style-name="T645">Sekitar 100 orang anggota keluar</text:span><text:span text:style-name="T663">ga</text:span><text:span text:style-name="T645">nya yang belum ditebus kemudian dibebaskan ketika kaum Ansar dan Muhajirin memahami bahwa Bani Mustaliq telah terhubung dengan Rasulullah, salawat dan salam kepadanya. Sebuah suku yang terhormat tidak dibolehkan untuk selamanya berada dalam perbudakan.</text:span><text:span text:style-name="T645"><text:note text:id="ftn45" text:note-class="footnote"><text:note-citation>47</text:note-citation><text:note-body><text:p text:style-name="P53">Ibnu Hambal, Musnad 6:277</text:p></text:note-body></text:note></text:span><text:span text:style-name="T645"> Dengan cara ini, ha</text:span><text:span text:style-name="T664">t</text:span><text:span text:style-name="T645">i Juwairiyah dan orang-orangnya bisa dimenangkan. </text:span></text:p>
      <text:p text:style-name="P865"><text:span text:style-name="T677">Safiyyah </text:span><text:span text:style-name="T645">merupakan putri dari Huyyay, seorang pemuka dari klan Yahudi Bani Khaibar. Suku ini sebelumnya telah membujuk Bani Quraizah untuk </text:span><text:span text:style-name="T665">memutuskan perjanjian mereka dengan Rasulullah, salawat dan salam kepadanya. </text:span><text:span text:style-name="T666">Sejak ia kecil, dia telah melihat</text:span><text:span text:style-name="T645"> keluarga dan kerabatnya menentang Rasulullah, salawat dan salam kepadanya. Ayahnya, saudaranya, dan suaminya telah jatuh ke dalam tawanan umat Muslim, dan pada akhirnya dia ditangkap oleh mereka. </text:span></text:p>
      <text:p text:style-name="P865"><text:span text:style-name="T645">Tabiat dan tindakan dari keluarga dan kerabatnya bisa saja menanamkan padanya kebencian yang dalam kepada umat Muslim dan menghendaki balas dendam. Namun tiga hari sebelum Rasulullah, salawat dan salam kepadanya, tiba di Khaibar dan dia kemudian ditangkap, dia memimpikan sebuah bulan yang terang datang dari Madinah, bergerak menuju Khaibar, dan jatuh ke dalam pangkuannya. Dia kemudian berkata: “</text:span><text:span text:style-name="T579">ketika saya ditawan, saya berharap bahwa mimpiku akan menjadi kenyataan.</text:span><text:span text:style-name="T645">” </text:span><text:span text:style-name="T667">Ketika dia dibawa ke hadapan Rasulullah, beliau dengan murah hati membebaskannya dan menawarkan pilihan kepadanya antara tetap menjadi seorang Yahudi dan kembali kepada kaumnya atau masuk ke dalam Islam </text:span><text:soft-page-break/><text:span text:style-name="T667">dan menjadi istrinya. <text:s/>“</text:span><text:span text:style-name="T579">Saya memilih Allah dan Rasulullah,</text:span><text:span text:style-name="T667">” katanya. Mereka kemudian menikah tidak lama kemudian. </text:span></text:p>
      <text:p text:style-name="P866"><text:span text:style-name="T667">D</text:span><text:span text:style-name="T645">inaikka</text:span><text:span text:style-name="T668">n</text:span><text:span text:style-name="T645"> menjadi anggota keluarga Rasulullah, dia memperoleh gelar “</text:span><text:span text:style-name="T575">ibu dari orang-orang beriman.</text:span><text:span text:style-name="T645">” </text:span><text:span text:style-name="T668">Dengan demikian p</text:span><text:span text:style-name="T645">ara sahabat menghormati dan menghargai</text:span><text:span text:style-name="T668">nya jadi dia menyaksikan pada tingkatan pertama adab dan kesopanan dari seorang Muslim. Sikapnya terhadap pengalaman di masa lalunya berubah seluruhnya, </text:span><text:span text:style-name="T669">dan dia datang untuk </text:span><text:span text:style-name="T670">menghargai kemuliaan dari statusnya yang baru. Sebagai hasil dari pernikahan ini, banyak umat Yahudi merubah pendirian mereka ketika mereka datang untuk melihat dan mengenal Rasulullah, <text:s/>salawat dan salam kepadanya, lebih dekat. </text:span></text:p>
      <text:p text:style-name="P867"><text:span text:style-name="T679">S</text:span><text:span text:style-name="T677">audah binti Zam’a </text:span><text:span text:style-name="T645">merupakan janda dari Sakran. </text:span><text:span text:style-name="T671">Keduanya merupakan salah satu dari yang pertama-tama memeluk Islam. Sesudah dipaksa untuk hijrah ke Abbesinia untuk menghindari penindasan, Sakran wafat dan meninggalkan istrinya dalam keadaan yang begitu melarat. Untuk menolongnya, Nabi Muhammad, <text:s/>salawat dan salam kepadanya, meskipun agak tertekan dalam memenuhi kebutuhan sehari-harinya, kemudian menikahinya. Pernikahan ini dilaksanakan beberapa saat setelah kematian Khadijah. </text:span></text:p>
      <text:p text:style-name="P868"><text:span text:style-name="T680">H</text:span><text:span text:style-name="T677">afsah </text:span><text:span text:style-name="T645">adalah putri dari Umar bin Khattab. Dia telah kehilangan suaminya, yang telah hijrah ke Abessinia dan kemudian ke Madinah, di mana dia wafat setelah menerima luka yang amat parah selama peperangan. Dia tetap menjanda untuk beberapa saat. Uma</text:span><text:span text:style-name="T672">r bin Khattab</text:span><text:span text:style-name="T645"> juga menginginkan, seperti halnya Abu Bakar, kehormatan dan keberkahan dengan kedekatan dengan Rasulullah, <text:s/>salawat dan salam kepadanya, di dunia ini dan di Akhirat nanti. <text:s/>Jadi, Rasulullah, salawat dan salam kepadanya, menikahkan Hafsah untuk melindunginya dan untuk menolong putrinya menjadi pengikutnya yang beriman. </text:span></text:p>
      <text:p text:style-name="P869"><text:span text:style-name="T645">Ini merupakan beberapa alasan dari beberapa pernikahan Rasulullah, salawat dan salam kepadanya. Bukannya untuk mencari pemuasan, dia menikah untuk memberikan wanita-wanita yang tidak berdaya dan janda-janda </text:span><text:span text:style-name="T673">nafkah </text:span><text:span text:style-name="T645">dan kemuliaan; </text:span><text:span text:style-name="T673">menenangkan dan menghormati anggota suku-suku yang marah dan terasingkan; membentuk tingkatan kekerabatan dan harmoni antara musuh-musuhnya yang terdahulu; </text:span><text:span text:style-name="T674">merangkul beberapa orang yang memiliki kemampuan tertentu untuk cita-cita Islam, khususnya beberapa wanita yang dibekali keistimewaan; membentuk norma-norma yang baru dalam hubungan antara masyarakat yang begitu beragam dalam </text:span><text:soft-page-break/><text:span text:style-name="T674">ikatan kesatuan keimanan terhadap Allah; dan memuliakan dalam ikatan kekeluargaan dua orang yang kemudian menjadi penggantinya yang mula-mula. </text:span></text:p>
      <text:p text:style-name="P870"><text:span text:style-name="T674">P</text:span><text:span text:style-name="T645">ernikahan-pernikahan ini sepenuhnya jauh dari pemuasan kesenangan pribadi, hasrat, gairah, dan segala tuduhan lainnya yang diujarkan oleh para penghinanya. Kecuali Aisyah, semua dari wanita-wanita ini merupakan janda, dan semua dari pernikahan ini (sesudah kematian Khadijah) dilaksanakan ketika beliau sudah dalam usia yang tidak muda. Jika—semoga Allah menjauhkannya—beliau menikahi wanita demi kesenangan semata, maka beliau akan memilih wanita yang masih perawan. Jauh dari tindakan pemuasan diri sendiri, kesemuanya merupakan bagian dari disiplin diri dan pengorbanan. </text:span></text:p>
      <text:p text:style-name="P789">Jumlah istri yang dibolehkan untuknya merupakan pengaturan yang istimewa dalam batasan hukum Islam dan khusus bagi dirinya sendiri. Ketika wahyu tentang poligami diturunkan, dia telah menuntaskan seluruh pernikahannya. Dengan demikian, Rasulullah, salawat dan salam kepadanya, <text:s/>tidak mungkin untuk menikah lagi. </text:p>
      <text:p text:style-name="P790"/>
      <text:p text:style-name="P791"/>
      <text:p text:style-name="P792"/>
      <text:p text:style-name="P793"/>
      <text:p text:style-name="P793"/>
      <text:p text:style-name="P794"/>
      <text:p text:style-name="P795"/>
      <text:p text:style-name="P86">BAB <text:span text:style-name="T2433">6</text:span></text:p>
      <text:h text:style-name="P62" text:outline-level="1"><text:bookmark-start text:name="__RefHeading___Toc15255_3975774274"/>Kitab Suci Al-Quran <text:s text:c="2"/><text:bookmark-end text:name="__RefHeading___Toc15255_3975774274"/></text:h>
      <text:p text:style-name="P370"><text:span text:style-name="T430">K</text:span><text:span text:style-name="T420">alau sekiranya Kami menurunkan Al-Quran ini kepada sebuah gunung, pasti kamu akan melihatnya tunduk terpecah belah </text:span><text:span text:style-name="T431">disebabkan takut kepada Allah. Dan perumpamaan-perumpamaan itu Kami buat untuk manusia supaya mereka berpikir</text:span><text:span text:style-name="T550">. </text:span><text:span text:style-name="T483">(</text:span><text:span text:style-name="T484">Al-Quran </text:span><text:span text:style-name="T483">59:21)</text:span></text:p>
      <text:p text:style-name="P624"><text:span text:style-name="T438">Al-Quran merupakan kalam Allah atau ucapan-Nya yang diturunkan bagi umat manusia, bentuk paling sempurna dari penciptaan </text:span><text:span text:style-name="T485">yang secara khusus memiliki kapasitas untuk menerimanya. Meskipun bobot dan daya tarik dari Al-Quran, kebanyakan orang tidak bisa merasakan dan menghargai kedudukannya, karena mereka telah menutup hati dan kemampuan mereka untuk itu. Mereka yang mengasingkan diri mereka dan bagian terdalam diri mereka dari Al-Quran tidak akan mendapatkan apapun darinya. </text:span></text:p>
      <text:p text:style-name="P1020">Bagi seseorang yang bisa menyelaminya</text:p>
      <text:p text:style-name="P1020">Al-Quran merupakan samudra yang dipenuhi mutiara; </text:p>
      <text:p text:style-name="P1020">Sementara yang terasing darinya</text:p>
      <text:p text:style-name="P1020">Tidak akan mendapatkan apapun darinya. </text:p>
      <text:p text:style-name="P625">Al-Quran, diturunkan oleh Allah untuk memenuhi segala kebutuhan kita, <text:span text:style-name="T2434">menyebarkan berkah dan tidak ada tandingannya dalam keagungan dan kemuliaannya. </text:span><text:span text:style-name="T2435">Mereka yang </text:span><text:span text:style-name="T2436">tunduk padanya akan menjalani kehidupan yang penuh berkah dan menggapai keunggulan terhadap yang lainnya. Al-Quran merubah dunia mereka menjadi sebuah surga, di mana ia akan </text:span><text:span text:style-name="T2437">mengembang dengan rahmat bagaikan bunga. Untuk mendapatkan manfaat dari keberkahannya, kita harus patuh pada perintah-perintahnya, bercermin pada ayat-ayatnya, dan menggunakannya untuk menjawab pertanyaan-</text:span><text:span text:style-name="T2438">pertanyaan kita </text:span><text:span text:style-name="T2439">dan memecahkan persoalan-persoalan kita. Al-Quran merupakan hal yang paling penting bagi kehidupan; semakin banyak kamu mempersembahkan hidupmu kepadanya, semakin berkah dan penuh keberhasilan hidupmu nantinya. Hal yang berlawanan juga bisa berlaku. </text:span></text:p>
      <text:p text:style-name="P626">Rasulullah menyatakan: yang paling baik di antaramu adalah yang mempelajari Al-Quran (dengan kebenaran yang dikandungnya) dan mengajarkannya kepada orang lain.<text:note text:id="ftn46" text:note-class="footnote"><text:note-citation>48</text:note-citation><text:note-body><text:p text:style-name="P54">Shahih al-Bukhari, Fada’il al-Quran, 21; Sunan Abu Daud, Witr, 14. </text:p></text:note-body></text:note></text:p>
      <text:p text:style-name="P626">Jika kita dimasukkan ke dalam mereka yang paling baik, kita harus mempelajari kebenaran Al-Quran dan mengajarkannya kepada orang lain. Al-Quran merupakan perkataan Allah kepada kita. <text:s/>Kandungannya berisi <text:soft-page-break/>segala prinsip-prinsip pada mana kita harus mengatur kehidupan kita. </text:p>
      <text:p text:style-name="P627">Sang Pencipta kita, salawat dan salam kepadanya, <text:span text:style-name="T2440">juga menyatakan: seseorang yang menyatakan kebenaran Al-Quran secara terbuka dan membacakannya agar didengar oleh semua orang adalah seperti seseorang yang memberikan sedekah secara terbuka. Sementara yang lainnya yang membacakannya secara sembunyi-sembunyi adalah seperti seseorang yang memberikan sedekah secara tertutup.</text:span><text:span text:style-name="T2440"><text:note text:id="ftn47" text:note-class="footnote"><text:note-citation>49</text:note-citation><text:note-body><text:p text:style-name="P55">Ibnu Hambal, Musnad, 4.201</text:p></text:note-body></text:note></text:span><text:span text:style-name="T2440"> </text:span></text:p>
      <text:p text:style-name="P628">Beberapa orang memberikan sedekah secara terbuka untuk mendorong orang lain melakukannya. Dengan membacakan Al-Quran secara terbuka, seseorang telah mendorong orang lain dengan teladannya. Mereka yang membacakannya secara rahasia harus melihat pada situasi mereka yang terdapat di dalamnya, dan menganggap bahwa itu menyinggung mereka secara pribadi. Seperti <text:span text:style-name="T5">Umar bin Abdul Azis, Muhammad bin Ka’ab al-Qurazi, </text:span><text:span text:style-name="T762">dan banyak lainnya, kita harus menganggap bahwa semua perintah-perintah dan larangan-larangan di dalam Al-Quran, janji dan peringatan ditujukan secara langsung kepada kita. Jika kita melakukan hal ini, maka kita akan memahami bahwa Al-Quran dengan lebih baik dan mengatur hidup kita berdasarkan itu. </text:span></text:p>
      <text:p text:style-name="P440">Jika kita membacakan Al-Quran dengan sungguh-sungguh dan dengan kesadaran penuh bahwa itu merupakan kata-kata yang diwahyukan oleh Allah, maka kita akan tercerahkan. Jika mungkin, kita harus membacakan Al-Quran atau mendengarkan pembacaannya seperti halnya jika Rasulullah sendiri yang membacakannya; atau lebih baik lagi seolah-olah jika Jibril sendiri yang membacakannya kepada Rasulullah, <text:s/>salawat dan salam kepadanya, atau bahkan lebih baik lagi, seperti halnya jika kita mendengarkan dari Allah Yang Maha Kuasa secara langsung. </text:p>
      <text:h text:style-name="P69" text:outline-level="2"><text:bookmark-start text:name="__RefHeading___Toc15257_3975774274"/>Dalil-dalil <text:span text:style-name="T2441">B</text:span>agi <text:span text:style-name="T2441">T</text:span>urunnya Al-Quran dari sisi Allah<text:bookmark-end text:name="__RefHeading___Toc15257_3975774274"/></text:h>
      <text:list xml:id="list915065613" text:style-name="L109">
        <text:list-item>
          <text:p text:style-name="P629">Ketika kita mempelajari kalimat, gaya, dan makna dari Al-Quran bahkan dengan sepintas lalu, kita akan menyadari saat itu juga bahwa ia begitu unik. Jadi, dalam tingkatan dan kedudukannya ia berada di bawah—bahkan setan tidak pernah mengatakan ini, juga tidak membayangkan hal itu—atau di atas dari segala buku yang ada. Karena ia berada di atasnya, maka ia haruslah merupakan perkataan dari Allah. </text:p>
        </text:list-item>
        <text:list-item>
          <text:p text:style-name="P369"><text:span text:style-name="T2442">Al-Quran menyatakan: <text:s/></text:span><text:span text:style-name="T179">Dan kamu tidak pernah membaca sebelumnya </text:span><text:soft-page-break/><text:span text:style-name="T179">(Al-Quran) sesuatu kitab pun dan kamu tidak (pernah) menulis suatu kitab dengan tangan kananmu; andai kata (kamu pernah membaca dan menulis), benar-benar ragulah orang yang mengingkarimu</text:span><text:span text:style-name="T1197"> (</text:span><text:span text:style-name="T1198">Al-Quran </text:span><text:span text:style-name="T1197">29:48). </text:span><text:span text:style-name="T1199">Kemudian, <text:s/>adalah hal yang tidak terbantahkan bahwa Nabi Muhammad, salawat dan salam kepadanya, seseorang yang buta huruf, dan bahwa Al-Quran memaparkan sebuah tantangan yang terbuka dan abadi bagi umat manusia: </text:span><text:span text:style-name="T180">dan jika kamu </text:span><text:span text:style-name="T181">(</text:span><text:span text:style-name="T180">tetap</text:span><text:span text:style-name="T181">)</text:span><text:span text:style-name="T180"> dalam keraguan </text:span><text:span text:style-name="T182">tentang Al-Quran yang Kami wahyukan kepada hamba Kami (Muhammad), buatlah satu surat (saja) </text:span><text:span text:style-name="T183">yang semisal Al-Quran itu dan ajaklah penolong-penolongmu selain Allah, jika kamu orang-orang yang benar </text:span><text:span text:style-name="T1200">(</text:span><text:span text:style-name="T1198">Al-Quran </text:span><text:span text:style-name="T1200">2:23)</text:span><text:span text:style-name="T183">.</text:span><text:span text:style-name="T1451"> Tidak seorang pun yang bisa menjawab tantangan ini dengan berhasil. </text:span></text:p>
        </text:list-item>
        <text:list-item>
          <text:p text:style-name="P630"><text:span text:style-name="T1298">Penurunannya berlangsung selama 23 tahun. Bagaimana bisa kitab semacam itu, yang berhubungan dengan kebenaran Allah, metafisika, keimanan dan ibadah dalam agama, <text:s/>doa, hukum dan moral, kehidupan sesudah kematian, <text:s/>psikologi, sosiologi, epistemologi, sejarah, fakta-fakta sains, dan prinsip-prinsip kehidupan yang bahagia, tidak pernah saling bertentangan di dalamnya? Kenyataannya, ia secara terbuka menyatakan bahwa tidak terdapat saling pertentangan di dalamnya <text:s/>sehingga dengan demikian merupakan kitab dari Allah: tidakkah mereka kemudian akan merenungi isi Al-Quran? </text:span><text:span text:style-name="T202">Maka apakah mereka tidak memperhatikan Al-Quran? Kalau kiranya Al-Quran itu bukan dari sisi Allah, tentulah mereka mendapat pertentangan yang banyak di dalamnya </text:span><text:span text:style-name="T1298">(</text:span><text:span text:style-name="T1452">Al-Quran </text:span><text:span text:style-name="T1298">4:82)</text:span><text:span text:style-name="T202">. <text:s/></text:span></text:p>
        </text:list-item>
        <text:list-item>
          <text:p text:style-name="P728"><text:span text:style-name="T1886">Al-Quran merupakan </text:span><text:span text:style-name="T1910">mahakarya kesusastraan yang tidak bisa ditiru. Gaya dan </text:span><text:span text:style-name="T1911">retorikanya</text:span><text:span text:style-name="T1910">, bahkan dalam kalimat, kosakata, dan huruf-huruf yang ada padanya, membentuk sebuah harmoni yang penuh keajaiban. </text:span><text:span text:style-name="T1912">Dalam kaitannya dengan ritme, musik, bahkan perbandingan geometri, pengukuran matematis, dan perulangannya, masing-masing berada pada tempatnya yang tepat </text:span><text:span text:style-name="T1913">dan dengan sempurna saling terjalin dan berkaitan dengan yang lainnya. </text:span></text:p>
        </text:list-item>
        <text:list-item>
          <text:p text:style-name="P729"><text:span text:style-name="T1886">Retorika, puisi, dan orasi menikmati kedudukan yang tinggi pada masa sebelum Islam di semenanjung arab. Lomba baca puisi digelar secara tetap, dan puisi yang menjadi pemenang akan dituliskan pada emas dan digantung di depan dinding Ka’bah. Nabi yang buta huruf tersebut, salawat dan salam kepadanya, tidak pernah didengar mengatakan </text:span><text:span text:style-name="T1914">bahkan beberapa baris dari puisi. Akan tetapi, Al-Quran yang dibawanya pada akhirnya memaksa semua ahli yang </text:span><text:span text:style-name="T1915">terkenal</text:span><text:span text:style-name="T1914"> untuk menyerah. </text:span></text:p>
        </text:list-item>
      </text:list>
      <text:p text:style-name="P645"><text:span text:style-name="T1453">Bahkan orang-orang musyrik akan </text:span><text:span text:style-name="T1454">terpukau olehnya. </text:span><text:span text:style-name="T1455">Akan tetapi, un</text:span><text:soft-page-break/><text:span text:style-name="T1455">tuk mencegah penyebaran Islam, mereka mengatakan bawa </text:span><text:span text:style-name="T1456">ia</text:span><text:span text:style-name="T1455"> adalah sihir dan tidak boleh didengarkan. Namun ketika penyair semacam Hansa dan Lebid memeluk Islam dan meninggalkan puisi karena penghargaan dan ketakjuban terhadap </text:span><text:span text:style-name="T1456">gaya</text:span><text:span text:style-name="T1455"> dan kalimat dari Al-Quran, para orang-orang musyrik mengakui: “</text:span><text:span text:style-name="T222">jika kami menyebutnya sebagai sepotong puisi, </text:span><text:span text:style-name="T223">ia </text:span><text:span text:style-name="T222">tidak seperti itu. </text:span><text:span text:style-name="T224">Jika </text:span><text:span text:style-name="T223">kami mengatakannya sebagai potongan prosa, ia tidak seperti itu. Jika kami menyebutnya sebagai perkataan tukang sihir, ia tidak seperti itu.</text:span><text:span text:style-name="T1455">” </text:span><text:span text:style-name="T1456">Pada masa itu, mereka tidak tertolong untuk mendengarkan pembacaan Al-Quran dari Rasulullah secara rahasia pada malam hari, namun mereka tidak dapat mengatasi kesombongan mereka dalam waktu yang lama untuk mempercayai kehadirannya dari sisi Allah. </text:span></text:p>
      <text:list xml:id="list3492104159" text:style-name="L125">
        <text:list-item>
          <text:p text:style-name="P646"><text:span text:style-name="T1456">M</text:span><text:span text:style-name="T1457">eskipun </text:span><text:span text:style-name="T1458">memiliki karya puisi bercita rasa tinggi, kosakata bahasa Arab begitu </text:span><text:span text:style-name="T1459">terbelakang untuk menyatakan gagasan-gagasan dalam metafisika atau ilmiah, juga dalam agama, dan konsep-konsep filsafat dengan memadai. Islam, menggunakan kata-kata dan ungkapan dari masyarakat gurun yang begitu sederhana, yang membuat bahasa arab menjadi kaya dan rumit sehingga ia menjadi bahasa dari peradaban yang paling megah, suatu peradaban yang membuat </text:span><text:span text:style-name="T1460">sumbangan yang begitu besar dan orisinal pada bidang <text:s/>sains, <text:s/>agama, metafisika, kesusastraan, ekonomi, hukum, sosial, dan bidang politik. Bagaimana mungkin seseorang yang buta huruf meluncurkan sebuah revolusi filologi yang tidak ada bandingannya dalam sejarah umat manusia. </text:span></text:p>
        </text:list-item>
        <text:list-item>
          <text:p text:style-name="P893"><text:span text:style-name="T1460">M</text:span><text:span text:style-name="T1298">eskipun </text:span><text:span text:style-name="T1461">terlihat </text:span><text:span text:style-name="T1298">begitu sederhana, Al-Quran memiliki ba</text:span><text:span text:style-name="T1462">nyak</text:span><text:span text:style-name="T1298"> tingkatan makna. </text:span><text:span text:style-name="T1461">Ia menerangi cara bagi penyair, musisi, dan orator, demikian pula bagi sosiologis, psikologis, ilmuwan, ekonomis, dan pakar hukum. Pendiri dari tarekat-tarekat sufi dan ahli fiqh menemukan di dalamnya </text:span><text:span text:style-name="T1463">prinsip-prinsip </text:span><text:span text:style-name="T1461">yang dibutuhkan untuk memberi panduan bagi para pengikutnya. </text:span><text:span text:style-name="T1463">Al-Quran menunjukkan kepada setiap orang bagaimana menyelesaikan masalah mereka dan memenuhi pertanyaan-pertanyaan spiritual mereka. Bisakah kitab atau buku lainnya melakukan hal ini? </text:span></text:p>
        </text:list-item>
        <text:list-item>
          <text:p text:style-name="P894"><text:span text:style-name="T1463">B</text:span><text:span text:style-name="T1298">agaimanapun menariknya dan indahnya sebuah buku, kita membacanya paling banyak dua atau tiga kali dan kemudian melupakannya selama-lamanya. Miliaran umat Muslim, pada sisi yang lain, telah membacakan sebagian dari Al-Quran selama salat lima waktu mereka selama empat belas abad terakhir. Banyak yang membaca keseluruhannya sekali dalam setahun, dan terkadang bahkan hingga sekali atau dua kali dalam sebulan. Semakin sering kita membacanya, semakin banyak manfaat yang dapatkan </text:span><text:soft-page-break/><text:span text:style-name="T1298">darinya dan semakin besar keinginan kita untuk membacanya. Orang-orang tidak pernah lelah dengan susunan katanya, makna, <text:s/>dan kandungannya, dan ia tidak pernah kehilangan keaslian dan kesegarannya. <text:s/></text:span><text:span text:style-name="T1464">Ketika waktu bergulir, ia meniupkan kebenaran dan makna yang baru ke dalam pikiran dan jiwa, sehingga meningkatkan aktifitas dan kesibukannya. </text:span></text:p>
        </text:list-item>
        <text:list-item>
          <text:p text:style-name="P760">Al-Quran menggambarkan segala segi spiritual dan fisis kita, dan berisi prinsip-prinsip untuk menyelesaikan semua masalah-masalah sosial, ekonomi, hukum, politik, dan pemerintahan pada masa dan tempat mana pun itu. Lebih jauh lagi, ia menjadi pemenuhan bagi ruh dan pikiran secara bersamaan, dan menjamin kebahagiaan di kedua kehidupan. </text:p>
        </text:list-item>
      </text:list>
      <text:p text:style-name="P761">Tidak seorang pun, terlepas tingkat kecerdasannya, bisa membentuk sebuah aturan-aturan yang menyelesaikan segala masalah-masalah yang mungkin. Bahkan sebuah sistem yang paling baik harus diperbaiki setidaknya setiap 50 tahun. Lebih penting lagi, tidak ada sistem yang bisa menjanjikan kebahagiaan yang abadi, karena prinsip-prinsipnya dibatasi pada kehidupan manusia yang bersifat sementara, yang begitu singkat dibandingkan kehidupan di akhirat nanti. </text:p>
      <text:p text:style-name="P762">Berlawanan dengan itu, tidak satupun prinsip-prinsip di dalam Al-Quran menjadi usang atau membutuhkan perbaikan. <text:span text:style-name="T2443">Sebagai contoh, ia menyatakan bahwa </text:span><text:span text:style-name="T184">harta itu jangan </text:span><text:span text:style-name="T185">hanya beredar di </text:span><text:span text:style-name="T184">antara </text:span><text:span text:style-name="T185">orang-</text:span><text:span text:style-name="T184">orang </text:span><text:span text:style-name="T185">kaya </text:span><text:span text:style-name="T2443">(</text:span><text:span text:style-name="T2444">Al-Quran </text:span><text:span text:style-name="T2443">59:7); </text:span><text:span text:style-name="T2445">bahwa </text:span><text:span text:style-name="T186">pelaksana pemerintahan haruslah diamanahkan kepada yang cakap, orang yang memiliki keahlian, dan kebenaran yang mutlak haruslah merupakan aturan bagi tata kelola di masyarakat dan segala perselisihan </text:span><text:span text:style-name="T2445">(</text:span><text:span text:style-name="T2446">Al-Quran </text:span><text:span text:style-name="T2445">4:58); bahwa </text:span><text:span text:style-name="T186">orang-orang hanya bisa mendapatkan apa yang diusahakannya </text:span><text:span text:style-name="T2445">(</text:span><text:span text:style-name="T2447">Al-Quran </text:span><text:span text:style-name="T2445">53:39); dan bahwa </text:span><text:span text:style-name="T186">barang siapa yang membunuh seseorang dengan tidak hak sama saja dengan membunuh seluruh umat manusia </text:span><text:span text:style-name="T2445">(</text:span><text:span text:style-name="T2448">Al-Quran </text:span><text:span text:style-name="T2445">5:32). Hal-hal ini dan banyak prinsip-prinsip lainnya (misalnya larangan bunga, judi, minuman memabukkan, dan hubungan di luar nikah; melaksanakan salat, memberi sedekah, dan berbuat kebaikan), telah ditegakkan melalui cinta dan kedekatan kepada Allah, janji tentang kehidupan yang abadi, dan ketakutan terhadap siksaan di neraka. </text:span></text:p>
      <text:p text:style-name="P763">Al-Quran juga menyingkap misteri tentang umat manusia, penciptaan, dan alam semesta. <text:span text:style-name="T2449">Al-Quran, umat manusia, dan alam semesta merupakan tiga buah kitab yang membuat Sang Pencipta dikenali oleh kita, dan merupakan tiga ungkapan mengenai kebenaran yang sama. Dengan demikian, <text:s/>Dia yang menciptakan umat manusia dan alam semesta itu juga yang me</text:span><text:soft-page-break/><text:span text:style-name="T2449">nurunkan Al-Quran. </text:span></text:p>
      <text:list xml:id="list2516887888" text:style-name="L126">
        <text:list-item>
          <text:p text:style-name="P764">Kamu tidak akan pernah menemukan seseorang yang melakukan sesuatu sama persis dengan apa yang diperintahkannya kepada orang lain, atau seseorang yang perbuatannya dengan tepat mencerminkan dirinya. <text:span text:style-name="T2450">Akan tetapi, Al-Quran begitu identik dengan Nabi Muhammad, salawat dan salam kepadanya, dan merupakan penjelmaan darinya dalam kata-kata, seperti halnya dia merupakan penjelmaan dari Al-Quran dalam keimanan dan perilaku. Keduanya merupakan pernyataan dari kebenaran yang sama. Ketika ditanyakan mengenai perilaku suaminya, Aisyah menjawab: “</text:span><text:span text:style-name="T187">apakah kamu tidak membaca Al-Quran? Perilakunya merupakan Al-Quran.</text:span><text:span text:style-name="T2450">” </text:span><text:span text:style-name="T2451">Ini secara jelas menunjukkan bahwa Al-Quran dan Muhammad, <text:s/>salawat dan salam kepadanya, merupakan hasil tindakan dari Allah yang maha kuasa. </text:span></text:p>
        </text:list-item>
        <text:list-item>
          <text:p text:style-name="P647"><text:span text:style-name="T1465">Seorang pengarang biasanya sangat dipengaruhi oleh hal-hal di sekitarnya yakni adalah mustahil bagi mereka untuk berlepas darinya. Berlawanan dengan itu, meskipun diturunkan </text:span><text:span text:style-name="T1466">dalam bagian-bagian pada peristiwa-peristiwa tertentu, Al-Quran seluruhnya bersifat universal dan objektif ketika membahas mengenai masalah-masalah tertentu seperti halnya ia tepat dan akurat ketika membahas mengenai masalah-masalah yang universal. Ia menggunakan pernyataan yang akurat bahkan ketika menggambarkan permulaan penciptaan dan akhir dari masa, dan penciptaan umat manusia dan kehidupan di akhirat nanti. Seperti halnya ia terkadang menarik kesimpulan yang universal dari kejadian-kejadian tertentu, ia juga bisa berangkat dari prinsip-prinsip yang universal menuju kejadian-kejadian tertentu. Gaya Al-Quran yang seperti ini tidak bisa ditemukan dalam hasil karya umat manusia mana pun dan dengan demikian merupakan sebuah tanda lainnya bagi asal muasalnya dari sisi Allah. </text:span></text:p>
        </text:list-item>
        <text:list-item>
          <text:p text:style-name="P895"><text:span text:style-name="T1466">T</text:span><text:span text:style-name="T1298">idak ada pengarang yang pernah menulis sebuah buku dalam bidangnya yang begitu akurat seperti halnya Al-Quran dalam bidang yang beragam seperti agama dan hukum, sosiologi dan psikologi, eskatologi dan moral, sejarah dan sastra, dan seterusnya. Al-Quran juga berisi setidaknya prinsip-prinsip dalam segala cabang dan ilmu pengetahuan, entah itu dalam ringkasannya atau secara terperinci, dan bahkan tidak satu potong pun dari pengetahuan ini saling bertentangan satu sama lain. Apa lagi yang harus dibuktikan mengenai penurunannya dari sisi Allah?</text:span></text:p>
        </text:list-item>
        <text:list-item>
          <text:p text:style-name="P895"><text:span text:style-name="T1298">‘Bisakah seorang pengarang mengakui bahwa pekerjaannya adalah benar <text:s/>secara mutlak dan akan seperti itu selama-lamanya? Kesimpulan </text:span><text:soft-page-break/><text:span text:style-name="T1298">dalam ilmu pengetahuan berubah secara tetap. Taurat dan Injil mengalami perubahan secara berkesinambungan—bahkan sebuah kajian yang </text:span><text:span text:style-name="T1467">tidak begitu serius terhadap Alkitab yang diterbitkan dalam waktu dan bahasa yang berbeda menunjukkan perubahan-perubahan ini. Namun kebenaran Al-Quran mempertahankan kesegarannya atau dalam kalimat Said Nursi, “</text:span><text:span text:style-name="T225">ketika masa semakin tua, Al-Quran malah tumbuh semakin muda.</text:span><text:span text:style-name="T1467">” Tidak satupun kesalahan atau pertentangan yang ditemukan di dalamnya, dan bahkan sejak permulaan penurunannya ia tetap tidak berubah dan telah menunjukkan keunikannya. Itu terus berlangsung, bahkan hingga saat ini, untuk menaklukkan hati-hati yang baru dan menyingkap harta karunnya yang begitu melimpah, untuk mengembang bagaikan bunga yang dari surga dengan daun-daunnya yang tak terhitung jumlahnya. </text:span></text:p>
        </text:list-item>
        <text:list-item>
          <text:p text:style-name="P896"><text:span text:style-name="T1298">Berdasarkan pengetahuan dan nama baik mu dengan jujur bisakah kau berbicara atas nama presiden, perdana menteri, dan segala menteri-menteri lainnya; atas nama asosiasi-asosiasi penulis, pakar hukum, dan pekerja; dan atas nama dari jajaran dosen-dosen universitas dan para ilmuwan? Jika kamu dapat melakukannya, bisakah kamu mengakui sebagai wakil dari mereka dengan begitu sempurna seperti halnya mereka menginginkan mu seperti itu? Jika kamu bisa, bisakah kamu menjadi wakil mereka terhadap segala urusan-urusan negara? Ini lah apa yang Rasulullah, salawat dan salam kepadanya, bisa capai melalui Al-Quran. Bagaimana kamu bisa menga</text:span><text:span text:style-name="T1468">takan</text:span><text:span text:style-name="T1298"> bahwa seseorang </text:span><text:span text:style-name="T1468">yang buta huruf, <text:s/>yang sama sekali tidak terlibat kegiatan politik hingga usia 40 tahun, bisa mencapai hasil seperti itu tanpa adanya petunjuk dan dorongan dari Allah? </text:span></text:p>
        </text:list-item>
        <text:list-item>
          <text:p text:style-name="P897"><text:span text:style-name="T1468">R</text:span><text:span text:style-name="T1298">asulullah, salawat dan salam kepadanya, <text:s/>telah diperingati di dalam Al-Quran. Jika dia adalah pengarangnya, mungkinkah ia memberikan sebuah tempat yang bisa teramati bagi fitnahan yang serius bagi istrinya? Apakah dia tidak akan menyembunyikan wahyu yang memerintahkan ia untuk menikahi Zainab (seperti yang dibahas sebelumnya), malah menerbitkannya, jika itu tidak berasal dari Allah? Aisyah berkata kemudian bahwa jika Rasulullah, salawat dan salam kepadanya, bisa menyembunyikan bagaimana manapun dari Al-Quran, maka dia akan menyembunyikan yang ini. </text:span></text:p>
        </text:list-item>
      </text:list>
      <text:p text:style-name="P645"><text:span text:style-name="T1469">Pamannya, Abu Thalib, yang telah membesarkannya sejak usia 8 tahun dan melindunginya selama 10 tahun sejak pengakuan kenabiannya, tidak pernah memeluk Islam. Rasulullah, salawat dan salam kepadanya, begitu mencintai pamannya dan menginginkan pertobatannya, namun kemu</text:span><text:soft-page-break/><text:span text:style-name="T1469">dian dikatakan: </text:span><text:span text:style-name="T226">kamu tidak akan dapat memberi petunjuk kepada orang yang kamu kasihi</text:span><text:span text:style-name="T227">, tetapi Allah </text:span><text:span text:style-name="T226">memberi petunjuk kepada orang </text:span><text:span text:style-name="T227">yang dikehendaki</text:span><text:span text:style-name="T226">-N</text:span><text:span text:style-name="T227">ya, </text:span><text:span text:style-name="T226">d</text:span><text:span text:style-name="T583">an Allah lebih mengetahui orang-orang </text:span><text:span text:style-name="T584">mau </text:span><text:span text:style-name="T583">yang menerima petunjuk</text:span><text:span text:style-name="T228"> </text:span><text:span text:style-name="T1470">(</text:span><text:span text:style-name="T1471">Al-Quran </text:span><text:span text:style-name="T1470">28:56). Jika dia yang mengarang Al-Quran, dia bisa saja menyatakan bahwa Abu Thalib telah memeluk Islam. </text:span></text:p>
      <text:list xml:id="list1289330138" text:style-name="L127">
        <text:list-item>
          <text:p text:style-name="P648"><text:span text:style-name="T1470">B</text:span><text:span text:style-name="T1472">anyak ayat yang dimulai dengan “</text:span><text:span text:style-name="T229">mereka bertanya kepadamu</text:span><text:span text:style-name="T1472">” dan kemudian dilanjutkan dengan “</text:span><text:span text:style-name="T229">katakanlah </text:span><text:span text:style-name="T230">(sebagai jawabannya).</text:span><text:span text:style-name="T1472">” </text:span><text:span text:style-name="T1473">Ini diwahyukan untuk menjawab pertanyaan-pertanyaan yang ditanyakan oleh umat Muslim dan non Muslim, khususnya kaum yahudi Madinah, mengenai masalah-masalah yang dibolehkan dan dilarang, pembagian rampasan perang, tempat-tempat perpindahan dari bulan, Hari Pembalasan, Zulkarnain (seorang raja umat terdahulu yang beriman yang membuat begitu <text:s/>banyak penaklukan di Asia dan Afrika), ruh, dan seterusnya. Seseorang yang tidak memiliki pengetahuan yang menjangkau segala hal tidak akan bisa menjawab pertanyaan-pertanyaan semacam itu. Namun jawaban beliau memuaskan semua orang. Ini menunjukkan bahwa dia telah diajari oleh Allah, yang mengetahui segala sesuatu. </text:span></text:p>
        </text:list-item>
        <text:list-item>
          <text:p text:style-name="P898"><text:span text:style-name="T1473">R</text:span><text:span text:style-name="T1298">asulullah, salawat dan salam kepadanya, adalah seorang yang begitu sederhana dan menghindari keuntungan duniawi, kemasyuran, </text:span><text:span text:style-name="T1474">kekuasaan, kekayaan, <text:s/>dan wanita yang cantik. Lebih lanjut, dia menanggung penderitaan dan penindasan yang begitu berat. </text:span><text:span text:style-name="T1298"><text:s/></text:span><text:span text:style-name="T1474">Untuk mengakui bahwa ia—semoga Allah menjauhkan kita dari pikiran semacam itu—mengarang-ngarang Al-Quran berarti bahwa Muhammad yang terpercaya (al-Amin)--seperti halnya dia dikenal adalah—kita memohon pengampunan untuk menceritakan tuduhan palsu semacam itu—adalah seorang pembohong dan penipu yang paling hebat yang pernah dikenal sepanjang sejarah. Mengapa beliau menyatakan kenabian dengan kebohongan dan menelanjangi dirinya dan keluarganya ke dalam penindasan dan kesusahan yang teramat parah? Tuduhan semacam itu, demikian pula perkataan bahwa beliau sebagai pengarang dari Al-Quran, adalah sama sekali tidak berdasar dan tidak memiliki bukti. </text:span></text:p>
        </text:list-item>
        <text:list-item>
          <text:p text:style-name="P899"><text:span text:style-name="T1474">K</text:span><text:span text:style-name="T1298">aum Yahudi dan Nasrani adalah musuh yang kuat. Pada akhirnya, dia harus memerangi kaum Yahudi dan </text:span><text:span text:style-name="T1475">Nasrani</text:span><text:span text:style-name="T1298"> di Madinah beberapa kali dan kemudian mengusir mereka. Meskipun demikian, Al-Quran menyebutkan Nabi Musa sebanyak 50 kali dan Nabi Isa beberapa kali; ia hanya menyebutkan nama Nabi Muhammad sebanyak empat kali. Mengapa seseorang yang berbohong sebagai nabi menyebutkan nabi-nabi dari mereka </text:span><text:soft-page-break/><text:span text:style-name="T1298">yang menjadi penentangnya? Adakah alasan selain kecemburuan, prasangka, keegoisan, dan perasaan-perasaan negatif lainnya untuk mengingkari kenabian Muhammad?</text:span></text:p>
        </text:list-item>
        <text:list-item>
          <text:p text:style-name="P899"><text:span text:style-name="T1298">Al-Quran juga menyinggung pada beberapa fakta-fakta penciptaan yang baru-baru ini telah ditetapkan oleh metode ilmu pengetahuan mutakhir. Bagaimana bisa, tanpa campur tangan Allah, Al-Quran terbukti benar pada masalah-masalah yang mana orang-orang yang mendengarkannya diwahyukan sama sekali tidak memahaminya? Sebagai contoh, jika Al-Quran adalah sebuah kitab yang biasa saja, bisakah ia berisi: </text:span><text:span text:style-name="T231">dan </text:span><text:span text:style-name="T202">apakah orang-orang kafir tidak </text:span><text:span text:style-name="T231">mengetahui </text:span><text:span text:style-name="T202">bahwa langit dan bumi </text:span><text:span text:style-name="T231">itu keduanya </text:span><text:span text:style-name="T202"><text:s/>dahulu adalah s</text:span><text:span text:style-name="T231">u</text:span><text:span text:style-name="T202">atu </text:span><text:span text:style-name="T231">yang padu </text:span><text:span text:style-name="T202">kemudian </text:span><text:span text:style-name="T231">Kami </text:span><text:span text:style-name="T202">pisahkan </text:span><text:span text:style-name="T231">antara keduanya</text:span><text:span text:style-name="T232">? </text:span><text:span text:style-name="T1476">(</text:span><text:span text:style-name="T1477">Al-Quran </text:span><text:span text:style-name="T1476">21:30)</text:span></text:p>
        </text:list-item>
      </text:list>
      <text:p text:style-name="P765">Apakah Al-Quran merujuk secara jelas atau tersirat terhadap fakta-fakta ilmiah, dan hubungan yang jelas antara <text:s/>Al-Quran dengan ilmu pengetahuan mutakhir, adalah permasalahan yang menjadi perdebatan yang serius di antara para cend<text:span text:style-name="T2452">e</text:span>kiawan Muslim. Dengan demikian, kita akan membahas masalah ini pada beberapa bagian.</text:p>
      <text:h text:style-name="P66" text:outline-level="2"><text:bookmark-start text:name="__RefHeading___Toc15259_3975774274"/>Ilmu Pengetahuan dan Agama<text:bookmark-end text:name="__RefHeading___Toc15259_3975774274"/></text:h>
      <text:p text:style-name="P900">Ilmu pengetahuan memandang fakta apapun yang terbentuk melalui metode empiris sebagai hal yang ilmiah. Dengan demikian, sebuah pernyataan yang tidak diperoleh melalui sebuah pengamatan dan eksperimen hanyalah sebuah teori atau hipotesis. </text:p>
      <text:p text:style-name="P994">Karena ilmu pengetahuan tidak bisa memastikan tentang masa depan, maka ia tidak bisa menghasilkan sebuah ramalan yang pasti. <text:span text:style-name="T2453">Akan tetapi Nabi Muhammad, salawat dan salam kepadanya, yang telah diajari oleh Allah yang maha mengetahui, membuat banyak ramalan yang pasti. </text:span><text:span text:style-name="T2454">Sebagian besar telah menjadi kenyataan; sisanya menunggu waktunya untuk terjadi. Banyak ayat-ayat di dalam Al-Quran menyebutkan tentang fakta-fakta ilmiah yang baru-baru ini terbentuk dan ditemukan. Seperti yang telah disebutkan sebelumnya, <text:s/>Al-Quran telah menyebutkan banyak masalah-masalah yang penting menyangkut penciptaan dan fenomena-fenomena di alam yang bahkan orang yang paling cerdas yang hidup empat belas yang lalu tidak akan mengetahuinya. Kemudian, ia menggunakan mukjizat Nabi Muhammad </text:span><text:span text:style-name="T2455">menyinggung jangkauan terjauh dari ilmu pengetahuan, yang berasal dari ilmu Allah Yang Maha Mengetahui. </text:span></text:p>
      <text:p text:style-name="P901"><text:soft-page-break/>Apakah Al-Quran berisi segala hal? Al-Quran menggambarkan umat manusia dan alam semesta. Ia menyatakan: </text:p>
      <text:p text:style-name="P672">Pada-<text:span text:style-name="T2456">N</text:span>ya terdapat kunci dari hal-hal yang gaib. Tidak satupun kecuali Dia yang mengetahuinya. Dan Dia mengetahui apa yang ada di darat dan di laut. Tidak <text:span text:style-name="T2457">sehelai</text:span> daun<text:span text:style-name="T2457">pun</text:span> yang <text:span text:style-name="T2457">gugur</text:span> melainkan Allah pasti mengetahuinya, <text:span text:style-name="T2457">dan </text:span><text:span text:style-name="T2458">t</text:span>idak <text:span text:style-name="T2457">jatuh sebutir bijipun dalam kegelapan </text:span>bumi, <text:s/>tidak satu pun yang basah atau yang kering melainkan (ia telah dicatat) pada Kitab Yang Nyata. <text:span text:style-name="T762">(</text:span><text:span text:style-name="T1201">Al-Quran </text:span><text:span text:style-name="T762">6:59)</text:span></text:p>
      <text:p text:style-name="P730">Ibnu Mas’ud berkata bahwa Al-Quran memberikan informasi mengenai segala hal, namun kita mungkin saja tidak dapat melihat segala hal di dalamnya. Ibnu Abbas, yang merupakan penafsir Al-Quran dan pemuka para ulama menyatakan bahwa jika ia kehilangan tali kekang untanya, ia akan menemukannya dengan cara membuka ke Al-Quran. Jalaluddin al-Suyuthi, seorang ulama terkemuka yang hidup di Mesir pada abad ke lima belas masehi, menjelaskan bahwa semua cabang dari ilmu pengetahuan bisa ditemukan di dalam Al-Quran. </text:p>
      <text:p text:style-name="P730">Bagaimana bisa sebuah kitab yang berukuran sedang, yang juga berisi sejumlah besar perulangan, mengandung segala hal yang ingin kita ketahui tentang kehidupan, ilmu pengetahuan, <text:s/>perilaku, penciptaan, masa lampau dan masa yang akan datang, dan seterusnya? </text:p>
      <text:p text:style-name="P673"><text:span text:style-name="T762">Sebelum menjelaskan hal yang begitu penting ini, kita harus menekankan bahwa untuk memperoleh manfaat dari Al-Quran, yang melampaui waktu dan tempat dan tidak dibatasi oleh tingkat kecerdasan dari pendengarnya, <text:s/>kita harus menyiapkan diri kita untuk melakukannya. Kita harus memiliki keimanan yang kokoh padanya dan melakukan sebaik yang kita mampu untuk menerapkan prinsip-prinsip di dalamnya ke dalam kehidupan kita sehari-hari. Kita harus berlepas diri dari dosa sebanyak mungkin yang kita bisa. <text:s/>Seperti halnya Al-Quran menyatakan bahwa kita hanya memperoleh apa yang kita usahakan (</text:span><text:span text:style-name="T1202">Al-Quran </text:span><text:span text:style-name="T762">53:39), </text:span><text:span text:style-name="T1203">kita semestinya, seperti seorang yang ingin menjelajahi lautan yang dalam, akan menyelam ke dalam samudranya, tanpa pernah merasa lelah atau bosan, terus menerus mempelajarinya hingga akhir hayat kita. </text:span></text:p>
      <text:p text:style-name="P673"><text:span text:style-name="T1203"><text:s/></text:span><text:span text:style-name="T1204">Lagi pula, kita harus memiliki penguasaan yang baik terhadap bahasa arab serta pengetahuan yang mumpuni mengetahui segala cabang dari ilmu pengetahuan dan ilmu agama. Penafsiran yang baik memerlukan kerja sama antara ilmuwan dari bidang ilmu pengetahuan alam dan ilmu-ilmu sosial, dan ulama-ulama agama yang menjadi pakar dalam penafsiran Al-</text:span><text:soft-page-break/><text:span text:style-name="T1204">Quran, Hadits, fiqh (hukum-hukum Islam), teologi, dan ilmu-ilmu spiritual. Ketika membaca dan mempelajari Al-Quran, kita harus menganggapnya </text:span><text:span text:style-name="T1205">sebagai pembicaranya, menyadari bahwa setiap ayat ditujukan kepada kita secara langsung. Jika kita meninjau, sebagai contoh, catatan-catatan sejarahnya mengenai para Nabi dan umat-umatnya sebagai hal yang tidak berhubungan dengan kita, maka kita tidak akan memperoleh manfaat. </text:span></text:p>
      <text:p text:style-name="P674"><text:span text:style-name="T1205">B</text:span><text:span text:style-name="T762">erdasarkan pada hakikat dan maknanya, kedudukan dan tempatnya pada keberadaan, segala hal memiliki tempatnya tersendiri di dalam Al-Quran. </text:span></text:p>
      <text:p text:style-name="P674"><text:span text:style-name="T762">Al-Quran berisi segala hal, namun tidak pada </text:span><text:span text:style-name="T1206">tingkatan </text:span><text:span text:style-name="T762">yang sama. </text:span><text:span text:style-name="T1206">Ia mengejar empat tujuan: untuk membuktikan keberadaan dan keesaan Allah, kenabian, kebangkitan jasad manusia, dan penyembahan kepada Allah dan keadilan. Untuk mewujudkan tujuan-tujuan tersebut, Al-Quran memusatkan perhatian kita kepada tindakan Allah pada alam semesta, karya seni-Nya yang tak tertandingi yang ditunjukkan melalui penciptaan, perwujudan nama-nama dan sifat-sifat-Nya, dan keteraturan yang sempurna juga harmoni yang terlihat dalam keberadaan. Ia menyebutkan beberapa peristiwa sejarah, dan membentuk suatu aturan mengenai perilaku mengenai diri pribadi dan akhlak dan moral dalam kehidupan sosial, demikian pula mengenai prinsip-prinsip kehidupan yang bahagia </text:span><text:span text:style-name="T1207">dan keharmonisan dalam bersosialisasi. </text:span><text:span text:style-name="T1208">Sebagai tambahan, ia menjelaskan tata cara peribadahan dan cara menggapai kerid</text:span><text:span text:style-name="T1209">h</text:span><text:span text:style-name="T1208">aan Sang Pencipta kita, memberikan kita beberapa informasi mengenai kehidupan berikutnya di akhirat, dan mengatakan kepada kita tentang bagaimana menggapai kebahagiaan yang abadi dan terselamatkan dari siksaan yang abadi. </text:span></text:p>
      <text:p text:style-name="P675"><text:span text:style-name="T762">Segala hal terkandung di dalam Al-Quran, namun pada tingkatan yang berbeda-beda. Dengan demikian, tidak semuanya bisa </text:span><text:span text:style-name="T1210">begitu terlihat. </text:span><text:span text:style-name="T1211">Fungsi utama dari Al-Quran adalah untuk mengajarkan mengenai kesempurnaan Allah, sifat-sifat-Nya yang utama, dan tindakan-Nya, demikian pula kewajiban kita, kedudukan, dan bagaimana melayani-Nya. Jadi, ia mengandung semuanya seperti halnya benih atau sel telur, rangkuman, prinsip-prinsip, atau tanda-tanda yang secara jelas atau tersirat, secara terang atau samar-samar, atau berupa ajakan. Setiap kesempatan memiliki bentuknya tersendiri, dan dinyatakan di dalam cara yang paling baik untuk membuat tiap tujuan dalam Al-Quran diketahui berdasarkan pada konteks dan kebutuhan saat ini. Sebagai contoh: </text:span></text:p>
      <text:p text:style-name="P676"><text:span text:style-name="T762">Perkembangan umat manusia di dalam ilmu pengetahuan dan industri </text:span><text:soft-page-break/><text:span text:style-name="T762">telah membawa </text:span><text:span text:style-name="T1212">keajaiban dalam teknologi dan ilmu pengetahuan semacam pesawat terbang, listrik, transportasi bermotor, dan telekomunikasi dan radio, yang kesemuanya menjadi dasar dan sangat penting <text:s/>bagi peradaban moderen yang materialistik. Al-Quran sama sekali tidak pernah mengabaikan hal-hal tersebut dan </text:span><text:span text:style-name="T1213">menjelaskannya</text:span><text:span text:style-name="T1212"> dalam dua cara: </text:span></text:p>
      <text:list xml:id="list3082167812" text:style-name="L128">
        <text:list-item>
          <text:p text:style-name="P677"><text:span text:style-name="T1212">Y</text:span><text:span text:style-name="T762">ang pertama adalah, seperti halnya yang dijelaskan </text:span><text:span text:style-name="T1214">di bawah ini</text:span><text:span text:style-name="T762">, dengan menggunakan mukjizat Rasulullah. </text:span></text:p>
        </text:list-item>
        <text:list-item>
          <text:p text:style-name="P649"><text:span text:style-name="T1215">Kedua menyangkut peristiwa-peristiwa sejarah tertentu. Dengan kata lain, keajaiban peradaban manusia hanya pantas </text:span><text:span text:style-name="T1216">untuk dilewati, atau di singgung secara tersirat, atau sindiran di dalam Al-Quran. </text:span></text:p>
        </text:list-item>
      </text:list>
      <text:p text:style-name="P902"><text:span text:style-name="T1216">S</text:span><text:span text:style-name="T762">ebagai contoh, jika sebuah pesawat terbang mengatakan kepada Al-Quran: “</text:span><text:span text:style-name="T5">berikan saya hak untuk berbicara dan sebuah tempat di dalam ayat-ayatmu,</text:span><text:span text:style-name="T762">” pesawat terbang yang bernaung di langit kekuasaan Allah—yakni planet-planet, bumi, dan bulan—akan menjawab untuk mewakili Al-Quran: “</text:span><text:span text:style-name="T5">kamu bisa mengambil tempat di sini sesuai dengan ukuranmu.</text:span><text:span text:style-name="T762">” Jika sebuah kapal selam meminta sebuah tempat, kapal selam yang terdapat pada langit kekuasaan Allah—benda-benda langit yang “</text:span><text:span text:style-name="T5">menyelam</text:span><text:span text:style-name="T762">”</text:span><text:span text:style-name="T5"> </text:span><text:span text:style-name="T762">dalam atmosfer dari “</text:span><text:span text:style-name="T5">samudra</text:span><text:span text:style-name="T762">” yang luas akan berkata: “</text:span><text:span text:style-name="T5">jika dibandingkan dengan kami, kamu sama sekali tidak terlihat.</text:span><text:span text:style-name="T762">” Jika </text:span><text:span text:style-name="T1217">bola lampu yang bersinar bagaikan bintang meminta hak untuk dimasukkan, maka bola lampu yang berada pada langit kekuasaan Allah—petir, bintang jatuh, dan bintang-bintang yang menghiasi wajah langit—akan menjawab: “</text:span><text:span text:style-name="T188">hakmu untuk disebutkan dan dibicarakan sebanding dengan cahayamu.</text:span><text:span text:style-name="T1217">” </text:span></text:p>
      <text:p text:style-name="P905"><text:span text:style-name="T762">Jika keajaiban peradaban manusia meminta tempat berdasarkan kehalusan karya seninya, maka sebuah lalat akan menjawab: “</text:span><text:span text:style-name="T5">Diamlah! Bahkan sayapku lebih memiliki hak ketimbang engkau. Jika segala hasil karya umat manusia dan perkakas-perkakas yang halus digabungkan menjadi satu, maka anggota-anggota badanku yang begitu halus masih tetap lebih memukau dan indah. Ayat: sesungguhnya mereka yang kamu seru, menjauh dari <text:s/>Allah, tidak akan pernah bisa menciptakan (bahkan) seekor lalat, meskipun mereka bekerja bersama-sama membuatnya (</text:span><text:span text:style-name="T189">Al-Quran </text:span><text:span text:style-name="T5">22:73), akan membuatmu diam.</text:span><text:span text:style-name="T762">”</text:span></text:p>
      <text:p text:style-name="P905"><text:span text:style-name="T762">Pandangan Al-Quran tentang kehidupan dan alam semesta </text:span><text:span text:style-name="T1218">adalah sepenuhnya berbeda dengan pandangan era moderen. Ia melihat dunia sebagai rumah singgah, dan manusia sebagai tamu yang menginap untuk sementara yang menyiapkan diri mereka untuk kehidupan yang abadi dengan </text:span><text:span text:style-name="T1219">menjalani kewajiban mereka yang paling penting dan paling mende</text:span><text:soft-page-break/><text:span text:style-name="T1219">sak. </text:span><text:span text:style-name="T1220">Segala yang dirancang dan digunakan untuk tujuan duniawi hanya memiliki sedikit bagian dalam penghambaan dan penyembahan terhadap Allah, yang mana dibangun di atas cinta kepada kebenaran dan kecintaan pada akhirat, itu tentu saja akan mendapatkan tepat di dalam Al-Quran berdasarkan kepantasannya. </text:span></text:p>
      <text:p text:style-name="P906"><text:span text:style-name="T762">Al-Quran tidak menyebutkan secara jelas segala hal yang dibutuhkan bagi kebahagiaan kita di dunia ini dan di akhirat nanti untuk alasan-alasan lainnya: Agama merupakan ujian dari Allah untuk membedakan jiwa yang dinaikkan dari </text:span><text:span text:style-name="T1221">jiwa </text:span><text:span text:style-name="T762">yang </text:span><text:span text:style-name="T1221">hina. </text:span><text:span text:style-name="T1222">Seperti halnya bahan mentah telah dimurnikan untuk memisahkan permata dari batu bara dan emas dari tanah, agama menguji makhluk yang sadar untuk memisahkan “</text:span><text:span text:style-name="T190">bijih</text:span><text:span text:style-name="T1222">” yang berharga pada “</text:span><text:span text:style-name="T190">tambang</text:span><text:span text:style-name="T1222">” potensi umat manusia dari pengotor. <text:s/></text:span></text:p>
      <text:p text:style-name="P907"><text:span text:style-name="T1222">K</text:span><text:span text:style-name="T762">arena Al-Quran diturunkan untuk menyempurnakan kita, ia hanya menyinggung </text:span><text:span text:style-name="T1223">pada kejadian-kejadian di masa yang akan datang yang berhubungan dengan dunia ini, yang setiap orang akan melihatnya pada masa yang tepat, dan hanya membuka pintu bagi nalar hingga pada tingkatan yang dibutuhkan untuk membuktikan dalil-dalil di dalamnya. Jika semuanya begitu jelas, </text:span><text:span text:style-name="T1224">maka ujiannya menjadi tidak bermakna, karena kebenaran dari kewajiban yang diperintahkan oleh Allah sudah terlihat jelas. Jika demikian maka kita tidak akan dapat untuk menyanggah atau mengabaikannya, dan perlombaan di balik ujian dan cobaan bagi kita menjadi hal yang tidak perlu, karena kita telah memastikan kebenarannya. Jiwa “</text:span><text:span text:style-name="T191">batu bara</text:span><text:span text:style-name="T1224">” akan tetap sama dan tidak akan terbedakan dengan jiwa “</text:span><text:span text:style-name="T191">permata.</text:span><text:span text:style-name="T1224">” </text:span></text:p>
      <text:p text:style-name="P908"><text:span text:style-name="T1224">K</text:span><text:span text:style-name="T762">arena sebagian besar manusia berada pada keadaan “</text:span><text:span text:style-name="T5">rata-rata,</text:span><text:span text:style-name="T762">” Al-Quran menggunakan gaya dan bahasa yang bisa dipahami oleh setiap orang. Orang yang awam dan seorang ilmuwan yang hebat bisa mengambil manfaat dari Al-Quran, terlepas apa keahliannya. Hal yang tepat untuk melakukan ini adalah dengan menggunakan simbol-simbol, kiasan dan pengibaratan, perbandingan dan perumpamaan. Mereka yang cakap dalam ilmu pengetahuan (</text:span><text:span text:style-name="T1225">Al-Quran </text:span><text:span text:style-name="T762">3:7) akan mengetahui bagaimana mendekati dan mengambil manfaat dari Al-Quran, dan akan menyimpulkan bahwa itu adalah perkataan Allah. </text:span></text:p>
      <text:p text:style-name="P909"><text:span text:style-name="T762">Peradaban terdahulu tidak akan memahami juga tidak akan mengambil manfaat dari penyebutan Al-Quran terhadap penemuan di bidang ilmu pengetahuan dan teknologi moderen, jadi mengapa harus menyebutkannya? Juga, “</text:span><text:span text:style-name="T5">kebenaran</text:span><text:span text:style-name="T762">” ilmiah berubah secara tetap dan dengan demikian tidaklah kekal. </text:span></text:p>
      <text:p text:style-name="P910"><text:soft-page-break/><text:span text:style-name="T762">Allah Yang Maha Kuasa memberikan kita kecerdasan, dan Al-Quran memerintahkan kita untuk menggunakannya untuk mempelajari diri kita, alam sekitar, dan kejadian-kejadian di sekitar kita. Jika ia menyebutkan penemuan di dalam ilmu pengetahuan dan teknologi moderen dan segala hal yang berhubungan dengan kehidupan, alam sekitar, sejarah, dan umat manusia, maka penciptaan kita dalam bentuk kita saat ini menjadi tidak beralasan. </text:span><text:span text:style-name="T1265">Allah menciptakan kita sebagai bentuk paling baik dari penciptaan, dan memberikan kita banyak kemampuan intelektual. Namun jika segala sesuatunya sudah jelas, maka kita tidak memerlukan hal tersebut, karena kita telah mengetahui segalanya. <text:s/></text:span></text:p>
      <text:p text:style-name="P738">Terakhir, jika Al-Quran berisi pernyataan yang jelas mengenai segala sesuatu yang ingin kita ketahui, maka ia akan begitu besar sehingga membaca keseluruhannya adalah hal yang tidak mungkin. Kita tidak akan memperoleh manfaat dari pencerahan spiritual di dalamnya, dan akan menjadi begitu bosan dalam membacanya. Akibat semacam itu akan berlawanan dengan alasan bagi penurunan Al-Quran dan tujuannya. </text:p>
      <text:h text:style-name="P76" text:outline-level="2"><text:bookmark-start text:name="__RefHeading___Toc15261_3975774274"/>Konsep-konsep dalam Ilmu Pengetahuan dan Teknologi<text:bookmark-end text:name="__RefHeading___Toc15261_3975774274"/></text:h>
      <text:p text:style-name="P995">Meskipun bencana yang ditimbulkan oleh ilmu pengetahuan dan teknologi, <text:span text:style-name="T2459">kesalahannya dalam menggapai kebenaran, dan kegagalannya dalam membawa kebahagiaan kepada manusia, kita tidak bisa menyalahkannya </text:span><text:span text:style-name="T2460">seketika dan menjadi seorang idealis sejati. Ilmu pengetahuan dan teknologi tidak menanggung tanggung jawab sepenuhnya bagi penurunan nilai umat manusia, hilangnya kepekaan perasaan manusia, dan pelemahan akhlak juga kesehatan dan kemampuan berpikir yang begitu parah. Melainkan kegagalannya terletak pada para ilmuwan yang berlepas dari tanggung jawabnya, yang menyebabkan ilmu pengetahuan berkembang dalam cara yang materialis dan pada atmosfir yang murni ilmiah, dan kemudian membiarkannya disalahgunakan oleh kaum minoritas yang tidak bertanggung jawab. Banyak situasi yang mengkhawatirkan mungkin saja bisa ditiadakan jika para ilmuwan tetap sadar dengan tanggung jawab sosialnya, dan jika gereja tidak memaksanya untuk berkembang dalam arah berlawanan dengan agama. </text:span></text:p>
      <text:p text:style-name="P918">Bergerak ke masa depan seperti banjir yang deras yang penuh dengan energi dan daya hidup, dan terkadang menyerupai kebun yang menyilaukan, <text:span text:style-name="T2461">alam semesta adalah seperti buku yang bisa kita pelajari, pertunjukan </text:span><text:soft-page-break/><text:span text:style-name="T2461">yang digelar, dan kepercayaan yang bisa kita ambil manfaatnya. Kita bertanggung jawab dalam mempelajari makna dan kandungan dari kepercayaan ini sehingga kita dan generasi di masa yang akan datang bisa mengambil manfaat darinya. Jika kita menginginkannya, kita bisa menyebut hubungan ini sebagai “</text:span><text:span text:style-name="T192">ilmu pengetahuan.</text:span><text:span text:style-name="T2461">” </text:span></text:p>
      <text:p text:style-name="P919">Ilmu pengetahuan bisa juga digambarkan <text:span text:style-name="T2462">sebagai </text:span><text:span text:style-name="T2463">memahami tentang apa yang hal-hal dan peristiwa-peristiwa katakan kepada kita, apa yang hukum-hukum Allah tunjukkan kepada kita, dan berusaha memahami maksud dari Sang Pencipta. Diciptakan untuk mengatur ciptaan, kita harus mengamati dan membaca, melihat dan mempelajari </text:span><text:span text:style-name="T2464">sekitar kita sehingga kita dapat menemukan cara terbaik untuk menyebarkan pengaruh dan kendali kita. Ketika kita menjangkau tingkatan ini, dengan ketetapan dari Sang Pencipta Yang Maha Mulia, semua akan tunduk kepada kita dan kita akan tunduk kepada Allah. <text:s/></text:span></text:p>
      <text:p text:style-name="P920">Tidak ada alasan untuk takut kepada ilmu pengetahuan. Bahaya tidak terletak pada ilmu pengetahuannya dan penemuan dunia baru yang terbuka darinya, namun melainkan pada kebodohan dan tidak adanya tanggung jawab para ilmuwan dan lainnya yang menyalahgunakannya untuk kepentingan pribadi mereka. </text:p>
      <text:p text:style-name="P920">Jika ilmu pengetahuan yang <text:span text:style-name="T2465">sesungguhnya</text:span> mengarahkan kecerdasan umat manusia menuju keabadian tanpa mengharapkan keuntungan materi, menjalani <text:span text:style-name="T2465">proses belajar mengajar yang tak kenal lelah dan secara terperinci mengenai keberadaan untuk menemukan kebenaran mutlak, dan mengikuti metode-metode yang diperlukan untuk meraih tujuan ini, tidak ada yang harus kita katakan tentang ilmu pengetahuan moderen selain itu tidak dapat memenuhi harapan kita. Meskipun biasanya dinyatakan sebagai pertentangan antara agama nasrani dan ilmu pengetahuan, pertentangan pada masa renaisans <text:s/>secara garis besar sebenarnya berlangsung antara para ilmuwan (bukan pada ilmu pengetahuan itu sendiri) dengan gereja katolik. Kopernikus, Galileo, dan Bacon bukanlah seseorang yang tidak beragama; kenyataannya, kita bisa mengatakan bahwa pemahaman agama mereka menggiring mereka pada kebenaran ilmiah. </text:span></text:p>
      <text:p text:style-name="P921">Sebelum agama Nasrani adalah Islam yang merupakan pemikiran agama yang berasal dari keabadian, dan bukti cinta <text:span text:style-name="T2466">dan semangat yang bersamaan dengan perasaan melarat dan tidak berdaya di hadapan Allah yang kekal, maha kuasa dan maha mengetahui, yang memungkinkan kejayaan dunia muslim di bidang ilmu pengetahuan sejak abad ke lima hingga men</text:span><text:soft-page-break/><text:span text:style-name="T2466">dekati abadi 21 masehi. Faktor pendorong dari ilmu pengetahuannya didasarkan pada wahyu dari Allah yang diwakili dengan begitu sempurna tokoh-tokoh terkemuka yang dipengaruhi oleh keabadian, dengan tanpa lelah mempelajari keberadaan untuk menggapai kehidupan yang abadi. Kesetiaan mereka kepada Al-Quran membuatnya menyebarkan cahaya yang menciptakan konsep-konsep baru dalam sains terhadap jiwa manusia. </text:span></text:p>
      <text:p text:style-name="P922">Jika peradaban Islam tidak pernah mengalami kehancuran parah oleh kekejaman invasi Mongol dan berbagai serangan yang meluluhlantakkan dari pasukan Salib, maka dunia pada saat ini akan menjadi berbeda. <text:span text:style-name="T2467">Jika konsep-konsep Islam tentang ilmu pengetahuan telah diterima </text:span><text:span text:style-name="T2468">dan diperuntukkan bagi masyarakat seperti halnya ia sebagai bagian dari pesan dari Sang Pencipta dan dikejar sebagai bagian dari ibadah, dan terus berkembang dengan subur, maka dunia kita akan lebih tercerahkan, hasil pemikiran dan kecerdasan akan lebih kaya, hasil teknologinya akan lebih bermaslahat, dan ilmu pengetahuannya akan lebih menjanjikan harapan. </text:span><text:span text:style-name="T2469">Semua ilmu pengetahuan Islam mencari, didasari oleh keabadian, manfaat bagi umat manusia dengan membantu kita terhadap harapan pada kehidupan akhirat dan untuk menangani hal-hal yang berperan bagi ker</text:span><text:span text:style-name="T2470">i</text:span><text:span text:style-name="T2469">dhaan dan kesenangan Allah Yang Maha Kuasa. </text:span></text:p>
      <text:p text:style-name="P923">Hanya cinta kepada kebenaran, <text:span text:style-name="T2471">yang bermakna untuk menghampiri keberadaan bukan untuk keuntungan materi atau </text:span><text:span text:style-name="T2472">kemajuan duniawi namun untuk mengamati dan mengenalinya seperti halnya ia yang sesungguhnya, akan memberikan arah yang benar bagi <text:s/>kajian ilmu pengetahuan. Mereka dengan kecintaan seperti itu akan mencapai tujuan mereka; mereka yang tidak memiliki kecintaan seperti itu, yang didorong oleh nafsu duniawi, </text:span><text:span text:style-name="T2473">keinginan materi, prasangka ideologi dan fanatisme, mereka akan gagal atau akan merubah ilmu pengetahuan menjadi senjata mematikan yang digunakan berlawanan dengan apa yang paling baik bagi umat manusia. </text:span></text:p>
      <text:p text:style-name="P924"><text:span text:style-name="T2474">Cendekiawan</text:span>, institusi pendidikan, dan media masa haruslah <text:span text:style-name="T2474">berupaya </text:span><text:s/>untuk <text:span text:style-name="T2474">mengeluarkan kajian </text:span>ilmu pengetahuan moderen dari atmo<text:span text:style-name="T2475">s</text:span>firnya saat ini yang <text:span text:style-name="T2476">berisi semangat materialisme yang </text:span>begitu mematikan <text:span text:style-name="T2476">serta fanatisme ideologi. </text:span><text:span text:style-name="T2477">Dalam rangka untuk mengarahkan </text:span><text:span text:style-name="T2478">kembali </text:span><text:span text:style-name="T2477">ilmu pengetahuan </text:span><text:span text:style-name="T2478">menuju nilai-nilai kemanusiaan, pemikiran para ilmuwan haruslah dibebaskan dari takhayul-takhayul </text:span><text:span text:style-name="T2479">dan fanatisme </text:span><text:span text:style-name="T2478">ideologi, </text:span><text:span text:style-name="T2479">dan jiwa mereka haruslah disucikan dari keinginan untuk mencapai keuntungan dan kesenangan duniawi. Ini memungkinkan mereka untuk mengamankan kebebasan pemikiran yang sesungguhnya dan </text:span><text:span text:style-name="T2480">ikut berkecimpung di dalam </text:span><text:soft-page-break/><text:span text:style-name="T2480">ilmu pengetahuan yang </text:span><text:span text:style-name="T2474">sesungguhnya</text:span><text:span text:style-name="T2480">. Peperangan berabad-abad yang mereka lakoni melawan tokoh-tokoh agama dan </text:span><text:span text:style-name="T2481">konsep-konsep yang menyimpang yang dibentuk atas nama agama, dan </text:span><text:span text:style-name="T2482">hinaan</text:span><text:span text:style-name="T2483"> yang menyusul bahwa orang-orang yang beragama </text:span><text:span text:style-name="T2474">adalah </text:span><text:span text:style-name="T2483">orang-orang yang terbelakang, berpikiran pendek, dan fanatik, haruslah menjadi peringatan bagi para ilmuwan untuk tidak jatuh ke dalam jebakan yang sama. </text:span></text:p>
      <text:p text:style-name="P925">Para cendekiawan dan ilmu pengetahuan yang bersifat tirani muncul dari sekelompok yang memiliki keinginan untuk mencari keuntungan dan kekuasaan bagi kepentingan pribadi, juga ideologi dan fanatismenya. Kelompok-kelompok semacam itu bisa ditemukan di antara para ilmuwan dan tokoh- tokoh agama. Kekejaman tetaplah kekejaman entah itu berangkat dari pembatasan nalar kepada konsep-konsep agama yang telah berubah dan diselewengkan juga pada dominasi tokoh-tokoh agama atau pasangannya dalam bidang ilmu pengetahuan. <text:span text:style-name="T2484">Islam secara terus-menerus mendorong umat manusia untuk mengkaji alam semesta, yang merupakan pertunjukan bagi kekuasaan Allah, yang tercermin pada penciptaan dan pada apa yang telah diciptakan, dan untuk mendekatinya secara bertanggung jawab untuk mendatangkan manfaat bagi <text:s/>umat manusia. </text:span></text:p>
      <text:p text:style-name="P926">Ketika dipelajari tanpa adanya prasangka dan <text:span text:style-name="T2485">praduga, Al-Quran menunjukkan bahwa ia menyebarkan cinta dan kemanusiaan, keadilan dan keteraturan. Al-Quran dipenuhi oleh ayat-ayat yang mendorong kita untuk mempelajari alam semesta, yang dilihatnya sebagai tempat bagi pertunjukkan dari tindakan Allah. Ia juga mendorong kita untuk bercermin pada penciptaan dan apa yang diciptakan, untuk mendekatinya secara bertanggung jawab, dan menggunakannya untuk keuntungan bagi setiap orang. Berdasarkan Islam, keseluruhan </text:span><text:span text:style-name="T2486">maksud dari pencarian terhadap pengetahuan adalah untuk menemukan makna dari keberadaan sehingga kita bisa menjangkau Sang Pencipta kita dan mendatangkan manfaat bagi umat manusia dan seluruh ciptaan. Dan kemudian, kita kemudian menggabungkan pengetahuan tersebut dengan iman, cinta, dan kepedulian terhadap sesama. Umat manusia telah gagasan seperti itu dalam kenyataannya: teladan hidup dari Nabi Muhammad, salawat dan salam kepadanya, dan </text:span><text:span text:style-name="T2487">akhlak dari banyak wakil-wakilnya yang menyempurnakan pikiran dan perbuatan mereka. </text:span></text:p>
      <text:p text:style-name="P927">Jadi apa yang harus ditakutkan dari Islam? Tindakan terencana yang didasarkan oleh pengetahuan terkadang memberikan hasil yang tidak baik, namun sudah pasti kebodohan dan ketidakterencanaan selalu akan membe<text:soft-page-break/>rikan hasil yang tidak baik. Ketimbang menentang hasil-hasil dari ilmu pengetahuan dan teknologi, kita harus menggunakannya untuk membawa kebahagiaan bagi umat manusia. Di sini terletak intisari dari masalah terbesar kita, karena kita tidak dapat mengambil ukuran terhadap Zaman Penjelajahan Antariksa atau menghapuskan pengetahuan mengenai pembuatan bom atom atau bom hidrogen. </text:p>
      <text:p text:style-name="P927">Meskipun ilmu pengetahuan bisa saja menjadi senjata yang mematikan di tangan kaum minoritas yang tidak bertanggung jawab, kita seharusnya tidak ragu-ragu untuk menyerapnya juga hasil-hasilnya dan menggunakan mereka untuk membentuk sebuah peradaban di mana kita bisa mengamankan kebahagiaan kita <text:span text:style-name="T2488">di dunia ini dan di kehidupan yang selanjutnya. Adalah hal yang tidak beralasan untuk menyalahkan mesin-mesin dan pabrik-pabrik, karena mesin-mesin akan terus berjalan dan pabrik-pabrik akan terus beroperasi. Ilmu pengetahuan dan yang dihasilkannya akan mulai mendatangkan manfaat bagi kita hanya jika orang-orang yang berpegang pada kebenaran dan iman mulai mengarahkan urusan-urusan kita. </text:span></text:p>
      <text:p text:style-name="P928">Kita tidak pernah <text:span text:style-name="T2489">mendapatkan </text:span>bahaya <text:span text:style-name="T2489">dari senjata yang berada di tangan para malaikat. Apapun yang </text:span><text:span text:style-name="T2490">menimpa kita datang dari mereka yang mempercayai bahwa hanya yang kuat yang benar. </text:span><text:span text:style-name="T2491">Situasi ini akan terus berlangsung hingga kita membentuk suatu dunia </text:span><text:span text:style-name="T2492">yang berlandaskan pada iman dan ilmu pengetahuan. </text:span></text:p>
      <text:p text:style-name="P929">Berdasarkan Islam, alam semesta menyerupai sebuah kitab yang ditulis oleh Allah, sebuah istana yang dibangun oleh-Nya untuk membuat diri-Nya dikenal oleh hamba-hambanya yang berakal—khususnya kita. <text:span text:style-name="T2493">Alam semesta pada hakikatnya telah hadir dalam pengetahuan Allah sebagai sebuah makna. </text:span><text:span text:style-name="T2494">Penciptaan berarti bahwa melalui kehendak-Nya, dia menentukan atau </text:span><text:span text:style-name="T2495">memberikan karakter dan bentuk yang berbeda pada makna tersebut sebagai sebuah spesies, ras, keluarga, atau individu. Kemudian, melalui kekuasaan-Nya, di memakaikan masing-masing ciptaannya dengan materi sehingga ia bisa hadir dalam materi yang dibatasi oleh ruang dan waktu ini. </text:span><text:span text:style-name="T405">Sesudah suatu hal dimusnahkan, ia akan terus hidup di dalam pengetahuan Allah dan pada ingatan dari mereka yang melihatnya dan melalui benih keturunannya (jika ada). Sebagai contoh, sebuah bunga yang mati akan terus hadir di dalam pengetahuan Allah, di ingatan dari mereka yang melihatnya, dan pada benihnya. </text:span></text:p>
      <text:p text:style-name="P903"><text:span text:style-name="T2496">S</text:span>egala hal memiliki lima tahap atau derajat keberadaannya. Pertama, <text:soft-page-break/>dan yang paling penting, ia hadir di dalam pengetahuan Allah sebagai makna. Bahkan jika Allah Yang Maha Kuasa tidak menciptakannya (di alam materi), ia akan tetap hadir di dalam pengetahuan-Nya sebagai sebuah makna, karena makna merupakan penyusun bagi hakikat keberadaan dari segala sesuatu. Kemudian, ia <text:span text:style-name="T2497">hadir di dalam kehendak Allah sebagai sebuah bentuk atau rencana; </text:span><text:span text:style-name="T2498">sebagai objek materi pada alam materi; sebagai ingatan dan melalui keturunannya (jika ada); dan, terakhir, kehadirannya yang abadi di kehidupan berikutnya. Allah Yang Maha Kuasa akan menggunakan serpihan-serpihan dari dunia ini untuk membentuk alam bagi kehidupan berikutnya. Di sana, binatang-binatang </text:span><text:span text:style-name="T2499">juga akan hadir, setiap spesies akan diwakilkan oleh wakil-wakilnya, sementara setiap umat manusia akan menemukan kehidupan yang abadi yang dirancang baginya berdasarkan pada bagaimana ia menjalani kehidupan di dunia ini. </text:span></text:p>
      <text:p text:style-name="P911">Saya <text:s/>berharap bahwa hubungan antara Islam dan ilmu pengetahuan bisa menjadi jelas. </text:p>
      <text:p text:style-name="P912">Alam semesta, yang menjadi kajian bagi ilmu pengetahuan, menjadi penjelmaan nama-nama Allah dan dengan demikian memiliki suatu kesucian tertentu. Setiap yang ada padanya adalah sebuah huruf dari Allah Yang Maha Kuasa yang mengundang kita untuk mempelajarinya dan mendapatkan pengetahuan tentang-Nya. <text:span text:style-name="T2500">Jadi, alam semesta adalah kumpulan dari huruf-huruf tersebut, atau seperti apa yang dikatakan oleh para filsuf muslim, Kitab Penciptaan Allah yang dikeluarkan secara khusus dari sifat-sifat Allah mengenai Kehendak dan <text:s/>Kekuasaannya. Al-Quran, yang dikeluarkan dari kehendak Allah untuk berkata-kata, adalah padanan dari alam semesta dalam bentuk tulisan. </text:span><text:span text:style-name="T406">Seperti halnya tidak mungkin ada pertentangan antara sebuah istana dan kertas yang menggambarkannya, maka tidak mungkin pula ada pertentangan antara alam semesta dan Al-Quran, karena keduanya merupakan sebuah pertanyaan dari kebenaran yang sama.</text:span></text:p>
      <text:p text:style-name="P913"><text:span text:style-name="T2500">D</text:span>emikian pula, umat manusia merupakan sebuah kitab <text:span text:style-name="T2501">dari Allah yang berhubungan dengan Al-Quran dan alam semesta. Inilah mengapa istilah yang digunakan untuk memuliakan bagian-bagian dari Al-Quran—yakni </text:span><text:span text:style-name="T233">Ayah—</text:span><text:span text:style-name="T1478">juga berarti sebagai sebuah kejadian yang terjadi di dalam jiwa manusia dan fenomena-fenomena yang terjadi di alam. </text:span></text:p>
      <text:h text:style-name="P66" text:outline-level="2"><text:bookmark-start text:name="__RefHeading___Toc15263_3975774274"/><text:span text:style-name="T1478">M</text:span><text:span text:style-name="T1298">akna dari Perintah yang paling pertama “bacalah!”</text:span><text:bookmark-end text:name="__RefHeading___Toc15263_3975774274"/></text:h>
      <text:p text:style-name="P996">Adalah hal yang menarik bahwa <text:span text:style-name="T2502">wahyu yang pertama dari Al-Quran </text:span><text:soft-page-break/><text:span text:style-name="T2502">adalah: bacalah, dengan nama Tuhanmu yang menciptakan. Dia menciptakan manusia dari sel telur yang di</text:span><text:span text:style-name="T2503">endapkan. Bacalah, dan Tuhanmu adalah yang paling murah hati, yang mengajarkan dengan pena, mengajarkan manusia apa yang tidak diketahuinya (</text:span><text:span text:style-name="T2504">Al-Quran </text:span><text:span text:style-name="T2503">96:1-</text:span><text:span text:style-name="T2505">3</text:span><text:span text:style-name="T2503">). </text:span></text:p>
      <text:p text:style-name="P930">Al-Quran memerintahkan manusia untuk membaca ketika peradaban setempat pada mana ia diturunkan tidak memiliki apapun untuk dibaca. <text:span text:style-name="T2506">Apa yang diajarkan oleh perlawanan ini? Tidak lain bahwa kita harus membaca, dalam hakikat pembelajaran tentang alam semesta sebagai kitab dari penciptaan dan padanannya yang tertulis yakni Al-Quran. Kita harus mengamati alam semesta, </text:span><text:span text:style-name="T2507">meresapi makna dan kandungannya, dan menggunakan pengetahuan yang dihasilkan untuk memperdalam penghargaan kita tentang keindahan dan keagungan dari sistem yang dibentuk oleh Sang Pencipta dan </text:span><text:span text:style-name="T2508">keluasan kekuasaan-Nya. </text:span><text:span text:style-name="T2509">Jadi kita diwajibkan untuk menembus </text:span><text:span text:style-name="T2510">lipatan-lipatan </text:span><text:span text:style-name="T2509">alam semesta </text:span><text:span text:style-name="T2510">dan maknanya; menemukan hukum-hukum Allah di alam semesta, dan membentuk suatu dunia di mana ilmu pengetahuan dan iman saling melengkapi satu sama lain, sehingga kita bisa menjadi wali Allah dan menggapai kenikmatan yang sesungguhnya di dunia dan akhirat. </text:span></text:p>
      <text:p text:style-name="P931">Allah Yang Maha Kuasa memiliki dua jenis hukum. Pertama adalah syariah, yang terdiri dari <text:span text:style-name="T2511">hukum-hukum yang diambil dari sifat-sifat-</text:span><text:span text:style-name="T2512">N</text:span><text:span text:style-name="T2511">ya yang </text:span><text:span text:style-name="T2512">maha </text:span><text:span text:style-name="T2511">berkata-kata, yang mengatur kehidupan beragama umat manusia, </text:span><text:span text:style-name="T2512">dan berperan sebagai dasar bagi ganjaran dan hukuman, yang biasanya akan diberikan di kehidupan berikutnya. </text:span><text:span text:style-name="T2513">Kedua adalah hukum Allah yang mengatur </text:span><text:span text:style-name="T2514">penciptaan dan kehidupan secara keseluruhan, yang berasal dari </text:span><text:span text:style-name="T2515">sifat-sifat-Nya yang memiliki kehendak dan biasanya (namun secara salah) disebut “</text:span><text:span text:style-name="T193">hukum-hukum tentang alam semesta dan kehidupan.</text:span><text:span text:style-name="T2515">” </text:span><text:span text:style-name="T2516">Ganjaran dan hukuman bagi mereka biasanya diberikan di kehidupan saat ini. Sebagai contoh, kesabaran dan ketabahan akan diberi ganjaran berupa kesuksesan, sementara kemalasan akan membawa kemiskinan. Industri akan membawa kemakmuran, dan kemenangan </text:span><text:span text:style-name="T2517">yang tetap</text:span><text:span text:style-name="T2516">. </text:span></text:p>
      <text:p text:style-name="P932">Al-Quran dengan keras menarik perhatian kita kepada fenomena-fenomena di alam, yang menjadi materi bahasan bagi ilmu pengetahuan <text:s/>dan mendesak kita untuk mengkajinya. Selama lima abad pertama sejarah Islam, umat Muslim menyatukan ilmu pengetahuan dan agama, pemikiran dan hati, material dan spiritual. Kemudian, sayangnya, adalah orang barat yang mengejar ilmu pengetahuan dan dengan demikian menunjukkan kepatuhan (secara tidak sadar) kepada hukum-hukum Allah pada alam se<text:soft-page-break/>mesta. Barat mendominasi dunia muslim karena yang terakhir tidak lagi bisa memahami atau mempraktikkan ajaran Islam dengan benar dalam kehidupan sehari-hari mereka, dan karena mereka mengabaikan penyelidikan ilmiah dan kajian terhadap alam semesta. Semua ini <text:span text:style-name="T2518">menjadi ketidakpatuhan terhadap hukum-hukum Allah pada alam semesta. </text:span></text:p>
      <text:h text:style-name="P66" text:outline-level="2"><text:bookmark-start text:name="__RefHeading___Toc15265_3975774274"/>Apakah Al-Quran menyinggung pada Perkembangan dalam Ilmu Pengetahuan?<text:bookmark-end text:name="__RefHeading___Toc15265_3975774274"/></text:h>
      <text:p text:style-name="P931"><text:span text:style-name="T2516"><text:s/></text:span><text:span text:style-name="T2519">Sebelum menjawab pertanyaan ini, kita harus menekankan satu fakta yang begitu penting: memandang ilmu pengetahuan sebagai hal yang bertentangan dengan agama dan kajian terhadap ilmu pengetahuan sebagai hal yang terpisah dan berdiri sendiri dari Al-Quran adalah sama salahnya dengan berusaha menurunkan derajat Al-Quran sebagai kitab ilmu pengetahuan dengan menunjukkan bahwa setiap teori-teori dan fakta-fakta baru dalam ilmu pengetahuan dapat ditemukan di dalamnya. </text:span></text:p>
      <text:p text:style-name="P645"><text:span text:style-name="T2520">Sebagai contoh, beberapa orang telah mengakui, khususnya di Turki, bahwa </text:span><text:span text:style-name="T194">dabbet al-ard (sebuah makhluk kecil yang bergerak) yang disebutkan di Al-Quran 27:82 </text:span><text:span text:style-name="T1226">adalah virus yang menyebabkan AIDS. <text:s/>Akan tetapi, ini merupakan sebuah kesimpulan yang tergesa-gesa untuk beberapa alasan: Al-Quran sama sekali tidak pernah menyebutkan tentang sifat-sifat dari dabbe; jika kita menerima pernyataan ini, </text:span><text:span text:style-name="T1227">kita harus menerima juga beberapa penyakit kelamin lainnya yang disebabkan oleh bakteri atau virus; dan, kita tidak bisa mengetahui apakah ada virus baru dan lebih mematikan nantinya yang akan muncul di masa yang akan datang. </text:span><text:span text:style-name="T1228">Konteks di mana dabbet al-ard disebutkan menyarankan bahwa ia akan</text:span><text:span text:style-name="T1227"> </text:span><text:span text:style-name="T1228">muncul di akhir zaman nanti, di mana tidak satupun orang yang beriman kepada Allah. Jadi, kita tidak harus menunjukkan ketergesa-gesaan dalam berusaha menemukan beberapa jenis persesuaian antara ayat-ayat Al-Quran dan setiap perkembangan baru dalam bidang ilmu pengetahuan dan teknologi. </text:span></text:p>
      <text:p text:style-name="P933"><text:span text:style-name="T1228">T</text:span><text:span text:style-name="T762">eori-teori dalam <text:s/>ilmu pengetahuan sama halnya seperti pakaian: keduanya akan dilepaskan sesudah beberapa saat. Berusaha menunjukkan bahwa setiap fakta-fakta atau teori-teori baru di dalam ilmu pengetahuan bisa ditemukan di dalam Al-Quran akan menunjukkan kelemahan dunia muslim yang begitu kompleks dan membuat ilmu pengetahuan lebih penting daripada Al-Quran. Setiap ayat dan pernyataan di dalam Al-Quran memiliki kandungan universal. Dengan demikian, setiap penafsiran yang bergantung pada situasi di masa tertentu hanya bisa mengenai satu sisi dari </text:span><text:soft-page-break/><text:span text:style-name="T762">kandungannya yang universal. </text:span></text:p>
      <text:p text:style-name="P934"><text:span text:style-name="T762">Setiap penafsir, ilmuwan, dan ulama lebih memilih sisi tertentu sebagai hasil dari penemuan spiritual atau intuisinya, pengalaman pribadi, atau pembawaan yang alami. Di samping itu, kita juga menerima fisika Newtonian dan fisika Einstein</text:span><text:span text:style-name="T1229">ian</text:span><text:span text:style-name="T762"> sebagai </text:span><text:span text:style-name="T1230">bagian dari </text:span><text:span text:style-name="T762">ilmu pengetahuan dan dengan demikian adalah </text:span><text:span text:style-name="T1230">sebuah ke</text:span><text:span text:style-name="T762">benar</text:span><text:span text:style-name="T1230">an</text:span><text:span text:style-name="T762">. Meskipun dalam bentuknya yang mutlak keduanya bisa saja salah, namun di sana sudah pasti terdapat beberapa kebenaran pada keduanya. </text:span></text:p>
      <text:p text:style-name="P935"><text:span text:style-name="T762">Sebab akibat adalah sebuah tirai yang dihamparkan oleh Allah Yang Maha Kuasa di sepanjang </text:span><text:span text:style-name="T1229">di sepanjang aliran maha dahsyat dari keberadaan sehingga kita bisa merencanakan kehidupan kita hingga pada batasan tertentu. Ini berarti bahwa fisika Newtonian atau fisika Einsteinian sifatnya hanya benar secara relatif. Secara singkat, ketika merenungkan ayat-ayat Al-Quran, kita harus mempertimbangkan kebenaran relatif yang ditemukan dalam keberadaan kita dan pada kehidupan kita, yang mana begitu sangat beragam dibandingkan dengan kebenaran mutlak yang tidak mungkin berubah. </text:span></text:p>
      <text:p text:style-name="P936"><text:span text:style-name="T762">Pernyataan di dalam Al-Quran memiliki makna yang beragam. Sebagai contoh, tinjau ayat: </text:span><text:span text:style-name="T195">Dia membiarkan dua lautan mengalir yang keduanya kemudian bertemu, antara keduanya ada batas yang tidak dilampaui oleh masing-masing</text:span><text:span text:style-name="T5"> </text:span><text:span text:style-name="T762">(</text:span><text:span text:style-name="T1231">Al-Quran </text:span><text:span text:style-name="T762">55:19-20). Ayat ini menandakan bahwa segala pasangan dari “</text:span><text:span text:style-name="T5">lautan</text:span><text:span text:style-name="T762">” atau alam, entah itu yang bersifat spiritual atau materi, yang bersifat perumpamaan atau kenyataannya, dari kedudukan ilahi dan kedudukan seorang hamba hingga pada lingkup keharusan dan kemungkinan, dari alam dunia ini hingga pada alam akhirat (termasuk alam yang terlihat, </text:span><text:span text:style-name="T1232">dan alam yang gaib atau tak nampak), samudra pasifik dan samudra atlantik, lautan mediterania dan laut merah, perairan asin dan perairan manis di laut dan di bawah tanah, dan sungai-sungai besar semacam sungai Eufrat dan Tigris yang mengangkut air yang manis dan air yang asin pada alirannya. Semua ini, bersamaan dengan semua hal yang tidak perlu saya sebutkan di sini, itulah yang dimaksudkan oleh ayat ini, entah itu bersifat harfiah atau bersifat penggambaran </text:span><text:span text:style-name="T1233">atau kiasan</text:span><text:span text:style-name="T1232">. </text:span></text:p>
      <text:p text:style-name="P914"><text:span text:style-name="T1232">J</text:span><text:span text:style-name="T762">adi bahkan <text:s/>jika ayat atau pernyataan di Al-Quran nampak seperti menyebut pada sebuah fakta ilmiah yang telah terbentuk, kita tidak boleh untuk membatasi maknanya pada fakta tersebut. Melainkan, kita harus meninjau segala kemungkinan makna dan penafsiran lainnya. </text:span></text:p>
      <text:p text:style-name="P739">Di lain sisi, terkadang Al-Quran tidak menyinggung pada perkem<text:soft-page-break/>bangan <text:span text:style-name="T2521">dan fakta pada </text:span>ilmu pengetahuan <text:span text:style-name="T2521">secara khusus. </text:span><text:span text:style-name="T196">Sebagai wahyu Allah yang mencakup segala sesuatu yang basah dan yang kering </text:span><text:span text:style-name="T2521">(</text:span><text:span text:style-name="T2522">Al-Quran </text:span><text:span text:style-name="T2521">6:59), ia tidak bisa </text:span><text:span text:style-name="T2523">mengecualikan hal tersebut. Malahan, ia merujuk kepadanya secara langsung atau tidak langsung, namun tidak dalam cara yang dilakukan oleh ilmu pengetahuan dan filsafat materialistik atau naturalistik. </text:span></text:p>
      <text:p text:style-name="P740">Al-Quran bukan merupakan buku ilmu pengetahuan yang harus menerangkan mengenai kosmologi atau masalah-masalah ilmiah lainnya; melainkan, ia merupakan tafsir yang abadi dari Kitab Alam Semesta dan penafsir bagi segala ilmu hayati dan ilmu pengetahuan alam lainnya. <text:span text:style-name="T2524">Ia menafsirkan hal-hal yang terlihat maupun tidak terlihat, dan menyingkap harta karun spiritual dari nama-nama Allah Yang Maha Indah di langit dan di bumi. Al-Quran merupakan sebuah kunci </text:span><text:span text:style-name="T2525">yang memandu pemahaman kita terhadap kenyataan yang tersembunyi di balik setiap peristiwa yang terjadi di alam dan di kehidupan manusia, dan merupakan lidah bagi dunia yang tidak terlihat pada dunia yang nyata </text:span><text:span text:style-name="T2526">(Pen. alam materi)</text:span><text:span text:style-name="T2525">. <text:s text:c="2"/></text:span></text:p>
      <text:p text:style-name="P740">Al-Quran adalah seperti matahari yang bersinar pada langit spiritual dan intelektual Islam. Ia merupakan peta yang begitu suci mengenai kehidupan berikutnya; yang <text:span text:style-name="T2527">memperjelas mengenai </text:span>sifat-sifat, nama-nama, dan tindakan Allah; <text:span text:style-name="T2528">dan sebagai pengajar bagi kemanusiaan yang membimbing kita kepada kebenaran dan akhlak baik. Ia merupakan kitab hukum dan kebijaksanaan, peribadahan dan doa, larangan dan perintah Allah. Secara lengkap memenuhi kebutuhan spiritual dan intelektual kita, ia membahas masalah-masalah pada bidang teologi, sosial, ekonomi, politik, atau bahkan </text:span><text:span text:style-name="T2529">sains </text:span><text:span text:style-name="T2528">tanpa tersisa, entah itu secara ringkas atau secara terperinci, secara langsung </text:span><text:span text:style-name="T2529">maupun </text:span><text:span text:style-name="T2528">melalui </text:span><text:span text:style-name="T2530">sindiran</text:span><text:span text:style-name="T2528"> atau simbol-simbol. </text:span></text:p>
      <text:p text:style-name="P741">Al-Quran meninjau penciptaan hanya demi pengenalan pada Sang Pencipta; sains mengkaji penciptaan hanya demi kepentingannya semata. Al-Quran berbicara tentang kemanusiaan; sains hanya berbicara tentang mereka yang menjadi pakar di dalamnya. Karena Al-Quran menggunakan penciptaan sebagai bukti dan dalil untuk membimbing kita, bukti-bukti yang diberikannya tentu saja dengan mudah dipahami oleh semua dari kita yang bukan merupakan ahli. Sebuah bimbingan menghendaki bahwa masalah-masalah yang kurang begitu penting harus dibahas secara singkat, sementara poin-poin yang tersembunyi harus dibahas selengkap mungkin melalui perumpamaan dan perbandingan. Sehingga orang-orang tidak menjadi bingung, bimbingan tidak boleh merubah apa yang sudah <text:span text:style-name="T2531">jelas</text:span>. <text:soft-page-break/>Jika ia melakukannya, maka bagaimana kita bisa menggali manfaat <text:span text:style-name="T2531">darinya? </text:span></text:p>
      <text:p text:style-name="P742">Hakikatnya, seperti segala sesuatu yang lainnya, ilmu pengetahuan bersumber pada salah satu dari nama-nama Allah yang indah. Nama Allah yang maha menyembuhkan terwujud pada bidang kedokteran; geometri dan ilmu rekayasa bergantung pada nama-Nya yang maha adil <text:span text:style-name="T2532">(</text:span><text:span text:style-name="T197">al-Adl</text:span><text:span text:style-name="T2532">)</text:span>, maha <text:span text:style-name="T2532">memberi bentuk (</text:span><text:span text:style-name="T197">al-Mushawwir</text:span><text:span text:style-name="T2532">)</text:span>, dan maha <text:span text:style-name="T2533">mengatur (</text:span><text:span text:style-name="T198">al-Muhaimin</text:span><text:span text:style-name="T2533">)</text:span>; dan filsafat tercermin pada nama-Nya yang maha bijaksana <text:span text:style-name="T2534">(</text:span><text:span text:style-name="T199">al-Hakim</text:span><text:span text:style-name="T2534">)</text:span>. Seperti yang ditekankan di atas, Sang Pencipta menyebutkan di dalam Al-Quran segala hal yang dibolehkannya kita untuk memahaminya dan menggunakannya bagi perkembangan materi dan spiritual kita. </text:p>
      <text:p text:style-name="P743">Tujuan utama dari Al-Quran adalah untuk membuat Allah Yang Maha Kuasa dikenali, untuk membuka jalan bagi keimanan dan peribadahan, dan untuk mengatur <text:span text:style-name="T2535">kehidupan pribadi dan sosial kita sehingga kita bisa menggapai kebahagiaan yang sempurna di dunia dan akhirat. Untuk mencapai tujuan ini, ia menyebutkan hal-hal dan peristiwa-peristiwa, demikian pula fakta-fakta dalam ilmu pengetahuan, yang sebanding dengan seberapa penting hal tersebut. Jadi Al-Quran memberikan penjelasan yang terperinci mengenai pokok-pokok keimanan, dasar-dasar bagi agama, dasar-dasar bagi kehidupan manusia, dan hal-hal yang penting dalam peribadahan, namun hanya memberi sedikit isyarat pada hal-hal lainnya yang kurang begitu penting. Makna dari sebuah ayat bisa dibandingkan dengan sebuah kuncup bunga mawar: ia tersembunyi oleh berlapis-lapis kelopak bunga. Makna yang baru dirasakan bersamaan dengan ketika tiap kelopak disingkapkan, dan orang-orang akan menemukan salah satu dari makna tersebut berdasarkan kapasitas mereka dan akan dipuaskan dengan hal itu. </text:span></text:p>
      <text:p text:style-name="P766">Contoh-contoh</text:p>
      <text:p text:style-name="P767">Satu cara dari Al-Quran memberi isyarat tentang kemajuan teknologi dan menandai akhir dari perkembangannya adalah dengan menyebutkan mukjizat dari <text:span text:style-name="T2536">nabi-nabi</text:span>: </text:p>
      <text:list xml:id="list2279456333" text:style-name="L129">
        <text:list-item>
          <text:p text:style-name="P679">Ia mengajak kita untuk terbang di udara dan menyinggung secara tersirat tentang fakta bahwa suatu hari nanti kita akan membuat pesawat terbang dan pesawat penumpang: Dan pada Sulaiman (<text:span text:style-name="T2537">Kami</text:span> tundukkan) angin; perjalanannya pada pagi hari adalah perjalanan selama sebulan, dan perjalanannya pada sore hari adalah perjalanan selama sebulan. <text:span text:style-name="T762">(</text:span><text:span text:style-name="T1234">Al-Quran </text:span><text:span text:style-name="T762">34:12) </text:span></text:p>
        </text:list-item>
        <text:list-item>
          <text:p text:style-name="P650"><text:span text:style-name="T248">Ia mengajak kita untuk mempelajari cara untuk mengobati setiap pe</text:span><text:soft-page-break/><text:span text:style-name="T248">nyakit: (Nabi Isa berkata): Saya juga menyembuhkan yang buta dan yang berpenyakit kusta, dan menghidupkan yang mati, atas izin Allah </text:span><text:span text:style-name="T1528">(</text:span><text:span text:style-name="T1529">Al-Quran </text:span><text:span text:style-name="T1528">3:</text:span><text:span text:style-name="T1530">4</text:span><text:span text:style-name="T1528">9), dan memberi isyarat bahwa suatu hari nanti kita akan begitu berhasil sehingga orang-orang akan mendapati bahwa adalah hal yang sulit untuk mempercayai bahwa mereka sebenarnya sudah mati. </text:span></text:p>
        </text:list-item>
        <text:list-item>
          <text:p text:style-name="P680"><text:span text:style-name="T762">Ayat: </text:span><text:span text:style-name="T2538">dikatakan oleh dia yang menguasai pengetahuan dari </text:span><text:span text:style-name="T2539">Al-K</text:span><text:span text:style-name="T2538">itab</text:span><text:span text:style-name="T1235">: “</text:span><text:span text:style-name="T2538">saya akan membawakan itu (singgasana dari Ratu Saba’) kepadamu (kepada Sulaiman di Yerussalem) sebelum berakhirnya kedipan matamu</text:span><text:span text:style-name="T1235">” (</text:span><text:span text:style-name="T1236">Al-Quran </text:span><text:span text:style-name="T1235">27:40),</text:span><text:span text:style-name="T1293"> </text:span><text:span text:style-name="T1294">meramalkan bahwa suatu hari nanti gambar atau bahkan suatu benda fisis akan dikirimkan secara seketika melalui pengetahuan dari Kitab Allah Pada Alam Semesta</text:span><text:span text:style-name="T1237">, seperti halnya mereka yang memiliki pengetahuan mengenai Kitab Wahyu Allah dapat mengantarkan suatu benda dari jarak yang teramat jauh dalam sekejap mata. </text:span></text:p>
        </text:list-item>
        <text:list-item>
          <text:p text:style-name="P681"><text:span text:style-name="T1237">A</text:span><text:span text:style-name="T762">l-Quran secara simbolik mengabarkan kepada kita bahwa adalah bisa saja untuk mengetahui pembunuh dengan menggunakan sebuah sel yang diambil dari tubuh korban pada saat kematiannya dengan menceritakan bahwa seorang pembunuh telah </text:span><text:span text:style-name="T1238">diketahui pada masa Nabi Musa, keselamatan atasnya, </text:span><text:span text:style-name="T2540">dengan mencambuk orang yang dibunuh dengan bagian tubuh sapi yang Allah Yang Maha Kuasa perintahkan pada Bani Israel untuk disembelih </text:span><text:span text:style-name="T1239">(</text:span><text:span text:style-name="T1240">Al-Quran </text:span><text:span text:style-name="T1239">2:67-73). </text:span></text:p>
        </text:list-item>
      </text:list>
      <text:p text:style-name="P682"><text:span text:style-name="T1239">B</text:span><text:span text:style-name="T762">erikut adalah contoh-contoh yang lebih lanjut yang menggambarkan isyarat dari Al-Quran tentang fakta-fakta dan perkembangan dalam ilmu pengetahuan.</text:span></text:p>
      <text:list xml:id="list160429341714398" text:continue-numbering="true" text:style-name="L129">
        <text:list-item>
          <text:p text:style-name="P650"><text:span text:style-name="T1531">S</text:span><text:span text:style-name="T1532">ang Pencipta, yang tidak dibatasi oleh konsep manusia mengenai waktu, mengabarkan kepada kita, dalam makna yang umum, bahwa masa yang akan datang akan menjadi zaman bagi ilmu pengetahuan dan informasi, juga merupakan zaman bagi keimanan dan keyakinan: </text:span><text:span text:style-name="T249">kami </text:span><text:span text:style-name="T250">akan memperlihatkan </text:span><text:span text:style-name="T249">kepada mereka tanda-tanda </text:span><text:span text:style-name="T250">(kekuasaan) K</text:span><text:span text:style-name="T249">ami </text:span><text:span text:style-name="T580">di segenap ufuk </text:span><text:span text:style-name="T249">dan pada diri mereka </text:span><text:span text:style-name="T250">sendiri</text:span><text:span text:style-name="T249">, </text:span><text:span text:style-name="T250">se</text:span><text:span text:style-name="T249">hingga </text:span><text:span text:style-name="T580">jelaslah </text:span><text:span text:style-name="T249">bagi mereka </text:span><text:span text:style-name="T251">bahwa </text:span><text:span text:style-name="T250">Al-Quran itu</text:span><text:span text:style-name="T251"> adalah benar. </text:span><text:span text:style-name="T250">Dan a</text:span><text:span text:style-name="T251">pakah </text:span><text:span text:style-name="T250">Tuhanmu </text:span><text:span text:style-name="T251">tidak cukup </text:span><text:span text:style-name="T250">(bagi kamu) </text:span><text:span text:style-name="T251">bahwa </text:span><text:span text:style-name="T250">sesungguhnya Dia menyaksikan </text:span><text:span text:style-name="T251">segala sesuatu? </text:span><text:span text:style-name="T1533">(</text:span><text:span text:style-name="T1534">Al-Quran </text:span><text:span text:style-name="T1533">41:53) </text:span></text:p>
        </text:list-item>
      </text:list>
      <text:p text:style-name="P683"><text:span text:style-name="T1241">S</text:span><text:span text:style-name="T762">ejak permulaan Islam, para sufi telah menafsirkan ayat ini sebagai tanda dan jaminan bagi kebijaksanaan spiritual yang berusaha mereka raih. Namun jika ayat ini dibacakan dalam konteks perkembangan ilmu pengetahuan, sebuah perkembangan yang secara menonjol dimulai dan dimajukan oleh umat Muslim, makna yang paling utama dari ayat ini akan terli</text:span><text:soft-page-break/><text:span text:style-name="T762">hat sebagai sebuah mukjizat. </text:span></text:p>
      <text:p text:style-name="P684"><text:span text:style-name="T762">Segala sesuatu yang berada di dalam lingkup pemikiran dan penelitian manusia memastikan keesaan Allah, sebagai sebuah hakikat yang sesungguhnya dan kesaling bergantungan </text:span><text:span text:style-name="T1242">dari mikrokosmos dan makrokosmos yang nanti akan lebih lanjut diungkapkan dan lebih dipahami. Ketika kita melihat ratusan buku pada bahasan ini, kita bisa memahami bahwa apa yang telah diturunkan dari sisi Allah sudah berada di tangan kita. Bahkan saat ini kita akan merasakan bahwa kita segera nanti akan mendengarkan dan bahkan memahami kesaksian dan penyembahan kepada Allah melalui ratusan lidah-lidah makhluknya. </text:span></text:p>
      <text:p text:style-name="P645"><text:span text:style-name="T252">Langit yang tujuh</text:span><text:span text:style-name="T253">, dan segala hal </text:span><text:span text:style-name="T254">di dalamnya, </text:span><text:span text:style-name="T581">bertasbih kepada Allah</text:span><text:span text:style-name="T254">. </text:span><text:span text:style-name="T252">Dan tidak suatupun melainkan bertasbih dengan memuji-Nya, tetapi kamu sekalian tidak mengerti tasbih mereka. Sesungguhnya Dia adalah Maha Penyantun lagi Maha Pengampun. </text:span><text:span text:style-name="T1535">(</text:span><text:span text:style-name="T1536">Al-Quran </text:span><text:span text:style-name="T1535">17:44) </text:span></text:p>
      <text:p text:style-name="P685"><text:span text:style-name="T1243">K</text:span><text:span text:style-name="T762">ita telah memahami sesuatu yang disampaikan oleh ayat ini. Atom yang paling kecil demikian pula nebula yang paling besar berbicara kepada kita, dalam lidah mereka, mengenai penyerahan diri mereka kepada Allah dan juga pujian yang mereka sampaikan. Akan tetapi, mereka yang dapat mendengarkan pujian universal ini hanyalah sedikit. </text:span></text:p>
      <text:list xml:id="list2309778380" text:style-name="L130">
        <text:list-item>
          <text:p text:style-name="P744">Apa yang Al-Quran katakan tentang kejadian pembentukan embrio dan perkembangan yang terjadi di dalam rahim adalah begitu menarik. Tinjau hal berikut: </text:p>
        </text:list-item>
      </text:list>
      <text:p text:style-name="P645"><text:span text:style-name="T582">Hai manusia</text:span><text:span text:style-name="T255">, </text:span><text:span text:style-name="T256">jika kamu dalam keraguan tentang kebangkitan (dari kubur), maka (ketahuilah) sesungguhnya Kami telah menjadikan kamu dari tanah</text:span><text:span text:style-name="T255">, kemudian dari </text:span><text:span text:style-name="T256">setetes mani</text:span><text:span text:style-name="T255">, </text:span><text:span text:style-name="T256">kemudian dari segumpal darah</text:span><text:span text:style-name="T257">, kemudian dari segumpal daging </text:span><text:span text:style-name="T256">yang sempurna kejadiannya dan yang tidak sempurna</text:span><text:span text:style-name="T257">, </text:span><text:span text:style-name="T256">agar Kami jelaskan kepada kamu </text:span><text:span text:style-name="T258">dan Kami tetapkan dalam rahim, apa yang Kami kehendaki sampai waktu yang </text:span><text:span text:style-name="T259">sudah </text:span><text:span text:style-name="T258">ditentukan.</text:span><text:span text:style-name="T260"> </text:span><text:span text:style-name="T1537">(</text:span><text:span text:style-name="T1538">Al-Quran </text:span><text:span text:style-name="T1537">22:5) </text:span></text:p>
      <text:p text:style-name="P686"><text:span text:style-name="T1244">P</text:span><text:span text:style-name="T762">ada ayat lainnya, perkembangan ini dijelaskan dengan begitu terperinci, dan bahwa fase-fase yang berbeda ditekankan dengan begitu jelas: </text:span></text:p>
      <text:p text:style-name="P645"><text:span text:style-name="T261">Dan sesungguhnya Kami telah menciptakan manusia dari suatu saripati (berasal) dari tanah. Kemudian Kami jadikan saripati itu air mani (yang disimpan) dalam tempat yang kokoh (rahim). </text:span><text:span text:style-name="T262">Kemudian air mani itu Kami jadikan segumpal darah, lalu segumpal darah itu Kami jadikan segumpal daging, dan segumpal daging Kami jadikan tulang belulang, </text:span><text:soft-page-break/><text:span text:style-name="T262">lalu tulang belulang itu Kami bungkus dengan daging. </text:span><text:span text:style-name="T263">Kemudian Kami jadikan dia makhluk yang (berbentuk) lain. </text:span><text:span text:style-name="T1539">(</text:span><text:span text:style-name="T1540">Al-Quran </text:span><text:span text:style-name="T1539">23:12-14)</text:span></text:p>
      <text:list xml:id="list1044649022" text:style-name="L131">
        <text:list-item>
          <text:p text:style-name="P937"><text:span text:style-name="T1539">A</text:span><text:span text:style-name="T1512">pa yang Al-Quran katakan mengenai susu dan bagaimana ia <text:s/>dihasilkan adalah begitu mengagumkan sebagaimana minuman itu sendiri, dan pemahaman kita mengenainya telah membawa kepada kita manfaat yang begitu besar: <text:s/></text:span><text:span text:style-name="T242">Dan sesungguhnya pada binatang ternak itu benar-benar terdapat pelajaran bagi kamu. </text:span><text:span text:style-name="T264">Kami memberimu minum dari pada apa yang berada dalam perutnya (berupa) susu yang bersih antara tahi dan darah, yang mudah ditelan bagi orang-orang yang meminumnya. </text:span><text:span text:style-name="T1541">(</text:span><text:span text:style-name="T1542">Al-Quran </text:span><text:span text:style-name="T1541">16:66) </text:span></text:p>
        </text:list-item>
      </text:list>
      <text:p text:style-name="P938"><text:span text:style-name="T1541">A</text:span><text:span text:style-name="T1512">l-Quran membicarakan proses-proses ini dalam sebuah rincian yang begitu mengagumkan: </text:span><text:span text:style-name="T1543">sebagian berupa pencernaan dan penyerapan dari apa yang dimasukkan sebagai makanan, dan kemudian proses kedua yakni penghalusan di </text:span><text:span text:style-name="T1544">kelenjar</text:span><text:span text:style-name="T1543">. </text:span><text:span text:style-name="T1544">Susu merupakan sumber yang cocok dan paling baik bagi kesehatan dari nutrisi yang diperoleh manusia, namun si pemiliknya malah menyangkalinya sebagai hal yang </text:span><text:span text:style-name="T1545">tidak</text:span><text:span text:style-name="T1544"> berguna. </text:span></text:p>
      <text:list xml:id="list3347993350" text:style-name="L132">
        <text:list-item>
          <text:p text:style-name="P952"><text:span text:style-name="T1544">A</text:span><text:span text:style-name="T1512">l-Quran mewahyukan </text:span><text:span text:style-name="T1546">bahwa segala sesuatu diciptakan secara berpasang-pasangan: </text:span><text:span text:style-name="T238">Maha Suci <text:s/>Tuhan yang telah menciptakan pasangan-pasangan semuanya, baik dari apa yang telah ditumbuhkan oleh bumi dan dari diri mereka </text:span><text:span text:style-name="T239">maupun dari apa yang tidak mereka ketahui </text:span><text:span text:style-name="T1507">(</text:span><text:span text:style-name="T1508">Al-Quran </text:span><text:span text:style-name="T1507">36:36). </text:span></text:p>
        </text:list-item>
      </text:list>
      <text:p text:style-name="P939"><text:span text:style-name="T1507">S</text:span><text:span text:style-name="T1506">egala sesuatu yang hadir memiliki pasangan, entah itu sebagai lawannya atau sebagai pelengkapnya. Sebagai pelengkap bagi manusia, binatang, dan beberapa jenis tanaman sudah lama diketahui. Namun bagaimana dengan pasangan dari sesuatu yang tidak kita ketahui sama sekali? Ini mencakup keseluruhan jenis dari entitas: yang hidup maupun yang tidak hidup. Pada gaya-gaya halus dan prinsip-prinsip di alam yang terjadi pada entitas-entitas hidup maupun tidak hidup, bisa saja terdiri dari banyak jenis pasangan. Segala sesuatu, seperti halnya yang dipastikan oleh perkakas sains moderen, terbentuk dalam dua jenis. </text:span></text:p>
      <text:list xml:id="list3240220956" text:style-name="L133">
        <text:list-item>
          <text:p text:style-name="P651"><text:span text:style-name="T1509">Al-Quran membicarakan, dalam ungkapannya yang begitu khas, penciptaan pertama dari alam semesta dan para penghuninya yang hidup: </text:span><text:span text:style-name="T240">Dan apakah orang-orang yang kafir tidak mengetahui bahwasanya langit dan bumi itu keduanya dahulu adalah suatu yang padu, kemudian Kami pisahkan antara keduanya. </text:span><text:span text:style-name="T241">Dan dari air Kami jadikan segala sesuatu yang hidup. Maka mengapakah mereka tiada juga beriman? </text:span><text:span text:style-name="T1510">(</text:span><text:span text:style-name="T1511">Al-Quran </text:span><text:span text:style-name="T1510">21:30). </text:span></text:p>
        </text:list-item>
      </text:list>
      <text:p text:style-name="P745"><text:span text:style-name="T2541">Maksud dari ayat ini begitu jelas, dan tidak boleh dikaburkan dengan </text:span><text:soft-page-break/><text:span text:style-name="T2541">dugaan bahwa apakah materi utama dalam penciptaan adalah eter ataukah awan besar, sebuah nebula raksasa atau massa dari gas yang panas, atau sesuatu yang lainnya. Al-Quran menyatakan bahwa segala makhluk hidup diciptakan dari air. Entah air itu sendiri dihasilkan oleh gas dan menguap dari tanah, kemudian mengembun, dan kemudian kembali sebagai hujan untuk membentuk lautan dan menyiapkan lingkungan yang tepat bagi kehidupan, ataukah oleh proses-proses lainnya, adalah sesuatu yang tidak terlalu penting. </text:span></text:p>
      <text:p text:style-name="P746">Ayat tersebut secara jelas memaparkan alam semesta sebagai sebuah mukjizat penciptaan. Segala sesuatu yang ada di dalamnya adalah sebuah bagian yang tidak terpisahkan dari mukjizat itu, seperti halnya daun dari pohon yang rimbun—kesemuanya berbeda, namun mirip satu dengan lainnya dan terhubung ke akar utamanya. Ayat ini juga menekankan fungsi dan keutamaan air, karena ia merupakan penyusun bagi tiga perempat massa tubuh dari sebagian besar makhluk hidup. </text:p>
      <text:list xml:id="list998603426" text:style-name="L134">
        <text:list-item>
          <text:p text:style-name="P652"><text:span text:style-name="T1547">M</text:span><text:span text:style-name="T1548">atahari memiliki tempat yang khusus dan istimewa. Al-Quran mewahyukan aspek-aspek yang paling pentingnya dalam empat </text:span><text:span text:style-name="T1549">kata</text:span><text:span text:style-name="T1548">, yang maknanya yang seutuhnya tidak bisa digambarkan dengan mudah: </text:span><text:span text:style-name="T265">dan matahari berjalan di tempat peredarannya. Demikianlah ketetapan Yang Maha Perkasa lagi Maha Mengetahui </text:span><text:span text:style-name="T1548">(</text:span><text:span text:style-name="T1550">Al-Quran </text:span><text:span text:style-name="T1548">36:38)</text:span><text:span text:style-name="T265">.</text:span></text:p>
        </text:list-item>
      </text:list>
      <text:p text:style-name="P731"><text:span text:style-name="T293">Dengan konteks ini, mustaqarr bisa saja bermakna orbit yang sudah ditentukan, sebuah tempat yang tetap bagi peristirahatan dan persinggahan, atau sebuah jalur yang sudah ditentukan pada setiap waktu. Kita dikatakan bahwa matahari mengikuti jalur yang sudah ditentukan untuk menuju titik tertentu. Sistem tata surya kita sedang menuju pada konstelasi Lyra dalam kecepatan yang hampir tidak bisa dibayangkan: setiap detik kita mendekati hingga 10 mil lebih <text:s/>dekat (hampir satu juta mil setiap hari). Perhatian kita juga ditujukan kepada fakta bahwa</text:span><text:span text:style-name="T242"> ketika matahari menyelesaikan perjalan</text:span><text:span text:style-name="T266">an</text:span><text:span text:style-name="T242">nya yang sudah ditentukan, ia akan mematuhi perintah dan kembali pada peristirahatannya.</text:span><text:span text:style-name="T242"><text:note text:id="ftn48" text:note-class="footnote"><text:note-citation>50</text:note-citation><text:note-body><text:p text:style-name="P56">Matahari bergerak (pada rutenya) menuju tempat peristirahatannya (<text:span text:style-name="T2542">Al-Quran </text:span>36:38). </text:p></text:note-body></text:note></text:span></text:p>
      <text:p text:style-name="P747">Kekayaan Al-Quran semacam itu, yang menjelaskan banyak kebenaran dalam kalimat yang begitu singkat. Di sini, dalam empat kata, banyak hal yang kurang jelas kemudian diperjelas pada masa ketika orang-orang mempercayai bahwa matahari melakukan perputarannya setiap hari mengelilingi bumi. </text:p>
      <text:list xml:id="list3360727704" text:style-name="L135">
        <text:list-item>
          <text:p text:style-name="P653"><text:soft-page-break/><text:span text:style-name="T1551">Ayat Al-Quran lainnya yang dengan fasih dan begitu mencerahkan membahas mengenai pengembangan alam semesta, hanya dituliskan dalam empat kata: </text:span><text:span text:style-name="T267">Dan langit itu Kami bangun dengan kekuasaan (Kami) dan sesungguhnya Kami benar-benar meluaskannya </text:span><text:span text:style-name="T1551">(</text:span><text:span text:style-name="T1552">Al-Quran </text:span><text:span text:style-name="T1551">51:47-48)</text:span><text:span text:style-name="T267">.</text:span></text:p>
        </text:list-item>
      </text:list>
      <text:p text:style-name="P645"><text:span text:style-name="T1553">Ayat ini menyatakan menyingkapkan bahwa jarak antara benda-benda langit adalah meningkat, yang berarti bahwa alam semesta mengalami pengembangan. Di tahun 1922 Masehi, astronom Hubble menyatakan bahwa semua ga</text:span><text:span text:style-name="T1554">l</text:span><text:span text:style-name="T1553">aksi-galaksi, kecuali lima yang paling dekat dengan bumi, telah bergerak menjauh ke dalam ruang hampa pada kecepatan yang sebanding dengan jarak mereka dengan bumi. Menurut beliau, </text:span><text:span text:style-name="T1554">sebuah galaksi yang berjarak satu juta tahun cahaya dari bumi bergerak menjauh pada kecepatan 168 km/tahun, galaksi yang berjarak dua juta tahun bergerak dua kali kecepatan tersebut, dan seterusnya. La Maitre, seorang matematikawan asal Belgia dan juga seorang uskup, kemudian mengusulkan dan mengembangkan teori yang menyatakan bahwa alam semesta mengalami pengembangan. Bagaimana pun kita berusaha menjelaskan kenyataan ini, entah melalui koefisien Hubble atau teori-teori di masa yang akan datang, wahyu yang diturunkan tanpa kekeliruan begitu jelas pada kenyataan tersebut. </text:span></text:p>
      <text:list xml:id="list1666099277" text:style-name="L136">
        <text:list-item>
          <text:p text:style-name="P654"><text:span text:style-name="T1554">A</text:span><text:span text:style-name="T1555">l-Quran memberikan beberapa tanda mengenai cara kerja tak kasat mata dari berbagai hukum-hukum tarikan dan tolakan, rotasi dan revolusi: </text:span><text:span text:style-name="T268">Allah-lah yang meninggikan langit tanpa tiang (sebagaimana) yang kamu lihat </text:span><text:span text:style-name="T1556">(</text:span><text:span text:style-name="T1557">Al-Quran </text:span><text:span text:style-name="T1556">13:2)</text:span><text:span text:style-name="T268">. </text:span></text:p>
        </text:list-item>
      </text:list>
      <text:p text:style-name="P940"><text:span text:style-name="T1558">Semua benda-benda langit bergerak dalam keteraturan, keseimbangan, dan harmoni. Mereka ditahan dan ditopang oleh tiang-tiang yang tidak terlihat, beberapa darinya adalah gaya tarikan atau sentrifugal:</text:span><text:span text:style-name="T269"> </text:span><text:span text:style-name="T270">Dan Dia menahan benda-benda langit jatuh ke bumi, melainkan dengan izin-Nya</text:span><text:span text:style-name="T1559"> </text:span><text:span text:style-name="T1560">(</text:span><text:span text:style-name="T1561">Al-Quran </text:span><text:span text:style-name="T1560">22:65). </text:span><text:span text:style-name="T1559"><text:s/></text:span><text:span text:style-name="T1556"><text:s/></text:span></text:p>
      <text:p text:style-name="P904"><text:span text:style-name="T1245">K</text:span><text:span text:style-name="T762">apanpun juga, langit bisa saja jatuh ke atas bumi. Bahwa Allah Yang Maha Kuasa tidak mengizinkan ini untuk terjadi merupakan contoh lain dari ketundukan alam semesta kepada-Nya. Ilmu pengetahuan moderen <text:s/>menjelaskan ini sebagai keseimbangan antara gaya-gaya sentripetal dan sentrifugal. Apa yang jauh lebih penting, bagaimanapun juga, adalah bahwa kita mengarahkan pikiran kita pada ketundukan tersebut dan pada rahmat <text:s/>Allah yang menggenggam alam semesta pada geraknya yang mantap, <text:s/>alih-alih memutuskan untuk mengikuti teori Newton atau Einstein tentang bentuk matematis </text:span><text:span text:style-name="T1246">dan</text:span><text:span text:style-name="T762"> mekanis dari ketundukan tersebut. </text:span></text:p>
      <text:list xml:id="list3788100198" text:style-name="L137">
        <text:list-item>
          <text:p text:style-name="P655"><text:span text:style-name="T1562">Sebelumnya, beberapa penafsir Al-Quran </text:span><text:span text:style-name="T1563">memikirkan sebuah rujukan </text:span><text:soft-page-break/><text:span text:style-name="T1563">tentang perjalanan ke bulan, yang pernah dipandang sebagai kemungkinan yang jauh, bisa ditemukan pada: </text:span><text:span text:style-name="T271">dan dengan bulan apabila jadi purnama, sesungguhnya kamu melalui tingkat demi tingkat dari kehidupan </text:span><text:span text:style-name="T1563">(</text:span><text:span text:style-name="T1564">Al-Quran </text:span><text:span text:style-name="T1563">84:18-19)</text:span><text:span text:style-name="T271">. </text:span></text:p>
        </text:list-item>
      </text:list>
      <text:p text:style-name="P732"><text:span text:style-name="T293">Para penafsir terdahulu memandang ini sebagai kiasan yang menjadi rujukan bagi kehidupan spiritual kita, sebuah kenaikan dari satu tahap ke tahap berikutnya, dan dari satu langit ke langit berikutnya. Yang lain menafsirkan itu menyinggung pada perubahan secara umum, dari satu keadaan ke keadaan lainnya. Penafsir yang datang kemudian memberikan makna yang agak kabur, karena makna harfiahnya tidak bersesuaian dengan kepercayaan mereka tentang perjalanan dalam jarak yang begitu jauh tersebut. Namun pada kenyataannya, makna yang paling sesuai dari kata-kata yang mengikuti </text:span><text:span text:style-name="T339">perkataan</text:span><text:span text:style-name="T293"> sumpah demi bulan </text:span><text:span text:style-name="T339">tersebut,</text:span><text:span text:style-name="T293"> </text:span><text:span text:style-name="T340">m</text:span><text:span text:style-name="T293">emberikan ayat ini maksud yang terbaru, yakni mengenai perjalanan sesungguhnya ke bulan, entah itu sifatnya harfiah atau hanya sebagai kiasan. </text:span></text:p>
      <text:list xml:id="list4113922512" text:style-name="L138">
        <text:list-item>
          <text:p text:style-name="P656"><text:span text:style-name="T1565">Penggambaran Al-Quran terhadap bentuk geografis dari bumi dan perubahan pada bentuk tersebut adalah secara khusus cukup menarik: </text:span><text:span text:style-name="T272">Maka apakah mereka tidak melihat bahwasanya Kami mendatangi negeri (orang kafir), lalu Kami kurangi luasnya dari segala penjurunya. Maka apakah mereka yang menang? </text:span><text:span text:style-name="T1566">(</text:span><text:span text:style-name="T1567">Al-Quran </text:span><text:span text:style-name="T1566">21:44). </text:span></text:p>
        </text:list-item>
      </text:list>
      <text:p text:style-name="P748">Rujukan pada penyusutan dari batas-batasnya bisa dihubungkan pada fakta yang dikenal sekarang ini bahwa bumi ini dimampatkan pada kutubnya, alih-alih karena pengikisan pada pegunungan oleh angin dan hujan, pengikisan daerah pantai oleh laut, atau dari pengurangan pada lahan-lahan pertanian. </text:p>
      <text:p text:style-name="P941"><text:span text:style-name="T1512">Pada masa ketika orang-orang pada umumnya percaya bahwa bumi bersifat datar dan diam, Al-Quran secara jelas atau tersirat menyampaikan bahwa ia bersifat bulat. <text:s/>Dan lebih tidak diharapkan lagi, ia juga mengatakan bahwa bentuknya yang lebih tepat adalah menyerupai telur burung unta ketimbang sebuah bulatan: </text:span><text:span text:style-name="T273">dan bumi sesudah itu dihamparkan-Nya, Ia memancarkan daripadanya mata airnya, dan (menumbuhkan) tumbuh-tumbuhan. </text:span></text:p>
      <text:p text:style-name="P733"><text:span text:style-name="T293">Kata daha’ berarti “</text:span><text:span text:style-name="T242">berbentuk seperti telur,</text:span><text:span text:style-name="T293">” dan kata benda turunannya da’hia juga bisa berarti “sebuah telur.” Karena fakta ilmiah ini bisa saja nampak keliru bagi ilmuwan yang hidup sebelum lahirnya ilmu pengetahuan moderen, beberapa penafsir keliru dalam memahami kata tersebut. Mereka memahaminya sebagai “</text:span><text:span text:style-name="T242">dihamparkan</text:span><text:span text:style-name="T293">” mungkin karena takut </text:span><text:soft-page-break/><text:span text:style-name="T293">bahwa makna harfiahnya bisa saja sulit untuk dipahami sehingga menyesatkan orang-orang. Perkakas ilmu pengetahuan moderen terbaru telah menetapkan bahwa bumi berbentuk lebih seperti sebuah telur ketimbang sebuah bulatan yang sempurna, dan bahwa sedikit mampat (atau pipih) pada kutubnya juga sedikit melengkung di sekitar khatulistiwa. </text:span></text:p>
      <text:list xml:id="list3724683244" text:style-name="L139">
        <text:list-item>
          <text:p text:style-name="P657"><text:span text:style-name="T1568">Sebagai contoh terakhir, tinjau apa yang <text:s/>Al-Quran katakan mengenai matahari dan bulan: </text:span><text:span text:style-name="T274">Dan kami jadikan malam dan siang sebagai dua tanda; lalu Kami hapuskan tanda malam dan Kami jadikan tanda siang itu terang </text:span><text:span text:style-name="T1569">(</text:span><text:span text:style-name="T1570">Al-Quran </text:span><text:span text:style-name="T1569">17:12)</text:span><text:span text:style-name="T274">. <text:s/></text:span></text:p>
        </text:list-item>
      </text:list>
      <text:p text:style-name="P687"><text:span text:style-name="T762">Berdasarkan Ibnu </text:span><text:span text:style-name="T1247">Abbas, tanda <text:s/>pada malam hari merujuk pada bulan, dan tanda pada siang merujuk pada matahari. Dengan demikian, dari tanda pada malam hari </text:span><text:span text:style-name="T1248">kita menjadi kabur, kita memahami bahwa bulan suatu ketika memancarkan sinar seperti halnya yang dilakukan oleh matahari, </text:span><text:span text:style-name="T1249">dan untuk suatu alasan tertentu Allah mengambil cahayanya, membuatnya menjadi gelap dan buram. Meskipun ayat ini secara tepat menyebutkan tentang masa lalu dari bulan, ia juga menyebutkan tentang masa depan dari benda-benda langit lainnya. </text:span></text:p>
      <text:p text:style-name="P645"><text:span text:style-name="T1571">B</text:span><text:span text:style-name="T1572">anyak ayat-ayat lainnya berhubungan dengan apa yang disebut saat ini sebagai <text:s/>fakta-fakta sains. Keberadaan ayat-ayat tersebut menandakan pencarian kita terhadap pengetahuan dalam bandingan karunia yang dilimpahkan dengan cuma-cuma kepada kita. </text:span><text:span text:style-name="T2543">Malahan, karunia Allah </text:span><text:span text:style-name="T2544">adalah salah satu nama dari Al-Quran itu sendiri. Segala kebenaran dan pengetahuan yang terkandung di dalamnya berada di luar kemampuan kita untuk </text:span><text:span text:style-name="T2545">menghitungnya atau bahkan untuk mencernanya dalam pikiran kita. </text:span></text:p>
      <text:p text:style-name="P942">Kita harus mengingat, bagaimanapun juga, <text:span text:style-name="T2546">yakni walaupun Al-Quran menyiratkan begitu banyaknya kebenaran ilmiah, ia bukanlah buku sains atau penjelasan yang ilmiah. Melainkan </text:span><text:span text:style-name="T2547">ia merupakan, dan harus selalu dipahami oleh orang-orang beriman seperti itu, sebuah buku yang berisi petunjuk yang mengajarkan kepada kita cara untuk menggapai iman yang benar dan tindakan yang benar sehingga kita pantas untuk mendapatkan pengampunan dan kasih sayang Allah. Itu adalah tanggung jawab kita untuk memastikan bahwa </text:span><text:span text:style-name="T2548">pencarian terhadap ilmu pengetahuan dan ilmu-ilmu lainnya di jalani dalam </text:span><text:span text:style-name="T2549">dalam cahaya Al-Quran, yang begitu mendorong dan mendukungnya. </text:span><text:span text:style-name="T2550">Pendekatan semacam itu akan menghasilkan pengetahuan yang tidak akan menimbulkan kesombongan dan kekaguman atas diri sendiri, karena perasaan semacam itu akan membawa pada keterasingan mental dan penurunan nilai umat manusia, tidak perlu disebutkan </text:span><text:soft-page-break/><text:span text:style-name="T2550">masalah penurunan kualitas bumi, yang merupakan rumah sementara kita dan sebuah amanah yang diberikan oleh Allah. </text:span></text:p>
      <text:p text:style-name="P997">Sebelum memperjelas <text:span text:style-name="T2551">makna dan pengertian lainnya, harus diingat bahwa dalam tangkapan orang-orang di masa lampau, </text:span><text:span text:style-name="T2552">menggiring mereka untuk mempercayai bahwa matahari bergerak mengelilingi bumi yang diam. Ilmu pengetahuan dan pengamatan kemudian menunjukkan bahwa bumi lah yang bergerak pada sumbunya serta mengelilingi matahari, Al-Quran mengatakannya sebagai pergerakan. Kedua, Al-Quran menyebut matahari di sini untuk menggambarkan keteraturan yang luar biasa yang tersebar di seluruh alam semesta sebagai tanda bagi kekuasaan dan pengetahuan Allah. </text:span></text:p>
      <text:p text:style-name="P943">Sebuah tanda bagi mereka adalah malam. Kami <text:span text:style-name="T2553">tanggalkan</text:span> siang <text:span text:style-name="T2553">dari itu</text:span>, dan lihatlah! <text:span text:style-name="T2553">Mereka</text:span> berada dalam kegelapan. Dan matahari bergerak (pada garis edarnya) hingga pada tempat peristirahatannya. Itu merupakan ukuran dan ketentuan dari Yang Maha <text:span text:style-name="T2553">Perkasa</text:span> dan Maha Mengetahui. Dan bagi bulan <text:span text:style-name="T2553">K</text:span>ami telah menentukan tempat persinggahannya hingga ia kembali sebagai tandan yang terbelah. Matahari tidak akan pernah mendahului bulan <text:s/>dan malam tidak akan mendahului siang. Mereka beredar, pada garis edarnya. (<text:span text:style-name="T2554">Al-Quran </text:span>36:<text:span text:style-name="T2555">3</text:span>7-40) </text:p>
      <text:p text:style-name="P944"><text:span text:style-name="T2555">Kita </text:span>memahami dari <text:span text:style-name="T2555">konteks </text:span>ini bahwa fungsi dari matahari begitu penting. Kata mustaqarr (kemantapan) diterapkan pada lintasannya dan tempat di mana kemantapan itu dicapai. <text:span text:style-name="T2556">Jadi, pernyataannya bisa bermakna bahwa matahari memiliki kedudukan yang terpusat </text:span><text:s/><text:span text:style-name="T2556">bagi keteraturan di alam semesta. Kedua, kata depan yang digunakan di sini adalah, li, yang memiliki tiga makna: bagi, untuk, dan pada. Dengan demikian, makna yang paling tepat dari pernyataan ini adalah: matahari berpindah mengikut lintasan atau garis edarnya hingga pada suatu tempat yang ditetapkan baginya untuk menciptakan kestabilan bagi keseluruhan sistem. </text:span></text:p>
      <text:p text:style-name="P945">Baru-baru ini, astronom yang mengamati matahari telah mendapati bahwa matahari sendiri tidaklah diam; melainkan ia bergetar, berguncang, dan secara terus menerus bergoyang layaknya sebuah gong yang dipukul. (Bertusiac, M. (1994)) ‘Bunyi dari matahari’, American Scientist, January-February, halaman 61-68 <text:span text:style-name="T2557">getaran yang dihasilkan menyingkap informasi yang begitu penting mengenai interior bagian dalam dan lapisan yang tersembunyi, sebuah informasi yang akan mempengaruhi perhitungan mengenai usia dari alam semesta. Juga, dengan mengetahui bagaimana matahari berputar secara internal adalah hal yang penting dalam uji coba terha</text:span><text:soft-page-break/><text:span text:style-name="T2557">dap </text:span><text:span text:style-name="T2558">teori Relativitas Umum</text:span> <text:span text:style-name="T2558">Einstein. Seperti halnya dengan banyak penemuan penting lainnya di bidang astronomi, penemuan satu ini merupakan sesuatu yang sama sekali tidak terduga. Beberapa astronom mengomentarinya dengan mengatakan bahwa itu seperti halnya jika matahari adalah sebuah orkestra yang penuh simfoni, dengan semua perkakasnya dimainkan secara bersamaan. Pada saat itu, semua getaran digabungkan untuk menghasilkan sebuah ayunan pada permukaan matahari yang ribuan kali lebih kuat dibandingkan dengan getaran benda mana pun. </text:span></text:p>
      <text:p text:style-name="P946">Dalam menafsirkan ayat Al-Quran: <text:span text:style-name="T2559">matahari bergerak hingga tempat peristirahatan baginya, beberapa abad sebelum penemuan yang begitu mengejutkan ini, Said Nursi menuliskan: </text:span></text:p>
      <text:p text:style-name="P947">Karena kata “<text:span text:style-name="T5">berpindah</text:span>” bermaksud pada cara, maka ungkapan “<text:span text:style-name="T5">pada garis edarnya</text:span>” <text:span text:style-name="T762">menunjukkan sebuah realitas. Matahari, layaknya sebuah bak yang terbuat dari emas, berkelana dan beredar di samudra langit yang terdiri dari eter yang </text:span><text:span text:style-name="T1250">didefinisikan sebagai ombak yang dibentangkan dan ditegangkan. Meskipun ia bergetar dan berguncang pada lintasan atau atau garis edarnya, karena orang-orang melihatnya berpindah, Al-Quran menggunakan kata “</text:span><text:span text:style-name="T200">berkelana</text:span><text:span text:style-name="T1250">” </text:span><text:span text:style-name="T1251">atau “</text:span><text:span text:style-name="T200">beredar.</text:span><text:span text:style-name="T1251">” Akan tetapi, karena asal mula dari gaya gravitasi adalah pergerakan, <text:s/>matahari berpindah dan bergetar pada orbitnya. Melalui getaran ini, yang merupakan roda bagi gambaran pergerakannya, satelit-satelitnya kemudian tertarik kepadanya dan terjaga dari jatuh dan terhambur. Ketika sebuah pohon berguncang, maka buah-buahnya akan jatuh. Namun ketika matahari berguncang dan bergetar, buah-buahnya—yakni satelit-s</text:span><text:span text:style-name="T1252">atelit</text:span><text:span text:style-name="T1251">nya—tidak akan jatuh. </text:span></text:p>
      <text:p text:style-name="P948"><text:span text:style-name="T762">Sekali lagi, kebijaksanaan menghendaki bahwa matahari haruslah bergerak dan berpindah pada singgasana </text:span><text:span text:style-name="T1253">yang tidak tetap—orbit atau lintasannya—diiringi oleh pasukan-pasukannya—yakni satelit-satelitnya. Karena kekuasaan Allah telah membuat segala sesuatunya bergerak, dan mengutuk ketiadaan bagi </text:span><text:span text:style-name="T1254">kediaman mutlak atau tanpa pergerakan. Kemurahan Allah membuat tidak satupun yang dikutuk ke dalam keadaan diam, yang merupakan sepupu dari kematian. Jadi matahari haruslah bebas; ia bisa berkelana, asalkan ia tunduk pada hukum-hukum Allah dan tidak mengganggu kebebasan lainnya. Jadi ia bisa saja pada kenyataannya berkelana, seperti halnya berkelana di sini sifatnya pengibaratan. Akan tetapi, apa yang paling penting, berdasarkan Al-Quran adalah keteraturan pada alam semesta, sebuah roda bagi matahari dan perpindahannya. Melalui matahari, stabilitas seluruh sistem dan keteraturannya bisa dipastikan. </text:span></text:p>
      <text:h text:style-name="P66" text:outline-level="2"><text:bookmark-start text:name="__RefHeading___Toc15267_3975774274"/><text:soft-page-break/><text:span text:style-name="T1254">M</text:span><text:span text:style-name="T762">engapa Kita Mengacu Pada Ilmu Pengetahuan dan Fakta-Fakta Ilmiah</text:span><text:bookmark-end text:name="__RefHeading___Toc15267_3975774274"/></text:h>
      <text:p text:style-name="P998">Kita mengacu pada ilmu pengetahuan dan fakta-fakta ilmiah ketika menjelaskan Islam karena beberapa orang hanya bisa menerima fakta-fakta ilmiah. Kaum materialis dan orang-orang yang tidak beragama dan anti agama akan terus-menerus menyalahgunakan ilmu pengetahuan untuk <text:span text:style-name="T2560">menentang agama dan memberikan ide mereka sebuah status yang lebih tinggi dari apa yang pantas didapatkannya. <text:s/>Melalui pendekatan ini, mereka menyesatkan dan menyimpangkan pemikiran dari banyak orang. Dengan demikian, kita harus belajar bagaimana berbicara dengan mereka dengan menggunakan bahasa mereka untuk membuktikan bahwa ilmu pengetahuan dan teknologi tidak bertentangan dengan Islam. Kita harus membalikkan dalil-dalil mereka kepada mereka sendiri dengan memeriksanya dan untuk menggunakannya dalam membimbing orang-orang ke jalan yang benar. </text:span></text:p>
      <text:p text:style-name="P949">Pendekatan yang semacam itu sepenuhnya dibolehkan, karena bagaimana kita bisa mempermasalahkan apa yang orang-orang tersebut katakan jika kita sama sekali tidak fasih pada fakta-fakta dan ide-ide mereka? Al-Quran memerintahkan kita untuk bercermin dan belajar, untuk mengamati bintang-bintang dan galaksi-galaksi. Ia mengesankan pada kita kemuliaan Sang Pencipta kita, <text:s/>mendorong kita untuk berkelana di antara umat manusia, dan mengarahkan perhatian kita kepada keajaiban alam yang terletak pada organ-organ dan penciptaan fisik. </text:p>
      <text:p text:style-name="P949">Mulai dari atom hingga pada makhluk yang paling besar, mulai dari kemunculan manusia pertama di muka bumi hingga pada keberangkatan terakhir kita, <text:span text:style-name="T2561">Al-Quran menempatkan seluruh ciptaan di depan mata kita. Menyentuh pada begitu banyaknya fakta, ia mengatakan kepada kita bahwa </text:span><text:span text:style-name="T2562">s</text:span><text:span text:style-name="T201">iapa pun yang benar-benar beriman kepada Allah, di antara hamba-hambanya, adalah mereka yang paling berpengetahuan </text:span><text:span text:style-name="T1255">(</text:span><text:span text:style-name="T1256">Al-Quran </text:span><text:span text:style-name="T1255">35:28), </text:span><text:span text:style-name="T1257">dan dengan demikian mengajak kita untuk menuntut ilmu pengetahuan, untuk bercermin dan melakukan penelitian. Akan tetapi, kita tidak boleh untuk melupakan bahwa semua aktivitas-aktivitas tersebut haruslah bersesuaian dengan semangat dari Al-Quran. Jika tidak, meskipun kita mengatakan sebagai pengikut dari petunjuk dan perintahnya, sebenarnya kita bergerak menjauh dari itu. </text:span></text:p>
      <text:p text:style-name="P950"><text:span text:style-name="T762">Ilmu pengetahuan dan fakta-fakta bisa dan semestinya digunakan un</text:span><text:soft-page-break/><text:span text:style-name="T762">tuk menjelaskan fakta-fakta dalam Islam. Namun jika kita menggunakannya untuk memamerkan pengetahuan kita, apapun yang kita katakan tidak akan mempengaruhi </text:span><text:span text:style-name="T1258">pendengar kita ke dalam jalan yang benar. Perkataan dan dalil yang cemerlang dan meyakinkan akan kehilangan pengaruhnya jika kita memiliki niat yang salah: ia hanya akan sampai pada gendang telinga pendengarnya dan tidak lebih. Demikian pula, jika dalil yang kita gunakan berusaha untuk mendiamkan orang lain alih-alih meyakinkan mereka, kita sebenarnya sedang menghalangi jalan mereka untuk mendapatkan pemahaman yang benar. Dan juga usaha kita akan sia-sia, dan tujuan kita sama sekali tidak tercapai. </text:span></text:p>
      <text:p text:style-name="P951"><text:span text:style-name="T1258">A</text:span><text:span text:style-name="T762">kan tetapi, jika kita berusaha mengajak dengan penuh kesungguhan dan ketulusan, bahkan mereka yang menginginkan dalil-dalil semacam itu untuk beriman akan menerima manfaat dan bagian mereka. Terkadang dalil-dalil yang penuh ketulusan lebih berfaedah ketimbang sesuatu yang kamu bicarakan dengan lebih bebas dan lebih fasih. Tujuan utama kita ketika memperkenalkan ilmu pengetahuan dan fakta-fakta ilmiah, yang bersesuaian dengan tingkat pemahaman dari pendengar kita, adalah untuk memenangkan keredaan dari Allah. </text:span></text:p>
      <text:p text:style-name="P951"><text:span text:style-name="T762">Ilmu pengetahuan tidak bisa dipandang lebih unggul dari agama, dan masalah-masalah yang paling pokok dalam Islam tidak bisa menggunakan ilmu pengetahuan atau fakta-fakta ilmiah moderen untuk membenarkannya atau memperkokoh kredibilitas dari ajaran agama. Jika kita menggunakan cara tersebut, kita akan menyatakan bahwa kita memiliki keraguan tentang kebenaran Islam dan membutuhkan ilmu pengetahuan untuk mendukungnya. Sebagai tambahan, kita tidak bisa menerima ilmu pengetahuan dan fakta-fakta ilmiah secara mutlak. Menggunakan ilmu pengetahuan sebagai syarat penentu bagi keabsahan Al-Quran </text:span><text:span text:style-name="T1259">atau penurunannya dari sisi Allah, dengan demikian akan menempatkan ilmu pengetahuan di atas Al-Quran, yang merupakan hal yang mustahil, menyeramkan, dan sama sekali tidak dibolehkan. Dalil dan pengibaratan semacam itu terhadap ilmu pengetahuan, paling baik, memiliki fungsi sekunder atau pendukung.</text:span><text:span text:style-name="T1295"> Nilainya yang paling mungkin adalah ia bisa saja membuka sebuah pintu ke dalam jalan di mana orang-orang tertentu mungkin saja tidak ada. </text:span></text:p>
      <text:p text:style-name="P915"><text:span text:style-name="T762">Ilmu pengetahuan digunakan untuk membangunkan atau menggerakkan pikiran beberapa yang jika tanpa itu akan tetap tidur dan tidak bergerak. Ia seperti sebuah bulu pembersih abu yang digunakan untuk membersihkan abu-abu dari kebenaran dan keinginan pada kebenaran, yang ter</text:span><text:soft-page-break/><text:span text:style-name="T762">sembunyi pada kesadaran yang diam. Jika kita memulai dengan mengatakan bahwa ilmu pengetahuan sifatnya mutlak, </text:span><text:span text:style-name="T1260">kita akan berakhir dengan mencari cara bagaimana mencocokkan Al-Quran dan al-Hadis dengannya. Hasil dari </text:span><text:span text:style-name="T1261">pendekatan semacam itu adalah keraguan dan kebingungan, khususnya ketika kita tidak dapat mempertemukan Al-Quran dan al-Hadis dengan pernyataan-pernyataan dalam ilmu pengetahuan saat ini yang bisa dibuktikan salah di masa yang akan datang. </text:span></text:p>
      <text:p text:style-name="P916"><text:span text:style-name="T1265">Kedudukan kita haruslah jelas: Al-Quran dan Al-Hadis pastilah benar dan mutlak. Ilmu pengetahuan (Pen. Sains) dan fakta-fakta ilmiah adalah benar (atau salah) hingga pada derajat di mana ia bersesuaian (atau tidak bersesuai</text:span><text:span text:style-name="T1296">an</text:span><text:span text:style-name="T1265">) dengan kedua sumber ini.</text:span><text:span text:style-name="T762"> Bahkan sebuah fakta ilmiah yang sudah terbentuk dengan mapan tidak bisa dijadikan sebagai tiang-tiang penyangga bagi kebenaran dari iman; melainkan ia bisa diterima hanya sebagai perkakas yang memberikan kita ide-ide atau untuk memicu pencerminan kita terhadap Allah, yang menegakkan kebenaran iman di dalam kesadaran kita. Untuk berharap bahwa ini bisa ditempuh melalui ilmu pengetahuan adalah sebuah kesalahan fatal:</text:span><text:span text:style-name="T1265"> iman hanya bisa didatangkan melalui petunjuk dari Allah. </text:span></text:p>
      <text:p text:style-name="P916"><text:span text:style-name="T762">Seseorang yang gagal untuk memahami hal ini akan jatuh ke dalam kesalahan yang mana adalah hal yang sulit untuk bisa memulihkannya. Orang-orang semacam itu berusaha mencari dan mengumpulkan bukti-bukti pada alam semesta dan, berusaha <text:s/>mengatakannya dengan fasih atas nama Allah, </text:span><text:span text:style-name="T1262">dan menjadi seorang hamba yang tidak pernah sadar terhadap alam dan peribadahan yang dilakukan oleh alam. Mereka mempelajari dan membicarakan bunga, kerimbunan dan dan mata air yang ada di alam, namun tidak ada kehijauan dan kemekaran iman dalam kesadaran mereka. Mereka bisa jadi tidak pernah merasakan keberadaan Allah di dalam kesadaran. </text:span><text:span text:style-name="T1297">Kelihatannya mereka sama sekali tidak menyembah alam semesta, <text:s/>namun kenyataannya itulah yang mereka lakukan. </text:span></text:p>
      <text:p text:style-name="P917"><text:span text:style-name="T762">Seorang laki-laki atau perempuan adalah seorang mu’min yang memiliki iman di dadanya, bukan pada seberapa banyak pengetahuan yang ada di dalam kepalanya. Sesudah kita memahami sebanyak yang kita mampu mengenai bukti-bukti subyektif maupun obyektif yang kita kumpulkan, kita harus menghentikan ketergantungan kita situasi yang mengelilingi, kualitas, dan kondisi dari bukti-bukti tersebut. Hanya dengan melakukan hal ini kita akan dapat membuat sebuah kemajuan spiritual. Ketika kita melepaskan ketergantungan ini dan mengikuti hati dan kesadaran kita di </text:span><text:soft-page-break/><text:span text:style-name="T762">dalam cahaya dan petunjuk di dalam Al-Quran, maka, jika Allah berkehendak, kita akan menemukan pencerahan yang sedang kita cari. Seperti halnya yang pernah dikatakan oleh filsuf Jerman Immanuel Kant: <text:s/>“</text:span><text:span text:style-name="T287">saya seperti merasakan keinginan untuk meninggalkan semua buku yang telah saya baca agar supaya saya bisa beriman kepada Allah.</text:span><text:span text:style-name="T762">”</text:span></text:p>
      <text:p text:style-name="P917"><text:span text:style-name="T762">Tidak perlu diragukan, kitab alam semesta dan kitab </text:span><text:span text:style-name="T1263">hakikat </text:span><text:span text:style-name="T762">umat manusia, demikian pula penafsirannya, telah memiliki tempat dan kedudukannya yang tepat. Namun sesudah kita menggunakannya, kita harus menyingkirkannya dan hidup dengan iman kita, seperti semestinya, secara berhadapan. Ini bisa saja kedengaran tidak masuk akal bagi mereka yang tidak pernah menyelam sedalam mungkin ke dalam pengalaman iman dan kesadaran. Namun bagi mereka yang malam-malam nya diterangi dengan ibadah, dan yang mendapatkan sayap-sayap melalui </text:span><text:span text:style-name="T1264">kerinduan terhadap Sang Pencipta, maka maknanya menjadi jelas. </text:span></text:p>
      <text:p text:style-name="P749"/>
      <text:p text:style-name="P750"/>
      <text:p text:style-name="P751"/>
      <text:p text:style-name="P955"><text:span text:style-name="T15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style:contextual-spacing="false" fo:text-align="justify" style:justify-single-word="false" fo:text-indent="0.2799in" style:auto-text-indent="false"/>
      <style:text-properties style:font-name="Liberation Serif" fo:font-family="'Liberation Serif'" style:font-family-generic="roman" style:font-pitch="variable" fo:font-size="12pt"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style:contextual-spacing="false" fo:text-indent="0in" style:auto-text-indent="false"/>
      <style:text-properties fo:font-size="13pt" fo:font-weight="bold" officeooo:rsid="0055450e"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style: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aftar_20_argumen" style:display-name="Daftar argumen" style:family="paragraph" style:parent-style-name="paragraf"/>
    <style:style style:name="Daftar_20_bukti" style:display-name="Daftar bukti" style:family="paragraph" style:parent-style-name="paragraf">
      <style:text-properties officeooo:rsid="0a02c3f3"/>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oin-poin_20_penting" style:display-name="poin-poin penting" style:family="paragraph" style:parent-style-name="paragraf">
      <style:paragraph-properties fo:orphans="0" fo:widows="0" fo:hyphenation-ladder-count="no-limit"/>
      <style:text-properties officeooo:rsid="110a34cd" fo:hyphenate="true" fo:hyphenation-remain-char-count="2" fo:hyphenation-push-char-count="2" loext:hyphenation-no-caps="false"/>
    </style:style>
    <style:style style:name="tebal_20_1" style:display-name="tebal 1" style:family="paragraph" style:parent-style-name="paragraf">
      <style:paragraph-properties fo:orphans="0" fo:widows="0" fo:hyphenation-ladder-count="no-limit"/>
      <style:text-properties fo:font-weight="bold" officeooo:rsid="11cf7c23" style:font-weight-asian="bold" style:font-weight-complex="bold" fo:hyphenate="true" fo:hyphenation-remain-char-count="2" fo:hyphenation-push-char-count="2" loext:hyphenation-no-caps="false"/>
    </style:style>
    <style:style style:name="puisi" style:family="paragraph" style:parent-style-name="paragraf">
      <style:paragraph-properties fo:margin-left="0.6799in" fo:margin-right="0in" fo:margin-top="0in" fo:margin-bottom="0in" style:contextual-spacing="false" fo:text-indent="0in" style:auto-text-indent="false"/>
      <style:text-properties officeooo:rsid="10e5453f"/>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end" style:justify-single-word="false"/>
      <style:text-properties fo:font-size="10pt" fo:language="id" fo:country="ID" style:font-size-asian="10pt" style:font-size-complex="10pt"/>
    </style:style>
    <style:style style:name="MP3" style:family="paragraph" style:parent-style-name="Header">
      <style:text-properties fo:font-size="15pt" fo:language="id" fo:country="ID"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MP5" style:family="paragraph" style:parent-style-name="Footer">
      <style:text-properties fo:font-size="10pt" fo:language="id" fo:country="ID" style:font-size-asian="10pt" style:font-size-complex="10pt"/>
    </style:style>
    <style:style style:name="MP6" style:family="paragraph" style:parent-style-name="Header">
      <style:paragraph-properties fo:text-align="end" style:justify-single-word="false"/>
      <style:text-properties style:font-name="Algerian" fo:font-size="6pt" fo:language="id" fo:country="ID" style:font-size-asian="6pt" style:font-size-complex="6pt"/>
    </style:style>
    <style:style style:name="M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MT1" style:family="text">
      <style:text-properties officeooo:rsid="009b86ac"/>
    </style:style>
    <style:style style:name="MT2"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6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9in" fo:page-height="6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264</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DITERJEMAHKAN OLEH MOHAMMAD FAJAR</text:p>
      </style:header>
      <style:footer>
        <text:p text:style-name="MP5"><text:page-number text:select-page="current">40</text:page-number></text:p>
      </style:footer>
    </style:master-page>
    <style:master-page style:name="Right_20_Page" style:display-name="Right Page" style:page-layout-name="Mpm5" style:next-style-name="Left_20_Page">
      <style:header>
        <text:p text:style-name="MP6"><text:tab/><text:span text:style-name="MT2">DITERJEMAHKAN OLEH MOHAMMAD FAJAR</text:span></text:p>
      </style:header>
      <style:footer>
        <text:p text:style-name="MP7"><text:page-number text:select-page="current">39</text:page-number></text:p>
      </style:footer>
    </style:master-page>
    <style:master-page style:name="First_20_Page" style:display-name="First Page" style:page-layout-name="Mpm6" style:next-style-name="Standard"/>
    <style:master-page style:name="Pembuka" style:page-layout-name="Mpm7"/>
    <style:master-page style:name="Envelope" style:page-layout-name="Mpm8"/>
    <style:master-page style:name="Index" style:page-layout-name="Mpm9"/>
    <style:master-page style:name="HTML" style:page-layout-name="Mpm10"/>
    <style:master-page style:name="Landscape" style:page-layout-name="Mpm1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5:49:15.521000000</meta:creation-date>
    <meta:editing-duration>PT15M12S</meta:editing-duration>
    <meta:editing-cycles>5</meta:editing-cycles>
    <meta:generator>LibreOffice/7.0.0.3$Windows_x86 LibreOffice_project/8061b3e9204bef6b321a21033174034a5e2ea88e</meta:generator>
    <dc:title>mami</dc:title>
    <dc:date>2021-01-21T16:04:27.839000000</dc:date>
    <meta:document-statistic meta:table-count="0" meta:image-count="0" meta:object-count="0" meta:page-count="268" meta:paragraph-count="1241" meta:word-count="85644" meta:character-count="621169" meta:non-whitespace-character-count="535598"/>
  </office:meta>
</office:document-meta>
</file>